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3" style:family="table">
      <style:table-properties style:width="18.5cm" fo:margin-left="0cm" table:align="left"/>
    </style:style>
    <style:style style:name="Tabelle123.A" style:family="table-column">
      <style:table-column-properties style:column-width="18.5cm"/>
    </style:style>
    <style:style style:name="Tabelle123.1" style:family="table-row">
      <style:table-row-properties fo:keep-together="always"/>
    </style:style>
    <style:style style:name="Tabelle123.A1" style:family="table-cell">
      <style:table-cell-properties fo:background-color="#cfe7f5" fo:padding="0.097cm" fo:border="0.05pt solid #000000">
        <style:background-image/>
      </style:table-cell-properties>
    </style:style>
    <style:style style:name="Tabelle3" style:family="table">
      <style:table-properties style:width="18.5cm" fo:margin-left="0cm" table:align="left"/>
    </style:style>
    <style:style style:name="Tabelle3.A" style:family="table-column">
      <style:table-column-properties style:column-width="18.5cm"/>
    </style:style>
    <style:style style:name="Tabelle3.1" style:family="table-row">
      <style:table-row-properties fo:keep-together="always"/>
    </style:style>
    <style:style style:name="Tabelle3.A1" style:family="table-cell">
      <style:table-cell-properties fo:background-color="#cfe7f5" fo:padding="0.097cm" fo:border="0.05pt solid #000000">
        <style:background-image/>
      </style:table-cell-properties>
    </style:style>
    <style:style style:name="Tabelle2" style:family="table">
      <style:table-properties style:width="18.5cm" fo:margin-left="0cm" table:align="left"/>
    </style:style>
    <style:style style:name="Tabelle2.A" style:family="table-column">
      <style:table-column-properties style:column-width="3.896cm"/>
    </style:style>
    <style:style style:name="Tabelle2.B" style:family="table-column">
      <style:table-column-properties style:column-width="3.704cm"/>
    </style:style>
    <style:style style:name="Tabelle2.C" style:family="table-column">
      <style:table-column-properties style:column-width="4.209cm"/>
    </style:style>
    <style:style style:name="Tabelle2.D" style:family="table-column">
      <style:table-column-properties style:column-width="2.699cm"/>
    </style:style>
    <style:style style:name="Tabelle2.E" style:family="table-column">
      <style:table-column-properties style:column-width="3.992cm"/>
    </style:style>
    <style:style style:name="Tabelle2.1" style:family="table-row">
      <style:table-row-properties fo:keep-together="always"/>
    </style:style>
    <style:style style:name="Tabelle2.A1" style:family="table-cell">
      <style:table-cell-properties fo:background-color="#cfe7f5" fo:padding="0.097cm" fo:border="0.05pt solid #000000">
        <style:background-image/>
      </style:table-cell-properties>
    </style:style>
    <style:style style:name="Tabelle2.A2" style:family="table-cell">
      <style:table-cell-properties fo:background-color="#999999" fo:padding="0.097cm" fo:border-left="0.05pt solid #000000" fo:border-right="none" fo:border-top="none" fo:border-bottom="0.05pt solid #000000">
        <style:background-image/>
      </style:table-cell-properties>
    </style:style>
    <style:style style:name="Tabelle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5" style:family="table">
      <style:table-properties style:width="18.5cm" fo:margin-left="0cm" table:align="left"/>
    </style:style>
    <style:style style:name="Tabelle5.A" style:family="table-column">
      <style:table-column-properties style:column-width="18.5cm"/>
    </style:style>
    <style:style style:name="Tabelle5.1" style:family="table-row">
      <style:table-row-properties fo:keep-together="always"/>
    </style:style>
    <style:style style:name="Tabelle5.A1" style:family="table-cell">
      <style:table-cell-properties fo:background-color="#cfe7f5" fo:padding="0.097cm" fo:border="0.05pt solid #000000">
        <style:background-image/>
      </style:table-cell-properties>
    </style:style>
    <style:style style:name="Tabelle4" style:family="table">
      <style:table-properties style:width="18.5cm" fo:margin-left="0cm" table:align="left"/>
    </style:style>
    <style:style style:name="Tabelle4.A" style:family="table-column">
      <style:table-column-properties style:column-width="3.896cm"/>
    </style:style>
    <style:style style:name="Tabelle4.B" style:family="table-column">
      <style:table-column-properties style:column-width="3.704cm"/>
    </style:style>
    <style:style style:name="Tabelle4.C" style:family="table-column">
      <style:table-column-properties style:column-width="4.209cm"/>
    </style:style>
    <style:style style:name="Tabelle4.D" style:family="table-column">
      <style:table-column-properties style:column-width="2.699cm"/>
    </style:style>
    <style:style style:name="Tabelle4.E" style:family="table-column">
      <style:table-column-properties style:column-width="3.992cm"/>
    </style:style>
    <style:style style:name="Tabelle4.1" style:family="table-row">
      <style:table-row-properties fo:keep-together="always"/>
    </style:style>
    <style:style style:name="Tabelle4.A1" style:family="table-cell">
      <style:table-cell-properties fo:background-color="#cfe7f5" fo:padding="0.097cm" fo:border="0.05pt solid #000000">
        <style:background-image/>
      </style:table-cell-properties>
    </style:style>
    <style:style style:name="Tabelle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E2" style:family="table-cell">
      <style:table-cell-properties fo:background-color="#999999" fo:padding="0.097cm" fo:border="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none" fo:border-top="none" fo:border-bottom="0.05pt solid #000000"/>
    </style:style>
    <style:style style:name="Tabelle4.E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none" fo:border-top="none" fo:border-bottom="0.05pt solid #000000"/>
    </style:style>
    <style:style style:name="Tabelle4.E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none" fo:border-top="none" fo:border-bottom="0.05pt solid #000000"/>
    </style:style>
    <style:style style:name="Tabelle4.E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none" fo:border-top="none" fo:border-bottom="0.05pt solid #000000"/>
    </style:style>
    <style:style style:name="Tabelle4.D7" style:family="table-cell">
      <style:table-cell-properties fo:padding="0.097cm" fo:border-left="0.05pt solid #000000" fo:border-right="none" fo:border-top="none" fo:border-bottom="0.05pt solid #000000"/>
    </style:style>
    <style:style style:name="Tabelle4.E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none" fo:border-top="none" fo:border-bottom="0.05pt solid #000000"/>
    </style:style>
    <style:style style:name="Tabelle4.D8" style:family="table-cell">
      <style:table-cell-properties fo:padding="0.097cm" fo:border-left="0.05pt solid #000000" fo:border-right="none" fo:border-top="none" fo:border-bottom="0.05pt solid #000000"/>
    </style:style>
    <style:style style:name="Tabelle4.E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none" fo:border-top="none" fo:border-bottom="0.05pt solid #000000"/>
    </style:style>
    <style:style style:name="Tabelle4.D9" style:family="table-cell">
      <style:table-cell-properties fo:padding="0.097cm" fo:border-left="0.05pt solid #000000" fo:border-right="none" fo:border-top="none" fo:border-bottom="0.05pt solid #000000"/>
    </style:style>
    <style:style style:name="Tabelle4.E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none" fo:border-top="none" fo:border-bottom="0.05pt solid #000000"/>
    </style:style>
    <style:style style:name="Tabelle4.D10" style:family="table-cell">
      <style:table-cell-properties fo:padding="0.097cm" fo:border-left="0.05pt solid #000000" fo:border-right="none" fo:border-top="none" fo:border-bottom="0.05pt solid #000000"/>
    </style:style>
    <style:style style:name="Tabelle4.E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none" fo:border-top="none" fo:border-bottom="0.05pt solid #000000"/>
    </style:style>
    <style:style style:name="Tabelle4.D11" style:family="table-cell">
      <style:table-cell-properties fo:padding="0.097cm" fo:border-left="0.05pt solid #000000" fo:border-right="none" fo:border-top="none" fo:border-bottom="0.05pt solid #000000"/>
    </style:style>
    <style:style style:name="Tabelle4.E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none" fo:border-top="none" fo:border-bottom="0.05pt solid #000000"/>
    </style:style>
    <style:style style:name="Tabelle4.D12" style:family="table-cell">
      <style:table-cell-properties fo:padding="0.097cm" fo:border-left="0.05pt solid #000000" fo:border-right="none" fo:border-top="none" fo:border-bottom="0.05pt solid #000000"/>
    </style:style>
    <style:style style:name="Tabelle4.E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none" fo:border-top="none" fo:border-bottom="0.05pt solid #000000"/>
    </style:style>
    <style:style style:name="Tabelle4.D13" style:family="table-cell">
      <style:table-cell-properties fo:padding="0.097cm" fo:border-left="0.05pt solid #000000" fo:border-right="none" fo:border-top="none" fo:border-bottom="0.05pt solid #000000"/>
    </style:style>
    <style:style style:name="Tabelle4.E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none" fo:border-top="none" fo:border-bottom="0.05pt solid #000000"/>
    </style:style>
    <style:style style:name="Tabelle4.D14" style:family="table-cell">
      <style:table-cell-properties fo:padding="0.097cm" fo:border-left="0.05pt solid #000000" fo:border-right="none" fo:border-top="none" fo:border-bottom="0.05pt solid #000000"/>
    </style:style>
    <style:style style:name="Tabelle4.E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none" fo:border-top="none" fo:border-bottom="0.05pt solid #000000"/>
    </style:style>
    <style:style style:name="Tabelle4.D15" style:family="table-cell">
      <style:table-cell-properties fo:padding="0.097cm" fo:border-left="0.05pt solid #000000" fo:border-right="none" fo:border-top="none" fo:border-bottom="0.05pt solid #000000"/>
    </style:style>
    <style:style style:name="Tabelle4.E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none" fo:border-top="none" fo:border-bottom="0.05pt solid #000000"/>
    </style:style>
    <style:style style:name="Tabelle4.D16" style:family="table-cell">
      <style:table-cell-properties fo:padding="0.097cm" fo:border-left="0.05pt solid #000000" fo:border-right="none" fo:border-top="none" fo:border-bottom="0.05pt solid #000000"/>
    </style:style>
    <style:style style:name="Tabelle4.E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none" fo:border-top="none" fo:border-bottom="0.05pt solid #000000"/>
    </style:style>
    <style:style style:name="Tabelle4.D17" style:family="table-cell">
      <style:table-cell-properties fo:padding="0.097cm" fo:border-left="0.05pt solid #000000" fo:border-right="none" fo:border-top="none" fo:border-bottom="0.05pt solid #000000"/>
    </style:style>
    <style:style style:name="Tabelle4.E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none" fo:border-top="none" fo:border-bottom="0.05pt solid #000000"/>
    </style:style>
    <style:style style:name="Tabelle4.D18" style:family="table-cell">
      <style:table-cell-properties fo:padding="0.097cm" fo:border-left="0.05pt solid #000000" fo:border-right="none" fo:border-top="none" fo:border-bottom="0.05pt solid #000000"/>
    </style:style>
    <style:style style:name="Tabelle4.E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none" fo:border-top="none" fo:border-bottom="0.05pt solid #000000"/>
    </style:style>
    <style:style style:name="Tabelle4.D19" style:family="table-cell">
      <style:table-cell-properties fo:padding="0.097cm" fo:border-left="0.05pt solid #000000" fo:border-right="none" fo:border-top="none" fo:border-bottom="0.05pt solid #000000"/>
    </style:style>
    <style:style style:name="Tabelle4.E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none" fo:border-top="none" fo:border-bottom="0.05pt solid #000000"/>
    </style:style>
    <style:style style:name="Tabelle4.D20" style:family="table-cell">
      <style:table-cell-properties fo:padding="0.097cm" fo:border-left="0.05pt solid #000000" fo:border-right="none" fo:border-top="none" fo:border-bottom="0.05pt solid #000000"/>
    </style:style>
    <style:style style:name="Tabelle4.E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none" fo:border-top="none" fo:border-bottom="0.05pt solid #000000"/>
    </style:style>
    <style:style style:name="Tabelle4.D21" style:family="table-cell">
      <style:table-cell-properties fo:padding="0.097cm" fo:border-left="0.05pt solid #000000" fo:border-right="none" fo:border-top="none" fo:border-bottom="0.05pt solid #000000"/>
    </style:style>
    <style:style style:name="Tabelle4.E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none" fo:border-top="none" fo:border-bottom="0.05pt solid #000000"/>
    </style:style>
    <style:style style:name="Tabelle4.D22" style:family="table-cell">
      <style:table-cell-properties fo:padding="0.097cm" fo:border-left="0.05pt solid #000000" fo:border-right="none" fo:border-top="none" fo:border-bottom="0.05pt solid #000000"/>
    </style:style>
    <style:style style:name="Tabelle4.E22" style:family="table-cell">
      <style:table-cell-properties fo:padding="0.097cm" fo:border-left="0.05pt solid #000000" fo:border-right="0.05pt solid #000000" fo:border-top="none" fo:border-bottom="0.05pt solid #000000"/>
    </style:style>
    <style:style style:name="Tabelle6" style:family="table">
      <style:table-properties style:width="18.5cm" fo:margin-left="0cm" table:align="left"/>
    </style:style>
    <style:style style:name="Tabelle6.A" style:family="table-column">
      <style:table-column-properties style:column-width="18.5cm"/>
    </style:style>
    <style:style style:name="Tabelle6.1" style:family="table-row">
      <style:table-row-properties fo:keep-together="always"/>
    </style:style>
    <style:style style:name="Tabelle6.A1" style:family="table-cell">
      <style:table-cell-properties fo:background-color="#cfe7f5" fo:padding="0.097cm" fo:border="0.05pt solid #000000">
        <style:background-image/>
      </style:table-cell-properties>
    </style:style>
    <style:style style:name="Tabelle7" style:family="table">
      <style:table-properties style:width="18.5cm" fo:margin-left="0cm" table:align="left"/>
    </style:style>
    <style:style style:name="Tabelle7.A" style:family="table-column">
      <style:table-column-properties style:column-width="3.896cm"/>
    </style:style>
    <style:style style:name="Tabelle7.B" style:family="table-column">
      <style:table-column-properties style:column-width="3.704cm"/>
    </style:style>
    <style:style style:name="Tabelle7.C" style:family="table-column">
      <style:table-column-properties style:column-width="4.209cm"/>
    </style:style>
    <style:style style:name="Tabelle7.D" style:family="table-column">
      <style:table-column-properties style:column-width="2.699cm"/>
    </style:style>
    <style:style style:name="Tabelle7.E" style:family="table-column">
      <style:table-column-properties style:column-width="3.992cm"/>
    </style:style>
    <style:style style:name="Tabelle7.1" style:family="table-row">
      <style:table-row-properties fo:keep-together="always"/>
    </style:style>
    <style:style style:name="Tabelle7.A1" style:family="table-cell">
      <style:table-cell-properties fo:background-color="#cfe7f5" fo:padding="0.097cm" fo:border="0.05pt solid #000000">
        <style:background-image/>
      </style:table-cell-properties>
    </style:style>
    <style:style style:name="Tabelle7.2" style:family="table-row">
      <style:table-row-properties style:min-row-height="0.138cm" fo:keep-together="always"/>
    </style:style>
    <style:style style:name="Tabelle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E2" style:family="table-cell">
      <style:table-cell-properties fo:background-color="#999999" fo:padding="0.097cm" fo:border="0.05pt solid #000000">
        <style:background-image/>
      </style:table-cell-properties>
    </style:style>
    <style:style style:name="Tabelle7.3" style:family="table-row">
      <style:table-row-properties style:min-row-height="1.007cm" fo:keep-together="always"/>
    </style:style>
    <style:style style:name="Tabelle7.A3" style:family="table-cell">
      <style:table-cell-properties fo:background-color="#ffffcc" fo:padding="0.097cm" fo:border-left="0.05pt solid #000000" fo:border-right="none" fo:border-top="none" fo:border-bottom="0.05pt solid #000000">
        <style:background-image/>
      </style:table-cell-properties>
    </style:style>
    <style:style style:name="Tabelle7.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2" style:family="table">
      <style:table-properties style:width="18.5cm" fo:margin-left="0cm" table:align="left"/>
    </style:style>
    <style:style style:name="Tabelle152.A" style:family="table-column">
      <style:table-column-properties style:column-width="18.5cm"/>
    </style:style>
    <style:style style:name="Tabelle152.1" style:family="table-row">
      <style:table-row-properties fo:keep-together="always"/>
    </style:style>
    <style:style style:name="Tabelle152.A1" style:family="table-cell">
      <style:table-cell-properties fo:background-color="#cfe7f5" fo:padding="0.097cm" fo:border="0.05pt solid #000000">
        <style:background-image/>
      </style:table-cell-properties>
    </style:style>
    <style:style style:name="Tabelle154" style:family="table">
      <style:table-properties style:width="18.5cm" fo:margin-left="0cm" table:align="left"/>
    </style:style>
    <style:style style:name="Tabelle154.A" style:family="table-column">
      <style:table-column-properties style:column-width="3.896cm"/>
    </style:style>
    <style:style style:name="Tabelle154.B" style:family="table-column">
      <style:table-column-properties style:column-width="3.704cm"/>
    </style:style>
    <style:style style:name="Tabelle154.C" style:family="table-column">
      <style:table-column-properties style:column-width="4.209cm"/>
    </style:style>
    <style:style style:name="Tabelle154.D" style:family="table-column">
      <style:table-column-properties style:column-width="2.699cm"/>
    </style:style>
    <style:style style:name="Tabelle154.E" style:family="table-column">
      <style:table-column-properties style:column-width="3.992cm"/>
    </style:style>
    <style:style style:name="Tabelle154.1" style:family="table-row">
      <style:table-row-properties fo:keep-together="always"/>
    </style:style>
    <style:style style:name="Tabelle154.A1" style:family="table-cell">
      <style:table-cell-properties fo:background-color="#cfe7f5" fo:padding="0.097cm" fo:border="0.05pt solid #000000">
        <style:background-image/>
      </style:table-cell-properties>
    </style:style>
    <style:style style:name="Tabelle1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4.E2" style:family="table-cell">
      <style:table-cell-properties fo:background-color="#999999" fo:padding="0.097cm" fo:border="0.05pt solid #000000">
        <style:background-image/>
      </style:table-cell-properties>
    </style:style>
    <style:style style:name="Tabelle154.A3" style:family="table-cell">
      <style:table-cell-properties fo:background-color="#ffffcc" fo:padding="0.097cm" fo:border-left="0.05pt solid #000000" fo:border-right="none" fo:border-top="none" fo:border-bottom="0.05pt solid #000000">
        <style:background-image/>
      </style:table-cell-properties>
    </style:style>
    <style:style style:name="Tabelle154.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8" style:family="table">
      <style:table-properties style:width="18.5cm" fo:margin-left="0cm" table:align="left"/>
    </style:style>
    <style:style style:name="Tabelle8.A" style:family="table-column">
      <style:table-column-properties style:column-width="18.5cm"/>
    </style:style>
    <style:style style:name="Tabelle8.1" style:family="table-row">
      <style:table-row-properties fo:keep-together="always"/>
    </style:style>
    <style:style style:name="Tabelle8.A1" style:family="table-cell">
      <style:table-cell-properties fo:background-color="#cfe7f5" fo:padding="0.097cm" fo:border="0.05pt solid #000000">
        <style:background-image/>
      </style:table-cell-properties>
    </style:style>
    <style:style style:name="Tabelle9" style:family="table">
      <style:table-properties style:width="18.5cm" fo:margin-left="0cm" table:align="left"/>
    </style:style>
    <style:style style:name="Tabelle9.A" style:family="table-column">
      <style:table-column-properties style:column-width="3.896cm"/>
    </style:style>
    <style:style style:name="Tabelle9.B" style:family="table-column">
      <style:table-column-properties style:column-width="3.704cm"/>
    </style:style>
    <style:style style:name="Tabelle9.C" style:family="table-column">
      <style:table-column-properties style:column-width="4.209cm"/>
    </style:style>
    <style:style style:name="Tabelle9.D" style:family="table-column">
      <style:table-column-properties style:column-width="2.699cm"/>
    </style:style>
    <style:style style:name="Tabelle9.E" style:family="table-column">
      <style:table-column-properties style:column-width="3.992cm"/>
    </style:style>
    <style:style style:name="Tabelle9.1" style:family="table-row">
      <style:table-row-properties fo:keep-together="always"/>
    </style:style>
    <style:style style:name="Tabelle9.A1" style:family="table-cell">
      <style:table-cell-properties fo:background-color="#cfe7f5" fo:padding="0.097cm" fo:border="0.05pt solid #000000">
        <style:background-image/>
      </style:table-cell-properties>
    </style:style>
    <style:style style:name="Tabelle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E2" style:family="table-cell">
      <style:table-cell-properties fo:background-color="#999999" fo:padding="0.097cm" fo:border="0.05pt solid #000000">
        <style:background-image/>
      </style:table-cell-properties>
    </style:style>
    <style:style style:name="Tabelle9.A3" style:family="table-cell">
      <style:table-cell-properties fo:background-color="#ffffcc" fo:padding="0.097cm" fo:border-left="0.05pt solid #000000" fo:border-right="none" fo:border-top="none" fo:border-bottom="0.05pt solid #000000">
        <style:background-image/>
      </style:table-cell-properties>
    </style:style>
    <style:style style:name="Tabelle9.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10" style:family="table-row">
      <style:table-row-properties style:min-row-height="0.503cm" fo:keep-together="always"/>
    </style:style>
    <style:style style:name="Tabelle10" style:family="table">
      <style:table-properties style:width="18.5cm" fo:margin-left="0cm" table:align="left"/>
    </style:style>
    <style:style style:name="Tabelle10.A" style:family="table-column">
      <style:table-column-properties style:column-width="18.5cm"/>
    </style:style>
    <style:style style:name="Tabelle10.1" style:family="table-row">
      <style:table-row-properties fo:keep-together="always"/>
    </style:style>
    <style:style style:name="Tabelle10.A1" style:family="table-cell">
      <style:table-cell-properties fo:background-color="#cfe7f5" fo:padding="0.097cm" fo:border="0.05pt solid #000000">
        <style:background-image/>
      </style:table-cell-properties>
    </style:style>
    <style:style style:name="Tabelle11" style:family="table">
      <style:table-properties style:width="18.5cm" fo:margin-left="0cm" table:align="left"/>
    </style:style>
    <style:style style:name="Tabelle11.A" style:family="table-column">
      <style:table-column-properties style:column-width="3.896cm"/>
    </style:style>
    <style:style style:name="Tabelle11.B" style:family="table-column">
      <style:table-column-properties style:column-width="3.704cm"/>
    </style:style>
    <style:style style:name="Tabelle11.C" style:family="table-column">
      <style:table-column-properties style:column-width="4.209cm"/>
    </style:style>
    <style:style style:name="Tabelle11.D" style:family="table-column">
      <style:table-column-properties style:column-width="2.699cm"/>
    </style:style>
    <style:style style:name="Tabelle11.E" style:family="table-column">
      <style:table-column-properties style:column-width="3.992cm"/>
    </style:style>
    <style:style style:name="Tabelle11.1" style:family="table-row">
      <style:table-row-properties fo:keep-together="always"/>
    </style:style>
    <style:style style:name="Tabelle11.A1" style:family="table-cell">
      <style:table-cell-properties fo:background-color="#cfe7f5" fo:padding="0.097cm" fo:border="0.05pt solid #000000">
        <style:background-image/>
      </style:table-cell-properties>
    </style:style>
    <style:style style:name="Tabelle1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2" style:family="table-cell">
      <style:table-cell-properties fo:background-color="#999999" fo:padding="0.097cm" fo:border="0.05pt solid #000000">
        <style:background-image/>
      </style:table-cell-properties>
    </style:style>
    <style:style style:name="Tabelle11.A3" style:family="table-cell">
      <style:table-cell-properties fo:background-color="#ffffcc" fo:padding="0.097cm" fo:border-left="0.05pt solid #000000" fo:border-right="none" fo:border-top="none" fo:border-bottom="0.05pt solid #000000">
        <style:background-image/>
      </style:table-cell-properties>
    </style:style>
    <style:style style:name="Tabelle11.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6" style:family="table">
      <style:table-properties style:width="18.5cm" fo:margin-left="0cm" table:align="left"/>
    </style:style>
    <style:style style:name="Tabelle16.A" style:family="table-column">
      <style:table-column-properties style:column-width="18.5cm"/>
    </style:style>
    <style:style style:name="Tabelle16.1" style:family="table-row">
      <style:table-row-properties fo:keep-together="always"/>
    </style:style>
    <style:style style:name="Tabelle16.A1" style:family="table-cell">
      <style:table-cell-properties fo:background-color="#cfe7f5" fo:padding="0.097cm" fo:border="0.05pt solid #000000">
        <style:background-image/>
      </style:table-cell-properties>
    </style:style>
    <style:style style:name="Tabelle17" style:family="table">
      <style:table-properties style:width="18.5cm" fo:margin-left="0cm" table:align="left"/>
    </style:style>
    <style:style style:name="Tabelle17.A" style:family="table-column">
      <style:table-column-properties style:column-width="3.896cm"/>
    </style:style>
    <style:style style:name="Tabelle17.B" style:family="table-column">
      <style:table-column-properties style:column-width="3.704cm"/>
    </style:style>
    <style:style style:name="Tabelle17.C" style:family="table-column">
      <style:table-column-properties style:column-width="4.209cm"/>
    </style:style>
    <style:style style:name="Tabelle17.D" style:family="table-column">
      <style:table-column-properties style:column-width="2.699cm"/>
    </style:style>
    <style:style style:name="Tabelle17.E" style:family="table-column">
      <style:table-column-properties style:column-width="3.992cm"/>
    </style:style>
    <style:style style:name="Tabelle17.1" style:family="table-row">
      <style:table-row-properties fo:keep-together="always"/>
    </style:style>
    <style:style style:name="Tabelle17.A1" style:family="table-cell">
      <style:table-cell-properties fo:background-color="#cfe7f5" fo:padding="0.097cm" fo:border="0.05pt solid #000000">
        <style:background-image/>
      </style:table-cell-properties>
    </style:style>
    <style:style style:name="Tabelle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7.E2" style:family="table-cell">
      <style:table-cell-properties fo:background-color="#999999" fo:padding="0.097cm" fo:border="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7.5" style:family="table-row">
      <style:table-row-properties style:min-row-height="0.623cm" fo:keep-together="always"/>
    </style:style>
    <style:style style:name="Tabelle18" style:family="table">
      <style:table-properties style:width="18.5cm" fo:margin-left="0cm" table:align="left"/>
    </style:style>
    <style:style style:name="Tabelle18.A" style:family="table-column">
      <style:table-column-properties style:column-width="18.5cm"/>
    </style:style>
    <style:style style:name="Tabelle18.1" style:family="table-row">
      <style:table-row-properties fo:keep-together="always"/>
    </style:style>
    <style:style style:name="Tabelle18.A1" style:family="table-cell">
      <style:table-cell-properties fo:background-color="#cfe7f5" fo:padding="0.097cm" fo:border="0.05pt solid #000000">
        <style:background-image/>
      </style:table-cell-properties>
    </style:style>
    <style:style style:name="Tabelle19" style:family="table">
      <style:table-properties style:width="18.5cm" fo:margin-left="0cm" table:align="left"/>
    </style:style>
    <style:style style:name="Tabelle19.A" style:family="table-column">
      <style:table-column-properties style:column-width="3.896cm"/>
    </style:style>
    <style:style style:name="Tabelle19.B" style:family="table-column">
      <style:table-column-properties style:column-width="3.704cm"/>
    </style:style>
    <style:style style:name="Tabelle19.C" style:family="table-column">
      <style:table-column-properties style:column-width="4.209cm"/>
    </style:style>
    <style:style style:name="Tabelle19.D" style:family="table-column">
      <style:table-column-properties style:column-width="2.699cm"/>
    </style:style>
    <style:style style:name="Tabelle19.E" style:family="table-column">
      <style:table-column-properties style:column-width="3.992cm"/>
    </style:style>
    <style:style style:name="Tabelle19.1" style:family="table-row">
      <style:table-row-properties fo:keep-together="always"/>
    </style:style>
    <style:style style:name="Tabelle19.A1" style:family="table-cell">
      <style:table-cell-properties fo:background-color="#cfe7f5" fo:padding="0.097cm" fo:border="0.05pt solid #000000">
        <style:background-image/>
      </style:table-cell-properties>
    </style:style>
    <style:style style:name="Tabelle19.A2" style:family="table-cell">
      <style:table-cell-properties fo:background-color="#999999" fo:padding="0.097cm" fo:border-left="0.05pt solid #000000" fo:border-right="none" fo:border-top="none" fo:border-bottom="0.05pt solid #000000">
        <style:background-image/>
      </style:table-cell-properties>
    </style:style>
    <style:style style:name="Tabelle1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none" fo:border-top="none" fo:border-bottom="0.05pt solid #000000"/>
    </style:style>
    <style:style style:name="Tabelle19.C3" style:family="table-cell">
      <style:table-cell-properties fo:padding="0.097cm" fo:border-left="0.05pt solid #000000" fo:border-right="none" fo:border-top="none" fo:border-bottom="0.05pt solid #000000"/>
    </style:style>
    <style:style style:name="Tabelle19.D3" style:family="table-cell">
      <style:table-cell-properties fo:padding="0.097cm" fo:border-left="0.05pt solid #000000" fo:border-right="none" fo:border-top="none" fo:border-bottom="0.05pt solid #000000"/>
    </style:style>
    <style:style style:name="Tabelle19.E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none" fo:border-top="none" fo:border-bottom="0.05pt solid #000000"/>
    </style:style>
    <style:style style:name="Tabelle19.C4" style:family="table-cell">
      <style:table-cell-properties fo:padding="0.097cm" fo:border-left="0.05pt solid #000000" fo:border-right="none" fo:border-top="none" fo:border-bottom="0.05pt solid #000000"/>
    </style:style>
    <style:style style:name="Tabelle19.D4" style:family="table-cell">
      <style:table-cell-properties fo:padding="0.097cm" fo:border-left="0.05pt solid #000000" fo:border-right="none" fo:border-top="none" fo:border-bottom="0.05pt solid #000000"/>
    </style:style>
    <style:style style:name="Tabelle19.E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none" fo:border-top="none" fo:border-bottom="0.05pt solid #000000"/>
    </style:style>
    <style:style style:name="Tabelle19.C5" style:family="table-cell">
      <style:table-cell-properties fo:padding="0.097cm" fo:border-left="0.05pt solid #000000" fo:border-right="none" fo:border-top="none" fo:border-bottom="0.05pt solid #000000"/>
    </style:style>
    <style:style style:name="Tabelle19.D5" style:family="table-cell">
      <style:table-cell-properties fo:padding="0.097cm" fo:border-left="0.05pt solid #000000" fo:border-right="none" fo:border-top="none" fo:border-bottom="0.05pt solid #000000"/>
    </style:style>
    <style:style style:name="Tabelle19.E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none" fo:border-top="none" fo:border-bottom="0.05pt solid #000000"/>
    </style:style>
    <style:style style:name="Tabelle19.C6" style:family="table-cell">
      <style:table-cell-properties fo:padding="0.097cm" fo:border-left="0.05pt solid #000000" fo:border-right="none" fo:border-top="none" fo:border-bottom="0.05pt solid #000000"/>
    </style:style>
    <style:style style:name="Tabelle19.D6" style:family="table-cell">
      <style:table-cell-properties fo:padding="0.097cm" fo:border-left="0.05pt solid #000000" fo:border-right="none" fo:border-top="none" fo:border-bottom="0.05pt solid #000000"/>
    </style:style>
    <style:style style:name="Tabelle19.E6" style:family="table-cell">
      <style:table-cell-properties fo:padding="0.097cm" fo:border-left="0.05pt solid #000000" fo:border-right="0.05pt solid #000000" fo:border-top="none" fo:border-bottom="0.05pt solid #000000"/>
    </style:style>
    <style:style style:name="Tabelle19.A7" style:family="table-cell">
      <style:table-cell-properties fo:padding="0.097cm" fo:border-left="0.05pt solid #000000" fo:border-right="none" fo:border-top="none" fo:border-bottom="0.05pt solid #000000"/>
    </style:style>
    <style:style style:name="Tabelle19.B7" style:family="table-cell">
      <style:table-cell-properties fo:padding="0.097cm" fo:border-left="0.05pt solid #000000" fo:border-right="none" fo:border-top="none" fo:border-bottom="0.05pt solid #000000"/>
    </style:style>
    <style:style style:name="Tabelle19.C7" style:family="table-cell">
      <style:table-cell-properties fo:padding="0.097cm" fo:border-left="0.05pt solid #000000" fo:border-right="none" fo:border-top="none" fo:border-bottom="0.05pt solid #000000"/>
    </style:style>
    <style:style style:name="Tabelle19.D7" style:family="table-cell">
      <style:table-cell-properties fo:padding="0.097cm" fo:border-left="0.05pt solid #000000" fo:border-right="none" fo:border-top="none" fo:border-bottom="0.05pt solid #000000"/>
    </style:style>
    <style:style style:name="Tabelle19.E7" style:family="table-cell">
      <style:table-cell-properties fo:padding="0.097cm" fo:border-left="0.05pt solid #000000" fo:border-right="0.05pt solid #000000" fo:border-top="none" fo:border-bottom="0.05pt solid #000000"/>
    </style:style>
    <style:style style:name="Tabelle19.8" style:family="table-row">
      <style:table-row-properties style:min-row-height="0.146cm" fo:keep-together="always"/>
    </style:style>
    <style:style style:name="Tabelle19.A8" style:family="table-cell">
      <style:table-cell-properties fo:padding="0.097cm" fo:border-left="0.05pt solid #000000" fo:border-right="none" fo:border-top="none" fo:border-bottom="0.05pt solid #000000"/>
    </style:style>
    <style:style style:name="Tabelle19.B8" style:family="table-cell">
      <style:table-cell-properties fo:padding="0.097cm" fo:border-left="0.05pt solid #000000" fo:border-right="none" fo:border-top="none" fo:border-bottom="0.05pt solid #000000"/>
    </style:style>
    <style:style style:name="Tabelle19.C8" style:family="table-cell">
      <style:table-cell-properties fo:padding="0.097cm" fo:border-left="0.05pt solid #000000" fo:border-right="none" fo:border-top="none" fo:border-bottom="0.05pt solid #000000"/>
    </style:style>
    <style:style style:name="Tabelle19.D8" style:family="table-cell">
      <style:table-cell-properties fo:padding="0.097cm" fo:border-left="0.05pt solid #000000" fo:border-right="none" fo:border-top="none" fo:border-bottom="0.05pt solid #000000"/>
    </style:style>
    <style:style style:name="Tabelle19.E8" style:family="table-cell">
      <style:table-cell-properties fo:padding="0.097cm" fo:border-left="0.05pt solid #000000" fo:border-right="0.05pt solid #000000" fo:border-top="none" fo:border-bottom="0.05pt solid #000000"/>
    </style:style>
    <style:style style:name="Tabelle19.A9" style:family="table-cell">
      <style:table-cell-properties fo:padding="0.097cm" fo:border-left="0.05pt solid #000000" fo:border-right="none" fo:border-top="none" fo:border-bottom="0.05pt solid #000000"/>
    </style:style>
    <style:style style:name="Tabelle19.B9" style:family="table-cell">
      <style:table-cell-properties fo:padding="0.097cm" fo:border-left="0.05pt solid #000000" fo:border-right="none" fo:border-top="none" fo:border-bottom="0.05pt solid #000000"/>
    </style:style>
    <style:style style:name="Tabelle19.C9" style:family="table-cell">
      <style:table-cell-properties fo:padding="0.097cm" fo:border-left="0.05pt solid #000000" fo:border-right="none" fo:border-top="none" fo:border-bottom="0.05pt solid #000000"/>
    </style:style>
    <style:style style:name="Tabelle19.D9" style:family="table-cell">
      <style:table-cell-properties fo:padding="0.097cm" fo:border-left="0.05pt solid #000000" fo:border-right="none" fo:border-top="none" fo:border-bottom="0.05pt solid #000000"/>
    </style:style>
    <style:style style:name="Tabelle19.E9" style:family="table-cell">
      <style:table-cell-properties fo:padding="0.097cm" fo:border-left="0.05pt solid #000000" fo:border-right="0.05pt solid #000000" fo:border-top="none" fo:border-bottom="0.05pt solid #000000"/>
    </style:style>
    <style:style style:name="Tabelle19.A10" style:family="table-cell">
      <style:table-cell-properties fo:padding="0.097cm" fo:border-left="0.05pt solid #000000" fo:border-right="none" fo:border-top="none" fo:border-bottom="0.05pt solid #000000"/>
    </style:style>
    <style:style style:name="Tabelle19.B10" style:family="table-cell">
      <style:table-cell-properties fo:padding="0.097cm" fo:border-left="0.05pt solid #000000" fo:border-right="none" fo:border-top="none" fo:border-bottom="0.05pt solid #000000"/>
    </style:style>
    <style:style style:name="Tabelle19.C10" style:family="table-cell">
      <style:table-cell-properties fo:padding="0.097cm" fo:border-left="0.05pt solid #000000" fo:border-right="none" fo:border-top="none" fo:border-bottom="0.05pt solid #000000"/>
    </style:style>
    <style:style style:name="Tabelle19.D10" style:family="table-cell">
      <style:table-cell-properties fo:padding="0.097cm" fo:border-left="0.05pt solid #000000" fo:border-right="none" fo:border-top="none" fo:border-bottom="0.05pt solid #000000"/>
    </style:style>
    <style:style style:name="Tabelle19.E10" style:family="table-cell">
      <style:table-cell-properties fo:padding="0.097cm" fo:border-left="0.05pt solid #000000" fo:border-right="0.05pt solid #000000" fo:border-top="none" fo:border-bottom="0.05pt solid #000000"/>
    </style:style>
    <style:style style:name="Tabelle19.A11" style:family="table-cell">
      <style:table-cell-properties fo:padding="0.097cm" fo:border-left="0.05pt solid #000000" fo:border-right="none" fo:border-top="none" fo:border-bottom="0.05pt solid #000000"/>
    </style:style>
    <style:style style:name="Tabelle19.B11" style:family="table-cell">
      <style:table-cell-properties fo:padding="0.097cm" fo:border-left="0.05pt solid #000000" fo:border-right="none" fo:border-top="none" fo:border-bottom="0.05pt solid #000000"/>
    </style:style>
    <style:style style:name="Tabelle19.C11" style:family="table-cell">
      <style:table-cell-properties fo:padding="0.097cm" fo:border-left="0.05pt solid #000000" fo:border-right="none" fo:border-top="none" fo:border-bottom="0.05pt solid #000000"/>
    </style:style>
    <style:style style:name="Tabelle19.D11" style:family="table-cell">
      <style:table-cell-properties fo:padding="0.097cm" fo:border-left="0.05pt solid #000000" fo:border-right="none" fo:border-top="none" fo:border-bottom="0.05pt solid #000000"/>
    </style:style>
    <style:style style:name="Tabelle19.E11" style:family="table-cell">
      <style:table-cell-properties fo:padding="0.097cm" fo:border-left="0.05pt solid #000000" fo:border-right="0.05pt solid #000000" fo:border-top="none" fo:border-bottom="0.05pt solid #000000"/>
    </style:style>
    <style:style style:name="Tabelle19.A12" style:family="table-cell">
      <style:table-cell-properties fo:padding="0.097cm" fo:border-left="0.05pt solid #000000" fo:border-right="none" fo:border-top="none" fo:border-bottom="0.05pt solid #000000"/>
    </style:style>
    <style:style style:name="Tabelle19.B12" style:family="table-cell">
      <style:table-cell-properties fo:padding="0.097cm" fo:border-left="0.05pt solid #000000" fo:border-right="none" fo:border-top="none" fo:border-bottom="0.05pt solid #000000"/>
    </style:style>
    <style:style style:name="Tabelle19.C12" style:family="table-cell">
      <style:table-cell-properties fo:padding="0.097cm" fo:border-left="0.05pt solid #000000" fo:border-right="none" fo:border-top="none" fo:border-bottom="0.05pt solid #000000"/>
    </style:style>
    <style:style style:name="Tabelle19.D12" style:family="table-cell">
      <style:table-cell-properties fo:padding="0.097cm" fo:border-left="0.05pt solid #000000" fo:border-right="none" fo:border-top="none" fo:border-bottom="0.05pt solid #000000"/>
    </style:style>
    <style:style style:name="Tabelle19.E12" style:family="table-cell">
      <style:table-cell-properties fo:padding="0.097cm" fo:border-left="0.05pt solid #000000" fo:border-right="0.05pt solid #000000" fo:border-top="none" fo:border-bottom="0.05pt solid #000000"/>
    </style:style>
    <style:style style:name="Tabelle19.A13" style:family="table-cell">
      <style:table-cell-properties fo:padding="0.097cm" fo:border-left="0.05pt solid #000000" fo:border-right="none" fo:border-top="none" fo:border-bottom="0.05pt solid #000000"/>
    </style:style>
    <style:style style:name="Tabelle19.B13" style:family="table-cell">
      <style:table-cell-properties fo:padding="0.097cm" fo:border-left="0.05pt solid #000000" fo:border-right="none" fo:border-top="none" fo:border-bottom="0.05pt solid #000000"/>
    </style:style>
    <style:style style:name="Tabelle19.C13" style:family="table-cell">
      <style:table-cell-properties fo:padding="0.097cm" fo:border-left="0.05pt solid #000000" fo:border-right="none" fo:border-top="none" fo:border-bottom="0.05pt solid #000000"/>
    </style:style>
    <style:style style:name="Tabelle19.D13" style:family="table-cell">
      <style:table-cell-properties fo:padding="0.097cm" fo:border-left="0.05pt solid #000000" fo:border-right="none" fo:border-top="none" fo:border-bottom="0.05pt solid #000000"/>
    </style:style>
    <style:style style:name="Tabelle19.E13" style:family="table-cell">
      <style:table-cell-properties fo:padding="0.097cm" fo:border-left="0.05pt solid #000000" fo:border-right="0.05pt solid #000000" fo:border-top="none" fo:border-bottom="0.05pt solid #000000"/>
    </style:style>
    <style:style style:name="Tabelle19.A14" style:family="table-cell">
      <style:table-cell-properties fo:padding="0.097cm" fo:border-left="0.05pt solid #000000" fo:border-right="none" fo:border-top="none" fo:border-bottom="0.05pt solid #000000"/>
    </style:style>
    <style:style style:name="Tabelle19.B14" style:family="table-cell">
      <style:table-cell-properties fo:padding="0.097cm" fo:border-left="0.05pt solid #000000" fo:border-right="none" fo:border-top="none" fo:border-bottom="0.05pt solid #000000"/>
    </style:style>
    <style:style style:name="Tabelle19.C14" style:family="table-cell">
      <style:table-cell-properties fo:padding="0.097cm" fo:border-left="0.05pt solid #000000" fo:border-right="none" fo:border-top="none" fo:border-bottom="0.05pt solid #000000"/>
    </style:style>
    <style:style style:name="Tabelle19.D14" style:family="table-cell">
      <style:table-cell-properties fo:padding="0.097cm" fo:border-left="0.05pt solid #000000" fo:border-right="none" fo:border-top="none" fo:border-bottom="0.05pt solid #000000"/>
    </style:style>
    <style:style style:name="Tabelle19.E14" style:family="table-cell">
      <style:table-cell-properties fo:padding="0.097cm" fo:border-left="0.05pt solid #000000" fo:border-right="0.05pt solid #000000" fo:border-top="none" fo:border-bottom="0.05pt solid #000000"/>
    </style:style>
    <style:style style:name="Tabelle19.A15" style:family="table-cell">
      <style:table-cell-properties fo:padding="0.097cm" fo:border-left="0.05pt solid #000000" fo:border-right="none" fo:border-top="none" fo:border-bottom="0.05pt solid #000000"/>
    </style:style>
    <style:style style:name="Tabelle19.B15" style:family="table-cell">
      <style:table-cell-properties fo:padding="0.097cm" fo:border-left="0.05pt solid #000000" fo:border-right="none" fo:border-top="none" fo:border-bottom="0.05pt solid #000000"/>
    </style:style>
    <style:style style:name="Tabelle19.C15" style:family="table-cell">
      <style:table-cell-properties fo:padding="0.097cm" fo:border-left="0.05pt solid #000000" fo:border-right="none" fo:border-top="none" fo:border-bottom="0.05pt solid #000000"/>
    </style:style>
    <style:style style:name="Tabelle19.D15" style:family="table-cell">
      <style:table-cell-properties fo:padding="0.097cm" fo:border-left="0.05pt solid #000000" fo:border-right="none" fo:border-top="none" fo:border-bottom="0.05pt solid #000000"/>
    </style:style>
    <style:style style:name="Tabelle19.E15" style:family="table-cell">
      <style:table-cell-properties fo:padding="0.097cm" fo:border-left="0.05pt solid #000000" fo:border-right="0.05pt solid #000000" fo:border-top="none" fo:border-bottom="0.05pt solid #000000"/>
    </style:style>
    <style:style style:name="Tabelle19.16" style:family="table-row">
      <style:table-row-properties style:min-row-height="0.161cm" fo:keep-together="always"/>
    </style:style>
    <style:style style:name="Tabelle19.A16" style:family="table-cell">
      <style:table-cell-properties fo:padding="0.097cm" fo:border-left="0.05pt solid #000000" fo:border-right="none" fo:border-top="none" fo:border-bottom="0.05pt solid #000000"/>
    </style:style>
    <style:style style:name="Tabelle19.B16" style:family="table-cell">
      <style:table-cell-properties fo:padding="0.097cm" fo:border-left="0.05pt solid #000000" fo:border-right="none" fo:border-top="none" fo:border-bottom="0.05pt solid #000000"/>
    </style:style>
    <style:style style:name="Tabelle19.C16" style:family="table-cell">
      <style:table-cell-properties fo:padding="0.097cm" fo:border-left="0.05pt solid #000000" fo:border-right="none" fo:border-top="none" fo:border-bottom="0.05pt solid #000000"/>
    </style:style>
    <style:style style:name="Tabelle19.D16" style:family="table-cell">
      <style:table-cell-properties fo:padding="0.097cm" fo:border-left="0.05pt solid #000000" fo:border-right="none" fo:border-top="none" fo:border-bottom="0.05pt solid #000000"/>
    </style:style>
    <style:style style:name="Tabelle19.E16" style:family="table-cell">
      <style:table-cell-properties fo:padding="0.097cm" fo:border-left="0.05pt solid #000000" fo:border-right="0.05pt solid #000000" fo:border-top="none" fo:border-bottom="0.05pt solid #000000"/>
    </style:style>
    <style:style style:name="Tabelle19.A17" style:family="table-cell">
      <style:table-cell-properties fo:padding="0.097cm" fo:border-left="0.05pt solid #000000" fo:border-right="none" fo:border-top="none" fo:border-bottom="0.05pt solid #000000"/>
    </style:style>
    <style:style style:name="Tabelle19.B17" style:family="table-cell">
      <style:table-cell-properties fo:padding="0.097cm" fo:border-left="0.05pt solid #000000" fo:border-right="none" fo:border-top="none" fo:border-bottom="0.05pt solid #000000"/>
    </style:style>
    <style:style style:name="Tabelle19.C17" style:family="table-cell">
      <style:table-cell-properties fo:padding="0.097cm" fo:border-left="0.05pt solid #000000" fo:border-right="none" fo:border-top="none" fo:border-bottom="0.05pt solid #000000"/>
    </style:style>
    <style:style style:name="Tabelle19.D17" style:family="table-cell">
      <style:table-cell-properties fo:padding="0.097cm" fo:border-left="0.05pt solid #000000" fo:border-right="none" fo:border-top="none" fo:border-bottom="0.05pt solid #000000"/>
    </style:style>
    <style:style style:name="Tabelle19.E17" style:family="table-cell">
      <style:table-cell-properties fo:padding="0.097cm" fo:border-left="0.05pt solid #000000" fo:border-right="0.05pt solid #000000" fo:border-top="none" fo:border-bottom="0.05pt solid #000000"/>
    </style:style>
    <style:style style:name="Tabelle19.A18" style:family="table-cell">
      <style:table-cell-properties fo:padding="0.097cm" fo:border-left="0.05pt solid #000000" fo:border-right="none" fo:border-top="none" fo:border-bottom="0.05pt solid #000000"/>
    </style:style>
    <style:style style:name="Tabelle19.B18" style:family="table-cell">
      <style:table-cell-properties fo:padding="0.097cm" fo:border-left="0.05pt solid #000000" fo:border-right="none" fo:border-top="none" fo:border-bottom="0.05pt solid #000000"/>
    </style:style>
    <style:style style:name="Tabelle19.C18" style:family="table-cell">
      <style:table-cell-properties fo:padding="0.097cm" fo:border-left="0.05pt solid #000000" fo:border-right="none" fo:border-top="none" fo:border-bottom="0.05pt solid #000000"/>
    </style:style>
    <style:style style:name="Tabelle19.D18" style:family="table-cell">
      <style:table-cell-properties fo:padding="0.097cm" fo:border-left="0.05pt solid #000000" fo:border-right="none" fo:border-top="none" fo:border-bottom="0.05pt solid #000000"/>
    </style:style>
    <style:style style:name="Tabelle19.E18" style:family="table-cell">
      <style:table-cell-properties fo:padding="0.097cm" fo:border-left="0.05pt solid #000000" fo:border-right="0.05pt solid #000000" fo:border-top="none" fo:border-bottom="0.05pt solid #000000"/>
    </style:style>
    <style:style style:name="Tabelle19.19" style:family="table-row">
      <style:table-row-properties style:min-row-height="0.111cm" fo:keep-together="always"/>
    </style:style>
    <style:style style:name="Tabelle19.A19" style:family="table-cell">
      <style:table-cell-properties fo:padding="0.097cm" fo:border-left="0.05pt solid #000000" fo:border-right="none" fo:border-top="none" fo:border-bottom="0.05pt solid #000000"/>
    </style:style>
    <style:style style:name="Tabelle19.B19" style:family="table-cell">
      <style:table-cell-properties fo:padding="0.097cm" fo:border-left="0.05pt solid #000000" fo:border-right="none" fo:border-top="none" fo:border-bottom="0.05pt solid #000000"/>
    </style:style>
    <style:style style:name="Tabelle19.C19" style:family="table-cell">
      <style:table-cell-properties fo:padding="0.097cm" fo:border-left="0.05pt solid #000000" fo:border-right="none" fo:border-top="none" fo:border-bottom="0.05pt solid #000000"/>
    </style:style>
    <style:style style:name="Tabelle19.D19" style:family="table-cell">
      <style:table-cell-properties fo:padding="0.097cm" fo:border-left="0.05pt solid #000000" fo:border-right="none" fo:border-top="none" fo:border-bottom="0.05pt solid #000000"/>
    </style:style>
    <style:style style:name="Tabelle19.E19" style:family="table-cell">
      <style:table-cell-properties fo:padding="0.097cm" fo:border-left="0.05pt solid #000000" fo:border-right="0.05pt solid #000000" fo:border-top="none" fo:border-bottom="0.05pt solid #000000"/>
    </style:style>
    <style:style style:name="Tabelle19.A20" style:family="table-cell">
      <style:table-cell-properties fo:padding="0.097cm" fo:border-left="0.05pt solid #000000" fo:border-right="none" fo:border-top="none" fo:border-bottom="0.05pt solid #000000"/>
    </style:style>
    <style:style style:name="Tabelle19.B20" style:family="table-cell">
      <style:table-cell-properties fo:padding="0.097cm" fo:border-left="0.05pt solid #000000" fo:border-right="none" fo:border-top="none" fo:border-bottom="0.05pt solid #000000"/>
    </style:style>
    <style:style style:name="Tabelle19.C20" style:family="table-cell">
      <style:table-cell-properties fo:padding="0.097cm" fo:border-left="0.05pt solid #000000" fo:border-right="none" fo:border-top="none" fo:border-bottom="0.05pt solid #000000"/>
    </style:style>
    <style:style style:name="Tabelle19.D20" style:family="table-cell">
      <style:table-cell-properties fo:padding="0.097cm" fo:border-left="0.05pt solid #000000" fo:border-right="none" fo:border-top="none" fo:border-bottom="0.05pt solid #000000"/>
    </style:style>
    <style:style style:name="Tabelle19.E20" style:family="table-cell">
      <style:table-cell-properties fo:padding="0.097cm" fo:border-left="0.05pt solid #000000" fo:border-right="0.05pt solid #000000" fo:border-top="none" fo:border-bottom="0.05pt solid #000000"/>
    </style:style>
    <style:style style:name="Tabelle19.A21" style:family="table-cell">
      <style:table-cell-properties fo:padding="0.097cm" fo:border-left="0.05pt solid #000000" fo:border-right="none" fo:border-top="none" fo:border-bottom="0.05pt solid #000000"/>
    </style:style>
    <style:style style:name="Tabelle19.B21" style:family="table-cell">
      <style:table-cell-properties fo:padding="0.097cm" fo:border-left="0.05pt solid #000000" fo:border-right="none" fo:border-top="none" fo:border-bottom="0.05pt solid #000000"/>
    </style:style>
    <style:style style:name="Tabelle19.C21" style:family="table-cell">
      <style:table-cell-properties fo:padding="0.097cm" fo:border-left="0.05pt solid #000000" fo:border-right="none" fo:border-top="none" fo:border-bottom="0.05pt solid #000000"/>
    </style:style>
    <style:style style:name="Tabelle19.D21" style:family="table-cell">
      <style:table-cell-properties fo:padding="0.097cm" fo:border-left="0.05pt solid #000000" fo:border-right="none" fo:border-top="none" fo:border-bottom="0.05pt solid #000000"/>
    </style:style>
    <style:style style:name="Tabelle19.E21" style:family="table-cell">
      <style:table-cell-properties fo:padding="0.097cm" fo:border-left="0.05pt solid #000000" fo:border-right="0.05pt solid #000000" fo:border-top="none" fo:border-bottom="0.05pt solid #000000"/>
    </style:style>
    <style:style style:name="Tabelle19.A22" style:family="table-cell">
      <style:table-cell-properties fo:padding="0.097cm" fo:border-left="0.05pt solid #000000" fo:border-right="none" fo:border-top="none" fo:border-bottom="0.05pt solid #000000"/>
    </style:style>
    <style:style style:name="Tabelle19.B22" style:family="table-cell">
      <style:table-cell-properties fo:padding="0.097cm" fo:border-left="0.05pt solid #000000" fo:border-right="none" fo:border-top="none" fo:border-bottom="0.05pt solid #000000"/>
    </style:style>
    <style:style style:name="Tabelle19.C22" style:family="table-cell">
      <style:table-cell-properties fo:padding="0.097cm" fo:border-left="0.05pt solid #000000" fo:border-right="none" fo:border-top="none" fo:border-bottom="0.05pt solid #000000"/>
    </style:style>
    <style:style style:name="Tabelle19.D22" style:family="table-cell">
      <style:table-cell-properties fo:padding="0.097cm" fo:border-left="0.05pt solid #000000" fo:border-right="none" fo:border-top="none" fo:border-bottom="0.05pt solid #000000"/>
    </style:style>
    <style:style style:name="Tabelle19.E22" style:family="table-cell">
      <style:table-cell-properties fo:padding="0.097cm" fo:border-left="0.05pt solid #000000" fo:border-right="0.05pt solid #000000" fo:border-top="none" fo:border-bottom="0.05pt solid #000000"/>
    </style:style>
    <style:style style:name="Tabelle19.A23" style:family="table-cell">
      <style:table-cell-properties fo:padding="0.097cm" fo:border-left="0.05pt solid #000000" fo:border-right="none" fo:border-top="none" fo:border-bottom="0.05pt solid #000000"/>
    </style:style>
    <style:style style:name="Tabelle19.B23" style:family="table-cell">
      <style:table-cell-properties fo:padding="0.097cm" fo:border-left="0.05pt solid #000000" fo:border-right="none" fo:border-top="none" fo:border-bottom="0.05pt solid #000000"/>
    </style:style>
    <style:style style:name="Tabelle19.C23" style:family="table-cell">
      <style:table-cell-properties fo:padding="0.097cm" fo:border-left="0.05pt solid #000000" fo:border-right="none" fo:border-top="none" fo:border-bottom="0.05pt solid #000000"/>
    </style:style>
    <style:style style:name="Tabelle19.D23" style:family="table-cell">
      <style:table-cell-properties fo:padding="0.097cm" fo:border-left="0.05pt solid #000000" fo:border-right="none" fo:border-top="none" fo:border-bottom="0.05pt solid #000000"/>
    </style:style>
    <style:style style:name="Tabelle19.E23" style:family="table-cell">
      <style:table-cell-properties fo:padding="0.097cm" fo:border-left="0.05pt solid #000000" fo:border-right="0.05pt solid #000000" fo:border-top="none" fo:border-bottom="0.05pt solid #000000"/>
    </style:style>
    <style:style style:name="Tabelle19.A24" style:family="table-cell">
      <style:table-cell-properties fo:padding="0.097cm" fo:border-left="0.05pt solid #000000" fo:border-right="none" fo:border-top="none" fo:border-bottom="0.05pt solid #000000"/>
    </style:style>
    <style:style style:name="Tabelle19.B24" style:family="table-cell">
      <style:table-cell-properties fo:padding="0.097cm" fo:border-left="0.05pt solid #000000" fo:border-right="none" fo:border-top="none" fo:border-bottom="0.05pt solid #000000"/>
    </style:style>
    <style:style style:name="Tabelle19.C24" style:family="table-cell">
      <style:table-cell-properties fo:padding="0.097cm" fo:border-left="0.05pt solid #000000" fo:border-right="none" fo:border-top="none" fo:border-bottom="0.05pt solid #000000"/>
    </style:style>
    <style:style style:name="Tabelle19.D24" style:family="table-cell">
      <style:table-cell-properties fo:padding="0.097cm" fo:border-left="0.05pt solid #000000" fo:border-right="none" fo:border-top="none" fo:border-bottom="0.05pt solid #000000"/>
    </style:style>
    <style:style style:name="Tabelle19.E24" style:family="table-cell">
      <style:table-cell-properties fo:padding="0.097cm" fo:border-left="0.05pt solid #000000" fo:border-right="0.05pt solid #000000" fo:border-top="none" fo:border-bottom="0.05pt solid #000000"/>
    </style:style>
    <style:style style:name="Tabelle19.A25" style:family="table-cell">
      <style:table-cell-properties fo:padding="0.097cm" fo:border-left="0.05pt solid #000000" fo:border-right="none" fo:border-top="none" fo:border-bottom="0.05pt solid #000000"/>
    </style:style>
    <style:style style:name="Tabelle19.B25" style:family="table-cell">
      <style:table-cell-properties fo:padding="0.097cm" fo:border-left="0.05pt solid #000000" fo:border-right="none" fo:border-top="none" fo:border-bottom="0.05pt solid #000000"/>
    </style:style>
    <style:style style:name="Tabelle19.C25" style:family="table-cell">
      <style:table-cell-properties fo:padding="0.097cm" fo:border-left="0.05pt solid #000000" fo:border-right="none" fo:border-top="none" fo:border-bottom="0.05pt solid #000000"/>
    </style:style>
    <style:style style:name="Tabelle19.D25" style:family="table-cell">
      <style:table-cell-properties fo:padding="0.097cm" fo:border-left="0.05pt solid #000000" fo:border-right="none" fo:border-top="none" fo:border-bottom="0.05pt solid #000000"/>
    </style:style>
    <style:style style:name="Tabelle19.E25" style:family="table-cell">
      <style:table-cell-properties fo:padding="0.097cm" fo:border-left="0.05pt solid #000000" fo:border-right="0.05pt solid #000000" fo:border-top="none" fo:border-bottom="0.05pt solid #000000"/>
    </style:style>
    <style:style style:name="Tabelle19.A26" style:family="table-cell">
      <style:table-cell-properties fo:padding="0.097cm" fo:border-left="0.05pt solid #000000" fo:border-right="none" fo:border-top="none" fo:border-bottom="0.05pt solid #000000"/>
    </style:style>
    <style:style style:name="Tabelle19.B26" style:family="table-cell">
      <style:table-cell-properties fo:padding="0.097cm" fo:border-left="0.05pt solid #000000" fo:border-right="none" fo:border-top="none" fo:border-bottom="0.05pt solid #000000"/>
    </style:style>
    <style:style style:name="Tabelle19.C26" style:family="table-cell">
      <style:table-cell-properties fo:padding="0.097cm" fo:border-left="0.05pt solid #000000" fo:border-right="none" fo:border-top="none" fo:border-bottom="0.05pt solid #000000"/>
    </style:style>
    <style:style style:name="Tabelle19.D26" style:family="table-cell">
      <style:table-cell-properties fo:padding="0.097cm" fo:border-left="0.05pt solid #000000" fo:border-right="none" fo:border-top="none" fo:border-bottom="0.05pt solid #000000"/>
    </style:style>
    <style:style style:name="Tabelle19.E26" style:family="table-cell">
      <style:table-cell-properties fo:padding="0.097cm" fo:border-left="0.05pt solid #000000" fo:border-right="0.05pt solid #000000" fo:border-top="none" fo:border-bottom="0.05pt solid #000000"/>
    </style:style>
    <style:style style:name="Tabelle19.A27" style:family="table-cell">
      <style:table-cell-properties fo:padding="0.097cm" fo:border-left="0.05pt solid #000000" fo:border-right="none" fo:border-top="none" fo:border-bottom="0.05pt solid #000000"/>
    </style:style>
    <style:style style:name="Tabelle19.B27" style:family="table-cell">
      <style:table-cell-properties fo:padding="0.097cm" fo:border-left="0.05pt solid #000000" fo:border-right="none" fo:border-top="none" fo:border-bottom="0.05pt solid #000000"/>
    </style:style>
    <style:style style:name="Tabelle19.C27" style:family="table-cell">
      <style:table-cell-properties fo:padding="0.097cm" fo:border-left="0.05pt solid #000000" fo:border-right="none" fo:border-top="none" fo:border-bottom="0.05pt solid #000000"/>
    </style:style>
    <style:style style:name="Tabelle19.D27" style:family="table-cell">
      <style:table-cell-properties fo:padding="0.097cm" fo:border-left="0.05pt solid #000000" fo:border-right="none" fo:border-top="none" fo:border-bottom="0.05pt solid #000000"/>
    </style:style>
    <style:style style:name="Tabelle19.E27" style:family="table-cell">
      <style:table-cell-properties fo:padding="0.097cm" fo:border-left="0.05pt solid #000000" fo:border-right="0.05pt solid #000000" fo:border-top="none" fo:border-bottom="0.05pt solid #000000"/>
    </style:style>
    <style:style style:name="Tabelle19.A28" style:family="table-cell">
      <style:table-cell-properties fo:padding="0.097cm" fo:border-left="0.05pt solid #000000" fo:border-right="none" fo:border-top="none" fo:border-bottom="0.05pt solid #000000"/>
    </style:style>
    <style:style style:name="Tabelle19.B28" style:family="table-cell">
      <style:table-cell-properties fo:padding="0.097cm" fo:border-left="0.05pt solid #000000" fo:border-right="none" fo:border-top="none" fo:border-bottom="0.05pt solid #000000"/>
    </style:style>
    <style:style style:name="Tabelle19.C28" style:family="table-cell">
      <style:table-cell-properties fo:padding="0.097cm" fo:border-left="0.05pt solid #000000" fo:border-right="none" fo:border-top="none" fo:border-bottom="0.05pt solid #000000"/>
    </style:style>
    <style:style style:name="Tabelle19.D28" style:family="table-cell">
      <style:table-cell-properties fo:padding="0.097cm" fo:border-left="0.05pt solid #000000" fo:border-right="none" fo:border-top="none" fo:border-bottom="0.05pt solid #000000"/>
    </style:style>
    <style:style style:name="Tabelle19.E28" style:family="table-cell">
      <style:table-cell-properties fo:padding="0.097cm" fo:border-left="0.05pt solid #000000" fo:border-right="0.05pt solid #000000" fo:border-top="none" fo:border-bottom="0.05pt solid #000000"/>
    </style:style>
    <style:style style:name="Tabelle19.A29" style:family="table-cell">
      <style:table-cell-properties fo:padding="0.097cm" fo:border-left="0.05pt solid #000000" fo:border-right="none" fo:border-top="none" fo:border-bottom="0.05pt solid #000000"/>
    </style:style>
    <style:style style:name="Tabelle19.B29" style:family="table-cell">
      <style:table-cell-properties fo:padding="0.097cm" fo:border-left="0.05pt solid #000000" fo:border-right="none" fo:border-top="none" fo:border-bottom="0.05pt solid #000000"/>
    </style:style>
    <style:style style:name="Tabelle19.C29" style:family="table-cell">
      <style:table-cell-properties fo:padding="0.097cm" fo:border-left="0.05pt solid #000000" fo:border-right="none" fo:border-top="none" fo:border-bottom="0.05pt solid #000000"/>
    </style:style>
    <style:style style:name="Tabelle19.D29" style:family="table-cell">
      <style:table-cell-properties fo:padding="0.097cm" fo:border-left="0.05pt solid #000000" fo:border-right="none" fo:border-top="none" fo:border-bottom="0.05pt solid #000000"/>
    </style:style>
    <style:style style:name="Tabelle19.E29" style:family="table-cell">
      <style:table-cell-properties fo:padding="0.097cm" fo:border-left="0.05pt solid #000000" fo:border-right="0.05pt solid #000000" fo:border-top="none" fo:border-bottom="0.05pt solid #000000"/>
    </style:style>
    <style:style style:name="Tabelle19.A30" style:family="table-cell">
      <style:table-cell-properties fo:padding="0.097cm" fo:border-left="0.05pt solid #000000" fo:border-right="none" fo:border-top="none" fo:border-bottom="0.05pt solid #000000"/>
    </style:style>
    <style:style style:name="Tabelle19.B30" style:family="table-cell">
      <style:table-cell-properties fo:padding="0.097cm" fo:border-left="0.05pt solid #000000" fo:border-right="none" fo:border-top="none" fo:border-bottom="0.05pt solid #000000"/>
    </style:style>
    <style:style style:name="Tabelle19.C30" style:family="table-cell">
      <style:table-cell-properties fo:padding="0.097cm" fo:border-left="0.05pt solid #000000" fo:border-right="none" fo:border-top="none" fo:border-bottom="0.05pt solid #000000"/>
    </style:style>
    <style:style style:name="Tabelle19.D30" style:family="table-cell">
      <style:table-cell-properties fo:padding="0.097cm" fo:border-left="0.05pt solid #000000" fo:border-right="none" fo:border-top="none" fo:border-bottom="0.05pt solid #000000"/>
    </style:style>
    <style:style style:name="Tabelle19.E30" style:family="table-cell">
      <style:table-cell-properties fo:padding="0.097cm" fo:border-left="0.05pt solid #000000" fo:border-right="0.05pt solid #000000" fo:border-top="none" fo:border-bottom="0.05pt solid #000000"/>
    </style:style>
    <style:style style:name="Tabelle19.A31" style:family="table-cell">
      <style:table-cell-properties fo:padding="0.097cm" fo:border-left="0.05pt solid #000000" fo:border-right="none" fo:border-top="none" fo:border-bottom="0.05pt solid #000000"/>
    </style:style>
    <style:style style:name="Tabelle19.B31" style:family="table-cell">
      <style:table-cell-properties fo:padding="0.097cm" fo:border-left="0.05pt solid #000000" fo:border-right="none" fo:border-top="none" fo:border-bottom="0.05pt solid #000000"/>
    </style:style>
    <style:style style:name="Tabelle19.C31" style:family="table-cell">
      <style:table-cell-properties fo:padding="0.097cm" fo:border-left="0.05pt solid #000000" fo:border-right="none" fo:border-top="none" fo:border-bottom="0.05pt solid #000000"/>
    </style:style>
    <style:style style:name="Tabelle19.D31" style:family="table-cell">
      <style:table-cell-properties fo:padding="0.097cm" fo:border-left="0.05pt solid #000000" fo:border-right="none" fo:border-top="none" fo:border-bottom="0.05pt solid #000000"/>
    </style:style>
    <style:style style:name="Tabelle19.E31" style:family="table-cell">
      <style:table-cell-properties fo:padding="0.097cm" fo:border-left="0.05pt solid #000000" fo:border-right="0.05pt solid #000000" fo:border-top="none" fo:border-bottom="0.05pt solid #000000"/>
    </style:style>
    <style:style style:name="Tabelle19.A32" style:family="table-cell">
      <style:table-cell-properties fo:padding="0.097cm" fo:border-left="0.05pt solid #000000" fo:border-right="none" fo:border-top="none" fo:border-bottom="0.05pt solid #000000"/>
    </style:style>
    <style:style style:name="Tabelle19.B32" style:family="table-cell">
      <style:table-cell-properties fo:padding="0.097cm" fo:border-left="0.05pt solid #000000" fo:border-right="none" fo:border-top="none" fo:border-bottom="0.05pt solid #000000"/>
    </style:style>
    <style:style style:name="Tabelle19.C32" style:family="table-cell">
      <style:table-cell-properties fo:padding="0.097cm" fo:border-left="0.05pt solid #000000" fo:border-right="none" fo:border-top="none" fo:border-bottom="0.05pt solid #000000"/>
    </style:style>
    <style:style style:name="Tabelle19.D32" style:family="table-cell">
      <style:table-cell-properties fo:padding="0.097cm" fo:border-left="0.05pt solid #000000" fo:border-right="none" fo:border-top="none" fo:border-bottom="0.05pt solid #000000"/>
    </style:style>
    <style:style style:name="Tabelle19.E32" style:family="table-cell">
      <style:table-cell-properties fo:padding="0.097cm" fo:border-left="0.05pt solid #000000" fo:border-right="0.05pt solid #000000" fo:border-top="none" fo:border-bottom="0.05pt solid #000000"/>
    </style:style>
    <style:style style:name="Tabelle19.A33" style:family="table-cell">
      <style:table-cell-properties fo:padding="0.097cm" fo:border-left="0.05pt solid #000000" fo:border-right="none" fo:border-top="none" fo:border-bottom="0.05pt solid #000000"/>
    </style:style>
    <style:style style:name="Tabelle19.B33" style:family="table-cell">
      <style:table-cell-properties fo:padding="0.097cm" fo:border-left="0.05pt solid #000000" fo:border-right="none" fo:border-top="none" fo:border-bottom="0.05pt solid #000000"/>
    </style:style>
    <style:style style:name="Tabelle19.C33" style:family="table-cell">
      <style:table-cell-properties fo:padding="0.097cm" fo:border-left="0.05pt solid #000000" fo:border-right="none" fo:border-top="none" fo:border-bottom="0.05pt solid #000000"/>
    </style:style>
    <style:style style:name="Tabelle19.D33" style:family="table-cell">
      <style:table-cell-properties fo:padding="0.097cm" fo:border-left="0.05pt solid #000000" fo:border-right="none" fo:border-top="none" fo:border-bottom="0.05pt solid #000000"/>
    </style:style>
    <style:style style:name="Tabelle19.E33" style:family="table-cell">
      <style:table-cell-properties fo:padding="0.097cm" fo:border-left="0.05pt solid #000000" fo:border-right="0.05pt solid #000000" fo:border-top="none" fo:border-bottom="0.05pt solid #000000"/>
    </style:style>
    <style:style style:name="Tabelle19.A34" style:family="table-cell">
      <style:table-cell-properties fo:padding="0.097cm" fo:border-left="0.05pt solid #000000" fo:border-right="none" fo:border-top="none" fo:border-bottom="0.05pt solid #000000"/>
    </style:style>
    <style:style style:name="Tabelle19.B34" style:family="table-cell">
      <style:table-cell-properties fo:padding="0.097cm" fo:border-left="0.05pt solid #000000" fo:border-right="none" fo:border-top="none" fo:border-bottom="0.05pt solid #000000"/>
    </style:style>
    <style:style style:name="Tabelle19.C34" style:family="table-cell">
      <style:table-cell-properties fo:padding="0.097cm" fo:border-left="0.05pt solid #000000" fo:border-right="none" fo:border-top="none" fo:border-bottom="0.05pt solid #000000"/>
    </style:style>
    <style:style style:name="Tabelle19.D34" style:family="table-cell">
      <style:table-cell-properties fo:padding="0.097cm" fo:border-left="0.05pt solid #000000" fo:border-right="none" fo:border-top="none" fo:border-bottom="0.05pt solid #000000"/>
    </style:style>
    <style:style style:name="Tabelle19.E34" style:family="table-cell">
      <style:table-cell-properties fo:padding="0.097cm" fo:border-left="0.05pt solid #000000" fo:border-right="0.05pt solid #000000" fo:border-top="none" fo:border-bottom="0.05pt solid #000000"/>
    </style:style>
    <style:style style:name="Tabelle19.A35" style:family="table-cell">
      <style:table-cell-properties fo:padding="0.097cm" fo:border-left="0.05pt solid #000000" fo:border-right="none" fo:border-top="none" fo:border-bottom="0.05pt solid #000000"/>
    </style:style>
    <style:style style:name="Tabelle19.B35" style:family="table-cell">
      <style:table-cell-properties fo:padding="0.097cm" fo:border-left="0.05pt solid #000000" fo:border-right="none" fo:border-top="none" fo:border-bottom="0.05pt solid #000000"/>
    </style:style>
    <style:style style:name="Tabelle19.C35" style:family="table-cell">
      <style:table-cell-properties fo:padding="0.097cm" fo:border-left="0.05pt solid #000000" fo:border-right="none" fo:border-top="none" fo:border-bottom="0.05pt solid #000000"/>
    </style:style>
    <style:style style:name="Tabelle19.D35" style:family="table-cell">
      <style:table-cell-properties fo:padding="0.097cm" fo:border-left="0.05pt solid #000000" fo:border-right="none" fo:border-top="none" fo:border-bottom="0.05pt solid #000000"/>
    </style:style>
    <style:style style:name="Tabelle19.E35" style:family="table-cell">
      <style:table-cell-properties fo:padding="0.097cm" fo:border-left="0.05pt solid #000000" fo:border-right="0.05pt solid #000000" fo:border-top="none" fo:border-bottom="0.05pt solid #000000"/>
    </style:style>
    <style:style style:name="Tabelle19.A36" style:family="table-cell">
      <style:table-cell-properties fo:padding="0.097cm" fo:border-left="0.05pt solid #000000" fo:border-right="none" fo:border-top="none" fo:border-bottom="0.05pt solid #000000"/>
    </style:style>
    <style:style style:name="Tabelle19.B36" style:family="table-cell">
      <style:table-cell-properties fo:padding="0.097cm" fo:border-left="0.05pt solid #000000" fo:border-right="none" fo:border-top="none" fo:border-bottom="0.05pt solid #000000"/>
    </style:style>
    <style:style style:name="Tabelle19.C36" style:family="table-cell">
      <style:table-cell-properties fo:padding="0.097cm" fo:border-left="0.05pt solid #000000" fo:border-right="none" fo:border-top="none" fo:border-bottom="0.05pt solid #000000"/>
    </style:style>
    <style:style style:name="Tabelle19.D36" style:family="table-cell">
      <style:table-cell-properties fo:padding="0.097cm" fo:border-left="0.05pt solid #000000" fo:border-right="none" fo:border-top="none" fo:border-bottom="0.05pt solid #000000"/>
    </style:style>
    <style:style style:name="Tabelle19.E36" style:family="table-cell">
      <style:table-cell-properties fo:padding="0.097cm" fo:border-left="0.05pt solid #000000" fo:border-right="0.05pt solid #000000" fo:border-top="none" fo:border-bottom="0.05pt solid #000000"/>
    </style:style>
    <style:style style:name="Tabelle19.A37" style:family="table-cell">
      <style:table-cell-properties fo:padding="0.097cm" fo:border-left="0.05pt solid #000000" fo:border-right="none" fo:border-top="none" fo:border-bottom="0.05pt solid #000000"/>
    </style:style>
    <style:style style:name="Tabelle19.B37" style:family="table-cell">
      <style:table-cell-properties fo:padding="0.097cm" fo:border-left="0.05pt solid #000000" fo:border-right="none" fo:border-top="none" fo:border-bottom="0.05pt solid #000000"/>
    </style:style>
    <style:style style:name="Tabelle19.C37" style:family="table-cell">
      <style:table-cell-properties fo:padding="0.097cm" fo:border-left="0.05pt solid #000000" fo:border-right="none" fo:border-top="none" fo:border-bottom="0.05pt solid #000000"/>
    </style:style>
    <style:style style:name="Tabelle19.D37" style:family="table-cell">
      <style:table-cell-properties fo:padding="0.097cm" fo:border-left="0.05pt solid #000000" fo:border-right="none" fo:border-top="none" fo:border-bottom="0.05pt solid #000000"/>
    </style:style>
    <style:style style:name="Tabelle19.E37" style:family="table-cell">
      <style:table-cell-properties fo:padding="0.097cm" fo:border-left="0.05pt solid #000000" fo:border-right="0.05pt solid #000000" fo:border-top="none" fo:border-bottom="0.05pt solid #000000"/>
    </style:style>
    <style:style style:name="Tabelle19.A38" style:family="table-cell">
      <style:table-cell-properties fo:padding="0.097cm" fo:border-left="0.05pt solid #000000" fo:border-right="none" fo:border-top="none" fo:border-bottom="0.05pt solid #000000"/>
    </style:style>
    <style:style style:name="Tabelle19.B38" style:family="table-cell">
      <style:table-cell-properties fo:padding="0.097cm" fo:border-left="0.05pt solid #000000" fo:border-right="none" fo:border-top="none" fo:border-bottom="0.05pt solid #000000"/>
    </style:style>
    <style:style style:name="Tabelle19.C38" style:family="table-cell">
      <style:table-cell-properties fo:padding="0.097cm" fo:border-left="0.05pt solid #000000" fo:border-right="none" fo:border-top="none" fo:border-bottom="0.05pt solid #000000"/>
    </style:style>
    <style:style style:name="Tabelle19.D38" style:family="table-cell">
      <style:table-cell-properties fo:padding="0.097cm" fo:border-left="0.05pt solid #000000" fo:border-right="none" fo:border-top="none" fo:border-bottom="0.05pt solid #000000"/>
    </style:style>
    <style:style style:name="Tabelle19.E38" style:family="table-cell">
      <style:table-cell-properties fo:padding="0.097cm" fo:border-left="0.05pt solid #000000" fo:border-right="0.05pt solid #000000" fo:border-top="none" fo:border-bottom="0.05pt solid #000000"/>
    </style:style>
    <style:style style:name="Tabelle19.A39" style:family="table-cell">
      <style:table-cell-properties fo:padding="0.097cm" fo:border-left="0.05pt solid #000000" fo:border-right="none" fo:border-top="none" fo:border-bottom="0.05pt solid #000000"/>
    </style:style>
    <style:style style:name="Tabelle19.B39" style:family="table-cell">
      <style:table-cell-properties fo:padding="0.097cm" fo:border-left="0.05pt solid #000000" fo:border-right="none" fo:border-top="none" fo:border-bottom="0.05pt solid #000000"/>
    </style:style>
    <style:style style:name="Tabelle19.C39" style:family="table-cell">
      <style:table-cell-properties fo:padding="0.097cm" fo:border-left="0.05pt solid #000000" fo:border-right="none" fo:border-top="none" fo:border-bottom="0.05pt solid #000000"/>
    </style:style>
    <style:style style:name="Tabelle19.D39" style:family="table-cell">
      <style:table-cell-properties fo:padding="0.097cm" fo:border-left="0.05pt solid #000000" fo:border-right="none" fo:border-top="none" fo:border-bottom="0.05pt solid #000000"/>
    </style:style>
    <style:style style:name="Tabelle19.E39" style:family="table-cell">
      <style:table-cell-properties fo:padding="0.097cm" fo:border-left="0.05pt solid #000000" fo:border-right="0.05pt solid #000000" fo:border-top="none" fo:border-bottom="0.05pt solid #000000"/>
    </style:style>
    <style:style style:name="Tabelle19.A40" style:family="table-cell">
      <style:table-cell-properties fo:padding="0.097cm" fo:border-left="0.05pt solid #000000" fo:border-right="none" fo:border-top="none" fo:border-bottom="0.05pt solid #000000"/>
    </style:style>
    <style:style style:name="Tabelle19.B40" style:family="table-cell">
      <style:table-cell-properties fo:padding="0.097cm" fo:border-left="0.05pt solid #000000" fo:border-right="none" fo:border-top="none" fo:border-bottom="0.05pt solid #000000"/>
    </style:style>
    <style:style style:name="Tabelle19.C40" style:family="table-cell">
      <style:table-cell-properties fo:padding="0.097cm" fo:border-left="0.05pt solid #000000" fo:border-right="none" fo:border-top="none" fo:border-bottom="0.05pt solid #000000"/>
    </style:style>
    <style:style style:name="Tabelle19.D40" style:family="table-cell">
      <style:table-cell-properties fo:padding="0.097cm" fo:border-left="0.05pt solid #000000" fo:border-right="none" fo:border-top="none" fo:border-bottom="0.05pt solid #000000"/>
    </style:style>
    <style:style style:name="Tabelle19.E40" style:family="table-cell">
      <style:table-cell-properties fo:padding="0.097cm" fo:border-left="0.05pt solid #000000" fo:border-right="0.05pt solid #000000" fo:border-top="none" fo:border-bottom="0.05pt solid #000000"/>
    </style:style>
    <style:style style:name="Tabelle19.A41" style:family="table-cell">
      <style:table-cell-properties fo:padding="0.097cm" fo:border-left="0.05pt solid #000000" fo:border-right="none" fo:border-top="none" fo:border-bottom="0.05pt solid #000000"/>
    </style:style>
    <style:style style:name="Tabelle19.B41" style:family="table-cell">
      <style:table-cell-properties fo:padding="0.097cm" fo:border-left="0.05pt solid #000000" fo:border-right="none" fo:border-top="none" fo:border-bottom="0.05pt solid #000000"/>
    </style:style>
    <style:style style:name="Tabelle19.C41" style:family="table-cell">
      <style:table-cell-properties fo:padding="0.097cm" fo:border-left="0.05pt solid #000000" fo:border-right="none" fo:border-top="none" fo:border-bottom="0.05pt solid #000000"/>
    </style:style>
    <style:style style:name="Tabelle19.D41" style:family="table-cell">
      <style:table-cell-properties fo:padding="0.097cm" fo:border-left="0.05pt solid #000000" fo:border-right="none" fo:border-top="none" fo:border-bottom="0.05pt solid #000000"/>
    </style:style>
    <style:style style:name="Tabelle19.E41" style:family="table-cell">
      <style:table-cell-properties fo:padding="0.097cm" fo:border-left="0.05pt solid #000000" fo:border-right="0.05pt solid #000000" fo:border-top="none" fo:border-bottom="0.05pt solid #000000"/>
    </style:style>
    <style:style style:name="Tabelle19.A42" style:family="table-cell">
      <style:table-cell-properties fo:padding="0.097cm" fo:border-left="0.05pt solid #000000" fo:border-right="none" fo:border-top="none" fo:border-bottom="0.05pt solid #000000"/>
    </style:style>
    <style:style style:name="Tabelle19.B42" style:family="table-cell">
      <style:table-cell-properties fo:padding="0.097cm" fo:border-left="0.05pt solid #000000" fo:border-right="none" fo:border-top="none" fo:border-bottom="0.05pt solid #000000"/>
    </style:style>
    <style:style style:name="Tabelle19.C42" style:family="table-cell">
      <style:table-cell-properties fo:padding="0.097cm" fo:border-left="0.05pt solid #000000" fo:border-right="none" fo:border-top="none" fo:border-bottom="0.05pt solid #000000"/>
    </style:style>
    <style:style style:name="Tabelle19.D42" style:family="table-cell">
      <style:table-cell-properties fo:padding="0.097cm" fo:border-left="0.05pt solid #000000" fo:border-right="none" fo:border-top="none" fo:border-bottom="0.05pt solid #000000"/>
    </style:style>
    <style:style style:name="Tabelle19.E42" style:family="table-cell">
      <style:table-cell-properties fo:padding="0.097cm" fo:border-left="0.05pt solid #000000" fo:border-right="0.05pt solid #000000" fo:border-top="none" fo:border-bottom="0.05pt solid #000000"/>
    </style:style>
    <style:style style:name="Tabelle19.A43" style:family="table-cell">
      <style:table-cell-properties fo:padding="0.097cm" fo:border-left="0.05pt solid #000000" fo:border-right="none" fo:border-top="none" fo:border-bottom="0.05pt solid #000000"/>
    </style:style>
    <style:style style:name="Tabelle19.B43" style:family="table-cell">
      <style:table-cell-properties fo:padding="0.097cm" fo:border-left="0.05pt solid #000000" fo:border-right="none" fo:border-top="none" fo:border-bottom="0.05pt solid #000000"/>
    </style:style>
    <style:style style:name="Tabelle19.C43" style:family="table-cell">
      <style:table-cell-properties fo:padding="0.097cm" fo:border-left="0.05pt solid #000000" fo:border-right="none" fo:border-top="none" fo:border-bottom="0.05pt solid #000000"/>
    </style:style>
    <style:style style:name="Tabelle19.D43" style:family="table-cell">
      <style:table-cell-properties fo:padding="0.097cm" fo:border-left="0.05pt solid #000000" fo:border-right="none" fo:border-top="none" fo:border-bottom="0.05pt solid #000000"/>
    </style:style>
    <style:style style:name="Tabelle19.E43" style:family="table-cell">
      <style:table-cell-properties fo:padding="0.097cm" fo:border-left="0.05pt solid #000000" fo:border-right="0.05pt solid #000000" fo:border-top="none" fo:border-bottom="0.05pt solid #000000"/>
    </style:style>
    <style:style style:name="Tabelle19.A44" style:family="table-cell">
      <style:table-cell-properties fo:padding="0.097cm" fo:border-left="0.05pt solid #000000" fo:border-right="none" fo:border-top="none" fo:border-bottom="0.05pt solid #000000"/>
    </style:style>
    <style:style style:name="Tabelle19.B44" style:family="table-cell">
      <style:table-cell-properties fo:padding="0.097cm" fo:border-left="0.05pt solid #000000" fo:border-right="none" fo:border-top="none" fo:border-bottom="0.05pt solid #000000"/>
    </style:style>
    <style:style style:name="Tabelle19.C44" style:family="table-cell">
      <style:table-cell-properties fo:padding="0.097cm" fo:border-left="0.05pt solid #000000" fo:border-right="none" fo:border-top="none" fo:border-bottom="0.05pt solid #000000"/>
    </style:style>
    <style:style style:name="Tabelle19.D44" style:family="table-cell">
      <style:table-cell-properties fo:padding="0.097cm" fo:border-left="0.05pt solid #000000" fo:border-right="none" fo:border-top="none" fo:border-bottom="0.05pt solid #000000"/>
    </style:style>
    <style:style style:name="Tabelle19.E44" style:family="table-cell">
      <style:table-cell-properties fo:padding="0.097cm" fo:border-left="0.05pt solid #000000" fo:border-right="0.05pt solid #000000" fo:border-top="none" fo:border-bottom="0.05pt solid #000000"/>
    </style:style>
    <style:style style:name="Tabelle19.A45" style:family="table-cell">
      <style:table-cell-properties fo:padding="0.097cm" fo:border-left="0.05pt solid #000000" fo:border-right="none" fo:border-top="none" fo:border-bottom="0.05pt solid #000000"/>
    </style:style>
    <style:style style:name="Tabelle19.B45" style:family="table-cell">
      <style:table-cell-properties fo:padding="0.097cm" fo:border-left="0.05pt solid #000000" fo:border-right="none" fo:border-top="none" fo:border-bottom="0.05pt solid #000000"/>
    </style:style>
    <style:style style:name="Tabelle19.C45" style:family="table-cell">
      <style:table-cell-properties fo:padding="0.097cm" fo:border-left="0.05pt solid #000000" fo:border-right="none" fo:border-top="none" fo:border-bottom="0.05pt solid #000000"/>
    </style:style>
    <style:style style:name="Tabelle19.D45" style:family="table-cell">
      <style:table-cell-properties fo:padding="0.097cm" fo:border-left="0.05pt solid #000000" fo:border-right="none" fo:border-top="none" fo:border-bottom="0.05pt solid #000000"/>
    </style:style>
    <style:style style:name="Tabelle19.E45" style:family="table-cell">
      <style:table-cell-properties fo:padding="0.097cm" fo:border-left="0.05pt solid #000000" fo:border-right="0.05pt solid #000000" fo:border-top="none" fo:border-bottom="0.05pt solid #000000"/>
    </style:style>
    <style:style style:name="Tabelle19.A46" style:family="table-cell">
      <style:table-cell-properties fo:padding="0.097cm" fo:border-left="0.05pt solid #000000" fo:border-right="none" fo:border-top="none" fo:border-bottom="0.05pt solid #000000"/>
    </style:style>
    <style:style style:name="Tabelle19.B46" style:family="table-cell">
      <style:table-cell-properties fo:padding="0.097cm" fo:border-left="0.05pt solid #000000" fo:border-right="none" fo:border-top="none" fo:border-bottom="0.05pt solid #000000"/>
    </style:style>
    <style:style style:name="Tabelle19.C46" style:family="table-cell">
      <style:table-cell-properties fo:padding="0.097cm" fo:border-left="0.05pt solid #000000" fo:border-right="none" fo:border-top="none" fo:border-bottom="0.05pt solid #000000"/>
    </style:style>
    <style:style style:name="Tabelle19.D46" style:family="table-cell">
      <style:table-cell-properties fo:padding="0.097cm" fo:border-left="0.05pt solid #000000" fo:border-right="none" fo:border-top="none" fo:border-bottom="0.05pt solid #000000"/>
    </style:style>
    <style:style style:name="Tabelle19.E46" style:family="table-cell">
      <style:table-cell-properties fo:padding="0.097cm" fo:border-left="0.05pt solid #000000" fo:border-right="0.05pt solid #000000" fo:border-top="none" fo:border-bottom="0.05pt solid #000000"/>
    </style:style>
    <style:style style:name="Tabelle19.A47" style:family="table-cell">
      <style:table-cell-properties fo:padding="0.097cm" fo:border-left="0.05pt solid #000000" fo:border-right="none" fo:border-top="none" fo:border-bottom="0.05pt solid #000000"/>
    </style:style>
    <style:style style:name="Tabelle19.B47" style:family="table-cell">
      <style:table-cell-properties fo:padding="0.097cm" fo:border-left="0.05pt solid #000000" fo:border-right="none" fo:border-top="none" fo:border-bottom="0.05pt solid #000000"/>
    </style:style>
    <style:style style:name="Tabelle19.C47" style:family="table-cell">
      <style:table-cell-properties fo:padding="0.097cm" fo:border-left="0.05pt solid #000000" fo:border-right="none" fo:border-top="none" fo:border-bottom="0.05pt solid #000000"/>
    </style:style>
    <style:style style:name="Tabelle19.D47" style:family="table-cell">
      <style:table-cell-properties fo:padding="0.097cm" fo:border-left="0.05pt solid #000000" fo:border-right="none" fo:border-top="none" fo:border-bottom="0.05pt solid #000000"/>
    </style:style>
    <style:style style:name="Tabelle19.E47" style:family="table-cell">
      <style:table-cell-properties fo:padding="0.097cm" fo:border-left="0.05pt solid #000000" fo:border-right="0.05pt solid #000000" fo:border-top="none" fo:border-bottom="0.05pt solid #000000"/>
    </style:style>
    <style:style style:name="Tabelle19.A48" style:family="table-cell">
      <style:table-cell-properties fo:padding="0.097cm" fo:border-left="0.05pt solid #000000" fo:border-right="none" fo:border-top="none" fo:border-bottom="0.05pt solid #000000"/>
    </style:style>
    <style:style style:name="Tabelle19.B48" style:family="table-cell">
      <style:table-cell-properties fo:padding="0.097cm" fo:border-left="0.05pt solid #000000" fo:border-right="none" fo:border-top="none" fo:border-bottom="0.05pt solid #000000"/>
    </style:style>
    <style:style style:name="Tabelle19.C48" style:family="table-cell">
      <style:table-cell-properties fo:padding="0.097cm" fo:border-left="0.05pt solid #000000" fo:border-right="none" fo:border-top="none" fo:border-bottom="0.05pt solid #000000"/>
    </style:style>
    <style:style style:name="Tabelle19.D48" style:family="table-cell">
      <style:table-cell-properties fo:padding="0.097cm" fo:border-left="0.05pt solid #000000" fo:border-right="none" fo:border-top="none" fo:border-bottom="0.05pt solid #000000"/>
    </style:style>
    <style:style style:name="Tabelle19.E48" style:family="table-cell">
      <style:table-cell-properties fo:padding="0.097cm" fo:border-left="0.05pt solid #000000" fo:border-right="0.05pt solid #000000" fo:border-top="none" fo:border-bottom="0.05pt solid #000000"/>
    </style:style>
    <style:style style:name="Tabelle19.A49" style:family="table-cell">
      <style:table-cell-properties fo:padding="0.097cm" fo:border-left="0.05pt solid #000000" fo:border-right="none" fo:border-top="none" fo:border-bottom="0.05pt solid #000000"/>
    </style:style>
    <style:style style:name="Tabelle19.B49" style:family="table-cell">
      <style:table-cell-properties fo:padding="0.097cm" fo:border-left="0.05pt solid #000000" fo:border-right="none" fo:border-top="none" fo:border-bottom="0.05pt solid #000000"/>
    </style:style>
    <style:style style:name="Tabelle19.C49" style:family="table-cell">
      <style:table-cell-properties fo:padding="0.097cm" fo:border-left="0.05pt solid #000000" fo:border-right="none" fo:border-top="none" fo:border-bottom="0.05pt solid #000000"/>
    </style:style>
    <style:style style:name="Tabelle19.D49" style:family="table-cell">
      <style:table-cell-properties fo:padding="0.097cm" fo:border-left="0.05pt solid #000000" fo:border-right="none" fo:border-top="none" fo:border-bottom="0.05pt solid #000000"/>
    </style:style>
    <style:style style:name="Tabelle19.E49" style:family="table-cell">
      <style:table-cell-properties fo:padding="0.097cm" fo:border-left="0.05pt solid #000000" fo:border-right="0.05pt solid #000000" fo:border-top="none" fo:border-bottom="0.05pt solid #000000"/>
    </style:style>
    <style:style style:name="Tabelle19.A50" style:family="table-cell">
      <style:table-cell-properties fo:padding="0.097cm" fo:border-left="0.05pt solid #000000" fo:border-right="none" fo:border-top="none" fo:border-bottom="0.05pt solid #000000"/>
    </style:style>
    <style:style style:name="Tabelle19.B50" style:family="table-cell">
      <style:table-cell-properties fo:padding="0.097cm" fo:border-left="0.05pt solid #000000" fo:border-right="none" fo:border-top="none" fo:border-bottom="0.05pt solid #000000"/>
    </style:style>
    <style:style style:name="Tabelle19.C50" style:family="table-cell">
      <style:table-cell-properties fo:padding="0.097cm" fo:border-left="0.05pt solid #000000" fo:border-right="none" fo:border-top="none" fo:border-bottom="0.05pt solid #000000"/>
    </style:style>
    <style:style style:name="Tabelle19.D50" style:family="table-cell">
      <style:table-cell-properties fo:padding="0.097cm" fo:border-left="0.05pt solid #000000" fo:border-right="none" fo:border-top="none" fo:border-bottom="0.05pt solid #000000"/>
    </style:style>
    <style:style style:name="Tabelle19.E50" style:family="table-cell">
      <style:table-cell-properties fo:padding="0.097cm" fo:border-left="0.05pt solid #000000" fo:border-right="0.05pt solid #000000" fo:border-top="none" fo:border-bottom="0.05pt solid #000000"/>
    </style:style>
    <style:style style:name="Tabelle19.A51" style:family="table-cell">
      <style:table-cell-properties fo:padding="0.097cm" fo:border-left="0.05pt solid #000000" fo:border-right="none" fo:border-top="none" fo:border-bottom="0.05pt solid #000000"/>
    </style:style>
    <style:style style:name="Tabelle19.B51" style:family="table-cell">
      <style:table-cell-properties fo:padding="0.097cm" fo:border-left="0.05pt solid #000000" fo:border-right="none" fo:border-top="none" fo:border-bottom="0.05pt solid #000000"/>
    </style:style>
    <style:style style:name="Tabelle19.C51" style:family="table-cell">
      <style:table-cell-properties fo:padding="0.097cm" fo:border-left="0.05pt solid #000000" fo:border-right="none" fo:border-top="none" fo:border-bottom="0.05pt solid #000000"/>
    </style:style>
    <style:style style:name="Tabelle19.D51" style:family="table-cell">
      <style:table-cell-properties fo:padding="0.097cm" fo:border-left="0.05pt solid #000000" fo:border-right="none" fo:border-top="none" fo:border-bottom="0.05pt solid #000000"/>
    </style:style>
    <style:style style:name="Tabelle19.E51" style:family="table-cell">
      <style:table-cell-properties fo:padding="0.097cm" fo:border-left="0.05pt solid #000000" fo:border-right="0.05pt solid #000000" fo:border-top="none" fo:border-bottom="0.05pt solid #000000"/>
    </style:style>
    <style:style style:name="Tabelle19.A52" style:family="table-cell">
      <style:table-cell-properties fo:padding="0.097cm" fo:border-left="0.05pt solid #000000" fo:border-right="none" fo:border-top="none" fo:border-bottom="0.05pt solid #000000"/>
    </style:style>
    <style:style style:name="Tabelle19.B52" style:family="table-cell">
      <style:table-cell-properties fo:padding="0.097cm" fo:border-left="0.05pt solid #000000" fo:border-right="none" fo:border-top="none" fo:border-bottom="0.05pt solid #000000"/>
    </style:style>
    <style:style style:name="Tabelle19.C52" style:family="table-cell">
      <style:table-cell-properties fo:padding="0.097cm" fo:border-left="0.05pt solid #000000" fo:border-right="none" fo:border-top="none" fo:border-bottom="0.05pt solid #000000"/>
    </style:style>
    <style:style style:name="Tabelle19.D52" style:family="table-cell">
      <style:table-cell-properties fo:padding="0.097cm" fo:border-left="0.05pt solid #000000" fo:border-right="none" fo:border-top="none" fo:border-bottom="0.05pt solid #000000"/>
    </style:style>
    <style:style style:name="Tabelle19.E52" style:family="table-cell">
      <style:table-cell-properties fo:padding="0.097cm" fo:border-left="0.05pt solid #000000" fo:border-right="0.05pt solid #000000" fo:border-top="none" fo:border-bottom="0.05pt solid #000000"/>
    </style:style>
    <style:style style:name="Tabelle19.A53" style:family="table-cell">
      <style:table-cell-properties fo:padding="0.097cm" fo:border-left="0.05pt solid #000000" fo:border-right="none" fo:border-top="none" fo:border-bottom="0.05pt solid #000000"/>
    </style:style>
    <style:style style:name="Tabelle19.B53" style:family="table-cell">
      <style:table-cell-properties fo:padding="0.097cm" fo:border-left="0.05pt solid #000000" fo:border-right="none" fo:border-top="none" fo:border-bottom="0.05pt solid #000000"/>
    </style:style>
    <style:style style:name="Tabelle19.C53" style:family="table-cell">
      <style:table-cell-properties fo:padding="0.097cm" fo:border-left="0.05pt solid #000000" fo:border-right="none" fo:border-top="none" fo:border-bottom="0.05pt solid #000000"/>
    </style:style>
    <style:style style:name="Tabelle19.D53" style:family="table-cell">
      <style:table-cell-properties fo:padding="0.097cm" fo:border-left="0.05pt solid #000000" fo:border-right="none" fo:border-top="none" fo:border-bottom="0.05pt solid #000000"/>
    </style:style>
    <style:style style:name="Tabelle19.E53" style:family="table-cell">
      <style:table-cell-properties fo:padding="0.097cm" fo:border-left="0.05pt solid #000000" fo:border-right="0.05pt solid #000000" fo:border-top="none" fo:border-bottom="0.05pt solid #000000"/>
    </style:style>
    <style:style style:name="Tabelle19.A54" style:family="table-cell">
      <style:table-cell-properties fo:padding="0.097cm" fo:border-left="0.05pt solid #000000" fo:border-right="none" fo:border-top="none" fo:border-bottom="0.05pt solid #000000"/>
    </style:style>
    <style:style style:name="Tabelle19.B54" style:family="table-cell">
      <style:table-cell-properties fo:padding="0.097cm" fo:border-left="0.05pt solid #000000" fo:border-right="none" fo:border-top="none" fo:border-bottom="0.05pt solid #000000"/>
    </style:style>
    <style:style style:name="Tabelle19.C54" style:family="table-cell">
      <style:table-cell-properties fo:padding="0.097cm" fo:border-left="0.05pt solid #000000" fo:border-right="none" fo:border-top="none" fo:border-bottom="0.05pt solid #000000"/>
    </style:style>
    <style:style style:name="Tabelle19.D54" style:family="table-cell">
      <style:table-cell-properties fo:padding="0.097cm" fo:border-left="0.05pt solid #000000" fo:border-right="none" fo:border-top="none" fo:border-bottom="0.05pt solid #000000"/>
    </style:style>
    <style:style style:name="Tabelle19.E54" style:family="table-cell">
      <style:table-cell-properties fo:padding="0.097cm" fo:border-left="0.05pt solid #000000" fo:border-right="0.05pt solid #000000" fo:border-top="none" fo:border-bottom="0.05pt solid #000000"/>
    </style:style>
    <style:style style:name="Tabelle19.A55" style:family="table-cell">
      <style:table-cell-properties fo:padding="0.097cm" fo:border-left="0.05pt solid #000000" fo:border-right="none" fo:border-top="none" fo:border-bottom="0.05pt solid #000000"/>
    </style:style>
    <style:style style:name="Tabelle19.B55" style:family="table-cell">
      <style:table-cell-properties fo:padding="0.097cm" fo:border-left="0.05pt solid #000000" fo:border-right="none" fo:border-top="none" fo:border-bottom="0.05pt solid #000000"/>
    </style:style>
    <style:style style:name="Tabelle19.C55" style:family="table-cell">
      <style:table-cell-properties fo:padding="0.097cm" fo:border-left="0.05pt solid #000000" fo:border-right="none" fo:border-top="none" fo:border-bottom="0.05pt solid #000000"/>
    </style:style>
    <style:style style:name="Tabelle19.D55" style:family="table-cell">
      <style:table-cell-properties fo:padding="0.097cm" fo:border-left="0.05pt solid #000000" fo:border-right="none" fo:border-top="none" fo:border-bottom="0.05pt solid #000000"/>
    </style:style>
    <style:style style:name="Tabelle19.E55" style:family="table-cell">
      <style:table-cell-properties fo:padding="0.097cm" fo:border-left="0.05pt solid #000000" fo:border-right="0.05pt solid #000000" fo:border-top="none" fo:border-bottom="0.05pt solid #000000"/>
    </style:style>
    <style:style style:name="Tabelle19.A56" style:family="table-cell">
      <style:table-cell-properties fo:padding="0.097cm" fo:border-left="0.05pt solid #000000" fo:border-right="none" fo:border-top="none" fo:border-bottom="0.05pt solid #000000"/>
    </style:style>
    <style:style style:name="Tabelle19.B56" style:family="table-cell">
      <style:table-cell-properties fo:padding="0.097cm" fo:border-left="0.05pt solid #000000" fo:border-right="none" fo:border-top="none" fo:border-bottom="0.05pt solid #000000"/>
    </style:style>
    <style:style style:name="Tabelle19.C56" style:family="table-cell">
      <style:table-cell-properties fo:padding="0.097cm" fo:border-left="0.05pt solid #000000" fo:border-right="none" fo:border-top="none" fo:border-bottom="0.05pt solid #000000"/>
    </style:style>
    <style:style style:name="Tabelle19.D56" style:family="table-cell">
      <style:table-cell-properties fo:padding="0.097cm" fo:border-left="0.05pt solid #000000" fo:border-right="none" fo:border-top="none" fo:border-bottom="0.05pt solid #000000"/>
    </style:style>
    <style:style style:name="Tabelle19.E56" style:family="table-cell">
      <style:table-cell-properties fo:padding="0.097cm" fo:border-left="0.05pt solid #000000" fo:border-right="0.05pt solid #000000" fo:border-top="none" fo:border-bottom="0.05pt solid #000000"/>
    </style:style>
    <style:style style:name="Tabelle19.A57" style:family="table-cell">
      <style:table-cell-properties fo:padding="0.097cm" fo:border-left="0.05pt solid #000000" fo:border-right="none" fo:border-top="none" fo:border-bottom="0.05pt solid #000000"/>
    </style:style>
    <style:style style:name="Tabelle19.B57" style:family="table-cell">
      <style:table-cell-properties fo:padding="0.097cm" fo:border-left="0.05pt solid #000000" fo:border-right="none" fo:border-top="none" fo:border-bottom="0.05pt solid #000000"/>
    </style:style>
    <style:style style:name="Tabelle19.C57" style:family="table-cell">
      <style:table-cell-properties fo:padding="0.097cm" fo:border-left="0.05pt solid #000000" fo:border-right="none" fo:border-top="none" fo:border-bottom="0.05pt solid #000000"/>
    </style:style>
    <style:style style:name="Tabelle19.D57" style:family="table-cell">
      <style:table-cell-properties fo:padding="0.097cm" fo:border-left="0.05pt solid #000000" fo:border-right="none" fo:border-top="none" fo:border-bottom="0.05pt solid #000000"/>
    </style:style>
    <style:style style:name="Tabelle19.E57" style:family="table-cell">
      <style:table-cell-properties fo:padding="0.097cm" fo:border-left="0.05pt solid #000000" fo:border-right="0.05pt solid #000000" fo:border-top="none" fo:border-bottom="0.05pt solid #000000"/>
    </style:style>
    <style:style style:name="Tabelle19.A58" style:family="table-cell">
      <style:table-cell-properties fo:padding="0.097cm" fo:border-left="0.05pt solid #000000" fo:border-right="none" fo:border-top="none" fo:border-bottom="0.05pt solid #000000"/>
    </style:style>
    <style:style style:name="Tabelle19.B58" style:family="table-cell">
      <style:table-cell-properties fo:padding="0.097cm" fo:border-left="0.05pt solid #000000" fo:border-right="none" fo:border-top="none" fo:border-bottom="0.05pt solid #000000"/>
    </style:style>
    <style:style style:name="Tabelle19.C58" style:family="table-cell">
      <style:table-cell-properties fo:padding="0.097cm" fo:border-left="0.05pt solid #000000" fo:border-right="none" fo:border-top="none" fo:border-bottom="0.05pt solid #000000"/>
    </style:style>
    <style:style style:name="Tabelle19.D58" style:family="table-cell">
      <style:table-cell-properties fo:padding="0.097cm" fo:border-left="0.05pt solid #000000" fo:border-right="none" fo:border-top="none" fo:border-bottom="0.05pt solid #000000"/>
    </style:style>
    <style:style style:name="Tabelle19.E58" style:family="table-cell">
      <style:table-cell-properties fo:padding="0.097cm" fo:border-left="0.05pt solid #000000" fo:border-right="0.05pt solid #000000" fo:border-top="none" fo:border-bottom="0.05pt solid #000000"/>
    </style:style>
    <style:style style:name="Tabelle19.A59" style:family="table-cell">
      <style:table-cell-properties fo:padding="0.097cm" fo:border-left="0.05pt solid #000000" fo:border-right="none" fo:border-top="none" fo:border-bottom="0.05pt solid #000000"/>
    </style:style>
    <style:style style:name="Tabelle19.B59" style:family="table-cell">
      <style:table-cell-properties fo:padding="0.097cm" fo:border-left="0.05pt solid #000000" fo:border-right="none" fo:border-top="none" fo:border-bottom="0.05pt solid #000000"/>
    </style:style>
    <style:style style:name="Tabelle19.C59" style:family="table-cell">
      <style:table-cell-properties fo:padding="0.097cm" fo:border-left="0.05pt solid #000000" fo:border-right="none" fo:border-top="none" fo:border-bottom="0.05pt solid #000000"/>
    </style:style>
    <style:style style:name="Tabelle19.D59" style:family="table-cell">
      <style:table-cell-properties fo:padding="0.097cm" fo:border-left="0.05pt solid #000000" fo:border-right="none" fo:border-top="none" fo:border-bottom="0.05pt solid #000000"/>
    </style:style>
    <style:style style:name="Tabelle19.E59" style:family="table-cell">
      <style:table-cell-properties fo:padding="0.097cm" fo:border-left="0.05pt solid #000000" fo:border-right="0.05pt solid #000000" fo:border-top="none" fo:border-bottom="0.05pt solid #000000"/>
    </style:style>
    <style:style style:name="Tabelle19.A60" style:family="table-cell">
      <style:table-cell-properties fo:padding="0.097cm" fo:border-left="0.05pt solid #000000" fo:border-right="none" fo:border-top="none" fo:border-bottom="0.05pt solid #000000"/>
    </style:style>
    <style:style style:name="Tabelle19.B60" style:family="table-cell">
      <style:table-cell-properties fo:padding="0.097cm" fo:border-left="0.05pt solid #000000" fo:border-right="none" fo:border-top="none" fo:border-bottom="0.05pt solid #000000"/>
    </style:style>
    <style:style style:name="Tabelle19.C60" style:family="table-cell">
      <style:table-cell-properties fo:padding="0.097cm" fo:border-left="0.05pt solid #000000" fo:border-right="none" fo:border-top="none" fo:border-bottom="0.05pt solid #000000"/>
    </style:style>
    <style:style style:name="Tabelle19.D60" style:family="table-cell">
      <style:table-cell-properties fo:padding="0.097cm" fo:border-left="0.05pt solid #000000" fo:border-right="none" fo:border-top="none" fo:border-bottom="0.05pt solid #000000"/>
    </style:style>
    <style:style style:name="Tabelle19.E60" style:family="table-cell">
      <style:table-cell-properties fo:padding="0.097cm" fo:border-left="0.05pt solid #000000" fo:border-right="0.05pt solid #000000" fo:border-top="none" fo:border-bottom="0.05pt solid #000000"/>
    </style:style>
    <style:style style:name="Tabelle19.A61" style:family="table-cell">
      <style:table-cell-properties fo:padding="0.097cm" fo:border-left="0.05pt solid #000000" fo:border-right="none" fo:border-top="none" fo:border-bottom="0.05pt solid #000000"/>
    </style:style>
    <style:style style:name="Tabelle19.B61" style:family="table-cell">
      <style:table-cell-properties fo:padding="0.097cm" fo:border-left="0.05pt solid #000000" fo:border-right="none" fo:border-top="none" fo:border-bottom="0.05pt solid #000000"/>
    </style:style>
    <style:style style:name="Tabelle19.C61" style:family="table-cell">
      <style:table-cell-properties fo:padding="0.097cm" fo:border-left="0.05pt solid #000000" fo:border-right="none" fo:border-top="none" fo:border-bottom="0.05pt solid #000000"/>
    </style:style>
    <style:style style:name="Tabelle19.D61" style:family="table-cell">
      <style:table-cell-properties fo:padding="0.097cm" fo:border-left="0.05pt solid #000000" fo:border-right="none" fo:border-top="none" fo:border-bottom="0.05pt solid #000000"/>
    </style:style>
    <style:style style:name="Tabelle19.E61" style:family="table-cell">
      <style:table-cell-properties fo:padding="0.097cm" fo:border-left="0.05pt solid #000000" fo:border-right="0.05pt solid #000000" fo:border-top="none" fo:border-bottom="0.05pt solid #000000"/>
    </style:style>
    <style:style style:name="Tabelle19.A62" style:family="table-cell">
      <style:table-cell-properties fo:padding="0.097cm" fo:border-left="0.05pt solid #000000" fo:border-right="none" fo:border-top="none" fo:border-bottom="0.05pt solid #000000"/>
    </style:style>
    <style:style style:name="Tabelle19.B62" style:family="table-cell">
      <style:table-cell-properties fo:padding="0.097cm" fo:border-left="0.05pt solid #000000" fo:border-right="none" fo:border-top="none" fo:border-bottom="0.05pt solid #000000"/>
    </style:style>
    <style:style style:name="Tabelle19.C62" style:family="table-cell">
      <style:table-cell-properties fo:padding="0.097cm" fo:border-left="0.05pt solid #000000" fo:border-right="none" fo:border-top="none" fo:border-bottom="0.05pt solid #000000"/>
    </style:style>
    <style:style style:name="Tabelle19.D62" style:family="table-cell">
      <style:table-cell-properties fo:padding="0.097cm" fo:border-left="0.05pt solid #000000" fo:border-right="none" fo:border-top="none" fo:border-bottom="0.05pt solid #000000"/>
    </style:style>
    <style:style style:name="Tabelle19.E62" style:family="table-cell">
      <style:table-cell-properties fo:padding="0.097cm" fo:border-left="0.05pt solid #000000" fo:border-right="0.05pt solid #000000" fo:border-top="none" fo:border-bottom="0.05pt solid #000000"/>
    </style:style>
    <style:style style:name="Tabelle19.A63" style:family="table-cell">
      <style:table-cell-properties fo:padding="0.097cm" fo:border-left="0.05pt solid #000000" fo:border-right="none" fo:border-top="none" fo:border-bottom="0.05pt solid #000000"/>
    </style:style>
    <style:style style:name="Tabelle19.B63" style:family="table-cell">
      <style:table-cell-properties fo:padding="0.097cm" fo:border-left="0.05pt solid #000000" fo:border-right="none" fo:border-top="none" fo:border-bottom="0.05pt solid #000000"/>
    </style:style>
    <style:style style:name="Tabelle19.C63" style:family="table-cell">
      <style:table-cell-properties fo:padding="0.097cm" fo:border-left="0.05pt solid #000000" fo:border-right="none" fo:border-top="none" fo:border-bottom="0.05pt solid #000000"/>
    </style:style>
    <style:style style:name="Tabelle19.D63" style:family="table-cell">
      <style:table-cell-properties fo:padding="0.097cm" fo:border-left="0.05pt solid #000000" fo:border-right="none" fo:border-top="none" fo:border-bottom="0.05pt solid #000000"/>
    </style:style>
    <style:style style:name="Tabelle19.E63" style:family="table-cell">
      <style:table-cell-properties fo:padding="0.097cm" fo:border-left="0.05pt solid #000000" fo:border-right="0.05pt solid #000000" fo:border-top="none" fo:border-bottom="0.05pt solid #000000"/>
    </style:style>
    <style:style style:name="Tabelle19.A64" style:family="table-cell">
      <style:table-cell-properties fo:padding="0.097cm" fo:border-left="0.05pt solid #000000" fo:border-right="none" fo:border-top="none" fo:border-bottom="0.05pt solid #000000"/>
    </style:style>
    <style:style style:name="Tabelle19.B64" style:family="table-cell">
      <style:table-cell-properties fo:padding="0.097cm" fo:border-left="0.05pt solid #000000" fo:border-right="none" fo:border-top="none" fo:border-bottom="0.05pt solid #000000"/>
    </style:style>
    <style:style style:name="Tabelle19.C64" style:family="table-cell">
      <style:table-cell-properties fo:padding="0.097cm" fo:border-left="0.05pt solid #000000" fo:border-right="none" fo:border-top="none" fo:border-bottom="0.05pt solid #000000"/>
    </style:style>
    <style:style style:name="Tabelle19.D64" style:family="table-cell">
      <style:table-cell-properties fo:padding="0.097cm" fo:border-left="0.05pt solid #000000" fo:border-right="none" fo:border-top="none" fo:border-bottom="0.05pt solid #000000"/>
    </style:style>
    <style:style style:name="Tabelle19.E64" style:family="table-cell">
      <style:table-cell-properties fo:padding="0.097cm" fo:border-left="0.05pt solid #000000" fo:border-right="0.05pt solid #000000" fo:border-top="none" fo:border-bottom="0.05pt solid #000000"/>
    </style:style>
    <style:style style:name="Tabelle19.A65" style:family="table-cell">
      <style:table-cell-properties fo:padding="0.097cm" fo:border-left="0.05pt solid #000000" fo:border-right="none" fo:border-top="none" fo:border-bottom="0.05pt solid #000000"/>
    </style:style>
    <style:style style:name="Tabelle19.B65" style:family="table-cell">
      <style:table-cell-properties fo:padding="0.097cm" fo:border-left="0.05pt solid #000000" fo:border-right="none" fo:border-top="none" fo:border-bottom="0.05pt solid #000000"/>
    </style:style>
    <style:style style:name="Tabelle19.C65" style:family="table-cell">
      <style:table-cell-properties fo:padding="0.097cm" fo:border-left="0.05pt solid #000000" fo:border-right="none" fo:border-top="none" fo:border-bottom="0.05pt solid #000000"/>
    </style:style>
    <style:style style:name="Tabelle19.D65" style:family="table-cell">
      <style:table-cell-properties fo:padding="0.097cm" fo:border-left="0.05pt solid #000000" fo:border-right="none" fo:border-top="none" fo:border-bottom="0.05pt solid #000000"/>
    </style:style>
    <style:style style:name="Tabelle19.E65" style:family="table-cell">
      <style:table-cell-properties fo:padding="0.097cm" fo:border-left="0.05pt solid #000000" fo:border-right="0.05pt solid #000000" fo:border-top="none" fo:border-bottom="0.05pt solid #000000"/>
    </style:style>
    <style:style style:name="Tabelle19.A66" style:family="table-cell">
      <style:table-cell-properties fo:padding="0.097cm" fo:border-left="0.05pt solid #000000" fo:border-right="none" fo:border-top="none" fo:border-bottom="0.05pt solid #000000"/>
    </style:style>
    <style:style style:name="Tabelle19.B66" style:family="table-cell">
      <style:table-cell-properties fo:padding="0.097cm" fo:border-left="0.05pt solid #000000" fo:border-right="none" fo:border-top="none" fo:border-bottom="0.05pt solid #000000"/>
    </style:style>
    <style:style style:name="Tabelle19.C66" style:family="table-cell">
      <style:table-cell-properties fo:padding="0.097cm" fo:border-left="0.05pt solid #000000" fo:border-right="none" fo:border-top="none" fo:border-bottom="0.05pt solid #000000"/>
    </style:style>
    <style:style style:name="Tabelle19.D66" style:family="table-cell">
      <style:table-cell-properties fo:padding="0.097cm" fo:border-left="0.05pt solid #000000" fo:border-right="none" fo:border-top="none" fo:border-bottom="0.05pt solid #000000"/>
    </style:style>
    <style:style style:name="Tabelle19.E66" style:family="table-cell">
      <style:table-cell-properties fo:padding="0.097cm" fo:border-left="0.05pt solid #000000" fo:border-right="0.05pt solid #000000" fo:border-top="none" fo:border-bottom="0.05pt solid #000000"/>
    </style:style>
    <style:style style:name="Tabelle19.A67" style:family="table-cell">
      <style:table-cell-properties fo:padding="0.097cm" fo:border-left="0.05pt solid #000000" fo:border-right="none" fo:border-top="none" fo:border-bottom="0.05pt solid #000000"/>
    </style:style>
    <style:style style:name="Tabelle19.B67" style:family="table-cell">
      <style:table-cell-properties fo:padding="0.097cm" fo:border-left="0.05pt solid #000000" fo:border-right="none" fo:border-top="none" fo:border-bottom="0.05pt solid #000000"/>
    </style:style>
    <style:style style:name="Tabelle19.C67" style:family="table-cell">
      <style:table-cell-properties fo:padding="0.097cm" fo:border-left="0.05pt solid #000000" fo:border-right="none" fo:border-top="none" fo:border-bottom="0.05pt solid #000000"/>
    </style:style>
    <style:style style:name="Tabelle19.D67" style:family="table-cell">
      <style:table-cell-properties fo:padding="0.097cm" fo:border-left="0.05pt solid #000000" fo:border-right="none" fo:border-top="none" fo:border-bottom="0.05pt solid #000000"/>
    </style:style>
    <style:style style:name="Tabelle19.E67" style:family="table-cell">
      <style:table-cell-properties fo:padding="0.097cm" fo:border-left="0.05pt solid #000000" fo:border-right="0.05pt solid #000000" fo:border-top="none" fo:border-bottom="0.05pt solid #000000"/>
    </style:style>
    <style:style style:name="Tabelle19.A68" style:family="table-cell">
      <style:table-cell-properties fo:padding="0.097cm" fo:border-left="0.05pt solid #000000" fo:border-right="none" fo:border-top="none" fo:border-bottom="0.05pt solid #000000"/>
    </style:style>
    <style:style style:name="Tabelle19.B68" style:family="table-cell">
      <style:table-cell-properties fo:padding="0.097cm" fo:border-left="0.05pt solid #000000" fo:border-right="none" fo:border-top="none" fo:border-bottom="0.05pt solid #000000"/>
    </style:style>
    <style:style style:name="Tabelle19.C68" style:family="table-cell">
      <style:table-cell-properties fo:padding="0.097cm" fo:border-left="0.05pt solid #000000" fo:border-right="none" fo:border-top="none" fo:border-bottom="0.05pt solid #000000"/>
    </style:style>
    <style:style style:name="Tabelle19.D68" style:family="table-cell">
      <style:table-cell-properties fo:padding="0.097cm" fo:border-left="0.05pt solid #000000" fo:border-right="none" fo:border-top="none" fo:border-bottom="0.05pt solid #000000"/>
    </style:style>
    <style:style style:name="Tabelle19.E68" style:family="table-cell">
      <style:table-cell-properties fo:padding="0.097cm" fo:border-left="0.05pt solid #000000" fo:border-right="0.05pt solid #000000" fo:border-top="none" fo:border-bottom="0.05pt solid #000000"/>
    </style:style>
    <style:style style:name="Tabelle19.A69" style:family="table-cell">
      <style:table-cell-properties fo:padding="0.097cm" fo:border-left="0.05pt solid #000000" fo:border-right="none" fo:border-top="none" fo:border-bottom="0.05pt solid #000000"/>
    </style:style>
    <style:style style:name="Tabelle19.B69" style:family="table-cell">
      <style:table-cell-properties fo:padding="0.097cm" fo:border-left="0.05pt solid #000000" fo:border-right="none" fo:border-top="none" fo:border-bottom="0.05pt solid #000000"/>
    </style:style>
    <style:style style:name="Tabelle19.C69" style:family="table-cell">
      <style:table-cell-properties fo:padding="0.097cm" fo:border-left="0.05pt solid #000000" fo:border-right="none" fo:border-top="none" fo:border-bottom="0.05pt solid #000000"/>
    </style:style>
    <style:style style:name="Tabelle19.D69" style:family="table-cell">
      <style:table-cell-properties fo:padding="0.097cm" fo:border-left="0.05pt solid #000000" fo:border-right="none" fo:border-top="none" fo:border-bottom="0.05pt solid #000000"/>
    </style:style>
    <style:style style:name="Tabelle19.E69" style:family="table-cell">
      <style:table-cell-properties fo:padding="0.097cm" fo:border-left="0.05pt solid #000000" fo:border-right="0.05pt solid #000000" fo:border-top="none" fo:border-bottom="0.05pt solid #000000"/>
    </style:style>
    <style:style style:name="Tabelle19.A70" style:family="table-cell">
      <style:table-cell-properties fo:padding="0.097cm" fo:border-left="0.05pt solid #000000" fo:border-right="none" fo:border-top="none" fo:border-bottom="0.05pt solid #000000"/>
    </style:style>
    <style:style style:name="Tabelle19.B70" style:family="table-cell">
      <style:table-cell-properties fo:padding="0.097cm" fo:border-left="0.05pt solid #000000" fo:border-right="none" fo:border-top="none" fo:border-bottom="0.05pt solid #000000"/>
    </style:style>
    <style:style style:name="Tabelle19.C70" style:family="table-cell">
      <style:table-cell-properties fo:padding="0.097cm" fo:border-left="0.05pt solid #000000" fo:border-right="none" fo:border-top="none" fo:border-bottom="0.05pt solid #000000"/>
    </style:style>
    <style:style style:name="Tabelle19.D70" style:family="table-cell">
      <style:table-cell-properties fo:padding="0.097cm" fo:border-left="0.05pt solid #000000" fo:border-right="none" fo:border-top="none" fo:border-bottom="0.05pt solid #000000"/>
    </style:style>
    <style:style style:name="Tabelle19.E70" style:family="table-cell">
      <style:table-cell-properties fo:padding="0.097cm" fo:border-left="0.05pt solid #000000" fo:border-right="0.05pt solid #000000" fo:border-top="none" fo:border-bottom="0.05pt solid #000000"/>
    </style:style>
    <style:style style:name="Tabelle19.A71" style:family="table-cell">
      <style:table-cell-properties fo:padding="0.097cm" fo:border-left="0.05pt solid #000000" fo:border-right="none" fo:border-top="none" fo:border-bottom="0.05pt solid #000000"/>
    </style:style>
    <style:style style:name="Tabelle19.B71" style:family="table-cell">
      <style:table-cell-properties fo:padding="0.097cm" fo:border-left="0.05pt solid #000000" fo:border-right="none" fo:border-top="none" fo:border-bottom="0.05pt solid #000000"/>
    </style:style>
    <style:style style:name="Tabelle19.C71" style:family="table-cell">
      <style:table-cell-properties fo:padding="0.097cm" fo:border-left="0.05pt solid #000000" fo:border-right="none" fo:border-top="none" fo:border-bottom="0.05pt solid #000000"/>
    </style:style>
    <style:style style:name="Tabelle19.D71" style:family="table-cell">
      <style:table-cell-properties fo:padding="0.097cm" fo:border-left="0.05pt solid #000000" fo:border-right="none" fo:border-top="none" fo:border-bottom="0.05pt solid #000000"/>
    </style:style>
    <style:style style:name="Tabelle19.E71" style:family="table-cell">
      <style:table-cell-properties fo:padding="0.097cm" fo:border-left="0.05pt solid #000000" fo:border-right="0.05pt solid #000000" fo:border-top="none" fo:border-bottom="0.05pt solid #000000"/>
    </style:style>
    <style:style style:name="Tabelle19.A72" style:family="table-cell">
      <style:table-cell-properties fo:padding="0.097cm" fo:border-left="0.05pt solid #000000" fo:border-right="none" fo:border-top="none" fo:border-bottom="0.05pt solid #000000"/>
    </style:style>
    <style:style style:name="Tabelle19.B72" style:family="table-cell">
      <style:table-cell-properties fo:padding="0.097cm" fo:border-left="0.05pt solid #000000" fo:border-right="none" fo:border-top="none" fo:border-bottom="0.05pt solid #000000"/>
    </style:style>
    <style:style style:name="Tabelle19.C72" style:family="table-cell">
      <style:table-cell-properties fo:padding="0.097cm" fo:border-left="0.05pt solid #000000" fo:border-right="none" fo:border-top="none" fo:border-bottom="0.05pt solid #000000"/>
    </style:style>
    <style:style style:name="Tabelle19.D72" style:family="table-cell">
      <style:table-cell-properties fo:padding="0.097cm" fo:border-left="0.05pt solid #000000" fo:border-right="none" fo:border-top="none" fo:border-bottom="0.05pt solid #000000"/>
    </style:style>
    <style:style style:name="Tabelle19.E72" style:family="table-cell">
      <style:table-cell-properties fo:padding="0.097cm" fo:border-left="0.05pt solid #000000" fo:border-right="0.05pt solid #000000" fo:border-top="none" fo:border-bottom="0.05pt solid #000000"/>
    </style:style>
    <style:style style:name="Tabelle19.A73" style:family="table-cell">
      <style:table-cell-properties fo:padding="0.097cm" fo:border-left="0.05pt solid #000000" fo:border-right="none" fo:border-top="none" fo:border-bottom="0.05pt solid #000000"/>
    </style:style>
    <style:style style:name="Tabelle19.B73" style:family="table-cell">
      <style:table-cell-properties fo:padding="0.097cm" fo:border-left="0.05pt solid #000000" fo:border-right="none" fo:border-top="none" fo:border-bottom="0.05pt solid #000000"/>
    </style:style>
    <style:style style:name="Tabelle19.C73" style:family="table-cell">
      <style:table-cell-properties fo:padding="0.097cm" fo:border-left="0.05pt solid #000000" fo:border-right="none" fo:border-top="none" fo:border-bottom="0.05pt solid #000000"/>
    </style:style>
    <style:style style:name="Tabelle19.D73" style:family="table-cell">
      <style:table-cell-properties fo:padding="0.097cm" fo:border-left="0.05pt solid #000000" fo:border-right="none" fo:border-top="none" fo:border-bottom="0.05pt solid #000000"/>
    </style:style>
    <style:style style:name="Tabelle19.E73" style:family="table-cell">
      <style:table-cell-properties fo:padding="0.097cm" fo:border-left="0.05pt solid #000000" fo:border-right="0.05pt solid #000000" fo:border-top="none" fo:border-bottom="0.05pt solid #000000"/>
    </style:style>
    <style:style style:name="Tabelle19.A74" style:family="table-cell">
      <style:table-cell-properties fo:padding="0.097cm" fo:border-left="0.05pt solid #000000" fo:border-right="none" fo:border-top="none" fo:border-bottom="0.05pt solid #000000"/>
    </style:style>
    <style:style style:name="Tabelle19.B74" style:family="table-cell">
      <style:table-cell-properties fo:padding="0.097cm" fo:border-left="0.05pt solid #000000" fo:border-right="none" fo:border-top="none" fo:border-bottom="0.05pt solid #000000"/>
    </style:style>
    <style:style style:name="Tabelle19.C74" style:family="table-cell">
      <style:table-cell-properties fo:padding="0.097cm" fo:border-left="0.05pt solid #000000" fo:border-right="none" fo:border-top="none" fo:border-bottom="0.05pt solid #000000"/>
    </style:style>
    <style:style style:name="Tabelle19.D74" style:family="table-cell">
      <style:table-cell-properties fo:padding="0.097cm" fo:border-left="0.05pt solid #000000" fo:border-right="none" fo:border-top="none" fo:border-bottom="0.05pt solid #000000"/>
    </style:style>
    <style:style style:name="Tabelle19.E74" style:family="table-cell">
      <style:table-cell-properties fo:padding="0.097cm" fo:border-left="0.05pt solid #000000" fo:border-right="0.05pt solid #000000" fo:border-top="none" fo:border-bottom="0.05pt solid #000000"/>
    </style:style>
    <style:style style:name="Tabelle19.A75" style:family="table-cell">
      <style:table-cell-properties fo:padding="0.097cm" fo:border-left="0.05pt solid #000000" fo:border-right="none" fo:border-top="none" fo:border-bottom="0.05pt solid #000000"/>
    </style:style>
    <style:style style:name="Tabelle19.B75" style:family="table-cell">
      <style:table-cell-properties fo:padding="0.097cm" fo:border-left="0.05pt solid #000000" fo:border-right="none" fo:border-top="none" fo:border-bottom="0.05pt solid #000000"/>
    </style:style>
    <style:style style:name="Tabelle19.C75" style:family="table-cell">
      <style:table-cell-properties fo:padding="0.097cm" fo:border-left="0.05pt solid #000000" fo:border-right="none" fo:border-top="none" fo:border-bottom="0.05pt solid #000000"/>
    </style:style>
    <style:style style:name="Tabelle19.D75" style:family="table-cell">
      <style:table-cell-properties fo:padding="0.097cm" fo:border-left="0.05pt solid #000000" fo:border-right="none" fo:border-top="none" fo:border-bottom="0.05pt solid #000000"/>
    </style:style>
    <style:style style:name="Tabelle19.E75" style:family="table-cell">
      <style:table-cell-properties fo:padding="0.097cm" fo:border-left="0.05pt solid #000000" fo:border-right="0.05pt solid #000000" fo:border-top="none" fo:border-bottom="0.05pt solid #000000"/>
    </style:style>
    <style:style style:name="Tabelle19.A76" style:family="table-cell">
      <style:table-cell-properties fo:padding="0.097cm" fo:border-left="0.05pt solid #000000" fo:border-right="none" fo:border-top="none" fo:border-bottom="0.05pt solid #000000"/>
    </style:style>
    <style:style style:name="Tabelle19.B76" style:family="table-cell">
      <style:table-cell-properties fo:padding="0.097cm" fo:border-left="0.05pt solid #000000" fo:border-right="none" fo:border-top="none" fo:border-bottom="0.05pt solid #000000"/>
    </style:style>
    <style:style style:name="Tabelle19.C76" style:family="table-cell">
      <style:table-cell-properties fo:padding="0.097cm" fo:border-left="0.05pt solid #000000" fo:border-right="none" fo:border-top="none" fo:border-bottom="0.05pt solid #000000"/>
    </style:style>
    <style:style style:name="Tabelle19.D76" style:family="table-cell">
      <style:table-cell-properties fo:padding="0.097cm" fo:border-left="0.05pt solid #000000" fo:border-right="none" fo:border-top="none" fo:border-bottom="0.05pt solid #000000"/>
    </style:style>
    <style:style style:name="Tabelle19.E76" style:family="table-cell">
      <style:table-cell-properties fo:padding="0.097cm" fo:border-left="0.05pt solid #000000" fo:border-right="0.05pt solid #000000" fo:border-top="none" fo:border-bottom="0.05pt solid #000000"/>
    </style:style>
    <style:style style:name="Tabelle19.A77" style:family="table-cell">
      <style:table-cell-properties fo:padding="0.097cm" fo:border-left="0.05pt solid #000000" fo:border-right="none" fo:border-top="none" fo:border-bottom="0.05pt solid #000000"/>
    </style:style>
    <style:style style:name="Tabelle19.B77" style:family="table-cell">
      <style:table-cell-properties fo:padding="0.097cm" fo:border-left="0.05pt solid #000000" fo:border-right="none" fo:border-top="none" fo:border-bottom="0.05pt solid #000000"/>
    </style:style>
    <style:style style:name="Tabelle19.C77" style:family="table-cell">
      <style:table-cell-properties fo:padding="0.097cm" fo:border-left="0.05pt solid #000000" fo:border-right="none" fo:border-top="none" fo:border-bottom="0.05pt solid #000000"/>
    </style:style>
    <style:style style:name="Tabelle19.D77" style:family="table-cell">
      <style:table-cell-properties fo:padding="0.097cm" fo:border-left="0.05pt solid #000000" fo:border-right="none" fo:border-top="none" fo:border-bottom="0.05pt solid #000000"/>
    </style:style>
    <style:style style:name="Tabelle19.E77" style:family="table-cell">
      <style:table-cell-properties fo:padding="0.097cm" fo:border-left="0.05pt solid #000000" fo:border-right="0.05pt solid #000000" fo:border-top="none" fo:border-bottom="0.05pt solid #000000"/>
    </style:style>
    <style:style style:name="Tabelle19.A78" style:family="table-cell">
      <style:table-cell-properties fo:padding="0.097cm" fo:border-left="0.05pt solid #000000" fo:border-right="none" fo:border-top="none" fo:border-bottom="0.05pt solid #000000"/>
    </style:style>
    <style:style style:name="Tabelle19.B78" style:family="table-cell">
      <style:table-cell-properties fo:padding="0.097cm" fo:border-left="0.05pt solid #000000" fo:border-right="none" fo:border-top="none" fo:border-bottom="0.05pt solid #000000"/>
    </style:style>
    <style:style style:name="Tabelle19.C78" style:family="table-cell">
      <style:table-cell-properties fo:padding="0.097cm" fo:border-left="0.05pt solid #000000" fo:border-right="none" fo:border-top="none" fo:border-bottom="0.05pt solid #000000"/>
    </style:style>
    <style:style style:name="Tabelle19.D78" style:family="table-cell">
      <style:table-cell-properties fo:padding="0.097cm" fo:border-left="0.05pt solid #000000" fo:border-right="none" fo:border-top="none" fo:border-bottom="0.05pt solid #000000"/>
    </style:style>
    <style:style style:name="Tabelle19.E78" style:family="table-cell">
      <style:table-cell-properties fo:padding="0.097cm" fo:border-left="0.05pt solid #000000" fo:border-right="0.05pt solid #000000" fo:border-top="none" fo:border-bottom="0.05pt solid #000000"/>
    </style:style>
    <style:style style:name="Tabelle19.A79" style:family="table-cell">
      <style:table-cell-properties fo:padding="0.097cm" fo:border-left="0.05pt solid #000000" fo:border-right="none" fo:border-top="none" fo:border-bottom="0.05pt solid #000000"/>
    </style:style>
    <style:style style:name="Tabelle19.B79" style:family="table-cell">
      <style:table-cell-properties fo:padding="0.097cm" fo:border-left="0.05pt solid #000000" fo:border-right="none" fo:border-top="none" fo:border-bottom="0.05pt solid #000000"/>
    </style:style>
    <style:style style:name="Tabelle19.C79" style:family="table-cell">
      <style:table-cell-properties fo:padding="0.097cm" fo:border-left="0.05pt solid #000000" fo:border-right="none" fo:border-top="none" fo:border-bottom="0.05pt solid #000000"/>
    </style:style>
    <style:style style:name="Tabelle19.D79" style:family="table-cell">
      <style:table-cell-properties fo:padding="0.097cm" fo:border-left="0.05pt solid #000000" fo:border-right="none" fo:border-top="none" fo:border-bottom="0.05pt solid #000000"/>
    </style:style>
    <style:style style:name="Tabelle19.E79" style:family="table-cell">
      <style:table-cell-properties fo:padding="0.097cm" fo:border-left="0.05pt solid #000000" fo:border-right="0.05pt solid #000000" fo:border-top="none" fo:border-bottom="0.05pt solid #000000"/>
    </style:style>
    <style:style style:name="Tabelle19.A80" style:family="table-cell">
      <style:table-cell-properties fo:padding="0.097cm" fo:border-left="0.05pt solid #000000" fo:border-right="none" fo:border-top="none" fo:border-bottom="0.05pt solid #000000"/>
    </style:style>
    <style:style style:name="Tabelle19.B80" style:family="table-cell">
      <style:table-cell-properties fo:padding="0.097cm" fo:border-left="0.05pt solid #000000" fo:border-right="none" fo:border-top="none" fo:border-bottom="0.05pt solid #000000"/>
    </style:style>
    <style:style style:name="Tabelle19.C80" style:family="table-cell">
      <style:table-cell-properties fo:padding="0.097cm" fo:border-left="0.05pt solid #000000" fo:border-right="none" fo:border-top="none" fo:border-bottom="0.05pt solid #000000"/>
    </style:style>
    <style:style style:name="Tabelle19.D80" style:family="table-cell">
      <style:table-cell-properties fo:padding="0.097cm" fo:border-left="0.05pt solid #000000" fo:border-right="none" fo:border-top="none" fo:border-bottom="0.05pt solid #000000"/>
    </style:style>
    <style:style style:name="Tabelle19.E80" style:family="table-cell">
      <style:table-cell-properties fo:padding="0.097cm" fo:border-left="0.05pt solid #000000" fo:border-right="0.05pt solid #000000" fo:border-top="none" fo:border-bottom="0.05pt solid #000000"/>
    </style:style>
    <style:style style:name="Tabelle19.A81" style:family="table-cell">
      <style:table-cell-properties fo:padding="0.097cm" fo:border-left="0.05pt solid #000000" fo:border-right="none" fo:border-top="none" fo:border-bottom="0.05pt solid #000000"/>
    </style:style>
    <style:style style:name="Tabelle19.B81" style:family="table-cell">
      <style:table-cell-properties fo:padding="0.097cm" fo:border-left="0.05pt solid #000000" fo:border-right="none" fo:border-top="none" fo:border-bottom="0.05pt solid #000000"/>
    </style:style>
    <style:style style:name="Tabelle19.C81" style:family="table-cell">
      <style:table-cell-properties fo:padding="0.097cm" fo:border-left="0.05pt solid #000000" fo:border-right="none" fo:border-top="none" fo:border-bottom="0.05pt solid #000000"/>
    </style:style>
    <style:style style:name="Tabelle19.D81" style:family="table-cell">
      <style:table-cell-properties fo:padding="0.097cm" fo:border-left="0.05pt solid #000000" fo:border-right="none" fo:border-top="none" fo:border-bottom="0.05pt solid #000000"/>
    </style:style>
    <style:style style:name="Tabelle19.E81" style:family="table-cell">
      <style:table-cell-properties fo:padding="0.097cm" fo:border-left="0.05pt solid #000000" fo:border-right="0.05pt solid #000000" fo:border-top="none" fo:border-bottom="0.05pt solid #000000"/>
    </style:style>
    <style:style style:name="Tabelle19.A82" style:family="table-cell">
      <style:table-cell-properties fo:padding="0.097cm" fo:border-left="0.05pt solid #000000" fo:border-right="none" fo:border-top="none" fo:border-bottom="0.05pt solid #000000"/>
    </style:style>
    <style:style style:name="Tabelle19.B82" style:family="table-cell">
      <style:table-cell-properties fo:padding="0.097cm" fo:border-left="0.05pt solid #000000" fo:border-right="none" fo:border-top="none" fo:border-bottom="0.05pt solid #000000"/>
    </style:style>
    <style:style style:name="Tabelle19.C82" style:family="table-cell">
      <style:table-cell-properties fo:padding="0.097cm" fo:border-left="0.05pt solid #000000" fo:border-right="none" fo:border-top="none" fo:border-bottom="0.05pt solid #000000"/>
    </style:style>
    <style:style style:name="Tabelle19.D82" style:family="table-cell">
      <style:table-cell-properties fo:padding="0.097cm" fo:border-left="0.05pt solid #000000" fo:border-right="none" fo:border-top="none" fo:border-bottom="0.05pt solid #000000"/>
    </style:style>
    <style:style style:name="Tabelle19.E82" style:family="table-cell">
      <style:table-cell-properties fo:padding="0.097cm" fo:border-left="0.05pt solid #000000" fo:border-right="0.05pt solid #000000" fo:border-top="none" fo:border-bottom="0.05pt solid #000000"/>
    </style:style>
    <style:style style:name="Tabelle19.A83" style:family="table-cell">
      <style:table-cell-properties fo:padding="0.097cm" fo:border-left="0.05pt solid #000000" fo:border-right="none" fo:border-top="none" fo:border-bottom="0.05pt solid #000000"/>
    </style:style>
    <style:style style:name="Tabelle19.B83" style:family="table-cell">
      <style:table-cell-properties fo:padding="0.097cm" fo:border-left="0.05pt solid #000000" fo:border-right="none" fo:border-top="none" fo:border-bottom="0.05pt solid #000000"/>
    </style:style>
    <style:style style:name="Tabelle19.C83" style:family="table-cell">
      <style:table-cell-properties fo:padding="0.097cm" fo:border-left="0.05pt solid #000000" fo:border-right="none" fo:border-top="none" fo:border-bottom="0.05pt solid #000000"/>
    </style:style>
    <style:style style:name="Tabelle19.D83" style:family="table-cell">
      <style:table-cell-properties fo:padding="0.097cm" fo:border-left="0.05pt solid #000000" fo:border-right="none" fo:border-top="none" fo:border-bottom="0.05pt solid #000000"/>
    </style:style>
    <style:style style:name="Tabelle19.E83" style:family="table-cell">
      <style:table-cell-properties fo:padding="0.097cm" fo:border-left="0.05pt solid #000000" fo:border-right="0.05pt solid #000000" fo:border-top="none" fo:border-bottom="0.05pt solid #000000"/>
    </style:style>
    <style:style style:name="Tabelle19.A84" style:family="table-cell">
      <style:table-cell-properties fo:padding="0.097cm" fo:border-left="0.05pt solid #000000" fo:border-right="none" fo:border-top="none" fo:border-bottom="0.05pt solid #000000"/>
    </style:style>
    <style:style style:name="Tabelle19.B84" style:family="table-cell">
      <style:table-cell-properties fo:padding="0.097cm" fo:border-left="0.05pt solid #000000" fo:border-right="none" fo:border-top="none" fo:border-bottom="0.05pt solid #000000"/>
    </style:style>
    <style:style style:name="Tabelle19.C84" style:family="table-cell">
      <style:table-cell-properties fo:padding="0.097cm" fo:border-left="0.05pt solid #000000" fo:border-right="none" fo:border-top="none" fo:border-bottom="0.05pt solid #000000"/>
    </style:style>
    <style:style style:name="Tabelle19.D84" style:family="table-cell">
      <style:table-cell-properties fo:padding="0.097cm" fo:border-left="0.05pt solid #000000" fo:border-right="none" fo:border-top="none" fo:border-bottom="0.05pt solid #000000"/>
    </style:style>
    <style:style style:name="Tabelle19.E84" style:family="table-cell">
      <style:table-cell-properties fo:padding="0.097cm" fo:border-left="0.05pt solid #000000" fo:border-right="0.05pt solid #000000" fo:border-top="none" fo:border-bottom="0.05pt solid #000000"/>
    </style:style>
    <style:style style:name="Tabelle19.A85" style:family="table-cell">
      <style:table-cell-properties fo:padding="0.097cm" fo:border-left="0.05pt solid #000000" fo:border-right="none" fo:border-top="none" fo:border-bottom="0.05pt solid #000000"/>
    </style:style>
    <style:style style:name="Tabelle19.B85" style:family="table-cell">
      <style:table-cell-properties fo:padding="0.097cm" fo:border-left="0.05pt solid #000000" fo:border-right="none" fo:border-top="none" fo:border-bottom="0.05pt solid #000000"/>
    </style:style>
    <style:style style:name="Tabelle19.C85" style:family="table-cell">
      <style:table-cell-properties fo:padding="0.097cm" fo:border-left="0.05pt solid #000000" fo:border-right="none" fo:border-top="none" fo:border-bottom="0.05pt solid #000000"/>
    </style:style>
    <style:style style:name="Tabelle19.D85" style:family="table-cell">
      <style:table-cell-properties fo:padding="0.097cm" fo:border-left="0.05pt solid #000000" fo:border-right="none" fo:border-top="none" fo:border-bottom="0.05pt solid #000000"/>
    </style:style>
    <style:style style:name="Tabelle19.E85" style:family="table-cell">
      <style:table-cell-properties fo:padding="0.097cm" fo:border-left="0.05pt solid #000000" fo:border-right="0.05pt solid #000000" fo:border-top="none" fo:border-bottom="0.05pt solid #000000"/>
    </style:style>
    <style:style style:name="Tabelle19.A86" style:family="table-cell">
      <style:table-cell-properties fo:padding="0.097cm" fo:border-left="0.05pt solid #000000" fo:border-right="none" fo:border-top="none" fo:border-bottom="0.05pt solid #000000"/>
    </style:style>
    <style:style style:name="Tabelle19.B86" style:family="table-cell">
      <style:table-cell-properties fo:padding="0.097cm" fo:border-left="0.05pt solid #000000" fo:border-right="none" fo:border-top="none" fo:border-bottom="0.05pt solid #000000"/>
    </style:style>
    <style:style style:name="Tabelle19.C86" style:family="table-cell">
      <style:table-cell-properties fo:padding="0.097cm" fo:border-left="0.05pt solid #000000" fo:border-right="none" fo:border-top="none" fo:border-bottom="0.05pt solid #000000"/>
    </style:style>
    <style:style style:name="Tabelle19.D86" style:family="table-cell">
      <style:table-cell-properties fo:padding="0.097cm" fo:border-left="0.05pt solid #000000" fo:border-right="none" fo:border-top="none" fo:border-bottom="0.05pt solid #000000"/>
    </style:style>
    <style:style style:name="Tabelle19.E86" style:family="table-cell">
      <style:table-cell-properties fo:padding="0.097cm" fo:border-left="0.05pt solid #000000" fo:border-right="0.05pt solid #000000" fo:border-top="none" fo:border-bottom="0.05pt solid #000000"/>
    </style:style>
    <style:style style:name="Tabelle19.A87" style:family="table-cell">
      <style:table-cell-properties fo:padding="0.097cm" fo:border-left="0.05pt solid #000000" fo:border-right="none" fo:border-top="none" fo:border-bottom="0.05pt solid #000000"/>
    </style:style>
    <style:style style:name="Tabelle19.B87" style:family="table-cell">
      <style:table-cell-properties fo:padding="0.097cm" fo:border-left="0.05pt solid #000000" fo:border-right="none" fo:border-top="none" fo:border-bottom="0.05pt solid #000000"/>
    </style:style>
    <style:style style:name="Tabelle19.C87" style:family="table-cell">
      <style:table-cell-properties fo:padding="0.097cm" fo:border-left="0.05pt solid #000000" fo:border-right="none" fo:border-top="none" fo:border-bottom="0.05pt solid #000000"/>
    </style:style>
    <style:style style:name="Tabelle19.D87" style:family="table-cell">
      <style:table-cell-properties fo:padding="0.097cm" fo:border-left="0.05pt solid #000000" fo:border-right="none" fo:border-top="none" fo:border-bottom="0.05pt solid #000000"/>
    </style:style>
    <style:style style:name="Tabelle19.E87" style:family="table-cell">
      <style:table-cell-properties fo:padding="0.097cm" fo:border-left="0.05pt solid #000000" fo:border-right="0.05pt solid #000000" fo:border-top="none" fo:border-bottom="0.05pt solid #000000"/>
    </style:style>
    <style:style style:name="Tabelle19.A88" style:family="table-cell">
      <style:table-cell-properties fo:padding="0.097cm" fo:border-left="0.05pt solid #000000" fo:border-right="none" fo:border-top="none" fo:border-bottom="0.05pt solid #000000"/>
    </style:style>
    <style:style style:name="Tabelle19.B88" style:family="table-cell">
      <style:table-cell-properties fo:padding="0.097cm" fo:border-left="0.05pt solid #000000" fo:border-right="none" fo:border-top="none" fo:border-bottom="0.05pt solid #000000"/>
    </style:style>
    <style:style style:name="Tabelle19.C88" style:family="table-cell">
      <style:table-cell-properties fo:padding="0.097cm" fo:border-left="0.05pt solid #000000" fo:border-right="none" fo:border-top="none" fo:border-bottom="0.05pt solid #000000"/>
    </style:style>
    <style:style style:name="Tabelle19.D88" style:family="table-cell">
      <style:table-cell-properties fo:padding="0.097cm" fo:border-left="0.05pt solid #000000" fo:border-right="none" fo:border-top="none" fo:border-bottom="0.05pt solid #000000"/>
    </style:style>
    <style:style style:name="Tabelle19.E88" style:family="table-cell">
      <style:table-cell-properties fo:padding="0.097cm" fo:border-left="0.05pt solid #000000" fo:border-right="0.05pt solid #000000" fo:border-top="none" fo:border-bottom="0.05pt solid #000000"/>
    </style:style>
    <style:style style:name="Tabelle19.A89" style:family="table-cell">
      <style:table-cell-properties fo:padding="0.097cm" fo:border-left="0.05pt solid #000000" fo:border-right="none" fo:border-top="none" fo:border-bottom="0.05pt solid #000000"/>
    </style:style>
    <style:style style:name="Tabelle19.B89" style:family="table-cell">
      <style:table-cell-properties fo:padding="0.097cm" fo:border-left="0.05pt solid #000000" fo:border-right="none" fo:border-top="none" fo:border-bottom="0.05pt solid #000000"/>
    </style:style>
    <style:style style:name="Tabelle19.C89" style:family="table-cell">
      <style:table-cell-properties fo:padding="0.097cm" fo:border-left="0.05pt solid #000000" fo:border-right="none" fo:border-top="none" fo:border-bottom="0.05pt solid #000000"/>
    </style:style>
    <style:style style:name="Tabelle19.D89" style:family="table-cell">
      <style:table-cell-properties fo:padding="0.097cm" fo:border-left="0.05pt solid #000000" fo:border-right="none" fo:border-top="none" fo:border-bottom="0.05pt solid #000000"/>
    </style:style>
    <style:style style:name="Tabelle19.E89" style:family="table-cell">
      <style:table-cell-properties fo:padding="0.097cm" fo:border-left="0.05pt solid #000000" fo:border-right="0.05pt solid #000000" fo:border-top="none" fo:border-bottom="0.05pt solid #000000"/>
    </style:style>
    <style:style style:name="Tabelle19.A90" style:family="table-cell">
      <style:table-cell-properties fo:padding="0.097cm" fo:border-left="0.05pt solid #000000" fo:border-right="none" fo:border-top="none" fo:border-bottom="0.05pt solid #000000"/>
    </style:style>
    <style:style style:name="Tabelle19.B90" style:family="table-cell">
      <style:table-cell-properties fo:padding="0.097cm" fo:border-left="0.05pt solid #000000" fo:border-right="none" fo:border-top="none" fo:border-bottom="0.05pt solid #000000"/>
    </style:style>
    <style:style style:name="Tabelle19.C90" style:family="table-cell">
      <style:table-cell-properties fo:padding="0.097cm" fo:border-left="0.05pt solid #000000" fo:border-right="none" fo:border-top="none" fo:border-bottom="0.05pt solid #000000"/>
    </style:style>
    <style:style style:name="Tabelle19.D90" style:family="table-cell">
      <style:table-cell-properties fo:padding="0.097cm" fo:border-left="0.05pt solid #000000" fo:border-right="none" fo:border-top="none" fo:border-bottom="0.05pt solid #000000"/>
    </style:style>
    <style:style style:name="Tabelle19.E90" style:family="table-cell">
      <style:table-cell-properties fo:padding="0.097cm" fo:border-left="0.05pt solid #000000" fo:border-right="0.05pt solid #000000" fo:border-top="none" fo:border-bottom="0.05pt solid #000000"/>
    </style:style>
    <style:style style:name="Tabelle19.A91" style:family="table-cell">
      <style:table-cell-properties fo:padding="0.097cm" fo:border-left="0.05pt solid #000000" fo:border-right="none" fo:border-top="none" fo:border-bottom="0.05pt solid #000000"/>
    </style:style>
    <style:style style:name="Tabelle19.B91" style:family="table-cell">
      <style:table-cell-properties fo:padding="0.097cm" fo:border-left="0.05pt solid #000000" fo:border-right="none" fo:border-top="none" fo:border-bottom="0.05pt solid #000000"/>
    </style:style>
    <style:style style:name="Tabelle19.C91" style:family="table-cell">
      <style:table-cell-properties fo:padding="0.097cm" fo:border-left="0.05pt solid #000000" fo:border-right="none" fo:border-top="none" fo:border-bottom="0.05pt solid #000000"/>
    </style:style>
    <style:style style:name="Tabelle19.D91" style:family="table-cell">
      <style:table-cell-properties fo:padding="0.097cm" fo:border-left="0.05pt solid #000000" fo:border-right="none" fo:border-top="none" fo:border-bottom="0.05pt solid #000000"/>
    </style:style>
    <style:style style:name="Tabelle19.E91" style:family="table-cell">
      <style:table-cell-properties fo:padding="0.097cm" fo:border-left="0.05pt solid #000000" fo:border-right="0.05pt solid #000000" fo:border-top="none" fo:border-bottom="0.05pt solid #000000"/>
    </style:style>
    <style:style style:name="Tabelle19.A92" style:family="table-cell">
      <style:table-cell-properties fo:padding="0.097cm" fo:border-left="0.05pt solid #000000" fo:border-right="none" fo:border-top="none" fo:border-bottom="0.05pt solid #000000"/>
    </style:style>
    <style:style style:name="Tabelle19.B92" style:family="table-cell">
      <style:table-cell-properties fo:padding="0.097cm" fo:border-left="0.05pt solid #000000" fo:border-right="none" fo:border-top="none" fo:border-bottom="0.05pt solid #000000"/>
    </style:style>
    <style:style style:name="Tabelle19.C92" style:family="table-cell">
      <style:table-cell-properties fo:padding="0.097cm" fo:border-left="0.05pt solid #000000" fo:border-right="none" fo:border-top="none" fo:border-bottom="0.05pt solid #000000"/>
    </style:style>
    <style:style style:name="Tabelle19.D92" style:family="table-cell">
      <style:table-cell-properties fo:padding="0.097cm" fo:border-left="0.05pt solid #000000" fo:border-right="none" fo:border-top="none" fo:border-bottom="0.05pt solid #000000"/>
    </style:style>
    <style:style style:name="Tabelle19.E92" style:family="table-cell">
      <style:table-cell-properties fo:padding="0.097cm" fo:border-left="0.05pt solid #000000" fo:border-right="0.05pt solid #000000" fo:border-top="none" fo:border-bottom="0.05pt solid #000000"/>
    </style:style>
    <style:style style:name="Tabelle19.A93" style:family="table-cell">
      <style:table-cell-properties fo:padding="0.097cm" fo:border-left="0.05pt solid #000000" fo:border-right="none" fo:border-top="none" fo:border-bottom="0.05pt solid #000000"/>
    </style:style>
    <style:style style:name="Tabelle19.B93" style:family="table-cell">
      <style:table-cell-properties fo:padding="0.097cm" fo:border-left="0.05pt solid #000000" fo:border-right="none" fo:border-top="none" fo:border-bottom="0.05pt solid #000000"/>
    </style:style>
    <style:style style:name="Tabelle19.C93" style:family="table-cell">
      <style:table-cell-properties fo:padding="0.097cm" fo:border-left="0.05pt solid #000000" fo:border-right="none" fo:border-top="none" fo:border-bottom="0.05pt solid #000000"/>
    </style:style>
    <style:style style:name="Tabelle19.D93" style:family="table-cell">
      <style:table-cell-properties fo:padding="0.097cm" fo:border-left="0.05pt solid #000000" fo:border-right="none" fo:border-top="none" fo:border-bottom="0.05pt solid #000000"/>
    </style:style>
    <style:style style:name="Tabelle19.E93" style:family="table-cell">
      <style:table-cell-properties fo:padding="0.097cm" fo:border-left="0.05pt solid #000000" fo:border-right="0.05pt solid #000000" fo:border-top="none" fo:border-bottom="0.05pt solid #000000"/>
    </style:style>
    <style:style style:name="Tabelle19.A94" style:family="table-cell">
      <style:table-cell-properties fo:padding="0.097cm" fo:border-left="0.05pt solid #000000" fo:border-right="none" fo:border-top="none" fo:border-bottom="0.05pt solid #000000"/>
    </style:style>
    <style:style style:name="Tabelle19.B94" style:family="table-cell">
      <style:table-cell-properties fo:padding="0.097cm" fo:border-left="0.05pt solid #000000" fo:border-right="none" fo:border-top="none" fo:border-bottom="0.05pt solid #000000"/>
    </style:style>
    <style:style style:name="Tabelle19.C94" style:family="table-cell">
      <style:table-cell-properties fo:padding="0.097cm" fo:border-left="0.05pt solid #000000" fo:border-right="none" fo:border-top="none" fo:border-bottom="0.05pt solid #000000"/>
    </style:style>
    <style:style style:name="Tabelle19.D94" style:family="table-cell">
      <style:table-cell-properties fo:padding="0.097cm" fo:border-left="0.05pt solid #000000" fo:border-right="none" fo:border-top="none" fo:border-bottom="0.05pt solid #000000"/>
    </style:style>
    <style:style style:name="Tabelle19.E94" style:family="table-cell">
      <style:table-cell-properties fo:padding="0.097cm" fo:border-left="0.05pt solid #000000" fo:border-right="0.05pt solid #000000" fo:border-top="none" fo:border-bottom="0.05pt solid #000000"/>
    </style:style>
    <style:style style:name="Tabelle19.A95" style:family="table-cell">
      <style:table-cell-properties fo:padding="0.097cm" fo:border-left="0.05pt solid #000000" fo:border-right="none" fo:border-top="none" fo:border-bottom="0.05pt solid #000000"/>
    </style:style>
    <style:style style:name="Tabelle19.B95" style:family="table-cell">
      <style:table-cell-properties fo:padding="0.097cm" fo:border-left="0.05pt solid #000000" fo:border-right="none" fo:border-top="none" fo:border-bottom="0.05pt solid #000000"/>
    </style:style>
    <style:style style:name="Tabelle19.C95" style:family="table-cell">
      <style:table-cell-properties fo:padding="0.097cm" fo:border-left="0.05pt solid #000000" fo:border-right="none" fo:border-top="none" fo:border-bottom="0.05pt solid #000000"/>
    </style:style>
    <style:style style:name="Tabelle19.D95" style:family="table-cell">
      <style:table-cell-properties fo:padding="0.097cm" fo:border-left="0.05pt solid #000000" fo:border-right="none" fo:border-top="none" fo:border-bottom="0.05pt solid #000000"/>
    </style:style>
    <style:style style:name="Tabelle19.E95" style:family="table-cell">
      <style:table-cell-properties fo:padding="0.097cm" fo:border-left="0.05pt solid #000000" fo:border-right="0.05pt solid #000000" fo:border-top="none" fo:border-bottom="0.05pt solid #000000"/>
    </style:style>
    <style:style style:name="Tabelle19.A96" style:family="table-cell">
      <style:table-cell-properties fo:padding="0.097cm" fo:border-left="0.05pt solid #000000" fo:border-right="none" fo:border-top="none" fo:border-bottom="0.05pt solid #000000"/>
    </style:style>
    <style:style style:name="Tabelle19.B96" style:family="table-cell">
      <style:table-cell-properties fo:padding="0.097cm" fo:border-left="0.05pt solid #000000" fo:border-right="none" fo:border-top="none" fo:border-bottom="0.05pt solid #000000"/>
    </style:style>
    <style:style style:name="Tabelle19.C96" style:family="table-cell">
      <style:table-cell-properties fo:padding="0.097cm" fo:border-left="0.05pt solid #000000" fo:border-right="none" fo:border-top="none" fo:border-bottom="0.05pt solid #000000"/>
    </style:style>
    <style:style style:name="Tabelle19.D96" style:family="table-cell">
      <style:table-cell-properties fo:padding="0.097cm" fo:border-left="0.05pt solid #000000" fo:border-right="none" fo:border-top="none" fo:border-bottom="0.05pt solid #000000"/>
    </style:style>
    <style:style style:name="Tabelle19.E96" style:family="table-cell">
      <style:table-cell-properties fo:padding="0.097cm" fo:border-left="0.05pt solid #000000" fo:border-right="0.05pt solid #000000" fo:border-top="none" fo:border-bottom="0.05pt solid #000000"/>
    </style:style>
    <style:style style:name="Tabelle19.A97" style:family="table-cell">
      <style:table-cell-properties fo:padding="0.097cm" fo:border-left="0.05pt solid #000000" fo:border-right="none" fo:border-top="none" fo:border-bottom="0.05pt solid #000000"/>
    </style:style>
    <style:style style:name="Tabelle19.B97" style:family="table-cell">
      <style:table-cell-properties fo:padding="0.097cm" fo:border-left="0.05pt solid #000000" fo:border-right="none" fo:border-top="none" fo:border-bottom="0.05pt solid #000000"/>
    </style:style>
    <style:style style:name="Tabelle19.C97" style:family="table-cell">
      <style:table-cell-properties fo:padding="0.097cm" fo:border-left="0.05pt solid #000000" fo:border-right="none" fo:border-top="none" fo:border-bottom="0.05pt solid #000000"/>
    </style:style>
    <style:style style:name="Tabelle19.D97" style:family="table-cell">
      <style:table-cell-properties fo:padding="0.097cm" fo:border-left="0.05pt solid #000000" fo:border-right="none" fo:border-top="none" fo:border-bottom="0.05pt solid #000000"/>
    </style:style>
    <style:style style:name="Tabelle19.E97" style:family="table-cell">
      <style:table-cell-properties fo:padding="0.097cm" fo:border-left="0.05pt solid #000000" fo:border-right="0.05pt solid #000000" fo:border-top="none" fo:border-bottom="0.05pt solid #000000"/>
    </style:style>
    <style:style style:name="Tabelle19.A98" style:family="table-cell">
      <style:table-cell-properties fo:padding="0.097cm" fo:border-left="0.05pt solid #000000" fo:border-right="none" fo:border-top="none" fo:border-bottom="0.05pt solid #000000"/>
    </style:style>
    <style:style style:name="Tabelle19.B98" style:family="table-cell">
      <style:table-cell-properties fo:padding="0.097cm" fo:border-left="0.05pt solid #000000" fo:border-right="none" fo:border-top="none" fo:border-bottom="0.05pt solid #000000"/>
    </style:style>
    <style:style style:name="Tabelle19.C98" style:family="table-cell">
      <style:table-cell-properties fo:padding="0.097cm" fo:border-left="0.05pt solid #000000" fo:border-right="none" fo:border-top="none" fo:border-bottom="0.05pt solid #000000"/>
    </style:style>
    <style:style style:name="Tabelle19.D98" style:family="table-cell">
      <style:table-cell-properties fo:padding="0.097cm" fo:border-left="0.05pt solid #000000" fo:border-right="none" fo:border-top="none" fo:border-bottom="0.05pt solid #000000"/>
    </style:style>
    <style:style style:name="Tabelle19.E98" style:family="table-cell">
      <style:table-cell-properties fo:padding="0.097cm" fo:border-left="0.05pt solid #000000" fo:border-right="0.05pt solid #000000" fo:border-top="none" fo:border-bottom="0.05pt solid #000000"/>
    </style:style>
    <style:style style:name="Tabelle19.99" style:family="table-row">
      <style:table-row-properties style:min-row-height="0.138cm" fo:keep-together="always"/>
    </style:style>
    <style:style style:name="Tabelle19.A99" style:family="table-cell">
      <style:table-cell-properties fo:padding="0.097cm" fo:border-left="0.05pt solid #000000" fo:border-right="none" fo:border-top="none" fo:border-bottom="0.05pt solid #000000"/>
    </style:style>
    <style:style style:name="Tabelle19.B99" style:family="table-cell">
      <style:table-cell-properties fo:padding="0.097cm" fo:border-left="0.05pt solid #000000" fo:border-right="none" fo:border-top="none" fo:border-bottom="0.05pt solid #000000"/>
    </style:style>
    <style:style style:name="Tabelle19.C99" style:family="table-cell">
      <style:table-cell-properties fo:padding="0.097cm" fo:border-left="0.05pt solid #000000" fo:border-right="none" fo:border-top="none" fo:border-bottom="0.05pt solid #000000"/>
    </style:style>
    <style:style style:name="Tabelle19.D99" style:family="table-cell">
      <style:table-cell-properties fo:padding="0.097cm" fo:border-left="0.05pt solid #000000" fo:border-right="none" fo:border-top="none" fo:border-bottom="0.05pt solid #000000"/>
    </style:style>
    <style:style style:name="Tabelle19.E99" style:family="table-cell">
      <style:table-cell-properties fo:padding="0.097cm" fo:border-left="0.05pt solid #000000" fo:border-right="0.05pt solid #000000" fo:border-top="none" fo:border-bottom="0.05pt solid #000000"/>
    </style:style>
    <style:style style:name="Tabelle19.A100" style:family="table-cell">
      <style:table-cell-properties fo:padding="0.097cm" fo:border-left="0.05pt solid #000000" fo:border-right="none" fo:border-top="none" fo:border-bottom="0.05pt solid #000000"/>
    </style:style>
    <style:style style:name="Tabelle19.B100" style:family="table-cell">
      <style:table-cell-properties fo:padding="0.097cm" fo:border-left="0.05pt solid #000000" fo:border-right="none" fo:border-top="none" fo:border-bottom="0.05pt solid #000000"/>
    </style:style>
    <style:style style:name="Tabelle19.C100" style:family="table-cell">
      <style:table-cell-properties fo:padding="0.097cm" fo:border-left="0.05pt solid #000000" fo:border-right="none" fo:border-top="none" fo:border-bottom="0.05pt solid #000000"/>
    </style:style>
    <style:style style:name="Tabelle19.D100" style:family="table-cell">
      <style:table-cell-properties fo:padding="0.097cm" fo:border-left="0.05pt solid #000000" fo:border-right="none" fo:border-top="none" fo:border-bottom="0.05pt solid #000000"/>
    </style:style>
    <style:style style:name="Tabelle19.E100" style:family="table-cell">
      <style:table-cell-properties fo:padding="0.097cm" fo:border-left="0.05pt solid #000000" fo:border-right="0.05pt solid #000000" fo:border-top="none" fo:border-bottom="0.05pt solid #000000"/>
    </style:style>
    <style:style style:name="Tabelle19.A101" style:family="table-cell">
      <style:table-cell-properties fo:padding="0.097cm" fo:border-left="0.05pt solid #000000" fo:border-right="none" fo:border-top="none" fo:border-bottom="0.05pt solid #000000"/>
    </style:style>
    <style:style style:name="Tabelle19.B101" style:family="table-cell">
      <style:table-cell-properties fo:padding="0.097cm" fo:border-left="0.05pt solid #000000" fo:border-right="none" fo:border-top="none" fo:border-bottom="0.05pt solid #000000"/>
    </style:style>
    <style:style style:name="Tabelle19.C101" style:family="table-cell">
      <style:table-cell-properties fo:padding="0.097cm" fo:border-left="0.05pt solid #000000" fo:border-right="none" fo:border-top="none" fo:border-bottom="0.05pt solid #000000"/>
    </style:style>
    <style:style style:name="Tabelle19.D101" style:family="table-cell">
      <style:table-cell-properties fo:padding="0.097cm" fo:border-left="0.05pt solid #000000" fo:border-right="none" fo:border-top="none" fo:border-bottom="0.05pt solid #000000"/>
    </style:style>
    <style:style style:name="Tabelle19.E101" style:family="table-cell">
      <style:table-cell-properties fo:padding="0.097cm" fo:border-left="0.05pt solid #000000" fo:border-right="0.05pt solid #000000" fo:border-top="none" fo:border-bottom="0.05pt solid #000000"/>
    </style:style>
    <style:style style:name="Tabelle19.A102" style:family="table-cell">
      <style:table-cell-properties fo:padding="0.097cm" fo:border-left="0.05pt solid #000000" fo:border-right="none" fo:border-top="none" fo:border-bottom="0.05pt solid #000000"/>
    </style:style>
    <style:style style:name="Tabelle19.B102" style:family="table-cell">
      <style:table-cell-properties fo:padding="0.097cm" fo:border-left="0.05pt solid #000000" fo:border-right="none" fo:border-top="none" fo:border-bottom="0.05pt solid #000000"/>
    </style:style>
    <style:style style:name="Tabelle19.C102" style:family="table-cell">
      <style:table-cell-properties fo:padding="0.097cm" fo:border-left="0.05pt solid #000000" fo:border-right="none" fo:border-top="none" fo:border-bottom="0.05pt solid #000000"/>
    </style:style>
    <style:style style:name="Tabelle19.D102" style:family="table-cell">
      <style:table-cell-properties fo:padding="0.097cm" fo:border-left="0.05pt solid #000000" fo:border-right="none" fo:border-top="none" fo:border-bottom="0.05pt solid #000000"/>
    </style:style>
    <style:style style:name="Tabelle19.E102" style:family="table-cell">
      <style:table-cell-properties fo:padding="0.097cm" fo:border-left="0.05pt solid #000000" fo:border-right="0.05pt solid #000000" fo:border-top="none" fo:border-bottom="0.05pt solid #000000"/>
    </style:style>
    <style:style style:name="Tabelle19.A103" style:family="table-cell">
      <style:table-cell-properties fo:padding="0.097cm" fo:border-left="0.05pt solid #000000" fo:border-right="none" fo:border-top="none" fo:border-bottom="0.05pt solid #000000"/>
    </style:style>
    <style:style style:name="Tabelle19.B103" style:family="table-cell">
      <style:table-cell-properties fo:padding="0.097cm" fo:border-left="0.05pt solid #000000" fo:border-right="none" fo:border-top="none" fo:border-bottom="0.05pt solid #000000"/>
    </style:style>
    <style:style style:name="Tabelle19.C103" style:family="table-cell">
      <style:table-cell-properties fo:padding="0.097cm" fo:border-left="0.05pt solid #000000" fo:border-right="none" fo:border-top="none" fo:border-bottom="0.05pt solid #000000"/>
    </style:style>
    <style:style style:name="Tabelle19.D103" style:family="table-cell">
      <style:table-cell-properties fo:padding="0.097cm" fo:border-left="0.05pt solid #000000" fo:border-right="none" fo:border-top="none" fo:border-bottom="0.05pt solid #000000"/>
    </style:style>
    <style:style style:name="Tabelle19.E103" style:family="table-cell">
      <style:table-cell-properties fo:padding="0.097cm" fo:border-left="0.05pt solid #000000" fo:border-right="0.05pt solid #000000" fo:border-top="none" fo:border-bottom="0.05pt solid #000000"/>
    </style:style>
    <style:style style:name="Tabelle19.A104" style:family="table-cell">
      <style:table-cell-properties fo:padding="0.097cm" fo:border-left="0.05pt solid #000000" fo:border-right="none" fo:border-top="none" fo:border-bottom="0.05pt solid #000000"/>
    </style:style>
    <style:style style:name="Tabelle19.B104" style:family="table-cell">
      <style:table-cell-properties fo:padding="0.097cm" fo:border-left="0.05pt solid #000000" fo:border-right="none" fo:border-top="none" fo:border-bottom="0.05pt solid #000000"/>
    </style:style>
    <style:style style:name="Tabelle19.C104" style:family="table-cell">
      <style:table-cell-properties fo:padding="0.097cm" fo:border-left="0.05pt solid #000000" fo:border-right="none" fo:border-top="none" fo:border-bottom="0.05pt solid #000000"/>
    </style:style>
    <style:style style:name="Tabelle19.D104" style:family="table-cell">
      <style:table-cell-properties fo:padding="0.097cm" fo:border-left="0.05pt solid #000000" fo:border-right="none" fo:border-top="none" fo:border-bottom="0.05pt solid #000000"/>
    </style:style>
    <style:style style:name="Tabelle19.E104" style:family="table-cell">
      <style:table-cell-properties fo:padding="0.097cm" fo:border-left="0.05pt solid #000000" fo:border-right="0.05pt solid #000000" fo:border-top="none" fo:border-bottom="0.05pt solid #000000"/>
    </style:style>
    <style:style style:name="Tabelle19.A105" style:family="table-cell">
      <style:table-cell-properties fo:padding="0.097cm" fo:border-left="0.05pt solid #000000" fo:border-right="none" fo:border-top="none" fo:border-bottom="0.05pt solid #000000"/>
    </style:style>
    <style:style style:name="Tabelle19.B105" style:family="table-cell">
      <style:table-cell-properties fo:padding="0.097cm" fo:border-left="0.05pt solid #000000" fo:border-right="none" fo:border-top="none" fo:border-bottom="0.05pt solid #000000"/>
    </style:style>
    <style:style style:name="Tabelle19.C105" style:family="table-cell">
      <style:table-cell-properties fo:padding="0.097cm" fo:border-left="0.05pt solid #000000" fo:border-right="none" fo:border-top="none" fo:border-bottom="0.05pt solid #000000"/>
    </style:style>
    <style:style style:name="Tabelle19.D105" style:family="table-cell">
      <style:table-cell-properties fo:padding="0.097cm" fo:border-left="0.05pt solid #000000" fo:border-right="none" fo:border-top="none" fo:border-bottom="0.05pt solid #000000"/>
    </style:style>
    <style:style style:name="Tabelle19.E105" style:family="table-cell">
      <style:table-cell-properties fo:padding="0.097cm" fo:border-left="0.05pt solid #000000" fo:border-right="0.05pt solid #000000" fo:border-top="none" fo:border-bottom="0.05pt solid #000000"/>
    </style:style>
    <style:style style:name="Tabelle19.A106" style:family="table-cell">
      <style:table-cell-properties fo:padding="0.097cm" fo:border-left="0.05pt solid #000000" fo:border-right="none" fo:border-top="none" fo:border-bottom="0.05pt solid #000000"/>
    </style:style>
    <style:style style:name="Tabelle19.B106" style:family="table-cell">
      <style:table-cell-properties fo:padding="0.097cm" fo:border-left="0.05pt solid #000000" fo:border-right="none" fo:border-top="none" fo:border-bottom="0.05pt solid #000000"/>
    </style:style>
    <style:style style:name="Tabelle19.C106" style:family="table-cell">
      <style:table-cell-properties fo:padding="0.097cm" fo:border-left="0.05pt solid #000000" fo:border-right="none" fo:border-top="none" fo:border-bottom="0.05pt solid #000000"/>
    </style:style>
    <style:style style:name="Tabelle19.D106" style:family="table-cell">
      <style:table-cell-properties fo:padding="0.097cm" fo:border-left="0.05pt solid #000000" fo:border-right="none" fo:border-top="none" fo:border-bottom="0.05pt solid #000000"/>
    </style:style>
    <style:style style:name="Tabelle19.E106" style:family="table-cell">
      <style:table-cell-properties fo:padding="0.097cm" fo:border-left="0.05pt solid #000000" fo:border-right="0.05pt solid #000000" fo:border-top="none" fo:border-bottom="0.05pt solid #000000"/>
    </style:style>
    <style:style style:name="Tabelle19.A107" style:family="table-cell">
      <style:table-cell-properties fo:padding="0.097cm" fo:border-left="0.05pt solid #000000" fo:border-right="none" fo:border-top="none" fo:border-bottom="0.05pt solid #000000"/>
    </style:style>
    <style:style style:name="Tabelle19.B107" style:family="table-cell">
      <style:table-cell-properties fo:padding="0.097cm" fo:border-left="0.05pt solid #000000" fo:border-right="none" fo:border-top="none" fo:border-bottom="0.05pt solid #000000"/>
    </style:style>
    <style:style style:name="Tabelle19.C107" style:family="table-cell">
      <style:table-cell-properties fo:padding="0.097cm" fo:border-left="0.05pt solid #000000" fo:border-right="none" fo:border-top="none" fo:border-bottom="0.05pt solid #000000"/>
    </style:style>
    <style:style style:name="Tabelle19.D107" style:family="table-cell">
      <style:table-cell-properties fo:padding="0.097cm" fo:border-left="0.05pt solid #000000" fo:border-right="none" fo:border-top="none" fo:border-bottom="0.05pt solid #000000"/>
    </style:style>
    <style:style style:name="Tabelle19.E107" style:family="table-cell">
      <style:table-cell-properties fo:padding="0.097cm" fo:border-left="0.05pt solid #000000" fo:border-right="0.05pt solid #000000" fo:border-top="none" fo:border-bottom="0.05pt solid #000000"/>
    </style:style>
    <style:style style:name="Tabelle19.A108" style:family="table-cell">
      <style:table-cell-properties fo:padding="0.097cm" fo:border-left="0.05pt solid #000000" fo:border-right="none" fo:border-top="none" fo:border-bottom="0.05pt solid #000000"/>
    </style:style>
    <style:style style:name="Tabelle19.B108" style:family="table-cell">
      <style:table-cell-properties fo:padding="0.097cm" fo:border-left="0.05pt solid #000000" fo:border-right="none" fo:border-top="none" fo:border-bottom="0.05pt solid #000000"/>
    </style:style>
    <style:style style:name="Tabelle19.C108" style:family="table-cell">
      <style:table-cell-properties fo:padding="0.097cm" fo:border-left="0.05pt solid #000000" fo:border-right="none" fo:border-top="none" fo:border-bottom="0.05pt solid #000000"/>
    </style:style>
    <style:style style:name="Tabelle19.D108" style:family="table-cell">
      <style:table-cell-properties fo:padding="0.097cm" fo:border-left="0.05pt solid #000000" fo:border-right="none" fo:border-top="none" fo:border-bottom="0.05pt solid #000000"/>
    </style:style>
    <style:style style:name="Tabelle19.E108" style:family="table-cell">
      <style:table-cell-properties fo:padding="0.097cm" fo:border-left="0.05pt solid #000000" fo:border-right="0.05pt solid #000000" fo:border-top="none" fo:border-bottom="0.05pt solid #000000"/>
    </style:style>
    <style:style style:name="Tabelle1" style:family="table">
      <style:table-properties style:width="18.5cm" fo:margin-left="0cm" table:align="left"/>
    </style:style>
    <style:style style:name="Tabelle1.A" style:family="table-column">
      <style:table-column-properties style:column-width="18.5cm"/>
    </style:style>
    <style:style style:name="Tabelle1.1" style:family="table-row">
      <style:table-row-properties fo:keep-together="always"/>
    </style:style>
    <style:style style:name="Tabelle1.A1" style:family="table-cell">
      <style:table-cell-properties fo:background-color="#cfe7f5" fo:padding="0.097cm" fo:border="0.05pt solid #000000">
        <style:background-image/>
      </style:table-cell-properties>
    </style:style>
    <style:style style:name="Tabelle20" style:family="table">
      <style:table-properties style:width="18.5cm" fo:margin-left="0cm" table:align="left"/>
    </style:style>
    <style:style style:name="Tabelle20.A" style:family="table-column">
      <style:table-column-properties style:column-width="3.896cm"/>
    </style:style>
    <style:style style:name="Tabelle20.B" style:family="table-column">
      <style:table-column-properties style:column-width="3.704cm"/>
    </style:style>
    <style:style style:name="Tabelle20.C" style:family="table-column">
      <style:table-column-properties style:column-width="4.209cm"/>
    </style:style>
    <style:style style:name="Tabelle20.D" style:family="table-column">
      <style:table-column-properties style:column-width="2.699cm"/>
    </style:style>
    <style:style style:name="Tabelle20.E" style:family="table-column">
      <style:table-column-properties style:column-width="3.992cm"/>
    </style:style>
    <style:style style:name="Tabelle20.1" style:family="table-row">
      <style:table-row-properties fo:keep-together="always"/>
    </style:style>
    <style:style style:name="Tabelle20.A1" style:family="table-cell">
      <style:table-cell-properties fo:background-color="#cfe7f5" fo:padding="0.097cm" fo:border="0.05pt solid #000000">
        <style:background-image/>
      </style:table-cell-properties>
    </style:style>
    <style:style style:name="Tabelle2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0.E2" style:family="table-cell">
      <style:table-cell-properties fo:background-color="#999999" fo:padding="0.097cm" fo:border="0.05pt solid #000000">
        <style:background-image/>
      </style:table-cell-properties>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none" fo:border-top="none" fo:border-bottom="0.05pt solid #000000"/>
    </style:style>
    <style:style style:name="Tabelle20.C8" style:family="table-cell">
      <style:table-cell-properties fo:padding="0.097cm" fo:border-left="0.05pt solid #000000" fo:border-right="none" fo:border-top="none" fo:border-bottom="0.05pt solid #000000"/>
    </style:style>
    <style:style style:name="Tabelle20.D8" style:family="table-cell">
      <style:table-cell-properties fo:padding="0.097cm" fo:border-left="0.05pt solid #000000" fo:border-right="none" fo:border-top="none" fo:border-bottom="0.05pt solid #000000"/>
    </style:style>
    <style:style style:name="Tabelle20.E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none" fo:border-top="none" fo:border-bottom="0.05pt solid #000000"/>
    </style:style>
    <style:style style:name="Tabelle20.C9" style:family="table-cell">
      <style:table-cell-properties fo:padding="0.097cm" fo:border-left="0.05pt solid #000000" fo:border-right="none" fo:border-top="none" fo:border-bottom="0.05pt solid #000000"/>
    </style:style>
    <style:style style:name="Tabelle20.D9" style:family="table-cell">
      <style:table-cell-properties fo:padding="0.097cm" fo:border-left="0.05pt solid #000000" fo:border-right="none" fo:border-top="none" fo:border-bottom="0.05pt solid #000000"/>
    </style:style>
    <style:style style:name="Tabelle20.E9" style:family="table-cell">
      <style:table-cell-properties fo:padding="0.097cm" fo:border-left="0.05pt solid #000000" fo:border-right="0.05pt solid #000000" fo:border-top="none" fo:border-bottom="0.05pt solid #000000"/>
    </style:style>
    <style:style style:name="Tabelle20.A10" style:family="table-cell">
      <style:table-cell-properties fo:padding="0.097cm" fo:border-left="0.05pt solid #000000" fo:border-right="none" fo:border-top="none" fo:border-bottom="0.05pt solid #000000"/>
    </style:style>
    <style:style style:name="Tabelle20.B10" style:family="table-cell">
      <style:table-cell-properties fo:padding="0.097cm" fo:border-left="0.05pt solid #000000" fo:border-right="none" fo:border-top="none" fo:border-bottom="0.05pt solid #000000"/>
    </style:style>
    <style:style style:name="Tabelle20.C10" style:family="table-cell">
      <style:table-cell-properties fo:padding="0.097cm" fo:border-left="0.05pt solid #000000" fo:border-right="none" fo:border-top="none" fo:border-bottom="0.05pt solid #000000"/>
    </style:style>
    <style:style style:name="Tabelle20.D10" style:family="table-cell">
      <style:table-cell-properties fo:padding="0.097cm" fo:border-left="0.05pt solid #000000" fo:border-right="none" fo:border-top="none" fo:border-bottom="0.05pt solid #000000"/>
    </style:style>
    <style:style style:name="Tabelle20.E10" style:family="table-cell">
      <style:table-cell-properties fo:padding="0.097cm" fo:border-left="0.05pt solid #000000" fo:border-right="0.05pt solid #000000" fo:border-top="none" fo:border-bottom="0.05pt solid #000000"/>
    </style:style>
    <style:style style:name="Tabelle20.A11" style:family="table-cell">
      <style:table-cell-properties fo:padding="0.097cm" fo:border-left="0.05pt solid #000000" fo:border-right="none" fo:border-top="none" fo:border-bottom="0.05pt solid #000000"/>
    </style:style>
    <style:style style:name="Tabelle20.B11" style:family="table-cell">
      <style:table-cell-properties fo:padding="0.097cm" fo:border-left="0.05pt solid #000000" fo:border-right="none" fo:border-top="none" fo:border-bottom="0.05pt solid #000000"/>
    </style:style>
    <style:style style:name="Tabelle20.C11" style:family="table-cell">
      <style:table-cell-properties fo:padding="0.097cm" fo:border-left="0.05pt solid #000000" fo:border-right="none" fo:border-top="none" fo:border-bottom="0.05pt solid #000000"/>
    </style:style>
    <style:style style:name="Tabelle20.D11" style:family="table-cell">
      <style:table-cell-properties fo:padding="0.097cm" fo:border-left="0.05pt solid #000000" fo:border-right="none" fo:border-top="none" fo:border-bottom="0.05pt solid #000000"/>
    </style:style>
    <style:style style:name="Tabelle20.E11" style:family="table-cell">
      <style:table-cell-properties fo:padding="0.097cm" fo:border-left="0.05pt solid #000000" fo:border-right="0.05pt solid #000000" fo:border-top="none" fo:border-bottom="0.05pt solid #000000"/>
    </style:style>
    <style:style style:name="Tabelle20.A12" style:family="table-cell">
      <style:table-cell-properties fo:padding="0.097cm" fo:border-left="0.05pt solid #000000" fo:border-right="none" fo:border-top="none" fo:border-bottom="0.05pt solid #000000"/>
    </style:style>
    <style:style style:name="Tabelle20.B12" style:family="table-cell">
      <style:table-cell-properties fo:padding="0.097cm" fo:border-left="0.05pt solid #000000" fo:border-right="none" fo:border-top="none" fo:border-bottom="0.05pt solid #000000"/>
    </style:style>
    <style:style style:name="Tabelle20.C12" style:family="table-cell">
      <style:table-cell-properties fo:padding="0.097cm" fo:border-left="0.05pt solid #000000" fo:border-right="none" fo:border-top="none" fo:border-bottom="0.05pt solid #000000"/>
    </style:style>
    <style:style style:name="Tabelle20.D12" style:family="table-cell">
      <style:table-cell-properties fo:padding="0.097cm" fo:border-left="0.05pt solid #000000" fo:border-right="none" fo:border-top="none" fo:border-bottom="0.05pt solid #000000"/>
    </style:style>
    <style:style style:name="Tabelle20.E12" style:family="table-cell">
      <style:table-cell-properties fo:padding="0.097cm" fo:border-left="0.05pt solid #000000" fo:border-right="0.05pt solid #000000" fo:border-top="none" fo:border-bottom="0.05pt solid #000000"/>
    </style:style>
    <style:style style:name="Tabelle20.A13" style:family="table-cell">
      <style:table-cell-properties fo:padding="0.097cm" fo:border-left="0.05pt solid #000000" fo:border-right="none" fo:border-top="none" fo:border-bottom="0.05pt solid #000000"/>
    </style:style>
    <style:style style:name="Tabelle20.B13" style:family="table-cell">
      <style:table-cell-properties fo:padding="0.097cm" fo:border-left="0.05pt solid #000000" fo:border-right="none" fo:border-top="none" fo:border-bottom="0.05pt solid #000000"/>
    </style:style>
    <style:style style:name="Tabelle20.C13" style:family="table-cell">
      <style:table-cell-properties fo:padding="0.097cm" fo:border-left="0.05pt solid #000000" fo:border-right="none" fo:border-top="none" fo:border-bottom="0.05pt solid #000000"/>
    </style:style>
    <style:style style:name="Tabelle20.D13" style:family="table-cell">
      <style:table-cell-properties fo:padding="0.097cm" fo:border-left="0.05pt solid #000000" fo:border-right="none" fo:border-top="none" fo:border-bottom="0.05pt solid #000000"/>
    </style:style>
    <style:style style:name="Tabelle20.E13" style:family="table-cell">
      <style:table-cell-properties fo:padding="0.097cm" fo:border-left="0.05pt solid #000000" fo:border-right="0.05pt solid #000000" fo:border-top="none" fo:border-bottom="0.05pt solid #000000"/>
    </style:style>
    <style:style style:name="Tabelle20.A14" style:family="table-cell">
      <style:table-cell-properties fo:padding="0.097cm" fo:border-left="0.05pt solid #000000" fo:border-right="none" fo:border-top="none" fo:border-bottom="0.05pt solid #000000"/>
    </style:style>
    <style:style style:name="Tabelle20.B14" style:family="table-cell">
      <style:table-cell-properties fo:padding="0.097cm" fo:border-left="0.05pt solid #000000" fo:border-right="none" fo:border-top="none" fo:border-bottom="0.05pt solid #000000"/>
    </style:style>
    <style:style style:name="Tabelle20.C14" style:family="table-cell">
      <style:table-cell-properties fo:padding="0.097cm" fo:border-left="0.05pt solid #000000" fo:border-right="none" fo:border-top="none" fo:border-bottom="0.05pt solid #000000"/>
    </style:style>
    <style:style style:name="Tabelle20.D14" style:family="table-cell">
      <style:table-cell-properties fo:padding="0.097cm" fo:border-left="0.05pt solid #000000" fo:border-right="none" fo:border-top="none" fo:border-bottom="0.05pt solid #000000"/>
    </style:style>
    <style:style style:name="Tabelle20.E14" style:family="table-cell">
      <style:table-cell-properties fo:padding="0.097cm" fo:border-left="0.05pt solid #000000" fo:border-right="0.05pt solid #000000" fo:border-top="none" fo:border-bottom="0.05pt solid #000000"/>
    </style:style>
    <style:style style:name="Tabelle20.A15" style:family="table-cell">
      <style:table-cell-properties fo:padding="0.097cm" fo:border-left="0.05pt solid #000000" fo:border-right="none" fo:border-top="none" fo:border-bottom="0.05pt solid #000000"/>
    </style:style>
    <style:style style:name="Tabelle20.B15" style:family="table-cell">
      <style:table-cell-properties fo:padding="0.097cm" fo:border-left="0.05pt solid #000000" fo:border-right="none" fo:border-top="none" fo:border-bottom="0.05pt solid #000000"/>
    </style:style>
    <style:style style:name="Tabelle20.C15" style:family="table-cell">
      <style:table-cell-properties fo:padding="0.097cm" fo:border-left="0.05pt solid #000000" fo:border-right="none" fo:border-top="none" fo:border-bottom="0.05pt solid #000000"/>
    </style:style>
    <style:style style:name="Tabelle20.D15" style:family="table-cell">
      <style:table-cell-properties fo:padding="0.097cm" fo:border-left="0.05pt solid #000000" fo:border-right="none" fo:border-top="none" fo:border-bottom="0.05pt solid #000000"/>
    </style:style>
    <style:style style:name="Tabelle20.E15" style:family="table-cell">
      <style:table-cell-properties fo:padding="0.097cm" fo:border-left="0.05pt solid #000000" fo:border-right="0.05pt solid #000000" fo:border-top="none" fo:border-bottom="0.05pt solid #000000"/>
    </style:style>
    <style:style style:name="Tabelle20.A16" style:family="table-cell">
      <style:table-cell-properties fo:padding="0.097cm" fo:border-left="0.05pt solid #000000" fo:border-right="none" fo:border-top="none" fo:border-bottom="0.05pt solid #000000"/>
    </style:style>
    <style:style style:name="Tabelle20.B16" style:family="table-cell">
      <style:table-cell-properties fo:padding="0.097cm" fo:border-left="0.05pt solid #000000" fo:border-right="none" fo:border-top="none" fo:border-bottom="0.05pt solid #000000"/>
    </style:style>
    <style:style style:name="Tabelle20.C16" style:family="table-cell">
      <style:table-cell-properties fo:padding="0.097cm" fo:border-left="0.05pt solid #000000" fo:border-right="none" fo:border-top="none" fo:border-bottom="0.05pt solid #000000"/>
    </style:style>
    <style:style style:name="Tabelle20.D16" style:family="table-cell">
      <style:table-cell-properties fo:padding="0.097cm" fo:border-left="0.05pt solid #000000" fo:border-right="none" fo:border-top="none" fo:border-bottom="0.05pt solid #000000"/>
    </style:style>
    <style:style style:name="Tabelle20.E16" style:family="table-cell">
      <style:table-cell-properties fo:padding="0.097cm" fo:border-left="0.05pt solid #000000" fo:border-right="0.05pt solid #000000" fo:border-top="none" fo:border-bottom="0.05pt solid #000000"/>
    </style:style>
    <style:style style:name="Tabelle20.A17" style:family="table-cell">
      <style:table-cell-properties fo:padding="0.097cm" fo:border-left="0.05pt solid #000000" fo:border-right="none" fo:border-top="none" fo:border-bottom="0.05pt solid #000000"/>
    </style:style>
    <style:style style:name="Tabelle20.B17" style:family="table-cell">
      <style:table-cell-properties fo:padding="0.097cm" fo:border-left="0.05pt solid #000000" fo:border-right="none" fo:border-top="none" fo:border-bottom="0.05pt solid #000000"/>
    </style:style>
    <style:style style:name="Tabelle20.C17" style:family="table-cell">
      <style:table-cell-properties fo:padding="0.097cm" fo:border-left="0.05pt solid #000000" fo:border-right="none" fo:border-top="none" fo:border-bottom="0.05pt solid #000000"/>
    </style:style>
    <style:style style:name="Tabelle20.D17" style:family="table-cell">
      <style:table-cell-properties fo:padding="0.097cm" fo:border-left="0.05pt solid #000000" fo:border-right="none" fo:border-top="none" fo:border-bottom="0.05pt solid #000000"/>
    </style:style>
    <style:style style:name="Tabelle20.E17" style:family="table-cell">
      <style:table-cell-properties fo:padding="0.097cm" fo:border-left="0.05pt solid #000000" fo:border-right="0.05pt solid #000000" fo:border-top="none" fo:border-bottom="0.05pt solid #000000"/>
    </style:style>
    <style:style style:name="Tabelle20.A18" style:family="table-cell">
      <style:table-cell-properties fo:padding="0.097cm" fo:border-left="0.05pt solid #000000" fo:border-right="none" fo:border-top="none" fo:border-bottom="0.05pt solid #000000"/>
    </style:style>
    <style:style style:name="Tabelle20.B18" style:family="table-cell">
      <style:table-cell-properties fo:padding="0.097cm" fo:border-left="0.05pt solid #000000" fo:border-right="none" fo:border-top="none" fo:border-bottom="0.05pt solid #000000"/>
    </style:style>
    <style:style style:name="Tabelle20.C18" style:family="table-cell">
      <style:table-cell-properties fo:padding="0.097cm" fo:border-left="0.05pt solid #000000" fo:border-right="none" fo:border-top="none" fo:border-bottom="0.05pt solid #000000"/>
    </style:style>
    <style:style style:name="Tabelle20.D18" style:family="table-cell">
      <style:table-cell-properties fo:padding="0.097cm" fo:border-left="0.05pt solid #000000" fo:border-right="none" fo:border-top="none" fo:border-bottom="0.05pt solid #000000"/>
    </style:style>
    <style:style style:name="Tabelle20.E18" style:family="table-cell">
      <style:table-cell-properties fo:padding="0.097cm" fo:border-left="0.05pt solid #000000" fo:border-right="0.05pt solid #000000" fo:border-top="none" fo:border-bottom="0.05pt solid #000000"/>
    </style:style>
    <style:style style:name="Tabelle21" style:family="table">
      <style:table-properties style:width="18.5cm" fo:margin-left="0cm" table:align="left"/>
    </style:style>
    <style:style style:name="Tabelle21.A" style:family="table-column">
      <style:table-column-properties style:column-width="18.5cm"/>
    </style:style>
    <style:style style:name="Tabelle21.1" style:family="table-row">
      <style:table-row-properties fo:keep-together="always"/>
    </style:style>
    <style:style style:name="Tabelle21.A1" style:family="table-cell">
      <style:table-cell-properties fo:background-color="#cfe7f5" fo:padding="0.097cm" fo:border="0.05pt solid #000000">
        <style:background-image/>
      </style:table-cell-properties>
    </style:style>
    <style:style style:name="Tabelle22" style:family="table">
      <style:table-properties style:width="18.5cm" fo:margin-left="0cm" table:align="left"/>
    </style:style>
    <style:style style:name="Tabelle22.A" style:family="table-column">
      <style:table-column-properties style:column-width="3.896cm"/>
    </style:style>
    <style:style style:name="Tabelle22.B" style:family="table-column">
      <style:table-column-properties style:column-width="3.704cm"/>
    </style:style>
    <style:style style:name="Tabelle22.C" style:family="table-column">
      <style:table-column-properties style:column-width="4.209cm"/>
    </style:style>
    <style:style style:name="Tabelle22.D" style:family="table-column">
      <style:table-column-properties style:column-width="2.699cm"/>
    </style:style>
    <style:style style:name="Tabelle22.E" style:family="table-column">
      <style:table-column-properties style:column-width="3.992cm"/>
    </style:style>
    <style:style style:name="Tabelle22.1" style:family="table-row">
      <style:table-row-properties fo:keep-together="always"/>
    </style:style>
    <style:style style:name="Tabelle22.A1" style:family="table-cell">
      <style:table-cell-properties fo:background-color="#cfe7f5" fo:padding="0.097cm" fo:border="0.05pt solid #000000">
        <style:background-image/>
      </style:table-cell-properties>
    </style:style>
    <style:style style:name="Tabelle2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2.E2" style:family="table-cell">
      <style:table-cell-properties fo:background-color="#999999" fo:padding="0.097cm" fo:border="0.05pt solid #000000">
        <style:background-image/>
      </style:table-cell-properties>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0.05pt solid #000000" fo:border-top="none" fo:border-bottom="0.05pt solid #000000"/>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none" fo:border-top="none" fo:border-bottom="0.05pt solid #000000"/>
    </style:style>
    <style:style style:name="Tabelle22.C8" style:family="table-cell">
      <style:table-cell-properties fo:padding="0.097cm" fo:border-left="0.05pt solid #000000" fo:border-right="none" fo:border-top="none" fo:border-bottom="0.05pt solid #000000"/>
    </style:style>
    <style:style style:name="Tabelle22.D8" style:family="table-cell">
      <style:table-cell-properties fo:padding="0.097cm" fo:border-left="0.05pt solid #000000" fo:border-right="none" fo:border-top="none" fo:border-bottom="0.05pt solid #000000"/>
    </style:style>
    <style:style style:name="Tabelle22.E8" style:family="table-cell">
      <style:table-cell-properties fo:padding="0.097cm" fo:border-left="0.05pt solid #000000" fo:border-right="0.05pt solid #000000" fo:border-top="none" fo:border-bottom="0.05pt solid #000000"/>
    </style:style>
    <style:style style:name="Tabelle22.A9" style:family="table-cell">
      <style:table-cell-properties fo:padding="0.097cm" fo:border-left="0.05pt solid #000000" fo:border-right="none" fo:border-top="none" fo:border-bottom="0.05pt solid #000000"/>
    </style:style>
    <style:style style:name="Tabelle22.B9" style:family="table-cell">
      <style:table-cell-properties fo:padding="0.097cm" fo:border-left="0.05pt solid #000000" fo:border-right="none" fo:border-top="none" fo:border-bottom="0.05pt solid #000000"/>
    </style:style>
    <style:style style:name="Tabelle22.C9" style:family="table-cell">
      <style:table-cell-properties fo:padding="0.097cm" fo:border-left="0.05pt solid #000000" fo:border-right="none" fo:border-top="none" fo:border-bottom="0.05pt solid #000000"/>
    </style:style>
    <style:style style:name="Tabelle22.D9" style:family="table-cell">
      <style:table-cell-properties fo:padding="0.097cm" fo:border-left="0.05pt solid #000000" fo:border-right="none" fo:border-top="none" fo:border-bottom="0.05pt solid #000000"/>
    </style:style>
    <style:style style:name="Tabelle22.E9" style:family="table-cell">
      <style:table-cell-properties fo:padding="0.097cm" fo:border-left="0.05pt solid #000000" fo:border-right="0.05pt solid #000000" fo:border-top="none" fo:border-bottom="0.05pt solid #000000"/>
    </style:style>
    <style:style style:name="Tabelle22.A10" style:family="table-cell">
      <style:table-cell-properties fo:padding="0.097cm" fo:border-left="0.05pt solid #000000" fo:border-right="none" fo:border-top="none" fo:border-bottom="0.05pt solid #000000"/>
    </style:style>
    <style:style style:name="Tabelle22.B10" style:family="table-cell">
      <style:table-cell-properties fo:padding="0.097cm" fo:border-left="0.05pt solid #000000" fo:border-right="none" fo:border-top="none" fo:border-bottom="0.05pt solid #000000"/>
    </style:style>
    <style:style style:name="Tabelle22.C10" style:family="table-cell">
      <style:table-cell-properties fo:padding="0.097cm" fo:border-left="0.05pt solid #000000" fo:border-right="none" fo:border-top="none" fo:border-bottom="0.05pt solid #000000"/>
    </style:style>
    <style:style style:name="Tabelle22.D10" style:family="table-cell">
      <style:table-cell-properties fo:padding="0.097cm" fo:border-left="0.05pt solid #000000" fo:border-right="none" fo:border-top="none" fo:border-bottom="0.05pt solid #000000"/>
    </style:style>
    <style:style style:name="Tabelle22.E10" style:family="table-cell">
      <style:table-cell-properties fo:padding="0.097cm" fo:border-left="0.05pt solid #000000" fo:border-right="0.05pt solid #000000" fo:border-top="none" fo:border-bottom="0.05pt solid #000000"/>
    </style:style>
    <style:style style:name="Tabelle22.A11" style:family="table-cell">
      <style:table-cell-properties fo:padding="0.097cm" fo:border-left="0.05pt solid #000000" fo:border-right="none" fo:border-top="none" fo:border-bottom="0.05pt solid #000000"/>
    </style:style>
    <style:style style:name="Tabelle22.B11" style:family="table-cell">
      <style:table-cell-properties fo:padding="0.097cm" fo:border-left="0.05pt solid #000000" fo:border-right="none" fo:border-top="none" fo:border-bottom="0.05pt solid #000000"/>
    </style:style>
    <style:style style:name="Tabelle22.C11" style:family="table-cell">
      <style:table-cell-properties fo:padding="0.097cm" fo:border-left="0.05pt solid #000000" fo:border-right="none" fo:border-top="none" fo:border-bottom="0.05pt solid #000000"/>
    </style:style>
    <style:style style:name="Tabelle22.D11" style:family="table-cell">
      <style:table-cell-properties fo:padding="0.097cm" fo:border-left="0.05pt solid #000000" fo:border-right="none" fo:border-top="none" fo:border-bottom="0.05pt solid #000000"/>
    </style:style>
    <style:style style:name="Tabelle22.E11" style:family="table-cell">
      <style:table-cell-properties fo:padding="0.097cm" fo:border-left="0.05pt solid #000000" fo:border-right="0.05pt solid #000000" fo:border-top="none" fo:border-bottom="0.05pt solid #000000"/>
    </style:style>
    <style:style style:name="Tabelle22.A12" style:family="table-cell">
      <style:table-cell-properties fo:padding="0.097cm" fo:border-left="0.05pt solid #000000" fo:border-right="none" fo:border-top="none" fo:border-bottom="0.05pt solid #000000"/>
    </style:style>
    <style:style style:name="Tabelle22.B12" style:family="table-cell">
      <style:table-cell-properties fo:padding="0.097cm" fo:border-left="0.05pt solid #000000" fo:border-right="none" fo:border-top="none" fo:border-bottom="0.05pt solid #000000"/>
    </style:style>
    <style:style style:name="Tabelle22.C12" style:family="table-cell">
      <style:table-cell-properties fo:padding="0.097cm" fo:border-left="0.05pt solid #000000" fo:border-right="none" fo:border-top="none" fo:border-bottom="0.05pt solid #000000"/>
    </style:style>
    <style:style style:name="Tabelle22.D12" style:family="table-cell">
      <style:table-cell-properties fo:padding="0.097cm" fo:border-left="0.05pt solid #000000" fo:border-right="none" fo:border-top="none" fo:border-bottom="0.05pt solid #000000"/>
    </style:style>
    <style:style style:name="Tabelle22.E12" style:family="table-cell">
      <style:table-cell-properties fo:padding="0.097cm" fo:border-left="0.05pt solid #000000" fo:border-right="0.05pt solid #000000" fo:border-top="none" fo:border-bottom="0.05pt solid #000000"/>
    </style:style>
    <style:style style:name="Tabelle22.A13" style:family="table-cell">
      <style:table-cell-properties fo:padding="0.097cm" fo:border-left="0.05pt solid #000000" fo:border-right="none" fo:border-top="none" fo:border-bottom="0.05pt solid #000000"/>
    </style:style>
    <style:style style:name="Tabelle22.B13" style:family="table-cell">
      <style:table-cell-properties fo:padding="0.097cm" fo:border-left="0.05pt solid #000000" fo:border-right="none" fo:border-top="none" fo:border-bottom="0.05pt solid #000000"/>
    </style:style>
    <style:style style:name="Tabelle22.C13" style:family="table-cell">
      <style:table-cell-properties fo:padding="0.097cm" fo:border-left="0.05pt solid #000000" fo:border-right="none" fo:border-top="none" fo:border-bottom="0.05pt solid #000000"/>
    </style:style>
    <style:style style:name="Tabelle22.D13" style:family="table-cell">
      <style:table-cell-properties fo:padding="0.097cm" fo:border-left="0.05pt solid #000000" fo:border-right="none" fo:border-top="none" fo:border-bottom="0.05pt solid #000000"/>
    </style:style>
    <style:style style:name="Tabelle22.E13" style:family="table-cell">
      <style:table-cell-properties fo:padding="0.097cm" fo:border-left="0.05pt solid #000000" fo:border-right="0.05pt solid #000000" fo:border-top="none" fo:border-bottom="0.05pt solid #000000"/>
    </style:style>
    <style:style style:name="Tabelle22.A14" style:family="table-cell">
      <style:table-cell-properties fo:padding="0.097cm" fo:border-left="0.05pt solid #000000" fo:border-right="none" fo:border-top="none" fo:border-bottom="0.05pt solid #000000"/>
    </style:style>
    <style:style style:name="Tabelle22.B14" style:family="table-cell">
      <style:table-cell-properties fo:padding="0.097cm" fo:border-left="0.05pt solid #000000" fo:border-right="none" fo:border-top="none" fo:border-bottom="0.05pt solid #000000"/>
    </style:style>
    <style:style style:name="Tabelle22.C14" style:family="table-cell">
      <style:table-cell-properties fo:padding="0.097cm" fo:border-left="0.05pt solid #000000" fo:border-right="none" fo:border-top="none" fo:border-bottom="0.05pt solid #000000"/>
    </style:style>
    <style:style style:name="Tabelle22.D14" style:family="table-cell">
      <style:table-cell-properties fo:padding="0.097cm" fo:border-left="0.05pt solid #000000" fo:border-right="none" fo:border-top="none" fo:border-bottom="0.05pt solid #000000"/>
    </style:style>
    <style:style style:name="Tabelle22.E14" style:family="table-cell">
      <style:table-cell-properties fo:padding="0.097cm" fo:border-left="0.05pt solid #000000" fo:border-right="0.05pt solid #000000" fo:border-top="none" fo:border-bottom="0.05pt solid #000000"/>
    </style:style>
    <style:style style:name="Tabelle22.A15" style:family="table-cell">
      <style:table-cell-properties fo:padding="0.097cm" fo:border-left="0.05pt solid #000000" fo:border-right="none" fo:border-top="none" fo:border-bottom="0.05pt solid #000000"/>
    </style:style>
    <style:style style:name="Tabelle22.B15" style:family="table-cell">
      <style:table-cell-properties fo:padding="0.097cm" fo:border-left="0.05pt solid #000000" fo:border-right="none" fo:border-top="none" fo:border-bottom="0.05pt solid #000000"/>
    </style:style>
    <style:style style:name="Tabelle22.C15" style:family="table-cell">
      <style:table-cell-properties fo:padding="0.097cm" fo:border-left="0.05pt solid #000000" fo:border-right="none" fo:border-top="none" fo:border-bottom="0.05pt solid #000000"/>
    </style:style>
    <style:style style:name="Tabelle22.D15" style:family="table-cell">
      <style:table-cell-properties fo:padding="0.097cm" fo:border-left="0.05pt solid #000000" fo:border-right="none" fo:border-top="none" fo:border-bottom="0.05pt solid #000000"/>
    </style:style>
    <style:style style:name="Tabelle22.E15" style:family="table-cell">
      <style:table-cell-properties fo:padding="0.097cm" fo:border-left="0.05pt solid #000000" fo:border-right="0.05pt solid #000000" fo:border-top="none" fo:border-bottom="0.05pt solid #000000"/>
    </style:style>
    <style:style style:name="Tabelle22.A16" style:family="table-cell">
      <style:table-cell-properties fo:padding="0.097cm" fo:border-left="0.05pt solid #000000" fo:border-right="none" fo:border-top="none" fo:border-bottom="0.05pt solid #000000"/>
    </style:style>
    <style:style style:name="Tabelle22.B16" style:family="table-cell">
      <style:table-cell-properties fo:padding="0.097cm" fo:border-left="0.05pt solid #000000" fo:border-right="none" fo:border-top="none" fo:border-bottom="0.05pt solid #000000"/>
    </style:style>
    <style:style style:name="Tabelle22.C16" style:family="table-cell">
      <style:table-cell-properties fo:padding="0.097cm" fo:border-left="0.05pt solid #000000" fo:border-right="none" fo:border-top="none" fo:border-bottom="0.05pt solid #000000"/>
    </style:style>
    <style:style style:name="Tabelle22.D16" style:family="table-cell">
      <style:table-cell-properties fo:padding="0.097cm" fo:border-left="0.05pt solid #000000" fo:border-right="none" fo:border-top="none" fo:border-bottom="0.05pt solid #000000"/>
    </style:style>
    <style:style style:name="Tabelle22.E16" style:family="table-cell">
      <style:table-cell-properties fo:padding="0.097cm" fo:border-left="0.05pt solid #000000" fo:border-right="0.05pt solid #000000" fo:border-top="none" fo:border-bottom="0.05pt solid #000000"/>
    </style:style>
    <style:style style:name="Tabelle22.A17" style:family="table-cell">
      <style:table-cell-properties fo:padding="0.097cm" fo:border-left="0.05pt solid #000000" fo:border-right="none" fo:border-top="none" fo:border-bottom="0.05pt solid #000000"/>
    </style:style>
    <style:style style:name="Tabelle22.B17" style:family="table-cell">
      <style:table-cell-properties fo:padding="0.097cm" fo:border-left="0.05pt solid #000000" fo:border-right="none" fo:border-top="none" fo:border-bottom="0.05pt solid #000000"/>
    </style:style>
    <style:style style:name="Tabelle22.C17" style:family="table-cell">
      <style:table-cell-properties fo:padding="0.097cm" fo:border-left="0.05pt solid #000000" fo:border-right="none" fo:border-top="none" fo:border-bottom="0.05pt solid #000000"/>
    </style:style>
    <style:style style:name="Tabelle22.D17" style:family="table-cell">
      <style:table-cell-properties fo:padding="0.097cm" fo:border-left="0.05pt solid #000000" fo:border-right="none" fo:border-top="none" fo:border-bottom="0.05pt solid #000000"/>
    </style:style>
    <style:style style:name="Tabelle22.E17" style:family="table-cell">
      <style:table-cell-properties fo:padding="0.097cm" fo:border-left="0.05pt solid #000000" fo:border-right="0.05pt solid #000000" fo:border-top="none" fo:border-bottom="0.05pt solid #000000"/>
    </style:style>
    <style:style style:name="Tabelle22.A18" style:family="table-cell">
      <style:table-cell-properties fo:padding="0.097cm" fo:border-left="0.05pt solid #000000" fo:border-right="none" fo:border-top="none" fo:border-bottom="0.05pt solid #000000"/>
    </style:style>
    <style:style style:name="Tabelle22.B18" style:family="table-cell">
      <style:table-cell-properties fo:padding="0.097cm" fo:border-left="0.05pt solid #000000" fo:border-right="none" fo:border-top="none" fo:border-bottom="0.05pt solid #000000"/>
    </style:style>
    <style:style style:name="Tabelle22.C18" style:family="table-cell">
      <style:table-cell-properties fo:padding="0.097cm" fo:border-left="0.05pt solid #000000" fo:border-right="none" fo:border-top="none" fo:border-bottom="0.05pt solid #000000"/>
    </style:style>
    <style:style style:name="Tabelle22.D18" style:family="table-cell">
      <style:table-cell-properties fo:padding="0.097cm" fo:border-left="0.05pt solid #000000" fo:border-right="none" fo:border-top="none" fo:border-bottom="0.05pt solid #000000"/>
    </style:style>
    <style:style style:name="Tabelle22.E18" style:family="table-cell">
      <style:table-cell-properties fo:padding="0.097cm" fo:border-left="0.05pt solid #000000" fo:border-right="0.05pt solid #000000" fo:border-top="none" fo:border-bottom="0.05pt solid #000000"/>
    </style:style>
    <style:style style:name="Tabelle22.A19" style:family="table-cell">
      <style:table-cell-properties fo:padding="0.097cm" fo:border-left="0.05pt solid #000000" fo:border-right="none" fo:border-top="none" fo:border-bottom="0.05pt solid #000000"/>
    </style:style>
    <style:style style:name="Tabelle22.B19" style:family="table-cell">
      <style:table-cell-properties fo:padding="0.097cm" fo:border-left="0.05pt solid #000000" fo:border-right="none" fo:border-top="none" fo:border-bottom="0.05pt solid #000000"/>
    </style:style>
    <style:style style:name="Tabelle22.C19" style:family="table-cell">
      <style:table-cell-properties fo:padding="0.097cm" fo:border-left="0.05pt solid #000000" fo:border-right="none" fo:border-top="none" fo:border-bottom="0.05pt solid #000000"/>
    </style:style>
    <style:style style:name="Tabelle22.D19" style:family="table-cell">
      <style:table-cell-properties fo:padding="0.097cm" fo:border-left="0.05pt solid #000000" fo:border-right="none" fo:border-top="none" fo:border-bottom="0.05pt solid #000000"/>
    </style:style>
    <style:style style:name="Tabelle22.E19" style:family="table-cell">
      <style:table-cell-properties fo:padding="0.097cm" fo:border-left="0.05pt solid #000000" fo:border-right="0.05pt solid #000000" fo:border-top="none" fo:border-bottom="0.05pt solid #000000"/>
    </style:style>
    <style:style style:name="Tabelle22.A20" style:family="table-cell">
      <style:table-cell-properties fo:padding="0.097cm" fo:border-left="0.05pt solid #000000" fo:border-right="none" fo:border-top="none" fo:border-bottom="0.05pt solid #000000"/>
    </style:style>
    <style:style style:name="Tabelle22.B20" style:family="table-cell">
      <style:table-cell-properties fo:padding="0.097cm" fo:border-left="0.05pt solid #000000" fo:border-right="none" fo:border-top="none" fo:border-bottom="0.05pt solid #000000"/>
    </style:style>
    <style:style style:name="Tabelle22.C20" style:family="table-cell">
      <style:table-cell-properties fo:padding="0.097cm" fo:border-left="0.05pt solid #000000" fo:border-right="none" fo:border-top="none" fo:border-bottom="0.05pt solid #000000"/>
    </style:style>
    <style:style style:name="Tabelle22.D20" style:family="table-cell">
      <style:table-cell-properties fo:padding="0.097cm" fo:border-left="0.05pt solid #000000" fo:border-right="none" fo:border-top="none" fo:border-bottom="0.05pt solid #000000"/>
    </style:style>
    <style:style style:name="Tabelle22.E20" style:family="table-cell">
      <style:table-cell-properties fo:padding="0.097cm" fo:border-left="0.05pt solid #000000" fo:border-right="0.05pt solid #000000" fo:border-top="none" fo:border-bottom="0.05pt solid #000000"/>
    </style:style>
    <style:style style:name="Tabelle22.A21" style:family="table-cell">
      <style:table-cell-properties fo:padding="0.097cm" fo:border-left="0.05pt solid #000000" fo:border-right="none" fo:border-top="none" fo:border-bottom="0.05pt solid #000000"/>
    </style:style>
    <style:style style:name="Tabelle22.B21" style:family="table-cell">
      <style:table-cell-properties fo:padding="0.097cm" fo:border-left="0.05pt solid #000000" fo:border-right="none" fo:border-top="none" fo:border-bottom="0.05pt solid #000000"/>
    </style:style>
    <style:style style:name="Tabelle22.C21" style:family="table-cell">
      <style:table-cell-properties fo:padding="0.097cm" fo:border-left="0.05pt solid #000000" fo:border-right="none" fo:border-top="none" fo:border-bottom="0.05pt solid #000000"/>
    </style:style>
    <style:style style:name="Tabelle22.D21" style:family="table-cell">
      <style:table-cell-properties fo:padding="0.097cm" fo:border-left="0.05pt solid #000000" fo:border-right="none" fo:border-top="none" fo:border-bottom="0.05pt solid #000000"/>
    </style:style>
    <style:style style:name="Tabelle22.E21" style:family="table-cell">
      <style:table-cell-properties fo:padding="0.097cm" fo:border-left="0.05pt solid #000000" fo:border-right="0.05pt solid #000000" fo:border-top="none" fo:border-bottom="0.05pt solid #000000"/>
    </style:style>
    <style:style style:name="Tabelle22.A22" style:family="table-cell">
      <style:table-cell-properties fo:padding="0.097cm" fo:border-left="0.05pt solid #000000" fo:border-right="none" fo:border-top="none" fo:border-bottom="0.05pt solid #000000"/>
    </style:style>
    <style:style style:name="Tabelle22.B22" style:family="table-cell">
      <style:table-cell-properties fo:padding="0.097cm" fo:border-left="0.05pt solid #000000" fo:border-right="none" fo:border-top="none" fo:border-bottom="0.05pt solid #000000"/>
    </style:style>
    <style:style style:name="Tabelle22.C22" style:family="table-cell">
      <style:table-cell-properties fo:padding="0.097cm" fo:border-left="0.05pt solid #000000" fo:border-right="none" fo:border-top="none" fo:border-bottom="0.05pt solid #000000"/>
    </style:style>
    <style:style style:name="Tabelle22.D22" style:family="table-cell">
      <style:table-cell-properties fo:padding="0.097cm" fo:border-left="0.05pt solid #000000" fo:border-right="none" fo:border-top="none" fo:border-bottom="0.05pt solid #000000"/>
    </style:style>
    <style:style style:name="Tabelle22.E22" style:family="table-cell">
      <style:table-cell-properties fo:padding="0.097cm" fo:border-left="0.05pt solid #000000" fo:border-right="0.05pt solid #000000" fo:border-top="none" fo:border-bottom="0.05pt solid #000000"/>
    </style:style>
    <style:style style:name="Tabelle22.A23" style:family="table-cell">
      <style:table-cell-properties fo:padding="0.097cm" fo:border-left="0.05pt solid #000000" fo:border-right="none" fo:border-top="none" fo:border-bottom="0.05pt solid #000000"/>
    </style:style>
    <style:style style:name="Tabelle22.B23" style:family="table-cell">
      <style:table-cell-properties fo:padding="0.097cm" fo:border-left="0.05pt solid #000000" fo:border-right="none" fo:border-top="none" fo:border-bottom="0.05pt solid #000000"/>
    </style:style>
    <style:style style:name="Tabelle22.C23" style:family="table-cell">
      <style:table-cell-properties fo:padding="0.097cm" fo:border-left="0.05pt solid #000000" fo:border-right="none" fo:border-top="none" fo:border-bottom="0.05pt solid #000000"/>
    </style:style>
    <style:style style:name="Tabelle22.D23" style:family="table-cell">
      <style:table-cell-properties fo:padding="0.097cm" fo:border-left="0.05pt solid #000000" fo:border-right="none" fo:border-top="none" fo:border-bottom="0.05pt solid #000000"/>
    </style:style>
    <style:style style:name="Tabelle22.E23" style:family="table-cell">
      <style:table-cell-properties fo:padding="0.097cm" fo:border-left="0.05pt solid #000000" fo:border-right="0.05pt solid #000000" fo:border-top="none" fo:border-bottom="0.05pt solid #000000"/>
    </style:style>
    <style:style style:name="Tabelle22.A24" style:family="table-cell">
      <style:table-cell-properties fo:padding="0.097cm" fo:border-left="0.05pt solid #000000" fo:border-right="none" fo:border-top="none" fo:border-bottom="0.05pt solid #000000"/>
    </style:style>
    <style:style style:name="Tabelle22.B24" style:family="table-cell">
      <style:table-cell-properties fo:padding="0.097cm" fo:border-left="0.05pt solid #000000" fo:border-right="none" fo:border-top="none" fo:border-bottom="0.05pt solid #000000"/>
    </style:style>
    <style:style style:name="Tabelle22.C24" style:family="table-cell">
      <style:table-cell-properties fo:padding="0.097cm" fo:border-left="0.05pt solid #000000" fo:border-right="none" fo:border-top="none" fo:border-bottom="0.05pt solid #000000"/>
    </style:style>
    <style:style style:name="Tabelle22.D24" style:family="table-cell">
      <style:table-cell-properties fo:padding="0.097cm" fo:border-left="0.05pt solid #000000" fo:border-right="none" fo:border-top="none" fo:border-bottom="0.05pt solid #000000"/>
    </style:style>
    <style:style style:name="Tabelle22.E24" style:family="table-cell">
      <style:table-cell-properties fo:padding="0.097cm" fo:border-left="0.05pt solid #000000" fo:border-right="0.05pt solid #000000" fo:border-top="none" fo:border-bottom="0.05pt solid #000000"/>
    </style:style>
    <style:style style:name="Tabelle22.A25" style:family="table-cell">
      <style:table-cell-properties fo:padding="0.097cm" fo:border-left="0.05pt solid #000000" fo:border-right="none" fo:border-top="none" fo:border-bottom="0.05pt solid #000000"/>
    </style:style>
    <style:style style:name="Tabelle22.B25" style:family="table-cell">
      <style:table-cell-properties fo:padding="0.097cm" fo:border-left="0.05pt solid #000000" fo:border-right="none" fo:border-top="none" fo:border-bottom="0.05pt solid #000000"/>
    </style:style>
    <style:style style:name="Tabelle22.C25" style:family="table-cell">
      <style:table-cell-properties fo:padding="0.097cm" fo:border-left="0.05pt solid #000000" fo:border-right="none" fo:border-top="none" fo:border-bottom="0.05pt solid #000000"/>
    </style:style>
    <style:style style:name="Tabelle22.D25" style:family="table-cell">
      <style:table-cell-properties fo:padding="0.097cm" fo:border-left="0.05pt solid #000000" fo:border-right="none" fo:border-top="none" fo:border-bottom="0.05pt solid #000000"/>
    </style:style>
    <style:style style:name="Tabelle22.E25" style:family="table-cell">
      <style:table-cell-properties fo:padding="0.097cm" fo:border-left="0.05pt solid #000000" fo:border-right="0.05pt solid #000000" fo:border-top="none" fo:border-bottom="0.05pt solid #000000"/>
    </style:style>
    <style:style style:name="Tabelle22.A26" style:family="table-cell">
      <style:table-cell-properties fo:padding="0.097cm" fo:border-left="0.05pt solid #000000" fo:border-right="none" fo:border-top="none" fo:border-bottom="0.05pt solid #000000"/>
    </style:style>
    <style:style style:name="Tabelle22.B26" style:family="table-cell">
      <style:table-cell-properties fo:padding="0.097cm" fo:border-left="0.05pt solid #000000" fo:border-right="none" fo:border-top="none" fo:border-bottom="0.05pt solid #000000"/>
    </style:style>
    <style:style style:name="Tabelle22.C26" style:family="table-cell">
      <style:table-cell-properties fo:padding="0.097cm" fo:border-left="0.05pt solid #000000" fo:border-right="none" fo:border-top="none" fo:border-bottom="0.05pt solid #000000"/>
    </style:style>
    <style:style style:name="Tabelle22.D26" style:family="table-cell">
      <style:table-cell-properties fo:padding="0.097cm" fo:border-left="0.05pt solid #000000" fo:border-right="none" fo:border-top="none" fo:border-bottom="0.05pt solid #000000"/>
    </style:style>
    <style:style style:name="Tabelle22.E26" style:family="table-cell">
      <style:table-cell-properties fo:padding="0.097cm" fo:border-left="0.05pt solid #000000" fo:border-right="0.05pt solid #000000" fo:border-top="none" fo:border-bottom="0.05pt solid #000000"/>
    </style:style>
    <style:style style:name="Tabelle22.A27" style:family="table-cell">
      <style:table-cell-properties fo:padding="0.097cm" fo:border-left="0.05pt solid #000000" fo:border-right="none" fo:border-top="none" fo:border-bottom="0.05pt solid #000000"/>
    </style:style>
    <style:style style:name="Tabelle22.B27" style:family="table-cell">
      <style:table-cell-properties fo:padding="0.097cm" fo:border-left="0.05pt solid #000000" fo:border-right="none" fo:border-top="none" fo:border-bottom="0.05pt solid #000000"/>
    </style:style>
    <style:style style:name="Tabelle22.C27" style:family="table-cell">
      <style:table-cell-properties fo:padding="0.097cm" fo:border-left="0.05pt solid #000000" fo:border-right="none" fo:border-top="none" fo:border-bottom="0.05pt solid #000000"/>
    </style:style>
    <style:style style:name="Tabelle22.D27" style:family="table-cell">
      <style:table-cell-properties fo:padding="0.097cm" fo:border-left="0.05pt solid #000000" fo:border-right="none" fo:border-top="none" fo:border-bottom="0.05pt solid #000000"/>
    </style:style>
    <style:style style:name="Tabelle22.E27" style:family="table-cell">
      <style:table-cell-properties fo:padding="0.097cm" fo:border-left="0.05pt solid #000000" fo:border-right="0.05pt solid #000000" fo:border-top="none" fo:border-bottom="0.05pt solid #000000"/>
    </style:style>
    <style:style style:name="Tabelle22.A28" style:family="table-cell">
      <style:table-cell-properties fo:padding="0.097cm" fo:border-left="0.05pt solid #000000" fo:border-right="none" fo:border-top="none" fo:border-bottom="0.05pt solid #000000"/>
    </style:style>
    <style:style style:name="Tabelle22.B28" style:family="table-cell">
      <style:table-cell-properties fo:padding="0.097cm" fo:border-left="0.05pt solid #000000" fo:border-right="none" fo:border-top="none" fo:border-bottom="0.05pt solid #000000"/>
    </style:style>
    <style:style style:name="Tabelle22.C28" style:family="table-cell">
      <style:table-cell-properties fo:padding="0.097cm" fo:border-left="0.05pt solid #000000" fo:border-right="none" fo:border-top="none" fo:border-bottom="0.05pt solid #000000"/>
    </style:style>
    <style:style style:name="Tabelle22.D28" style:family="table-cell">
      <style:table-cell-properties fo:padding="0.097cm" fo:border-left="0.05pt solid #000000" fo:border-right="none" fo:border-top="none" fo:border-bottom="0.05pt solid #000000"/>
    </style:style>
    <style:style style:name="Tabelle22.E28" style:family="table-cell">
      <style:table-cell-properties fo:padding="0.097cm" fo:border-left="0.05pt solid #000000" fo:border-right="0.05pt solid #000000" fo:border-top="none" fo:border-bottom="0.05pt solid #000000"/>
    </style:style>
    <style:style style:name="Tabelle22.A29" style:family="table-cell">
      <style:table-cell-properties fo:padding="0.097cm" fo:border-left="0.05pt solid #000000" fo:border-right="none" fo:border-top="none" fo:border-bottom="0.05pt solid #000000"/>
    </style:style>
    <style:style style:name="Tabelle22.B29" style:family="table-cell">
      <style:table-cell-properties fo:padding="0.097cm" fo:border-left="0.05pt solid #000000" fo:border-right="none" fo:border-top="none" fo:border-bottom="0.05pt solid #000000"/>
    </style:style>
    <style:style style:name="Tabelle22.C29" style:family="table-cell">
      <style:table-cell-properties fo:padding="0.097cm" fo:border-left="0.05pt solid #000000" fo:border-right="none" fo:border-top="none" fo:border-bottom="0.05pt solid #000000"/>
    </style:style>
    <style:style style:name="Tabelle22.D29" style:family="table-cell">
      <style:table-cell-properties fo:padding="0.097cm" fo:border-left="0.05pt solid #000000" fo:border-right="none" fo:border-top="none" fo:border-bottom="0.05pt solid #000000"/>
    </style:style>
    <style:style style:name="Tabelle22.E29" style:family="table-cell">
      <style:table-cell-properties fo:padding="0.097cm" fo:border-left="0.05pt solid #000000" fo:border-right="0.05pt solid #000000" fo:border-top="none" fo:border-bottom="0.05pt solid #000000"/>
    </style:style>
    <style:style style:name="Tabelle22.A30" style:family="table-cell">
      <style:table-cell-properties fo:padding="0.097cm" fo:border-left="0.05pt solid #000000" fo:border-right="none" fo:border-top="none" fo:border-bottom="0.05pt solid #000000"/>
    </style:style>
    <style:style style:name="Tabelle22.B30" style:family="table-cell">
      <style:table-cell-properties fo:padding="0.097cm" fo:border-left="0.05pt solid #000000" fo:border-right="none" fo:border-top="none" fo:border-bottom="0.05pt solid #000000"/>
    </style:style>
    <style:style style:name="Tabelle22.C30" style:family="table-cell">
      <style:table-cell-properties fo:padding="0.097cm" fo:border-left="0.05pt solid #000000" fo:border-right="none" fo:border-top="none" fo:border-bottom="0.05pt solid #000000"/>
    </style:style>
    <style:style style:name="Tabelle22.D30" style:family="table-cell">
      <style:table-cell-properties fo:padding="0.097cm" fo:border-left="0.05pt solid #000000" fo:border-right="none" fo:border-top="none" fo:border-bottom="0.05pt solid #000000"/>
    </style:style>
    <style:style style:name="Tabelle22.E30" style:family="table-cell">
      <style:table-cell-properties fo:padding="0.097cm" fo:border-left="0.05pt solid #000000" fo:border-right="0.05pt solid #000000" fo:border-top="none" fo:border-bottom="0.05pt solid #000000"/>
    </style:style>
    <style:style style:name="Tabelle22.A31" style:family="table-cell">
      <style:table-cell-properties fo:padding="0.097cm" fo:border-left="0.05pt solid #000000" fo:border-right="none" fo:border-top="none" fo:border-bottom="0.05pt solid #000000"/>
    </style:style>
    <style:style style:name="Tabelle22.B31" style:family="table-cell">
      <style:table-cell-properties fo:padding="0.097cm" fo:border-left="0.05pt solid #000000" fo:border-right="none" fo:border-top="none" fo:border-bottom="0.05pt solid #000000"/>
    </style:style>
    <style:style style:name="Tabelle22.C31" style:family="table-cell">
      <style:table-cell-properties fo:padding="0.097cm" fo:border-left="0.05pt solid #000000" fo:border-right="none" fo:border-top="none" fo:border-bottom="0.05pt solid #000000"/>
    </style:style>
    <style:style style:name="Tabelle22.D31" style:family="table-cell">
      <style:table-cell-properties fo:padding="0.097cm" fo:border-left="0.05pt solid #000000" fo:border-right="none" fo:border-top="none" fo:border-bottom="0.05pt solid #000000"/>
    </style:style>
    <style:style style:name="Tabelle22.E31" style:family="table-cell">
      <style:table-cell-properties fo:padding="0.097cm" fo:border-left="0.05pt solid #000000" fo:border-right="0.05pt solid #000000" fo:border-top="none" fo:border-bottom="0.05pt solid #000000"/>
    </style:style>
    <style:style style:name="Tabelle22.A32" style:family="table-cell">
      <style:table-cell-properties fo:padding="0.097cm" fo:border-left="0.05pt solid #000000" fo:border-right="none" fo:border-top="none" fo:border-bottom="0.05pt solid #000000"/>
    </style:style>
    <style:style style:name="Tabelle22.B32" style:family="table-cell">
      <style:table-cell-properties fo:padding="0.097cm" fo:border-left="0.05pt solid #000000" fo:border-right="none" fo:border-top="none" fo:border-bottom="0.05pt solid #000000"/>
    </style:style>
    <style:style style:name="Tabelle22.C32" style:family="table-cell">
      <style:table-cell-properties fo:padding="0.097cm" fo:border-left="0.05pt solid #000000" fo:border-right="none" fo:border-top="none" fo:border-bottom="0.05pt solid #000000"/>
    </style:style>
    <style:style style:name="Tabelle22.D32" style:family="table-cell">
      <style:table-cell-properties fo:padding="0.097cm" fo:border-left="0.05pt solid #000000" fo:border-right="none" fo:border-top="none" fo:border-bottom="0.05pt solid #000000"/>
    </style:style>
    <style:style style:name="Tabelle22.E32" style:family="table-cell">
      <style:table-cell-properties fo:padding="0.097cm" fo:border-left="0.05pt solid #000000" fo:border-right="0.05pt solid #000000" fo:border-top="none" fo:border-bottom="0.05pt solid #000000"/>
    </style:style>
    <style:style style:name="Tabelle22.A33" style:family="table-cell">
      <style:table-cell-properties fo:padding="0.097cm" fo:border-left="0.05pt solid #000000" fo:border-right="none" fo:border-top="none" fo:border-bottom="0.05pt solid #000000"/>
    </style:style>
    <style:style style:name="Tabelle22.B33" style:family="table-cell">
      <style:table-cell-properties fo:padding="0.097cm" fo:border-left="0.05pt solid #000000" fo:border-right="none" fo:border-top="none" fo:border-bottom="0.05pt solid #000000"/>
    </style:style>
    <style:style style:name="Tabelle22.C33" style:family="table-cell">
      <style:table-cell-properties fo:padding="0.097cm" fo:border-left="0.05pt solid #000000" fo:border-right="none" fo:border-top="none" fo:border-bottom="0.05pt solid #000000"/>
    </style:style>
    <style:style style:name="Tabelle22.D33" style:family="table-cell">
      <style:table-cell-properties fo:padding="0.097cm" fo:border-left="0.05pt solid #000000" fo:border-right="none" fo:border-top="none" fo:border-bottom="0.05pt solid #000000"/>
    </style:style>
    <style:style style:name="Tabelle22.E33" style:family="table-cell">
      <style:table-cell-properties fo:padding="0.097cm" fo:border-left="0.05pt solid #000000" fo:border-right="0.05pt solid #000000" fo:border-top="none" fo:border-bottom="0.05pt solid #000000"/>
    </style:style>
    <style:style style:name="Tabelle22.A34" style:family="table-cell">
      <style:table-cell-properties fo:padding="0.097cm" fo:border-left="0.05pt solid #000000" fo:border-right="none" fo:border-top="none" fo:border-bottom="0.05pt solid #000000"/>
    </style:style>
    <style:style style:name="Tabelle22.B34" style:family="table-cell">
      <style:table-cell-properties fo:padding="0.097cm" fo:border-left="0.05pt solid #000000" fo:border-right="none" fo:border-top="none" fo:border-bottom="0.05pt solid #000000"/>
    </style:style>
    <style:style style:name="Tabelle22.C34" style:family="table-cell">
      <style:table-cell-properties fo:padding="0.097cm" fo:border-left="0.05pt solid #000000" fo:border-right="none" fo:border-top="none" fo:border-bottom="0.05pt solid #000000"/>
    </style:style>
    <style:style style:name="Tabelle22.D34" style:family="table-cell">
      <style:table-cell-properties fo:padding="0.097cm" fo:border-left="0.05pt solid #000000" fo:border-right="none" fo:border-top="none" fo:border-bottom="0.05pt solid #000000"/>
    </style:style>
    <style:style style:name="Tabelle22.E34" style:family="table-cell">
      <style:table-cell-properties fo:padding="0.097cm" fo:border-left="0.05pt solid #000000" fo:border-right="0.05pt solid #000000" fo:border-top="none" fo:border-bottom="0.05pt solid #000000"/>
    </style:style>
    <style:style style:name="Tabelle22.A35" style:family="table-cell">
      <style:table-cell-properties fo:padding="0.097cm" fo:border-left="0.05pt solid #000000" fo:border-right="none" fo:border-top="none" fo:border-bottom="0.05pt solid #000000"/>
    </style:style>
    <style:style style:name="Tabelle22.B35" style:family="table-cell">
      <style:table-cell-properties fo:padding="0.097cm" fo:border-left="0.05pt solid #000000" fo:border-right="none" fo:border-top="none" fo:border-bottom="0.05pt solid #000000"/>
    </style:style>
    <style:style style:name="Tabelle22.C35" style:family="table-cell">
      <style:table-cell-properties fo:padding="0.097cm" fo:border-left="0.05pt solid #000000" fo:border-right="none" fo:border-top="none" fo:border-bottom="0.05pt solid #000000"/>
    </style:style>
    <style:style style:name="Tabelle22.D35" style:family="table-cell">
      <style:table-cell-properties fo:padding="0.097cm" fo:border-left="0.05pt solid #000000" fo:border-right="none" fo:border-top="none" fo:border-bottom="0.05pt solid #000000"/>
    </style:style>
    <style:style style:name="Tabelle22.E35" style:family="table-cell">
      <style:table-cell-properties fo:padding="0.097cm" fo:border-left="0.05pt solid #000000" fo:border-right="0.05pt solid #000000" fo:border-top="none" fo:border-bottom="0.05pt solid #000000"/>
    </style:style>
    <style:style style:name="Tabelle22.A36" style:family="table-cell">
      <style:table-cell-properties fo:padding="0.097cm" fo:border-left="0.05pt solid #000000" fo:border-right="none" fo:border-top="none" fo:border-bottom="0.05pt solid #000000"/>
    </style:style>
    <style:style style:name="Tabelle22.B36" style:family="table-cell">
      <style:table-cell-properties fo:padding="0.097cm" fo:border-left="0.05pt solid #000000" fo:border-right="none" fo:border-top="none" fo:border-bottom="0.05pt solid #000000"/>
    </style:style>
    <style:style style:name="Tabelle22.C36" style:family="table-cell">
      <style:table-cell-properties fo:padding="0.097cm" fo:border-left="0.05pt solid #000000" fo:border-right="none" fo:border-top="none" fo:border-bottom="0.05pt solid #000000"/>
    </style:style>
    <style:style style:name="Tabelle22.D36" style:family="table-cell">
      <style:table-cell-properties fo:padding="0.097cm" fo:border-left="0.05pt solid #000000" fo:border-right="none" fo:border-top="none" fo:border-bottom="0.05pt solid #000000"/>
    </style:style>
    <style:style style:name="Tabelle22.E36" style:family="table-cell">
      <style:table-cell-properties fo:padding="0.097cm" fo:border-left="0.05pt solid #000000" fo:border-right="0.05pt solid #000000" fo:border-top="none" fo:border-bottom="0.05pt solid #000000"/>
    </style:style>
    <style:style style:name="Tabelle22.A37" style:family="table-cell">
      <style:table-cell-properties fo:padding="0.097cm" fo:border-left="0.05pt solid #000000" fo:border-right="none" fo:border-top="none" fo:border-bottom="0.05pt solid #000000"/>
    </style:style>
    <style:style style:name="Tabelle22.B37" style:family="table-cell">
      <style:table-cell-properties fo:padding="0.097cm" fo:border-left="0.05pt solid #000000" fo:border-right="none" fo:border-top="none" fo:border-bottom="0.05pt solid #000000"/>
    </style:style>
    <style:style style:name="Tabelle22.C37" style:family="table-cell">
      <style:table-cell-properties fo:padding="0.097cm" fo:border-left="0.05pt solid #000000" fo:border-right="none" fo:border-top="none" fo:border-bottom="0.05pt solid #000000"/>
    </style:style>
    <style:style style:name="Tabelle22.D37" style:family="table-cell">
      <style:table-cell-properties fo:padding="0.097cm" fo:border-left="0.05pt solid #000000" fo:border-right="none" fo:border-top="none" fo:border-bottom="0.05pt solid #000000"/>
    </style:style>
    <style:style style:name="Tabelle22.E37" style:family="table-cell">
      <style:table-cell-properties fo:padding="0.097cm" fo:border-left="0.05pt solid #000000" fo:border-right="0.05pt solid #000000" fo:border-top="none" fo:border-bottom="0.05pt solid #000000"/>
    </style:style>
    <style:style style:name="Tabelle22.A38" style:family="table-cell">
      <style:table-cell-properties fo:padding="0.097cm" fo:border-left="0.05pt solid #000000" fo:border-right="none" fo:border-top="none" fo:border-bottom="0.05pt solid #000000"/>
    </style:style>
    <style:style style:name="Tabelle22.B38" style:family="table-cell">
      <style:table-cell-properties fo:padding="0.097cm" fo:border-left="0.05pt solid #000000" fo:border-right="none" fo:border-top="none" fo:border-bottom="0.05pt solid #000000"/>
    </style:style>
    <style:style style:name="Tabelle22.C38" style:family="table-cell">
      <style:table-cell-properties fo:padding="0.097cm" fo:border-left="0.05pt solid #000000" fo:border-right="none" fo:border-top="none" fo:border-bottom="0.05pt solid #000000"/>
    </style:style>
    <style:style style:name="Tabelle22.D38" style:family="table-cell">
      <style:table-cell-properties fo:padding="0.097cm" fo:border-left="0.05pt solid #000000" fo:border-right="none" fo:border-top="none" fo:border-bottom="0.05pt solid #000000"/>
    </style:style>
    <style:style style:name="Tabelle22.E38" style:family="table-cell">
      <style:table-cell-properties fo:padding="0.097cm" fo:border-left="0.05pt solid #000000" fo:border-right="0.05pt solid #000000" fo:border-top="none" fo:border-bottom="0.05pt solid #000000"/>
    </style:style>
    <style:style style:name="Tabelle22.A39" style:family="table-cell">
      <style:table-cell-properties fo:padding="0.097cm" fo:border-left="0.05pt solid #000000" fo:border-right="none" fo:border-top="none" fo:border-bottom="0.05pt solid #000000"/>
    </style:style>
    <style:style style:name="Tabelle22.B39" style:family="table-cell">
      <style:table-cell-properties fo:padding="0.097cm" fo:border-left="0.05pt solid #000000" fo:border-right="none" fo:border-top="none" fo:border-bottom="0.05pt solid #000000"/>
    </style:style>
    <style:style style:name="Tabelle22.C39" style:family="table-cell">
      <style:table-cell-properties fo:padding="0.097cm" fo:border-left="0.05pt solid #000000" fo:border-right="none" fo:border-top="none" fo:border-bottom="0.05pt solid #000000"/>
    </style:style>
    <style:style style:name="Tabelle22.D39" style:family="table-cell">
      <style:table-cell-properties fo:padding="0.097cm" fo:border-left="0.05pt solid #000000" fo:border-right="none" fo:border-top="none" fo:border-bottom="0.05pt solid #000000"/>
    </style:style>
    <style:style style:name="Tabelle22.E39" style:family="table-cell">
      <style:table-cell-properties fo:padding="0.097cm" fo:border-left="0.05pt solid #000000" fo:border-right="0.05pt solid #000000" fo:border-top="none" fo:border-bottom="0.05pt solid #000000"/>
    </style:style>
    <style:style style:name="Tabelle22.A40" style:family="table-cell">
      <style:table-cell-properties fo:padding="0.097cm" fo:border-left="0.05pt solid #000000" fo:border-right="none" fo:border-top="none" fo:border-bottom="0.05pt solid #000000"/>
    </style:style>
    <style:style style:name="Tabelle22.B40" style:family="table-cell">
      <style:table-cell-properties fo:padding="0.097cm" fo:border-left="0.05pt solid #000000" fo:border-right="none" fo:border-top="none" fo:border-bottom="0.05pt solid #000000"/>
    </style:style>
    <style:style style:name="Tabelle22.C40" style:family="table-cell">
      <style:table-cell-properties fo:padding="0.097cm" fo:border-left="0.05pt solid #000000" fo:border-right="none" fo:border-top="none" fo:border-bottom="0.05pt solid #000000"/>
    </style:style>
    <style:style style:name="Tabelle22.D40" style:family="table-cell">
      <style:table-cell-properties fo:padding="0.097cm" fo:border-left="0.05pt solid #000000" fo:border-right="none" fo:border-top="none" fo:border-bottom="0.05pt solid #000000"/>
    </style:style>
    <style:style style:name="Tabelle22.E40" style:family="table-cell">
      <style:table-cell-properties fo:padding="0.097cm" fo:border-left="0.05pt solid #000000" fo:border-right="0.05pt solid #000000" fo:border-top="none" fo:border-bottom="0.05pt solid #000000"/>
    </style:style>
    <style:style style:name="Tabelle22.A41" style:family="table-cell">
      <style:table-cell-properties fo:padding="0.097cm" fo:border-left="0.05pt solid #000000" fo:border-right="none" fo:border-top="none" fo:border-bottom="0.05pt solid #000000"/>
    </style:style>
    <style:style style:name="Tabelle22.B41" style:family="table-cell">
      <style:table-cell-properties fo:padding="0.097cm" fo:border-left="0.05pt solid #000000" fo:border-right="none" fo:border-top="none" fo:border-bottom="0.05pt solid #000000"/>
    </style:style>
    <style:style style:name="Tabelle22.C41" style:family="table-cell">
      <style:table-cell-properties fo:padding="0.097cm" fo:border-left="0.05pt solid #000000" fo:border-right="none" fo:border-top="none" fo:border-bottom="0.05pt solid #000000"/>
    </style:style>
    <style:style style:name="Tabelle22.D41" style:family="table-cell">
      <style:table-cell-properties fo:padding="0.097cm" fo:border-left="0.05pt solid #000000" fo:border-right="none" fo:border-top="none" fo:border-bottom="0.05pt solid #000000"/>
    </style:style>
    <style:style style:name="Tabelle22.E41" style:family="table-cell">
      <style:table-cell-properties fo:padding="0.097cm" fo:border-left="0.05pt solid #000000" fo:border-right="0.05pt solid #000000" fo:border-top="none" fo:border-bottom="0.05pt solid #000000"/>
    </style:style>
    <style:style style:name="Tabelle23" style:family="table">
      <style:table-properties style:width="18.5cm" fo:margin-left="0cm" table:align="left"/>
    </style:style>
    <style:style style:name="Tabelle23.A" style:family="table-column">
      <style:table-column-properties style:column-width="18.5cm"/>
    </style:style>
    <style:style style:name="Tabelle23.1" style:family="table-row">
      <style:table-row-properties fo:keep-together="always"/>
    </style:style>
    <style:style style:name="Tabelle23.A1" style:family="table-cell">
      <style:table-cell-properties fo:background-color="#cfe7f5" fo:padding="0.097cm" fo:border="0.05pt solid #000000">
        <style:background-image/>
      </style:table-cell-properties>
    </style:style>
    <style:style style:name="Tabelle24" style:family="table">
      <style:table-properties style:width="18.5cm" fo:margin-left="0cm" table:align="left"/>
    </style:style>
    <style:style style:name="Tabelle24.A" style:family="table-column">
      <style:table-column-properties style:column-width="3.896cm"/>
    </style:style>
    <style:style style:name="Tabelle24.B" style:family="table-column">
      <style:table-column-properties style:column-width="3.704cm"/>
    </style:style>
    <style:style style:name="Tabelle24.C" style:family="table-column">
      <style:table-column-properties style:column-width="4.209cm"/>
    </style:style>
    <style:style style:name="Tabelle24.D" style:family="table-column">
      <style:table-column-properties style:column-width="2.699cm"/>
    </style:style>
    <style:style style:name="Tabelle24.E" style:family="table-column">
      <style:table-column-properties style:column-width="3.992cm"/>
    </style:style>
    <style:style style:name="Tabelle24.1" style:family="table-row">
      <style:table-row-properties fo:keep-together="always"/>
    </style:style>
    <style:style style:name="Tabelle24.A1" style:family="table-cell">
      <style:table-cell-properties fo:background-color="#cfe7f5" fo:padding="0.097cm" fo:border="0.05pt solid #000000">
        <style:background-image/>
      </style:table-cell-properties>
    </style:style>
    <style:style style:name="Tabelle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4.E2" style:family="table-cell">
      <style:table-cell-properties fo:background-color="#999999" fo:padding="0.097cm" fo:border="0.05pt solid #000000">
        <style:background-image/>
      </style:table-cell-properties>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none" fo:border-top="none" fo:border-bottom="0.05pt solid #000000"/>
    </style:style>
    <style:style style:name="Tabelle24.C3" style:family="table-cell">
      <style:table-cell-properties fo:padding="0.097cm" fo:border-left="0.05pt solid #000000" fo:border-right="none" fo:border-top="none" fo:border-bottom="0.05pt solid #000000"/>
    </style:style>
    <style:style style:name="Tabelle24.D3" style:family="table-cell">
      <style:table-cell-properties fo:padding="0.097cm" fo:border-left="0.05pt solid #000000" fo:border-right="none" fo:border-top="none" fo:border-bottom="0.05pt solid #000000"/>
    </style:style>
    <style:style style:name="Tabelle24.E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none" fo:border-top="none" fo:border-bottom="0.05pt solid #000000"/>
    </style:style>
    <style:style style:name="Tabelle24.C4" style:family="table-cell">
      <style:table-cell-properties fo:padding="0.097cm" fo:border-left="0.05pt solid #000000" fo:border-right="none" fo:border-top="none" fo:border-bottom="0.05pt solid #000000"/>
    </style:style>
    <style:style style:name="Tabelle24.D4" style:family="table-cell">
      <style:table-cell-properties fo:padding="0.097cm" fo:border-left="0.05pt solid #000000" fo:border-right="none" fo:border-top="none" fo:border-bottom="0.05pt solid #000000"/>
    </style:style>
    <style:style style:name="Tabelle24.E4" style:family="table-cell">
      <style:table-cell-properties fo:padding="0.097cm" fo:border-left="0.05pt solid #000000" fo:border-right="0.05pt solid #000000" fo:border-top="none" fo:border-bottom="0.05pt solid #000000"/>
    </style:style>
    <style:style style:name="Tabelle24.5" style:family="table-row">
      <style:table-row-properties style:min-row-height="0.635cm" fo:keep-together="alway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none" fo:border-top="none" fo:border-bottom="0.05pt solid #000000"/>
    </style:style>
    <style:style style:name="Tabelle24.C5" style:family="table-cell">
      <style:table-cell-properties fo:padding="0.097cm" fo:border-left="0.05pt solid #000000" fo:border-right="none" fo:border-top="none" fo:border-bottom="0.05pt solid #000000"/>
    </style:style>
    <style:style style:name="Tabelle24.D5" style:family="table-cell">
      <style:table-cell-properties fo:padding="0.097cm" fo:border-left="0.05pt solid #000000" fo:border-right="none" fo:border-top="none" fo:border-bottom="0.05pt solid #000000"/>
    </style:style>
    <style:style style:name="Tabelle24.E5" style:family="table-cell">
      <style:table-cell-properties fo:padding="0.097cm" fo:border-left="0.05pt solid #000000" fo:border-right="0.05pt solid #000000" fo:border-top="none" fo:border-bottom="0.05pt solid #000000"/>
    </style:style>
    <style:style style:name="Tabelle24.A6" style:family="table-cell">
      <style:table-cell-properties fo:padding="0.097cm" fo:border-left="0.05pt solid #000000" fo:border-right="none" fo:border-top="none" fo:border-bottom="0.05pt solid #000000"/>
    </style:style>
    <style:style style:name="Tabelle24.B6" style:family="table-cell">
      <style:table-cell-properties fo:padding="0.097cm" fo:border-left="0.05pt solid #000000" fo:border-right="none" fo:border-top="none" fo:border-bottom="0.05pt solid #000000"/>
    </style:style>
    <style:style style:name="Tabelle24.C6" style:family="table-cell">
      <style:table-cell-properties fo:padding="0.097cm" fo:border-left="0.05pt solid #000000" fo:border-right="none" fo:border-top="none" fo:border-bottom="0.05pt solid #000000"/>
    </style:style>
    <style:style style:name="Tabelle24.D6" style:family="table-cell">
      <style:table-cell-properties fo:padding="0.097cm" fo:border-left="0.05pt solid #000000" fo:border-right="none" fo:border-top="none" fo:border-bottom="0.05pt solid #000000"/>
    </style:style>
    <style:style style:name="Tabelle24.E6" style:family="table-cell">
      <style:table-cell-properties fo:padding="0.097cm" fo:border-left="0.05pt solid #000000" fo:border-right="0.05pt solid #000000" fo:border-top="none" fo:border-bottom="0.05pt solid #000000"/>
    </style:style>
    <style:style style:name="Tabelle24.A7" style:family="table-cell">
      <style:table-cell-properties fo:padding="0.097cm" fo:border-left="0.05pt solid #000000" fo:border-right="none" fo:border-top="none" fo:border-bottom="0.05pt solid #000000"/>
    </style:style>
    <style:style style:name="Tabelle24.B7" style:family="table-cell">
      <style:table-cell-properties fo:padding="0.097cm" fo:border-left="0.05pt solid #000000" fo:border-right="none" fo:border-top="none" fo:border-bottom="0.05pt solid #000000"/>
    </style:style>
    <style:style style:name="Tabelle24.C7" style:family="table-cell">
      <style:table-cell-properties fo:padding="0.097cm" fo:border-left="0.05pt solid #000000" fo:border-right="none" fo:border-top="none" fo:border-bottom="0.05pt solid #000000"/>
    </style:style>
    <style:style style:name="Tabelle24.D7" style:family="table-cell">
      <style:table-cell-properties fo:padding="0.097cm" fo:border-left="0.05pt solid #000000" fo:border-right="none" fo:border-top="none" fo:border-bottom="0.05pt solid #000000"/>
    </style:style>
    <style:style style:name="Tabelle24.E7" style:family="table-cell">
      <style:table-cell-properties fo:padding="0.097cm" fo:border-left="0.05pt solid #000000" fo:border-right="0.05pt solid #000000" fo:border-top="none" fo:border-bottom="0.05pt solid #000000"/>
    </style:style>
    <style:style style:name="Tabelle24.A8" style:family="table-cell">
      <style:table-cell-properties fo:padding="0.097cm" fo:border-left="0.05pt solid #000000" fo:border-right="none" fo:border-top="none" fo:border-bottom="0.05pt solid #000000"/>
    </style:style>
    <style:style style:name="Tabelle24.B8" style:family="table-cell">
      <style:table-cell-properties fo:padding="0.097cm" fo:border-left="0.05pt solid #000000" fo:border-right="none" fo:border-top="none" fo:border-bottom="0.05pt solid #000000"/>
    </style:style>
    <style:style style:name="Tabelle24.C8" style:family="table-cell">
      <style:table-cell-properties fo:padding="0.097cm" fo:border-left="0.05pt solid #000000" fo:border-right="none" fo:border-top="none" fo:border-bottom="0.05pt solid #000000"/>
    </style:style>
    <style:style style:name="Tabelle24.D8" style:family="table-cell">
      <style:table-cell-properties fo:padding="0.097cm" fo:border-left="0.05pt solid #000000" fo:border-right="none" fo:border-top="none" fo:border-bottom="0.05pt solid #000000"/>
    </style:style>
    <style:style style:name="Tabelle24.E8" style:family="table-cell">
      <style:table-cell-properties fo:padding="0.097cm" fo:border-left="0.05pt solid #000000" fo:border-right="0.05pt solid #000000" fo:border-top="none" fo:border-bottom="0.05pt solid #000000"/>
    </style:style>
    <style:style style:name="Tabelle24.A9" style:family="table-cell">
      <style:table-cell-properties fo:padding="0.097cm" fo:border-left="0.05pt solid #000000" fo:border-right="none" fo:border-top="none" fo:border-bottom="0.05pt solid #000000"/>
    </style:style>
    <style:style style:name="Tabelle24.B9" style:family="table-cell">
      <style:table-cell-properties fo:padding="0.097cm" fo:border-left="0.05pt solid #000000" fo:border-right="none" fo:border-top="none" fo:border-bottom="0.05pt solid #000000"/>
    </style:style>
    <style:style style:name="Tabelle24.C9" style:family="table-cell">
      <style:table-cell-properties fo:padding="0.097cm" fo:border-left="0.05pt solid #000000" fo:border-right="none" fo:border-top="none" fo:border-bottom="0.05pt solid #000000"/>
    </style:style>
    <style:style style:name="Tabelle24.D9" style:family="table-cell">
      <style:table-cell-properties fo:padding="0.097cm" fo:border-left="0.05pt solid #000000" fo:border-right="none" fo:border-top="none" fo:border-bottom="0.05pt solid #000000"/>
    </style:style>
    <style:style style:name="Tabelle24.E9" style:family="table-cell">
      <style:table-cell-properties fo:padding="0.097cm" fo:border-left="0.05pt solid #000000" fo:border-right="0.05pt solid #000000" fo:border-top="none" fo:border-bottom="0.05pt solid #000000"/>
    </style:style>
    <style:style style:name="Tabelle24.A10" style:family="table-cell">
      <style:table-cell-properties fo:padding="0.097cm" fo:border-left="0.05pt solid #000000" fo:border-right="none" fo:border-top="none" fo:border-bottom="0.05pt solid #000000"/>
    </style:style>
    <style:style style:name="Tabelle24.B10" style:family="table-cell">
      <style:table-cell-properties fo:padding="0.097cm" fo:border-left="0.05pt solid #000000" fo:border-right="none" fo:border-top="none" fo:border-bottom="0.05pt solid #000000"/>
    </style:style>
    <style:style style:name="Tabelle24.C10" style:family="table-cell">
      <style:table-cell-properties fo:padding="0.097cm" fo:border-left="0.05pt solid #000000" fo:border-right="none" fo:border-top="none" fo:border-bottom="0.05pt solid #000000"/>
    </style:style>
    <style:style style:name="Tabelle24.D10" style:family="table-cell">
      <style:table-cell-properties fo:padding="0.097cm" fo:border-left="0.05pt solid #000000" fo:border-right="none" fo:border-top="none" fo:border-bottom="0.05pt solid #000000"/>
    </style:style>
    <style:style style:name="Tabelle24.E10" style:family="table-cell">
      <style:table-cell-properties fo:padding="0.097cm" fo:border-left="0.05pt solid #000000" fo:border-right="0.05pt solid #000000" fo:border-top="none" fo:border-bottom="0.05pt solid #000000"/>
    </style:style>
    <style:style style:name="Tabelle24.A11" style:family="table-cell">
      <style:table-cell-properties fo:padding="0.097cm" fo:border-left="0.05pt solid #000000" fo:border-right="none" fo:border-top="none" fo:border-bottom="0.05pt solid #000000"/>
    </style:style>
    <style:style style:name="Tabelle24.B11" style:family="table-cell">
      <style:table-cell-properties fo:padding="0.097cm" fo:border-left="0.05pt solid #000000" fo:border-right="none" fo:border-top="none" fo:border-bottom="0.05pt solid #000000"/>
    </style:style>
    <style:style style:name="Tabelle24.C11" style:family="table-cell">
      <style:table-cell-properties fo:padding="0.097cm" fo:border-left="0.05pt solid #000000" fo:border-right="none" fo:border-top="none" fo:border-bottom="0.05pt solid #000000"/>
    </style:style>
    <style:style style:name="Tabelle24.D11" style:family="table-cell">
      <style:table-cell-properties fo:padding="0.097cm" fo:border-left="0.05pt solid #000000" fo:border-right="none" fo:border-top="none" fo:border-bottom="0.05pt solid #000000"/>
    </style:style>
    <style:style style:name="Tabelle24.E11" style:family="table-cell">
      <style:table-cell-properties fo:padding="0.097cm" fo:border-left="0.05pt solid #000000" fo:border-right="0.05pt solid #000000" fo:border-top="none" fo:border-bottom="0.05pt solid #000000"/>
    </style:style>
    <style:style style:name="Tabelle24.A12" style:family="table-cell">
      <style:table-cell-properties fo:padding="0.097cm" fo:border-left="0.05pt solid #000000" fo:border-right="none" fo:border-top="none" fo:border-bottom="0.05pt solid #000000"/>
    </style:style>
    <style:style style:name="Tabelle24.B12" style:family="table-cell">
      <style:table-cell-properties fo:padding="0.097cm" fo:border-left="0.05pt solid #000000" fo:border-right="none" fo:border-top="none" fo:border-bottom="0.05pt solid #000000"/>
    </style:style>
    <style:style style:name="Tabelle24.C12" style:family="table-cell">
      <style:table-cell-properties fo:padding="0.097cm" fo:border-left="0.05pt solid #000000" fo:border-right="none" fo:border-top="none" fo:border-bottom="0.05pt solid #000000"/>
    </style:style>
    <style:style style:name="Tabelle24.D12" style:family="table-cell">
      <style:table-cell-properties fo:padding="0.097cm" fo:border-left="0.05pt solid #000000" fo:border-right="none" fo:border-top="none" fo:border-bottom="0.05pt solid #000000"/>
    </style:style>
    <style:style style:name="Tabelle24.E12" style:family="table-cell">
      <style:table-cell-properties fo:padding="0.097cm" fo:border-left="0.05pt solid #000000" fo:border-right="0.05pt solid #000000" fo:border-top="none" fo:border-bottom="0.05pt solid #000000"/>
    </style:style>
    <style:style style:name="Tabelle24.A13" style:family="table-cell">
      <style:table-cell-properties fo:padding="0.097cm" fo:border-left="0.05pt solid #000000" fo:border-right="none" fo:border-top="none" fo:border-bottom="0.05pt solid #000000"/>
    </style:style>
    <style:style style:name="Tabelle24.B13" style:family="table-cell">
      <style:table-cell-properties fo:padding="0.097cm" fo:border-left="0.05pt solid #000000" fo:border-right="none" fo:border-top="none" fo:border-bottom="0.05pt solid #000000"/>
    </style:style>
    <style:style style:name="Tabelle24.C13" style:family="table-cell">
      <style:table-cell-properties fo:padding="0.097cm" fo:border-left="0.05pt solid #000000" fo:border-right="none" fo:border-top="none" fo:border-bottom="0.05pt solid #000000"/>
    </style:style>
    <style:style style:name="Tabelle24.D13" style:family="table-cell">
      <style:table-cell-properties fo:padding="0.097cm" fo:border-left="0.05pt solid #000000" fo:border-right="none" fo:border-top="none" fo:border-bottom="0.05pt solid #000000"/>
    </style:style>
    <style:style style:name="Tabelle24.E13" style:family="table-cell">
      <style:table-cell-properties fo:padding="0.097cm" fo:border-left="0.05pt solid #000000" fo:border-right="0.05pt solid #000000" fo:border-top="none" fo:border-bottom="0.05pt solid #000000"/>
    </style:style>
    <style:style style:name="Tabelle24.A14" style:family="table-cell">
      <style:table-cell-properties fo:padding="0.097cm" fo:border-left="0.05pt solid #000000" fo:border-right="none" fo:border-top="none" fo:border-bottom="0.05pt solid #000000"/>
    </style:style>
    <style:style style:name="Tabelle24.B14" style:family="table-cell">
      <style:table-cell-properties fo:padding="0.097cm" fo:border-left="0.05pt solid #000000" fo:border-right="none" fo:border-top="none" fo:border-bottom="0.05pt solid #000000"/>
    </style:style>
    <style:style style:name="Tabelle24.C14" style:family="table-cell">
      <style:table-cell-properties fo:padding="0.097cm" fo:border-left="0.05pt solid #000000" fo:border-right="none" fo:border-top="none" fo:border-bottom="0.05pt solid #000000"/>
    </style:style>
    <style:style style:name="Tabelle24.D14" style:family="table-cell">
      <style:table-cell-properties fo:padding="0.097cm" fo:border-left="0.05pt solid #000000" fo:border-right="none" fo:border-top="none" fo:border-bottom="0.05pt solid #000000"/>
    </style:style>
    <style:style style:name="Tabelle24.E14" style:family="table-cell">
      <style:table-cell-properties fo:padding="0.097cm" fo:border-left="0.05pt solid #000000" fo:border-right="0.05pt solid #000000" fo:border-top="none" fo:border-bottom="0.05pt solid #000000"/>
    </style:style>
    <style:style style:name="Tabelle24.A15" style:family="table-cell">
      <style:table-cell-properties fo:padding="0.097cm" fo:border-left="0.05pt solid #000000" fo:border-right="none" fo:border-top="none" fo:border-bottom="0.05pt solid #000000"/>
    </style:style>
    <style:style style:name="Tabelle24.B15" style:family="table-cell">
      <style:table-cell-properties fo:padding="0.097cm" fo:border-left="0.05pt solid #000000" fo:border-right="none" fo:border-top="none" fo:border-bottom="0.05pt solid #000000"/>
    </style:style>
    <style:style style:name="Tabelle24.C15" style:family="table-cell">
      <style:table-cell-properties fo:padding="0.097cm" fo:border-left="0.05pt solid #000000" fo:border-right="none" fo:border-top="none" fo:border-bottom="0.05pt solid #000000"/>
    </style:style>
    <style:style style:name="Tabelle24.D15" style:family="table-cell">
      <style:table-cell-properties fo:padding="0.097cm" fo:border-left="0.05pt solid #000000" fo:border-right="none" fo:border-top="none" fo:border-bottom="0.05pt solid #000000"/>
    </style:style>
    <style:style style:name="Tabelle24.E15" style:family="table-cell">
      <style:table-cell-properties fo:padding="0.097cm" fo:border-left="0.05pt solid #000000" fo:border-right="0.05pt solid #000000" fo:border-top="none" fo:border-bottom="0.05pt solid #000000"/>
    </style:style>
    <style:style style:name="Tabelle24.A16" style:family="table-cell">
      <style:table-cell-properties fo:padding="0.097cm" fo:border-left="0.05pt solid #000000" fo:border-right="none" fo:border-top="none" fo:border-bottom="0.05pt solid #000000"/>
    </style:style>
    <style:style style:name="Tabelle24.B16" style:family="table-cell">
      <style:table-cell-properties fo:padding="0.097cm" fo:border-left="0.05pt solid #000000" fo:border-right="none" fo:border-top="none" fo:border-bottom="0.05pt solid #000000"/>
    </style:style>
    <style:style style:name="Tabelle24.C16" style:family="table-cell">
      <style:table-cell-properties fo:padding="0.097cm" fo:border-left="0.05pt solid #000000" fo:border-right="none" fo:border-top="none" fo:border-bottom="0.05pt solid #000000"/>
    </style:style>
    <style:style style:name="Tabelle24.D16" style:family="table-cell">
      <style:table-cell-properties fo:padding="0.097cm" fo:border-left="0.05pt solid #000000" fo:border-right="none" fo:border-top="none" fo:border-bottom="0.05pt solid #000000"/>
    </style:style>
    <style:style style:name="Tabelle24.E16" style:family="table-cell">
      <style:table-cell-properties fo:padding="0.097cm" fo:border-left="0.05pt solid #000000" fo:border-right="0.05pt solid #000000" fo:border-top="none" fo:border-bottom="0.05pt solid #000000"/>
    </style:style>
    <style:style style:name="Tabelle24.A17" style:family="table-cell">
      <style:table-cell-properties fo:padding="0.097cm" fo:border-left="0.05pt solid #000000" fo:border-right="none" fo:border-top="none" fo:border-bottom="0.05pt solid #000000"/>
    </style:style>
    <style:style style:name="Tabelle24.B17" style:family="table-cell">
      <style:table-cell-properties fo:padding="0.097cm" fo:border-left="0.05pt solid #000000" fo:border-right="none" fo:border-top="none" fo:border-bottom="0.05pt solid #000000"/>
    </style:style>
    <style:style style:name="Tabelle24.C17" style:family="table-cell">
      <style:table-cell-properties fo:padding="0.097cm" fo:border-left="0.05pt solid #000000" fo:border-right="none" fo:border-top="none" fo:border-bottom="0.05pt solid #000000"/>
    </style:style>
    <style:style style:name="Tabelle24.D17" style:family="table-cell">
      <style:table-cell-properties fo:padding="0.097cm" fo:border-left="0.05pt solid #000000" fo:border-right="none" fo:border-top="none" fo:border-bottom="0.05pt solid #000000"/>
    </style:style>
    <style:style style:name="Tabelle24.E17" style:family="table-cell">
      <style:table-cell-properties fo:padding="0.097cm" fo:border-left="0.05pt solid #000000" fo:border-right="0.05pt solid #000000" fo:border-top="none" fo:border-bottom="0.05pt solid #000000"/>
    </style:style>
    <style:style style:name="Tabelle24.A18" style:family="table-cell">
      <style:table-cell-properties fo:padding="0.097cm" fo:border-left="0.05pt solid #000000" fo:border-right="none" fo:border-top="none" fo:border-bottom="0.05pt solid #000000"/>
    </style:style>
    <style:style style:name="Tabelle24.B18" style:family="table-cell">
      <style:table-cell-properties fo:padding="0.097cm" fo:border-left="0.05pt solid #000000" fo:border-right="none" fo:border-top="none" fo:border-bottom="0.05pt solid #000000"/>
    </style:style>
    <style:style style:name="Tabelle24.C18" style:family="table-cell">
      <style:table-cell-properties fo:padding="0.097cm" fo:border-left="0.05pt solid #000000" fo:border-right="none" fo:border-top="none" fo:border-bottom="0.05pt solid #000000"/>
    </style:style>
    <style:style style:name="Tabelle24.D18" style:family="table-cell">
      <style:table-cell-properties fo:padding="0.097cm" fo:border-left="0.05pt solid #000000" fo:border-right="none" fo:border-top="none" fo:border-bottom="0.05pt solid #000000"/>
    </style:style>
    <style:style style:name="Tabelle24.E18" style:family="table-cell">
      <style:table-cell-properties fo:padding="0.097cm" fo:border-left="0.05pt solid #000000" fo:border-right="0.05pt solid #000000" fo:border-top="none" fo:border-bottom="0.05pt solid #000000"/>
    </style:style>
    <style:style style:name="Tabelle25" style:family="table">
      <style:table-properties style:width="18.5cm" fo:margin-left="0cm" table:align="left"/>
    </style:style>
    <style:style style:name="Tabelle25.A" style:family="table-column">
      <style:table-column-properties style:column-width="18.5cm"/>
    </style:style>
    <style:style style:name="Tabelle25.1" style:family="table-row">
      <style:table-row-properties fo:keep-together="always"/>
    </style:style>
    <style:style style:name="Tabelle25.A1" style:family="table-cell">
      <style:table-cell-properties fo:background-color="#cfe7f5" fo:padding="0.097cm" fo:border="0.05pt solid #000000">
        <style:background-image/>
      </style:table-cell-properties>
    </style:style>
    <style:style style:name="Tabelle26" style:family="table">
      <style:table-properties style:width="18.5cm" fo:margin-left="0cm" table:align="left"/>
    </style:style>
    <style:style style:name="Tabelle26.A" style:family="table-column">
      <style:table-column-properties style:column-width="3.896cm"/>
    </style:style>
    <style:style style:name="Tabelle26.B" style:family="table-column">
      <style:table-column-properties style:column-width="3.704cm"/>
    </style:style>
    <style:style style:name="Tabelle26.C" style:family="table-column">
      <style:table-column-properties style:column-width="4.209cm"/>
    </style:style>
    <style:style style:name="Tabelle26.D" style:family="table-column">
      <style:table-column-properties style:column-width="2.699cm"/>
    </style:style>
    <style:style style:name="Tabelle26.E" style:family="table-column">
      <style:table-column-properties style:column-width="3.992cm"/>
    </style:style>
    <style:style style:name="Tabelle26.1" style:family="table-row">
      <style:table-row-properties fo:keep-together="always"/>
    </style:style>
    <style:style style:name="Tabelle26.A1" style:family="table-cell">
      <style:table-cell-properties fo:background-color="#cfe7f5" fo:padding="0.097cm" fo:border="0.05pt solid #000000">
        <style:background-image/>
      </style:table-cell-properties>
    </style:style>
    <style:style style:name="Tabelle26.A2" style:family="table-cell">
      <style:table-cell-properties fo:background-color="#999999" fo:padding="0.097cm" fo:border-left="0.05pt solid #000000" fo:border-right="none" fo:border-top="none" fo:border-bottom="0.05pt solid #000000">
        <style:background-image/>
      </style:table-cell-properties>
    </style:style>
    <style:style style:name="Tabelle2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none" fo:border-top="none" fo:border-bottom="0.05pt solid #000000"/>
    </style:style>
    <style:style style:name="Tabelle26.C3" style:family="table-cell">
      <style:table-cell-properties fo:padding="0.097cm" fo:border-left="0.05pt solid #000000" fo:border-right="none" fo:border-top="none" fo:border-bottom="0.05pt solid #000000"/>
    </style:style>
    <style:style style:name="Tabelle26.D3" style:family="table-cell">
      <style:table-cell-properties fo:padding="0.097cm" fo:border-left="0.05pt solid #000000" fo:border-right="none" fo:border-top="none" fo:border-bottom="0.05pt solid #000000"/>
    </style:style>
    <style:style style:name="Tabelle26.E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none" fo:border-top="none" fo:border-bottom="0.05pt solid #000000"/>
    </style:style>
    <style:style style:name="Tabelle26.C4" style:family="table-cell">
      <style:table-cell-properties fo:padding="0.097cm" fo:border-left="0.05pt solid #000000" fo:border-right="none" fo:border-top="none" fo:border-bottom="0.05pt solid #000000"/>
    </style:style>
    <style:style style:name="Tabelle26.D4" style:family="table-cell">
      <style:table-cell-properties fo:padding="0.097cm" fo:border-left="0.05pt solid #000000" fo:border-right="none" fo:border-top="none" fo:border-bottom="0.05pt solid #000000"/>
    </style:style>
    <style:style style:name="Tabelle26.E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none" fo:border-top="none" fo:border-bottom="0.05pt solid #000000"/>
    </style:style>
    <style:style style:name="Tabelle26.C5" style:family="table-cell">
      <style:table-cell-properties fo:padding="0.097cm" fo:border-left="0.05pt solid #000000" fo:border-right="none" fo:border-top="none" fo:border-bottom="0.05pt solid #000000"/>
    </style:style>
    <style:style style:name="Tabelle26.D5" style:family="table-cell">
      <style:table-cell-properties fo:padding="0.097cm" fo:border-left="0.05pt solid #000000" fo:border-right="none" fo:border-top="none" fo:border-bottom="0.05pt solid #000000"/>
    </style:style>
    <style:style style:name="Tabelle26.E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none" fo:border-top="none" fo:border-bottom="0.05pt solid #000000"/>
    </style:style>
    <style:style style:name="Tabelle26.C6" style:family="table-cell">
      <style:table-cell-properties fo:padding="0.097cm" fo:border-left="0.05pt solid #000000" fo:border-right="none" fo:border-top="none" fo:border-bottom="0.05pt solid #000000"/>
    </style:style>
    <style:style style:name="Tabelle26.D6" style:family="table-cell">
      <style:table-cell-properties fo:padding="0.097cm" fo:border-left="0.05pt solid #000000" fo:border-right="none" fo:border-top="none" fo:border-bottom="0.05pt solid #000000"/>
    </style:style>
    <style:style style:name="Tabelle26.E6" style:family="table-cell">
      <style:table-cell-properties fo:padding="0.097cm" fo:border-left="0.05pt solid #000000" fo:border-right="0.05pt solid #000000" fo:border-top="none" fo:border-bottom="0.05pt solid #000000"/>
    </style:style>
    <style:style style:name="Tabelle26.A7" style:family="table-cell">
      <style:table-cell-properties fo:padding="0.097cm" fo:border-left="0.05pt solid #000000" fo:border-right="none" fo:border-top="none" fo:border-bottom="0.05pt solid #000000"/>
    </style:style>
    <style:style style:name="Tabelle26.B7" style:family="table-cell">
      <style:table-cell-properties fo:padding="0.097cm" fo:border-left="0.05pt solid #000000" fo:border-right="none" fo:border-top="none" fo:border-bottom="0.05pt solid #000000"/>
    </style:style>
    <style:style style:name="Tabelle26.C7" style:family="table-cell">
      <style:table-cell-properties fo:padding="0.097cm" fo:border-left="0.05pt solid #000000" fo:border-right="none" fo:border-top="none" fo:border-bottom="0.05pt solid #000000"/>
    </style:style>
    <style:style style:name="Tabelle26.D7" style:family="table-cell">
      <style:table-cell-properties fo:padding="0.097cm" fo:border-left="0.05pt solid #000000" fo:border-right="none" fo:border-top="none" fo:border-bottom="0.05pt solid #000000"/>
    </style:style>
    <style:style style:name="Tabelle26.E7" style:family="table-cell">
      <style:table-cell-properties fo:padding="0.097cm" fo:border-left="0.05pt solid #000000" fo:border-right="0.05pt solid #000000" fo:border-top="none" fo:border-bottom="0.05pt solid #000000"/>
    </style:style>
    <style:style style:name="Tabelle26.A8" style:family="table-cell">
      <style:table-cell-properties fo:padding="0.097cm" fo:border-left="0.05pt solid #000000" fo:border-right="none" fo:border-top="none" fo:border-bottom="0.05pt solid #000000"/>
    </style:style>
    <style:style style:name="Tabelle26.B8" style:family="table-cell">
      <style:table-cell-properties fo:padding="0.097cm" fo:border-left="0.05pt solid #000000" fo:border-right="none" fo:border-top="none" fo:border-bottom="0.05pt solid #000000"/>
    </style:style>
    <style:style style:name="Tabelle26.C8" style:family="table-cell">
      <style:table-cell-properties fo:padding="0.097cm" fo:border-left="0.05pt solid #000000" fo:border-right="none" fo:border-top="none" fo:border-bottom="0.05pt solid #000000"/>
    </style:style>
    <style:style style:name="Tabelle26.D8" style:family="table-cell">
      <style:table-cell-properties fo:padding="0.097cm" fo:border-left="0.05pt solid #000000" fo:border-right="none" fo:border-top="none" fo:border-bottom="0.05pt solid #000000"/>
    </style:style>
    <style:style style:name="Tabelle26.E8" style:family="table-cell">
      <style:table-cell-properties fo:padding="0.097cm" fo:border-left="0.05pt solid #000000" fo:border-right="0.05pt solid #000000" fo:border-top="none" fo:border-bottom="0.05pt solid #000000"/>
    </style:style>
    <style:style style:name="Tabelle26.A9" style:family="table-cell">
      <style:table-cell-properties fo:padding="0.097cm" fo:border-left="0.05pt solid #000000" fo:border-right="none" fo:border-top="none" fo:border-bottom="0.05pt solid #000000"/>
    </style:style>
    <style:style style:name="Tabelle26.B9" style:family="table-cell">
      <style:table-cell-properties fo:padding="0.097cm" fo:border-left="0.05pt solid #000000" fo:border-right="none" fo:border-top="none" fo:border-bottom="0.05pt solid #000000"/>
    </style:style>
    <style:style style:name="Tabelle26.C9" style:family="table-cell">
      <style:table-cell-properties fo:padding="0.097cm" fo:border-left="0.05pt solid #000000" fo:border-right="none" fo:border-top="none" fo:border-bottom="0.05pt solid #000000"/>
    </style:style>
    <style:style style:name="Tabelle26.D9" style:family="table-cell">
      <style:table-cell-properties fo:padding="0.097cm" fo:border-left="0.05pt solid #000000" fo:border-right="none" fo:border-top="none" fo:border-bottom="0.05pt solid #000000"/>
    </style:style>
    <style:style style:name="Tabelle26.E9" style:family="table-cell">
      <style:table-cell-properties fo:padding="0.097cm" fo:border-left="0.05pt solid #000000" fo:border-right="0.05pt solid #000000" fo:border-top="none" fo:border-bottom="0.05pt solid #000000"/>
    </style:style>
    <style:style style:name="Tabelle26.A10" style:family="table-cell">
      <style:table-cell-properties fo:padding="0.097cm" fo:border-left="0.05pt solid #000000" fo:border-right="none" fo:border-top="none" fo:border-bottom="0.05pt solid #000000"/>
    </style:style>
    <style:style style:name="Tabelle26.B10" style:family="table-cell">
      <style:table-cell-properties fo:padding="0.097cm" fo:border-left="0.05pt solid #000000" fo:border-right="none" fo:border-top="none" fo:border-bottom="0.05pt solid #000000"/>
    </style:style>
    <style:style style:name="Tabelle26.C10" style:family="table-cell">
      <style:table-cell-properties fo:padding="0.097cm" fo:border-left="0.05pt solid #000000" fo:border-right="none" fo:border-top="none" fo:border-bottom="0.05pt solid #000000"/>
    </style:style>
    <style:style style:name="Tabelle26.D10" style:family="table-cell">
      <style:table-cell-properties fo:padding="0.097cm" fo:border-left="0.05pt solid #000000" fo:border-right="none" fo:border-top="none" fo:border-bottom="0.05pt solid #000000"/>
    </style:style>
    <style:style style:name="Tabelle26.E10" style:family="table-cell">
      <style:table-cell-properties fo:padding="0.097cm" fo:border-left="0.05pt solid #000000" fo:border-right="0.05pt solid #000000" fo:border-top="none" fo:border-bottom="0.05pt solid #000000"/>
    </style:style>
    <style:style style:name="Tabelle26.A11" style:family="table-cell">
      <style:table-cell-properties fo:padding="0.097cm" fo:border-left="0.05pt solid #000000" fo:border-right="none" fo:border-top="none" fo:border-bottom="0.05pt solid #000000"/>
    </style:style>
    <style:style style:name="Tabelle26.B11" style:family="table-cell">
      <style:table-cell-properties fo:padding="0.097cm" fo:border-left="0.05pt solid #000000" fo:border-right="none" fo:border-top="none" fo:border-bottom="0.05pt solid #000000"/>
    </style:style>
    <style:style style:name="Tabelle26.C11" style:family="table-cell">
      <style:table-cell-properties fo:padding="0.097cm" fo:border-left="0.05pt solid #000000" fo:border-right="none" fo:border-top="none" fo:border-bottom="0.05pt solid #000000"/>
    </style:style>
    <style:style style:name="Tabelle26.D11" style:family="table-cell">
      <style:table-cell-properties fo:padding="0.097cm" fo:border-left="0.05pt solid #000000" fo:border-right="none" fo:border-top="none" fo:border-bottom="0.05pt solid #000000"/>
    </style:style>
    <style:style style:name="Tabelle26.E11" style:family="table-cell">
      <style:table-cell-properties fo:padding="0.097cm" fo:border-left="0.05pt solid #000000" fo:border-right="0.05pt solid #000000" fo:border-top="none" fo:border-bottom="0.05pt solid #000000"/>
    </style:style>
    <style:style style:name="Tabelle26.A12" style:family="table-cell">
      <style:table-cell-properties fo:padding="0.097cm" fo:border-left="0.05pt solid #000000" fo:border-right="none" fo:border-top="none" fo:border-bottom="0.05pt solid #000000"/>
    </style:style>
    <style:style style:name="Tabelle26.B12" style:family="table-cell">
      <style:table-cell-properties fo:padding="0.097cm" fo:border-left="0.05pt solid #000000" fo:border-right="none" fo:border-top="none" fo:border-bottom="0.05pt solid #000000"/>
    </style:style>
    <style:style style:name="Tabelle26.C12" style:family="table-cell">
      <style:table-cell-properties fo:padding="0.097cm" fo:border-left="0.05pt solid #000000" fo:border-right="none" fo:border-top="none" fo:border-bottom="0.05pt solid #000000"/>
    </style:style>
    <style:style style:name="Tabelle26.D12" style:family="table-cell">
      <style:table-cell-properties fo:padding="0.097cm" fo:border-left="0.05pt solid #000000" fo:border-right="none" fo:border-top="none" fo:border-bottom="0.05pt solid #000000"/>
    </style:style>
    <style:style style:name="Tabelle26.E12" style:family="table-cell">
      <style:table-cell-properties fo:padding="0.097cm" fo:border-left="0.05pt solid #000000" fo:border-right="0.05pt solid #000000" fo:border-top="none" fo:border-bottom="0.05pt solid #000000"/>
    </style:style>
    <style:style style:name="Tabelle26.A13" style:family="table-cell">
      <style:table-cell-properties fo:padding="0.097cm" fo:border-left="0.05pt solid #000000" fo:border-right="none" fo:border-top="none" fo:border-bottom="0.05pt solid #000000"/>
    </style:style>
    <style:style style:name="Tabelle26.B13" style:family="table-cell">
      <style:table-cell-properties fo:padding="0.097cm" fo:border-left="0.05pt solid #000000" fo:border-right="none" fo:border-top="none" fo:border-bottom="0.05pt solid #000000"/>
    </style:style>
    <style:style style:name="Tabelle26.C13" style:family="table-cell">
      <style:table-cell-properties fo:padding="0.097cm" fo:border-left="0.05pt solid #000000" fo:border-right="none" fo:border-top="none" fo:border-bottom="0.05pt solid #000000"/>
    </style:style>
    <style:style style:name="Tabelle26.D13" style:family="table-cell">
      <style:table-cell-properties fo:padding="0.097cm" fo:border-left="0.05pt solid #000000" fo:border-right="none" fo:border-top="none" fo:border-bottom="0.05pt solid #000000"/>
    </style:style>
    <style:style style:name="Tabelle26.E13" style:family="table-cell">
      <style:table-cell-properties fo:padding="0.097cm" fo:border-left="0.05pt solid #000000" fo:border-right="0.05pt solid #000000" fo:border-top="none" fo:border-bottom="0.05pt solid #000000"/>
    </style:style>
    <style:style style:name="Tabelle26.A14" style:family="table-cell">
      <style:table-cell-properties fo:padding="0.097cm" fo:border-left="0.05pt solid #000000" fo:border-right="none" fo:border-top="none" fo:border-bottom="0.05pt solid #000000"/>
    </style:style>
    <style:style style:name="Tabelle26.B14" style:family="table-cell">
      <style:table-cell-properties fo:padding="0.097cm" fo:border-left="0.05pt solid #000000" fo:border-right="none" fo:border-top="none" fo:border-bottom="0.05pt solid #000000"/>
    </style:style>
    <style:style style:name="Tabelle26.C14" style:family="table-cell">
      <style:table-cell-properties fo:padding="0.097cm" fo:border-left="0.05pt solid #000000" fo:border-right="none" fo:border-top="none" fo:border-bottom="0.05pt solid #000000"/>
    </style:style>
    <style:style style:name="Tabelle26.D14" style:family="table-cell">
      <style:table-cell-properties fo:padding="0.097cm" fo:border-left="0.05pt solid #000000" fo:border-right="none" fo:border-top="none" fo:border-bottom="0.05pt solid #000000"/>
    </style:style>
    <style:style style:name="Tabelle26.E14" style:family="table-cell">
      <style:table-cell-properties fo:padding="0.097cm" fo:border-left="0.05pt solid #000000" fo:border-right="0.05pt solid #000000" fo:border-top="none" fo:border-bottom="0.05pt solid #000000"/>
    </style:style>
    <style:style style:name="Tabelle26.A15" style:family="table-cell">
      <style:table-cell-properties fo:padding="0.097cm" fo:border-left="0.05pt solid #000000" fo:border-right="none" fo:border-top="none" fo:border-bottom="0.05pt solid #000000"/>
    </style:style>
    <style:style style:name="Tabelle26.B15" style:family="table-cell">
      <style:table-cell-properties fo:padding="0.097cm" fo:border-left="0.05pt solid #000000" fo:border-right="none" fo:border-top="none" fo:border-bottom="0.05pt solid #000000"/>
    </style:style>
    <style:style style:name="Tabelle26.C15" style:family="table-cell">
      <style:table-cell-properties fo:padding="0.097cm" fo:border-left="0.05pt solid #000000" fo:border-right="none" fo:border-top="none" fo:border-bottom="0.05pt solid #000000"/>
    </style:style>
    <style:style style:name="Tabelle26.D15" style:family="table-cell">
      <style:table-cell-properties fo:padding="0.097cm" fo:border-left="0.05pt solid #000000" fo:border-right="none" fo:border-top="none" fo:border-bottom="0.05pt solid #000000"/>
    </style:style>
    <style:style style:name="Tabelle26.E15" style:family="table-cell">
      <style:table-cell-properties fo:padding="0.097cm" fo:border-left="0.05pt solid #000000" fo:border-right="0.05pt solid #000000" fo:border-top="none" fo:border-bottom="0.05pt solid #000000"/>
    </style:style>
    <style:style style:name="Tabelle26.A16" style:family="table-cell">
      <style:table-cell-properties fo:padding="0.097cm" fo:border-left="0.05pt solid #000000" fo:border-right="none" fo:border-top="none" fo:border-bottom="0.05pt solid #000000"/>
    </style:style>
    <style:style style:name="Tabelle26.B16" style:family="table-cell">
      <style:table-cell-properties fo:padding="0.097cm" fo:border-left="0.05pt solid #000000" fo:border-right="none" fo:border-top="none" fo:border-bottom="0.05pt solid #000000"/>
    </style:style>
    <style:style style:name="Tabelle26.C16" style:family="table-cell">
      <style:table-cell-properties fo:padding="0.097cm" fo:border-left="0.05pt solid #000000" fo:border-right="none" fo:border-top="none" fo:border-bottom="0.05pt solid #000000"/>
    </style:style>
    <style:style style:name="Tabelle26.D16" style:family="table-cell">
      <style:table-cell-properties fo:padding="0.097cm" fo:border-left="0.05pt solid #000000" fo:border-right="none" fo:border-top="none" fo:border-bottom="0.05pt solid #000000"/>
    </style:style>
    <style:style style:name="Tabelle26.E16" style:family="table-cell">
      <style:table-cell-properties fo:padding="0.097cm" fo:border-left="0.05pt solid #000000" fo:border-right="0.05pt solid #000000" fo:border-top="none" fo:border-bottom="0.05pt solid #000000"/>
    </style:style>
    <style:style style:name="Tabelle26.A17" style:family="table-cell">
      <style:table-cell-properties fo:padding="0.097cm" fo:border-left="0.05pt solid #000000" fo:border-right="none" fo:border-top="none" fo:border-bottom="0.05pt solid #000000"/>
    </style:style>
    <style:style style:name="Tabelle26.B17" style:family="table-cell">
      <style:table-cell-properties fo:padding="0.097cm" fo:border-left="0.05pt solid #000000" fo:border-right="none" fo:border-top="none" fo:border-bottom="0.05pt solid #000000"/>
    </style:style>
    <style:style style:name="Tabelle26.C17" style:family="table-cell">
      <style:table-cell-properties fo:padding="0.097cm" fo:border-left="0.05pt solid #000000" fo:border-right="none" fo:border-top="none" fo:border-bottom="0.05pt solid #000000"/>
    </style:style>
    <style:style style:name="Tabelle26.D17" style:family="table-cell">
      <style:table-cell-properties fo:padding="0.097cm" fo:border-left="0.05pt solid #000000" fo:border-right="none" fo:border-top="none" fo:border-bottom="0.05pt solid #000000"/>
    </style:style>
    <style:style style:name="Tabelle26.E17" style:family="table-cell">
      <style:table-cell-properties fo:padding="0.097cm" fo:border-left="0.05pt solid #000000" fo:border-right="0.05pt solid #000000" fo:border-top="none" fo:border-bottom="0.05pt solid #000000"/>
    </style:style>
    <style:style style:name="Tabelle26.A18" style:family="table-cell">
      <style:table-cell-properties fo:padding="0.097cm" fo:border-left="0.05pt solid #000000" fo:border-right="none" fo:border-top="none" fo:border-bottom="0.05pt solid #000000"/>
    </style:style>
    <style:style style:name="Tabelle26.B18" style:family="table-cell">
      <style:table-cell-properties fo:padding="0.097cm" fo:border-left="0.05pt solid #000000" fo:border-right="none" fo:border-top="none" fo:border-bottom="0.05pt solid #000000"/>
    </style:style>
    <style:style style:name="Tabelle26.C18" style:family="table-cell">
      <style:table-cell-properties fo:padding="0.097cm" fo:border-left="0.05pt solid #000000" fo:border-right="none" fo:border-top="none" fo:border-bottom="0.05pt solid #000000"/>
    </style:style>
    <style:style style:name="Tabelle26.D18" style:family="table-cell">
      <style:table-cell-properties fo:padding="0.097cm" fo:border-left="0.05pt solid #000000" fo:border-right="none" fo:border-top="none" fo:border-bottom="0.05pt solid #000000"/>
    </style:style>
    <style:style style:name="Tabelle26.E18" style:family="table-cell">
      <style:table-cell-properties fo:padding="0.097cm" fo:border-left="0.05pt solid #000000" fo:border-right="0.05pt solid #000000" fo:border-top="none" fo:border-bottom="0.05pt solid #000000"/>
    </style:style>
    <style:style style:name="Tabelle26.A19" style:family="table-cell">
      <style:table-cell-properties fo:padding="0.097cm" fo:border-left="0.05pt solid #000000" fo:border-right="none" fo:border-top="none" fo:border-bottom="0.05pt solid #000000"/>
    </style:style>
    <style:style style:name="Tabelle26.B19" style:family="table-cell">
      <style:table-cell-properties fo:padding="0.097cm" fo:border-left="0.05pt solid #000000" fo:border-right="none" fo:border-top="none" fo:border-bottom="0.05pt solid #000000"/>
    </style:style>
    <style:style style:name="Tabelle26.C19" style:family="table-cell">
      <style:table-cell-properties fo:padding="0.097cm" fo:border-left="0.05pt solid #000000" fo:border-right="none" fo:border-top="none" fo:border-bottom="0.05pt solid #000000"/>
    </style:style>
    <style:style style:name="Tabelle26.D19" style:family="table-cell">
      <style:table-cell-properties fo:padding="0.097cm" fo:border-left="0.05pt solid #000000" fo:border-right="none" fo:border-top="none" fo:border-bottom="0.05pt solid #000000"/>
    </style:style>
    <style:style style:name="Tabelle26.E19" style:family="table-cell">
      <style:table-cell-properties fo:padding="0.097cm" fo:border-left="0.05pt solid #000000" fo:border-right="0.05pt solid #000000" fo:border-top="none" fo:border-bottom="0.05pt solid #000000"/>
    </style:style>
    <style:style style:name="Tabelle26.A20" style:family="table-cell">
      <style:table-cell-properties fo:padding="0.097cm" fo:border-left="0.05pt solid #000000" fo:border-right="none" fo:border-top="none" fo:border-bottom="0.05pt solid #000000"/>
    </style:style>
    <style:style style:name="Tabelle26.B20" style:family="table-cell">
      <style:table-cell-properties fo:padding="0.097cm" fo:border-left="0.05pt solid #000000" fo:border-right="none" fo:border-top="none" fo:border-bottom="0.05pt solid #000000"/>
    </style:style>
    <style:style style:name="Tabelle26.C20" style:family="table-cell">
      <style:table-cell-properties fo:padding="0.097cm" fo:border-left="0.05pt solid #000000" fo:border-right="none" fo:border-top="none" fo:border-bottom="0.05pt solid #000000"/>
    </style:style>
    <style:style style:name="Tabelle26.D20" style:family="table-cell">
      <style:table-cell-properties fo:padding="0.097cm" fo:border-left="0.05pt solid #000000" fo:border-right="none" fo:border-top="none" fo:border-bottom="0.05pt solid #000000"/>
    </style:style>
    <style:style style:name="Tabelle26.E20" style:family="table-cell">
      <style:table-cell-properties fo:padding="0.097cm" fo:border-left="0.05pt solid #000000" fo:border-right="0.05pt solid #000000" fo:border-top="none" fo:border-bottom="0.05pt solid #000000"/>
    </style:style>
    <style:style style:name="Tabelle26.A21" style:family="table-cell">
      <style:table-cell-properties fo:padding="0.097cm" fo:border-left="0.05pt solid #000000" fo:border-right="none" fo:border-top="none" fo:border-bottom="0.05pt solid #000000"/>
    </style:style>
    <style:style style:name="Tabelle26.B21" style:family="table-cell">
      <style:table-cell-properties fo:padding="0.097cm" fo:border-left="0.05pt solid #000000" fo:border-right="none" fo:border-top="none" fo:border-bottom="0.05pt solid #000000"/>
    </style:style>
    <style:style style:name="Tabelle26.C21" style:family="table-cell">
      <style:table-cell-properties fo:padding="0.097cm" fo:border-left="0.05pt solid #000000" fo:border-right="none" fo:border-top="none" fo:border-bottom="0.05pt solid #000000"/>
    </style:style>
    <style:style style:name="Tabelle26.D21" style:family="table-cell">
      <style:table-cell-properties fo:padding="0.097cm" fo:border-left="0.05pt solid #000000" fo:border-right="none" fo:border-top="none" fo:border-bottom="0.05pt solid #000000"/>
    </style:style>
    <style:style style:name="Tabelle26.E21" style:family="table-cell">
      <style:table-cell-properties fo:padding="0.097cm" fo:border-left="0.05pt solid #000000" fo:border-right="0.05pt solid #000000" fo:border-top="none" fo:border-bottom="0.05pt solid #000000"/>
    </style:style>
    <style:style style:name="Tabelle26.A22" style:family="table-cell">
      <style:table-cell-properties fo:padding="0.097cm" fo:border-left="0.05pt solid #000000" fo:border-right="none" fo:border-top="none" fo:border-bottom="0.05pt solid #000000"/>
    </style:style>
    <style:style style:name="Tabelle26.B22" style:family="table-cell">
      <style:table-cell-properties fo:padding="0.097cm" fo:border-left="0.05pt solid #000000" fo:border-right="none" fo:border-top="none" fo:border-bottom="0.05pt solid #000000"/>
    </style:style>
    <style:style style:name="Tabelle26.C22" style:family="table-cell">
      <style:table-cell-properties fo:padding="0.097cm" fo:border-left="0.05pt solid #000000" fo:border-right="none" fo:border-top="none" fo:border-bottom="0.05pt solid #000000"/>
    </style:style>
    <style:style style:name="Tabelle26.D22" style:family="table-cell">
      <style:table-cell-properties fo:padding="0.097cm" fo:border-left="0.05pt solid #000000" fo:border-right="none" fo:border-top="none" fo:border-bottom="0.05pt solid #000000"/>
    </style:style>
    <style:style style:name="Tabelle26.E22" style:family="table-cell">
      <style:table-cell-properties fo:padding="0.097cm" fo:border-left="0.05pt solid #000000" fo:border-right="0.05pt solid #000000" fo:border-top="none" fo:border-bottom="0.05pt solid #000000"/>
    </style:style>
    <style:style style:name="Tabelle26.A23" style:family="table-cell">
      <style:table-cell-properties fo:padding="0.097cm" fo:border-left="0.05pt solid #000000" fo:border-right="none" fo:border-top="none" fo:border-bottom="0.05pt solid #000000"/>
    </style:style>
    <style:style style:name="Tabelle26.B23" style:family="table-cell">
      <style:table-cell-properties fo:padding="0.097cm" fo:border-left="0.05pt solid #000000" fo:border-right="none" fo:border-top="none" fo:border-bottom="0.05pt solid #000000"/>
    </style:style>
    <style:style style:name="Tabelle26.C23" style:family="table-cell">
      <style:table-cell-properties fo:padding="0.097cm" fo:border-left="0.05pt solid #000000" fo:border-right="none" fo:border-top="none" fo:border-bottom="0.05pt solid #000000"/>
    </style:style>
    <style:style style:name="Tabelle26.D23" style:family="table-cell">
      <style:table-cell-properties fo:padding="0.097cm" fo:border-left="0.05pt solid #000000" fo:border-right="none" fo:border-top="none" fo:border-bottom="0.05pt solid #000000"/>
    </style:style>
    <style:style style:name="Tabelle26.E23" style:family="table-cell">
      <style:table-cell-properties fo:padding="0.097cm" fo:border-left="0.05pt solid #000000" fo:border-right="0.05pt solid #000000" fo:border-top="none" fo:border-bottom="0.05pt solid #000000"/>
    </style:style>
    <style:style style:name="Tabelle26.A24" style:family="table-cell">
      <style:table-cell-properties fo:padding="0.097cm" fo:border-left="0.05pt solid #000000" fo:border-right="none" fo:border-top="none" fo:border-bottom="0.05pt solid #000000"/>
    </style:style>
    <style:style style:name="Tabelle26.B24" style:family="table-cell">
      <style:table-cell-properties fo:padding="0.097cm" fo:border-left="0.05pt solid #000000" fo:border-right="none" fo:border-top="none" fo:border-bottom="0.05pt solid #000000"/>
    </style:style>
    <style:style style:name="Tabelle26.C24" style:family="table-cell">
      <style:table-cell-properties fo:padding="0.097cm" fo:border-left="0.05pt solid #000000" fo:border-right="none" fo:border-top="none" fo:border-bottom="0.05pt solid #000000"/>
    </style:style>
    <style:style style:name="Tabelle26.D24" style:family="table-cell">
      <style:table-cell-properties fo:padding="0.097cm" fo:border-left="0.05pt solid #000000" fo:border-right="none" fo:border-top="none" fo:border-bottom="0.05pt solid #000000"/>
    </style:style>
    <style:style style:name="Tabelle26.E24" style:family="table-cell">
      <style:table-cell-properties fo:padding="0.097cm" fo:border-left="0.05pt solid #000000" fo:border-right="0.05pt solid #000000" fo:border-top="none" fo:border-bottom="0.05pt solid #000000"/>
    </style:style>
    <style:style style:name="Tabelle26.A25" style:family="table-cell">
      <style:table-cell-properties fo:padding="0.097cm" fo:border-left="0.05pt solid #000000" fo:border-right="none" fo:border-top="none" fo:border-bottom="0.05pt solid #000000"/>
    </style:style>
    <style:style style:name="Tabelle26.B25" style:family="table-cell">
      <style:table-cell-properties fo:padding="0.097cm" fo:border-left="0.05pt solid #000000" fo:border-right="none" fo:border-top="none" fo:border-bottom="0.05pt solid #000000"/>
    </style:style>
    <style:style style:name="Tabelle26.C25" style:family="table-cell">
      <style:table-cell-properties fo:padding="0.097cm" fo:border-left="0.05pt solid #000000" fo:border-right="none" fo:border-top="none" fo:border-bottom="0.05pt solid #000000"/>
    </style:style>
    <style:style style:name="Tabelle26.D25" style:family="table-cell">
      <style:table-cell-properties fo:padding="0.097cm" fo:border-left="0.05pt solid #000000" fo:border-right="none" fo:border-top="none" fo:border-bottom="0.05pt solid #000000"/>
    </style:style>
    <style:style style:name="Tabelle26.E25" style:family="table-cell">
      <style:table-cell-properties fo:padding="0.097cm" fo:border-left="0.05pt solid #000000" fo:border-right="0.05pt solid #000000" fo:border-top="none" fo:border-bottom="0.05pt solid #000000"/>
    </style:style>
    <style:style style:name="Tabelle26.A26" style:family="table-cell">
      <style:table-cell-properties fo:padding="0.097cm" fo:border-left="0.05pt solid #000000" fo:border-right="none" fo:border-top="none" fo:border-bottom="0.05pt solid #000000"/>
    </style:style>
    <style:style style:name="Tabelle26.B26" style:family="table-cell">
      <style:table-cell-properties fo:padding="0.097cm" fo:border-left="0.05pt solid #000000" fo:border-right="none" fo:border-top="none" fo:border-bottom="0.05pt solid #000000"/>
    </style:style>
    <style:style style:name="Tabelle26.C26" style:family="table-cell">
      <style:table-cell-properties fo:padding="0.097cm" fo:border-left="0.05pt solid #000000" fo:border-right="none" fo:border-top="none" fo:border-bottom="0.05pt solid #000000"/>
    </style:style>
    <style:style style:name="Tabelle26.D26" style:family="table-cell">
      <style:table-cell-properties fo:padding="0.097cm" fo:border-left="0.05pt solid #000000" fo:border-right="none" fo:border-top="none" fo:border-bottom="0.05pt solid #000000"/>
    </style:style>
    <style:style style:name="Tabelle26.E26" style:family="table-cell">
      <style:table-cell-properties fo:padding="0.097cm" fo:border-left="0.05pt solid #000000" fo:border-right="0.05pt solid #000000" fo:border-top="none" fo:border-bottom="0.05pt solid #000000"/>
    </style:style>
    <style:style style:name="Tabelle27" style:family="table">
      <style:table-properties style:width="18.5cm" fo:margin-left="0cm" table:align="left"/>
    </style:style>
    <style:style style:name="Tabelle27.A" style:family="table-column">
      <style:table-column-properties style:column-width="18.5cm"/>
    </style:style>
    <style:style style:name="Tabelle27.1" style:family="table-row">
      <style:table-row-properties fo:keep-together="always"/>
    </style:style>
    <style:style style:name="Tabelle27.A1" style:family="table-cell">
      <style:table-cell-properties fo:background-color="#cfe7f5" fo:padding="0.097cm" fo:border="0.05pt solid #000000">
        <style:background-image/>
      </style:table-cell-properties>
    </style:style>
    <style:style style:name="Tabelle28" style:family="table">
      <style:table-properties style:width="18.5cm" fo:margin-left="0cm" table:align="left"/>
    </style:style>
    <style:style style:name="Tabelle28.A" style:family="table-column">
      <style:table-column-properties style:column-width="3.896cm"/>
    </style:style>
    <style:style style:name="Tabelle28.B" style:family="table-column">
      <style:table-column-properties style:column-width="3.704cm"/>
    </style:style>
    <style:style style:name="Tabelle28.C" style:family="table-column">
      <style:table-column-properties style:column-width="4.209cm"/>
    </style:style>
    <style:style style:name="Tabelle28.D" style:family="table-column">
      <style:table-column-properties style:column-width="2.699cm"/>
    </style:style>
    <style:style style:name="Tabelle28.E" style:family="table-column">
      <style:table-column-properties style:column-width="3.992cm"/>
    </style:style>
    <style:style style:name="Tabelle28.1" style:family="table-row">
      <style:table-row-properties fo:keep-together="always"/>
    </style:style>
    <style:style style:name="Tabelle28.A1" style:family="table-cell">
      <style:table-cell-properties fo:background-color="#cfe7f5" fo:padding="0.097cm" fo:border="0.05pt solid #000000">
        <style:background-image/>
      </style:table-cell-properties>
    </style:style>
    <style:style style:name="Tabelle2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8.E2" style:family="table-cell">
      <style:table-cell-properties fo:background-color="#999999" fo:padding="0.097cm" fo:border="0.05pt solid #000000">
        <style:background-image/>
      </style:table-cell-properties>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none" fo:border-top="none" fo:border-bottom="0.05pt solid #000000"/>
    </style:style>
    <style:style style:name="Tabelle28.C3" style:family="table-cell">
      <style:table-cell-properties fo:padding="0.097cm" fo:border-left="0.05pt solid #000000" fo:border-right="none" fo:border-top="none" fo:border-bottom="0.05pt solid #000000"/>
    </style:style>
    <style:style style:name="Tabelle28.D3" style:family="table-cell">
      <style:table-cell-properties fo:padding="0.097cm" fo:border-left="0.05pt solid #000000" fo:border-right="none" fo:border-top="none" fo:border-bottom="0.05pt solid #000000"/>
    </style:style>
    <style:style style:name="Tabelle28.E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none" fo:border-top="none" fo:border-bottom="0.05pt solid #000000"/>
    </style:style>
    <style:style style:name="Tabelle28.C4" style:family="table-cell">
      <style:table-cell-properties fo:padding="0.097cm" fo:border-left="0.05pt solid #000000" fo:border-right="none" fo:border-top="none" fo:border-bottom="0.05pt solid #000000"/>
    </style:style>
    <style:style style:name="Tabelle28.D4" style:family="table-cell">
      <style:table-cell-properties fo:padding="0.097cm" fo:border-left="0.05pt solid #000000" fo:border-right="none" fo:border-top="none" fo:border-bottom="0.05pt solid #000000"/>
    </style:style>
    <style:style style:name="Tabelle28.E4" style:family="table-cell">
      <style:table-cell-properties fo:padding="0.097cm" fo:border-left="0.05pt solid #000000" fo:border-right="0.05pt solid #000000" fo:border-top="none" fo:border-bottom="0.05pt solid #000000"/>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none" fo:border-top="none" fo:border-bottom="0.05pt solid #000000"/>
    </style:style>
    <style:style style:name="Tabelle28.C5" style:family="table-cell">
      <style:table-cell-properties fo:padding="0.097cm" fo:border-left="0.05pt solid #000000" fo:border-right="none" fo:border-top="none" fo:border-bottom="0.05pt solid #000000"/>
    </style:style>
    <style:style style:name="Tabelle28.D5" style:family="table-cell">
      <style:table-cell-properties fo:padding="0.097cm" fo:border-left="0.05pt solid #000000" fo:border-right="none" fo:border-top="none" fo:border-bottom="0.05pt solid #000000"/>
    </style:style>
    <style:style style:name="Tabelle28.E5" style:family="table-cell">
      <style:table-cell-properties fo:padding="0.097cm" fo:border-left="0.05pt solid #000000" fo:border-right="0.05pt solid #000000" fo:border-top="none" fo:border-bottom="0.05pt solid #000000"/>
    </style:style>
    <style:style style:name="Tabelle28.A6" style:family="table-cell">
      <style:table-cell-properties fo:padding="0.097cm" fo:border-left="0.05pt solid #000000" fo:border-right="none" fo:border-top="none" fo:border-bottom="0.05pt solid #000000"/>
    </style:style>
    <style:style style:name="Tabelle28.B6" style:family="table-cell">
      <style:table-cell-properties fo:padding="0.097cm" fo:border-left="0.05pt solid #000000" fo:border-right="none" fo:border-top="none" fo:border-bottom="0.05pt solid #000000"/>
    </style:style>
    <style:style style:name="Tabelle28.C6" style:family="table-cell">
      <style:table-cell-properties fo:padding="0.097cm" fo:border-left="0.05pt solid #000000" fo:border-right="none" fo:border-top="none" fo:border-bottom="0.05pt solid #000000"/>
    </style:style>
    <style:style style:name="Tabelle28.D6" style:family="table-cell">
      <style:table-cell-properties fo:padding="0.097cm" fo:border-left="0.05pt solid #000000" fo:border-right="none" fo:border-top="none" fo:border-bottom="0.05pt solid #000000"/>
    </style:style>
    <style:style style:name="Tabelle28.E6" style:family="table-cell">
      <style:table-cell-properties fo:padding="0.097cm" fo:border-left="0.05pt solid #000000" fo:border-right="0.05pt solid #000000" fo:border-top="none" fo:border-bottom="0.05pt solid #000000"/>
    </style:style>
    <style:style style:name="Tabelle28.A7" style:family="table-cell">
      <style:table-cell-properties fo:padding="0.097cm" fo:border-left="0.05pt solid #000000" fo:border-right="none" fo:border-top="none" fo:border-bottom="0.05pt solid #000000"/>
    </style:style>
    <style:style style:name="Tabelle28.B7" style:family="table-cell">
      <style:table-cell-properties fo:padding="0.097cm" fo:border-left="0.05pt solid #000000" fo:border-right="none" fo:border-top="none" fo:border-bottom="0.05pt solid #000000"/>
    </style:style>
    <style:style style:name="Tabelle28.C7" style:family="table-cell">
      <style:table-cell-properties fo:padding="0.097cm" fo:border-left="0.05pt solid #000000" fo:border-right="none" fo:border-top="none" fo:border-bottom="0.05pt solid #000000"/>
    </style:style>
    <style:style style:name="Tabelle28.D7" style:family="table-cell">
      <style:table-cell-properties fo:padding="0.097cm" fo:border-left="0.05pt solid #000000" fo:border-right="none" fo:border-top="none" fo:border-bottom="0.05pt solid #000000"/>
    </style:style>
    <style:style style:name="Tabelle28.E7" style:family="table-cell">
      <style:table-cell-properties fo:padding="0.097cm" fo:border-left="0.05pt solid #000000" fo:border-right="0.05pt solid #000000" fo:border-top="none" fo:border-bottom="0.05pt solid #000000"/>
    </style:style>
    <style:style style:name="Tabelle28.A8" style:family="table-cell">
      <style:table-cell-properties fo:padding="0.097cm" fo:border-left="0.05pt solid #000000" fo:border-right="none" fo:border-top="none" fo:border-bottom="0.05pt solid #000000"/>
    </style:style>
    <style:style style:name="Tabelle28.B8" style:family="table-cell">
      <style:table-cell-properties fo:padding="0.097cm" fo:border-left="0.05pt solid #000000" fo:border-right="none" fo:border-top="none" fo:border-bottom="0.05pt solid #000000"/>
    </style:style>
    <style:style style:name="Tabelle28.C8" style:family="table-cell">
      <style:table-cell-properties fo:padding="0.097cm" fo:border-left="0.05pt solid #000000" fo:border-right="none" fo:border-top="none" fo:border-bottom="0.05pt solid #000000"/>
    </style:style>
    <style:style style:name="Tabelle28.D8" style:family="table-cell">
      <style:table-cell-properties fo:padding="0.097cm" fo:border-left="0.05pt solid #000000" fo:border-right="none" fo:border-top="none" fo:border-bottom="0.05pt solid #000000"/>
    </style:style>
    <style:style style:name="Tabelle28.E8" style:family="table-cell">
      <style:table-cell-properties fo:padding="0.097cm" fo:border-left="0.05pt solid #000000" fo:border-right="0.05pt solid #000000" fo:border-top="none" fo:border-bottom="0.05pt solid #000000"/>
    </style:style>
    <style:style style:name="Tabelle29" style:family="table">
      <style:table-properties style:width="18.5cm" fo:margin-left="0cm" table:align="left"/>
    </style:style>
    <style:style style:name="Tabelle29.A" style:family="table-column">
      <style:table-column-properties style:column-width="18.5cm"/>
    </style:style>
    <style:style style:name="Tabelle29.1" style:family="table-row">
      <style:table-row-properties fo:keep-together="always"/>
    </style:style>
    <style:style style:name="Tabelle29.A1" style:family="table-cell">
      <style:table-cell-properties fo:background-color="#cfe7f5" fo:padding="0.097cm" fo:border="0.05pt solid #000000">
        <style:background-image/>
      </style:table-cell-properties>
    </style:style>
    <style:style style:name="Tabelle30" style:family="table">
      <style:table-properties style:width="18.5cm" fo:margin-left="0cm" table:align="left"/>
    </style:style>
    <style:style style:name="Tabelle30.A" style:family="table-column">
      <style:table-column-properties style:column-width="3.896cm"/>
    </style:style>
    <style:style style:name="Tabelle30.B" style:family="table-column">
      <style:table-column-properties style:column-width="3.704cm"/>
    </style:style>
    <style:style style:name="Tabelle30.C" style:family="table-column">
      <style:table-column-properties style:column-width="4.209cm"/>
    </style:style>
    <style:style style:name="Tabelle30.D" style:family="table-column">
      <style:table-column-properties style:column-width="2.699cm"/>
    </style:style>
    <style:style style:name="Tabelle30.E" style:family="table-column">
      <style:table-column-properties style:column-width="3.992cm"/>
    </style:style>
    <style:style style:name="Tabelle30.1" style:family="table-row">
      <style:table-row-properties fo:keep-together="always"/>
    </style:style>
    <style:style style:name="Tabelle30.A1" style:family="table-cell">
      <style:table-cell-properties fo:background-color="#cfe7f5" fo:padding="0.097cm" fo:border="0.05pt solid #000000">
        <style:background-image/>
      </style:table-cell-properties>
    </style:style>
    <style:style style:name="Tabelle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0.E2" style:family="table-cell">
      <style:table-cell-properties fo:background-color="#999999" fo:padding="0.097cm" fo:border="0.05pt solid #000000">
        <style:background-image/>
      </style:table-cell-properties>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none" fo:border-top="none" fo:border-bottom="0.05pt solid #000000"/>
    </style:style>
    <style:style style:name="Tabelle30.D3" style:family="table-cell">
      <style:table-cell-properties fo:padding="0.097cm" fo:border-left="0.05pt solid #000000" fo:border-right="none" fo:border-top="none" fo:border-bottom="0.05pt solid #000000"/>
    </style:style>
    <style:style style:name="Tabelle30.E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none" fo:border-top="none" fo:border-bottom="0.05pt solid #000000"/>
    </style:style>
    <style:style style:name="Tabelle30.D4" style:family="table-cell">
      <style:table-cell-properties fo:padding="0.097cm" fo:border-left="0.05pt solid #000000" fo:border-right="none" fo:border-top="none" fo:border-bottom="0.05pt solid #000000"/>
    </style:style>
    <style:style style:name="Tabelle30.E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none" fo:border-top="none" fo:border-bottom="0.05pt solid #000000"/>
    </style:style>
    <style:style style:name="Tabelle30.D5" style:family="table-cell">
      <style:table-cell-properties fo:padding="0.097cm" fo:border-left="0.05pt solid #000000" fo:border-right="none" fo:border-top="none" fo:border-bottom="0.05pt solid #000000"/>
    </style:style>
    <style:style style:name="Tabelle30.E5" style:family="table-cell">
      <style:table-cell-properties fo:padding="0.097cm" fo:border-left="0.05pt solid #000000" fo:border-right="0.05pt solid #000000" fo:border-top="none" fo:border-bottom="0.05pt solid #000000"/>
    </style:style>
    <style:style style:name="Tabelle30.A6" style:family="table-cell">
      <style:table-cell-properties fo:padding="0.097cm" fo:border-left="0.05pt solid #000000" fo:border-right="none" fo:border-top="none" fo:border-bottom="0.05pt solid #000000"/>
    </style:style>
    <style:style style:name="Tabelle30.B6" style:family="table-cell">
      <style:table-cell-properties fo:padding="0.097cm" fo:border-left="0.05pt solid #000000" fo:border-right="none" fo:border-top="none" fo:border-bottom="0.05pt solid #000000"/>
    </style:style>
    <style:style style:name="Tabelle30.C6" style:family="table-cell">
      <style:table-cell-properties fo:padding="0.097cm" fo:border-left="0.05pt solid #000000" fo:border-right="none" fo:border-top="none" fo:border-bottom="0.05pt solid #000000"/>
    </style:style>
    <style:style style:name="Tabelle30.D6" style:family="table-cell">
      <style:table-cell-properties fo:padding="0.097cm" fo:border-left="0.05pt solid #000000" fo:border-right="none" fo:border-top="none" fo:border-bottom="0.05pt solid #000000"/>
    </style:style>
    <style:style style:name="Tabelle30.E6" style:family="table-cell">
      <style:table-cell-properties fo:padding="0.097cm" fo:border-left="0.05pt solid #000000" fo:border-right="0.05pt solid #000000" fo:border-top="none" fo:border-bottom="0.05pt solid #000000"/>
    </style:style>
    <style:style style:name="Tabelle30.A7" style:family="table-cell">
      <style:table-cell-properties fo:padding="0.097cm" fo:border-left="0.05pt solid #000000" fo:border-right="none" fo:border-top="none" fo:border-bottom="0.05pt solid #000000"/>
    </style:style>
    <style:style style:name="Tabelle30.B7" style:family="table-cell">
      <style:table-cell-properties fo:padding="0.097cm" fo:border-left="0.05pt solid #000000" fo:border-right="none" fo:border-top="none" fo:border-bottom="0.05pt solid #000000"/>
    </style:style>
    <style:style style:name="Tabelle30.C7" style:family="table-cell">
      <style:table-cell-properties fo:padding="0.097cm" fo:border-left="0.05pt solid #000000" fo:border-right="none" fo:border-top="none" fo:border-bottom="0.05pt solid #000000"/>
    </style:style>
    <style:style style:name="Tabelle30.D7" style:family="table-cell">
      <style:table-cell-properties fo:padding="0.097cm" fo:border-left="0.05pt solid #000000" fo:border-right="none" fo:border-top="none" fo:border-bottom="0.05pt solid #000000"/>
    </style:style>
    <style:style style:name="Tabelle30.E7" style:family="table-cell">
      <style:table-cell-properties fo:padding="0.097cm" fo:border-left="0.05pt solid #000000" fo:border-right="0.05pt solid #000000" fo:border-top="none" fo:border-bottom="0.05pt solid #000000"/>
    </style:style>
    <style:style style:name="Tabelle31" style:family="table">
      <style:table-properties style:width="18.5cm" fo:margin-left="0cm" table:align="left"/>
    </style:style>
    <style:style style:name="Tabelle31.A" style:family="table-column">
      <style:table-column-properties style:column-width="18.5cm"/>
    </style:style>
    <style:style style:name="Tabelle31.1" style:family="table-row">
      <style:table-row-properties fo:keep-together="always"/>
    </style:style>
    <style:style style:name="Tabelle31.A1" style:family="table-cell">
      <style:table-cell-properties fo:background-color="#cfe7f5" fo:padding="0.097cm" fo:border="0.05pt solid #000000">
        <style:background-image/>
      </style:table-cell-properties>
    </style:style>
    <style:style style:name="Tabelle32" style:family="table">
      <style:table-properties style:width="18.5cm" fo:margin-left="0cm" table:align="left"/>
    </style:style>
    <style:style style:name="Tabelle32.A" style:family="table-column">
      <style:table-column-properties style:column-width="3.896cm"/>
    </style:style>
    <style:style style:name="Tabelle32.B" style:family="table-column">
      <style:table-column-properties style:column-width="3.704cm"/>
    </style:style>
    <style:style style:name="Tabelle32.C" style:family="table-column">
      <style:table-column-properties style:column-width="4.209cm"/>
    </style:style>
    <style:style style:name="Tabelle32.D" style:family="table-column">
      <style:table-column-properties style:column-width="2.699cm"/>
    </style:style>
    <style:style style:name="Tabelle32.E" style:family="table-column">
      <style:table-column-properties style:column-width="3.992cm"/>
    </style:style>
    <style:style style:name="Tabelle32.1" style:family="table-row">
      <style:table-row-properties fo:keep-together="always"/>
    </style:style>
    <style:style style:name="Tabelle32.A1" style:family="table-cell">
      <style:table-cell-properties fo:background-color="#cfe7f5" fo:padding="0.097cm" fo:border="0.05pt solid #000000">
        <style:background-image/>
      </style:table-cell-properties>
    </style:style>
    <style:style style:name="Tabelle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2.E2" style:family="table-cell">
      <style:table-cell-properties fo:background-color="#999999" fo:padding="0.097cm" fo:border="0.05pt solid #000000">
        <style:background-image/>
      </style:table-cell-properties>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none" fo:border-top="none" fo:border-bottom="0.05pt solid #000000"/>
    </style:style>
    <style:style style:name="Tabelle32.C3" style:family="table-cell">
      <style:table-cell-properties fo:padding="0.097cm" fo:border-left="0.05pt solid #000000" fo:border-right="none" fo:border-top="none" fo:border-bottom="0.05pt solid #000000"/>
    </style:style>
    <style:style style:name="Tabelle32.D3" style:family="table-cell">
      <style:table-cell-properties fo:padding="0.097cm" fo:border-left="0.05pt solid #000000" fo:border-right="none" fo:border-top="none" fo:border-bottom="0.05pt solid #000000"/>
    </style:style>
    <style:style style:name="Tabelle32.E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none" fo:border-top="none" fo:border-bottom="0.05pt solid #000000"/>
    </style:style>
    <style:style style:name="Tabelle32.C4" style:family="table-cell">
      <style:table-cell-properties fo:padding="0.097cm" fo:border-left="0.05pt solid #000000" fo:border-right="none" fo:border-top="none" fo:border-bottom="0.05pt solid #000000"/>
    </style:style>
    <style:style style:name="Tabelle32.D4" style:family="table-cell">
      <style:table-cell-properties fo:padding="0.097cm" fo:border-left="0.05pt solid #000000" fo:border-right="none" fo:border-top="none" fo:border-bottom="0.05pt solid #000000"/>
    </style:style>
    <style:style style:name="Tabelle32.E4" style:family="table-cell">
      <style:table-cell-properties fo:padding="0.097cm" fo:border-left="0.05pt solid #000000" fo:border-right="0.05pt solid #000000" fo:border-top="none" fo:border-bottom="0.05pt solid #000000"/>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none" fo:border-top="none" fo:border-bottom="0.05pt solid #000000"/>
    </style:style>
    <style:style style:name="Tabelle32.C5" style:family="table-cell">
      <style:table-cell-properties fo:padding="0.097cm" fo:border-left="0.05pt solid #000000" fo:border-right="none" fo:border-top="none" fo:border-bottom="0.05pt solid #000000"/>
    </style:style>
    <style:style style:name="Tabelle32.D5" style:family="table-cell">
      <style:table-cell-properties fo:padding="0.097cm" fo:border-left="0.05pt solid #000000" fo:border-right="none" fo:border-top="none" fo:border-bottom="0.05pt solid #000000"/>
    </style:style>
    <style:style style:name="Tabelle32.E5" style:family="table-cell">
      <style:table-cell-properties fo:padding="0.097cm" fo:border-left="0.05pt solid #000000" fo:border-right="0.05pt solid #000000" fo:border-top="none" fo:border-bottom="0.05pt solid #000000"/>
    </style:style>
    <style:style style:name="Tabelle32.A6" style:family="table-cell">
      <style:table-cell-properties fo:padding="0.097cm" fo:border-left="0.05pt solid #000000" fo:border-right="none" fo:border-top="none" fo:border-bottom="0.05pt solid #000000"/>
    </style:style>
    <style:style style:name="Tabelle32.B6" style:family="table-cell">
      <style:table-cell-properties fo:padding="0.097cm" fo:border-left="0.05pt solid #000000" fo:border-right="none" fo:border-top="none" fo:border-bottom="0.05pt solid #000000"/>
    </style:style>
    <style:style style:name="Tabelle32.C6" style:family="table-cell">
      <style:table-cell-properties fo:padding="0.097cm" fo:border-left="0.05pt solid #000000" fo:border-right="none" fo:border-top="none" fo:border-bottom="0.05pt solid #000000"/>
    </style:style>
    <style:style style:name="Tabelle32.D6" style:family="table-cell">
      <style:table-cell-properties fo:padding="0.097cm" fo:border-left="0.05pt solid #000000" fo:border-right="none" fo:border-top="none" fo:border-bottom="0.05pt solid #000000"/>
    </style:style>
    <style:style style:name="Tabelle32.E6" style:family="table-cell">
      <style:table-cell-properties fo:padding="0.097cm" fo:border-left="0.05pt solid #000000" fo:border-right="0.05pt solid #000000" fo:border-top="none" fo:border-bottom="0.05pt solid #000000"/>
    </style:style>
    <style:style style:name="Tabelle32.A7" style:family="table-cell">
      <style:table-cell-properties fo:padding="0.097cm" fo:border-left="0.05pt solid #000000" fo:border-right="none" fo:border-top="none" fo:border-bottom="0.05pt solid #000000"/>
    </style:style>
    <style:style style:name="Tabelle32.B7" style:family="table-cell">
      <style:table-cell-properties fo:padding="0.097cm" fo:border-left="0.05pt solid #000000" fo:border-right="none" fo:border-top="none" fo:border-bottom="0.05pt solid #000000"/>
    </style:style>
    <style:style style:name="Tabelle32.C7" style:family="table-cell">
      <style:table-cell-properties fo:padding="0.097cm" fo:border-left="0.05pt solid #000000" fo:border-right="none" fo:border-top="none" fo:border-bottom="0.05pt solid #000000"/>
    </style:style>
    <style:style style:name="Tabelle32.D7" style:family="table-cell">
      <style:table-cell-properties fo:padding="0.097cm" fo:border-left="0.05pt solid #000000" fo:border-right="none" fo:border-top="none" fo:border-bottom="0.05pt solid #000000"/>
    </style:style>
    <style:style style:name="Tabelle32.E7" style:family="table-cell">
      <style:table-cell-properties fo:padding="0.097cm" fo:border-left="0.05pt solid #000000" fo:border-right="0.05pt solid #000000" fo:border-top="none" fo:border-bottom="0.05pt solid #000000"/>
    </style:style>
    <style:style style:name="Tabelle32.A8" style:family="table-cell">
      <style:table-cell-properties fo:padding="0.097cm" fo:border-left="0.05pt solid #000000" fo:border-right="none" fo:border-top="none" fo:border-bottom="0.05pt solid #000000"/>
    </style:style>
    <style:style style:name="Tabelle32.B8" style:family="table-cell">
      <style:table-cell-properties fo:padding="0.097cm" fo:border-left="0.05pt solid #000000" fo:border-right="none" fo:border-top="none" fo:border-bottom="0.05pt solid #000000"/>
    </style:style>
    <style:style style:name="Tabelle32.C8" style:family="table-cell">
      <style:table-cell-properties fo:padding="0.097cm" fo:border-left="0.05pt solid #000000" fo:border-right="none" fo:border-top="none" fo:border-bottom="0.05pt solid #000000"/>
    </style:style>
    <style:style style:name="Tabelle32.D8" style:family="table-cell">
      <style:table-cell-properties fo:padding="0.097cm" fo:border-left="0.05pt solid #000000" fo:border-right="none" fo:border-top="none" fo:border-bottom="0.05pt solid #000000"/>
    </style:style>
    <style:style style:name="Tabelle32.E8" style:family="table-cell">
      <style:table-cell-properties fo:padding="0.097cm" fo:border-left="0.05pt solid #000000" fo:border-right="0.05pt solid #000000" fo:border-top="none" fo:border-bottom="0.05pt solid #000000"/>
    </style:style>
    <style:style style:name="Tabelle32.A9" style:family="table-cell">
      <style:table-cell-properties fo:padding="0.097cm" fo:border-left="0.05pt solid #000000" fo:border-right="none" fo:border-top="none" fo:border-bottom="0.05pt solid #000000"/>
    </style:style>
    <style:style style:name="Tabelle32.B9" style:family="table-cell">
      <style:table-cell-properties fo:padding="0.097cm" fo:border-left="0.05pt solid #000000" fo:border-right="none" fo:border-top="none" fo:border-bottom="0.05pt solid #000000"/>
    </style:style>
    <style:style style:name="Tabelle32.C9" style:family="table-cell">
      <style:table-cell-properties fo:padding="0.097cm" fo:border-left="0.05pt solid #000000" fo:border-right="none" fo:border-top="none" fo:border-bottom="0.05pt solid #000000"/>
    </style:style>
    <style:style style:name="Tabelle32.D9" style:family="table-cell">
      <style:table-cell-properties fo:padding="0.097cm" fo:border-left="0.05pt solid #000000" fo:border-right="none" fo:border-top="none" fo:border-bottom="0.05pt solid #000000"/>
    </style:style>
    <style:style style:name="Tabelle32.E9" style:family="table-cell">
      <style:table-cell-properties fo:padding="0.097cm" fo:border-left="0.05pt solid #000000" fo:border-right="0.05pt solid #000000" fo:border-top="none" fo:border-bottom="0.05pt solid #000000"/>
    </style:style>
    <style:style style:name="Tabelle32.A10" style:family="table-cell">
      <style:table-cell-properties fo:padding="0.097cm" fo:border-left="0.05pt solid #000000" fo:border-right="none" fo:border-top="none" fo:border-bottom="0.05pt solid #000000"/>
    </style:style>
    <style:style style:name="Tabelle32.B10" style:family="table-cell">
      <style:table-cell-properties fo:padding="0.097cm" fo:border-left="0.05pt solid #000000" fo:border-right="none" fo:border-top="none" fo:border-bottom="0.05pt solid #000000"/>
    </style:style>
    <style:style style:name="Tabelle32.C10" style:family="table-cell">
      <style:table-cell-properties fo:padding="0.097cm" fo:border-left="0.05pt solid #000000" fo:border-right="none" fo:border-top="none" fo:border-bottom="0.05pt solid #000000"/>
    </style:style>
    <style:style style:name="Tabelle32.D10" style:family="table-cell">
      <style:table-cell-properties fo:padding="0.097cm" fo:border-left="0.05pt solid #000000" fo:border-right="none" fo:border-top="none" fo:border-bottom="0.05pt solid #000000"/>
    </style:style>
    <style:style style:name="Tabelle32.E10" style:family="table-cell">
      <style:table-cell-properties fo:padding="0.097cm" fo:border-left="0.05pt solid #000000" fo:border-right="0.05pt solid #000000" fo:border-top="none" fo:border-bottom="0.05pt solid #000000"/>
    </style:style>
    <style:style style:name="Tabelle32.A11" style:family="table-cell">
      <style:table-cell-properties fo:padding="0.097cm" fo:border-left="0.05pt solid #000000" fo:border-right="none" fo:border-top="none" fo:border-bottom="0.05pt solid #000000"/>
    </style:style>
    <style:style style:name="Tabelle32.B11" style:family="table-cell">
      <style:table-cell-properties fo:padding="0.097cm" fo:border-left="0.05pt solid #000000" fo:border-right="none" fo:border-top="none" fo:border-bottom="0.05pt solid #000000"/>
    </style:style>
    <style:style style:name="Tabelle32.C11" style:family="table-cell">
      <style:table-cell-properties fo:padding="0.097cm" fo:border-left="0.05pt solid #000000" fo:border-right="none" fo:border-top="none" fo:border-bottom="0.05pt solid #000000"/>
    </style:style>
    <style:style style:name="Tabelle32.D11" style:family="table-cell">
      <style:table-cell-properties fo:padding="0.097cm" fo:border-left="0.05pt solid #000000" fo:border-right="none" fo:border-top="none" fo:border-bottom="0.05pt solid #000000"/>
    </style:style>
    <style:style style:name="Tabelle32.E11" style:family="table-cell">
      <style:table-cell-properties fo:padding="0.097cm" fo:border-left="0.05pt solid #000000" fo:border-right="0.05pt solid #000000" fo:border-top="none" fo:border-bottom="0.05pt solid #000000"/>
    </style:style>
    <style:style style:name="Tabelle32.A12" style:family="table-cell">
      <style:table-cell-properties fo:padding="0.097cm" fo:border-left="0.05pt solid #000000" fo:border-right="none" fo:border-top="none" fo:border-bottom="0.05pt solid #000000"/>
    </style:style>
    <style:style style:name="Tabelle32.B12" style:family="table-cell">
      <style:table-cell-properties fo:padding="0.097cm" fo:border-left="0.05pt solid #000000" fo:border-right="none" fo:border-top="none" fo:border-bottom="0.05pt solid #000000"/>
    </style:style>
    <style:style style:name="Tabelle32.C12" style:family="table-cell">
      <style:table-cell-properties fo:padding="0.097cm" fo:border-left="0.05pt solid #000000" fo:border-right="none" fo:border-top="none" fo:border-bottom="0.05pt solid #000000"/>
    </style:style>
    <style:style style:name="Tabelle32.D12" style:family="table-cell">
      <style:table-cell-properties fo:padding="0.097cm" fo:border-left="0.05pt solid #000000" fo:border-right="none" fo:border-top="none" fo:border-bottom="0.05pt solid #000000"/>
    </style:style>
    <style:style style:name="Tabelle32.E12" style:family="table-cell">
      <style:table-cell-properties fo:padding="0.097cm" fo:border-left="0.05pt solid #000000" fo:border-right="0.05pt solid #000000" fo:border-top="none" fo:border-bottom="0.05pt solid #000000"/>
    </style:style>
    <style:style style:name="Tabelle32.A13" style:family="table-cell">
      <style:table-cell-properties fo:padding="0.097cm" fo:border-left="0.05pt solid #000000" fo:border-right="none" fo:border-top="none" fo:border-bottom="0.05pt solid #000000"/>
    </style:style>
    <style:style style:name="Tabelle32.B13" style:family="table-cell">
      <style:table-cell-properties fo:padding="0.097cm" fo:border-left="0.05pt solid #000000" fo:border-right="none" fo:border-top="none" fo:border-bottom="0.05pt solid #000000"/>
    </style:style>
    <style:style style:name="Tabelle32.C13" style:family="table-cell">
      <style:table-cell-properties fo:padding="0.097cm" fo:border-left="0.05pt solid #000000" fo:border-right="none" fo:border-top="none" fo:border-bottom="0.05pt solid #000000"/>
    </style:style>
    <style:style style:name="Tabelle32.D13" style:family="table-cell">
      <style:table-cell-properties fo:padding="0.097cm" fo:border-left="0.05pt solid #000000" fo:border-right="none" fo:border-top="none" fo:border-bottom="0.05pt solid #000000"/>
    </style:style>
    <style:style style:name="Tabelle32.E13" style:family="table-cell">
      <style:table-cell-properties fo:padding="0.097cm" fo:border-left="0.05pt solid #000000" fo:border-right="0.05pt solid #000000" fo:border-top="none" fo:border-bottom="0.05pt solid #000000"/>
    </style:style>
    <style:style style:name="Tabelle32.A14" style:family="table-cell">
      <style:table-cell-properties fo:padding="0.097cm" fo:border-left="0.05pt solid #000000" fo:border-right="none" fo:border-top="none" fo:border-bottom="0.05pt solid #000000"/>
    </style:style>
    <style:style style:name="Tabelle32.B14" style:family="table-cell">
      <style:table-cell-properties fo:padding="0.097cm" fo:border-left="0.05pt solid #000000" fo:border-right="none" fo:border-top="none" fo:border-bottom="0.05pt solid #000000"/>
    </style:style>
    <style:style style:name="Tabelle32.C14" style:family="table-cell">
      <style:table-cell-properties fo:padding="0.097cm" fo:border-left="0.05pt solid #000000" fo:border-right="none" fo:border-top="none" fo:border-bottom="0.05pt solid #000000"/>
    </style:style>
    <style:style style:name="Tabelle32.D14" style:family="table-cell">
      <style:table-cell-properties fo:padding="0.097cm" fo:border-left="0.05pt solid #000000" fo:border-right="none" fo:border-top="none" fo:border-bottom="0.05pt solid #000000"/>
    </style:style>
    <style:style style:name="Tabelle32.E14" style:family="table-cell">
      <style:table-cell-properties fo:padding="0.097cm" fo:border-left="0.05pt solid #000000" fo:border-right="0.05pt solid #000000" fo:border-top="none" fo:border-bottom="0.05pt solid #000000"/>
    </style:style>
    <style:style style:name="Tabelle32.A15" style:family="table-cell">
      <style:table-cell-properties fo:padding="0.097cm" fo:border-left="0.05pt solid #000000" fo:border-right="none" fo:border-top="none" fo:border-bottom="0.05pt solid #000000"/>
    </style:style>
    <style:style style:name="Tabelle32.B15" style:family="table-cell">
      <style:table-cell-properties fo:padding="0.097cm" fo:border-left="0.05pt solid #000000" fo:border-right="none" fo:border-top="none" fo:border-bottom="0.05pt solid #000000"/>
    </style:style>
    <style:style style:name="Tabelle32.C15" style:family="table-cell">
      <style:table-cell-properties fo:padding="0.097cm" fo:border-left="0.05pt solid #000000" fo:border-right="none" fo:border-top="none" fo:border-bottom="0.05pt solid #000000"/>
    </style:style>
    <style:style style:name="Tabelle32.D15" style:family="table-cell">
      <style:table-cell-properties fo:padding="0.097cm" fo:border-left="0.05pt solid #000000" fo:border-right="none" fo:border-top="none" fo:border-bottom="0.05pt solid #000000"/>
    </style:style>
    <style:style style:name="Tabelle32.E15" style:family="table-cell">
      <style:table-cell-properties fo:padding="0.097cm" fo:border-left="0.05pt solid #000000" fo:border-right="0.05pt solid #000000" fo:border-top="none" fo:border-bottom="0.05pt solid #000000"/>
    </style:style>
    <style:style style:name="Tabelle32.A16" style:family="table-cell">
      <style:table-cell-properties fo:padding="0.097cm" fo:border-left="0.05pt solid #000000" fo:border-right="none" fo:border-top="none" fo:border-bottom="0.05pt solid #000000"/>
    </style:style>
    <style:style style:name="Tabelle32.B16" style:family="table-cell">
      <style:table-cell-properties fo:padding="0.097cm" fo:border-left="0.05pt solid #000000" fo:border-right="none" fo:border-top="none" fo:border-bottom="0.05pt solid #000000"/>
    </style:style>
    <style:style style:name="Tabelle32.C16" style:family="table-cell">
      <style:table-cell-properties fo:padding="0.097cm" fo:border-left="0.05pt solid #000000" fo:border-right="none" fo:border-top="none" fo:border-bottom="0.05pt solid #000000"/>
    </style:style>
    <style:style style:name="Tabelle32.D16" style:family="table-cell">
      <style:table-cell-properties fo:padding="0.097cm" fo:border-left="0.05pt solid #000000" fo:border-right="none" fo:border-top="none" fo:border-bottom="0.05pt solid #000000"/>
    </style:style>
    <style:style style:name="Tabelle32.E16" style:family="table-cell">
      <style:table-cell-properties fo:padding="0.097cm" fo:border-left="0.05pt solid #000000" fo:border-right="0.05pt solid #000000" fo:border-top="none" fo:border-bottom="0.05pt solid #000000"/>
    </style:style>
    <style:style style:name="Tabelle32.A17" style:family="table-cell">
      <style:table-cell-properties fo:padding="0.097cm" fo:border-left="0.05pt solid #000000" fo:border-right="none" fo:border-top="none" fo:border-bottom="0.05pt solid #000000"/>
    </style:style>
    <style:style style:name="Tabelle32.B17" style:family="table-cell">
      <style:table-cell-properties fo:padding="0.097cm" fo:border-left="0.05pt solid #000000" fo:border-right="none" fo:border-top="none" fo:border-bottom="0.05pt solid #000000"/>
    </style:style>
    <style:style style:name="Tabelle32.C17" style:family="table-cell">
      <style:table-cell-properties fo:padding="0.097cm" fo:border-left="0.05pt solid #000000" fo:border-right="none" fo:border-top="none" fo:border-bottom="0.05pt solid #000000"/>
    </style:style>
    <style:style style:name="Tabelle32.D17" style:family="table-cell">
      <style:table-cell-properties fo:padding="0.097cm" fo:border-left="0.05pt solid #000000" fo:border-right="none" fo:border-top="none" fo:border-bottom="0.05pt solid #000000"/>
    </style:style>
    <style:style style:name="Tabelle32.E17" style:family="table-cell">
      <style:table-cell-properties fo:padding="0.097cm" fo:border-left="0.05pt solid #000000" fo:border-right="0.05pt solid #000000" fo:border-top="none" fo:border-bottom="0.05pt solid #000000"/>
    </style:style>
    <style:style style:name="Tabelle32.A18" style:family="table-cell">
      <style:table-cell-properties fo:padding="0.097cm" fo:border-left="0.05pt solid #000000" fo:border-right="none" fo:border-top="none" fo:border-bottom="0.05pt solid #000000"/>
    </style:style>
    <style:style style:name="Tabelle32.B18" style:family="table-cell">
      <style:table-cell-properties fo:padding="0.097cm" fo:border-left="0.05pt solid #000000" fo:border-right="none" fo:border-top="none" fo:border-bottom="0.05pt solid #000000"/>
    </style:style>
    <style:style style:name="Tabelle32.C18" style:family="table-cell">
      <style:table-cell-properties fo:padding="0.097cm" fo:border-left="0.05pt solid #000000" fo:border-right="none" fo:border-top="none" fo:border-bottom="0.05pt solid #000000"/>
    </style:style>
    <style:style style:name="Tabelle32.D18" style:family="table-cell">
      <style:table-cell-properties fo:padding="0.097cm" fo:border-left="0.05pt solid #000000" fo:border-right="none" fo:border-top="none" fo:border-bottom="0.05pt solid #000000"/>
    </style:style>
    <style:style style:name="Tabelle32.E18" style:family="table-cell">
      <style:table-cell-properties fo:padding="0.097cm" fo:border-left="0.05pt solid #000000" fo:border-right="0.05pt solid #000000" fo:border-top="none" fo:border-bottom="0.05pt solid #000000"/>
    </style:style>
    <style:style style:name="Tabelle32.A19" style:family="table-cell">
      <style:table-cell-properties fo:padding="0.097cm" fo:border-left="0.05pt solid #000000" fo:border-right="none" fo:border-top="none" fo:border-bottom="0.05pt solid #000000"/>
    </style:style>
    <style:style style:name="Tabelle32.B19" style:family="table-cell">
      <style:table-cell-properties fo:padding="0.097cm" fo:border-left="0.05pt solid #000000" fo:border-right="none" fo:border-top="none" fo:border-bottom="0.05pt solid #000000"/>
    </style:style>
    <style:style style:name="Tabelle32.C19" style:family="table-cell">
      <style:table-cell-properties fo:padding="0.097cm" fo:border-left="0.05pt solid #000000" fo:border-right="none" fo:border-top="none" fo:border-bottom="0.05pt solid #000000"/>
    </style:style>
    <style:style style:name="Tabelle32.D19" style:family="table-cell">
      <style:table-cell-properties fo:padding="0.097cm" fo:border-left="0.05pt solid #000000" fo:border-right="none" fo:border-top="none" fo:border-bottom="0.05pt solid #000000"/>
    </style:style>
    <style:style style:name="Tabelle32.E19" style:family="table-cell">
      <style:table-cell-properties fo:padding="0.097cm" fo:border-left="0.05pt solid #000000" fo:border-right="0.05pt solid #000000" fo:border-top="none" fo:border-bottom="0.05pt solid #000000"/>
    </style:style>
    <style:style style:name="Tabelle32.A20" style:family="table-cell">
      <style:table-cell-properties fo:padding="0.097cm" fo:border-left="0.05pt solid #000000" fo:border-right="none" fo:border-top="none" fo:border-bottom="0.05pt solid #000000"/>
    </style:style>
    <style:style style:name="Tabelle32.B20" style:family="table-cell">
      <style:table-cell-properties fo:padding="0.097cm" fo:border-left="0.05pt solid #000000" fo:border-right="none" fo:border-top="none" fo:border-bottom="0.05pt solid #000000"/>
    </style:style>
    <style:style style:name="Tabelle32.C20" style:family="table-cell">
      <style:table-cell-properties fo:padding="0.097cm" fo:border-left="0.05pt solid #000000" fo:border-right="none" fo:border-top="none" fo:border-bottom="0.05pt solid #000000"/>
    </style:style>
    <style:style style:name="Tabelle32.D20" style:family="table-cell">
      <style:table-cell-properties fo:padding="0.097cm" fo:border-left="0.05pt solid #000000" fo:border-right="none" fo:border-top="none" fo:border-bottom="0.05pt solid #000000"/>
    </style:style>
    <style:style style:name="Tabelle32.E20" style:family="table-cell">
      <style:table-cell-properties fo:padding="0.097cm" fo:border-left="0.05pt solid #000000" fo:border-right="0.05pt solid #000000" fo:border-top="none" fo:border-bottom="0.05pt solid #000000"/>
    </style:style>
    <style:style style:name="Tabelle32.A21" style:family="table-cell">
      <style:table-cell-properties fo:padding="0.097cm" fo:border-left="0.05pt solid #000000" fo:border-right="none" fo:border-top="none" fo:border-bottom="0.05pt solid #000000"/>
    </style:style>
    <style:style style:name="Tabelle32.B21" style:family="table-cell">
      <style:table-cell-properties fo:padding="0.097cm" fo:border-left="0.05pt solid #000000" fo:border-right="none" fo:border-top="none" fo:border-bottom="0.05pt solid #000000"/>
    </style:style>
    <style:style style:name="Tabelle32.C21" style:family="table-cell">
      <style:table-cell-properties fo:padding="0.097cm" fo:border-left="0.05pt solid #000000" fo:border-right="none" fo:border-top="none" fo:border-bottom="0.05pt solid #000000"/>
    </style:style>
    <style:style style:name="Tabelle32.D21" style:family="table-cell">
      <style:table-cell-properties fo:padding="0.097cm" fo:border-left="0.05pt solid #000000" fo:border-right="none" fo:border-top="none" fo:border-bottom="0.05pt solid #000000"/>
    </style:style>
    <style:style style:name="Tabelle32.E21" style:family="table-cell">
      <style:table-cell-properties fo:padding="0.097cm" fo:border-left="0.05pt solid #000000" fo:border-right="0.05pt solid #000000" fo:border-top="none" fo:border-bottom="0.05pt solid #000000"/>
    </style:style>
    <style:style style:name="Tabelle32.A22" style:family="table-cell">
      <style:table-cell-properties fo:padding="0.097cm" fo:border-left="0.05pt solid #000000" fo:border-right="none" fo:border-top="none" fo:border-bottom="0.05pt solid #000000"/>
    </style:style>
    <style:style style:name="Tabelle32.B22" style:family="table-cell">
      <style:table-cell-properties fo:padding="0.097cm" fo:border-left="0.05pt solid #000000" fo:border-right="none" fo:border-top="none" fo:border-bottom="0.05pt solid #000000"/>
    </style:style>
    <style:style style:name="Tabelle32.C22" style:family="table-cell">
      <style:table-cell-properties fo:padding="0.097cm" fo:border-left="0.05pt solid #000000" fo:border-right="none" fo:border-top="none" fo:border-bottom="0.05pt solid #000000"/>
    </style:style>
    <style:style style:name="Tabelle32.D22" style:family="table-cell">
      <style:table-cell-properties fo:padding="0.097cm" fo:border-left="0.05pt solid #000000" fo:border-right="none" fo:border-top="none" fo:border-bottom="0.05pt solid #000000"/>
    </style:style>
    <style:style style:name="Tabelle32.E22" style:family="table-cell">
      <style:table-cell-properties fo:padding="0.097cm" fo:border-left="0.05pt solid #000000" fo:border-right="0.05pt solid #000000" fo:border-top="none" fo:border-bottom="0.05pt solid #000000"/>
    </style:style>
    <style:style style:name="Tabelle32.A23" style:family="table-cell">
      <style:table-cell-properties fo:padding="0.097cm" fo:border-left="0.05pt solid #000000" fo:border-right="none" fo:border-top="none" fo:border-bottom="0.05pt solid #000000"/>
    </style:style>
    <style:style style:name="Tabelle32.B23" style:family="table-cell">
      <style:table-cell-properties fo:padding="0.097cm" fo:border-left="0.05pt solid #000000" fo:border-right="none" fo:border-top="none" fo:border-bottom="0.05pt solid #000000"/>
    </style:style>
    <style:style style:name="Tabelle32.C23" style:family="table-cell">
      <style:table-cell-properties fo:padding="0.097cm" fo:border-left="0.05pt solid #000000" fo:border-right="none" fo:border-top="none" fo:border-bottom="0.05pt solid #000000"/>
    </style:style>
    <style:style style:name="Tabelle32.D23" style:family="table-cell">
      <style:table-cell-properties fo:padding="0.097cm" fo:border-left="0.05pt solid #000000" fo:border-right="none" fo:border-top="none" fo:border-bottom="0.05pt solid #000000"/>
    </style:style>
    <style:style style:name="Tabelle32.E23" style:family="table-cell">
      <style:table-cell-properties fo:padding="0.097cm" fo:border-left="0.05pt solid #000000" fo:border-right="0.05pt solid #000000" fo:border-top="none" fo:border-bottom="0.05pt solid #000000"/>
    </style:style>
    <style:style style:name="Tabelle32.A24" style:family="table-cell">
      <style:table-cell-properties fo:padding="0.097cm" fo:border-left="0.05pt solid #000000" fo:border-right="none" fo:border-top="none" fo:border-bottom="0.05pt solid #000000"/>
    </style:style>
    <style:style style:name="Tabelle32.B24" style:family="table-cell">
      <style:table-cell-properties fo:padding="0.097cm" fo:border-left="0.05pt solid #000000" fo:border-right="none" fo:border-top="none" fo:border-bottom="0.05pt solid #000000"/>
    </style:style>
    <style:style style:name="Tabelle32.C24" style:family="table-cell">
      <style:table-cell-properties fo:padding="0.097cm" fo:border-left="0.05pt solid #000000" fo:border-right="none" fo:border-top="none" fo:border-bottom="0.05pt solid #000000"/>
    </style:style>
    <style:style style:name="Tabelle32.D24" style:family="table-cell">
      <style:table-cell-properties fo:padding="0.097cm" fo:border-left="0.05pt solid #000000" fo:border-right="none" fo:border-top="none" fo:border-bottom="0.05pt solid #000000"/>
    </style:style>
    <style:style style:name="Tabelle32.E24" style:family="table-cell">
      <style:table-cell-properties fo:padding="0.097cm" fo:border-left="0.05pt solid #000000" fo:border-right="0.05pt solid #000000" fo:border-top="none" fo:border-bottom="0.05pt solid #000000"/>
    </style:style>
    <style:style style:name="Tabelle32.A25" style:family="table-cell">
      <style:table-cell-properties fo:padding="0.097cm" fo:border-left="0.05pt solid #000000" fo:border-right="none" fo:border-top="none" fo:border-bottom="0.05pt solid #000000"/>
    </style:style>
    <style:style style:name="Tabelle32.B25" style:family="table-cell">
      <style:table-cell-properties fo:padding="0.097cm" fo:border-left="0.05pt solid #000000" fo:border-right="none" fo:border-top="none" fo:border-bottom="0.05pt solid #000000"/>
    </style:style>
    <style:style style:name="Tabelle32.C25" style:family="table-cell">
      <style:table-cell-properties fo:padding="0.097cm" fo:border-left="0.05pt solid #000000" fo:border-right="none" fo:border-top="none" fo:border-bottom="0.05pt solid #000000"/>
    </style:style>
    <style:style style:name="Tabelle32.D25" style:family="table-cell">
      <style:table-cell-properties fo:padding="0.097cm" fo:border-left="0.05pt solid #000000" fo:border-right="none" fo:border-top="none" fo:border-bottom="0.05pt solid #000000"/>
    </style:style>
    <style:style style:name="Tabelle32.E25" style:family="table-cell">
      <style:table-cell-properties fo:padding="0.097cm" fo:border-left="0.05pt solid #000000" fo:border-right="0.05pt solid #000000" fo:border-top="none" fo:border-bottom="0.05pt solid #000000"/>
    </style:style>
    <style:style style:name="Tabelle32.A26" style:family="table-cell">
      <style:table-cell-properties fo:padding="0.097cm" fo:border-left="0.05pt solid #000000" fo:border-right="none" fo:border-top="none" fo:border-bottom="0.05pt solid #000000"/>
    </style:style>
    <style:style style:name="Tabelle32.B26" style:family="table-cell">
      <style:table-cell-properties fo:padding="0.097cm" fo:border-left="0.05pt solid #000000" fo:border-right="none" fo:border-top="none" fo:border-bottom="0.05pt solid #000000"/>
    </style:style>
    <style:style style:name="Tabelle32.C26" style:family="table-cell">
      <style:table-cell-properties fo:padding="0.097cm" fo:border-left="0.05pt solid #000000" fo:border-right="none" fo:border-top="none" fo:border-bottom="0.05pt solid #000000"/>
    </style:style>
    <style:style style:name="Tabelle32.D26" style:family="table-cell">
      <style:table-cell-properties fo:padding="0.097cm" fo:border-left="0.05pt solid #000000" fo:border-right="none" fo:border-top="none" fo:border-bottom="0.05pt solid #000000"/>
    </style:style>
    <style:style style:name="Tabelle32.E26" style:family="table-cell">
      <style:table-cell-properties fo:padding="0.097cm" fo:border-left="0.05pt solid #000000" fo:border-right="0.05pt solid #000000" fo:border-top="none" fo:border-bottom="0.05pt solid #000000"/>
    </style:style>
    <style:style style:name="Tabelle32.A27" style:family="table-cell">
      <style:table-cell-properties fo:padding="0.097cm" fo:border-left="0.05pt solid #000000" fo:border-right="none" fo:border-top="none" fo:border-bottom="0.05pt solid #000000"/>
    </style:style>
    <style:style style:name="Tabelle32.B27" style:family="table-cell">
      <style:table-cell-properties fo:padding="0.097cm" fo:border-left="0.05pt solid #000000" fo:border-right="none" fo:border-top="none" fo:border-bottom="0.05pt solid #000000"/>
    </style:style>
    <style:style style:name="Tabelle32.C27" style:family="table-cell">
      <style:table-cell-properties fo:padding="0.097cm" fo:border-left="0.05pt solid #000000" fo:border-right="none" fo:border-top="none" fo:border-bottom="0.05pt solid #000000"/>
    </style:style>
    <style:style style:name="Tabelle32.D27" style:family="table-cell">
      <style:table-cell-properties fo:padding="0.097cm" fo:border-left="0.05pt solid #000000" fo:border-right="none" fo:border-top="none" fo:border-bottom="0.05pt solid #000000"/>
    </style:style>
    <style:style style:name="Tabelle32.E27" style:family="table-cell">
      <style:table-cell-properties fo:padding="0.097cm" fo:border-left="0.05pt solid #000000" fo:border-right="0.05pt solid #000000" fo:border-top="none" fo:border-bottom="0.05pt solid #000000"/>
    </style:style>
    <style:style style:name="Tabelle32.A28" style:family="table-cell">
      <style:table-cell-properties fo:padding="0.097cm" fo:border-left="0.05pt solid #000000" fo:border-right="none" fo:border-top="none" fo:border-bottom="0.05pt solid #000000"/>
    </style:style>
    <style:style style:name="Tabelle32.B28" style:family="table-cell">
      <style:table-cell-properties fo:padding="0.097cm" fo:border-left="0.05pt solid #000000" fo:border-right="none" fo:border-top="none" fo:border-bottom="0.05pt solid #000000"/>
    </style:style>
    <style:style style:name="Tabelle32.C28" style:family="table-cell">
      <style:table-cell-properties fo:padding="0.097cm" fo:border-left="0.05pt solid #000000" fo:border-right="none" fo:border-top="none" fo:border-bottom="0.05pt solid #000000"/>
    </style:style>
    <style:style style:name="Tabelle32.D28" style:family="table-cell">
      <style:table-cell-properties fo:padding="0.097cm" fo:border-left="0.05pt solid #000000" fo:border-right="none" fo:border-top="none" fo:border-bottom="0.05pt solid #000000"/>
    </style:style>
    <style:style style:name="Tabelle32.E28" style:family="table-cell">
      <style:table-cell-properties fo:padding="0.097cm" fo:border-left="0.05pt solid #000000" fo:border-right="0.05pt solid #000000" fo:border-top="none" fo:border-bottom="0.05pt solid #000000"/>
    </style:style>
    <style:style style:name="Tabelle32.A29" style:family="table-cell">
      <style:table-cell-properties fo:padding="0.097cm" fo:border-left="0.05pt solid #000000" fo:border-right="none" fo:border-top="none" fo:border-bottom="0.05pt solid #000000"/>
    </style:style>
    <style:style style:name="Tabelle32.B29" style:family="table-cell">
      <style:table-cell-properties fo:padding="0.097cm" fo:border-left="0.05pt solid #000000" fo:border-right="none" fo:border-top="none" fo:border-bottom="0.05pt solid #000000"/>
    </style:style>
    <style:style style:name="Tabelle32.C29" style:family="table-cell">
      <style:table-cell-properties fo:padding="0.097cm" fo:border-left="0.05pt solid #000000" fo:border-right="none" fo:border-top="none" fo:border-bottom="0.05pt solid #000000"/>
    </style:style>
    <style:style style:name="Tabelle32.D29" style:family="table-cell">
      <style:table-cell-properties fo:padding="0.097cm" fo:border-left="0.05pt solid #000000" fo:border-right="none" fo:border-top="none" fo:border-bottom="0.05pt solid #000000"/>
    </style:style>
    <style:style style:name="Tabelle32.E29" style:family="table-cell">
      <style:table-cell-properties fo:padding="0.097cm" fo:border-left="0.05pt solid #000000" fo:border-right="0.05pt solid #000000" fo:border-top="none" fo:border-bottom="0.05pt solid #000000"/>
    </style:style>
    <style:style style:name="Tabelle32.A30" style:family="table-cell">
      <style:table-cell-properties fo:padding="0.097cm" fo:border-left="0.05pt solid #000000" fo:border-right="none" fo:border-top="none" fo:border-bottom="0.05pt solid #000000"/>
    </style:style>
    <style:style style:name="Tabelle32.B30" style:family="table-cell">
      <style:table-cell-properties fo:padding="0.097cm" fo:border-left="0.05pt solid #000000" fo:border-right="none" fo:border-top="none" fo:border-bottom="0.05pt solid #000000"/>
    </style:style>
    <style:style style:name="Tabelle32.C30" style:family="table-cell">
      <style:table-cell-properties fo:padding="0.097cm" fo:border-left="0.05pt solid #000000" fo:border-right="none" fo:border-top="none" fo:border-bottom="0.05pt solid #000000"/>
    </style:style>
    <style:style style:name="Tabelle32.D30" style:family="table-cell">
      <style:table-cell-properties fo:padding="0.097cm" fo:border-left="0.05pt solid #000000" fo:border-right="none" fo:border-top="none" fo:border-bottom="0.05pt solid #000000"/>
    </style:style>
    <style:style style:name="Tabelle32.E30" style:family="table-cell">
      <style:table-cell-properties fo:padding="0.097cm" fo:border-left="0.05pt solid #000000" fo:border-right="0.05pt solid #000000" fo:border-top="none" fo:border-bottom="0.05pt solid #000000"/>
    </style:style>
    <style:style style:name="Tabelle32.A31" style:family="table-cell">
      <style:table-cell-properties fo:padding="0.097cm" fo:border-left="0.05pt solid #000000" fo:border-right="none" fo:border-top="none" fo:border-bottom="0.05pt solid #000000"/>
    </style:style>
    <style:style style:name="Tabelle32.B31" style:family="table-cell">
      <style:table-cell-properties fo:padding="0.097cm" fo:border-left="0.05pt solid #000000" fo:border-right="none" fo:border-top="none" fo:border-bottom="0.05pt solid #000000"/>
    </style:style>
    <style:style style:name="Tabelle32.C31" style:family="table-cell">
      <style:table-cell-properties fo:padding="0.097cm" fo:border-left="0.05pt solid #000000" fo:border-right="none" fo:border-top="none" fo:border-bottom="0.05pt solid #000000"/>
    </style:style>
    <style:style style:name="Tabelle32.D31" style:family="table-cell">
      <style:table-cell-properties fo:padding="0.097cm" fo:border-left="0.05pt solid #000000" fo:border-right="none" fo:border-top="none" fo:border-bottom="0.05pt solid #000000"/>
    </style:style>
    <style:style style:name="Tabelle32.E31" style:family="table-cell">
      <style:table-cell-properties fo:padding="0.097cm" fo:border-left="0.05pt solid #000000" fo:border-right="0.05pt solid #000000" fo:border-top="none" fo:border-bottom="0.05pt solid #000000"/>
    </style:style>
    <style:style style:name="Tabelle32.A32" style:family="table-cell">
      <style:table-cell-properties fo:padding="0.097cm" fo:border-left="0.05pt solid #000000" fo:border-right="none" fo:border-top="none" fo:border-bottom="0.05pt solid #000000"/>
    </style:style>
    <style:style style:name="Tabelle32.B32" style:family="table-cell">
      <style:table-cell-properties fo:padding="0.097cm" fo:border-left="0.05pt solid #000000" fo:border-right="none" fo:border-top="none" fo:border-bottom="0.05pt solid #000000"/>
    </style:style>
    <style:style style:name="Tabelle32.C32" style:family="table-cell">
      <style:table-cell-properties fo:padding="0.097cm" fo:border-left="0.05pt solid #000000" fo:border-right="none" fo:border-top="none" fo:border-bottom="0.05pt solid #000000"/>
    </style:style>
    <style:style style:name="Tabelle32.D32" style:family="table-cell">
      <style:table-cell-properties fo:padding="0.097cm" fo:border-left="0.05pt solid #000000" fo:border-right="none" fo:border-top="none" fo:border-bottom="0.05pt solid #000000"/>
    </style:style>
    <style:style style:name="Tabelle32.E32" style:family="table-cell">
      <style:table-cell-properties fo:padding="0.097cm" fo:border-left="0.05pt solid #000000" fo:border-right="0.05pt solid #000000" fo:border-top="none" fo:border-bottom="0.05pt solid #000000"/>
    </style:style>
    <style:style style:name="Tabelle32.A33" style:family="table-cell">
      <style:table-cell-properties fo:padding="0.097cm" fo:border-left="0.05pt solid #000000" fo:border-right="none" fo:border-top="none" fo:border-bottom="0.05pt solid #000000"/>
    </style:style>
    <style:style style:name="Tabelle32.B33" style:family="table-cell">
      <style:table-cell-properties fo:padding="0.097cm" fo:border-left="0.05pt solid #000000" fo:border-right="none" fo:border-top="none" fo:border-bottom="0.05pt solid #000000"/>
    </style:style>
    <style:style style:name="Tabelle32.C33" style:family="table-cell">
      <style:table-cell-properties fo:padding="0.097cm" fo:border-left="0.05pt solid #000000" fo:border-right="none" fo:border-top="none" fo:border-bottom="0.05pt solid #000000"/>
    </style:style>
    <style:style style:name="Tabelle32.D33" style:family="table-cell">
      <style:table-cell-properties fo:padding="0.097cm" fo:border-left="0.05pt solid #000000" fo:border-right="none" fo:border-top="none" fo:border-bottom="0.05pt solid #000000"/>
    </style:style>
    <style:style style:name="Tabelle32.E33" style:family="table-cell">
      <style:table-cell-properties fo:padding="0.097cm" fo:border-left="0.05pt solid #000000" fo:border-right="0.05pt solid #000000" fo:border-top="none" fo:border-bottom="0.05pt solid #000000"/>
    </style:style>
    <style:style style:name="Tabelle32.A34" style:family="table-cell">
      <style:table-cell-properties fo:padding="0.097cm" fo:border-left="0.05pt solid #000000" fo:border-right="none" fo:border-top="none" fo:border-bottom="0.05pt solid #000000"/>
    </style:style>
    <style:style style:name="Tabelle32.B34" style:family="table-cell">
      <style:table-cell-properties fo:padding="0.097cm" fo:border-left="0.05pt solid #000000" fo:border-right="none" fo:border-top="none" fo:border-bottom="0.05pt solid #000000"/>
    </style:style>
    <style:style style:name="Tabelle32.C34" style:family="table-cell">
      <style:table-cell-properties fo:padding="0.097cm" fo:border-left="0.05pt solid #000000" fo:border-right="none" fo:border-top="none" fo:border-bottom="0.05pt solid #000000"/>
    </style:style>
    <style:style style:name="Tabelle32.D34" style:family="table-cell">
      <style:table-cell-properties fo:padding="0.097cm" fo:border-left="0.05pt solid #000000" fo:border-right="none" fo:border-top="none" fo:border-bottom="0.05pt solid #000000"/>
    </style:style>
    <style:style style:name="Tabelle32.E34" style:family="table-cell">
      <style:table-cell-properties fo:padding="0.097cm" fo:border-left="0.05pt solid #000000" fo:border-right="0.05pt solid #000000" fo:border-top="none" fo:border-bottom="0.05pt solid #000000"/>
    </style:style>
    <style:style style:name="Tabelle32.A35" style:family="table-cell">
      <style:table-cell-properties fo:padding="0.097cm" fo:border-left="0.05pt solid #000000" fo:border-right="none" fo:border-top="none" fo:border-bottom="0.05pt solid #000000"/>
    </style:style>
    <style:style style:name="Tabelle32.B35" style:family="table-cell">
      <style:table-cell-properties fo:padding="0.097cm" fo:border-left="0.05pt solid #000000" fo:border-right="none" fo:border-top="none" fo:border-bottom="0.05pt solid #000000"/>
    </style:style>
    <style:style style:name="Tabelle32.C35" style:family="table-cell">
      <style:table-cell-properties fo:padding="0.097cm" fo:border-left="0.05pt solid #000000" fo:border-right="none" fo:border-top="none" fo:border-bottom="0.05pt solid #000000"/>
    </style:style>
    <style:style style:name="Tabelle32.D35" style:family="table-cell">
      <style:table-cell-properties fo:padding="0.097cm" fo:border-left="0.05pt solid #000000" fo:border-right="none" fo:border-top="none" fo:border-bottom="0.05pt solid #000000"/>
    </style:style>
    <style:style style:name="Tabelle32.E35" style:family="table-cell">
      <style:table-cell-properties fo:padding="0.097cm" fo:border-left="0.05pt solid #000000" fo:border-right="0.05pt solid #000000" fo:border-top="none" fo:border-bottom="0.05pt solid #000000"/>
    </style:style>
    <style:style style:name="Tabelle32.A36" style:family="table-cell">
      <style:table-cell-properties fo:padding="0.097cm" fo:border-left="0.05pt solid #000000" fo:border-right="none" fo:border-top="none" fo:border-bottom="0.05pt solid #000000"/>
    </style:style>
    <style:style style:name="Tabelle32.B36" style:family="table-cell">
      <style:table-cell-properties fo:padding="0.097cm" fo:border-left="0.05pt solid #000000" fo:border-right="none" fo:border-top="none" fo:border-bottom="0.05pt solid #000000"/>
    </style:style>
    <style:style style:name="Tabelle32.C36" style:family="table-cell">
      <style:table-cell-properties fo:padding="0.097cm" fo:border-left="0.05pt solid #000000" fo:border-right="none" fo:border-top="none" fo:border-bottom="0.05pt solid #000000"/>
    </style:style>
    <style:style style:name="Tabelle32.D36" style:family="table-cell">
      <style:table-cell-properties fo:padding="0.097cm" fo:border-left="0.05pt solid #000000" fo:border-right="none" fo:border-top="none" fo:border-bottom="0.05pt solid #000000"/>
    </style:style>
    <style:style style:name="Tabelle32.E36" style:family="table-cell">
      <style:table-cell-properties fo:padding="0.097cm" fo:border-left="0.05pt solid #000000" fo:border-right="0.05pt solid #000000" fo:border-top="none" fo:border-bottom="0.05pt solid #000000"/>
    </style:style>
    <style:style style:name="Tabelle33" style:family="table">
      <style:table-properties style:width="18.5cm" fo:margin-left="0cm" table:align="left"/>
    </style:style>
    <style:style style:name="Tabelle33.A" style:family="table-column">
      <style:table-column-properties style:column-width="18.5cm"/>
    </style:style>
    <style:style style:name="Tabelle33.1" style:family="table-row">
      <style:table-row-properties fo:keep-together="always"/>
    </style:style>
    <style:style style:name="Tabelle33.A1" style:family="table-cell">
      <style:table-cell-properties fo:background-color="#cfe7f5" fo:padding="0.097cm" fo:border="0.05pt solid #000000">
        <style:background-image/>
      </style:table-cell-properties>
    </style:style>
    <style:style style:name="Tabelle34" style:family="table">
      <style:table-properties style:width="18.5cm" fo:margin-left="0cm" table:align="left"/>
    </style:style>
    <style:style style:name="Tabelle34.A" style:family="table-column">
      <style:table-column-properties style:column-width="3.896cm"/>
    </style:style>
    <style:style style:name="Tabelle34.B" style:family="table-column">
      <style:table-column-properties style:column-width="3.704cm"/>
    </style:style>
    <style:style style:name="Tabelle34.C" style:family="table-column">
      <style:table-column-properties style:column-width="4.209cm"/>
    </style:style>
    <style:style style:name="Tabelle34.D" style:family="table-column">
      <style:table-column-properties style:column-width="2.699cm"/>
    </style:style>
    <style:style style:name="Tabelle34.E" style:family="table-column">
      <style:table-column-properties style:column-width="3.992cm"/>
    </style:style>
    <style:style style:name="Tabelle34.1" style:family="table-row">
      <style:table-row-properties fo:keep-together="always"/>
    </style:style>
    <style:style style:name="Tabelle34.A1" style:family="table-cell">
      <style:table-cell-properties fo:background-color="#cfe7f5" fo:padding="0.097cm" fo:border="0.05pt solid #000000">
        <style:background-image/>
      </style:table-cell-properties>
    </style:style>
    <style:style style:name="Tabelle3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4.E2" style:family="table-cell">
      <style:table-cell-properties fo:background-color="#999999" fo:padding="0.097cm" fo:border="0.05pt solid #000000">
        <style:background-image/>
      </style:table-cell-properties>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none" fo:border-top="none" fo:border-bottom="0.05pt solid #000000"/>
    </style:style>
    <style:style style:name="Tabelle34.D3" style:family="table-cell">
      <style:table-cell-properties fo:padding="0.097cm" fo:border-left="0.05pt solid #000000" fo:border-right="none" fo:border-top="none" fo:border-bottom="0.05pt solid #000000"/>
    </style:style>
    <style:style style:name="Tabelle34.E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none" fo:border-top="none" fo:border-bottom="0.05pt solid #000000"/>
    </style:style>
    <style:style style:name="Tabelle34.C4" style:family="table-cell">
      <style:table-cell-properties fo:padding="0.097cm" fo:border-left="0.05pt solid #000000" fo:border-right="none"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E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none" fo:border-top="none" fo:border-bottom="0.05pt solid #000000"/>
    </style:style>
    <style:style style:name="Tabelle34.C5" style:family="table-cell">
      <style:table-cell-properties fo:padding="0.097cm" fo:border-left="0.05pt solid #000000" fo:border-right="none"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E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none" fo:border-top="none" fo:border-bottom="0.05pt solid #000000"/>
    </style:style>
    <style:style style:name="Tabelle34.C6" style:family="table-cell">
      <style:table-cell-properties fo:padding="0.097cm" fo:border-left="0.05pt solid #000000" fo:border-right="none"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E6" style:family="table-cell">
      <style:table-cell-properties fo:padding="0.097cm" fo:border-left="0.05pt solid #000000" fo:border-right="0.05pt solid #000000" fo:border-top="none" fo:border-bottom="0.05pt solid #000000"/>
    </style:style>
    <style:style style:name="Tabelle34.A7" style:family="table-cell">
      <style:table-cell-properties fo:padding="0.097cm" fo:border-left="0.05pt solid #000000" fo:border-right="none" fo:border-top="none" fo:border-bottom="0.05pt solid #000000"/>
    </style:style>
    <style:style style:name="Tabelle34.B7" style:family="table-cell">
      <style:table-cell-properties fo:padding="0.097cm" fo:border-left="0.05pt solid #000000" fo:border-right="none" fo:border-top="none" fo:border-bottom="0.05pt solid #000000"/>
    </style:style>
    <style:style style:name="Tabelle34.C7" style:family="table-cell">
      <style:table-cell-properties fo:padding="0.097cm" fo:border-left="0.05pt solid #000000" fo:border-right="none"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E7" style:family="table-cell">
      <style:table-cell-properties fo:padding="0.097cm" fo:border-left="0.05pt solid #000000" fo:border-right="0.05pt solid #000000" fo:border-top="none" fo:border-bottom="0.05pt solid #000000"/>
    </style:style>
    <style:style style:name="Tabelle34.A8" style:family="table-cell">
      <style:table-cell-properties fo:padding="0.097cm" fo:border-left="0.05pt solid #000000" fo:border-right="none" fo:border-top="none" fo:border-bottom="0.05pt solid #000000"/>
    </style:style>
    <style:style style:name="Tabelle34.B8" style:family="table-cell">
      <style:table-cell-properties fo:padding="0.097cm" fo:border-left="0.05pt solid #000000" fo:border-right="none" fo:border-top="none" fo:border-bottom="0.05pt solid #000000"/>
    </style:style>
    <style:style style:name="Tabelle34.C8" style:family="table-cell">
      <style:table-cell-properties fo:padding="0.097cm" fo:border-left="0.05pt solid #000000" fo:border-right="none"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E8" style:family="table-cell">
      <style:table-cell-properties fo:padding="0.097cm" fo:border-left="0.05pt solid #000000" fo:border-right="0.05pt solid #000000" fo:border-top="none" fo:border-bottom="0.05pt solid #000000"/>
    </style:style>
    <style:style style:name="Tabelle34.A9" style:family="table-cell">
      <style:table-cell-properties fo:padding="0.097cm" fo:border-left="0.05pt solid #000000" fo:border-right="none" fo:border-top="none" fo:border-bottom="0.05pt solid #000000"/>
    </style:style>
    <style:style style:name="Tabelle34.B9" style:family="table-cell">
      <style:table-cell-properties fo:padding="0.097cm" fo:border-left="0.05pt solid #000000" fo:border-right="none" fo:border-top="none" fo:border-bottom="0.05pt solid #000000"/>
    </style:style>
    <style:style style:name="Tabelle34.C9" style:family="table-cell">
      <style:table-cell-properties fo:padding="0.097cm" fo:border-left="0.05pt solid #000000" fo:border-right="none" fo:border-top="none" fo:border-bottom="0.05pt solid #000000"/>
    </style:style>
    <style:style style:name="Tabelle34.D9" style:family="table-cell">
      <style:table-cell-properties fo:padding="0.097cm" fo:border-left="0.05pt solid #000000" fo:border-right="none" fo:border-top="none" fo:border-bottom="0.05pt solid #000000"/>
    </style:style>
    <style:style style:name="Tabelle34.E9" style:family="table-cell">
      <style:table-cell-properties fo:padding="0.097cm" fo:border-left="0.05pt solid #000000" fo:border-right="0.05pt solid #000000" fo:border-top="none" fo:border-bottom="0.05pt solid #000000"/>
    </style:style>
    <style:style style:name="Tabelle34.A10" style:family="table-cell">
      <style:table-cell-properties fo:padding="0.097cm" fo:border-left="0.05pt solid #000000" fo:border-right="none" fo:border-top="none" fo:border-bottom="0.05pt solid #000000"/>
    </style:style>
    <style:style style:name="Tabelle34.B10" style:family="table-cell">
      <style:table-cell-properties fo:padding="0.097cm" fo:border-left="0.05pt solid #000000" fo:border-right="none" fo:border-top="none" fo:border-bottom="0.05pt solid #000000"/>
    </style:style>
    <style:style style:name="Tabelle34.C10" style:family="table-cell">
      <style:table-cell-properties fo:padding="0.097cm" fo:border-left="0.05pt solid #000000" fo:border-right="none" fo:border-top="none" fo:border-bottom="0.05pt solid #000000"/>
    </style:style>
    <style:style style:name="Tabelle34.D10" style:family="table-cell">
      <style:table-cell-properties fo:padding="0.097cm" fo:border-left="0.05pt solid #000000" fo:border-right="none" fo:border-top="none" fo:border-bottom="0.05pt solid #000000"/>
    </style:style>
    <style:style style:name="Tabelle34.E10" style:family="table-cell">
      <style:table-cell-properties fo:padding="0.097cm" fo:border-left="0.05pt solid #000000" fo:border-right="0.05pt solid #000000" fo:border-top="none" fo:border-bottom="0.05pt solid #000000"/>
    </style:style>
    <style:style style:name="Tabelle34.A11" style:family="table-cell">
      <style:table-cell-properties fo:padding="0.097cm" fo:border-left="0.05pt solid #000000" fo:border-right="none" fo:border-top="none" fo:border-bottom="0.05pt solid #000000"/>
    </style:style>
    <style:style style:name="Tabelle34.B11" style:family="table-cell">
      <style:table-cell-properties fo:padding="0.097cm" fo:border-left="0.05pt solid #000000" fo:border-right="none" fo:border-top="none" fo:border-bottom="0.05pt solid #000000"/>
    </style:style>
    <style:style style:name="Tabelle34.C11" style:family="table-cell">
      <style:table-cell-properties fo:padding="0.097cm" fo:border-left="0.05pt solid #000000" fo:border-right="none" fo:border-top="none" fo:border-bottom="0.05pt solid #000000"/>
    </style:style>
    <style:style style:name="Tabelle34.D11" style:family="table-cell">
      <style:table-cell-properties fo:padding="0.097cm" fo:border-left="0.05pt solid #000000" fo:border-right="none" fo:border-top="none" fo:border-bottom="0.05pt solid #000000"/>
    </style:style>
    <style:style style:name="Tabelle34.E11" style:family="table-cell">
      <style:table-cell-properties fo:padding="0.097cm" fo:border-left="0.05pt solid #000000" fo:border-right="0.05pt solid #000000" fo:border-top="none" fo:border-bottom="0.05pt solid #000000"/>
    </style:style>
    <style:style style:name="Tabelle35" style:family="table">
      <style:table-properties style:width="18.5cm" fo:margin-left="0cm" table:align="left"/>
    </style:style>
    <style:style style:name="Tabelle35.A" style:family="table-column">
      <style:table-column-properties style:column-width="18.5cm"/>
    </style:style>
    <style:style style:name="Tabelle35.1" style:family="table-row">
      <style:table-row-properties fo:keep-together="always"/>
    </style:style>
    <style:style style:name="Tabelle35.A1" style:family="table-cell">
      <style:table-cell-properties fo:background-color="#cfe7f5" fo:padding="0.097cm" fo:border="0.05pt solid #000000">
        <style:background-image/>
      </style:table-cell-properties>
    </style:style>
    <style:style style:name="Tabelle36" style:family="table">
      <style:table-properties style:width="18.5cm" fo:margin-left="0cm" table:align="left"/>
    </style:style>
    <style:style style:name="Tabelle36.A" style:family="table-column">
      <style:table-column-properties style:column-width="3.896cm"/>
    </style:style>
    <style:style style:name="Tabelle36.B" style:family="table-column">
      <style:table-column-properties style:column-width="3.704cm"/>
    </style:style>
    <style:style style:name="Tabelle36.C" style:family="table-column">
      <style:table-column-properties style:column-width="4.209cm"/>
    </style:style>
    <style:style style:name="Tabelle36.D" style:family="table-column">
      <style:table-column-properties style:column-width="2.699cm"/>
    </style:style>
    <style:style style:name="Tabelle36.E" style:family="table-column">
      <style:table-column-properties style:column-width="3.992cm"/>
    </style:style>
    <style:style style:name="Tabelle36.1" style:family="table-row">
      <style:table-row-properties fo:keep-together="always"/>
    </style:style>
    <style:style style:name="Tabelle36.A1" style:family="table-cell">
      <style:table-cell-properties fo:background-color="#cfe7f5" fo:padding="0.097cm" fo:border="0.05pt solid #000000">
        <style:background-image/>
      </style:table-cell-properties>
    </style:style>
    <style:style style:name="Tabelle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6.E2" style:family="table-cell">
      <style:table-cell-properties fo:background-color="#999999" fo:padding="0.097cm" fo:border="0.05pt solid #000000">
        <style:background-image/>
      </style:table-cell-properties>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none" fo:border-top="none" fo:border-bottom="0.05pt solid #000000"/>
    </style:style>
    <style:style style:name="Tabelle36.D3" style:family="table-cell">
      <style:table-cell-properties fo:padding="0.097cm" fo:border-left="0.05pt solid #000000" fo:border-right="none" fo:border-top="none" fo:border-bottom="0.05pt solid #000000"/>
    </style:style>
    <style:style style:name="Tabelle36.E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none" fo:border-top="none" fo:border-bottom="0.05pt solid #000000"/>
    </style:style>
    <style:style style:name="Tabelle36.D4" style:family="table-cell">
      <style:table-cell-properties fo:padding="0.097cm" fo:border-left="0.05pt solid #000000" fo:border-right="none" fo:border-top="none" fo:border-bottom="0.05pt solid #000000"/>
    </style:style>
    <style:style style:name="Tabelle36.E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none" fo:border-top="none" fo:border-bottom="0.05pt solid #000000"/>
    </style:style>
    <style:style style:name="Tabelle36.D5" style:family="table-cell">
      <style:table-cell-properties fo:padding="0.097cm" fo:border-left="0.05pt solid #000000" fo:border-right="none" fo:border-top="none" fo:border-bottom="0.05pt solid #000000"/>
    </style:style>
    <style:style style:name="Tabelle36.E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none" fo:border-top="none" fo:border-bottom="0.05pt solid #000000"/>
    </style:style>
    <style:style style:name="Tabelle36.D6" style:family="table-cell">
      <style:table-cell-properties fo:padding="0.097cm" fo:border-left="0.05pt solid #000000" fo:border-right="none" fo:border-top="none" fo:border-bottom="0.05pt solid #000000"/>
    </style:style>
    <style:style style:name="Tabelle36.E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none" fo:border-top="none" fo:border-bottom="0.05pt solid #000000"/>
    </style:style>
    <style:style style:name="Tabelle36.D7" style:family="table-cell">
      <style:table-cell-properties fo:padding="0.097cm" fo:border-left="0.05pt solid #000000" fo:border-right="none" fo:border-top="none" fo:border-bottom="0.05pt solid #000000"/>
    </style:style>
    <style:style style:name="Tabelle36.E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none" fo:border-top="none" fo:border-bottom="0.05pt solid #000000"/>
    </style:style>
    <style:style style:name="Tabelle36.B8" style:family="table-cell">
      <style:table-cell-properties fo:padding="0.097cm" fo:border-left="0.05pt solid #000000" fo:border-right="none" fo:border-top="none" fo:border-bottom="0.05pt solid #000000"/>
    </style:style>
    <style:style style:name="Tabelle36.C8" style:family="table-cell">
      <style:table-cell-properties fo:padding="0.097cm" fo:border-left="0.05pt solid #000000" fo:border-right="none" fo:border-top="none" fo:border-bottom="0.05pt solid #000000"/>
    </style:style>
    <style:style style:name="Tabelle36.D8" style:family="table-cell">
      <style:table-cell-properties fo:padding="0.097cm" fo:border-left="0.05pt solid #000000" fo:border-right="none" fo:border-top="none" fo:border-bottom="0.05pt solid #000000"/>
    </style:style>
    <style:style style:name="Tabelle36.E8" style:family="table-cell">
      <style:table-cell-properties fo:padding="0.097cm" fo:border-left="0.05pt solid #000000" fo:border-right="0.05pt solid #000000" fo:border-top="none" fo:border-bottom="0.05pt solid #000000"/>
    </style:style>
    <style:style style:name="Tabelle36.A9" style:family="table-cell">
      <style:table-cell-properties fo:padding="0.097cm" fo:border-left="0.05pt solid #000000" fo:border-right="none" fo:border-top="none" fo:border-bottom="0.05pt solid #000000"/>
    </style:style>
    <style:style style:name="Tabelle36.B9" style:family="table-cell">
      <style:table-cell-properties fo:padding="0.097cm" fo:border-left="0.05pt solid #000000" fo:border-right="none" fo:border-top="none" fo:border-bottom="0.05pt solid #000000"/>
    </style:style>
    <style:style style:name="Tabelle36.C9" style:family="table-cell">
      <style:table-cell-properties fo:padding="0.097cm" fo:border-left="0.05pt solid #000000" fo:border-right="none" fo:border-top="none" fo:border-bottom="0.05pt solid #000000"/>
    </style:style>
    <style:style style:name="Tabelle36.D9" style:family="table-cell">
      <style:table-cell-properties fo:padding="0.097cm" fo:border-left="0.05pt solid #000000" fo:border-right="none" fo:border-top="none" fo:border-bottom="0.05pt solid #000000"/>
    </style:style>
    <style:style style:name="Tabelle36.E9" style:family="table-cell">
      <style:table-cell-properties fo:padding="0.097cm" fo:border-left="0.05pt solid #000000" fo:border-right="0.05pt solid #000000" fo:border-top="none" fo:border-bottom="0.05pt solid #000000"/>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none" fo:border-top="none" fo:border-bottom="0.05pt solid #000000"/>
    </style:style>
    <style:style style:name="Tabelle36.C10" style:family="table-cell">
      <style:table-cell-properties fo:padding="0.097cm" fo:border-left="0.05pt solid #000000" fo:border-right="none" fo:border-top="none" fo:border-bottom="0.05pt solid #000000"/>
    </style:style>
    <style:style style:name="Tabelle36.D10" style:family="table-cell">
      <style:table-cell-properties fo:padding="0.097cm" fo:border-left="0.05pt solid #000000" fo:border-right="none" fo:border-top="none" fo:border-bottom="0.05pt solid #000000"/>
    </style:style>
    <style:style style:name="Tabelle36.E10" style:family="table-cell">
      <style:table-cell-properties fo:padding="0.097cm" fo:border-left="0.05pt solid #000000" fo:border-right="0.05pt solid #000000" fo:border-top="none" fo:border-bottom="0.05pt solid #000000"/>
    </style:style>
    <style:style style:name="Tabelle36.A11" style:family="table-cell">
      <style:table-cell-properties fo:padding="0.097cm" fo:border-left="0.05pt solid #000000" fo:border-right="none" fo:border-top="none" fo:border-bottom="0.05pt solid #000000"/>
    </style:style>
    <style:style style:name="Tabelle36.B11" style:family="table-cell">
      <style:table-cell-properties fo:padding="0.097cm" fo:border-left="0.05pt solid #000000" fo:border-right="none" fo:border-top="none" fo:border-bottom="0.05pt solid #000000"/>
    </style:style>
    <style:style style:name="Tabelle36.C11" style:family="table-cell">
      <style:table-cell-properties fo:padding="0.097cm" fo:border-left="0.05pt solid #000000" fo:border-right="none" fo:border-top="none" fo:border-bottom="0.05pt solid #000000"/>
    </style:style>
    <style:style style:name="Tabelle36.D11" style:family="table-cell">
      <style:table-cell-properties fo:padding="0.097cm" fo:border-left="0.05pt solid #000000" fo:border-right="none" fo:border-top="none" fo:border-bottom="0.05pt solid #000000"/>
    </style:style>
    <style:style style:name="Tabelle36.E11" style:family="table-cell">
      <style:table-cell-properties fo:padding="0.097cm" fo:border-left="0.05pt solid #000000" fo:border-right="0.05pt solid #000000" fo:border-top="none" fo:border-bottom="0.05pt solid #000000"/>
    </style:style>
    <style:style style:name="Tabelle36.A12" style:family="table-cell">
      <style:table-cell-properties fo:padding="0.097cm" fo:border-left="0.05pt solid #000000" fo:border-right="none" fo:border-top="none" fo:border-bottom="0.05pt solid #000000"/>
    </style:style>
    <style:style style:name="Tabelle36.B12" style:family="table-cell">
      <style:table-cell-properties fo:padding="0.097cm" fo:border-left="0.05pt solid #000000" fo:border-right="none" fo:border-top="none" fo:border-bottom="0.05pt solid #000000"/>
    </style:style>
    <style:style style:name="Tabelle36.C12" style:family="table-cell">
      <style:table-cell-properties fo:padding="0.097cm" fo:border-left="0.05pt solid #000000" fo:border-right="none" fo:border-top="none" fo:border-bottom="0.05pt solid #000000"/>
    </style:style>
    <style:style style:name="Tabelle36.D12" style:family="table-cell">
      <style:table-cell-properties fo:padding="0.097cm" fo:border-left="0.05pt solid #000000" fo:border-right="none" fo:border-top="none" fo:border-bottom="0.05pt solid #000000"/>
    </style:style>
    <style:style style:name="Tabelle36.E12" style:family="table-cell">
      <style:table-cell-properties fo:padding="0.097cm" fo:border-left="0.05pt solid #000000" fo:border-right="0.05pt solid #000000" fo:border-top="none" fo:border-bottom="0.05pt solid #000000"/>
    </style:style>
    <style:style style:name="Tabelle36.A13" style:family="table-cell">
      <style:table-cell-properties fo:padding="0.097cm" fo:border-left="0.05pt solid #000000" fo:border-right="none" fo:border-top="none" fo:border-bottom="0.05pt solid #000000"/>
    </style:style>
    <style:style style:name="Tabelle36.B13" style:family="table-cell">
      <style:table-cell-properties fo:padding="0.097cm" fo:border-left="0.05pt solid #000000" fo:border-right="none" fo:border-top="none" fo:border-bottom="0.05pt solid #000000"/>
    </style:style>
    <style:style style:name="Tabelle36.C13" style:family="table-cell">
      <style:table-cell-properties fo:padding="0.097cm" fo:border-left="0.05pt solid #000000" fo:border-right="none" fo:border-top="none" fo:border-bottom="0.05pt solid #000000"/>
    </style:style>
    <style:style style:name="Tabelle36.D13" style:family="table-cell">
      <style:table-cell-properties fo:padding="0.097cm" fo:border-left="0.05pt solid #000000" fo:border-right="none" fo:border-top="none" fo:border-bottom="0.05pt solid #000000"/>
    </style:style>
    <style:style style:name="Tabelle36.E13" style:family="table-cell">
      <style:table-cell-properties fo:padding="0.097cm" fo:border-left="0.05pt solid #000000" fo:border-right="0.05pt solid #000000" fo:border-top="none" fo:border-bottom="0.05pt solid #000000"/>
    </style:style>
    <style:style style:name="Tabelle37" style:family="table">
      <style:table-properties style:width="18.5cm" fo:margin-left="0cm" table:align="left"/>
    </style:style>
    <style:style style:name="Tabelle37.A" style:family="table-column">
      <style:table-column-properties style:column-width="18.5cm"/>
    </style:style>
    <style:style style:name="Tabelle37.1" style:family="table-row">
      <style:table-row-properties fo:keep-together="always"/>
    </style:style>
    <style:style style:name="Tabelle37.A1" style:family="table-cell">
      <style:table-cell-properties fo:background-color="#cfe7f5" fo:padding="0.097cm" fo:border="0.05pt solid #000000">
        <style:background-image/>
      </style:table-cell-properties>
    </style:style>
    <style:style style:name="Tabelle38" style:family="table">
      <style:table-properties style:width="18.5cm" fo:margin-left="0cm" table:align="left"/>
    </style:style>
    <style:style style:name="Tabelle38.A" style:family="table-column">
      <style:table-column-properties style:column-width="3.896cm"/>
    </style:style>
    <style:style style:name="Tabelle38.B" style:family="table-column">
      <style:table-column-properties style:column-width="3.704cm"/>
    </style:style>
    <style:style style:name="Tabelle38.C" style:family="table-column">
      <style:table-column-properties style:column-width="4.209cm"/>
    </style:style>
    <style:style style:name="Tabelle38.D" style:family="table-column">
      <style:table-column-properties style:column-width="2.699cm"/>
    </style:style>
    <style:style style:name="Tabelle38.E" style:family="table-column">
      <style:table-column-properties style:column-width="3.992cm"/>
    </style:style>
    <style:style style:name="Tabelle38.1" style:family="table-row">
      <style:table-row-properties fo:keep-together="always"/>
    </style:style>
    <style:style style:name="Tabelle38.A1" style:family="table-cell">
      <style:table-cell-properties fo:background-color="#cfe7f5" fo:padding="0.097cm" fo:border="0.05pt solid #000000">
        <style:background-image/>
      </style:table-cell-properties>
    </style:style>
    <style:style style:name="Tabelle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8.E2" style:family="table-cell">
      <style:table-cell-properties fo:background-color="#999999" fo:padding="0.097cm" fo:border="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none" fo:border-top="none" fo:border-bottom="0.05pt solid #000000"/>
    </style:style>
    <style:style style:name="Tabelle38.D3" style:family="table-cell">
      <style:table-cell-properties fo:padding="0.097cm" fo:border-left="0.05pt solid #000000" fo:border-right="none" fo:border-top="none" fo:border-bottom="0.05pt solid #000000"/>
    </style:style>
    <style:style style:name="Tabelle38.E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none" fo:border-top="none" fo:border-bottom="0.05pt solid #000000"/>
    </style:style>
    <style:style style:name="Tabelle38.D4" style:family="table-cell">
      <style:table-cell-properties fo:padding="0.097cm" fo:border-left="0.05pt solid #000000" fo:border-right="none" fo:border-top="none" fo:border-bottom="0.05pt solid #000000"/>
    </style:style>
    <style:style style:name="Tabelle38.E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none" fo:border-top="none" fo:border-bottom="0.05pt solid #000000"/>
    </style:style>
    <style:style style:name="Tabelle38.D5" style:family="table-cell">
      <style:table-cell-properties fo:padding="0.097cm" fo:border-left="0.05pt solid #000000" fo:border-right="none" fo:border-top="none" fo:border-bottom="0.05pt solid #000000"/>
    </style:style>
    <style:style style:name="Tabelle38.E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none" fo:border-top="none" fo:border-bottom="0.05pt solid #000000"/>
    </style:style>
    <style:style style:name="Tabelle38.D6" style:family="table-cell">
      <style:table-cell-properties fo:padding="0.097cm" fo:border-left="0.05pt solid #000000" fo:border-right="none" fo:border-top="none" fo:border-bottom="0.05pt solid #000000"/>
    </style:style>
    <style:style style:name="Tabelle38.E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none" fo:border-top="none" fo:border-bottom="0.05pt solid #000000"/>
    </style:style>
    <style:style style:name="Tabelle38.D7" style:family="table-cell">
      <style:table-cell-properties fo:padding="0.097cm" fo:border-left="0.05pt solid #000000" fo:border-right="none" fo:border-top="none" fo:border-bottom="0.05pt solid #000000"/>
    </style:style>
    <style:style style:name="Tabelle38.E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none" fo:border-top="none" fo:border-bottom="0.05pt solid #000000"/>
    </style:style>
    <style:style style:name="Tabelle38.D8" style:family="table-cell">
      <style:table-cell-properties fo:padding="0.097cm" fo:border-left="0.05pt solid #000000" fo:border-right="none" fo:border-top="none" fo:border-bottom="0.05pt solid #000000"/>
    </style:style>
    <style:style style:name="Tabelle38.E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none" fo:border-top="none" fo:border-bottom="0.05pt solid #000000"/>
    </style:style>
    <style:style style:name="Tabelle38.D9" style:family="table-cell">
      <style:table-cell-properties fo:padding="0.097cm" fo:border-left="0.05pt solid #000000" fo:border-right="none" fo:border-top="none" fo:border-bottom="0.05pt solid #000000"/>
    </style:style>
    <style:style style:name="Tabelle38.E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none" fo:border-top="none" fo:border-bottom="0.05pt solid #000000"/>
    </style:style>
    <style:style style:name="Tabelle38.D10" style:family="table-cell">
      <style:table-cell-properties fo:padding="0.097cm" fo:border-left="0.05pt solid #000000" fo:border-right="none" fo:border-top="none" fo:border-bottom="0.05pt solid #000000"/>
    </style:style>
    <style:style style:name="Tabelle38.E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none" fo:border-top="none" fo:border-bottom="0.05pt solid #000000"/>
    </style:style>
    <style:style style:name="Tabelle38.B11" style:family="table-cell">
      <style:table-cell-properties fo:padding="0.097cm" fo:border-left="0.05pt solid #000000" fo:border-right="none" fo:border-top="none" fo:border-bottom="0.05pt solid #000000"/>
    </style:style>
    <style:style style:name="Tabelle38.C11" style:family="table-cell">
      <style:table-cell-properties fo:padding="0.097cm" fo:border-left="0.05pt solid #000000" fo:border-right="none" fo:border-top="none" fo:border-bottom="0.05pt solid #000000"/>
    </style:style>
    <style:style style:name="Tabelle38.D11" style:family="table-cell">
      <style:table-cell-properties fo:padding="0.097cm" fo:border-left="0.05pt solid #000000" fo:border-right="none" fo:border-top="none" fo:border-bottom="0.05pt solid #000000"/>
    </style:style>
    <style:style style:name="Tabelle38.E11" style:family="table-cell">
      <style:table-cell-properties fo:padding="0.097cm" fo:border-left="0.05pt solid #000000" fo:border-right="0.05pt solid #000000" fo:border-top="none" fo:border-bottom="0.05pt solid #000000"/>
    </style:style>
    <style:style style:name="Tabelle38.A12" style:family="table-cell">
      <style:table-cell-properties fo:padding="0.097cm" fo:border-left="0.05pt solid #000000" fo:border-right="none" fo:border-top="none" fo:border-bottom="0.05pt solid #000000"/>
    </style:style>
    <style:style style:name="Tabelle38.B12" style:family="table-cell">
      <style:table-cell-properties fo:padding="0.097cm" fo:border-left="0.05pt solid #000000" fo:border-right="none" fo:border-top="none" fo:border-bottom="0.05pt solid #000000"/>
    </style:style>
    <style:style style:name="Tabelle38.C12" style:family="table-cell">
      <style:table-cell-properties fo:padding="0.097cm" fo:border-left="0.05pt solid #000000" fo:border-right="none" fo:border-top="none" fo:border-bottom="0.05pt solid #000000"/>
    </style:style>
    <style:style style:name="Tabelle38.D12" style:family="table-cell">
      <style:table-cell-properties fo:padding="0.097cm" fo:border-left="0.05pt solid #000000" fo:border-right="none" fo:border-top="none" fo:border-bottom="0.05pt solid #000000"/>
    </style:style>
    <style:style style:name="Tabelle38.E12" style:family="table-cell">
      <style:table-cell-properties fo:padding="0.097cm" fo:border-left="0.05pt solid #000000" fo:border-right="0.05pt solid #000000" fo:border-top="none" fo:border-bottom="0.05pt solid #000000"/>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none" fo:border-top="none" fo:border-bottom="0.05pt solid #000000"/>
    </style:style>
    <style:style style:name="Tabelle38.C13" style:family="table-cell">
      <style:table-cell-properties fo:padding="0.097cm" fo:border-left="0.05pt solid #000000" fo:border-right="none" fo:border-top="none" fo:border-bottom="0.05pt solid #000000"/>
    </style:style>
    <style:style style:name="Tabelle38.D13" style:family="table-cell">
      <style:table-cell-properties fo:padding="0.097cm" fo:border-left="0.05pt solid #000000" fo:border-right="none" fo:border-top="none" fo:border-bottom="0.05pt solid #000000"/>
    </style:style>
    <style:style style:name="Tabelle38.E13" style:family="table-cell">
      <style:table-cell-properties fo:padding="0.097cm" fo:border-left="0.05pt solid #000000" fo:border-right="0.05pt solid #000000" fo:border-top="none" fo:border-bottom="0.05pt solid #000000"/>
    </style:style>
    <style:style style:name="Tabelle38.A14" style:family="table-cell">
      <style:table-cell-properties fo:padding="0.097cm" fo:border-left="0.05pt solid #000000" fo:border-right="none" fo:border-top="none" fo:border-bottom="0.05pt solid #000000"/>
    </style:style>
    <style:style style:name="Tabelle38.B14" style:family="table-cell">
      <style:table-cell-properties fo:padding="0.097cm" fo:border-left="0.05pt solid #000000" fo:border-right="none" fo:border-top="none" fo:border-bottom="0.05pt solid #000000"/>
    </style:style>
    <style:style style:name="Tabelle38.C14" style:family="table-cell">
      <style:table-cell-properties fo:padding="0.097cm" fo:border-left="0.05pt solid #000000" fo:border-right="none" fo:border-top="none" fo:border-bottom="0.05pt solid #000000"/>
    </style:style>
    <style:style style:name="Tabelle38.D14" style:family="table-cell">
      <style:table-cell-properties fo:padding="0.097cm" fo:border-left="0.05pt solid #000000" fo:border-right="none" fo:border-top="none" fo:border-bottom="0.05pt solid #000000"/>
    </style:style>
    <style:style style:name="Tabelle38.E14" style:family="table-cell">
      <style:table-cell-properties fo:padding="0.097cm" fo:border-left="0.05pt solid #000000" fo:border-right="0.05pt solid #000000" fo:border-top="none" fo:border-bottom="0.05pt solid #000000"/>
    </style:style>
    <style:style style:name="Tabelle38.A15" style:family="table-cell">
      <style:table-cell-properties fo:padding="0.097cm" fo:border-left="0.05pt solid #000000" fo:border-right="none" fo:border-top="none" fo:border-bottom="0.05pt solid #000000"/>
    </style:style>
    <style:style style:name="Tabelle38.B15" style:family="table-cell">
      <style:table-cell-properties fo:padding="0.097cm" fo:border-left="0.05pt solid #000000" fo:border-right="none" fo:border-top="none" fo:border-bottom="0.05pt solid #000000"/>
    </style:style>
    <style:style style:name="Tabelle38.C15" style:family="table-cell">
      <style:table-cell-properties fo:padding="0.097cm" fo:border-left="0.05pt solid #000000" fo:border-right="none" fo:border-top="none" fo:border-bottom="0.05pt solid #000000"/>
    </style:style>
    <style:style style:name="Tabelle38.D15" style:family="table-cell">
      <style:table-cell-properties fo:padding="0.097cm" fo:border-left="0.05pt solid #000000" fo:border-right="none" fo:border-top="none" fo:border-bottom="0.05pt solid #000000"/>
    </style:style>
    <style:style style:name="Tabelle38.E15" style:family="table-cell">
      <style:table-cell-properties fo:padding="0.097cm" fo:border-left="0.05pt solid #000000" fo:border-right="0.05pt solid #000000" fo:border-top="none" fo:border-bottom="0.05pt solid #000000"/>
    </style:style>
    <style:style style:name="Tabelle38.A16" style:family="table-cell">
      <style:table-cell-properties fo:padding="0.097cm" fo:border-left="0.05pt solid #000000" fo:border-right="none" fo:border-top="none" fo:border-bottom="0.05pt solid #000000"/>
    </style:style>
    <style:style style:name="Tabelle38.B16" style:family="table-cell">
      <style:table-cell-properties fo:padding="0.097cm" fo:border-left="0.05pt solid #000000" fo:border-right="none" fo:border-top="none" fo:border-bottom="0.05pt solid #000000"/>
    </style:style>
    <style:style style:name="Tabelle38.C16" style:family="table-cell">
      <style:table-cell-properties fo:padding="0.097cm" fo:border-left="0.05pt solid #000000" fo:border-right="none" fo:border-top="none" fo:border-bottom="0.05pt solid #000000"/>
    </style:style>
    <style:style style:name="Tabelle38.D16" style:family="table-cell">
      <style:table-cell-properties fo:padding="0.097cm" fo:border-left="0.05pt solid #000000" fo:border-right="none" fo:border-top="none" fo:border-bottom="0.05pt solid #000000"/>
    </style:style>
    <style:style style:name="Tabelle38.E16" style:family="table-cell">
      <style:table-cell-properties fo:padding="0.097cm" fo:border-left="0.05pt solid #000000" fo:border-right="0.05pt solid #000000" fo:border-top="none" fo:border-bottom="0.05pt solid #000000"/>
    </style:style>
    <style:style style:name="Tabelle39" style:family="table">
      <style:table-properties style:width="18.5cm" fo:margin-left="0cm" table:align="left"/>
    </style:style>
    <style:style style:name="Tabelle39.A" style:family="table-column">
      <style:table-column-properties style:column-width="18.5cm"/>
    </style:style>
    <style:style style:name="Tabelle39.1" style:family="table-row">
      <style:table-row-properties fo:keep-together="always"/>
    </style:style>
    <style:style style:name="Tabelle39.A1" style:family="table-cell">
      <style:table-cell-properties fo:background-color="#cfe7f5" fo:padding="0.097cm" fo:border="0.05pt solid #000000">
        <style:background-image/>
      </style:table-cell-properties>
    </style:style>
    <style:style style:name="Tabelle40" style:family="table">
      <style:table-properties style:width="18.5cm" fo:margin-left="0cm" table:align="left"/>
    </style:style>
    <style:style style:name="Tabelle40.A" style:family="table-column">
      <style:table-column-properties style:column-width="3.896cm"/>
    </style:style>
    <style:style style:name="Tabelle40.B" style:family="table-column">
      <style:table-column-properties style:column-width="3.704cm"/>
    </style:style>
    <style:style style:name="Tabelle40.C" style:family="table-column">
      <style:table-column-properties style:column-width="4.209cm"/>
    </style:style>
    <style:style style:name="Tabelle40.D" style:family="table-column">
      <style:table-column-properties style:column-width="2.699cm"/>
    </style:style>
    <style:style style:name="Tabelle40.E" style:family="table-column">
      <style:table-column-properties style:column-width="3.992cm"/>
    </style:style>
    <style:style style:name="Tabelle40.1" style:family="table-row">
      <style:table-row-properties fo:keep-together="always"/>
    </style:style>
    <style:style style:name="Tabelle40.A1" style:family="table-cell">
      <style:table-cell-properties fo:background-color="#cfe7f5" fo:padding="0.097cm" fo:border="0.05pt solid #000000">
        <style:background-image/>
      </style:table-cell-properties>
    </style:style>
    <style:style style:name="Tabelle4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0.E2" style:family="table-cell">
      <style:table-cell-properties fo:background-color="#999999" fo:padding="0.097cm" fo:border="0.05pt solid #000000">
        <style:background-image/>
      </style:table-cell-properties>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none" fo:border-top="none" fo:border-bottom="0.05pt solid #000000"/>
    </style:style>
    <style:style style:name="Tabelle40.D3" style:family="table-cell">
      <style:table-cell-properties fo:padding="0.097cm" fo:border-left="0.05pt solid #000000" fo:border-right="none" fo:border-top="none" fo:border-bottom="0.05pt solid #000000"/>
    </style:style>
    <style:style style:name="Tabelle40.E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none" fo:border-top="none" fo:border-bottom="0.05pt solid #000000"/>
    </style:style>
    <style:style style:name="Tabelle40.D4" style:family="table-cell">
      <style:table-cell-properties fo:padding="0.097cm" fo:border-left="0.05pt solid #000000" fo:border-right="none" fo:border-top="none" fo:border-bottom="0.05pt solid #000000"/>
    </style:style>
    <style:style style:name="Tabelle40.E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none" fo:border-top="none" fo:border-bottom="0.05pt solid #000000"/>
    </style:style>
    <style:style style:name="Tabelle40.D5" style:family="table-cell">
      <style:table-cell-properties fo:padding="0.097cm" fo:border-left="0.05pt solid #000000" fo:border-right="none" fo:border-top="none" fo:border-bottom="0.05pt solid #000000"/>
    </style:style>
    <style:style style:name="Tabelle40.E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none" fo:border-top="none" fo:border-bottom="0.05pt solid #000000"/>
    </style:style>
    <style:style style:name="Tabelle40.D6" style:family="table-cell">
      <style:table-cell-properties fo:padding="0.097cm" fo:border-left="0.05pt solid #000000" fo:border-right="none" fo:border-top="none" fo:border-bottom="0.05pt solid #000000"/>
    </style:style>
    <style:style style:name="Tabelle40.E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none"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E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none"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E8" style:family="table-cell">
      <style:table-cell-properties fo:padding="0.097cm" fo:border-left="0.05pt solid #000000" fo:border-right="0.05pt solid #000000" fo:border-top="none" fo:border-bottom="0.05pt solid #000000"/>
    </style:style>
    <style:style style:name="Tabelle41" style:family="table">
      <style:table-properties style:width="18.5cm" fo:margin-left="0cm" table:align="left"/>
    </style:style>
    <style:style style:name="Tabelle41.A" style:family="table-column">
      <style:table-column-properties style:column-width="18.5cm"/>
    </style:style>
    <style:style style:name="Tabelle41.1" style:family="table-row">
      <style:table-row-properties fo:keep-together="always"/>
    </style:style>
    <style:style style:name="Tabelle41.A1" style:family="table-cell">
      <style:table-cell-properties fo:background-color="#cfe7f5" fo:padding="0.097cm" fo:border="0.05pt solid #000000">
        <style:background-image/>
      </style:table-cell-properties>
    </style:style>
    <style:style style:name="Tabelle42" style:family="table">
      <style:table-properties style:width="18.5cm" fo:margin-left="0cm" table:align="left"/>
    </style:style>
    <style:style style:name="Tabelle42.A" style:family="table-column">
      <style:table-column-properties style:column-width="3.896cm"/>
    </style:style>
    <style:style style:name="Tabelle42.B" style:family="table-column">
      <style:table-column-properties style:column-width="3.704cm"/>
    </style:style>
    <style:style style:name="Tabelle42.C" style:family="table-column">
      <style:table-column-properties style:column-width="4.209cm"/>
    </style:style>
    <style:style style:name="Tabelle42.D" style:family="table-column">
      <style:table-column-properties style:column-width="2.699cm"/>
    </style:style>
    <style:style style:name="Tabelle42.E" style:family="table-column">
      <style:table-column-properties style:column-width="3.992cm"/>
    </style:style>
    <style:style style:name="Tabelle42.1" style:family="table-row">
      <style:table-row-properties fo:keep-together="always"/>
    </style:style>
    <style:style style:name="Tabelle42.A1" style:family="table-cell">
      <style:table-cell-properties fo:background-color="#cfe7f5" fo:padding="0.097cm" fo:border="0.05pt solid #000000">
        <style:background-image/>
      </style:table-cell-properties>
    </style:style>
    <style:style style:name="Tabelle4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2.E2" style:family="table-cell">
      <style:table-cell-properties fo:background-color="#999999" fo:padding="0.097cm" fo:border="0.05pt solid #000000">
        <style:background-image/>
      </style:table-cell-properties>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none" fo:border-top="none" fo:border-bottom="0.05pt solid #000000"/>
    </style:style>
    <style:style style:name="Tabelle42.D3" style:family="table-cell">
      <style:table-cell-properties fo:padding="0.097cm" fo:border-left="0.05pt solid #000000" fo:border-right="none" fo:border-top="none" fo:border-bottom="0.05pt solid #000000"/>
    </style:style>
    <style:style style:name="Tabelle42.E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none" fo:border-top="none" fo:border-bottom="0.05pt solid #000000"/>
    </style:style>
    <style:style style:name="Tabelle42.C4" style:family="table-cell">
      <style:table-cell-properties fo:padding="0.097cm" fo:border-left="0.05pt solid #000000" fo:border-right="none" fo:border-top="none" fo:border-bottom="0.05pt solid #000000"/>
    </style:style>
    <style:style style:name="Tabelle42.D4" style:family="table-cell">
      <style:table-cell-properties fo:padding="0.097cm" fo:border-left="0.05pt solid #000000" fo:border-right="none" fo:border-top="none" fo:border-bottom="0.05pt solid #000000"/>
    </style:style>
    <style:style style:name="Tabelle42.E4" style:family="table-cell">
      <style:table-cell-properties fo:padding="0.097cm" fo:border-left="0.05pt solid #000000" fo:border-right="0.05pt solid #000000" fo:border-top="none" fo:border-bottom="0.05pt solid #000000"/>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none" fo:border-top="none" fo:border-bottom="0.05pt solid #000000"/>
    </style:style>
    <style:style style:name="Tabelle42.C5" style:family="table-cell">
      <style:table-cell-properties fo:padding="0.097cm" fo:border-left="0.05pt solid #000000" fo:border-right="none" fo:border-top="none" fo:border-bottom="0.05pt solid #000000"/>
    </style:style>
    <style:style style:name="Tabelle42.D5" style:family="table-cell">
      <style:table-cell-properties fo:padding="0.097cm" fo:border-left="0.05pt solid #000000" fo:border-right="none" fo:border-top="none" fo:border-bottom="0.05pt solid #000000"/>
    </style:style>
    <style:style style:name="Tabelle42.E5" style:family="table-cell">
      <style:table-cell-properties fo:padding="0.097cm" fo:border-left="0.05pt solid #000000" fo:border-right="0.05pt solid #000000" fo:border-top="none" fo:border-bottom="0.05pt solid #000000"/>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none" fo:border-top="none" fo:border-bottom="0.05pt solid #000000"/>
    </style:style>
    <style:style style:name="Tabelle42.C6" style:family="table-cell">
      <style:table-cell-properties fo:padding="0.097cm" fo:border-left="0.05pt solid #000000" fo:border-right="none" fo:border-top="none" fo:border-bottom="0.05pt solid #000000"/>
    </style:style>
    <style:style style:name="Tabelle42.D6" style:family="table-cell">
      <style:table-cell-properties fo:padding="0.097cm" fo:border-left="0.05pt solid #000000" fo:border-right="none" fo:border-top="none" fo:border-bottom="0.05pt solid #000000"/>
    </style:style>
    <style:style style:name="Tabelle42.E6" style:family="table-cell">
      <style:table-cell-properties fo:padding="0.097cm" fo:border-left="0.05pt solid #000000" fo:border-right="0.05pt solid #000000" fo:border-top="none" fo:border-bottom="0.05pt solid #000000"/>
    </style:style>
    <style:style style:name="Tabelle42.A7" style:family="table-cell">
      <style:table-cell-properties fo:padding="0.097cm" fo:border-left="0.05pt solid #000000" fo:border-right="none" fo:border-top="none" fo:border-bottom="0.05pt solid #000000"/>
    </style:style>
    <style:style style:name="Tabelle42.B7" style:family="table-cell">
      <style:table-cell-properties fo:padding="0.097cm" fo:border-left="0.05pt solid #000000" fo:border-right="none" fo:border-top="none" fo:border-bottom="0.05pt solid #000000"/>
    </style:style>
    <style:style style:name="Tabelle42.C7" style:family="table-cell">
      <style:table-cell-properties fo:padding="0.097cm" fo:border-left="0.05pt solid #000000" fo:border-right="none" fo:border-top="none" fo:border-bottom="0.05pt solid #000000"/>
    </style:style>
    <style:style style:name="Tabelle42.D7" style:family="table-cell">
      <style:table-cell-properties fo:padding="0.097cm" fo:border-left="0.05pt solid #000000" fo:border-right="none" fo:border-top="none" fo:border-bottom="0.05pt solid #000000"/>
    </style:style>
    <style:style style:name="Tabelle42.E7" style:family="table-cell">
      <style:table-cell-properties fo:padding="0.097cm" fo:border-left="0.05pt solid #000000" fo:border-right="0.05pt solid #000000" fo:border-top="none" fo:border-bottom="0.05pt solid #000000"/>
    </style:style>
    <style:style style:name="Tabelle42.A8" style:family="table-cell">
      <style:table-cell-properties fo:padding="0.097cm" fo:border-left="0.05pt solid #000000" fo:border-right="none" fo:border-top="none" fo:border-bottom="0.05pt solid #000000"/>
    </style:style>
    <style:style style:name="Tabelle42.B8" style:family="table-cell">
      <style:table-cell-properties fo:padding="0.097cm" fo:border-left="0.05pt solid #000000" fo:border-right="none" fo:border-top="none" fo:border-bottom="0.05pt solid #000000"/>
    </style:style>
    <style:style style:name="Tabelle42.C8" style:family="table-cell">
      <style:table-cell-properties fo:padding="0.097cm" fo:border-left="0.05pt solid #000000" fo:border-right="none" fo:border-top="none" fo:border-bottom="0.05pt solid #000000"/>
    </style:style>
    <style:style style:name="Tabelle42.D8" style:family="table-cell">
      <style:table-cell-properties fo:padding="0.097cm" fo:border-left="0.05pt solid #000000" fo:border-right="none" fo:border-top="none" fo:border-bottom="0.05pt solid #000000"/>
    </style:style>
    <style:style style:name="Tabelle42.E8" style:family="table-cell">
      <style:table-cell-properties fo:padding="0.097cm" fo:border-left="0.05pt solid #000000" fo:border-right="0.05pt solid #000000" fo:border-top="none" fo:border-bottom="0.05pt solid #000000"/>
    </style:style>
    <style:style style:name="Tabelle42.A9" style:family="table-cell">
      <style:table-cell-properties fo:padding="0.097cm" fo:border-left="0.05pt solid #000000" fo:border-right="none" fo:border-top="none" fo:border-bottom="0.05pt solid #000000"/>
    </style:style>
    <style:style style:name="Tabelle42.B9" style:family="table-cell">
      <style:table-cell-properties fo:padding="0.097cm" fo:border-left="0.05pt solid #000000" fo:border-right="none" fo:border-top="none" fo:border-bottom="0.05pt solid #000000"/>
    </style:style>
    <style:style style:name="Tabelle42.C9" style:family="table-cell">
      <style:table-cell-properties fo:padding="0.097cm" fo:border-left="0.05pt solid #000000" fo:border-right="none" fo:border-top="none" fo:border-bottom="0.05pt solid #000000"/>
    </style:style>
    <style:style style:name="Tabelle42.D9" style:family="table-cell">
      <style:table-cell-properties fo:padding="0.097cm" fo:border-left="0.05pt solid #000000" fo:border-right="none" fo:border-top="none" fo:border-bottom="0.05pt solid #000000"/>
    </style:style>
    <style:style style:name="Tabelle42.E9" style:family="table-cell">
      <style:table-cell-properties fo:padding="0.097cm" fo:border-left="0.05pt solid #000000" fo:border-right="0.05pt solid #000000" fo:border-top="none" fo:border-bottom="0.05pt solid #000000"/>
    </style:style>
    <style:style style:name="Tabelle43" style:family="table">
      <style:table-properties style:width="18.5cm" fo:margin-left="0cm" table:align="left"/>
    </style:style>
    <style:style style:name="Tabelle43.A" style:family="table-column">
      <style:table-column-properties style:column-width="18.5cm"/>
    </style:style>
    <style:style style:name="Tabelle43.1" style:family="table-row">
      <style:table-row-properties fo:keep-together="always"/>
    </style:style>
    <style:style style:name="Tabelle43.A1" style:family="table-cell">
      <style:table-cell-properties fo:background-color="#cfe7f5" fo:padding="0.097cm" fo:border="0.05pt solid #000000">
        <style:background-image/>
      </style:table-cell-properties>
    </style:style>
    <style:style style:name="Tabelle44" style:family="table">
      <style:table-properties style:width="18.5cm" fo:margin-left="0cm" table:align="left"/>
    </style:style>
    <style:style style:name="Tabelle44.A" style:family="table-column">
      <style:table-column-properties style:column-width="3.896cm"/>
    </style:style>
    <style:style style:name="Tabelle44.B" style:family="table-column">
      <style:table-column-properties style:column-width="3.704cm"/>
    </style:style>
    <style:style style:name="Tabelle44.C" style:family="table-column">
      <style:table-column-properties style:column-width="4.209cm"/>
    </style:style>
    <style:style style:name="Tabelle44.D" style:family="table-column">
      <style:table-column-properties style:column-width="2.699cm"/>
    </style:style>
    <style:style style:name="Tabelle44.E" style:family="table-column">
      <style:table-column-properties style:column-width="3.992cm"/>
    </style:style>
    <style:style style:name="Tabelle44.1" style:family="table-row">
      <style:table-row-properties fo:keep-together="always"/>
    </style:style>
    <style:style style:name="Tabelle44.A1" style:family="table-cell">
      <style:table-cell-properties fo:background-color="#cfe7f5" fo:padding="0.097cm" fo:border="0.05pt solid #000000">
        <style:background-image/>
      </style:table-cell-properties>
    </style:style>
    <style:style style:name="Tabelle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4.E2" style:family="table-cell">
      <style:table-cell-properties fo:background-color="#999999" fo:padding="0.097cm" fo:border="0.05pt solid #000000">
        <style:background-image/>
      </style:table-cell-properties>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none"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C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C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C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4.A11" style:family="table-cell">
      <style:table-cell-properties fo:padding="0.097cm" fo:border-left="0.05pt solid #000000" fo:border-right="none"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C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E11" style:family="table-cell">
      <style:table-cell-properties fo:padding="0.097cm" fo:border-left="0.05pt solid #000000" fo:border-right="0.05pt solid #000000" fo:border-top="none" fo:border-bottom="0.05pt solid #000000"/>
    </style:style>
    <style:style style:name="Tabelle44.A12" style:family="table-cell">
      <style:table-cell-properties fo:padding="0.097cm" fo:border-left="0.05pt solid #000000" fo:border-right="none"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C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E12" style:family="table-cell">
      <style:table-cell-properties fo:padding="0.097cm" fo:border-left="0.05pt solid #000000" fo:border-right="0.05pt solid #000000" fo:border-top="none" fo:border-bottom="0.05pt solid #000000"/>
    </style:style>
    <style:style style:name="Tabelle44.A13" style:family="table-cell">
      <style:table-cell-properties fo:padding="0.097cm" fo:border-left="0.05pt solid #000000" fo:border-right="none" fo:border-top="none" fo:border-bottom="0.05pt solid #000000"/>
    </style:style>
    <style:style style:name="Tabelle44.B13" style:family="table-cell">
      <style:table-cell-properties fo:padding="0.097cm" fo:border-left="0.05pt solid #000000" fo:border-right="none" fo:border-top="none" fo:border-bottom="0.05pt solid #000000"/>
    </style:style>
    <style:style style:name="Tabelle44.C13" style:family="table-cell">
      <style:table-cell-properties fo:padding="0.097cm" fo:border-left="0.05pt solid #000000" fo:border-right="none" fo:border-top="none" fo:border-bottom="0.05pt solid #000000"/>
    </style:style>
    <style:style style:name="Tabelle44.D13" style:family="table-cell">
      <style:table-cell-properties fo:padding="0.097cm" fo:border-left="0.05pt solid #000000" fo:border-right="none" fo:border-top="none" fo:border-bottom="0.05pt solid #000000"/>
    </style:style>
    <style:style style:name="Tabelle44.E13" style:family="table-cell">
      <style:table-cell-properties fo:padding="0.097cm" fo:border-left="0.05pt solid #000000" fo:border-right="0.05pt solid #000000" fo:border-top="none" fo:border-bottom="0.05pt solid #000000"/>
    </style:style>
    <style:style style:name="Tabelle44.A14" style:family="table-cell">
      <style:table-cell-properties fo:padding="0.097cm" fo:border-left="0.05pt solid #000000" fo:border-right="none" fo:border-top="none" fo:border-bottom="0.05pt solid #000000"/>
    </style:style>
    <style:style style:name="Tabelle44.B14" style:family="table-cell">
      <style:table-cell-properties fo:padding="0.097cm" fo:border-left="0.05pt solid #000000" fo:border-right="none" fo:border-top="none" fo:border-bottom="0.05pt solid #000000"/>
    </style:style>
    <style:style style:name="Tabelle44.C14" style:family="table-cell">
      <style:table-cell-properties fo:padding="0.097cm" fo:border-left="0.05pt solid #000000" fo:border-right="none" fo:border-top="none" fo:border-bottom="0.05pt solid #000000"/>
    </style:style>
    <style:style style:name="Tabelle44.D14" style:family="table-cell">
      <style:table-cell-properties fo:padding="0.097cm" fo:border-left="0.05pt solid #000000" fo:border-right="none" fo:border-top="none" fo:border-bottom="0.05pt solid #000000"/>
    </style:style>
    <style:style style:name="Tabelle44.E14" style:family="table-cell">
      <style:table-cell-properties fo:padding="0.097cm" fo:border-left="0.05pt solid #000000" fo:border-right="0.05pt solid #000000" fo:border-top="none" fo:border-bottom="0.05pt solid #000000"/>
    </style:style>
    <style:style style:name="Tabelle44.A15" style:family="table-cell">
      <style:table-cell-properties fo:padding="0.097cm" fo:border-left="0.05pt solid #000000" fo:border-right="none" fo:border-top="none" fo:border-bottom="0.05pt solid #000000"/>
    </style:style>
    <style:style style:name="Tabelle44.B15" style:family="table-cell">
      <style:table-cell-properties fo:padding="0.097cm" fo:border-left="0.05pt solid #000000" fo:border-right="none" fo:border-top="none" fo:border-bottom="0.05pt solid #000000"/>
    </style:style>
    <style:style style:name="Tabelle44.C15" style:family="table-cell">
      <style:table-cell-properties fo:padding="0.097cm" fo:border-left="0.05pt solid #000000" fo:border-right="none" fo:border-top="none" fo:border-bottom="0.05pt solid #000000"/>
    </style:style>
    <style:style style:name="Tabelle44.D15" style:family="table-cell">
      <style:table-cell-properties fo:padding="0.097cm" fo:border-left="0.05pt solid #000000" fo:border-right="none" fo:border-top="none" fo:border-bottom="0.05pt solid #000000"/>
    </style:style>
    <style:style style:name="Tabelle44.E15" style:family="table-cell">
      <style:table-cell-properties fo:padding="0.097cm" fo:border-left="0.05pt solid #000000" fo:border-right="0.05pt solid #000000" fo:border-top="none" fo:border-bottom="0.05pt solid #000000"/>
    </style:style>
    <style:style style:name="Tabelle44.A16" style:family="table-cell">
      <style:table-cell-properties fo:padding="0.097cm" fo:border-left="0.05pt solid #000000" fo:border-right="none" fo:border-top="none" fo:border-bottom="0.05pt solid #000000"/>
    </style:style>
    <style:style style:name="Tabelle44.B16" style:family="table-cell">
      <style:table-cell-properties fo:padding="0.097cm" fo:border-left="0.05pt solid #000000" fo:border-right="none" fo:border-top="none" fo:border-bottom="0.05pt solid #000000"/>
    </style:style>
    <style:style style:name="Tabelle44.C16" style:family="table-cell">
      <style:table-cell-properties fo:padding="0.097cm" fo:border-left="0.05pt solid #000000" fo:border-right="none" fo:border-top="none" fo:border-bottom="0.05pt solid #000000"/>
    </style:style>
    <style:style style:name="Tabelle44.D16" style:family="table-cell">
      <style:table-cell-properties fo:padding="0.097cm" fo:border-left="0.05pt solid #000000" fo:border-right="none" fo:border-top="none" fo:border-bottom="0.05pt solid #000000"/>
    </style:style>
    <style:style style:name="Tabelle44.E16" style:family="table-cell">
      <style:table-cell-properties fo:padding="0.097cm" fo:border-left="0.05pt solid #000000" fo:border-right="0.05pt solid #000000" fo:border-top="none" fo:border-bottom="0.05pt solid #000000"/>
    </style:style>
    <style:style style:name="Tabelle45" style:family="table">
      <style:table-properties style:width="18.5cm" fo:margin-left="0cm" table:align="left"/>
    </style:style>
    <style:style style:name="Tabelle45.A" style:family="table-column">
      <style:table-column-properties style:column-width="18.5cm"/>
    </style:style>
    <style:style style:name="Tabelle45.1" style:family="table-row">
      <style:table-row-properties fo:keep-together="always"/>
    </style:style>
    <style:style style:name="Tabelle45.A1" style:family="table-cell">
      <style:table-cell-properties fo:background-color="#cfe7f5" fo:padding="0.097cm" fo:border="0.05pt solid #000000">
        <style:background-image/>
      </style:table-cell-properties>
    </style:style>
    <style:style style:name="Tabelle46" style:family="table">
      <style:table-properties style:width="18.5cm" fo:margin-left="0cm" table:align="left"/>
    </style:style>
    <style:style style:name="Tabelle46.A" style:family="table-column">
      <style:table-column-properties style:column-width="3.896cm"/>
    </style:style>
    <style:style style:name="Tabelle46.B" style:family="table-column">
      <style:table-column-properties style:column-width="3.704cm"/>
    </style:style>
    <style:style style:name="Tabelle46.C" style:family="table-column">
      <style:table-column-properties style:column-width="4.209cm"/>
    </style:style>
    <style:style style:name="Tabelle46.D" style:family="table-column">
      <style:table-column-properties style:column-width="2.699cm"/>
    </style:style>
    <style:style style:name="Tabelle46.E" style:family="table-column">
      <style:table-column-properties style:column-width="3.992cm"/>
    </style:style>
    <style:style style:name="Tabelle46.1" style:family="table-row">
      <style:table-row-properties fo:keep-together="always"/>
    </style:style>
    <style:style style:name="Tabelle46.A1" style:family="table-cell">
      <style:table-cell-properties fo:background-color="#cfe7f5" fo:padding="0.097cm" fo:border="0.05pt solid #000000">
        <style:background-image/>
      </style:table-cell-properties>
    </style:style>
    <style:style style:name="Tabelle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6.E2" style:family="table-cell">
      <style:table-cell-properties fo:background-color="#999999" fo:padding="0.097cm" fo:border="0.05pt solid #000000">
        <style:background-image/>
      </style:table-cell-properties>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E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E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E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E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E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E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C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E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C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E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C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E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C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E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none" fo:border-top="none" fo:border-bottom="0.05pt solid #000000"/>
    </style:style>
    <style:style style:name="Tabelle46.C13" style:family="table-cell">
      <style:table-cell-properties fo:padding="0.097cm" fo:border-left="0.05pt solid #000000" fo:border-right="none" fo:border-top="none" fo:border-bottom="0.05pt solid #000000"/>
    </style:style>
    <style:style style:name="Tabelle46.D13" style:family="table-cell">
      <style:table-cell-properties fo:padding="0.097cm" fo:border-left="0.05pt solid #000000" fo:border-right="none" fo:border-top="none" fo:border-bottom="0.05pt solid #000000"/>
    </style:style>
    <style:style style:name="Tabelle46.E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none" fo:border-top="none" fo:border-bottom="0.05pt solid #000000"/>
    </style:style>
    <style:style style:name="Tabelle46.C14" style:family="table-cell">
      <style:table-cell-properties fo:padding="0.097cm" fo:border-left="0.05pt solid #000000" fo:border-right="none" fo:border-top="none" fo:border-bottom="0.05pt solid #000000"/>
    </style:style>
    <style:style style:name="Tabelle46.D14" style:family="table-cell">
      <style:table-cell-properties fo:padding="0.097cm" fo:border-left="0.05pt solid #000000" fo:border-right="none" fo:border-top="none" fo:border-bottom="0.05pt solid #000000"/>
    </style:style>
    <style:style style:name="Tabelle46.E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none" fo:border-top="none" fo:border-bottom="0.05pt solid #000000"/>
    </style:style>
    <style:style style:name="Tabelle46.C15" style:family="table-cell">
      <style:table-cell-properties fo:padding="0.097cm" fo:border-left="0.05pt solid #000000" fo:border-right="none" fo:border-top="none" fo:border-bottom="0.05pt solid #000000"/>
    </style:style>
    <style:style style:name="Tabelle46.D15" style:family="table-cell">
      <style:table-cell-properties fo:padding="0.097cm" fo:border-left="0.05pt solid #000000" fo:border-right="none" fo:border-top="none" fo:border-bottom="0.05pt solid #000000"/>
    </style:style>
    <style:style style:name="Tabelle46.E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none" fo:border-top="none" fo:border-bottom="0.05pt solid #000000"/>
    </style:style>
    <style:style style:name="Tabelle46.C16" style:family="table-cell">
      <style:table-cell-properties fo:padding="0.097cm" fo:border-left="0.05pt solid #000000" fo:border-right="none" fo:border-top="none" fo:border-bottom="0.05pt solid #000000"/>
    </style:style>
    <style:style style:name="Tabelle46.D16" style:family="table-cell">
      <style:table-cell-properties fo:padding="0.097cm" fo:border-left="0.05pt solid #000000" fo:border-right="none" fo:border-top="none" fo:border-bottom="0.05pt solid #000000"/>
    </style:style>
    <style:style style:name="Tabelle46.E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none" fo:border-top="none" fo:border-bottom="0.05pt solid #000000"/>
    </style:style>
    <style:style style:name="Tabelle46.C17" style:family="table-cell">
      <style:table-cell-properties fo:padding="0.097cm" fo:border-left="0.05pt solid #000000" fo:border-right="none" fo:border-top="none" fo:border-bottom="0.05pt solid #000000"/>
    </style:style>
    <style:style style:name="Tabelle46.D17" style:family="table-cell">
      <style:table-cell-properties fo:padding="0.097cm" fo:border-left="0.05pt solid #000000" fo:border-right="none" fo:border-top="none" fo:border-bottom="0.05pt solid #000000"/>
    </style:style>
    <style:style style:name="Tabelle46.E17" style:family="table-cell">
      <style:table-cell-properties fo:padding="0.097cm" fo:border-left="0.05pt solid #000000" fo:border-right="0.05pt solid #000000" fo:border-top="none" fo:border-bottom="0.05pt solid #000000"/>
    </style:style>
    <style:style style:name="Tabelle46.A18" style:family="table-cell">
      <style:table-cell-properties fo:padding="0.097cm" fo:border-left="0.05pt solid #000000" fo:border-right="none" fo:border-top="none" fo:border-bottom="0.05pt solid #000000"/>
    </style:style>
    <style:style style:name="Tabelle46.B18" style:family="table-cell">
      <style:table-cell-properties fo:padding="0.097cm" fo:border-left="0.05pt solid #000000" fo:border-right="none" fo:border-top="none" fo:border-bottom="0.05pt solid #000000"/>
    </style:style>
    <style:style style:name="Tabelle46.C18" style:family="table-cell">
      <style:table-cell-properties fo:padding="0.097cm" fo:border-left="0.05pt solid #000000" fo:border-right="none" fo:border-top="none" fo:border-bottom="0.05pt solid #000000"/>
    </style:style>
    <style:style style:name="Tabelle46.D18" style:family="table-cell">
      <style:table-cell-properties fo:padding="0.097cm" fo:border-left="0.05pt solid #000000" fo:border-right="none" fo:border-top="none" fo:border-bottom="0.05pt solid #000000"/>
    </style:style>
    <style:style style:name="Tabelle46.E18" style:family="table-cell">
      <style:table-cell-properties fo:padding="0.097cm" fo:border-left="0.05pt solid #000000" fo:border-right="0.05pt solid #000000" fo:border-top="none" fo:border-bottom="0.05pt solid #000000"/>
    </style:style>
    <style:style style:name="Tabelle46.A19" style:family="table-cell">
      <style:table-cell-properties fo:padding="0.097cm" fo:border-left="0.05pt solid #000000" fo:border-right="none" fo:border-top="none" fo:border-bottom="0.05pt solid #000000"/>
    </style:style>
    <style:style style:name="Tabelle46.B19" style:family="table-cell">
      <style:table-cell-properties fo:padding="0.097cm" fo:border-left="0.05pt solid #000000" fo:border-right="none" fo:border-top="none" fo:border-bottom="0.05pt solid #000000"/>
    </style:style>
    <style:style style:name="Tabelle46.C19" style:family="table-cell">
      <style:table-cell-properties fo:padding="0.097cm" fo:border-left="0.05pt solid #000000" fo:border-right="none" fo:border-top="none" fo:border-bottom="0.05pt solid #000000"/>
    </style:style>
    <style:style style:name="Tabelle46.D19" style:family="table-cell">
      <style:table-cell-properties fo:padding="0.097cm" fo:border-left="0.05pt solid #000000" fo:border-right="none" fo:border-top="none" fo:border-bottom="0.05pt solid #000000"/>
    </style:style>
    <style:style style:name="Tabelle46.E19" style:family="table-cell">
      <style:table-cell-properties fo:padding="0.097cm" fo:border-left="0.05pt solid #000000" fo:border-right="0.05pt solid #000000" fo:border-top="none" fo:border-bottom="0.05pt solid #000000"/>
    </style:style>
    <style:style style:name="Tabelle46.A20" style:family="table-cell">
      <style:table-cell-properties fo:padding="0.097cm" fo:border-left="0.05pt solid #000000" fo:border-right="none" fo:border-top="none" fo:border-bottom="0.05pt solid #000000"/>
    </style:style>
    <style:style style:name="Tabelle46.B20" style:family="table-cell">
      <style:table-cell-properties fo:padding="0.097cm" fo:border-left="0.05pt solid #000000" fo:border-right="none" fo:border-top="none" fo:border-bottom="0.05pt solid #000000"/>
    </style:style>
    <style:style style:name="Tabelle46.C20" style:family="table-cell">
      <style:table-cell-properties fo:padding="0.097cm" fo:border-left="0.05pt solid #000000" fo:border-right="none" fo:border-top="none" fo:border-bottom="0.05pt solid #000000"/>
    </style:style>
    <style:style style:name="Tabelle46.D20" style:family="table-cell">
      <style:table-cell-properties fo:padding="0.097cm" fo:border-left="0.05pt solid #000000" fo:border-right="none" fo:border-top="none" fo:border-bottom="0.05pt solid #000000"/>
    </style:style>
    <style:style style:name="Tabelle46.E20" style:family="table-cell">
      <style:table-cell-properties fo:padding="0.097cm" fo:border-left="0.05pt solid #000000" fo:border-right="0.05pt solid #000000" fo:border-top="none" fo:border-bottom="0.05pt solid #000000"/>
    </style:style>
    <style:style style:name="Tabelle46.A21" style:family="table-cell">
      <style:table-cell-properties fo:padding="0.097cm" fo:border-left="0.05pt solid #000000" fo:border-right="none" fo:border-top="none" fo:border-bottom="0.05pt solid #000000"/>
    </style:style>
    <style:style style:name="Tabelle46.B21" style:family="table-cell">
      <style:table-cell-properties fo:padding="0.097cm" fo:border-left="0.05pt solid #000000" fo:border-right="none" fo:border-top="none" fo:border-bottom="0.05pt solid #000000"/>
    </style:style>
    <style:style style:name="Tabelle46.C21" style:family="table-cell">
      <style:table-cell-properties fo:padding="0.097cm" fo:border-left="0.05pt solid #000000" fo:border-right="none" fo:border-top="none" fo:border-bottom="0.05pt solid #000000"/>
    </style:style>
    <style:style style:name="Tabelle46.D21" style:family="table-cell">
      <style:table-cell-properties fo:padding="0.097cm" fo:border-left="0.05pt solid #000000" fo:border-right="none" fo:border-top="none" fo:border-bottom="0.05pt solid #000000"/>
    </style:style>
    <style:style style:name="Tabelle46.E21" style:family="table-cell">
      <style:table-cell-properties fo:padding="0.097cm" fo:border-left="0.05pt solid #000000" fo:border-right="0.05pt solid #000000" fo:border-top="none" fo:border-bottom="0.05pt solid #000000"/>
    </style:style>
    <style:style style:name="Tabelle46.A22" style:family="table-cell">
      <style:table-cell-properties fo:padding="0.097cm" fo:border-left="0.05pt solid #000000" fo:border-right="none" fo:border-top="none" fo:border-bottom="0.05pt solid #000000"/>
    </style:style>
    <style:style style:name="Tabelle46.B22" style:family="table-cell">
      <style:table-cell-properties fo:padding="0.097cm" fo:border-left="0.05pt solid #000000" fo:border-right="none" fo:border-top="none" fo:border-bottom="0.05pt solid #000000"/>
    </style:style>
    <style:style style:name="Tabelle46.C22" style:family="table-cell">
      <style:table-cell-properties fo:padding="0.097cm" fo:border-left="0.05pt solid #000000" fo:border-right="none" fo:border-top="none" fo:border-bottom="0.05pt solid #000000"/>
    </style:style>
    <style:style style:name="Tabelle46.D22" style:family="table-cell">
      <style:table-cell-properties fo:padding="0.097cm" fo:border-left="0.05pt solid #000000" fo:border-right="none" fo:border-top="none" fo:border-bottom="0.05pt solid #000000"/>
    </style:style>
    <style:style style:name="Tabelle46.E22" style:family="table-cell">
      <style:table-cell-properties fo:padding="0.097cm" fo:border-left="0.05pt solid #000000" fo:border-right="0.05pt solid #000000" fo:border-top="none" fo:border-bottom="0.05pt solid #000000"/>
    </style:style>
    <style:style style:name="Tabelle46.A23" style:family="table-cell">
      <style:table-cell-properties fo:padding="0.097cm" fo:border-left="0.05pt solid #000000" fo:border-right="none" fo:border-top="none" fo:border-bottom="0.05pt solid #000000"/>
    </style:style>
    <style:style style:name="Tabelle46.B23" style:family="table-cell">
      <style:table-cell-properties fo:padding="0.097cm" fo:border-left="0.05pt solid #000000" fo:border-right="none" fo:border-top="none" fo:border-bottom="0.05pt solid #000000"/>
    </style:style>
    <style:style style:name="Tabelle46.C23" style:family="table-cell">
      <style:table-cell-properties fo:padding="0.097cm" fo:border-left="0.05pt solid #000000" fo:border-right="none" fo:border-top="none" fo:border-bottom="0.05pt solid #000000"/>
    </style:style>
    <style:style style:name="Tabelle46.D23" style:family="table-cell">
      <style:table-cell-properties fo:padding="0.097cm" fo:border-left="0.05pt solid #000000" fo:border-right="none" fo:border-top="none" fo:border-bottom="0.05pt solid #000000"/>
    </style:style>
    <style:style style:name="Tabelle46.E23" style:family="table-cell">
      <style:table-cell-properties fo:padding="0.097cm" fo:border-left="0.05pt solid #000000" fo:border-right="0.05pt solid #000000" fo:border-top="none" fo:border-bottom="0.05pt solid #000000"/>
    </style:style>
    <style:style style:name="Tabelle46.A24" style:family="table-cell">
      <style:table-cell-properties fo:padding="0.097cm" fo:border-left="0.05pt solid #000000" fo:border-right="none" fo:border-top="none" fo:border-bottom="0.05pt solid #000000"/>
    </style:style>
    <style:style style:name="Tabelle46.B24" style:family="table-cell">
      <style:table-cell-properties fo:padding="0.097cm" fo:border-left="0.05pt solid #000000" fo:border-right="none" fo:border-top="none" fo:border-bottom="0.05pt solid #000000"/>
    </style:style>
    <style:style style:name="Tabelle46.C24" style:family="table-cell">
      <style:table-cell-properties fo:padding="0.097cm" fo:border-left="0.05pt solid #000000" fo:border-right="none" fo:border-top="none" fo:border-bottom="0.05pt solid #000000"/>
    </style:style>
    <style:style style:name="Tabelle46.D24" style:family="table-cell">
      <style:table-cell-properties fo:padding="0.097cm" fo:border-left="0.05pt solid #000000" fo:border-right="none" fo:border-top="none" fo:border-bottom="0.05pt solid #000000"/>
    </style:style>
    <style:style style:name="Tabelle46.E24" style:family="table-cell">
      <style:table-cell-properties fo:padding="0.097cm" fo:border-left="0.05pt solid #000000" fo:border-right="0.05pt solid #000000" fo:border-top="none" fo:border-bottom="0.05pt solid #000000"/>
    </style:style>
    <style:style style:name="Tabelle47" style:family="table">
      <style:table-properties style:width="18.5cm" fo:margin-left="0cm" table:align="left"/>
    </style:style>
    <style:style style:name="Tabelle47.A" style:family="table-column">
      <style:table-column-properties style:column-width="18.5cm"/>
    </style:style>
    <style:style style:name="Tabelle47.1" style:family="table-row">
      <style:table-row-properties fo:keep-together="always"/>
    </style:style>
    <style:style style:name="Tabelle47.A1" style:family="table-cell">
      <style:table-cell-properties fo:background-color="#cfe7f5" fo:padding="0.097cm" fo:border="0.05pt solid #000000">
        <style:background-image/>
      </style:table-cell-properties>
    </style:style>
    <style:style style:name="Tabelle48" style:family="table">
      <style:table-properties style:width="18.5cm" fo:margin-left="0cm" table:align="left"/>
    </style:style>
    <style:style style:name="Tabelle48.A" style:family="table-column">
      <style:table-column-properties style:column-width="3.896cm"/>
    </style:style>
    <style:style style:name="Tabelle48.B" style:family="table-column">
      <style:table-column-properties style:column-width="3.704cm"/>
    </style:style>
    <style:style style:name="Tabelle48.C" style:family="table-column">
      <style:table-column-properties style:column-width="4.209cm"/>
    </style:style>
    <style:style style:name="Tabelle48.D" style:family="table-column">
      <style:table-column-properties style:column-width="2.699cm"/>
    </style:style>
    <style:style style:name="Tabelle48.E" style:family="table-column">
      <style:table-column-properties style:column-width="3.992cm"/>
    </style:style>
    <style:style style:name="Tabelle48.1" style:family="table-row">
      <style:table-row-properties fo:keep-together="always"/>
    </style:style>
    <style:style style:name="Tabelle48.A1" style:family="table-cell">
      <style:table-cell-properties fo:background-color="#cfe7f5" fo:padding="0.097cm" fo:border="0.05pt solid #000000">
        <style:background-image/>
      </style:table-cell-properties>
    </style:style>
    <style:style style:name="Tabelle4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8.E2" style:family="table-cell">
      <style:table-cell-properties fo:background-color="#999999" fo:padding="0.097cm" fo:border="0.05pt solid #000000">
        <style:background-image/>
      </style:table-cell-properties>
    </style:style>
    <style:style style:name="Tabelle48.A3" style:family="table-cell">
      <style:table-cell-properties fo:padding="0.097cm" fo:border-left="0.05pt solid #000000" fo:border-right="none" fo:border-top="none" fo:border-bottom="0.05pt solid #000000"/>
    </style:style>
    <style:style style:name="Tabelle48.B3" style:family="table-cell">
      <style:table-cell-properties fo:padding="0.097cm" fo:border-left="0.05pt solid #000000" fo:border-right="none" fo:border-top="none" fo:border-bottom="0.05pt solid #000000"/>
    </style:style>
    <style:style style:name="Tabelle48.C3" style:family="table-cell">
      <style:table-cell-properties fo:padding="0.097cm" fo:border-left="0.05pt solid #000000" fo:border-right="none" fo:border-top="none" fo:border-bottom="0.05pt solid #000000"/>
    </style:style>
    <style:style style:name="Tabelle48.D3" style:family="table-cell">
      <style:table-cell-properties fo:padding="0.097cm" fo:border-left="0.05pt solid #000000" fo:border-right="none" fo:border-top="none" fo:border-bottom="0.05pt solid #000000"/>
    </style:style>
    <style:style style:name="Tabelle48.E3" style:family="table-cell">
      <style:table-cell-properties fo:padding="0.097cm" fo:border-left="0.05pt solid #000000" fo:border-right="0.05pt solid #000000" fo:border-top="none" fo:border-bottom="0.05pt solid #000000"/>
    </style:style>
    <style:style style:name="Tabelle48.A4" style:family="table-cell">
      <style:table-cell-properties fo:padding="0.097cm" fo:border-left="0.05pt solid #000000" fo:border-right="none" fo:border-top="none" fo:border-bottom="0.05pt solid #000000"/>
    </style:style>
    <style:style style:name="Tabelle48.B4" style:family="table-cell">
      <style:table-cell-properties fo:padding="0.097cm" fo:border-left="0.05pt solid #000000" fo:border-right="none" fo:border-top="none" fo:border-bottom="0.05pt solid #000000"/>
    </style:style>
    <style:style style:name="Tabelle48.C4" style:family="table-cell">
      <style:table-cell-properties fo:padding="0.097cm" fo:border-left="0.05pt solid #000000" fo:border-right="none" fo:border-top="none" fo:border-bottom="0.05pt solid #000000"/>
    </style:style>
    <style:style style:name="Tabelle48.D4" style:family="table-cell">
      <style:table-cell-properties fo:padding="0.097cm" fo:border-left="0.05pt solid #000000" fo:border-right="none" fo:border-top="none" fo:border-bottom="0.05pt solid #000000"/>
    </style:style>
    <style:style style:name="Tabelle48.E4" style:family="table-cell">
      <style:table-cell-properties fo:padding="0.097cm" fo:border-left="0.05pt solid #000000" fo:border-right="0.05pt solid #000000" fo:border-top="none" fo:border-bottom="0.05pt solid #000000"/>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none" fo:border-top="none" fo:border-bottom="0.05pt solid #000000"/>
    </style:style>
    <style:style style:name="Tabelle48.C5" style:family="table-cell">
      <style:table-cell-properties fo:padding="0.097cm" fo:border-left="0.05pt solid #000000" fo:border-right="none" fo:border-top="none" fo:border-bottom="0.05pt solid #000000"/>
    </style:style>
    <style:style style:name="Tabelle48.D5" style:family="table-cell">
      <style:table-cell-properties fo:padding="0.097cm" fo:border-left="0.05pt solid #000000" fo:border-right="none" fo:border-top="none" fo:border-bottom="0.05pt solid #000000"/>
    </style:style>
    <style:style style:name="Tabelle48.E5" style:family="table-cell">
      <style:table-cell-properties fo:padding="0.097cm" fo:border-left="0.05pt solid #000000" fo:border-right="0.05pt solid #000000" fo:border-top="none" fo:border-bottom="0.05pt solid #000000"/>
    </style:style>
    <style:style style:name="Tabelle48.A6" style:family="table-cell">
      <style:table-cell-properties fo:padding="0.097cm" fo:border-left="0.05pt solid #000000" fo:border-right="none" fo:border-top="none" fo:border-bottom="0.05pt solid #000000"/>
    </style:style>
    <style:style style:name="Tabelle48.B6" style:family="table-cell">
      <style:table-cell-properties fo:padding="0.097cm" fo:border-left="0.05pt solid #000000" fo:border-right="none" fo:border-top="none" fo:border-bottom="0.05pt solid #000000"/>
    </style:style>
    <style:style style:name="Tabelle48.C6" style:family="table-cell">
      <style:table-cell-properties fo:padding="0.097cm" fo:border-left="0.05pt solid #000000" fo:border-right="none" fo:border-top="none" fo:border-bottom="0.05pt solid #000000"/>
    </style:style>
    <style:style style:name="Tabelle48.D6" style:family="table-cell">
      <style:table-cell-properties fo:padding="0.097cm" fo:border-left="0.05pt solid #000000" fo:border-right="none" fo:border-top="none" fo:border-bottom="0.05pt solid #000000"/>
    </style:style>
    <style:style style:name="Tabelle48.E6" style:family="table-cell">
      <style:table-cell-properties fo:padding="0.097cm" fo:border-left="0.05pt solid #000000" fo:border-right="0.05pt solid #000000" fo:border-top="none" fo:border-bottom="0.05pt solid #000000"/>
    </style:style>
    <style:style style:name="Tabelle48.A7" style:family="table-cell">
      <style:table-cell-properties fo:padding="0.097cm" fo:border-left="0.05pt solid #000000" fo:border-right="none" fo:border-top="none" fo:border-bottom="0.05pt solid #000000"/>
    </style:style>
    <style:style style:name="Tabelle48.B7" style:family="table-cell">
      <style:table-cell-properties fo:padding="0.097cm" fo:border-left="0.05pt solid #000000" fo:border-right="none" fo:border-top="none" fo:border-bottom="0.05pt solid #000000"/>
    </style:style>
    <style:style style:name="Tabelle48.C7" style:family="table-cell">
      <style:table-cell-properties fo:padding="0.097cm" fo:border-left="0.05pt solid #000000" fo:border-right="none" fo:border-top="none" fo:border-bottom="0.05pt solid #000000"/>
    </style:style>
    <style:style style:name="Tabelle48.D7" style:family="table-cell">
      <style:table-cell-properties fo:padding="0.097cm" fo:border-left="0.05pt solid #000000" fo:border-right="none" fo:border-top="none" fo:border-bottom="0.05pt solid #000000"/>
    </style:style>
    <style:style style:name="Tabelle48.E7" style:family="table-cell">
      <style:table-cell-properties fo:padding="0.097cm" fo:border-left="0.05pt solid #000000" fo:border-right="0.05pt solid #000000" fo:border-top="none" fo:border-bottom="0.05pt solid #000000"/>
    </style:style>
    <style:style style:name="Tabelle48.A8" style:family="table-cell">
      <style:table-cell-properties fo:padding="0.097cm" fo:border-left="0.05pt solid #000000" fo:border-right="none" fo:border-top="none" fo:border-bottom="0.05pt solid #000000"/>
    </style:style>
    <style:style style:name="Tabelle48.B8" style:family="table-cell">
      <style:table-cell-properties fo:padding="0.097cm" fo:border-left="0.05pt solid #000000" fo:border-right="none" fo:border-top="none" fo:border-bottom="0.05pt solid #000000"/>
    </style:style>
    <style:style style:name="Tabelle48.C8" style:family="table-cell">
      <style:table-cell-properties fo:padding="0.097cm" fo:border-left="0.05pt solid #000000" fo:border-right="none" fo:border-top="none" fo:border-bottom="0.05pt solid #000000"/>
    </style:style>
    <style:style style:name="Tabelle48.D8" style:family="table-cell">
      <style:table-cell-properties fo:padding="0.097cm" fo:border-left="0.05pt solid #000000" fo:border-right="none" fo:border-top="none" fo:border-bottom="0.05pt solid #000000"/>
    </style:style>
    <style:style style:name="Tabelle48.E8" style:family="table-cell">
      <style:table-cell-properties fo:padding="0.097cm" fo:border-left="0.05pt solid #000000" fo:border-right="0.05pt solid #000000" fo:border-top="none" fo:border-bottom="0.05pt solid #000000"/>
    </style:style>
    <style:style style:name="Tabelle48.A9" style:family="table-cell">
      <style:table-cell-properties fo:padding="0.097cm" fo:border-left="0.05pt solid #000000" fo:border-right="none" fo:border-top="none" fo:border-bottom="0.05pt solid #000000"/>
    </style:style>
    <style:style style:name="Tabelle48.B9" style:family="table-cell">
      <style:table-cell-properties fo:padding="0.097cm" fo:border-left="0.05pt solid #000000" fo:border-right="none" fo:border-top="none" fo:border-bottom="0.05pt solid #000000"/>
    </style:style>
    <style:style style:name="Tabelle48.C9" style:family="table-cell">
      <style:table-cell-properties fo:padding="0.097cm" fo:border-left="0.05pt solid #000000" fo:border-right="none" fo:border-top="none" fo:border-bottom="0.05pt solid #000000"/>
    </style:style>
    <style:style style:name="Tabelle48.D9" style:family="table-cell">
      <style:table-cell-properties fo:padding="0.097cm" fo:border-left="0.05pt solid #000000" fo:border-right="none" fo:border-top="none" fo:border-bottom="0.05pt solid #000000"/>
    </style:style>
    <style:style style:name="Tabelle48.E9" style:family="table-cell">
      <style:table-cell-properties fo:padding="0.097cm" fo:border-left="0.05pt solid #000000" fo:border-right="0.05pt solid #000000" fo:border-top="none" fo:border-bottom="0.05pt solid #000000"/>
    </style:style>
    <style:style style:name="Tabelle48.A10" style:family="table-cell">
      <style:table-cell-properties fo:padding="0.097cm" fo:border-left="0.05pt solid #000000" fo:border-right="none" fo:border-top="none" fo:border-bottom="0.05pt solid #000000"/>
    </style:style>
    <style:style style:name="Tabelle48.B10" style:family="table-cell">
      <style:table-cell-properties fo:padding="0.097cm" fo:border-left="0.05pt solid #000000" fo:border-right="none" fo:border-top="none" fo:border-bottom="0.05pt solid #000000"/>
    </style:style>
    <style:style style:name="Tabelle48.C10" style:family="table-cell">
      <style:table-cell-properties fo:padding="0.097cm" fo:border-left="0.05pt solid #000000" fo:border-right="none" fo:border-top="none" fo:border-bottom="0.05pt solid #000000"/>
    </style:style>
    <style:style style:name="Tabelle48.D10" style:family="table-cell">
      <style:table-cell-properties fo:padding="0.097cm" fo:border-left="0.05pt solid #000000" fo:border-right="none" fo:border-top="none" fo:border-bottom="0.05pt solid #000000"/>
    </style:style>
    <style:style style:name="Tabelle48.E10" style:family="table-cell">
      <style:table-cell-properties fo:padding="0.097cm" fo:border-left="0.05pt solid #000000" fo:border-right="0.05pt solid #000000" fo:border-top="none" fo:border-bottom="0.05pt solid #000000"/>
    </style:style>
    <style:style style:name="Tabelle48.A11" style:family="table-cell">
      <style:table-cell-properties fo:padding="0.097cm" fo:border-left="0.05pt solid #000000" fo:border-right="none" fo:border-top="none" fo:border-bottom="0.05pt solid #000000"/>
    </style:style>
    <style:style style:name="Tabelle48.B11" style:family="table-cell">
      <style:table-cell-properties fo:padding="0.097cm" fo:border-left="0.05pt solid #000000" fo:border-right="none" fo:border-top="none" fo:border-bottom="0.05pt solid #000000"/>
    </style:style>
    <style:style style:name="Tabelle48.C11" style:family="table-cell">
      <style:table-cell-properties fo:padding="0.097cm" fo:border-left="0.05pt solid #000000" fo:border-right="none" fo:border-top="none" fo:border-bottom="0.05pt solid #000000"/>
    </style:style>
    <style:style style:name="Tabelle48.D11" style:family="table-cell">
      <style:table-cell-properties fo:padding="0.097cm" fo:border-left="0.05pt solid #000000" fo:border-right="none" fo:border-top="none" fo:border-bottom="0.05pt solid #000000"/>
    </style:style>
    <style:style style:name="Tabelle48.E11" style:family="table-cell">
      <style:table-cell-properties fo:padding="0.097cm" fo:border-left="0.05pt solid #000000" fo:border-right="0.05pt solid #000000" fo:border-top="none" fo:border-bottom="0.05pt solid #000000"/>
    </style:style>
    <style:style style:name="Tabelle48.A12" style:family="table-cell">
      <style:table-cell-properties fo:padding="0.097cm" fo:border-left="0.05pt solid #000000" fo:border-right="none" fo:border-top="none" fo:border-bottom="0.05pt solid #000000"/>
    </style:style>
    <style:style style:name="Tabelle48.B12" style:family="table-cell">
      <style:table-cell-properties fo:padding="0.097cm" fo:border-left="0.05pt solid #000000" fo:border-right="none" fo:border-top="none" fo:border-bottom="0.05pt solid #000000"/>
    </style:style>
    <style:style style:name="Tabelle48.C12" style:family="table-cell">
      <style:table-cell-properties fo:padding="0.097cm" fo:border-left="0.05pt solid #000000" fo:border-right="none" fo:border-top="none" fo:border-bottom="0.05pt solid #000000"/>
    </style:style>
    <style:style style:name="Tabelle48.D12" style:family="table-cell">
      <style:table-cell-properties fo:padding="0.097cm" fo:border-left="0.05pt solid #000000" fo:border-right="none" fo:border-top="none" fo:border-bottom="0.05pt solid #000000"/>
    </style:style>
    <style:style style:name="Tabelle48.E12" style:family="table-cell">
      <style:table-cell-properties fo:padding="0.097cm" fo:border-left="0.05pt solid #000000" fo:border-right="0.05pt solid #000000" fo:border-top="none" fo:border-bottom="0.05pt solid #000000"/>
    </style:style>
    <style:style style:name="Tabelle48.A13" style:family="table-cell">
      <style:table-cell-properties fo:padding="0.097cm" fo:border-left="0.05pt solid #000000" fo:border-right="none" fo:border-top="none" fo:border-bottom="0.05pt solid #000000"/>
    </style:style>
    <style:style style:name="Tabelle48.B13" style:family="table-cell">
      <style:table-cell-properties fo:padding="0.097cm" fo:border-left="0.05pt solid #000000" fo:border-right="none" fo:border-top="none" fo:border-bottom="0.05pt solid #000000"/>
    </style:style>
    <style:style style:name="Tabelle48.C13" style:family="table-cell">
      <style:table-cell-properties fo:padding="0.097cm" fo:border-left="0.05pt solid #000000" fo:border-right="none" fo:border-top="none" fo:border-bottom="0.05pt solid #000000"/>
    </style:style>
    <style:style style:name="Tabelle48.D13" style:family="table-cell">
      <style:table-cell-properties fo:padding="0.097cm" fo:border-left="0.05pt solid #000000" fo:border-right="none" fo:border-top="none" fo:border-bottom="0.05pt solid #000000"/>
    </style:style>
    <style:style style:name="Tabelle48.E13" style:family="table-cell">
      <style:table-cell-properties fo:padding="0.097cm" fo:border-left="0.05pt solid #000000" fo:border-right="0.05pt solid #000000" fo:border-top="none" fo:border-bottom="0.05pt solid #000000"/>
    </style:style>
    <style:style style:name="Tabelle48.A14" style:family="table-cell">
      <style:table-cell-properties fo:padding="0.097cm" fo:border-left="0.05pt solid #000000" fo:border-right="none" fo:border-top="none" fo:border-bottom="0.05pt solid #000000"/>
    </style:style>
    <style:style style:name="Tabelle48.B14" style:family="table-cell">
      <style:table-cell-properties fo:padding="0.097cm" fo:border-left="0.05pt solid #000000" fo:border-right="none" fo:border-top="none" fo:border-bottom="0.05pt solid #000000"/>
    </style:style>
    <style:style style:name="Tabelle48.C14" style:family="table-cell">
      <style:table-cell-properties fo:padding="0.097cm" fo:border-left="0.05pt solid #000000" fo:border-right="none" fo:border-top="none" fo:border-bottom="0.05pt solid #000000"/>
    </style:style>
    <style:style style:name="Tabelle48.D14" style:family="table-cell">
      <style:table-cell-properties fo:padding="0.097cm" fo:border-left="0.05pt solid #000000" fo:border-right="none" fo:border-top="none" fo:border-bottom="0.05pt solid #000000"/>
    </style:style>
    <style:style style:name="Tabelle48.E14" style:family="table-cell">
      <style:table-cell-properties fo:padding="0.097cm" fo:border-left="0.05pt solid #000000" fo:border-right="0.05pt solid #000000" fo:border-top="none" fo:border-bottom="0.05pt solid #000000"/>
    </style:style>
    <style:style style:name="Tabelle48.A15" style:family="table-cell">
      <style:table-cell-properties fo:padding="0.097cm" fo:border-left="0.05pt solid #000000" fo:border-right="none" fo:border-top="none" fo:border-bottom="0.05pt solid #000000"/>
    </style:style>
    <style:style style:name="Tabelle48.B15" style:family="table-cell">
      <style:table-cell-properties fo:padding="0.097cm" fo:border-left="0.05pt solid #000000" fo:border-right="none" fo:border-top="none" fo:border-bottom="0.05pt solid #000000"/>
    </style:style>
    <style:style style:name="Tabelle48.C15" style:family="table-cell">
      <style:table-cell-properties fo:padding="0.097cm" fo:border-left="0.05pt solid #000000" fo:border-right="none" fo:border-top="none" fo:border-bottom="0.05pt solid #000000"/>
    </style:style>
    <style:style style:name="Tabelle48.D15" style:family="table-cell">
      <style:table-cell-properties fo:padding="0.097cm" fo:border-left="0.05pt solid #000000" fo:border-right="none" fo:border-top="none" fo:border-bottom="0.05pt solid #000000"/>
    </style:style>
    <style:style style:name="Tabelle48.E15" style:family="table-cell">
      <style:table-cell-properties fo:padding="0.097cm" fo:border-left="0.05pt solid #000000" fo:border-right="0.05pt solid #000000" fo:border-top="none" fo:border-bottom="0.05pt solid #000000"/>
    </style:style>
    <style:style style:name="Tabelle48.A16" style:family="table-cell">
      <style:table-cell-properties fo:padding="0.097cm" fo:border-left="0.05pt solid #000000" fo:border-right="none" fo:border-top="none" fo:border-bottom="0.05pt solid #000000"/>
    </style:style>
    <style:style style:name="Tabelle48.B16" style:family="table-cell">
      <style:table-cell-properties fo:padding="0.097cm" fo:border-left="0.05pt solid #000000" fo:border-right="none" fo:border-top="none" fo:border-bottom="0.05pt solid #000000"/>
    </style:style>
    <style:style style:name="Tabelle48.C16" style:family="table-cell">
      <style:table-cell-properties fo:padding="0.097cm" fo:border-left="0.05pt solid #000000" fo:border-right="none" fo:border-top="none" fo:border-bottom="0.05pt solid #000000"/>
    </style:style>
    <style:style style:name="Tabelle48.D16" style:family="table-cell">
      <style:table-cell-properties fo:padding="0.097cm" fo:border-left="0.05pt solid #000000" fo:border-right="none" fo:border-top="none" fo:border-bottom="0.05pt solid #000000"/>
    </style:style>
    <style:style style:name="Tabelle48.E16" style:family="table-cell">
      <style:table-cell-properties fo:padding="0.097cm" fo:border-left="0.05pt solid #000000" fo:border-right="0.05pt solid #000000" fo:border-top="none" fo:border-bottom="0.05pt solid #000000"/>
    </style:style>
    <style:style style:name="Tabelle48.A17" style:family="table-cell">
      <style:table-cell-properties fo:padding="0.097cm" fo:border-left="0.05pt solid #000000" fo:border-right="none" fo:border-top="none" fo:border-bottom="0.05pt solid #000000"/>
    </style:style>
    <style:style style:name="Tabelle48.B17" style:family="table-cell">
      <style:table-cell-properties fo:padding="0.097cm" fo:border-left="0.05pt solid #000000" fo:border-right="none" fo:border-top="none" fo:border-bottom="0.05pt solid #000000"/>
    </style:style>
    <style:style style:name="Tabelle48.C17" style:family="table-cell">
      <style:table-cell-properties fo:padding="0.097cm" fo:border-left="0.05pt solid #000000" fo:border-right="none" fo:border-top="none" fo:border-bottom="0.05pt solid #000000"/>
    </style:style>
    <style:style style:name="Tabelle48.D17" style:family="table-cell">
      <style:table-cell-properties fo:padding="0.097cm" fo:border-left="0.05pt solid #000000" fo:border-right="none" fo:border-top="none" fo:border-bottom="0.05pt solid #000000"/>
    </style:style>
    <style:style style:name="Tabelle48.E17" style:family="table-cell">
      <style:table-cell-properties fo:padding="0.097cm" fo:border-left="0.05pt solid #000000" fo:border-right="0.05pt solid #000000" fo:border-top="none" fo:border-bottom="0.05pt solid #000000"/>
    </style:style>
    <style:style style:name="Tabelle50" style:family="table">
      <style:table-properties style:width="18.5cm" fo:margin-left="0cm" table:align="left"/>
    </style:style>
    <style:style style:name="Tabelle50.A" style:family="table-column">
      <style:table-column-properties style:column-width="18.5cm"/>
    </style:style>
    <style:style style:name="Tabelle50.1" style:family="table-row">
      <style:table-row-properties fo:keep-together="always"/>
    </style:style>
    <style:style style:name="Tabelle50.A1" style:family="table-cell">
      <style:table-cell-properties fo:background-color="#cfe7f5" fo:padding="0.097cm" fo:border="0.05pt solid #000000">
        <style:background-image/>
      </style:table-cell-properties>
    </style:style>
    <style:style style:name="Tabelle49" style:family="table">
      <style:table-properties style:width="18.5cm" fo:margin-left="0cm" table:align="left"/>
    </style:style>
    <style:style style:name="Tabelle49.A" style:family="table-column">
      <style:table-column-properties style:column-width="3.896cm"/>
    </style:style>
    <style:style style:name="Tabelle49.B" style:family="table-column">
      <style:table-column-properties style:column-width="3.704cm"/>
    </style:style>
    <style:style style:name="Tabelle49.C" style:family="table-column">
      <style:table-column-properties style:column-width="4.209cm"/>
    </style:style>
    <style:style style:name="Tabelle49.D" style:family="table-column">
      <style:table-column-properties style:column-width="2.699cm"/>
    </style:style>
    <style:style style:name="Tabelle49.E" style:family="table-column">
      <style:table-column-properties style:column-width="3.992cm"/>
    </style:style>
    <style:style style:name="Tabelle49.1" style:family="table-row">
      <style:table-row-properties fo:keep-together="always"/>
    </style:style>
    <style:style style:name="Tabelle49.A1" style:family="table-cell">
      <style:table-cell-properties fo:background-color="#cfe7f5" fo:padding="0.097cm" fo:border="0.05pt solid #000000">
        <style:background-image/>
      </style:table-cell-properties>
    </style:style>
    <style:style style:name="Tabelle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9.E2" style:family="table-cell">
      <style:table-cell-properties fo:background-color="#999999" fo:padding="0.097cm" fo:border="0.05pt solid #000000">
        <style:background-image/>
      </style:table-cell-properties>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none" fo:border-top="none" fo:border-bottom="0.05pt solid #000000"/>
    </style:style>
    <style:style style:name="Tabelle49.C3" style:family="table-cell">
      <style:table-cell-properties fo:padding="0.097cm" fo:border-left="0.05pt solid #000000" fo:border-right="none" fo:border-top="none" fo:border-bottom="0.05pt solid #000000"/>
    </style:style>
    <style:style style:name="Tabelle49.D3" style:family="table-cell">
      <style:table-cell-properties fo:padding="0.097cm" fo:border-left="0.05pt solid #000000" fo:border-right="none" fo:border-top="none" fo:border-bottom="0.05pt solid #000000"/>
    </style:style>
    <style:style style:name="Tabelle49.E3" style:family="table-cell">
      <style:table-cell-properties fo:padding="0.097cm" fo:border-left="0.05pt solid #000000" fo:border-right="0.05pt solid #000000" fo:border-top="none" fo:border-bottom="0.05pt solid #000000"/>
    </style:style>
    <style:style style:name="Tabelle49.A4" style:family="table-cell">
      <style:table-cell-properties fo:padding="0.097cm" fo:border-left="0.05pt solid #000000" fo:border-right="none" fo:border-top="none" fo:border-bottom="0.05pt solid #000000"/>
    </style:style>
    <style:style style:name="Tabelle49.B4" style:family="table-cell">
      <style:table-cell-properties fo:padding="0.097cm" fo:border-left="0.05pt solid #000000" fo:border-right="none" fo:border-top="none" fo:border-bottom="0.05pt solid #000000"/>
    </style:style>
    <style:style style:name="Tabelle49.C4" style:family="table-cell">
      <style:table-cell-properties fo:padding="0.097cm" fo:border-left="0.05pt solid #000000" fo:border-right="none" fo:border-top="none" fo:border-bottom="0.05pt solid #000000"/>
    </style:style>
    <style:style style:name="Tabelle49.D4" style:family="table-cell">
      <style:table-cell-properties fo:padding="0.097cm" fo:border-left="0.05pt solid #000000" fo:border-right="none" fo:border-top="none" fo:border-bottom="0.05pt solid #000000"/>
    </style:style>
    <style:style style:name="Tabelle49.E4" style:family="table-cell">
      <style:table-cell-properties fo:padding="0.097cm" fo:border-left="0.05pt solid #000000" fo:border-right="0.05pt solid #000000" fo:border-top="none" fo:border-bottom="0.05pt solid #000000"/>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none" fo:border-top="none" fo:border-bottom="0.05pt solid #000000"/>
    </style:style>
    <style:style style:name="Tabelle49.C5" style:family="table-cell">
      <style:table-cell-properties fo:padding="0.097cm" fo:border-left="0.05pt solid #000000" fo:border-right="none" fo:border-top="none" fo:border-bottom="0.05pt solid #000000"/>
    </style:style>
    <style:style style:name="Tabelle49.D5" style:family="table-cell">
      <style:table-cell-properties fo:padding="0.097cm" fo:border-left="0.05pt solid #000000" fo:border-right="none" fo:border-top="none" fo:border-bottom="0.05pt solid #000000"/>
    </style:style>
    <style:style style:name="Tabelle49.E5" style:family="table-cell">
      <style:table-cell-properties fo:padding="0.097cm" fo:border-left="0.05pt solid #000000" fo:border-right="0.05pt solid #000000" fo:border-top="none" fo:border-bottom="0.05pt solid #000000"/>
    </style:style>
    <style:style style:name="Tabelle49.A6" style:family="table-cell">
      <style:table-cell-properties fo:padding="0.097cm" fo:border-left="0.05pt solid #000000" fo:border-right="none" fo:border-top="none" fo:border-bottom="0.05pt solid #000000"/>
    </style:style>
    <style:style style:name="Tabelle49.B6" style:family="table-cell">
      <style:table-cell-properties fo:padding="0.097cm" fo:border-left="0.05pt solid #000000" fo:border-right="none" fo:border-top="none" fo:border-bottom="0.05pt solid #000000"/>
    </style:style>
    <style:style style:name="Tabelle49.C6" style:family="table-cell">
      <style:table-cell-properties fo:padding="0.097cm" fo:border-left="0.05pt solid #000000" fo:border-right="none" fo:border-top="none" fo:border-bottom="0.05pt solid #000000"/>
    </style:style>
    <style:style style:name="Tabelle49.D6" style:family="table-cell">
      <style:table-cell-properties fo:padding="0.097cm" fo:border-left="0.05pt solid #000000" fo:border-right="none" fo:border-top="none" fo:border-bottom="0.05pt solid #000000"/>
    </style:style>
    <style:style style:name="Tabelle49.E6" style:family="table-cell">
      <style:table-cell-properties fo:padding="0.097cm" fo:border-left="0.05pt solid #000000" fo:border-right="0.05pt solid #000000" fo:border-top="none" fo:border-bottom="0.05pt solid #000000"/>
    </style:style>
    <style:style style:name="Tabelle49.A7" style:family="table-cell">
      <style:table-cell-properties fo:padding="0.097cm" fo:border-left="0.05pt solid #000000" fo:border-right="none" fo:border-top="none" fo:border-bottom="0.05pt solid #000000"/>
    </style:style>
    <style:style style:name="Tabelle49.B7" style:family="table-cell">
      <style:table-cell-properties fo:padding="0.097cm" fo:border-left="0.05pt solid #000000" fo:border-right="none" fo:border-top="none" fo:border-bottom="0.05pt solid #000000"/>
    </style:style>
    <style:style style:name="Tabelle49.C7" style:family="table-cell">
      <style:table-cell-properties fo:padding="0.097cm" fo:border-left="0.05pt solid #000000" fo:border-right="none" fo:border-top="none" fo:border-bottom="0.05pt solid #000000"/>
    </style:style>
    <style:style style:name="Tabelle49.D7" style:family="table-cell">
      <style:table-cell-properties fo:padding="0.097cm" fo:border-left="0.05pt solid #000000" fo:border-right="none" fo:border-top="none" fo:border-bottom="0.05pt solid #000000"/>
    </style:style>
    <style:style style:name="Tabelle49.E7" style:family="table-cell">
      <style:table-cell-properties fo:padding="0.097cm" fo:border-left="0.05pt solid #000000" fo:border-right="0.05pt solid #000000" fo:border-top="none" fo:border-bottom="0.05pt solid #000000"/>
    </style:style>
    <style:style style:name="Tabelle49.A8" style:family="table-cell">
      <style:table-cell-properties fo:padding="0.097cm" fo:border-left="0.05pt solid #000000" fo:border-right="none" fo:border-top="none" fo:border-bottom="0.05pt solid #000000"/>
    </style:style>
    <style:style style:name="Tabelle49.B8" style:family="table-cell">
      <style:table-cell-properties fo:padding="0.097cm" fo:border-left="0.05pt solid #000000" fo:border-right="none" fo:border-top="none" fo:border-bottom="0.05pt solid #000000"/>
    </style:style>
    <style:style style:name="Tabelle49.C8" style:family="table-cell">
      <style:table-cell-properties fo:padding="0.097cm" fo:border-left="0.05pt solid #000000" fo:border-right="none" fo:border-top="none" fo:border-bottom="0.05pt solid #000000"/>
    </style:style>
    <style:style style:name="Tabelle49.D8" style:family="table-cell">
      <style:table-cell-properties fo:padding="0.097cm" fo:border-left="0.05pt solid #000000" fo:border-right="none" fo:border-top="none" fo:border-bottom="0.05pt solid #000000"/>
    </style:style>
    <style:style style:name="Tabelle49.E8" style:family="table-cell">
      <style:table-cell-properties fo:padding="0.097cm" fo:border-left="0.05pt solid #000000" fo:border-right="0.05pt solid #000000" fo:border-top="none" fo:border-bottom="0.05pt solid #000000"/>
    </style:style>
    <style:style style:name="Tabelle49.A9" style:family="table-cell">
      <style:table-cell-properties fo:padding="0.097cm" fo:border-left="0.05pt solid #000000" fo:border-right="none" fo:border-top="none" fo:border-bottom="0.05pt solid #000000"/>
    </style:style>
    <style:style style:name="Tabelle49.B9" style:family="table-cell">
      <style:table-cell-properties fo:padding="0.097cm" fo:border-left="0.05pt solid #000000" fo:border-right="none" fo:border-top="none" fo:border-bottom="0.05pt solid #000000"/>
    </style:style>
    <style:style style:name="Tabelle49.C9" style:family="table-cell">
      <style:table-cell-properties fo:padding="0.097cm" fo:border-left="0.05pt solid #000000" fo:border-right="none" fo:border-top="none" fo:border-bottom="0.05pt solid #000000"/>
    </style:style>
    <style:style style:name="Tabelle49.D9" style:family="table-cell">
      <style:table-cell-properties fo:padding="0.097cm" fo:border-left="0.05pt solid #000000" fo:border-right="none" fo:border-top="none" fo:border-bottom="0.05pt solid #000000"/>
    </style:style>
    <style:style style:name="Tabelle49.E9" style:family="table-cell">
      <style:table-cell-properties fo:padding="0.097cm" fo:border-left="0.05pt solid #000000" fo:border-right="0.05pt solid #000000" fo:border-top="none" fo:border-bottom="0.05pt solid #000000"/>
    </style:style>
    <style:style style:name="Tabelle49.A10" style:family="table-cell">
      <style:table-cell-properties fo:padding="0.097cm" fo:border-left="0.05pt solid #000000" fo:border-right="none" fo:border-top="none" fo:border-bottom="0.05pt solid #000000"/>
    </style:style>
    <style:style style:name="Tabelle49.B10" style:family="table-cell">
      <style:table-cell-properties fo:padding="0.097cm" fo:border-left="0.05pt solid #000000" fo:border-right="none" fo:border-top="none" fo:border-bottom="0.05pt solid #000000"/>
    </style:style>
    <style:style style:name="Tabelle49.C10" style:family="table-cell">
      <style:table-cell-properties fo:padding="0.097cm" fo:border-left="0.05pt solid #000000" fo:border-right="none" fo:border-top="none" fo:border-bottom="0.05pt solid #000000"/>
    </style:style>
    <style:style style:name="Tabelle49.D10" style:family="table-cell">
      <style:table-cell-properties fo:padding="0.097cm" fo:border-left="0.05pt solid #000000" fo:border-right="none" fo:border-top="none" fo:border-bottom="0.05pt solid #000000"/>
    </style:style>
    <style:style style:name="Tabelle49.E10" style:family="table-cell">
      <style:table-cell-properties fo:padding="0.097cm" fo:border-left="0.05pt solid #000000" fo:border-right="0.05pt solid #000000" fo:border-top="none" fo:border-bottom="0.05pt solid #000000"/>
    </style:style>
    <style:style style:name="Tabelle49.A11" style:family="table-cell">
      <style:table-cell-properties fo:padding="0.097cm" fo:border-left="0.05pt solid #000000" fo:border-right="none" fo:border-top="none" fo:border-bottom="0.05pt solid #000000"/>
    </style:style>
    <style:style style:name="Tabelle49.B11" style:family="table-cell">
      <style:table-cell-properties fo:padding="0.097cm" fo:border-left="0.05pt solid #000000" fo:border-right="none" fo:border-top="none" fo:border-bottom="0.05pt solid #000000"/>
    </style:style>
    <style:style style:name="Tabelle49.C11" style:family="table-cell">
      <style:table-cell-properties fo:padding="0.097cm" fo:border-left="0.05pt solid #000000" fo:border-right="none" fo:border-top="none" fo:border-bottom="0.05pt solid #000000"/>
    </style:style>
    <style:style style:name="Tabelle49.D11" style:family="table-cell">
      <style:table-cell-properties fo:padding="0.097cm" fo:border-left="0.05pt solid #000000" fo:border-right="none" fo:border-top="none" fo:border-bottom="0.05pt solid #000000"/>
    </style:style>
    <style:style style:name="Tabelle49.E11" style:family="table-cell">
      <style:table-cell-properties fo:padding="0.097cm" fo:border-left="0.05pt solid #000000" fo:border-right="0.05pt solid #000000" fo:border-top="none" fo:border-bottom="0.05pt solid #000000"/>
    </style:style>
    <style:style style:name="Tabelle49.A12" style:family="table-cell">
      <style:table-cell-properties fo:padding="0.097cm" fo:border-left="0.05pt solid #000000" fo:border-right="none" fo:border-top="none" fo:border-bottom="0.05pt solid #000000"/>
    </style:style>
    <style:style style:name="Tabelle49.B12" style:family="table-cell">
      <style:table-cell-properties fo:padding="0.097cm" fo:border-left="0.05pt solid #000000" fo:border-right="none" fo:border-top="none" fo:border-bottom="0.05pt solid #000000"/>
    </style:style>
    <style:style style:name="Tabelle49.C12" style:family="table-cell">
      <style:table-cell-properties fo:padding="0.097cm" fo:border-left="0.05pt solid #000000" fo:border-right="none" fo:border-top="none" fo:border-bottom="0.05pt solid #000000"/>
    </style:style>
    <style:style style:name="Tabelle49.D12" style:family="table-cell">
      <style:table-cell-properties fo:padding="0.097cm" fo:border-left="0.05pt solid #000000" fo:border-right="none" fo:border-top="none" fo:border-bottom="0.05pt solid #000000"/>
    </style:style>
    <style:style style:name="Tabelle49.E12" style:family="table-cell">
      <style:table-cell-properties fo:padding="0.097cm" fo:border-left="0.05pt solid #000000" fo:border-right="0.05pt solid #000000" fo:border-top="none" fo:border-bottom="0.05pt solid #000000"/>
    </style:style>
    <style:style style:name="Tabelle49.A13" style:family="table-cell">
      <style:table-cell-properties fo:padding="0.097cm" fo:border-left="0.05pt solid #000000" fo:border-right="none" fo:border-top="none" fo:border-bottom="0.05pt solid #000000"/>
    </style:style>
    <style:style style:name="Tabelle49.B13" style:family="table-cell">
      <style:table-cell-properties fo:padding="0.097cm" fo:border-left="0.05pt solid #000000" fo:border-right="none" fo:border-top="none" fo:border-bottom="0.05pt solid #000000"/>
    </style:style>
    <style:style style:name="Tabelle49.C13" style:family="table-cell">
      <style:table-cell-properties fo:padding="0.097cm" fo:border-left="0.05pt solid #000000" fo:border-right="none" fo:border-top="none" fo:border-bottom="0.05pt solid #000000"/>
    </style:style>
    <style:style style:name="Tabelle49.D13" style:family="table-cell">
      <style:table-cell-properties fo:padding="0.097cm" fo:border-left="0.05pt solid #000000" fo:border-right="none" fo:border-top="none" fo:border-bottom="0.05pt solid #000000"/>
    </style:style>
    <style:style style:name="Tabelle49.E13" style:family="table-cell">
      <style:table-cell-properties fo:padding="0.097cm" fo:border-left="0.05pt solid #000000" fo:border-right="0.05pt solid #000000" fo:border-top="none" fo:border-bottom="0.05pt solid #000000"/>
    </style:style>
    <style:style style:name="Tabelle49.A14" style:family="table-cell">
      <style:table-cell-properties fo:padding="0.097cm" fo:border-left="0.05pt solid #000000" fo:border-right="none" fo:border-top="none" fo:border-bottom="0.05pt solid #000000"/>
    </style:style>
    <style:style style:name="Tabelle49.B14" style:family="table-cell">
      <style:table-cell-properties fo:padding="0.097cm" fo:border-left="0.05pt solid #000000" fo:border-right="none" fo:border-top="none" fo:border-bottom="0.05pt solid #000000"/>
    </style:style>
    <style:style style:name="Tabelle49.C14" style:family="table-cell">
      <style:table-cell-properties fo:padding="0.097cm" fo:border-left="0.05pt solid #000000" fo:border-right="none" fo:border-top="none" fo:border-bottom="0.05pt solid #000000"/>
    </style:style>
    <style:style style:name="Tabelle49.D14" style:family="table-cell">
      <style:table-cell-properties fo:padding="0.097cm" fo:border-left="0.05pt solid #000000" fo:border-right="none" fo:border-top="none" fo:border-bottom="0.05pt solid #000000"/>
    </style:style>
    <style:style style:name="Tabelle49.E14" style:family="table-cell">
      <style:table-cell-properties fo:padding="0.097cm" fo:border-left="0.05pt solid #000000" fo:border-right="0.05pt solid #000000" fo:border-top="none" fo:border-bottom="0.05pt solid #000000"/>
    </style:style>
    <style:style style:name="Tabelle49.A15" style:family="table-cell">
      <style:table-cell-properties fo:padding="0.097cm" fo:border-left="0.05pt solid #000000" fo:border-right="none" fo:border-top="none" fo:border-bottom="0.05pt solid #000000"/>
    </style:style>
    <style:style style:name="Tabelle49.B15" style:family="table-cell">
      <style:table-cell-properties fo:padding="0.097cm" fo:border-left="0.05pt solid #000000" fo:border-right="none" fo:border-top="none" fo:border-bottom="0.05pt solid #000000"/>
    </style:style>
    <style:style style:name="Tabelle49.C15" style:family="table-cell">
      <style:table-cell-properties fo:padding="0.097cm" fo:border-left="0.05pt solid #000000" fo:border-right="none" fo:border-top="none" fo:border-bottom="0.05pt solid #000000"/>
    </style:style>
    <style:style style:name="Tabelle49.D15" style:family="table-cell">
      <style:table-cell-properties fo:padding="0.097cm" fo:border-left="0.05pt solid #000000" fo:border-right="none" fo:border-top="none" fo:border-bottom="0.05pt solid #000000"/>
    </style:style>
    <style:style style:name="Tabelle49.E15" style:family="table-cell">
      <style:table-cell-properties fo:padding="0.097cm" fo:border-left="0.05pt solid #000000" fo:border-right="0.05pt solid #000000" fo:border-top="none" fo:border-bottom="0.05pt solid #000000"/>
    </style:style>
    <style:style style:name="Tabelle49.A16" style:family="table-cell">
      <style:table-cell-properties fo:padding="0.097cm" fo:border-left="0.05pt solid #000000" fo:border-right="none" fo:border-top="none" fo:border-bottom="0.05pt solid #000000"/>
    </style:style>
    <style:style style:name="Tabelle49.B16" style:family="table-cell">
      <style:table-cell-properties fo:padding="0.097cm" fo:border-left="0.05pt solid #000000" fo:border-right="none" fo:border-top="none" fo:border-bottom="0.05pt solid #000000"/>
    </style:style>
    <style:style style:name="Tabelle49.C16" style:family="table-cell">
      <style:table-cell-properties fo:padding="0.097cm" fo:border-left="0.05pt solid #000000" fo:border-right="none" fo:border-top="none" fo:border-bottom="0.05pt solid #000000"/>
    </style:style>
    <style:style style:name="Tabelle49.D16" style:family="table-cell">
      <style:table-cell-properties fo:padding="0.097cm" fo:border-left="0.05pt solid #000000" fo:border-right="none" fo:border-top="none" fo:border-bottom="0.05pt solid #000000"/>
    </style:style>
    <style:style style:name="Tabelle49.E16" style:family="table-cell">
      <style:table-cell-properties fo:padding="0.097cm" fo:border-left="0.05pt solid #000000" fo:border-right="0.05pt solid #000000" fo:border-top="none" fo:border-bottom="0.05pt solid #000000"/>
    </style:style>
    <style:style style:name="Tabelle49.A17" style:family="table-cell">
      <style:table-cell-properties fo:padding="0.097cm" fo:border-left="0.05pt solid #000000" fo:border-right="none" fo:border-top="none" fo:border-bottom="0.05pt solid #000000"/>
    </style:style>
    <style:style style:name="Tabelle49.B17" style:family="table-cell">
      <style:table-cell-properties fo:padding="0.097cm" fo:border-left="0.05pt solid #000000" fo:border-right="none" fo:border-top="none" fo:border-bottom="0.05pt solid #000000"/>
    </style:style>
    <style:style style:name="Tabelle49.C17" style:family="table-cell">
      <style:table-cell-properties fo:padding="0.097cm" fo:border-left="0.05pt solid #000000" fo:border-right="none" fo:border-top="none" fo:border-bottom="0.05pt solid #000000"/>
    </style:style>
    <style:style style:name="Tabelle49.D17" style:family="table-cell">
      <style:table-cell-properties fo:padding="0.097cm" fo:border-left="0.05pt solid #000000" fo:border-right="none" fo:border-top="none" fo:border-bottom="0.05pt solid #000000"/>
    </style:style>
    <style:style style:name="Tabelle49.E17" style:family="table-cell">
      <style:table-cell-properties fo:padding="0.097cm" fo:border-left="0.05pt solid #000000" fo:border-right="0.05pt solid #000000" fo:border-top="none" fo:border-bottom="0.05pt solid #000000"/>
    </style:style>
    <style:style style:name="Tabelle49.A18" style:family="table-cell">
      <style:table-cell-properties fo:padding="0.097cm" fo:border-left="0.05pt solid #000000" fo:border-right="none" fo:border-top="none" fo:border-bottom="0.05pt solid #000000"/>
    </style:style>
    <style:style style:name="Tabelle49.B18" style:family="table-cell">
      <style:table-cell-properties fo:padding="0.097cm" fo:border-left="0.05pt solid #000000" fo:border-right="none" fo:border-top="none" fo:border-bottom="0.05pt solid #000000"/>
    </style:style>
    <style:style style:name="Tabelle49.C18" style:family="table-cell">
      <style:table-cell-properties fo:padding="0.097cm" fo:border-left="0.05pt solid #000000" fo:border-right="none" fo:border-top="none" fo:border-bottom="0.05pt solid #000000"/>
    </style:style>
    <style:style style:name="Tabelle49.D18" style:family="table-cell">
      <style:table-cell-properties fo:padding="0.097cm" fo:border-left="0.05pt solid #000000" fo:border-right="none" fo:border-top="none" fo:border-bottom="0.05pt solid #000000"/>
    </style:style>
    <style:style style:name="Tabelle49.E18" style:family="table-cell">
      <style:table-cell-properties fo:padding="0.097cm" fo:border-left="0.05pt solid #000000" fo:border-right="0.05pt solid #000000" fo:border-top="none" fo:border-bottom="0.05pt solid #000000"/>
    </style:style>
    <style:style style:name="Tabelle49.A19" style:family="table-cell">
      <style:table-cell-properties fo:padding="0.097cm" fo:border-left="0.05pt solid #000000" fo:border-right="none" fo:border-top="none" fo:border-bottom="0.05pt solid #000000"/>
    </style:style>
    <style:style style:name="Tabelle49.B19" style:family="table-cell">
      <style:table-cell-properties fo:padding="0.097cm" fo:border-left="0.05pt solid #000000" fo:border-right="none" fo:border-top="none" fo:border-bottom="0.05pt solid #000000"/>
    </style:style>
    <style:style style:name="Tabelle49.C19" style:family="table-cell">
      <style:table-cell-properties fo:padding="0.097cm" fo:border-left="0.05pt solid #000000" fo:border-right="none" fo:border-top="none" fo:border-bottom="0.05pt solid #000000"/>
    </style:style>
    <style:style style:name="Tabelle49.D19" style:family="table-cell">
      <style:table-cell-properties fo:padding="0.097cm" fo:border-left="0.05pt solid #000000" fo:border-right="none" fo:border-top="none" fo:border-bottom="0.05pt solid #000000"/>
    </style:style>
    <style:style style:name="Tabelle49.E19" style:family="table-cell">
      <style:table-cell-properties fo:padding="0.097cm" fo:border-left="0.05pt solid #000000" fo:border-right="0.05pt solid #000000" fo:border-top="none" fo:border-bottom="0.05pt solid #000000"/>
    </style:style>
    <style:style style:name="Tabelle49.A20" style:family="table-cell">
      <style:table-cell-properties fo:padding="0.097cm" fo:border-left="0.05pt solid #000000" fo:border-right="none" fo:border-top="none" fo:border-bottom="0.05pt solid #000000"/>
    </style:style>
    <style:style style:name="Tabelle49.B20" style:family="table-cell">
      <style:table-cell-properties fo:padding="0.097cm" fo:border-left="0.05pt solid #000000" fo:border-right="none" fo:border-top="none" fo:border-bottom="0.05pt solid #000000"/>
    </style:style>
    <style:style style:name="Tabelle49.C20" style:family="table-cell">
      <style:table-cell-properties fo:padding="0.097cm" fo:border-left="0.05pt solid #000000" fo:border-right="none" fo:border-top="none" fo:border-bottom="0.05pt solid #000000"/>
    </style:style>
    <style:style style:name="Tabelle49.D20" style:family="table-cell">
      <style:table-cell-properties fo:padding="0.097cm" fo:border-left="0.05pt solid #000000" fo:border-right="none" fo:border-top="none" fo:border-bottom="0.05pt solid #000000"/>
    </style:style>
    <style:style style:name="Tabelle49.E20" style:family="table-cell">
      <style:table-cell-properties fo:padding="0.097cm" fo:border-left="0.05pt solid #000000" fo:border-right="0.05pt solid #000000" fo:border-top="none" fo:border-bottom="0.05pt solid #000000"/>
    </style:style>
    <style:style style:name="Tabelle49.A21" style:family="table-cell">
      <style:table-cell-properties fo:padding="0.097cm" fo:border-left="0.05pt solid #000000" fo:border-right="none" fo:border-top="none" fo:border-bottom="0.05pt solid #000000"/>
    </style:style>
    <style:style style:name="Tabelle49.B21" style:family="table-cell">
      <style:table-cell-properties fo:padding="0.097cm" fo:border-left="0.05pt solid #000000" fo:border-right="none" fo:border-top="none" fo:border-bottom="0.05pt solid #000000"/>
    </style:style>
    <style:style style:name="Tabelle49.C21" style:family="table-cell">
      <style:table-cell-properties fo:padding="0.097cm" fo:border-left="0.05pt solid #000000" fo:border-right="none" fo:border-top="none" fo:border-bottom="0.05pt solid #000000"/>
    </style:style>
    <style:style style:name="Tabelle49.D21" style:family="table-cell">
      <style:table-cell-properties fo:padding="0.097cm" fo:border-left="0.05pt solid #000000" fo:border-right="none" fo:border-top="none" fo:border-bottom="0.05pt solid #000000"/>
    </style:style>
    <style:style style:name="Tabelle49.E21" style:family="table-cell">
      <style:table-cell-properties fo:padding="0.097cm" fo:border-left="0.05pt solid #000000" fo:border-right="0.05pt solid #000000" fo:border-top="none" fo:border-bottom="0.05pt solid #000000"/>
    </style:style>
    <style:style style:name="Tabelle51" style:family="table">
      <style:table-properties style:width="18.5cm" fo:margin-left="0cm" table:align="left"/>
    </style:style>
    <style:style style:name="Tabelle51.A" style:family="table-column">
      <style:table-column-properties style:column-width="18.5cm"/>
    </style:style>
    <style:style style:name="Tabelle51.1" style:family="table-row">
      <style:table-row-properties fo:keep-together="always"/>
    </style:style>
    <style:style style:name="Tabelle51.A1" style:family="table-cell">
      <style:table-cell-properties fo:background-color="#cfe7f5" fo:padding="0.097cm" fo:border="0.05pt solid #000000">
        <style:background-image/>
      </style:table-cell-properties>
    </style:style>
    <style:style style:name="Tabelle52" style:family="table">
      <style:table-properties style:width="18.5cm" fo:margin-left="0cm" table:align="left"/>
    </style:style>
    <style:style style:name="Tabelle52.A" style:family="table-column">
      <style:table-column-properties style:column-width="3.896cm"/>
    </style:style>
    <style:style style:name="Tabelle52.B" style:family="table-column">
      <style:table-column-properties style:column-width="3.704cm"/>
    </style:style>
    <style:style style:name="Tabelle52.C" style:family="table-column">
      <style:table-column-properties style:column-width="4.209cm"/>
    </style:style>
    <style:style style:name="Tabelle52.D" style:family="table-column">
      <style:table-column-properties style:column-width="2.699cm"/>
    </style:style>
    <style:style style:name="Tabelle52.E" style:family="table-column">
      <style:table-column-properties style:column-width="3.992cm"/>
    </style:style>
    <style:style style:name="Tabelle52.1" style:family="table-row">
      <style:table-row-properties fo:keep-together="always"/>
    </style:style>
    <style:style style:name="Tabelle52.A1" style:family="table-cell">
      <style:table-cell-properties fo:background-color="#cfe7f5" fo:padding="0.097cm" fo:border="0.05pt solid #000000">
        <style:background-image/>
      </style:table-cell-properties>
    </style:style>
    <style:style style:name="Tabelle52.A2" style:family="table-cell">
      <style:table-cell-properties fo:background-color="#999999" fo:padding="0.097cm" fo:border-left="0.05pt solid #000000" fo:border-right="none" fo:border-top="none" fo:border-bottom="0.05pt solid #000000">
        <style:background-image/>
      </style:table-cell-properties>
    </style:style>
    <style:style style:name="Tabelle5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none" fo:border-top="none" fo:border-bottom="0.05pt solid #000000"/>
    </style:style>
    <style:style style:name="Tabelle52.C3" style:family="table-cell">
      <style:table-cell-properties fo:padding="0.097cm" fo:border-left="0.05pt solid #000000" fo:border-right="none" fo:border-top="none" fo:border-bottom="0.05pt solid #000000"/>
    </style:style>
    <style:style style:name="Tabelle52.D3" style:family="table-cell">
      <style:table-cell-properties fo:padding="0.097cm" fo:border-left="0.05pt solid #000000" fo:border-right="none" fo:border-top="none" fo:border-bottom="0.05pt solid #000000"/>
    </style:style>
    <style:style style:name="Tabelle52.E3" style:family="table-cell">
      <style:table-cell-properties fo:padding="0.097cm" fo:border-left="0.05pt solid #000000" fo:border-right="0.05pt solid #000000" fo:border-top="none" fo:border-bottom="0.05pt solid #000000"/>
    </style:style>
    <style:style style:name="Tabelle53" style:family="table">
      <style:table-properties style:width="18.5cm" fo:margin-left="0cm" table:align="left"/>
    </style:style>
    <style:style style:name="Tabelle53.A" style:family="table-column">
      <style:table-column-properties style:column-width="18.5cm"/>
    </style:style>
    <style:style style:name="Tabelle53.1" style:family="table-row">
      <style:table-row-properties fo:keep-together="always"/>
    </style:style>
    <style:style style:name="Tabelle53.A1" style:family="table-cell">
      <style:table-cell-properties fo:background-color="#cfe7f5" fo:padding="0.097cm" fo:border="0.05pt solid #000000">
        <style:background-image/>
      </style:table-cell-properties>
    </style:style>
    <style:style style:name="Tabelle54" style:family="table">
      <style:table-properties style:width="18.5cm" fo:margin-left="0cm" table:align="left"/>
    </style:style>
    <style:style style:name="Tabelle54.A" style:family="table-column">
      <style:table-column-properties style:column-width="3.896cm"/>
    </style:style>
    <style:style style:name="Tabelle54.B" style:family="table-column">
      <style:table-column-properties style:column-width="3.704cm"/>
    </style:style>
    <style:style style:name="Tabelle54.C" style:family="table-column">
      <style:table-column-properties style:column-width="4.209cm"/>
    </style:style>
    <style:style style:name="Tabelle54.D" style:family="table-column">
      <style:table-column-properties style:column-width="2.699cm"/>
    </style:style>
    <style:style style:name="Tabelle54.E" style:family="table-column">
      <style:table-column-properties style:column-width="3.992cm"/>
    </style:style>
    <style:style style:name="Tabelle54.1" style:family="table-row">
      <style:table-row-properties fo:keep-together="always"/>
    </style:style>
    <style:style style:name="Tabelle54.A1" style:family="table-cell">
      <style:table-cell-properties fo:background-color="#cfe7f5" fo:padding="0.097cm" fo:border="0.05pt solid #000000">
        <style:background-image/>
      </style:table-cell-properties>
    </style:style>
    <style:style style:name="Tabelle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4.E2" style:family="table-cell">
      <style:table-cell-properties fo:background-color="#999999" fo:padding="0.097cm" fo:border="0.05pt solid #000000">
        <style:background-image/>
      </style:table-cell-properties>
    </style:style>
    <style:style style:name="Tabelle54.A3" style:family="table-cell">
      <style:table-cell-properties fo:background-color="#ffffff" fo:padding="0.097cm" fo:border-left="0.05pt solid #000000" fo:border-right="none" fo:border-top="none" fo:border-bottom="0.05pt solid #000000">
        <style:background-image/>
      </style:table-cell-properties>
    </style:style>
    <style:style style:name="Tabelle5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55" style:family="table">
      <style:table-properties style:width="18.5cm" fo:margin-left="0cm" table:align="left"/>
    </style:style>
    <style:style style:name="Tabelle55.A" style:family="table-column">
      <style:table-column-properties style:column-width="18.5cm"/>
    </style:style>
    <style:style style:name="Tabelle55.1" style:family="table-row">
      <style:table-row-properties fo:keep-together="always"/>
    </style:style>
    <style:style style:name="Tabelle55.A1" style:family="table-cell">
      <style:table-cell-properties fo:background-color="#cfe7f5" fo:padding="0.097cm" fo:border="0.05pt solid #000000">
        <style:background-image/>
      </style:table-cell-properties>
    </style:style>
    <style:style style:name="Tabelle56" style:family="table">
      <style:table-properties style:width="18.5cm" fo:margin-left="0cm" table:align="left"/>
    </style:style>
    <style:style style:name="Tabelle56.A" style:family="table-column">
      <style:table-column-properties style:column-width="3.896cm"/>
    </style:style>
    <style:style style:name="Tabelle56.B" style:family="table-column">
      <style:table-column-properties style:column-width="3.704cm"/>
    </style:style>
    <style:style style:name="Tabelle56.C" style:family="table-column">
      <style:table-column-properties style:column-width="4.209cm"/>
    </style:style>
    <style:style style:name="Tabelle56.D" style:family="table-column">
      <style:table-column-properties style:column-width="2.699cm"/>
    </style:style>
    <style:style style:name="Tabelle56.E" style:family="table-column">
      <style:table-column-properties style:column-width="3.992cm"/>
    </style:style>
    <style:style style:name="Tabelle56.1" style:family="table-row">
      <style:table-row-properties fo:keep-together="always"/>
    </style:style>
    <style:style style:name="Tabelle56.A1" style:family="table-cell">
      <style:table-cell-properties fo:background-color="#cfe7f5" fo:padding="0.097cm" fo:border="0.05pt solid #000000">
        <style:background-image/>
      </style:table-cell-properties>
    </style:style>
    <style:style style:name="Tabelle56.A2" style:family="table-cell">
      <style:table-cell-properties fo:padding="0.097cm" fo:border-left="0.05pt solid #000000" fo:border-right="none" fo:border-top="0.05pt solid #000000" fo:border-bottom="0.05pt solid #000000"/>
    </style:style>
    <style:style style:name="Tabelle56.B2" style:family="table-cell">
      <style:table-cell-properties fo:padding="0.097cm" fo:border-left="0.05pt solid #000000" fo:border-right="none" fo:border-top="0.05pt solid #000000" fo:border-bottom="0.05pt solid #000000"/>
    </style:style>
    <style:style style:name="Tabelle56.C2" style:family="table-cell">
      <style:table-cell-properties fo:padding="0.097cm" fo:border-left="0.05pt solid #000000" fo:border-right="none" fo:border-top="0.05pt solid #000000" fo:border-bottom="0.05pt solid #000000"/>
    </style:style>
    <style:style style:name="Tabelle56.D2" style:family="table-cell">
      <style:table-cell-properties fo:padding="0.097cm" fo:border-left="0.05pt solid #000000" fo:border-right="none" fo:border-top="0.05pt solid #000000" fo:border-bottom="0.05pt solid #000000"/>
    </style:style>
    <style:style style:name="Tabelle56.E2" style:family="table-cell">
      <style:table-cell-properties fo:padding="0.097cm" fo:border="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none" fo:border-top="none" fo:border-bottom="0.05pt solid #000000"/>
    </style:style>
    <style:style style:name="Tabelle56.D3" style:family="table-cell">
      <style:table-cell-properties fo:padding="0.097cm" fo:border-left="0.05pt solid #000000" fo:border-right="none" fo:border-top="none" fo:border-bottom="0.05pt solid #000000"/>
    </style:style>
    <style:style style:name="Tabelle56.E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none" fo:border-top="none" fo:border-bottom="0.05pt solid #000000"/>
    </style:style>
    <style:style style:name="Tabelle56.D4" style:family="table-cell">
      <style:table-cell-properties fo:padding="0.097cm" fo:border-left="0.05pt solid #000000" fo:border-right="none" fo:border-top="none" fo:border-bottom="0.05pt solid #000000"/>
    </style:style>
    <style:style style:name="Tabelle56.E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none" fo:border-top="none" fo:border-bottom="0.05pt solid #000000"/>
    </style:style>
    <style:style style:name="Tabelle56.D5" style:family="table-cell">
      <style:table-cell-properties fo:padding="0.097cm" fo:border-left="0.05pt solid #000000" fo:border-right="none" fo:border-top="none" fo:border-bottom="0.05pt solid #000000"/>
    </style:style>
    <style:style style:name="Tabelle56.E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none" fo:border-top="none" fo:border-bottom="0.05pt solid #000000"/>
    </style:style>
    <style:style style:name="Tabelle56.B6" style:family="table-cell">
      <style:table-cell-properties fo:padding="0.097cm" fo:border-left="0.05pt solid #000000" fo:border-right="none" fo:border-top="none" fo:border-bottom="0.05pt solid #000000"/>
    </style:style>
    <style:style style:name="Tabelle56.C6" style:family="table-cell">
      <style:table-cell-properties fo:padding="0.097cm" fo:border-left="0.05pt solid #000000" fo:border-right="none" fo:border-top="none" fo:border-bottom="0.05pt solid #000000"/>
    </style:style>
    <style:style style:name="Tabelle56.D6" style:family="table-cell">
      <style:table-cell-properties fo:padding="0.097cm" fo:border-left="0.05pt solid #000000" fo:border-right="none" fo:border-top="none" fo:border-bottom="0.05pt solid #000000"/>
    </style:style>
    <style:style style:name="Tabelle56.E6" style:family="table-cell">
      <style:table-cell-properties fo:padding="0.097cm" fo:border-left="0.05pt solid #000000" fo:border-right="0.05pt solid #000000" fo:border-top="none" fo:border-bottom="0.05pt solid #000000"/>
    </style:style>
    <style:style style:name="Tabelle56.A7" style:family="table-cell">
      <style:table-cell-properties fo:padding="0.097cm" fo:border-left="0.05pt solid #000000" fo:border-right="none" fo:border-top="none" fo:border-bottom="0.05pt solid #000000"/>
    </style:style>
    <style:style style:name="Tabelle56.B7" style:family="table-cell">
      <style:table-cell-properties fo:padding="0.097cm" fo:border-left="0.05pt solid #000000" fo:border-right="none" fo:border-top="none" fo:border-bottom="0.05pt solid #000000"/>
    </style:style>
    <style:style style:name="Tabelle56.C7" style:family="table-cell">
      <style:table-cell-properties fo:padding="0.097cm" fo:border-left="0.05pt solid #000000" fo:border-right="none" fo:border-top="none" fo:border-bottom="0.05pt solid #000000"/>
    </style:style>
    <style:style style:name="Tabelle56.D7" style:family="table-cell">
      <style:table-cell-properties fo:padding="0.097cm" fo:border-left="0.05pt solid #000000" fo:border-right="none" fo:border-top="none" fo:border-bottom="0.05pt solid #000000"/>
    </style:style>
    <style:style style:name="Tabelle56.E7" style:family="table-cell">
      <style:table-cell-properties fo:padding="0.097cm" fo:border-left="0.05pt solid #000000" fo:border-right="0.05pt solid #000000" fo:border-top="none" fo:border-bottom="0.05pt solid #000000"/>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none" fo:border-top="none" fo:border-bottom="0.05pt solid #000000"/>
    </style:style>
    <style:style style:name="Tabelle56.C8" style:family="table-cell">
      <style:table-cell-properties fo:padding="0.097cm" fo:border-left="0.05pt solid #000000" fo:border-right="none" fo:border-top="none" fo:border-bottom="0.05pt solid #000000"/>
    </style:style>
    <style:style style:name="Tabelle56.D8" style:family="table-cell">
      <style:table-cell-properties fo:padding="0.097cm" fo:border-left="0.05pt solid #000000" fo:border-right="none" fo:border-top="none" fo:border-bottom="0.05pt solid #000000"/>
    </style:style>
    <style:style style:name="Tabelle56.E8" style:family="table-cell">
      <style:table-cell-properties fo:padding="0.097cm" fo:border-left="0.05pt solid #000000" fo:border-right="0.05pt solid #000000" fo:border-top="none" fo:border-bottom="0.05pt solid #000000"/>
    </style:style>
    <style:style style:name="Tabelle56.A9" style:family="table-cell">
      <style:table-cell-properties fo:padding="0.097cm" fo:border-left="0.05pt solid #000000" fo:border-right="none" fo:border-top="none" fo:border-bottom="0.05pt solid #000000"/>
    </style:style>
    <style:style style:name="Tabelle56.B9" style:family="table-cell">
      <style:table-cell-properties fo:padding="0.097cm" fo:border-left="0.05pt solid #000000" fo:border-right="none" fo:border-top="none" fo:border-bottom="0.05pt solid #000000"/>
    </style:style>
    <style:style style:name="Tabelle56.C9" style:family="table-cell">
      <style:table-cell-properties fo:padding="0.097cm" fo:border-left="0.05pt solid #000000" fo:border-right="none" fo:border-top="none" fo:border-bottom="0.05pt solid #000000"/>
    </style:style>
    <style:style style:name="Tabelle56.D9" style:family="table-cell">
      <style:table-cell-properties fo:padding="0.097cm" fo:border-left="0.05pt solid #000000" fo:border-right="none" fo:border-top="none" fo:border-bottom="0.05pt solid #000000"/>
    </style:style>
    <style:style style:name="Tabelle56.E9" style:family="table-cell">
      <style:table-cell-properties fo:padding="0.097cm" fo:border-left="0.05pt solid #000000" fo:border-right="0.05pt solid #000000" fo:border-top="none" fo:border-bottom="0.05pt solid #000000"/>
    </style:style>
    <style:style style:name="Tabelle57" style:family="table">
      <style:table-properties style:width="18.5cm" fo:margin-left="0cm" table:align="left"/>
    </style:style>
    <style:style style:name="Tabelle57.A" style:family="table-column">
      <style:table-column-properties style:column-width="18.5cm"/>
    </style:style>
    <style:style style:name="Tabelle57.1" style:family="table-row">
      <style:table-row-properties fo:keep-together="always"/>
    </style:style>
    <style:style style:name="Tabelle57.A1" style:family="table-cell">
      <style:table-cell-properties fo:background-color="#cfe7f5" fo:padding="0.097cm" fo:border="0.05pt solid #000000">
        <style:background-image/>
      </style:table-cell-properties>
    </style:style>
    <style:style style:name="Tabelle58" style:family="table">
      <style:table-properties style:width="18.5cm" fo:margin-left="0cm" table:align="left"/>
    </style:style>
    <style:style style:name="Tabelle58.A" style:family="table-column">
      <style:table-column-properties style:column-width="3.896cm"/>
    </style:style>
    <style:style style:name="Tabelle58.B" style:family="table-column">
      <style:table-column-properties style:column-width="3.704cm"/>
    </style:style>
    <style:style style:name="Tabelle58.C" style:family="table-column">
      <style:table-column-properties style:column-width="4.209cm"/>
    </style:style>
    <style:style style:name="Tabelle58.D" style:family="table-column">
      <style:table-column-properties style:column-width="2.699cm"/>
    </style:style>
    <style:style style:name="Tabelle58.E" style:family="table-column">
      <style:table-column-properties style:column-width="3.992cm"/>
    </style:style>
    <style:style style:name="Tabelle58.1" style:family="table-row">
      <style:table-row-properties fo:keep-together="always"/>
    </style:style>
    <style:style style:name="Tabelle58.A1" style:family="table-cell">
      <style:table-cell-properties fo:background-color="#cfe7f5" fo:padding="0.097cm" fo:border="0.05pt solid #000000">
        <style:background-image/>
      </style:table-cell-properties>
    </style:style>
    <style:style style:name="Tabelle5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8.E2" style:family="table-cell">
      <style:table-cell-properties fo:background-color="#999999" fo:padding="0.097cm" fo:border="0.05pt solid #000000">
        <style:background-image/>
      </style:table-cell-properties>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none" fo:border-top="none" fo:border-bottom="0.05pt solid #000000"/>
    </style:style>
    <style:style style:name="Tabelle58.D3" style:family="table-cell">
      <style:table-cell-properties fo:padding="0.097cm" fo:border-left="0.05pt solid #000000" fo:border-right="none" fo:border-top="none" fo:border-bottom="0.05pt solid #000000"/>
    </style:style>
    <style:style style:name="Tabelle58.E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none" fo:border-top="none" fo:border-bottom="0.05pt solid #000000"/>
    </style:style>
    <style:style style:name="Tabelle58.D4" style:family="table-cell">
      <style:table-cell-properties fo:padding="0.097cm" fo:border-left="0.05pt solid #000000" fo:border-right="none" fo:border-top="none" fo:border-bottom="0.05pt solid #000000"/>
    </style:style>
    <style:style style:name="Tabelle58.E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none" fo:border-top="none" fo:border-bottom="0.05pt solid #000000"/>
    </style:style>
    <style:style style:name="Tabelle58.D5" style:family="table-cell">
      <style:table-cell-properties fo:padding="0.097cm" fo:border-left="0.05pt solid #000000" fo:border-right="none" fo:border-top="none" fo:border-bottom="0.05pt solid #000000"/>
    </style:style>
    <style:style style:name="Tabelle58.E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none" fo:border-top="none" fo:border-bottom="0.05pt solid #000000"/>
    </style:style>
    <style:style style:name="Tabelle58.D6" style:family="table-cell">
      <style:table-cell-properties fo:padding="0.097cm" fo:border-left="0.05pt solid #000000" fo:border-right="none" fo:border-top="none" fo:border-bottom="0.05pt solid #000000"/>
    </style:style>
    <style:style style:name="Tabelle58.E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none" fo:border-top="none" fo:border-bottom="0.05pt solid #000000"/>
    </style:style>
    <style:style style:name="Tabelle58.D7" style:family="table-cell">
      <style:table-cell-properties fo:padding="0.097cm" fo:border-left="0.05pt solid #000000" fo:border-right="none" fo:border-top="none" fo:border-bottom="0.05pt solid #000000"/>
    </style:style>
    <style:style style:name="Tabelle58.E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none" fo:border-top="none" fo:border-bottom="0.05pt solid #000000"/>
    </style:style>
    <style:style style:name="Tabelle58.D8" style:family="table-cell">
      <style:table-cell-properties fo:padding="0.097cm" fo:border-left="0.05pt solid #000000" fo:border-right="none" fo:border-top="none" fo:border-bottom="0.05pt solid #000000"/>
    </style:style>
    <style:style style:name="Tabelle58.E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none" fo:border-top="none" fo:border-bottom="0.05pt solid #000000"/>
    </style:style>
    <style:style style:name="Tabelle58.D9" style:family="table-cell">
      <style:table-cell-properties fo:padding="0.097cm" fo:border-left="0.05pt solid #000000" fo:border-right="none" fo:border-top="none" fo:border-bottom="0.05pt solid #000000"/>
    </style:style>
    <style:style style:name="Tabelle58.E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none" fo:border-top="none" fo:border-bottom="0.05pt solid #000000"/>
    </style:style>
    <style:style style:name="Tabelle58.D10" style:family="table-cell">
      <style:table-cell-properties fo:padding="0.097cm" fo:border-left="0.05pt solid #000000" fo:border-right="none" fo:border-top="none" fo:border-bottom="0.05pt solid #000000"/>
    </style:style>
    <style:style style:name="Tabelle58.E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none" fo:border-top="none" fo:border-bottom="0.05pt solid #000000"/>
    </style:style>
    <style:style style:name="Tabelle58.B11" style:family="table-cell">
      <style:table-cell-properties fo:padding="0.097cm" fo:border-left="0.05pt solid #000000" fo:border-right="none" fo:border-top="none" fo:border-bottom="0.05pt solid #000000"/>
    </style:style>
    <style:style style:name="Tabelle58.C11" style:family="table-cell">
      <style:table-cell-properties fo:padding="0.097cm" fo:border-left="0.05pt solid #000000" fo:border-right="none" fo:border-top="none" fo:border-bottom="0.05pt solid #000000"/>
    </style:style>
    <style:style style:name="Tabelle58.D11" style:family="table-cell">
      <style:table-cell-properties fo:padding="0.097cm" fo:border-left="0.05pt solid #000000" fo:border-right="none" fo:border-top="none" fo:border-bottom="0.05pt solid #000000"/>
    </style:style>
    <style:style style:name="Tabelle58.E11" style:family="table-cell">
      <style:table-cell-properties fo:padding="0.097cm" fo:border-left="0.05pt solid #000000" fo:border-right="0.05pt solid #000000" fo:border-top="none" fo:border-bottom="0.05pt solid #000000"/>
    </style:style>
    <style:style style:name="Tabelle58.A12" style:family="table-cell">
      <style:table-cell-properties fo:padding="0.097cm" fo:border-left="0.05pt solid #000000" fo:border-right="none" fo:border-top="none" fo:border-bottom="0.05pt solid #000000"/>
    </style:style>
    <style:style style:name="Tabelle58.B12" style:family="table-cell">
      <style:table-cell-properties fo:padding="0.097cm" fo:border-left="0.05pt solid #000000" fo:border-right="none" fo:border-top="none" fo:border-bottom="0.05pt solid #000000"/>
    </style:style>
    <style:style style:name="Tabelle58.C12" style:family="table-cell">
      <style:table-cell-properties fo:padding="0.097cm" fo:border-left="0.05pt solid #000000" fo:border-right="none" fo:border-top="none" fo:border-bottom="0.05pt solid #000000"/>
    </style:style>
    <style:style style:name="Tabelle58.D12" style:family="table-cell">
      <style:table-cell-properties fo:padding="0.097cm" fo:border-left="0.05pt solid #000000" fo:border-right="none" fo:border-top="none" fo:border-bottom="0.05pt solid #000000"/>
    </style:style>
    <style:style style:name="Tabelle58.E12" style:family="table-cell">
      <style:table-cell-properties fo:padding="0.097cm" fo:border-left="0.05pt solid #000000" fo:border-right="0.05pt solid #000000" fo:border-top="none" fo:border-bottom="0.05pt solid #000000"/>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none" fo:border-top="none" fo:border-bottom="0.05pt solid #000000"/>
    </style:style>
    <style:style style:name="Tabelle58.C13" style:family="table-cell">
      <style:table-cell-properties fo:padding="0.097cm" fo:border-left="0.05pt solid #000000" fo:border-right="none" fo:border-top="none" fo:border-bottom="0.05pt solid #000000"/>
    </style:style>
    <style:style style:name="Tabelle58.D13" style:family="table-cell">
      <style:table-cell-properties fo:padding="0.097cm" fo:border-left="0.05pt solid #000000" fo:border-right="none" fo:border-top="none" fo:border-bottom="0.05pt solid #000000"/>
    </style:style>
    <style:style style:name="Tabelle58.E13" style:family="table-cell">
      <style:table-cell-properties fo:padding="0.097cm" fo:border-left="0.05pt solid #000000" fo:border-right="0.05pt solid #000000" fo:border-top="none" fo:border-bottom="0.05pt solid #000000"/>
    </style:style>
    <style:style style:name="Tabelle58.A14" style:family="table-cell">
      <style:table-cell-properties fo:padding="0.097cm" fo:border-left="0.05pt solid #000000" fo:border-right="none" fo:border-top="none" fo:border-bottom="0.05pt solid #000000"/>
    </style:style>
    <style:style style:name="Tabelle58.B14" style:family="table-cell">
      <style:table-cell-properties fo:padding="0.097cm" fo:border-left="0.05pt solid #000000" fo:border-right="none" fo:border-top="none" fo:border-bottom="0.05pt solid #000000"/>
    </style:style>
    <style:style style:name="Tabelle58.C14" style:family="table-cell">
      <style:table-cell-properties fo:padding="0.097cm" fo:border-left="0.05pt solid #000000" fo:border-right="none" fo:border-top="none" fo:border-bottom="0.05pt solid #000000"/>
    </style:style>
    <style:style style:name="Tabelle58.D14" style:family="table-cell">
      <style:table-cell-properties fo:padding="0.097cm" fo:border-left="0.05pt solid #000000" fo:border-right="none" fo:border-top="none" fo:border-bottom="0.05pt solid #000000"/>
    </style:style>
    <style:style style:name="Tabelle58.E14" style:family="table-cell">
      <style:table-cell-properties fo:padding="0.097cm" fo:border-left="0.05pt solid #000000" fo:border-right="0.05pt solid #000000" fo:border-top="none" fo:border-bottom="0.05pt solid #000000"/>
    </style:style>
    <style:style style:name="Tabelle58.A15" style:family="table-cell">
      <style:table-cell-properties fo:padding="0.097cm" fo:border-left="0.05pt solid #000000" fo:border-right="none" fo:border-top="none" fo:border-bottom="0.05pt solid #000000"/>
    </style:style>
    <style:style style:name="Tabelle58.B15" style:family="table-cell">
      <style:table-cell-properties fo:padding="0.097cm" fo:border-left="0.05pt solid #000000" fo:border-right="none" fo:border-top="none" fo:border-bottom="0.05pt solid #000000"/>
    </style:style>
    <style:style style:name="Tabelle58.C15" style:family="table-cell">
      <style:table-cell-properties fo:padding="0.097cm" fo:border-left="0.05pt solid #000000" fo:border-right="none" fo:border-top="none" fo:border-bottom="0.05pt solid #000000"/>
    </style:style>
    <style:style style:name="Tabelle58.D15" style:family="table-cell">
      <style:table-cell-properties fo:padding="0.097cm" fo:border-left="0.05pt solid #000000" fo:border-right="none" fo:border-top="none" fo:border-bottom="0.05pt solid #000000"/>
    </style:style>
    <style:style style:name="Tabelle58.E15" style:family="table-cell">
      <style:table-cell-properties fo:padding="0.097cm" fo:border-left="0.05pt solid #000000" fo:border-right="0.05pt solid #000000" fo:border-top="none" fo:border-bottom="0.05pt solid #000000"/>
    </style:style>
    <style:style style:name="Tabelle58.A16" style:family="table-cell">
      <style:table-cell-properties fo:padding="0.097cm" fo:border-left="0.05pt solid #000000" fo:border-right="none" fo:border-top="none" fo:border-bottom="0.05pt solid #000000"/>
    </style:style>
    <style:style style:name="Tabelle58.B16" style:family="table-cell">
      <style:table-cell-properties fo:padding="0.097cm" fo:border-left="0.05pt solid #000000" fo:border-right="none" fo:border-top="none" fo:border-bottom="0.05pt solid #000000"/>
    </style:style>
    <style:style style:name="Tabelle58.C16" style:family="table-cell">
      <style:table-cell-properties fo:padding="0.097cm" fo:border-left="0.05pt solid #000000" fo:border-right="none" fo:border-top="none" fo:border-bottom="0.05pt solid #000000"/>
    </style:style>
    <style:style style:name="Tabelle58.D16" style:family="table-cell">
      <style:table-cell-properties fo:padding="0.097cm" fo:border-left="0.05pt solid #000000" fo:border-right="none" fo:border-top="none" fo:border-bottom="0.05pt solid #000000"/>
    </style:style>
    <style:style style:name="Tabelle58.E16" style:family="table-cell">
      <style:table-cell-properties fo:padding="0.097cm" fo:border-left="0.05pt solid #000000" fo:border-right="0.05pt solid #000000" fo:border-top="none" fo:border-bottom="0.05pt solid #000000"/>
    </style:style>
    <style:style style:name="Tabelle58.A17" style:family="table-cell">
      <style:table-cell-properties fo:padding="0.097cm" fo:border-left="0.05pt solid #000000" fo:border-right="none" fo:border-top="none" fo:border-bottom="0.05pt solid #000000"/>
    </style:style>
    <style:style style:name="Tabelle58.B17" style:family="table-cell">
      <style:table-cell-properties fo:padding="0.097cm" fo:border-left="0.05pt solid #000000" fo:border-right="none" fo:border-top="none" fo:border-bottom="0.05pt solid #000000"/>
    </style:style>
    <style:style style:name="Tabelle58.C17" style:family="table-cell">
      <style:table-cell-properties fo:padding="0.097cm" fo:border-left="0.05pt solid #000000" fo:border-right="none" fo:border-top="none" fo:border-bottom="0.05pt solid #000000"/>
    </style:style>
    <style:style style:name="Tabelle58.D17" style:family="table-cell">
      <style:table-cell-properties fo:padding="0.097cm" fo:border-left="0.05pt solid #000000" fo:border-right="none" fo:border-top="none" fo:border-bottom="0.05pt solid #000000"/>
    </style:style>
    <style:style style:name="Tabelle58.E17" style:family="table-cell">
      <style:table-cell-properties fo:padding="0.097cm" fo:border-left="0.05pt solid #000000" fo:border-right="0.05pt solid #000000" fo:border-top="none" fo:border-bottom="0.05pt solid #000000"/>
    </style:style>
    <style:style style:name="Tabelle58.A18" style:family="table-cell">
      <style:table-cell-properties fo:padding="0.097cm" fo:border-left="0.05pt solid #000000" fo:border-right="none" fo:border-top="none" fo:border-bottom="0.05pt solid #000000"/>
    </style:style>
    <style:style style:name="Tabelle58.B18" style:family="table-cell">
      <style:table-cell-properties fo:padding="0.097cm" fo:border-left="0.05pt solid #000000" fo:border-right="none" fo:border-top="none" fo:border-bottom="0.05pt solid #000000"/>
    </style:style>
    <style:style style:name="Tabelle58.C18" style:family="table-cell">
      <style:table-cell-properties fo:padding="0.097cm" fo:border-left="0.05pt solid #000000" fo:border-right="none" fo:border-top="none" fo:border-bottom="0.05pt solid #000000"/>
    </style:style>
    <style:style style:name="Tabelle58.D18" style:family="table-cell">
      <style:table-cell-properties fo:padding="0.097cm" fo:border-left="0.05pt solid #000000" fo:border-right="none" fo:border-top="none" fo:border-bottom="0.05pt solid #000000"/>
    </style:style>
    <style:style style:name="Tabelle58.E18" style:family="table-cell">
      <style:table-cell-properties fo:padding="0.097cm" fo:border-left="0.05pt solid #000000" fo:border-right="0.05pt solid #000000" fo:border-top="none" fo:border-bottom="0.05pt solid #000000"/>
    </style:style>
    <style:style style:name="Tabelle58.A19" style:family="table-cell">
      <style:table-cell-properties fo:padding="0.097cm" fo:border-left="0.05pt solid #000000" fo:border-right="none" fo:border-top="none" fo:border-bottom="0.05pt solid #000000"/>
    </style:style>
    <style:style style:name="Tabelle58.B19" style:family="table-cell">
      <style:table-cell-properties fo:padding="0.097cm" fo:border-left="0.05pt solid #000000" fo:border-right="none" fo:border-top="none" fo:border-bottom="0.05pt solid #000000"/>
    </style:style>
    <style:style style:name="Tabelle58.C19" style:family="table-cell">
      <style:table-cell-properties fo:padding="0.097cm" fo:border-left="0.05pt solid #000000" fo:border-right="none" fo:border-top="none" fo:border-bottom="0.05pt solid #000000"/>
    </style:style>
    <style:style style:name="Tabelle58.D19" style:family="table-cell">
      <style:table-cell-properties fo:padding="0.097cm" fo:border-left="0.05pt solid #000000" fo:border-right="none" fo:border-top="none" fo:border-bottom="0.05pt solid #000000"/>
    </style:style>
    <style:style style:name="Tabelle58.E19" style:family="table-cell">
      <style:table-cell-properties fo:padding="0.097cm" fo:border-left="0.05pt solid #000000" fo:border-right="0.05pt solid #000000" fo:border-top="none" fo:border-bottom="0.05pt solid #000000"/>
    </style:style>
    <style:style style:name="Tabelle58.A20" style:family="table-cell">
      <style:table-cell-properties fo:padding="0.097cm" fo:border-left="0.05pt solid #000000" fo:border-right="none" fo:border-top="none" fo:border-bottom="0.05pt solid #000000"/>
    </style:style>
    <style:style style:name="Tabelle58.B20" style:family="table-cell">
      <style:table-cell-properties fo:padding="0.097cm" fo:border-left="0.05pt solid #000000" fo:border-right="none" fo:border-top="none" fo:border-bottom="0.05pt solid #000000"/>
    </style:style>
    <style:style style:name="Tabelle58.C20" style:family="table-cell">
      <style:table-cell-properties fo:padding="0.097cm" fo:border-left="0.05pt solid #000000" fo:border-right="none" fo:border-top="none" fo:border-bottom="0.05pt solid #000000"/>
    </style:style>
    <style:style style:name="Tabelle58.D20" style:family="table-cell">
      <style:table-cell-properties fo:padding="0.097cm" fo:border-left="0.05pt solid #000000" fo:border-right="none" fo:border-top="none" fo:border-bottom="0.05pt solid #000000"/>
    </style:style>
    <style:style style:name="Tabelle58.E20" style:family="table-cell">
      <style:table-cell-properties fo:padding="0.097cm" fo:border-left="0.05pt solid #000000" fo:border-right="0.05pt solid #000000" fo:border-top="none" fo:border-bottom="0.05pt solid #000000"/>
    </style:style>
    <style:style style:name="Tabelle58.A21" style:family="table-cell">
      <style:table-cell-properties fo:padding="0.097cm" fo:border-left="0.05pt solid #000000" fo:border-right="none" fo:border-top="none" fo:border-bottom="0.05pt solid #000000"/>
    </style:style>
    <style:style style:name="Tabelle58.B21" style:family="table-cell">
      <style:table-cell-properties fo:padding="0.097cm" fo:border-left="0.05pt solid #000000" fo:border-right="none" fo:border-top="none" fo:border-bottom="0.05pt solid #000000"/>
    </style:style>
    <style:style style:name="Tabelle58.C21" style:family="table-cell">
      <style:table-cell-properties fo:padding="0.097cm" fo:border-left="0.05pt solid #000000" fo:border-right="none" fo:border-top="none" fo:border-bottom="0.05pt solid #000000"/>
    </style:style>
    <style:style style:name="Tabelle58.D21" style:family="table-cell">
      <style:table-cell-properties fo:padding="0.097cm" fo:border-left="0.05pt solid #000000" fo:border-right="none" fo:border-top="none" fo:border-bottom="0.05pt solid #000000"/>
    </style:style>
    <style:style style:name="Tabelle58.E21" style:family="table-cell">
      <style:table-cell-properties fo:padding="0.097cm" fo:border-left="0.05pt solid #000000" fo:border-right="0.05pt solid #000000" fo:border-top="none" fo:border-bottom="0.05pt solid #000000"/>
    </style:style>
    <style:style style:name="Tabelle58.A22" style:family="table-cell">
      <style:table-cell-properties fo:padding="0.097cm" fo:border-left="0.05pt solid #000000" fo:border-right="none" fo:border-top="none" fo:border-bottom="0.05pt solid #000000"/>
    </style:style>
    <style:style style:name="Tabelle58.B22" style:family="table-cell">
      <style:table-cell-properties fo:padding="0.097cm" fo:border-left="0.05pt solid #000000" fo:border-right="none" fo:border-top="none" fo:border-bottom="0.05pt solid #000000"/>
    </style:style>
    <style:style style:name="Tabelle58.C22" style:family="table-cell">
      <style:table-cell-properties fo:padding="0.097cm" fo:border-left="0.05pt solid #000000" fo:border-right="none" fo:border-top="none" fo:border-bottom="0.05pt solid #000000"/>
    </style:style>
    <style:style style:name="Tabelle58.D22" style:family="table-cell">
      <style:table-cell-properties fo:padding="0.097cm" fo:border-left="0.05pt solid #000000" fo:border-right="none" fo:border-top="none" fo:border-bottom="0.05pt solid #000000"/>
    </style:style>
    <style:style style:name="Tabelle58.E22" style:family="table-cell">
      <style:table-cell-properties fo:padding="0.097cm" fo:border-left="0.05pt solid #000000" fo:border-right="0.05pt solid #000000" fo:border-top="none" fo:border-bottom="0.05pt solid #000000"/>
    </style:style>
    <style:style style:name="Tabelle58.A23" style:family="table-cell">
      <style:table-cell-properties fo:padding="0.097cm" fo:border-left="0.05pt solid #000000" fo:border-right="none" fo:border-top="none" fo:border-bottom="0.05pt solid #000000"/>
    </style:style>
    <style:style style:name="Tabelle58.B23" style:family="table-cell">
      <style:table-cell-properties fo:padding="0.097cm" fo:border-left="0.05pt solid #000000" fo:border-right="none" fo:border-top="none" fo:border-bottom="0.05pt solid #000000"/>
    </style:style>
    <style:style style:name="Tabelle58.C23" style:family="table-cell">
      <style:table-cell-properties fo:padding="0.097cm" fo:border-left="0.05pt solid #000000" fo:border-right="none" fo:border-top="none" fo:border-bottom="0.05pt solid #000000"/>
    </style:style>
    <style:style style:name="Tabelle58.D23" style:family="table-cell">
      <style:table-cell-properties fo:padding="0.097cm" fo:border-left="0.05pt solid #000000" fo:border-right="none" fo:border-top="none" fo:border-bottom="0.05pt solid #000000"/>
    </style:style>
    <style:style style:name="Tabelle58.E23" style:family="table-cell">
      <style:table-cell-properties fo:padding="0.097cm" fo:border-left="0.05pt solid #000000" fo:border-right="0.05pt solid #000000" fo:border-top="none" fo:border-bottom="0.05pt solid #000000"/>
    </style:style>
    <style:style style:name="Tabelle58.A24" style:family="table-cell">
      <style:table-cell-properties fo:padding="0.097cm" fo:border-left="0.05pt solid #000000" fo:border-right="none" fo:border-top="none" fo:border-bottom="0.05pt solid #000000"/>
    </style:style>
    <style:style style:name="Tabelle58.B24" style:family="table-cell">
      <style:table-cell-properties fo:padding="0.097cm" fo:border-left="0.05pt solid #000000" fo:border-right="none" fo:border-top="none" fo:border-bottom="0.05pt solid #000000"/>
    </style:style>
    <style:style style:name="Tabelle58.C24" style:family="table-cell">
      <style:table-cell-properties fo:padding="0.097cm" fo:border-left="0.05pt solid #000000" fo:border-right="none" fo:border-top="none" fo:border-bottom="0.05pt solid #000000"/>
    </style:style>
    <style:style style:name="Tabelle58.D24" style:family="table-cell">
      <style:table-cell-properties fo:padding="0.097cm" fo:border-left="0.05pt solid #000000" fo:border-right="none" fo:border-top="none" fo:border-bottom="0.05pt solid #000000"/>
    </style:style>
    <style:style style:name="Tabelle58.E24" style:family="table-cell">
      <style:table-cell-properties fo:padding="0.097cm" fo:border-left="0.05pt solid #000000" fo:border-right="0.05pt solid #000000" fo:border-top="none" fo:border-bottom="0.05pt solid #000000"/>
    </style:style>
    <style:style style:name="Tabelle58.A25" style:family="table-cell">
      <style:table-cell-properties fo:padding="0.097cm" fo:border-left="0.05pt solid #000000" fo:border-right="none" fo:border-top="none" fo:border-bottom="0.05pt solid #000000"/>
    </style:style>
    <style:style style:name="Tabelle58.B25" style:family="table-cell">
      <style:table-cell-properties fo:padding="0.097cm" fo:border-left="0.05pt solid #000000" fo:border-right="none" fo:border-top="none" fo:border-bottom="0.05pt solid #000000"/>
    </style:style>
    <style:style style:name="Tabelle58.C25" style:family="table-cell">
      <style:table-cell-properties fo:padding="0.097cm" fo:border-left="0.05pt solid #000000" fo:border-right="none" fo:border-top="none" fo:border-bottom="0.05pt solid #000000"/>
    </style:style>
    <style:style style:name="Tabelle58.D25" style:family="table-cell">
      <style:table-cell-properties fo:padding="0.097cm" fo:border-left="0.05pt solid #000000" fo:border-right="none" fo:border-top="none" fo:border-bottom="0.05pt solid #000000"/>
    </style:style>
    <style:style style:name="Tabelle58.E25" style:family="table-cell">
      <style:table-cell-properties fo:padding="0.097cm" fo:border-left="0.05pt solid #000000" fo:border-right="0.05pt solid #000000" fo:border-top="none" fo:border-bottom="0.05pt solid #000000"/>
    </style:style>
    <style:style style:name="Tabelle58.A26" style:family="table-cell">
      <style:table-cell-properties fo:padding="0.097cm" fo:border-left="0.05pt solid #000000" fo:border-right="none" fo:border-top="none" fo:border-bottom="0.05pt solid #000000"/>
    </style:style>
    <style:style style:name="Tabelle58.B26" style:family="table-cell">
      <style:table-cell-properties fo:padding="0.097cm" fo:border-left="0.05pt solid #000000" fo:border-right="none" fo:border-top="none" fo:border-bottom="0.05pt solid #000000"/>
    </style:style>
    <style:style style:name="Tabelle58.C26" style:family="table-cell">
      <style:table-cell-properties fo:padding="0.097cm" fo:border-left="0.05pt solid #000000" fo:border-right="none" fo:border-top="none" fo:border-bottom="0.05pt solid #000000"/>
    </style:style>
    <style:style style:name="Tabelle58.D26" style:family="table-cell">
      <style:table-cell-properties fo:padding="0.097cm" fo:border-left="0.05pt solid #000000" fo:border-right="none" fo:border-top="none" fo:border-bottom="0.05pt solid #000000"/>
    </style:style>
    <style:style style:name="Tabelle58.E26" style:family="table-cell">
      <style:table-cell-properties fo:padding="0.097cm" fo:border-left="0.05pt solid #000000" fo:border-right="0.05pt solid #000000" fo:border-top="none" fo:border-bottom="0.05pt solid #000000"/>
    </style:style>
    <style:style style:name="Tabelle58.A27" style:family="table-cell">
      <style:table-cell-properties fo:padding="0.097cm" fo:border-left="0.05pt solid #000000" fo:border-right="none" fo:border-top="none" fo:border-bottom="0.05pt solid #000000"/>
    </style:style>
    <style:style style:name="Tabelle58.B27" style:family="table-cell">
      <style:table-cell-properties fo:padding="0.097cm" fo:border-left="0.05pt solid #000000" fo:border-right="none" fo:border-top="none" fo:border-bottom="0.05pt solid #000000"/>
    </style:style>
    <style:style style:name="Tabelle58.C27" style:family="table-cell">
      <style:table-cell-properties fo:padding="0.097cm" fo:border-left="0.05pt solid #000000" fo:border-right="none" fo:border-top="none" fo:border-bottom="0.05pt solid #000000"/>
    </style:style>
    <style:style style:name="Tabelle58.D27" style:family="table-cell">
      <style:table-cell-properties fo:padding="0.097cm" fo:border-left="0.05pt solid #000000" fo:border-right="none" fo:border-top="none" fo:border-bottom="0.05pt solid #000000"/>
    </style:style>
    <style:style style:name="Tabelle58.E27" style:family="table-cell">
      <style:table-cell-properties fo:padding="0.097cm" fo:border-left="0.05pt solid #000000" fo:border-right="0.05pt solid #000000" fo:border-top="none" fo:border-bottom="0.05pt solid #000000"/>
    </style:style>
    <style:style style:name="Tabelle58.A28" style:family="table-cell">
      <style:table-cell-properties fo:padding="0.097cm" fo:border-left="0.05pt solid #000000" fo:border-right="none" fo:border-top="none" fo:border-bottom="0.05pt solid #000000"/>
    </style:style>
    <style:style style:name="Tabelle58.B28" style:family="table-cell">
      <style:table-cell-properties fo:padding="0.097cm" fo:border-left="0.05pt solid #000000" fo:border-right="none" fo:border-top="none" fo:border-bottom="0.05pt solid #000000"/>
    </style:style>
    <style:style style:name="Tabelle58.C28" style:family="table-cell">
      <style:table-cell-properties fo:padding="0.097cm" fo:border-left="0.05pt solid #000000" fo:border-right="none" fo:border-top="none" fo:border-bottom="0.05pt solid #000000"/>
    </style:style>
    <style:style style:name="Tabelle58.D28" style:family="table-cell">
      <style:table-cell-properties fo:padding="0.097cm" fo:border-left="0.05pt solid #000000" fo:border-right="none" fo:border-top="none" fo:border-bottom="0.05pt solid #000000"/>
    </style:style>
    <style:style style:name="Tabelle58.E28" style:family="table-cell">
      <style:table-cell-properties fo:padding="0.097cm" fo:border-left="0.05pt solid #000000" fo:border-right="0.05pt solid #000000" fo:border-top="none" fo:border-bottom="0.05pt solid #000000"/>
    </style:style>
    <style:style style:name="Tabelle58.A29" style:family="table-cell">
      <style:table-cell-properties fo:padding="0.097cm" fo:border-left="0.05pt solid #000000" fo:border-right="none" fo:border-top="none" fo:border-bottom="0.05pt solid #000000"/>
    </style:style>
    <style:style style:name="Tabelle58.B29" style:family="table-cell">
      <style:table-cell-properties fo:padding="0.097cm" fo:border-left="0.05pt solid #000000" fo:border-right="none" fo:border-top="none" fo:border-bottom="0.05pt solid #000000"/>
    </style:style>
    <style:style style:name="Tabelle58.C29" style:family="table-cell">
      <style:table-cell-properties fo:padding="0.097cm" fo:border-left="0.05pt solid #000000" fo:border-right="none" fo:border-top="none" fo:border-bottom="0.05pt solid #000000"/>
    </style:style>
    <style:style style:name="Tabelle58.D29" style:family="table-cell">
      <style:table-cell-properties fo:padding="0.097cm" fo:border-left="0.05pt solid #000000" fo:border-right="none" fo:border-top="none" fo:border-bottom="0.05pt solid #000000"/>
    </style:style>
    <style:style style:name="Tabelle58.E29" style:family="table-cell">
      <style:table-cell-properties fo:padding="0.097cm" fo:border-left="0.05pt solid #000000" fo:border-right="0.05pt solid #000000" fo:border-top="none" fo:border-bottom="0.05pt solid #000000"/>
    </style:style>
    <style:style style:name="Tabelle58.A30" style:family="table-cell">
      <style:table-cell-properties fo:padding="0.097cm" fo:border-left="0.05pt solid #000000" fo:border-right="none" fo:border-top="none" fo:border-bottom="0.05pt solid #000000"/>
    </style:style>
    <style:style style:name="Tabelle58.B30" style:family="table-cell">
      <style:table-cell-properties fo:padding="0.097cm" fo:border-left="0.05pt solid #000000" fo:border-right="none" fo:border-top="none" fo:border-bottom="0.05pt solid #000000"/>
    </style:style>
    <style:style style:name="Tabelle58.C30" style:family="table-cell">
      <style:table-cell-properties fo:padding="0.097cm" fo:border-left="0.05pt solid #000000" fo:border-right="none" fo:border-top="none" fo:border-bottom="0.05pt solid #000000"/>
    </style:style>
    <style:style style:name="Tabelle58.D30" style:family="table-cell">
      <style:table-cell-properties fo:padding="0.097cm" fo:border-left="0.05pt solid #000000" fo:border-right="none" fo:border-top="none" fo:border-bottom="0.05pt solid #000000"/>
    </style:style>
    <style:style style:name="Tabelle58.E30" style:family="table-cell">
      <style:table-cell-properties fo:padding="0.097cm" fo:border-left="0.05pt solid #000000" fo:border-right="0.05pt solid #000000" fo:border-top="none" fo:border-bottom="0.05pt solid #000000"/>
    </style:style>
    <style:style style:name="Tabelle58.A31" style:family="table-cell">
      <style:table-cell-properties fo:padding="0.097cm" fo:border-left="0.05pt solid #000000" fo:border-right="none" fo:border-top="none" fo:border-bottom="0.05pt solid #000000"/>
    </style:style>
    <style:style style:name="Tabelle58.B31" style:family="table-cell">
      <style:table-cell-properties fo:padding="0.097cm" fo:border-left="0.05pt solid #000000" fo:border-right="none" fo:border-top="none" fo:border-bottom="0.05pt solid #000000"/>
    </style:style>
    <style:style style:name="Tabelle58.C31" style:family="table-cell">
      <style:table-cell-properties fo:padding="0.097cm" fo:border-left="0.05pt solid #000000" fo:border-right="none" fo:border-top="none" fo:border-bottom="0.05pt solid #000000"/>
    </style:style>
    <style:style style:name="Tabelle58.D31" style:family="table-cell">
      <style:table-cell-properties fo:padding="0.097cm" fo:border-left="0.05pt solid #000000" fo:border-right="none" fo:border-top="none" fo:border-bottom="0.05pt solid #000000"/>
    </style:style>
    <style:style style:name="Tabelle58.E31" style:family="table-cell">
      <style:table-cell-properties fo:padding="0.097cm" fo:border-left="0.05pt solid #000000" fo:border-right="0.05pt solid #000000" fo:border-top="none" fo:border-bottom="0.05pt solid #000000"/>
    </style:style>
    <style:style style:name="Tabelle58.A32" style:family="table-cell">
      <style:table-cell-properties fo:padding="0.097cm" fo:border-left="0.05pt solid #000000" fo:border-right="none" fo:border-top="none" fo:border-bottom="0.05pt solid #000000"/>
    </style:style>
    <style:style style:name="Tabelle58.B32" style:family="table-cell">
      <style:table-cell-properties fo:padding="0.097cm" fo:border-left="0.05pt solid #000000" fo:border-right="none" fo:border-top="none" fo:border-bottom="0.05pt solid #000000"/>
    </style:style>
    <style:style style:name="Tabelle58.C32" style:family="table-cell">
      <style:table-cell-properties fo:padding="0.097cm" fo:border-left="0.05pt solid #000000" fo:border-right="none" fo:border-top="none" fo:border-bottom="0.05pt solid #000000"/>
    </style:style>
    <style:style style:name="Tabelle58.D32" style:family="table-cell">
      <style:table-cell-properties fo:padding="0.097cm" fo:border-left="0.05pt solid #000000" fo:border-right="none" fo:border-top="none" fo:border-bottom="0.05pt solid #000000"/>
    </style:style>
    <style:style style:name="Tabelle58.E32" style:family="table-cell">
      <style:table-cell-properties fo:padding="0.097cm" fo:border-left="0.05pt solid #000000" fo:border-right="0.05pt solid #000000" fo:border-top="none" fo:border-bottom="0.05pt solid #000000"/>
    </style:style>
    <style:style style:name="Tabelle58.A33" style:family="table-cell">
      <style:table-cell-properties fo:padding="0.097cm" fo:border-left="0.05pt solid #000000" fo:border-right="none" fo:border-top="none" fo:border-bottom="0.05pt solid #000000"/>
    </style:style>
    <style:style style:name="Tabelle58.B33" style:family="table-cell">
      <style:table-cell-properties fo:padding="0.097cm" fo:border-left="0.05pt solid #000000" fo:border-right="none" fo:border-top="none" fo:border-bottom="0.05pt solid #000000"/>
    </style:style>
    <style:style style:name="Tabelle58.C33" style:family="table-cell">
      <style:table-cell-properties fo:padding="0.097cm" fo:border-left="0.05pt solid #000000" fo:border-right="none" fo:border-top="none" fo:border-bottom="0.05pt solid #000000"/>
    </style:style>
    <style:style style:name="Tabelle58.D33" style:family="table-cell">
      <style:table-cell-properties fo:padding="0.097cm" fo:border-left="0.05pt solid #000000" fo:border-right="none" fo:border-top="none" fo:border-bottom="0.05pt solid #000000"/>
    </style:style>
    <style:style style:name="Tabelle58.E33" style:family="table-cell">
      <style:table-cell-properties fo:padding="0.097cm" fo:border-left="0.05pt solid #000000" fo:border-right="0.05pt solid #000000" fo:border-top="none" fo:border-bottom="0.05pt solid #000000"/>
    </style:style>
    <style:style style:name="Tabelle58.A34" style:family="table-cell">
      <style:table-cell-properties fo:padding="0.097cm" fo:border-left="0.05pt solid #000000" fo:border-right="none" fo:border-top="none" fo:border-bottom="0.05pt solid #000000"/>
    </style:style>
    <style:style style:name="Tabelle58.B34" style:family="table-cell">
      <style:table-cell-properties fo:padding="0.097cm" fo:border-left="0.05pt solid #000000" fo:border-right="none" fo:border-top="none" fo:border-bottom="0.05pt solid #000000"/>
    </style:style>
    <style:style style:name="Tabelle58.C34" style:family="table-cell">
      <style:table-cell-properties fo:padding="0.097cm" fo:border-left="0.05pt solid #000000" fo:border-right="none" fo:border-top="none" fo:border-bottom="0.05pt solid #000000"/>
    </style:style>
    <style:style style:name="Tabelle58.D34" style:family="table-cell">
      <style:table-cell-properties fo:padding="0.097cm" fo:border-left="0.05pt solid #000000" fo:border-right="none" fo:border-top="none" fo:border-bottom="0.05pt solid #000000"/>
    </style:style>
    <style:style style:name="Tabelle58.E34" style:family="table-cell">
      <style:table-cell-properties fo:padding="0.097cm" fo:border-left="0.05pt solid #000000" fo:border-right="0.05pt solid #000000" fo:border-top="none" fo:border-bottom="0.05pt solid #000000"/>
    </style:style>
    <style:style style:name="Tabelle58.A35" style:family="table-cell">
      <style:table-cell-properties fo:padding="0.097cm" fo:border-left="0.05pt solid #000000" fo:border-right="none" fo:border-top="none" fo:border-bottom="0.05pt solid #000000"/>
    </style:style>
    <style:style style:name="Tabelle58.B35" style:family="table-cell">
      <style:table-cell-properties fo:padding="0.097cm" fo:border-left="0.05pt solid #000000" fo:border-right="none" fo:border-top="none" fo:border-bottom="0.05pt solid #000000"/>
    </style:style>
    <style:style style:name="Tabelle58.C35" style:family="table-cell">
      <style:table-cell-properties fo:padding="0.097cm" fo:border-left="0.05pt solid #000000" fo:border-right="none" fo:border-top="none" fo:border-bottom="0.05pt solid #000000"/>
    </style:style>
    <style:style style:name="Tabelle58.D35" style:family="table-cell">
      <style:table-cell-properties fo:padding="0.097cm" fo:border-left="0.05pt solid #000000" fo:border-right="none" fo:border-top="none" fo:border-bottom="0.05pt solid #000000"/>
    </style:style>
    <style:style style:name="Tabelle58.E35" style:family="table-cell">
      <style:table-cell-properties fo:padding="0.097cm" fo:border-left="0.05pt solid #000000" fo:border-right="0.05pt solid #000000" fo:border-top="none" fo:border-bottom="0.05pt solid #000000"/>
    </style:style>
    <style:style style:name="Tabelle58.A36" style:family="table-cell">
      <style:table-cell-properties fo:padding="0.097cm" fo:border-left="0.05pt solid #000000" fo:border-right="none" fo:border-top="none" fo:border-bottom="0.05pt solid #000000"/>
    </style:style>
    <style:style style:name="Tabelle58.B36" style:family="table-cell">
      <style:table-cell-properties fo:padding="0.097cm" fo:border-left="0.05pt solid #000000" fo:border-right="none" fo:border-top="none" fo:border-bottom="0.05pt solid #000000"/>
    </style:style>
    <style:style style:name="Tabelle58.C36" style:family="table-cell">
      <style:table-cell-properties fo:padding="0.097cm" fo:border-left="0.05pt solid #000000" fo:border-right="none" fo:border-top="none" fo:border-bottom="0.05pt solid #000000"/>
    </style:style>
    <style:style style:name="Tabelle58.D36" style:family="table-cell">
      <style:table-cell-properties fo:padding="0.097cm" fo:border-left="0.05pt solid #000000" fo:border-right="none" fo:border-top="none" fo:border-bottom="0.05pt solid #000000"/>
    </style:style>
    <style:style style:name="Tabelle58.E36" style:family="table-cell">
      <style:table-cell-properties fo:padding="0.097cm" fo:border-left="0.05pt solid #000000" fo:border-right="0.05pt solid #000000" fo:border-top="none" fo:border-bottom="0.05pt solid #000000"/>
    </style:style>
    <style:style style:name="Tabelle58.A37" style:family="table-cell">
      <style:table-cell-properties fo:padding="0.097cm" fo:border-left="0.05pt solid #000000" fo:border-right="none" fo:border-top="none" fo:border-bottom="0.05pt solid #000000"/>
    </style:style>
    <style:style style:name="Tabelle58.B37" style:family="table-cell">
      <style:table-cell-properties fo:padding="0.097cm" fo:border-left="0.05pt solid #000000" fo:border-right="none" fo:border-top="none" fo:border-bottom="0.05pt solid #000000"/>
    </style:style>
    <style:style style:name="Tabelle58.C37" style:family="table-cell">
      <style:table-cell-properties fo:padding="0.097cm" fo:border-left="0.05pt solid #000000" fo:border-right="none" fo:border-top="none" fo:border-bottom="0.05pt solid #000000"/>
    </style:style>
    <style:style style:name="Tabelle58.D37" style:family="table-cell">
      <style:table-cell-properties fo:padding="0.097cm" fo:border-left="0.05pt solid #000000" fo:border-right="none" fo:border-top="none" fo:border-bottom="0.05pt solid #000000"/>
    </style:style>
    <style:style style:name="Tabelle58.E37" style:family="table-cell">
      <style:table-cell-properties fo:padding="0.097cm" fo:border-left="0.05pt solid #000000" fo:border-right="0.05pt solid #000000" fo:border-top="none" fo:border-bottom="0.05pt solid #000000"/>
    </style:style>
    <style:style style:name="Tabelle58.A38" style:family="table-cell">
      <style:table-cell-properties fo:padding="0.097cm" fo:border-left="0.05pt solid #000000" fo:border-right="none" fo:border-top="none" fo:border-bottom="0.05pt solid #000000"/>
    </style:style>
    <style:style style:name="Tabelle58.B38" style:family="table-cell">
      <style:table-cell-properties fo:padding="0.097cm" fo:border-left="0.05pt solid #000000" fo:border-right="none" fo:border-top="none" fo:border-bottom="0.05pt solid #000000"/>
    </style:style>
    <style:style style:name="Tabelle58.C38" style:family="table-cell">
      <style:table-cell-properties fo:padding="0.097cm" fo:border-left="0.05pt solid #000000" fo:border-right="none" fo:border-top="none" fo:border-bottom="0.05pt solid #000000"/>
    </style:style>
    <style:style style:name="Tabelle58.D38" style:family="table-cell">
      <style:table-cell-properties fo:padding="0.097cm" fo:border-left="0.05pt solid #000000" fo:border-right="none" fo:border-top="none" fo:border-bottom="0.05pt solid #000000"/>
    </style:style>
    <style:style style:name="Tabelle58.E38" style:family="table-cell">
      <style:table-cell-properties fo:padding="0.097cm" fo:border-left="0.05pt solid #000000" fo:border-right="0.05pt solid #000000" fo:border-top="none" fo:border-bottom="0.05pt solid #000000"/>
    </style:style>
    <style:style style:name="Tabelle58.A39" style:family="table-cell">
      <style:table-cell-properties fo:padding="0.097cm" fo:border-left="0.05pt solid #000000" fo:border-right="none" fo:border-top="none" fo:border-bottom="0.05pt solid #000000"/>
    </style:style>
    <style:style style:name="Tabelle58.B39" style:family="table-cell">
      <style:table-cell-properties fo:padding="0.097cm" fo:border-left="0.05pt solid #000000" fo:border-right="none" fo:border-top="none" fo:border-bottom="0.05pt solid #000000"/>
    </style:style>
    <style:style style:name="Tabelle58.C39" style:family="table-cell">
      <style:table-cell-properties fo:padding="0.097cm" fo:border-left="0.05pt solid #000000" fo:border-right="none" fo:border-top="none" fo:border-bottom="0.05pt solid #000000"/>
    </style:style>
    <style:style style:name="Tabelle58.D39" style:family="table-cell">
      <style:table-cell-properties fo:padding="0.097cm" fo:border-left="0.05pt solid #000000" fo:border-right="none" fo:border-top="none" fo:border-bottom="0.05pt solid #000000"/>
    </style:style>
    <style:style style:name="Tabelle58.E39" style:family="table-cell">
      <style:table-cell-properties fo:padding="0.097cm" fo:border-left="0.05pt solid #000000" fo:border-right="0.05pt solid #000000" fo:border-top="none" fo:border-bottom="0.05pt solid #000000"/>
    </style:style>
    <style:style style:name="Tabelle58.A40" style:family="table-cell">
      <style:table-cell-properties fo:padding="0.097cm" fo:border-left="0.05pt solid #000000" fo:border-right="none" fo:border-top="none" fo:border-bottom="0.05pt solid #000000"/>
    </style:style>
    <style:style style:name="Tabelle58.B40" style:family="table-cell">
      <style:table-cell-properties fo:padding="0.097cm" fo:border-left="0.05pt solid #000000" fo:border-right="none" fo:border-top="none" fo:border-bottom="0.05pt solid #000000"/>
    </style:style>
    <style:style style:name="Tabelle58.C40" style:family="table-cell">
      <style:table-cell-properties fo:padding="0.097cm" fo:border-left="0.05pt solid #000000" fo:border-right="none" fo:border-top="none" fo:border-bottom="0.05pt solid #000000"/>
    </style:style>
    <style:style style:name="Tabelle58.D40" style:family="table-cell">
      <style:table-cell-properties fo:padding="0.097cm" fo:border-left="0.05pt solid #000000" fo:border-right="none" fo:border-top="none" fo:border-bottom="0.05pt solid #000000"/>
    </style:style>
    <style:style style:name="Tabelle58.E40" style:family="table-cell">
      <style:table-cell-properties fo:padding="0.097cm" fo:border-left="0.05pt solid #000000" fo:border-right="0.05pt solid #000000" fo:border-top="none" fo:border-bottom="0.05pt solid #000000"/>
    </style:style>
    <style:style style:name="Tabelle58.A41" style:family="table-cell">
      <style:table-cell-properties fo:padding="0.097cm" fo:border-left="0.05pt solid #000000" fo:border-right="none" fo:border-top="none" fo:border-bottom="0.05pt solid #000000"/>
    </style:style>
    <style:style style:name="Tabelle58.B41" style:family="table-cell">
      <style:table-cell-properties fo:padding="0.097cm" fo:border-left="0.05pt solid #000000" fo:border-right="none" fo:border-top="none" fo:border-bottom="0.05pt solid #000000"/>
    </style:style>
    <style:style style:name="Tabelle58.C41" style:family="table-cell">
      <style:table-cell-properties fo:padding="0.097cm" fo:border-left="0.05pt solid #000000" fo:border-right="none" fo:border-top="none" fo:border-bottom="0.05pt solid #000000"/>
    </style:style>
    <style:style style:name="Tabelle58.D41" style:family="table-cell">
      <style:table-cell-properties fo:padding="0.097cm" fo:border-left="0.05pt solid #000000" fo:border-right="none" fo:border-top="none" fo:border-bottom="0.05pt solid #000000"/>
    </style:style>
    <style:style style:name="Tabelle58.E41" style:family="table-cell">
      <style:table-cell-properties fo:padding="0.097cm" fo:border-left="0.05pt solid #000000" fo:border-right="0.05pt solid #000000" fo:border-top="none" fo:border-bottom="0.05pt solid #000000"/>
    </style:style>
    <style:style style:name="Tabelle59" style:family="table">
      <style:table-properties style:width="18.5cm" fo:margin-left="0cm" table:align="left"/>
    </style:style>
    <style:style style:name="Tabelle59.A" style:family="table-column">
      <style:table-column-properties style:column-width="18.5cm"/>
    </style:style>
    <style:style style:name="Tabelle59.1" style:family="table-row">
      <style:table-row-properties fo:keep-together="always"/>
    </style:style>
    <style:style style:name="Tabelle59.A1" style:family="table-cell">
      <style:table-cell-properties fo:background-color="#cfe7f5" fo:padding="0.097cm" fo:border="0.05pt solid #000000">
        <style:background-image/>
      </style:table-cell-properties>
    </style:style>
    <style:style style:name="Tabelle60" style:family="table">
      <style:table-properties style:width="18.5cm" fo:margin-left="0cm" table:align="left"/>
    </style:style>
    <style:style style:name="Tabelle60.A" style:family="table-column">
      <style:table-column-properties style:column-width="3.896cm"/>
    </style:style>
    <style:style style:name="Tabelle60.B" style:family="table-column">
      <style:table-column-properties style:column-width="3.704cm"/>
    </style:style>
    <style:style style:name="Tabelle60.C" style:family="table-column">
      <style:table-column-properties style:column-width="4.209cm"/>
    </style:style>
    <style:style style:name="Tabelle60.D" style:family="table-column">
      <style:table-column-properties style:column-width="2.699cm"/>
    </style:style>
    <style:style style:name="Tabelle60.E" style:family="table-column">
      <style:table-column-properties style:column-width="3.992cm"/>
    </style:style>
    <style:style style:name="Tabelle60.1" style:family="table-row">
      <style:table-row-properties fo:keep-together="always"/>
    </style:style>
    <style:style style:name="Tabelle60.A1" style:family="table-cell">
      <style:table-cell-properties fo:background-color="#cfe7f5" fo:padding="0.097cm" fo:border="0.05pt solid #000000">
        <style:background-image/>
      </style:table-cell-properties>
    </style:style>
    <style:style style:name="Tabelle6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0.E2" style:family="table-cell">
      <style:table-cell-properties fo:background-color="#999999" fo:padding="0.097cm" fo:border="0.05pt solid #000000">
        <style:background-image/>
      </style:table-cell-properties>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none" fo:border-top="none" fo:border-bottom="0.05pt solid #000000"/>
    </style:style>
    <style:style style:name="Tabelle60.D3" style:family="table-cell">
      <style:table-cell-properties fo:padding="0.097cm" fo:border-left="0.05pt solid #000000" fo:border-right="none" fo:border-top="none" fo:border-bottom="0.05pt solid #000000"/>
    </style:style>
    <style:style style:name="Tabelle60.E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none" fo:border-top="none" fo:border-bottom="0.05pt solid #000000"/>
    </style:style>
    <style:style style:name="Tabelle60.D4" style:family="table-cell">
      <style:table-cell-properties fo:padding="0.097cm" fo:border-left="0.05pt solid #000000" fo:border-right="none" fo:border-top="none" fo:border-bottom="0.05pt solid #000000"/>
    </style:style>
    <style:style style:name="Tabelle60.E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none" fo:border-top="none" fo:border-bottom="0.05pt solid #000000"/>
    </style:style>
    <style:style style:name="Tabelle60.D5" style:family="table-cell">
      <style:table-cell-properties fo:padding="0.097cm" fo:border-left="0.05pt solid #000000" fo:border-right="none" fo:border-top="none" fo:border-bottom="0.05pt solid #000000"/>
    </style:style>
    <style:style style:name="Tabelle60.E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none" fo:border-top="none" fo:border-bottom="0.05pt solid #000000"/>
    </style:style>
    <style:style style:name="Tabelle60.D6" style:family="table-cell">
      <style:table-cell-properties fo:padding="0.097cm" fo:border-left="0.05pt solid #000000" fo:border-right="none" fo:border-top="none" fo:border-bottom="0.05pt solid #000000"/>
    </style:style>
    <style:style style:name="Tabelle60.E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none" fo:border-top="none" fo:border-bottom="0.05pt solid #000000"/>
    </style:style>
    <style:style style:name="Tabelle60.D7" style:family="table-cell">
      <style:table-cell-properties fo:padding="0.097cm" fo:border-left="0.05pt solid #000000" fo:border-right="none" fo:border-top="none" fo:border-bottom="0.05pt solid #000000"/>
    </style:style>
    <style:style style:name="Tabelle60.E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none" fo:border-top="none" fo:border-bottom="0.05pt solid #000000"/>
    </style:style>
    <style:style style:name="Tabelle60.D8" style:family="table-cell">
      <style:table-cell-properties fo:padding="0.097cm" fo:border-left="0.05pt solid #000000" fo:border-right="none" fo:border-top="none" fo:border-bottom="0.05pt solid #000000"/>
    </style:style>
    <style:style style:name="Tabelle60.E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none" fo:border-top="none" fo:border-bottom="0.05pt solid #000000"/>
    </style:style>
    <style:style style:name="Tabelle60.D9" style:family="table-cell">
      <style:table-cell-properties fo:padding="0.097cm" fo:border-left="0.05pt solid #000000" fo:border-right="none" fo:border-top="none" fo:border-bottom="0.05pt solid #000000"/>
    </style:style>
    <style:style style:name="Tabelle60.E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none" fo:border-top="none" fo:border-bottom="0.05pt solid #000000"/>
    </style:style>
    <style:style style:name="Tabelle60.D10" style:family="table-cell">
      <style:table-cell-properties fo:padding="0.097cm" fo:border-left="0.05pt solid #000000" fo:border-right="none" fo:border-top="none" fo:border-bottom="0.05pt solid #000000"/>
    </style:style>
    <style:style style:name="Tabelle60.E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none" fo:border-top="none" fo:border-bottom="0.05pt solid #000000"/>
    </style:style>
    <style:style style:name="Tabelle60.B11" style:family="table-cell">
      <style:table-cell-properties fo:padding="0.097cm" fo:border-left="0.05pt solid #000000" fo:border-right="none" fo:border-top="none" fo:border-bottom="0.05pt solid #000000"/>
    </style:style>
    <style:style style:name="Tabelle60.C11" style:family="table-cell">
      <style:table-cell-properties fo:padding="0.097cm" fo:border-left="0.05pt solid #000000" fo:border-right="none" fo:border-top="none" fo:border-bottom="0.05pt solid #000000"/>
    </style:style>
    <style:style style:name="Tabelle60.D11" style:family="table-cell">
      <style:table-cell-properties fo:padding="0.097cm" fo:border-left="0.05pt solid #000000" fo:border-right="none" fo:border-top="none" fo:border-bottom="0.05pt solid #000000"/>
    </style:style>
    <style:style style:name="Tabelle60.E11" style:family="table-cell">
      <style:table-cell-properties fo:padding="0.097cm" fo:border-left="0.05pt solid #000000" fo:border-right="0.05pt solid #000000" fo:border-top="none" fo:border-bottom="0.05pt solid #000000"/>
    </style:style>
    <style:style style:name="Tabelle60.A12" style:family="table-cell">
      <style:table-cell-properties fo:padding="0.097cm" fo:border-left="0.05pt solid #000000" fo:border-right="none" fo:border-top="none" fo:border-bottom="0.05pt solid #000000"/>
    </style:style>
    <style:style style:name="Tabelle60.B12" style:family="table-cell">
      <style:table-cell-properties fo:padding="0.097cm" fo:border-left="0.05pt solid #000000" fo:border-right="none" fo:border-top="none" fo:border-bottom="0.05pt solid #000000"/>
    </style:style>
    <style:style style:name="Tabelle60.C12" style:family="table-cell">
      <style:table-cell-properties fo:padding="0.097cm" fo:border-left="0.05pt solid #000000" fo:border-right="none" fo:border-top="none" fo:border-bottom="0.05pt solid #000000"/>
    </style:style>
    <style:style style:name="Tabelle60.D12" style:family="table-cell">
      <style:table-cell-properties fo:padding="0.097cm" fo:border-left="0.05pt solid #000000" fo:border-right="none" fo:border-top="none" fo:border-bottom="0.05pt solid #000000"/>
    </style:style>
    <style:style style:name="Tabelle60.E12" style:family="table-cell">
      <style:table-cell-properties fo:padding="0.097cm" fo:border-left="0.05pt solid #000000" fo:border-right="0.05pt solid #000000" fo:border-top="none" fo:border-bottom="0.05pt solid #000000"/>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none" fo:border-top="none" fo:border-bottom="0.05pt solid #000000"/>
    </style:style>
    <style:style style:name="Tabelle60.C13" style:family="table-cell">
      <style:table-cell-properties fo:padding="0.097cm" fo:border-left="0.05pt solid #000000" fo:border-right="none" fo:border-top="none" fo:border-bottom="0.05pt solid #000000"/>
    </style:style>
    <style:style style:name="Tabelle60.D13" style:family="table-cell">
      <style:table-cell-properties fo:padding="0.097cm" fo:border-left="0.05pt solid #000000" fo:border-right="none" fo:border-top="none" fo:border-bottom="0.05pt solid #000000"/>
    </style:style>
    <style:style style:name="Tabelle60.E13" style:family="table-cell">
      <style:table-cell-properties fo:padding="0.097cm" fo:border-left="0.05pt solid #000000" fo:border-right="0.05pt solid #000000" fo:border-top="none" fo:border-bottom="0.05pt solid #000000"/>
    </style:style>
    <style:style style:name="Tabelle60.A14" style:family="table-cell">
      <style:table-cell-properties fo:padding="0.097cm" fo:border-left="0.05pt solid #000000" fo:border-right="none" fo:border-top="none" fo:border-bottom="0.05pt solid #000000"/>
    </style:style>
    <style:style style:name="Tabelle60.B14" style:family="table-cell">
      <style:table-cell-properties fo:padding="0.097cm" fo:border-left="0.05pt solid #000000" fo:border-right="none" fo:border-top="none" fo:border-bottom="0.05pt solid #000000"/>
    </style:style>
    <style:style style:name="Tabelle60.C14" style:family="table-cell">
      <style:table-cell-properties fo:padding="0.097cm" fo:border-left="0.05pt solid #000000" fo:border-right="none" fo:border-top="none" fo:border-bottom="0.05pt solid #000000"/>
    </style:style>
    <style:style style:name="Tabelle60.D14" style:family="table-cell">
      <style:table-cell-properties fo:padding="0.097cm" fo:border-left="0.05pt solid #000000" fo:border-right="none" fo:border-top="none" fo:border-bottom="0.05pt solid #000000"/>
    </style:style>
    <style:style style:name="Tabelle60.E14" style:family="table-cell">
      <style:table-cell-properties fo:padding="0.097cm" fo:border-left="0.05pt solid #000000" fo:border-right="0.05pt solid #000000" fo:border-top="none" fo:border-bottom="0.05pt solid #000000"/>
    </style:style>
    <style:style style:name="Tabelle60.A15" style:family="table-cell">
      <style:table-cell-properties fo:padding="0.097cm" fo:border-left="0.05pt solid #000000" fo:border-right="none" fo:border-top="none" fo:border-bottom="0.05pt solid #000000"/>
    </style:style>
    <style:style style:name="Tabelle60.B15" style:family="table-cell">
      <style:table-cell-properties fo:padding="0.097cm" fo:border-left="0.05pt solid #000000" fo:border-right="none" fo:border-top="none" fo:border-bottom="0.05pt solid #000000"/>
    </style:style>
    <style:style style:name="Tabelle60.C15" style:family="table-cell">
      <style:table-cell-properties fo:padding="0.097cm" fo:border-left="0.05pt solid #000000" fo:border-right="none" fo:border-top="none" fo:border-bottom="0.05pt solid #000000"/>
    </style:style>
    <style:style style:name="Tabelle60.D15" style:family="table-cell">
      <style:table-cell-properties fo:padding="0.097cm" fo:border-left="0.05pt solid #000000" fo:border-right="none" fo:border-top="none" fo:border-bottom="0.05pt solid #000000"/>
    </style:style>
    <style:style style:name="Tabelle60.E15" style:family="table-cell">
      <style:table-cell-properties fo:padding="0.097cm" fo:border-left="0.05pt solid #000000" fo:border-right="0.05pt solid #000000" fo:border-top="none" fo:border-bottom="0.05pt solid #000000"/>
    </style:style>
    <style:style style:name="Tabelle60.A16" style:family="table-cell">
      <style:table-cell-properties fo:padding="0.097cm" fo:border-left="0.05pt solid #000000" fo:border-right="none" fo:border-top="none" fo:border-bottom="0.05pt solid #000000"/>
    </style:style>
    <style:style style:name="Tabelle60.B16" style:family="table-cell">
      <style:table-cell-properties fo:padding="0.097cm" fo:border-left="0.05pt solid #000000" fo:border-right="none" fo:border-top="none" fo:border-bottom="0.05pt solid #000000"/>
    </style:style>
    <style:style style:name="Tabelle60.C16" style:family="table-cell">
      <style:table-cell-properties fo:padding="0.097cm" fo:border-left="0.05pt solid #000000" fo:border-right="none" fo:border-top="none" fo:border-bottom="0.05pt solid #000000"/>
    </style:style>
    <style:style style:name="Tabelle60.D16" style:family="table-cell">
      <style:table-cell-properties fo:padding="0.097cm" fo:border-left="0.05pt solid #000000" fo:border-right="none" fo:border-top="none" fo:border-bottom="0.05pt solid #000000"/>
    </style:style>
    <style:style style:name="Tabelle60.E16" style:family="table-cell">
      <style:table-cell-properties fo:padding="0.097cm" fo:border-left="0.05pt solid #000000" fo:border-right="0.05pt solid #000000" fo:border-top="none" fo:border-bottom="0.05pt solid #000000"/>
    </style:style>
    <style:style style:name="Tabelle60.A17" style:family="table-cell">
      <style:table-cell-properties fo:padding="0.097cm" fo:border-left="0.05pt solid #000000" fo:border-right="none" fo:border-top="none" fo:border-bottom="0.05pt solid #000000"/>
    </style:style>
    <style:style style:name="Tabelle60.B17" style:family="table-cell">
      <style:table-cell-properties fo:padding="0.097cm" fo:border-left="0.05pt solid #000000" fo:border-right="none" fo:border-top="none" fo:border-bottom="0.05pt solid #000000"/>
    </style:style>
    <style:style style:name="Tabelle60.C17" style:family="table-cell">
      <style:table-cell-properties fo:padding="0.097cm" fo:border-left="0.05pt solid #000000" fo:border-right="none" fo:border-top="none" fo:border-bottom="0.05pt solid #000000"/>
    </style:style>
    <style:style style:name="Tabelle60.D17" style:family="table-cell">
      <style:table-cell-properties fo:padding="0.097cm" fo:border-left="0.05pt solid #000000" fo:border-right="none" fo:border-top="none" fo:border-bottom="0.05pt solid #000000"/>
    </style:style>
    <style:style style:name="Tabelle60.E17" style:family="table-cell">
      <style:table-cell-properties fo:padding="0.097cm" fo:border-left="0.05pt solid #000000" fo:border-right="0.05pt solid #000000" fo:border-top="none" fo:border-bottom="0.05pt solid #000000"/>
    </style:style>
    <style:style style:name="Tabelle60.A18" style:family="table-cell">
      <style:table-cell-properties fo:padding="0.097cm" fo:border-left="0.05pt solid #000000" fo:border-right="none" fo:border-top="none" fo:border-bottom="0.05pt solid #000000"/>
    </style:style>
    <style:style style:name="Tabelle60.B18" style:family="table-cell">
      <style:table-cell-properties fo:padding="0.097cm" fo:border-left="0.05pt solid #000000" fo:border-right="none" fo:border-top="none" fo:border-bottom="0.05pt solid #000000"/>
    </style:style>
    <style:style style:name="Tabelle60.C18" style:family="table-cell">
      <style:table-cell-properties fo:padding="0.097cm" fo:border-left="0.05pt solid #000000" fo:border-right="none" fo:border-top="none" fo:border-bottom="0.05pt solid #000000"/>
    </style:style>
    <style:style style:name="Tabelle60.D18" style:family="table-cell">
      <style:table-cell-properties fo:padding="0.097cm" fo:border-left="0.05pt solid #000000" fo:border-right="none" fo:border-top="none" fo:border-bottom="0.05pt solid #000000"/>
    </style:style>
    <style:style style:name="Tabelle60.E18" style:family="table-cell">
      <style:table-cell-properties fo:padding="0.097cm" fo:border-left="0.05pt solid #000000" fo:border-right="0.05pt solid #000000" fo:border-top="none" fo:border-bottom="0.05pt solid #000000"/>
    </style:style>
    <style:style style:name="Tabelle60.A19" style:family="table-cell">
      <style:table-cell-properties fo:padding="0.097cm" fo:border-left="0.05pt solid #000000" fo:border-right="none" fo:border-top="none" fo:border-bottom="0.05pt solid #000000"/>
    </style:style>
    <style:style style:name="Tabelle60.B19" style:family="table-cell">
      <style:table-cell-properties fo:padding="0.097cm" fo:border-left="0.05pt solid #000000" fo:border-right="none" fo:border-top="none" fo:border-bottom="0.05pt solid #000000"/>
    </style:style>
    <style:style style:name="Tabelle60.C19" style:family="table-cell">
      <style:table-cell-properties fo:padding="0.097cm" fo:border-left="0.05pt solid #000000" fo:border-right="none" fo:border-top="none" fo:border-bottom="0.05pt solid #000000"/>
    </style:style>
    <style:style style:name="Tabelle60.D19" style:family="table-cell">
      <style:table-cell-properties fo:padding="0.097cm" fo:border-left="0.05pt solid #000000" fo:border-right="none" fo:border-top="none" fo:border-bottom="0.05pt solid #000000"/>
    </style:style>
    <style:style style:name="Tabelle60.E19" style:family="table-cell">
      <style:table-cell-properties fo:padding="0.097cm" fo:border-left="0.05pt solid #000000" fo:border-right="0.05pt solid #000000" fo:border-top="none" fo:border-bottom="0.05pt solid #000000"/>
    </style:style>
    <style:style style:name="Tabelle60.A20" style:family="table-cell">
      <style:table-cell-properties fo:padding="0.097cm" fo:border-left="0.05pt solid #000000" fo:border-right="none" fo:border-top="none" fo:border-bottom="0.05pt solid #000000"/>
    </style:style>
    <style:style style:name="Tabelle60.B20" style:family="table-cell">
      <style:table-cell-properties fo:padding="0.097cm" fo:border-left="0.05pt solid #000000" fo:border-right="none" fo:border-top="none" fo:border-bottom="0.05pt solid #000000"/>
    </style:style>
    <style:style style:name="Tabelle60.C20" style:family="table-cell">
      <style:table-cell-properties fo:padding="0.097cm" fo:border-left="0.05pt solid #000000" fo:border-right="none" fo:border-top="none" fo:border-bottom="0.05pt solid #000000"/>
    </style:style>
    <style:style style:name="Tabelle60.D20" style:family="table-cell">
      <style:table-cell-properties fo:padding="0.097cm" fo:border-left="0.05pt solid #000000" fo:border-right="none" fo:border-top="none" fo:border-bottom="0.05pt solid #000000"/>
    </style:style>
    <style:style style:name="Tabelle60.E20" style:family="table-cell">
      <style:table-cell-properties fo:padding="0.097cm" fo:border-left="0.05pt solid #000000" fo:border-right="0.05pt solid #000000" fo:border-top="none" fo:border-bottom="0.05pt solid #000000"/>
    </style:style>
    <style:style style:name="Tabelle60.A21" style:family="table-cell">
      <style:table-cell-properties fo:padding="0.097cm" fo:border-left="0.05pt solid #000000" fo:border-right="none" fo:border-top="none" fo:border-bottom="0.05pt solid #000000"/>
    </style:style>
    <style:style style:name="Tabelle60.B21" style:family="table-cell">
      <style:table-cell-properties fo:padding="0.097cm" fo:border-left="0.05pt solid #000000" fo:border-right="none" fo:border-top="none" fo:border-bottom="0.05pt solid #000000"/>
    </style:style>
    <style:style style:name="Tabelle60.C21" style:family="table-cell">
      <style:table-cell-properties fo:padding="0.097cm" fo:border-left="0.05pt solid #000000" fo:border-right="none" fo:border-top="none" fo:border-bottom="0.05pt solid #000000"/>
    </style:style>
    <style:style style:name="Tabelle60.D21" style:family="table-cell">
      <style:table-cell-properties fo:padding="0.097cm" fo:border-left="0.05pt solid #000000" fo:border-right="none" fo:border-top="none" fo:border-bottom="0.05pt solid #000000"/>
    </style:style>
    <style:style style:name="Tabelle60.E21" style:family="table-cell">
      <style:table-cell-properties fo:padding="0.097cm" fo:border-left="0.05pt solid #000000" fo:border-right="0.05pt solid #000000" fo:border-top="none" fo:border-bottom="0.05pt solid #000000"/>
    </style:style>
    <style:style style:name="Tabelle60.A22" style:family="table-cell">
      <style:table-cell-properties fo:padding="0.097cm" fo:border-left="0.05pt solid #000000" fo:border-right="none" fo:border-top="none" fo:border-bottom="0.05pt solid #000000"/>
    </style:style>
    <style:style style:name="Tabelle60.B22" style:family="table-cell">
      <style:table-cell-properties fo:padding="0.097cm" fo:border-left="0.05pt solid #000000" fo:border-right="none" fo:border-top="none" fo:border-bottom="0.05pt solid #000000"/>
    </style:style>
    <style:style style:name="Tabelle60.C22" style:family="table-cell">
      <style:table-cell-properties fo:padding="0.097cm" fo:border-left="0.05pt solid #000000" fo:border-right="none" fo:border-top="none" fo:border-bottom="0.05pt solid #000000"/>
    </style:style>
    <style:style style:name="Tabelle60.D22" style:family="table-cell">
      <style:table-cell-properties fo:padding="0.097cm" fo:border-left="0.05pt solid #000000" fo:border-right="none" fo:border-top="none" fo:border-bottom="0.05pt solid #000000"/>
    </style:style>
    <style:style style:name="Tabelle60.E22" style:family="table-cell">
      <style:table-cell-properties fo:padding="0.097cm" fo:border-left="0.05pt solid #000000" fo:border-right="0.05pt solid #000000" fo:border-top="none" fo:border-bottom="0.05pt solid #000000"/>
    </style:style>
    <style:style style:name="Tabelle60.A23" style:family="table-cell">
      <style:table-cell-properties fo:padding="0.097cm" fo:border-left="0.05pt solid #000000" fo:border-right="none" fo:border-top="none" fo:border-bottom="0.05pt solid #000000"/>
    </style:style>
    <style:style style:name="Tabelle60.B23" style:family="table-cell">
      <style:table-cell-properties fo:padding="0.097cm" fo:border-left="0.05pt solid #000000" fo:border-right="none" fo:border-top="none" fo:border-bottom="0.05pt solid #000000"/>
    </style:style>
    <style:style style:name="Tabelle60.C23" style:family="table-cell">
      <style:table-cell-properties fo:padding="0.097cm" fo:border-left="0.05pt solid #000000" fo:border-right="none" fo:border-top="none" fo:border-bottom="0.05pt solid #000000"/>
    </style:style>
    <style:style style:name="Tabelle60.D23" style:family="table-cell">
      <style:table-cell-properties fo:padding="0.097cm" fo:border-left="0.05pt solid #000000" fo:border-right="none" fo:border-top="none" fo:border-bottom="0.05pt solid #000000"/>
    </style:style>
    <style:style style:name="Tabelle60.E23" style:family="table-cell">
      <style:table-cell-properties fo:padding="0.097cm" fo:border-left="0.05pt solid #000000" fo:border-right="0.05pt solid #000000" fo:border-top="none" fo:border-bottom="0.05pt solid #000000"/>
    </style:style>
    <style:style style:name="Tabelle60.A24" style:family="table-cell">
      <style:table-cell-properties fo:padding="0.097cm" fo:border-left="0.05pt solid #000000" fo:border-right="none" fo:border-top="none" fo:border-bottom="0.05pt solid #000000"/>
    </style:style>
    <style:style style:name="Tabelle60.B24" style:family="table-cell">
      <style:table-cell-properties fo:padding="0.097cm" fo:border-left="0.05pt solid #000000" fo:border-right="none" fo:border-top="none" fo:border-bottom="0.05pt solid #000000"/>
    </style:style>
    <style:style style:name="Tabelle60.C24" style:family="table-cell">
      <style:table-cell-properties fo:padding="0.097cm" fo:border-left="0.05pt solid #000000" fo:border-right="none" fo:border-top="none" fo:border-bottom="0.05pt solid #000000"/>
    </style:style>
    <style:style style:name="Tabelle60.D24" style:family="table-cell">
      <style:table-cell-properties fo:padding="0.097cm" fo:border-left="0.05pt solid #000000" fo:border-right="none" fo:border-top="none" fo:border-bottom="0.05pt solid #000000"/>
    </style:style>
    <style:style style:name="Tabelle60.E24" style:family="table-cell">
      <style:table-cell-properties fo:padding="0.097cm" fo:border-left="0.05pt solid #000000" fo:border-right="0.05pt solid #000000" fo:border-top="none" fo:border-bottom="0.05pt solid #000000"/>
    </style:style>
    <style:style style:name="Tabelle60.A25" style:family="table-cell">
      <style:table-cell-properties fo:padding="0.097cm" fo:border-left="0.05pt solid #000000" fo:border-right="none" fo:border-top="none" fo:border-bottom="0.05pt solid #000000"/>
    </style:style>
    <style:style style:name="Tabelle60.B25" style:family="table-cell">
      <style:table-cell-properties fo:padding="0.097cm" fo:border-left="0.05pt solid #000000" fo:border-right="none" fo:border-top="none" fo:border-bottom="0.05pt solid #000000"/>
    </style:style>
    <style:style style:name="Tabelle60.C25" style:family="table-cell">
      <style:table-cell-properties fo:padding="0.097cm" fo:border-left="0.05pt solid #000000" fo:border-right="none" fo:border-top="none" fo:border-bottom="0.05pt solid #000000"/>
    </style:style>
    <style:style style:name="Tabelle60.D25" style:family="table-cell">
      <style:table-cell-properties fo:padding="0.097cm" fo:border-left="0.05pt solid #000000" fo:border-right="none" fo:border-top="none" fo:border-bottom="0.05pt solid #000000"/>
    </style:style>
    <style:style style:name="Tabelle60.E25" style:family="table-cell">
      <style:table-cell-properties fo:padding="0.097cm" fo:border-left="0.05pt solid #000000" fo:border-right="0.05pt solid #000000" fo:border-top="none" fo:border-bottom="0.05pt solid #000000"/>
    </style:style>
    <style:style style:name="Tabelle60.A26" style:family="table-cell">
      <style:table-cell-properties fo:padding="0.097cm" fo:border-left="0.05pt solid #000000" fo:border-right="none" fo:border-top="none" fo:border-bottom="0.05pt solid #000000"/>
    </style:style>
    <style:style style:name="Tabelle60.B26" style:family="table-cell">
      <style:table-cell-properties fo:padding="0.097cm" fo:border-left="0.05pt solid #000000" fo:border-right="none" fo:border-top="none" fo:border-bottom="0.05pt solid #000000"/>
    </style:style>
    <style:style style:name="Tabelle60.C26" style:family="table-cell">
      <style:table-cell-properties fo:padding="0.097cm" fo:border-left="0.05pt solid #000000" fo:border-right="none" fo:border-top="none" fo:border-bottom="0.05pt solid #000000"/>
    </style:style>
    <style:style style:name="Tabelle60.D26" style:family="table-cell">
      <style:table-cell-properties fo:padding="0.097cm" fo:border-left="0.05pt solid #000000" fo:border-right="none" fo:border-top="none" fo:border-bottom="0.05pt solid #000000"/>
    </style:style>
    <style:style style:name="Tabelle60.E26" style:family="table-cell">
      <style:table-cell-properties fo:padding="0.097cm" fo:border-left="0.05pt solid #000000" fo:border-right="0.05pt solid #000000" fo:border-top="none" fo:border-bottom="0.05pt solid #000000"/>
    </style:style>
    <style:style style:name="Tabelle60.A27" style:family="table-cell">
      <style:table-cell-properties fo:padding="0.097cm" fo:border-left="0.05pt solid #000000" fo:border-right="none" fo:border-top="none" fo:border-bottom="0.05pt solid #000000"/>
    </style:style>
    <style:style style:name="Tabelle60.B27" style:family="table-cell">
      <style:table-cell-properties fo:padding="0.097cm" fo:border-left="0.05pt solid #000000" fo:border-right="none" fo:border-top="none" fo:border-bottom="0.05pt solid #000000"/>
    </style:style>
    <style:style style:name="Tabelle60.C27" style:family="table-cell">
      <style:table-cell-properties fo:padding="0.097cm" fo:border-left="0.05pt solid #000000" fo:border-right="none" fo:border-top="none" fo:border-bottom="0.05pt solid #000000"/>
    </style:style>
    <style:style style:name="Tabelle60.D27" style:family="table-cell">
      <style:table-cell-properties fo:padding="0.097cm" fo:border-left="0.05pt solid #000000" fo:border-right="none" fo:border-top="none" fo:border-bottom="0.05pt solid #000000"/>
    </style:style>
    <style:style style:name="Tabelle60.E27" style:family="table-cell">
      <style:table-cell-properties fo:padding="0.097cm" fo:border-left="0.05pt solid #000000" fo:border-right="0.05pt solid #000000" fo:border-top="none" fo:border-bottom="0.05pt solid #000000"/>
    </style:style>
    <style:style style:name="Tabelle60.A28" style:family="table-cell">
      <style:table-cell-properties fo:padding="0.097cm" fo:border-left="0.05pt solid #000000" fo:border-right="none" fo:border-top="none" fo:border-bottom="0.05pt solid #000000"/>
    </style:style>
    <style:style style:name="Tabelle60.B28" style:family="table-cell">
      <style:table-cell-properties fo:padding="0.097cm" fo:border-left="0.05pt solid #000000" fo:border-right="none" fo:border-top="none" fo:border-bottom="0.05pt solid #000000"/>
    </style:style>
    <style:style style:name="Tabelle60.C28" style:family="table-cell">
      <style:table-cell-properties fo:padding="0.097cm" fo:border-left="0.05pt solid #000000" fo:border-right="none" fo:border-top="none" fo:border-bottom="0.05pt solid #000000"/>
    </style:style>
    <style:style style:name="Tabelle60.D28" style:family="table-cell">
      <style:table-cell-properties fo:padding="0.097cm" fo:border-left="0.05pt solid #000000" fo:border-right="none" fo:border-top="none" fo:border-bottom="0.05pt solid #000000"/>
    </style:style>
    <style:style style:name="Tabelle60.E28" style:family="table-cell">
      <style:table-cell-properties fo:padding="0.097cm" fo:border-left="0.05pt solid #000000" fo:border-right="0.05pt solid #000000" fo:border-top="none" fo:border-bottom="0.05pt solid #000000"/>
    </style:style>
    <style:style style:name="Tabelle60.A29" style:family="table-cell">
      <style:table-cell-properties fo:padding="0.097cm" fo:border-left="0.05pt solid #000000" fo:border-right="none" fo:border-top="none" fo:border-bottom="0.05pt solid #000000"/>
    </style:style>
    <style:style style:name="Tabelle60.B29" style:family="table-cell">
      <style:table-cell-properties fo:padding="0.097cm" fo:border-left="0.05pt solid #000000" fo:border-right="none" fo:border-top="none" fo:border-bottom="0.05pt solid #000000"/>
    </style:style>
    <style:style style:name="Tabelle60.C29" style:family="table-cell">
      <style:table-cell-properties fo:padding="0.097cm" fo:border-left="0.05pt solid #000000" fo:border-right="none" fo:border-top="none" fo:border-bottom="0.05pt solid #000000"/>
    </style:style>
    <style:style style:name="Tabelle60.D29" style:family="table-cell">
      <style:table-cell-properties fo:padding="0.097cm" fo:border-left="0.05pt solid #000000" fo:border-right="none" fo:border-top="none" fo:border-bottom="0.05pt solid #000000"/>
    </style:style>
    <style:style style:name="Tabelle60.E29" style:family="table-cell">
      <style:table-cell-properties fo:padding="0.097cm" fo:border-left="0.05pt solid #000000" fo:border-right="0.05pt solid #000000" fo:border-top="none" fo:border-bottom="0.05pt solid #000000"/>
    </style:style>
    <style:style style:name="Tabelle60.A30" style:family="table-cell">
      <style:table-cell-properties fo:padding="0.097cm" fo:border-left="0.05pt solid #000000" fo:border-right="none" fo:border-top="none" fo:border-bottom="0.05pt solid #000000"/>
    </style:style>
    <style:style style:name="Tabelle60.B30" style:family="table-cell">
      <style:table-cell-properties fo:padding="0.097cm" fo:border-left="0.05pt solid #000000" fo:border-right="none" fo:border-top="none" fo:border-bottom="0.05pt solid #000000"/>
    </style:style>
    <style:style style:name="Tabelle60.C30" style:family="table-cell">
      <style:table-cell-properties fo:padding="0.097cm" fo:border-left="0.05pt solid #000000" fo:border-right="none" fo:border-top="none" fo:border-bottom="0.05pt solid #000000"/>
    </style:style>
    <style:style style:name="Tabelle60.D30" style:family="table-cell">
      <style:table-cell-properties fo:padding="0.097cm" fo:border-left="0.05pt solid #000000" fo:border-right="none" fo:border-top="none" fo:border-bottom="0.05pt solid #000000"/>
    </style:style>
    <style:style style:name="Tabelle60.E30" style:family="table-cell">
      <style:table-cell-properties fo:padding="0.097cm" fo:border-left="0.05pt solid #000000" fo:border-right="0.05pt solid #000000" fo:border-top="none" fo:border-bottom="0.05pt solid #000000"/>
    </style:style>
    <style:style style:name="Tabelle60.A31" style:family="table-cell">
      <style:table-cell-properties fo:padding="0.097cm" fo:border-left="0.05pt solid #000000" fo:border-right="none" fo:border-top="none" fo:border-bottom="0.05pt solid #000000"/>
    </style:style>
    <style:style style:name="Tabelle60.B31" style:family="table-cell">
      <style:table-cell-properties fo:padding="0.097cm" fo:border-left="0.05pt solid #000000" fo:border-right="none" fo:border-top="none" fo:border-bottom="0.05pt solid #000000"/>
    </style:style>
    <style:style style:name="Tabelle60.C31" style:family="table-cell">
      <style:table-cell-properties fo:padding="0.097cm" fo:border-left="0.05pt solid #000000" fo:border-right="none" fo:border-top="none" fo:border-bottom="0.05pt solid #000000"/>
    </style:style>
    <style:style style:name="Tabelle60.D31" style:family="table-cell">
      <style:table-cell-properties fo:padding="0.097cm" fo:border-left="0.05pt solid #000000" fo:border-right="none" fo:border-top="none" fo:border-bottom="0.05pt solid #000000"/>
    </style:style>
    <style:style style:name="Tabelle60.E31" style:family="table-cell">
      <style:table-cell-properties fo:padding="0.097cm" fo:border-left="0.05pt solid #000000" fo:border-right="0.05pt solid #000000" fo:border-top="none" fo:border-bottom="0.05pt solid #000000"/>
    </style:style>
    <style:style style:name="Tabelle60.A32" style:family="table-cell">
      <style:table-cell-properties fo:padding="0.097cm" fo:border-left="0.05pt solid #000000" fo:border-right="none" fo:border-top="none" fo:border-bottom="0.05pt solid #000000"/>
    </style:style>
    <style:style style:name="Tabelle60.B32" style:family="table-cell">
      <style:table-cell-properties fo:padding="0.097cm" fo:border-left="0.05pt solid #000000" fo:border-right="none" fo:border-top="none" fo:border-bottom="0.05pt solid #000000"/>
    </style:style>
    <style:style style:name="Tabelle60.C32" style:family="table-cell">
      <style:table-cell-properties fo:padding="0.097cm" fo:border-left="0.05pt solid #000000" fo:border-right="none" fo:border-top="none" fo:border-bottom="0.05pt solid #000000"/>
    </style:style>
    <style:style style:name="Tabelle60.D32" style:family="table-cell">
      <style:table-cell-properties fo:padding="0.097cm" fo:border-left="0.05pt solid #000000" fo:border-right="none" fo:border-top="none" fo:border-bottom="0.05pt solid #000000"/>
    </style:style>
    <style:style style:name="Tabelle60.E32" style:family="table-cell">
      <style:table-cell-properties fo:padding="0.097cm" fo:border-left="0.05pt solid #000000" fo:border-right="0.05pt solid #000000" fo:border-top="none" fo:border-bottom="0.05pt solid #000000"/>
    </style:style>
    <style:style style:name="Tabelle60.A33" style:family="table-cell">
      <style:table-cell-properties fo:padding="0.097cm" fo:border-left="0.05pt solid #000000" fo:border-right="none" fo:border-top="none" fo:border-bottom="0.05pt solid #000000"/>
    </style:style>
    <style:style style:name="Tabelle60.B33" style:family="table-cell">
      <style:table-cell-properties fo:padding="0.097cm" fo:border-left="0.05pt solid #000000" fo:border-right="none" fo:border-top="none" fo:border-bottom="0.05pt solid #000000"/>
    </style:style>
    <style:style style:name="Tabelle60.C33" style:family="table-cell">
      <style:table-cell-properties fo:padding="0.097cm" fo:border-left="0.05pt solid #000000" fo:border-right="none" fo:border-top="none" fo:border-bottom="0.05pt solid #000000"/>
    </style:style>
    <style:style style:name="Tabelle60.D33" style:family="table-cell">
      <style:table-cell-properties fo:padding="0.097cm" fo:border-left="0.05pt solid #000000" fo:border-right="none" fo:border-top="none" fo:border-bottom="0.05pt solid #000000"/>
    </style:style>
    <style:style style:name="Tabelle60.E33" style:family="table-cell">
      <style:table-cell-properties fo:padding="0.097cm" fo:border-left="0.05pt solid #000000" fo:border-right="0.05pt solid #000000" fo:border-top="none" fo:border-bottom="0.05pt solid #000000"/>
    </style:style>
    <style:style style:name="Tabelle60.A34" style:family="table-cell">
      <style:table-cell-properties fo:padding="0.097cm" fo:border-left="0.05pt solid #000000" fo:border-right="none" fo:border-top="none" fo:border-bottom="0.05pt solid #000000"/>
    </style:style>
    <style:style style:name="Tabelle60.B34" style:family="table-cell">
      <style:table-cell-properties fo:padding="0.097cm" fo:border-left="0.05pt solid #000000" fo:border-right="none" fo:border-top="none" fo:border-bottom="0.05pt solid #000000"/>
    </style:style>
    <style:style style:name="Tabelle60.C34" style:family="table-cell">
      <style:table-cell-properties fo:padding="0.097cm" fo:border-left="0.05pt solid #000000" fo:border-right="none" fo:border-top="none" fo:border-bottom="0.05pt solid #000000"/>
    </style:style>
    <style:style style:name="Tabelle60.D34" style:family="table-cell">
      <style:table-cell-properties fo:padding="0.097cm" fo:border-left="0.05pt solid #000000" fo:border-right="none" fo:border-top="none" fo:border-bottom="0.05pt solid #000000"/>
    </style:style>
    <style:style style:name="Tabelle60.E34" style:family="table-cell">
      <style:table-cell-properties fo:padding="0.097cm" fo:border-left="0.05pt solid #000000" fo:border-right="0.05pt solid #000000" fo:border-top="none" fo:border-bottom="0.05pt solid #000000"/>
    </style:style>
    <style:style style:name="Tabelle60.A35" style:family="table-cell">
      <style:table-cell-properties fo:padding="0.097cm" fo:border-left="0.05pt solid #000000" fo:border-right="none" fo:border-top="none" fo:border-bottom="0.05pt solid #000000"/>
    </style:style>
    <style:style style:name="Tabelle60.B35" style:family="table-cell">
      <style:table-cell-properties fo:padding="0.097cm" fo:border-left="0.05pt solid #000000" fo:border-right="none" fo:border-top="none" fo:border-bottom="0.05pt solid #000000"/>
    </style:style>
    <style:style style:name="Tabelle60.C35" style:family="table-cell">
      <style:table-cell-properties fo:padding="0.097cm" fo:border-left="0.05pt solid #000000" fo:border-right="none" fo:border-top="none" fo:border-bottom="0.05pt solid #000000"/>
    </style:style>
    <style:style style:name="Tabelle60.D35" style:family="table-cell">
      <style:table-cell-properties fo:padding="0.097cm" fo:border-left="0.05pt solid #000000" fo:border-right="none" fo:border-top="none" fo:border-bottom="0.05pt solid #000000"/>
    </style:style>
    <style:style style:name="Tabelle60.E35" style:family="table-cell">
      <style:table-cell-properties fo:padding="0.097cm" fo:border-left="0.05pt solid #000000" fo:border-right="0.05pt solid #000000" fo:border-top="none" fo:border-bottom="0.05pt solid #000000"/>
    </style:style>
    <style:style style:name="Tabelle61" style:family="table">
      <style:table-properties style:width="18.5cm" fo:margin-left="0cm" table:align="left"/>
    </style:style>
    <style:style style:name="Tabelle61.A" style:family="table-column">
      <style:table-column-properties style:column-width="18.5cm"/>
    </style:style>
    <style:style style:name="Tabelle61.1" style:family="table-row">
      <style:table-row-properties fo:keep-together="always"/>
    </style:style>
    <style:style style:name="Tabelle61.A1" style:family="table-cell">
      <style:table-cell-properties fo:background-color="#cfe7f5" fo:padding="0.097cm" fo:border="0.05pt solid #000000">
        <style:background-image/>
      </style:table-cell-properties>
    </style:style>
    <style:style style:name="Tabelle62" style:family="table">
      <style:table-properties style:width="18.5cm" fo:margin-left="0cm" table:align="left"/>
    </style:style>
    <style:style style:name="Tabelle62.A" style:family="table-column">
      <style:table-column-properties style:column-width="3.896cm"/>
    </style:style>
    <style:style style:name="Tabelle62.B" style:family="table-column">
      <style:table-column-properties style:column-width="3.704cm"/>
    </style:style>
    <style:style style:name="Tabelle62.C" style:family="table-column">
      <style:table-column-properties style:column-width="4.209cm"/>
    </style:style>
    <style:style style:name="Tabelle62.D" style:family="table-column">
      <style:table-column-properties style:column-width="2.699cm"/>
    </style:style>
    <style:style style:name="Tabelle62.E" style:family="table-column">
      <style:table-column-properties style:column-width="3.992cm"/>
    </style:style>
    <style:style style:name="Tabelle62.1" style:family="table-row">
      <style:table-row-properties fo:keep-together="always"/>
    </style:style>
    <style:style style:name="Tabelle62.A1" style:family="table-cell">
      <style:table-cell-properties fo:background-color="#cfe7f5" fo:padding="0.097cm" fo:border="0.05pt solid #000000">
        <style:background-image/>
      </style:table-cell-properties>
    </style:style>
    <style:style style:name="Tabelle6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2.E2" style:family="table-cell">
      <style:table-cell-properties fo:background-color="#999999" fo:padding="0.097cm" fo:border="0.05pt solid #000000">
        <style:background-image/>
      </style:table-cell-properties>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none" fo:border-top="none" fo:border-bottom="0.05pt solid #000000"/>
    </style:style>
    <style:style style:name="Tabelle62.D3" style:family="table-cell">
      <style:table-cell-properties fo:padding="0.097cm" fo:border-left="0.05pt solid #000000" fo:border-right="none" fo:border-top="none" fo:border-bottom="0.05pt solid #000000"/>
    </style:style>
    <style:style style:name="Tabelle62.E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none" fo:border-top="none" fo:border-bottom="0.05pt solid #000000"/>
    </style:style>
    <style:style style:name="Tabelle62.B4" style:family="table-cell">
      <style:table-cell-properties fo:padding="0.097cm" fo:border-left="0.05pt solid #000000" fo:border-right="none" fo:border-top="none" fo:border-bottom="0.05pt solid #000000"/>
    </style:style>
    <style:style style:name="Tabelle62.C4" style:family="table-cell">
      <style:table-cell-properties fo:padding="0.097cm" fo:border-left="0.05pt solid #000000" fo:border-right="none" fo:border-top="none" fo:border-bottom="0.05pt solid #000000"/>
    </style:style>
    <style:style style:name="Tabelle62.D4" style:family="table-cell">
      <style:table-cell-properties fo:padding="0.097cm" fo:border-left="0.05pt solid #000000" fo:border-right="none" fo:border-top="none" fo:border-bottom="0.05pt solid #000000"/>
    </style:style>
    <style:style style:name="Tabelle62.E4" style:family="table-cell">
      <style:table-cell-properties fo:padding="0.097cm" fo:border-left="0.05pt solid #000000" fo:border-right="0.05pt solid #000000" fo:border-top="none" fo:border-bottom="0.05pt solid #000000"/>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none" fo:border-top="none" fo:border-bottom="0.05pt solid #000000"/>
    </style:style>
    <style:style style:name="Tabelle62.C5" style:family="table-cell">
      <style:table-cell-properties fo:padding="0.097cm" fo:border-left="0.05pt solid #000000" fo:border-right="none" fo:border-top="none" fo:border-bottom="0.05pt solid #000000"/>
    </style:style>
    <style:style style:name="Tabelle62.D5" style:family="table-cell">
      <style:table-cell-properties fo:padding="0.097cm" fo:border-left="0.05pt solid #000000" fo:border-right="none" fo:border-top="none" fo:border-bottom="0.05pt solid #000000"/>
    </style:style>
    <style:style style:name="Tabelle62.E5" style:family="table-cell">
      <style:table-cell-properties fo:padding="0.097cm" fo:border-left="0.05pt solid #000000" fo:border-right="0.05pt solid #000000" fo:border-top="none" fo:border-bottom="0.05pt solid #000000"/>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none" fo:border-top="none" fo:border-bottom="0.05pt solid #000000"/>
    </style:style>
    <style:style style:name="Tabelle62.C6" style:family="table-cell">
      <style:table-cell-properties fo:padding="0.097cm" fo:border-left="0.05pt solid #000000" fo:border-right="none" fo:border-top="none" fo:border-bottom="0.05pt solid #000000"/>
    </style:style>
    <style:style style:name="Tabelle62.D6" style:family="table-cell">
      <style:table-cell-properties fo:padding="0.097cm" fo:border-left="0.05pt solid #000000" fo:border-right="none" fo:border-top="none" fo:border-bottom="0.05pt solid #000000"/>
    </style:style>
    <style:style style:name="Tabelle62.E6" style:family="table-cell">
      <style:table-cell-properties fo:padding="0.097cm" fo:border-left="0.05pt solid #000000" fo:border-right="0.05pt solid #000000" fo:border-top="none" fo:border-bottom="0.05pt solid #000000"/>
    </style:style>
    <style:style style:name="Tabelle63" style:family="table">
      <style:table-properties style:width="18.5cm" fo:margin-left="0cm" table:align="left"/>
    </style:style>
    <style:style style:name="Tabelle63.A" style:family="table-column">
      <style:table-column-properties style:column-width="18.5cm"/>
    </style:style>
    <style:style style:name="Tabelle63.1" style:family="table-row">
      <style:table-row-properties fo:keep-together="always"/>
    </style:style>
    <style:style style:name="Tabelle63.A1" style:family="table-cell">
      <style:table-cell-properties fo:background-color="#cfe7f5" fo:padding="0.097cm" fo:border="0.05pt solid #000000">
        <style:background-image/>
      </style:table-cell-properties>
    </style:style>
    <style:style style:name="Tabelle64" style:family="table">
      <style:table-properties style:width="18.5cm" fo:margin-left="0cm" table:align="left"/>
    </style:style>
    <style:style style:name="Tabelle64.A" style:family="table-column">
      <style:table-column-properties style:column-width="3.896cm"/>
    </style:style>
    <style:style style:name="Tabelle64.B" style:family="table-column">
      <style:table-column-properties style:column-width="3.704cm"/>
    </style:style>
    <style:style style:name="Tabelle64.C" style:family="table-column">
      <style:table-column-properties style:column-width="4.209cm"/>
    </style:style>
    <style:style style:name="Tabelle64.D" style:family="table-column">
      <style:table-column-properties style:column-width="2.699cm"/>
    </style:style>
    <style:style style:name="Tabelle64.E" style:family="table-column">
      <style:table-column-properties style:column-width="3.992cm"/>
    </style:style>
    <style:style style:name="Tabelle64.1" style:family="table-row">
      <style:table-row-properties fo:keep-together="always"/>
    </style:style>
    <style:style style:name="Tabelle64.A1" style:family="table-cell">
      <style:table-cell-properties fo:background-color="#cfe7f5" fo:padding="0.097cm" fo:border="0.05pt solid #000000">
        <style:background-image/>
      </style:table-cell-properties>
    </style:style>
    <style:style style:name="Tabelle6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4.E2" style:family="table-cell">
      <style:table-cell-properties fo:background-color="#999999" fo:padding="0.097cm" fo:border="0.05pt solid #000000">
        <style:background-image/>
      </style:table-cell-properties>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none" fo:border-top="none" fo:border-bottom="0.05pt solid #000000"/>
    </style:style>
    <style:style style:name="Tabelle64.D3" style:family="table-cell">
      <style:table-cell-properties fo:padding="0.097cm" fo:border-left="0.05pt solid #000000" fo:border-right="none" fo:border-top="none" fo:border-bottom="0.05pt solid #000000"/>
    </style:style>
    <style:style style:name="Tabelle64.E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none" fo:border-top="none" fo:border-bottom="0.05pt solid #000000"/>
    </style:style>
    <style:style style:name="Tabelle64.B4" style:family="table-cell">
      <style:table-cell-properties fo:padding="0.097cm" fo:border-left="0.05pt solid #000000" fo:border-right="none" fo:border-top="none" fo:border-bottom="0.05pt solid #000000"/>
    </style:style>
    <style:style style:name="Tabelle64.C4" style:family="table-cell">
      <style:table-cell-properties fo:padding="0.097cm" fo:border-left="0.05pt solid #000000" fo:border-right="none" fo:border-top="none" fo:border-bottom="0.05pt solid #000000"/>
    </style:style>
    <style:style style:name="Tabelle64.D4" style:family="table-cell">
      <style:table-cell-properties fo:padding="0.097cm" fo:border-left="0.05pt solid #000000" fo:border-right="none" fo:border-top="none" fo:border-bottom="0.05pt solid #000000"/>
    </style:style>
    <style:style style:name="Tabelle64.E4" style:family="table-cell">
      <style:table-cell-properties fo:padding="0.097cm" fo:border-left="0.05pt solid #000000" fo:border-right="0.05pt solid #000000" fo:border-top="none" fo:border-bottom="0.05pt solid #000000"/>
    </style:style>
    <style:style style:name="Tabelle65" style:family="table">
      <style:table-properties style:width="18.5cm" fo:margin-left="0cm" table:align="left"/>
    </style:style>
    <style:style style:name="Tabelle65.A" style:family="table-column">
      <style:table-column-properties style:column-width="18.5cm"/>
    </style:style>
    <style:style style:name="Tabelle65.1" style:family="table-row">
      <style:table-row-properties fo:keep-together="always"/>
    </style:style>
    <style:style style:name="Tabelle65.A1" style:family="table-cell">
      <style:table-cell-properties fo:background-color="#cfe7f5" fo:padding="0.097cm" fo:border="0.05pt solid #000000">
        <style:background-image/>
      </style:table-cell-properties>
    </style:style>
    <style:style style:name="Tabelle66" style:family="table">
      <style:table-properties style:width="18.5cm" fo:margin-left="0cm" table:align="left"/>
    </style:style>
    <style:style style:name="Tabelle66.A" style:family="table-column">
      <style:table-column-properties style:column-width="3.896cm"/>
    </style:style>
    <style:style style:name="Tabelle66.B" style:family="table-column">
      <style:table-column-properties style:column-width="3.704cm"/>
    </style:style>
    <style:style style:name="Tabelle66.C" style:family="table-column">
      <style:table-column-properties style:column-width="4.209cm"/>
    </style:style>
    <style:style style:name="Tabelle66.D" style:family="table-column">
      <style:table-column-properties style:column-width="2.699cm"/>
    </style:style>
    <style:style style:name="Tabelle66.E" style:family="table-column">
      <style:table-column-properties style:column-width="3.992cm"/>
    </style:style>
    <style:style style:name="Tabelle66.1" style:family="table-row">
      <style:table-row-properties fo:keep-together="always"/>
    </style:style>
    <style:style style:name="Tabelle66.A1" style:family="table-cell">
      <style:table-cell-properties fo:background-color="#cfe7f5" fo:padding="0.097cm" fo:border="0.05pt solid #000000">
        <style:background-image/>
      </style:table-cell-properties>
    </style:style>
    <style:style style:name="Tabelle6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6.E2" style:family="table-cell">
      <style:table-cell-properties fo:background-color="#999999" fo:padding="0.097cm" fo:border="0.05pt solid #000000">
        <style:background-image/>
      </style:table-cell-properties>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none" fo:border-top="none" fo:border-bottom="0.05pt solid #000000"/>
    </style:style>
    <style:style style:name="Tabelle66.D3" style:family="table-cell">
      <style:table-cell-properties fo:padding="0.097cm" fo:border-left="0.05pt solid #000000" fo:border-right="none" fo:border-top="none" fo:border-bottom="0.05pt solid #000000"/>
    </style:style>
    <style:style style:name="Tabelle66.E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none" fo:border-top="none" fo:border-bottom="0.05pt solid #000000"/>
    </style:style>
    <style:style style:name="Tabelle66.B4" style:family="table-cell">
      <style:table-cell-properties fo:padding="0.097cm" fo:border-left="0.05pt solid #000000" fo:border-right="none" fo:border-top="none" fo:border-bottom="0.05pt solid #000000"/>
    </style:style>
    <style:style style:name="Tabelle66.C4" style:family="table-cell">
      <style:table-cell-properties fo:padding="0.097cm" fo:border-left="0.05pt solid #000000" fo:border-right="none" fo:border-top="none" fo:border-bottom="0.05pt solid #000000"/>
    </style:style>
    <style:style style:name="Tabelle66.D4" style:family="table-cell">
      <style:table-cell-properties fo:padding="0.097cm" fo:border-left="0.05pt solid #000000" fo:border-right="none" fo:border-top="none" fo:border-bottom="0.05pt solid #000000"/>
    </style:style>
    <style:style style:name="Tabelle66.E4" style:family="table-cell">
      <style:table-cell-properties fo:padding="0.097cm" fo:border-left="0.05pt solid #000000" fo:border-right="0.05pt solid #000000" fo:border-top="none" fo:border-bottom="0.05pt solid #000000"/>
    </style:style>
    <style:style style:name="Tabelle67" style:family="table">
      <style:table-properties style:width="18.5cm" fo:margin-left="0cm" table:align="left"/>
    </style:style>
    <style:style style:name="Tabelle67.A" style:family="table-column">
      <style:table-column-properties style:column-width="18.5cm"/>
    </style:style>
    <style:style style:name="Tabelle67.1" style:family="table-row">
      <style:table-row-properties fo:keep-together="always"/>
    </style:style>
    <style:style style:name="Tabelle67.A1" style:family="table-cell">
      <style:table-cell-properties fo:background-color="#cfe7f5" fo:padding="0.097cm" fo:border="0.05pt solid #000000">
        <style:background-image/>
      </style:table-cell-properties>
    </style:style>
    <style:style style:name="Tabelle68" style:family="table">
      <style:table-properties style:width="18.5cm" fo:margin-left="0cm" table:align="left"/>
    </style:style>
    <style:style style:name="Tabelle68.A" style:family="table-column">
      <style:table-column-properties style:column-width="3.896cm"/>
    </style:style>
    <style:style style:name="Tabelle68.B" style:family="table-column">
      <style:table-column-properties style:column-width="3.704cm"/>
    </style:style>
    <style:style style:name="Tabelle68.C" style:family="table-column">
      <style:table-column-properties style:column-width="4.209cm"/>
    </style:style>
    <style:style style:name="Tabelle68.D" style:family="table-column">
      <style:table-column-properties style:column-width="2.699cm"/>
    </style:style>
    <style:style style:name="Tabelle68.E" style:family="table-column">
      <style:table-column-properties style:column-width="3.992cm"/>
    </style:style>
    <style:style style:name="Tabelle68.1" style:family="table-row">
      <style:table-row-properties fo:keep-together="always"/>
    </style:style>
    <style:style style:name="Tabelle68.A1" style:family="table-cell">
      <style:table-cell-properties fo:background-color="#cfe7f5" fo:padding="0.097cm" fo:border="0.05pt solid #000000">
        <style:background-image/>
      </style:table-cell-properties>
    </style:style>
    <style:style style:name="Tabelle6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8.E2" style:family="table-cell">
      <style:table-cell-properties fo:background-color="#999999" fo:padding="0.097cm" fo:border="0.05pt solid #000000">
        <style:background-image/>
      </style:table-cell-properties>
    </style:style>
    <style:style style:name="Tabelle68.A3" style:family="table-cell">
      <style:table-cell-properties fo:padding="0.097cm" fo:border-left="0.05pt solid #000000" fo:border-right="none" fo:border-top="none" fo:border-bottom="0.05pt solid #000000"/>
    </style:style>
    <style:style style:name="Tabelle68.B3" style:family="table-cell">
      <style:table-cell-properties fo:padding="0.097cm" fo:border-left="0.05pt solid #000000" fo:border-right="none" fo:border-top="none" fo:border-bottom="0.05pt solid #000000"/>
    </style:style>
    <style:style style:name="Tabelle68.C3" style:family="table-cell">
      <style:table-cell-properties fo:padding="0.097cm" fo:border-left="0.05pt solid #000000" fo:border-right="none" fo:border-top="none" fo:border-bottom="0.05pt solid #000000"/>
    </style:style>
    <style:style style:name="Tabelle68.D3" style:family="table-cell">
      <style:table-cell-properties fo:padding="0.097cm" fo:border-left="0.05pt solid #000000" fo:border-right="none" fo:border-top="none" fo:border-bottom="0.05pt solid #000000"/>
    </style:style>
    <style:style style:name="Tabelle68.E3" style:family="table-cell">
      <style:table-cell-properties fo:padding="0.097cm" fo:border-left="0.05pt solid #000000" fo:border-right="0.05pt solid #000000" fo:border-top="none" fo:border-bottom="0.05pt solid #000000"/>
    </style:style>
    <style:style style:name="Tabelle68.A4" style:family="table-cell">
      <style:table-cell-properties fo:padding="0.097cm" fo:border-left="0.05pt solid #000000" fo:border-right="none" fo:border-top="none" fo:border-bottom="0.05pt solid #000000"/>
    </style:style>
    <style:style style:name="Tabelle68.B4" style:family="table-cell">
      <style:table-cell-properties fo:padding="0.097cm" fo:border-left="0.05pt solid #000000" fo:border-right="none" fo:border-top="none" fo:border-bottom="0.05pt solid #000000"/>
    </style:style>
    <style:style style:name="Tabelle68.C4" style:family="table-cell">
      <style:table-cell-properties fo:padding="0.097cm" fo:border-left="0.05pt solid #000000" fo:border-right="none" fo:border-top="none" fo:border-bottom="0.05pt solid #000000"/>
    </style:style>
    <style:style style:name="Tabelle68.D4" style:family="table-cell">
      <style:table-cell-properties fo:padding="0.097cm" fo:border-left="0.05pt solid #000000" fo:border-right="none" fo:border-top="none" fo:border-bottom="0.05pt solid #000000"/>
    </style:style>
    <style:style style:name="Tabelle68.E4" style:family="table-cell">
      <style:table-cell-properties fo:padding="0.097cm" fo:border-left="0.05pt solid #000000" fo:border-right="0.05pt solid #000000" fo:border-top="none" fo:border-bottom="0.05pt solid #000000"/>
    </style:style>
    <style:style style:name="Tabelle69" style:family="table">
      <style:table-properties style:width="18.5cm" fo:margin-left="0cm" table:align="left"/>
    </style:style>
    <style:style style:name="Tabelle69.A" style:family="table-column">
      <style:table-column-properties style:column-width="18.5cm"/>
    </style:style>
    <style:style style:name="Tabelle69.1" style:family="table-row">
      <style:table-row-properties fo:keep-together="always"/>
    </style:style>
    <style:style style:name="Tabelle69.A1" style:family="table-cell">
      <style:table-cell-properties fo:background-color="#cfe7f5" fo:padding="0.097cm" fo:border="0.05pt solid #000000">
        <style:background-image/>
      </style:table-cell-properties>
    </style:style>
    <style:style style:name="Tabelle70" style:family="table">
      <style:table-properties style:width="18.5cm" fo:margin-left="0cm" table:align="left"/>
    </style:style>
    <style:style style:name="Tabelle70.A" style:family="table-column">
      <style:table-column-properties style:column-width="3.896cm"/>
    </style:style>
    <style:style style:name="Tabelle70.B" style:family="table-column">
      <style:table-column-properties style:column-width="3.704cm"/>
    </style:style>
    <style:style style:name="Tabelle70.C" style:family="table-column">
      <style:table-column-properties style:column-width="4.209cm"/>
    </style:style>
    <style:style style:name="Tabelle70.D" style:family="table-column">
      <style:table-column-properties style:column-width="2.699cm"/>
    </style:style>
    <style:style style:name="Tabelle70.E" style:family="table-column">
      <style:table-column-properties style:column-width="3.992cm"/>
    </style:style>
    <style:style style:name="Tabelle70.1" style:family="table-row">
      <style:table-row-properties fo:keep-together="always"/>
    </style:style>
    <style:style style:name="Tabelle70.A1" style:family="table-cell">
      <style:table-cell-properties fo:background-color="#cfe7f5" fo:padding="0.097cm" fo:border="0.05pt solid #000000">
        <style:background-image/>
      </style:table-cell-properties>
    </style:style>
    <style:style style:name="Tabelle70.A2" style:family="table-cell">
      <style:table-cell-properties fo:background-color="#999999" fo:padding="0.097cm" fo:border-left="0.05pt solid #000000" fo:border-right="none" fo:border-top="none" fo:border-bottom="0.05pt solid #000000">
        <style:background-image/>
      </style:table-cell-properties>
    </style:style>
    <style:style style:name="Tabelle7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none" fo:border-top="none" fo:border-bottom="0.05pt solid #000000"/>
    </style:style>
    <style:style style:name="Tabelle70.C3" style:family="table-cell">
      <style:table-cell-properties fo:padding="0.097cm" fo:border-left="0.05pt solid #000000" fo:border-right="none" fo:border-top="none" fo:border-bottom="0.05pt solid #000000"/>
    </style:style>
    <style:style style:name="Tabelle70.D3" style:family="table-cell">
      <style:table-cell-properties fo:padding="0.097cm" fo:border-left="0.05pt solid #000000" fo:border-right="none" fo:border-top="none" fo:border-bottom="0.05pt solid #000000"/>
    </style:style>
    <style:style style:name="Tabelle70.E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none" fo:border-top="none" fo:border-bottom="0.05pt solid #000000"/>
    </style:style>
    <style:style style:name="Tabelle70.C4" style:family="table-cell">
      <style:table-cell-properties fo:padding="0.097cm" fo:border-left="0.05pt solid #000000" fo:border-right="none" fo:border-top="none" fo:border-bottom="0.05pt solid #000000"/>
    </style:style>
    <style:style style:name="Tabelle70.D4" style:family="table-cell">
      <style:table-cell-properties fo:padding="0.097cm" fo:border-left="0.05pt solid #000000" fo:border-right="none" fo:border-top="none" fo:border-bottom="0.05pt solid #000000"/>
    </style:style>
    <style:style style:name="Tabelle70.E4" style:family="table-cell">
      <style:table-cell-properties fo:padding="0.097cm" fo:border-left="0.05pt solid #000000" fo:border-right="0.05pt solid #000000" fo:border-top="none" fo:border-bottom="0.05pt solid #000000"/>
    </style:style>
    <style:style style:name="Tabelle79" style:family="table">
      <style:table-properties style:width="18.5cm" fo:margin-left="0cm" table:align="left"/>
    </style:style>
    <style:style style:name="Tabelle79.A" style:family="table-column">
      <style:table-column-properties style:column-width="18.5cm"/>
    </style:style>
    <style:style style:name="Tabelle79.1" style:family="table-row">
      <style:table-row-properties fo:keep-together="always"/>
    </style:style>
    <style:style style:name="Tabelle79.A1" style:family="table-cell">
      <style:table-cell-properties fo:background-color="#cfe7f5" fo:padding="0.097cm" fo:border="0.05pt solid #000000">
        <style:background-image/>
      </style:table-cell-properties>
    </style:style>
    <style:style style:name="Tabelle80" style:family="table">
      <style:table-properties style:width="18.5cm" fo:margin-left="0cm" table:align="left"/>
    </style:style>
    <style:style style:name="Tabelle80.A" style:family="table-column">
      <style:table-column-properties style:column-width="3.896cm"/>
    </style:style>
    <style:style style:name="Tabelle80.B" style:family="table-column">
      <style:table-column-properties style:column-width="3.704cm"/>
    </style:style>
    <style:style style:name="Tabelle80.C" style:family="table-column">
      <style:table-column-properties style:column-width="4.209cm"/>
    </style:style>
    <style:style style:name="Tabelle80.D" style:family="table-column">
      <style:table-column-properties style:column-width="2.699cm"/>
    </style:style>
    <style:style style:name="Tabelle80.E" style:family="table-column">
      <style:table-column-properties style:column-width="3.992cm"/>
    </style:style>
    <style:style style:name="Tabelle80.1" style:family="table-row">
      <style:table-row-properties fo:keep-together="always"/>
    </style:style>
    <style:style style:name="Tabelle80.A1" style:family="table-cell">
      <style:table-cell-properties fo:background-color="#cfe7f5" fo:padding="0.097cm" fo:border="0.05pt solid #000000">
        <style:background-image/>
      </style:table-cell-properties>
    </style:style>
    <style:style style:name="Tabelle8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0.E2" style:family="table-cell">
      <style:table-cell-properties fo:background-color="#999999" fo:padding="0.097cm" fo:border="0.05pt solid #000000">
        <style:background-image/>
      </style:table-cell-properties>
    </style:style>
    <style:style style:name="Tabelle80.A3" style:family="table-cell">
      <style:table-cell-properties fo:padding="0.097cm" fo:border-left="0.05pt solid #000000" fo:border-right="none" fo:border-top="none" fo:border-bottom="0.05pt solid #000000"/>
    </style:style>
    <style:style style:name="Tabelle80.B3" style:family="table-cell">
      <style:table-cell-properties fo:padding="0.097cm" fo:border-left="0.05pt solid #000000" fo:border-right="none" fo:border-top="none" fo:border-bottom="0.05pt solid #000000"/>
    </style:style>
    <style:style style:name="Tabelle80.C3" style:family="table-cell">
      <style:table-cell-properties fo:padding="0.097cm" fo:border-left="0.05pt solid #000000" fo:border-right="none" fo:border-top="none" fo:border-bottom="0.05pt solid #000000"/>
    </style:style>
    <style:style style:name="Tabelle80.D3" style:family="table-cell">
      <style:table-cell-properties fo:padding="0.097cm" fo:border-left="0.05pt solid #000000" fo:border-right="none" fo:border-top="none" fo:border-bottom="0.05pt solid #000000"/>
    </style:style>
    <style:style style:name="Tabelle80.E3" style:family="table-cell">
      <style:table-cell-properties fo:padding="0.097cm" fo:border-left="0.05pt solid #000000" fo:border-right="0.05pt solid #000000" fo:border-top="none" fo:border-bottom="0.05pt solid #000000"/>
    </style:style>
    <style:style style:name="Tabelle80.A4" style:family="table-cell">
      <style:table-cell-properties fo:padding="0.097cm" fo:border-left="0.05pt solid #000000" fo:border-right="none" fo:border-top="none" fo:border-bottom="0.05pt solid #000000"/>
    </style:style>
    <style:style style:name="Tabelle80.B4" style:family="table-cell">
      <style:table-cell-properties fo:padding="0.097cm" fo:border-left="0.05pt solid #000000" fo:border-right="none" fo:border-top="none" fo:border-bottom="0.05pt solid #000000"/>
    </style:style>
    <style:style style:name="Tabelle80.C4" style:family="table-cell">
      <style:table-cell-properties fo:padding="0.097cm" fo:border-left="0.05pt solid #000000" fo:border-right="none" fo:border-top="none" fo:border-bottom="0.05pt solid #000000"/>
    </style:style>
    <style:style style:name="Tabelle80.D4" style:family="table-cell">
      <style:table-cell-properties fo:padding="0.097cm" fo:border-left="0.05pt solid #000000" fo:border-right="none" fo:border-top="none" fo:border-bottom="0.05pt solid #000000"/>
    </style:style>
    <style:style style:name="Tabelle80.E4" style:family="table-cell">
      <style:table-cell-properties fo:padding="0.097cm" fo:border-left="0.05pt solid #000000" fo:border-right="0.05pt solid #000000" fo:border-top="none" fo:border-bottom="0.05pt solid #000000"/>
    </style:style>
    <style:style style:name="Tabelle80.A5" style:family="table-cell">
      <style:table-cell-properties fo:padding="0.097cm" fo:border-left="0.05pt solid #000000" fo:border-right="none" fo:border-top="none" fo:border-bottom="0.05pt solid #000000"/>
    </style:style>
    <style:style style:name="Tabelle80.B5" style:family="table-cell">
      <style:table-cell-properties fo:padding="0.097cm" fo:border-left="0.05pt solid #000000" fo:border-right="none" fo:border-top="none" fo:border-bottom="0.05pt solid #000000"/>
    </style:style>
    <style:style style:name="Tabelle80.C5" style:family="table-cell">
      <style:table-cell-properties fo:padding="0.097cm" fo:border-left="0.05pt solid #000000" fo:border-right="none" fo:border-top="none" fo:border-bottom="0.05pt solid #000000"/>
    </style:style>
    <style:style style:name="Tabelle80.D5" style:family="table-cell">
      <style:table-cell-properties fo:padding="0.097cm" fo:border-left="0.05pt solid #000000" fo:border-right="none" fo:border-top="none" fo:border-bottom="0.05pt solid #000000"/>
    </style:style>
    <style:style style:name="Tabelle80.E5" style:family="table-cell">
      <style:table-cell-properties fo:padding="0.097cm" fo:border-left="0.05pt solid #000000" fo:border-right="0.05pt solid #000000" fo:border-top="none" fo:border-bottom="0.05pt solid #000000"/>
    </style:style>
    <style:style style:name="Tabelle80.A6" style:family="table-cell">
      <style:table-cell-properties fo:padding="0.097cm" fo:border-left="0.05pt solid #000000" fo:border-right="none" fo:border-top="none" fo:border-bottom="0.05pt solid #000000"/>
    </style:style>
    <style:style style:name="Tabelle80.B6" style:family="table-cell">
      <style:table-cell-properties fo:padding="0.097cm" fo:border-left="0.05pt solid #000000" fo:border-right="none" fo:border-top="none" fo:border-bottom="0.05pt solid #000000"/>
    </style:style>
    <style:style style:name="Tabelle80.C6" style:family="table-cell">
      <style:table-cell-properties fo:padding="0.097cm" fo:border-left="0.05pt solid #000000" fo:border-right="none" fo:border-top="none" fo:border-bottom="0.05pt solid #000000"/>
    </style:style>
    <style:style style:name="Tabelle80.D6" style:family="table-cell">
      <style:table-cell-properties fo:padding="0.097cm" fo:border-left="0.05pt solid #000000" fo:border-right="none" fo:border-top="none" fo:border-bottom="0.05pt solid #000000"/>
    </style:style>
    <style:style style:name="Tabelle80.E6" style:family="table-cell">
      <style:table-cell-properties fo:padding="0.097cm" fo:border-left="0.05pt solid #000000" fo:border-right="0.05pt solid #000000" fo:border-top="none" fo:border-bottom="0.05pt solid #000000"/>
    </style:style>
    <style:style style:name="Tabelle80.A7" style:family="table-cell">
      <style:table-cell-properties fo:padding="0.097cm" fo:border-left="0.05pt solid #000000" fo:border-right="none" fo:border-top="none" fo:border-bottom="0.05pt solid #000000"/>
    </style:style>
    <style:style style:name="Tabelle80.B7" style:family="table-cell">
      <style:table-cell-properties fo:padding="0.097cm" fo:border-left="0.05pt solid #000000" fo:border-right="none" fo:border-top="none" fo:border-bottom="0.05pt solid #000000"/>
    </style:style>
    <style:style style:name="Tabelle80.C7" style:family="table-cell">
      <style:table-cell-properties fo:padding="0.097cm" fo:border-left="0.05pt solid #000000" fo:border-right="none" fo:border-top="none" fo:border-bottom="0.05pt solid #000000"/>
    </style:style>
    <style:style style:name="Tabelle80.D7" style:family="table-cell">
      <style:table-cell-properties fo:padding="0.097cm" fo:border-left="0.05pt solid #000000" fo:border-right="none" fo:border-top="none" fo:border-bottom="0.05pt solid #000000"/>
    </style:style>
    <style:style style:name="Tabelle80.E7" style:family="table-cell">
      <style:table-cell-properties fo:padding="0.097cm" fo:border-left="0.05pt solid #000000" fo:border-right="0.05pt solid #000000" fo:border-top="none" fo:border-bottom="0.05pt solid #000000"/>
    </style:style>
    <style:style style:name="Tabelle80.A8" style:family="table-cell">
      <style:table-cell-properties fo:padding="0.097cm" fo:border-left="0.05pt solid #000000" fo:border-right="none" fo:border-top="none" fo:border-bottom="0.05pt solid #000000"/>
    </style:style>
    <style:style style:name="Tabelle80.B8" style:family="table-cell">
      <style:table-cell-properties fo:padding="0.097cm" fo:border-left="0.05pt solid #000000" fo:border-right="none" fo:border-top="none" fo:border-bottom="0.05pt solid #000000"/>
    </style:style>
    <style:style style:name="Tabelle80.C8" style:family="table-cell">
      <style:table-cell-properties fo:padding="0.097cm" fo:border-left="0.05pt solid #000000" fo:border-right="none" fo:border-top="none" fo:border-bottom="0.05pt solid #000000"/>
    </style:style>
    <style:style style:name="Tabelle80.D8" style:family="table-cell">
      <style:table-cell-properties fo:padding="0.097cm" fo:border-left="0.05pt solid #000000" fo:border-right="none" fo:border-top="none" fo:border-bottom="0.05pt solid #000000"/>
    </style:style>
    <style:style style:name="Tabelle80.E8" style:family="table-cell">
      <style:table-cell-properties fo:padding="0.097cm" fo:border-left="0.05pt solid #000000" fo:border-right="0.05pt solid #000000" fo:border-top="none" fo:border-bottom="0.05pt solid #000000"/>
    </style:style>
    <style:style style:name="Tabelle80.A9" style:family="table-cell">
      <style:table-cell-properties fo:padding="0.097cm" fo:border-left="0.05pt solid #000000" fo:border-right="none" fo:border-top="none" fo:border-bottom="0.05pt solid #000000"/>
    </style:style>
    <style:style style:name="Tabelle80.B9" style:family="table-cell">
      <style:table-cell-properties fo:padding="0.097cm" fo:border-left="0.05pt solid #000000" fo:border-right="none" fo:border-top="none" fo:border-bottom="0.05pt solid #000000"/>
    </style:style>
    <style:style style:name="Tabelle80.C9" style:family="table-cell">
      <style:table-cell-properties fo:padding="0.097cm" fo:border-left="0.05pt solid #000000" fo:border-right="none" fo:border-top="none" fo:border-bottom="0.05pt solid #000000"/>
    </style:style>
    <style:style style:name="Tabelle80.D9" style:family="table-cell">
      <style:table-cell-properties fo:padding="0.097cm" fo:border-left="0.05pt solid #000000" fo:border-right="none" fo:border-top="none" fo:border-bottom="0.05pt solid #000000"/>
    </style:style>
    <style:style style:name="Tabelle80.E9" style:family="table-cell">
      <style:table-cell-properties fo:padding="0.097cm" fo:border-left="0.05pt solid #000000" fo:border-right="0.05pt solid #000000" fo:border-top="none" fo:border-bottom="0.05pt solid #000000"/>
    </style:style>
    <style:style style:name="Tabelle80.A10" style:family="table-cell">
      <style:table-cell-properties fo:padding="0.097cm" fo:border-left="0.05pt solid #000000" fo:border-right="none" fo:border-top="none" fo:border-bottom="0.05pt solid #000000"/>
    </style:style>
    <style:style style:name="Tabelle80.B10" style:family="table-cell">
      <style:table-cell-properties fo:padding="0.097cm" fo:border-left="0.05pt solid #000000" fo:border-right="none" fo:border-top="none" fo:border-bottom="0.05pt solid #000000"/>
    </style:style>
    <style:style style:name="Tabelle80.C10" style:family="table-cell">
      <style:table-cell-properties fo:padding="0.097cm" fo:border-left="0.05pt solid #000000" fo:border-right="none" fo:border-top="none" fo:border-bottom="0.05pt solid #000000"/>
    </style:style>
    <style:style style:name="Tabelle80.D10" style:family="table-cell">
      <style:table-cell-properties fo:padding="0.097cm" fo:border-left="0.05pt solid #000000" fo:border-right="none" fo:border-top="none" fo:border-bottom="0.05pt solid #000000"/>
    </style:style>
    <style:style style:name="Tabelle80.E10" style:family="table-cell">
      <style:table-cell-properties fo:padding="0.097cm" fo:border-left="0.05pt solid #000000" fo:border-right="0.05pt solid #000000" fo:border-top="none" fo:border-bottom="0.05pt solid #000000"/>
    </style:style>
    <style:style style:name="Tabelle80.A11" style:family="table-cell">
      <style:table-cell-properties fo:padding="0.097cm" fo:border-left="0.05pt solid #000000" fo:border-right="none" fo:border-top="none" fo:border-bottom="0.05pt solid #000000"/>
    </style:style>
    <style:style style:name="Tabelle80.B11" style:family="table-cell">
      <style:table-cell-properties fo:padding="0.097cm" fo:border-left="0.05pt solid #000000" fo:border-right="none" fo:border-top="none" fo:border-bottom="0.05pt solid #000000"/>
    </style:style>
    <style:style style:name="Tabelle80.C11" style:family="table-cell">
      <style:table-cell-properties fo:padding="0.097cm" fo:border-left="0.05pt solid #000000" fo:border-right="none" fo:border-top="none" fo:border-bottom="0.05pt solid #000000"/>
    </style:style>
    <style:style style:name="Tabelle80.D11" style:family="table-cell">
      <style:table-cell-properties fo:padding="0.097cm" fo:border-left="0.05pt solid #000000" fo:border-right="none" fo:border-top="none" fo:border-bottom="0.05pt solid #000000"/>
    </style:style>
    <style:style style:name="Tabelle80.E11" style:family="table-cell">
      <style:table-cell-properties fo:padding="0.097cm" fo:border-left="0.05pt solid #000000" fo:border-right="0.05pt solid #000000" fo:border-top="none" fo:border-bottom="0.05pt solid #000000"/>
    </style:style>
    <style:style style:name="Tabelle80.A12" style:family="table-cell">
      <style:table-cell-properties fo:padding="0.097cm" fo:border-left="0.05pt solid #000000" fo:border-right="none" fo:border-top="none" fo:border-bottom="0.05pt solid #000000"/>
    </style:style>
    <style:style style:name="Tabelle80.B12" style:family="table-cell">
      <style:table-cell-properties fo:padding="0.097cm" fo:border-left="0.05pt solid #000000" fo:border-right="none" fo:border-top="none" fo:border-bottom="0.05pt solid #000000"/>
    </style:style>
    <style:style style:name="Tabelle80.C12" style:family="table-cell">
      <style:table-cell-properties fo:padding="0.097cm" fo:border-left="0.05pt solid #000000" fo:border-right="none" fo:border-top="none" fo:border-bottom="0.05pt solid #000000"/>
    </style:style>
    <style:style style:name="Tabelle80.D12" style:family="table-cell">
      <style:table-cell-properties fo:padding="0.097cm" fo:border-left="0.05pt solid #000000" fo:border-right="none" fo:border-top="none" fo:border-bottom="0.05pt solid #000000"/>
    </style:style>
    <style:style style:name="Tabelle80.E12" style:family="table-cell">
      <style:table-cell-properties fo:padding="0.097cm" fo:border-left="0.05pt solid #000000" fo:border-right="0.05pt solid #000000" fo:border-top="none" fo:border-bottom="0.05pt solid #000000"/>
    </style:style>
    <style:style style:name="Tabelle80.A13" style:family="table-cell">
      <style:table-cell-properties fo:padding="0.097cm" fo:border-left="0.05pt solid #000000" fo:border-right="none" fo:border-top="none" fo:border-bottom="0.05pt solid #000000"/>
    </style:style>
    <style:style style:name="Tabelle80.B13" style:family="table-cell">
      <style:table-cell-properties fo:padding="0.097cm" fo:border-left="0.05pt solid #000000" fo:border-right="none" fo:border-top="none" fo:border-bottom="0.05pt solid #000000"/>
    </style:style>
    <style:style style:name="Tabelle80.C13" style:family="table-cell">
      <style:table-cell-properties fo:padding="0.097cm" fo:border-left="0.05pt solid #000000" fo:border-right="none" fo:border-top="none" fo:border-bottom="0.05pt solid #000000"/>
    </style:style>
    <style:style style:name="Tabelle80.D13" style:family="table-cell">
      <style:table-cell-properties fo:padding="0.097cm" fo:border-left="0.05pt solid #000000" fo:border-right="none" fo:border-top="none" fo:border-bottom="0.05pt solid #000000"/>
    </style:style>
    <style:style style:name="Tabelle80.E13" style:family="table-cell">
      <style:table-cell-properties fo:padding="0.097cm" fo:border-left="0.05pt solid #000000" fo:border-right="0.05pt solid #000000" fo:border-top="none" fo:border-bottom="0.05pt solid #000000"/>
    </style:style>
    <style:style style:name="Tabelle80.A14" style:family="table-cell">
      <style:table-cell-properties fo:padding="0.097cm" fo:border-left="0.05pt solid #000000" fo:border-right="none" fo:border-top="none" fo:border-bottom="0.05pt solid #000000"/>
    </style:style>
    <style:style style:name="Tabelle80.B14" style:family="table-cell">
      <style:table-cell-properties fo:padding="0.097cm" fo:border-left="0.05pt solid #000000" fo:border-right="none" fo:border-top="none" fo:border-bottom="0.05pt solid #000000"/>
    </style:style>
    <style:style style:name="Tabelle80.C14" style:family="table-cell">
      <style:table-cell-properties fo:padding="0.097cm" fo:border-left="0.05pt solid #000000" fo:border-right="none" fo:border-top="none" fo:border-bottom="0.05pt solid #000000"/>
    </style:style>
    <style:style style:name="Tabelle80.D14" style:family="table-cell">
      <style:table-cell-properties fo:padding="0.097cm" fo:border-left="0.05pt solid #000000" fo:border-right="none" fo:border-top="none" fo:border-bottom="0.05pt solid #000000"/>
    </style:style>
    <style:style style:name="Tabelle80.E14" style:family="table-cell">
      <style:table-cell-properties fo:padding="0.097cm" fo:border-left="0.05pt solid #000000" fo:border-right="0.05pt solid #000000" fo:border-top="none" fo:border-bottom="0.05pt solid #000000"/>
    </style:style>
    <style:style style:name="Tabelle80.A15" style:family="table-cell">
      <style:table-cell-properties fo:padding="0.097cm" fo:border-left="0.05pt solid #000000" fo:border-right="none" fo:border-top="none" fo:border-bottom="0.05pt solid #000000"/>
    </style:style>
    <style:style style:name="Tabelle80.B15" style:family="table-cell">
      <style:table-cell-properties fo:padding="0.097cm" fo:border-left="0.05pt solid #000000" fo:border-right="none" fo:border-top="none" fo:border-bottom="0.05pt solid #000000"/>
    </style:style>
    <style:style style:name="Tabelle80.C15" style:family="table-cell">
      <style:table-cell-properties fo:padding="0.097cm" fo:border-left="0.05pt solid #000000" fo:border-right="none" fo:border-top="none" fo:border-bottom="0.05pt solid #000000"/>
    </style:style>
    <style:style style:name="Tabelle80.D15" style:family="table-cell">
      <style:table-cell-properties fo:padding="0.097cm" fo:border-left="0.05pt solid #000000" fo:border-right="none" fo:border-top="none" fo:border-bottom="0.05pt solid #000000"/>
    </style:style>
    <style:style style:name="Tabelle80.E15" style:family="table-cell">
      <style:table-cell-properties fo:padding="0.097cm" fo:border-left="0.05pt solid #000000" fo:border-right="0.05pt solid #000000" fo:border-top="none" fo:border-bottom="0.05pt solid #000000"/>
    </style:style>
    <style:style style:name="Tabelle80.A16" style:family="table-cell">
      <style:table-cell-properties fo:padding="0.097cm" fo:border-left="0.05pt solid #000000" fo:border-right="none" fo:border-top="none" fo:border-bottom="0.05pt solid #000000"/>
    </style:style>
    <style:style style:name="Tabelle80.B16" style:family="table-cell">
      <style:table-cell-properties fo:padding="0.097cm" fo:border-left="0.05pt solid #000000" fo:border-right="none" fo:border-top="none" fo:border-bottom="0.05pt solid #000000"/>
    </style:style>
    <style:style style:name="Tabelle80.C16" style:family="table-cell">
      <style:table-cell-properties fo:padding="0.097cm" fo:border-left="0.05pt solid #000000" fo:border-right="none" fo:border-top="none" fo:border-bottom="0.05pt solid #000000"/>
    </style:style>
    <style:style style:name="Tabelle80.D16" style:family="table-cell">
      <style:table-cell-properties fo:padding="0.097cm" fo:border-left="0.05pt solid #000000" fo:border-right="none" fo:border-top="none" fo:border-bottom="0.05pt solid #000000"/>
    </style:style>
    <style:style style:name="Tabelle80.E16" style:family="table-cell">
      <style:table-cell-properties fo:padding="0.097cm" fo:border-left="0.05pt solid #000000" fo:border-right="0.05pt solid #000000" fo:border-top="none" fo:border-bottom="0.05pt solid #000000"/>
    </style:style>
    <style:style style:name="Tabelle80.A17" style:family="table-cell">
      <style:table-cell-properties fo:padding="0.097cm" fo:border-left="0.05pt solid #000000" fo:border-right="none" fo:border-top="none" fo:border-bottom="0.05pt solid #000000"/>
    </style:style>
    <style:style style:name="Tabelle80.B17" style:family="table-cell">
      <style:table-cell-properties fo:padding="0.097cm" fo:border-left="0.05pt solid #000000" fo:border-right="none" fo:border-top="none" fo:border-bottom="0.05pt solid #000000"/>
    </style:style>
    <style:style style:name="Tabelle80.C17" style:family="table-cell">
      <style:table-cell-properties fo:padding="0.097cm" fo:border-left="0.05pt solid #000000" fo:border-right="none" fo:border-top="none" fo:border-bottom="0.05pt solid #000000"/>
    </style:style>
    <style:style style:name="Tabelle80.D17" style:family="table-cell">
      <style:table-cell-properties fo:padding="0.097cm" fo:border-left="0.05pt solid #000000" fo:border-right="none" fo:border-top="none" fo:border-bottom="0.05pt solid #000000"/>
    </style:style>
    <style:style style:name="Tabelle80.E17" style:family="table-cell">
      <style:table-cell-properties fo:padding="0.097cm" fo:border-left="0.05pt solid #000000" fo:border-right="0.05pt solid #000000" fo:border-top="none" fo:border-bottom="0.05pt solid #000000"/>
    </style:style>
    <style:style style:name="Tabelle80.A18" style:family="table-cell">
      <style:table-cell-properties fo:padding="0.097cm" fo:border-left="0.05pt solid #000000" fo:border-right="none" fo:border-top="none" fo:border-bottom="0.05pt solid #000000"/>
    </style:style>
    <style:style style:name="Tabelle80.B18" style:family="table-cell">
      <style:table-cell-properties fo:padding="0.097cm" fo:border-left="0.05pt solid #000000" fo:border-right="none" fo:border-top="none" fo:border-bottom="0.05pt solid #000000"/>
    </style:style>
    <style:style style:name="Tabelle80.C18" style:family="table-cell">
      <style:table-cell-properties fo:padding="0.097cm" fo:border-left="0.05pt solid #000000" fo:border-right="none" fo:border-top="none" fo:border-bottom="0.05pt solid #000000"/>
    </style:style>
    <style:style style:name="Tabelle80.D18" style:family="table-cell">
      <style:table-cell-properties fo:padding="0.097cm" fo:border-left="0.05pt solid #000000" fo:border-right="none" fo:border-top="none" fo:border-bottom="0.05pt solid #000000"/>
    </style:style>
    <style:style style:name="Tabelle80.E18" style:family="table-cell">
      <style:table-cell-properties fo:padding="0.097cm" fo:border-left="0.05pt solid #000000" fo:border-right="0.05pt solid #000000" fo:border-top="none" fo:border-bottom="0.05pt solid #000000"/>
    </style:style>
    <style:style style:name="Tabelle80.A19" style:family="table-cell">
      <style:table-cell-properties fo:padding="0.097cm" fo:border-left="0.05pt solid #000000" fo:border-right="none" fo:border-top="none" fo:border-bottom="0.05pt solid #000000"/>
    </style:style>
    <style:style style:name="Tabelle80.B19" style:family="table-cell">
      <style:table-cell-properties fo:padding="0.097cm" fo:border-left="0.05pt solid #000000" fo:border-right="none" fo:border-top="none" fo:border-bottom="0.05pt solid #000000"/>
    </style:style>
    <style:style style:name="Tabelle80.C19" style:family="table-cell">
      <style:table-cell-properties fo:padding="0.097cm" fo:border-left="0.05pt solid #000000" fo:border-right="none" fo:border-top="none" fo:border-bottom="0.05pt solid #000000"/>
    </style:style>
    <style:style style:name="Tabelle80.D19" style:family="table-cell">
      <style:table-cell-properties fo:padding="0.097cm" fo:border-left="0.05pt solid #000000" fo:border-right="none" fo:border-top="none" fo:border-bottom="0.05pt solid #000000"/>
    </style:style>
    <style:style style:name="Tabelle80.E19" style:family="table-cell">
      <style:table-cell-properties fo:padding="0.097cm" fo:border-left="0.05pt solid #000000" fo:border-right="0.05pt solid #000000" fo:border-top="none" fo:border-bottom="0.05pt solid #000000"/>
    </style:style>
    <style:style style:name="Tabelle80.A20" style:family="table-cell">
      <style:table-cell-properties fo:padding="0.097cm" fo:border-left="0.05pt solid #000000" fo:border-right="none" fo:border-top="none" fo:border-bottom="0.05pt solid #000000"/>
    </style:style>
    <style:style style:name="Tabelle80.B20" style:family="table-cell">
      <style:table-cell-properties fo:padding="0.097cm" fo:border-left="0.05pt solid #000000" fo:border-right="none" fo:border-top="none" fo:border-bottom="0.05pt solid #000000"/>
    </style:style>
    <style:style style:name="Tabelle80.C20" style:family="table-cell">
      <style:table-cell-properties fo:padding="0.097cm" fo:border-left="0.05pt solid #000000" fo:border-right="none" fo:border-top="none" fo:border-bottom="0.05pt solid #000000"/>
    </style:style>
    <style:style style:name="Tabelle80.D20" style:family="table-cell">
      <style:table-cell-properties fo:padding="0.097cm" fo:border-left="0.05pt solid #000000" fo:border-right="none" fo:border-top="none" fo:border-bottom="0.05pt solid #000000"/>
    </style:style>
    <style:style style:name="Tabelle80.E20" style:family="table-cell">
      <style:table-cell-properties fo:padding="0.097cm" fo:border-left="0.05pt solid #000000" fo:border-right="0.05pt solid #000000" fo:border-top="none" fo:border-bottom="0.05pt solid #000000"/>
    </style:style>
    <style:style style:name="Tabelle80.A21" style:family="table-cell">
      <style:table-cell-properties fo:padding="0.097cm" fo:border-left="0.05pt solid #000000" fo:border-right="none" fo:border-top="none" fo:border-bottom="0.05pt solid #000000"/>
    </style:style>
    <style:style style:name="Tabelle80.B21" style:family="table-cell">
      <style:table-cell-properties fo:padding="0.097cm" fo:border-left="0.05pt solid #000000" fo:border-right="none" fo:border-top="none" fo:border-bottom="0.05pt solid #000000"/>
    </style:style>
    <style:style style:name="Tabelle80.C21" style:family="table-cell">
      <style:table-cell-properties fo:padding="0.097cm" fo:border-left="0.05pt solid #000000" fo:border-right="none" fo:border-top="none" fo:border-bottom="0.05pt solid #000000"/>
    </style:style>
    <style:style style:name="Tabelle80.D21" style:family="table-cell">
      <style:table-cell-properties fo:padding="0.097cm" fo:border-left="0.05pt solid #000000" fo:border-right="none" fo:border-top="none" fo:border-bottom="0.05pt solid #000000"/>
    </style:style>
    <style:style style:name="Tabelle80.E21" style:family="table-cell">
      <style:table-cell-properties fo:padding="0.097cm" fo:border-left="0.05pt solid #000000" fo:border-right="0.05pt solid #000000" fo:border-top="none" fo:border-bottom="0.05pt solid #000000"/>
    </style:style>
    <style:style style:name="Tabelle80.A22" style:family="table-cell">
      <style:table-cell-properties fo:padding="0.097cm" fo:border-left="0.05pt solid #000000" fo:border-right="none" fo:border-top="none" fo:border-bottom="0.05pt solid #000000"/>
    </style:style>
    <style:style style:name="Tabelle80.B22" style:family="table-cell">
      <style:table-cell-properties fo:padding="0.097cm" fo:border-left="0.05pt solid #000000" fo:border-right="none" fo:border-top="none" fo:border-bottom="0.05pt solid #000000"/>
    </style:style>
    <style:style style:name="Tabelle80.C22" style:family="table-cell">
      <style:table-cell-properties fo:padding="0.097cm" fo:border-left="0.05pt solid #000000" fo:border-right="none" fo:border-top="none" fo:border-bottom="0.05pt solid #000000"/>
    </style:style>
    <style:style style:name="Tabelle80.D22" style:family="table-cell">
      <style:table-cell-properties fo:padding="0.097cm" fo:border-left="0.05pt solid #000000" fo:border-right="none" fo:border-top="none" fo:border-bottom="0.05pt solid #000000"/>
    </style:style>
    <style:style style:name="Tabelle80.E22" style:family="table-cell">
      <style:table-cell-properties fo:padding="0.097cm" fo:border-left="0.05pt solid #000000" fo:border-right="0.05pt solid #000000" fo:border-top="none" fo:border-bottom="0.05pt solid #000000"/>
    </style:style>
    <style:style style:name="Tabelle80.A23" style:family="table-cell">
      <style:table-cell-properties fo:padding="0.097cm" fo:border-left="0.05pt solid #000000" fo:border-right="none" fo:border-top="none" fo:border-bottom="0.05pt solid #000000"/>
    </style:style>
    <style:style style:name="Tabelle80.B23" style:family="table-cell">
      <style:table-cell-properties fo:padding="0.097cm" fo:border-left="0.05pt solid #000000" fo:border-right="none" fo:border-top="none" fo:border-bottom="0.05pt solid #000000"/>
    </style:style>
    <style:style style:name="Tabelle80.C23" style:family="table-cell">
      <style:table-cell-properties fo:padding="0.097cm" fo:border-left="0.05pt solid #000000" fo:border-right="none" fo:border-top="none" fo:border-bottom="0.05pt solid #000000"/>
    </style:style>
    <style:style style:name="Tabelle80.D23" style:family="table-cell">
      <style:table-cell-properties fo:padding="0.097cm" fo:border-left="0.05pt solid #000000" fo:border-right="none" fo:border-top="none" fo:border-bottom="0.05pt solid #000000"/>
    </style:style>
    <style:style style:name="Tabelle80.E23" style:family="table-cell">
      <style:table-cell-properties fo:padding="0.097cm" fo:border-left="0.05pt solid #000000" fo:border-right="0.05pt solid #000000" fo:border-top="none" fo:border-bottom="0.05pt solid #000000"/>
    </style:style>
    <style:style style:name="Tabelle80.A24" style:family="table-cell">
      <style:table-cell-properties fo:padding="0.097cm" fo:border-left="0.05pt solid #000000" fo:border-right="none" fo:border-top="none" fo:border-bottom="0.05pt solid #000000"/>
    </style:style>
    <style:style style:name="Tabelle80.B24" style:family="table-cell">
      <style:table-cell-properties fo:padding="0.097cm" fo:border-left="0.05pt solid #000000" fo:border-right="none" fo:border-top="none" fo:border-bottom="0.05pt solid #000000"/>
    </style:style>
    <style:style style:name="Tabelle80.C24" style:family="table-cell">
      <style:table-cell-properties fo:padding="0.097cm" fo:border-left="0.05pt solid #000000" fo:border-right="none" fo:border-top="none" fo:border-bottom="0.05pt solid #000000"/>
    </style:style>
    <style:style style:name="Tabelle80.D24" style:family="table-cell">
      <style:table-cell-properties fo:padding="0.097cm" fo:border-left="0.05pt solid #000000" fo:border-right="none" fo:border-top="none" fo:border-bottom="0.05pt solid #000000"/>
    </style:style>
    <style:style style:name="Tabelle80.E24" style:family="table-cell">
      <style:table-cell-properties fo:padding="0.097cm" fo:border-left="0.05pt solid #000000" fo:border-right="0.05pt solid #000000" fo:border-top="none" fo:border-bottom="0.05pt solid #000000"/>
    </style:style>
    <style:style style:name="Tabelle80.A25" style:family="table-cell">
      <style:table-cell-properties fo:padding="0.097cm" fo:border-left="0.05pt solid #000000" fo:border-right="none" fo:border-top="none" fo:border-bottom="0.05pt solid #000000"/>
    </style:style>
    <style:style style:name="Tabelle80.B25" style:family="table-cell">
      <style:table-cell-properties fo:padding="0.097cm" fo:border-left="0.05pt solid #000000" fo:border-right="none" fo:border-top="none" fo:border-bottom="0.05pt solid #000000"/>
    </style:style>
    <style:style style:name="Tabelle80.C25" style:family="table-cell">
      <style:table-cell-properties fo:padding="0.097cm" fo:border-left="0.05pt solid #000000" fo:border-right="none" fo:border-top="none" fo:border-bottom="0.05pt solid #000000"/>
    </style:style>
    <style:style style:name="Tabelle80.D25" style:family="table-cell">
      <style:table-cell-properties fo:padding="0.097cm" fo:border-left="0.05pt solid #000000" fo:border-right="none" fo:border-top="none" fo:border-bottom="0.05pt solid #000000"/>
    </style:style>
    <style:style style:name="Tabelle80.E25" style:family="table-cell">
      <style:table-cell-properties fo:padding="0.097cm" fo:border-left="0.05pt solid #000000" fo:border-right="0.05pt solid #000000" fo:border-top="none" fo:border-bottom="0.05pt solid #000000"/>
    </style:style>
    <style:style style:name="Tabelle80.A26" style:family="table-cell">
      <style:table-cell-properties fo:padding="0.097cm" fo:border-left="0.05pt solid #000000" fo:border-right="none" fo:border-top="none" fo:border-bottom="0.05pt solid #000000"/>
    </style:style>
    <style:style style:name="Tabelle80.B26" style:family="table-cell">
      <style:table-cell-properties fo:padding="0.097cm" fo:border-left="0.05pt solid #000000" fo:border-right="none" fo:border-top="none" fo:border-bottom="0.05pt solid #000000"/>
    </style:style>
    <style:style style:name="Tabelle80.C26" style:family="table-cell">
      <style:table-cell-properties fo:padding="0.097cm" fo:border-left="0.05pt solid #000000" fo:border-right="none" fo:border-top="none" fo:border-bottom="0.05pt solid #000000"/>
    </style:style>
    <style:style style:name="Tabelle80.D26" style:family="table-cell">
      <style:table-cell-properties fo:padding="0.097cm" fo:border-left="0.05pt solid #000000" fo:border-right="none" fo:border-top="none" fo:border-bottom="0.05pt solid #000000"/>
    </style:style>
    <style:style style:name="Tabelle80.E26" style:family="table-cell">
      <style:table-cell-properties fo:padding="0.097cm" fo:border-left="0.05pt solid #000000" fo:border-right="0.05pt solid #000000" fo:border-top="none" fo:border-bottom="0.05pt solid #000000"/>
    </style:style>
    <style:style style:name="Tabelle80.A27" style:family="table-cell">
      <style:table-cell-properties fo:padding="0.097cm" fo:border-left="0.05pt solid #000000" fo:border-right="none" fo:border-top="none" fo:border-bottom="0.05pt solid #000000"/>
    </style:style>
    <style:style style:name="Tabelle80.B27" style:family="table-cell">
      <style:table-cell-properties fo:padding="0.097cm" fo:border-left="0.05pt solid #000000" fo:border-right="none" fo:border-top="none" fo:border-bottom="0.05pt solid #000000"/>
    </style:style>
    <style:style style:name="Tabelle80.C27" style:family="table-cell">
      <style:table-cell-properties fo:padding="0.097cm" fo:border-left="0.05pt solid #000000" fo:border-right="none" fo:border-top="none" fo:border-bottom="0.05pt solid #000000"/>
    </style:style>
    <style:style style:name="Tabelle80.D27" style:family="table-cell">
      <style:table-cell-properties fo:padding="0.097cm" fo:border-left="0.05pt solid #000000" fo:border-right="none" fo:border-top="none" fo:border-bottom="0.05pt solid #000000"/>
    </style:style>
    <style:style style:name="Tabelle80.E27" style:family="table-cell">
      <style:table-cell-properties fo:padding="0.097cm" fo:border-left="0.05pt solid #000000" fo:border-right="0.05pt solid #000000" fo:border-top="none" fo:border-bottom="0.05pt solid #000000"/>
    </style:style>
    <style:style style:name="Tabelle80.A28" style:family="table-cell">
      <style:table-cell-properties fo:padding="0.097cm" fo:border-left="0.05pt solid #000000" fo:border-right="none" fo:border-top="none" fo:border-bottom="0.05pt solid #000000"/>
    </style:style>
    <style:style style:name="Tabelle80.B28" style:family="table-cell">
      <style:table-cell-properties fo:padding="0.097cm" fo:border-left="0.05pt solid #000000" fo:border-right="none" fo:border-top="none" fo:border-bottom="0.05pt solid #000000"/>
    </style:style>
    <style:style style:name="Tabelle80.C28" style:family="table-cell">
      <style:table-cell-properties fo:padding="0.097cm" fo:border-left="0.05pt solid #000000" fo:border-right="none" fo:border-top="none" fo:border-bottom="0.05pt solid #000000"/>
    </style:style>
    <style:style style:name="Tabelle80.D28" style:family="table-cell">
      <style:table-cell-properties fo:padding="0.097cm" fo:border-left="0.05pt solid #000000" fo:border-right="none" fo:border-top="none" fo:border-bottom="0.05pt solid #000000"/>
    </style:style>
    <style:style style:name="Tabelle80.E28" style:family="table-cell">
      <style:table-cell-properties fo:padding="0.097cm" fo:border-left="0.05pt solid #000000" fo:border-right="0.05pt solid #000000" fo:border-top="none" fo:border-bottom="0.05pt solid #000000"/>
    </style:style>
    <style:style style:name="Tabelle80.A29" style:family="table-cell">
      <style:table-cell-properties fo:padding="0.097cm" fo:border-left="0.05pt solid #000000" fo:border-right="none" fo:border-top="none" fo:border-bottom="0.05pt solid #000000"/>
    </style:style>
    <style:style style:name="Tabelle80.B29" style:family="table-cell">
      <style:table-cell-properties fo:padding="0.097cm" fo:border-left="0.05pt solid #000000" fo:border-right="none" fo:border-top="none" fo:border-bottom="0.05pt solid #000000"/>
    </style:style>
    <style:style style:name="Tabelle80.C29" style:family="table-cell">
      <style:table-cell-properties fo:padding="0.097cm" fo:border-left="0.05pt solid #000000" fo:border-right="none" fo:border-top="none" fo:border-bottom="0.05pt solid #000000"/>
    </style:style>
    <style:style style:name="Tabelle80.D29" style:family="table-cell">
      <style:table-cell-properties fo:padding="0.097cm" fo:border-left="0.05pt solid #000000" fo:border-right="none" fo:border-top="none" fo:border-bottom="0.05pt solid #000000"/>
    </style:style>
    <style:style style:name="Tabelle80.E29" style:family="table-cell">
      <style:table-cell-properties fo:padding="0.097cm" fo:border-left="0.05pt solid #000000" fo:border-right="0.05pt solid #000000" fo:border-top="none" fo:border-bottom="0.05pt solid #000000"/>
    </style:style>
    <style:style style:name="Tabelle80.A30" style:family="table-cell">
      <style:table-cell-properties fo:padding="0.097cm" fo:border-left="0.05pt solid #000000" fo:border-right="none" fo:border-top="none" fo:border-bottom="0.05pt solid #000000"/>
    </style:style>
    <style:style style:name="Tabelle80.B30" style:family="table-cell">
      <style:table-cell-properties fo:padding="0.097cm" fo:border-left="0.05pt solid #000000" fo:border-right="none" fo:border-top="none" fo:border-bottom="0.05pt solid #000000"/>
    </style:style>
    <style:style style:name="Tabelle80.C30" style:family="table-cell">
      <style:table-cell-properties fo:padding="0.097cm" fo:border-left="0.05pt solid #000000" fo:border-right="none" fo:border-top="none" fo:border-bottom="0.05pt solid #000000"/>
    </style:style>
    <style:style style:name="Tabelle80.D30" style:family="table-cell">
      <style:table-cell-properties fo:padding="0.097cm" fo:border-left="0.05pt solid #000000" fo:border-right="none" fo:border-top="none" fo:border-bottom="0.05pt solid #000000"/>
    </style:style>
    <style:style style:name="Tabelle80.E30" style:family="table-cell">
      <style:table-cell-properties fo:padding="0.097cm" fo:border-left="0.05pt solid #000000" fo:border-right="0.05pt solid #000000" fo:border-top="none" fo:border-bottom="0.05pt solid #000000"/>
    </style:style>
    <style:style style:name="Tabelle80.A31" style:family="table-cell">
      <style:table-cell-properties fo:padding="0.097cm" fo:border-left="0.05pt solid #000000" fo:border-right="none" fo:border-top="none" fo:border-bottom="0.05pt solid #000000"/>
    </style:style>
    <style:style style:name="Tabelle80.B31" style:family="table-cell">
      <style:table-cell-properties fo:padding="0.097cm" fo:border-left="0.05pt solid #000000" fo:border-right="none" fo:border-top="none" fo:border-bottom="0.05pt solid #000000"/>
    </style:style>
    <style:style style:name="Tabelle80.C31" style:family="table-cell">
      <style:table-cell-properties fo:padding="0.097cm" fo:border-left="0.05pt solid #000000" fo:border-right="none" fo:border-top="none" fo:border-bottom="0.05pt solid #000000"/>
    </style:style>
    <style:style style:name="Tabelle80.D31" style:family="table-cell">
      <style:table-cell-properties fo:padding="0.097cm" fo:border-left="0.05pt solid #000000" fo:border-right="none" fo:border-top="none" fo:border-bottom="0.05pt solid #000000"/>
    </style:style>
    <style:style style:name="Tabelle80.E31" style:family="table-cell">
      <style:table-cell-properties fo:padding="0.097cm" fo:border-left="0.05pt solid #000000" fo:border-right="0.05pt solid #000000" fo:border-top="none" fo:border-bottom="0.05pt solid #000000"/>
    </style:style>
    <style:style style:name="Tabelle80.A32" style:family="table-cell">
      <style:table-cell-properties fo:padding="0.097cm" fo:border-left="0.05pt solid #000000" fo:border-right="none" fo:border-top="none" fo:border-bottom="0.05pt solid #000000"/>
    </style:style>
    <style:style style:name="Tabelle80.B32" style:family="table-cell">
      <style:table-cell-properties fo:padding="0.097cm" fo:border-left="0.05pt solid #000000" fo:border-right="none" fo:border-top="none" fo:border-bottom="0.05pt solid #000000"/>
    </style:style>
    <style:style style:name="Tabelle80.C32" style:family="table-cell">
      <style:table-cell-properties fo:padding="0.097cm" fo:border-left="0.05pt solid #000000" fo:border-right="none" fo:border-top="none" fo:border-bottom="0.05pt solid #000000"/>
    </style:style>
    <style:style style:name="Tabelle80.D32" style:family="table-cell">
      <style:table-cell-properties fo:padding="0.097cm" fo:border-left="0.05pt solid #000000" fo:border-right="none" fo:border-top="none" fo:border-bottom="0.05pt solid #000000"/>
    </style:style>
    <style:style style:name="Tabelle80.E32" style:family="table-cell">
      <style:table-cell-properties fo:padding="0.097cm" fo:border-left="0.05pt solid #000000" fo:border-right="0.05pt solid #000000" fo:border-top="none" fo:border-bottom="0.05pt solid #000000"/>
    </style:style>
    <style:style style:name="Tabelle80.A33" style:family="table-cell">
      <style:table-cell-properties fo:padding="0.097cm" fo:border-left="0.05pt solid #000000" fo:border-right="none" fo:border-top="none" fo:border-bottom="0.05pt solid #000000"/>
    </style:style>
    <style:style style:name="Tabelle80.B33" style:family="table-cell">
      <style:table-cell-properties fo:padding="0.097cm" fo:border-left="0.05pt solid #000000" fo:border-right="none" fo:border-top="none" fo:border-bottom="0.05pt solid #000000"/>
    </style:style>
    <style:style style:name="Tabelle80.C33" style:family="table-cell">
      <style:table-cell-properties fo:padding="0.097cm" fo:border-left="0.05pt solid #000000" fo:border-right="none" fo:border-top="none" fo:border-bottom="0.05pt solid #000000"/>
    </style:style>
    <style:style style:name="Tabelle80.D33" style:family="table-cell">
      <style:table-cell-properties fo:padding="0.097cm" fo:border-left="0.05pt solid #000000" fo:border-right="none" fo:border-top="none" fo:border-bottom="0.05pt solid #000000"/>
    </style:style>
    <style:style style:name="Tabelle80.E33" style:family="table-cell">
      <style:table-cell-properties fo:padding="0.097cm" fo:border-left="0.05pt solid #000000" fo:border-right="0.05pt solid #000000" fo:border-top="none" fo:border-bottom="0.05pt solid #000000"/>
    </style:style>
    <style:style style:name="Tabelle81" style:family="table">
      <style:table-properties style:width="18.5cm" fo:margin-left="0cm" table:align="left"/>
    </style:style>
    <style:style style:name="Tabelle81.A" style:family="table-column">
      <style:table-column-properties style:column-width="18.5cm"/>
    </style:style>
    <style:style style:name="Tabelle81.1" style:family="table-row">
      <style:table-row-properties fo:keep-together="always"/>
    </style:style>
    <style:style style:name="Tabelle81.A1" style:family="table-cell">
      <style:table-cell-properties fo:background-color="#cfe7f5" fo:padding="0.097cm" fo:border="0.05pt solid #000000">
        <style:background-image/>
      </style:table-cell-properties>
    </style:style>
    <style:style style:name="Tabelle82" style:family="table">
      <style:table-properties style:width="18.5cm" fo:margin-left="0cm" table:align="left"/>
    </style:style>
    <style:style style:name="Tabelle82.A" style:family="table-column">
      <style:table-column-properties style:column-width="3.896cm"/>
    </style:style>
    <style:style style:name="Tabelle82.B" style:family="table-column">
      <style:table-column-properties style:column-width="3.704cm"/>
    </style:style>
    <style:style style:name="Tabelle82.C" style:family="table-column">
      <style:table-column-properties style:column-width="4.209cm"/>
    </style:style>
    <style:style style:name="Tabelle82.D" style:family="table-column">
      <style:table-column-properties style:column-width="2.699cm"/>
    </style:style>
    <style:style style:name="Tabelle82.E" style:family="table-column">
      <style:table-column-properties style:column-width="3.992cm"/>
    </style:style>
    <style:style style:name="Tabelle82.1" style:family="table-row">
      <style:table-row-properties fo:keep-together="always"/>
    </style:style>
    <style:style style:name="Tabelle82.A1" style:family="table-cell">
      <style:table-cell-properties fo:background-color="#cfe7f5" fo:padding="0.097cm" fo:border="0.05pt solid #000000">
        <style:background-image/>
      </style:table-cell-properties>
    </style:style>
    <style:style style:name="Tabelle82.A2" style:family="table-cell">
      <style:table-cell-properties fo:background-color="#999999" fo:padding="0.097cm" fo:border-left="0.05pt solid #000000" fo:border-right="none" fo:border-top="none" fo:border-bottom="0.05pt solid #000000">
        <style:background-image/>
      </style:table-cell-properties>
    </style:style>
    <style:style style:name="Tabelle8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2.A3" style:family="table-cell">
      <style:table-cell-properties fo:padding="0.097cm" fo:border-left="0.05pt solid #000000" fo:border-right="none" fo:border-top="none" fo:border-bottom="0.05pt solid #000000"/>
    </style:style>
    <style:style style:name="Tabelle82.B3" style:family="table-cell">
      <style:table-cell-properties fo:padding="0.097cm" fo:border-left="0.05pt solid #000000" fo:border-right="none" fo:border-top="none" fo:border-bottom="0.05pt solid #000000"/>
    </style:style>
    <style:style style:name="Tabelle82.C3" style:family="table-cell">
      <style:table-cell-properties fo:padding="0.097cm" fo:border-left="0.05pt solid #000000" fo:border-right="none" fo:border-top="none" fo:border-bottom="0.05pt solid #000000"/>
    </style:style>
    <style:style style:name="Tabelle82.D3" style:family="table-cell">
      <style:table-cell-properties fo:padding="0.097cm" fo:border-left="0.05pt solid #000000" fo:border-right="none" fo:border-top="none" fo:border-bottom="0.05pt solid #000000"/>
    </style:style>
    <style:style style:name="Tabelle82.E3" style:family="table-cell">
      <style:table-cell-properties fo:padding="0.097cm" fo:border-left="0.05pt solid #000000" fo:border-right="0.05pt solid #000000" fo:border-top="none" fo:border-bottom="0.05pt solid #000000"/>
    </style:style>
    <style:style style:name="Tabelle82.A4" style:family="table-cell">
      <style:table-cell-properties fo:padding="0.097cm" fo:border-left="0.05pt solid #000000" fo:border-right="none" fo:border-top="none" fo:border-bottom="0.05pt solid #000000"/>
    </style:style>
    <style:style style:name="Tabelle82.B4" style:family="table-cell">
      <style:table-cell-properties fo:padding="0.097cm" fo:border-left="0.05pt solid #000000" fo:border-right="none" fo:border-top="none" fo:border-bottom="0.05pt solid #000000"/>
    </style:style>
    <style:style style:name="Tabelle82.C4" style:family="table-cell">
      <style:table-cell-properties fo:padding="0.097cm" fo:border-left="0.05pt solid #000000" fo:border-right="none" fo:border-top="none" fo:border-bottom="0.05pt solid #000000"/>
    </style:style>
    <style:style style:name="Tabelle82.D4" style:family="table-cell">
      <style:table-cell-properties fo:padding="0.097cm" fo:border-left="0.05pt solid #000000" fo:border-right="none" fo:border-top="none" fo:border-bottom="0.05pt solid #000000"/>
    </style:style>
    <style:style style:name="Tabelle82.E4" style:family="table-cell">
      <style:table-cell-properties fo:padding="0.097cm" fo:border-left="0.05pt solid #000000" fo:border-right="0.05pt solid #000000" fo:border-top="none" fo:border-bottom="0.05pt solid #000000"/>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none" fo:border-top="none" fo:border-bottom="0.05pt solid #000000"/>
    </style:style>
    <style:style style:name="Tabelle82.C5" style:family="table-cell">
      <style:table-cell-properties fo:padding="0.097cm" fo:border-left="0.05pt solid #000000" fo:border-right="none" fo:border-top="none" fo:border-bottom="0.05pt solid #000000"/>
    </style:style>
    <style:style style:name="Tabelle82.D5" style:family="table-cell">
      <style:table-cell-properties fo:padding="0.097cm" fo:border-left="0.05pt solid #000000" fo:border-right="none" fo:border-top="none" fo:border-bottom="0.05pt solid #000000"/>
    </style:style>
    <style:style style:name="Tabelle82.E5" style:family="table-cell">
      <style:table-cell-properties fo:padding="0.097cm" fo:border-left="0.05pt solid #000000" fo:border-right="0.05pt solid #000000" fo:border-top="none" fo:border-bottom="0.05pt solid #000000"/>
    </style:style>
    <style:style style:name="Tabelle82.A6" style:family="table-cell">
      <style:table-cell-properties fo:padding="0.097cm" fo:border-left="0.05pt solid #000000" fo:border-right="none" fo:border-top="none" fo:border-bottom="0.05pt solid #000000"/>
    </style:style>
    <style:style style:name="Tabelle82.B6" style:family="table-cell">
      <style:table-cell-properties fo:padding="0.097cm" fo:border-left="0.05pt solid #000000" fo:border-right="none" fo:border-top="none" fo:border-bottom="0.05pt solid #000000"/>
    </style:style>
    <style:style style:name="Tabelle82.C6" style:family="table-cell">
      <style:table-cell-properties fo:padding="0.097cm" fo:border-left="0.05pt solid #000000" fo:border-right="none" fo:border-top="none" fo:border-bottom="0.05pt solid #000000"/>
    </style:style>
    <style:style style:name="Tabelle82.D6" style:family="table-cell">
      <style:table-cell-properties fo:padding="0.097cm" fo:border-left="0.05pt solid #000000" fo:border-right="none" fo:border-top="none" fo:border-bottom="0.05pt solid #000000"/>
    </style:style>
    <style:style style:name="Tabelle82.E6" style:family="table-cell">
      <style:table-cell-properties fo:padding="0.097cm" fo:border-left="0.05pt solid #000000" fo:border-right="0.05pt solid #000000" fo:border-top="none" fo:border-bottom="0.05pt solid #000000"/>
    </style:style>
    <style:style style:name="Tabelle84" style:family="table">
      <style:table-properties style:width="18.5cm" fo:margin-left="0cm" table:align="left"/>
    </style:style>
    <style:style style:name="Tabelle84.A" style:family="table-column">
      <style:table-column-properties style:column-width="18.5cm"/>
    </style:style>
    <style:style style:name="Tabelle84.1" style:family="table-row">
      <style:table-row-properties fo:keep-together="always"/>
    </style:style>
    <style:style style:name="Tabelle84.A1" style:family="table-cell">
      <style:table-cell-properties fo:background-color="#cfe7f5" fo:padding="0.097cm" fo:border="0.05pt solid #000000">
        <style:background-image/>
      </style:table-cell-properties>
    </style:style>
    <style:style style:name="Tabelle83" style:family="table">
      <style:table-properties style:width="18.5cm" fo:margin-left="0cm" table:align="left"/>
    </style:style>
    <style:style style:name="Tabelle83.A" style:family="table-column">
      <style:table-column-properties style:column-width="3.896cm"/>
    </style:style>
    <style:style style:name="Tabelle83.B" style:family="table-column">
      <style:table-column-properties style:column-width="3.704cm"/>
    </style:style>
    <style:style style:name="Tabelle83.C" style:family="table-column">
      <style:table-column-properties style:column-width="4.209cm"/>
    </style:style>
    <style:style style:name="Tabelle83.D" style:family="table-column">
      <style:table-column-properties style:column-width="2.699cm"/>
    </style:style>
    <style:style style:name="Tabelle83.E" style:family="table-column">
      <style:table-column-properties style:column-width="3.992cm"/>
    </style:style>
    <style:style style:name="Tabelle83.1" style:family="table-row">
      <style:table-row-properties fo:keep-together="always"/>
    </style:style>
    <style:style style:name="Tabelle83.A1" style:family="table-cell">
      <style:table-cell-properties fo:background-color="#cfe7f5" fo:padding="0.097cm" fo:border="0.05pt solid #000000">
        <style:background-image/>
      </style:table-cell-properties>
    </style:style>
    <style:style style:name="Tabelle8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3.E2" style:family="table-cell">
      <style:table-cell-properties fo:background-color="#999999" fo:padding="0.097cm" fo:border="0.05pt solid #000000">
        <style:background-image/>
      </style:table-cell-properties>
    </style:style>
    <style:style style:name="Tabelle83.A3" style:family="table-cell">
      <style:table-cell-properties fo:padding="0.097cm" fo:border-left="0.05pt solid #000000" fo:border-right="none" fo:border-top="none" fo:border-bottom="0.05pt solid #000000"/>
    </style:style>
    <style:style style:name="Tabelle83.B3" style:family="table-cell">
      <style:table-cell-properties fo:padding="0.097cm" fo:border-left="0.05pt solid #000000" fo:border-right="none" fo:border-top="none" fo:border-bottom="0.05pt solid #000000"/>
    </style:style>
    <style:style style:name="Tabelle83.C3" style:family="table-cell">
      <style:table-cell-properties fo:padding="0.097cm" fo:border-left="0.05pt solid #000000" fo:border-right="none" fo:border-top="none" fo:border-bottom="0.05pt solid #000000"/>
    </style:style>
    <style:style style:name="Tabelle83.D3" style:family="table-cell">
      <style:table-cell-properties fo:padding="0.097cm" fo:border-left="0.05pt solid #000000" fo:border-right="none" fo:border-top="none" fo:border-bottom="0.05pt solid #000000"/>
    </style:style>
    <style:style style:name="Tabelle83.E3" style:family="table-cell">
      <style:table-cell-properties fo:padding="0.097cm" fo:border-left="0.05pt solid #000000" fo:border-right="0.05pt solid #000000" fo:border-top="none" fo:border-bottom="0.05pt solid #000000"/>
    </style:style>
    <style:style style:name="Tabelle83.A4" style:family="table-cell">
      <style:table-cell-properties fo:padding="0.097cm" fo:border-left="0.05pt solid #000000" fo:border-right="none" fo:border-top="none" fo:border-bottom="0.05pt solid #000000"/>
    </style:style>
    <style:style style:name="Tabelle83.B4" style:family="table-cell">
      <style:table-cell-properties fo:padding="0.097cm" fo:border-left="0.05pt solid #000000" fo:border-right="none" fo:border-top="none" fo:border-bottom="0.05pt solid #000000"/>
    </style:style>
    <style:style style:name="Tabelle83.C4" style:family="table-cell">
      <style:table-cell-properties fo:padding="0.097cm" fo:border-left="0.05pt solid #000000" fo:border-right="none" fo:border-top="none" fo:border-bottom="0.05pt solid #000000"/>
    </style:style>
    <style:style style:name="Tabelle83.D4" style:family="table-cell">
      <style:table-cell-properties fo:padding="0.097cm" fo:border-left="0.05pt solid #000000" fo:border-right="none" fo:border-top="none" fo:border-bottom="0.05pt solid #000000"/>
    </style:style>
    <style:style style:name="Tabelle83.E4" style:family="table-cell">
      <style:table-cell-properties fo:padding="0.097cm" fo:border-left="0.05pt solid #000000" fo:border-right="0.05pt solid #000000" fo:border-top="none" fo:border-bottom="0.05pt solid #000000"/>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none" fo:border-top="none" fo:border-bottom="0.05pt solid #000000"/>
    </style:style>
    <style:style style:name="Tabelle83.C5" style:family="table-cell">
      <style:table-cell-properties fo:padding="0.097cm" fo:border-left="0.05pt solid #000000" fo:border-right="none" fo:border-top="none" fo:border-bottom="0.05pt solid #000000"/>
    </style:style>
    <style:style style:name="Tabelle83.D5" style:family="table-cell">
      <style:table-cell-properties fo:padding="0.097cm" fo:border-left="0.05pt solid #000000" fo:border-right="none" fo:border-top="none" fo:border-bottom="0.05pt solid #000000"/>
    </style:style>
    <style:style style:name="Tabelle83.E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none" fo:border-top="none" fo:border-bottom="0.05pt solid #000000"/>
    </style:style>
    <style:style style:name="Tabelle83.C6" style:family="table-cell">
      <style:table-cell-properties fo:padding="0.097cm" fo:border-left="0.05pt solid #000000" fo:border-right="none" fo:border-top="none" fo:border-bottom="0.05pt solid #000000"/>
    </style:style>
    <style:style style:name="Tabelle83.D6" style:family="table-cell">
      <style:table-cell-properties fo:padding="0.097cm" fo:border-left="0.05pt solid #000000" fo:border-right="none" fo:border-top="none" fo:border-bottom="0.05pt solid #000000"/>
    </style:style>
    <style:style style:name="Tabelle83.E6" style:family="table-cell">
      <style:table-cell-properties fo:padding="0.097cm" fo:border-left="0.05pt solid #000000" fo:border-right="0.05pt solid #000000" fo:border-top="none" fo:border-bottom="0.05pt solid #000000"/>
    </style:style>
    <style:style style:name="Tabelle83.A7" style:family="table-cell">
      <style:table-cell-properties fo:padding="0.097cm" fo:border-left="0.05pt solid #000000" fo:border-right="none" fo:border-top="none" fo:border-bottom="0.05pt solid #000000"/>
    </style:style>
    <style:style style:name="Tabelle83.B7" style:family="table-cell">
      <style:table-cell-properties fo:padding="0.097cm" fo:border-left="0.05pt solid #000000" fo:border-right="none" fo:border-top="none" fo:border-bottom="0.05pt solid #000000"/>
    </style:style>
    <style:style style:name="Tabelle83.C7" style:family="table-cell">
      <style:table-cell-properties fo:padding="0.097cm" fo:border-left="0.05pt solid #000000" fo:border-right="none" fo:border-top="none" fo:border-bottom="0.05pt solid #000000"/>
    </style:style>
    <style:style style:name="Tabelle83.D7" style:family="table-cell">
      <style:table-cell-properties fo:padding="0.097cm" fo:border-left="0.05pt solid #000000" fo:border-right="none" fo:border-top="none" fo:border-bottom="0.05pt solid #000000"/>
    </style:style>
    <style:style style:name="Tabelle83.E7" style:family="table-cell">
      <style:table-cell-properties fo:padding="0.097cm" fo:border-left="0.05pt solid #000000" fo:border-right="0.05pt solid #000000" fo:border-top="none" fo:border-bottom="0.05pt solid #000000"/>
    </style:style>
    <style:style style:name="Tabelle83.A8" style:family="table-cell">
      <style:table-cell-properties fo:padding="0.097cm" fo:border-left="0.05pt solid #000000" fo:border-right="none" fo:border-top="none" fo:border-bottom="0.05pt solid #000000"/>
    </style:style>
    <style:style style:name="Tabelle83.B8" style:family="table-cell">
      <style:table-cell-properties fo:padding="0.097cm" fo:border-left="0.05pt solid #000000" fo:border-right="none" fo:border-top="none" fo:border-bottom="0.05pt solid #000000"/>
    </style:style>
    <style:style style:name="Tabelle83.C8" style:family="table-cell">
      <style:table-cell-properties fo:padding="0.097cm" fo:border-left="0.05pt solid #000000" fo:border-right="none" fo:border-top="none" fo:border-bottom="0.05pt solid #000000"/>
    </style:style>
    <style:style style:name="Tabelle83.D8" style:family="table-cell">
      <style:table-cell-properties fo:padding="0.097cm" fo:border-left="0.05pt solid #000000" fo:border-right="none" fo:border-top="none" fo:border-bottom="0.05pt solid #000000"/>
    </style:style>
    <style:style style:name="Tabelle83.E8" style:family="table-cell">
      <style:table-cell-properties fo:padding="0.097cm" fo:border-left="0.05pt solid #000000" fo:border-right="0.05pt solid #000000" fo:border-top="none" fo:border-bottom="0.05pt solid #000000"/>
    </style:style>
    <style:style style:name="Tabelle83.A9" style:family="table-cell">
      <style:table-cell-properties fo:padding="0.097cm" fo:border-left="0.05pt solid #000000" fo:border-right="none" fo:border-top="none" fo:border-bottom="0.05pt solid #000000"/>
    </style:style>
    <style:style style:name="Tabelle83.B9" style:family="table-cell">
      <style:table-cell-properties fo:padding="0.097cm" fo:border-left="0.05pt solid #000000" fo:border-right="none" fo:border-top="none" fo:border-bottom="0.05pt solid #000000"/>
    </style:style>
    <style:style style:name="Tabelle83.C9" style:family="table-cell">
      <style:table-cell-properties fo:padding="0.097cm" fo:border-left="0.05pt solid #000000" fo:border-right="none" fo:border-top="none" fo:border-bottom="0.05pt solid #000000"/>
    </style:style>
    <style:style style:name="Tabelle83.D9" style:family="table-cell">
      <style:table-cell-properties fo:padding="0.097cm" fo:border-left="0.05pt solid #000000" fo:border-right="none" fo:border-top="none" fo:border-bottom="0.05pt solid #000000"/>
    </style:style>
    <style:style style:name="Tabelle83.E9" style:family="table-cell">
      <style:table-cell-properties fo:padding="0.097cm" fo:border-left="0.05pt solid #000000" fo:border-right="0.05pt solid #000000" fo:border-top="none" fo:border-bottom="0.05pt solid #000000"/>
    </style:style>
    <style:style style:name="Tabelle83.A10" style:family="table-cell">
      <style:table-cell-properties fo:padding="0.097cm" fo:border-left="0.05pt solid #000000" fo:border-right="none" fo:border-top="none" fo:border-bottom="0.05pt solid #000000"/>
    </style:style>
    <style:style style:name="Tabelle83.B10" style:family="table-cell">
      <style:table-cell-properties fo:padding="0.097cm" fo:border-left="0.05pt solid #000000" fo:border-right="none" fo:border-top="none" fo:border-bottom="0.05pt solid #000000"/>
    </style:style>
    <style:style style:name="Tabelle83.C10" style:family="table-cell">
      <style:table-cell-properties fo:padding="0.097cm" fo:border-left="0.05pt solid #000000" fo:border-right="none" fo:border-top="none" fo:border-bottom="0.05pt solid #000000"/>
    </style:style>
    <style:style style:name="Tabelle83.D10" style:family="table-cell">
      <style:table-cell-properties fo:padding="0.097cm" fo:border-left="0.05pt solid #000000" fo:border-right="none" fo:border-top="none" fo:border-bottom="0.05pt solid #000000"/>
    </style:style>
    <style:style style:name="Tabelle83.E10" style:family="table-cell">
      <style:table-cell-properties fo:padding="0.097cm" fo:border-left="0.05pt solid #000000" fo:border-right="0.05pt solid #000000" fo:border-top="none" fo:border-bottom="0.05pt solid #000000"/>
    </style:style>
    <style:style style:name="Tabelle83.A11" style:family="table-cell">
      <style:table-cell-properties fo:padding="0.097cm" fo:border-left="0.05pt solid #000000" fo:border-right="none" fo:border-top="none" fo:border-bottom="0.05pt solid #000000"/>
    </style:style>
    <style:style style:name="Tabelle83.B11" style:family="table-cell">
      <style:table-cell-properties fo:padding="0.097cm" fo:border-left="0.05pt solid #000000" fo:border-right="none" fo:border-top="none" fo:border-bottom="0.05pt solid #000000"/>
    </style:style>
    <style:style style:name="Tabelle83.C11" style:family="table-cell">
      <style:table-cell-properties fo:padding="0.097cm" fo:border-left="0.05pt solid #000000" fo:border-right="none" fo:border-top="none" fo:border-bottom="0.05pt solid #000000"/>
    </style:style>
    <style:style style:name="Tabelle83.D11" style:family="table-cell">
      <style:table-cell-properties fo:padding="0.097cm" fo:border-left="0.05pt solid #000000" fo:border-right="none" fo:border-top="none" fo:border-bottom="0.05pt solid #000000"/>
    </style:style>
    <style:style style:name="Tabelle83.E11" style:family="table-cell">
      <style:table-cell-properties fo:padding="0.097cm" fo:border-left="0.05pt solid #000000" fo:border-right="0.05pt solid #000000" fo:border-top="none" fo:border-bottom="0.05pt solid #000000"/>
    </style:style>
    <style:style style:name="Tabelle83.A12" style:family="table-cell">
      <style:table-cell-properties fo:padding="0.097cm" fo:border-left="0.05pt solid #000000" fo:border-right="none" fo:border-top="none" fo:border-bottom="0.05pt solid #000000"/>
    </style:style>
    <style:style style:name="Tabelle83.B12" style:family="table-cell">
      <style:table-cell-properties fo:padding="0.097cm" fo:border-left="0.05pt solid #000000" fo:border-right="none" fo:border-top="none" fo:border-bottom="0.05pt solid #000000"/>
    </style:style>
    <style:style style:name="Tabelle83.C12" style:family="table-cell">
      <style:table-cell-properties fo:padding="0.097cm" fo:border-left="0.05pt solid #000000" fo:border-right="none" fo:border-top="none" fo:border-bottom="0.05pt solid #000000"/>
    </style:style>
    <style:style style:name="Tabelle83.D12" style:family="table-cell">
      <style:table-cell-properties fo:padding="0.097cm" fo:border-left="0.05pt solid #000000" fo:border-right="none" fo:border-top="none" fo:border-bottom="0.05pt solid #000000"/>
    </style:style>
    <style:style style:name="Tabelle83.E12" style:family="table-cell">
      <style:table-cell-properties fo:padding="0.097cm" fo:border-left="0.05pt solid #000000" fo:border-right="0.05pt solid #000000" fo:border-top="none" fo:border-bottom="0.05pt solid #000000"/>
    </style:style>
    <style:style style:name="Tabelle83.A13" style:family="table-cell">
      <style:table-cell-properties fo:padding="0.097cm" fo:border-left="0.05pt solid #000000" fo:border-right="none" fo:border-top="none" fo:border-bottom="0.05pt solid #000000"/>
    </style:style>
    <style:style style:name="Tabelle83.B13" style:family="table-cell">
      <style:table-cell-properties fo:padding="0.097cm" fo:border-left="0.05pt solid #000000" fo:border-right="none" fo:border-top="none" fo:border-bottom="0.05pt solid #000000"/>
    </style:style>
    <style:style style:name="Tabelle83.C13" style:family="table-cell">
      <style:table-cell-properties fo:padding="0.097cm" fo:border-left="0.05pt solid #000000" fo:border-right="none" fo:border-top="none" fo:border-bottom="0.05pt solid #000000"/>
    </style:style>
    <style:style style:name="Tabelle83.D13" style:family="table-cell">
      <style:table-cell-properties fo:padding="0.097cm" fo:border-left="0.05pt solid #000000" fo:border-right="none" fo:border-top="none" fo:border-bottom="0.05pt solid #000000"/>
    </style:style>
    <style:style style:name="Tabelle83.E13" style:family="table-cell">
      <style:table-cell-properties fo:padding="0.097cm" fo:border-left="0.05pt solid #000000" fo:border-right="0.05pt solid #000000" fo:border-top="none" fo:border-bottom="0.05pt solid #000000"/>
    </style:style>
    <style:style style:name="Tabelle83.A14" style:family="table-cell">
      <style:table-cell-properties fo:padding="0.097cm" fo:border-left="0.05pt solid #000000" fo:border-right="none" fo:border-top="none" fo:border-bottom="0.05pt solid #000000"/>
    </style:style>
    <style:style style:name="Tabelle83.B14" style:family="table-cell">
      <style:table-cell-properties fo:padding="0.097cm" fo:border-left="0.05pt solid #000000" fo:border-right="none" fo:border-top="none" fo:border-bottom="0.05pt solid #000000"/>
    </style:style>
    <style:style style:name="Tabelle83.C14" style:family="table-cell">
      <style:table-cell-properties fo:padding="0.097cm" fo:border-left="0.05pt solid #000000" fo:border-right="none" fo:border-top="none" fo:border-bottom="0.05pt solid #000000"/>
    </style:style>
    <style:style style:name="Tabelle83.D14" style:family="table-cell">
      <style:table-cell-properties fo:padding="0.097cm" fo:border-left="0.05pt solid #000000" fo:border-right="none" fo:border-top="none" fo:border-bottom="0.05pt solid #000000"/>
    </style:style>
    <style:style style:name="Tabelle83.E14" style:family="table-cell">
      <style:table-cell-properties fo:padding="0.097cm" fo:border-left="0.05pt solid #000000" fo:border-right="0.05pt solid #000000" fo:border-top="none" fo:border-bottom="0.05pt solid #000000"/>
    </style:style>
    <style:style style:name="Tabelle83.A15" style:family="table-cell">
      <style:table-cell-properties fo:padding="0.097cm" fo:border-left="0.05pt solid #000000" fo:border-right="none" fo:border-top="none" fo:border-bottom="0.05pt solid #000000"/>
    </style:style>
    <style:style style:name="Tabelle83.B15" style:family="table-cell">
      <style:table-cell-properties fo:padding="0.097cm" fo:border-left="0.05pt solid #000000" fo:border-right="none" fo:border-top="none" fo:border-bottom="0.05pt solid #000000"/>
    </style:style>
    <style:style style:name="Tabelle83.C15" style:family="table-cell">
      <style:table-cell-properties fo:padding="0.097cm" fo:border-left="0.05pt solid #000000" fo:border-right="none" fo:border-top="none" fo:border-bottom="0.05pt solid #000000"/>
    </style:style>
    <style:style style:name="Tabelle83.D15" style:family="table-cell">
      <style:table-cell-properties fo:padding="0.097cm" fo:border-left="0.05pt solid #000000" fo:border-right="none" fo:border-top="none" fo:border-bottom="0.05pt solid #000000"/>
    </style:style>
    <style:style style:name="Tabelle83.E15" style:family="table-cell">
      <style:table-cell-properties fo:padding="0.097cm" fo:border-left="0.05pt solid #000000" fo:border-right="0.05pt solid #000000" fo:border-top="none" fo:border-bottom="0.05pt solid #000000"/>
    </style:style>
    <style:style style:name="Tabelle83.A16" style:family="table-cell">
      <style:table-cell-properties fo:padding="0.097cm" fo:border-left="0.05pt solid #000000" fo:border-right="none" fo:border-top="none" fo:border-bottom="0.05pt solid #000000"/>
    </style:style>
    <style:style style:name="Tabelle83.B16" style:family="table-cell">
      <style:table-cell-properties fo:padding="0.097cm" fo:border-left="0.05pt solid #000000" fo:border-right="none" fo:border-top="none" fo:border-bottom="0.05pt solid #000000"/>
    </style:style>
    <style:style style:name="Tabelle83.C16" style:family="table-cell">
      <style:table-cell-properties fo:padding="0.097cm" fo:border-left="0.05pt solid #000000" fo:border-right="none" fo:border-top="none" fo:border-bottom="0.05pt solid #000000"/>
    </style:style>
    <style:style style:name="Tabelle83.D16" style:family="table-cell">
      <style:table-cell-properties fo:padding="0.097cm" fo:border-left="0.05pt solid #000000" fo:border-right="none" fo:border-top="none" fo:border-bottom="0.05pt solid #000000"/>
    </style:style>
    <style:style style:name="Tabelle83.E16" style:family="table-cell">
      <style:table-cell-properties fo:padding="0.097cm" fo:border-left="0.05pt solid #000000" fo:border-right="0.05pt solid #000000" fo:border-top="none" fo:border-bottom="0.05pt solid #000000"/>
    </style:style>
    <style:style style:name="Tabelle83.A17" style:family="table-cell">
      <style:table-cell-properties fo:padding="0.097cm" fo:border-left="0.05pt solid #000000" fo:border-right="none" fo:border-top="none" fo:border-bottom="0.05pt solid #000000"/>
    </style:style>
    <style:style style:name="Tabelle83.B17" style:family="table-cell">
      <style:table-cell-properties fo:padding="0.097cm" fo:border-left="0.05pt solid #000000" fo:border-right="none" fo:border-top="none" fo:border-bottom="0.05pt solid #000000"/>
    </style:style>
    <style:style style:name="Tabelle83.C17" style:family="table-cell">
      <style:table-cell-properties fo:padding="0.097cm" fo:border-left="0.05pt solid #000000" fo:border-right="none" fo:border-top="none" fo:border-bottom="0.05pt solid #000000"/>
    </style:style>
    <style:style style:name="Tabelle83.D17" style:family="table-cell">
      <style:table-cell-properties fo:padding="0.097cm" fo:border-left="0.05pt solid #000000" fo:border-right="none" fo:border-top="none" fo:border-bottom="0.05pt solid #000000"/>
    </style:style>
    <style:style style:name="Tabelle83.E17" style:family="table-cell">
      <style:table-cell-properties fo:padding="0.097cm" fo:border-left="0.05pt solid #000000" fo:border-right="0.05pt solid #000000" fo:border-top="none" fo:border-bottom="0.05pt solid #000000"/>
    </style:style>
    <style:style style:name="Tabelle83.A18" style:family="table-cell">
      <style:table-cell-properties fo:padding="0.097cm" fo:border-left="0.05pt solid #000000" fo:border-right="none" fo:border-top="none" fo:border-bottom="0.05pt solid #000000"/>
    </style:style>
    <style:style style:name="Tabelle83.B18" style:family="table-cell">
      <style:table-cell-properties fo:padding="0.097cm" fo:border-left="0.05pt solid #000000" fo:border-right="none" fo:border-top="none" fo:border-bottom="0.05pt solid #000000"/>
    </style:style>
    <style:style style:name="Tabelle83.C18" style:family="table-cell">
      <style:table-cell-properties fo:padding="0.097cm" fo:border-left="0.05pt solid #000000" fo:border-right="none" fo:border-top="none" fo:border-bottom="0.05pt solid #000000"/>
    </style:style>
    <style:style style:name="Tabelle83.D18" style:family="table-cell">
      <style:table-cell-properties fo:padding="0.097cm" fo:border-left="0.05pt solid #000000" fo:border-right="none" fo:border-top="none" fo:border-bottom="0.05pt solid #000000"/>
    </style:style>
    <style:style style:name="Tabelle83.E18" style:family="table-cell">
      <style:table-cell-properties fo:padding="0.097cm" fo:border-left="0.05pt solid #000000" fo:border-right="0.05pt solid #000000" fo:border-top="none" fo:border-bottom="0.05pt solid #000000"/>
    </style:style>
    <style:style style:name="Tabelle83.A19" style:family="table-cell">
      <style:table-cell-properties fo:padding="0.097cm" fo:border-left="0.05pt solid #000000" fo:border-right="none" fo:border-top="none" fo:border-bottom="0.05pt solid #000000"/>
    </style:style>
    <style:style style:name="Tabelle83.B19" style:family="table-cell">
      <style:table-cell-properties fo:padding="0.097cm" fo:border-left="0.05pt solid #000000" fo:border-right="none" fo:border-top="none" fo:border-bottom="0.05pt solid #000000"/>
    </style:style>
    <style:style style:name="Tabelle83.C19" style:family="table-cell">
      <style:table-cell-properties fo:padding="0.097cm" fo:border-left="0.05pt solid #000000" fo:border-right="none" fo:border-top="none" fo:border-bottom="0.05pt solid #000000"/>
    </style:style>
    <style:style style:name="Tabelle83.D19" style:family="table-cell">
      <style:table-cell-properties fo:padding="0.097cm" fo:border-left="0.05pt solid #000000" fo:border-right="none" fo:border-top="none" fo:border-bottom="0.05pt solid #000000"/>
    </style:style>
    <style:style style:name="Tabelle83.E19" style:family="table-cell">
      <style:table-cell-properties fo:padding="0.097cm" fo:border-left="0.05pt solid #000000" fo:border-right="0.05pt solid #000000" fo:border-top="none" fo:border-bottom="0.05pt solid #000000"/>
    </style:style>
    <style:style style:name="Tabelle83.A20" style:family="table-cell">
      <style:table-cell-properties fo:padding="0.097cm" fo:border-left="0.05pt solid #000000" fo:border-right="none" fo:border-top="none" fo:border-bottom="0.05pt solid #000000"/>
    </style:style>
    <style:style style:name="Tabelle83.B20" style:family="table-cell">
      <style:table-cell-properties fo:padding="0.097cm" fo:border-left="0.05pt solid #000000" fo:border-right="none" fo:border-top="none" fo:border-bottom="0.05pt solid #000000"/>
    </style:style>
    <style:style style:name="Tabelle83.C20" style:family="table-cell">
      <style:table-cell-properties fo:padding="0.097cm" fo:border-left="0.05pt solid #000000" fo:border-right="none" fo:border-top="none" fo:border-bottom="0.05pt solid #000000"/>
    </style:style>
    <style:style style:name="Tabelle83.D20" style:family="table-cell">
      <style:table-cell-properties fo:padding="0.097cm" fo:border-left="0.05pt solid #000000" fo:border-right="none" fo:border-top="none" fo:border-bottom="0.05pt solid #000000"/>
    </style:style>
    <style:style style:name="Tabelle83.E20" style:family="table-cell">
      <style:table-cell-properties fo:padding="0.097cm" fo:border-left="0.05pt solid #000000" fo:border-right="0.05pt solid #000000" fo:border-top="none" fo:border-bottom="0.05pt solid #000000"/>
    </style:style>
    <style:style style:name="Tabelle83.A21" style:family="table-cell">
      <style:table-cell-properties fo:padding="0.097cm" fo:border-left="0.05pt solid #000000" fo:border-right="none" fo:border-top="none" fo:border-bottom="0.05pt solid #000000"/>
    </style:style>
    <style:style style:name="Tabelle83.B21" style:family="table-cell">
      <style:table-cell-properties fo:padding="0.097cm" fo:border-left="0.05pt solid #000000" fo:border-right="none" fo:border-top="none" fo:border-bottom="0.05pt solid #000000"/>
    </style:style>
    <style:style style:name="Tabelle83.C21" style:family="table-cell">
      <style:table-cell-properties fo:padding="0.097cm" fo:border-left="0.05pt solid #000000" fo:border-right="none" fo:border-top="none" fo:border-bottom="0.05pt solid #000000"/>
    </style:style>
    <style:style style:name="Tabelle83.D21" style:family="table-cell">
      <style:table-cell-properties fo:padding="0.097cm" fo:border-left="0.05pt solid #000000" fo:border-right="none" fo:border-top="none" fo:border-bottom="0.05pt solid #000000"/>
    </style:style>
    <style:style style:name="Tabelle83.E21" style:family="table-cell">
      <style:table-cell-properties fo:padding="0.097cm" fo:border-left="0.05pt solid #000000" fo:border-right="0.05pt solid #000000" fo:border-top="none" fo:border-bottom="0.05pt solid #000000"/>
    </style:style>
    <style:style style:name="Tabelle83.A22" style:family="table-cell">
      <style:table-cell-properties fo:padding="0.097cm" fo:border-left="0.05pt solid #000000" fo:border-right="none" fo:border-top="none" fo:border-bottom="0.05pt solid #000000"/>
    </style:style>
    <style:style style:name="Tabelle83.B22" style:family="table-cell">
      <style:table-cell-properties fo:padding="0.097cm" fo:border-left="0.05pt solid #000000" fo:border-right="none" fo:border-top="none" fo:border-bottom="0.05pt solid #000000"/>
    </style:style>
    <style:style style:name="Tabelle83.C22" style:family="table-cell">
      <style:table-cell-properties fo:padding="0.097cm" fo:border-left="0.05pt solid #000000" fo:border-right="none" fo:border-top="none" fo:border-bottom="0.05pt solid #000000"/>
    </style:style>
    <style:style style:name="Tabelle83.D22" style:family="table-cell">
      <style:table-cell-properties fo:padding="0.097cm" fo:border-left="0.05pt solid #000000" fo:border-right="none" fo:border-top="none" fo:border-bottom="0.05pt solid #000000"/>
    </style:style>
    <style:style style:name="Tabelle83.E22" style:family="table-cell">
      <style:table-cell-properties fo:padding="0.097cm" fo:border-left="0.05pt solid #000000" fo:border-right="0.05pt solid #000000" fo:border-top="none" fo:border-bottom="0.05pt solid #000000"/>
    </style:style>
    <style:style style:name="Tabelle83.A23" style:family="table-cell">
      <style:table-cell-properties fo:padding="0.097cm" fo:border-left="0.05pt solid #000000" fo:border-right="none" fo:border-top="none" fo:border-bottom="0.05pt solid #000000"/>
    </style:style>
    <style:style style:name="Tabelle83.B23" style:family="table-cell">
      <style:table-cell-properties fo:padding="0.097cm" fo:border-left="0.05pt solid #000000" fo:border-right="none" fo:border-top="none" fo:border-bottom="0.05pt solid #000000"/>
    </style:style>
    <style:style style:name="Tabelle83.C23" style:family="table-cell">
      <style:table-cell-properties fo:padding="0.097cm" fo:border-left="0.05pt solid #000000" fo:border-right="none" fo:border-top="none" fo:border-bottom="0.05pt solid #000000"/>
    </style:style>
    <style:style style:name="Tabelle83.D23" style:family="table-cell">
      <style:table-cell-properties fo:padding="0.097cm" fo:border-left="0.05pt solid #000000" fo:border-right="none" fo:border-top="none" fo:border-bottom="0.05pt solid #000000"/>
    </style:style>
    <style:style style:name="Tabelle83.E23" style:family="table-cell">
      <style:table-cell-properties fo:padding="0.097cm" fo:border-left="0.05pt solid #000000" fo:border-right="0.05pt solid #000000" fo:border-top="none" fo:border-bottom="0.05pt solid #000000"/>
    </style:style>
    <style:style style:name="Tabelle83.A24" style:family="table-cell">
      <style:table-cell-properties fo:padding="0.097cm" fo:border-left="0.05pt solid #000000" fo:border-right="none" fo:border-top="none" fo:border-bottom="0.05pt solid #000000"/>
    </style:style>
    <style:style style:name="Tabelle83.B24" style:family="table-cell">
      <style:table-cell-properties fo:padding="0.097cm" fo:border-left="0.05pt solid #000000" fo:border-right="none" fo:border-top="none" fo:border-bottom="0.05pt solid #000000"/>
    </style:style>
    <style:style style:name="Tabelle83.C24" style:family="table-cell">
      <style:table-cell-properties fo:padding="0.097cm" fo:border-left="0.05pt solid #000000" fo:border-right="none" fo:border-top="none" fo:border-bottom="0.05pt solid #000000"/>
    </style:style>
    <style:style style:name="Tabelle83.D24" style:family="table-cell">
      <style:table-cell-properties fo:padding="0.097cm" fo:border-left="0.05pt solid #000000" fo:border-right="none" fo:border-top="none" fo:border-bottom="0.05pt solid #000000"/>
    </style:style>
    <style:style style:name="Tabelle83.E24" style:family="table-cell">
      <style:table-cell-properties fo:padding="0.097cm" fo:border-left="0.05pt solid #000000" fo:border-right="0.05pt solid #000000" fo:border-top="none" fo:border-bottom="0.05pt solid #000000"/>
    </style:style>
    <style:style style:name="Tabelle83.A25" style:family="table-cell">
      <style:table-cell-properties fo:padding="0.097cm" fo:border-left="0.05pt solid #000000" fo:border-right="none" fo:border-top="none" fo:border-bottom="0.05pt solid #000000"/>
    </style:style>
    <style:style style:name="Tabelle83.B25" style:family="table-cell">
      <style:table-cell-properties fo:padding="0.097cm" fo:border-left="0.05pt solid #000000" fo:border-right="none" fo:border-top="none" fo:border-bottom="0.05pt solid #000000"/>
    </style:style>
    <style:style style:name="Tabelle83.C25" style:family="table-cell">
      <style:table-cell-properties fo:padding="0.097cm" fo:border-left="0.05pt solid #000000" fo:border-right="none" fo:border-top="none" fo:border-bottom="0.05pt solid #000000"/>
    </style:style>
    <style:style style:name="Tabelle83.D25" style:family="table-cell">
      <style:table-cell-properties fo:padding="0.097cm" fo:border-left="0.05pt solid #000000" fo:border-right="none" fo:border-top="none" fo:border-bottom="0.05pt solid #000000"/>
    </style:style>
    <style:style style:name="Tabelle83.E25" style:family="table-cell">
      <style:table-cell-properties fo:padding="0.097cm" fo:border-left="0.05pt solid #000000" fo:border-right="0.05pt solid #000000" fo:border-top="none" fo:border-bottom="0.05pt solid #000000"/>
    </style:style>
    <style:style style:name="Tabelle83.A26" style:family="table-cell">
      <style:table-cell-properties fo:padding="0.097cm" fo:border-left="0.05pt solid #000000" fo:border-right="none" fo:border-top="none" fo:border-bottom="0.05pt solid #000000"/>
    </style:style>
    <style:style style:name="Tabelle83.B26" style:family="table-cell">
      <style:table-cell-properties fo:padding="0.097cm" fo:border-left="0.05pt solid #000000" fo:border-right="none" fo:border-top="none" fo:border-bottom="0.05pt solid #000000"/>
    </style:style>
    <style:style style:name="Tabelle83.C26" style:family="table-cell">
      <style:table-cell-properties fo:padding="0.097cm" fo:border-left="0.05pt solid #000000" fo:border-right="none" fo:border-top="none" fo:border-bottom="0.05pt solid #000000"/>
    </style:style>
    <style:style style:name="Tabelle83.D26" style:family="table-cell">
      <style:table-cell-properties fo:padding="0.097cm" fo:border-left="0.05pt solid #000000" fo:border-right="none" fo:border-top="none" fo:border-bottom="0.05pt solid #000000"/>
    </style:style>
    <style:style style:name="Tabelle83.E26" style:family="table-cell">
      <style:table-cell-properties fo:padding="0.097cm" fo:border-left="0.05pt solid #000000" fo:border-right="0.05pt solid #000000" fo:border-top="none" fo:border-bottom="0.05pt solid #000000"/>
    </style:style>
    <style:style style:name="Tabelle83.A27" style:family="table-cell">
      <style:table-cell-properties fo:padding="0.097cm" fo:border-left="0.05pt solid #000000" fo:border-right="none" fo:border-top="none" fo:border-bottom="0.05pt solid #000000"/>
    </style:style>
    <style:style style:name="Tabelle83.B27" style:family="table-cell">
      <style:table-cell-properties fo:padding="0.097cm" fo:border-left="0.05pt solid #000000" fo:border-right="none" fo:border-top="none" fo:border-bottom="0.05pt solid #000000"/>
    </style:style>
    <style:style style:name="Tabelle83.C27" style:family="table-cell">
      <style:table-cell-properties fo:padding="0.097cm" fo:border-left="0.05pt solid #000000" fo:border-right="none" fo:border-top="none" fo:border-bottom="0.05pt solid #000000"/>
    </style:style>
    <style:style style:name="Tabelle83.D27" style:family="table-cell">
      <style:table-cell-properties fo:padding="0.097cm" fo:border-left="0.05pt solid #000000" fo:border-right="none" fo:border-top="none" fo:border-bottom="0.05pt solid #000000"/>
    </style:style>
    <style:style style:name="Tabelle83.E27" style:family="table-cell">
      <style:table-cell-properties fo:padding="0.097cm" fo:border-left="0.05pt solid #000000" fo:border-right="0.05pt solid #000000" fo:border-top="none" fo:border-bottom="0.05pt solid #000000"/>
    </style:style>
    <style:style style:name="Tabelle83.A28" style:family="table-cell">
      <style:table-cell-properties fo:padding="0.097cm" fo:border-left="0.05pt solid #000000" fo:border-right="none" fo:border-top="none" fo:border-bottom="0.05pt solid #000000"/>
    </style:style>
    <style:style style:name="Tabelle83.B28" style:family="table-cell">
      <style:table-cell-properties fo:padding="0.097cm" fo:border-left="0.05pt solid #000000" fo:border-right="none" fo:border-top="none" fo:border-bottom="0.05pt solid #000000"/>
    </style:style>
    <style:style style:name="Tabelle83.C28" style:family="table-cell">
      <style:table-cell-properties fo:padding="0.097cm" fo:border-left="0.05pt solid #000000" fo:border-right="none" fo:border-top="none" fo:border-bottom="0.05pt solid #000000"/>
    </style:style>
    <style:style style:name="Tabelle83.D28" style:family="table-cell">
      <style:table-cell-properties fo:padding="0.097cm" fo:border-left="0.05pt solid #000000" fo:border-right="none" fo:border-top="none" fo:border-bottom="0.05pt solid #000000"/>
    </style:style>
    <style:style style:name="Tabelle83.E28" style:family="table-cell">
      <style:table-cell-properties fo:padding="0.097cm" fo:border-left="0.05pt solid #000000" fo:border-right="0.05pt solid #000000" fo:border-top="none" fo:border-bottom="0.05pt solid #000000"/>
    </style:style>
    <style:style style:name="Tabelle83.A29" style:family="table-cell">
      <style:table-cell-properties fo:padding="0.097cm" fo:border-left="0.05pt solid #000000" fo:border-right="none" fo:border-top="none" fo:border-bottom="0.05pt solid #000000"/>
    </style:style>
    <style:style style:name="Tabelle83.B29" style:family="table-cell">
      <style:table-cell-properties fo:padding="0.097cm" fo:border-left="0.05pt solid #000000" fo:border-right="none" fo:border-top="none" fo:border-bottom="0.05pt solid #000000"/>
    </style:style>
    <style:style style:name="Tabelle83.C29" style:family="table-cell">
      <style:table-cell-properties fo:padding="0.097cm" fo:border-left="0.05pt solid #000000" fo:border-right="none" fo:border-top="none" fo:border-bottom="0.05pt solid #000000"/>
    </style:style>
    <style:style style:name="Tabelle83.D29" style:family="table-cell">
      <style:table-cell-properties fo:padding="0.097cm" fo:border-left="0.05pt solid #000000" fo:border-right="none" fo:border-top="none" fo:border-bottom="0.05pt solid #000000"/>
    </style:style>
    <style:style style:name="Tabelle83.E29" style:family="table-cell">
      <style:table-cell-properties fo:padding="0.097cm" fo:border-left="0.05pt solid #000000" fo:border-right="0.05pt solid #000000" fo:border-top="none" fo:border-bottom="0.05pt solid #000000"/>
    </style:style>
    <style:style style:name="Tabelle83.A30" style:family="table-cell">
      <style:table-cell-properties fo:padding="0.097cm" fo:border-left="0.05pt solid #000000" fo:border-right="none" fo:border-top="none" fo:border-bottom="0.05pt solid #000000"/>
    </style:style>
    <style:style style:name="Tabelle83.B30" style:family="table-cell">
      <style:table-cell-properties fo:padding="0.097cm" fo:border-left="0.05pt solid #000000" fo:border-right="none" fo:border-top="none" fo:border-bottom="0.05pt solid #000000"/>
    </style:style>
    <style:style style:name="Tabelle83.C30" style:family="table-cell">
      <style:table-cell-properties fo:padding="0.097cm" fo:border-left="0.05pt solid #000000" fo:border-right="none" fo:border-top="none" fo:border-bottom="0.05pt solid #000000"/>
    </style:style>
    <style:style style:name="Tabelle83.D30" style:family="table-cell">
      <style:table-cell-properties fo:padding="0.097cm" fo:border-left="0.05pt solid #000000" fo:border-right="none" fo:border-top="none" fo:border-bottom="0.05pt solid #000000"/>
    </style:style>
    <style:style style:name="Tabelle83.E30" style:family="table-cell">
      <style:table-cell-properties fo:padding="0.097cm" fo:border-left="0.05pt solid #000000" fo:border-right="0.05pt solid #000000" fo:border-top="none" fo:border-bottom="0.05pt solid #000000"/>
    </style:style>
    <style:style style:name="Tabelle83.A31" style:family="table-cell">
      <style:table-cell-properties fo:padding="0.097cm" fo:border-left="0.05pt solid #000000" fo:border-right="none" fo:border-top="none" fo:border-bottom="0.05pt solid #000000"/>
    </style:style>
    <style:style style:name="Tabelle83.B31" style:family="table-cell">
      <style:table-cell-properties fo:padding="0.097cm" fo:border-left="0.05pt solid #000000" fo:border-right="none" fo:border-top="none" fo:border-bottom="0.05pt solid #000000"/>
    </style:style>
    <style:style style:name="Tabelle83.C31" style:family="table-cell">
      <style:table-cell-properties fo:padding="0.097cm" fo:border-left="0.05pt solid #000000" fo:border-right="none" fo:border-top="none" fo:border-bottom="0.05pt solid #000000"/>
    </style:style>
    <style:style style:name="Tabelle83.D31" style:family="table-cell">
      <style:table-cell-properties fo:padding="0.097cm" fo:border-left="0.05pt solid #000000" fo:border-right="none" fo:border-top="none" fo:border-bottom="0.05pt solid #000000"/>
    </style:style>
    <style:style style:name="Tabelle83.E31" style:family="table-cell">
      <style:table-cell-properties fo:padding="0.097cm" fo:border-left="0.05pt solid #000000" fo:border-right="0.05pt solid #000000" fo:border-top="none" fo:border-bottom="0.05pt solid #000000"/>
    </style:style>
    <style:style style:name="Tabelle83.A32" style:family="table-cell">
      <style:table-cell-properties fo:padding="0.097cm" fo:border-left="0.05pt solid #000000" fo:border-right="none" fo:border-top="none" fo:border-bottom="0.05pt solid #000000"/>
    </style:style>
    <style:style style:name="Tabelle83.B32" style:family="table-cell">
      <style:table-cell-properties fo:padding="0.097cm" fo:border-left="0.05pt solid #000000" fo:border-right="none" fo:border-top="none" fo:border-bottom="0.05pt solid #000000"/>
    </style:style>
    <style:style style:name="Tabelle83.C32" style:family="table-cell">
      <style:table-cell-properties fo:padding="0.097cm" fo:border-left="0.05pt solid #000000" fo:border-right="none" fo:border-top="none" fo:border-bottom="0.05pt solid #000000"/>
    </style:style>
    <style:style style:name="Tabelle83.D32" style:family="table-cell">
      <style:table-cell-properties fo:padding="0.097cm" fo:border-left="0.05pt solid #000000" fo:border-right="none" fo:border-top="none" fo:border-bottom="0.05pt solid #000000"/>
    </style:style>
    <style:style style:name="Tabelle83.E32" style:family="table-cell">
      <style:table-cell-properties fo:padding="0.097cm" fo:border-left="0.05pt solid #000000" fo:border-right="0.05pt solid #000000" fo:border-top="none" fo:border-bottom="0.05pt solid #000000"/>
    </style:style>
    <style:style style:name="Tabelle77" style:family="table">
      <style:table-properties style:width="18.5cm" fo:margin-left="0cm" table:align="left"/>
    </style:style>
    <style:style style:name="Tabelle77.A" style:family="table-column">
      <style:table-column-properties style:column-width="18.5cm"/>
    </style:style>
    <style:style style:name="Tabelle77.1" style:family="table-row">
      <style:table-row-properties fo:keep-together="always"/>
    </style:style>
    <style:style style:name="Tabelle77.A1" style:family="table-cell">
      <style:table-cell-properties fo:background-color="#cfe7f5" fo:padding="0.097cm" fo:border="0.05pt solid #000000">
        <style:background-image/>
      </style:table-cell-properties>
    </style:style>
    <style:style style:name="Tabelle78" style:family="table">
      <style:table-properties style:width="18.5cm" fo:margin-left="0cm" table:align="left"/>
    </style:style>
    <style:style style:name="Tabelle78.A" style:family="table-column">
      <style:table-column-properties style:column-width="3.896cm"/>
    </style:style>
    <style:style style:name="Tabelle78.B" style:family="table-column">
      <style:table-column-properties style:column-width="3.704cm"/>
    </style:style>
    <style:style style:name="Tabelle78.C" style:family="table-column">
      <style:table-column-properties style:column-width="4.209cm"/>
    </style:style>
    <style:style style:name="Tabelle78.D" style:family="table-column">
      <style:table-column-properties style:column-width="2.699cm"/>
    </style:style>
    <style:style style:name="Tabelle78.E" style:family="table-column">
      <style:table-column-properties style:column-width="3.992cm"/>
    </style:style>
    <style:style style:name="Tabelle78.1" style:family="table-row">
      <style:table-row-properties fo:keep-together="always"/>
    </style:style>
    <style:style style:name="Tabelle78.A1" style:family="table-cell">
      <style:table-cell-properties fo:background-color="#cfe7f5" fo:padding="0.097cm" fo:border="0.05pt solid #000000">
        <style:background-image/>
      </style:table-cell-properties>
    </style:style>
    <style:style style:name="Tabelle7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8.E2" style:family="table-cell">
      <style:table-cell-properties fo:background-color="#999999" fo:padding="0.097cm" fo:border="0.05pt solid #000000">
        <style:background-image/>
      </style:table-cell-properties>
    </style:style>
    <style:style style:name="Tabelle78.A3" style:family="table-cell">
      <style:table-cell-properties fo:padding="0.097cm" fo:border-left="0.05pt solid #000000" fo:border-right="none" fo:border-top="none" fo:border-bottom="0.05pt solid #000000"/>
    </style:style>
    <style:style style:name="Tabelle78.B3" style:family="table-cell">
      <style:table-cell-properties fo:padding="0.097cm" fo:border-left="0.05pt solid #000000" fo:border-right="none" fo:border-top="none" fo:border-bottom="0.05pt solid #000000"/>
    </style:style>
    <style:style style:name="Tabelle78.C3" style:family="table-cell">
      <style:table-cell-properties fo:padding="0.097cm" fo:border-left="0.05pt solid #000000" fo:border-right="none" fo:border-top="none" fo:border-bottom="0.05pt solid #000000"/>
    </style:style>
    <style:style style:name="Tabelle78.D3" style:family="table-cell">
      <style:table-cell-properties fo:padding="0.097cm" fo:border-left="0.05pt solid #000000" fo:border-right="none" fo:border-top="none" fo:border-bottom="0.05pt solid #000000"/>
    </style:style>
    <style:style style:name="Tabelle78.E3" style:family="table-cell">
      <style:table-cell-properties fo:padding="0.097cm" fo:border-left="0.05pt solid #000000" fo:border-right="0.05pt solid #000000" fo:border-top="none" fo:border-bottom="0.05pt solid #000000"/>
    </style:style>
    <style:style style:name="Tabelle86" style:family="table">
      <style:table-properties style:width="18.5cm" fo:margin-left="0cm" table:align="left"/>
    </style:style>
    <style:style style:name="Tabelle86.A" style:family="table-column">
      <style:table-column-properties style:column-width="18.5cm"/>
    </style:style>
    <style:style style:name="Tabelle86.1" style:family="table-row">
      <style:table-row-properties fo:keep-together="always"/>
    </style:style>
    <style:style style:name="Tabelle86.A1" style:family="table-cell">
      <style:table-cell-properties fo:background-color="#cfe7f5" fo:padding="0.097cm" fo:border="0.05pt solid #000000">
        <style:background-image/>
      </style:table-cell-properties>
    </style:style>
    <style:style style:name="Tabelle85" style:family="table">
      <style:table-properties style:width="18.5cm" fo:margin-left="0cm" table:align="left"/>
    </style:style>
    <style:style style:name="Tabelle85.A" style:family="table-column">
      <style:table-column-properties style:column-width="3.896cm"/>
    </style:style>
    <style:style style:name="Tabelle85.B" style:family="table-column">
      <style:table-column-properties style:column-width="3.704cm"/>
    </style:style>
    <style:style style:name="Tabelle85.C" style:family="table-column">
      <style:table-column-properties style:column-width="4.209cm"/>
    </style:style>
    <style:style style:name="Tabelle85.D" style:family="table-column">
      <style:table-column-properties style:column-width="2.699cm"/>
    </style:style>
    <style:style style:name="Tabelle85.E" style:family="table-column">
      <style:table-column-properties style:column-width="3.992cm"/>
    </style:style>
    <style:style style:name="Tabelle85.1" style:family="table-row">
      <style:table-row-properties fo:keep-together="always"/>
    </style:style>
    <style:style style:name="Tabelle85.A1" style:family="table-cell">
      <style:table-cell-properties fo:background-color="#cfe7f5" fo:padding="0.097cm" fo:border="0.05pt solid #000000">
        <style:background-image/>
      </style:table-cell-properties>
    </style:style>
    <style:style style:name="Tabelle8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5.E2" style:family="table-cell">
      <style:table-cell-properties fo:background-color="#999999" fo:padding="0.097cm" fo:border="0.05pt solid #000000">
        <style:background-image/>
      </style:table-cell-properties>
    </style:style>
    <style:style style:name="Tabelle85.A3" style:family="table-cell">
      <style:table-cell-properties fo:padding="0.097cm" fo:border-left="0.05pt solid #000000" fo:border-right="none" fo:border-top="none" fo:border-bottom="0.05pt solid #000000"/>
    </style:style>
    <style:style style:name="Tabelle85.B3" style:family="table-cell">
      <style:table-cell-properties fo:padding="0.097cm" fo:border-left="0.05pt solid #000000" fo:border-right="none" fo:border-top="none" fo:border-bottom="0.05pt solid #000000"/>
    </style:style>
    <style:style style:name="Tabelle85.C3" style:family="table-cell">
      <style:table-cell-properties fo:padding="0.097cm" fo:border-left="0.05pt solid #000000" fo:border-right="none" fo:border-top="none" fo:border-bottom="0.05pt solid #000000"/>
    </style:style>
    <style:style style:name="Tabelle85.D3" style:family="table-cell">
      <style:table-cell-properties fo:padding="0.097cm" fo:border-left="0.05pt solid #000000" fo:border-right="none" fo:border-top="none" fo:border-bottom="0.05pt solid #000000"/>
    </style:style>
    <style:style style:name="Tabelle85.E3" style:family="table-cell">
      <style:table-cell-properties fo:padding="0.097cm" fo:border-left="0.05pt solid #000000" fo:border-right="0.05pt solid #000000" fo:border-top="none" fo:border-bottom="0.05pt solid #000000"/>
    </style:style>
    <style:style style:name="Tabelle85.A4" style:family="table-cell">
      <style:table-cell-properties fo:padding="0.097cm" fo:border-left="0.05pt solid #000000" fo:border-right="none" fo:border-top="none" fo:border-bottom="0.05pt solid #000000"/>
    </style:style>
    <style:style style:name="Tabelle85.B4" style:family="table-cell">
      <style:table-cell-properties fo:padding="0.097cm" fo:border-left="0.05pt solid #000000" fo:border-right="none" fo:border-top="none" fo:border-bottom="0.05pt solid #000000"/>
    </style:style>
    <style:style style:name="Tabelle85.C4" style:family="table-cell">
      <style:table-cell-properties fo:padding="0.097cm" fo:border-left="0.05pt solid #000000" fo:border-right="none" fo:border-top="none" fo:border-bottom="0.05pt solid #000000"/>
    </style:style>
    <style:style style:name="Tabelle85.D4" style:family="table-cell">
      <style:table-cell-properties fo:padding="0.097cm" fo:border-left="0.05pt solid #000000" fo:border-right="none" fo:border-top="none" fo:border-bottom="0.05pt solid #000000"/>
    </style:style>
    <style:style style:name="Tabelle85.E4" style:family="table-cell">
      <style:table-cell-properties fo:padding="0.097cm" fo:border-left="0.05pt solid #000000" fo:border-right="0.05pt solid #000000" fo:border-top="none" fo:border-bottom="0.05pt solid #000000"/>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none" fo:border-top="none" fo:border-bottom="0.05pt solid #000000"/>
    </style:style>
    <style:style style:name="Tabelle85.C5" style:family="table-cell">
      <style:table-cell-properties fo:padding="0.097cm" fo:border-left="0.05pt solid #000000" fo:border-right="none" fo:border-top="none" fo:border-bottom="0.05pt solid #000000"/>
    </style:style>
    <style:style style:name="Tabelle85.D5" style:family="table-cell">
      <style:table-cell-properties fo:padding="0.097cm" fo:border-left="0.05pt solid #000000" fo:border-right="none" fo:border-top="none" fo:border-bottom="0.05pt solid #000000"/>
    </style:style>
    <style:style style:name="Tabelle85.E5" style:family="table-cell">
      <style:table-cell-properties fo:padding="0.097cm" fo:border-left="0.05pt solid #000000" fo:border-right="0.05pt solid #000000" fo:border-top="none" fo:border-bottom="0.05pt solid #000000"/>
    </style:style>
    <style:style style:name="Tabelle85.A6" style:family="table-cell">
      <style:table-cell-properties fo:padding="0.097cm" fo:border-left="0.05pt solid #000000" fo:border-right="none" fo:border-top="none" fo:border-bottom="0.05pt solid #000000"/>
    </style:style>
    <style:style style:name="Tabelle85.B6" style:family="table-cell">
      <style:table-cell-properties fo:padding="0.097cm" fo:border-left="0.05pt solid #000000" fo:border-right="none" fo:border-top="none" fo:border-bottom="0.05pt solid #000000"/>
    </style:style>
    <style:style style:name="Tabelle85.C6" style:family="table-cell">
      <style:table-cell-properties fo:padding="0.097cm" fo:border-left="0.05pt solid #000000" fo:border-right="none" fo:border-top="none" fo:border-bottom="0.05pt solid #000000"/>
    </style:style>
    <style:style style:name="Tabelle85.D6" style:family="table-cell">
      <style:table-cell-properties fo:padding="0.097cm" fo:border-left="0.05pt solid #000000" fo:border-right="none" fo:border-top="none" fo:border-bottom="0.05pt solid #000000"/>
    </style:style>
    <style:style style:name="Tabelle85.E6" style:family="table-cell">
      <style:table-cell-properties fo:padding="0.097cm" fo:border-left="0.05pt solid #000000" fo:border-right="0.05pt solid #000000" fo:border-top="none" fo:border-bottom="0.05pt solid #000000"/>
    </style:style>
    <style:style style:name="Tabelle85.A7" style:family="table-cell">
      <style:table-cell-properties fo:padding="0.097cm" fo:border-left="0.05pt solid #000000" fo:border-right="none" fo:border-top="none" fo:border-bottom="0.05pt solid #000000"/>
    </style:style>
    <style:style style:name="Tabelle85.B7" style:family="table-cell">
      <style:table-cell-properties fo:padding="0.097cm" fo:border-left="0.05pt solid #000000" fo:border-right="none" fo:border-top="none" fo:border-bottom="0.05pt solid #000000"/>
    </style:style>
    <style:style style:name="Tabelle85.C7" style:family="table-cell">
      <style:table-cell-properties fo:padding="0.097cm" fo:border-left="0.05pt solid #000000" fo:border-right="none" fo:border-top="none" fo:border-bottom="0.05pt solid #000000"/>
    </style:style>
    <style:style style:name="Tabelle85.D7" style:family="table-cell">
      <style:table-cell-properties fo:padding="0.097cm" fo:border-left="0.05pt solid #000000" fo:border-right="none" fo:border-top="none" fo:border-bottom="0.05pt solid #000000"/>
    </style:style>
    <style:style style:name="Tabelle85.E7" style:family="table-cell">
      <style:table-cell-properties fo:padding="0.097cm" fo:border-left="0.05pt solid #000000" fo:border-right="0.05pt solid #000000" fo:border-top="none" fo:border-bottom="0.05pt solid #000000"/>
    </style:style>
    <style:style style:name="Tabelle85.A8" style:family="table-cell">
      <style:table-cell-properties fo:padding="0.097cm" fo:border-left="0.05pt solid #000000" fo:border-right="none" fo:border-top="none" fo:border-bottom="0.05pt solid #000000"/>
    </style:style>
    <style:style style:name="Tabelle85.B8" style:family="table-cell">
      <style:table-cell-properties fo:padding="0.097cm" fo:border-left="0.05pt solid #000000" fo:border-right="none" fo:border-top="none" fo:border-bottom="0.05pt solid #000000"/>
    </style:style>
    <style:style style:name="Tabelle85.C8" style:family="table-cell">
      <style:table-cell-properties fo:padding="0.097cm" fo:border-left="0.05pt solid #000000" fo:border-right="none" fo:border-top="none" fo:border-bottom="0.05pt solid #000000"/>
    </style:style>
    <style:style style:name="Tabelle85.D8" style:family="table-cell">
      <style:table-cell-properties fo:padding="0.097cm" fo:border-left="0.05pt solid #000000" fo:border-right="none" fo:border-top="none" fo:border-bottom="0.05pt solid #000000"/>
    </style:style>
    <style:style style:name="Tabelle85.E8" style:family="table-cell">
      <style:table-cell-properties fo:padding="0.097cm" fo:border-left="0.05pt solid #000000" fo:border-right="0.05pt solid #000000" fo:border-top="none" fo:border-bottom="0.05pt solid #000000"/>
    </style:style>
    <style:style style:name="Tabelle85.A9" style:family="table-cell">
      <style:table-cell-properties fo:padding="0.097cm" fo:border-left="0.05pt solid #000000" fo:border-right="none" fo:border-top="none" fo:border-bottom="0.05pt solid #000000"/>
    </style:style>
    <style:style style:name="Tabelle85.B9" style:family="table-cell">
      <style:table-cell-properties fo:padding="0.097cm" fo:border-left="0.05pt solid #000000" fo:border-right="none" fo:border-top="none" fo:border-bottom="0.05pt solid #000000"/>
    </style:style>
    <style:style style:name="Tabelle85.C9" style:family="table-cell">
      <style:table-cell-properties fo:padding="0.097cm" fo:border-left="0.05pt solid #000000" fo:border-right="none" fo:border-top="none" fo:border-bottom="0.05pt solid #000000"/>
    </style:style>
    <style:style style:name="Tabelle85.D9" style:family="table-cell">
      <style:table-cell-properties fo:padding="0.097cm" fo:border-left="0.05pt solid #000000" fo:border-right="none" fo:border-top="none" fo:border-bottom="0.05pt solid #000000"/>
    </style:style>
    <style:style style:name="Tabelle85.E9" style:family="table-cell">
      <style:table-cell-properties fo:padding="0.097cm" fo:border-left="0.05pt solid #000000" fo:border-right="0.05pt solid #000000" fo:border-top="none" fo:border-bottom="0.05pt solid #000000"/>
    </style:style>
    <style:style style:name="Tabelle85.A10" style:family="table-cell">
      <style:table-cell-properties fo:padding="0.097cm" fo:border-left="0.05pt solid #000000" fo:border-right="none" fo:border-top="none" fo:border-bottom="0.05pt solid #000000"/>
    </style:style>
    <style:style style:name="Tabelle85.B10" style:family="table-cell">
      <style:table-cell-properties fo:padding="0.097cm" fo:border-left="0.05pt solid #000000" fo:border-right="none" fo:border-top="none" fo:border-bottom="0.05pt solid #000000"/>
    </style:style>
    <style:style style:name="Tabelle85.C10" style:family="table-cell">
      <style:table-cell-properties fo:padding="0.097cm" fo:border-left="0.05pt solid #000000" fo:border-right="none" fo:border-top="none" fo:border-bottom="0.05pt solid #000000"/>
    </style:style>
    <style:style style:name="Tabelle85.D10" style:family="table-cell">
      <style:table-cell-properties fo:padding="0.097cm" fo:border-left="0.05pt solid #000000" fo:border-right="none" fo:border-top="none" fo:border-bottom="0.05pt solid #000000"/>
    </style:style>
    <style:style style:name="Tabelle85.E10" style:family="table-cell">
      <style:table-cell-properties fo:padding="0.097cm" fo:border-left="0.05pt solid #000000" fo:border-right="0.05pt solid #000000" fo:border-top="none" fo:border-bottom="0.05pt solid #000000"/>
    </style:style>
    <style:style style:name="Tabelle85.A11" style:family="table-cell">
      <style:table-cell-properties fo:padding="0.097cm" fo:border-left="0.05pt solid #000000" fo:border-right="none" fo:border-top="none" fo:border-bottom="0.05pt solid #000000"/>
    </style:style>
    <style:style style:name="Tabelle85.B11" style:family="table-cell">
      <style:table-cell-properties fo:padding="0.097cm" fo:border-left="0.05pt solid #000000" fo:border-right="none" fo:border-top="none" fo:border-bottom="0.05pt solid #000000"/>
    </style:style>
    <style:style style:name="Tabelle85.C11" style:family="table-cell">
      <style:table-cell-properties fo:padding="0.097cm" fo:border-left="0.05pt solid #000000" fo:border-right="none" fo:border-top="none" fo:border-bottom="0.05pt solid #000000"/>
    </style:style>
    <style:style style:name="Tabelle85.D11" style:family="table-cell">
      <style:table-cell-properties fo:padding="0.097cm" fo:border-left="0.05pt solid #000000" fo:border-right="none" fo:border-top="none" fo:border-bottom="0.05pt solid #000000"/>
    </style:style>
    <style:style style:name="Tabelle85.E11" style:family="table-cell">
      <style:table-cell-properties fo:padding="0.097cm" fo:border-left="0.05pt solid #000000" fo:border-right="0.05pt solid #000000" fo:border-top="none" fo:border-bottom="0.05pt solid #000000"/>
    </style:style>
    <style:style style:name="Tabelle85.A12" style:family="table-cell">
      <style:table-cell-properties fo:padding="0.097cm" fo:border-left="0.05pt solid #000000" fo:border-right="none" fo:border-top="none" fo:border-bottom="0.05pt solid #000000"/>
    </style:style>
    <style:style style:name="Tabelle85.B12" style:family="table-cell">
      <style:table-cell-properties fo:padding="0.097cm" fo:border-left="0.05pt solid #000000" fo:border-right="none" fo:border-top="none" fo:border-bottom="0.05pt solid #000000"/>
    </style:style>
    <style:style style:name="Tabelle85.C12" style:family="table-cell">
      <style:table-cell-properties fo:padding="0.097cm" fo:border-left="0.05pt solid #000000" fo:border-right="none" fo:border-top="none" fo:border-bottom="0.05pt solid #000000"/>
    </style:style>
    <style:style style:name="Tabelle85.D12" style:family="table-cell">
      <style:table-cell-properties fo:padding="0.097cm" fo:border-left="0.05pt solid #000000" fo:border-right="none" fo:border-top="none" fo:border-bottom="0.05pt solid #000000"/>
    </style:style>
    <style:style style:name="Tabelle85.E12" style:family="table-cell">
      <style:table-cell-properties fo:padding="0.097cm" fo:border-left="0.05pt solid #000000" fo:border-right="0.05pt solid #000000" fo:border-top="none" fo:border-bottom="0.05pt solid #000000"/>
    </style:style>
    <style:style style:name="Tabelle85.A13" style:family="table-cell">
      <style:table-cell-properties fo:padding="0.097cm" fo:border-left="0.05pt solid #000000" fo:border-right="none" fo:border-top="none" fo:border-bottom="0.05pt solid #000000"/>
    </style:style>
    <style:style style:name="Tabelle85.B13" style:family="table-cell">
      <style:table-cell-properties fo:padding="0.097cm" fo:border-left="0.05pt solid #000000" fo:border-right="none" fo:border-top="none" fo:border-bottom="0.05pt solid #000000"/>
    </style:style>
    <style:style style:name="Tabelle85.C13" style:family="table-cell">
      <style:table-cell-properties fo:padding="0.097cm" fo:border-left="0.05pt solid #000000" fo:border-right="none" fo:border-top="none" fo:border-bottom="0.05pt solid #000000"/>
    </style:style>
    <style:style style:name="Tabelle85.D13" style:family="table-cell">
      <style:table-cell-properties fo:padding="0.097cm" fo:border-left="0.05pt solid #000000" fo:border-right="none" fo:border-top="none" fo:border-bottom="0.05pt solid #000000"/>
    </style:style>
    <style:style style:name="Tabelle85.E13" style:family="table-cell">
      <style:table-cell-properties fo:padding="0.097cm" fo:border-left="0.05pt solid #000000" fo:border-right="0.05pt solid #000000" fo:border-top="none" fo:border-bottom="0.05pt solid #000000"/>
    </style:style>
    <style:style style:name="Tabelle85.A14" style:family="table-cell">
      <style:table-cell-properties fo:padding="0.097cm" fo:border-left="0.05pt solid #000000" fo:border-right="none" fo:border-top="none" fo:border-bottom="0.05pt solid #000000"/>
    </style:style>
    <style:style style:name="Tabelle85.B14" style:family="table-cell">
      <style:table-cell-properties fo:padding="0.097cm" fo:border-left="0.05pt solid #000000" fo:border-right="none" fo:border-top="none" fo:border-bottom="0.05pt solid #000000"/>
    </style:style>
    <style:style style:name="Tabelle85.C14" style:family="table-cell">
      <style:table-cell-properties fo:padding="0.097cm" fo:border-left="0.05pt solid #000000" fo:border-right="none" fo:border-top="none" fo:border-bottom="0.05pt solid #000000"/>
    </style:style>
    <style:style style:name="Tabelle85.D14" style:family="table-cell">
      <style:table-cell-properties fo:padding="0.097cm" fo:border-left="0.05pt solid #000000" fo:border-right="none" fo:border-top="none" fo:border-bottom="0.05pt solid #000000"/>
    </style:style>
    <style:style style:name="Tabelle85.E14" style:family="table-cell">
      <style:table-cell-properties fo:padding="0.097cm" fo:border-left="0.05pt solid #000000" fo:border-right="0.05pt solid #000000" fo:border-top="none" fo:border-bottom="0.05pt solid #000000"/>
    </style:style>
    <style:style style:name="Tabelle85.A15" style:family="table-cell">
      <style:table-cell-properties fo:padding="0.097cm" fo:border-left="0.05pt solid #000000" fo:border-right="none" fo:border-top="none" fo:border-bottom="0.05pt solid #000000"/>
    </style:style>
    <style:style style:name="Tabelle85.B15" style:family="table-cell">
      <style:table-cell-properties fo:padding="0.097cm" fo:border-left="0.05pt solid #000000" fo:border-right="none" fo:border-top="none" fo:border-bottom="0.05pt solid #000000"/>
    </style:style>
    <style:style style:name="Tabelle85.C15" style:family="table-cell">
      <style:table-cell-properties fo:padding="0.097cm" fo:border-left="0.05pt solid #000000" fo:border-right="none" fo:border-top="none" fo:border-bottom="0.05pt solid #000000"/>
    </style:style>
    <style:style style:name="Tabelle85.D15" style:family="table-cell">
      <style:table-cell-properties fo:padding="0.097cm" fo:border-left="0.05pt solid #000000" fo:border-right="none" fo:border-top="none" fo:border-bottom="0.05pt solid #000000"/>
    </style:style>
    <style:style style:name="Tabelle85.E15" style:family="table-cell">
      <style:table-cell-properties fo:padding="0.097cm" fo:border-left="0.05pt solid #000000" fo:border-right="0.05pt solid #000000" fo:border-top="none" fo:border-bottom="0.05pt solid #000000"/>
    </style:style>
    <style:style style:name="Tabelle85.A16" style:family="table-cell">
      <style:table-cell-properties fo:padding="0.097cm" fo:border-left="0.05pt solid #000000" fo:border-right="none" fo:border-top="none" fo:border-bottom="0.05pt solid #000000"/>
    </style:style>
    <style:style style:name="Tabelle85.B16" style:family="table-cell">
      <style:table-cell-properties fo:padding="0.097cm" fo:border-left="0.05pt solid #000000" fo:border-right="none" fo:border-top="none" fo:border-bottom="0.05pt solid #000000"/>
    </style:style>
    <style:style style:name="Tabelle85.C16" style:family="table-cell">
      <style:table-cell-properties fo:padding="0.097cm" fo:border-left="0.05pt solid #000000" fo:border-right="none" fo:border-top="none" fo:border-bottom="0.05pt solid #000000"/>
    </style:style>
    <style:style style:name="Tabelle85.D16" style:family="table-cell">
      <style:table-cell-properties fo:padding="0.097cm" fo:border-left="0.05pt solid #000000" fo:border-right="none" fo:border-top="none" fo:border-bottom="0.05pt solid #000000"/>
    </style:style>
    <style:style style:name="Tabelle85.E16" style:family="table-cell">
      <style:table-cell-properties fo:padding="0.097cm" fo:border-left="0.05pt solid #000000" fo:border-right="0.05pt solid #000000" fo:border-top="none" fo:border-bottom="0.05pt solid #000000"/>
    </style:style>
    <style:style style:name="Tabelle85.A17" style:family="table-cell">
      <style:table-cell-properties fo:padding="0.097cm" fo:border-left="0.05pt solid #000000" fo:border-right="none" fo:border-top="none" fo:border-bottom="0.05pt solid #000000"/>
    </style:style>
    <style:style style:name="Tabelle85.B17" style:family="table-cell">
      <style:table-cell-properties fo:padding="0.097cm" fo:border-left="0.05pt solid #000000" fo:border-right="none" fo:border-top="none" fo:border-bottom="0.05pt solid #000000"/>
    </style:style>
    <style:style style:name="Tabelle85.C17" style:family="table-cell">
      <style:table-cell-properties fo:padding="0.097cm" fo:border-left="0.05pt solid #000000" fo:border-right="none" fo:border-top="none" fo:border-bottom="0.05pt solid #000000"/>
    </style:style>
    <style:style style:name="Tabelle85.D17" style:family="table-cell">
      <style:table-cell-properties fo:padding="0.097cm" fo:border-left="0.05pt solid #000000" fo:border-right="none" fo:border-top="none" fo:border-bottom="0.05pt solid #000000"/>
    </style:style>
    <style:style style:name="Tabelle85.E17" style:family="table-cell">
      <style:table-cell-properties fo:padding="0.097cm" fo:border-left="0.05pt solid #000000" fo:border-right="0.05pt solid #000000" fo:border-top="none" fo:border-bottom="0.05pt solid #000000"/>
    </style:style>
    <style:style style:name="Tabelle85.A18" style:family="table-cell">
      <style:table-cell-properties fo:padding="0.097cm" fo:border-left="0.05pt solid #000000" fo:border-right="none" fo:border-top="none" fo:border-bottom="0.05pt solid #000000"/>
    </style:style>
    <style:style style:name="Tabelle85.B18" style:family="table-cell">
      <style:table-cell-properties fo:padding="0.097cm" fo:border-left="0.05pt solid #000000" fo:border-right="none" fo:border-top="none" fo:border-bottom="0.05pt solid #000000"/>
    </style:style>
    <style:style style:name="Tabelle85.C18" style:family="table-cell">
      <style:table-cell-properties fo:padding="0.097cm" fo:border-left="0.05pt solid #000000" fo:border-right="none" fo:border-top="none" fo:border-bottom="0.05pt solid #000000"/>
    </style:style>
    <style:style style:name="Tabelle85.D18" style:family="table-cell">
      <style:table-cell-properties fo:padding="0.097cm" fo:border-left="0.05pt solid #000000" fo:border-right="none" fo:border-top="none" fo:border-bottom="0.05pt solid #000000"/>
    </style:style>
    <style:style style:name="Tabelle85.E18" style:family="table-cell">
      <style:table-cell-properties fo:padding="0.097cm" fo:border-left="0.05pt solid #000000" fo:border-right="0.05pt solid #000000" fo:border-top="none" fo:border-bottom="0.05pt solid #000000"/>
    </style:style>
    <style:style style:name="Tabelle85.19" style:family="table-row">
      <style:table-row-properties style:min-row-height="0.503cm" fo:keep-together="always"/>
    </style:style>
    <style:style style:name="Tabelle85.A19" style:family="table-cell">
      <style:table-cell-properties fo:padding="0.097cm" fo:border-left="0.05pt solid #000000" fo:border-right="none" fo:border-top="none" fo:border-bottom="0.05pt solid #000000"/>
    </style:style>
    <style:style style:name="Tabelle85.B19" style:family="table-cell">
      <style:table-cell-properties fo:padding="0.097cm" fo:border-left="0.05pt solid #000000" fo:border-right="none" fo:border-top="none" fo:border-bottom="0.05pt solid #000000"/>
    </style:style>
    <style:style style:name="Tabelle85.C19" style:family="table-cell">
      <style:table-cell-properties fo:padding="0.097cm" fo:border-left="0.05pt solid #000000" fo:border-right="none" fo:border-top="none" fo:border-bottom="0.05pt solid #000000"/>
    </style:style>
    <style:style style:name="Tabelle85.D19" style:family="table-cell">
      <style:table-cell-properties fo:padding="0.097cm" fo:border-left="0.05pt solid #000000" fo:border-right="none" fo:border-top="none" fo:border-bottom="0.05pt solid #000000"/>
    </style:style>
    <style:style style:name="Tabelle85.E19" style:family="table-cell">
      <style:table-cell-properties fo:padding="0.097cm" fo:border-left="0.05pt solid #000000" fo:border-right="0.05pt solid #000000" fo:border-top="none" fo:border-bottom="0.05pt solid #000000"/>
    </style:style>
    <style:style style:name="Tabelle87" style:family="table">
      <style:table-properties style:width="18.5cm" fo:margin-left="0cm" table:align="left"/>
    </style:style>
    <style:style style:name="Tabelle87.A" style:family="table-column">
      <style:table-column-properties style:column-width="18.5cm"/>
    </style:style>
    <style:style style:name="Tabelle87.1" style:family="table-row">
      <style:table-row-properties fo:keep-together="always"/>
    </style:style>
    <style:style style:name="Tabelle87.A1" style:family="table-cell">
      <style:table-cell-properties fo:background-color="#cfe7f5" fo:padding="0.097cm" fo:border="0.05pt solid #000000">
        <style:background-image/>
      </style:table-cell-properties>
    </style:style>
    <style:style style:name="Tabelle88" style:family="table">
      <style:table-properties style:width="18.5cm" fo:margin-left="0cm" table:align="left"/>
    </style:style>
    <style:style style:name="Tabelle88.A" style:family="table-column">
      <style:table-column-properties style:column-width="3.896cm"/>
    </style:style>
    <style:style style:name="Tabelle88.B" style:family="table-column">
      <style:table-column-properties style:column-width="3.704cm"/>
    </style:style>
    <style:style style:name="Tabelle88.C" style:family="table-column">
      <style:table-column-properties style:column-width="4.209cm"/>
    </style:style>
    <style:style style:name="Tabelle88.D" style:family="table-column">
      <style:table-column-properties style:column-width="2.699cm"/>
    </style:style>
    <style:style style:name="Tabelle88.E" style:family="table-column">
      <style:table-column-properties style:column-width="3.992cm"/>
    </style:style>
    <style:style style:name="Tabelle88.1" style:family="table-row">
      <style:table-row-properties fo:keep-together="always"/>
    </style:style>
    <style:style style:name="Tabelle88.A1" style:family="table-cell">
      <style:table-cell-properties fo:background-color="#cfe7f5" fo:padding="0.097cm" fo:border="0.05pt solid #000000">
        <style:background-image/>
      </style:table-cell-properties>
    </style:style>
    <style:style style:name="Tabelle88.A2" style:family="table-cell">
      <style:table-cell-properties fo:background-color="#999999" fo:padding="0.097cm" fo:border-left="0.05pt solid #000000" fo:border-right="none" fo:border-top="none" fo:border-bottom="0.05pt solid #000000">
        <style:background-image/>
      </style:table-cell-properties>
    </style:style>
    <style:style style:name="Tabelle8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8.A3" style:family="table-cell">
      <style:table-cell-properties fo:padding="0.097cm" fo:border-left="0.05pt solid #000000" fo:border-right="none" fo:border-top="none" fo:border-bottom="0.05pt solid #000000"/>
    </style:style>
    <style:style style:name="Tabelle88.B3" style:family="table-cell">
      <style:table-cell-properties fo:padding="0.097cm" fo:border-left="0.05pt solid #000000" fo:border-right="none" fo:border-top="none" fo:border-bottom="0.05pt solid #000000"/>
    </style:style>
    <style:style style:name="Tabelle88.C3" style:family="table-cell">
      <style:table-cell-properties fo:padding="0.097cm" fo:border-left="0.05pt solid #000000" fo:border-right="none" fo:border-top="none" fo:border-bottom="0.05pt solid #000000"/>
    </style:style>
    <style:style style:name="Tabelle88.D3" style:family="table-cell">
      <style:table-cell-properties fo:padding="0.097cm" fo:border-left="0.05pt solid #000000" fo:border-right="none" fo:border-top="none" fo:border-bottom="0.05pt solid #000000"/>
    </style:style>
    <style:style style:name="Tabelle88.E3" style:family="table-cell">
      <style:table-cell-properties fo:padding="0.097cm" fo:border-left="0.05pt solid #000000" fo:border-right="0.05pt solid #000000" fo:border-top="none" fo:border-bottom="0.05pt solid #000000"/>
    </style:style>
    <style:style style:name="Tabelle88.A4" style:family="table-cell">
      <style:table-cell-properties fo:padding="0.097cm" fo:border-left="0.05pt solid #000000" fo:border-right="none" fo:border-top="none" fo:border-bottom="0.05pt solid #000000"/>
    </style:style>
    <style:style style:name="Tabelle88.B4" style:family="table-cell">
      <style:table-cell-properties fo:padding="0.097cm" fo:border-left="0.05pt solid #000000" fo:border-right="none" fo:border-top="none" fo:border-bottom="0.05pt solid #000000"/>
    </style:style>
    <style:style style:name="Tabelle88.C4" style:family="table-cell">
      <style:table-cell-properties fo:padding="0.097cm" fo:border-left="0.05pt solid #000000" fo:border-right="none" fo:border-top="none" fo:border-bottom="0.05pt solid #000000"/>
    </style:style>
    <style:style style:name="Tabelle88.D4" style:family="table-cell">
      <style:table-cell-properties fo:padding="0.097cm" fo:border-left="0.05pt solid #000000" fo:border-right="none" fo:border-top="none" fo:border-bottom="0.05pt solid #000000"/>
    </style:style>
    <style:style style:name="Tabelle88.E4" style:family="table-cell">
      <style:table-cell-properties fo:padding="0.097cm" fo:border-left="0.05pt solid #000000" fo:border-right="0.05pt solid #000000" fo:border-top="none" fo:border-bottom="0.05pt solid #000000"/>
    </style:style>
    <style:style style:name="Tabelle88.A5" style:family="table-cell">
      <style:table-cell-properties fo:padding="0.097cm" fo:border-left="0.05pt solid #000000" fo:border-right="none" fo:border-top="none" fo:border-bottom="0.05pt solid #000000"/>
    </style:style>
    <style:style style:name="Tabelle88.B5" style:family="table-cell">
      <style:table-cell-properties fo:padding="0.097cm" fo:border-left="0.05pt solid #000000" fo:border-right="none" fo:border-top="none" fo:border-bottom="0.05pt solid #000000"/>
    </style:style>
    <style:style style:name="Tabelle88.C5" style:family="table-cell">
      <style:table-cell-properties fo:padding="0.097cm" fo:border-left="0.05pt solid #000000" fo:border-right="none" fo:border-top="none" fo:border-bottom="0.05pt solid #000000"/>
    </style:style>
    <style:style style:name="Tabelle88.D5" style:family="table-cell">
      <style:table-cell-properties fo:padding="0.097cm" fo:border-left="0.05pt solid #000000" fo:border-right="none" fo:border-top="none" fo:border-bottom="0.05pt solid #000000"/>
    </style:style>
    <style:style style:name="Tabelle88.E5" style:family="table-cell">
      <style:table-cell-properties fo:padding="0.097cm" fo:border-left="0.05pt solid #000000" fo:border-right="0.05pt solid #000000" fo:border-top="none" fo:border-bottom="0.05pt solid #000000"/>
    </style:style>
    <style:style style:name="Tabelle89" style:family="table">
      <style:table-properties style:width="18.5cm" fo:margin-left="0cm" table:align="left"/>
    </style:style>
    <style:style style:name="Tabelle89.A" style:family="table-column">
      <style:table-column-properties style:column-width="18.5cm"/>
    </style:style>
    <style:style style:name="Tabelle89.1" style:family="table-row">
      <style:table-row-properties fo:keep-together="always"/>
    </style:style>
    <style:style style:name="Tabelle89.A1" style:family="table-cell">
      <style:table-cell-properties fo:background-color="#cfe7f5" fo:padding="0.097cm" fo:border="0.05pt solid #000000">
        <style:background-image/>
      </style:table-cell-properties>
    </style:style>
    <style:style style:name="Tabelle90" style:family="table">
      <style:table-properties style:width="18.5cm" fo:margin-left="0cm" table:align="left"/>
    </style:style>
    <style:style style:name="Tabelle90.A" style:family="table-column">
      <style:table-column-properties style:column-width="3.896cm"/>
    </style:style>
    <style:style style:name="Tabelle90.B" style:family="table-column">
      <style:table-column-properties style:column-width="3.704cm"/>
    </style:style>
    <style:style style:name="Tabelle90.C" style:family="table-column">
      <style:table-column-properties style:column-width="4.209cm"/>
    </style:style>
    <style:style style:name="Tabelle90.D" style:family="table-column">
      <style:table-column-properties style:column-width="2.699cm"/>
    </style:style>
    <style:style style:name="Tabelle90.E" style:family="table-column">
      <style:table-column-properties style:column-width="3.992cm"/>
    </style:style>
    <style:style style:name="Tabelle90.1" style:family="table-row">
      <style:table-row-properties fo:keep-together="always"/>
    </style:style>
    <style:style style:name="Tabelle90.A1" style:family="table-cell">
      <style:table-cell-properties fo:background-color="#cfe7f5" fo:padding="0.097cm" fo:border="0.05pt solid #000000">
        <style:background-image/>
      </style:table-cell-properties>
    </style:style>
    <style:style style:name="Tabelle90.A2" style:family="table-cell">
      <style:table-cell-properties fo:background-color="#999999" fo:padding="0.097cm" fo:border-left="0.05pt solid #000000" fo:border-right="none" fo:border-top="none" fo:border-bottom="0.05pt solid #000000">
        <style:background-image/>
      </style:table-cell-properties>
    </style:style>
    <style:style style:name="Tabelle9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0.A3" style:family="table-cell">
      <style:table-cell-properties fo:padding="0.097cm" fo:border-left="0.05pt solid #000000" fo:border-right="none" fo:border-top="none" fo:border-bottom="0.05pt solid #000000"/>
    </style:style>
    <style:style style:name="Tabelle90.B3" style:family="table-cell">
      <style:table-cell-properties fo:padding="0.097cm" fo:border-left="0.05pt solid #000000" fo:border-right="none" fo:border-top="none" fo:border-bottom="0.05pt solid #000000"/>
    </style:style>
    <style:style style:name="Tabelle90.C3" style:family="table-cell">
      <style:table-cell-properties fo:padding="0.097cm" fo:border-left="0.05pt solid #000000" fo:border-right="none" fo:border-top="none" fo:border-bottom="0.05pt solid #000000"/>
    </style:style>
    <style:style style:name="Tabelle90.D3" style:family="table-cell">
      <style:table-cell-properties fo:padding="0.097cm" fo:border-left="0.05pt solid #000000" fo:border-right="none" fo:border-top="none" fo:border-bottom="0.05pt solid #000000"/>
    </style:style>
    <style:style style:name="Tabelle90.E3" style:family="table-cell">
      <style:table-cell-properties fo:padding="0.097cm" fo:border-left="0.05pt solid #000000" fo:border-right="0.05pt solid #000000" fo:border-top="none" fo:border-bottom="0.05pt solid #000000"/>
    </style:style>
    <style:style style:name="Tabelle90.A4" style:family="table-cell">
      <style:table-cell-properties fo:padding="0.097cm" fo:border-left="0.05pt solid #000000" fo:border-right="none" fo:border-top="none" fo:border-bottom="0.05pt solid #000000"/>
    </style:style>
    <style:style style:name="Tabelle90.B4" style:family="table-cell">
      <style:table-cell-properties fo:padding="0.097cm" fo:border-left="0.05pt solid #000000" fo:border-right="none" fo:border-top="none" fo:border-bottom="0.05pt solid #000000"/>
    </style:style>
    <style:style style:name="Tabelle90.C4" style:family="table-cell">
      <style:table-cell-properties fo:padding="0.097cm" fo:border-left="0.05pt solid #000000" fo:border-right="none" fo:border-top="none" fo:border-bottom="0.05pt solid #000000"/>
    </style:style>
    <style:style style:name="Tabelle90.D4" style:family="table-cell">
      <style:table-cell-properties fo:padding="0.097cm" fo:border-left="0.05pt solid #000000" fo:border-right="none" fo:border-top="none" fo:border-bottom="0.05pt solid #000000"/>
    </style:style>
    <style:style style:name="Tabelle90.E4" style:family="table-cell">
      <style:table-cell-properties fo:padding="0.097cm" fo:border-left="0.05pt solid #000000" fo:border-right="0.05pt solid #000000" fo:border-top="none" fo:border-bottom="0.05pt solid #000000"/>
    </style:style>
    <style:style style:name="Tabelle90.A5" style:family="table-cell">
      <style:table-cell-properties fo:padding="0.097cm" fo:border-left="0.05pt solid #000000" fo:border-right="none" fo:border-top="none" fo:border-bottom="0.05pt solid #000000"/>
    </style:style>
    <style:style style:name="Tabelle90.B5" style:family="table-cell">
      <style:table-cell-properties fo:padding="0.097cm" fo:border-left="0.05pt solid #000000" fo:border-right="none" fo:border-top="none" fo:border-bottom="0.05pt solid #000000"/>
    </style:style>
    <style:style style:name="Tabelle90.C5" style:family="table-cell">
      <style:table-cell-properties fo:padding="0.097cm" fo:border-left="0.05pt solid #000000" fo:border-right="none" fo:border-top="none" fo:border-bottom="0.05pt solid #000000"/>
    </style:style>
    <style:style style:name="Tabelle90.D5" style:family="table-cell">
      <style:table-cell-properties fo:padding="0.097cm" fo:border-left="0.05pt solid #000000" fo:border-right="none" fo:border-top="none" fo:border-bottom="0.05pt solid #000000"/>
    </style:style>
    <style:style style:name="Tabelle90.E5" style:family="table-cell">
      <style:table-cell-properties fo:padding="0.097cm" fo:border-left="0.05pt solid #000000" fo:border-right="0.05pt solid #000000" fo:border-top="none" fo:border-bottom="0.05pt solid #000000"/>
    </style:style>
    <style:style style:name="Tabelle90.A6" style:family="table-cell">
      <style:table-cell-properties fo:padding="0.097cm" fo:border-left="0.05pt solid #000000" fo:border-right="none" fo:border-top="none" fo:border-bottom="0.05pt solid #000000"/>
    </style:style>
    <style:style style:name="Tabelle90.B6" style:family="table-cell">
      <style:table-cell-properties fo:padding="0.097cm" fo:border-left="0.05pt solid #000000" fo:border-right="none" fo:border-top="none" fo:border-bottom="0.05pt solid #000000"/>
    </style:style>
    <style:style style:name="Tabelle90.C6" style:family="table-cell">
      <style:table-cell-properties fo:padding="0.097cm" fo:border-left="0.05pt solid #000000" fo:border-right="none" fo:border-top="none" fo:border-bottom="0.05pt solid #000000"/>
    </style:style>
    <style:style style:name="Tabelle90.D6" style:family="table-cell">
      <style:table-cell-properties fo:padding="0.097cm" fo:border-left="0.05pt solid #000000" fo:border-right="none" fo:border-top="none" fo:border-bottom="0.05pt solid #000000"/>
    </style:style>
    <style:style style:name="Tabelle90.E6" style:family="table-cell">
      <style:table-cell-properties fo:padding="0.097cm" fo:border-left="0.05pt solid #000000" fo:border-right="0.05pt solid #000000" fo:border-top="none" fo:border-bottom="0.05pt solid #000000"/>
    </style:style>
    <style:style style:name="Tabelle90.A7" style:family="table-cell">
      <style:table-cell-properties fo:padding="0.097cm" fo:border-left="0.05pt solid #000000" fo:border-right="none" fo:border-top="none" fo:border-bottom="0.05pt solid #000000"/>
    </style:style>
    <style:style style:name="Tabelle90.B7" style:family="table-cell">
      <style:table-cell-properties fo:padding="0.097cm" fo:border-left="0.05pt solid #000000" fo:border-right="none" fo:border-top="none" fo:border-bottom="0.05pt solid #000000"/>
    </style:style>
    <style:style style:name="Tabelle90.C7" style:family="table-cell">
      <style:table-cell-properties fo:padding="0.097cm" fo:border-left="0.05pt solid #000000" fo:border-right="none" fo:border-top="none" fo:border-bottom="0.05pt solid #000000"/>
    </style:style>
    <style:style style:name="Tabelle90.D7" style:family="table-cell">
      <style:table-cell-properties fo:padding="0.097cm" fo:border-left="0.05pt solid #000000" fo:border-right="none" fo:border-top="none" fo:border-bottom="0.05pt solid #000000"/>
    </style:style>
    <style:style style:name="Tabelle90.E7" style:family="table-cell">
      <style:table-cell-properties fo:padding="0.097cm" fo:border-left="0.05pt solid #000000" fo:border-right="0.05pt solid #000000" fo:border-top="none" fo:border-bottom="0.05pt solid #000000"/>
    </style:style>
    <style:style style:name="Tabelle157" style:family="table">
      <style:table-properties style:width="18.5cm" fo:margin-left="0cm" table:align="left"/>
    </style:style>
    <style:style style:name="Tabelle157.A" style:family="table-column">
      <style:table-column-properties style:column-width="18.5cm"/>
    </style:style>
    <style:style style:name="Tabelle157.1" style:family="table-row">
      <style:table-row-properties fo:keep-together="always"/>
    </style:style>
    <style:style style:name="Tabelle157.A1" style:family="table-cell">
      <style:table-cell-properties fo:background-color="#cfe7f5" fo:padding="0.097cm" fo:border="0.05pt solid #000000">
        <style:background-image/>
      </style:table-cell-properties>
    </style:style>
    <style:style style:name="Tabelle156" style:family="table">
      <style:table-properties style:width="18.5cm" fo:margin-left="0cm" table:align="left"/>
    </style:style>
    <style:style style:name="Tabelle156.A" style:family="table-column">
      <style:table-column-properties style:column-width="3.896cm"/>
    </style:style>
    <style:style style:name="Tabelle156.B" style:family="table-column">
      <style:table-column-properties style:column-width="3.704cm"/>
    </style:style>
    <style:style style:name="Tabelle156.C" style:family="table-column">
      <style:table-column-properties style:column-width="4.209cm"/>
    </style:style>
    <style:style style:name="Tabelle156.D" style:family="table-column">
      <style:table-column-properties style:column-width="2.699cm"/>
    </style:style>
    <style:style style:name="Tabelle156.E" style:family="table-column">
      <style:table-column-properties style:column-width="3.992cm"/>
    </style:style>
    <style:style style:name="Tabelle156.1" style:family="table-row">
      <style:table-row-properties fo:keep-together="always"/>
    </style:style>
    <style:style style:name="Tabelle156.A1" style:family="table-cell">
      <style:table-cell-properties fo:background-color="#cfe7f5" fo:padding="0.097cm" fo:border="0.05pt solid #000000">
        <style:background-image/>
      </style:table-cell-properties>
    </style:style>
    <style:style style:name="Tabelle15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6.E2" style:family="table-cell">
      <style:table-cell-properties fo:background-color="#999999" fo:padding="0.097cm" fo:border="0.05pt solid #000000">
        <style:background-image/>
      </style:table-cell-properties>
    </style:style>
    <style:style style:name="Tabelle156.A3" style:family="table-cell">
      <style:table-cell-properties fo:padding="0.097cm" fo:border-left="0.05pt solid #000000" fo:border-right="none" fo:border-top="none" fo:border-bottom="0.05pt solid #000000"/>
    </style:style>
    <style:style style:name="Tabelle156.B3" style:family="table-cell">
      <style:table-cell-properties fo:padding="0.097cm" fo:border-left="0.05pt solid #000000" fo:border-right="none" fo:border-top="none" fo:border-bottom="0.05pt solid #000000"/>
    </style:style>
    <style:style style:name="Tabelle156.C3" style:family="table-cell">
      <style:table-cell-properties fo:padding="0.097cm" fo:border-left="0.05pt solid #000000" fo:border-right="none" fo:border-top="none" fo:border-bottom="0.05pt solid #000000"/>
    </style:style>
    <style:style style:name="Tabelle156.D3" style:family="table-cell">
      <style:table-cell-properties fo:padding="0.097cm" fo:border-left="0.05pt solid #000000" fo:border-right="none" fo:border-top="none" fo:border-bottom="0.05pt solid #000000"/>
    </style:style>
    <style:style style:name="Tabelle156.E3" style:family="table-cell">
      <style:table-cell-properties fo:padding="0.097cm" fo:border-left="0.05pt solid #000000" fo:border-right="0.05pt solid #000000" fo:border-top="none" fo:border-bottom="0.05pt solid #000000"/>
    </style:style>
    <style:style style:name="Tabelle156.A4" style:family="table-cell">
      <style:table-cell-properties fo:padding="0.097cm" fo:border-left="0.05pt solid #000000" fo:border-right="none" fo:border-top="none" fo:border-bottom="0.05pt solid #000000"/>
    </style:style>
    <style:style style:name="Tabelle156.B4" style:family="table-cell">
      <style:table-cell-properties fo:padding="0.097cm" fo:border-left="0.05pt solid #000000" fo:border-right="none" fo:border-top="none" fo:border-bottom="0.05pt solid #000000"/>
    </style:style>
    <style:style style:name="Tabelle156.C4" style:family="table-cell">
      <style:table-cell-properties fo:padding="0.097cm" fo:border-left="0.05pt solid #000000" fo:border-right="none" fo:border-top="none" fo:border-bottom="0.05pt solid #000000"/>
    </style:style>
    <style:style style:name="Tabelle156.D4" style:family="table-cell">
      <style:table-cell-properties fo:padding="0.097cm" fo:border-left="0.05pt solid #000000" fo:border-right="none" fo:border-top="none" fo:border-bottom="0.05pt solid #000000"/>
    </style:style>
    <style:style style:name="Tabelle156.E4" style:family="table-cell">
      <style:table-cell-properties fo:padding="0.097cm" fo:border-left="0.05pt solid #000000" fo:border-right="0.05pt solid #000000" fo:border-top="none" fo:border-bottom="0.05pt solid #000000"/>
    </style:style>
    <style:style style:name="Tabelle92" style:family="table">
      <style:table-properties style:width="18.5cm" fo:margin-left="0cm" table:align="left"/>
    </style:style>
    <style:style style:name="Tabelle92.A" style:family="table-column">
      <style:table-column-properties style:column-width="18.5cm"/>
    </style:style>
    <style:style style:name="Tabelle92.1" style:family="table-row">
      <style:table-row-properties fo:keep-together="always"/>
    </style:style>
    <style:style style:name="Tabelle92.A1" style:family="table-cell">
      <style:table-cell-properties fo:background-color="#cfe7f5" fo:padding="0.097cm" fo:border="0.05pt solid #000000">
        <style:background-image/>
      </style:table-cell-properties>
    </style:style>
    <style:style style:name="Tabelle91" style:family="table">
      <style:table-properties style:width="18.5cm" fo:margin-left="0cm" table:align="left"/>
    </style:style>
    <style:style style:name="Tabelle91.A" style:family="table-column">
      <style:table-column-properties style:column-width="3.896cm"/>
    </style:style>
    <style:style style:name="Tabelle91.B" style:family="table-column">
      <style:table-column-properties style:column-width="3.704cm"/>
    </style:style>
    <style:style style:name="Tabelle91.C" style:family="table-column">
      <style:table-column-properties style:column-width="4.209cm"/>
    </style:style>
    <style:style style:name="Tabelle91.D" style:family="table-column">
      <style:table-column-properties style:column-width="2.699cm"/>
    </style:style>
    <style:style style:name="Tabelle91.E" style:family="table-column">
      <style:table-column-properties style:column-width="3.992cm"/>
    </style:style>
    <style:style style:name="Tabelle91.1" style:family="table-row">
      <style:table-row-properties fo:keep-together="always"/>
    </style:style>
    <style:style style:name="Tabelle91.A1" style:family="table-cell">
      <style:table-cell-properties fo:background-color="#cfe7f5" fo:padding="0.097cm" fo:border="0.05pt solid #000000">
        <style:background-image/>
      </style:table-cell-properties>
    </style:style>
    <style:style style:name="Tabelle9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1.E2" style:family="table-cell">
      <style:table-cell-properties fo:background-color="#999999" fo:padding="0.097cm" fo:border="0.05pt solid #000000">
        <style:background-image/>
      </style:table-cell-properties>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none" fo:border-top="none" fo:border-bottom="0.05pt solid #000000"/>
    </style:style>
    <style:style style:name="Tabelle91.D3" style:family="table-cell">
      <style:table-cell-properties fo:padding="0.097cm" fo:border-left="0.05pt solid #000000" fo:border-right="none" fo:border-top="none" fo:border-bottom="0.05pt solid #000000"/>
    </style:style>
    <style:style style:name="Tabelle91.E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none" fo:border-top="none" fo:border-bottom="0.05pt solid #000000"/>
    </style:style>
    <style:style style:name="Tabelle91.C4" style:family="table-cell">
      <style:table-cell-properties fo:padding="0.097cm" fo:border-left="0.05pt solid #000000" fo:border-right="none" fo:border-top="none" fo:border-bottom="0.05pt solid #000000"/>
    </style:style>
    <style:style style:name="Tabelle91.D4" style:family="table-cell">
      <style:table-cell-properties fo:padding="0.097cm" fo:border-left="0.05pt solid #000000" fo:border-right="none" fo:border-top="none" fo:border-bottom="0.05pt solid #000000"/>
    </style:style>
    <style:style style:name="Tabelle91.E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none" fo:border-top="none" fo:border-bottom="0.05pt solid #000000"/>
    </style:style>
    <style:style style:name="Tabelle91.C5" style:family="table-cell">
      <style:table-cell-properties fo:padding="0.097cm" fo:border-left="0.05pt solid #000000" fo:border-right="none" fo:border-top="none" fo:border-bottom="0.05pt solid #000000"/>
    </style:style>
    <style:style style:name="Tabelle91.D5" style:family="table-cell">
      <style:table-cell-properties fo:padding="0.097cm" fo:border-left="0.05pt solid #000000" fo:border-right="none" fo:border-top="none" fo:border-bottom="0.05pt solid #000000"/>
    </style:style>
    <style:style style:name="Tabelle91.E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none" fo:border-top="none" fo:border-bottom="0.05pt solid #000000"/>
    </style:style>
    <style:style style:name="Tabelle91.C6" style:family="table-cell">
      <style:table-cell-properties fo:padding="0.097cm" fo:border-left="0.05pt solid #000000" fo:border-right="none" fo:border-top="none" fo:border-bottom="0.05pt solid #000000"/>
    </style:style>
    <style:style style:name="Tabelle91.D6" style:family="table-cell">
      <style:table-cell-properties fo:padding="0.097cm" fo:border-left="0.05pt solid #000000" fo:border-right="none" fo:border-top="none" fo:border-bottom="0.05pt solid #000000"/>
    </style:style>
    <style:style style:name="Tabelle91.E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none" fo:border-top="none" fo:border-bottom="0.05pt solid #000000"/>
    </style:style>
    <style:style style:name="Tabelle91.C7" style:family="table-cell">
      <style:table-cell-properties fo:padding="0.097cm" fo:border-left="0.05pt solid #000000" fo:border-right="none" fo:border-top="none" fo:border-bottom="0.05pt solid #000000"/>
    </style:style>
    <style:style style:name="Tabelle91.D7" style:family="table-cell">
      <style:table-cell-properties fo:padding="0.097cm" fo:border-left="0.05pt solid #000000" fo:border-right="none" fo:border-top="none" fo:border-bottom="0.05pt solid #000000"/>
    </style:style>
    <style:style style:name="Tabelle91.E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none" fo:border-top="none" fo:border-bottom="0.05pt solid #000000"/>
    </style:style>
    <style:style style:name="Tabelle91.C8" style:family="table-cell">
      <style:table-cell-properties fo:padding="0.097cm" fo:border-left="0.05pt solid #000000" fo:border-right="none" fo:border-top="none" fo:border-bottom="0.05pt solid #000000"/>
    </style:style>
    <style:style style:name="Tabelle91.D8" style:family="table-cell">
      <style:table-cell-properties fo:padding="0.097cm" fo:border-left="0.05pt solid #000000" fo:border-right="none" fo:border-top="none" fo:border-bottom="0.05pt solid #000000"/>
    </style:style>
    <style:style style:name="Tabelle91.E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none" fo:border-top="none" fo:border-bottom="0.05pt solid #000000"/>
    </style:style>
    <style:style style:name="Tabelle91.C9" style:family="table-cell">
      <style:table-cell-properties fo:padding="0.097cm" fo:border-left="0.05pt solid #000000" fo:border-right="none" fo:border-top="none" fo:border-bottom="0.05pt solid #000000"/>
    </style:style>
    <style:style style:name="Tabelle91.D9" style:family="table-cell">
      <style:table-cell-properties fo:padding="0.097cm" fo:border-left="0.05pt solid #000000" fo:border-right="none" fo:border-top="none" fo:border-bottom="0.05pt solid #000000"/>
    </style:style>
    <style:style style:name="Tabelle91.E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none" fo:border-top="none" fo:border-bottom="0.05pt solid #000000"/>
    </style:style>
    <style:style style:name="Tabelle91.C10" style:family="table-cell">
      <style:table-cell-properties fo:padding="0.097cm" fo:border-left="0.05pt solid #000000" fo:border-right="none" fo:border-top="none" fo:border-bottom="0.05pt solid #000000"/>
    </style:style>
    <style:style style:name="Tabelle91.D10" style:family="table-cell">
      <style:table-cell-properties fo:padding="0.097cm" fo:border-left="0.05pt solid #000000" fo:border-right="none" fo:border-top="none" fo:border-bottom="0.05pt solid #000000"/>
    </style:style>
    <style:style style:name="Tabelle91.E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none" fo:border-top="none" fo:border-bottom="0.05pt solid #000000"/>
    </style:style>
    <style:style style:name="Tabelle91.C11" style:family="table-cell">
      <style:table-cell-properties fo:padding="0.097cm" fo:border-left="0.05pt solid #000000" fo:border-right="none" fo:border-top="none" fo:border-bottom="0.05pt solid #000000"/>
    </style:style>
    <style:style style:name="Tabelle91.D11" style:family="table-cell">
      <style:table-cell-properties fo:padding="0.097cm" fo:border-left="0.05pt solid #000000" fo:border-right="none" fo:border-top="none" fo:border-bottom="0.05pt solid #000000"/>
    </style:style>
    <style:style style:name="Tabelle91.E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none" fo:border-top="none" fo:border-bottom="0.05pt solid #000000"/>
    </style:style>
    <style:style style:name="Tabelle91.C12" style:family="table-cell">
      <style:table-cell-properties fo:padding="0.097cm" fo:border-left="0.05pt solid #000000" fo:border-right="none" fo:border-top="none" fo:border-bottom="0.05pt solid #000000"/>
    </style:style>
    <style:style style:name="Tabelle91.D12" style:family="table-cell">
      <style:table-cell-properties fo:padding="0.097cm" fo:border-left="0.05pt solid #000000" fo:border-right="none" fo:border-top="none" fo:border-bottom="0.05pt solid #000000"/>
    </style:style>
    <style:style style:name="Tabelle91.E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none" fo:border-top="none" fo:border-bottom="0.05pt solid #000000"/>
    </style:style>
    <style:style style:name="Tabelle91.C13" style:family="table-cell">
      <style:table-cell-properties fo:padding="0.097cm" fo:border-left="0.05pt solid #000000" fo:border-right="none" fo:border-top="none" fo:border-bottom="0.05pt solid #000000"/>
    </style:style>
    <style:style style:name="Tabelle91.D13" style:family="table-cell">
      <style:table-cell-properties fo:padding="0.097cm" fo:border-left="0.05pt solid #000000" fo:border-right="none" fo:border-top="none" fo:border-bottom="0.05pt solid #000000"/>
    </style:style>
    <style:style style:name="Tabelle91.E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none" fo:border-top="none" fo:border-bottom="0.05pt solid #000000"/>
    </style:style>
    <style:style style:name="Tabelle91.C14" style:family="table-cell">
      <style:table-cell-properties fo:padding="0.097cm" fo:border-left="0.05pt solid #000000" fo:border-right="none" fo:border-top="none" fo:border-bottom="0.05pt solid #000000"/>
    </style:style>
    <style:style style:name="Tabelle91.D14" style:family="table-cell">
      <style:table-cell-properties fo:padding="0.097cm" fo:border-left="0.05pt solid #000000" fo:border-right="none" fo:border-top="none" fo:border-bottom="0.05pt solid #000000"/>
    </style:style>
    <style:style style:name="Tabelle91.E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none" fo:border-top="none" fo:border-bottom="0.05pt solid #000000"/>
    </style:style>
    <style:style style:name="Tabelle91.C15" style:family="table-cell">
      <style:table-cell-properties fo:padding="0.097cm" fo:border-left="0.05pt solid #000000" fo:border-right="none" fo:border-top="none" fo:border-bottom="0.05pt solid #000000"/>
    </style:style>
    <style:style style:name="Tabelle91.D15" style:family="table-cell">
      <style:table-cell-properties fo:padding="0.097cm" fo:border-left="0.05pt solid #000000" fo:border-right="none" fo:border-top="none" fo:border-bottom="0.05pt solid #000000"/>
    </style:style>
    <style:style style:name="Tabelle91.E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none" fo:border-top="none" fo:border-bottom="0.05pt solid #000000"/>
    </style:style>
    <style:style style:name="Tabelle91.C16" style:family="table-cell">
      <style:table-cell-properties fo:padding="0.097cm" fo:border-left="0.05pt solid #000000" fo:border-right="none" fo:border-top="none" fo:border-bottom="0.05pt solid #000000"/>
    </style:style>
    <style:style style:name="Tabelle91.D16" style:family="table-cell">
      <style:table-cell-properties fo:padding="0.097cm" fo:border-left="0.05pt solid #000000" fo:border-right="none" fo:border-top="none" fo:border-bottom="0.05pt solid #000000"/>
    </style:style>
    <style:style style:name="Tabelle91.E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none" fo:border-top="none" fo:border-bottom="0.05pt solid #000000"/>
    </style:style>
    <style:style style:name="Tabelle91.C17" style:family="table-cell">
      <style:table-cell-properties fo:padding="0.097cm" fo:border-left="0.05pt solid #000000" fo:border-right="none" fo:border-top="none" fo:border-bottom="0.05pt solid #000000"/>
    </style:style>
    <style:style style:name="Tabelle91.D17" style:family="table-cell">
      <style:table-cell-properties fo:padding="0.097cm" fo:border-left="0.05pt solid #000000" fo:border-right="none" fo:border-top="none" fo:border-bottom="0.05pt solid #000000"/>
    </style:style>
    <style:style style:name="Tabelle91.E17" style:family="table-cell">
      <style:table-cell-properties fo:padding="0.097cm" fo:border-left="0.05pt solid #000000" fo:border-right="0.05pt solid #000000" fo:border-top="none" fo:border-bottom="0.05pt solid #000000"/>
    </style:style>
    <style:style style:name="Tabelle91.A18" style:family="table-cell">
      <style:table-cell-properties fo:padding="0.097cm" fo:border-left="0.05pt solid #000000" fo:border-right="none" fo:border-top="none" fo:border-bottom="0.05pt solid #000000"/>
    </style:style>
    <style:style style:name="Tabelle91.B18" style:family="table-cell">
      <style:table-cell-properties fo:padding="0.097cm" fo:border-left="0.05pt solid #000000" fo:border-right="none" fo:border-top="none" fo:border-bottom="0.05pt solid #000000"/>
    </style:style>
    <style:style style:name="Tabelle91.C18" style:family="table-cell">
      <style:table-cell-properties fo:padding="0.097cm" fo:border-left="0.05pt solid #000000" fo:border-right="none" fo:border-top="none" fo:border-bottom="0.05pt solid #000000"/>
    </style:style>
    <style:style style:name="Tabelle91.D18" style:family="table-cell">
      <style:table-cell-properties fo:padding="0.097cm" fo:border-left="0.05pt solid #000000" fo:border-right="none" fo:border-top="none" fo:border-bottom="0.05pt solid #000000"/>
    </style:style>
    <style:style style:name="Tabelle91.E18" style:family="table-cell">
      <style:table-cell-properties fo:padding="0.097cm" fo:border-left="0.05pt solid #000000" fo:border-right="0.05pt solid #000000" fo:border-top="none" fo:border-bottom="0.05pt solid #000000"/>
    </style:style>
    <style:style style:name="Tabelle91.A19" style:family="table-cell">
      <style:table-cell-properties fo:padding="0.097cm" fo:border-left="0.05pt solid #000000" fo:border-right="none" fo:border-top="none" fo:border-bottom="0.05pt solid #000000"/>
    </style:style>
    <style:style style:name="Tabelle91.B19" style:family="table-cell">
      <style:table-cell-properties fo:padding="0.097cm" fo:border-left="0.05pt solid #000000" fo:border-right="none" fo:border-top="none" fo:border-bottom="0.05pt solid #000000"/>
    </style:style>
    <style:style style:name="Tabelle91.C19" style:family="table-cell">
      <style:table-cell-properties fo:padding="0.097cm" fo:border-left="0.05pt solid #000000" fo:border-right="none" fo:border-top="none" fo:border-bottom="0.05pt solid #000000"/>
    </style:style>
    <style:style style:name="Tabelle91.D19" style:family="table-cell">
      <style:table-cell-properties fo:padding="0.097cm" fo:border-left="0.05pt solid #000000" fo:border-right="none" fo:border-top="none" fo:border-bottom="0.05pt solid #000000"/>
    </style:style>
    <style:style style:name="Tabelle91.E19" style:family="table-cell">
      <style:table-cell-properties fo:padding="0.097cm" fo:border-left="0.05pt solid #000000" fo:border-right="0.05pt solid #000000" fo:border-top="none" fo:border-bottom="0.05pt solid #000000"/>
    </style:style>
    <style:style style:name="Tabelle91.A20" style:family="table-cell">
      <style:table-cell-properties fo:padding="0.097cm" fo:border-left="0.05pt solid #000000" fo:border-right="none" fo:border-top="none" fo:border-bottom="0.05pt solid #000000"/>
    </style:style>
    <style:style style:name="Tabelle91.B20" style:family="table-cell">
      <style:table-cell-properties fo:padding="0.097cm" fo:border-left="0.05pt solid #000000" fo:border-right="none" fo:border-top="none" fo:border-bottom="0.05pt solid #000000"/>
    </style:style>
    <style:style style:name="Tabelle91.C20" style:family="table-cell">
      <style:table-cell-properties fo:padding="0.097cm" fo:border-left="0.05pt solid #000000" fo:border-right="none" fo:border-top="none" fo:border-bottom="0.05pt solid #000000"/>
    </style:style>
    <style:style style:name="Tabelle91.D20" style:family="table-cell">
      <style:table-cell-properties fo:padding="0.097cm" fo:border-left="0.05pt solid #000000" fo:border-right="none" fo:border-top="none" fo:border-bottom="0.05pt solid #000000"/>
    </style:style>
    <style:style style:name="Tabelle91.E20" style:family="table-cell">
      <style:table-cell-properties fo:padding="0.097cm" fo:border-left="0.05pt solid #000000" fo:border-right="0.05pt solid #000000" fo:border-top="none" fo:border-bottom="0.05pt solid #000000"/>
    </style:style>
    <style:style style:name="Tabelle91.A21" style:family="table-cell">
      <style:table-cell-properties fo:padding="0.097cm" fo:border-left="0.05pt solid #000000" fo:border-right="none" fo:border-top="none" fo:border-bottom="0.05pt solid #000000"/>
    </style:style>
    <style:style style:name="Tabelle91.B21" style:family="table-cell">
      <style:table-cell-properties fo:padding="0.097cm" fo:border-left="0.05pt solid #000000" fo:border-right="none" fo:border-top="none" fo:border-bottom="0.05pt solid #000000"/>
    </style:style>
    <style:style style:name="Tabelle91.C21" style:family="table-cell">
      <style:table-cell-properties fo:padding="0.097cm" fo:border-left="0.05pt solid #000000" fo:border-right="none" fo:border-top="none" fo:border-bottom="0.05pt solid #000000"/>
    </style:style>
    <style:style style:name="Tabelle91.D21" style:family="table-cell">
      <style:table-cell-properties fo:padding="0.097cm" fo:border-left="0.05pt solid #000000" fo:border-right="none" fo:border-top="none" fo:border-bottom="0.05pt solid #000000"/>
    </style:style>
    <style:style style:name="Tabelle91.E21" style:family="table-cell">
      <style:table-cell-properties fo:padding="0.097cm" fo:border-left="0.05pt solid #000000" fo:border-right="0.05pt solid #000000" fo:border-top="none" fo:border-bottom="0.05pt solid #000000"/>
    </style:style>
    <style:style style:name="Tabelle91.A22" style:family="table-cell">
      <style:table-cell-properties fo:padding="0.097cm" fo:border-left="0.05pt solid #000000" fo:border-right="none" fo:border-top="none" fo:border-bottom="0.05pt solid #000000"/>
    </style:style>
    <style:style style:name="Tabelle91.B22" style:family="table-cell">
      <style:table-cell-properties fo:padding="0.097cm" fo:border-left="0.05pt solid #000000" fo:border-right="none" fo:border-top="none" fo:border-bottom="0.05pt solid #000000"/>
    </style:style>
    <style:style style:name="Tabelle91.C22" style:family="table-cell">
      <style:table-cell-properties fo:padding="0.097cm" fo:border-left="0.05pt solid #000000" fo:border-right="none" fo:border-top="none" fo:border-bottom="0.05pt solid #000000"/>
    </style:style>
    <style:style style:name="Tabelle91.D22" style:family="table-cell">
      <style:table-cell-properties fo:padding="0.097cm" fo:border-left="0.05pt solid #000000" fo:border-right="none" fo:border-top="none" fo:border-bottom="0.05pt solid #000000"/>
    </style:style>
    <style:style style:name="Tabelle91.E22" style:family="table-cell">
      <style:table-cell-properties fo:padding="0.097cm" fo:border-left="0.05pt solid #000000" fo:border-right="0.05pt solid #000000" fo:border-top="none" fo:border-bottom="0.05pt solid #000000"/>
    </style:style>
    <style:style style:name="Tabelle91.A23" style:family="table-cell">
      <style:table-cell-properties fo:padding="0.097cm" fo:border-left="0.05pt solid #000000" fo:border-right="none" fo:border-top="none" fo:border-bottom="0.05pt solid #000000"/>
    </style:style>
    <style:style style:name="Tabelle91.B23" style:family="table-cell">
      <style:table-cell-properties fo:padding="0.097cm" fo:border-left="0.05pt solid #000000" fo:border-right="none" fo:border-top="none" fo:border-bottom="0.05pt solid #000000"/>
    </style:style>
    <style:style style:name="Tabelle91.C23" style:family="table-cell">
      <style:table-cell-properties fo:padding="0.097cm" fo:border-left="0.05pt solid #000000" fo:border-right="none" fo:border-top="none" fo:border-bottom="0.05pt solid #000000"/>
    </style:style>
    <style:style style:name="Tabelle91.D23" style:family="table-cell">
      <style:table-cell-properties fo:padding="0.097cm" fo:border-left="0.05pt solid #000000" fo:border-right="none" fo:border-top="none" fo:border-bottom="0.05pt solid #000000"/>
    </style:style>
    <style:style style:name="Tabelle91.E23" style:family="table-cell">
      <style:table-cell-properties fo:padding="0.097cm" fo:border-left="0.05pt solid #000000" fo:border-right="0.05pt solid #000000" fo:border-top="none" fo:border-bottom="0.05pt solid #000000"/>
    </style:style>
    <style:style style:name="Tabelle93" style:family="table">
      <style:table-properties style:width="18.5cm" fo:margin-left="0cm" table:align="left"/>
    </style:style>
    <style:style style:name="Tabelle93.A" style:family="table-column">
      <style:table-column-properties style:column-width="18.5cm"/>
    </style:style>
    <style:style style:name="Tabelle93.1" style:family="table-row">
      <style:table-row-properties fo:keep-together="always"/>
    </style:style>
    <style:style style:name="Tabelle93.A1" style:family="table-cell">
      <style:table-cell-properties fo:background-color="#cfe7f5" fo:padding="0.097cm" fo:border="0.05pt solid #000000">
        <style:background-image/>
      </style:table-cell-properties>
    </style:style>
    <style:style style:name="Tabelle94" style:family="table">
      <style:table-properties style:width="18.5cm" fo:margin-left="0cm" table:align="left"/>
    </style:style>
    <style:style style:name="Tabelle94.A" style:family="table-column">
      <style:table-column-properties style:column-width="3.896cm"/>
    </style:style>
    <style:style style:name="Tabelle94.B" style:family="table-column">
      <style:table-column-properties style:column-width="3.704cm"/>
    </style:style>
    <style:style style:name="Tabelle94.C" style:family="table-column">
      <style:table-column-properties style:column-width="4.209cm"/>
    </style:style>
    <style:style style:name="Tabelle94.D" style:family="table-column">
      <style:table-column-properties style:column-width="2.699cm"/>
    </style:style>
    <style:style style:name="Tabelle94.E" style:family="table-column">
      <style:table-column-properties style:column-width="3.992cm"/>
    </style:style>
    <style:style style:name="Tabelle94.1" style:family="table-row">
      <style:table-row-properties fo:keep-together="always"/>
    </style:style>
    <style:style style:name="Tabelle94.A1" style:family="table-cell">
      <style:table-cell-properties fo:background-color="#cfe7f5" fo:padding="0.097cm" fo:border="0.05pt solid #000000">
        <style:background-image/>
      </style:table-cell-properties>
    </style:style>
    <style:style style:name="Tabelle94.A2" style:family="table-cell">
      <style:table-cell-properties fo:background-color="#999999" fo:padding="0.097cm" fo:border-left="0.05pt solid #000000" fo:border-right="none" fo:border-top="none" fo:border-bottom="0.05pt solid #000000">
        <style:background-image/>
      </style:table-cell-properties>
    </style:style>
    <style:style style:name="Tabelle9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4.A3" style:family="table-cell">
      <style:table-cell-properties fo:padding="0.097cm" fo:border-left="0.05pt solid #000000" fo:border-right="none" fo:border-top="none" fo:border-bottom="0.05pt solid #000000"/>
    </style:style>
    <style:style style:name="Tabelle94.B3" style:family="table-cell">
      <style:table-cell-properties fo:padding="0.097cm" fo:border-left="0.05pt solid #000000" fo:border-right="none" fo:border-top="none" fo:border-bottom="0.05pt solid #000000"/>
    </style:style>
    <style:style style:name="Tabelle94.C3" style:family="table-cell">
      <style:table-cell-properties fo:padding="0.097cm" fo:border-left="0.05pt solid #000000" fo:border-right="none" fo:border-top="none" fo:border-bottom="0.05pt solid #000000"/>
    </style:style>
    <style:style style:name="Tabelle94.D3" style:family="table-cell">
      <style:table-cell-properties fo:padding="0.097cm" fo:border-left="0.05pt solid #000000" fo:border-right="none" fo:border-top="none" fo:border-bottom="0.05pt solid #000000"/>
    </style:style>
    <style:style style:name="Tabelle94.E3" style:family="table-cell">
      <style:table-cell-properties fo:padding="0.097cm" fo:border-left="0.05pt solid #000000" fo:border-right="0.05pt solid #000000" fo:border-top="none" fo:border-bottom="0.05pt solid #000000"/>
    </style:style>
    <style:style style:name="Tabelle94.A4" style:family="table-cell">
      <style:table-cell-properties fo:padding="0.097cm" fo:border-left="0.05pt solid #000000" fo:border-right="none" fo:border-top="none" fo:border-bottom="0.05pt solid #000000"/>
    </style:style>
    <style:style style:name="Tabelle94.B4" style:family="table-cell">
      <style:table-cell-properties fo:padding="0.097cm" fo:border-left="0.05pt solid #000000" fo:border-right="none" fo:border-top="none" fo:border-bottom="0.05pt solid #000000"/>
    </style:style>
    <style:style style:name="Tabelle94.C4" style:family="table-cell">
      <style:table-cell-properties fo:padding="0.097cm" fo:border-left="0.05pt solid #000000" fo:border-right="none" fo:border-top="none" fo:border-bottom="0.05pt solid #000000"/>
    </style:style>
    <style:style style:name="Tabelle94.D4" style:family="table-cell">
      <style:table-cell-properties fo:padding="0.097cm" fo:border-left="0.05pt solid #000000" fo:border-right="none" fo:border-top="none" fo:border-bottom="0.05pt solid #000000"/>
    </style:style>
    <style:style style:name="Tabelle94.E4" style:family="table-cell">
      <style:table-cell-properties fo:padding="0.097cm" fo:border-left="0.05pt solid #000000" fo:border-right="0.05pt solid #000000" fo:border-top="none" fo:border-bottom="0.05pt solid #000000"/>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none" fo:border-top="none" fo:border-bottom="0.05pt solid #000000"/>
    </style:style>
    <style:style style:name="Tabelle94.C5" style:family="table-cell">
      <style:table-cell-properties fo:padding="0.097cm" fo:border-left="0.05pt solid #000000" fo:border-right="none" fo:border-top="none" fo:border-bottom="0.05pt solid #000000"/>
    </style:style>
    <style:style style:name="Tabelle94.D5" style:family="table-cell">
      <style:table-cell-properties fo:padding="0.097cm" fo:border-left="0.05pt solid #000000" fo:border-right="none" fo:border-top="none" fo:border-bottom="0.05pt solid #000000"/>
    </style:style>
    <style:style style:name="Tabelle94.E5" style:family="table-cell">
      <style:table-cell-properties fo:padding="0.097cm" fo:border-left="0.05pt solid #000000" fo:border-right="0.05pt solid #000000" fo:border-top="none" fo:border-bottom="0.05pt solid #000000"/>
    </style:style>
    <style:style style:name="Tabelle94.A6" style:family="table-cell">
      <style:table-cell-properties fo:padding="0.097cm" fo:border-left="0.05pt solid #000000" fo:border-right="none" fo:border-top="none" fo:border-bottom="0.05pt solid #000000"/>
    </style:style>
    <style:style style:name="Tabelle94.B6" style:family="table-cell">
      <style:table-cell-properties fo:padding="0.097cm" fo:border-left="0.05pt solid #000000" fo:border-right="none" fo:border-top="none" fo:border-bottom="0.05pt solid #000000"/>
    </style:style>
    <style:style style:name="Tabelle94.C6" style:family="table-cell">
      <style:table-cell-properties fo:padding="0.097cm" fo:border-left="0.05pt solid #000000" fo:border-right="none" fo:border-top="none" fo:border-bottom="0.05pt solid #000000"/>
    </style:style>
    <style:style style:name="Tabelle94.D6" style:family="table-cell">
      <style:table-cell-properties fo:padding="0.097cm" fo:border-left="0.05pt solid #000000" fo:border-right="none" fo:border-top="none" fo:border-bottom="0.05pt solid #000000"/>
    </style:style>
    <style:style style:name="Tabelle94.E6" style:family="table-cell">
      <style:table-cell-properties fo:padding="0.097cm" fo:border-left="0.05pt solid #000000" fo:border-right="0.05pt solid #000000" fo:border-top="none" fo:border-bottom="0.05pt solid #000000"/>
    </style:style>
    <style:style style:name="Tabelle94.A7" style:family="table-cell">
      <style:table-cell-properties fo:padding="0.097cm" fo:border-left="0.05pt solid #000000" fo:border-right="none" fo:border-top="none" fo:border-bottom="0.05pt solid #000000"/>
    </style:style>
    <style:style style:name="Tabelle94.B7" style:family="table-cell">
      <style:table-cell-properties fo:padding="0.097cm" fo:border-left="0.05pt solid #000000" fo:border-right="none" fo:border-top="none" fo:border-bottom="0.05pt solid #000000"/>
    </style:style>
    <style:style style:name="Tabelle94.C7" style:family="table-cell">
      <style:table-cell-properties fo:padding="0.097cm" fo:border-left="0.05pt solid #000000" fo:border-right="none" fo:border-top="none" fo:border-bottom="0.05pt solid #000000"/>
    </style:style>
    <style:style style:name="Tabelle94.D7" style:family="table-cell">
      <style:table-cell-properties fo:padding="0.097cm" fo:border-left="0.05pt solid #000000" fo:border-right="none" fo:border-top="none" fo:border-bottom="0.05pt solid #000000"/>
    </style:style>
    <style:style style:name="Tabelle94.E7" style:family="table-cell">
      <style:table-cell-properties fo:padding="0.097cm" fo:border-left="0.05pt solid #000000" fo:border-right="0.05pt solid #000000" fo:border-top="none" fo:border-bottom="0.05pt solid #000000"/>
    </style:style>
    <style:style style:name="Tabelle94.A8" style:family="table-cell">
      <style:table-cell-properties fo:padding="0.097cm" fo:border-left="0.05pt solid #000000" fo:border-right="none" fo:border-top="none" fo:border-bottom="0.05pt solid #000000"/>
    </style:style>
    <style:style style:name="Tabelle94.B8" style:family="table-cell">
      <style:table-cell-properties fo:padding="0.097cm" fo:border-left="0.05pt solid #000000" fo:border-right="none" fo:border-top="none" fo:border-bottom="0.05pt solid #000000"/>
    </style:style>
    <style:style style:name="Tabelle94.C8" style:family="table-cell">
      <style:table-cell-properties fo:padding="0.097cm" fo:border-left="0.05pt solid #000000" fo:border-right="none" fo:border-top="none" fo:border-bottom="0.05pt solid #000000"/>
    </style:style>
    <style:style style:name="Tabelle94.D8" style:family="table-cell">
      <style:table-cell-properties fo:padding="0.097cm" fo:border-left="0.05pt solid #000000" fo:border-right="none" fo:border-top="none" fo:border-bottom="0.05pt solid #000000"/>
    </style:style>
    <style:style style:name="Tabelle94.E8" style:family="table-cell">
      <style:table-cell-properties fo:padding="0.097cm" fo:border-left="0.05pt solid #000000" fo:border-right="0.05pt solid #000000" fo:border-top="none" fo:border-bottom="0.05pt solid #000000"/>
    </style:style>
    <style:style style:name="Tabelle94.A9" style:family="table-cell">
      <style:table-cell-properties fo:padding="0.097cm" fo:border-left="0.05pt solid #000000" fo:border-right="none" fo:border-top="none" fo:border-bottom="0.05pt solid #000000"/>
    </style:style>
    <style:style style:name="Tabelle94.B9" style:family="table-cell">
      <style:table-cell-properties fo:padding="0.097cm" fo:border-left="0.05pt solid #000000" fo:border-right="none" fo:border-top="none" fo:border-bottom="0.05pt solid #000000"/>
    </style:style>
    <style:style style:name="Tabelle94.C9" style:family="table-cell">
      <style:table-cell-properties fo:padding="0.097cm" fo:border-left="0.05pt solid #000000" fo:border-right="none" fo:border-top="none" fo:border-bottom="0.05pt solid #000000"/>
    </style:style>
    <style:style style:name="Tabelle94.D9" style:family="table-cell">
      <style:table-cell-properties fo:padding="0.097cm" fo:border-left="0.05pt solid #000000" fo:border-right="none" fo:border-top="none" fo:border-bottom="0.05pt solid #000000"/>
    </style:style>
    <style:style style:name="Tabelle94.E9" style:family="table-cell">
      <style:table-cell-properties fo:padding="0.097cm" fo:border-left="0.05pt solid #000000" fo:border-right="0.05pt solid #000000" fo:border-top="none" fo:border-bottom="0.05pt solid #000000"/>
    </style:style>
    <style:style style:name="Tabelle94.A10" style:family="table-cell">
      <style:table-cell-properties fo:padding="0.097cm" fo:border-left="0.05pt solid #000000" fo:border-right="none" fo:border-top="none" fo:border-bottom="0.05pt solid #000000"/>
    </style:style>
    <style:style style:name="Tabelle94.B10" style:family="table-cell">
      <style:table-cell-properties fo:padding="0.097cm" fo:border-left="0.05pt solid #000000" fo:border-right="none" fo:border-top="none" fo:border-bottom="0.05pt solid #000000"/>
    </style:style>
    <style:style style:name="Tabelle94.C10" style:family="table-cell">
      <style:table-cell-properties fo:padding="0.097cm" fo:border-left="0.05pt solid #000000" fo:border-right="none" fo:border-top="none" fo:border-bottom="0.05pt solid #000000"/>
    </style:style>
    <style:style style:name="Tabelle94.D10" style:family="table-cell">
      <style:table-cell-properties fo:padding="0.097cm" fo:border-left="0.05pt solid #000000" fo:border-right="none" fo:border-top="none" fo:border-bottom="0.05pt solid #000000"/>
    </style:style>
    <style:style style:name="Tabelle94.E10" style:family="table-cell">
      <style:table-cell-properties fo:padding="0.097cm" fo:border-left="0.05pt solid #000000" fo:border-right="0.05pt solid #000000" fo:border-top="none" fo:border-bottom="0.05pt solid #000000"/>
    </style:style>
    <style:style style:name="Tabelle94.A11" style:family="table-cell">
      <style:table-cell-properties fo:padding="0.097cm" fo:border-left="0.05pt solid #000000" fo:border-right="none" fo:border-top="none" fo:border-bottom="0.05pt solid #000000"/>
    </style:style>
    <style:style style:name="Tabelle94.B11" style:family="table-cell">
      <style:table-cell-properties fo:padding="0.097cm" fo:border-left="0.05pt solid #000000" fo:border-right="none" fo:border-top="none" fo:border-bottom="0.05pt solid #000000"/>
    </style:style>
    <style:style style:name="Tabelle94.C11" style:family="table-cell">
      <style:table-cell-properties fo:padding="0.097cm" fo:border-left="0.05pt solid #000000" fo:border-right="none" fo:border-top="none" fo:border-bottom="0.05pt solid #000000"/>
    </style:style>
    <style:style style:name="Tabelle94.D11" style:family="table-cell">
      <style:table-cell-properties fo:padding="0.097cm" fo:border-left="0.05pt solid #000000" fo:border-right="none" fo:border-top="none" fo:border-bottom="0.05pt solid #000000"/>
    </style:style>
    <style:style style:name="Tabelle94.E11" style:family="table-cell">
      <style:table-cell-properties fo:padding="0.097cm" fo:border-left="0.05pt solid #000000" fo:border-right="0.05pt solid #000000" fo:border-top="none" fo:border-bottom="0.05pt solid #000000"/>
    </style:style>
    <style:style style:name="Tabelle94.A12" style:family="table-cell">
      <style:table-cell-properties fo:padding="0.097cm" fo:border-left="0.05pt solid #000000" fo:border-right="none" fo:border-top="none" fo:border-bottom="0.05pt solid #000000"/>
    </style:style>
    <style:style style:name="Tabelle94.B12" style:family="table-cell">
      <style:table-cell-properties fo:padding="0.097cm" fo:border-left="0.05pt solid #000000" fo:border-right="none" fo:border-top="none" fo:border-bottom="0.05pt solid #000000"/>
    </style:style>
    <style:style style:name="Tabelle94.C12" style:family="table-cell">
      <style:table-cell-properties fo:padding="0.097cm" fo:border-left="0.05pt solid #000000" fo:border-right="none" fo:border-top="none" fo:border-bottom="0.05pt solid #000000"/>
    </style:style>
    <style:style style:name="Tabelle94.D12" style:family="table-cell">
      <style:table-cell-properties fo:padding="0.097cm" fo:border-left="0.05pt solid #000000" fo:border-right="none" fo:border-top="none" fo:border-bottom="0.05pt solid #000000"/>
    </style:style>
    <style:style style:name="Tabelle94.E12" style:family="table-cell">
      <style:table-cell-properties fo:padding="0.097cm" fo:border-left="0.05pt solid #000000" fo:border-right="0.05pt solid #000000" fo:border-top="none" fo:border-bottom="0.05pt solid #000000"/>
    </style:style>
    <style:style style:name="Tabelle94.A13" style:family="table-cell">
      <style:table-cell-properties fo:padding="0.097cm" fo:border-left="0.05pt solid #000000" fo:border-right="none" fo:border-top="none" fo:border-bottom="0.05pt solid #000000"/>
    </style:style>
    <style:style style:name="Tabelle94.B13" style:family="table-cell">
      <style:table-cell-properties fo:padding="0.097cm" fo:border-left="0.05pt solid #000000" fo:border-right="none" fo:border-top="none" fo:border-bottom="0.05pt solid #000000"/>
    </style:style>
    <style:style style:name="Tabelle94.C13" style:family="table-cell">
      <style:table-cell-properties fo:padding="0.097cm" fo:border-left="0.05pt solid #000000" fo:border-right="none" fo:border-top="none" fo:border-bottom="0.05pt solid #000000"/>
    </style:style>
    <style:style style:name="Tabelle94.D13" style:family="table-cell">
      <style:table-cell-properties fo:padding="0.097cm" fo:border-left="0.05pt solid #000000" fo:border-right="none" fo:border-top="none" fo:border-bottom="0.05pt solid #000000"/>
    </style:style>
    <style:style style:name="Tabelle94.E13" style:family="table-cell">
      <style:table-cell-properties fo:padding="0.097cm" fo:border-left="0.05pt solid #000000" fo:border-right="0.05pt solid #000000" fo:border-top="none" fo:border-bottom="0.05pt solid #000000"/>
    </style:style>
    <style:style style:name="Tabelle94.A14" style:family="table-cell">
      <style:table-cell-properties fo:padding="0.097cm" fo:border-left="0.05pt solid #000000" fo:border-right="none" fo:border-top="none" fo:border-bottom="0.05pt solid #000000"/>
    </style:style>
    <style:style style:name="Tabelle94.B14" style:family="table-cell">
      <style:table-cell-properties fo:padding="0.097cm" fo:border-left="0.05pt solid #000000" fo:border-right="none" fo:border-top="none" fo:border-bottom="0.05pt solid #000000"/>
    </style:style>
    <style:style style:name="Tabelle94.C14" style:family="table-cell">
      <style:table-cell-properties fo:padding="0.097cm" fo:border-left="0.05pt solid #000000" fo:border-right="none" fo:border-top="none" fo:border-bottom="0.05pt solid #000000"/>
    </style:style>
    <style:style style:name="Tabelle94.D14" style:family="table-cell">
      <style:table-cell-properties fo:padding="0.097cm" fo:border-left="0.05pt solid #000000" fo:border-right="none" fo:border-top="none" fo:border-bottom="0.05pt solid #000000"/>
    </style:style>
    <style:style style:name="Tabelle94.E14" style:family="table-cell">
      <style:table-cell-properties fo:padding="0.097cm" fo:border-left="0.05pt solid #000000" fo:border-right="0.05pt solid #000000" fo:border-top="none" fo:border-bottom="0.05pt solid #000000"/>
    </style:style>
    <style:style style:name="Tabelle94.A15" style:family="table-cell">
      <style:table-cell-properties fo:padding="0.097cm" fo:border-left="0.05pt solid #000000" fo:border-right="none" fo:border-top="none" fo:border-bottom="0.05pt solid #000000"/>
    </style:style>
    <style:style style:name="Tabelle94.B15" style:family="table-cell">
      <style:table-cell-properties fo:padding="0.097cm" fo:border-left="0.05pt solid #000000" fo:border-right="none" fo:border-top="none" fo:border-bottom="0.05pt solid #000000"/>
    </style:style>
    <style:style style:name="Tabelle94.C15" style:family="table-cell">
      <style:table-cell-properties fo:padding="0.097cm" fo:border-left="0.05pt solid #000000" fo:border-right="none" fo:border-top="none" fo:border-bottom="0.05pt solid #000000"/>
    </style:style>
    <style:style style:name="Tabelle94.D15" style:family="table-cell">
      <style:table-cell-properties fo:padding="0.097cm" fo:border-left="0.05pt solid #000000" fo:border-right="none" fo:border-top="none" fo:border-bottom="0.05pt solid #000000"/>
    </style:style>
    <style:style style:name="Tabelle94.E15" style:family="table-cell">
      <style:table-cell-properties fo:padding="0.097cm" fo:border-left="0.05pt solid #000000" fo:border-right="0.05pt solid #000000" fo:border-top="none" fo:border-bottom="0.05pt solid #000000"/>
    </style:style>
    <style:style style:name="Tabelle94.A16" style:family="table-cell">
      <style:table-cell-properties fo:padding="0.097cm" fo:border-left="0.05pt solid #000000" fo:border-right="none" fo:border-top="none" fo:border-bottom="0.05pt solid #000000"/>
    </style:style>
    <style:style style:name="Tabelle94.B16" style:family="table-cell">
      <style:table-cell-properties fo:padding="0.097cm" fo:border-left="0.05pt solid #000000" fo:border-right="none" fo:border-top="none" fo:border-bottom="0.05pt solid #000000"/>
    </style:style>
    <style:style style:name="Tabelle94.C16" style:family="table-cell">
      <style:table-cell-properties fo:padding="0.097cm" fo:border-left="0.05pt solid #000000" fo:border-right="none" fo:border-top="none" fo:border-bottom="0.05pt solid #000000"/>
    </style:style>
    <style:style style:name="Tabelle94.D16" style:family="table-cell">
      <style:table-cell-properties fo:padding="0.097cm" fo:border-left="0.05pt solid #000000" fo:border-right="none" fo:border-top="none" fo:border-bottom="0.05pt solid #000000"/>
    </style:style>
    <style:style style:name="Tabelle94.E16" style:family="table-cell">
      <style:table-cell-properties fo:padding="0.097cm" fo:border-left="0.05pt solid #000000" fo:border-right="0.05pt solid #000000" fo:border-top="none" fo:border-bottom="0.05pt solid #000000"/>
    </style:style>
    <style:style style:name="Tabelle94.A17" style:family="table-cell">
      <style:table-cell-properties fo:padding="0.097cm" fo:border-left="0.05pt solid #000000" fo:border-right="none" fo:border-top="none" fo:border-bottom="0.05pt solid #000000"/>
    </style:style>
    <style:style style:name="Tabelle94.B17" style:family="table-cell">
      <style:table-cell-properties fo:padding="0.097cm" fo:border-left="0.05pt solid #000000" fo:border-right="none" fo:border-top="none" fo:border-bottom="0.05pt solid #000000"/>
    </style:style>
    <style:style style:name="Tabelle94.C17" style:family="table-cell">
      <style:table-cell-properties fo:padding="0.097cm" fo:border-left="0.05pt solid #000000" fo:border-right="none" fo:border-top="none" fo:border-bottom="0.05pt solid #000000"/>
    </style:style>
    <style:style style:name="Tabelle94.D17" style:family="table-cell">
      <style:table-cell-properties fo:padding="0.097cm" fo:border-left="0.05pt solid #000000" fo:border-right="none" fo:border-top="none" fo:border-bottom="0.05pt solid #000000"/>
    </style:style>
    <style:style style:name="Tabelle94.E17" style:family="table-cell">
      <style:table-cell-properties fo:padding="0.097cm" fo:border-left="0.05pt solid #000000" fo:border-right="0.05pt solid #000000" fo:border-top="none" fo:border-bottom="0.05pt solid #000000"/>
    </style:style>
    <style:style style:name="Tabelle94.A18" style:family="table-cell">
      <style:table-cell-properties fo:padding="0.097cm" fo:border-left="0.05pt solid #000000" fo:border-right="none" fo:border-top="none" fo:border-bottom="0.05pt solid #000000"/>
    </style:style>
    <style:style style:name="Tabelle94.B18" style:family="table-cell">
      <style:table-cell-properties fo:padding="0.097cm" fo:border-left="0.05pt solid #000000" fo:border-right="none" fo:border-top="none" fo:border-bottom="0.05pt solid #000000"/>
    </style:style>
    <style:style style:name="Tabelle94.C18" style:family="table-cell">
      <style:table-cell-properties fo:padding="0.097cm" fo:border-left="0.05pt solid #000000" fo:border-right="none" fo:border-top="none" fo:border-bottom="0.05pt solid #000000"/>
    </style:style>
    <style:style style:name="Tabelle94.D18" style:family="table-cell">
      <style:table-cell-properties fo:padding="0.097cm" fo:border-left="0.05pt solid #000000" fo:border-right="none" fo:border-top="none" fo:border-bottom="0.05pt solid #000000"/>
    </style:style>
    <style:style style:name="Tabelle94.E18" style:family="table-cell">
      <style:table-cell-properties fo:padding="0.097cm" fo:border-left="0.05pt solid #000000" fo:border-right="0.05pt solid #000000" fo:border-top="none" fo:border-bottom="0.05pt solid #000000"/>
    </style:style>
    <style:style style:name="Tabelle94.A19" style:family="table-cell">
      <style:table-cell-properties fo:padding="0.097cm" fo:border-left="0.05pt solid #000000" fo:border-right="none" fo:border-top="none" fo:border-bottom="0.05pt solid #000000"/>
    </style:style>
    <style:style style:name="Tabelle94.B19" style:family="table-cell">
      <style:table-cell-properties fo:padding="0.097cm" fo:border-left="0.05pt solid #000000" fo:border-right="none" fo:border-top="none" fo:border-bottom="0.05pt solid #000000"/>
    </style:style>
    <style:style style:name="Tabelle94.C19" style:family="table-cell">
      <style:table-cell-properties fo:padding="0.097cm" fo:border-left="0.05pt solid #000000" fo:border-right="none" fo:border-top="none" fo:border-bottom="0.05pt solid #000000"/>
    </style:style>
    <style:style style:name="Tabelle94.D19" style:family="table-cell">
      <style:table-cell-properties fo:padding="0.097cm" fo:border-left="0.05pt solid #000000" fo:border-right="none" fo:border-top="none" fo:border-bottom="0.05pt solid #000000"/>
    </style:style>
    <style:style style:name="Tabelle94.E19" style:family="table-cell">
      <style:table-cell-properties fo:padding="0.097cm" fo:border-left="0.05pt solid #000000" fo:border-right="0.05pt solid #000000" fo:border-top="none" fo:border-bottom="0.05pt solid #000000"/>
    </style:style>
    <style:style style:name="Tabelle94.A20" style:family="table-cell">
      <style:table-cell-properties fo:padding="0.097cm" fo:border-left="0.05pt solid #000000" fo:border-right="none" fo:border-top="none" fo:border-bottom="0.05pt solid #000000"/>
    </style:style>
    <style:style style:name="Tabelle94.B20" style:family="table-cell">
      <style:table-cell-properties fo:padding="0.097cm" fo:border-left="0.05pt solid #000000" fo:border-right="none" fo:border-top="none" fo:border-bottom="0.05pt solid #000000"/>
    </style:style>
    <style:style style:name="Tabelle94.C20" style:family="table-cell">
      <style:table-cell-properties fo:padding="0.097cm" fo:border-left="0.05pt solid #000000" fo:border-right="none" fo:border-top="none" fo:border-bottom="0.05pt solid #000000"/>
    </style:style>
    <style:style style:name="Tabelle94.D20" style:family="table-cell">
      <style:table-cell-properties fo:padding="0.097cm" fo:border-left="0.05pt solid #000000" fo:border-right="none" fo:border-top="none" fo:border-bottom="0.05pt solid #000000"/>
    </style:style>
    <style:style style:name="Tabelle94.E20" style:family="table-cell">
      <style:table-cell-properties fo:padding="0.097cm" fo:border-left="0.05pt solid #000000" fo:border-right="0.05pt solid #000000" fo:border-top="none" fo:border-bottom="0.05pt solid #000000"/>
    </style:style>
    <style:style style:name="Tabelle94.A21" style:family="table-cell">
      <style:table-cell-properties fo:padding="0.097cm" fo:border-left="0.05pt solid #000000" fo:border-right="none" fo:border-top="none" fo:border-bottom="0.05pt solid #000000"/>
    </style:style>
    <style:style style:name="Tabelle94.B21" style:family="table-cell">
      <style:table-cell-properties fo:padding="0.097cm" fo:border-left="0.05pt solid #000000" fo:border-right="none" fo:border-top="none" fo:border-bottom="0.05pt solid #000000"/>
    </style:style>
    <style:style style:name="Tabelle94.C21" style:family="table-cell">
      <style:table-cell-properties fo:padding="0.097cm" fo:border-left="0.05pt solid #000000" fo:border-right="none" fo:border-top="none" fo:border-bottom="0.05pt solid #000000"/>
    </style:style>
    <style:style style:name="Tabelle94.D21" style:family="table-cell">
      <style:table-cell-properties fo:padding="0.097cm" fo:border-left="0.05pt solid #000000" fo:border-right="none" fo:border-top="none" fo:border-bottom="0.05pt solid #000000"/>
    </style:style>
    <style:style style:name="Tabelle94.E21" style:family="table-cell">
      <style:table-cell-properties fo:padding="0.097cm" fo:border-left="0.05pt solid #000000" fo:border-right="0.05pt solid #000000" fo:border-top="none" fo:border-bottom="0.05pt solid #000000"/>
    </style:style>
    <style:style style:name="Tabelle94.A22" style:family="table-cell">
      <style:table-cell-properties fo:padding="0.097cm" fo:border-left="0.05pt solid #000000" fo:border-right="none" fo:border-top="none" fo:border-bottom="0.05pt solid #000000"/>
    </style:style>
    <style:style style:name="Tabelle94.B22" style:family="table-cell">
      <style:table-cell-properties fo:padding="0.097cm" fo:border-left="0.05pt solid #000000" fo:border-right="none" fo:border-top="none" fo:border-bottom="0.05pt solid #000000"/>
    </style:style>
    <style:style style:name="Tabelle94.C22" style:family="table-cell">
      <style:table-cell-properties fo:padding="0.097cm" fo:border-left="0.05pt solid #000000" fo:border-right="none" fo:border-top="none" fo:border-bottom="0.05pt solid #000000"/>
    </style:style>
    <style:style style:name="Tabelle94.D22" style:family="table-cell">
      <style:table-cell-properties fo:padding="0.097cm" fo:border-left="0.05pt solid #000000" fo:border-right="none" fo:border-top="none" fo:border-bottom="0.05pt solid #000000"/>
    </style:style>
    <style:style style:name="Tabelle94.E22" style:family="table-cell">
      <style:table-cell-properties fo:padding="0.097cm" fo:border-left="0.05pt solid #000000" fo:border-right="0.05pt solid #000000" fo:border-top="none" fo:border-bottom="0.05pt solid #000000"/>
    </style:style>
    <style:style style:name="Tabelle94.A23" style:family="table-cell">
      <style:table-cell-properties fo:padding="0.097cm" fo:border-left="0.05pt solid #000000" fo:border-right="none" fo:border-top="none" fo:border-bottom="0.05pt solid #000000"/>
    </style:style>
    <style:style style:name="Tabelle94.B23" style:family="table-cell">
      <style:table-cell-properties fo:padding="0.097cm" fo:border-left="0.05pt solid #000000" fo:border-right="none" fo:border-top="none" fo:border-bottom="0.05pt solid #000000"/>
    </style:style>
    <style:style style:name="Tabelle94.C23" style:family="table-cell">
      <style:table-cell-properties fo:padding="0.097cm" fo:border-left="0.05pt solid #000000" fo:border-right="none" fo:border-top="none" fo:border-bottom="0.05pt solid #000000"/>
    </style:style>
    <style:style style:name="Tabelle94.D23" style:family="table-cell">
      <style:table-cell-properties fo:padding="0.097cm" fo:border-left="0.05pt solid #000000" fo:border-right="none" fo:border-top="none" fo:border-bottom="0.05pt solid #000000"/>
    </style:style>
    <style:style style:name="Tabelle94.E23" style:family="table-cell">
      <style:table-cell-properties fo:padding="0.097cm" fo:border-left="0.05pt solid #000000" fo:border-right="0.05pt solid #000000" fo:border-top="none" fo:border-bottom="0.05pt solid #000000"/>
    </style:style>
    <style:style style:name="Tabelle94.A24" style:family="table-cell">
      <style:table-cell-properties fo:padding="0.097cm" fo:border-left="0.05pt solid #000000" fo:border-right="none" fo:border-top="none" fo:border-bottom="0.05pt solid #000000"/>
    </style:style>
    <style:style style:name="Tabelle94.B24" style:family="table-cell">
      <style:table-cell-properties fo:padding="0.097cm" fo:border-left="0.05pt solid #000000" fo:border-right="none" fo:border-top="none" fo:border-bottom="0.05pt solid #000000"/>
    </style:style>
    <style:style style:name="Tabelle94.C24" style:family="table-cell">
      <style:table-cell-properties fo:padding="0.097cm" fo:border-left="0.05pt solid #000000" fo:border-right="none" fo:border-top="none" fo:border-bottom="0.05pt solid #000000"/>
    </style:style>
    <style:style style:name="Tabelle94.D24" style:family="table-cell">
      <style:table-cell-properties fo:padding="0.097cm" fo:border-left="0.05pt solid #000000" fo:border-right="none" fo:border-top="none" fo:border-bottom="0.05pt solid #000000"/>
    </style:style>
    <style:style style:name="Tabelle94.E24" style:family="table-cell">
      <style:table-cell-properties fo:padding="0.097cm" fo:border-left="0.05pt solid #000000" fo:border-right="0.05pt solid #000000" fo:border-top="none" fo:border-bottom="0.05pt solid #000000"/>
    </style:style>
    <style:style style:name="Tabelle94.A25" style:family="table-cell">
      <style:table-cell-properties fo:padding="0.097cm" fo:border-left="0.05pt solid #000000" fo:border-right="none" fo:border-top="none" fo:border-bottom="0.05pt solid #000000"/>
    </style:style>
    <style:style style:name="Tabelle94.B25" style:family="table-cell">
      <style:table-cell-properties fo:padding="0.097cm" fo:border-left="0.05pt solid #000000" fo:border-right="none" fo:border-top="none" fo:border-bottom="0.05pt solid #000000"/>
    </style:style>
    <style:style style:name="Tabelle94.C25" style:family="table-cell">
      <style:table-cell-properties fo:padding="0.097cm" fo:border-left="0.05pt solid #000000" fo:border-right="none" fo:border-top="none" fo:border-bottom="0.05pt solid #000000"/>
    </style:style>
    <style:style style:name="Tabelle94.D25" style:family="table-cell">
      <style:table-cell-properties fo:padding="0.097cm" fo:border-left="0.05pt solid #000000" fo:border-right="none" fo:border-top="none" fo:border-bottom="0.05pt solid #000000"/>
    </style:style>
    <style:style style:name="Tabelle94.E25" style:family="table-cell">
      <style:table-cell-properties fo:padding="0.097cm" fo:border-left="0.05pt solid #000000" fo:border-right="0.05pt solid #000000" fo:border-top="none" fo:border-bottom="0.05pt solid #000000"/>
    </style:style>
    <style:style style:name="Tabelle94.A26" style:family="table-cell">
      <style:table-cell-properties fo:padding="0.097cm" fo:border-left="0.05pt solid #000000" fo:border-right="none" fo:border-top="none" fo:border-bottom="0.05pt solid #000000"/>
    </style:style>
    <style:style style:name="Tabelle94.B26" style:family="table-cell">
      <style:table-cell-properties fo:padding="0.097cm" fo:border-left="0.05pt solid #000000" fo:border-right="none" fo:border-top="none" fo:border-bottom="0.05pt solid #000000"/>
    </style:style>
    <style:style style:name="Tabelle94.C26" style:family="table-cell">
      <style:table-cell-properties fo:padding="0.097cm" fo:border-left="0.05pt solid #000000" fo:border-right="none" fo:border-top="none" fo:border-bottom="0.05pt solid #000000"/>
    </style:style>
    <style:style style:name="Tabelle94.D26" style:family="table-cell">
      <style:table-cell-properties fo:padding="0.097cm" fo:border-left="0.05pt solid #000000" fo:border-right="none" fo:border-top="none" fo:border-bottom="0.05pt solid #000000"/>
    </style:style>
    <style:style style:name="Tabelle94.E26" style:family="table-cell">
      <style:table-cell-properties fo:padding="0.097cm" fo:border-left="0.05pt solid #000000" fo:border-right="0.05pt solid #000000" fo:border-top="none" fo:border-bottom="0.05pt solid #000000"/>
    </style:style>
    <style:style style:name="Tabelle95" style:family="table">
      <style:table-properties style:width="18.5cm" fo:margin-left="0cm" table:align="left"/>
    </style:style>
    <style:style style:name="Tabelle95.A" style:family="table-column">
      <style:table-column-properties style:column-width="18.5cm"/>
    </style:style>
    <style:style style:name="Tabelle95.1" style:family="table-row">
      <style:table-row-properties fo:keep-together="always"/>
    </style:style>
    <style:style style:name="Tabelle95.A1" style:family="table-cell">
      <style:table-cell-properties fo:background-color="#cfe7f5" fo:padding="0.097cm" fo:border="0.05pt solid #000000">
        <style:background-image/>
      </style:table-cell-properties>
    </style:style>
    <style:style style:name="Tabelle96" style:family="table">
      <style:table-properties style:width="18.5cm" fo:margin-left="0cm" table:align="left"/>
    </style:style>
    <style:style style:name="Tabelle96.A" style:family="table-column">
      <style:table-column-properties style:column-width="3.896cm"/>
    </style:style>
    <style:style style:name="Tabelle96.B" style:family="table-column">
      <style:table-column-properties style:column-width="3.704cm"/>
    </style:style>
    <style:style style:name="Tabelle96.C" style:family="table-column">
      <style:table-column-properties style:column-width="4.209cm"/>
    </style:style>
    <style:style style:name="Tabelle96.D" style:family="table-column">
      <style:table-column-properties style:column-width="2.699cm"/>
    </style:style>
    <style:style style:name="Tabelle96.E" style:family="table-column">
      <style:table-column-properties style:column-width="3.992cm"/>
    </style:style>
    <style:style style:name="Tabelle96.1" style:family="table-row">
      <style:table-row-properties fo:keep-together="always"/>
    </style:style>
    <style:style style:name="Tabelle96.A1" style:family="table-cell">
      <style:table-cell-properties fo:background-color="#cfe7f5" fo:padding="0.097cm" fo:border="0.05pt solid #000000">
        <style:background-image/>
      </style:table-cell-properties>
    </style:style>
    <style:style style:name="Tabelle96.A2" style:family="table-cell">
      <style:table-cell-properties fo:background-color="#999999" fo:padding="0.097cm" fo:border-left="0.05pt solid #000000" fo:border-right="none" fo:border-top="none" fo:border-bottom="0.05pt solid #000000">
        <style:background-image/>
      </style:table-cell-properties>
    </style:style>
    <style:style style:name="Tabelle9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6.A3" style:family="table-cell">
      <style:table-cell-properties fo:padding="0.097cm" fo:border-left="0.05pt solid #000000" fo:border-right="none" fo:border-top="none" fo:border-bottom="0.05pt solid #000000"/>
    </style:style>
    <style:style style:name="Tabelle96.B3" style:family="table-cell">
      <style:table-cell-properties fo:padding="0.097cm" fo:border-left="0.05pt solid #000000" fo:border-right="none" fo:border-top="none" fo:border-bottom="0.05pt solid #000000"/>
    </style:style>
    <style:style style:name="Tabelle96.C3" style:family="table-cell">
      <style:table-cell-properties fo:padding="0.097cm" fo:border-left="0.05pt solid #000000" fo:border-right="none" fo:border-top="none" fo:border-bottom="0.05pt solid #000000"/>
    </style:style>
    <style:style style:name="Tabelle96.D3" style:family="table-cell">
      <style:table-cell-properties fo:padding="0.097cm" fo:border-left="0.05pt solid #000000" fo:border-right="none" fo:border-top="none" fo:border-bottom="0.05pt solid #000000"/>
    </style:style>
    <style:style style:name="Tabelle96.E3" style:family="table-cell">
      <style:table-cell-properties fo:padding="0.097cm" fo:border-left="0.05pt solid #000000" fo:border-right="0.05pt solid #000000" fo:border-top="none" fo:border-bottom="0.05pt solid #000000"/>
    </style:style>
    <style:style style:name="Tabelle96.A4" style:family="table-cell">
      <style:table-cell-properties fo:padding="0.097cm" fo:border-left="0.05pt solid #000000" fo:border-right="none" fo:border-top="none" fo:border-bottom="0.05pt solid #000000"/>
    </style:style>
    <style:style style:name="Tabelle96.B4" style:family="table-cell">
      <style:table-cell-properties fo:padding="0.097cm" fo:border-left="0.05pt solid #000000" fo:border-right="none" fo:border-top="none" fo:border-bottom="0.05pt solid #000000"/>
    </style:style>
    <style:style style:name="Tabelle96.C4" style:family="table-cell">
      <style:table-cell-properties fo:padding="0.097cm" fo:border-left="0.05pt solid #000000" fo:border-right="none" fo:border-top="none" fo:border-bottom="0.05pt solid #000000"/>
    </style:style>
    <style:style style:name="Tabelle96.D4" style:family="table-cell">
      <style:table-cell-properties fo:padding="0.097cm" fo:border-left="0.05pt solid #000000" fo:border-right="none" fo:border-top="none" fo:border-bottom="0.05pt solid #000000"/>
    </style:style>
    <style:style style:name="Tabelle96.E4" style:family="table-cell">
      <style:table-cell-properties fo:padding="0.097cm" fo:border-left="0.05pt solid #000000" fo:border-right="0.05pt solid #000000" fo:border-top="none" fo:border-bottom="0.05pt solid #000000"/>
    </style:style>
    <style:style style:name="Tabelle96.A5" style:family="table-cell">
      <style:table-cell-properties fo:padding="0.097cm" fo:border-left="0.05pt solid #000000" fo:border-right="none" fo:border-top="none" fo:border-bottom="0.05pt solid #000000"/>
    </style:style>
    <style:style style:name="Tabelle96.B5" style:family="table-cell">
      <style:table-cell-properties fo:padding="0.097cm" fo:border-left="0.05pt solid #000000" fo:border-right="none" fo:border-top="none" fo:border-bottom="0.05pt solid #000000"/>
    </style:style>
    <style:style style:name="Tabelle96.C5" style:family="table-cell">
      <style:table-cell-properties fo:padding="0.097cm" fo:border-left="0.05pt solid #000000" fo:border-right="none" fo:border-top="none" fo:border-bottom="0.05pt solid #000000"/>
    </style:style>
    <style:style style:name="Tabelle96.D5" style:family="table-cell">
      <style:table-cell-properties fo:padding="0.097cm" fo:border-left="0.05pt solid #000000" fo:border-right="none" fo:border-top="none" fo:border-bottom="0.05pt solid #000000"/>
    </style:style>
    <style:style style:name="Tabelle96.E5" style:family="table-cell">
      <style:table-cell-properties fo:padding="0.097cm" fo:border-left="0.05pt solid #000000" fo:border-right="0.05pt solid #000000" fo:border-top="none" fo:border-bottom="0.05pt solid #000000"/>
    </style:style>
    <style:style style:name="Tabelle96.A6" style:family="table-cell">
      <style:table-cell-properties fo:padding="0.097cm" fo:border-left="0.05pt solid #000000" fo:border-right="none" fo:border-top="none" fo:border-bottom="0.05pt solid #000000"/>
    </style:style>
    <style:style style:name="Tabelle96.B6" style:family="table-cell">
      <style:table-cell-properties fo:padding="0.097cm" fo:border-left="0.05pt solid #000000" fo:border-right="none" fo:border-top="none" fo:border-bottom="0.05pt solid #000000"/>
    </style:style>
    <style:style style:name="Tabelle96.C6" style:family="table-cell">
      <style:table-cell-properties fo:padding="0.097cm" fo:border-left="0.05pt solid #000000" fo:border-right="none" fo:border-top="none" fo:border-bottom="0.05pt solid #000000"/>
    </style:style>
    <style:style style:name="Tabelle96.D6" style:family="table-cell">
      <style:table-cell-properties fo:padding="0.097cm" fo:border-left="0.05pt solid #000000" fo:border-right="none" fo:border-top="none" fo:border-bottom="0.05pt solid #000000"/>
    </style:style>
    <style:style style:name="Tabelle96.E6" style:family="table-cell">
      <style:table-cell-properties fo:padding="0.097cm" fo:border-left="0.05pt solid #000000" fo:border-right="0.05pt solid #000000" fo:border-top="none" fo:border-bottom="0.05pt solid #000000"/>
    </style:style>
    <style:style style:name="Tabelle96.A7" style:family="table-cell">
      <style:table-cell-properties fo:padding="0.097cm" fo:border-left="0.05pt solid #000000" fo:border-right="none" fo:border-top="none" fo:border-bottom="0.05pt solid #000000"/>
    </style:style>
    <style:style style:name="Tabelle96.B7" style:family="table-cell">
      <style:table-cell-properties fo:padding="0.097cm" fo:border-left="0.05pt solid #000000" fo:border-right="none" fo:border-top="none" fo:border-bottom="0.05pt solid #000000"/>
    </style:style>
    <style:style style:name="Tabelle96.C7" style:family="table-cell">
      <style:table-cell-properties fo:padding="0.097cm" fo:border-left="0.05pt solid #000000" fo:border-right="none" fo:border-top="none" fo:border-bottom="0.05pt solid #000000"/>
    </style:style>
    <style:style style:name="Tabelle96.D7" style:family="table-cell">
      <style:table-cell-properties fo:padding="0.097cm" fo:border-left="0.05pt solid #000000" fo:border-right="none" fo:border-top="none" fo:border-bottom="0.05pt solid #000000"/>
    </style:style>
    <style:style style:name="Tabelle96.E7" style:family="table-cell">
      <style:table-cell-properties fo:padding="0.097cm" fo:border-left="0.05pt solid #000000" fo:border-right="0.05pt solid #000000" fo:border-top="none" fo:border-bottom="0.05pt solid #000000"/>
    </style:style>
    <style:style style:name="Tabelle96.A8" style:family="table-cell">
      <style:table-cell-properties fo:padding="0.097cm" fo:border-left="0.05pt solid #000000" fo:border-right="none" fo:border-top="none" fo:border-bottom="0.05pt solid #000000"/>
    </style:style>
    <style:style style:name="Tabelle96.B8" style:family="table-cell">
      <style:table-cell-properties fo:padding="0.097cm" fo:border-left="0.05pt solid #000000" fo:border-right="none" fo:border-top="none" fo:border-bottom="0.05pt solid #000000"/>
    </style:style>
    <style:style style:name="Tabelle96.C8" style:family="table-cell">
      <style:table-cell-properties fo:padding="0.097cm" fo:border-left="0.05pt solid #000000" fo:border-right="none" fo:border-top="none" fo:border-bottom="0.05pt solid #000000"/>
    </style:style>
    <style:style style:name="Tabelle96.D8" style:family="table-cell">
      <style:table-cell-properties fo:padding="0.097cm" fo:border-left="0.05pt solid #000000" fo:border-right="none" fo:border-top="none" fo:border-bottom="0.05pt solid #000000"/>
    </style:style>
    <style:style style:name="Tabelle96.E8" style:family="table-cell">
      <style:table-cell-properties fo:padding="0.097cm" fo:border-left="0.05pt solid #000000" fo:border-right="0.05pt solid #000000" fo:border-top="none" fo:border-bottom="0.05pt solid #000000"/>
    </style:style>
    <style:style style:name="Tabelle96.A9" style:family="table-cell">
      <style:table-cell-properties fo:padding="0.097cm" fo:border-left="0.05pt solid #000000" fo:border-right="none" fo:border-top="none" fo:border-bottom="0.05pt solid #000000"/>
    </style:style>
    <style:style style:name="Tabelle96.B9" style:family="table-cell">
      <style:table-cell-properties fo:padding="0.097cm" fo:border-left="0.05pt solid #000000" fo:border-right="none" fo:border-top="none" fo:border-bottom="0.05pt solid #000000"/>
    </style:style>
    <style:style style:name="Tabelle96.C9" style:family="table-cell">
      <style:table-cell-properties fo:padding="0.097cm" fo:border-left="0.05pt solid #000000" fo:border-right="none" fo:border-top="none" fo:border-bottom="0.05pt solid #000000"/>
    </style:style>
    <style:style style:name="Tabelle96.D9" style:family="table-cell">
      <style:table-cell-properties fo:padding="0.097cm" fo:border-left="0.05pt solid #000000" fo:border-right="none" fo:border-top="none" fo:border-bottom="0.05pt solid #000000"/>
    </style:style>
    <style:style style:name="Tabelle96.E9" style:family="table-cell">
      <style:table-cell-properties fo:padding="0.097cm" fo:border-left="0.05pt solid #000000" fo:border-right="0.05pt solid #000000" fo:border-top="none" fo:border-bottom="0.05pt solid #000000"/>
    </style:style>
    <style:style style:name="Tabelle96.A10" style:family="table-cell">
      <style:table-cell-properties fo:padding="0.097cm" fo:border-left="0.05pt solid #000000" fo:border-right="none" fo:border-top="none" fo:border-bottom="0.05pt solid #000000"/>
    </style:style>
    <style:style style:name="Tabelle96.B10" style:family="table-cell">
      <style:table-cell-properties fo:padding="0.097cm" fo:border-left="0.05pt solid #000000" fo:border-right="none" fo:border-top="none" fo:border-bottom="0.05pt solid #000000"/>
    </style:style>
    <style:style style:name="Tabelle96.C10" style:family="table-cell">
      <style:table-cell-properties fo:padding="0.097cm" fo:border-left="0.05pt solid #000000" fo:border-right="none" fo:border-top="none" fo:border-bottom="0.05pt solid #000000"/>
    </style:style>
    <style:style style:name="Tabelle96.D10" style:family="table-cell">
      <style:table-cell-properties fo:padding="0.097cm" fo:border-left="0.05pt solid #000000" fo:border-right="none" fo:border-top="none" fo:border-bottom="0.05pt solid #000000"/>
    </style:style>
    <style:style style:name="Tabelle96.E10" style:family="table-cell">
      <style:table-cell-properties fo:padding="0.097cm" fo:border-left="0.05pt solid #000000" fo:border-right="0.05pt solid #000000" fo:border-top="none" fo:border-bottom="0.05pt solid #000000"/>
    </style:style>
    <style:style style:name="Tabelle96.A11" style:family="table-cell">
      <style:table-cell-properties fo:padding="0.097cm" fo:border-left="0.05pt solid #000000" fo:border-right="none" fo:border-top="none" fo:border-bottom="0.05pt solid #000000"/>
    </style:style>
    <style:style style:name="Tabelle96.B11" style:family="table-cell">
      <style:table-cell-properties fo:padding="0.097cm" fo:border-left="0.05pt solid #000000" fo:border-right="none" fo:border-top="none" fo:border-bottom="0.05pt solid #000000"/>
    </style:style>
    <style:style style:name="Tabelle96.C11" style:family="table-cell">
      <style:table-cell-properties fo:padding="0.097cm" fo:border-left="0.05pt solid #000000" fo:border-right="none" fo:border-top="none" fo:border-bottom="0.05pt solid #000000"/>
    </style:style>
    <style:style style:name="Tabelle96.D11" style:family="table-cell">
      <style:table-cell-properties fo:padding="0.097cm" fo:border-left="0.05pt solid #000000" fo:border-right="none" fo:border-top="none" fo:border-bottom="0.05pt solid #000000"/>
    </style:style>
    <style:style style:name="Tabelle96.E11" style:family="table-cell">
      <style:table-cell-properties fo:padding="0.097cm" fo:border-left="0.05pt solid #000000" fo:border-right="0.05pt solid #000000" fo:border-top="none" fo:border-bottom="0.05pt solid #000000"/>
    </style:style>
    <style:style style:name="Tabelle96.A12" style:family="table-cell">
      <style:table-cell-properties fo:padding="0.097cm" fo:border-left="0.05pt solid #000000" fo:border-right="none" fo:border-top="none" fo:border-bottom="0.05pt solid #000000"/>
    </style:style>
    <style:style style:name="Tabelle96.B12" style:family="table-cell">
      <style:table-cell-properties fo:padding="0.097cm" fo:border-left="0.05pt solid #000000" fo:border-right="none" fo:border-top="none" fo:border-bottom="0.05pt solid #000000"/>
    </style:style>
    <style:style style:name="Tabelle96.C12" style:family="table-cell">
      <style:table-cell-properties fo:padding="0.097cm" fo:border-left="0.05pt solid #000000" fo:border-right="none" fo:border-top="none" fo:border-bottom="0.05pt solid #000000"/>
    </style:style>
    <style:style style:name="Tabelle96.D12" style:family="table-cell">
      <style:table-cell-properties fo:padding="0.097cm" fo:border-left="0.05pt solid #000000" fo:border-right="none" fo:border-top="none" fo:border-bottom="0.05pt solid #000000"/>
    </style:style>
    <style:style style:name="Tabelle96.E12" style:family="table-cell">
      <style:table-cell-properties fo:padding="0.097cm" fo:border-left="0.05pt solid #000000" fo:border-right="0.05pt solid #000000" fo:border-top="none" fo:border-bottom="0.05pt solid #000000"/>
    </style:style>
    <style:style style:name="Tabelle96.A13" style:family="table-cell">
      <style:table-cell-properties fo:padding="0.097cm" fo:border-left="0.05pt solid #000000" fo:border-right="none" fo:border-top="none" fo:border-bottom="0.05pt solid #000000"/>
    </style:style>
    <style:style style:name="Tabelle96.B13" style:family="table-cell">
      <style:table-cell-properties fo:padding="0.097cm" fo:border-left="0.05pt solid #000000" fo:border-right="none" fo:border-top="none" fo:border-bottom="0.05pt solid #000000"/>
    </style:style>
    <style:style style:name="Tabelle96.C13" style:family="table-cell">
      <style:table-cell-properties fo:padding="0.097cm" fo:border-left="0.05pt solid #000000" fo:border-right="none" fo:border-top="none" fo:border-bottom="0.05pt solid #000000"/>
    </style:style>
    <style:style style:name="Tabelle96.D13" style:family="table-cell">
      <style:table-cell-properties fo:padding="0.097cm" fo:border-left="0.05pt solid #000000" fo:border-right="none" fo:border-top="none" fo:border-bottom="0.05pt solid #000000"/>
    </style:style>
    <style:style style:name="Tabelle96.E13" style:family="table-cell">
      <style:table-cell-properties fo:padding="0.097cm" fo:border-left="0.05pt solid #000000" fo:border-right="0.05pt solid #000000" fo:border-top="none" fo:border-bottom="0.05pt solid #000000"/>
    </style:style>
    <style:style style:name="Tabelle96.A14" style:family="table-cell">
      <style:table-cell-properties fo:padding="0.097cm" fo:border-left="0.05pt solid #000000" fo:border-right="none" fo:border-top="none" fo:border-bottom="0.05pt solid #000000"/>
    </style:style>
    <style:style style:name="Tabelle96.B14" style:family="table-cell">
      <style:table-cell-properties fo:padding="0.097cm" fo:border-left="0.05pt solid #000000" fo:border-right="none" fo:border-top="none" fo:border-bottom="0.05pt solid #000000"/>
    </style:style>
    <style:style style:name="Tabelle96.C14" style:family="table-cell">
      <style:table-cell-properties fo:padding="0.097cm" fo:border-left="0.05pt solid #000000" fo:border-right="none" fo:border-top="none" fo:border-bottom="0.05pt solid #000000"/>
    </style:style>
    <style:style style:name="Tabelle96.D14" style:family="table-cell">
      <style:table-cell-properties fo:padding="0.097cm" fo:border-left="0.05pt solid #000000" fo:border-right="none" fo:border-top="none" fo:border-bottom="0.05pt solid #000000"/>
    </style:style>
    <style:style style:name="Tabelle96.E14" style:family="table-cell">
      <style:table-cell-properties fo:padding="0.097cm" fo:border-left="0.05pt solid #000000" fo:border-right="0.05pt solid #000000" fo:border-top="none" fo:border-bottom="0.05pt solid #000000"/>
    </style:style>
    <style:style style:name="Tabelle96.A15" style:family="table-cell">
      <style:table-cell-properties fo:padding="0.097cm" fo:border-left="0.05pt solid #000000" fo:border-right="none" fo:border-top="none" fo:border-bottom="0.05pt solid #000000"/>
    </style:style>
    <style:style style:name="Tabelle96.B15" style:family="table-cell">
      <style:table-cell-properties fo:padding="0.097cm" fo:border-left="0.05pt solid #000000" fo:border-right="none" fo:border-top="none" fo:border-bottom="0.05pt solid #000000"/>
    </style:style>
    <style:style style:name="Tabelle96.C15" style:family="table-cell">
      <style:table-cell-properties fo:padding="0.097cm" fo:border-left="0.05pt solid #000000" fo:border-right="none" fo:border-top="none" fo:border-bottom="0.05pt solid #000000"/>
    </style:style>
    <style:style style:name="Tabelle96.D15" style:family="table-cell">
      <style:table-cell-properties fo:padding="0.097cm" fo:border-left="0.05pt solid #000000" fo:border-right="none" fo:border-top="none" fo:border-bottom="0.05pt solid #000000"/>
    </style:style>
    <style:style style:name="Tabelle96.E15" style:family="table-cell">
      <style:table-cell-properties fo:padding="0.097cm" fo:border-left="0.05pt solid #000000" fo:border-right="0.05pt solid #000000" fo:border-top="none" fo:border-bottom="0.05pt solid #000000"/>
    </style:style>
    <style:style style:name="Tabelle96.A16" style:family="table-cell">
      <style:table-cell-properties fo:padding="0.097cm" fo:border-left="0.05pt solid #000000" fo:border-right="none" fo:border-top="none" fo:border-bottom="0.05pt solid #000000"/>
    </style:style>
    <style:style style:name="Tabelle96.B16" style:family="table-cell">
      <style:table-cell-properties fo:padding="0.097cm" fo:border-left="0.05pt solid #000000" fo:border-right="none" fo:border-top="none" fo:border-bottom="0.05pt solid #000000"/>
    </style:style>
    <style:style style:name="Tabelle96.C16" style:family="table-cell">
      <style:table-cell-properties fo:padding="0.097cm" fo:border-left="0.05pt solid #000000" fo:border-right="none" fo:border-top="none" fo:border-bottom="0.05pt solid #000000"/>
    </style:style>
    <style:style style:name="Tabelle96.D16" style:family="table-cell">
      <style:table-cell-properties fo:padding="0.097cm" fo:border-left="0.05pt solid #000000" fo:border-right="none" fo:border-top="none" fo:border-bottom="0.05pt solid #000000"/>
    </style:style>
    <style:style style:name="Tabelle96.E16" style:family="table-cell">
      <style:table-cell-properties fo:padding="0.097cm" fo:border-left="0.05pt solid #000000" fo:border-right="0.05pt solid #000000" fo:border-top="none" fo:border-bottom="0.05pt solid #000000"/>
    </style:style>
    <style:style style:name="Tabelle96.A17" style:family="table-cell">
      <style:table-cell-properties fo:padding="0.097cm" fo:border-left="0.05pt solid #000000" fo:border-right="none" fo:border-top="none" fo:border-bottom="0.05pt solid #000000"/>
    </style:style>
    <style:style style:name="Tabelle96.B17" style:family="table-cell">
      <style:table-cell-properties fo:padding="0.097cm" fo:border-left="0.05pt solid #000000" fo:border-right="none" fo:border-top="none" fo:border-bottom="0.05pt solid #000000"/>
    </style:style>
    <style:style style:name="Tabelle96.C17" style:family="table-cell">
      <style:table-cell-properties fo:padding="0.097cm" fo:border-left="0.05pt solid #000000" fo:border-right="none" fo:border-top="none" fo:border-bottom="0.05pt solid #000000"/>
    </style:style>
    <style:style style:name="Tabelle96.D17" style:family="table-cell">
      <style:table-cell-properties fo:padding="0.097cm" fo:border-left="0.05pt solid #000000" fo:border-right="none" fo:border-top="none" fo:border-bottom="0.05pt solid #000000"/>
    </style:style>
    <style:style style:name="Tabelle96.E17" style:family="table-cell">
      <style:table-cell-properties fo:padding="0.097cm" fo:border-left="0.05pt solid #000000" fo:border-right="0.05pt solid #000000" fo:border-top="none" fo:border-bottom="0.05pt solid #000000"/>
    </style:style>
    <style:style style:name="Tabelle97" style:family="table">
      <style:table-properties style:width="18.5cm" fo:margin-left="0cm" table:align="left"/>
    </style:style>
    <style:style style:name="Tabelle97.A" style:family="table-column">
      <style:table-column-properties style:column-width="18.5cm"/>
    </style:style>
    <style:style style:name="Tabelle97.1" style:family="table-row">
      <style:table-row-properties fo:keep-together="always"/>
    </style:style>
    <style:style style:name="Tabelle97.A1" style:family="table-cell">
      <style:table-cell-properties fo:background-color="#cfe7f5" fo:padding="0.097cm" fo:border="0.05pt solid #000000">
        <style:background-image/>
      </style:table-cell-properties>
    </style:style>
    <style:style style:name="Tabelle98" style:family="table">
      <style:table-properties style:width="18.5cm" fo:margin-left="0cm" table:align="left"/>
    </style:style>
    <style:style style:name="Tabelle98.A" style:family="table-column">
      <style:table-column-properties style:column-width="3.896cm"/>
    </style:style>
    <style:style style:name="Tabelle98.B" style:family="table-column">
      <style:table-column-properties style:column-width="3.704cm"/>
    </style:style>
    <style:style style:name="Tabelle98.C" style:family="table-column">
      <style:table-column-properties style:column-width="4.209cm"/>
    </style:style>
    <style:style style:name="Tabelle98.D" style:family="table-column">
      <style:table-column-properties style:column-width="2.699cm"/>
    </style:style>
    <style:style style:name="Tabelle98.E" style:family="table-column">
      <style:table-column-properties style:column-width="3.992cm"/>
    </style:style>
    <style:style style:name="Tabelle98.1" style:family="table-row">
      <style:table-row-properties fo:keep-together="always"/>
    </style:style>
    <style:style style:name="Tabelle98.A1" style:family="table-cell">
      <style:table-cell-properties fo:background-color="#cfe7f5" fo:padding="0.097cm" fo:border="0.05pt solid #000000">
        <style:background-image/>
      </style:table-cell-properties>
    </style:style>
    <style:style style:name="Tabelle98.A2" style:family="table-cell">
      <style:table-cell-properties fo:background-color="#999999" fo:padding="0.097cm" fo:border-left="0.05pt solid #000000" fo:border-right="none" fo:border-top="none" fo:border-bottom="0.05pt solid #000000">
        <style:background-image/>
      </style:table-cell-properties>
    </style:style>
    <style:style style:name="Tabelle9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8.A3" style:family="table-cell">
      <style:table-cell-properties fo:padding="0.097cm" fo:border-left="0.05pt solid #000000" fo:border-right="none" fo:border-top="none" fo:border-bottom="0.05pt solid #000000"/>
    </style:style>
    <style:style style:name="Tabelle98.B3" style:family="table-cell">
      <style:table-cell-properties fo:padding="0.097cm" fo:border-left="0.05pt solid #000000" fo:border-right="none" fo:border-top="none" fo:border-bottom="0.05pt solid #000000"/>
    </style:style>
    <style:style style:name="Tabelle98.C3" style:family="table-cell">
      <style:table-cell-properties fo:padding="0.097cm" fo:border-left="0.05pt solid #000000" fo:border-right="none" fo:border-top="none" fo:border-bottom="0.05pt solid #000000"/>
    </style:style>
    <style:style style:name="Tabelle98.D3" style:family="table-cell">
      <style:table-cell-properties fo:padding="0.097cm" fo:border-left="0.05pt solid #000000" fo:border-right="none" fo:border-top="none" fo:border-bottom="0.05pt solid #000000"/>
    </style:style>
    <style:style style:name="Tabelle98.E3" style:family="table-cell">
      <style:table-cell-properties fo:padding="0.097cm" fo:border-left="0.05pt solid #000000" fo:border-right="0.05pt solid #000000" fo:border-top="none" fo:border-bottom="0.05pt solid #000000"/>
    </style:style>
    <style:style style:name="Tabelle98.A4" style:family="table-cell">
      <style:table-cell-properties fo:padding="0.097cm" fo:border-left="0.05pt solid #000000" fo:border-right="none" fo:border-top="none" fo:border-bottom="0.05pt solid #000000"/>
    </style:style>
    <style:style style:name="Tabelle98.B4" style:family="table-cell">
      <style:table-cell-properties fo:padding="0.097cm" fo:border-left="0.05pt solid #000000" fo:border-right="none" fo:border-top="none" fo:border-bottom="0.05pt solid #000000"/>
    </style:style>
    <style:style style:name="Tabelle98.C4" style:family="table-cell">
      <style:table-cell-properties fo:padding="0.097cm" fo:border-left="0.05pt solid #000000" fo:border-right="none" fo:border-top="none" fo:border-bottom="0.05pt solid #000000"/>
    </style:style>
    <style:style style:name="Tabelle98.D4" style:family="table-cell">
      <style:table-cell-properties fo:padding="0.097cm" fo:border-left="0.05pt solid #000000" fo:border-right="none" fo:border-top="none" fo:border-bottom="0.05pt solid #000000"/>
    </style:style>
    <style:style style:name="Tabelle98.E4" style:family="table-cell">
      <style:table-cell-properties fo:padding="0.097cm" fo:border-left="0.05pt solid #000000" fo:border-right="0.05pt solid #000000" fo:border-top="none" fo:border-bottom="0.05pt solid #000000"/>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none" fo:border-top="none" fo:border-bottom="0.05pt solid #000000"/>
    </style:style>
    <style:style style:name="Tabelle98.C5" style:family="table-cell">
      <style:table-cell-properties fo:padding="0.097cm" fo:border-left="0.05pt solid #000000" fo:border-right="none" fo:border-top="none" fo:border-bottom="0.05pt solid #000000"/>
    </style:style>
    <style:style style:name="Tabelle98.D5" style:family="table-cell">
      <style:table-cell-properties fo:padding="0.097cm" fo:border-left="0.05pt solid #000000" fo:border-right="none" fo:border-top="none" fo:border-bottom="0.05pt solid #000000"/>
    </style:style>
    <style:style style:name="Tabelle98.E5" style:family="table-cell">
      <style:table-cell-properties fo:padding="0.097cm" fo:border-left="0.05pt solid #000000" fo:border-right="0.05pt solid #000000" fo:border-top="none" fo:border-bottom="0.05pt solid #000000"/>
    </style:style>
    <style:style style:name="Tabelle98.A6" style:family="table-cell">
      <style:table-cell-properties fo:padding="0.097cm" fo:border-left="0.05pt solid #000000" fo:border-right="none" fo:border-top="none" fo:border-bottom="0.05pt solid #000000"/>
    </style:style>
    <style:style style:name="Tabelle98.B6" style:family="table-cell">
      <style:table-cell-properties fo:padding="0.097cm" fo:border-left="0.05pt solid #000000" fo:border-right="none" fo:border-top="none" fo:border-bottom="0.05pt solid #000000"/>
    </style:style>
    <style:style style:name="Tabelle98.C6" style:family="table-cell">
      <style:table-cell-properties fo:padding="0.097cm" fo:border-left="0.05pt solid #000000" fo:border-right="none" fo:border-top="none" fo:border-bottom="0.05pt solid #000000"/>
    </style:style>
    <style:style style:name="Tabelle98.D6" style:family="table-cell">
      <style:table-cell-properties fo:padding="0.097cm" fo:border-left="0.05pt solid #000000" fo:border-right="none" fo:border-top="none" fo:border-bottom="0.05pt solid #000000"/>
    </style:style>
    <style:style style:name="Tabelle98.E6" style:family="table-cell">
      <style:table-cell-properties fo:padding="0.097cm" fo:border-left="0.05pt solid #000000" fo:border-right="0.05pt solid #000000" fo:border-top="none" fo:border-bottom="0.05pt solid #000000"/>
    </style:style>
    <style:style style:name="Tabelle98.A7" style:family="table-cell">
      <style:table-cell-properties fo:padding="0.097cm" fo:border-left="0.05pt solid #000000" fo:border-right="none" fo:border-top="none" fo:border-bottom="0.05pt solid #000000"/>
    </style:style>
    <style:style style:name="Tabelle98.B7" style:family="table-cell">
      <style:table-cell-properties fo:padding="0.097cm" fo:border-left="0.05pt solid #000000" fo:border-right="none" fo:border-top="none" fo:border-bottom="0.05pt solid #000000"/>
    </style:style>
    <style:style style:name="Tabelle98.C7" style:family="table-cell">
      <style:table-cell-properties fo:padding="0.097cm" fo:border-left="0.05pt solid #000000" fo:border-right="none" fo:border-top="none" fo:border-bottom="0.05pt solid #000000"/>
    </style:style>
    <style:style style:name="Tabelle98.D7" style:family="table-cell">
      <style:table-cell-properties fo:padding="0.097cm" fo:border-left="0.05pt solid #000000" fo:border-right="none" fo:border-top="none" fo:border-bottom="0.05pt solid #000000"/>
    </style:style>
    <style:style style:name="Tabelle98.E7" style:family="table-cell">
      <style:table-cell-properties fo:padding="0.097cm" fo:border-left="0.05pt solid #000000" fo:border-right="0.05pt solid #000000" fo:border-top="none" fo:border-bottom="0.05pt solid #000000"/>
    </style:style>
    <style:style style:name="Tabelle100" style:family="table">
      <style:table-properties style:width="18.5cm" fo:margin-left="0cm" table:align="left"/>
    </style:style>
    <style:style style:name="Tabelle100.A" style:family="table-column">
      <style:table-column-properties style:column-width="18.5cm"/>
    </style:style>
    <style:style style:name="Tabelle100.1" style:family="table-row">
      <style:table-row-properties fo:keep-together="always"/>
    </style:style>
    <style:style style:name="Tabelle100.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8.5cm" fo:margin-left="0cm" table:align="left"/>
    </style:style>
    <style:style style:name="Tabelle99.A" style:family="table-column">
      <style:table-column-properties style:column-width="3.896cm"/>
    </style:style>
    <style:style style:name="Tabelle99.B" style:family="table-column">
      <style:table-column-properties style:column-width="3.704cm"/>
    </style:style>
    <style:style style:name="Tabelle99.C" style:family="table-column">
      <style:table-column-properties style:column-width="4.209cm"/>
    </style:style>
    <style:style style:name="Tabelle99.D" style:family="table-column">
      <style:table-column-properties style:column-width="2.699cm"/>
    </style:style>
    <style:style style:name="Tabelle99.E" style:family="table-column">
      <style:table-column-properties style:column-width="3.992cm"/>
    </style:style>
    <style:style style:name="Tabelle99.1" style:family="table-row">
      <style:table-row-properties fo:keep-together="always"/>
    </style:style>
    <style:style style:name="Tabelle99.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9.E2" style:family="table-cell">
      <style:table-cell-properties fo:background-color="#999999" fo:padding="0.097cm" fo:border="0.05pt solid #000000">
        <style:background-image/>
      </style:table-cell-properties>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none" fo:border-top="none" fo:border-bottom="0.05pt solid #000000"/>
    </style:style>
    <style:style style:name="Tabelle99.C3" style:family="table-cell">
      <style:table-cell-properties fo:padding="0.097cm" fo:border-left="0.05pt solid #000000" fo:border-right="none" fo:border-top="none" fo:border-bottom="0.05pt solid #000000"/>
    </style:style>
    <style:style style:name="Tabelle99.D3" style:family="table-cell">
      <style:table-cell-properties fo:padding="0.097cm" fo:border-left="0.05pt solid #000000" fo:border-right="none" fo:border-top="none" fo:border-bottom="0.05pt solid #000000"/>
    </style:style>
    <style:style style:name="Tabelle99.E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none" fo:border-top="none" fo:border-bottom="0.05pt solid #000000"/>
    </style:style>
    <style:style style:name="Tabelle99.B4" style:family="table-cell">
      <style:table-cell-properties fo:padding="0.097cm" fo:border-left="0.05pt solid #000000" fo:border-right="none" fo:border-top="none" fo:border-bottom="0.05pt solid #000000"/>
    </style:style>
    <style:style style:name="Tabelle99.C4" style:family="table-cell">
      <style:table-cell-properties fo:padding="0.097cm" fo:border-left="0.05pt solid #000000" fo:border-right="none" fo:border-top="none" fo:border-bottom="0.05pt solid #000000"/>
    </style:style>
    <style:style style:name="Tabelle99.D4" style:family="table-cell">
      <style:table-cell-properties fo:padding="0.097cm" fo:border-left="0.05pt solid #000000" fo:border-right="none" fo:border-top="none" fo:border-bottom="0.05pt solid #000000"/>
    </style:style>
    <style:style style:name="Tabelle99.E4" style:family="table-cell">
      <style:table-cell-properties fo:padding="0.097cm" fo:border-left="0.05pt solid #000000" fo:border-right="0.05pt solid #000000" fo:border-top="none" fo:border-bottom="0.05pt solid #000000"/>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none" fo:border-top="none" fo:border-bottom="0.05pt solid #000000"/>
    </style:style>
    <style:style style:name="Tabelle99.C5" style:family="table-cell">
      <style:table-cell-properties fo:padding="0.097cm" fo:border-left="0.05pt solid #000000" fo:border-right="none" fo:border-top="none" fo:border-bottom="0.05pt solid #000000"/>
    </style:style>
    <style:style style:name="Tabelle99.D5" style:family="table-cell">
      <style:table-cell-properties fo:padding="0.097cm" fo:border-left="0.05pt solid #000000" fo:border-right="none" fo:border-top="none" fo:border-bottom="0.05pt solid #000000"/>
    </style:style>
    <style:style style:name="Tabelle99.E5" style:family="table-cell">
      <style:table-cell-properties fo:padding="0.097cm" fo:border-left="0.05pt solid #000000" fo:border-right="0.05pt solid #000000" fo:border-top="none" fo:border-bottom="0.05pt solid #000000"/>
    </style:style>
    <style:style style:name="Tabelle99.A6" style:family="table-cell">
      <style:table-cell-properties fo:padding="0.097cm" fo:border-left="0.05pt solid #000000" fo:border-right="none" fo:border-top="none" fo:border-bottom="0.05pt solid #000000"/>
    </style:style>
    <style:style style:name="Tabelle99.B6" style:family="table-cell">
      <style:table-cell-properties fo:padding="0.097cm" fo:border-left="0.05pt solid #000000" fo:border-right="none" fo:border-top="none" fo:border-bottom="0.05pt solid #000000"/>
    </style:style>
    <style:style style:name="Tabelle99.C6" style:family="table-cell">
      <style:table-cell-properties fo:padding="0.097cm" fo:border-left="0.05pt solid #000000" fo:border-right="none" fo:border-top="none" fo:border-bottom="0.05pt solid #000000"/>
    </style:style>
    <style:style style:name="Tabelle99.D6" style:family="table-cell">
      <style:table-cell-properties fo:padding="0.097cm" fo:border-left="0.05pt solid #000000" fo:border-right="none" fo:border-top="none" fo:border-bottom="0.05pt solid #000000"/>
    </style:style>
    <style:style style:name="Tabelle99.E6" style:family="table-cell">
      <style:table-cell-properties fo:padding="0.097cm" fo:border-left="0.05pt solid #000000" fo:border-right="0.05pt solid #000000" fo:border-top="none" fo:border-bottom="0.05pt solid #000000"/>
    </style:style>
    <style:style style:name="Tabelle99.A7" style:family="table-cell">
      <style:table-cell-properties fo:padding="0.097cm" fo:border-left="0.05pt solid #000000" fo:border-right="none" fo:border-top="none" fo:border-bottom="0.05pt solid #000000"/>
    </style:style>
    <style:style style:name="Tabelle99.B7" style:family="table-cell">
      <style:table-cell-properties fo:padding="0.097cm" fo:border-left="0.05pt solid #000000" fo:border-right="none" fo:border-top="none" fo:border-bottom="0.05pt solid #000000"/>
    </style:style>
    <style:style style:name="Tabelle99.C7" style:family="table-cell">
      <style:table-cell-properties fo:padding="0.097cm" fo:border-left="0.05pt solid #000000" fo:border-right="none" fo:border-top="none" fo:border-bottom="0.05pt solid #000000"/>
    </style:style>
    <style:style style:name="Tabelle99.D7" style:family="table-cell">
      <style:table-cell-properties fo:padding="0.097cm" fo:border-left="0.05pt solid #000000" fo:border-right="none" fo:border-top="none" fo:border-bottom="0.05pt solid #000000"/>
    </style:style>
    <style:style style:name="Tabelle99.E7" style:family="table-cell">
      <style:table-cell-properties fo:padding="0.097cm" fo:border-left="0.05pt solid #000000" fo:border-right="0.05pt solid #000000" fo:border-top="none" fo:border-bottom="0.05pt solid #000000"/>
    </style:style>
    <style:style style:name="Tabelle104" style:family="table">
      <style:table-properties style:width="18.5cm" fo:margin-left="0cm" table:align="left"/>
    </style:style>
    <style:style style:name="Tabelle104.A" style:family="table-column">
      <style:table-column-properties style:column-width="18.5cm"/>
    </style:style>
    <style:style style:name="Tabelle104.1" style:family="table-row">
      <style:table-row-properties fo:keep-together="always"/>
    </style:style>
    <style:style style:name="Tabelle104.A1" style:family="table-cell">
      <style:table-cell-properties fo:background-color="#cfe7f5" fo:padding="0.097cm" fo:border="0.05pt solid #000000">
        <style:background-image/>
      </style:table-cell-properties>
    </style:style>
    <style:style style:name="Tabelle103" style:family="table">
      <style:table-properties style:width="18.5cm" fo:margin-left="0cm" table:align="left"/>
    </style:style>
    <style:style style:name="Tabelle103.A" style:family="table-column">
      <style:table-column-properties style:column-width="3.896cm"/>
    </style:style>
    <style:style style:name="Tabelle103.B" style:family="table-column">
      <style:table-column-properties style:column-width="3.704cm"/>
    </style:style>
    <style:style style:name="Tabelle103.C" style:family="table-column">
      <style:table-column-properties style:column-width="4.209cm"/>
    </style:style>
    <style:style style:name="Tabelle103.D" style:family="table-column">
      <style:table-column-properties style:column-width="2.699cm"/>
    </style:style>
    <style:style style:name="Tabelle103.E" style:family="table-column">
      <style:table-column-properties style:column-width="3.992cm"/>
    </style:style>
    <style:style style:name="Tabelle103.1" style:family="table-row">
      <style:table-row-properties fo:keep-together="always"/>
    </style:style>
    <style:style style:name="Tabelle103.A1" style:family="table-cell">
      <style:table-cell-properties fo:background-color="#cfe7f5" fo:padding="0.097cm" fo:border="0.05pt solid #000000">
        <style:background-image/>
      </style:table-cell-properties>
    </style:style>
    <style:style style:name="Tabelle10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3.E2" style:family="table-cell">
      <style:table-cell-properties fo:background-color="#999999" fo:padding="0.097cm" fo:border="0.05pt solid #000000">
        <style:background-image/>
      </style:table-cell-properties>
    </style:style>
    <style:style style:name="Tabelle103.A3" style:family="table-cell">
      <style:table-cell-properties fo:padding="0.097cm" fo:border-left="0.05pt solid #000000" fo:border-right="none" fo:border-top="none" fo:border-bottom="0.05pt solid #000000"/>
    </style:style>
    <style:style style:name="Tabelle103.B3" style:family="table-cell">
      <style:table-cell-properties fo:padding="0.097cm" fo:border-left="0.05pt solid #000000" fo:border-right="none" fo:border-top="none" fo:border-bottom="0.05pt solid #000000"/>
    </style:style>
    <style:style style:name="Tabelle103.C3" style:family="table-cell">
      <style:table-cell-properties fo:padding="0.097cm" fo:border-left="0.05pt solid #000000" fo:border-right="none" fo:border-top="none" fo:border-bottom="0.05pt solid #000000"/>
    </style:style>
    <style:style style:name="Tabelle103.D3" style:family="table-cell">
      <style:table-cell-properties fo:padding="0.097cm" fo:border-left="0.05pt solid #000000" fo:border-right="none" fo:border-top="none" fo:border-bottom="0.05pt solid #000000"/>
    </style:style>
    <style:style style:name="Tabelle103.E3" style:family="table-cell">
      <style:table-cell-properties fo:padding="0.097cm" fo:border-left="0.05pt solid #000000" fo:border-right="0.05pt solid #000000" fo:border-top="none" fo:border-bottom="0.05pt solid #000000"/>
    </style:style>
    <style:style style:name="Tabelle103.A4" style:family="table-cell">
      <style:table-cell-properties fo:padding="0.097cm" fo:border-left="0.05pt solid #000000" fo:border-right="none" fo:border-top="none" fo:border-bottom="0.05pt solid #000000"/>
    </style:style>
    <style:style style:name="Tabelle103.B4" style:family="table-cell">
      <style:table-cell-properties fo:padding="0.097cm" fo:border-left="0.05pt solid #000000" fo:border-right="none" fo:border-top="none" fo:border-bottom="0.05pt solid #000000"/>
    </style:style>
    <style:style style:name="Tabelle103.C4" style:family="table-cell">
      <style:table-cell-properties fo:padding="0.097cm" fo:border-left="0.05pt solid #000000" fo:border-right="none" fo:border-top="none" fo:border-bottom="0.05pt solid #000000"/>
    </style:style>
    <style:style style:name="Tabelle103.D4" style:family="table-cell">
      <style:table-cell-properties fo:padding="0.097cm" fo:border-left="0.05pt solid #000000" fo:border-right="none" fo:border-top="none" fo:border-bottom="0.05pt solid #000000"/>
    </style:style>
    <style:style style:name="Tabelle103.E4" style:family="table-cell">
      <style:table-cell-properties fo:padding="0.097cm" fo:border-left="0.05pt solid #000000" fo:border-right="0.05pt solid #000000" fo:border-top="none" fo:border-bottom="0.05pt solid #000000"/>
    </style:style>
    <style:style style:name="Tabelle103.A5" style:family="table-cell">
      <style:table-cell-properties fo:padding="0.097cm" fo:border-left="0.05pt solid #000000" fo:border-right="none" fo:border-top="none" fo:border-bottom="0.05pt solid #000000"/>
    </style:style>
    <style:style style:name="Tabelle103.B5" style:family="table-cell">
      <style:table-cell-properties fo:padding="0.097cm" fo:border-left="0.05pt solid #000000" fo:border-right="none" fo:border-top="none" fo:border-bottom="0.05pt solid #000000"/>
    </style:style>
    <style:style style:name="Tabelle103.C5" style:family="table-cell">
      <style:table-cell-properties fo:padding="0.097cm" fo:border-left="0.05pt solid #000000" fo:border-right="none" fo:border-top="none" fo:border-bottom="0.05pt solid #000000"/>
    </style:style>
    <style:style style:name="Tabelle103.D5" style:family="table-cell">
      <style:table-cell-properties fo:padding="0.097cm" fo:border-left="0.05pt solid #000000" fo:border-right="none" fo:border-top="none" fo:border-bottom="0.05pt solid #000000"/>
    </style:style>
    <style:style style:name="Tabelle103.E5" style:family="table-cell">
      <style:table-cell-properties fo:padding="0.097cm" fo:border-left="0.05pt solid #000000" fo:border-right="0.05pt solid #000000" fo:border-top="none" fo:border-bottom="0.05pt solid #000000"/>
    </style:style>
    <style:style style:name="Tabelle103.A6" style:family="table-cell">
      <style:table-cell-properties fo:padding="0.097cm" fo:border-left="0.05pt solid #000000" fo:border-right="none" fo:border-top="none" fo:border-bottom="0.05pt solid #000000"/>
    </style:style>
    <style:style style:name="Tabelle103.B6" style:family="table-cell">
      <style:table-cell-properties fo:padding="0.097cm" fo:border-left="0.05pt solid #000000" fo:border-right="none" fo:border-top="none" fo:border-bottom="0.05pt solid #000000"/>
    </style:style>
    <style:style style:name="Tabelle103.C6" style:family="table-cell">
      <style:table-cell-properties fo:padding="0.097cm" fo:border-left="0.05pt solid #000000" fo:border-right="none" fo:border-top="none" fo:border-bottom="0.05pt solid #000000"/>
    </style:style>
    <style:style style:name="Tabelle103.D6" style:family="table-cell">
      <style:table-cell-properties fo:padding="0.097cm" fo:border-left="0.05pt solid #000000" fo:border-right="none" fo:border-top="none" fo:border-bottom="0.05pt solid #000000"/>
    </style:style>
    <style:style style:name="Tabelle103.E6" style:family="table-cell">
      <style:table-cell-properties fo:padding="0.097cm" fo:border-left="0.05pt solid #000000" fo:border-right="0.05pt solid #000000" fo:border-top="none" fo:border-bottom="0.05pt solid #000000"/>
    </style:style>
    <style:style style:name="Tabelle103.A7" style:family="table-cell">
      <style:table-cell-properties fo:padding="0.097cm" fo:border-left="0.05pt solid #000000" fo:border-right="none" fo:border-top="none" fo:border-bottom="0.05pt solid #000000"/>
    </style:style>
    <style:style style:name="Tabelle103.B7" style:family="table-cell">
      <style:table-cell-properties fo:padding="0.097cm" fo:border-left="0.05pt solid #000000" fo:border-right="none" fo:border-top="none" fo:border-bottom="0.05pt solid #000000"/>
    </style:style>
    <style:style style:name="Tabelle103.C7" style:family="table-cell">
      <style:table-cell-properties fo:padding="0.097cm" fo:border-left="0.05pt solid #000000" fo:border-right="none" fo:border-top="none" fo:border-bottom="0.05pt solid #000000"/>
    </style:style>
    <style:style style:name="Tabelle103.D7" style:family="table-cell">
      <style:table-cell-properties fo:padding="0.097cm" fo:border-left="0.05pt solid #000000" fo:border-right="none" fo:border-top="none" fo:border-bottom="0.05pt solid #000000"/>
    </style:style>
    <style:style style:name="Tabelle103.E7" style:family="table-cell">
      <style:table-cell-properties fo:padding="0.097cm" fo:border-left="0.05pt solid #000000" fo:border-right="0.05pt solid #000000" fo:border-top="none" fo:border-bottom="0.05pt solid #000000"/>
    </style:style>
    <style:style style:name="Tabelle103.A8" style:family="table-cell">
      <style:table-cell-properties fo:padding="0.097cm" fo:border-left="0.05pt solid #000000" fo:border-right="none" fo:border-top="none" fo:border-bottom="0.05pt solid #000000"/>
    </style:style>
    <style:style style:name="Tabelle103.B8" style:family="table-cell">
      <style:table-cell-properties fo:padding="0.097cm" fo:border-left="0.05pt solid #000000" fo:border-right="none" fo:border-top="none" fo:border-bottom="0.05pt solid #000000"/>
    </style:style>
    <style:style style:name="Tabelle103.C8" style:family="table-cell">
      <style:table-cell-properties fo:padding="0.097cm" fo:border-left="0.05pt solid #000000" fo:border-right="none" fo:border-top="none" fo:border-bottom="0.05pt solid #000000"/>
    </style:style>
    <style:style style:name="Tabelle103.D8" style:family="table-cell">
      <style:table-cell-properties fo:padding="0.097cm" fo:border-left="0.05pt solid #000000" fo:border-right="none" fo:border-top="none" fo:border-bottom="0.05pt solid #000000"/>
    </style:style>
    <style:style style:name="Tabelle103.E8" style:family="table-cell">
      <style:table-cell-properties fo:padding="0.097cm" fo:border-left="0.05pt solid #000000" fo:border-right="0.05pt solid #000000" fo:border-top="none" fo:border-bottom="0.05pt solid #000000"/>
    </style:style>
    <style:style style:name="Tabelle103.A9" style:family="table-cell">
      <style:table-cell-properties fo:padding="0.097cm" fo:border-left="0.05pt solid #000000" fo:border-right="none" fo:border-top="none" fo:border-bottom="0.05pt solid #000000"/>
    </style:style>
    <style:style style:name="Tabelle103.B9" style:family="table-cell">
      <style:table-cell-properties fo:padding="0.097cm" fo:border-left="0.05pt solid #000000" fo:border-right="none" fo:border-top="none" fo:border-bottom="0.05pt solid #000000"/>
    </style:style>
    <style:style style:name="Tabelle103.C9" style:family="table-cell">
      <style:table-cell-properties fo:padding="0.097cm" fo:border-left="0.05pt solid #000000" fo:border-right="none" fo:border-top="none" fo:border-bottom="0.05pt solid #000000"/>
    </style:style>
    <style:style style:name="Tabelle103.D9" style:family="table-cell">
      <style:table-cell-properties fo:padding="0.097cm" fo:border-left="0.05pt solid #000000" fo:border-right="none" fo:border-top="none" fo:border-bottom="0.05pt solid #000000"/>
    </style:style>
    <style:style style:name="Tabelle103.E9" style:family="table-cell">
      <style:table-cell-properties fo:padding="0.097cm" fo:border-left="0.05pt solid #000000" fo:border-right="0.05pt solid #000000" fo:border-top="none" fo:border-bottom="0.05pt solid #000000"/>
    </style:style>
    <style:style style:name="Tabelle103.A10" style:family="table-cell">
      <style:table-cell-properties fo:padding="0.097cm" fo:border-left="0.05pt solid #000000" fo:border-right="none" fo:border-top="none" fo:border-bottom="0.05pt solid #000000"/>
    </style:style>
    <style:style style:name="Tabelle103.B10" style:family="table-cell">
      <style:table-cell-properties fo:padding="0.097cm" fo:border-left="0.05pt solid #000000" fo:border-right="none" fo:border-top="none" fo:border-bottom="0.05pt solid #000000"/>
    </style:style>
    <style:style style:name="Tabelle103.C10" style:family="table-cell">
      <style:table-cell-properties fo:padding="0.097cm" fo:border-left="0.05pt solid #000000" fo:border-right="none" fo:border-top="none" fo:border-bottom="0.05pt solid #000000"/>
    </style:style>
    <style:style style:name="Tabelle103.D10" style:family="table-cell">
      <style:table-cell-properties fo:padding="0.097cm" fo:border-left="0.05pt solid #000000" fo:border-right="none" fo:border-top="none" fo:border-bottom="0.05pt solid #000000"/>
    </style:style>
    <style:style style:name="Tabelle103.E10" style:family="table-cell">
      <style:table-cell-properties fo:padding="0.097cm" fo:border-left="0.05pt solid #000000" fo:border-right="0.05pt solid #000000" fo:border-top="none" fo:border-bottom="0.05pt solid #000000"/>
    </style:style>
    <style:style style:name="Tabelle103.A11" style:family="table-cell">
      <style:table-cell-properties fo:padding="0.097cm" fo:border-left="0.05pt solid #000000" fo:border-right="none" fo:border-top="none" fo:border-bottom="0.05pt solid #000000"/>
    </style:style>
    <style:style style:name="Tabelle103.B11" style:family="table-cell">
      <style:table-cell-properties fo:padding="0.097cm" fo:border-left="0.05pt solid #000000" fo:border-right="none" fo:border-top="none" fo:border-bottom="0.05pt solid #000000"/>
    </style:style>
    <style:style style:name="Tabelle103.C11" style:family="table-cell">
      <style:table-cell-properties fo:padding="0.097cm" fo:border-left="0.05pt solid #000000" fo:border-right="none" fo:border-top="none" fo:border-bottom="0.05pt solid #000000"/>
    </style:style>
    <style:style style:name="Tabelle103.D11" style:family="table-cell">
      <style:table-cell-properties fo:padding="0.097cm" fo:border-left="0.05pt solid #000000" fo:border-right="none" fo:border-top="none" fo:border-bottom="0.05pt solid #000000"/>
    </style:style>
    <style:style style:name="Tabelle103.E11" style:family="table-cell">
      <style:table-cell-properties fo:padding="0.097cm" fo:border-left="0.05pt solid #000000" fo:border-right="0.05pt solid #000000" fo:border-top="none" fo:border-bottom="0.05pt solid #000000"/>
    </style:style>
    <style:style style:name="Tabelle103.A12" style:family="table-cell">
      <style:table-cell-properties fo:padding="0.097cm" fo:border-left="0.05pt solid #000000" fo:border-right="none" fo:border-top="none" fo:border-bottom="0.05pt solid #000000"/>
    </style:style>
    <style:style style:name="Tabelle103.B12" style:family="table-cell">
      <style:table-cell-properties fo:padding="0.097cm" fo:border-left="0.05pt solid #000000" fo:border-right="none" fo:border-top="none" fo:border-bottom="0.05pt solid #000000"/>
    </style:style>
    <style:style style:name="Tabelle103.C12" style:family="table-cell">
      <style:table-cell-properties fo:padding="0.097cm" fo:border-left="0.05pt solid #000000" fo:border-right="none" fo:border-top="none" fo:border-bottom="0.05pt solid #000000"/>
    </style:style>
    <style:style style:name="Tabelle103.D12" style:family="table-cell">
      <style:table-cell-properties fo:padding="0.097cm" fo:border-left="0.05pt solid #000000" fo:border-right="none" fo:border-top="none" fo:border-bottom="0.05pt solid #000000"/>
    </style:style>
    <style:style style:name="Tabelle103.E12" style:family="table-cell">
      <style:table-cell-properties fo:padding="0.097cm" fo:border-left="0.05pt solid #000000" fo:border-right="0.05pt solid #000000" fo:border-top="none" fo:border-bottom="0.05pt solid #000000"/>
    </style:style>
    <style:style style:name="Tabelle103.A13" style:family="table-cell">
      <style:table-cell-properties fo:padding="0.097cm" fo:border-left="0.05pt solid #000000" fo:border-right="none" fo:border-top="none" fo:border-bottom="0.05pt solid #000000"/>
    </style:style>
    <style:style style:name="Tabelle103.B13" style:family="table-cell">
      <style:table-cell-properties fo:padding="0.097cm" fo:border-left="0.05pt solid #000000" fo:border-right="none" fo:border-top="none" fo:border-bottom="0.05pt solid #000000"/>
    </style:style>
    <style:style style:name="Tabelle103.C13" style:family="table-cell">
      <style:table-cell-properties fo:padding="0.097cm" fo:border-left="0.05pt solid #000000" fo:border-right="none" fo:border-top="none" fo:border-bottom="0.05pt solid #000000"/>
    </style:style>
    <style:style style:name="Tabelle103.D13" style:family="table-cell">
      <style:table-cell-properties fo:padding="0.097cm" fo:border-left="0.05pt solid #000000" fo:border-right="none" fo:border-top="none" fo:border-bottom="0.05pt solid #000000"/>
    </style:style>
    <style:style style:name="Tabelle103.E13" style:family="table-cell">
      <style:table-cell-properties fo:padding="0.097cm" fo:border-left="0.05pt solid #000000" fo:border-right="0.05pt solid #000000" fo:border-top="none" fo:border-bottom="0.05pt solid #000000"/>
    </style:style>
    <style:style style:name="Tabelle103.A14" style:family="table-cell">
      <style:table-cell-properties fo:padding="0.097cm" fo:border-left="0.05pt solid #000000" fo:border-right="none" fo:border-top="none" fo:border-bottom="0.05pt solid #000000"/>
    </style:style>
    <style:style style:name="Tabelle103.B14" style:family="table-cell">
      <style:table-cell-properties fo:padding="0.097cm" fo:border-left="0.05pt solid #000000" fo:border-right="none" fo:border-top="none" fo:border-bottom="0.05pt solid #000000"/>
    </style:style>
    <style:style style:name="Tabelle103.C14" style:family="table-cell">
      <style:table-cell-properties fo:padding="0.097cm" fo:border-left="0.05pt solid #000000" fo:border-right="none" fo:border-top="none" fo:border-bottom="0.05pt solid #000000"/>
    </style:style>
    <style:style style:name="Tabelle103.D14" style:family="table-cell">
      <style:table-cell-properties fo:padding="0.097cm" fo:border-left="0.05pt solid #000000" fo:border-right="none" fo:border-top="none" fo:border-bottom="0.05pt solid #000000"/>
    </style:style>
    <style:style style:name="Tabelle103.E14" style:family="table-cell">
      <style:table-cell-properties fo:padding="0.097cm" fo:border-left="0.05pt solid #000000" fo:border-right="0.05pt solid #000000" fo:border-top="none" fo:border-bottom="0.05pt solid #000000"/>
    </style:style>
    <style:style style:name="Tabelle103.A15" style:family="table-cell">
      <style:table-cell-properties fo:padding="0.097cm" fo:border-left="0.05pt solid #000000" fo:border-right="none" fo:border-top="none" fo:border-bottom="0.05pt solid #000000"/>
    </style:style>
    <style:style style:name="Tabelle103.B15" style:family="table-cell">
      <style:table-cell-properties fo:padding="0.097cm" fo:border-left="0.05pt solid #000000" fo:border-right="none" fo:border-top="none" fo:border-bottom="0.05pt solid #000000"/>
    </style:style>
    <style:style style:name="Tabelle103.C15" style:family="table-cell">
      <style:table-cell-properties fo:padding="0.097cm" fo:border-left="0.05pt solid #000000" fo:border-right="none" fo:border-top="none" fo:border-bottom="0.05pt solid #000000"/>
    </style:style>
    <style:style style:name="Tabelle103.D15" style:family="table-cell">
      <style:table-cell-properties fo:padding="0.097cm" fo:border-left="0.05pt solid #000000" fo:border-right="none" fo:border-top="none" fo:border-bottom="0.05pt solid #000000"/>
    </style:style>
    <style:style style:name="Tabelle103.E15" style:family="table-cell">
      <style:table-cell-properties fo:padding="0.097cm" fo:border-left="0.05pt solid #000000" fo:border-right="0.05pt solid #000000" fo:border-top="none" fo:border-bottom="0.05pt solid #000000"/>
    </style:style>
    <style:style style:name="Tabelle103.A16" style:family="table-cell">
      <style:table-cell-properties fo:padding="0.097cm" fo:border-left="0.05pt solid #000000" fo:border-right="none" fo:border-top="none" fo:border-bottom="0.05pt solid #000000"/>
    </style:style>
    <style:style style:name="Tabelle103.B16" style:family="table-cell">
      <style:table-cell-properties fo:padding="0.097cm" fo:border-left="0.05pt solid #000000" fo:border-right="none" fo:border-top="none" fo:border-bottom="0.05pt solid #000000"/>
    </style:style>
    <style:style style:name="Tabelle103.C16" style:family="table-cell">
      <style:table-cell-properties fo:padding="0.097cm" fo:border-left="0.05pt solid #000000" fo:border-right="none" fo:border-top="none" fo:border-bottom="0.05pt solid #000000"/>
    </style:style>
    <style:style style:name="Tabelle103.D16" style:family="table-cell">
      <style:table-cell-properties fo:padding="0.097cm" fo:border-left="0.05pt solid #000000" fo:border-right="none" fo:border-top="none" fo:border-bottom="0.05pt solid #000000"/>
    </style:style>
    <style:style style:name="Tabelle103.E16" style:family="table-cell">
      <style:table-cell-properties fo:padding="0.097cm" fo:border-left="0.05pt solid #000000" fo:border-right="0.05pt solid #000000" fo:border-top="none" fo:border-bottom="0.05pt solid #000000"/>
    </style:style>
    <style:style style:name="Tabelle106" style:family="table">
      <style:table-properties style:width="18.5cm" fo:margin-left="0cm" table:align="left"/>
    </style:style>
    <style:style style:name="Tabelle106.A" style:family="table-column">
      <style:table-column-properties style:column-width="18.5cm"/>
    </style:style>
    <style:style style:name="Tabelle106.1" style:family="table-row">
      <style:table-row-properties fo:keep-together="always"/>
    </style:style>
    <style:style style:name="Tabelle106.A1" style:family="table-cell">
      <style:table-cell-properties fo:background-color="#cfe7f5" fo:padding="0.097cm" fo:border="0.05pt solid #000000">
        <style:background-image/>
      </style:table-cell-properties>
    </style:style>
    <style:style style:name="Tabelle105" style:family="table">
      <style:table-properties style:width="18.5cm" fo:margin-left="0cm" table:align="left"/>
    </style:style>
    <style:style style:name="Tabelle105.A" style:family="table-column">
      <style:table-column-properties style:column-width="3.896cm"/>
    </style:style>
    <style:style style:name="Tabelle105.B" style:family="table-column">
      <style:table-column-properties style:column-width="3.704cm"/>
    </style:style>
    <style:style style:name="Tabelle105.C" style:family="table-column">
      <style:table-column-properties style:column-width="4.209cm"/>
    </style:style>
    <style:style style:name="Tabelle105.D" style:family="table-column">
      <style:table-column-properties style:column-width="2.699cm"/>
    </style:style>
    <style:style style:name="Tabelle105.E" style:family="table-column">
      <style:table-column-properties style:column-width="3.992cm"/>
    </style:style>
    <style:style style:name="Tabelle105.1" style:family="table-row">
      <style:table-row-properties fo:keep-together="always"/>
    </style:style>
    <style:style style:name="Tabelle105.A1" style:family="table-cell">
      <style:table-cell-properties fo:background-color="#cfe7f5" fo:padding="0.097cm" fo:border="0.05pt solid #000000">
        <style:background-image/>
      </style:table-cell-properties>
    </style:style>
    <style:style style:name="Tabelle10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5.E2" style:family="table-cell">
      <style:table-cell-properties fo:background-color="#999999" fo:padding="0.097cm" fo:border="0.05pt solid #000000">
        <style:background-image/>
      </style:table-cell-properties>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none" fo:border-top="none" fo:border-bottom="0.05pt solid #000000"/>
    </style:style>
    <style:style style:name="Tabelle105.C3" style:family="table-cell">
      <style:table-cell-properties fo:padding="0.097cm" fo:border-left="0.05pt solid #000000" fo:border-right="none" fo:border-top="none" fo:border-bottom="0.05pt solid #000000"/>
    </style:style>
    <style:style style:name="Tabelle105.D3" style:family="table-cell">
      <style:table-cell-properties fo:padding="0.097cm" fo:border-left="0.05pt solid #000000" fo:border-right="none" fo:border-top="none" fo:border-bottom="0.05pt solid #000000"/>
    </style:style>
    <style:style style:name="Tabelle105.E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none" fo:border-top="none" fo:border-bottom="0.05pt solid #000000"/>
    </style:style>
    <style:style style:name="Tabelle105.C4" style:family="table-cell">
      <style:table-cell-properties fo:padding="0.097cm" fo:border-left="0.05pt solid #000000" fo:border-right="none" fo:border-top="none" fo:border-bottom="0.05pt solid #000000"/>
    </style:style>
    <style:style style:name="Tabelle105.D4" style:family="table-cell">
      <style:table-cell-properties fo:padding="0.097cm" fo:border-left="0.05pt solid #000000" fo:border-right="none" fo:border-top="none" fo:border-bottom="0.05pt solid #000000"/>
    </style:style>
    <style:style style:name="Tabelle105.E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none" fo:border-top="none" fo:border-bottom="0.05pt solid #000000"/>
    </style:style>
    <style:style style:name="Tabelle105.C5" style:family="table-cell">
      <style:table-cell-properties fo:padding="0.097cm" fo:border-left="0.05pt solid #000000" fo:border-right="none" fo:border-top="none" fo:border-bottom="0.05pt solid #000000"/>
    </style:style>
    <style:style style:name="Tabelle105.D5" style:family="table-cell">
      <style:table-cell-properties fo:padding="0.097cm" fo:border-left="0.05pt solid #000000" fo:border-right="none" fo:border-top="none" fo:border-bottom="0.05pt solid #000000"/>
    </style:style>
    <style:style style:name="Tabelle105.E5" style:family="table-cell">
      <style:table-cell-properties fo:padding="0.097cm" fo:border-left="0.05pt solid #000000" fo:border-right="0.05pt solid #000000" fo:border-top="none" fo:border-bottom="0.05pt solid #000000"/>
    </style:style>
    <style:style style:name="Tabelle105.6" style:family="table-row">
      <style:table-row-properties style:min-row-height="0.346cm" fo:keep-together="always"/>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none" fo:border-top="none" fo:border-bottom="0.05pt solid #000000"/>
    </style:style>
    <style:style style:name="Tabelle105.C6" style:family="table-cell">
      <style:table-cell-properties fo:padding="0.097cm" fo:border-left="0.05pt solid #000000" fo:border-right="none" fo:border-top="none" fo:border-bottom="0.05pt solid #000000"/>
    </style:style>
    <style:style style:name="Tabelle105.D6" style:family="table-cell">
      <style:table-cell-properties fo:padding="0.097cm" fo:border-left="0.05pt solid #000000" fo:border-right="none" fo:border-top="none" fo:border-bottom="0.05pt solid #000000"/>
    </style:style>
    <style:style style:name="Tabelle105.E6" style:family="table-cell">
      <style:table-cell-properties fo:padding="0.097cm" fo:border-left="0.05pt solid #000000" fo:border-right="0.05pt solid #000000" fo:border-top="none" fo:border-bottom="0.05pt solid #000000"/>
    </style:style>
    <style:style style:name="Tabelle105.A7" style:family="table-cell">
      <style:table-cell-properties fo:padding="0.097cm" fo:border-left="0.05pt solid #000000" fo:border-right="none" fo:border-top="none" fo:border-bottom="0.05pt solid #000000"/>
    </style:style>
    <style:style style:name="Tabelle105.B7" style:family="table-cell">
      <style:table-cell-properties fo:padding="0.097cm" fo:border-left="0.05pt solid #000000" fo:border-right="none" fo:border-top="none" fo:border-bottom="0.05pt solid #000000"/>
    </style:style>
    <style:style style:name="Tabelle105.C7" style:family="table-cell">
      <style:table-cell-properties fo:padding="0.097cm" fo:border-left="0.05pt solid #000000" fo:border-right="none" fo:border-top="none" fo:border-bottom="0.05pt solid #000000"/>
    </style:style>
    <style:style style:name="Tabelle105.D7" style:family="table-cell">
      <style:table-cell-properties fo:padding="0.097cm" fo:border-left="0.05pt solid #000000" fo:border-right="none" fo:border-top="none" fo:border-bottom="0.05pt solid #000000"/>
    </style:style>
    <style:style style:name="Tabelle105.E7" style:family="table-cell">
      <style:table-cell-properties fo:padding="0.097cm" fo:border-left="0.05pt solid #000000" fo:border-right="0.05pt solid #000000" fo:border-top="none" fo:border-bottom="0.05pt solid #000000"/>
    </style:style>
    <style:style style:name="Tabelle105.A8" style:family="table-cell">
      <style:table-cell-properties fo:padding="0.097cm" fo:border-left="0.05pt solid #000000" fo:border-right="none" fo:border-top="none" fo:border-bottom="0.05pt solid #000000"/>
    </style:style>
    <style:style style:name="Tabelle105.B8" style:family="table-cell">
      <style:table-cell-properties fo:padding="0.097cm" fo:border-left="0.05pt solid #000000" fo:border-right="none" fo:border-top="none" fo:border-bottom="0.05pt solid #000000"/>
    </style:style>
    <style:style style:name="Tabelle105.C8" style:family="table-cell">
      <style:table-cell-properties fo:padding="0.097cm" fo:border-left="0.05pt solid #000000" fo:border-right="none" fo:border-top="none" fo:border-bottom="0.05pt solid #000000"/>
    </style:style>
    <style:style style:name="Tabelle105.D8" style:family="table-cell">
      <style:table-cell-properties fo:padding="0.097cm" fo:border-left="0.05pt solid #000000" fo:border-right="none" fo:border-top="none" fo:border-bottom="0.05pt solid #000000"/>
    </style:style>
    <style:style style:name="Tabelle105.E8" style:family="table-cell">
      <style:table-cell-properties fo:padding="0.097cm" fo:border-left="0.05pt solid #000000" fo:border-right="0.05pt solid #000000" fo:border-top="none" fo:border-bottom="0.05pt solid #000000"/>
    </style:style>
    <style:style style:name="Tabelle105.A9" style:family="table-cell">
      <style:table-cell-properties fo:padding="0.097cm" fo:border-left="0.05pt solid #000000" fo:border-right="none" fo:border-top="none" fo:border-bottom="0.05pt solid #000000"/>
    </style:style>
    <style:style style:name="Tabelle105.B9" style:family="table-cell">
      <style:table-cell-properties fo:padding="0.097cm" fo:border-left="0.05pt solid #000000" fo:border-right="none" fo:border-top="none" fo:border-bottom="0.05pt solid #000000"/>
    </style:style>
    <style:style style:name="Tabelle105.C9" style:family="table-cell">
      <style:table-cell-properties fo:padding="0.097cm" fo:border-left="0.05pt solid #000000" fo:border-right="none" fo:border-top="none" fo:border-bottom="0.05pt solid #000000"/>
    </style:style>
    <style:style style:name="Tabelle105.D9" style:family="table-cell">
      <style:table-cell-properties fo:padding="0.097cm" fo:border-left="0.05pt solid #000000" fo:border-right="none" fo:border-top="none" fo:border-bottom="0.05pt solid #000000"/>
    </style:style>
    <style:style style:name="Tabelle105.E9" style:family="table-cell">
      <style:table-cell-properties fo:padding="0.097cm" fo:border-left="0.05pt solid #000000" fo:border-right="0.05pt solid #000000" fo:border-top="none" fo:border-bottom="0.05pt solid #000000"/>
    </style:style>
    <style:style style:name="Tabelle105.A10" style:family="table-cell">
      <style:table-cell-properties fo:padding="0.097cm" fo:border-left="0.05pt solid #000000" fo:border-right="none" fo:border-top="none" fo:border-bottom="0.05pt solid #000000"/>
    </style:style>
    <style:style style:name="Tabelle105.B10" style:family="table-cell">
      <style:table-cell-properties fo:padding="0.097cm" fo:border-left="0.05pt solid #000000" fo:border-right="none" fo:border-top="none" fo:border-bottom="0.05pt solid #000000"/>
    </style:style>
    <style:style style:name="Tabelle105.C10" style:family="table-cell">
      <style:table-cell-properties fo:padding="0.097cm" fo:border-left="0.05pt solid #000000" fo:border-right="none" fo:border-top="none" fo:border-bottom="0.05pt solid #000000"/>
    </style:style>
    <style:style style:name="Tabelle105.D10" style:family="table-cell">
      <style:table-cell-properties fo:padding="0.097cm" fo:border-left="0.05pt solid #000000" fo:border-right="none" fo:border-top="none" fo:border-bottom="0.05pt solid #000000"/>
    </style:style>
    <style:style style:name="Tabelle105.E10" style:family="table-cell">
      <style:table-cell-properties fo:padding="0.097cm" fo:border-left="0.05pt solid #000000" fo:border-right="0.05pt solid #000000" fo:border-top="none" fo:border-bottom="0.05pt solid #000000"/>
    </style:style>
    <style:style style:name="Tabelle105.A11" style:family="table-cell">
      <style:table-cell-properties fo:padding="0.097cm" fo:border-left="0.05pt solid #000000" fo:border-right="none" fo:border-top="none" fo:border-bottom="0.05pt solid #000000"/>
    </style:style>
    <style:style style:name="Tabelle105.B11" style:family="table-cell">
      <style:table-cell-properties fo:padding="0.097cm" fo:border-left="0.05pt solid #000000" fo:border-right="none" fo:border-top="none" fo:border-bottom="0.05pt solid #000000"/>
    </style:style>
    <style:style style:name="Tabelle105.C11" style:family="table-cell">
      <style:table-cell-properties fo:padding="0.097cm" fo:border-left="0.05pt solid #000000" fo:border-right="none" fo:border-top="none" fo:border-bottom="0.05pt solid #000000"/>
    </style:style>
    <style:style style:name="Tabelle105.D11" style:family="table-cell">
      <style:table-cell-properties fo:padding="0.097cm" fo:border-left="0.05pt solid #000000" fo:border-right="none" fo:border-top="none" fo:border-bottom="0.05pt solid #000000"/>
    </style:style>
    <style:style style:name="Tabelle105.E11" style:family="table-cell">
      <style:table-cell-properties fo:padding="0.097cm" fo:border-left="0.05pt solid #000000" fo:border-right="0.05pt solid #000000" fo:border-top="none" fo:border-bottom="0.05pt solid #000000"/>
    </style:style>
    <style:style style:name="Tabelle105.A12" style:family="table-cell">
      <style:table-cell-properties fo:padding="0.097cm" fo:border-left="0.05pt solid #000000" fo:border-right="none" fo:border-top="none" fo:border-bottom="0.05pt solid #000000"/>
    </style:style>
    <style:style style:name="Tabelle105.B12" style:family="table-cell">
      <style:table-cell-properties fo:padding="0.097cm" fo:border-left="0.05pt solid #000000" fo:border-right="none" fo:border-top="none" fo:border-bottom="0.05pt solid #000000"/>
    </style:style>
    <style:style style:name="Tabelle105.C12" style:family="table-cell">
      <style:table-cell-properties fo:padding="0.097cm" fo:border-left="0.05pt solid #000000" fo:border-right="none" fo:border-top="none" fo:border-bottom="0.05pt solid #000000"/>
    </style:style>
    <style:style style:name="Tabelle105.D12" style:family="table-cell">
      <style:table-cell-properties fo:padding="0.097cm" fo:border-left="0.05pt solid #000000" fo:border-right="none" fo:border-top="none" fo:border-bottom="0.05pt solid #000000"/>
    </style:style>
    <style:style style:name="Tabelle105.E12" style:family="table-cell">
      <style:table-cell-properties fo:padding="0.097cm" fo:border-left="0.05pt solid #000000" fo:border-right="0.05pt solid #000000" fo:border-top="none" fo:border-bottom="0.05pt solid #000000"/>
    </style:style>
    <style:style style:name="Tabelle105.A13" style:family="table-cell">
      <style:table-cell-properties fo:padding="0.097cm" fo:border-left="0.05pt solid #000000" fo:border-right="none" fo:border-top="none" fo:border-bottom="0.05pt solid #000000"/>
    </style:style>
    <style:style style:name="Tabelle105.B13" style:family="table-cell">
      <style:table-cell-properties fo:padding="0.097cm" fo:border-left="0.05pt solid #000000" fo:border-right="none" fo:border-top="none" fo:border-bottom="0.05pt solid #000000"/>
    </style:style>
    <style:style style:name="Tabelle105.C13" style:family="table-cell">
      <style:table-cell-properties fo:padding="0.097cm" fo:border-left="0.05pt solid #000000" fo:border-right="none" fo:border-top="none" fo:border-bottom="0.05pt solid #000000"/>
    </style:style>
    <style:style style:name="Tabelle105.D13" style:family="table-cell">
      <style:table-cell-properties fo:padding="0.097cm" fo:border-left="0.05pt solid #000000" fo:border-right="none" fo:border-top="none" fo:border-bottom="0.05pt solid #000000"/>
    </style:style>
    <style:style style:name="Tabelle105.E13" style:family="table-cell">
      <style:table-cell-properties fo:padding="0.097cm" fo:border-left="0.05pt solid #000000" fo:border-right="0.05pt solid #000000" fo:border-top="none" fo:border-bottom="0.05pt solid #000000"/>
    </style:style>
    <style:style style:name="Tabelle105.A14" style:family="table-cell">
      <style:table-cell-properties fo:padding="0.097cm" fo:border-left="0.05pt solid #000000" fo:border-right="none" fo:border-top="none" fo:border-bottom="0.05pt solid #000000"/>
    </style:style>
    <style:style style:name="Tabelle105.B14" style:family="table-cell">
      <style:table-cell-properties fo:padding="0.097cm" fo:border-left="0.05pt solid #000000" fo:border-right="none" fo:border-top="none" fo:border-bottom="0.05pt solid #000000"/>
    </style:style>
    <style:style style:name="Tabelle105.C14" style:family="table-cell">
      <style:table-cell-properties fo:padding="0.097cm" fo:border-left="0.05pt solid #000000" fo:border-right="none" fo:border-top="none" fo:border-bottom="0.05pt solid #000000"/>
    </style:style>
    <style:style style:name="Tabelle105.D14" style:family="table-cell">
      <style:table-cell-properties fo:padding="0.097cm" fo:border-left="0.05pt solid #000000" fo:border-right="none" fo:border-top="none" fo:border-bottom="0.05pt solid #000000"/>
    </style:style>
    <style:style style:name="Tabelle105.E14" style:family="table-cell">
      <style:table-cell-properties fo:padding="0.097cm" fo:border-left="0.05pt solid #000000" fo:border-right="0.05pt solid #000000" fo:border-top="none" fo:border-bottom="0.05pt solid #000000"/>
    </style:style>
    <style:style style:name="Tabelle105.A15" style:family="table-cell">
      <style:table-cell-properties fo:padding="0.097cm" fo:border-left="0.05pt solid #000000" fo:border-right="none" fo:border-top="none" fo:border-bottom="0.05pt solid #000000"/>
    </style:style>
    <style:style style:name="Tabelle105.B15" style:family="table-cell">
      <style:table-cell-properties fo:padding="0.097cm" fo:border-left="0.05pt solid #000000" fo:border-right="none" fo:border-top="none" fo:border-bottom="0.05pt solid #000000"/>
    </style:style>
    <style:style style:name="Tabelle105.C15" style:family="table-cell">
      <style:table-cell-properties fo:padding="0.097cm" fo:border-left="0.05pt solid #000000" fo:border-right="none" fo:border-top="none" fo:border-bottom="0.05pt solid #000000"/>
    </style:style>
    <style:style style:name="Tabelle105.D15" style:family="table-cell">
      <style:table-cell-properties fo:padding="0.097cm" fo:border-left="0.05pt solid #000000" fo:border-right="none" fo:border-top="none" fo:border-bottom="0.05pt solid #000000"/>
    </style:style>
    <style:style style:name="Tabelle105.E15" style:family="table-cell">
      <style:table-cell-properties fo:padding="0.097cm" fo:border-left="0.05pt solid #000000" fo:border-right="0.05pt solid #000000" fo:border-top="none" fo:border-bottom="0.05pt solid #000000"/>
    </style:style>
    <style:style style:name="Tabelle105.A16" style:family="table-cell">
      <style:table-cell-properties fo:padding="0.097cm" fo:border-left="0.05pt solid #000000" fo:border-right="none" fo:border-top="none" fo:border-bottom="0.05pt solid #000000"/>
    </style:style>
    <style:style style:name="Tabelle105.B16" style:family="table-cell">
      <style:table-cell-properties fo:padding="0.097cm" fo:border-left="0.05pt solid #000000" fo:border-right="none" fo:border-top="none" fo:border-bottom="0.05pt solid #000000"/>
    </style:style>
    <style:style style:name="Tabelle105.C16" style:family="table-cell">
      <style:table-cell-properties fo:padding="0.097cm" fo:border-left="0.05pt solid #000000" fo:border-right="none" fo:border-top="none" fo:border-bottom="0.05pt solid #000000"/>
    </style:style>
    <style:style style:name="Tabelle105.D16" style:family="table-cell">
      <style:table-cell-properties fo:padding="0.097cm" fo:border-left="0.05pt solid #000000" fo:border-right="none" fo:border-top="none" fo:border-bottom="0.05pt solid #000000"/>
    </style:style>
    <style:style style:name="Tabelle105.E16" style:family="table-cell">
      <style:table-cell-properties fo:padding="0.097cm" fo:border-left="0.05pt solid #000000" fo:border-right="0.05pt solid #000000" fo:border-top="none" fo:border-bottom="0.05pt solid #000000"/>
    </style:style>
    <style:style style:name="Tabelle105.A17" style:family="table-cell">
      <style:table-cell-properties fo:padding="0.097cm" fo:border-left="0.05pt solid #000000" fo:border-right="none" fo:border-top="none" fo:border-bottom="0.05pt solid #000000"/>
    </style:style>
    <style:style style:name="Tabelle105.B17" style:family="table-cell">
      <style:table-cell-properties fo:padding="0.097cm" fo:border-left="0.05pt solid #000000" fo:border-right="none" fo:border-top="none" fo:border-bottom="0.05pt solid #000000"/>
    </style:style>
    <style:style style:name="Tabelle105.C17" style:family="table-cell">
      <style:table-cell-properties fo:padding="0.097cm" fo:border-left="0.05pt solid #000000" fo:border-right="none" fo:border-top="none" fo:border-bottom="0.05pt solid #000000"/>
    </style:style>
    <style:style style:name="Tabelle105.D17" style:family="table-cell">
      <style:table-cell-properties fo:padding="0.097cm" fo:border-left="0.05pt solid #000000" fo:border-right="none" fo:border-top="none" fo:border-bottom="0.05pt solid #000000"/>
    </style:style>
    <style:style style:name="Tabelle105.E17" style:family="table-cell">
      <style:table-cell-properties fo:padding="0.097cm" fo:border-left="0.05pt solid #000000" fo:border-right="0.05pt solid #000000" fo:border-top="none" fo:border-bottom="0.05pt solid #000000"/>
    </style:style>
    <style:style style:name="Tabelle105.A18" style:family="table-cell">
      <style:table-cell-properties fo:padding="0.097cm" fo:border-left="0.05pt solid #000000" fo:border-right="none" fo:border-top="none" fo:border-bottom="0.05pt solid #000000"/>
    </style:style>
    <style:style style:name="Tabelle105.B18" style:family="table-cell">
      <style:table-cell-properties fo:padding="0.097cm" fo:border-left="0.05pt solid #000000" fo:border-right="none" fo:border-top="none" fo:border-bottom="0.05pt solid #000000"/>
    </style:style>
    <style:style style:name="Tabelle105.C18" style:family="table-cell">
      <style:table-cell-properties fo:padding="0.097cm" fo:border-left="0.05pt solid #000000" fo:border-right="none" fo:border-top="none" fo:border-bottom="0.05pt solid #000000"/>
    </style:style>
    <style:style style:name="Tabelle105.D18" style:family="table-cell">
      <style:table-cell-properties fo:padding="0.097cm" fo:border-left="0.05pt solid #000000" fo:border-right="none" fo:border-top="none" fo:border-bottom="0.05pt solid #000000"/>
    </style:style>
    <style:style style:name="Tabelle105.E18" style:family="table-cell">
      <style:table-cell-properties fo:padding="0.097cm" fo:border-left="0.05pt solid #000000" fo:border-right="0.05pt solid #000000" fo:border-top="none" fo:border-bottom="0.05pt solid #000000"/>
    </style:style>
    <style:style style:name="Tabelle105.A19" style:family="table-cell">
      <style:table-cell-properties fo:padding="0.097cm" fo:border-left="0.05pt solid #000000" fo:border-right="none" fo:border-top="none" fo:border-bottom="0.05pt solid #000000"/>
    </style:style>
    <style:style style:name="Tabelle105.B19" style:family="table-cell">
      <style:table-cell-properties fo:padding="0.097cm" fo:border-left="0.05pt solid #000000" fo:border-right="none" fo:border-top="none" fo:border-bottom="0.05pt solid #000000"/>
    </style:style>
    <style:style style:name="Tabelle105.C19" style:family="table-cell">
      <style:table-cell-properties fo:padding="0.097cm" fo:border-left="0.05pt solid #000000" fo:border-right="none" fo:border-top="none" fo:border-bottom="0.05pt solid #000000"/>
    </style:style>
    <style:style style:name="Tabelle105.D19" style:family="table-cell">
      <style:table-cell-properties fo:padding="0.097cm" fo:border-left="0.05pt solid #000000" fo:border-right="none" fo:border-top="none" fo:border-bottom="0.05pt solid #000000"/>
    </style:style>
    <style:style style:name="Tabelle105.E19" style:family="table-cell">
      <style:table-cell-properties fo:padding="0.097cm" fo:border-left="0.05pt solid #000000" fo:border-right="0.05pt solid #000000" fo:border-top="none" fo:border-bottom="0.05pt solid #000000"/>
    </style:style>
    <style:style style:name="Tabelle105.A20" style:family="table-cell">
      <style:table-cell-properties fo:padding="0.097cm" fo:border-left="0.05pt solid #000000" fo:border-right="none" fo:border-top="none" fo:border-bottom="0.05pt solid #000000"/>
    </style:style>
    <style:style style:name="Tabelle105.B20" style:family="table-cell">
      <style:table-cell-properties fo:padding="0.097cm" fo:border-left="0.05pt solid #000000" fo:border-right="none" fo:border-top="none" fo:border-bottom="0.05pt solid #000000"/>
    </style:style>
    <style:style style:name="Tabelle105.C20" style:family="table-cell">
      <style:table-cell-properties fo:padding="0.097cm" fo:border-left="0.05pt solid #000000" fo:border-right="none" fo:border-top="none" fo:border-bottom="0.05pt solid #000000"/>
    </style:style>
    <style:style style:name="Tabelle105.D20" style:family="table-cell">
      <style:table-cell-properties fo:padding="0.097cm" fo:border-left="0.05pt solid #000000" fo:border-right="none" fo:border-top="none" fo:border-bottom="0.05pt solid #000000"/>
    </style:style>
    <style:style style:name="Tabelle105.E20" style:family="table-cell">
      <style:table-cell-properties fo:padding="0.097cm" fo:border-left="0.05pt solid #000000" fo:border-right="0.05pt solid #000000" fo:border-top="none" fo:border-bottom="0.05pt solid #000000"/>
    </style:style>
    <style:style style:name="Tabelle105.A21" style:family="table-cell">
      <style:table-cell-properties fo:padding="0.097cm" fo:border-left="0.05pt solid #000000" fo:border-right="none" fo:border-top="none" fo:border-bottom="0.05pt solid #000000"/>
    </style:style>
    <style:style style:name="Tabelle105.B21" style:family="table-cell">
      <style:table-cell-properties fo:padding="0.097cm" fo:border-left="0.05pt solid #000000" fo:border-right="none" fo:border-top="none" fo:border-bottom="0.05pt solid #000000"/>
    </style:style>
    <style:style style:name="Tabelle105.C21" style:family="table-cell">
      <style:table-cell-properties fo:padding="0.097cm" fo:border-left="0.05pt solid #000000" fo:border-right="none" fo:border-top="none" fo:border-bottom="0.05pt solid #000000"/>
    </style:style>
    <style:style style:name="Tabelle105.D21" style:family="table-cell">
      <style:table-cell-properties fo:padding="0.097cm" fo:border-left="0.05pt solid #000000" fo:border-right="none" fo:border-top="none" fo:border-bottom="0.05pt solid #000000"/>
    </style:style>
    <style:style style:name="Tabelle105.E21" style:family="table-cell">
      <style:table-cell-properties fo:padding="0.097cm" fo:border-left="0.05pt solid #000000" fo:border-right="0.05pt solid #000000" fo:border-top="none" fo:border-bottom="0.05pt solid #000000"/>
    </style:style>
    <style:style style:name="Tabelle105.A22" style:family="table-cell">
      <style:table-cell-properties fo:padding="0.097cm" fo:border-left="0.05pt solid #000000" fo:border-right="none" fo:border-top="none" fo:border-bottom="0.05pt solid #000000"/>
    </style:style>
    <style:style style:name="Tabelle105.B22" style:family="table-cell">
      <style:table-cell-properties fo:padding="0.097cm" fo:border-left="0.05pt solid #000000" fo:border-right="none" fo:border-top="none" fo:border-bottom="0.05pt solid #000000"/>
    </style:style>
    <style:style style:name="Tabelle105.C22" style:family="table-cell">
      <style:table-cell-properties fo:padding="0.097cm" fo:border-left="0.05pt solid #000000" fo:border-right="none" fo:border-top="none" fo:border-bottom="0.05pt solid #000000"/>
    </style:style>
    <style:style style:name="Tabelle105.D22" style:family="table-cell">
      <style:table-cell-properties fo:padding="0.097cm" fo:border-left="0.05pt solid #000000" fo:border-right="none" fo:border-top="none" fo:border-bottom="0.05pt solid #000000"/>
    </style:style>
    <style:style style:name="Tabelle105.E22" style:family="table-cell">
      <style:table-cell-properties fo:padding="0.097cm" fo:border-left="0.05pt solid #000000" fo:border-right="0.05pt solid #000000" fo:border-top="none" fo:border-bottom="0.05pt solid #000000"/>
    </style:style>
    <style:style style:name="Tabelle105.A23" style:family="table-cell">
      <style:table-cell-properties fo:padding="0.097cm" fo:border-left="0.05pt solid #000000" fo:border-right="none" fo:border-top="none" fo:border-bottom="0.05pt solid #000000"/>
    </style:style>
    <style:style style:name="Tabelle105.B23" style:family="table-cell">
      <style:table-cell-properties fo:padding="0.097cm" fo:border-left="0.05pt solid #000000" fo:border-right="none" fo:border-top="none" fo:border-bottom="0.05pt solid #000000"/>
    </style:style>
    <style:style style:name="Tabelle105.C23" style:family="table-cell">
      <style:table-cell-properties fo:padding="0.097cm" fo:border-left="0.05pt solid #000000" fo:border-right="none" fo:border-top="none" fo:border-bottom="0.05pt solid #000000"/>
    </style:style>
    <style:style style:name="Tabelle105.D23" style:family="table-cell">
      <style:table-cell-properties fo:padding="0.097cm" fo:border-left="0.05pt solid #000000" fo:border-right="none" fo:border-top="none" fo:border-bottom="0.05pt solid #000000"/>
    </style:style>
    <style:style style:name="Tabelle105.E23" style:family="table-cell">
      <style:table-cell-properties fo:padding="0.097cm" fo:border-left="0.05pt solid #000000" fo:border-right="0.05pt solid #000000" fo:border-top="none" fo:border-bottom="0.05pt solid #000000"/>
    </style:style>
    <style:style style:name="Tabelle105.A24" style:family="table-cell">
      <style:table-cell-properties fo:padding="0.097cm" fo:border-left="0.05pt solid #000000" fo:border-right="none" fo:border-top="none" fo:border-bottom="0.05pt solid #000000"/>
    </style:style>
    <style:style style:name="Tabelle105.B24" style:family="table-cell">
      <style:table-cell-properties fo:padding="0.097cm" fo:border-left="0.05pt solid #000000" fo:border-right="none" fo:border-top="none" fo:border-bottom="0.05pt solid #000000"/>
    </style:style>
    <style:style style:name="Tabelle105.C24" style:family="table-cell">
      <style:table-cell-properties fo:padding="0.097cm" fo:border-left="0.05pt solid #000000" fo:border-right="none" fo:border-top="none" fo:border-bottom="0.05pt solid #000000"/>
    </style:style>
    <style:style style:name="Tabelle105.D24" style:family="table-cell">
      <style:table-cell-properties fo:padding="0.097cm" fo:border-left="0.05pt solid #000000" fo:border-right="none" fo:border-top="none" fo:border-bottom="0.05pt solid #000000"/>
    </style:style>
    <style:style style:name="Tabelle105.E24" style:family="table-cell">
      <style:table-cell-properties fo:padding="0.097cm" fo:border-left="0.05pt solid #000000" fo:border-right="0.05pt solid #000000" fo:border-top="none" fo:border-bottom="0.05pt solid #000000"/>
    </style:style>
    <style:style style:name="Tabelle105.A25" style:family="table-cell">
      <style:table-cell-properties fo:padding="0.097cm" fo:border-left="0.05pt solid #000000" fo:border-right="none" fo:border-top="none" fo:border-bottom="0.05pt solid #000000"/>
    </style:style>
    <style:style style:name="Tabelle105.B25" style:family="table-cell">
      <style:table-cell-properties fo:padding="0.097cm" fo:border-left="0.05pt solid #000000" fo:border-right="none" fo:border-top="none" fo:border-bottom="0.05pt solid #000000"/>
    </style:style>
    <style:style style:name="Tabelle105.C25" style:family="table-cell">
      <style:table-cell-properties fo:padding="0.097cm" fo:border-left="0.05pt solid #000000" fo:border-right="none" fo:border-top="none" fo:border-bottom="0.05pt solid #000000"/>
    </style:style>
    <style:style style:name="Tabelle105.D25" style:family="table-cell">
      <style:table-cell-properties fo:padding="0.097cm" fo:border-left="0.05pt solid #000000" fo:border-right="none" fo:border-top="none" fo:border-bottom="0.05pt solid #000000"/>
    </style:style>
    <style:style style:name="Tabelle105.E25" style:family="table-cell">
      <style:table-cell-properties fo:padding="0.097cm" fo:border-left="0.05pt solid #000000" fo:border-right="0.05pt solid #000000" fo:border-top="none" fo:border-bottom="0.05pt solid #000000"/>
    </style:style>
    <style:style style:name="Tabelle105.A26" style:family="table-cell">
      <style:table-cell-properties fo:padding="0.097cm" fo:border-left="0.05pt solid #000000" fo:border-right="none" fo:border-top="none" fo:border-bottom="0.05pt solid #000000"/>
    </style:style>
    <style:style style:name="Tabelle105.B26" style:family="table-cell">
      <style:table-cell-properties fo:padding="0.097cm" fo:border-left="0.05pt solid #000000" fo:border-right="none" fo:border-top="none" fo:border-bottom="0.05pt solid #000000"/>
    </style:style>
    <style:style style:name="Tabelle105.C26" style:family="table-cell">
      <style:table-cell-properties fo:padding="0.097cm" fo:border-left="0.05pt solid #000000" fo:border-right="none" fo:border-top="none" fo:border-bottom="0.05pt solid #000000"/>
    </style:style>
    <style:style style:name="Tabelle105.D26" style:family="table-cell">
      <style:table-cell-properties fo:padding="0.097cm" fo:border-left="0.05pt solid #000000" fo:border-right="none" fo:border-top="none" fo:border-bottom="0.05pt solid #000000"/>
    </style:style>
    <style:style style:name="Tabelle105.E26" style:family="table-cell">
      <style:table-cell-properties fo:padding="0.097cm" fo:border-left="0.05pt solid #000000" fo:border-right="0.05pt solid #000000" fo:border-top="none" fo:border-bottom="0.05pt solid #000000"/>
    </style:style>
    <style:style style:name="Tabelle105.A27" style:family="table-cell">
      <style:table-cell-properties fo:padding="0.097cm" fo:border-left="0.05pt solid #000000" fo:border-right="none" fo:border-top="none" fo:border-bottom="0.05pt solid #000000"/>
    </style:style>
    <style:style style:name="Tabelle105.B27" style:family="table-cell">
      <style:table-cell-properties fo:padding="0.097cm" fo:border-left="0.05pt solid #000000" fo:border-right="none" fo:border-top="none" fo:border-bottom="0.05pt solid #000000"/>
    </style:style>
    <style:style style:name="Tabelle105.C27" style:family="table-cell">
      <style:table-cell-properties fo:padding="0.097cm" fo:border-left="0.05pt solid #000000" fo:border-right="none" fo:border-top="none" fo:border-bottom="0.05pt solid #000000"/>
    </style:style>
    <style:style style:name="Tabelle105.D27" style:family="table-cell">
      <style:table-cell-properties fo:padding="0.097cm" fo:border-left="0.05pt solid #000000" fo:border-right="none" fo:border-top="none" fo:border-bottom="0.05pt solid #000000"/>
    </style:style>
    <style:style style:name="Tabelle105.E27" style:family="table-cell">
      <style:table-cell-properties fo:padding="0.097cm" fo:border-left="0.05pt solid #000000" fo:border-right="0.05pt solid #000000" fo:border-top="none" fo:border-bottom="0.05pt solid #000000"/>
    </style:style>
    <style:style style:name="Tabelle105.A28" style:family="table-cell">
      <style:table-cell-properties fo:padding="0.097cm" fo:border-left="0.05pt solid #000000" fo:border-right="none" fo:border-top="none" fo:border-bottom="0.05pt solid #000000"/>
    </style:style>
    <style:style style:name="Tabelle105.B28" style:family="table-cell">
      <style:table-cell-properties fo:padding="0.097cm" fo:border-left="0.05pt solid #000000" fo:border-right="none" fo:border-top="none" fo:border-bottom="0.05pt solid #000000"/>
    </style:style>
    <style:style style:name="Tabelle105.C28" style:family="table-cell">
      <style:table-cell-properties fo:padding="0.097cm" fo:border-left="0.05pt solid #000000" fo:border-right="none" fo:border-top="none" fo:border-bottom="0.05pt solid #000000"/>
    </style:style>
    <style:style style:name="Tabelle105.D28" style:family="table-cell">
      <style:table-cell-properties fo:padding="0.097cm" fo:border-left="0.05pt solid #000000" fo:border-right="none" fo:border-top="none" fo:border-bottom="0.05pt solid #000000"/>
    </style:style>
    <style:style style:name="Tabelle105.E28" style:family="table-cell">
      <style:table-cell-properties fo:padding="0.097cm" fo:border-left="0.05pt solid #000000" fo:border-right="0.05pt solid #000000" fo:border-top="none" fo:border-bottom="0.05pt solid #000000"/>
    </style:style>
    <style:style style:name="Tabelle105.A29" style:family="table-cell">
      <style:table-cell-properties fo:padding="0.097cm" fo:border-left="0.05pt solid #000000" fo:border-right="none" fo:border-top="none" fo:border-bottom="0.05pt solid #000000"/>
    </style:style>
    <style:style style:name="Tabelle105.B29" style:family="table-cell">
      <style:table-cell-properties fo:padding="0.097cm" fo:border-left="0.05pt solid #000000" fo:border-right="none" fo:border-top="none" fo:border-bottom="0.05pt solid #000000"/>
    </style:style>
    <style:style style:name="Tabelle105.C29" style:family="table-cell">
      <style:table-cell-properties fo:padding="0.097cm" fo:border-left="0.05pt solid #000000" fo:border-right="none" fo:border-top="none" fo:border-bottom="0.05pt solid #000000"/>
    </style:style>
    <style:style style:name="Tabelle105.D29" style:family="table-cell">
      <style:table-cell-properties fo:padding="0.097cm" fo:border-left="0.05pt solid #000000" fo:border-right="none" fo:border-top="none" fo:border-bottom="0.05pt solid #000000"/>
    </style:style>
    <style:style style:name="Tabelle105.E29" style:family="table-cell">
      <style:table-cell-properties fo:padding="0.097cm" fo:border-left="0.05pt solid #000000" fo:border-right="0.05pt solid #000000" fo:border-top="none" fo:border-bottom="0.05pt solid #000000"/>
    </style:style>
    <style:style style:name="Tabelle105.A30" style:family="table-cell">
      <style:table-cell-properties fo:padding="0.097cm" fo:border-left="0.05pt solid #000000" fo:border-right="none" fo:border-top="none" fo:border-bottom="0.05pt solid #000000"/>
    </style:style>
    <style:style style:name="Tabelle105.B30" style:family="table-cell">
      <style:table-cell-properties fo:padding="0.097cm" fo:border-left="0.05pt solid #000000" fo:border-right="none" fo:border-top="none" fo:border-bottom="0.05pt solid #000000"/>
    </style:style>
    <style:style style:name="Tabelle105.C30" style:family="table-cell">
      <style:table-cell-properties fo:padding="0.097cm" fo:border-left="0.05pt solid #000000" fo:border-right="none" fo:border-top="none" fo:border-bottom="0.05pt solid #000000"/>
    </style:style>
    <style:style style:name="Tabelle105.D30" style:family="table-cell">
      <style:table-cell-properties fo:padding="0.097cm" fo:border-left="0.05pt solid #000000" fo:border-right="none" fo:border-top="none" fo:border-bottom="0.05pt solid #000000"/>
    </style:style>
    <style:style style:name="Tabelle105.E30" style:family="table-cell">
      <style:table-cell-properties fo:padding="0.097cm" fo:border-left="0.05pt solid #000000" fo:border-right="0.05pt solid #000000" fo:border-top="none" fo:border-bottom="0.05pt solid #000000"/>
    </style:style>
    <style:style style:name="Tabelle105.A31" style:family="table-cell">
      <style:table-cell-properties fo:padding="0.097cm" fo:border-left="0.05pt solid #000000" fo:border-right="none" fo:border-top="none" fo:border-bottom="0.05pt solid #000000"/>
    </style:style>
    <style:style style:name="Tabelle105.B31" style:family="table-cell">
      <style:table-cell-properties fo:padding="0.097cm" fo:border-left="0.05pt solid #000000" fo:border-right="none" fo:border-top="none" fo:border-bottom="0.05pt solid #000000"/>
    </style:style>
    <style:style style:name="Tabelle105.C31" style:family="table-cell">
      <style:table-cell-properties fo:padding="0.097cm" fo:border-left="0.05pt solid #000000" fo:border-right="none" fo:border-top="none" fo:border-bottom="0.05pt solid #000000"/>
    </style:style>
    <style:style style:name="Tabelle105.D31" style:family="table-cell">
      <style:table-cell-properties fo:padding="0.097cm" fo:border-left="0.05pt solid #000000" fo:border-right="none" fo:border-top="none" fo:border-bottom="0.05pt solid #000000"/>
    </style:style>
    <style:style style:name="Tabelle105.E31" style:family="table-cell">
      <style:table-cell-properties fo:padding="0.097cm" fo:border-left="0.05pt solid #000000" fo:border-right="0.05pt solid #000000" fo:border-top="none" fo:border-bottom="0.05pt solid #000000"/>
    </style:style>
    <style:style style:name="Tabelle105.A32" style:family="table-cell">
      <style:table-cell-properties fo:padding="0.097cm" fo:border-left="0.05pt solid #000000" fo:border-right="none" fo:border-top="none" fo:border-bottom="0.05pt solid #000000"/>
    </style:style>
    <style:style style:name="Tabelle105.B32" style:family="table-cell">
      <style:table-cell-properties fo:padding="0.097cm" fo:border-left="0.05pt solid #000000" fo:border-right="none" fo:border-top="none" fo:border-bottom="0.05pt solid #000000"/>
    </style:style>
    <style:style style:name="Tabelle105.C32" style:family="table-cell">
      <style:table-cell-properties fo:padding="0.097cm" fo:border-left="0.05pt solid #000000" fo:border-right="none" fo:border-top="none" fo:border-bottom="0.05pt solid #000000"/>
    </style:style>
    <style:style style:name="Tabelle105.D32" style:family="table-cell">
      <style:table-cell-properties fo:padding="0.097cm" fo:border-left="0.05pt solid #000000" fo:border-right="none" fo:border-top="none" fo:border-bottom="0.05pt solid #000000"/>
    </style:style>
    <style:style style:name="Tabelle105.E32" style:family="table-cell">
      <style:table-cell-properties fo:padding="0.097cm" fo:border-left="0.05pt solid #000000" fo:border-right="0.05pt solid #000000" fo:border-top="none" fo:border-bottom="0.05pt solid #000000"/>
    </style:style>
    <style:style style:name="Tabelle105.A33" style:family="table-cell">
      <style:table-cell-properties fo:padding="0.097cm" fo:border-left="0.05pt solid #000000" fo:border-right="none" fo:border-top="none" fo:border-bottom="0.05pt solid #000000"/>
    </style:style>
    <style:style style:name="Tabelle105.B33" style:family="table-cell">
      <style:table-cell-properties fo:padding="0.097cm" fo:border-left="0.05pt solid #000000" fo:border-right="none" fo:border-top="none" fo:border-bottom="0.05pt solid #000000"/>
    </style:style>
    <style:style style:name="Tabelle105.C33" style:family="table-cell">
      <style:table-cell-properties fo:padding="0.097cm" fo:border-left="0.05pt solid #000000" fo:border-right="none" fo:border-top="none" fo:border-bottom="0.05pt solid #000000"/>
    </style:style>
    <style:style style:name="Tabelle105.D33" style:family="table-cell">
      <style:table-cell-properties fo:padding="0.097cm" fo:border-left="0.05pt solid #000000" fo:border-right="none" fo:border-top="none" fo:border-bottom="0.05pt solid #000000"/>
    </style:style>
    <style:style style:name="Tabelle105.E33" style:family="table-cell">
      <style:table-cell-properties fo:padding="0.097cm" fo:border-left="0.05pt solid #000000" fo:border-right="0.05pt solid #000000" fo:border-top="none" fo:border-bottom="0.05pt solid #000000"/>
    </style:style>
    <style:style style:name="Tabelle105.A34" style:family="table-cell">
      <style:table-cell-properties fo:padding="0.097cm" fo:border-left="0.05pt solid #000000" fo:border-right="none" fo:border-top="none" fo:border-bottom="0.05pt solid #000000"/>
    </style:style>
    <style:style style:name="Tabelle105.B34" style:family="table-cell">
      <style:table-cell-properties fo:padding="0.097cm" fo:border-left="0.05pt solid #000000" fo:border-right="none" fo:border-top="none" fo:border-bottom="0.05pt solid #000000"/>
    </style:style>
    <style:style style:name="Tabelle105.C34" style:family="table-cell">
      <style:table-cell-properties fo:padding="0.097cm" fo:border-left="0.05pt solid #000000" fo:border-right="none" fo:border-top="none" fo:border-bottom="0.05pt solid #000000"/>
    </style:style>
    <style:style style:name="Tabelle105.D34" style:family="table-cell">
      <style:table-cell-properties fo:padding="0.097cm" fo:border-left="0.05pt solid #000000" fo:border-right="none" fo:border-top="none" fo:border-bottom="0.05pt solid #000000"/>
    </style:style>
    <style:style style:name="Tabelle105.E34" style:family="table-cell">
      <style:table-cell-properties fo:padding="0.097cm" fo:border-left="0.05pt solid #000000" fo:border-right="0.05pt solid #000000" fo:border-top="none" fo:border-bottom="0.05pt solid #000000"/>
    </style:style>
    <style:style style:name="Tabelle105.A35" style:family="table-cell">
      <style:table-cell-properties fo:padding="0.097cm" fo:border-left="0.05pt solid #000000" fo:border-right="none" fo:border-top="none" fo:border-bottom="0.05pt solid #000000"/>
    </style:style>
    <style:style style:name="Tabelle105.B35" style:family="table-cell">
      <style:table-cell-properties fo:padding="0.097cm" fo:border-left="0.05pt solid #000000" fo:border-right="none" fo:border-top="none" fo:border-bottom="0.05pt solid #000000"/>
    </style:style>
    <style:style style:name="Tabelle105.C35" style:family="table-cell">
      <style:table-cell-properties fo:padding="0.097cm" fo:border-left="0.05pt solid #000000" fo:border-right="none" fo:border-top="none" fo:border-bottom="0.05pt solid #000000"/>
    </style:style>
    <style:style style:name="Tabelle105.D35" style:family="table-cell">
      <style:table-cell-properties fo:padding="0.097cm" fo:border-left="0.05pt solid #000000" fo:border-right="none" fo:border-top="none" fo:border-bottom="0.05pt solid #000000"/>
    </style:style>
    <style:style style:name="Tabelle105.E35" style:family="table-cell">
      <style:table-cell-properties fo:padding="0.097cm" fo:border-left="0.05pt solid #000000" fo:border-right="0.05pt solid #000000" fo:border-top="none" fo:border-bottom="0.05pt solid #000000"/>
    </style:style>
    <style:style style:name="Tabelle105.A36" style:family="table-cell">
      <style:table-cell-properties fo:padding="0.097cm" fo:border-left="0.05pt solid #000000" fo:border-right="none" fo:border-top="none" fo:border-bottom="0.05pt solid #000000"/>
    </style:style>
    <style:style style:name="Tabelle105.B36" style:family="table-cell">
      <style:table-cell-properties fo:padding="0.097cm" fo:border-left="0.05pt solid #000000" fo:border-right="none" fo:border-top="none" fo:border-bottom="0.05pt solid #000000"/>
    </style:style>
    <style:style style:name="Tabelle105.C36" style:family="table-cell">
      <style:table-cell-properties fo:padding="0.097cm" fo:border-left="0.05pt solid #000000" fo:border-right="none" fo:border-top="none" fo:border-bottom="0.05pt solid #000000"/>
    </style:style>
    <style:style style:name="Tabelle105.D36" style:family="table-cell">
      <style:table-cell-properties fo:padding="0.097cm" fo:border-left="0.05pt solid #000000" fo:border-right="none" fo:border-top="none" fo:border-bottom="0.05pt solid #000000"/>
    </style:style>
    <style:style style:name="Tabelle105.E36" style:family="table-cell">
      <style:table-cell-properties fo:padding="0.097cm" fo:border-left="0.05pt solid #000000" fo:border-right="0.05pt solid #000000" fo:border-top="none" fo:border-bottom="0.05pt solid #000000"/>
    </style:style>
    <style:style style:name="Tabelle105.A37" style:family="table-cell">
      <style:table-cell-properties fo:padding="0.097cm" fo:border-left="0.05pt solid #000000" fo:border-right="none" fo:border-top="none" fo:border-bottom="0.05pt solid #000000"/>
    </style:style>
    <style:style style:name="Tabelle105.B37" style:family="table-cell">
      <style:table-cell-properties fo:padding="0.097cm" fo:border-left="0.05pt solid #000000" fo:border-right="none" fo:border-top="none" fo:border-bottom="0.05pt solid #000000"/>
    </style:style>
    <style:style style:name="Tabelle105.C37" style:family="table-cell">
      <style:table-cell-properties fo:padding="0.097cm" fo:border-left="0.05pt solid #000000" fo:border-right="none" fo:border-top="none" fo:border-bottom="0.05pt solid #000000"/>
    </style:style>
    <style:style style:name="Tabelle105.D37" style:family="table-cell">
      <style:table-cell-properties fo:padding="0.097cm" fo:border-left="0.05pt solid #000000" fo:border-right="none" fo:border-top="none" fo:border-bottom="0.05pt solid #000000"/>
    </style:style>
    <style:style style:name="Tabelle105.E37" style:family="table-cell">
      <style:table-cell-properties fo:padding="0.097cm" fo:border-left="0.05pt solid #000000" fo:border-right="0.05pt solid #000000" fo:border-top="none" fo:border-bottom="0.05pt solid #000000"/>
    </style:style>
    <style:style style:name="Tabelle105.A38" style:family="table-cell">
      <style:table-cell-properties fo:padding="0.097cm" fo:border-left="0.05pt solid #000000" fo:border-right="none" fo:border-top="none" fo:border-bottom="0.05pt solid #000000"/>
    </style:style>
    <style:style style:name="Tabelle105.B38" style:family="table-cell">
      <style:table-cell-properties fo:padding="0.097cm" fo:border-left="0.05pt solid #000000" fo:border-right="none" fo:border-top="none" fo:border-bottom="0.05pt solid #000000"/>
    </style:style>
    <style:style style:name="Tabelle105.C38" style:family="table-cell">
      <style:table-cell-properties fo:padding="0.097cm" fo:border-left="0.05pt solid #000000" fo:border-right="none" fo:border-top="none" fo:border-bottom="0.05pt solid #000000"/>
    </style:style>
    <style:style style:name="Tabelle105.D38" style:family="table-cell">
      <style:table-cell-properties fo:padding="0.097cm" fo:border-left="0.05pt solid #000000" fo:border-right="none" fo:border-top="none" fo:border-bottom="0.05pt solid #000000"/>
    </style:style>
    <style:style style:name="Tabelle105.E38" style:family="table-cell">
      <style:table-cell-properties fo:padding="0.097cm" fo:border-left="0.05pt solid #000000" fo:border-right="0.05pt solid #000000" fo:border-top="none" fo:border-bottom="0.05pt solid #000000"/>
    </style:style>
    <style:style style:name="Tabelle105.A39" style:family="table-cell">
      <style:table-cell-properties fo:padding="0.097cm" fo:border-left="0.05pt solid #000000" fo:border-right="none" fo:border-top="none" fo:border-bottom="0.05pt solid #000000"/>
    </style:style>
    <style:style style:name="Tabelle105.B39" style:family="table-cell">
      <style:table-cell-properties fo:padding="0.097cm" fo:border-left="0.05pt solid #000000" fo:border-right="none" fo:border-top="none" fo:border-bottom="0.05pt solid #000000"/>
    </style:style>
    <style:style style:name="Tabelle105.C39" style:family="table-cell">
      <style:table-cell-properties fo:padding="0.097cm" fo:border-left="0.05pt solid #000000" fo:border-right="none" fo:border-top="none" fo:border-bottom="0.05pt solid #000000"/>
    </style:style>
    <style:style style:name="Tabelle105.D39" style:family="table-cell">
      <style:table-cell-properties fo:padding="0.097cm" fo:border-left="0.05pt solid #000000" fo:border-right="none" fo:border-top="none" fo:border-bottom="0.05pt solid #000000"/>
    </style:style>
    <style:style style:name="Tabelle105.E39" style:family="table-cell">
      <style:table-cell-properties fo:padding="0.097cm" fo:border-left="0.05pt solid #000000" fo:border-right="0.05pt solid #000000" fo:border-top="none" fo:border-bottom="0.05pt solid #000000"/>
    </style:style>
    <style:style style:name="Tabelle105.A40" style:family="table-cell">
      <style:table-cell-properties fo:padding="0.097cm" fo:border-left="0.05pt solid #000000" fo:border-right="none" fo:border-top="none" fo:border-bottom="0.05pt solid #000000"/>
    </style:style>
    <style:style style:name="Tabelle105.B40" style:family="table-cell">
      <style:table-cell-properties fo:padding="0.097cm" fo:border-left="0.05pt solid #000000" fo:border-right="none" fo:border-top="none" fo:border-bottom="0.05pt solid #000000"/>
    </style:style>
    <style:style style:name="Tabelle105.C40" style:family="table-cell">
      <style:table-cell-properties fo:padding="0.097cm" fo:border-left="0.05pt solid #000000" fo:border-right="none" fo:border-top="none" fo:border-bottom="0.05pt solid #000000"/>
    </style:style>
    <style:style style:name="Tabelle105.D40" style:family="table-cell">
      <style:table-cell-properties fo:padding="0.097cm" fo:border-left="0.05pt solid #000000" fo:border-right="none" fo:border-top="none" fo:border-bottom="0.05pt solid #000000"/>
    </style:style>
    <style:style style:name="Tabelle105.E40" style:family="table-cell">
      <style:table-cell-properties fo:padding="0.097cm" fo:border-left="0.05pt solid #000000" fo:border-right="0.05pt solid #000000" fo:border-top="none" fo:border-bottom="0.05pt solid #000000"/>
    </style:style>
    <style:style style:name="Tabelle105.A41" style:family="table-cell">
      <style:table-cell-properties fo:padding="0.097cm" fo:border-left="0.05pt solid #000000" fo:border-right="none" fo:border-top="none" fo:border-bottom="0.05pt solid #000000"/>
    </style:style>
    <style:style style:name="Tabelle105.B41" style:family="table-cell">
      <style:table-cell-properties fo:padding="0.097cm" fo:border-left="0.05pt solid #000000" fo:border-right="none" fo:border-top="none" fo:border-bottom="0.05pt solid #000000"/>
    </style:style>
    <style:style style:name="Tabelle105.C41" style:family="table-cell">
      <style:table-cell-properties fo:padding="0.097cm" fo:border-left="0.05pt solid #000000" fo:border-right="none" fo:border-top="none" fo:border-bottom="0.05pt solid #000000"/>
    </style:style>
    <style:style style:name="Tabelle105.D41" style:family="table-cell">
      <style:table-cell-properties fo:padding="0.097cm" fo:border-left="0.05pt solid #000000" fo:border-right="none" fo:border-top="none" fo:border-bottom="0.05pt solid #000000"/>
    </style:style>
    <style:style style:name="Tabelle105.E41" style:family="table-cell">
      <style:table-cell-properties fo:padding="0.097cm" fo:border-left="0.05pt solid #000000" fo:border-right="0.05pt solid #000000" fo:border-top="none" fo:border-bottom="0.05pt solid #000000"/>
    </style:style>
    <style:style style:name="Tabelle105.A42" style:family="table-cell">
      <style:table-cell-properties fo:padding="0.097cm" fo:border-left="0.05pt solid #000000" fo:border-right="none" fo:border-top="none" fo:border-bottom="0.05pt solid #000000"/>
    </style:style>
    <style:style style:name="Tabelle105.B42" style:family="table-cell">
      <style:table-cell-properties fo:padding="0.097cm" fo:border-left="0.05pt solid #000000" fo:border-right="none" fo:border-top="none" fo:border-bottom="0.05pt solid #000000"/>
    </style:style>
    <style:style style:name="Tabelle105.C42" style:family="table-cell">
      <style:table-cell-properties fo:padding="0.097cm" fo:border-left="0.05pt solid #000000" fo:border-right="none" fo:border-top="none" fo:border-bottom="0.05pt solid #000000"/>
    </style:style>
    <style:style style:name="Tabelle105.D42" style:family="table-cell">
      <style:table-cell-properties fo:padding="0.097cm" fo:border-left="0.05pt solid #000000" fo:border-right="none" fo:border-top="none" fo:border-bottom="0.05pt solid #000000"/>
    </style:style>
    <style:style style:name="Tabelle105.E42" style:family="table-cell">
      <style:table-cell-properties fo:padding="0.097cm" fo:border-left="0.05pt solid #000000" fo:border-right="0.05pt solid #000000" fo:border-top="none" fo:border-bottom="0.05pt solid #000000"/>
    </style:style>
    <style:style style:name="Tabelle105.43" style:family="table-row">
      <style:table-row-properties style:min-row-height="1.007cm" fo:keep-together="always"/>
    </style:style>
    <style:style style:name="Tabelle105.A43" style:family="table-cell">
      <style:table-cell-properties fo:padding="0.097cm" fo:border-left="0.05pt solid #000000" fo:border-right="none" fo:border-top="none" fo:border-bottom="0.05pt solid #000000"/>
    </style:style>
    <style:style style:name="Tabelle105.B43" style:family="table-cell">
      <style:table-cell-properties fo:padding="0.097cm" fo:border-left="0.05pt solid #000000" fo:border-right="none" fo:border-top="none" fo:border-bottom="0.05pt solid #000000"/>
    </style:style>
    <style:style style:name="Tabelle105.C43" style:family="table-cell">
      <style:table-cell-properties fo:padding="0.097cm" fo:border-left="0.05pt solid #000000" fo:border-right="none" fo:border-top="none" fo:border-bottom="0.05pt solid #000000"/>
    </style:style>
    <style:style style:name="Tabelle105.D43" style:family="table-cell">
      <style:table-cell-properties fo:padding="0.097cm" fo:border-left="0.05pt solid #000000" fo:border-right="none" fo:border-top="none" fo:border-bottom="0.05pt solid #000000"/>
    </style:style>
    <style:style style:name="Tabelle105.E43" style:family="table-cell">
      <style:table-cell-properties fo:padding="0.097cm" fo:border-left="0.05pt solid #000000" fo:border-right="0.05pt solid #000000" fo:border-top="none" fo:border-bottom="0.05pt solid #000000"/>
    </style:style>
    <style:style style:name="Tabelle105.A44" style:family="table-cell">
      <style:table-cell-properties fo:padding="0.097cm" fo:border-left="0.05pt solid #000000" fo:border-right="none" fo:border-top="none" fo:border-bottom="0.05pt solid #000000"/>
    </style:style>
    <style:style style:name="Tabelle105.B44" style:family="table-cell">
      <style:table-cell-properties fo:padding="0.097cm" fo:border-left="0.05pt solid #000000" fo:border-right="none" fo:border-top="none" fo:border-bottom="0.05pt solid #000000"/>
    </style:style>
    <style:style style:name="Tabelle105.C44" style:family="table-cell">
      <style:table-cell-properties fo:padding="0.097cm" fo:border-left="0.05pt solid #000000" fo:border-right="none" fo:border-top="none" fo:border-bottom="0.05pt solid #000000"/>
    </style:style>
    <style:style style:name="Tabelle105.D44" style:family="table-cell">
      <style:table-cell-properties fo:padding="0.097cm" fo:border-left="0.05pt solid #000000" fo:border-right="none" fo:border-top="none" fo:border-bottom="0.05pt solid #000000"/>
    </style:style>
    <style:style style:name="Tabelle105.E44" style:family="table-cell">
      <style:table-cell-properties fo:padding="0.097cm" fo:border-left="0.05pt solid #000000" fo:border-right="0.05pt solid #000000" fo:border-top="none" fo:border-bottom="0.05pt solid #000000"/>
    </style:style>
    <style:style style:name="Tabelle105.A45" style:family="table-cell">
      <style:table-cell-properties fo:padding="0.097cm" fo:border-left="0.05pt solid #000000" fo:border-right="none" fo:border-top="none" fo:border-bottom="0.05pt solid #000000"/>
    </style:style>
    <style:style style:name="Tabelle105.B45" style:family="table-cell">
      <style:table-cell-properties fo:padding="0.097cm" fo:border-left="0.05pt solid #000000" fo:border-right="none" fo:border-top="none" fo:border-bottom="0.05pt solid #000000"/>
    </style:style>
    <style:style style:name="Tabelle105.C45" style:family="table-cell">
      <style:table-cell-properties fo:padding="0.097cm" fo:border-left="0.05pt solid #000000" fo:border-right="none" fo:border-top="none" fo:border-bottom="0.05pt solid #000000"/>
    </style:style>
    <style:style style:name="Tabelle105.D45" style:family="table-cell">
      <style:table-cell-properties fo:padding="0.097cm" fo:border-left="0.05pt solid #000000" fo:border-right="none" fo:border-top="none" fo:border-bottom="0.05pt solid #000000"/>
    </style:style>
    <style:style style:name="Tabelle105.E45" style:family="table-cell">
      <style:table-cell-properties fo:padding="0.097cm" fo:border-left="0.05pt solid #000000" fo:border-right="0.05pt solid #000000" fo:border-top="none" fo:border-bottom="0.05pt solid #000000"/>
    </style:style>
    <style:style style:name="Tabelle105.A46" style:family="table-cell">
      <style:table-cell-properties fo:padding="0.097cm" fo:border-left="0.05pt solid #000000" fo:border-right="none" fo:border-top="none" fo:border-bottom="0.05pt solid #000000"/>
    </style:style>
    <style:style style:name="Tabelle105.B46" style:family="table-cell">
      <style:table-cell-properties fo:padding="0.097cm" fo:border-left="0.05pt solid #000000" fo:border-right="none" fo:border-top="none" fo:border-bottom="0.05pt solid #000000"/>
    </style:style>
    <style:style style:name="Tabelle105.C46" style:family="table-cell">
      <style:table-cell-properties fo:padding="0.097cm" fo:border-left="0.05pt solid #000000" fo:border-right="none" fo:border-top="none" fo:border-bottom="0.05pt solid #000000"/>
    </style:style>
    <style:style style:name="Tabelle105.D46" style:family="table-cell">
      <style:table-cell-properties fo:padding="0.097cm" fo:border-left="0.05pt solid #000000" fo:border-right="none" fo:border-top="none" fo:border-bottom="0.05pt solid #000000"/>
    </style:style>
    <style:style style:name="Tabelle105.E46" style:family="table-cell">
      <style:table-cell-properties fo:padding="0.097cm" fo:border-left="0.05pt solid #000000" fo:border-right="0.05pt solid #000000" fo:border-top="none" fo:border-bottom="0.05pt solid #000000"/>
    </style:style>
    <style:style style:name="Tabelle105.A47" style:family="table-cell">
      <style:table-cell-properties fo:padding="0.097cm" fo:border-left="0.05pt solid #000000" fo:border-right="none" fo:border-top="none" fo:border-bottom="0.05pt solid #000000"/>
    </style:style>
    <style:style style:name="Tabelle105.B47" style:family="table-cell">
      <style:table-cell-properties fo:padding="0.097cm" fo:border-left="0.05pt solid #000000" fo:border-right="none" fo:border-top="none" fo:border-bottom="0.05pt solid #000000"/>
    </style:style>
    <style:style style:name="Tabelle105.C47" style:family="table-cell">
      <style:table-cell-properties fo:padding="0.097cm" fo:border-left="0.05pt solid #000000" fo:border-right="none" fo:border-top="none" fo:border-bottom="0.05pt solid #000000"/>
    </style:style>
    <style:style style:name="Tabelle105.D47" style:family="table-cell">
      <style:table-cell-properties fo:padding="0.097cm" fo:border-left="0.05pt solid #000000" fo:border-right="none" fo:border-top="none" fo:border-bottom="0.05pt solid #000000"/>
    </style:style>
    <style:style style:name="Tabelle105.E47" style:family="table-cell">
      <style:table-cell-properties fo:padding="0.097cm" fo:border-left="0.05pt solid #000000" fo:border-right="0.05pt solid #000000" fo:border-top="none" fo:border-bottom="0.05pt solid #000000"/>
    </style:style>
    <style:style style:name="Tabelle105.A48" style:family="table-cell">
      <style:table-cell-properties fo:padding="0.097cm" fo:border-left="0.05pt solid #000000" fo:border-right="none" fo:border-top="none" fo:border-bottom="0.05pt solid #000000"/>
    </style:style>
    <style:style style:name="Tabelle105.B48" style:family="table-cell">
      <style:table-cell-properties fo:padding="0.097cm" fo:border-left="0.05pt solid #000000" fo:border-right="none" fo:border-top="none" fo:border-bottom="0.05pt solid #000000"/>
    </style:style>
    <style:style style:name="Tabelle105.C48" style:family="table-cell">
      <style:table-cell-properties fo:padding="0.097cm" fo:border-left="0.05pt solid #000000" fo:border-right="none" fo:border-top="none" fo:border-bottom="0.05pt solid #000000"/>
    </style:style>
    <style:style style:name="Tabelle105.D48" style:family="table-cell">
      <style:table-cell-properties fo:padding="0.097cm" fo:border-left="0.05pt solid #000000" fo:border-right="none" fo:border-top="none" fo:border-bottom="0.05pt solid #000000"/>
    </style:style>
    <style:style style:name="Tabelle105.E48" style:family="table-cell">
      <style:table-cell-properties fo:padding="0.097cm" fo:border-left="0.05pt solid #000000" fo:border-right="0.05pt solid #000000" fo:border-top="none" fo:border-bottom="0.05pt solid #000000"/>
    </style:style>
    <style:style style:name="Tabelle105.A49" style:family="table-cell">
      <style:table-cell-properties fo:padding="0.097cm" fo:border-left="0.05pt solid #000000" fo:border-right="none" fo:border-top="none" fo:border-bottom="0.05pt solid #000000"/>
    </style:style>
    <style:style style:name="Tabelle105.B49" style:family="table-cell">
      <style:table-cell-properties fo:padding="0.097cm" fo:border-left="0.05pt solid #000000" fo:border-right="none" fo:border-top="none" fo:border-bottom="0.05pt solid #000000"/>
    </style:style>
    <style:style style:name="Tabelle105.C49" style:family="table-cell">
      <style:table-cell-properties fo:padding="0.097cm" fo:border-left="0.05pt solid #000000" fo:border-right="none" fo:border-top="none" fo:border-bottom="0.05pt solid #000000"/>
    </style:style>
    <style:style style:name="Tabelle105.D49" style:family="table-cell">
      <style:table-cell-properties fo:padding="0.097cm" fo:border-left="0.05pt solid #000000" fo:border-right="none" fo:border-top="none" fo:border-bottom="0.05pt solid #000000"/>
    </style:style>
    <style:style style:name="Tabelle105.E49" style:family="table-cell">
      <style:table-cell-properties fo:padding="0.097cm" fo:border-left="0.05pt solid #000000" fo:border-right="0.05pt solid #000000" fo:border-top="none" fo:border-bottom="0.05pt solid #000000"/>
    </style:style>
    <style:style style:name="Tabelle105.A50" style:family="table-cell">
      <style:table-cell-properties fo:padding="0.097cm" fo:border-left="0.05pt solid #000000" fo:border-right="none" fo:border-top="none" fo:border-bottom="0.05pt solid #000000"/>
    </style:style>
    <style:style style:name="Tabelle105.B50" style:family="table-cell">
      <style:table-cell-properties fo:padding="0.097cm" fo:border-left="0.05pt solid #000000" fo:border-right="none" fo:border-top="none" fo:border-bottom="0.05pt solid #000000"/>
    </style:style>
    <style:style style:name="Tabelle105.C50" style:family="table-cell">
      <style:table-cell-properties fo:padding="0.097cm" fo:border-left="0.05pt solid #000000" fo:border-right="none" fo:border-top="none" fo:border-bottom="0.05pt solid #000000"/>
    </style:style>
    <style:style style:name="Tabelle105.D50" style:family="table-cell">
      <style:table-cell-properties fo:padding="0.097cm" fo:border-left="0.05pt solid #000000" fo:border-right="none" fo:border-top="none" fo:border-bottom="0.05pt solid #000000"/>
    </style:style>
    <style:style style:name="Tabelle105.E50" style:family="table-cell">
      <style:table-cell-properties fo:padding="0.097cm" fo:border-left="0.05pt solid #000000" fo:border-right="0.05pt solid #000000" fo:border-top="none" fo:border-bottom="0.05pt solid #000000"/>
    </style:style>
    <style:style style:name="Tabelle105.A51" style:family="table-cell">
      <style:table-cell-properties fo:padding="0.097cm" fo:border-left="0.05pt solid #000000" fo:border-right="none" fo:border-top="none" fo:border-bottom="0.05pt solid #000000"/>
    </style:style>
    <style:style style:name="Tabelle105.B51" style:family="table-cell">
      <style:table-cell-properties fo:padding="0.097cm" fo:border-left="0.05pt solid #000000" fo:border-right="none" fo:border-top="none" fo:border-bottom="0.05pt solid #000000"/>
    </style:style>
    <style:style style:name="Tabelle105.C51" style:family="table-cell">
      <style:table-cell-properties fo:padding="0.097cm" fo:border-left="0.05pt solid #000000" fo:border-right="none" fo:border-top="none" fo:border-bottom="0.05pt solid #000000"/>
    </style:style>
    <style:style style:name="Tabelle105.D51" style:family="table-cell">
      <style:table-cell-properties fo:padding="0.097cm" fo:border-left="0.05pt solid #000000" fo:border-right="none" fo:border-top="none" fo:border-bottom="0.05pt solid #000000"/>
    </style:style>
    <style:style style:name="Tabelle105.E51" style:family="table-cell">
      <style:table-cell-properties fo:padding="0.097cm" fo:border-left="0.05pt solid #000000" fo:border-right="0.05pt solid #000000" fo:border-top="none" fo:border-bottom="0.05pt solid #000000"/>
    </style:style>
    <style:style style:name="Tabelle105.A52" style:family="table-cell">
      <style:table-cell-properties fo:padding="0.097cm" fo:border-left="0.05pt solid #000000" fo:border-right="none" fo:border-top="none" fo:border-bottom="0.05pt solid #000000"/>
    </style:style>
    <style:style style:name="Tabelle105.B52" style:family="table-cell">
      <style:table-cell-properties fo:padding="0.097cm" fo:border-left="0.05pt solid #000000" fo:border-right="none" fo:border-top="none" fo:border-bottom="0.05pt solid #000000"/>
    </style:style>
    <style:style style:name="Tabelle105.C52" style:family="table-cell">
      <style:table-cell-properties fo:padding="0.097cm" fo:border-left="0.05pt solid #000000" fo:border-right="none" fo:border-top="none" fo:border-bottom="0.05pt solid #000000"/>
    </style:style>
    <style:style style:name="Tabelle105.D52" style:family="table-cell">
      <style:table-cell-properties fo:padding="0.097cm" fo:border-left="0.05pt solid #000000" fo:border-right="none" fo:border-top="none" fo:border-bottom="0.05pt solid #000000"/>
    </style:style>
    <style:style style:name="Tabelle105.E52" style:family="table-cell">
      <style:table-cell-properties fo:padding="0.097cm" fo:border-left="0.05pt solid #000000" fo:border-right="0.05pt solid #000000" fo:border-top="none" fo:border-bottom="0.05pt solid #000000"/>
    </style:style>
    <style:style style:name="Tabelle105.A53" style:family="table-cell">
      <style:table-cell-properties fo:padding="0.097cm" fo:border-left="0.05pt solid #000000" fo:border-right="none" fo:border-top="none" fo:border-bottom="0.05pt solid #000000"/>
    </style:style>
    <style:style style:name="Tabelle105.B53" style:family="table-cell">
      <style:table-cell-properties fo:padding="0.097cm" fo:border-left="0.05pt solid #000000" fo:border-right="none" fo:border-top="none" fo:border-bottom="0.05pt solid #000000"/>
    </style:style>
    <style:style style:name="Tabelle105.C53" style:family="table-cell">
      <style:table-cell-properties fo:padding="0.097cm" fo:border-left="0.05pt solid #000000" fo:border-right="none" fo:border-top="none" fo:border-bottom="0.05pt solid #000000"/>
    </style:style>
    <style:style style:name="Tabelle105.D53" style:family="table-cell">
      <style:table-cell-properties fo:padding="0.097cm" fo:border-left="0.05pt solid #000000" fo:border-right="none" fo:border-top="none" fo:border-bottom="0.05pt solid #000000"/>
    </style:style>
    <style:style style:name="Tabelle105.E53" style:family="table-cell">
      <style:table-cell-properties fo:padding="0.097cm" fo:border-left="0.05pt solid #000000" fo:border-right="0.05pt solid #000000" fo:border-top="none" fo:border-bottom="0.05pt solid #000000"/>
    </style:style>
    <style:style style:name="Tabelle105.A54" style:family="table-cell">
      <style:table-cell-properties fo:padding="0.097cm" fo:border-left="0.05pt solid #000000" fo:border-right="none" fo:border-top="none" fo:border-bottom="0.05pt solid #000000"/>
    </style:style>
    <style:style style:name="Tabelle105.B54" style:family="table-cell">
      <style:table-cell-properties fo:padding="0.097cm" fo:border-left="0.05pt solid #000000" fo:border-right="none" fo:border-top="none" fo:border-bottom="0.05pt solid #000000"/>
    </style:style>
    <style:style style:name="Tabelle105.C54" style:family="table-cell">
      <style:table-cell-properties fo:padding="0.097cm" fo:border-left="0.05pt solid #000000" fo:border-right="none" fo:border-top="none" fo:border-bottom="0.05pt solid #000000"/>
    </style:style>
    <style:style style:name="Tabelle105.D54" style:family="table-cell">
      <style:table-cell-properties fo:padding="0.097cm" fo:border-left="0.05pt solid #000000" fo:border-right="none" fo:border-top="none" fo:border-bottom="0.05pt solid #000000"/>
    </style:style>
    <style:style style:name="Tabelle105.E54" style:family="table-cell">
      <style:table-cell-properties fo:padding="0.097cm" fo:border-left="0.05pt solid #000000" fo:border-right="0.05pt solid #000000" fo:border-top="none" fo:border-bottom="0.05pt solid #000000"/>
    </style:style>
    <style:style style:name="Tabelle105.A55" style:family="table-cell">
      <style:table-cell-properties fo:padding="0.097cm" fo:border-left="0.05pt solid #000000" fo:border-right="none" fo:border-top="none" fo:border-bottom="0.05pt solid #000000"/>
    </style:style>
    <style:style style:name="Tabelle105.B55" style:family="table-cell">
      <style:table-cell-properties fo:padding="0.097cm" fo:border-left="0.05pt solid #000000" fo:border-right="none" fo:border-top="none" fo:border-bottom="0.05pt solid #000000"/>
    </style:style>
    <style:style style:name="Tabelle105.C55" style:family="table-cell">
      <style:table-cell-properties fo:padding="0.097cm" fo:border-left="0.05pt solid #000000" fo:border-right="none" fo:border-top="none" fo:border-bottom="0.05pt solid #000000"/>
    </style:style>
    <style:style style:name="Tabelle105.D55" style:family="table-cell">
      <style:table-cell-properties fo:padding="0.097cm" fo:border-left="0.05pt solid #000000" fo:border-right="none" fo:border-top="none" fo:border-bottom="0.05pt solid #000000"/>
    </style:style>
    <style:style style:name="Tabelle105.E55" style:family="table-cell">
      <style:table-cell-properties fo:padding="0.097cm" fo:border-left="0.05pt solid #000000" fo:border-right="0.05pt solid #000000" fo:border-top="none" fo:border-bottom="0.05pt solid #000000"/>
    </style:style>
    <style:style style:name="Tabelle105.A56" style:family="table-cell">
      <style:table-cell-properties fo:padding="0.097cm" fo:border-left="0.05pt solid #000000" fo:border-right="none" fo:border-top="none" fo:border-bottom="0.05pt solid #000000"/>
    </style:style>
    <style:style style:name="Tabelle105.B56" style:family="table-cell">
      <style:table-cell-properties fo:padding="0.097cm" fo:border-left="0.05pt solid #000000" fo:border-right="none" fo:border-top="none" fo:border-bottom="0.05pt solid #000000"/>
    </style:style>
    <style:style style:name="Tabelle105.C56" style:family="table-cell">
      <style:table-cell-properties fo:padding="0.097cm" fo:border-left="0.05pt solid #000000" fo:border-right="none" fo:border-top="none" fo:border-bottom="0.05pt solid #000000"/>
    </style:style>
    <style:style style:name="Tabelle105.D56" style:family="table-cell">
      <style:table-cell-properties fo:padding="0.097cm" fo:border-left="0.05pt solid #000000" fo:border-right="none" fo:border-top="none" fo:border-bottom="0.05pt solid #000000"/>
    </style:style>
    <style:style style:name="Tabelle105.E56" style:family="table-cell">
      <style:table-cell-properties fo:padding="0.097cm" fo:border-left="0.05pt solid #000000" fo:border-right="0.05pt solid #000000" fo:border-top="none" fo:border-bottom="0.05pt solid #000000"/>
    </style:style>
    <style:style style:name="Tabelle105.A57" style:family="table-cell">
      <style:table-cell-properties fo:padding="0.097cm" fo:border-left="0.05pt solid #000000" fo:border-right="none" fo:border-top="none" fo:border-bottom="0.05pt solid #000000"/>
    </style:style>
    <style:style style:name="Tabelle105.B57" style:family="table-cell">
      <style:table-cell-properties fo:padding="0.097cm" fo:border-left="0.05pt solid #000000" fo:border-right="none" fo:border-top="none" fo:border-bottom="0.05pt solid #000000"/>
    </style:style>
    <style:style style:name="Tabelle105.C57" style:family="table-cell">
      <style:table-cell-properties fo:padding="0.097cm" fo:border-left="0.05pt solid #000000" fo:border-right="none" fo:border-top="none" fo:border-bottom="0.05pt solid #000000"/>
    </style:style>
    <style:style style:name="Tabelle105.D57" style:family="table-cell">
      <style:table-cell-properties fo:padding="0.097cm" fo:border-left="0.05pt solid #000000" fo:border-right="none" fo:border-top="none" fo:border-bottom="0.05pt solid #000000"/>
    </style:style>
    <style:style style:name="Tabelle105.E57" style:family="table-cell">
      <style:table-cell-properties fo:padding="0.097cm" fo:border-left="0.05pt solid #000000" fo:border-right="0.05pt solid #000000" fo:border-top="none" fo:border-bottom="0.05pt solid #000000"/>
    </style:style>
    <style:style style:name="Tabelle108" style:family="table">
      <style:table-properties style:width="18.5cm" fo:margin-left="0cm" table:align="left"/>
    </style:style>
    <style:style style:name="Tabelle108.A" style:family="table-column">
      <style:table-column-properties style:column-width="18.5cm"/>
    </style:style>
    <style:style style:name="Tabelle108.1" style:family="table-row">
      <style:table-row-properties fo:keep-together="always"/>
    </style:style>
    <style:style style:name="Tabelle108.A1" style:family="table-cell">
      <style:table-cell-properties fo:background-color="#cfe7f5" fo:padding="0.097cm" fo:border="0.05pt solid #000000">
        <style:background-image/>
      </style:table-cell-properties>
    </style:style>
    <style:style style:name="Tabelle107" style:family="table">
      <style:table-properties style:width="18.5cm" fo:margin-left="0cm" table:align="left"/>
    </style:style>
    <style:style style:name="Tabelle107.A" style:family="table-column">
      <style:table-column-properties style:column-width="3.896cm"/>
    </style:style>
    <style:style style:name="Tabelle107.B" style:family="table-column">
      <style:table-column-properties style:column-width="3.704cm"/>
    </style:style>
    <style:style style:name="Tabelle107.C" style:family="table-column">
      <style:table-column-properties style:column-width="4.209cm"/>
    </style:style>
    <style:style style:name="Tabelle107.D" style:family="table-column">
      <style:table-column-properties style:column-width="2.699cm"/>
    </style:style>
    <style:style style:name="Tabelle107.E" style:family="table-column">
      <style:table-column-properties style:column-width="3.992cm"/>
    </style:style>
    <style:style style:name="Tabelle107.1" style:family="table-row">
      <style:table-row-properties fo:keep-together="always"/>
    </style:style>
    <style:style style:name="Tabelle107.A1" style:family="table-cell">
      <style:table-cell-properties fo:background-color="#cfe7f5" fo:padding="0.097cm" fo:border="0.05pt solid #000000">
        <style:background-image/>
      </style:table-cell-properties>
    </style:style>
    <style:style style:name="Tabelle107.A2" style:family="table-cell">
      <style:table-cell-properties fo:background-color="#999999" fo:padding="0.097cm" fo:border-left="0.05pt solid #000000" fo:border-right="none" fo:border-top="none" fo:border-bottom="0.05pt solid #000000">
        <style:background-image/>
      </style:table-cell-properties>
    </style:style>
    <style:style style:name="Tabelle107.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none" fo:border-top="none" fo:border-bottom="0.05pt solid #000000"/>
    </style:style>
    <style:style style:name="Tabelle107.C3" style:family="table-cell">
      <style:table-cell-properties fo:padding="0.097cm" fo:border-left="0.05pt solid #000000" fo:border-right="none" fo:border-top="none" fo:border-bottom="0.05pt solid #000000"/>
    </style:style>
    <style:style style:name="Tabelle107.D3" style:family="table-cell">
      <style:table-cell-properties fo:padding="0.097cm" fo:border-left="0.05pt solid #000000" fo:border-right="none" fo:border-top="none" fo:border-bottom="0.05pt solid #000000"/>
    </style:style>
    <style:style style:name="Tabelle107.E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none" fo:border-top="none" fo:border-bottom="0.05pt solid #000000"/>
    </style:style>
    <style:style style:name="Tabelle107.C4" style:family="table-cell">
      <style:table-cell-properties fo:padding="0.097cm" fo:border-left="0.05pt solid #000000" fo:border-right="none" fo:border-top="none" fo:border-bottom="0.05pt solid #000000"/>
    </style:style>
    <style:style style:name="Tabelle107.D4" style:family="table-cell">
      <style:table-cell-properties fo:padding="0.097cm" fo:border-left="0.05pt solid #000000" fo:border-right="none" fo:border-top="none" fo:border-bottom="0.05pt solid #000000"/>
    </style:style>
    <style:style style:name="Tabelle107.E4" style:family="table-cell">
      <style:table-cell-properties fo:padding="0.097cm" fo:border-left="0.05pt solid #000000" fo:border-right="0.05pt solid #000000" fo:border-top="none" fo:border-bottom="0.05pt solid #000000"/>
    </style:style>
    <style:style style:name="Tabelle110" style:family="table">
      <style:table-properties style:width="18.5cm" fo:margin-left="0cm" table:align="left"/>
    </style:style>
    <style:style style:name="Tabelle110.A" style:family="table-column">
      <style:table-column-properties style:column-width="18.5cm"/>
    </style:style>
    <style:style style:name="Tabelle110.1" style:family="table-row">
      <style:table-row-properties fo:keep-together="always"/>
    </style:style>
    <style:style style:name="Tabelle110.A1" style:family="table-cell">
      <style:table-cell-properties fo:background-color="#cfe7f5" fo:padding="0.097cm" fo:border="0.05pt solid #000000">
        <style:background-image/>
      </style:table-cell-properties>
    </style:style>
    <style:style style:name="Tabelle109" style:family="table">
      <style:table-properties style:width="18.5cm" fo:margin-left="0cm" table:align="left"/>
    </style:style>
    <style:style style:name="Tabelle109.A" style:family="table-column">
      <style:table-column-properties style:column-width="3.896cm"/>
    </style:style>
    <style:style style:name="Tabelle109.B" style:family="table-column">
      <style:table-column-properties style:column-width="3.704cm"/>
    </style:style>
    <style:style style:name="Tabelle109.C" style:family="table-column">
      <style:table-column-properties style:column-width="4.209cm"/>
    </style:style>
    <style:style style:name="Tabelle109.D" style:family="table-column">
      <style:table-column-properties style:column-width="2.699cm"/>
    </style:style>
    <style:style style:name="Tabelle109.E" style:family="table-column">
      <style:table-column-properties style:column-width="3.992cm"/>
    </style:style>
    <style:style style:name="Tabelle109.1" style:family="table-row">
      <style:table-row-properties fo:keep-together="always"/>
    </style:style>
    <style:style style:name="Tabelle109.A1" style:family="table-cell">
      <style:table-cell-properties fo:background-color="#cfe7f5" fo:padding="0.097cm" fo:border="0.05pt solid #000000">
        <style:background-image/>
      </style:table-cell-properties>
    </style:style>
    <style:style style:name="Tabelle109.A2" style:family="table-cell">
      <style:table-cell-properties fo:background-color="#999999" fo:padding="0.097cm" fo:border-left="0.05pt solid #000000" fo:border-right="none" fo:border-top="none" fo:border-bottom="0.05pt solid #000000">
        <style:background-image/>
      </style:table-cell-properties>
    </style:style>
    <style:style style:name="Tabelle10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9.A3" style:family="table-cell">
      <style:table-cell-properties fo:background-color="#ffd320" fo:padding="0.097cm" fo:border-left="0.05pt solid #000000" fo:border-right="none" fo:border-top="none" fo:border-bottom="0.05pt solid #000000">
        <style:background-image/>
      </style:table-cell-properties>
    </style:style>
    <style:style style:name="Tabelle109.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2" style:family="table">
      <style:table-properties style:width="18.5cm" fo:margin-left="0cm" table:align="left"/>
    </style:style>
    <style:style style:name="Tabelle112.A" style:family="table-column">
      <style:table-column-properties style:column-width="18.5cm"/>
    </style:style>
    <style:style style:name="Tabelle112.1" style:family="table-row">
      <style:table-row-properties fo:keep-together="always"/>
    </style:style>
    <style:style style:name="Tabelle112.A1" style:family="table-cell">
      <style:table-cell-properties fo:background-color="#cfe7f5" fo:padding="0.097cm" fo:border="0.05pt solid #000000">
        <style:background-image/>
      </style:table-cell-properties>
    </style:style>
    <style:style style:name="Tabelle111" style:family="table">
      <style:table-properties style:width="18.5cm" fo:margin-left="0cm" table:align="left"/>
    </style:style>
    <style:style style:name="Tabelle111.A" style:family="table-column">
      <style:table-column-properties style:column-width="3.896cm"/>
    </style:style>
    <style:style style:name="Tabelle111.B" style:family="table-column">
      <style:table-column-properties style:column-width="3.704cm"/>
    </style:style>
    <style:style style:name="Tabelle111.C" style:family="table-column">
      <style:table-column-properties style:column-width="4.209cm"/>
    </style:style>
    <style:style style:name="Tabelle111.D" style:family="table-column">
      <style:table-column-properties style:column-width="2.699cm"/>
    </style:style>
    <style:style style:name="Tabelle111.E" style:family="table-column">
      <style:table-column-properties style:column-width="3.992cm"/>
    </style:style>
    <style:style style:name="Tabelle111.1" style:family="table-row">
      <style:table-row-properties fo:keep-together="always"/>
    </style:style>
    <style:style style:name="Tabelle111.A1" style:family="table-cell">
      <style:table-cell-properties fo:background-color="#cfe7f5" fo:padding="0.097cm" fo:border="0.05pt solid #000000">
        <style:background-image/>
      </style:table-cell-properties>
    </style:style>
    <style:style style:name="Tabelle111.A2" style:family="table-cell">
      <style:table-cell-properties fo:background-color="#999999" fo:padding="0.097cm" fo:border-left="0.05pt solid #000000" fo:border-right="none" fo:border-top="none" fo:border-bottom="0.05pt solid #000000">
        <style:background-image/>
      </style:table-cell-properties>
    </style:style>
    <style:style style:name="Tabelle11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1.A3" style:family="table-cell">
      <style:table-cell-properties fo:background-color="#ffd320" fo:padding="0.097cm" fo:border-left="0.05pt solid #000000" fo:border-right="none" fo:border-top="none" fo:border-bottom="0.05pt solid #000000">
        <style:background-image/>
      </style:table-cell-properties>
    </style:style>
    <style:style style:name="Tabelle111.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4" style:family="table">
      <style:table-properties style:width="18.5cm" fo:margin-left="0cm" table:align="left"/>
    </style:style>
    <style:style style:name="Tabelle114.A" style:family="table-column">
      <style:table-column-properties style:column-width="18.5cm"/>
    </style:style>
    <style:style style:name="Tabelle114.1" style:family="table-row">
      <style:table-row-properties fo:keep-together="always"/>
    </style:style>
    <style:style style:name="Tabelle114.A1" style:family="table-cell">
      <style:table-cell-properties fo:background-color="#cfe7f5" fo:padding="0.097cm" fo:border="0.05pt solid #000000">
        <style:background-image/>
      </style:table-cell-properties>
    </style:style>
    <style:style style:name="Tabelle113" style:family="table">
      <style:table-properties style:width="18.5cm" fo:margin-left="0cm" table:align="left"/>
    </style:style>
    <style:style style:name="Tabelle113.A" style:family="table-column">
      <style:table-column-properties style:column-width="3.896cm"/>
    </style:style>
    <style:style style:name="Tabelle113.B" style:family="table-column">
      <style:table-column-properties style:column-width="3.704cm"/>
    </style:style>
    <style:style style:name="Tabelle113.C" style:family="table-column">
      <style:table-column-properties style:column-width="4.209cm"/>
    </style:style>
    <style:style style:name="Tabelle113.D" style:family="table-column">
      <style:table-column-properties style:column-width="2.699cm"/>
    </style:style>
    <style:style style:name="Tabelle113.E" style:family="table-column">
      <style:table-column-properties style:column-width="3.992cm"/>
    </style:style>
    <style:style style:name="Tabelle113.1" style:family="table-row">
      <style:table-row-properties fo:keep-together="always"/>
    </style:style>
    <style:style style:name="Tabelle113.A1" style:family="table-cell">
      <style:table-cell-properties fo:background-color="#cfe7f5" fo:padding="0.097cm" fo:border="0.05pt solid #000000">
        <style:background-image/>
      </style:table-cell-properties>
    </style:style>
    <style:style style:name="Tabelle113.A2" style:family="table-cell">
      <style:table-cell-properties fo:background-color="#999999" fo:padding="0.097cm" fo:border-left="0.05pt solid #000000" fo:border-right="none" fo:border-top="none" fo:border-bottom="0.05pt solid #000000">
        <style:background-image/>
      </style:table-cell-properties>
    </style:style>
    <style:style style:name="Tabelle113.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3.A3" style:family="table-cell">
      <style:table-cell-properties fo:background-color="#ffd320" fo:padding="0.097cm" fo:border-left="0.05pt solid #000000" fo:border-right="none" fo:border-top="none" fo:border-bottom="0.05pt solid #000000">
        <style:background-image/>
      </style:table-cell-properties>
    </style:style>
    <style:style style:name="Tabelle113.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01" style:family="table">
      <style:table-properties style:width="18.5cm" fo:margin-left="0cm" table:align="left"/>
    </style:style>
    <style:style style:name="Tabelle101.A" style:family="table-column">
      <style:table-column-properties style:column-width="18.5cm"/>
    </style:style>
    <style:style style:name="Tabelle101.1" style:family="table-row">
      <style:table-row-properties fo:keep-together="always"/>
    </style:style>
    <style:style style:name="Tabelle101.A1" style:family="table-cell">
      <style:table-cell-properties fo:background-color="#cfe7f5" fo:padding="0.097cm" fo:border="0.05pt solid #000000">
        <style:background-image/>
      </style:table-cell-properties>
    </style:style>
    <style:style style:name="Tabelle102" style:family="table">
      <style:table-properties style:width="18.5cm" fo:margin-left="0cm" table:align="left"/>
    </style:style>
    <style:style style:name="Tabelle102.A" style:family="table-column">
      <style:table-column-properties style:column-width="3.896cm"/>
    </style:style>
    <style:style style:name="Tabelle102.B" style:family="table-column">
      <style:table-column-properties style:column-width="3.704cm"/>
    </style:style>
    <style:style style:name="Tabelle102.C" style:family="table-column">
      <style:table-column-properties style:column-width="4.209cm"/>
    </style:style>
    <style:style style:name="Tabelle102.D" style:family="table-column">
      <style:table-column-properties style:column-width="2.699cm"/>
    </style:style>
    <style:style style:name="Tabelle102.E" style:family="table-column">
      <style:table-column-properties style:column-width="3.992cm"/>
    </style:style>
    <style:style style:name="Tabelle102.1" style:family="table-row">
      <style:table-row-properties fo:keep-together="always"/>
    </style:style>
    <style:style style:name="Tabelle102.A1" style:family="table-cell">
      <style:table-cell-properties fo:background-color="#cfe7f5" fo:padding="0.097cm" fo:border="0.05pt solid #000000">
        <style:background-image/>
      </style:table-cell-properties>
    </style:style>
    <style:style style:name="Tabelle10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2.E2" style:family="table-cell">
      <style:table-cell-properties fo:background-color="#999999" fo:padding="0.097cm" fo:border="0.05pt solid #000000">
        <style:background-image/>
      </style:table-cell-properties>
    </style:style>
    <style:style style:name="Tabelle102.A3" style:family="table-cell">
      <style:table-cell-properties fo:padding="0.097cm" fo:border-left="0.05pt solid #000000" fo:border-right="none" fo:border-top="none" fo:border-bottom="0.05pt solid #000000"/>
    </style:style>
    <style:style style:name="Tabelle102.B3" style:family="table-cell">
      <style:table-cell-properties fo:padding="0.097cm" fo:border-left="0.05pt solid #000000" fo:border-right="none" fo:border-top="none" fo:border-bottom="0.05pt solid #000000"/>
    </style:style>
    <style:style style:name="Tabelle102.C3" style:family="table-cell">
      <style:table-cell-properties fo:padding="0.097cm" fo:border-left="0.05pt solid #000000" fo:border-right="none" fo:border-top="none" fo:border-bottom="0.05pt solid #000000"/>
    </style:style>
    <style:style style:name="Tabelle102.D3" style:family="table-cell">
      <style:table-cell-properties fo:padding="0.097cm" fo:border-left="0.05pt solid #000000" fo:border-right="none" fo:border-top="none" fo:border-bottom="0.05pt solid #000000"/>
    </style:style>
    <style:style style:name="Tabelle102.E3" style:family="table-cell">
      <style:table-cell-properties fo:padding="0.097cm" fo:border-left="0.05pt solid #000000" fo:border-right="0.05pt solid #000000" fo:border-top="none" fo:border-bottom="0.05pt solid #000000"/>
    </style:style>
    <style:style style:name="Tabelle102.A4" style:family="table-cell">
      <style:table-cell-properties fo:padding="0.097cm" fo:border-left="0.05pt solid #000000" fo:border-right="none" fo:border-top="none" fo:border-bottom="0.05pt solid #000000"/>
    </style:style>
    <style:style style:name="Tabelle102.B4" style:family="table-cell">
      <style:table-cell-properties fo:padding="0.097cm" fo:border-left="0.05pt solid #000000" fo:border-right="none" fo:border-top="none" fo:border-bottom="0.05pt solid #000000"/>
    </style:style>
    <style:style style:name="Tabelle102.C4" style:family="table-cell">
      <style:table-cell-properties fo:padding="0.097cm" fo:border-left="0.05pt solid #000000" fo:border-right="none" fo:border-top="none" fo:border-bottom="0.05pt solid #000000"/>
    </style:style>
    <style:style style:name="Tabelle102.D4" style:family="table-cell">
      <style:table-cell-properties fo:padding="0.097cm" fo:border-left="0.05pt solid #000000" fo:border-right="none" fo:border-top="none" fo:border-bottom="0.05pt solid #000000"/>
    </style:style>
    <style:style style:name="Tabelle102.E4" style:family="table-cell">
      <style:table-cell-properties fo:padding="0.097cm" fo:border-left="0.05pt solid #000000" fo:border-right="0.05pt solid #000000" fo:border-top="none" fo:border-bottom="0.05pt solid #000000"/>
    </style:style>
    <style:style style:name="Tabelle102.A5" style:family="table-cell">
      <style:table-cell-properties fo:padding="0.097cm" fo:border-left="0.05pt solid #000000" fo:border-right="none" fo:border-top="none" fo:border-bottom="0.05pt solid #000000"/>
    </style:style>
    <style:style style:name="Tabelle102.B5" style:family="table-cell">
      <style:table-cell-properties fo:padding="0.097cm" fo:border-left="0.05pt solid #000000" fo:border-right="none" fo:border-top="none" fo:border-bottom="0.05pt solid #000000"/>
    </style:style>
    <style:style style:name="Tabelle102.C5" style:family="table-cell">
      <style:table-cell-properties fo:padding="0.097cm" fo:border-left="0.05pt solid #000000" fo:border-right="none" fo:border-top="none" fo:border-bottom="0.05pt solid #000000"/>
    </style:style>
    <style:style style:name="Tabelle102.D5" style:family="table-cell">
      <style:table-cell-properties fo:padding="0.097cm" fo:border-left="0.05pt solid #000000" fo:border-right="none" fo:border-top="none" fo:border-bottom="0.05pt solid #000000"/>
    </style:style>
    <style:style style:name="Tabelle102.E5" style:family="table-cell">
      <style:table-cell-properties fo:padding="0.097cm" fo:border-left="0.05pt solid #000000" fo:border-right="0.05pt solid #000000" fo:border-top="none" fo:border-bottom="0.05pt solid #000000"/>
    </style:style>
    <style:style style:name="Tabelle102.A6" style:family="table-cell">
      <style:table-cell-properties fo:padding="0.097cm" fo:border-left="0.05pt solid #000000" fo:border-right="none" fo:border-top="none" fo:border-bottom="0.05pt solid #000000"/>
    </style:style>
    <style:style style:name="Tabelle102.B6" style:family="table-cell">
      <style:table-cell-properties fo:padding="0.097cm" fo:border-left="0.05pt solid #000000" fo:border-right="none" fo:border-top="none" fo:border-bottom="0.05pt solid #000000"/>
    </style:style>
    <style:style style:name="Tabelle102.C6" style:family="table-cell">
      <style:table-cell-properties fo:padding="0.097cm" fo:border-left="0.05pt solid #000000" fo:border-right="none" fo:border-top="none" fo:border-bottom="0.05pt solid #000000"/>
    </style:style>
    <style:style style:name="Tabelle102.D6" style:family="table-cell">
      <style:table-cell-properties fo:padding="0.097cm" fo:border-left="0.05pt solid #000000" fo:border-right="none" fo:border-top="none" fo:border-bottom="0.05pt solid #000000"/>
    </style:style>
    <style:style style:name="Tabelle102.E6" style:family="table-cell">
      <style:table-cell-properties fo:padding="0.097cm" fo:border-left="0.05pt solid #000000" fo:border-right="0.05pt solid #000000" fo:border-top="none" fo:border-bottom="0.05pt solid #000000"/>
    </style:style>
    <style:style style:name="Tabelle102.A7" style:family="table-cell">
      <style:table-cell-properties fo:padding="0.097cm" fo:border-left="0.05pt solid #000000" fo:border-right="none" fo:border-top="none" fo:border-bottom="0.05pt solid #000000"/>
    </style:style>
    <style:style style:name="Tabelle102.B7" style:family="table-cell">
      <style:table-cell-properties fo:padding="0.097cm" fo:border-left="0.05pt solid #000000" fo:border-right="none" fo:border-top="none" fo:border-bottom="0.05pt solid #000000"/>
    </style:style>
    <style:style style:name="Tabelle102.C7" style:family="table-cell">
      <style:table-cell-properties fo:padding="0.097cm" fo:border-left="0.05pt solid #000000" fo:border-right="none" fo:border-top="none" fo:border-bottom="0.05pt solid #000000"/>
    </style:style>
    <style:style style:name="Tabelle102.D7" style:family="table-cell">
      <style:table-cell-properties fo:padding="0.097cm" fo:border-left="0.05pt solid #000000" fo:border-right="none" fo:border-top="none" fo:border-bottom="0.05pt solid #000000"/>
    </style:style>
    <style:style style:name="Tabelle102.E7" style:family="table-cell">
      <style:table-cell-properties fo:padding="0.097cm" fo:border-left="0.05pt solid #000000" fo:border-right="0.05pt solid #000000" fo:border-top="none" fo:border-bottom="0.05pt solid #000000"/>
    </style:style>
    <style:style style:name="Tabelle115" style:family="table">
      <style:table-properties style:width="18.5cm" fo:margin-left="0cm" table:align="left"/>
    </style:style>
    <style:style style:name="Tabelle115.A" style:family="table-column">
      <style:table-column-properties style:column-width="18.5cm"/>
    </style:style>
    <style:style style:name="Tabelle115.1" style:family="table-row">
      <style:table-row-properties fo:keep-together="always"/>
    </style:style>
    <style:style style:name="Tabelle115.A1" style:family="table-cell">
      <style:table-cell-properties fo:background-color="#cfe7f5" fo:padding="0.097cm" fo:border="0.05pt solid #000000">
        <style:background-image/>
      </style:table-cell-properties>
    </style:style>
    <style:style style:name="Tabelle116" style:family="table">
      <style:table-properties style:width="18.5cm" fo:margin-left="0cm" table:align="left"/>
    </style:style>
    <style:style style:name="Tabelle116.A" style:family="table-column">
      <style:table-column-properties style:column-width="3.896cm"/>
    </style:style>
    <style:style style:name="Tabelle116.B" style:family="table-column">
      <style:table-column-properties style:column-width="3.704cm"/>
    </style:style>
    <style:style style:name="Tabelle116.C" style:family="table-column">
      <style:table-column-properties style:column-width="4.209cm"/>
    </style:style>
    <style:style style:name="Tabelle116.D" style:family="table-column">
      <style:table-column-properties style:column-width="2.699cm"/>
    </style:style>
    <style:style style:name="Tabelle116.E" style:family="table-column">
      <style:table-column-properties style:column-width="3.992cm"/>
    </style:style>
    <style:style style:name="Tabelle116.1" style:family="table-row">
      <style:table-row-properties fo:keep-together="always"/>
    </style:style>
    <style:style style:name="Tabelle116.A1" style:family="table-cell">
      <style:table-cell-properties fo:background-color="#cfe7f5" fo:padding="0.097cm" fo:border="0.05pt solid #000000">
        <style:background-image/>
      </style:table-cell-properties>
    </style:style>
    <style:style style:name="Tabelle11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6.E2" style:family="table-cell">
      <style:table-cell-properties fo:background-color="#999999" fo:padding="0.097cm" fo:border="0.05pt solid #000000">
        <style:background-image/>
      </style:table-cell-properties>
    </style:style>
    <style:style style:name="Tabelle116.A3" style:family="table-cell">
      <style:table-cell-properties fo:padding="0.097cm" fo:border-left="0.05pt solid #000000" fo:border-right="none" fo:border-top="none" fo:border-bottom="0.05pt solid #000000"/>
    </style:style>
    <style:style style:name="Tabelle116.B3" style:family="table-cell">
      <style:table-cell-properties fo:padding="0.097cm" fo:border-left="0.05pt solid #000000" fo:border-right="none" fo:border-top="none" fo:border-bottom="0.05pt solid #000000"/>
    </style:style>
    <style:style style:name="Tabelle116.C3" style:family="table-cell">
      <style:table-cell-properties fo:padding="0.097cm" fo:border-left="0.05pt solid #000000" fo:border-right="none" fo:border-top="none" fo:border-bottom="0.05pt solid #000000"/>
    </style:style>
    <style:style style:name="Tabelle116.D3" style:family="table-cell">
      <style:table-cell-properties fo:padding="0.097cm" fo:border-left="0.05pt solid #000000" fo:border-right="none" fo:border-top="none" fo:border-bottom="0.05pt solid #000000"/>
    </style:style>
    <style:style style:name="Tabelle116.E3" style:family="table-cell">
      <style:table-cell-properties fo:padding="0.097cm" fo:border-left="0.05pt solid #000000" fo:border-right="0.05pt solid #000000" fo:border-top="none" fo:border-bottom="0.05pt solid #000000"/>
    </style:style>
    <style:style style:name="Tabelle116.A4" style:family="table-cell">
      <style:table-cell-properties fo:padding="0.097cm" fo:border-left="0.05pt solid #000000" fo:border-right="none" fo:border-top="none" fo:border-bottom="0.05pt solid #000000"/>
    </style:style>
    <style:style style:name="Tabelle116.B4" style:family="table-cell">
      <style:table-cell-properties fo:padding="0.097cm" fo:border-left="0.05pt solid #000000" fo:border-right="none" fo:border-top="none" fo:border-bottom="0.05pt solid #000000"/>
    </style:style>
    <style:style style:name="Tabelle116.C4" style:family="table-cell">
      <style:table-cell-properties fo:padding="0.097cm" fo:border-left="0.05pt solid #000000" fo:border-right="none" fo:border-top="none" fo:border-bottom="0.05pt solid #000000"/>
    </style:style>
    <style:style style:name="Tabelle116.D4" style:family="table-cell">
      <style:table-cell-properties fo:padding="0.097cm" fo:border-left="0.05pt solid #000000" fo:border-right="none" fo:border-top="none" fo:border-bottom="0.05pt solid #000000"/>
    </style:style>
    <style:style style:name="Tabelle116.E4" style:family="table-cell">
      <style:table-cell-properties fo:padding="0.097cm" fo:border-left="0.05pt solid #000000" fo:border-right="0.05pt solid #000000" fo:border-top="none" fo:border-bottom="0.05pt solid #000000"/>
    </style:style>
    <style:style style:name="Tabelle116.A5" style:family="table-cell">
      <style:table-cell-properties fo:padding="0.097cm" fo:border-left="0.05pt solid #000000" fo:border-right="none" fo:border-top="none" fo:border-bottom="0.05pt solid #000000"/>
    </style:style>
    <style:style style:name="Tabelle116.B5" style:family="table-cell">
      <style:table-cell-properties fo:padding="0.097cm" fo:border-left="0.05pt solid #000000" fo:border-right="none" fo:border-top="none" fo:border-bottom="0.05pt solid #000000"/>
    </style:style>
    <style:style style:name="Tabelle116.C5" style:family="table-cell">
      <style:table-cell-properties fo:padding="0.097cm" fo:border-left="0.05pt solid #000000" fo:border-right="none" fo:border-top="none" fo:border-bottom="0.05pt solid #000000"/>
    </style:style>
    <style:style style:name="Tabelle116.D5" style:family="table-cell">
      <style:table-cell-properties fo:padding="0.097cm" fo:border-left="0.05pt solid #000000" fo:border-right="none" fo:border-top="none" fo:border-bottom="0.05pt solid #000000"/>
    </style:style>
    <style:style style:name="Tabelle116.E5" style:family="table-cell">
      <style:table-cell-properties fo:padding="0.097cm" fo:border-left="0.05pt solid #000000" fo:border-right="0.05pt solid #000000" fo:border-top="none" fo:border-bottom="0.05pt solid #000000"/>
    </style:style>
    <style:style style:name="Tabelle118" style:family="table">
      <style:table-properties style:width="18.5cm" fo:margin-left="0cm" table:align="left"/>
    </style:style>
    <style:style style:name="Tabelle118.A" style:family="table-column">
      <style:table-column-properties style:column-width="18.5cm"/>
    </style:style>
    <style:style style:name="Tabelle118.1" style:family="table-row">
      <style:table-row-properties fo:keep-together="always"/>
    </style:style>
    <style:style style:name="Tabelle118.A1" style:family="table-cell">
      <style:table-cell-properties fo:background-color="#cfe7f5" fo:padding="0.097cm" fo:border="0.05pt solid #000000">
        <style:background-image/>
      </style:table-cell-properties>
    </style:style>
    <style:style style:name="Tabelle117" style:family="table">
      <style:table-properties style:width="18.5cm" fo:margin-left="0cm" table:align="left"/>
    </style:style>
    <style:style style:name="Tabelle117.A" style:family="table-column">
      <style:table-column-properties style:column-width="3.896cm"/>
    </style:style>
    <style:style style:name="Tabelle117.B" style:family="table-column">
      <style:table-column-properties style:column-width="3.704cm"/>
    </style:style>
    <style:style style:name="Tabelle117.C" style:family="table-column">
      <style:table-column-properties style:column-width="4.209cm"/>
    </style:style>
    <style:style style:name="Tabelle117.D" style:family="table-column">
      <style:table-column-properties style:column-width="2.699cm"/>
    </style:style>
    <style:style style:name="Tabelle117.E" style:family="table-column">
      <style:table-column-properties style:column-width="3.992cm"/>
    </style:style>
    <style:style style:name="Tabelle117.1" style:family="table-row">
      <style:table-row-properties fo:keep-together="always"/>
    </style:style>
    <style:style style:name="Tabelle117.A1" style:family="table-cell">
      <style:table-cell-properties fo:background-color="#cfe7f5" fo:padding="0.097cm" fo:border="0.05pt solid #000000">
        <style:background-image/>
      </style:table-cell-properties>
    </style:style>
    <style:style style:name="Tabelle1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7.E2" style:family="table-cell">
      <style:table-cell-properties fo:background-color="#999999" fo:padding="0.097cm" fo:border="0.05pt solid #000000">
        <style:background-image/>
      </style:table-cell-properties>
    </style:style>
    <style:style style:name="Tabelle117.A3" style:family="table-cell">
      <style:table-cell-properties fo:padding="0.097cm" fo:border-left="0.05pt solid #000000" fo:border-right="none" fo:border-top="none" fo:border-bottom="0.05pt solid #000000"/>
    </style:style>
    <style:style style:name="Tabelle117.B3" style:family="table-cell">
      <style:table-cell-properties fo:padding="0.097cm" fo:border-left="0.05pt solid #000000" fo:border-right="none" fo:border-top="none" fo:border-bottom="0.05pt solid #000000"/>
    </style:style>
    <style:style style:name="Tabelle117.C3" style:family="table-cell">
      <style:table-cell-properties fo:padding="0.097cm" fo:border-left="0.05pt solid #000000" fo:border-right="none" fo:border-top="none" fo:border-bottom="0.05pt solid #000000"/>
    </style:style>
    <style:style style:name="Tabelle117.D3" style:family="table-cell">
      <style:table-cell-properties fo:padding="0.097cm" fo:border-left="0.05pt solid #000000" fo:border-right="none" fo:border-top="none" fo:border-bottom="0.05pt solid #000000"/>
    </style:style>
    <style:style style:name="Tabelle117.E3" style:family="table-cell">
      <style:table-cell-properties fo:padding="0.097cm" fo:border-left="0.05pt solid #000000" fo:border-right="0.05pt solid #000000" fo:border-top="none" fo:border-bottom="0.05pt solid #000000"/>
    </style:style>
    <style:style style:name="Tabelle117.A4" style:family="table-cell">
      <style:table-cell-properties fo:padding="0.097cm" fo:border-left="0.05pt solid #000000" fo:border-right="none" fo:border-top="none" fo:border-bottom="0.05pt solid #000000"/>
    </style:style>
    <style:style style:name="Tabelle117.B4" style:family="table-cell">
      <style:table-cell-properties fo:padding="0.097cm" fo:border-left="0.05pt solid #000000" fo:border-right="none" fo:border-top="none" fo:border-bottom="0.05pt solid #000000"/>
    </style:style>
    <style:style style:name="Tabelle117.C4" style:family="table-cell">
      <style:table-cell-properties fo:padding="0.097cm" fo:border-left="0.05pt solid #000000" fo:border-right="none" fo:border-top="none" fo:border-bottom="0.05pt solid #000000"/>
    </style:style>
    <style:style style:name="Tabelle117.D4" style:family="table-cell">
      <style:table-cell-properties fo:padding="0.097cm" fo:border-left="0.05pt solid #000000" fo:border-right="none" fo:border-top="none" fo:border-bottom="0.05pt solid #000000"/>
    </style:style>
    <style:style style:name="Tabelle117.E4" style:family="table-cell">
      <style:table-cell-properties fo:padding="0.097cm" fo:border-left="0.05pt solid #000000" fo:border-right="0.05pt solid #000000" fo:border-top="none" fo:border-bottom="0.05pt solid #000000"/>
    </style:style>
    <style:style style:name="Tabelle117.A5" style:family="table-cell">
      <style:table-cell-properties fo:padding="0.097cm" fo:border-left="0.05pt solid #000000" fo:border-right="none" fo:border-top="none" fo:border-bottom="0.05pt solid #000000"/>
    </style:style>
    <style:style style:name="Tabelle117.B5" style:family="table-cell">
      <style:table-cell-properties fo:padding="0.097cm" fo:border-left="0.05pt solid #000000" fo:border-right="none" fo:border-top="none" fo:border-bottom="0.05pt solid #000000"/>
    </style:style>
    <style:style style:name="Tabelle117.C5" style:family="table-cell">
      <style:table-cell-properties fo:padding="0.097cm" fo:border-left="0.05pt solid #000000" fo:border-right="none" fo:border-top="none" fo:border-bottom="0.05pt solid #000000"/>
    </style:style>
    <style:style style:name="Tabelle117.D5" style:family="table-cell">
      <style:table-cell-properties fo:padding="0.097cm" fo:border-left="0.05pt solid #000000" fo:border-right="none" fo:border-top="none" fo:border-bottom="0.05pt solid #000000"/>
    </style:style>
    <style:style style:name="Tabelle117.E5" style:family="table-cell">
      <style:table-cell-properties fo:padding="0.097cm" fo:border-left="0.05pt solid #000000" fo:border-right="0.05pt solid #000000" fo:border-top="none" fo:border-bottom="0.05pt solid #000000"/>
    </style:style>
    <style:style style:name="Tabelle117.A6" style:family="table-cell">
      <style:table-cell-properties fo:padding="0.097cm" fo:border-left="0.05pt solid #000000" fo:border-right="none" fo:border-top="none" fo:border-bottom="0.05pt solid #000000"/>
    </style:style>
    <style:style style:name="Tabelle117.B6" style:family="table-cell">
      <style:table-cell-properties fo:padding="0.097cm" fo:border-left="0.05pt solid #000000" fo:border-right="none" fo:border-top="none" fo:border-bottom="0.05pt solid #000000"/>
    </style:style>
    <style:style style:name="Tabelle117.C6" style:family="table-cell">
      <style:table-cell-properties fo:padding="0.097cm" fo:border-left="0.05pt solid #000000" fo:border-right="none" fo:border-top="none" fo:border-bottom="0.05pt solid #000000"/>
    </style:style>
    <style:style style:name="Tabelle117.D6" style:family="table-cell">
      <style:table-cell-properties fo:padding="0.097cm" fo:border-left="0.05pt solid #000000" fo:border-right="none" fo:border-top="none" fo:border-bottom="0.05pt solid #000000"/>
    </style:style>
    <style:style style:name="Tabelle117.E6" style:family="table-cell">
      <style:table-cell-properties fo:padding="0.097cm" fo:border-left="0.05pt solid #000000" fo:border-right="0.05pt solid #000000" fo:border-top="none" fo:border-bottom="0.05pt solid #000000"/>
    </style:style>
    <style:style style:name="Tabelle117.A7" style:family="table-cell">
      <style:table-cell-properties fo:padding="0.097cm" fo:border-left="0.05pt solid #000000" fo:border-right="none" fo:border-top="none" fo:border-bottom="0.05pt solid #000000"/>
    </style:style>
    <style:style style:name="Tabelle117.B7" style:family="table-cell">
      <style:table-cell-properties fo:padding="0.097cm" fo:border-left="0.05pt solid #000000" fo:border-right="none" fo:border-top="none" fo:border-bottom="0.05pt solid #000000"/>
    </style:style>
    <style:style style:name="Tabelle117.C7" style:family="table-cell">
      <style:table-cell-properties fo:padding="0.097cm" fo:border-left="0.05pt solid #000000" fo:border-right="none" fo:border-top="none" fo:border-bottom="0.05pt solid #000000"/>
    </style:style>
    <style:style style:name="Tabelle117.D7" style:family="table-cell">
      <style:table-cell-properties fo:padding="0.097cm" fo:border-left="0.05pt solid #000000" fo:border-right="none" fo:border-top="none" fo:border-bottom="0.05pt solid #000000"/>
    </style:style>
    <style:style style:name="Tabelle117.E7" style:family="table-cell">
      <style:table-cell-properties fo:padding="0.097cm" fo:border-left="0.05pt solid #000000" fo:border-right="0.05pt solid #000000" fo:border-top="none" fo:border-bottom="0.05pt solid #000000"/>
    </style:style>
    <style:style style:name="Tabelle117.A8" style:family="table-cell">
      <style:table-cell-properties fo:padding="0.097cm" fo:border-left="0.05pt solid #000000" fo:border-right="none" fo:border-top="none" fo:border-bottom="0.05pt solid #000000"/>
    </style:style>
    <style:style style:name="Tabelle117.B8" style:family="table-cell">
      <style:table-cell-properties fo:padding="0.097cm" fo:border-left="0.05pt solid #000000" fo:border-right="none" fo:border-top="none" fo:border-bottom="0.05pt solid #000000"/>
    </style:style>
    <style:style style:name="Tabelle117.C8" style:family="table-cell">
      <style:table-cell-properties fo:padding="0.097cm" fo:border-left="0.05pt solid #000000" fo:border-right="none" fo:border-top="none" fo:border-bottom="0.05pt solid #000000"/>
    </style:style>
    <style:style style:name="Tabelle117.D8" style:family="table-cell">
      <style:table-cell-properties fo:padding="0.097cm" fo:border-left="0.05pt solid #000000" fo:border-right="none" fo:border-top="none" fo:border-bottom="0.05pt solid #000000"/>
    </style:style>
    <style:style style:name="Tabelle117.E8" style:family="table-cell">
      <style:table-cell-properties fo:padding="0.097cm" fo:border-left="0.05pt solid #000000" fo:border-right="0.05pt solid #000000" fo:border-top="none" fo:border-bottom="0.05pt solid #000000"/>
    </style:style>
    <style:style style:name="Tabelle117.A9" style:family="table-cell">
      <style:table-cell-properties fo:padding="0.097cm" fo:border-left="0.05pt solid #000000" fo:border-right="none" fo:border-top="none" fo:border-bottom="0.05pt solid #000000"/>
    </style:style>
    <style:style style:name="Tabelle117.B9" style:family="table-cell">
      <style:table-cell-properties fo:padding="0.097cm" fo:border-left="0.05pt solid #000000" fo:border-right="none" fo:border-top="none" fo:border-bottom="0.05pt solid #000000"/>
    </style:style>
    <style:style style:name="Tabelle117.C9" style:family="table-cell">
      <style:table-cell-properties fo:padding="0.097cm" fo:border-left="0.05pt solid #000000" fo:border-right="none" fo:border-top="none" fo:border-bottom="0.05pt solid #000000"/>
    </style:style>
    <style:style style:name="Tabelle117.D9" style:family="table-cell">
      <style:table-cell-properties fo:padding="0.097cm" fo:border-left="0.05pt solid #000000" fo:border-right="none" fo:border-top="none" fo:border-bottom="0.05pt solid #000000"/>
    </style:style>
    <style:style style:name="Tabelle117.E9" style:family="table-cell">
      <style:table-cell-properties fo:padding="0.097cm" fo:border-left="0.05pt solid #000000" fo:border-right="0.05pt solid #000000" fo:border-top="none" fo:border-bottom="0.05pt solid #000000"/>
    </style:style>
    <style:style style:name="Tabelle117.A10" style:family="table-cell">
      <style:table-cell-properties fo:padding="0.097cm" fo:border-left="0.05pt solid #000000" fo:border-right="none" fo:border-top="none" fo:border-bottom="0.05pt solid #000000"/>
    </style:style>
    <style:style style:name="Tabelle117.B10" style:family="table-cell">
      <style:table-cell-properties fo:padding="0.097cm" fo:border-left="0.05pt solid #000000" fo:border-right="none" fo:border-top="none" fo:border-bottom="0.05pt solid #000000"/>
    </style:style>
    <style:style style:name="Tabelle117.C10" style:family="table-cell">
      <style:table-cell-properties fo:padding="0.097cm" fo:border-left="0.05pt solid #000000" fo:border-right="none" fo:border-top="none" fo:border-bottom="0.05pt solid #000000"/>
    </style:style>
    <style:style style:name="Tabelle117.D10" style:family="table-cell">
      <style:table-cell-properties fo:padding="0.097cm" fo:border-left="0.05pt solid #000000" fo:border-right="none" fo:border-top="none" fo:border-bottom="0.05pt solid #000000"/>
    </style:style>
    <style:style style:name="Tabelle117.E10" style:family="table-cell">
      <style:table-cell-properties fo:padding="0.097cm" fo:border-left="0.05pt solid #000000" fo:border-right="0.05pt solid #000000" fo:border-top="none" fo:border-bottom="0.05pt solid #000000"/>
    </style:style>
    <style:style style:name="Tabelle117.A11" style:family="table-cell">
      <style:table-cell-properties fo:padding="0.097cm" fo:border-left="0.05pt solid #000000" fo:border-right="none" fo:border-top="none" fo:border-bottom="0.05pt solid #000000"/>
    </style:style>
    <style:style style:name="Tabelle117.B11" style:family="table-cell">
      <style:table-cell-properties fo:padding="0.097cm" fo:border-left="0.05pt solid #000000" fo:border-right="none" fo:border-top="none" fo:border-bottom="0.05pt solid #000000"/>
    </style:style>
    <style:style style:name="Tabelle117.C11" style:family="table-cell">
      <style:table-cell-properties fo:padding="0.097cm" fo:border-left="0.05pt solid #000000" fo:border-right="none" fo:border-top="none" fo:border-bottom="0.05pt solid #000000"/>
    </style:style>
    <style:style style:name="Tabelle117.D11" style:family="table-cell">
      <style:table-cell-properties fo:padding="0.097cm" fo:border-left="0.05pt solid #000000" fo:border-right="none" fo:border-top="none" fo:border-bottom="0.05pt solid #000000"/>
    </style:style>
    <style:style style:name="Tabelle117.E11" style:family="table-cell">
      <style:table-cell-properties fo:padding="0.097cm" fo:border-left="0.05pt solid #000000" fo:border-right="0.05pt solid #000000" fo:border-top="none" fo:border-bottom="0.05pt solid #000000"/>
    </style:style>
    <style:style style:name="Tabelle117.A12" style:family="table-cell">
      <style:table-cell-properties fo:padding="0.097cm" fo:border-left="0.05pt solid #000000" fo:border-right="none" fo:border-top="none" fo:border-bottom="0.05pt solid #000000"/>
    </style:style>
    <style:style style:name="Tabelle117.B12" style:family="table-cell">
      <style:table-cell-properties fo:padding="0.097cm" fo:border-left="0.05pt solid #000000" fo:border-right="none" fo:border-top="none" fo:border-bottom="0.05pt solid #000000"/>
    </style:style>
    <style:style style:name="Tabelle117.C12" style:family="table-cell">
      <style:table-cell-properties fo:padding="0.097cm" fo:border-left="0.05pt solid #000000" fo:border-right="none" fo:border-top="none" fo:border-bottom="0.05pt solid #000000"/>
    </style:style>
    <style:style style:name="Tabelle117.D12" style:family="table-cell">
      <style:table-cell-properties fo:padding="0.097cm" fo:border-left="0.05pt solid #000000" fo:border-right="none" fo:border-top="none" fo:border-bottom="0.05pt solid #000000"/>
    </style:style>
    <style:style style:name="Tabelle117.E12" style:family="table-cell">
      <style:table-cell-properties fo:padding="0.097cm" fo:border-left="0.05pt solid #000000" fo:border-right="0.05pt solid #000000" fo:border-top="none" fo:border-bottom="0.05pt solid #000000"/>
    </style:style>
    <style:style style:name="Tabelle117.A13" style:family="table-cell">
      <style:table-cell-properties fo:padding="0.097cm" fo:border-left="0.05pt solid #000000" fo:border-right="none" fo:border-top="none" fo:border-bottom="0.05pt solid #000000"/>
    </style:style>
    <style:style style:name="Tabelle117.B13" style:family="table-cell">
      <style:table-cell-properties fo:padding="0.097cm" fo:border-left="0.05pt solid #000000" fo:border-right="none" fo:border-top="none" fo:border-bottom="0.05pt solid #000000"/>
    </style:style>
    <style:style style:name="Tabelle117.C13" style:family="table-cell">
      <style:table-cell-properties fo:padding="0.097cm" fo:border-left="0.05pt solid #000000" fo:border-right="none" fo:border-top="none" fo:border-bottom="0.05pt solid #000000"/>
    </style:style>
    <style:style style:name="Tabelle117.D13" style:family="table-cell">
      <style:table-cell-properties fo:padding="0.097cm" fo:border-left="0.05pt solid #000000" fo:border-right="none" fo:border-top="none" fo:border-bottom="0.05pt solid #000000"/>
    </style:style>
    <style:style style:name="Tabelle117.E13" style:family="table-cell">
      <style:table-cell-properties fo:padding="0.097cm" fo:border-left="0.05pt solid #000000" fo:border-right="0.05pt solid #000000" fo:border-top="none" fo:border-bottom="0.05pt solid #000000"/>
    </style:style>
    <style:style style:name="Tabelle117.A14" style:family="table-cell">
      <style:table-cell-properties fo:padding="0.097cm" fo:border-left="0.05pt solid #000000" fo:border-right="none" fo:border-top="none" fo:border-bottom="0.05pt solid #000000"/>
    </style:style>
    <style:style style:name="Tabelle117.B14" style:family="table-cell">
      <style:table-cell-properties fo:padding="0.097cm" fo:border-left="0.05pt solid #000000" fo:border-right="none" fo:border-top="none" fo:border-bottom="0.05pt solid #000000"/>
    </style:style>
    <style:style style:name="Tabelle117.C14" style:family="table-cell">
      <style:table-cell-properties fo:padding="0.097cm" fo:border-left="0.05pt solid #000000" fo:border-right="none" fo:border-top="none" fo:border-bottom="0.05pt solid #000000"/>
    </style:style>
    <style:style style:name="Tabelle117.D14" style:family="table-cell">
      <style:table-cell-properties fo:padding="0.097cm" fo:border-left="0.05pt solid #000000" fo:border-right="none" fo:border-top="none" fo:border-bottom="0.05pt solid #000000"/>
    </style:style>
    <style:style style:name="Tabelle117.E14" style:family="table-cell">
      <style:table-cell-properties fo:padding="0.097cm" fo:border-left="0.05pt solid #000000" fo:border-right="0.05pt solid #000000" fo:border-top="none" fo:border-bottom="0.05pt solid #000000"/>
    </style:style>
    <style:style style:name="Tabelle117.A15" style:family="table-cell">
      <style:table-cell-properties fo:padding="0.097cm" fo:border-left="0.05pt solid #000000" fo:border-right="none" fo:border-top="none" fo:border-bottom="0.05pt solid #000000"/>
    </style:style>
    <style:style style:name="Tabelle117.B15" style:family="table-cell">
      <style:table-cell-properties fo:padding="0.097cm" fo:border-left="0.05pt solid #000000" fo:border-right="none" fo:border-top="none" fo:border-bottom="0.05pt solid #000000"/>
    </style:style>
    <style:style style:name="Tabelle117.C15" style:family="table-cell">
      <style:table-cell-properties fo:padding="0.097cm" fo:border-left="0.05pt solid #000000" fo:border-right="none" fo:border-top="none" fo:border-bottom="0.05pt solid #000000"/>
    </style:style>
    <style:style style:name="Tabelle117.D15" style:family="table-cell">
      <style:table-cell-properties fo:padding="0.097cm" fo:border-left="0.05pt solid #000000" fo:border-right="none" fo:border-top="none" fo:border-bottom="0.05pt solid #000000"/>
    </style:style>
    <style:style style:name="Tabelle117.E15" style:family="table-cell">
      <style:table-cell-properties fo:padding="0.097cm" fo:border-left="0.05pt solid #000000" fo:border-right="0.05pt solid #000000" fo:border-top="none" fo:border-bottom="0.05pt solid #000000"/>
    </style:style>
    <style:style style:name="Tabelle117.A16" style:family="table-cell">
      <style:table-cell-properties fo:padding="0.097cm" fo:border-left="0.05pt solid #000000" fo:border-right="none" fo:border-top="none" fo:border-bottom="0.05pt solid #000000"/>
    </style:style>
    <style:style style:name="Tabelle117.B16" style:family="table-cell">
      <style:table-cell-properties fo:padding="0.097cm" fo:border-left="0.05pt solid #000000" fo:border-right="none" fo:border-top="none" fo:border-bottom="0.05pt solid #000000"/>
    </style:style>
    <style:style style:name="Tabelle117.C16" style:family="table-cell">
      <style:table-cell-properties fo:padding="0.097cm" fo:border-left="0.05pt solid #000000" fo:border-right="none" fo:border-top="none" fo:border-bottom="0.05pt solid #000000"/>
    </style:style>
    <style:style style:name="Tabelle117.D16" style:family="table-cell">
      <style:table-cell-properties fo:padding="0.097cm" fo:border-left="0.05pt solid #000000" fo:border-right="none" fo:border-top="none" fo:border-bottom="0.05pt solid #000000"/>
    </style:style>
    <style:style style:name="Tabelle117.E16" style:family="table-cell">
      <style:table-cell-properties fo:padding="0.097cm" fo:border-left="0.05pt solid #000000" fo:border-right="0.05pt solid #000000" fo:border-top="none" fo:border-bottom="0.05pt solid #000000"/>
    </style:style>
    <style:style style:name="Tabelle117.A17" style:family="table-cell">
      <style:table-cell-properties fo:padding="0.097cm" fo:border-left="0.05pt solid #000000" fo:border-right="none" fo:border-top="none" fo:border-bottom="0.05pt solid #000000"/>
    </style:style>
    <style:style style:name="Tabelle117.B17" style:family="table-cell">
      <style:table-cell-properties fo:padding="0.097cm" fo:border-left="0.05pt solid #000000" fo:border-right="none" fo:border-top="none" fo:border-bottom="0.05pt solid #000000"/>
    </style:style>
    <style:style style:name="Tabelle117.C17" style:family="table-cell">
      <style:table-cell-properties fo:padding="0.097cm" fo:border-left="0.05pt solid #000000" fo:border-right="none" fo:border-top="none" fo:border-bottom="0.05pt solid #000000"/>
    </style:style>
    <style:style style:name="Tabelle117.D17" style:family="table-cell">
      <style:table-cell-properties fo:padding="0.097cm" fo:border-left="0.05pt solid #000000" fo:border-right="none" fo:border-top="none" fo:border-bottom="0.05pt solid #000000"/>
    </style:style>
    <style:style style:name="Tabelle117.E17" style:family="table-cell">
      <style:table-cell-properties fo:padding="0.097cm" fo:border-left="0.05pt solid #000000" fo:border-right="0.05pt solid #000000" fo:border-top="none" fo:border-bottom="0.05pt solid #000000"/>
    </style:style>
    <style:style style:name="Tabelle117.A18" style:family="table-cell">
      <style:table-cell-properties fo:padding="0.097cm" fo:border-left="0.05pt solid #000000" fo:border-right="none" fo:border-top="none" fo:border-bottom="0.05pt solid #000000"/>
    </style:style>
    <style:style style:name="Tabelle117.B18" style:family="table-cell">
      <style:table-cell-properties fo:padding="0.097cm" fo:border-left="0.05pt solid #000000" fo:border-right="none" fo:border-top="none" fo:border-bottom="0.05pt solid #000000"/>
    </style:style>
    <style:style style:name="Tabelle117.C18" style:family="table-cell">
      <style:table-cell-properties fo:padding="0.097cm" fo:border-left="0.05pt solid #000000" fo:border-right="none" fo:border-top="none" fo:border-bottom="0.05pt solid #000000"/>
    </style:style>
    <style:style style:name="Tabelle117.D18" style:family="table-cell">
      <style:table-cell-properties fo:padding="0.097cm" fo:border-left="0.05pt solid #000000" fo:border-right="none" fo:border-top="none" fo:border-bottom="0.05pt solid #000000"/>
    </style:style>
    <style:style style:name="Tabelle117.E18" style:family="table-cell">
      <style:table-cell-properties fo:padding="0.097cm" fo:border-left="0.05pt solid #000000" fo:border-right="0.05pt solid #000000" fo:border-top="none" fo:border-bottom="0.05pt solid #000000"/>
    </style:style>
    <style:style style:name="Tabelle117.A19" style:family="table-cell">
      <style:table-cell-properties fo:padding="0.097cm" fo:border-left="0.05pt solid #000000" fo:border-right="none" fo:border-top="none" fo:border-bottom="0.05pt solid #000000"/>
    </style:style>
    <style:style style:name="Tabelle117.B19" style:family="table-cell">
      <style:table-cell-properties fo:padding="0.097cm" fo:border-left="0.05pt solid #000000" fo:border-right="none" fo:border-top="none" fo:border-bottom="0.05pt solid #000000"/>
    </style:style>
    <style:style style:name="Tabelle117.C19" style:family="table-cell">
      <style:table-cell-properties fo:padding="0.097cm" fo:border-left="0.05pt solid #000000" fo:border-right="none" fo:border-top="none" fo:border-bottom="0.05pt solid #000000"/>
    </style:style>
    <style:style style:name="Tabelle117.D19" style:family="table-cell">
      <style:table-cell-properties fo:padding="0.097cm" fo:border-left="0.05pt solid #000000" fo:border-right="none" fo:border-top="none" fo:border-bottom="0.05pt solid #000000"/>
    </style:style>
    <style:style style:name="Tabelle117.E19" style:family="table-cell">
      <style:table-cell-properties fo:padding="0.097cm" fo:border-left="0.05pt solid #000000" fo:border-right="0.05pt solid #000000" fo:border-top="none" fo:border-bottom="0.05pt solid #000000"/>
    </style:style>
    <style:style style:name="Tabelle117.A20" style:family="table-cell">
      <style:table-cell-properties fo:padding="0.097cm" fo:border-left="0.05pt solid #000000" fo:border-right="none" fo:border-top="none" fo:border-bottom="0.05pt solid #000000"/>
    </style:style>
    <style:style style:name="Tabelle117.B20" style:family="table-cell">
      <style:table-cell-properties fo:padding="0.097cm" fo:border-left="0.05pt solid #000000" fo:border-right="none" fo:border-top="none" fo:border-bottom="0.05pt solid #000000"/>
    </style:style>
    <style:style style:name="Tabelle117.C20" style:family="table-cell">
      <style:table-cell-properties fo:padding="0.097cm" fo:border-left="0.05pt solid #000000" fo:border-right="none" fo:border-top="none" fo:border-bottom="0.05pt solid #000000"/>
    </style:style>
    <style:style style:name="Tabelle117.D20" style:family="table-cell">
      <style:table-cell-properties fo:padding="0.097cm" fo:border-left="0.05pt solid #000000" fo:border-right="none" fo:border-top="none" fo:border-bottom="0.05pt solid #000000"/>
    </style:style>
    <style:style style:name="Tabelle117.E20" style:family="table-cell">
      <style:table-cell-properties fo:padding="0.097cm" fo:border-left="0.05pt solid #000000" fo:border-right="0.05pt solid #000000" fo:border-top="none" fo:border-bottom="0.05pt solid #000000"/>
    </style:style>
    <style:style style:name="Tabelle117.A21" style:family="table-cell">
      <style:table-cell-properties fo:padding="0.097cm" fo:border-left="0.05pt solid #000000" fo:border-right="none" fo:border-top="none" fo:border-bottom="0.05pt solid #000000"/>
    </style:style>
    <style:style style:name="Tabelle117.B21" style:family="table-cell">
      <style:table-cell-properties fo:padding="0.097cm" fo:border-left="0.05pt solid #000000" fo:border-right="none" fo:border-top="none" fo:border-bottom="0.05pt solid #000000"/>
    </style:style>
    <style:style style:name="Tabelle117.C21" style:family="table-cell">
      <style:table-cell-properties fo:padding="0.097cm" fo:border-left="0.05pt solid #000000" fo:border-right="none" fo:border-top="none" fo:border-bottom="0.05pt solid #000000"/>
    </style:style>
    <style:style style:name="Tabelle117.D21" style:family="table-cell">
      <style:table-cell-properties fo:padding="0.097cm" fo:border-left="0.05pt solid #000000" fo:border-right="none" fo:border-top="none" fo:border-bottom="0.05pt solid #000000"/>
    </style:style>
    <style:style style:name="Tabelle117.E21" style:family="table-cell">
      <style:table-cell-properties fo:padding="0.097cm" fo:border-left="0.05pt solid #000000" fo:border-right="0.05pt solid #000000" fo:border-top="none" fo:border-bottom="0.05pt solid #000000"/>
    </style:style>
    <style:style style:name="Tabelle117.A22" style:family="table-cell">
      <style:table-cell-properties fo:padding="0.097cm" fo:border-left="0.05pt solid #000000" fo:border-right="none" fo:border-top="none" fo:border-bottom="0.05pt solid #000000"/>
    </style:style>
    <style:style style:name="Tabelle117.B22" style:family="table-cell">
      <style:table-cell-properties fo:padding="0.097cm" fo:border-left="0.05pt solid #000000" fo:border-right="none" fo:border-top="none" fo:border-bottom="0.05pt solid #000000"/>
    </style:style>
    <style:style style:name="Tabelle117.C22" style:family="table-cell">
      <style:table-cell-properties fo:padding="0.097cm" fo:border-left="0.05pt solid #000000" fo:border-right="none" fo:border-top="none" fo:border-bottom="0.05pt solid #000000"/>
    </style:style>
    <style:style style:name="Tabelle117.D22" style:family="table-cell">
      <style:table-cell-properties fo:padding="0.097cm" fo:border-left="0.05pt solid #000000" fo:border-right="none" fo:border-top="none" fo:border-bottom="0.05pt solid #000000"/>
    </style:style>
    <style:style style:name="Tabelle117.E22" style:family="table-cell">
      <style:table-cell-properties fo:padding="0.097cm" fo:border-left="0.05pt solid #000000" fo:border-right="0.05pt solid #000000" fo:border-top="none" fo:border-bottom="0.05pt solid #000000"/>
    </style:style>
    <style:style style:name="Tabelle117.A23" style:family="table-cell">
      <style:table-cell-properties fo:padding="0.097cm" fo:border-left="0.05pt solid #000000" fo:border-right="none" fo:border-top="none" fo:border-bottom="0.05pt solid #000000"/>
    </style:style>
    <style:style style:name="Tabelle117.B23" style:family="table-cell">
      <style:table-cell-properties fo:padding="0.097cm" fo:border-left="0.05pt solid #000000" fo:border-right="none" fo:border-top="none" fo:border-bottom="0.05pt solid #000000"/>
    </style:style>
    <style:style style:name="Tabelle117.C23" style:family="table-cell">
      <style:table-cell-properties fo:padding="0.097cm" fo:border-left="0.05pt solid #000000" fo:border-right="none" fo:border-top="none" fo:border-bottom="0.05pt solid #000000"/>
    </style:style>
    <style:style style:name="Tabelle117.D23" style:family="table-cell">
      <style:table-cell-properties fo:padding="0.097cm" fo:border-left="0.05pt solid #000000" fo:border-right="none" fo:border-top="none" fo:border-bottom="0.05pt solid #000000"/>
    </style:style>
    <style:style style:name="Tabelle117.E23" style:family="table-cell">
      <style:table-cell-properties fo:padding="0.097cm" fo:border-left="0.05pt solid #000000" fo:border-right="0.05pt solid #000000" fo:border-top="none" fo:border-bottom="0.05pt solid #000000"/>
    </style:style>
    <style:style style:name="Tabelle117.A24" style:family="table-cell">
      <style:table-cell-properties fo:padding="0.097cm" fo:border-left="0.05pt solid #000000" fo:border-right="none" fo:border-top="none" fo:border-bottom="0.05pt solid #000000"/>
    </style:style>
    <style:style style:name="Tabelle117.B24" style:family="table-cell">
      <style:table-cell-properties fo:padding="0.097cm" fo:border-left="0.05pt solid #000000" fo:border-right="none" fo:border-top="none" fo:border-bottom="0.05pt solid #000000"/>
    </style:style>
    <style:style style:name="Tabelle117.C24" style:family="table-cell">
      <style:table-cell-properties fo:padding="0.097cm" fo:border-left="0.05pt solid #000000" fo:border-right="none" fo:border-top="none" fo:border-bottom="0.05pt solid #000000"/>
    </style:style>
    <style:style style:name="Tabelle117.D24" style:family="table-cell">
      <style:table-cell-properties fo:padding="0.097cm" fo:border-left="0.05pt solid #000000" fo:border-right="none" fo:border-top="none" fo:border-bottom="0.05pt solid #000000"/>
    </style:style>
    <style:style style:name="Tabelle117.E24" style:family="table-cell">
      <style:table-cell-properties fo:padding="0.097cm" fo:border-left="0.05pt solid #000000" fo:border-right="0.05pt solid #000000" fo:border-top="none" fo:border-bottom="0.05pt solid #000000"/>
    </style:style>
    <style:style style:name="Tabelle117.A25" style:family="table-cell">
      <style:table-cell-properties fo:padding="0.097cm" fo:border-left="0.05pt solid #000000" fo:border-right="none" fo:border-top="none" fo:border-bottom="0.05pt solid #000000"/>
    </style:style>
    <style:style style:name="Tabelle117.B25" style:family="table-cell">
      <style:table-cell-properties fo:padding="0.097cm" fo:border-left="0.05pt solid #000000" fo:border-right="none" fo:border-top="none" fo:border-bottom="0.05pt solid #000000"/>
    </style:style>
    <style:style style:name="Tabelle117.C25" style:family="table-cell">
      <style:table-cell-properties fo:padding="0.097cm" fo:border-left="0.05pt solid #000000" fo:border-right="none" fo:border-top="none" fo:border-bottom="0.05pt solid #000000"/>
    </style:style>
    <style:style style:name="Tabelle117.D25" style:family="table-cell">
      <style:table-cell-properties fo:padding="0.097cm" fo:border-left="0.05pt solid #000000" fo:border-right="none" fo:border-top="none" fo:border-bottom="0.05pt solid #000000"/>
    </style:style>
    <style:style style:name="Tabelle117.E25" style:family="table-cell">
      <style:table-cell-properties fo:padding="0.097cm" fo:border-left="0.05pt solid #000000" fo:border-right="0.05pt solid #000000" fo:border-top="none" fo:border-bottom="0.05pt solid #000000"/>
    </style:style>
    <style:style style:name="Tabelle117.A26" style:family="table-cell">
      <style:table-cell-properties fo:padding="0.097cm" fo:border-left="0.05pt solid #000000" fo:border-right="none" fo:border-top="none" fo:border-bottom="0.05pt solid #000000"/>
    </style:style>
    <style:style style:name="Tabelle117.B26" style:family="table-cell">
      <style:table-cell-properties fo:padding="0.097cm" fo:border-left="0.05pt solid #000000" fo:border-right="none" fo:border-top="none" fo:border-bottom="0.05pt solid #000000"/>
    </style:style>
    <style:style style:name="Tabelle117.C26" style:family="table-cell">
      <style:table-cell-properties fo:padding="0.097cm" fo:border-left="0.05pt solid #000000" fo:border-right="none" fo:border-top="none" fo:border-bottom="0.05pt solid #000000"/>
    </style:style>
    <style:style style:name="Tabelle117.D26" style:family="table-cell">
      <style:table-cell-properties fo:padding="0.097cm" fo:border-left="0.05pt solid #000000" fo:border-right="none" fo:border-top="none" fo:border-bottom="0.05pt solid #000000"/>
    </style:style>
    <style:style style:name="Tabelle117.E26" style:family="table-cell">
      <style:table-cell-properties fo:padding="0.097cm" fo:border-left="0.05pt solid #000000" fo:border-right="0.05pt solid #000000" fo:border-top="none" fo:border-bottom="0.05pt solid #000000"/>
    </style:style>
    <style:style style:name="Tabelle117.A27" style:family="table-cell">
      <style:table-cell-properties fo:padding="0.097cm" fo:border-left="0.05pt solid #000000" fo:border-right="none" fo:border-top="none" fo:border-bottom="0.05pt solid #000000"/>
    </style:style>
    <style:style style:name="Tabelle117.B27" style:family="table-cell">
      <style:table-cell-properties fo:padding="0.097cm" fo:border-left="0.05pt solid #000000" fo:border-right="none" fo:border-top="none" fo:border-bottom="0.05pt solid #000000"/>
    </style:style>
    <style:style style:name="Tabelle117.C27" style:family="table-cell">
      <style:table-cell-properties fo:padding="0.097cm" fo:border-left="0.05pt solid #000000" fo:border-right="none" fo:border-top="none" fo:border-bottom="0.05pt solid #000000"/>
    </style:style>
    <style:style style:name="Tabelle117.D27" style:family="table-cell">
      <style:table-cell-properties fo:padding="0.097cm" fo:border-left="0.05pt solid #000000" fo:border-right="none" fo:border-top="none" fo:border-bottom="0.05pt solid #000000"/>
    </style:style>
    <style:style style:name="Tabelle117.E27" style:family="table-cell">
      <style:table-cell-properties fo:padding="0.097cm" fo:border-left="0.05pt solid #000000" fo:border-right="0.05pt solid #000000" fo:border-top="none" fo:border-bottom="0.05pt solid #000000"/>
    </style:style>
    <style:style style:name="Tabelle117.A28" style:family="table-cell">
      <style:table-cell-properties fo:padding="0.097cm" fo:border-left="0.05pt solid #000000" fo:border-right="none" fo:border-top="none" fo:border-bottom="0.05pt solid #000000"/>
    </style:style>
    <style:style style:name="Tabelle117.B28" style:family="table-cell">
      <style:table-cell-properties fo:padding="0.097cm" fo:border-left="0.05pt solid #000000" fo:border-right="none" fo:border-top="none" fo:border-bottom="0.05pt solid #000000"/>
    </style:style>
    <style:style style:name="Tabelle117.C28" style:family="table-cell">
      <style:table-cell-properties fo:padding="0.097cm" fo:border-left="0.05pt solid #000000" fo:border-right="none" fo:border-top="none" fo:border-bottom="0.05pt solid #000000"/>
    </style:style>
    <style:style style:name="Tabelle117.D28" style:family="table-cell">
      <style:table-cell-properties fo:padding="0.097cm" fo:border-left="0.05pt solid #000000" fo:border-right="none" fo:border-top="none" fo:border-bottom="0.05pt solid #000000"/>
    </style:style>
    <style:style style:name="Tabelle117.E28" style:family="table-cell">
      <style:table-cell-properties fo:padding="0.097cm" fo:border-left="0.05pt solid #000000" fo:border-right="0.05pt solid #000000" fo:border-top="none" fo:border-bottom="0.05pt solid #000000"/>
    </style:style>
    <style:style style:name="Tabelle117.A29" style:family="table-cell">
      <style:table-cell-properties fo:padding="0.097cm" fo:border-left="0.05pt solid #000000" fo:border-right="none" fo:border-top="none" fo:border-bottom="0.05pt solid #000000"/>
    </style:style>
    <style:style style:name="Tabelle117.B29" style:family="table-cell">
      <style:table-cell-properties fo:padding="0.097cm" fo:border-left="0.05pt solid #000000" fo:border-right="none" fo:border-top="none" fo:border-bottom="0.05pt solid #000000"/>
    </style:style>
    <style:style style:name="Tabelle117.C29" style:family="table-cell">
      <style:table-cell-properties fo:padding="0.097cm" fo:border-left="0.05pt solid #000000" fo:border-right="none" fo:border-top="none" fo:border-bottom="0.05pt solid #000000"/>
    </style:style>
    <style:style style:name="Tabelle117.D29" style:family="table-cell">
      <style:table-cell-properties fo:padding="0.097cm" fo:border-left="0.05pt solid #000000" fo:border-right="none" fo:border-top="none" fo:border-bottom="0.05pt solid #000000"/>
    </style:style>
    <style:style style:name="Tabelle117.E29" style:family="table-cell">
      <style:table-cell-properties fo:padding="0.097cm" fo:border-left="0.05pt solid #000000" fo:border-right="0.05pt solid #000000" fo:border-top="none" fo:border-bottom="0.05pt solid #000000"/>
    </style:style>
    <style:style style:name="Tabelle117.A30" style:family="table-cell">
      <style:table-cell-properties fo:padding="0.097cm" fo:border-left="0.05pt solid #000000" fo:border-right="none" fo:border-top="none" fo:border-bottom="0.05pt solid #000000"/>
    </style:style>
    <style:style style:name="Tabelle117.B30" style:family="table-cell">
      <style:table-cell-properties fo:padding="0.097cm" fo:border-left="0.05pt solid #000000" fo:border-right="none" fo:border-top="none" fo:border-bottom="0.05pt solid #000000"/>
    </style:style>
    <style:style style:name="Tabelle117.C30" style:family="table-cell">
      <style:table-cell-properties fo:padding="0.097cm" fo:border-left="0.05pt solid #000000" fo:border-right="none" fo:border-top="none" fo:border-bottom="0.05pt solid #000000"/>
    </style:style>
    <style:style style:name="Tabelle117.D30" style:family="table-cell">
      <style:table-cell-properties fo:padding="0.097cm" fo:border-left="0.05pt solid #000000" fo:border-right="none" fo:border-top="none" fo:border-bottom="0.05pt solid #000000"/>
    </style:style>
    <style:style style:name="Tabelle117.E30" style:family="table-cell">
      <style:table-cell-properties fo:padding="0.097cm" fo:border-left="0.05pt solid #000000" fo:border-right="0.05pt solid #000000" fo:border-top="none" fo:border-bottom="0.05pt solid #000000"/>
    </style:style>
    <style:style style:name="Tabelle117.A31" style:family="table-cell">
      <style:table-cell-properties fo:padding="0.097cm" fo:border-left="0.05pt solid #000000" fo:border-right="none" fo:border-top="none" fo:border-bottom="0.05pt solid #000000"/>
    </style:style>
    <style:style style:name="Tabelle117.B31" style:family="table-cell">
      <style:table-cell-properties fo:padding="0.097cm" fo:border-left="0.05pt solid #000000" fo:border-right="none" fo:border-top="none" fo:border-bottom="0.05pt solid #000000"/>
    </style:style>
    <style:style style:name="Tabelle117.C31" style:family="table-cell">
      <style:table-cell-properties fo:padding="0.097cm" fo:border-left="0.05pt solid #000000" fo:border-right="none" fo:border-top="none" fo:border-bottom="0.05pt solid #000000"/>
    </style:style>
    <style:style style:name="Tabelle117.D31" style:family="table-cell">
      <style:table-cell-properties fo:padding="0.097cm" fo:border-left="0.05pt solid #000000" fo:border-right="none" fo:border-top="none" fo:border-bottom="0.05pt solid #000000"/>
    </style:style>
    <style:style style:name="Tabelle117.E31" style:family="table-cell">
      <style:table-cell-properties fo:padding="0.097cm" fo:border-left="0.05pt solid #000000" fo:border-right="0.05pt solid #000000" fo:border-top="none" fo:border-bottom="0.05pt solid #000000"/>
    </style:style>
    <style:style style:name="Tabelle117.A32" style:family="table-cell">
      <style:table-cell-properties fo:padding="0.097cm" fo:border-left="0.05pt solid #000000" fo:border-right="none" fo:border-top="none" fo:border-bottom="0.05pt solid #000000"/>
    </style:style>
    <style:style style:name="Tabelle117.B32" style:family="table-cell">
      <style:table-cell-properties fo:padding="0.097cm" fo:border-left="0.05pt solid #000000" fo:border-right="none" fo:border-top="none" fo:border-bottom="0.05pt solid #000000"/>
    </style:style>
    <style:style style:name="Tabelle117.C32" style:family="table-cell">
      <style:table-cell-properties fo:padding="0.097cm" fo:border-left="0.05pt solid #000000" fo:border-right="none" fo:border-top="none" fo:border-bottom="0.05pt solid #000000"/>
    </style:style>
    <style:style style:name="Tabelle117.D32" style:family="table-cell">
      <style:table-cell-properties fo:padding="0.097cm" fo:border-left="0.05pt solid #000000" fo:border-right="none" fo:border-top="none" fo:border-bottom="0.05pt solid #000000"/>
    </style:style>
    <style:style style:name="Tabelle117.E32" style:family="table-cell">
      <style:table-cell-properties fo:padding="0.097cm" fo:border-left="0.05pt solid #000000" fo:border-right="0.05pt solid #000000" fo:border-top="none" fo:border-bottom="0.05pt solid #000000"/>
    </style:style>
    <style:style style:name="Tabelle119" style:family="table">
      <style:table-properties style:width="18.5cm" fo:margin-left="0cm" table:align="left"/>
    </style:style>
    <style:style style:name="Tabelle119.A" style:family="table-column">
      <style:table-column-properties style:column-width="18.5cm"/>
    </style:style>
    <style:style style:name="Tabelle119.1" style:family="table-row">
      <style:table-row-properties fo:keep-together="always"/>
    </style:style>
    <style:style style:name="Tabelle119.A1" style:family="table-cell">
      <style:table-cell-properties fo:background-color="#cfe7f5" fo:padding="0.097cm" fo:border="0.05pt solid #000000">
        <style:background-image/>
      </style:table-cell-properties>
    </style:style>
    <style:style style:name="Tabelle120" style:family="table">
      <style:table-properties style:width="18.5cm" fo:margin-left="0cm" table:align="left"/>
    </style:style>
    <style:style style:name="Tabelle120.A" style:family="table-column">
      <style:table-column-properties style:column-width="3.896cm"/>
    </style:style>
    <style:style style:name="Tabelle120.B" style:family="table-column">
      <style:table-column-properties style:column-width="3.704cm"/>
    </style:style>
    <style:style style:name="Tabelle120.C" style:family="table-column">
      <style:table-column-properties style:column-width="4.209cm"/>
    </style:style>
    <style:style style:name="Tabelle120.D" style:family="table-column">
      <style:table-column-properties style:column-width="2.699cm"/>
    </style:style>
    <style:style style:name="Tabelle120.E" style:family="table-column">
      <style:table-column-properties style:column-width="3.992cm"/>
    </style:style>
    <style:style style:name="Tabelle120.1" style:family="table-row">
      <style:table-row-properties fo:keep-together="always"/>
    </style:style>
    <style:style style:name="Tabelle120.A1" style:family="table-cell">
      <style:table-cell-properties fo:background-color="#cfe7f5" fo:padding="0.097cm" fo:border="0.05pt solid #000000">
        <style:background-image/>
      </style:table-cell-properties>
    </style:style>
    <style:style style:name="Tabelle120.A2" style:family="table-cell">
      <style:table-cell-properties fo:background-color="#999999" fo:padding="0.097cm" fo:border-left="0.05pt solid #000000" fo:border-right="none" fo:border-top="none" fo:border-bottom="0.05pt solid #000000">
        <style:background-image/>
      </style:table-cell-properties>
    </style:style>
    <style:style style:name="Tabelle12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0.A3" style:family="table-cell">
      <style:table-cell-properties fo:padding="0.097cm" fo:border-left="0.05pt solid #000000" fo:border-right="none" fo:border-top="none" fo:border-bottom="0.05pt solid #000000"/>
    </style:style>
    <style:style style:name="Tabelle120.B3" style:family="table-cell">
      <style:table-cell-properties fo:padding="0.097cm" fo:border-left="0.05pt solid #000000" fo:border-right="none" fo:border-top="none" fo:border-bottom="0.05pt solid #000000"/>
    </style:style>
    <style:style style:name="Tabelle120.C3" style:family="table-cell">
      <style:table-cell-properties fo:padding="0.097cm" fo:border-left="0.05pt solid #000000" fo:border-right="none" fo:border-top="none" fo:border-bottom="0.05pt solid #000000"/>
    </style:style>
    <style:style style:name="Tabelle120.D3" style:family="table-cell">
      <style:table-cell-properties fo:padding="0.097cm" fo:border-left="0.05pt solid #000000" fo:border-right="none" fo:border-top="none" fo:border-bottom="0.05pt solid #000000"/>
    </style:style>
    <style:style style:name="Tabelle120.E3" style:family="table-cell">
      <style:table-cell-properties fo:padding="0.097cm" fo:border-left="0.05pt solid #000000" fo:border-right="0.05pt solid #000000" fo:border-top="none" fo:border-bottom="0.05pt solid #000000"/>
    </style:style>
    <style:style style:name="Tabelle120.A4" style:family="table-cell">
      <style:table-cell-properties fo:padding="0.097cm" fo:border-left="0.05pt solid #000000" fo:border-right="none" fo:border-top="none" fo:border-bottom="0.05pt solid #000000"/>
    </style:style>
    <style:style style:name="Tabelle120.B4" style:family="table-cell">
      <style:table-cell-properties fo:padding="0.097cm" fo:border-left="0.05pt solid #000000" fo:border-right="none" fo:border-top="none" fo:border-bottom="0.05pt solid #000000"/>
    </style:style>
    <style:style style:name="Tabelle120.C4" style:family="table-cell">
      <style:table-cell-properties fo:padding="0.097cm" fo:border-left="0.05pt solid #000000" fo:border-right="none" fo:border-top="none" fo:border-bottom="0.05pt solid #000000"/>
    </style:style>
    <style:style style:name="Tabelle120.D4" style:family="table-cell">
      <style:table-cell-properties fo:padding="0.097cm" fo:border-left="0.05pt solid #000000" fo:border-right="none" fo:border-top="none" fo:border-bottom="0.05pt solid #000000"/>
    </style:style>
    <style:style style:name="Tabelle120.E4" style:family="table-cell">
      <style:table-cell-properties fo:padding="0.097cm" fo:border-left="0.05pt solid #000000" fo:border-right="0.05pt solid #000000" fo:border-top="none" fo:border-bottom="0.05pt solid #000000"/>
    </style:style>
    <style:style style:name="Tabelle120.A5" style:family="table-cell">
      <style:table-cell-properties fo:padding="0.097cm" fo:border-left="0.05pt solid #000000" fo:border-right="none" fo:border-top="none" fo:border-bottom="0.05pt solid #000000"/>
    </style:style>
    <style:style style:name="Tabelle120.B5" style:family="table-cell">
      <style:table-cell-properties fo:padding="0.097cm" fo:border-left="0.05pt solid #000000" fo:border-right="none" fo:border-top="none" fo:border-bottom="0.05pt solid #000000"/>
    </style:style>
    <style:style style:name="Tabelle120.C5" style:family="table-cell">
      <style:table-cell-properties fo:padding="0.097cm" fo:border-left="0.05pt solid #000000" fo:border-right="none" fo:border-top="none" fo:border-bottom="0.05pt solid #000000"/>
    </style:style>
    <style:style style:name="Tabelle120.D5" style:family="table-cell">
      <style:table-cell-properties fo:padding="0.097cm" fo:border-left="0.05pt solid #000000" fo:border-right="none" fo:border-top="none" fo:border-bottom="0.05pt solid #000000"/>
    </style:style>
    <style:style style:name="Tabelle120.E5" style:family="table-cell">
      <style:table-cell-properties fo:padding="0.097cm" fo:border-left="0.05pt solid #000000" fo:border-right="0.05pt solid #000000" fo:border-top="none" fo:border-bottom="0.05pt solid #000000"/>
    </style:style>
    <style:style style:name="Tabelle120.A6" style:family="table-cell">
      <style:table-cell-properties fo:padding="0.097cm" fo:border-left="0.05pt solid #000000" fo:border-right="none" fo:border-top="none" fo:border-bottom="0.05pt solid #000000"/>
    </style:style>
    <style:style style:name="Tabelle120.B6" style:family="table-cell">
      <style:table-cell-properties fo:padding="0.097cm" fo:border-left="0.05pt solid #000000" fo:border-right="none" fo:border-top="none" fo:border-bottom="0.05pt solid #000000"/>
    </style:style>
    <style:style style:name="Tabelle120.C6" style:family="table-cell">
      <style:table-cell-properties fo:padding="0.097cm" fo:border-left="0.05pt solid #000000" fo:border-right="none" fo:border-top="none" fo:border-bottom="0.05pt solid #000000"/>
    </style:style>
    <style:style style:name="Tabelle120.D6" style:family="table-cell">
      <style:table-cell-properties fo:padding="0.097cm" fo:border-left="0.05pt solid #000000" fo:border-right="none" fo:border-top="none" fo:border-bottom="0.05pt solid #000000"/>
    </style:style>
    <style:style style:name="Tabelle120.E6" style:family="table-cell">
      <style:table-cell-properties fo:padding="0.097cm" fo:border-left="0.05pt solid #000000" fo:border-right="0.05pt solid #000000" fo:border-top="none" fo:border-bottom="0.05pt solid #000000"/>
    </style:style>
    <style:style style:name="Tabelle120.A7" style:family="table-cell">
      <style:table-cell-properties fo:padding="0.097cm" fo:border-left="0.05pt solid #000000" fo:border-right="none" fo:border-top="none" fo:border-bottom="0.05pt solid #000000"/>
    </style:style>
    <style:style style:name="Tabelle120.B7" style:family="table-cell">
      <style:table-cell-properties fo:padding="0.097cm" fo:border-left="0.05pt solid #000000" fo:border-right="none" fo:border-top="none" fo:border-bottom="0.05pt solid #000000"/>
    </style:style>
    <style:style style:name="Tabelle120.C7" style:family="table-cell">
      <style:table-cell-properties fo:padding="0.097cm" fo:border-left="0.05pt solid #000000" fo:border-right="none" fo:border-top="none" fo:border-bottom="0.05pt solid #000000"/>
    </style:style>
    <style:style style:name="Tabelle120.D7" style:family="table-cell">
      <style:table-cell-properties fo:padding="0.097cm" fo:border-left="0.05pt solid #000000" fo:border-right="none" fo:border-top="none" fo:border-bottom="0.05pt solid #000000"/>
    </style:style>
    <style:style style:name="Tabelle120.E7" style:family="table-cell">
      <style:table-cell-properties fo:padding="0.097cm" fo:border-left="0.05pt solid #000000" fo:border-right="0.05pt solid #000000" fo:border-top="none" fo:border-bottom="0.05pt solid #000000"/>
    </style:style>
    <style:style style:name="Tabelle120.A8" style:family="table-cell">
      <style:table-cell-properties fo:padding="0.097cm" fo:border-left="0.05pt solid #000000" fo:border-right="none" fo:border-top="none" fo:border-bottom="0.05pt solid #000000"/>
    </style:style>
    <style:style style:name="Tabelle120.B8" style:family="table-cell">
      <style:table-cell-properties fo:padding="0.097cm" fo:border-left="0.05pt solid #000000" fo:border-right="none" fo:border-top="none" fo:border-bottom="0.05pt solid #000000"/>
    </style:style>
    <style:style style:name="Tabelle120.C8" style:family="table-cell">
      <style:table-cell-properties fo:padding="0.097cm" fo:border-left="0.05pt solid #000000" fo:border-right="none" fo:border-top="none" fo:border-bottom="0.05pt solid #000000"/>
    </style:style>
    <style:style style:name="Tabelle120.D8" style:family="table-cell">
      <style:table-cell-properties fo:padding="0.097cm" fo:border-left="0.05pt solid #000000" fo:border-right="none" fo:border-top="none" fo:border-bottom="0.05pt solid #000000"/>
    </style:style>
    <style:style style:name="Tabelle120.E8" style:family="table-cell">
      <style:table-cell-properties fo:padding="0.097cm" fo:border-left="0.05pt solid #000000" fo:border-right="0.05pt solid #000000" fo:border-top="none" fo:border-bottom="0.05pt solid #000000"/>
    </style:style>
    <style:style style:name="Tabelle122" style:family="table">
      <style:table-properties style:width="18.5cm" fo:margin-left="0cm" table:align="left"/>
    </style:style>
    <style:style style:name="Tabelle122.A" style:family="table-column">
      <style:table-column-properties style:column-width="18.5cm"/>
    </style:style>
    <style:style style:name="Tabelle122.1" style:family="table-row">
      <style:table-row-properties fo:keep-together="always"/>
    </style:style>
    <style:style style:name="Tabelle122.A1" style:family="table-cell">
      <style:table-cell-properties fo:background-color="#cfe7f5" fo:padding="0.097cm" fo:border="0.05pt solid #000000">
        <style:background-image/>
      </style:table-cell-properties>
    </style:style>
    <style:style style:name="Tabelle121" style:family="table">
      <style:table-properties style:width="18.5cm" fo:margin-left="0cm" table:align="left"/>
    </style:style>
    <style:style style:name="Tabelle121.A" style:family="table-column">
      <style:table-column-properties style:column-width="3.896cm"/>
    </style:style>
    <style:style style:name="Tabelle121.B" style:family="table-column">
      <style:table-column-properties style:column-width="3.704cm"/>
    </style:style>
    <style:style style:name="Tabelle121.C" style:family="table-column">
      <style:table-column-properties style:column-width="4.209cm"/>
    </style:style>
    <style:style style:name="Tabelle121.D" style:family="table-column">
      <style:table-column-properties style:column-width="2.699cm"/>
    </style:style>
    <style:style style:name="Tabelle121.E" style:family="table-column">
      <style:table-column-properties style:column-width="3.992cm"/>
    </style:style>
    <style:style style:name="Tabelle121.1" style:family="table-row">
      <style:table-row-properties fo:keep-together="always"/>
    </style:style>
    <style:style style:name="Tabelle121.A1" style:family="table-cell">
      <style:table-cell-properties fo:background-color="#cfe7f5" fo:padding="0.097cm" fo:border="0.05pt solid #000000">
        <style:background-image/>
      </style:table-cell-properties>
    </style:style>
    <style:style style:name="Tabelle121.A2" style:family="table-cell">
      <style:table-cell-properties fo:background-color="#999999" fo:padding="0.097cm" fo:border-left="0.05pt solid #000000" fo:border-right="none" fo:border-top="none" fo:border-bottom="0.05pt solid #000000">
        <style:background-image/>
      </style:table-cell-properties>
    </style:style>
    <style:style style:name="Tabelle12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1.A3" style:family="table-cell">
      <style:table-cell-properties fo:padding="0.097cm" fo:border-left="0.05pt solid #000000" fo:border-right="none" fo:border-top="none" fo:border-bottom="0.05pt solid #000000"/>
    </style:style>
    <style:style style:name="Tabelle121.B3" style:family="table-cell">
      <style:table-cell-properties fo:padding="0.097cm" fo:border-left="0.05pt solid #000000" fo:border-right="none" fo:border-top="none" fo:border-bottom="0.05pt solid #000000"/>
    </style:style>
    <style:style style:name="Tabelle121.C3" style:family="table-cell">
      <style:table-cell-properties fo:padding="0.097cm" fo:border-left="0.05pt solid #000000" fo:border-right="none" fo:border-top="none" fo:border-bottom="0.05pt solid #000000"/>
    </style:style>
    <style:style style:name="Tabelle121.D3" style:family="table-cell">
      <style:table-cell-properties fo:padding="0.097cm" fo:border-left="0.05pt solid #000000" fo:border-right="none" fo:border-top="none" fo:border-bottom="0.05pt solid #000000"/>
    </style:style>
    <style:style style:name="Tabelle121.E3" style:family="table-cell">
      <style:table-cell-properties fo:padding="0.097cm" fo:border-left="0.05pt solid #000000" fo:border-right="0.05pt solid #000000" fo:border-top="none" fo:border-bottom="0.05pt solid #000000"/>
    </style:style>
    <style:style style:name="Tabelle121.A4" style:family="table-cell">
      <style:table-cell-properties fo:padding="0.097cm" fo:border-left="0.05pt solid #000000" fo:border-right="none" fo:border-top="none" fo:border-bottom="0.05pt solid #000000"/>
    </style:style>
    <style:style style:name="Tabelle121.B4" style:family="table-cell">
      <style:table-cell-properties fo:padding="0.097cm" fo:border-left="0.05pt solid #000000" fo:border-right="none" fo:border-top="none" fo:border-bottom="0.05pt solid #000000"/>
    </style:style>
    <style:style style:name="Tabelle121.C4" style:family="table-cell">
      <style:table-cell-properties fo:padding="0.097cm" fo:border-left="0.05pt solid #000000" fo:border-right="none" fo:border-top="none" fo:border-bottom="0.05pt solid #000000"/>
    </style:style>
    <style:style style:name="Tabelle121.D4" style:family="table-cell">
      <style:table-cell-properties fo:padding="0.097cm" fo:border-left="0.05pt solid #000000" fo:border-right="none" fo:border-top="none" fo:border-bottom="0.05pt solid #000000"/>
    </style:style>
    <style:style style:name="Tabelle121.E4" style:family="table-cell">
      <style:table-cell-properties fo:padding="0.097cm" fo:border-left="0.05pt solid #000000" fo:border-right="0.05pt solid #000000" fo:border-top="none" fo:border-bottom="0.05pt solid #000000"/>
    </style:style>
    <style:style style:name="Tabelle121.A5" style:family="table-cell">
      <style:table-cell-properties fo:padding="0.097cm" fo:border-left="0.05pt solid #000000" fo:border-right="none" fo:border-top="none" fo:border-bottom="0.05pt solid #000000"/>
    </style:style>
    <style:style style:name="Tabelle121.B5" style:family="table-cell">
      <style:table-cell-properties fo:padding="0.097cm" fo:border-left="0.05pt solid #000000" fo:border-right="none" fo:border-top="none" fo:border-bottom="0.05pt solid #000000"/>
    </style:style>
    <style:style style:name="Tabelle121.C5" style:family="table-cell">
      <style:table-cell-properties fo:padding="0.097cm" fo:border-left="0.05pt solid #000000" fo:border-right="none" fo:border-top="none" fo:border-bottom="0.05pt solid #000000"/>
    </style:style>
    <style:style style:name="Tabelle121.D5" style:family="table-cell">
      <style:table-cell-properties fo:padding="0.097cm" fo:border-left="0.05pt solid #000000" fo:border-right="none" fo:border-top="none" fo:border-bottom="0.05pt solid #000000"/>
    </style:style>
    <style:style style:name="Tabelle121.E5" style:family="table-cell">
      <style:table-cell-properties fo:padding="0.097cm" fo:border-left="0.05pt solid #000000" fo:border-right="0.05pt solid #000000" fo:border-top="none" fo:border-bottom="0.05pt solid #000000"/>
    </style:style>
    <style:style style:name="Tabelle121.A6" style:family="table-cell">
      <style:table-cell-properties fo:padding="0.097cm" fo:border-left="0.05pt solid #000000" fo:border-right="none" fo:border-top="none" fo:border-bottom="0.05pt solid #000000"/>
    </style:style>
    <style:style style:name="Tabelle121.B6" style:family="table-cell">
      <style:table-cell-properties fo:padding="0.097cm" fo:border-left="0.05pt solid #000000" fo:border-right="none" fo:border-top="none" fo:border-bottom="0.05pt solid #000000"/>
    </style:style>
    <style:style style:name="Tabelle121.C6" style:family="table-cell">
      <style:table-cell-properties fo:padding="0.097cm" fo:border-left="0.05pt solid #000000" fo:border-right="none" fo:border-top="none" fo:border-bottom="0.05pt solid #000000"/>
    </style:style>
    <style:style style:name="Tabelle121.D6" style:family="table-cell">
      <style:table-cell-properties fo:padding="0.097cm" fo:border-left="0.05pt solid #000000" fo:border-right="none" fo:border-top="none" fo:border-bottom="0.05pt solid #000000"/>
    </style:style>
    <style:style style:name="Tabelle121.E6" style:family="table-cell">
      <style:table-cell-properties fo:padding="0.097cm" fo:border-left="0.05pt solid #000000" fo:border-right="0.05pt solid #000000" fo:border-top="none" fo:border-bottom="0.05pt solid #000000"/>
    </style:style>
    <style:style style:name="Tabelle121.A7" style:family="table-cell">
      <style:table-cell-properties fo:padding="0.097cm" fo:border-left="0.05pt solid #000000" fo:border-right="none" fo:border-top="none" fo:border-bottom="0.05pt solid #000000"/>
    </style:style>
    <style:style style:name="Tabelle121.B7" style:family="table-cell">
      <style:table-cell-properties fo:padding="0.097cm" fo:border-left="0.05pt solid #000000" fo:border-right="none" fo:border-top="none" fo:border-bottom="0.05pt solid #000000"/>
    </style:style>
    <style:style style:name="Tabelle121.C7" style:family="table-cell">
      <style:table-cell-properties fo:padding="0.097cm" fo:border-left="0.05pt solid #000000" fo:border-right="none" fo:border-top="none" fo:border-bottom="0.05pt solid #000000"/>
    </style:style>
    <style:style style:name="Tabelle121.D7" style:family="table-cell">
      <style:table-cell-properties fo:padding="0.097cm" fo:border-left="0.05pt solid #000000" fo:border-right="none" fo:border-top="none" fo:border-bottom="0.05pt solid #000000"/>
    </style:style>
    <style:style style:name="Tabelle121.E7" style:family="table-cell">
      <style:table-cell-properties fo:padding="0.097cm" fo:border-left="0.05pt solid #000000" fo:border-right="0.05pt solid #000000" fo:border-top="none" fo:border-bottom="0.05pt solid #000000"/>
    </style:style>
    <style:style style:name="Tabelle121.A8" style:family="table-cell">
      <style:table-cell-properties fo:padding="0.097cm" fo:border-left="0.05pt solid #000000" fo:border-right="none" fo:border-top="none" fo:border-bottom="0.05pt solid #000000"/>
    </style:style>
    <style:style style:name="Tabelle121.B8" style:family="table-cell">
      <style:table-cell-properties fo:padding="0.097cm" fo:border-left="0.05pt solid #000000" fo:border-right="none" fo:border-top="none" fo:border-bottom="0.05pt solid #000000"/>
    </style:style>
    <style:style style:name="Tabelle121.C8" style:family="table-cell">
      <style:table-cell-properties fo:padding="0.097cm" fo:border-left="0.05pt solid #000000" fo:border-right="none" fo:border-top="none" fo:border-bottom="0.05pt solid #000000"/>
    </style:style>
    <style:style style:name="Tabelle121.D8" style:family="table-cell">
      <style:table-cell-properties fo:padding="0.097cm" fo:border-left="0.05pt solid #000000" fo:border-right="none" fo:border-top="none" fo:border-bottom="0.05pt solid #000000"/>
    </style:style>
    <style:style style:name="Tabelle121.E8" style:family="table-cell">
      <style:table-cell-properties fo:padding="0.097cm" fo:border-left="0.05pt solid #000000" fo:border-right="0.05pt solid #000000" fo:border-top="none" fo:border-bottom="0.05pt solid #000000"/>
    </style:style>
    <style:style style:name="Tabelle125" style:family="table">
      <style:table-properties style:width="18.5cm" fo:margin-left="0cm" table:align="left"/>
    </style:style>
    <style:style style:name="Tabelle125.A" style:family="table-column">
      <style:table-column-properties style:column-width="18.5cm"/>
    </style:style>
    <style:style style:name="Tabelle125.1" style:family="table-row">
      <style:table-row-properties fo:keep-together="always"/>
    </style:style>
    <style:style style:name="Tabelle125.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 style:family="table">
      <style:table-properties style:width="18.5cm" fo:margin-left="0cm" table:align="left"/>
    </style:style>
    <style:style style:name="Tabelle124.A" style:family="table-column">
      <style:table-column-properties style:column-width="3.896cm"/>
    </style:style>
    <style:style style:name="Tabelle124.B" style:family="table-column">
      <style:table-column-properties style:column-width="3.704cm"/>
    </style:style>
    <style:style style:name="Tabelle124.C" style:family="table-column">
      <style:table-column-properties style:column-width="4.209cm"/>
    </style:style>
    <style:style style:name="Tabelle124.D" style:family="table-column">
      <style:table-column-properties style:column-width="2.699cm"/>
    </style:style>
    <style:style style:name="Tabelle124.E" style:family="table-column">
      <style:table-column-properties style:column-width="3.992cm"/>
    </style:style>
    <style:style style:name="Tabelle124.1" style:family="table-row">
      <style:table-row-properties fo:keep-together="always"/>
    </style:style>
    <style:style style:name="Tabelle124.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2" style:family="table-row">
      <style:table-row-properties style:min-row-height="0.462cm" fo:keep-together="always"/>
    </style:style>
    <style:style style:name="Tabelle1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4.E2" style:family="table-cell">
      <style:table-cell-properties fo:background-color="#999999" fo:padding="0.097cm" fo:border="0.05pt solid #000000">
        <style:background-image/>
      </style:table-cell-properties>
    </style:style>
    <style:style style:name="Tabelle124.A3" style:family="table-cell">
      <style:table-cell-properties fo:padding="0.097cm" fo:border-left="0.05pt solid #000000" fo:border-right="none" fo:border-top="none" fo:border-bottom="0.05pt solid #000000"/>
    </style:style>
    <style:style style:name="Tabelle124.B3" style:family="table-cell">
      <style:table-cell-properties fo:padding="0.097cm" fo:border-left="0.05pt solid #000000" fo:border-right="none" fo:border-top="none" fo:border-bottom="0.05pt solid #000000"/>
    </style:style>
    <style:style style:name="Tabelle124.C3" style:family="table-cell">
      <style:table-cell-properties fo:padding="0.097cm" fo:border-left="0.05pt solid #000000" fo:border-right="none" fo:border-top="none" fo:border-bottom="0.05pt solid #000000"/>
    </style:style>
    <style:style style:name="Tabelle124.D3" style:family="table-cell">
      <style:table-cell-properties fo:padding="0.097cm" fo:border-left="0.05pt solid #000000" fo:border-right="none" fo:border-top="none" fo:border-bottom="0.05pt solid #000000"/>
    </style:style>
    <style:style style:name="Tabelle124.E3" style:family="table-cell">
      <style:table-cell-properties fo:padding="0.097cm" fo:border-left="0.05pt solid #000000" fo:border-right="0.05pt solid #000000" fo:border-top="none" fo:border-bottom="0.05pt solid #000000"/>
    </style:style>
    <style:style style:name="Tabelle127" style:family="table">
      <style:table-properties style:width="18.5cm" fo:margin-left="0cm" table:align="left"/>
    </style:style>
    <style:style style:name="Tabelle127.A" style:family="table-column">
      <style:table-column-properties style:column-width="18.5cm"/>
    </style:style>
    <style:style style:name="Tabelle127.1" style:family="table-row">
      <style:table-row-properties fo:keep-together="always"/>
    </style:style>
    <style:style style:name="Tabelle127.A1" style:family="table-cell">
      <style:table-cell-properties fo:background-color="#cfe7f5" fo:padding="0.097cm" fo:border="0.05pt solid #000000">
        <style:background-image/>
      </style:table-cell-properties>
    </style:style>
    <style:style style:name="Tabelle126" style:family="table">
      <style:table-properties style:width="18.5cm" fo:margin-left="0cm" table:align="left"/>
    </style:style>
    <style:style style:name="Tabelle126.A" style:family="table-column">
      <style:table-column-properties style:column-width="3.896cm"/>
    </style:style>
    <style:style style:name="Tabelle126.B" style:family="table-column">
      <style:table-column-properties style:column-width="3.704cm"/>
    </style:style>
    <style:style style:name="Tabelle126.C" style:family="table-column">
      <style:table-column-properties style:column-width="4.209cm"/>
    </style:style>
    <style:style style:name="Tabelle126.D" style:family="table-column">
      <style:table-column-properties style:column-width="2.699cm"/>
    </style:style>
    <style:style style:name="Tabelle126.E" style:family="table-column">
      <style:table-column-properties style:column-width="3.992cm"/>
    </style:style>
    <style:style style:name="Tabelle126.1" style:family="table-row">
      <style:table-row-properties fo:keep-together="always"/>
    </style:style>
    <style:style style:name="Tabelle126.A1" style:family="table-cell">
      <style:table-cell-properties fo:background-color="#cfe7f5" fo:padding="0.097cm" fo:border="0.05pt solid #000000">
        <style:background-image/>
      </style:table-cell-properties>
    </style:style>
    <style:style style:name="Tabelle12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6.E2" style:family="table-cell">
      <style:table-cell-properties fo:background-color="#999999" fo:padding="0.097cm" fo:border="0.05pt solid #000000">
        <style:background-image/>
      </style:table-cell-properties>
    </style:style>
    <style:style style:name="Tabelle126.A3" style:family="table-cell">
      <style:table-cell-properties fo:padding="0.097cm" fo:border-left="0.05pt solid #000000" fo:border-right="none" fo:border-top="none" fo:border-bottom="0.05pt solid #000000"/>
    </style:style>
    <style:style style:name="Tabelle126.B3" style:family="table-cell">
      <style:table-cell-properties fo:padding="0.097cm" fo:border-left="0.05pt solid #000000" fo:border-right="none" fo:border-top="none" fo:border-bottom="0.05pt solid #000000"/>
    </style:style>
    <style:style style:name="Tabelle126.C3" style:family="table-cell">
      <style:table-cell-properties fo:padding="0.097cm" fo:border-left="0.05pt solid #000000" fo:border-right="none" fo:border-top="none" fo:border-bottom="0.05pt solid #000000"/>
    </style:style>
    <style:style style:name="Tabelle126.D3" style:family="table-cell">
      <style:table-cell-properties fo:padding="0.097cm" fo:border-left="0.05pt solid #000000" fo:border-right="none" fo:border-top="none" fo:border-bottom="0.05pt solid #000000"/>
    </style:style>
    <style:style style:name="Tabelle126.E3" style:family="table-cell">
      <style:table-cell-properties fo:padding="0.097cm" fo:border-left="0.05pt solid #000000" fo:border-right="0.05pt solid #000000" fo:border-top="none" fo:border-bottom="0.05pt solid #000000"/>
    </style:style>
    <style:style style:name="Tabelle126.A4" style:family="table-cell">
      <style:table-cell-properties fo:padding="0.097cm" fo:border-left="0.05pt solid #000000" fo:border-right="none" fo:border-top="none" fo:border-bottom="0.05pt solid #000000"/>
    </style:style>
    <style:style style:name="Tabelle126.B4" style:family="table-cell">
      <style:table-cell-properties fo:padding="0.097cm" fo:border-left="0.05pt solid #000000" fo:border-right="none" fo:border-top="none" fo:border-bottom="0.05pt solid #000000"/>
    </style:style>
    <style:style style:name="Tabelle126.C4" style:family="table-cell">
      <style:table-cell-properties fo:padding="0.097cm" fo:border-left="0.05pt solid #000000" fo:border-right="none" fo:border-top="none" fo:border-bottom="0.05pt solid #000000"/>
    </style:style>
    <style:style style:name="Tabelle126.D4" style:family="table-cell">
      <style:table-cell-properties fo:padding="0.097cm" fo:border-left="0.05pt solid #000000" fo:border-right="none" fo:border-top="none" fo:border-bottom="0.05pt solid #000000"/>
    </style:style>
    <style:style style:name="Tabelle126.E4" style:family="table-cell">
      <style:table-cell-properties fo:padding="0.097cm" fo:border-left="0.05pt solid #000000" fo:border-right="0.05pt solid #000000" fo:border-top="none" fo:border-bottom="0.05pt solid #000000"/>
    </style:style>
    <style:style style:name="Tabelle126.A5" style:family="table-cell">
      <style:table-cell-properties fo:padding="0.097cm" fo:border-left="0.05pt solid #000000" fo:border-right="none" fo:border-top="none" fo:border-bottom="0.05pt solid #000000"/>
    </style:style>
    <style:style style:name="Tabelle126.B5" style:family="table-cell">
      <style:table-cell-properties fo:padding="0.097cm" fo:border-left="0.05pt solid #000000" fo:border-right="none" fo:border-top="none" fo:border-bottom="0.05pt solid #000000"/>
    </style:style>
    <style:style style:name="Tabelle126.C5" style:family="table-cell">
      <style:table-cell-properties fo:padding="0.097cm" fo:border-left="0.05pt solid #000000" fo:border-right="none" fo:border-top="none" fo:border-bottom="0.05pt solid #000000"/>
    </style:style>
    <style:style style:name="Tabelle126.D5" style:family="table-cell">
      <style:table-cell-properties fo:padding="0.097cm" fo:border-left="0.05pt solid #000000" fo:border-right="none" fo:border-top="none" fo:border-bottom="0.05pt solid #000000"/>
    </style:style>
    <style:style style:name="Tabelle126.E5" style:family="table-cell">
      <style:table-cell-properties fo:padding="0.097cm" fo:border-left="0.05pt solid #000000" fo:border-right="0.05pt solid #000000" fo:border-top="none" fo:border-bottom="0.05pt solid #000000"/>
    </style:style>
    <style:style style:name="Tabelle126.A6" style:family="table-cell">
      <style:table-cell-properties fo:padding="0.097cm" fo:border-left="0.05pt solid #000000" fo:border-right="none" fo:border-top="none" fo:border-bottom="0.05pt solid #000000"/>
    </style:style>
    <style:style style:name="Tabelle126.B6" style:family="table-cell">
      <style:table-cell-properties fo:padding="0.097cm" fo:border-left="0.05pt solid #000000" fo:border-right="none" fo:border-top="none" fo:border-bottom="0.05pt solid #000000"/>
    </style:style>
    <style:style style:name="Tabelle126.C6" style:family="table-cell">
      <style:table-cell-properties fo:padding="0.097cm" fo:border-left="0.05pt solid #000000" fo:border-right="none" fo:border-top="none" fo:border-bottom="0.05pt solid #000000"/>
    </style:style>
    <style:style style:name="Tabelle126.D6" style:family="table-cell">
      <style:table-cell-properties fo:padding="0.097cm" fo:border-left="0.05pt solid #000000" fo:border-right="none" fo:border-top="none" fo:border-bottom="0.05pt solid #000000"/>
    </style:style>
    <style:style style:name="Tabelle126.E6" style:family="table-cell">
      <style:table-cell-properties fo:padding="0.097cm" fo:border-left="0.05pt solid #000000" fo:border-right="0.05pt solid #000000" fo:border-top="none" fo:border-bottom="0.05pt solid #000000"/>
    </style:style>
    <style:style style:name="Tabelle126.A7" style:family="table-cell">
      <style:table-cell-properties fo:padding="0.097cm" fo:border-left="0.05pt solid #000000" fo:border-right="none" fo:border-top="none" fo:border-bottom="0.05pt solid #000000"/>
    </style:style>
    <style:style style:name="Tabelle126.B7" style:family="table-cell">
      <style:table-cell-properties fo:padding="0.097cm" fo:border-left="0.05pt solid #000000" fo:border-right="none" fo:border-top="none" fo:border-bottom="0.05pt solid #000000"/>
    </style:style>
    <style:style style:name="Tabelle126.C7" style:family="table-cell">
      <style:table-cell-properties fo:padding="0.097cm" fo:border-left="0.05pt solid #000000" fo:border-right="none" fo:border-top="none" fo:border-bottom="0.05pt solid #000000"/>
    </style:style>
    <style:style style:name="Tabelle126.D7" style:family="table-cell">
      <style:table-cell-properties fo:padding="0.097cm" fo:border-left="0.05pt solid #000000" fo:border-right="none" fo:border-top="none" fo:border-bottom="0.05pt solid #000000"/>
    </style:style>
    <style:style style:name="Tabelle126.E7" style:family="table-cell">
      <style:table-cell-properties fo:padding="0.097cm" fo:border-left="0.05pt solid #000000" fo:border-right="0.05pt solid #000000" fo:border-top="none" fo:border-bottom="0.05pt solid #000000"/>
    </style:style>
    <style:style style:name="Tabelle126.A8" style:family="table-cell">
      <style:table-cell-properties fo:padding="0.097cm" fo:border-left="0.05pt solid #000000" fo:border-right="none" fo:border-top="none" fo:border-bottom="0.05pt solid #000000"/>
    </style:style>
    <style:style style:name="Tabelle126.B8" style:family="table-cell">
      <style:table-cell-properties fo:padding="0.097cm" fo:border-left="0.05pt solid #000000" fo:border-right="none" fo:border-top="none" fo:border-bottom="0.05pt solid #000000"/>
    </style:style>
    <style:style style:name="Tabelle126.C8" style:family="table-cell">
      <style:table-cell-properties fo:padding="0.097cm" fo:border-left="0.05pt solid #000000" fo:border-right="none" fo:border-top="none" fo:border-bottom="0.05pt solid #000000"/>
    </style:style>
    <style:style style:name="Tabelle126.D8" style:family="table-cell">
      <style:table-cell-properties fo:padding="0.097cm" fo:border-left="0.05pt solid #000000" fo:border-right="none" fo:border-top="none" fo:border-bottom="0.05pt solid #000000"/>
    </style:style>
    <style:style style:name="Tabelle126.E8" style:family="table-cell">
      <style:table-cell-properties fo:padding="0.097cm" fo:border-left="0.05pt solid #000000" fo:border-right="0.05pt solid #000000" fo:border-top="none" fo:border-bottom="0.05pt solid #000000"/>
    </style:style>
    <style:style style:name="Tabelle126.A9" style:family="table-cell">
      <style:table-cell-properties fo:padding="0.097cm" fo:border-left="0.05pt solid #000000" fo:border-right="none" fo:border-top="none" fo:border-bottom="0.05pt solid #000000"/>
    </style:style>
    <style:style style:name="Tabelle126.B9" style:family="table-cell">
      <style:table-cell-properties fo:padding="0.097cm" fo:border-left="0.05pt solid #000000" fo:border-right="none" fo:border-top="none" fo:border-bottom="0.05pt solid #000000"/>
    </style:style>
    <style:style style:name="Tabelle126.C9" style:family="table-cell">
      <style:table-cell-properties fo:padding="0.097cm" fo:border-left="0.05pt solid #000000" fo:border-right="none" fo:border-top="none" fo:border-bottom="0.05pt solid #000000"/>
    </style:style>
    <style:style style:name="Tabelle126.D9" style:family="table-cell">
      <style:table-cell-properties fo:padding="0.097cm" fo:border-left="0.05pt solid #000000" fo:border-right="none" fo:border-top="none" fo:border-bottom="0.05pt solid #000000"/>
    </style:style>
    <style:style style:name="Tabelle126.E9" style:family="table-cell">
      <style:table-cell-properties fo:padding="0.097cm" fo:border-left="0.05pt solid #000000" fo:border-right="0.05pt solid #000000" fo:border-top="none" fo:border-bottom="0.05pt solid #000000"/>
    </style:style>
    <style:style style:name="Tabelle126.A10" style:family="table-cell">
      <style:table-cell-properties fo:padding="0.097cm" fo:border-left="0.05pt solid #000000" fo:border-right="none" fo:border-top="none" fo:border-bottom="0.05pt solid #000000"/>
    </style:style>
    <style:style style:name="Tabelle126.B10" style:family="table-cell">
      <style:table-cell-properties fo:padding="0.097cm" fo:border-left="0.05pt solid #000000" fo:border-right="none" fo:border-top="none" fo:border-bottom="0.05pt solid #000000"/>
    </style:style>
    <style:style style:name="Tabelle126.C10" style:family="table-cell">
      <style:table-cell-properties fo:padding="0.097cm" fo:border-left="0.05pt solid #000000" fo:border-right="none" fo:border-top="none" fo:border-bottom="0.05pt solid #000000"/>
    </style:style>
    <style:style style:name="Tabelle126.D10" style:family="table-cell">
      <style:table-cell-properties fo:padding="0.097cm" fo:border-left="0.05pt solid #000000" fo:border-right="none" fo:border-top="none" fo:border-bottom="0.05pt solid #000000"/>
    </style:style>
    <style:style style:name="Tabelle126.E10" style:family="table-cell">
      <style:table-cell-properties fo:padding="0.097cm" fo:border-left="0.05pt solid #000000" fo:border-right="0.05pt solid #000000" fo:border-top="none" fo:border-bottom="0.05pt solid #000000"/>
    </style:style>
    <style:style style:name="Tabelle126.A11" style:family="table-cell">
      <style:table-cell-properties fo:padding="0.097cm" fo:border-left="0.05pt solid #000000" fo:border-right="none" fo:border-top="none" fo:border-bottom="0.05pt solid #000000"/>
    </style:style>
    <style:style style:name="Tabelle126.B11" style:family="table-cell">
      <style:table-cell-properties fo:padding="0.097cm" fo:border-left="0.05pt solid #000000" fo:border-right="none" fo:border-top="none" fo:border-bottom="0.05pt solid #000000"/>
    </style:style>
    <style:style style:name="Tabelle126.C11" style:family="table-cell">
      <style:table-cell-properties fo:padding="0.097cm" fo:border-left="0.05pt solid #000000" fo:border-right="none" fo:border-top="none" fo:border-bottom="0.05pt solid #000000"/>
    </style:style>
    <style:style style:name="Tabelle126.D11" style:family="table-cell">
      <style:table-cell-properties fo:padding="0.097cm" fo:border-left="0.05pt solid #000000" fo:border-right="none" fo:border-top="none" fo:border-bottom="0.05pt solid #000000"/>
    </style:style>
    <style:style style:name="Tabelle126.E11" style:family="table-cell">
      <style:table-cell-properties fo:padding="0.097cm" fo:border-left="0.05pt solid #000000" fo:border-right="0.05pt solid #000000" fo:border-top="none" fo:border-bottom="0.05pt solid #000000"/>
    </style:style>
    <style:style style:name="Tabelle126.A12" style:family="table-cell">
      <style:table-cell-properties fo:padding="0.097cm" fo:border-left="0.05pt solid #000000" fo:border-right="none" fo:border-top="none" fo:border-bottom="0.05pt solid #000000"/>
    </style:style>
    <style:style style:name="Tabelle126.B12" style:family="table-cell">
      <style:table-cell-properties fo:padding="0.097cm" fo:border-left="0.05pt solid #000000" fo:border-right="none" fo:border-top="none" fo:border-bottom="0.05pt solid #000000"/>
    </style:style>
    <style:style style:name="Tabelle126.C12" style:family="table-cell">
      <style:table-cell-properties fo:padding="0.097cm" fo:border-left="0.05pt solid #000000" fo:border-right="none" fo:border-top="none" fo:border-bottom="0.05pt solid #000000"/>
    </style:style>
    <style:style style:name="Tabelle126.D12" style:family="table-cell">
      <style:table-cell-properties fo:padding="0.097cm" fo:border-left="0.05pt solid #000000" fo:border-right="none" fo:border-top="none" fo:border-bottom="0.05pt solid #000000"/>
    </style:style>
    <style:style style:name="Tabelle126.E12" style:family="table-cell">
      <style:table-cell-properties fo:padding="0.097cm" fo:border-left="0.05pt solid #000000" fo:border-right="0.05pt solid #000000" fo:border-top="none" fo:border-bottom="0.05pt solid #000000"/>
    </style:style>
    <style:style style:name="Tabelle126.A13" style:family="table-cell">
      <style:table-cell-properties fo:padding="0.097cm" fo:border-left="0.05pt solid #000000" fo:border-right="none" fo:border-top="none" fo:border-bottom="0.05pt solid #000000"/>
    </style:style>
    <style:style style:name="Tabelle126.B13" style:family="table-cell">
      <style:table-cell-properties fo:padding="0.097cm" fo:border-left="0.05pt solid #000000" fo:border-right="none" fo:border-top="none" fo:border-bottom="0.05pt solid #000000"/>
    </style:style>
    <style:style style:name="Tabelle126.C13" style:family="table-cell">
      <style:table-cell-properties fo:padding="0.097cm" fo:border-left="0.05pt solid #000000" fo:border-right="none" fo:border-top="none" fo:border-bottom="0.05pt solid #000000"/>
    </style:style>
    <style:style style:name="Tabelle126.D13" style:family="table-cell">
      <style:table-cell-properties fo:padding="0.097cm" fo:border-left="0.05pt solid #000000" fo:border-right="none" fo:border-top="none" fo:border-bottom="0.05pt solid #000000"/>
    </style:style>
    <style:style style:name="Tabelle126.E13" style:family="table-cell">
      <style:table-cell-properties fo:padding="0.097cm" fo:border-left="0.05pt solid #000000" fo:border-right="0.05pt solid #000000" fo:border-top="none" fo:border-bottom="0.05pt solid #000000"/>
    </style:style>
    <style:style style:name="Tabelle126.A14" style:family="table-cell">
      <style:table-cell-properties fo:padding="0.097cm" fo:border-left="0.05pt solid #000000" fo:border-right="none" fo:border-top="none" fo:border-bottom="0.05pt solid #000000"/>
    </style:style>
    <style:style style:name="Tabelle126.B14" style:family="table-cell">
      <style:table-cell-properties fo:padding="0.097cm" fo:border-left="0.05pt solid #000000" fo:border-right="none" fo:border-top="none" fo:border-bottom="0.05pt solid #000000"/>
    </style:style>
    <style:style style:name="Tabelle126.C14" style:family="table-cell">
      <style:table-cell-properties fo:padding="0.097cm" fo:border-left="0.05pt solid #000000" fo:border-right="none" fo:border-top="none" fo:border-bottom="0.05pt solid #000000"/>
    </style:style>
    <style:style style:name="Tabelle126.D14" style:family="table-cell">
      <style:table-cell-properties fo:padding="0.097cm" fo:border-left="0.05pt solid #000000" fo:border-right="none" fo:border-top="none" fo:border-bottom="0.05pt solid #000000"/>
    </style:style>
    <style:style style:name="Tabelle126.E14" style:family="table-cell">
      <style:table-cell-properties fo:padding="0.097cm" fo:border-left="0.05pt solid #000000" fo:border-right="0.05pt solid #000000" fo:border-top="none" fo:border-bottom="0.05pt solid #000000"/>
    </style:style>
    <style:style style:name="Tabelle126.A15" style:family="table-cell">
      <style:table-cell-properties fo:padding="0.097cm" fo:border-left="0.05pt solid #000000" fo:border-right="none" fo:border-top="none" fo:border-bottom="0.05pt solid #000000"/>
    </style:style>
    <style:style style:name="Tabelle126.B15" style:family="table-cell">
      <style:table-cell-properties fo:padding="0.097cm" fo:border-left="0.05pt solid #000000" fo:border-right="none" fo:border-top="none" fo:border-bottom="0.05pt solid #000000"/>
    </style:style>
    <style:style style:name="Tabelle126.C15" style:family="table-cell">
      <style:table-cell-properties fo:padding="0.097cm" fo:border-left="0.05pt solid #000000" fo:border-right="none" fo:border-top="none" fo:border-bottom="0.05pt solid #000000"/>
    </style:style>
    <style:style style:name="Tabelle126.D15" style:family="table-cell">
      <style:table-cell-properties fo:padding="0.097cm" fo:border-left="0.05pt solid #000000" fo:border-right="none" fo:border-top="none" fo:border-bottom="0.05pt solid #000000"/>
    </style:style>
    <style:style style:name="Tabelle126.E15" style:family="table-cell">
      <style:table-cell-properties fo:padding="0.097cm" fo:border-left="0.05pt solid #000000" fo:border-right="0.05pt solid #000000" fo:border-top="none" fo:border-bottom="0.05pt solid #000000"/>
    </style:style>
    <style:style style:name="Tabelle126.A16" style:family="table-cell">
      <style:table-cell-properties fo:padding="0.097cm" fo:border-left="0.05pt solid #000000" fo:border-right="none" fo:border-top="none" fo:border-bottom="0.05pt solid #000000"/>
    </style:style>
    <style:style style:name="Tabelle126.B16" style:family="table-cell">
      <style:table-cell-properties fo:padding="0.097cm" fo:border-left="0.05pt solid #000000" fo:border-right="none" fo:border-top="none" fo:border-bottom="0.05pt solid #000000"/>
    </style:style>
    <style:style style:name="Tabelle126.C16" style:family="table-cell">
      <style:table-cell-properties fo:padding="0.097cm" fo:border-left="0.05pt solid #000000" fo:border-right="none" fo:border-top="none" fo:border-bottom="0.05pt solid #000000"/>
    </style:style>
    <style:style style:name="Tabelle126.D16" style:family="table-cell">
      <style:table-cell-properties fo:padding="0.097cm" fo:border-left="0.05pt solid #000000" fo:border-right="none" fo:border-top="none" fo:border-bottom="0.05pt solid #000000"/>
    </style:style>
    <style:style style:name="Tabelle126.E16" style:family="table-cell">
      <style:table-cell-properties fo:padding="0.097cm" fo:border-left="0.05pt solid #000000" fo:border-right="0.05pt solid #000000" fo:border-top="none" fo:border-bottom="0.05pt solid #000000"/>
    </style:style>
    <style:style style:name="Tabelle126.17" style:family="table-row">
      <style:table-row-properties style:min-row-height="0.607cm" fo:keep-together="always"/>
    </style:style>
    <style:style style:name="Tabelle126.A17" style:family="table-cell">
      <style:table-cell-properties fo:padding="0.097cm" fo:border-left="0.05pt solid #000000" fo:border-right="none" fo:border-top="none" fo:border-bottom="0.05pt solid #000000"/>
    </style:style>
    <style:style style:name="Tabelle126.B17" style:family="table-cell">
      <style:table-cell-properties fo:padding="0.097cm" fo:border-left="0.05pt solid #000000" fo:border-right="none" fo:border-top="none" fo:border-bottom="0.05pt solid #000000"/>
    </style:style>
    <style:style style:name="Tabelle126.C17" style:family="table-cell">
      <style:table-cell-properties fo:padding="0.097cm" fo:border-left="0.05pt solid #000000" fo:border-right="none" fo:border-top="none" fo:border-bottom="0.05pt solid #000000"/>
    </style:style>
    <style:style style:name="Tabelle126.D17" style:family="table-cell">
      <style:table-cell-properties fo:padding="0.097cm" fo:border-left="0.05pt solid #000000" fo:border-right="none" fo:border-top="none" fo:border-bottom="0.05pt solid #000000"/>
    </style:style>
    <style:style style:name="Tabelle126.E17" style:family="table-cell">
      <style:table-cell-properties fo:padding="0.097cm" fo:border-left="0.05pt solid #000000" fo:border-right="0.05pt solid #000000" fo:border-top="none" fo:border-bottom="0.05pt solid #000000"/>
    </style:style>
    <style:style style:name="Tabelle126.A18" style:family="table-cell">
      <style:table-cell-properties fo:padding="0.097cm" fo:border-left="0.05pt solid #000000" fo:border-right="none" fo:border-top="none" fo:border-bottom="0.05pt solid #000000"/>
    </style:style>
    <style:style style:name="Tabelle126.B18" style:family="table-cell">
      <style:table-cell-properties fo:padding="0.097cm" fo:border-left="0.05pt solid #000000" fo:border-right="none" fo:border-top="none" fo:border-bottom="0.05pt solid #000000"/>
    </style:style>
    <style:style style:name="Tabelle126.C18" style:family="table-cell">
      <style:table-cell-properties fo:padding="0.097cm" fo:border-left="0.05pt solid #000000" fo:border-right="none" fo:border-top="none" fo:border-bottom="0.05pt solid #000000"/>
    </style:style>
    <style:style style:name="Tabelle126.D18" style:family="table-cell">
      <style:table-cell-properties fo:padding="0.097cm" fo:border-left="0.05pt solid #000000" fo:border-right="none" fo:border-top="none" fo:border-bottom="0.05pt solid #000000"/>
    </style:style>
    <style:style style:name="Tabelle126.E18" style:family="table-cell">
      <style:table-cell-properties fo:padding="0.097cm" fo:border-left="0.05pt solid #000000" fo:border-right="0.05pt solid #000000" fo:border-top="none" fo:border-bottom="0.05pt solid #000000"/>
    </style:style>
    <style:style style:name="Tabelle126.A19" style:family="table-cell">
      <style:table-cell-properties fo:padding="0.097cm" fo:border-left="0.05pt solid #000000" fo:border-right="none" fo:border-top="none" fo:border-bottom="0.05pt solid #000000"/>
    </style:style>
    <style:style style:name="Tabelle126.B19" style:family="table-cell">
      <style:table-cell-properties fo:padding="0.097cm" fo:border-left="0.05pt solid #000000" fo:border-right="none" fo:border-top="none" fo:border-bottom="0.05pt solid #000000"/>
    </style:style>
    <style:style style:name="Tabelle126.C19" style:family="table-cell">
      <style:table-cell-properties fo:padding="0.097cm" fo:border-left="0.05pt solid #000000" fo:border-right="none" fo:border-top="none" fo:border-bottom="0.05pt solid #000000"/>
    </style:style>
    <style:style style:name="Tabelle126.D19" style:family="table-cell">
      <style:table-cell-properties fo:padding="0.097cm" fo:border-left="0.05pt solid #000000" fo:border-right="none" fo:border-top="none" fo:border-bottom="0.05pt solid #000000"/>
    </style:style>
    <style:style style:name="Tabelle126.E19" style:family="table-cell">
      <style:table-cell-properties fo:padding="0.097cm" fo:border-left="0.05pt solid #000000" fo:border-right="0.05pt solid #000000" fo:border-top="none" fo:border-bottom="0.05pt solid #000000"/>
    </style:style>
    <style:style style:name="Tabelle126.A20" style:family="table-cell">
      <style:table-cell-properties fo:padding="0.097cm" fo:border-left="0.05pt solid #000000" fo:border-right="none" fo:border-top="none" fo:border-bottom="0.05pt solid #000000"/>
    </style:style>
    <style:style style:name="Tabelle126.B20" style:family="table-cell">
      <style:table-cell-properties fo:padding="0.097cm" fo:border-left="0.05pt solid #000000" fo:border-right="none" fo:border-top="none" fo:border-bottom="0.05pt solid #000000"/>
    </style:style>
    <style:style style:name="Tabelle126.C20" style:family="table-cell">
      <style:table-cell-properties fo:padding="0.097cm" fo:border-left="0.05pt solid #000000" fo:border-right="none" fo:border-top="none" fo:border-bottom="0.05pt solid #000000"/>
    </style:style>
    <style:style style:name="Tabelle126.D20" style:family="table-cell">
      <style:table-cell-properties fo:padding="0.097cm" fo:border-left="0.05pt solid #000000" fo:border-right="none" fo:border-top="none" fo:border-bottom="0.05pt solid #000000"/>
    </style:style>
    <style:style style:name="Tabelle126.E20" style:family="table-cell">
      <style:table-cell-properties fo:padding="0.097cm" fo:border-left="0.05pt solid #000000" fo:border-right="0.05pt solid #000000" fo:border-top="none" fo:border-bottom="0.05pt solid #000000"/>
    </style:style>
    <style:style style:name="Tabelle126.A21" style:family="table-cell">
      <style:table-cell-properties fo:padding="0.097cm" fo:border-left="0.05pt solid #000000" fo:border-right="none" fo:border-top="none" fo:border-bottom="0.05pt solid #000000"/>
    </style:style>
    <style:style style:name="Tabelle126.B21" style:family="table-cell">
      <style:table-cell-properties fo:padding="0.097cm" fo:border-left="0.05pt solid #000000" fo:border-right="none" fo:border-top="none" fo:border-bottom="0.05pt solid #000000"/>
    </style:style>
    <style:style style:name="Tabelle126.C21" style:family="table-cell">
      <style:table-cell-properties fo:padding="0.097cm" fo:border-left="0.05pt solid #000000" fo:border-right="none" fo:border-top="none" fo:border-bottom="0.05pt solid #000000"/>
    </style:style>
    <style:style style:name="Tabelle126.D21" style:family="table-cell">
      <style:table-cell-properties fo:padding="0.097cm" fo:border-left="0.05pt solid #000000" fo:border-right="none" fo:border-top="none" fo:border-bottom="0.05pt solid #000000"/>
    </style:style>
    <style:style style:name="Tabelle126.E21" style:family="table-cell">
      <style:table-cell-properties fo:padding="0.097cm" fo:border-left="0.05pt solid #000000" fo:border-right="0.05pt solid #000000" fo:border-top="none" fo:border-bottom="0.05pt solid #000000"/>
    </style:style>
    <style:style style:name="Tabelle126.A22" style:family="table-cell">
      <style:table-cell-properties fo:padding="0.097cm" fo:border-left="0.05pt solid #000000" fo:border-right="none" fo:border-top="none" fo:border-bottom="0.05pt solid #000000"/>
    </style:style>
    <style:style style:name="Tabelle126.B22" style:family="table-cell">
      <style:table-cell-properties fo:padding="0.097cm" fo:border-left="0.05pt solid #000000" fo:border-right="none" fo:border-top="none" fo:border-bottom="0.05pt solid #000000"/>
    </style:style>
    <style:style style:name="Tabelle126.C22" style:family="table-cell">
      <style:table-cell-properties fo:padding="0.097cm" fo:border-left="0.05pt solid #000000" fo:border-right="none" fo:border-top="none" fo:border-bottom="0.05pt solid #000000"/>
    </style:style>
    <style:style style:name="Tabelle126.D22" style:family="table-cell">
      <style:table-cell-properties fo:padding="0.097cm" fo:border-left="0.05pt solid #000000" fo:border-right="none" fo:border-top="none" fo:border-bottom="0.05pt solid #000000"/>
    </style:style>
    <style:style style:name="Tabelle126.E22" style:family="table-cell">
      <style:table-cell-properties fo:padding="0.097cm" fo:border-left="0.05pt solid #000000" fo:border-right="0.05pt solid #000000" fo:border-top="none" fo:border-bottom="0.05pt solid #000000"/>
    </style:style>
    <style:style style:name="Tabelle126.A23" style:family="table-cell">
      <style:table-cell-properties fo:padding="0.097cm" fo:border-left="0.05pt solid #000000" fo:border-right="none" fo:border-top="none" fo:border-bottom="0.05pt solid #000000"/>
    </style:style>
    <style:style style:name="Tabelle126.B23" style:family="table-cell">
      <style:table-cell-properties fo:padding="0.097cm" fo:border-left="0.05pt solid #000000" fo:border-right="none" fo:border-top="none" fo:border-bottom="0.05pt solid #000000"/>
    </style:style>
    <style:style style:name="Tabelle126.C23" style:family="table-cell">
      <style:table-cell-properties fo:padding="0.097cm" fo:border-left="0.05pt solid #000000" fo:border-right="none" fo:border-top="none" fo:border-bottom="0.05pt solid #000000"/>
    </style:style>
    <style:style style:name="Tabelle126.D23" style:family="table-cell">
      <style:table-cell-properties fo:padding="0.097cm" fo:border-left="0.05pt solid #000000" fo:border-right="none" fo:border-top="none" fo:border-bottom="0.05pt solid #000000"/>
    </style:style>
    <style:style style:name="Tabelle126.E23" style:family="table-cell">
      <style:table-cell-properties fo:padding="0.097cm" fo:border-left="0.05pt solid #000000" fo:border-right="0.05pt solid #000000" fo:border-top="none" fo:border-bottom="0.05pt solid #000000"/>
    </style:style>
    <style:style style:name="Tabelle126.A24" style:family="table-cell">
      <style:table-cell-properties fo:padding="0.097cm" fo:border-left="0.05pt solid #000000" fo:border-right="none" fo:border-top="none" fo:border-bottom="0.05pt solid #000000"/>
    </style:style>
    <style:style style:name="Tabelle126.B24" style:family="table-cell">
      <style:table-cell-properties fo:padding="0.097cm" fo:border-left="0.05pt solid #000000" fo:border-right="none" fo:border-top="none" fo:border-bottom="0.05pt solid #000000"/>
    </style:style>
    <style:style style:name="Tabelle126.C24" style:family="table-cell">
      <style:table-cell-properties fo:padding="0.097cm" fo:border-left="0.05pt solid #000000" fo:border-right="none" fo:border-top="none" fo:border-bottom="0.05pt solid #000000"/>
    </style:style>
    <style:style style:name="Tabelle126.D24" style:family="table-cell">
      <style:table-cell-properties fo:padding="0.097cm" fo:border-left="0.05pt solid #000000" fo:border-right="none" fo:border-top="none" fo:border-bottom="0.05pt solid #000000"/>
    </style:style>
    <style:style style:name="Tabelle126.E24" style:family="table-cell">
      <style:table-cell-properties fo:padding="0.097cm" fo:border-left="0.05pt solid #000000" fo:border-right="0.05pt solid #000000" fo:border-top="none" fo:border-bottom="0.05pt solid #000000"/>
    </style:style>
    <style:style style:name="Tabelle126.A25" style:family="table-cell">
      <style:table-cell-properties fo:padding="0.097cm" fo:border-left="0.05pt solid #000000" fo:border-right="none" fo:border-top="none" fo:border-bottom="0.05pt solid #000000"/>
    </style:style>
    <style:style style:name="Tabelle126.B25" style:family="table-cell">
      <style:table-cell-properties fo:padding="0.097cm" fo:border-left="0.05pt solid #000000" fo:border-right="none" fo:border-top="none" fo:border-bottom="0.05pt solid #000000"/>
    </style:style>
    <style:style style:name="Tabelle126.C25" style:family="table-cell">
      <style:table-cell-properties fo:padding="0.097cm" fo:border-left="0.05pt solid #000000" fo:border-right="none" fo:border-top="none" fo:border-bottom="0.05pt solid #000000"/>
    </style:style>
    <style:style style:name="Tabelle126.D25" style:family="table-cell">
      <style:table-cell-properties fo:padding="0.097cm" fo:border-left="0.05pt solid #000000" fo:border-right="none" fo:border-top="none" fo:border-bottom="0.05pt solid #000000"/>
    </style:style>
    <style:style style:name="Tabelle126.E25" style:family="table-cell">
      <style:table-cell-properties fo:padding="0.097cm" fo:border-left="0.05pt solid #000000" fo:border-right="0.05pt solid #000000" fo:border-top="none" fo:border-bottom="0.05pt solid #000000"/>
    </style:style>
    <style:style style:name="Tabelle126.A26" style:family="table-cell">
      <style:table-cell-properties fo:padding="0.097cm" fo:border-left="0.05pt solid #000000" fo:border-right="none" fo:border-top="none" fo:border-bottom="0.05pt solid #000000"/>
    </style:style>
    <style:style style:name="Tabelle126.B26" style:family="table-cell">
      <style:table-cell-properties fo:padding="0.097cm" fo:border-left="0.05pt solid #000000" fo:border-right="none" fo:border-top="none" fo:border-bottom="0.05pt solid #000000"/>
    </style:style>
    <style:style style:name="Tabelle126.C26" style:family="table-cell">
      <style:table-cell-properties fo:padding="0.097cm" fo:border-left="0.05pt solid #000000" fo:border-right="none" fo:border-top="none" fo:border-bottom="0.05pt solid #000000"/>
    </style:style>
    <style:style style:name="Tabelle126.D26" style:family="table-cell">
      <style:table-cell-properties fo:padding="0.097cm" fo:border-left="0.05pt solid #000000" fo:border-right="none" fo:border-top="none" fo:border-bottom="0.05pt solid #000000"/>
    </style:style>
    <style:style style:name="Tabelle126.E26" style:family="table-cell">
      <style:table-cell-properties fo:padding="0.097cm" fo:border-left="0.05pt solid #000000" fo:border-right="0.05pt solid #000000" fo:border-top="none" fo:border-bottom="0.05pt solid #000000"/>
    </style:style>
    <style:style style:name="Tabelle126.A27" style:family="table-cell">
      <style:table-cell-properties fo:padding="0.097cm" fo:border-left="0.05pt solid #000000" fo:border-right="none" fo:border-top="none" fo:border-bottom="0.05pt solid #000000"/>
    </style:style>
    <style:style style:name="Tabelle126.B27" style:family="table-cell">
      <style:table-cell-properties fo:padding="0.097cm" fo:border-left="0.05pt solid #000000" fo:border-right="none" fo:border-top="none" fo:border-bottom="0.05pt solid #000000"/>
    </style:style>
    <style:style style:name="Tabelle126.C27" style:family="table-cell">
      <style:table-cell-properties fo:padding="0.097cm" fo:border-left="0.05pt solid #000000" fo:border-right="none" fo:border-top="none" fo:border-bottom="0.05pt solid #000000"/>
    </style:style>
    <style:style style:name="Tabelle126.D27" style:family="table-cell">
      <style:table-cell-properties fo:padding="0.097cm" fo:border-left="0.05pt solid #000000" fo:border-right="none" fo:border-top="none" fo:border-bottom="0.05pt solid #000000"/>
    </style:style>
    <style:style style:name="Tabelle126.E27" style:family="table-cell">
      <style:table-cell-properties fo:padding="0.097cm" fo:border-left="0.05pt solid #000000" fo:border-right="0.05pt solid #000000" fo:border-top="none" fo:border-bottom="0.05pt solid #000000"/>
    </style:style>
    <style:style style:name="Tabelle126.A28" style:family="table-cell">
      <style:table-cell-properties fo:padding="0.097cm" fo:border-left="0.05pt solid #000000" fo:border-right="none" fo:border-top="none" fo:border-bottom="0.05pt solid #000000"/>
    </style:style>
    <style:style style:name="Tabelle126.B28" style:family="table-cell">
      <style:table-cell-properties fo:padding="0.097cm" fo:border-left="0.05pt solid #000000" fo:border-right="none" fo:border-top="none" fo:border-bottom="0.05pt solid #000000"/>
    </style:style>
    <style:style style:name="Tabelle126.C28" style:family="table-cell">
      <style:table-cell-properties fo:padding="0.097cm" fo:border-left="0.05pt solid #000000" fo:border-right="none" fo:border-top="none" fo:border-bottom="0.05pt solid #000000"/>
    </style:style>
    <style:style style:name="Tabelle126.D28" style:family="table-cell">
      <style:table-cell-properties fo:padding="0.097cm" fo:border-left="0.05pt solid #000000" fo:border-right="none" fo:border-top="none" fo:border-bottom="0.05pt solid #000000"/>
    </style:style>
    <style:style style:name="Tabelle126.E28" style:family="table-cell">
      <style:table-cell-properties fo:padding="0.097cm" fo:border-left="0.05pt solid #000000" fo:border-right="0.05pt solid #000000" fo:border-top="none" fo:border-bottom="0.05pt solid #000000"/>
    </style:style>
    <style:style style:name="Tabelle126.A29" style:family="table-cell">
      <style:table-cell-properties fo:padding="0.097cm" fo:border-left="0.05pt solid #000000" fo:border-right="none" fo:border-top="none" fo:border-bottom="0.05pt solid #000000"/>
    </style:style>
    <style:style style:name="Tabelle126.B29" style:family="table-cell">
      <style:table-cell-properties fo:padding="0.097cm" fo:border-left="0.05pt solid #000000" fo:border-right="none" fo:border-top="none" fo:border-bottom="0.05pt solid #000000"/>
    </style:style>
    <style:style style:name="Tabelle126.C29" style:family="table-cell">
      <style:table-cell-properties fo:padding="0.097cm" fo:border-left="0.05pt solid #000000" fo:border-right="none" fo:border-top="none" fo:border-bottom="0.05pt solid #000000"/>
    </style:style>
    <style:style style:name="Tabelle126.D29" style:family="table-cell">
      <style:table-cell-properties fo:padding="0.097cm" fo:border-left="0.05pt solid #000000" fo:border-right="none" fo:border-top="none" fo:border-bottom="0.05pt solid #000000"/>
    </style:style>
    <style:style style:name="Tabelle126.E29" style:family="table-cell">
      <style:table-cell-properties fo:padding="0.097cm" fo:border-left="0.05pt solid #000000" fo:border-right="0.05pt solid #000000" fo:border-top="none" fo:border-bottom="0.05pt solid #000000"/>
    </style:style>
    <style:style style:name="Tabelle126.A30" style:family="table-cell">
      <style:table-cell-properties fo:padding="0.097cm" fo:border-left="0.05pt solid #000000" fo:border-right="none" fo:border-top="none" fo:border-bottom="0.05pt solid #000000"/>
    </style:style>
    <style:style style:name="Tabelle126.B30" style:family="table-cell">
      <style:table-cell-properties fo:padding="0.097cm" fo:border-left="0.05pt solid #000000" fo:border-right="none" fo:border-top="none" fo:border-bottom="0.05pt solid #000000"/>
    </style:style>
    <style:style style:name="Tabelle126.C30" style:family="table-cell">
      <style:table-cell-properties fo:padding="0.097cm" fo:border-left="0.05pt solid #000000" fo:border-right="none" fo:border-top="none" fo:border-bottom="0.05pt solid #000000"/>
    </style:style>
    <style:style style:name="Tabelle126.D30" style:family="table-cell">
      <style:table-cell-properties fo:padding="0.097cm" fo:border-left="0.05pt solid #000000" fo:border-right="none" fo:border-top="none" fo:border-bottom="0.05pt solid #000000"/>
    </style:style>
    <style:style style:name="Tabelle126.E30" style:family="table-cell">
      <style:table-cell-properties fo:padding="0.097cm" fo:border-left="0.05pt solid #000000" fo:border-right="0.05pt solid #000000" fo:border-top="none" fo:border-bottom="0.05pt solid #000000"/>
    </style:style>
    <style:style style:name="Tabelle126.A31" style:family="table-cell">
      <style:table-cell-properties fo:padding="0.097cm" fo:border-left="0.05pt solid #000000" fo:border-right="none" fo:border-top="none" fo:border-bottom="0.05pt solid #000000"/>
    </style:style>
    <style:style style:name="Tabelle126.B31" style:family="table-cell">
      <style:table-cell-properties fo:padding="0.097cm" fo:border-left="0.05pt solid #000000" fo:border-right="none" fo:border-top="none" fo:border-bottom="0.05pt solid #000000"/>
    </style:style>
    <style:style style:name="Tabelle126.C31" style:family="table-cell">
      <style:table-cell-properties fo:padding="0.097cm" fo:border-left="0.05pt solid #000000" fo:border-right="none" fo:border-top="none" fo:border-bottom="0.05pt solid #000000"/>
    </style:style>
    <style:style style:name="Tabelle126.D31" style:family="table-cell">
      <style:table-cell-properties fo:padding="0.097cm" fo:border-left="0.05pt solid #000000" fo:border-right="none" fo:border-top="none" fo:border-bottom="0.05pt solid #000000"/>
    </style:style>
    <style:style style:name="Tabelle126.E31" style:family="table-cell">
      <style:table-cell-properties fo:padding="0.097cm" fo:border-left="0.05pt solid #000000" fo:border-right="0.05pt solid #000000" fo:border-top="none" fo:border-bottom="0.05pt solid #000000"/>
    </style:style>
    <style:style style:name="Tabelle126.A32" style:family="table-cell">
      <style:table-cell-properties fo:padding="0.097cm" fo:border-left="0.05pt solid #000000" fo:border-right="none" fo:border-top="none" fo:border-bottom="0.05pt solid #000000"/>
    </style:style>
    <style:style style:name="Tabelle126.B32" style:family="table-cell">
      <style:table-cell-properties fo:padding="0.097cm" fo:border-left="0.05pt solid #000000" fo:border-right="none" fo:border-top="none" fo:border-bottom="0.05pt solid #000000"/>
    </style:style>
    <style:style style:name="Tabelle126.C32" style:family="table-cell">
      <style:table-cell-properties fo:padding="0.097cm" fo:border-left="0.05pt solid #000000" fo:border-right="none" fo:border-top="none" fo:border-bottom="0.05pt solid #000000"/>
    </style:style>
    <style:style style:name="Tabelle126.D32" style:family="table-cell">
      <style:table-cell-properties fo:padding="0.097cm" fo:border-left="0.05pt solid #000000" fo:border-right="none" fo:border-top="none" fo:border-bottom="0.05pt solid #000000"/>
    </style:style>
    <style:style style:name="Tabelle126.E32" style:family="table-cell">
      <style:table-cell-properties fo:padding="0.097cm" fo:border-left="0.05pt solid #000000" fo:border-right="0.05pt solid #000000" fo:border-top="none" fo:border-bottom="0.05pt solid #000000"/>
    </style:style>
    <style:style style:name="Tabelle126.A33" style:family="table-cell">
      <style:table-cell-properties fo:padding="0.097cm" fo:border-left="0.05pt solid #000000" fo:border-right="none" fo:border-top="none" fo:border-bottom="0.05pt solid #000000"/>
    </style:style>
    <style:style style:name="Tabelle126.B33" style:family="table-cell">
      <style:table-cell-properties fo:padding="0.097cm" fo:border-left="0.05pt solid #000000" fo:border-right="none" fo:border-top="none" fo:border-bottom="0.05pt solid #000000"/>
    </style:style>
    <style:style style:name="Tabelle126.C33" style:family="table-cell">
      <style:table-cell-properties fo:padding="0.097cm" fo:border-left="0.05pt solid #000000" fo:border-right="none" fo:border-top="none" fo:border-bottom="0.05pt solid #000000"/>
    </style:style>
    <style:style style:name="Tabelle126.D33" style:family="table-cell">
      <style:table-cell-properties fo:padding="0.097cm" fo:border-left="0.05pt solid #000000" fo:border-right="none" fo:border-top="none" fo:border-bottom="0.05pt solid #000000"/>
    </style:style>
    <style:style style:name="Tabelle126.E33" style:family="table-cell">
      <style:table-cell-properties fo:padding="0.097cm" fo:border-left="0.05pt solid #000000" fo:border-right="0.05pt solid #000000" fo:border-top="none" fo:border-bottom="0.05pt solid #000000"/>
    </style:style>
    <style:style style:name="Tabelle126.A34" style:family="table-cell">
      <style:table-cell-properties fo:padding="0.097cm" fo:border-left="0.05pt solid #000000" fo:border-right="none" fo:border-top="none" fo:border-bottom="0.05pt solid #000000"/>
    </style:style>
    <style:style style:name="Tabelle126.B34" style:family="table-cell">
      <style:table-cell-properties fo:padding="0.097cm" fo:border-left="0.05pt solid #000000" fo:border-right="none" fo:border-top="none" fo:border-bottom="0.05pt solid #000000"/>
    </style:style>
    <style:style style:name="Tabelle126.C34" style:family="table-cell">
      <style:table-cell-properties fo:padding="0.097cm" fo:border-left="0.05pt solid #000000" fo:border-right="none" fo:border-top="none" fo:border-bottom="0.05pt solid #000000"/>
    </style:style>
    <style:style style:name="Tabelle126.D34" style:family="table-cell">
      <style:table-cell-properties fo:padding="0.097cm" fo:border-left="0.05pt solid #000000" fo:border-right="none" fo:border-top="none" fo:border-bottom="0.05pt solid #000000"/>
    </style:style>
    <style:style style:name="Tabelle126.E34" style:family="table-cell">
      <style:table-cell-properties fo:padding="0.097cm" fo:border-left="0.05pt solid #000000" fo:border-right="0.05pt solid #000000" fo:border-top="none" fo:border-bottom="0.05pt solid #000000"/>
    </style:style>
    <style:style style:name="Tabelle126.A35" style:family="table-cell">
      <style:table-cell-properties fo:padding="0.097cm" fo:border-left="0.05pt solid #000000" fo:border-right="none" fo:border-top="none" fo:border-bottom="0.05pt solid #000000"/>
    </style:style>
    <style:style style:name="Tabelle126.B35" style:family="table-cell">
      <style:table-cell-properties fo:padding="0.097cm" fo:border-left="0.05pt solid #000000" fo:border-right="none" fo:border-top="none" fo:border-bottom="0.05pt solid #000000"/>
    </style:style>
    <style:style style:name="Tabelle126.C35" style:family="table-cell">
      <style:table-cell-properties fo:padding="0.097cm" fo:border-left="0.05pt solid #000000" fo:border-right="none" fo:border-top="none" fo:border-bottom="0.05pt solid #000000"/>
    </style:style>
    <style:style style:name="Tabelle126.D35" style:family="table-cell">
      <style:table-cell-properties fo:padding="0.097cm" fo:border-left="0.05pt solid #000000" fo:border-right="none" fo:border-top="none" fo:border-bottom="0.05pt solid #000000"/>
    </style:style>
    <style:style style:name="Tabelle126.E35" style:family="table-cell">
      <style:table-cell-properties fo:padding="0.097cm" fo:border-left="0.05pt solid #000000" fo:border-right="0.05pt solid #000000" fo:border-top="none" fo:border-bottom="0.05pt solid #000000"/>
    </style:style>
    <style:style style:name="Tabelle126.A36" style:family="table-cell">
      <style:table-cell-properties fo:padding="0.097cm" fo:border-left="0.05pt solid #000000" fo:border-right="none" fo:border-top="none" fo:border-bottom="0.05pt solid #000000"/>
    </style:style>
    <style:style style:name="Tabelle126.B36" style:family="table-cell">
      <style:table-cell-properties fo:padding="0.097cm" fo:border-left="0.05pt solid #000000" fo:border-right="none" fo:border-top="none" fo:border-bottom="0.05pt solid #000000"/>
    </style:style>
    <style:style style:name="Tabelle126.C36" style:family="table-cell">
      <style:table-cell-properties fo:padding="0.097cm" fo:border-left="0.05pt solid #000000" fo:border-right="none" fo:border-top="none" fo:border-bottom="0.05pt solid #000000"/>
    </style:style>
    <style:style style:name="Tabelle126.D36" style:family="table-cell">
      <style:table-cell-properties fo:padding="0.097cm" fo:border-left="0.05pt solid #000000" fo:border-right="none" fo:border-top="none" fo:border-bottom="0.05pt solid #000000"/>
    </style:style>
    <style:style style:name="Tabelle126.E36" style:family="table-cell">
      <style:table-cell-properties fo:padding="0.097cm" fo:border-left="0.05pt solid #000000" fo:border-right="0.05pt solid #000000" fo:border-top="none" fo:border-bottom="0.05pt solid #000000"/>
    </style:style>
    <style:style style:name="Tabelle126.A37" style:family="table-cell">
      <style:table-cell-properties fo:padding="0.097cm" fo:border-left="0.05pt solid #000000" fo:border-right="none" fo:border-top="none" fo:border-bottom="0.05pt solid #000000"/>
    </style:style>
    <style:style style:name="Tabelle126.B37" style:family="table-cell">
      <style:table-cell-properties fo:padding="0.097cm" fo:border-left="0.05pt solid #000000" fo:border-right="none" fo:border-top="none" fo:border-bottom="0.05pt solid #000000"/>
    </style:style>
    <style:style style:name="Tabelle126.C37" style:family="table-cell">
      <style:table-cell-properties fo:padding="0.097cm" fo:border-left="0.05pt solid #000000" fo:border-right="none" fo:border-top="none" fo:border-bottom="0.05pt solid #000000"/>
    </style:style>
    <style:style style:name="Tabelle126.D37" style:family="table-cell">
      <style:table-cell-properties fo:padding="0.097cm" fo:border-left="0.05pt solid #000000" fo:border-right="none" fo:border-top="none" fo:border-bottom="0.05pt solid #000000"/>
    </style:style>
    <style:style style:name="Tabelle126.E37" style:family="table-cell">
      <style:table-cell-properties fo:padding="0.097cm" fo:border-left="0.05pt solid #000000" fo:border-right="0.05pt solid #000000" fo:border-top="none" fo:border-bottom="0.05pt solid #000000"/>
    </style:style>
    <style:style style:name="Tabelle126.A38" style:family="table-cell">
      <style:table-cell-properties fo:padding="0.097cm" fo:border-left="0.05pt solid #000000" fo:border-right="none" fo:border-top="none" fo:border-bottom="0.05pt solid #000000"/>
    </style:style>
    <style:style style:name="Tabelle126.B38" style:family="table-cell">
      <style:table-cell-properties fo:padding="0.097cm" fo:border-left="0.05pt solid #000000" fo:border-right="none" fo:border-top="none" fo:border-bottom="0.05pt solid #000000"/>
    </style:style>
    <style:style style:name="Tabelle126.C38" style:family="table-cell">
      <style:table-cell-properties fo:padding="0.097cm" fo:border-left="0.05pt solid #000000" fo:border-right="none" fo:border-top="none" fo:border-bottom="0.05pt solid #000000"/>
    </style:style>
    <style:style style:name="Tabelle126.D38" style:family="table-cell">
      <style:table-cell-properties fo:padding="0.097cm" fo:border-left="0.05pt solid #000000" fo:border-right="none" fo:border-top="none" fo:border-bottom="0.05pt solid #000000"/>
    </style:style>
    <style:style style:name="Tabelle126.E38" style:family="table-cell">
      <style:table-cell-properties fo:padding="0.097cm" fo:border-left="0.05pt solid #000000" fo:border-right="0.05pt solid #000000" fo:border-top="none" fo:border-bottom="0.05pt solid #000000"/>
    </style:style>
    <style:style style:name="Tabelle126.A39" style:family="table-cell">
      <style:table-cell-properties fo:padding="0.097cm" fo:border-left="0.05pt solid #000000" fo:border-right="none" fo:border-top="none" fo:border-bottom="0.05pt solid #000000"/>
    </style:style>
    <style:style style:name="Tabelle126.B39" style:family="table-cell">
      <style:table-cell-properties fo:padding="0.097cm" fo:border-left="0.05pt solid #000000" fo:border-right="none" fo:border-top="none" fo:border-bottom="0.05pt solid #000000"/>
    </style:style>
    <style:style style:name="Tabelle126.C39" style:family="table-cell">
      <style:table-cell-properties fo:padding="0.097cm" fo:border-left="0.05pt solid #000000" fo:border-right="none" fo:border-top="none" fo:border-bottom="0.05pt solid #000000"/>
    </style:style>
    <style:style style:name="Tabelle126.D39" style:family="table-cell">
      <style:table-cell-properties fo:padding="0.097cm" fo:border-left="0.05pt solid #000000" fo:border-right="none" fo:border-top="none" fo:border-bottom="0.05pt solid #000000"/>
    </style:style>
    <style:style style:name="Tabelle126.E39" style:family="table-cell">
      <style:table-cell-properties fo:padding="0.097cm" fo:border-left="0.05pt solid #000000" fo:border-right="0.05pt solid #000000" fo:border-top="none" fo:border-bottom="0.05pt solid #000000"/>
    </style:style>
    <style:style style:name="Tabelle126.A40" style:family="table-cell">
      <style:table-cell-properties fo:padding="0.097cm" fo:border-left="0.05pt solid #000000" fo:border-right="none" fo:border-top="none" fo:border-bottom="0.05pt solid #000000"/>
    </style:style>
    <style:style style:name="Tabelle126.B40" style:family="table-cell">
      <style:table-cell-properties fo:padding="0.097cm" fo:border-left="0.05pt solid #000000" fo:border-right="none" fo:border-top="none" fo:border-bottom="0.05pt solid #000000"/>
    </style:style>
    <style:style style:name="Tabelle126.C40" style:family="table-cell">
      <style:table-cell-properties fo:padding="0.097cm" fo:border-left="0.05pt solid #000000" fo:border-right="none" fo:border-top="none" fo:border-bottom="0.05pt solid #000000"/>
    </style:style>
    <style:style style:name="Tabelle126.D40" style:family="table-cell">
      <style:table-cell-properties fo:padding="0.097cm" fo:border-left="0.05pt solid #000000" fo:border-right="none" fo:border-top="none" fo:border-bottom="0.05pt solid #000000"/>
    </style:style>
    <style:style style:name="Tabelle126.E40" style:family="table-cell">
      <style:table-cell-properties fo:padding="0.097cm" fo:border-left="0.05pt solid #000000" fo:border-right="0.05pt solid #000000" fo:border-top="none" fo:border-bottom="0.05pt solid #000000"/>
    </style:style>
    <style:style style:name="Tabelle126.A41" style:family="table-cell">
      <style:table-cell-properties fo:padding="0.097cm" fo:border-left="0.05pt solid #000000" fo:border-right="none" fo:border-top="none" fo:border-bottom="0.05pt solid #000000"/>
    </style:style>
    <style:style style:name="Tabelle126.B41" style:family="table-cell">
      <style:table-cell-properties fo:padding="0.097cm" fo:border-left="0.05pt solid #000000" fo:border-right="none" fo:border-top="none" fo:border-bottom="0.05pt solid #000000"/>
    </style:style>
    <style:style style:name="Tabelle126.C41" style:family="table-cell">
      <style:table-cell-properties fo:padding="0.097cm" fo:border-left="0.05pt solid #000000" fo:border-right="none" fo:border-top="none" fo:border-bottom="0.05pt solid #000000"/>
    </style:style>
    <style:style style:name="Tabelle126.D41" style:family="table-cell">
      <style:table-cell-properties fo:padding="0.097cm" fo:border-left="0.05pt solid #000000" fo:border-right="none" fo:border-top="none" fo:border-bottom="0.05pt solid #000000"/>
    </style:style>
    <style:style style:name="Tabelle126.E41" style:family="table-cell">
      <style:table-cell-properties fo:padding="0.097cm" fo:border-left="0.05pt solid #000000" fo:border-right="0.05pt solid #000000" fo:border-top="none" fo:border-bottom="0.05pt solid #000000"/>
    </style:style>
    <style:style style:name="Tabelle126.A42" style:family="table-cell">
      <style:table-cell-properties fo:padding="0.097cm" fo:border-left="0.05pt solid #000000" fo:border-right="none" fo:border-top="none" fo:border-bottom="0.05pt solid #000000"/>
    </style:style>
    <style:style style:name="Tabelle126.B42" style:family="table-cell">
      <style:table-cell-properties fo:padding="0.097cm" fo:border-left="0.05pt solid #000000" fo:border-right="none" fo:border-top="none" fo:border-bottom="0.05pt solid #000000"/>
    </style:style>
    <style:style style:name="Tabelle126.C42" style:family="table-cell">
      <style:table-cell-properties fo:padding="0.097cm" fo:border-left="0.05pt solid #000000" fo:border-right="none" fo:border-top="none" fo:border-bottom="0.05pt solid #000000"/>
    </style:style>
    <style:style style:name="Tabelle126.D42" style:family="table-cell">
      <style:table-cell-properties fo:padding="0.097cm" fo:border-left="0.05pt solid #000000" fo:border-right="none" fo:border-top="none" fo:border-bottom="0.05pt solid #000000"/>
    </style:style>
    <style:style style:name="Tabelle126.E42" style:family="table-cell">
      <style:table-cell-properties fo:padding="0.097cm" fo:border-left="0.05pt solid #000000" fo:border-right="0.05pt solid #000000" fo:border-top="none" fo:border-bottom="0.05pt solid #000000"/>
    </style:style>
    <style:style style:name="Tabelle126.A43" style:family="table-cell">
      <style:table-cell-properties fo:padding="0.097cm" fo:border-left="0.05pt solid #000000" fo:border-right="none" fo:border-top="none" fo:border-bottom="0.05pt solid #000000"/>
    </style:style>
    <style:style style:name="Tabelle126.B43" style:family="table-cell">
      <style:table-cell-properties fo:padding="0.097cm" fo:border-left="0.05pt solid #000000" fo:border-right="none" fo:border-top="none" fo:border-bottom="0.05pt solid #000000"/>
    </style:style>
    <style:style style:name="Tabelle126.C43" style:family="table-cell">
      <style:table-cell-properties fo:padding="0.097cm" fo:border-left="0.05pt solid #000000" fo:border-right="none" fo:border-top="none" fo:border-bottom="0.05pt solid #000000"/>
    </style:style>
    <style:style style:name="Tabelle126.D43" style:family="table-cell">
      <style:table-cell-properties fo:padding="0.097cm" fo:border-left="0.05pt solid #000000" fo:border-right="none" fo:border-top="none" fo:border-bottom="0.05pt solid #000000"/>
    </style:style>
    <style:style style:name="Tabelle126.E43" style:family="table-cell">
      <style:table-cell-properties fo:padding="0.097cm" fo:border-left="0.05pt solid #000000" fo:border-right="0.05pt solid #000000" fo:border-top="none" fo:border-bottom="0.05pt solid #000000"/>
    </style:style>
    <style:style style:name="Tabelle126.A44" style:family="table-cell">
      <style:table-cell-properties fo:padding="0.097cm" fo:border-left="0.05pt solid #000000" fo:border-right="none" fo:border-top="none" fo:border-bottom="0.05pt solid #000000"/>
    </style:style>
    <style:style style:name="Tabelle126.B44" style:family="table-cell">
      <style:table-cell-properties fo:padding="0.097cm" fo:border-left="0.05pt solid #000000" fo:border-right="none" fo:border-top="none" fo:border-bottom="0.05pt solid #000000"/>
    </style:style>
    <style:style style:name="Tabelle126.C44" style:family="table-cell">
      <style:table-cell-properties fo:padding="0.097cm" fo:border-left="0.05pt solid #000000" fo:border-right="none" fo:border-top="none" fo:border-bottom="0.05pt solid #000000"/>
    </style:style>
    <style:style style:name="Tabelle126.D44" style:family="table-cell">
      <style:table-cell-properties fo:padding="0.097cm" fo:border-left="0.05pt solid #000000" fo:border-right="none" fo:border-top="none" fo:border-bottom="0.05pt solid #000000"/>
    </style:style>
    <style:style style:name="Tabelle126.E44" style:family="table-cell">
      <style:table-cell-properties fo:padding="0.097cm" fo:border-left="0.05pt solid #000000" fo:border-right="0.05pt solid #000000" fo:border-top="none" fo:border-bottom="0.05pt solid #000000"/>
    </style:style>
    <style:style style:name="Tabelle126.A45" style:family="table-cell">
      <style:table-cell-properties fo:padding="0.097cm" fo:border-left="0.05pt solid #000000" fo:border-right="none" fo:border-top="none" fo:border-bottom="0.05pt solid #000000"/>
    </style:style>
    <style:style style:name="Tabelle126.B45" style:family="table-cell">
      <style:table-cell-properties fo:padding="0.097cm" fo:border-left="0.05pt solid #000000" fo:border-right="none" fo:border-top="none" fo:border-bottom="0.05pt solid #000000"/>
    </style:style>
    <style:style style:name="Tabelle126.C45" style:family="table-cell">
      <style:table-cell-properties fo:padding="0.097cm" fo:border-left="0.05pt solid #000000" fo:border-right="none" fo:border-top="none" fo:border-bottom="0.05pt solid #000000"/>
    </style:style>
    <style:style style:name="Tabelle126.D45" style:family="table-cell">
      <style:table-cell-properties fo:padding="0.097cm" fo:border-left="0.05pt solid #000000" fo:border-right="none" fo:border-top="none" fo:border-bottom="0.05pt solid #000000"/>
    </style:style>
    <style:style style:name="Tabelle126.E45" style:family="table-cell">
      <style:table-cell-properties fo:padding="0.097cm" fo:border-left="0.05pt solid #000000" fo:border-right="0.05pt solid #000000" fo:border-top="none" fo:border-bottom="0.05pt solid #000000"/>
    </style:style>
    <style:style style:name="Tabelle126.A46" style:family="table-cell">
      <style:table-cell-properties fo:padding="0.097cm" fo:border-left="0.05pt solid #000000" fo:border-right="none" fo:border-top="none" fo:border-bottom="0.05pt solid #000000"/>
    </style:style>
    <style:style style:name="Tabelle126.B46" style:family="table-cell">
      <style:table-cell-properties fo:padding="0.097cm" fo:border-left="0.05pt solid #000000" fo:border-right="none" fo:border-top="none" fo:border-bottom="0.05pt solid #000000"/>
    </style:style>
    <style:style style:name="Tabelle126.C46" style:family="table-cell">
      <style:table-cell-properties fo:padding="0.097cm" fo:border-left="0.05pt solid #000000" fo:border-right="none" fo:border-top="none" fo:border-bottom="0.05pt solid #000000"/>
    </style:style>
    <style:style style:name="Tabelle126.D46" style:family="table-cell">
      <style:table-cell-properties fo:padding="0.097cm" fo:border-left="0.05pt solid #000000" fo:border-right="none" fo:border-top="none" fo:border-bottom="0.05pt solid #000000"/>
    </style:style>
    <style:style style:name="Tabelle126.E46" style:family="table-cell">
      <style:table-cell-properties fo:padding="0.097cm" fo:border-left="0.05pt solid #000000" fo:border-right="0.05pt solid #000000" fo:border-top="none" fo:border-bottom="0.05pt solid #000000"/>
    </style:style>
    <style:style style:name="Tabelle126.A47" style:family="table-cell">
      <style:table-cell-properties fo:padding="0.097cm" fo:border-left="0.05pt solid #000000" fo:border-right="none" fo:border-top="none" fo:border-bottom="0.05pt solid #000000"/>
    </style:style>
    <style:style style:name="Tabelle126.B47" style:family="table-cell">
      <style:table-cell-properties fo:padding="0.097cm" fo:border-left="0.05pt solid #000000" fo:border-right="none" fo:border-top="none" fo:border-bottom="0.05pt solid #000000"/>
    </style:style>
    <style:style style:name="Tabelle126.C47" style:family="table-cell">
      <style:table-cell-properties fo:padding="0.097cm" fo:border-left="0.05pt solid #000000" fo:border-right="none" fo:border-top="none" fo:border-bottom="0.05pt solid #000000"/>
    </style:style>
    <style:style style:name="Tabelle126.D47" style:family="table-cell">
      <style:table-cell-properties fo:padding="0.097cm" fo:border-left="0.05pt solid #000000" fo:border-right="none" fo:border-top="none" fo:border-bottom="0.05pt solid #000000"/>
    </style:style>
    <style:style style:name="Tabelle126.E47" style:family="table-cell">
      <style:table-cell-properties fo:padding="0.097cm" fo:border-left="0.05pt solid #000000" fo:border-right="0.05pt solid #000000" fo:border-top="none" fo:border-bottom="0.05pt solid #000000"/>
    </style:style>
    <style:style style:name="Tabelle126.A48" style:family="table-cell">
      <style:table-cell-properties fo:padding="0.097cm" fo:border-left="0.05pt solid #000000" fo:border-right="none" fo:border-top="none" fo:border-bottom="0.05pt solid #000000"/>
    </style:style>
    <style:style style:name="Tabelle126.B48" style:family="table-cell">
      <style:table-cell-properties fo:padding="0.097cm" fo:border-left="0.05pt solid #000000" fo:border-right="none" fo:border-top="none" fo:border-bottom="0.05pt solid #000000"/>
    </style:style>
    <style:style style:name="Tabelle126.C48" style:family="table-cell">
      <style:table-cell-properties fo:padding="0.097cm" fo:border-left="0.05pt solid #000000" fo:border-right="none" fo:border-top="none" fo:border-bottom="0.05pt solid #000000"/>
    </style:style>
    <style:style style:name="Tabelle126.D48" style:family="table-cell">
      <style:table-cell-properties fo:padding="0.097cm" fo:border-left="0.05pt solid #000000" fo:border-right="none" fo:border-top="none" fo:border-bottom="0.05pt solid #000000"/>
    </style:style>
    <style:style style:name="Tabelle126.E48" style:family="table-cell">
      <style:table-cell-properties fo:padding="0.097cm" fo:border-left="0.05pt solid #000000" fo:border-right="0.05pt solid #000000" fo:border-top="none" fo:border-bottom="0.05pt solid #000000"/>
    </style:style>
    <style:style style:name="Tabelle126.A49" style:family="table-cell">
      <style:table-cell-properties fo:padding="0.097cm" fo:border-left="0.05pt solid #000000" fo:border-right="none" fo:border-top="none" fo:border-bottom="0.05pt solid #000000"/>
    </style:style>
    <style:style style:name="Tabelle126.B49" style:family="table-cell">
      <style:table-cell-properties fo:padding="0.097cm" fo:border-left="0.05pt solid #000000" fo:border-right="none" fo:border-top="none" fo:border-bottom="0.05pt solid #000000"/>
    </style:style>
    <style:style style:name="Tabelle126.C49" style:family="table-cell">
      <style:table-cell-properties fo:padding="0.097cm" fo:border-left="0.05pt solid #000000" fo:border-right="none" fo:border-top="none" fo:border-bottom="0.05pt solid #000000"/>
    </style:style>
    <style:style style:name="Tabelle126.D49" style:family="table-cell">
      <style:table-cell-properties fo:padding="0.097cm" fo:border-left="0.05pt solid #000000" fo:border-right="none" fo:border-top="none" fo:border-bottom="0.05pt solid #000000"/>
    </style:style>
    <style:style style:name="Tabelle126.E49" style:family="table-cell">
      <style:table-cell-properties fo:padding="0.097cm" fo:border-left="0.05pt solid #000000" fo:border-right="0.05pt solid #000000" fo:border-top="none" fo:border-bottom="0.05pt solid #000000"/>
    </style:style>
    <style:style style:name="Tabelle126.A50" style:family="table-cell">
      <style:table-cell-properties fo:padding="0.097cm" fo:border-left="0.05pt solid #000000" fo:border-right="none" fo:border-top="none" fo:border-bottom="0.05pt solid #000000"/>
    </style:style>
    <style:style style:name="Tabelle126.B50" style:family="table-cell">
      <style:table-cell-properties fo:padding="0.097cm" fo:border-left="0.05pt solid #000000" fo:border-right="none" fo:border-top="none" fo:border-bottom="0.05pt solid #000000"/>
    </style:style>
    <style:style style:name="Tabelle126.C50" style:family="table-cell">
      <style:table-cell-properties fo:padding="0.097cm" fo:border-left="0.05pt solid #000000" fo:border-right="none" fo:border-top="none" fo:border-bottom="0.05pt solid #000000"/>
    </style:style>
    <style:style style:name="Tabelle126.D50" style:family="table-cell">
      <style:table-cell-properties fo:padding="0.097cm" fo:border-left="0.05pt solid #000000" fo:border-right="none" fo:border-top="none" fo:border-bottom="0.05pt solid #000000"/>
    </style:style>
    <style:style style:name="Tabelle126.E50" style:family="table-cell">
      <style:table-cell-properties fo:padding="0.097cm" fo:border-left="0.05pt solid #000000" fo:border-right="0.05pt solid #000000" fo:border-top="none" fo:border-bottom="0.05pt solid #000000"/>
    </style:style>
    <style:style style:name="Tabelle126.A51" style:family="table-cell">
      <style:table-cell-properties fo:padding="0.097cm" fo:border-left="0.05pt solid #000000" fo:border-right="none" fo:border-top="none" fo:border-bottom="0.05pt solid #000000"/>
    </style:style>
    <style:style style:name="Tabelle126.B51" style:family="table-cell">
      <style:table-cell-properties fo:padding="0.097cm" fo:border-left="0.05pt solid #000000" fo:border-right="none" fo:border-top="none" fo:border-bottom="0.05pt solid #000000"/>
    </style:style>
    <style:style style:name="Tabelle126.C51" style:family="table-cell">
      <style:table-cell-properties fo:padding="0.097cm" fo:border-left="0.05pt solid #000000" fo:border-right="none" fo:border-top="none" fo:border-bottom="0.05pt solid #000000"/>
    </style:style>
    <style:style style:name="Tabelle126.D51" style:family="table-cell">
      <style:table-cell-properties fo:padding="0.097cm" fo:border-left="0.05pt solid #000000" fo:border-right="none" fo:border-top="none" fo:border-bottom="0.05pt solid #000000"/>
    </style:style>
    <style:style style:name="Tabelle126.E51" style:family="table-cell">
      <style:table-cell-properties fo:padding="0.097cm" fo:border-left="0.05pt solid #000000" fo:border-right="0.05pt solid #000000" fo:border-top="none" fo:border-bottom="0.05pt solid #000000"/>
    </style:style>
    <style:style style:name="Tabelle126.A52" style:family="table-cell">
      <style:table-cell-properties fo:padding="0.097cm" fo:border-left="0.05pt solid #000000" fo:border-right="none" fo:border-top="none" fo:border-bottom="0.05pt solid #000000"/>
    </style:style>
    <style:style style:name="Tabelle126.B52" style:family="table-cell">
      <style:table-cell-properties fo:padding="0.097cm" fo:border-left="0.05pt solid #000000" fo:border-right="none" fo:border-top="none" fo:border-bottom="0.05pt solid #000000"/>
    </style:style>
    <style:style style:name="Tabelle126.C52" style:family="table-cell">
      <style:table-cell-properties fo:padding="0.097cm" fo:border-left="0.05pt solid #000000" fo:border-right="none" fo:border-top="none" fo:border-bottom="0.05pt solid #000000"/>
    </style:style>
    <style:style style:name="Tabelle126.D52" style:family="table-cell">
      <style:table-cell-properties fo:padding="0.097cm" fo:border-left="0.05pt solid #000000" fo:border-right="none" fo:border-top="none" fo:border-bottom="0.05pt solid #000000"/>
    </style:style>
    <style:style style:name="Tabelle126.E52" style:family="table-cell">
      <style:table-cell-properties fo:padding="0.097cm" fo:border-left="0.05pt solid #000000" fo:border-right="0.05pt solid #000000" fo:border-top="none" fo:border-bottom="0.05pt solid #000000"/>
    </style:style>
    <style:style style:name="Tabelle126.A53" style:family="table-cell">
      <style:table-cell-properties fo:padding="0.097cm" fo:border-left="0.05pt solid #000000" fo:border-right="none" fo:border-top="none" fo:border-bottom="0.05pt solid #000000"/>
    </style:style>
    <style:style style:name="Tabelle126.B53" style:family="table-cell">
      <style:table-cell-properties fo:padding="0.097cm" fo:border-left="0.05pt solid #000000" fo:border-right="none" fo:border-top="none" fo:border-bottom="0.05pt solid #000000"/>
    </style:style>
    <style:style style:name="Tabelle126.C53" style:family="table-cell">
      <style:table-cell-properties fo:padding="0.097cm" fo:border-left="0.05pt solid #000000" fo:border-right="none" fo:border-top="none" fo:border-bottom="0.05pt solid #000000"/>
    </style:style>
    <style:style style:name="Tabelle126.D53" style:family="table-cell">
      <style:table-cell-properties fo:padding="0.097cm" fo:border-left="0.05pt solid #000000" fo:border-right="none" fo:border-top="none" fo:border-bottom="0.05pt solid #000000"/>
    </style:style>
    <style:style style:name="Tabelle126.E53" style:family="table-cell">
      <style:table-cell-properties fo:padding="0.097cm" fo:border-left="0.05pt solid #000000" fo:border-right="0.05pt solid #000000" fo:border-top="none" fo:border-bottom="0.05pt solid #000000"/>
    </style:style>
    <style:style style:name="Tabelle126.A54" style:family="table-cell">
      <style:table-cell-properties fo:padding="0.097cm" fo:border-left="0.05pt solid #000000" fo:border-right="none" fo:border-top="none" fo:border-bottom="0.05pt solid #000000"/>
    </style:style>
    <style:style style:name="Tabelle126.B54" style:family="table-cell">
      <style:table-cell-properties fo:padding="0.097cm" fo:border-left="0.05pt solid #000000" fo:border-right="none" fo:border-top="none" fo:border-bottom="0.05pt solid #000000"/>
    </style:style>
    <style:style style:name="Tabelle126.C54" style:family="table-cell">
      <style:table-cell-properties fo:padding="0.097cm" fo:border-left="0.05pt solid #000000" fo:border-right="none" fo:border-top="none" fo:border-bottom="0.05pt solid #000000"/>
    </style:style>
    <style:style style:name="Tabelle126.D54" style:family="table-cell">
      <style:table-cell-properties fo:padding="0.097cm" fo:border-left="0.05pt solid #000000" fo:border-right="none" fo:border-top="none" fo:border-bottom="0.05pt solid #000000"/>
    </style:style>
    <style:style style:name="Tabelle126.E54" style:family="table-cell">
      <style:table-cell-properties fo:padding="0.097cm" fo:border-left="0.05pt solid #000000" fo:border-right="0.05pt solid #000000" fo:border-top="none" fo:border-bottom="0.05pt solid #000000"/>
    </style:style>
    <style:style style:name="Tabelle126.A55" style:family="table-cell">
      <style:table-cell-properties fo:padding="0.097cm" fo:border-left="0.05pt solid #000000" fo:border-right="none" fo:border-top="none" fo:border-bottom="0.05pt solid #000000"/>
    </style:style>
    <style:style style:name="Tabelle126.B55" style:family="table-cell">
      <style:table-cell-properties fo:padding="0.097cm" fo:border-left="0.05pt solid #000000" fo:border-right="none" fo:border-top="none" fo:border-bottom="0.05pt solid #000000"/>
    </style:style>
    <style:style style:name="Tabelle126.C55" style:family="table-cell">
      <style:table-cell-properties fo:padding="0.097cm" fo:border-left="0.05pt solid #000000" fo:border-right="none" fo:border-top="none" fo:border-bottom="0.05pt solid #000000"/>
    </style:style>
    <style:style style:name="Tabelle126.D55" style:family="table-cell">
      <style:table-cell-properties fo:padding="0.097cm" fo:border-left="0.05pt solid #000000" fo:border-right="none" fo:border-top="none" fo:border-bottom="0.05pt solid #000000"/>
    </style:style>
    <style:style style:name="Tabelle126.E55" style:family="table-cell">
      <style:table-cell-properties fo:padding="0.097cm" fo:border-left="0.05pt solid #000000" fo:border-right="0.05pt solid #000000" fo:border-top="none" fo:border-bottom="0.05pt solid #000000"/>
    </style:style>
    <style:style style:name="Tabelle126.A56" style:family="table-cell">
      <style:table-cell-properties fo:padding="0.097cm" fo:border-left="0.05pt solid #000000" fo:border-right="none" fo:border-top="none" fo:border-bottom="0.05pt solid #000000"/>
    </style:style>
    <style:style style:name="Tabelle126.B56" style:family="table-cell">
      <style:table-cell-properties fo:padding="0.097cm" fo:border-left="0.05pt solid #000000" fo:border-right="none" fo:border-top="none" fo:border-bottom="0.05pt solid #000000"/>
    </style:style>
    <style:style style:name="Tabelle126.C56" style:family="table-cell">
      <style:table-cell-properties fo:padding="0.097cm" fo:border-left="0.05pt solid #000000" fo:border-right="none" fo:border-top="none" fo:border-bottom="0.05pt solid #000000"/>
    </style:style>
    <style:style style:name="Tabelle126.D56" style:family="table-cell">
      <style:table-cell-properties fo:padding="0.097cm" fo:border-left="0.05pt solid #000000" fo:border-right="none" fo:border-top="none" fo:border-bottom="0.05pt solid #000000"/>
    </style:style>
    <style:style style:name="Tabelle126.E56" style:family="table-cell">
      <style:table-cell-properties fo:padding="0.097cm" fo:border-left="0.05pt solid #000000" fo:border-right="0.05pt solid #000000" fo:border-top="none" fo:border-bottom="0.05pt solid #000000"/>
    </style:style>
    <style:style style:name="Tabelle126.A57" style:family="table-cell">
      <style:table-cell-properties fo:padding="0.097cm" fo:border-left="0.05pt solid #000000" fo:border-right="none" fo:border-top="none" fo:border-bottom="0.05pt solid #000000"/>
    </style:style>
    <style:style style:name="Tabelle126.B57" style:family="table-cell">
      <style:table-cell-properties fo:padding="0.097cm" fo:border-left="0.05pt solid #000000" fo:border-right="none" fo:border-top="none" fo:border-bottom="0.05pt solid #000000"/>
    </style:style>
    <style:style style:name="Tabelle126.C57" style:family="table-cell">
      <style:table-cell-properties fo:padding="0.097cm" fo:border-left="0.05pt solid #000000" fo:border-right="none" fo:border-top="none" fo:border-bottom="0.05pt solid #000000"/>
    </style:style>
    <style:style style:name="Tabelle126.D57" style:family="table-cell">
      <style:table-cell-properties fo:padding="0.097cm" fo:border-left="0.05pt solid #000000" fo:border-right="none" fo:border-top="none" fo:border-bottom="0.05pt solid #000000"/>
    </style:style>
    <style:style style:name="Tabelle126.E57" style:family="table-cell">
      <style:table-cell-properties fo:padding="0.097cm" fo:border-left="0.05pt solid #000000" fo:border-right="0.05pt solid #000000" fo:border-top="none" fo:border-bottom="0.05pt solid #000000"/>
    </style:style>
    <style:style style:name="Tabelle126.A58" style:family="table-cell">
      <style:table-cell-properties fo:padding="0.097cm" fo:border-left="0.05pt solid #000000" fo:border-right="none" fo:border-top="none" fo:border-bottom="0.05pt solid #000000"/>
    </style:style>
    <style:style style:name="Tabelle126.B58" style:family="table-cell">
      <style:table-cell-properties fo:padding="0.097cm" fo:border-left="0.05pt solid #000000" fo:border-right="none" fo:border-top="none" fo:border-bottom="0.05pt solid #000000"/>
    </style:style>
    <style:style style:name="Tabelle126.C58" style:family="table-cell">
      <style:table-cell-properties fo:padding="0.097cm" fo:border-left="0.05pt solid #000000" fo:border-right="none" fo:border-top="none" fo:border-bottom="0.05pt solid #000000"/>
    </style:style>
    <style:style style:name="Tabelle126.D58" style:family="table-cell">
      <style:table-cell-properties fo:padding="0.097cm" fo:border-left="0.05pt solid #000000" fo:border-right="none" fo:border-top="none" fo:border-bottom="0.05pt solid #000000"/>
    </style:style>
    <style:style style:name="Tabelle126.E58" style:family="table-cell">
      <style:table-cell-properties fo:padding="0.097cm" fo:border-left="0.05pt solid #000000" fo:border-right="0.05pt solid #000000" fo:border-top="none" fo:border-bottom="0.05pt solid #000000"/>
    </style:style>
    <style:style style:name="Tabelle126.A59" style:family="table-cell">
      <style:table-cell-properties fo:padding="0.097cm" fo:border-left="0.05pt solid #000000" fo:border-right="none" fo:border-top="none" fo:border-bottom="0.05pt solid #000000"/>
    </style:style>
    <style:style style:name="Tabelle126.B59" style:family="table-cell">
      <style:table-cell-properties fo:padding="0.097cm" fo:border-left="0.05pt solid #000000" fo:border-right="none" fo:border-top="none" fo:border-bottom="0.05pt solid #000000"/>
    </style:style>
    <style:style style:name="Tabelle126.C59" style:family="table-cell">
      <style:table-cell-properties fo:padding="0.097cm" fo:border-left="0.05pt solid #000000" fo:border-right="none" fo:border-top="none" fo:border-bottom="0.05pt solid #000000"/>
    </style:style>
    <style:style style:name="Tabelle126.D59" style:family="table-cell">
      <style:table-cell-properties fo:padding="0.097cm" fo:border-left="0.05pt solid #000000" fo:border-right="none" fo:border-top="none" fo:border-bottom="0.05pt solid #000000"/>
    </style:style>
    <style:style style:name="Tabelle126.E59" style:family="table-cell">
      <style:table-cell-properties fo:padding="0.097cm" fo:border-left="0.05pt solid #000000" fo:border-right="0.05pt solid #000000" fo:border-top="none" fo:border-bottom="0.05pt solid #000000"/>
    </style:style>
    <style:style style:name="Tabelle126.A60" style:family="table-cell">
      <style:table-cell-properties fo:padding="0.097cm" fo:border-left="0.05pt solid #000000" fo:border-right="none" fo:border-top="none" fo:border-bottom="0.05pt solid #000000"/>
    </style:style>
    <style:style style:name="Tabelle126.B60" style:family="table-cell">
      <style:table-cell-properties fo:padding="0.097cm" fo:border-left="0.05pt solid #000000" fo:border-right="none" fo:border-top="none" fo:border-bottom="0.05pt solid #000000"/>
    </style:style>
    <style:style style:name="Tabelle126.C60" style:family="table-cell">
      <style:table-cell-properties fo:padding="0.097cm" fo:border-left="0.05pt solid #000000" fo:border-right="none" fo:border-top="none" fo:border-bottom="0.05pt solid #000000"/>
    </style:style>
    <style:style style:name="Tabelle126.D60" style:family="table-cell">
      <style:table-cell-properties fo:padding="0.097cm" fo:border-left="0.05pt solid #000000" fo:border-right="none" fo:border-top="none" fo:border-bottom="0.05pt solid #000000"/>
    </style:style>
    <style:style style:name="Tabelle126.E60" style:family="table-cell">
      <style:table-cell-properties fo:padding="0.097cm" fo:border-left="0.05pt solid #000000" fo:border-right="0.05pt solid #000000" fo:border-top="none" fo:border-bottom="0.05pt solid #000000"/>
    </style:style>
    <style:style style:name="Tabelle126.A61" style:family="table-cell">
      <style:table-cell-properties fo:padding="0.097cm" fo:border-left="0.05pt solid #000000" fo:border-right="none" fo:border-top="none" fo:border-bottom="0.05pt solid #000000"/>
    </style:style>
    <style:style style:name="Tabelle126.B61" style:family="table-cell">
      <style:table-cell-properties fo:padding="0.097cm" fo:border-left="0.05pt solid #000000" fo:border-right="none" fo:border-top="none" fo:border-bottom="0.05pt solid #000000"/>
    </style:style>
    <style:style style:name="Tabelle126.C61" style:family="table-cell">
      <style:table-cell-properties fo:padding="0.097cm" fo:border-left="0.05pt solid #000000" fo:border-right="none" fo:border-top="none" fo:border-bottom="0.05pt solid #000000"/>
    </style:style>
    <style:style style:name="Tabelle126.D61" style:family="table-cell">
      <style:table-cell-properties fo:padding="0.097cm" fo:border-left="0.05pt solid #000000" fo:border-right="none" fo:border-top="none" fo:border-bottom="0.05pt solid #000000"/>
    </style:style>
    <style:style style:name="Tabelle126.E61" style:family="table-cell">
      <style:table-cell-properties fo:padding="0.097cm" fo:border-left="0.05pt solid #000000" fo:border-right="0.05pt solid #000000" fo:border-top="none" fo:border-bottom="0.05pt solid #000000"/>
    </style:style>
    <style:style style:name="Tabelle126.A62" style:family="table-cell">
      <style:table-cell-properties fo:padding="0.097cm" fo:border-left="0.05pt solid #000000" fo:border-right="none" fo:border-top="none" fo:border-bottom="0.05pt solid #000000"/>
    </style:style>
    <style:style style:name="Tabelle126.B62" style:family="table-cell">
      <style:table-cell-properties fo:padding="0.097cm" fo:border-left="0.05pt solid #000000" fo:border-right="none" fo:border-top="none" fo:border-bottom="0.05pt solid #000000"/>
    </style:style>
    <style:style style:name="Tabelle126.C62" style:family="table-cell">
      <style:table-cell-properties fo:padding="0.097cm" fo:border-left="0.05pt solid #000000" fo:border-right="none" fo:border-top="none" fo:border-bottom="0.05pt solid #000000"/>
    </style:style>
    <style:style style:name="Tabelle126.D62" style:family="table-cell">
      <style:table-cell-properties fo:padding="0.097cm" fo:border-left="0.05pt solid #000000" fo:border-right="none" fo:border-top="none" fo:border-bottom="0.05pt solid #000000"/>
    </style:style>
    <style:style style:name="Tabelle126.E62" style:family="table-cell">
      <style:table-cell-properties fo:padding="0.097cm" fo:border-left="0.05pt solid #000000" fo:border-right="0.05pt solid #000000" fo:border-top="none" fo:border-bottom="0.05pt solid #000000"/>
    </style:style>
    <style:style style:name="Tabelle126.A63" style:family="table-cell">
      <style:table-cell-properties fo:padding="0.097cm" fo:border-left="0.05pt solid #000000" fo:border-right="none" fo:border-top="none" fo:border-bottom="0.05pt solid #000000"/>
    </style:style>
    <style:style style:name="Tabelle126.B63" style:family="table-cell">
      <style:table-cell-properties fo:padding="0.097cm" fo:border-left="0.05pt solid #000000" fo:border-right="none" fo:border-top="none" fo:border-bottom="0.05pt solid #000000"/>
    </style:style>
    <style:style style:name="Tabelle126.C63" style:family="table-cell">
      <style:table-cell-properties fo:padding="0.097cm" fo:border-left="0.05pt solid #000000" fo:border-right="none" fo:border-top="none" fo:border-bottom="0.05pt solid #000000"/>
    </style:style>
    <style:style style:name="Tabelle126.D63" style:family="table-cell">
      <style:table-cell-properties fo:padding="0.097cm" fo:border-left="0.05pt solid #000000" fo:border-right="none" fo:border-top="none" fo:border-bottom="0.05pt solid #000000"/>
    </style:style>
    <style:style style:name="Tabelle126.E63" style:family="table-cell">
      <style:table-cell-properties fo:padding="0.097cm" fo:border-left="0.05pt solid #000000" fo:border-right="0.05pt solid #000000" fo:border-top="none" fo:border-bottom="0.05pt solid #000000"/>
    </style:style>
    <style:style style:name="Tabelle126.A64" style:family="table-cell">
      <style:table-cell-properties fo:padding="0.097cm" fo:border-left="0.05pt solid #000000" fo:border-right="none" fo:border-top="none" fo:border-bottom="0.05pt solid #000000"/>
    </style:style>
    <style:style style:name="Tabelle126.B64" style:family="table-cell">
      <style:table-cell-properties fo:padding="0.097cm" fo:border-left="0.05pt solid #000000" fo:border-right="none" fo:border-top="none" fo:border-bottom="0.05pt solid #000000"/>
    </style:style>
    <style:style style:name="Tabelle126.C64" style:family="table-cell">
      <style:table-cell-properties fo:padding="0.097cm" fo:border-left="0.05pt solid #000000" fo:border-right="none" fo:border-top="none" fo:border-bottom="0.05pt solid #000000"/>
    </style:style>
    <style:style style:name="Tabelle126.D64" style:family="table-cell">
      <style:table-cell-properties fo:padding="0.097cm" fo:border-left="0.05pt solid #000000" fo:border-right="none" fo:border-top="none" fo:border-bottom="0.05pt solid #000000"/>
    </style:style>
    <style:style style:name="Tabelle126.E64" style:family="table-cell">
      <style:table-cell-properties fo:padding="0.097cm" fo:border-left="0.05pt solid #000000" fo:border-right="0.05pt solid #000000" fo:border-top="none" fo:border-bottom="0.05pt solid #000000"/>
    </style:style>
    <style:style style:name="Tabelle126.A65" style:family="table-cell">
      <style:table-cell-properties fo:padding="0.097cm" fo:border-left="0.05pt solid #000000" fo:border-right="none" fo:border-top="none" fo:border-bottom="0.05pt solid #000000"/>
    </style:style>
    <style:style style:name="Tabelle126.B65" style:family="table-cell">
      <style:table-cell-properties fo:padding="0.097cm" fo:border-left="0.05pt solid #000000" fo:border-right="none" fo:border-top="none" fo:border-bottom="0.05pt solid #000000"/>
    </style:style>
    <style:style style:name="Tabelle126.C65" style:family="table-cell">
      <style:table-cell-properties fo:padding="0.097cm" fo:border-left="0.05pt solid #000000" fo:border-right="none" fo:border-top="none" fo:border-bottom="0.05pt solid #000000"/>
    </style:style>
    <style:style style:name="Tabelle126.D65" style:family="table-cell">
      <style:table-cell-properties fo:padding="0.097cm" fo:border-left="0.05pt solid #000000" fo:border-right="none" fo:border-top="none" fo:border-bottom="0.05pt solid #000000"/>
    </style:style>
    <style:style style:name="Tabelle126.E65" style:family="table-cell">
      <style:table-cell-properties fo:padding="0.097cm" fo:border-left="0.05pt solid #000000" fo:border-right="0.05pt solid #000000" fo:border-top="none" fo:border-bottom="0.05pt solid #000000"/>
    </style:style>
    <style:style style:name="Tabelle126.A66" style:family="table-cell">
      <style:table-cell-properties fo:padding="0.097cm" fo:border-left="0.05pt solid #000000" fo:border-right="none" fo:border-top="none" fo:border-bottom="0.05pt solid #000000"/>
    </style:style>
    <style:style style:name="Tabelle126.B66" style:family="table-cell">
      <style:table-cell-properties fo:padding="0.097cm" fo:border-left="0.05pt solid #000000" fo:border-right="none" fo:border-top="none" fo:border-bottom="0.05pt solid #000000"/>
    </style:style>
    <style:style style:name="Tabelle126.C66" style:family="table-cell">
      <style:table-cell-properties fo:padding="0.097cm" fo:border-left="0.05pt solid #000000" fo:border-right="none" fo:border-top="none" fo:border-bottom="0.05pt solid #000000"/>
    </style:style>
    <style:style style:name="Tabelle126.D66" style:family="table-cell">
      <style:table-cell-properties fo:padding="0.097cm" fo:border-left="0.05pt solid #000000" fo:border-right="none" fo:border-top="none" fo:border-bottom="0.05pt solid #000000"/>
    </style:style>
    <style:style style:name="Tabelle126.E66" style:family="table-cell">
      <style:table-cell-properties fo:padding="0.097cm" fo:border-left="0.05pt solid #000000" fo:border-right="0.05pt solid #000000" fo:border-top="none" fo:border-bottom="0.05pt solid #000000"/>
    </style:style>
    <style:style style:name="Tabelle129" style:family="table">
      <style:table-properties style:width="18.5cm" fo:margin-left="0cm" table:align="left"/>
    </style:style>
    <style:style style:name="Tabelle129.A" style:family="table-column">
      <style:table-column-properties style:column-width="18.5cm"/>
    </style:style>
    <style:style style:name="Tabelle129.1" style:family="table-row">
      <style:table-row-properties fo:keep-together="always"/>
    </style:style>
    <style:style style:name="Tabelle129.A1" style:family="table-cell">
      <style:table-cell-properties fo:background-color="#cfe7f5" fo:padding="0.097cm" fo:border="0.05pt solid #000000">
        <style:background-image/>
      </style:table-cell-properties>
    </style:style>
    <style:style style:name="Tabelle128" style:family="table">
      <style:table-properties style:width="18.5cm" fo:margin-left="0cm" table:align="left"/>
    </style:style>
    <style:style style:name="Tabelle128.A" style:family="table-column">
      <style:table-column-properties style:column-width="3.896cm"/>
    </style:style>
    <style:style style:name="Tabelle128.B" style:family="table-column">
      <style:table-column-properties style:column-width="3.704cm"/>
    </style:style>
    <style:style style:name="Tabelle128.C" style:family="table-column">
      <style:table-column-properties style:column-width="4.209cm"/>
    </style:style>
    <style:style style:name="Tabelle128.D" style:family="table-column">
      <style:table-column-properties style:column-width="2.699cm"/>
    </style:style>
    <style:style style:name="Tabelle128.E" style:family="table-column">
      <style:table-column-properties style:column-width="3.992cm"/>
    </style:style>
    <style:style style:name="Tabelle128.1" style:family="table-row">
      <style:table-row-properties fo:keep-together="always"/>
    </style:style>
    <style:style style:name="Tabelle128.A1" style:family="table-cell">
      <style:table-cell-properties fo:background-color="#cfe7f5" fo:padding="0.097cm" fo:border="0.05pt solid #000000">
        <style:background-image/>
      </style:table-cell-properties>
    </style:style>
    <style:style style:name="Tabelle128.A2" style:family="table-cell">
      <style:table-cell-properties fo:background-color="#999999" fo:padding="0.097cm" fo:border-left="0.05pt solid #000000" fo:border-right="none" fo:border-top="none" fo:border-bottom="0.05pt solid #000000">
        <style:background-image/>
      </style:table-cell-properties>
    </style:style>
    <style:style style:name="Tabelle12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8.A3" style:family="table-cell">
      <style:table-cell-properties fo:padding="0.097cm" fo:border-left="0.05pt solid #000000" fo:border-right="none" fo:border-top="none" fo:border-bottom="0.05pt solid #000000"/>
    </style:style>
    <style:style style:name="Tabelle128.B3" style:family="table-cell">
      <style:table-cell-properties fo:padding="0.097cm" fo:border-left="0.05pt solid #000000" fo:border-right="none" fo:border-top="none" fo:border-bottom="0.05pt solid #000000"/>
    </style:style>
    <style:style style:name="Tabelle128.C3" style:family="table-cell">
      <style:table-cell-properties fo:padding="0.097cm" fo:border-left="0.05pt solid #000000" fo:border-right="none" fo:border-top="none" fo:border-bottom="0.05pt solid #000000"/>
    </style:style>
    <style:style style:name="Tabelle128.D3" style:family="table-cell">
      <style:table-cell-properties fo:padding="0.097cm" fo:border-left="0.05pt solid #000000" fo:border-right="none" fo:border-top="none" fo:border-bottom="0.05pt solid #000000"/>
    </style:style>
    <style:style style:name="Tabelle128.E3" style:family="table-cell">
      <style:table-cell-properties fo:padding="0.097cm" fo:border-left="0.05pt solid #000000" fo:border-right="0.05pt solid #000000" fo:border-top="none" fo:border-bottom="0.05pt solid #000000"/>
    </style:style>
    <style:style style:name="Tabelle128.A4" style:family="table-cell">
      <style:table-cell-properties fo:padding="0.097cm" fo:border-left="0.05pt solid #000000" fo:border-right="none" fo:border-top="none" fo:border-bottom="0.05pt solid #000000"/>
    </style:style>
    <style:style style:name="Tabelle128.B4" style:family="table-cell">
      <style:table-cell-properties fo:padding="0.097cm" fo:border-left="0.05pt solid #000000" fo:border-right="none" fo:border-top="none" fo:border-bottom="0.05pt solid #000000"/>
    </style:style>
    <style:style style:name="Tabelle128.C4" style:family="table-cell">
      <style:table-cell-properties fo:padding="0.097cm" fo:border-left="0.05pt solid #000000" fo:border-right="none" fo:border-top="none" fo:border-bottom="0.05pt solid #000000"/>
    </style:style>
    <style:style style:name="Tabelle128.D4" style:family="table-cell">
      <style:table-cell-properties fo:padding="0.097cm" fo:border-left="0.05pt solid #000000" fo:border-right="none" fo:border-top="none" fo:border-bottom="0.05pt solid #000000"/>
    </style:style>
    <style:style style:name="Tabelle128.E4" style:family="table-cell">
      <style:table-cell-properties fo:padding="0.097cm" fo:border-left="0.05pt solid #000000" fo:border-right="0.05pt solid #000000" fo:border-top="none" fo:border-bottom="0.05pt solid #000000"/>
    </style:style>
    <style:style style:name="Tabelle158" style:family="table">
      <style:table-properties style:width="18.5cm" fo:margin-left="0cm" table:align="left"/>
    </style:style>
    <style:style style:name="Tabelle158.A" style:family="table-column">
      <style:table-column-properties style:column-width="18.5cm"/>
    </style:style>
    <style:style style:name="Tabelle158.1" style:family="table-row">
      <style:table-row-properties fo:keep-together="always"/>
    </style:style>
    <style:style style:name="Tabelle158.A1" style:family="table-cell">
      <style:table-cell-properties fo:background-color="#cfe7f5" fo:padding="0.097cm" fo:border="0.05pt solid #000000">
        <style:background-image/>
      </style:table-cell-properties>
    </style:style>
    <style:style style:name="Tabelle159" style:family="table">
      <style:table-properties style:width="18.5cm" fo:margin-left="0cm" table:align="left"/>
    </style:style>
    <style:style style:name="Tabelle159.A" style:family="table-column">
      <style:table-column-properties style:column-width="3.896cm"/>
    </style:style>
    <style:style style:name="Tabelle159.B" style:family="table-column">
      <style:table-column-properties style:column-width="3.704cm"/>
    </style:style>
    <style:style style:name="Tabelle159.C" style:family="table-column">
      <style:table-column-properties style:column-width="4.209cm"/>
    </style:style>
    <style:style style:name="Tabelle159.D" style:family="table-column">
      <style:table-column-properties style:column-width="2.699cm"/>
    </style:style>
    <style:style style:name="Tabelle159.E" style:family="table-column">
      <style:table-column-properties style:column-width="3.992cm"/>
    </style:style>
    <style:style style:name="Tabelle159.1" style:family="table-row">
      <style:table-row-properties fo:keep-together="always"/>
    </style:style>
    <style:style style:name="Tabelle159.A1" style:family="table-cell">
      <style:table-cell-properties fo:background-color="#cfe7f5" fo:padding="0.097cm" fo:border="0.05pt solid #000000">
        <style:background-image/>
      </style:table-cell-properties>
    </style:style>
    <style:style style:name="Tabelle15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9.E2" style:family="table-cell">
      <style:table-cell-properties fo:background-color="#999999" fo:padding="0.097cm" fo:border="0.05pt solid #000000">
        <style:background-image/>
      </style:table-cell-properties>
    </style:style>
    <style:style style:name="Tabelle159.A3" style:family="table-cell">
      <style:table-cell-properties fo:background-color="#ffffff" fo:padding="0.097cm" fo:border-left="0.05pt solid #000000" fo:border-right="none" fo:border-top="none" fo:border-bottom="0.05pt solid #000000">
        <style:background-image/>
      </style:table-cell-properties>
    </style:style>
    <style:style style:name="Tabelle159.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9.8" style:family="table-row">
      <style:table-row-properties style:min-row-height="0.27cm" fo:keep-together="always"/>
    </style:style>
    <style:style style:name="Tabelle131" style:family="table">
      <style:table-properties style:width="18.5cm" fo:margin-left="0cm" table:align="left"/>
    </style:style>
    <style:style style:name="Tabelle131.A" style:family="table-column">
      <style:table-column-properties style:column-width="18.5cm"/>
    </style:style>
    <style:style style:name="Tabelle131.1" style:family="table-row">
      <style:table-row-properties fo:keep-together="always"/>
    </style:style>
    <style:style style:name="Tabelle131.A1" style:family="table-cell">
      <style:table-cell-properties fo:background-color="#cfe7f5" fo:padding="0.097cm" fo:border="0.05pt solid #000000">
        <style:background-image/>
      </style:table-cell-properties>
    </style:style>
    <style:style style:name="Tabelle130" style:family="table">
      <style:table-properties style:width="18.5cm" fo:margin-left="0cm" table:align="left"/>
    </style:style>
    <style:style style:name="Tabelle130.A" style:family="table-column">
      <style:table-column-properties style:column-width="3.896cm"/>
    </style:style>
    <style:style style:name="Tabelle130.B" style:family="table-column">
      <style:table-column-properties style:column-width="3.704cm"/>
    </style:style>
    <style:style style:name="Tabelle130.C" style:family="table-column">
      <style:table-column-properties style:column-width="4.209cm"/>
    </style:style>
    <style:style style:name="Tabelle130.D" style:family="table-column">
      <style:table-column-properties style:column-width="2.699cm"/>
    </style:style>
    <style:style style:name="Tabelle130.E" style:family="table-column">
      <style:table-column-properties style:column-width="3.992cm"/>
    </style:style>
    <style:style style:name="Tabelle130.1" style:family="table-row">
      <style:table-row-properties fo:keep-together="always"/>
    </style:style>
    <style:style style:name="Tabelle130.A1" style:family="table-cell">
      <style:table-cell-properties fo:background-color="#cfe7f5" fo:padding="0.097cm" fo:border="0.05pt solid #000000">
        <style:background-image/>
      </style:table-cell-properties>
    </style:style>
    <style:style style:name="Tabelle1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0.E2" style:family="table-cell">
      <style:table-cell-properties fo:background-color="#999999" fo:padding="0.097cm" fo:border="0.05pt solid #000000">
        <style:background-image/>
      </style:table-cell-properties>
    </style:style>
    <style:style style:name="Tabelle130.A3" style:family="table-cell">
      <style:table-cell-properties fo:background-color="#ffffff" fo:padding="0.097cm" fo:border-left="0.05pt solid #000000" fo:border-right="none" fo:border-top="none" fo:border-bottom="0.05pt solid #000000">
        <style:background-image/>
      </style:table-cell-properties>
    </style:style>
    <style:style style:name="Tabelle130.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3" style:family="table">
      <style:table-properties style:width="18.5cm" fo:margin-left="0cm" table:align="left"/>
    </style:style>
    <style:style style:name="Tabelle133.A" style:family="table-column">
      <style:table-column-properties style:column-width="18.5cm"/>
    </style:style>
    <style:style style:name="Tabelle133.1" style:family="table-row">
      <style:table-row-properties fo:keep-together="always"/>
    </style:style>
    <style:style style:name="Tabelle133.A1" style:family="table-cell">
      <style:table-cell-properties fo:background-color="#cfe7f5" fo:padding="0.097cm" fo:border="0.05pt solid #000000">
        <style:background-image/>
      </style:table-cell-properties>
    </style:style>
    <style:style style:name="Tabelle132" style:family="table">
      <style:table-properties style:width="18.5cm" fo:margin-left="0cm" table:align="left"/>
    </style:style>
    <style:style style:name="Tabelle132.A" style:family="table-column">
      <style:table-column-properties style:column-width="3.896cm"/>
    </style:style>
    <style:style style:name="Tabelle132.B" style:family="table-column">
      <style:table-column-properties style:column-width="3.704cm"/>
    </style:style>
    <style:style style:name="Tabelle132.C" style:family="table-column">
      <style:table-column-properties style:column-width="4.209cm"/>
    </style:style>
    <style:style style:name="Tabelle132.D" style:family="table-column">
      <style:table-column-properties style:column-width="2.699cm"/>
    </style:style>
    <style:style style:name="Tabelle132.E" style:family="table-column">
      <style:table-column-properties style:column-width="3.992cm"/>
    </style:style>
    <style:style style:name="Tabelle132.1" style:family="table-row">
      <style:table-row-properties fo:keep-together="always"/>
    </style:style>
    <style:style style:name="Tabelle132.A1" style:family="table-cell">
      <style:table-cell-properties fo:background-color="#cfe7f5" fo:padding="0.097cm" fo:border="0.05pt solid #000000">
        <style:background-image/>
      </style:table-cell-properties>
    </style:style>
    <style:style style:name="Tabelle1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2.E2" style:family="table-cell">
      <style:table-cell-properties fo:background-color="#999999" fo:padding="0.097cm" fo:border="0.05pt solid #000000">
        <style:background-image/>
      </style:table-cell-properties>
    </style:style>
    <style:style style:name="Tabelle132.A3" style:family="table-cell">
      <style:table-cell-properties fo:background-color="#ffffff" fo:padding="0.097cm" fo:border-left="0.05pt solid #000000" fo:border-right="none" fo:border-top="none" fo:border-bottom="0.05pt solid #000000">
        <style:background-image/>
      </style:table-cell-properties>
    </style:style>
    <style:style style:name="Tabelle132.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5" style:family="table">
      <style:table-properties style:width="18.5cm" fo:margin-left="0cm" table:align="left"/>
    </style:style>
    <style:style style:name="Tabelle135.A" style:family="table-column">
      <style:table-column-properties style:column-width="18.5cm"/>
    </style:style>
    <style:style style:name="Tabelle135.1" style:family="table-row">
      <style:table-row-properties fo:keep-together="always"/>
    </style:style>
    <style:style style:name="Tabelle135.A1" style:family="table-cell">
      <style:table-cell-properties fo:background-color="#cfe7f5" fo:padding="0.097cm" fo:border="0.05pt solid #000000">
        <style:background-image/>
      </style:table-cell-properties>
    </style:style>
    <style:style style:name="Tabelle134" style:family="table">
      <style:table-properties style:width="18.5cm" fo:margin-left="0cm" table:align="left"/>
    </style:style>
    <style:style style:name="Tabelle134.A" style:family="table-column">
      <style:table-column-properties style:column-width="3.896cm"/>
    </style:style>
    <style:style style:name="Tabelle134.B" style:family="table-column">
      <style:table-column-properties style:column-width="3.704cm"/>
    </style:style>
    <style:style style:name="Tabelle134.C" style:family="table-column">
      <style:table-column-properties style:column-width="4.209cm"/>
    </style:style>
    <style:style style:name="Tabelle134.D" style:family="table-column">
      <style:table-column-properties style:column-width="2.699cm"/>
    </style:style>
    <style:style style:name="Tabelle134.E" style:family="table-column">
      <style:table-column-properties style:column-width="3.992cm"/>
    </style:style>
    <style:style style:name="Tabelle134.1" style:family="table-row">
      <style:table-row-properties fo:keep-together="always"/>
    </style:style>
    <style:style style:name="Tabelle134.A1" style:family="table-cell">
      <style:table-cell-properties fo:background-color="#cfe7f5" fo:padding="0.097cm" fo:border="0.05pt solid #000000">
        <style:background-image/>
      </style:table-cell-properties>
    </style:style>
    <style:style style:name="Tabelle134.A2" style:family="table-cell">
      <style:table-cell-properties fo:background-color="#999999" fo:padding="0.097cm" fo:border-left="0.05pt solid #000000" fo:border-right="none" fo:border-top="none" fo:border-bottom="0.05pt solid #000000">
        <style:background-image/>
      </style:table-cell-properties>
    </style:style>
    <style:style style:name="Tabelle13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34.A3" style:family="table-cell">
      <style:table-cell-properties fo:background-color="#ffffff" fo:padding="0.097cm" fo:border-left="0.05pt solid #000000" fo:border-right="none" fo:border-top="none" fo:border-bottom="0.05pt solid #000000">
        <style:background-image/>
      </style:table-cell-properties>
    </style:style>
    <style:style style:name="Tabelle13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7" style:family="table">
      <style:table-properties style:width="18.5cm" fo:margin-left="0cm" table:align="left"/>
    </style:style>
    <style:style style:name="Tabelle137.A" style:family="table-column">
      <style:table-column-properties style:column-width="18.5cm"/>
    </style:style>
    <style:style style:name="Tabelle137.1" style:family="table-row">
      <style:table-row-properties fo:keep-together="always"/>
    </style:style>
    <style:style style:name="Tabelle137.A1" style:family="table-cell">
      <style:table-cell-properties fo:background-color="#cfe7f5" fo:padding="0.097cm" fo:border="0.05pt solid #000000">
        <style:background-image/>
      </style:table-cell-properties>
    </style:style>
    <style:style style:name="Tabelle136" style:family="table">
      <style:table-properties style:width="18.5cm" fo:margin-left="0cm" table:align="left"/>
    </style:style>
    <style:style style:name="Tabelle136.A" style:family="table-column">
      <style:table-column-properties style:column-width="3.896cm"/>
    </style:style>
    <style:style style:name="Tabelle136.B" style:family="table-column">
      <style:table-column-properties style:column-width="3.704cm"/>
    </style:style>
    <style:style style:name="Tabelle136.C" style:family="table-column">
      <style:table-column-properties style:column-width="4.209cm"/>
    </style:style>
    <style:style style:name="Tabelle136.D" style:family="table-column">
      <style:table-column-properties style:column-width="2.699cm"/>
    </style:style>
    <style:style style:name="Tabelle136.E" style:family="table-column">
      <style:table-column-properties style:column-width="3.992cm"/>
    </style:style>
    <style:style style:name="Tabelle136.1" style:family="table-row">
      <style:table-row-properties fo:keep-together="always"/>
    </style:style>
    <style:style style:name="Tabelle136.A1" style:family="table-cell">
      <style:table-cell-properties fo:background-color="#cfe7f5" fo:padding="0.097cm" fo:border="0.05pt solid #000000">
        <style:background-image/>
      </style:table-cell-properties>
    </style:style>
    <style:style style:name="Tabelle1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6.E2" style:family="table-cell">
      <style:table-cell-properties fo:background-color="#999999" fo:padding="0.097cm" fo:border="0.05pt solid #000000">
        <style:background-image/>
      </style:table-cell-properties>
    </style:style>
    <style:style style:name="Tabelle136.A3" style:family="table-cell">
      <style:table-cell-properties fo:background-color="#ffffff" fo:padding="0.097cm" fo:border-left="0.05pt solid #000000" fo:border-right="none" fo:border-top="none" fo:border-bottom="0.05pt solid #000000">
        <style:background-image/>
      </style:table-cell-properties>
    </style:style>
    <style:style style:name="Tabelle136.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 style:family="table">
      <style:table-properties style:width="18.5cm" fo:margin-left="0cm" table:align="left"/>
    </style:style>
    <style:style style:name="Tabelle13.A" style:family="table-column">
      <style:table-column-properties style:column-width="18.5cm"/>
    </style:style>
    <style:style style:name="Tabelle13.1" style:family="table-row">
      <style:table-row-properties fo:keep-together="always"/>
    </style:style>
    <style:style style:name="Tabelle13.A1" style:family="table-cell">
      <style:table-cell-properties fo:background-color="#cfe7f5" fo:padding="0.097cm" fo:border="0.05pt solid #000000">
        <style:background-image/>
      </style:table-cell-properties>
    </style:style>
    <style:style style:name="Tabelle12" style:family="table">
      <style:table-properties style:width="18.5cm" fo:margin-left="0cm" table:align="left"/>
    </style:style>
    <style:style style:name="Tabelle12.A" style:family="table-column">
      <style:table-column-properties style:column-width="3.896cm"/>
    </style:style>
    <style:style style:name="Tabelle12.B" style:family="table-column">
      <style:table-column-properties style:column-width="3.704cm"/>
    </style:style>
    <style:style style:name="Tabelle12.C" style:family="table-column">
      <style:table-column-properties style:column-width="4.209cm"/>
    </style:style>
    <style:style style:name="Tabelle12.D" style:family="table-column">
      <style:table-column-properties style:column-width="2.699cm"/>
    </style:style>
    <style:style style:name="Tabelle12.E" style:family="table-column">
      <style:table-column-properties style:column-width="3.992cm"/>
    </style:style>
    <style:style style:name="Tabelle12.1" style:family="table-row">
      <style:table-row-properties fo:keep-together="always"/>
    </style:style>
    <style:style style:name="Tabelle12.A1" style:family="table-cell">
      <style:table-cell-properties fo:background-color="#cfe7f5" fo:padding="0.097cm" fo:border="0.05pt solid #000000">
        <style:background-image/>
      </style:table-cell-properties>
    </style:style>
    <style:style style:name="Tabelle1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E2" style:family="table-cell">
      <style:table-cell-properties fo:background-color="#999999" fo:padding="0.097cm" fo:border="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none" fo:border-top="none" fo:border-bottom="0.05pt solid #000000"/>
    </style:style>
    <style:style style:name="Tabelle12.D4" style:family="table-cell">
      <style:table-cell-properties fo:padding="0.097cm" fo:border-left="0.05pt solid #000000" fo:border-right="none" fo:border-top="none" fo:border-bottom="0.05pt solid #000000"/>
    </style:style>
    <style:style style:name="Tabelle12.E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none" fo:border-top="none" fo:border-bottom="0.05pt solid #000000"/>
    </style:style>
    <style:style style:name="Tabelle12.D5" style:family="table-cell">
      <style:table-cell-properties fo:padding="0.097cm" fo:border-left="0.05pt solid #000000" fo:border-right="none" fo:border-top="none" fo:border-bottom="0.05pt solid #000000"/>
    </style:style>
    <style:style style:name="Tabelle12.E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none" fo:border-top="none" fo:border-bottom="0.05pt solid #000000"/>
    </style:style>
    <style:style style:name="Tabelle12.D6" style:family="table-cell">
      <style:table-cell-properties fo:padding="0.097cm" fo:border-left="0.05pt solid #000000" fo:border-right="none" fo:border-top="none" fo:border-bottom="0.05pt solid #000000"/>
    </style:style>
    <style:style style:name="Tabelle12.E6" style:family="table-cell">
      <style:table-cell-properties fo:padding="0.097cm" fo:border-left="0.05pt solid #000000" fo:border-right="0.05pt solid #000000"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none" fo:border-top="none" fo:border-bottom="0.05pt solid #000000"/>
    </style:style>
    <style:style style:name="Tabelle12.D7" style:family="table-cell">
      <style:table-cell-properties fo:padding="0.097cm" fo:border-left="0.05pt solid #000000" fo:border-right="none" fo:border-top="none" fo:border-bottom="0.05pt solid #000000"/>
    </style:style>
    <style:style style:name="Tabelle12.E7"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none" fo:border-top="none" fo:border-bottom="0.05pt solid #000000"/>
    </style:style>
    <style:style style:name="Tabelle12.D8" style:family="table-cell">
      <style:table-cell-properties fo:padding="0.097cm" fo:border-left="0.05pt solid #000000" fo:border-right="none" fo:border-top="none" fo:border-bottom="0.05pt solid #000000"/>
    </style:style>
    <style:style style:name="Tabelle12.E8" style:family="table-cell">
      <style:table-cell-properties fo:padding="0.097cm" fo:border-left="0.05pt solid #000000" fo:border-right="0.05pt solid #000000" fo:border-top="none" fo:border-bottom="0.05pt solid #000000"/>
    </style:style>
    <style:style style:name="Tabelle12.A9" style:family="table-cell">
      <style:table-cell-properties fo:padding="0.097cm" fo:border-left="0.05pt solid #000000" fo:border-right="none" fo:border-top="none" fo:border-bottom="0.05pt solid #000000"/>
    </style:style>
    <style:style style:name="Tabelle12.B9" style:family="table-cell">
      <style:table-cell-properties fo:padding="0.097cm" fo:border-left="0.05pt solid #000000" fo:border-right="none" fo:border-top="none" fo:border-bottom="0.05pt solid #000000"/>
    </style:style>
    <style:style style:name="Tabelle12.C9" style:family="table-cell">
      <style:table-cell-properties fo:padding="0.097cm" fo:border-left="0.05pt solid #000000" fo:border-right="none" fo:border-top="none" fo:border-bottom="0.05pt solid #000000"/>
    </style:style>
    <style:style style:name="Tabelle12.D9" style:family="table-cell">
      <style:table-cell-properties fo:padding="0.097cm" fo:border-left="0.05pt solid #000000" fo:border-right="none" fo:border-top="none" fo:border-bottom="0.05pt solid #000000"/>
    </style:style>
    <style:style style:name="Tabelle12.E9" style:family="table-cell">
      <style:table-cell-properties fo:padding="0.097cm" fo:border-left="0.05pt solid #000000" fo:border-right="0.05pt solid #000000" fo:border-top="none" fo:border-bottom="0.05pt solid #000000"/>
    </style:style>
    <style:style style:name="Tabelle12.A10" style:family="table-cell">
      <style:table-cell-properties fo:padding="0.097cm" fo:border-left="0.05pt solid #000000" fo:border-right="none" fo:border-top="none" fo:border-bottom="0.05pt solid #000000"/>
    </style:style>
    <style:style style:name="Tabelle12.B10" style:family="table-cell">
      <style:table-cell-properties fo:padding="0.097cm" fo:border-left="0.05pt solid #000000" fo:border-right="none" fo:border-top="none" fo:border-bottom="0.05pt solid #000000"/>
    </style:style>
    <style:style style:name="Tabelle12.C10" style:family="table-cell">
      <style:table-cell-properties fo:padding="0.097cm" fo:border-left="0.05pt solid #000000" fo:border-right="none" fo:border-top="none" fo:border-bottom="0.05pt solid #000000"/>
    </style:style>
    <style:style style:name="Tabelle12.D10" style:family="table-cell">
      <style:table-cell-properties fo:padding="0.097cm" fo:border-left="0.05pt solid #000000" fo:border-right="none" fo:border-top="none" fo:border-bottom="0.05pt solid #000000"/>
    </style:style>
    <style:style style:name="Tabelle12.E10" style:family="table-cell">
      <style:table-cell-properties fo:padding="0.097cm" fo:border-left="0.05pt solid #000000" fo:border-right="0.05pt solid #000000" fo:border-top="none" fo:border-bottom="0.05pt solid #000000"/>
    </style:style>
    <style:style style:name="Tabelle12.A11" style:family="table-cell">
      <style:table-cell-properties fo:padding="0.097cm" fo:border-left="0.05pt solid #000000" fo:border-right="none" fo:border-top="none" fo:border-bottom="0.05pt solid #000000"/>
    </style:style>
    <style:style style:name="Tabelle12.B11" style:family="table-cell">
      <style:table-cell-properties fo:padding="0.097cm" fo:border-left="0.05pt solid #000000" fo:border-right="none" fo:border-top="none" fo:border-bottom="0.05pt solid #000000"/>
    </style:style>
    <style:style style:name="Tabelle12.C11" style:family="table-cell">
      <style:table-cell-properties fo:padding="0.097cm" fo:border-left="0.05pt solid #000000" fo:border-right="none" fo:border-top="none" fo:border-bottom="0.05pt solid #000000"/>
    </style:style>
    <style:style style:name="Tabelle12.D11" style:family="table-cell">
      <style:table-cell-properties fo:padding="0.097cm" fo:border-left="0.05pt solid #000000" fo:border-right="none" fo:border-top="none" fo:border-bottom="0.05pt solid #000000"/>
    </style:style>
    <style:style style:name="Tabelle12.E11" style:family="table-cell">
      <style:table-cell-properties fo:padding="0.097cm" fo:border-left="0.05pt solid #000000" fo:border-right="0.05pt solid #000000" fo:border-top="none" fo:border-bottom="0.05pt solid #000000"/>
    </style:style>
    <style:style style:name="Tabelle15" style:family="table">
      <style:table-properties style:width="18.5cm" fo:margin-left="0cm" table:align="left"/>
    </style:style>
    <style:style style:name="Tabelle15.A" style:family="table-column">
      <style:table-column-properties style:column-width="18.5cm"/>
    </style:style>
    <style:style style:name="Tabelle15.1" style:family="table-row">
      <style:table-row-properties fo:keep-together="always"/>
    </style:style>
    <style:style style:name="Tabelle15.A1" style:family="table-cell">
      <style:table-cell-properties fo:background-color="#cfe7f5" fo:padding="0.097cm" fo:border="0.05pt solid #000000">
        <style:background-image/>
      </style:table-cell-properties>
    </style:style>
    <style:style style:name="Tabelle14" style:family="table">
      <style:table-properties style:width="18.5cm" fo:margin-left="0cm" table:align="left"/>
    </style:style>
    <style:style style:name="Tabelle14.A" style:family="table-column">
      <style:table-column-properties style:column-width="3.896cm"/>
    </style:style>
    <style:style style:name="Tabelle14.B" style:family="table-column">
      <style:table-column-properties style:column-width="3.704cm"/>
    </style:style>
    <style:style style:name="Tabelle14.C" style:family="table-column">
      <style:table-column-properties style:column-width="4.209cm"/>
    </style:style>
    <style:style style:name="Tabelle14.D" style:family="table-column">
      <style:table-column-properties style:column-width="2.699cm"/>
    </style:style>
    <style:style style:name="Tabelle14.E" style:family="table-column">
      <style:table-column-properties style:column-width="3.992cm"/>
    </style:style>
    <style:style style:name="Tabelle14.1" style:family="table-row">
      <style:table-row-properties fo:keep-together="always"/>
    </style:style>
    <style:style style:name="Tabelle14.A1" style:family="table-cell">
      <style:table-cell-properties fo:background-color="#cfe7f5" fo:padding="0.097cm" fo:border="0.05pt solid #000000">
        <style:background-image/>
      </style:table-cell-properties>
    </style:style>
    <style:style style:name="Tabelle14.A2" style:family="table-cell">
      <style:table-cell-properties fo:background-color="#999999" fo:padding="0.097cm" fo:border-left="0.05pt solid #000000" fo:border-right="none" fo:border-top="none" fo:border-bottom="0.05pt solid #000000">
        <style:background-image/>
      </style:table-cell-properties>
    </style:style>
    <style:style style:name="Tabelle1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none" fo:border-top="none" fo:border-bottom="0.05pt solid #000000"/>
    </style:style>
    <style:style style:name="Tabelle14.C4" style:family="table-cell">
      <style:table-cell-properties fo:padding="0.097cm" fo:border-left="0.05pt solid #000000" fo:border-right="none" fo:border-top="none" fo:border-bottom="0.05pt solid #000000"/>
    </style:style>
    <style:style style:name="Tabelle14.D4" style:family="table-cell">
      <style:table-cell-properties fo:padding="0.097cm" fo:border-left="0.05pt solid #000000" fo:border-right="none" fo:border-top="none" fo:border-bottom="0.05pt solid #000000"/>
    </style:style>
    <style:style style:name="Tabelle14.E4" style:family="table-cell">
      <style:table-cell-properties fo:padding="0.097cm" fo:border-left="0.05pt solid #000000" fo:border-right="0.05pt solid #000000" fo:border-top="none" fo:border-bottom="0.05pt solid #000000"/>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none" fo:border-top="none" fo:border-bottom="0.05pt solid #000000"/>
    </style:style>
    <style:style style:name="Tabelle14.C5" style:family="table-cell">
      <style:table-cell-properties fo:padding="0.097cm" fo:border-left="0.05pt solid #000000" fo:border-right="none" fo:border-top="none" fo:border-bottom="0.05pt solid #000000"/>
    </style:style>
    <style:style style:name="Tabelle14.D5" style:family="table-cell">
      <style:table-cell-properties fo:padding="0.097cm" fo:border-left="0.05pt solid #000000" fo:border-right="none" fo:border-top="none" fo:border-bottom="0.05pt solid #000000"/>
    </style:style>
    <style:style style:name="Tabelle14.E5" style:family="table-cell">
      <style:table-cell-properties fo:padding="0.097cm" fo:border-left="0.05pt solid #000000" fo:border-right="0.05pt solid #000000" fo:border-top="none" fo:border-bottom="0.05pt solid #000000"/>
    </style:style>
    <style:style style:name="Tabelle14.A6" style:family="table-cell">
      <style:table-cell-properties fo:padding="0.097cm" fo:border-left="0.05pt solid #000000" fo:border-right="none" fo:border-top="none" fo:border-bottom="0.05pt solid #000000"/>
    </style:style>
    <style:style style:name="Tabelle14.B6" style:family="table-cell">
      <style:table-cell-properties fo:padding="0.097cm" fo:border-left="0.05pt solid #000000" fo:border-right="none" fo:border-top="none" fo:border-bottom="0.05pt solid #000000"/>
    </style:style>
    <style:style style:name="Tabelle14.C6" style:family="table-cell">
      <style:table-cell-properties fo:padding="0.097cm" fo:border-left="0.05pt solid #000000" fo:border-right="none" fo:border-top="none" fo:border-bottom="0.05pt solid #000000"/>
    </style:style>
    <style:style style:name="Tabelle14.D6" style:family="table-cell">
      <style:table-cell-properties fo:padding="0.097cm" fo:border-left="0.05pt solid #000000" fo:border-right="none" fo:border-top="none" fo:border-bottom="0.05pt solid #000000"/>
    </style:style>
    <style:style style:name="Tabelle14.E6" style:family="table-cell">
      <style:table-cell-properties fo:padding="0.097cm" fo:border-left="0.05pt solid #000000" fo:border-right="0.05pt solid #000000" fo:border-top="none" fo:border-bottom="0.05pt solid #000000"/>
    </style:style>
    <style:style style:name="Tabelle14.A7" style:family="table-cell">
      <style:table-cell-properties fo:padding="0.097cm" fo:border-left="0.05pt solid #000000" fo:border-right="none" fo:border-top="none" fo:border-bottom="0.05pt solid #000000"/>
    </style:style>
    <style:style style:name="Tabelle14.B7" style:family="table-cell">
      <style:table-cell-properties fo:padding="0.097cm" fo:border-left="0.05pt solid #000000" fo:border-right="none" fo:border-top="none" fo:border-bottom="0.05pt solid #000000"/>
    </style:style>
    <style:style style:name="Tabelle14.C7" style:family="table-cell">
      <style:table-cell-properties fo:padding="0.097cm" fo:border-left="0.05pt solid #000000" fo:border-right="none" fo:border-top="none" fo:border-bottom="0.05pt solid #000000"/>
    </style:style>
    <style:style style:name="Tabelle14.D7" style:family="table-cell">
      <style:table-cell-properties fo:padding="0.097cm" fo:border-left="0.05pt solid #000000" fo:border-right="none" fo:border-top="none" fo:border-bottom="0.05pt solid #000000"/>
    </style:style>
    <style:style style:name="Tabelle14.E7" style:family="table-cell">
      <style:table-cell-properties fo:padding="0.097cm" fo:border-left="0.05pt solid #000000" fo:border-right="0.05pt solid #000000" fo:border-top="none" fo:border-bottom="0.05pt solid #000000"/>
    </style:style>
    <style:style style:name="Tabelle14.A8" style:family="table-cell">
      <style:table-cell-properties fo:padding="0.097cm" fo:border-left="0.05pt solid #000000" fo:border-right="none" fo:border-top="none" fo:border-bottom="0.05pt solid #000000"/>
    </style:style>
    <style:style style:name="Tabelle14.B8" style:family="table-cell">
      <style:table-cell-properties fo:padding="0.097cm" fo:border-left="0.05pt solid #000000" fo:border-right="none" fo:border-top="none" fo:border-bottom="0.05pt solid #000000"/>
    </style:style>
    <style:style style:name="Tabelle14.C8" style:family="table-cell">
      <style:table-cell-properties fo:padding="0.097cm" fo:border-left="0.05pt solid #000000" fo:border-right="none" fo:border-top="none" fo:border-bottom="0.05pt solid #000000"/>
    </style:style>
    <style:style style:name="Tabelle14.D8" style:family="table-cell">
      <style:table-cell-properties fo:padding="0.097cm" fo:border-left="0.05pt solid #000000" fo:border-right="none" fo:border-top="none" fo:border-bottom="0.05pt solid #000000"/>
    </style:style>
    <style:style style:name="Tabelle14.E8" style:family="table-cell">
      <style:table-cell-properties fo:padding="0.097cm" fo:border-left="0.05pt solid #000000" fo:border-right="0.05pt solid #000000" fo:border-top="none" fo:border-bottom="0.05pt solid #000000"/>
    </style:style>
    <style:style style:name="Tabelle14.A9" style:family="table-cell">
      <style:table-cell-properties fo:padding="0.097cm" fo:border-left="0.05pt solid #000000" fo:border-right="none" fo:border-top="none" fo:border-bottom="0.05pt solid #000000"/>
    </style:style>
    <style:style style:name="Tabelle14.B9" style:family="table-cell">
      <style:table-cell-properties fo:padding="0.097cm" fo:border-left="0.05pt solid #000000" fo:border-right="none" fo:border-top="none" fo:border-bottom="0.05pt solid #000000"/>
    </style:style>
    <style:style style:name="Tabelle14.C9" style:family="table-cell">
      <style:table-cell-properties fo:padding="0.097cm" fo:border-left="0.05pt solid #000000" fo:border-right="none" fo:border-top="none" fo:border-bottom="0.05pt solid #000000"/>
    </style:style>
    <style:style style:name="Tabelle14.D9" style:family="table-cell">
      <style:table-cell-properties fo:padding="0.097cm" fo:border-left="0.05pt solid #000000" fo:border-right="none" fo:border-top="none" fo:border-bottom="0.05pt solid #000000"/>
    </style:style>
    <style:style style:name="Tabelle14.E9" style:family="table-cell">
      <style:table-cell-properties fo:padding="0.097cm" fo:border-left="0.05pt solid #000000" fo:border-right="0.05pt solid #000000" fo:border-top="none" fo:border-bottom="0.05pt solid #000000"/>
    </style:style>
    <style:style style:name="Tabelle14.A10" style:family="table-cell">
      <style:table-cell-properties fo:padding="0.097cm" fo:border-left="0.05pt solid #000000" fo:border-right="none" fo:border-top="none" fo:border-bottom="0.05pt solid #000000"/>
    </style:style>
    <style:style style:name="Tabelle14.B10" style:family="table-cell">
      <style:table-cell-properties fo:padding="0.097cm" fo:border-left="0.05pt solid #000000" fo:border-right="none" fo:border-top="none" fo:border-bottom="0.05pt solid #000000"/>
    </style:style>
    <style:style style:name="Tabelle14.C10" style:family="table-cell">
      <style:table-cell-properties fo:padding="0.097cm" fo:border-left="0.05pt solid #000000" fo:border-right="none" fo:border-top="none" fo:border-bottom="0.05pt solid #000000"/>
    </style:style>
    <style:style style:name="Tabelle14.D10" style:family="table-cell">
      <style:table-cell-properties fo:padding="0.097cm" fo:border-left="0.05pt solid #000000" fo:border-right="none" fo:border-top="none" fo:border-bottom="0.05pt solid #000000"/>
    </style:style>
    <style:style style:name="Tabelle14.E10" style:family="table-cell">
      <style:table-cell-properties fo:padding="0.097cm" fo:border-left="0.05pt solid #000000" fo:border-right="0.05pt solid #000000" fo:border-top="none" fo:border-bottom="0.05pt solid #000000"/>
    </style:style>
    <style:style style:name="Tabelle14.A11" style:family="table-cell">
      <style:table-cell-properties fo:padding="0.097cm" fo:border-left="0.05pt solid #000000" fo:border-right="none" fo:border-top="none" fo:border-bottom="0.05pt solid #000000"/>
    </style:style>
    <style:style style:name="Tabelle14.B11" style:family="table-cell">
      <style:table-cell-properties fo:padding="0.097cm" fo:border-left="0.05pt solid #000000" fo:border-right="none" fo:border-top="none" fo:border-bottom="0.05pt solid #000000"/>
    </style:style>
    <style:style style:name="Tabelle14.C11" style:family="table-cell">
      <style:table-cell-properties fo:padding="0.097cm" fo:border-left="0.05pt solid #000000" fo:border-right="none" fo:border-top="none" fo:border-bottom="0.05pt solid #000000"/>
    </style:style>
    <style:style style:name="Tabelle14.D11" style:family="table-cell">
      <style:table-cell-properties fo:padding="0.097cm" fo:border-left="0.05pt solid #000000" fo:border-right="none" fo:border-top="none" fo:border-bottom="0.05pt solid #000000"/>
    </style:style>
    <style:style style:name="Tabelle14.E11" style:family="table-cell">
      <style:table-cell-properties fo:padding="0.097cm" fo:border-left="0.05pt solid #000000" fo:border-right="0.05pt solid #000000" fo:border-top="none" fo:border-bottom="0.05pt solid #000000"/>
    </style:style>
    <style:style style:name="Tabelle14.A12" style:family="table-cell">
      <style:table-cell-properties fo:padding="0.097cm" fo:border-left="0.05pt solid #000000" fo:border-right="none" fo:border-top="none" fo:border-bottom="0.05pt solid #000000"/>
    </style:style>
    <style:style style:name="Tabelle14.B12" style:family="table-cell">
      <style:table-cell-properties fo:padding="0.097cm" fo:border-left="0.05pt solid #000000" fo:border-right="none" fo:border-top="none" fo:border-bottom="0.05pt solid #000000"/>
    </style:style>
    <style:style style:name="Tabelle14.C12" style:family="table-cell">
      <style:table-cell-properties fo:padding="0.097cm" fo:border-left="0.05pt solid #000000" fo:border-right="none" fo:border-top="none" fo:border-bottom="0.05pt solid #000000"/>
    </style:style>
    <style:style style:name="Tabelle14.D12" style:family="table-cell">
      <style:table-cell-properties fo:padding="0.097cm" fo:border-left="0.05pt solid #000000" fo:border-right="none" fo:border-top="none" fo:border-bottom="0.05pt solid #000000"/>
    </style:style>
    <style:style style:name="Tabelle14.E12" style:family="table-cell">
      <style:table-cell-properties fo:padding="0.097cm" fo:border-left="0.05pt solid #000000" fo:border-right="0.05pt solid #000000" fo:border-top="none" fo:border-bottom="0.05pt solid #000000"/>
    </style:style>
    <style:style style:name="Tabelle14.A13" style:family="table-cell">
      <style:table-cell-properties fo:padding="0.097cm" fo:border-left="0.05pt solid #000000" fo:border-right="none" fo:border-top="none" fo:border-bottom="0.05pt solid #000000"/>
    </style:style>
    <style:style style:name="Tabelle14.B13" style:family="table-cell">
      <style:table-cell-properties fo:padding="0.097cm" fo:border-left="0.05pt solid #000000" fo:border-right="none" fo:border-top="none" fo:border-bottom="0.05pt solid #000000"/>
    </style:style>
    <style:style style:name="Tabelle14.C13" style:family="table-cell">
      <style:table-cell-properties fo:padding="0.097cm" fo:border-left="0.05pt solid #000000" fo:border-right="none" fo:border-top="none" fo:border-bottom="0.05pt solid #000000"/>
    </style:style>
    <style:style style:name="Tabelle14.D13" style:family="table-cell">
      <style:table-cell-properties fo:padding="0.097cm" fo:border-left="0.05pt solid #000000" fo:border-right="none" fo:border-top="none" fo:border-bottom="0.05pt solid #000000"/>
    </style:style>
    <style:style style:name="Tabelle14.E13" style:family="table-cell">
      <style:table-cell-properties fo:padding="0.097cm" fo:border-left="0.05pt solid #000000" fo:border-right="0.05pt solid #000000" fo:border-top="none" fo:border-bottom="0.05pt solid #000000"/>
    </style:style>
    <style:style style:name="Tabelle14.A14" style:family="table-cell">
      <style:table-cell-properties fo:padding="0.097cm" fo:border-left="0.05pt solid #000000" fo:border-right="none" fo:border-top="none" fo:border-bottom="0.05pt solid #000000"/>
    </style:style>
    <style:style style:name="Tabelle14.B14" style:family="table-cell">
      <style:table-cell-properties fo:padding="0.097cm" fo:border-left="0.05pt solid #000000" fo:border-right="none" fo:border-top="none" fo:border-bottom="0.05pt solid #000000"/>
    </style:style>
    <style:style style:name="Tabelle14.C14" style:family="table-cell">
      <style:table-cell-properties fo:padding="0.097cm" fo:border-left="0.05pt solid #000000" fo:border-right="none" fo:border-top="none" fo:border-bottom="0.05pt solid #000000"/>
    </style:style>
    <style:style style:name="Tabelle14.D14" style:family="table-cell">
      <style:table-cell-properties fo:padding="0.097cm" fo:border-left="0.05pt solid #000000" fo:border-right="none" fo:border-top="none" fo:border-bottom="0.05pt solid #000000"/>
    </style:style>
    <style:style style:name="Tabelle14.E14" style:family="table-cell">
      <style:table-cell-properties fo:padding="0.097cm" fo:border-left="0.05pt solid #000000" fo:border-right="0.05pt solid #000000" fo:border-top="none" fo:border-bottom="0.05pt solid #000000"/>
    </style:style>
    <style:style style:name="Tabelle14.A15" style:family="table-cell">
      <style:table-cell-properties fo:padding="0.097cm" fo:border-left="0.05pt solid #000000" fo:border-right="none" fo:border-top="none" fo:border-bottom="0.05pt solid #000000"/>
    </style:style>
    <style:style style:name="Tabelle14.B15" style:family="table-cell">
      <style:table-cell-properties fo:padding="0.097cm" fo:border-left="0.05pt solid #000000" fo:border-right="none" fo:border-top="none" fo:border-bottom="0.05pt solid #000000"/>
    </style:style>
    <style:style style:name="Tabelle14.C15" style:family="table-cell">
      <style:table-cell-properties fo:padding="0.097cm" fo:border-left="0.05pt solid #000000" fo:border-right="none" fo:border-top="none" fo:border-bottom="0.05pt solid #000000"/>
    </style:style>
    <style:style style:name="Tabelle14.D15" style:family="table-cell">
      <style:table-cell-properties fo:padding="0.097cm" fo:border-left="0.05pt solid #000000" fo:border-right="none" fo:border-top="none" fo:border-bottom="0.05pt solid #000000"/>
    </style:style>
    <style:style style:name="Tabelle14.E15" style:family="table-cell">
      <style:table-cell-properties fo:padding="0.097cm" fo:border-left="0.05pt solid #000000" fo:border-right="0.05pt solid #000000" fo:border-top="none" fo:border-bottom="0.05pt solid #000000"/>
    </style:style>
    <style:style style:name="Tabelle14.A16" style:family="table-cell">
      <style:table-cell-properties fo:padding="0.097cm" fo:border-left="0.05pt solid #000000" fo:border-right="none" fo:border-top="none" fo:border-bottom="0.05pt solid #000000"/>
    </style:style>
    <style:style style:name="Tabelle14.B16" style:family="table-cell">
      <style:table-cell-properties fo:padding="0.097cm" fo:border-left="0.05pt solid #000000" fo:border-right="none" fo:border-top="none" fo:border-bottom="0.05pt solid #000000"/>
    </style:style>
    <style:style style:name="Tabelle14.C16" style:family="table-cell">
      <style:table-cell-properties fo:padding="0.097cm" fo:border-left="0.05pt solid #000000" fo:border-right="none" fo:border-top="none" fo:border-bottom="0.05pt solid #000000"/>
    </style:style>
    <style:style style:name="Tabelle14.D16" style:family="table-cell">
      <style:table-cell-properties fo:padding="0.097cm" fo:border-left="0.05pt solid #000000" fo:border-right="none" fo:border-top="none" fo:border-bottom="0.05pt solid #000000"/>
    </style:style>
    <style:style style:name="Tabelle14.E16" style:family="table-cell">
      <style:table-cell-properties fo:padding="0.097cm" fo:border-left="0.05pt solid #000000" fo:border-right="0.05pt solid #000000" fo:border-top="none" fo:border-bottom="0.05pt solid #000000"/>
    </style:style>
    <style:style style:name="Tabelle14.A17" style:family="table-cell">
      <style:table-cell-properties fo:padding="0.097cm" fo:border-left="0.05pt solid #000000" fo:border-right="none" fo:border-top="none" fo:border-bottom="0.05pt solid #000000"/>
    </style:style>
    <style:style style:name="Tabelle14.B17" style:family="table-cell">
      <style:table-cell-properties fo:padding="0.097cm" fo:border-left="0.05pt solid #000000" fo:border-right="none" fo:border-top="none" fo:border-bottom="0.05pt solid #000000"/>
    </style:style>
    <style:style style:name="Tabelle14.C17" style:family="table-cell">
      <style:table-cell-properties fo:padding="0.097cm" fo:border-left="0.05pt solid #000000" fo:border-right="none" fo:border-top="none" fo:border-bottom="0.05pt solid #000000"/>
    </style:style>
    <style:style style:name="Tabelle14.D17" style:family="table-cell">
      <style:table-cell-properties fo:padding="0.097cm" fo:border-left="0.05pt solid #000000" fo:border-right="none" fo:border-top="none" fo:border-bottom="0.05pt solid #000000"/>
    </style:style>
    <style:style style:name="Tabelle14.E17" style:family="table-cell">
      <style:table-cell-properties fo:padding="0.097cm" fo:border-left="0.05pt solid #000000" fo:border-right="0.05pt solid #000000" fo:border-top="none" fo:border-bottom="0.05pt solid #000000"/>
    </style:style>
    <style:style style:name="Tabelle14.A18" style:family="table-cell">
      <style:table-cell-properties fo:padding="0.097cm" fo:border-left="0.05pt solid #000000" fo:border-right="none" fo:border-top="none" fo:border-bottom="0.05pt solid #000000"/>
    </style:style>
    <style:style style:name="Tabelle14.B18" style:family="table-cell">
      <style:table-cell-properties fo:padding="0.097cm" fo:border-left="0.05pt solid #000000" fo:border-right="none" fo:border-top="none" fo:border-bottom="0.05pt solid #000000"/>
    </style:style>
    <style:style style:name="Tabelle14.C18" style:family="table-cell">
      <style:table-cell-properties fo:padding="0.097cm" fo:border-left="0.05pt solid #000000" fo:border-right="none" fo:border-top="none" fo:border-bottom="0.05pt solid #000000"/>
    </style:style>
    <style:style style:name="Tabelle14.D18" style:family="table-cell">
      <style:table-cell-properties fo:padding="0.097cm" fo:border-left="0.05pt solid #000000" fo:border-right="none" fo:border-top="none" fo:border-bottom="0.05pt solid #000000"/>
    </style:style>
    <style:style style:name="Tabelle14.E18" style:family="table-cell">
      <style:table-cell-properties fo:padding="0.097cm" fo:border-left="0.05pt solid #000000" fo:border-right="0.05pt solid #000000" fo:border-top="none" fo:border-bottom="0.05pt solid #000000"/>
    </style:style>
    <style:style style:name="Tabelle14.A19" style:family="table-cell">
      <style:table-cell-properties fo:padding="0.097cm" fo:border-left="0.05pt solid #000000" fo:border-right="none" fo:border-top="none" fo:border-bottom="0.05pt solid #000000"/>
    </style:style>
    <style:style style:name="Tabelle14.B19" style:family="table-cell">
      <style:table-cell-properties fo:padding="0.097cm" fo:border-left="0.05pt solid #000000" fo:border-right="none" fo:border-top="none" fo:border-bottom="0.05pt solid #000000"/>
    </style:style>
    <style:style style:name="Tabelle14.C19" style:family="table-cell">
      <style:table-cell-properties fo:padding="0.097cm" fo:border-left="0.05pt solid #000000" fo:border-right="none" fo:border-top="none" fo:border-bottom="0.05pt solid #000000"/>
    </style:style>
    <style:style style:name="Tabelle14.D19" style:family="table-cell">
      <style:table-cell-properties fo:padding="0.097cm" fo:border-left="0.05pt solid #000000" fo:border-right="none" fo:border-top="none" fo:border-bottom="0.05pt solid #000000"/>
    </style:style>
    <style:style style:name="Tabelle14.E19" style:family="table-cell">
      <style:table-cell-properties fo:padding="0.097cm" fo:border-left="0.05pt solid #000000" fo:border-right="0.05pt solid #000000" fo:border-top="none" fo:border-bottom="0.05pt solid #000000"/>
    </style:style>
    <style:style style:name="Tabelle14.A20" style:family="table-cell">
      <style:table-cell-properties fo:padding="0.097cm" fo:border-left="0.05pt solid #000000" fo:border-right="none" fo:border-top="none" fo:border-bottom="0.05pt solid #000000"/>
    </style:style>
    <style:style style:name="Tabelle14.B20" style:family="table-cell">
      <style:table-cell-properties fo:padding="0.097cm" fo:border-left="0.05pt solid #000000" fo:border-right="none" fo:border-top="none" fo:border-bottom="0.05pt solid #000000"/>
    </style:style>
    <style:style style:name="Tabelle14.C20" style:family="table-cell">
      <style:table-cell-properties fo:padding="0.097cm" fo:border-left="0.05pt solid #000000" fo:border-right="none" fo:border-top="none" fo:border-bottom="0.05pt solid #000000"/>
    </style:style>
    <style:style style:name="Tabelle14.D20" style:family="table-cell">
      <style:table-cell-properties fo:padding="0.097cm" fo:border-left="0.05pt solid #000000" fo:border-right="none" fo:border-top="none" fo:border-bottom="0.05pt solid #000000"/>
    </style:style>
    <style:style style:name="Tabelle14.E20" style:family="table-cell">
      <style:table-cell-properties fo:padding="0.097cm" fo:border-left="0.05pt solid #000000" fo:border-right="0.05pt solid #000000" fo:border-top="none" fo:border-bottom="0.05pt solid #000000"/>
    </style:style>
    <style:style style:name="Tabelle14.A21" style:family="table-cell">
      <style:table-cell-properties fo:padding="0.097cm" fo:border-left="0.05pt solid #000000" fo:border-right="none" fo:border-top="none" fo:border-bottom="0.05pt solid #000000"/>
    </style:style>
    <style:style style:name="Tabelle14.B21" style:family="table-cell">
      <style:table-cell-properties fo:padding="0.097cm" fo:border-left="0.05pt solid #000000" fo:border-right="none" fo:border-top="none" fo:border-bottom="0.05pt solid #000000"/>
    </style:style>
    <style:style style:name="Tabelle14.C21" style:family="table-cell">
      <style:table-cell-properties fo:padding="0.097cm" fo:border-left="0.05pt solid #000000" fo:border-right="none" fo:border-top="none" fo:border-bottom="0.05pt solid #000000"/>
    </style:style>
    <style:style style:name="Tabelle14.D21" style:family="table-cell">
      <style:table-cell-properties fo:padding="0.097cm" fo:border-left="0.05pt solid #000000" fo:border-right="none" fo:border-top="none" fo:border-bottom="0.05pt solid #000000"/>
    </style:style>
    <style:style style:name="Tabelle14.E21" style:family="table-cell">
      <style:table-cell-properties fo:padding="0.097cm" fo:border-left="0.05pt solid #000000" fo:border-right="0.05pt solid #000000" fo:border-top="none" fo:border-bottom="0.05pt solid #000000"/>
    </style:style>
    <style:style style:name="Tabelle14.A22" style:family="table-cell">
      <style:table-cell-properties fo:padding="0.097cm" fo:border-left="0.05pt solid #000000" fo:border-right="none" fo:border-top="none" fo:border-bottom="0.05pt solid #000000"/>
    </style:style>
    <style:style style:name="Tabelle14.B22" style:family="table-cell">
      <style:table-cell-properties fo:padding="0.097cm" fo:border-left="0.05pt solid #000000" fo:border-right="none" fo:border-top="none" fo:border-bottom="0.05pt solid #000000"/>
    </style:style>
    <style:style style:name="Tabelle14.C22" style:family="table-cell">
      <style:table-cell-properties fo:padding="0.097cm" fo:border-left="0.05pt solid #000000" fo:border-right="none" fo:border-top="none" fo:border-bottom="0.05pt solid #000000"/>
    </style:style>
    <style:style style:name="Tabelle14.D22" style:family="table-cell">
      <style:table-cell-properties fo:padding="0.097cm" fo:border-left="0.05pt solid #000000" fo:border-right="none" fo:border-top="none" fo:border-bottom="0.05pt solid #000000"/>
    </style:style>
    <style:style style:name="Tabelle14.E22" style:family="table-cell">
      <style:table-cell-properties fo:padding="0.097cm" fo:border-left="0.05pt solid #000000" fo:border-right="0.05pt solid #000000" fo:border-top="none" fo:border-bottom="0.05pt solid #000000"/>
    </style:style>
    <style:style style:name="Tabelle14.A23" style:family="table-cell">
      <style:table-cell-properties fo:padding="0.097cm" fo:border-left="0.05pt solid #000000" fo:border-right="none" fo:border-top="none" fo:border-bottom="0.05pt solid #000000"/>
    </style:style>
    <style:style style:name="Tabelle14.B23" style:family="table-cell">
      <style:table-cell-properties fo:padding="0.097cm" fo:border-left="0.05pt solid #000000" fo:border-right="none" fo:border-top="none" fo:border-bottom="0.05pt solid #000000"/>
    </style:style>
    <style:style style:name="Tabelle14.C23" style:family="table-cell">
      <style:table-cell-properties fo:padding="0.097cm" fo:border-left="0.05pt solid #000000" fo:border-right="none" fo:border-top="none" fo:border-bottom="0.05pt solid #000000"/>
    </style:style>
    <style:style style:name="Tabelle14.D23" style:family="table-cell">
      <style:table-cell-properties fo:padding="0.097cm" fo:border-left="0.05pt solid #000000" fo:border-right="none" fo:border-top="none" fo:border-bottom="0.05pt solid #000000"/>
    </style:style>
    <style:style style:name="Tabelle14.E23" style:family="table-cell">
      <style:table-cell-properties fo:padding="0.097cm" fo:border-left="0.05pt solid #000000" fo:border-right="0.05pt solid #000000" fo:border-top="none" fo:border-bottom="0.05pt solid #000000"/>
    </style:style>
    <style:style style:name="Tabelle14.A24" style:family="table-cell">
      <style:table-cell-properties fo:background-color="#ffffff" fo:padding="0.097cm" fo:border-left="0.05pt solid #000000" fo:border-right="none" fo:border-top="none" fo:border-bottom="0.05pt solid #000000">
        <style:background-image/>
      </style:table-cell-properties>
    </style:style>
    <style:style style:name="Tabelle14.E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4.A26" style:family="table-cell">
      <style:table-cell-properties fo:padding="0.097cm" fo:border-left="0.05pt solid #000000" fo:border-right="none" fo:border-top="none" fo:border-bottom="0.05pt solid #000000"/>
    </style:style>
    <style:style style:name="Tabelle14.B26" style:family="table-cell">
      <style:table-cell-properties fo:padding="0.097cm" fo:border-left="0.05pt solid #000000" fo:border-right="none" fo:border-top="none" fo:border-bottom="0.05pt solid #000000"/>
    </style:style>
    <style:style style:name="Tabelle14.C26" style:family="table-cell">
      <style:table-cell-properties fo:padding="0.097cm" fo:border-left="0.05pt solid #000000" fo:border-right="none" fo:border-top="none" fo:border-bottom="0.05pt solid #000000"/>
    </style:style>
    <style:style style:name="Tabelle14.D26" style:family="table-cell">
      <style:table-cell-properties fo:padding="0.097cm" fo:border-left="0.05pt solid #000000" fo:border-right="none" fo:border-top="none" fo:border-bottom="0.05pt solid #000000"/>
    </style:style>
    <style:style style:name="Tabelle14.E26" style:family="table-cell">
      <style:table-cell-properties fo:padding="0.097cm" fo:border-left="0.05pt solid #000000" fo:border-right="0.05pt solid #000000" fo:border-top="none" fo:border-bottom="0.05pt solid #000000"/>
    </style:style>
    <style:style style:name="Tabelle14.A27" style:family="table-cell">
      <style:table-cell-properties fo:padding="0.097cm" fo:border-left="0.05pt solid #000000" fo:border-right="none" fo:border-top="none" fo:border-bottom="0.05pt solid #000000"/>
    </style:style>
    <style:style style:name="Tabelle14.B27" style:family="table-cell">
      <style:table-cell-properties fo:padding="0.097cm" fo:border-left="0.05pt solid #000000" fo:border-right="none" fo:border-top="none" fo:border-bottom="0.05pt solid #000000"/>
    </style:style>
    <style:style style:name="Tabelle14.C27" style:family="table-cell">
      <style:table-cell-properties fo:padding="0.097cm" fo:border-left="0.05pt solid #000000" fo:border-right="none" fo:border-top="none" fo:border-bottom="0.05pt solid #000000"/>
    </style:style>
    <style:style style:name="Tabelle14.D27" style:family="table-cell">
      <style:table-cell-properties fo:padding="0.097cm" fo:border-left="0.05pt solid #000000" fo:border-right="none" fo:border-top="none" fo:border-bottom="0.05pt solid #000000"/>
    </style:style>
    <style:style style:name="Tabelle14.E27" style:family="table-cell">
      <style:table-cell-properties fo:padding="0.097cm" fo:border-left="0.05pt solid #000000" fo:border-right="0.05pt solid #000000" fo:border-top="none" fo:border-bottom="0.05pt solid #000000"/>
    </style:style>
    <style:style style:name="Tabelle14.A28" style:family="table-cell">
      <style:table-cell-properties fo:padding="0.097cm" fo:border-left="0.05pt solid #000000" fo:border-right="none" fo:border-top="none" fo:border-bottom="0.05pt solid #000000"/>
    </style:style>
    <style:style style:name="Tabelle14.B28" style:family="table-cell">
      <style:table-cell-properties fo:padding="0.097cm" fo:border-left="0.05pt solid #000000" fo:border-right="none" fo:border-top="none" fo:border-bottom="0.05pt solid #000000"/>
    </style:style>
    <style:style style:name="Tabelle14.C28" style:family="table-cell">
      <style:table-cell-properties fo:padding="0.097cm" fo:border-left="0.05pt solid #000000" fo:border-right="none" fo:border-top="none" fo:border-bottom="0.05pt solid #000000"/>
    </style:style>
    <style:style style:name="Tabelle14.D28" style:family="table-cell">
      <style:table-cell-properties fo:padding="0.097cm" fo:border-left="0.05pt solid #000000" fo:border-right="none" fo:border-top="none" fo:border-bottom="0.05pt solid #000000"/>
    </style:style>
    <style:style style:name="Tabelle14.E28" style:family="table-cell">
      <style:table-cell-properties fo:padding="0.097cm" fo:border-left="0.05pt solid #000000" fo:border-right="0.05pt solid #000000" fo:border-top="none" fo:border-bottom="0.05pt solid #000000"/>
    </style:style>
    <style:style style:name="Tabelle14.A29" style:family="table-cell">
      <style:table-cell-properties fo:padding="0.097cm" fo:border-left="0.05pt solid #000000" fo:border-right="none" fo:border-top="none" fo:border-bottom="0.05pt solid #000000"/>
    </style:style>
    <style:style style:name="Tabelle14.B29" style:family="table-cell">
      <style:table-cell-properties fo:padding="0.097cm" fo:border-left="0.05pt solid #000000" fo:border-right="none" fo:border-top="none" fo:border-bottom="0.05pt solid #000000"/>
    </style:style>
    <style:style style:name="Tabelle14.C29" style:family="table-cell">
      <style:table-cell-properties fo:padding="0.097cm" fo:border-left="0.05pt solid #000000" fo:border-right="none" fo:border-top="none" fo:border-bottom="0.05pt solid #000000"/>
    </style:style>
    <style:style style:name="Tabelle14.D29" style:family="table-cell">
      <style:table-cell-properties fo:padding="0.097cm" fo:border-left="0.05pt solid #000000" fo:border-right="none" fo:border-top="none" fo:border-bottom="0.05pt solid #000000"/>
    </style:style>
    <style:style style:name="Tabelle14.E29" style:family="table-cell">
      <style:table-cell-properties fo:padding="0.097cm" fo:border-left="0.05pt solid #000000" fo:border-right="0.05pt solid #000000" fo:border-top="none" fo:border-bottom="0.05pt solid #000000"/>
    </style:style>
    <style:style style:name="Tabelle14.A30" style:family="table-cell">
      <style:table-cell-properties fo:padding="0.097cm" fo:border-left="0.05pt solid #000000" fo:border-right="none" fo:border-top="none" fo:border-bottom="0.05pt solid #000000"/>
    </style:style>
    <style:style style:name="Tabelle14.B30" style:family="table-cell">
      <style:table-cell-properties fo:padding="0.097cm" fo:border-left="0.05pt solid #000000" fo:border-right="none" fo:border-top="none" fo:border-bottom="0.05pt solid #000000"/>
    </style:style>
    <style:style style:name="Tabelle14.C30" style:family="table-cell">
      <style:table-cell-properties fo:padding="0.097cm" fo:border-left="0.05pt solid #000000" fo:border-right="none" fo:border-top="none" fo:border-bottom="0.05pt solid #000000"/>
    </style:style>
    <style:style style:name="Tabelle14.D30" style:family="table-cell">
      <style:table-cell-properties fo:padding="0.097cm" fo:border-left="0.05pt solid #000000" fo:border-right="none" fo:border-top="none" fo:border-bottom="0.05pt solid #000000"/>
    </style:style>
    <style:style style:name="Tabelle14.E30" style:family="table-cell">
      <style:table-cell-properties fo:padding="0.097cm" fo:border-left="0.05pt solid #000000" fo:border-right="0.05pt solid #000000" fo:border-top="none" fo:border-bottom="0.05pt solid #000000"/>
    </style:style>
    <style:style style:name="Tabelle14.A31" style:family="table-cell">
      <style:table-cell-properties fo:padding="0.097cm" fo:border-left="0.05pt solid #000000" fo:border-right="none" fo:border-top="none" fo:border-bottom="0.05pt solid #000000"/>
    </style:style>
    <style:style style:name="Tabelle14.B31" style:family="table-cell">
      <style:table-cell-properties fo:padding="0.097cm" fo:border-left="0.05pt solid #000000" fo:border-right="none" fo:border-top="none" fo:border-bottom="0.05pt solid #000000"/>
    </style:style>
    <style:style style:name="Tabelle14.C31" style:family="table-cell">
      <style:table-cell-properties fo:padding="0.097cm" fo:border-left="0.05pt solid #000000" fo:border-right="none" fo:border-top="none" fo:border-bottom="0.05pt solid #000000"/>
    </style:style>
    <style:style style:name="Tabelle14.D31" style:family="table-cell">
      <style:table-cell-properties fo:padding="0.097cm" fo:border-left="0.05pt solid #000000" fo:border-right="none" fo:border-top="none" fo:border-bottom="0.05pt solid #000000"/>
    </style:style>
    <style:style style:name="Tabelle14.E31" style:family="table-cell">
      <style:table-cell-properties fo:padding="0.097cm" fo:border-left="0.05pt solid #000000" fo:border-right="0.05pt solid #000000" fo:border-top="none" fo:border-bottom="0.05pt solid #000000"/>
    </style:style>
    <style:style style:name="Tabelle14.A32" style:family="table-cell">
      <style:table-cell-properties fo:padding="0.097cm" fo:border-left="0.05pt solid #000000" fo:border-right="none" fo:border-top="none" fo:border-bottom="0.05pt solid #000000"/>
    </style:style>
    <style:style style:name="Tabelle14.B32" style:family="table-cell">
      <style:table-cell-properties fo:padding="0.097cm" fo:border-left="0.05pt solid #000000" fo:border-right="none" fo:border-top="none" fo:border-bottom="0.05pt solid #000000"/>
    </style:style>
    <style:style style:name="Tabelle14.C32" style:family="table-cell">
      <style:table-cell-properties fo:padding="0.097cm" fo:border-left="0.05pt solid #000000" fo:border-right="none" fo:border-top="none" fo:border-bottom="0.05pt solid #000000"/>
    </style:style>
    <style:style style:name="Tabelle14.D32" style:family="table-cell">
      <style:table-cell-properties fo:padding="0.097cm" fo:border-left="0.05pt solid #000000" fo:border-right="none" fo:border-top="none" fo:border-bottom="0.05pt solid #000000"/>
    </style:style>
    <style:style style:name="Tabelle14.E32" style:family="table-cell">
      <style:table-cell-properties fo:padding="0.097cm" fo:border-left="0.05pt solid #000000" fo:border-right="0.05pt solid #000000" fo:border-top="none" fo:border-bottom="0.05pt solid #000000"/>
    </style:style>
    <style:style style:name="Tabelle14.A33" style:family="table-cell">
      <style:table-cell-properties fo:padding="0.097cm" fo:border-left="0.05pt solid #000000" fo:border-right="none" fo:border-top="none" fo:border-bottom="0.05pt solid #000000"/>
    </style:style>
    <style:style style:name="Tabelle14.B33" style:family="table-cell">
      <style:table-cell-properties fo:padding="0.097cm" fo:border-left="0.05pt solid #000000" fo:border-right="none" fo:border-top="none" fo:border-bottom="0.05pt solid #000000"/>
    </style:style>
    <style:style style:name="Tabelle14.C33" style:family="table-cell">
      <style:table-cell-properties fo:padding="0.097cm" fo:border-left="0.05pt solid #000000" fo:border-right="none" fo:border-top="none" fo:border-bottom="0.05pt solid #000000"/>
    </style:style>
    <style:style style:name="Tabelle14.D33" style:family="table-cell">
      <style:table-cell-properties fo:padding="0.097cm" fo:border-left="0.05pt solid #000000" fo:border-right="none" fo:border-top="none" fo:border-bottom="0.05pt solid #000000"/>
    </style:style>
    <style:style style:name="Tabelle14.E33" style:family="table-cell">
      <style:table-cell-properties fo:padding="0.097cm" fo:border-left="0.05pt solid #000000" fo:border-right="0.05pt solid #000000" fo:border-top="none" fo:border-bottom="0.05pt solid #000000"/>
    </style:style>
    <style:style style:name="Tabelle14.A34" style:family="table-cell">
      <style:table-cell-properties fo:padding="0.097cm" fo:border-left="0.05pt solid #000000" fo:border-right="none" fo:border-top="none" fo:border-bottom="0.05pt solid #000000"/>
    </style:style>
    <style:style style:name="Tabelle14.B34" style:family="table-cell">
      <style:table-cell-properties fo:padding="0.097cm" fo:border-left="0.05pt solid #000000" fo:border-right="none" fo:border-top="none" fo:border-bottom="0.05pt solid #000000"/>
    </style:style>
    <style:style style:name="Tabelle14.C34" style:family="table-cell">
      <style:table-cell-properties fo:padding="0.097cm" fo:border-left="0.05pt solid #000000" fo:border-right="none" fo:border-top="none" fo:border-bottom="0.05pt solid #000000"/>
    </style:style>
    <style:style style:name="Tabelle14.D34" style:family="table-cell">
      <style:table-cell-properties fo:padding="0.097cm" fo:border-left="0.05pt solid #000000" fo:border-right="none" fo:border-top="none" fo:border-bottom="0.05pt solid #000000"/>
    </style:style>
    <style:style style:name="Tabelle14.E34" style:family="table-cell">
      <style:table-cell-properties fo:padding="0.097cm" fo:border-left="0.05pt solid #000000" fo:border-right="0.05pt solid #000000" fo:border-top="none" fo:border-bottom="0.05pt solid #000000"/>
    </style:style>
    <style:style style:name="Tabelle14.A35" style:family="table-cell">
      <style:table-cell-properties fo:padding="0.097cm" fo:border-left="0.05pt solid #000000" fo:border-right="none" fo:border-top="none" fo:border-bottom="0.05pt solid #000000"/>
    </style:style>
    <style:style style:name="Tabelle14.B35" style:family="table-cell">
      <style:table-cell-properties fo:padding="0.097cm" fo:border-left="0.05pt solid #000000" fo:border-right="none" fo:border-top="none" fo:border-bottom="0.05pt solid #000000"/>
    </style:style>
    <style:style style:name="Tabelle14.C35" style:family="table-cell">
      <style:table-cell-properties fo:padding="0.097cm" fo:border-left="0.05pt solid #000000" fo:border-right="none" fo:border-top="none" fo:border-bottom="0.05pt solid #000000"/>
    </style:style>
    <style:style style:name="Tabelle14.D35" style:family="table-cell">
      <style:table-cell-properties fo:padding="0.097cm" fo:border-left="0.05pt solid #000000" fo:border-right="none" fo:border-top="none" fo:border-bottom="0.05pt solid #000000"/>
    </style:style>
    <style:style style:name="Tabelle14.E35" style:family="table-cell">
      <style:table-cell-properties fo:padding="0.097cm" fo:border-left="0.05pt solid #000000" fo:border-right="0.05pt solid #000000" fo:border-top="none" fo:border-bottom="0.05pt solid #000000"/>
    </style:style>
    <style:style style:name="Tabelle14.A36" style:family="table-cell">
      <style:table-cell-properties fo:padding="0.097cm" fo:border-left="0.05pt solid #000000" fo:border-right="none" fo:border-top="none" fo:border-bottom="0.05pt solid #000000"/>
    </style:style>
    <style:style style:name="Tabelle14.B36" style:family="table-cell">
      <style:table-cell-properties fo:padding="0.097cm" fo:border-left="0.05pt solid #000000" fo:border-right="none" fo:border-top="none" fo:border-bottom="0.05pt solid #000000"/>
    </style:style>
    <style:style style:name="Tabelle14.C36" style:family="table-cell">
      <style:table-cell-properties fo:padding="0.097cm" fo:border-left="0.05pt solid #000000" fo:border-right="none" fo:border-top="none" fo:border-bottom="0.05pt solid #000000"/>
    </style:style>
    <style:style style:name="Tabelle14.D36" style:family="table-cell">
      <style:table-cell-properties fo:padding="0.097cm" fo:border-left="0.05pt solid #000000" fo:border-right="none" fo:border-top="none" fo:border-bottom="0.05pt solid #000000"/>
    </style:style>
    <style:style style:name="Tabelle14.E36" style:family="table-cell">
      <style:table-cell-properties fo:padding="0.097cm" fo:border-left="0.05pt solid #000000" fo:border-right="0.05pt solid #000000" fo:border-top="none" fo:border-bottom="0.05pt solid #000000"/>
    </style:style>
    <style:style style:name="Tabelle14.A37" style:family="table-cell">
      <style:table-cell-properties fo:padding="0.097cm" fo:border-left="0.05pt solid #000000" fo:border-right="none" fo:border-top="none" fo:border-bottom="0.05pt solid #000000"/>
    </style:style>
    <style:style style:name="Tabelle14.B37" style:family="table-cell">
      <style:table-cell-properties fo:padding="0.097cm" fo:border-left="0.05pt solid #000000" fo:border-right="none" fo:border-top="none" fo:border-bottom="0.05pt solid #000000"/>
    </style:style>
    <style:style style:name="Tabelle14.C37" style:family="table-cell">
      <style:table-cell-properties fo:padding="0.097cm" fo:border-left="0.05pt solid #000000" fo:border-right="none" fo:border-top="none" fo:border-bottom="0.05pt solid #000000"/>
    </style:style>
    <style:style style:name="Tabelle14.D37" style:family="table-cell">
      <style:table-cell-properties fo:padding="0.097cm" fo:border-left="0.05pt solid #000000" fo:border-right="none" fo:border-top="none" fo:border-bottom="0.05pt solid #000000"/>
    </style:style>
    <style:style style:name="Tabelle14.E37" style:family="table-cell">
      <style:table-cell-properties fo:padding="0.097cm" fo:border-left="0.05pt solid #000000" fo:border-right="0.05pt solid #000000" fo:border-top="none" fo:border-bottom="0.05pt solid #000000"/>
    </style:style>
    <style:style style:name="Tabelle14.A38" style:family="table-cell">
      <style:table-cell-properties fo:padding="0.097cm" fo:border-left="0.05pt solid #000000" fo:border-right="none" fo:border-top="none" fo:border-bottom="0.05pt solid #000000"/>
    </style:style>
    <style:style style:name="Tabelle14.B38" style:family="table-cell">
      <style:table-cell-properties fo:padding="0.097cm" fo:border-left="0.05pt solid #000000" fo:border-right="none" fo:border-top="none" fo:border-bottom="0.05pt solid #000000"/>
    </style:style>
    <style:style style:name="Tabelle14.C38" style:family="table-cell">
      <style:table-cell-properties fo:padding="0.097cm" fo:border-left="0.05pt solid #000000" fo:border-right="none" fo:border-top="none" fo:border-bottom="0.05pt solid #000000"/>
    </style:style>
    <style:style style:name="Tabelle14.D38" style:family="table-cell">
      <style:table-cell-properties fo:padding="0.097cm" fo:border-left="0.05pt solid #000000" fo:border-right="none" fo:border-top="none" fo:border-bottom="0.05pt solid #000000"/>
    </style:style>
    <style:style style:name="Tabelle14.E38" style:family="table-cell">
      <style:table-cell-properties fo:padding="0.097cm" fo:border-left="0.05pt solid #000000" fo:border-right="0.05pt solid #000000" fo:border-top="none" fo:border-bottom="0.05pt solid #000000"/>
    </style:style>
    <style:style style:name="Tabelle14.A39" style:family="table-cell">
      <style:table-cell-properties fo:padding="0.097cm" fo:border-left="0.05pt solid #000000" fo:border-right="none" fo:border-top="none" fo:border-bottom="0.05pt solid #000000"/>
    </style:style>
    <style:style style:name="Tabelle14.B39" style:family="table-cell">
      <style:table-cell-properties fo:padding="0.097cm" fo:border-left="0.05pt solid #000000" fo:border-right="none" fo:border-top="none" fo:border-bottom="0.05pt solid #000000"/>
    </style:style>
    <style:style style:name="Tabelle14.C39" style:family="table-cell">
      <style:table-cell-properties fo:padding="0.097cm" fo:border-left="0.05pt solid #000000" fo:border-right="none" fo:border-top="none" fo:border-bottom="0.05pt solid #000000"/>
    </style:style>
    <style:style style:name="Tabelle14.D39" style:family="table-cell">
      <style:table-cell-properties fo:padding="0.097cm" fo:border-left="0.05pt solid #000000" fo:border-right="none" fo:border-top="none" fo:border-bottom="0.05pt solid #000000"/>
    </style:style>
    <style:style style:name="Tabelle14.E39" style:family="table-cell">
      <style:table-cell-properties fo:padding="0.097cm" fo:border-left="0.05pt solid #000000" fo:border-right="0.05pt solid #000000" fo:border-top="none" fo:border-bottom="0.05pt solid #000000"/>
    </style:style>
    <style:style style:name="Tabelle14.A40" style:family="table-cell">
      <style:table-cell-properties fo:padding="0.097cm" fo:border-left="0.05pt solid #000000" fo:border-right="none" fo:border-top="none" fo:border-bottom="0.05pt solid #000000"/>
    </style:style>
    <style:style style:name="Tabelle14.B40" style:family="table-cell">
      <style:table-cell-properties fo:padding="0.097cm" fo:border-left="0.05pt solid #000000" fo:border-right="none" fo:border-top="none" fo:border-bottom="0.05pt solid #000000"/>
    </style:style>
    <style:style style:name="Tabelle14.C40" style:family="table-cell">
      <style:table-cell-properties fo:padding="0.097cm" fo:border-left="0.05pt solid #000000" fo:border-right="none" fo:border-top="none" fo:border-bottom="0.05pt solid #000000"/>
    </style:style>
    <style:style style:name="Tabelle14.D40" style:family="table-cell">
      <style:table-cell-properties fo:padding="0.097cm" fo:border-left="0.05pt solid #000000" fo:border-right="none" fo:border-top="none" fo:border-bottom="0.05pt solid #000000"/>
    </style:style>
    <style:style style:name="Tabelle14.E40" style:family="table-cell">
      <style:table-cell-properties fo:padding="0.097cm" fo:border-left="0.05pt solid #000000" fo:border-right="0.05pt solid #000000" fo:border-top="none" fo:border-bottom="0.05pt solid #000000"/>
    </style:style>
    <style:style style:name="Tabelle14.A41" style:family="table-cell">
      <style:table-cell-properties fo:padding="0.097cm" fo:border-left="0.05pt solid #000000" fo:border-right="none" fo:border-top="none" fo:border-bottom="0.05pt solid #000000"/>
    </style:style>
    <style:style style:name="Tabelle14.B41" style:family="table-cell">
      <style:table-cell-properties fo:padding="0.097cm" fo:border-left="0.05pt solid #000000" fo:border-right="none" fo:border-top="none" fo:border-bottom="0.05pt solid #000000"/>
    </style:style>
    <style:style style:name="Tabelle14.C41" style:family="table-cell">
      <style:table-cell-properties fo:padding="0.097cm" fo:border-left="0.05pt solid #000000" fo:border-right="none" fo:border-top="none" fo:border-bottom="0.05pt solid #000000"/>
    </style:style>
    <style:style style:name="Tabelle14.D41" style:family="table-cell">
      <style:table-cell-properties fo:padding="0.097cm" fo:border-left="0.05pt solid #000000" fo:border-right="none" fo:border-top="none" fo:border-bottom="0.05pt solid #000000"/>
    </style:style>
    <style:style style:name="Tabelle14.E41" style:family="table-cell">
      <style:table-cell-properties fo:padding="0.097cm" fo:border-left="0.05pt solid #000000" fo:border-right="0.05pt solid #000000" fo:border-top="none" fo:border-bottom="0.05pt solid #000000"/>
    </style:style>
    <style:style style:name="Tabelle14.A42" style:family="table-cell">
      <style:table-cell-properties fo:padding="0.097cm" fo:border-left="0.05pt solid #000000" fo:border-right="none" fo:border-top="none" fo:border-bottom="0.05pt solid #000000"/>
    </style:style>
    <style:style style:name="Tabelle14.B42" style:family="table-cell">
      <style:table-cell-properties fo:padding="0.097cm" fo:border-left="0.05pt solid #000000" fo:border-right="none" fo:border-top="none" fo:border-bottom="0.05pt solid #000000"/>
    </style:style>
    <style:style style:name="Tabelle14.C42" style:family="table-cell">
      <style:table-cell-properties fo:padding="0.097cm" fo:border-left="0.05pt solid #000000" fo:border-right="none" fo:border-top="none" fo:border-bottom="0.05pt solid #000000"/>
    </style:style>
    <style:style style:name="Tabelle14.D42" style:family="table-cell">
      <style:table-cell-properties fo:padding="0.097cm" fo:border-left="0.05pt solid #000000" fo:border-right="none" fo:border-top="none" fo:border-bottom="0.05pt solid #000000"/>
    </style:style>
    <style:style style:name="Tabelle14.E42" style:family="table-cell">
      <style:table-cell-properties fo:padding="0.097cm" fo:border-left="0.05pt solid #000000" fo:border-right="0.05pt solid #000000" fo:border-top="none" fo:border-bottom="0.05pt solid #000000"/>
    </style:style>
    <style:style style:name="Tabelle14.A43" style:family="table-cell">
      <style:table-cell-properties fo:padding="0.097cm" fo:border-left="0.05pt solid #000000" fo:border-right="none" fo:border-top="none" fo:border-bottom="0.05pt solid #000000"/>
    </style:style>
    <style:style style:name="Tabelle14.B43" style:family="table-cell">
      <style:table-cell-properties fo:padding="0.097cm" fo:border-left="0.05pt solid #000000" fo:border-right="none" fo:border-top="none" fo:border-bottom="0.05pt solid #000000"/>
    </style:style>
    <style:style style:name="Tabelle14.C43" style:family="table-cell">
      <style:table-cell-properties fo:padding="0.097cm" fo:border-left="0.05pt solid #000000" fo:border-right="none" fo:border-top="none" fo:border-bottom="0.05pt solid #000000"/>
    </style:style>
    <style:style style:name="Tabelle14.D43" style:family="table-cell">
      <style:table-cell-properties fo:padding="0.097cm" fo:border-left="0.05pt solid #000000" fo:border-right="none" fo:border-top="none" fo:border-bottom="0.05pt solid #000000"/>
    </style:style>
    <style:style style:name="Tabelle14.E43" style:family="table-cell">
      <style:table-cell-properties fo:padding="0.097cm" fo:border-left="0.05pt solid #000000" fo:border-right="0.05pt solid #000000" fo:border-top="none" fo:border-bottom="0.05pt solid #000000"/>
    </style:style>
    <style:style style:name="Tabelle14.A44" style:family="table-cell">
      <style:table-cell-properties fo:padding="0.097cm" fo:border-left="0.05pt solid #000000" fo:border-right="none" fo:border-top="none" fo:border-bottom="0.05pt solid #000000"/>
    </style:style>
    <style:style style:name="Tabelle14.B44" style:family="table-cell">
      <style:table-cell-properties fo:padding="0.097cm" fo:border-left="0.05pt solid #000000" fo:border-right="none" fo:border-top="none" fo:border-bottom="0.05pt solid #000000"/>
    </style:style>
    <style:style style:name="Tabelle14.C44" style:family="table-cell">
      <style:table-cell-properties fo:padding="0.097cm" fo:border-left="0.05pt solid #000000" fo:border-right="none" fo:border-top="none" fo:border-bottom="0.05pt solid #000000"/>
    </style:style>
    <style:style style:name="Tabelle14.D44" style:family="table-cell">
      <style:table-cell-properties fo:padding="0.097cm" fo:border-left="0.05pt solid #000000" fo:border-right="none" fo:border-top="none" fo:border-bottom="0.05pt solid #000000"/>
    </style:style>
    <style:style style:name="Tabelle14.E44" style:family="table-cell">
      <style:table-cell-properties fo:padding="0.097cm" fo:border-left="0.05pt solid #000000" fo:border-right="0.05pt solid #000000" fo:border-top="none" fo:border-bottom="0.05pt solid #000000"/>
    </style:style>
    <style:style style:name="Tabelle14.A45" style:family="table-cell">
      <style:table-cell-properties fo:padding="0.097cm" fo:border-left="0.05pt solid #000000" fo:border-right="none" fo:border-top="none" fo:border-bottom="0.05pt solid #000000"/>
    </style:style>
    <style:style style:name="Tabelle14.B45" style:family="table-cell">
      <style:table-cell-properties fo:padding="0.097cm" fo:border-left="0.05pt solid #000000" fo:border-right="none" fo:border-top="none" fo:border-bottom="0.05pt solid #000000"/>
    </style:style>
    <style:style style:name="Tabelle14.C45" style:family="table-cell">
      <style:table-cell-properties fo:padding="0.097cm" fo:border-left="0.05pt solid #000000" fo:border-right="none" fo:border-top="none" fo:border-bottom="0.05pt solid #000000"/>
    </style:style>
    <style:style style:name="Tabelle14.D45" style:family="table-cell">
      <style:table-cell-properties fo:padding="0.097cm" fo:border-left="0.05pt solid #000000" fo:border-right="none" fo:border-top="none" fo:border-bottom="0.05pt solid #000000"/>
    </style:style>
    <style:style style:name="Tabelle14.E45" style:family="table-cell">
      <style:table-cell-properties fo:padding="0.097cm" fo:border-left="0.05pt solid #000000" fo:border-right="0.05pt solid #000000" fo:border-top="none" fo:border-bottom="0.05pt solid #000000"/>
    </style:style>
    <style:style style:name="Tabelle14.A46" style:family="table-cell">
      <style:table-cell-properties fo:padding="0.097cm" fo:border-left="0.05pt solid #000000" fo:border-right="none" fo:border-top="none" fo:border-bottom="0.05pt solid #000000"/>
    </style:style>
    <style:style style:name="Tabelle14.B46" style:family="table-cell">
      <style:table-cell-properties fo:padding="0.097cm" fo:border-left="0.05pt solid #000000" fo:border-right="none" fo:border-top="none" fo:border-bottom="0.05pt solid #000000"/>
    </style:style>
    <style:style style:name="Tabelle14.C46" style:family="table-cell">
      <style:table-cell-properties fo:padding="0.097cm" fo:border-left="0.05pt solid #000000" fo:border-right="none" fo:border-top="none" fo:border-bottom="0.05pt solid #000000"/>
    </style:style>
    <style:style style:name="Tabelle14.D46" style:family="table-cell">
      <style:table-cell-properties fo:padding="0.097cm" fo:border-left="0.05pt solid #000000" fo:border-right="none" fo:border-top="none" fo:border-bottom="0.05pt solid #000000"/>
    </style:style>
    <style:style style:name="Tabelle14.E46" style:family="table-cell">
      <style:table-cell-properties fo:padding="0.097cm" fo:border-left="0.05pt solid #000000" fo:border-right="0.05pt solid #000000" fo:border-top="none" fo:border-bottom="0.05pt solid #000000"/>
    </style:style>
    <style:style style:name="Tabelle14.A47" style:family="table-cell">
      <style:table-cell-properties fo:padding="0.097cm" fo:border-left="0.05pt solid #000000" fo:border-right="none" fo:border-top="none" fo:border-bottom="0.05pt solid #000000"/>
    </style:style>
    <style:style style:name="Tabelle14.B47" style:family="table-cell">
      <style:table-cell-properties fo:padding="0.097cm" fo:border-left="0.05pt solid #000000" fo:border-right="none" fo:border-top="none" fo:border-bottom="0.05pt solid #000000"/>
    </style:style>
    <style:style style:name="Tabelle14.C47" style:family="table-cell">
      <style:table-cell-properties fo:padding="0.097cm" fo:border-left="0.05pt solid #000000" fo:border-right="none" fo:border-top="none" fo:border-bottom="0.05pt solid #000000"/>
    </style:style>
    <style:style style:name="Tabelle14.D47" style:family="table-cell">
      <style:table-cell-properties fo:padding="0.097cm" fo:border-left="0.05pt solid #000000" fo:border-right="none" fo:border-top="none" fo:border-bottom="0.05pt solid #000000"/>
    </style:style>
    <style:style style:name="Tabelle14.E47" style:family="table-cell">
      <style:table-cell-properties fo:padding="0.097cm" fo:border-left="0.05pt solid #000000" fo:border-right="0.05pt solid #000000" fo:border-top="none" fo:border-bottom="0.05pt solid #000000"/>
    </style:style>
    <style:style style:name="Tabelle14.A48" style:family="table-cell">
      <style:table-cell-properties fo:padding="0.097cm" fo:border-left="0.05pt solid #000000" fo:border-right="none" fo:border-top="none" fo:border-bottom="0.05pt solid #000000"/>
    </style:style>
    <style:style style:name="Tabelle14.B48" style:family="table-cell">
      <style:table-cell-properties fo:padding="0.097cm" fo:border-left="0.05pt solid #000000" fo:border-right="none" fo:border-top="none" fo:border-bottom="0.05pt solid #000000"/>
    </style:style>
    <style:style style:name="Tabelle14.C48" style:family="table-cell">
      <style:table-cell-properties fo:padding="0.097cm" fo:border-left="0.05pt solid #000000" fo:border-right="none" fo:border-top="none" fo:border-bottom="0.05pt solid #000000"/>
    </style:style>
    <style:style style:name="Tabelle14.D48" style:family="table-cell">
      <style:table-cell-properties fo:padding="0.097cm" fo:border-left="0.05pt solid #000000" fo:border-right="none" fo:border-top="none" fo:border-bottom="0.05pt solid #000000"/>
    </style:style>
    <style:style style:name="Tabelle14.E48" style:family="table-cell">
      <style:table-cell-properties fo:padding="0.097cm" fo:border-left="0.05pt solid #000000" fo:border-right="0.05pt solid #000000" fo:border-top="none" fo:border-bottom="0.05pt solid #000000"/>
    </style:style>
    <style:style style:name="Tabelle14.A49" style:family="table-cell">
      <style:table-cell-properties fo:padding="0.097cm" fo:border-left="0.05pt solid #000000" fo:border-right="none" fo:border-top="none" fo:border-bottom="0.05pt solid #000000"/>
    </style:style>
    <style:style style:name="Tabelle14.B49" style:family="table-cell">
      <style:table-cell-properties fo:padding="0.097cm" fo:border-left="0.05pt solid #000000" fo:border-right="none" fo:border-top="none" fo:border-bottom="0.05pt solid #000000"/>
    </style:style>
    <style:style style:name="Tabelle14.C49" style:family="table-cell">
      <style:table-cell-properties fo:padding="0.097cm" fo:border-left="0.05pt solid #000000" fo:border-right="none" fo:border-top="none" fo:border-bottom="0.05pt solid #000000"/>
    </style:style>
    <style:style style:name="Tabelle14.D49" style:family="table-cell">
      <style:table-cell-properties fo:padding="0.097cm" fo:border-left="0.05pt solid #000000" fo:border-right="none" fo:border-top="none" fo:border-bottom="0.05pt solid #000000"/>
    </style:style>
    <style:style style:name="Tabelle14.E49" style:family="table-cell">
      <style:table-cell-properties fo:padding="0.097cm" fo:border-left="0.05pt solid #000000" fo:border-right="0.05pt solid #000000" fo:border-top="none" fo:border-bottom="0.05pt solid #000000"/>
    </style:style>
    <style:style style:name="Tabelle14.A50" style:family="table-cell">
      <style:table-cell-properties fo:padding="0.097cm" fo:border-left="0.05pt solid #000000" fo:border-right="none" fo:border-top="none" fo:border-bottom="0.05pt solid #000000"/>
    </style:style>
    <style:style style:name="Tabelle14.B50" style:family="table-cell">
      <style:table-cell-properties fo:padding="0.097cm" fo:border-left="0.05pt solid #000000" fo:border-right="none" fo:border-top="none" fo:border-bottom="0.05pt solid #000000"/>
    </style:style>
    <style:style style:name="Tabelle14.C50" style:family="table-cell">
      <style:table-cell-properties fo:padding="0.097cm" fo:border-left="0.05pt solid #000000" fo:border-right="none" fo:border-top="none" fo:border-bottom="0.05pt solid #000000"/>
    </style:style>
    <style:style style:name="Tabelle14.D50" style:family="table-cell">
      <style:table-cell-properties fo:padding="0.097cm" fo:border-left="0.05pt solid #000000" fo:border-right="none" fo:border-top="none" fo:border-bottom="0.05pt solid #000000"/>
    </style:style>
    <style:style style:name="Tabelle14.E50" style:family="table-cell">
      <style:table-cell-properties fo:padding="0.097cm" fo:border-left="0.05pt solid #000000" fo:border-right="0.05pt solid #000000" fo:border-top="none" fo:border-bottom="0.05pt solid #000000"/>
    </style:style>
    <style:style style:name="Tabelle14.A51" style:family="table-cell">
      <style:table-cell-properties fo:padding="0.097cm" fo:border-left="0.05pt solid #000000" fo:border-right="none" fo:border-top="none" fo:border-bottom="0.05pt solid #000000"/>
    </style:style>
    <style:style style:name="Tabelle14.B51" style:family="table-cell">
      <style:table-cell-properties fo:padding="0.097cm" fo:border-left="0.05pt solid #000000" fo:border-right="none" fo:border-top="none" fo:border-bottom="0.05pt solid #000000"/>
    </style:style>
    <style:style style:name="Tabelle14.C51" style:family="table-cell">
      <style:table-cell-properties fo:padding="0.097cm" fo:border-left="0.05pt solid #000000" fo:border-right="none" fo:border-top="none" fo:border-bottom="0.05pt solid #000000"/>
    </style:style>
    <style:style style:name="Tabelle14.D51" style:family="table-cell">
      <style:table-cell-properties fo:padding="0.097cm" fo:border-left="0.05pt solid #000000" fo:border-right="none" fo:border-top="none" fo:border-bottom="0.05pt solid #000000"/>
    </style:style>
    <style:style style:name="Tabelle14.E51" style:family="table-cell">
      <style:table-cell-properties fo:padding="0.097cm" fo:border-left="0.05pt solid #000000" fo:border-right="0.05pt solid #000000" fo:border-top="none" fo:border-bottom="0.05pt solid #000000"/>
    </style:style>
    <style:style style:name="Tabelle14.A52" style:family="table-cell">
      <style:table-cell-properties fo:padding="0.097cm" fo:border-left="0.05pt solid #000000" fo:border-right="none" fo:border-top="none" fo:border-bottom="0.05pt solid #000000"/>
    </style:style>
    <style:style style:name="Tabelle14.B52" style:family="table-cell">
      <style:table-cell-properties fo:padding="0.097cm" fo:border-left="0.05pt solid #000000" fo:border-right="none" fo:border-top="none" fo:border-bottom="0.05pt solid #000000"/>
    </style:style>
    <style:style style:name="Tabelle14.C52" style:family="table-cell">
      <style:table-cell-properties fo:padding="0.097cm" fo:border-left="0.05pt solid #000000" fo:border-right="none" fo:border-top="none" fo:border-bottom="0.05pt solid #000000"/>
    </style:style>
    <style:style style:name="Tabelle14.D52" style:family="table-cell">
      <style:table-cell-properties fo:padding="0.097cm" fo:border-left="0.05pt solid #000000" fo:border-right="none" fo:border-top="none" fo:border-bottom="0.05pt solid #000000"/>
    </style:style>
    <style:style style:name="Tabelle14.E52" style:family="table-cell">
      <style:table-cell-properties fo:padding="0.097cm" fo:border-left="0.05pt solid #000000" fo:border-right="0.05pt solid #000000" fo:border-top="none" fo:border-bottom="0.05pt solid #000000"/>
    </style:style>
    <style:style style:name="Tabelle14.A53" style:family="table-cell">
      <style:table-cell-properties fo:padding="0.097cm" fo:border-left="0.05pt solid #000000" fo:border-right="none" fo:border-top="none" fo:border-bottom="0.05pt solid #000000"/>
    </style:style>
    <style:style style:name="Tabelle14.B53" style:family="table-cell">
      <style:table-cell-properties fo:padding="0.097cm" fo:border-left="0.05pt solid #000000" fo:border-right="none" fo:border-top="none" fo:border-bottom="0.05pt solid #000000"/>
    </style:style>
    <style:style style:name="Tabelle14.C53" style:family="table-cell">
      <style:table-cell-properties fo:padding="0.097cm" fo:border-left="0.05pt solid #000000" fo:border-right="none" fo:border-top="none" fo:border-bottom="0.05pt solid #000000"/>
    </style:style>
    <style:style style:name="Tabelle14.D53" style:family="table-cell">
      <style:table-cell-properties fo:padding="0.097cm" fo:border-left="0.05pt solid #000000" fo:border-right="none" fo:border-top="none" fo:border-bottom="0.05pt solid #000000"/>
    </style:style>
    <style:style style:name="Tabelle14.E53" style:family="table-cell">
      <style:table-cell-properties fo:padding="0.097cm" fo:border-left="0.05pt solid #000000" fo:border-right="0.05pt solid #000000" fo:border-top="none" fo:border-bottom="0.05pt solid #000000"/>
    </style:style>
    <style:style style:name="Tabelle14.A54" style:family="table-cell">
      <style:table-cell-properties fo:padding="0.097cm" fo:border-left="0.05pt solid #000000" fo:border-right="none" fo:border-top="none" fo:border-bottom="0.05pt solid #000000"/>
    </style:style>
    <style:style style:name="Tabelle14.B54" style:family="table-cell">
      <style:table-cell-properties fo:padding="0.097cm" fo:border-left="0.05pt solid #000000" fo:border-right="none" fo:border-top="none" fo:border-bottom="0.05pt solid #000000"/>
    </style:style>
    <style:style style:name="Tabelle14.C54" style:family="table-cell">
      <style:table-cell-properties fo:padding="0.097cm" fo:border-left="0.05pt solid #000000" fo:border-right="none" fo:border-top="none" fo:border-bottom="0.05pt solid #000000"/>
    </style:style>
    <style:style style:name="Tabelle14.D54" style:family="table-cell">
      <style:table-cell-properties fo:padding="0.097cm" fo:border-left="0.05pt solid #000000" fo:border-right="none" fo:border-top="none" fo:border-bottom="0.05pt solid #000000"/>
    </style:style>
    <style:style style:name="Tabelle14.E54" style:family="table-cell">
      <style:table-cell-properties fo:padding="0.097cm" fo:border-left="0.05pt solid #000000" fo:border-right="0.05pt solid #000000" fo:border-top="none" fo:border-bottom="0.05pt solid #000000"/>
    </style:style>
    <style:style style:name="Tabelle14.A55" style:family="table-cell">
      <style:table-cell-properties fo:padding="0.097cm" fo:border-left="0.05pt solid #000000" fo:border-right="none" fo:border-top="none" fo:border-bottom="0.05pt solid #000000"/>
    </style:style>
    <style:style style:name="Tabelle14.B55" style:family="table-cell">
      <style:table-cell-properties fo:padding="0.097cm" fo:border-left="0.05pt solid #000000" fo:border-right="none" fo:border-top="none" fo:border-bottom="0.05pt solid #000000"/>
    </style:style>
    <style:style style:name="Tabelle14.C55" style:family="table-cell">
      <style:table-cell-properties fo:padding="0.097cm" fo:border-left="0.05pt solid #000000" fo:border-right="none" fo:border-top="none" fo:border-bottom="0.05pt solid #000000"/>
    </style:style>
    <style:style style:name="Tabelle14.D55" style:family="table-cell">
      <style:table-cell-properties fo:padding="0.097cm" fo:border-left="0.05pt solid #000000" fo:border-right="none" fo:border-top="none" fo:border-bottom="0.05pt solid #000000"/>
    </style:style>
    <style:style style:name="Tabelle14.E55" style:family="table-cell">
      <style:table-cell-properties fo:padding="0.097cm" fo:border-left="0.05pt solid #000000" fo:border-right="0.05pt solid #000000" fo:border-top="none" fo:border-bottom="0.05pt solid #000000"/>
    </style:style>
    <style:style style:name="Tabelle14.A56" style:family="table-cell">
      <style:table-cell-properties fo:padding="0.097cm" fo:border-left="0.05pt solid #000000" fo:border-right="none" fo:border-top="none" fo:border-bottom="0.05pt solid #000000"/>
    </style:style>
    <style:style style:name="Tabelle14.B56" style:family="table-cell">
      <style:table-cell-properties fo:padding="0.097cm" fo:border-left="0.05pt solid #000000" fo:border-right="none" fo:border-top="none" fo:border-bottom="0.05pt solid #000000"/>
    </style:style>
    <style:style style:name="Tabelle14.C56" style:family="table-cell">
      <style:table-cell-properties fo:padding="0.097cm" fo:border-left="0.05pt solid #000000" fo:border-right="none" fo:border-top="none" fo:border-bottom="0.05pt solid #000000"/>
    </style:style>
    <style:style style:name="Tabelle14.D56" style:family="table-cell">
      <style:table-cell-properties fo:padding="0.097cm" fo:border-left="0.05pt solid #000000" fo:border-right="none" fo:border-top="none" fo:border-bottom="0.05pt solid #000000"/>
    </style:style>
    <style:style style:name="Tabelle14.E56" style:family="table-cell">
      <style:table-cell-properties fo:padding="0.097cm" fo:border-left="0.05pt solid #000000" fo:border-right="0.05pt solid #000000" fo:border-top="none" fo:border-bottom="0.05pt solid #000000"/>
    </style:style>
    <style:style style:name="Tabelle14.A57" style:family="table-cell">
      <style:table-cell-properties fo:padding="0.097cm" fo:border-left="0.05pt solid #000000" fo:border-right="none" fo:border-top="none" fo:border-bottom="0.05pt solid #000000"/>
    </style:style>
    <style:style style:name="Tabelle14.B57" style:family="table-cell">
      <style:table-cell-properties fo:padding="0.097cm" fo:border-left="0.05pt solid #000000" fo:border-right="none" fo:border-top="none" fo:border-bottom="0.05pt solid #000000"/>
    </style:style>
    <style:style style:name="Tabelle14.C57" style:family="table-cell">
      <style:table-cell-properties fo:padding="0.097cm" fo:border-left="0.05pt solid #000000" fo:border-right="none" fo:border-top="none" fo:border-bottom="0.05pt solid #000000"/>
    </style:style>
    <style:style style:name="Tabelle14.D57" style:family="table-cell">
      <style:table-cell-properties fo:padding="0.097cm" fo:border-left="0.05pt solid #000000" fo:border-right="none" fo:border-top="none" fo:border-bottom="0.05pt solid #000000"/>
    </style:style>
    <style:style style:name="Tabelle14.E57" style:family="table-cell">
      <style:table-cell-properties fo:padding="0.097cm" fo:border-left="0.05pt solid #000000" fo:border-right="0.05pt solid #000000" fo:border-top="none" fo:border-bottom="0.05pt solid #000000"/>
    </style:style>
    <style:style style:name="Tabelle14.A58" style:family="table-cell">
      <style:table-cell-properties fo:padding="0.097cm" fo:border-left="0.05pt solid #000000" fo:border-right="none" fo:border-top="none" fo:border-bottom="0.05pt solid #000000"/>
    </style:style>
    <style:style style:name="Tabelle14.B58" style:family="table-cell">
      <style:table-cell-properties fo:padding="0.097cm" fo:border-left="0.05pt solid #000000" fo:border-right="none" fo:border-top="none" fo:border-bottom="0.05pt solid #000000"/>
    </style:style>
    <style:style style:name="Tabelle14.C58" style:family="table-cell">
      <style:table-cell-properties fo:padding="0.097cm" fo:border-left="0.05pt solid #000000" fo:border-right="none" fo:border-top="none" fo:border-bottom="0.05pt solid #000000"/>
    </style:style>
    <style:style style:name="Tabelle14.D58" style:family="table-cell">
      <style:table-cell-properties fo:padding="0.097cm" fo:border-left="0.05pt solid #000000" fo:border-right="none" fo:border-top="none" fo:border-bottom="0.05pt solid #000000"/>
    </style:style>
    <style:style style:name="Tabelle14.E58" style:family="table-cell">
      <style:table-cell-properties fo:padding="0.097cm" fo:border-left="0.05pt solid #000000" fo:border-right="0.05pt solid #000000" fo:border-top="none" fo:border-bottom="0.05pt solid #000000"/>
    </style:style>
    <style:style style:name="Tabelle14.A59" style:family="table-cell">
      <style:table-cell-properties fo:padding="0.097cm" fo:border-left="0.05pt solid #000000" fo:border-right="none" fo:border-top="none" fo:border-bottom="0.05pt solid #000000"/>
    </style:style>
    <style:style style:name="Tabelle14.B59" style:family="table-cell">
      <style:table-cell-properties fo:padding="0.097cm" fo:border-left="0.05pt solid #000000" fo:border-right="none" fo:border-top="none" fo:border-bottom="0.05pt solid #000000"/>
    </style:style>
    <style:style style:name="Tabelle14.C59" style:family="table-cell">
      <style:table-cell-properties fo:padding="0.097cm" fo:border-left="0.05pt solid #000000" fo:border-right="none" fo:border-top="none" fo:border-bottom="0.05pt solid #000000"/>
    </style:style>
    <style:style style:name="Tabelle14.D59" style:family="table-cell">
      <style:table-cell-properties fo:padding="0.097cm" fo:border-left="0.05pt solid #000000" fo:border-right="none" fo:border-top="none" fo:border-bottom="0.05pt solid #000000"/>
    </style:style>
    <style:style style:name="Tabelle14.E59" style:family="table-cell">
      <style:table-cell-properties fo:padding="0.097cm" fo:border-left="0.05pt solid #000000" fo:border-right="0.05pt solid #000000" fo:border-top="none" fo:border-bottom="0.05pt solid #000000"/>
    </style:style>
    <style:style style:name="Tabelle14.A60" style:family="table-cell">
      <style:table-cell-properties fo:padding="0.097cm" fo:border-left="0.05pt solid #000000" fo:border-right="none" fo:border-top="none" fo:border-bottom="0.05pt solid #000000"/>
    </style:style>
    <style:style style:name="Tabelle14.B60" style:family="table-cell">
      <style:table-cell-properties fo:padding="0.097cm" fo:border-left="0.05pt solid #000000" fo:border-right="none" fo:border-top="none" fo:border-bottom="0.05pt solid #000000"/>
    </style:style>
    <style:style style:name="Tabelle14.C60" style:family="table-cell">
      <style:table-cell-properties fo:padding="0.097cm" fo:border-left="0.05pt solid #000000" fo:border-right="none" fo:border-top="none" fo:border-bottom="0.05pt solid #000000"/>
    </style:style>
    <style:style style:name="Tabelle14.D60" style:family="table-cell">
      <style:table-cell-properties fo:padding="0.097cm" fo:border-left="0.05pt solid #000000" fo:border-right="none" fo:border-top="none" fo:border-bottom="0.05pt solid #000000"/>
    </style:style>
    <style:style style:name="Tabelle14.E60" style:family="table-cell">
      <style:table-cell-properties fo:padding="0.097cm" fo:border-left="0.05pt solid #000000" fo:border-right="0.05pt solid #000000" fo:border-top="none" fo:border-bottom="0.05pt solid #000000"/>
    </style:style>
    <style:style style:name="Tabelle14.A61" style:family="table-cell">
      <style:table-cell-properties fo:padding="0.097cm" fo:border-left="0.05pt solid #000000" fo:border-right="none" fo:border-top="none" fo:border-bottom="0.05pt solid #000000"/>
    </style:style>
    <style:style style:name="Tabelle14.B61" style:family="table-cell">
      <style:table-cell-properties fo:padding="0.097cm" fo:border-left="0.05pt solid #000000" fo:border-right="none" fo:border-top="none" fo:border-bottom="0.05pt solid #000000"/>
    </style:style>
    <style:style style:name="Tabelle14.C61" style:family="table-cell">
      <style:table-cell-properties fo:padding="0.097cm" fo:border-left="0.05pt solid #000000" fo:border-right="none" fo:border-top="none" fo:border-bottom="0.05pt solid #000000"/>
    </style:style>
    <style:style style:name="Tabelle14.D61" style:family="table-cell">
      <style:table-cell-properties fo:padding="0.097cm" fo:border-left="0.05pt solid #000000" fo:border-right="none" fo:border-top="none" fo:border-bottom="0.05pt solid #000000"/>
    </style:style>
    <style:style style:name="Tabelle14.E61" style:family="table-cell">
      <style:table-cell-properties fo:padding="0.097cm" fo:border-left="0.05pt solid #000000" fo:border-right="0.05pt solid #000000" fo:border-top="none" fo:border-bottom="0.05pt solid #000000"/>
    </style:style>
    <style:style style:name="Tabelle14.A62" style:family="table-cell">
      <style:table-cell-properties fo:padding="0.097cm" fo:border-left="0.05pt solid #000000" fo:border-right="none" fo:border-top="none" fo:border-bottom="0.05pt solid #000000"/>
    </style:style>
    <style:style style:name="Tabelle14.B62" style:family="table-cell">
      <style:table-cell-properties fo:padding="0.097cm" fo:border-left="0.05pt solid #000000" fo:border-right="none" fo:border-top="none" fo:border-bottom="0.05pt solid #000000"/>
    </style:style>
    <style:style style:name="Tabelle14.C62" style:family="table-cell">
      <style:table-cell-properties fo:padding="0.097cm" fo:border-left="0.05pt solid #000000" fo:border-right="none" fo:border-top="none" fo:border-bottom="0.05pt solid #000000"/>
    </style:style>
    <style:style style:name="Tabelle14.D62" style:family="table-cell">
      <style:table-cell-properties fo:padding="0.097cm" fo:border-left="0.05pt solid #000000" fo:border-right="none" fo:border-top="none" fo:border-bottom="0.05pt solid #000000"/>
    </style:style>
    <style:style style:name="Tabelle14.E62" style:family="table-cell">
      <style:table-cell-properties fo:padding="0.097cm" fo:border-left="0.05pt solid #000000" fo:border-right="0.05pt solid #000000" fo:border-top="none" fo:border-bottom="0.05pt solid #000000"/>
    </style:style>
    <style:style style:name="Tabelle139" style:family="table">
      <style:table-properties style:width="18.5cm" fo:margin-left="0cm" table:align="left"/>
    </style:style>
    <style:style style:name="Tabelle139.A" style:family="table-column">
      <style:table-column-properties style:column-width="18.5cm"/>
    </style:style>
    <style:style style:name="Tabelle139.1" style:family="table-row">
      <style:table-row-properties fo:keep-together="always"/>
    </style:style>
    <style:style style:name="Tabelle139.A1" style:family="table-cell">
      <style:table-cell-properties fo:background-color="#cfe7f5" fo:padding="0.097cm" fo:border="0.05pt solid #000000">
        <style:background-image/>
      </style:table-cell-properties>
    </style:style>
    <style:style style:name="Tabelle138" style:family="table">
      <style:table-properties style:width="18.5cm" fo:margin-left="0cm" table:align="left"/>
    </style:style>
    <style:style style:name="Tabelle138.A" style:family="table-column">
      <style:table-column-properties style:column-width="3.896cm"/>
    </style:style>
    <style:style style:name="Tabelle138.B" style:family="table-column">
      <style:table-column-properties style:column-width="3.704cm"/>
    </style:style>
    <style:style style:name="Tabelle138.C" style:family="table-column">
      <style:table-column-properties style:column-width="4.209cm"/>
    </style:style>
    <style:style style:name="Tabelle138.D" style:family="table-column">
      <style:table-column-properties style:column-width="2.699cm"/>
    </style:style>
    <style:style style:name="Tabelle138.E" style:family="table-column">
      <style:table-column-properties style:column-width="3.992cm"/>
    </style:style>
    <style:style style:name="Tabelle138.1" style:family="table-row">
      <style:table-row-properties fo:keep-together="always"/>
    </style:style>
    <style:style style:name="Tabelle138.A1" style:family="table-cell">
      <style:table-cell-properties fo:background-color="#cfe7f5" fo:padding="0.097cm" fo:border="0.05pt solid #000000">
        <style:background-image/>
      </style:table-cell-properties>
    </style:style>
    <style:style style:name="Tabelle1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8.E2" style:family="table-cell">
      <style:table-cell-properties fo:background-color="#999999" fo:padding="0.097cm" fo:border="0.05pt solid #000000">
        <style:background-image/>
      </style:table-cell-properties>
    </style:style>
    <style:style style:name="Tabelle138.A3" style:family="table-cell">
      <style:table-cell-properties fo:background-color="#ffffff" fo:padding="0.097cm" fo:border-left="0.05pt solid #000000" fo:border-right="none" fo:border-top="none" fo:border-bottom="0.05pt solid #000000">
        <style:background-image/>
      </style:table-cell-properties>
    </style:style>
    <style:style style:name="Tabelle138.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5" style:family="table">
      <style:table-properties style:width="18.5cm" fo:margin-left="0cm" table:align="left"/>
    </style:style>
    <style:style style:name="Tabelle155.A" style:family="table-column">
      <style:table-column-properties style:column-width="18.5cm"/>
    </style:style>
    <style:style style:name="Tabelle155.1" style:family="table-row">
      <style:table-row-properties fo:keep-together="always"/>
    </style:style>
    <style:style style:name="Tabelle155.A1" style:family="table-cell">
      <style:table-cell-properties fo:background-color="#cfe7f5" fo:padding="0.097cm" fo:border="0.05pt solid #000000">
        <style:background-image/>
      </style:table-cell-properties>
    </style:style>
    <style:style style:name="Tabelle153" style:family="table">
      <style:table-properties style:width="18.5cm" fo:margin-left="0cm" table:align="left"/>
    </style:style>
    <style:style style:name="Tabelle153.A" style:family="table-column">
      <style:table-column-properties style:column-width="3.896cm"/>
    </style:style>
    <style:style style:name="Tabelle153.B" style:family="table-column">
      <style:table-column-properties style:column-width="3.704cm"/>
    </style:style>
    <style:style style:name="Tabelle153.C" style:family="table-column">
      <style:table-column-properties style:column-width="4.209cm"/>
    </style:style>
    <style:style style:name="Tabelle153.D" style:family="table-column">
      <style:table-column-properties style:column-width="2.699cm"/>
    </style:style>
    <style:style style:name="Tabelle153.E" style:family="table-column">
      <style:table-column-properties style:column-width="3.992cm"/>
    </style:style>
    <style:style style:name="Tabelle153.1" style:family="table-row">
      <style:table-row-properties fo:keep-together="always"/>
    </style:style>
    <style:style style:name="Tabelle153.A1" style:family="table-cell">
      <style:table-cell-properties fo:background-color="#cfe7f5" fo:padding="0.097cm" fo:border="0.05pt solid #000000">
        <style:background-image/>
      </style:table-cell-properties>
    </style:style>
    <style:style style:name="Tabelle15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3.E2" style:family="table-cell">
      <style:table-cell-properties fo:background-color="#999999" fo:padding="0.097cm" fo:border="0.05pt solid #000000">
        <style:background-image/>
      </style:table-cell-properties>
    </style:style>
    <style:style style:name="Tabelle153.A3" style:family="table-cell">
      <style:table-cell-properties fo:padding="0.097cm" fo:border-left="0.05pt solid #000000" fo:border-right="none" fo:border-top="none" fo:border-bottom="0.05pt solid #000000"/>
    </style:style>
    <style:style style:name="Tabelle153.B3" style:family="table-cell">
      <style:table-cell-properties fo:padding="0.097cm" fo:border-left="0.05pt solid #000000" fo:border-right="none" fo:border-top="none" fo:border-bottom="0.05pt solid #000000"/>
    </style:style>
    <style:style style:name="Tabelle153.C3" style:family="table-cell">
      <style:table-cell-properties fo:padding="0.097cm" fo:border-left="0.05pt solid #000000" fo:border-right="none" fo:border-top="none" fo:border-bottom="0.05pt solid #000000"/>
    </style:style>
    <style:style style:name="Tabelle153.D3" style:family="table-cell">
      <style:table-cell-properties fo:padding="0.097cm" fo:border-left="0.05pt solid #000000" fo:border-right="none" fo:border-top="none" fo:border-bottom="0.05pt solid #000000"/>
    </style:style>
    <style:style style:name="Tabelle153.E3" style:family="table-cell">
      <style:table-cell-properties fo:padding="0.097cm" fo:border-left="0.05pt solid #000000" fo:border-right="0.05pt solid #000000" fo:border-top="none" fo:border-bottom="0.05pt solid #000000"/>
    </style:style>
    <style:style style:name="Tabelle153.A4" style:family="table-cell">
      <style:table-cell-properties fo:padding="0.097cm" fo:border-left="0.05pt solid #000000" fo:border-right="none" fo:border-top="none" fo:border-bottom="0.05pt solid #000000"/>
    </style:style>
    <style:style style:name="Tabelle153.B4" style:family="table-cell">
      <style:table-cell-properties fo:padding="0.097cm" fo:border-left="0.05pt solid #000000" fo:border-right="none" fo:border-top="none" fo:border-bottom="0.05pt solid #000000"/>
    </style:style>
    <style:style style:name="Tabelle153.C4" style:family="table-cell">
      <style:table-cell-properties fo:padding="0.097cm" fo:border-left="0.05pt solid #000000" fo:border-right="none" fo:border-top="none" fo:border-bottom="0.05pt solid #000000"/>
    </style:style>
    <style:style style:name="Tabelle153.D4" style:family="table-cell">
      <style:table-cell-properties fo:padding="0.097cm" fo:border-left="0.05pt solid #000000" fo:border-right="none" fo:border-top="none" fo:border-bottom="0.05pt solid #000000"/>
    </style:style>
    <style:style style:name="Tabelle153.E4" style:family="table-cell">
      <style:table-cell-properties fo:padding="0.097cm" fo:border-left="0.05pt solid #000000" fo:border-right="0.05pt solid #000000" fo:border-top="none" fo:border-bottom="0.05pt solid #000000"/>
    </style:style>
    <style:style style:name="Tabelle153.A5" style:family="table-cell">
      <style:table-cell-properties fo:padding="0.097cm" fo:border-left="0.05pt solid #000000" fo:border-right="none" fo:border-top="none" fo:border-bottom="0.05pt solid #000000"/>
    </style:style>
    <style:style style:name="Tabelle153.B5" style:family="table-cell">
      <style:table-cell-properties fo:padding="0.097cm" fo:border-left="0.05pt solid #000000" fo:border-right="none" fo:border-top="none" fo:border-bottom="0.05pt solid #000000"/>
    </style:style>
    <style:style style:name="Tabelle153.C5" style:family="table-cell">
      <style:table-cell-properties fo:padding="0.097cm" fo:border-left="0.05pt solid #000000" fo:border-right="none" fo:border-top="none" fo:border-bottom="0.05pt solid #000000"/>
    </style:style>
    <style:style style:name="Tabelle153.D5" style:family="table-cell">
      <style:table-cell-properties fo:padding="0.097cm" fo:border-left="0.05pt solid #000000" fo:border-right="none" fo:border-top="none" fo:border-bottom="0.05pt solid #000000"/>
    </style:style>
    <style:style style:name="Tabelle153.E5" style:family="table-cell">
      <style:table-cell-properties fo:padding="0.097cm" fo:border-left="0.05pt solid #000000" fo:border-right="0.05pt solid #000000" fo:border-top="none" fo:border-bottom="0.05pt solid #000000"/>
    </style:style>
    <style:style style:name="Tabelle153.A6" style:family="table-cell">
      <style:table-cell-properties fo:padding="0.097cm" fo:border-left="0.05pt solid #000000" fo:border-right="none" fo:border-top="none" fo:border-bottom="0.05pt solid #000000"/>
    </style:style>
    <style:style style:name="Tabelle153.B6" style:family="table-cell">
      <style:table-cell-properties fo:padding="0.097cm" fo:border-left="0.05pt solid #000000" fo:border-right="none" fo:border-top="none" fo:border-bottom="0.05pt solid #000000"/>
    </style:style>
    <style:style style:name="Tabelle153.C6" style:family="table-cell">
      <style:table-cell-properties fo:padding="0.097cm" fo:border-left="0.05pt solid #000000" fo:border-right="none" fo:border-top="none" fo:border-bottom="0.05pt solid #000000"/>
    </style:style>
    <style:style style:name="Tabelle153.D6" style:family="table-cell">
      <style:table-cell-properties fo:padding="0.097cm" fo:border-left="0.05pt solid #000000" fo:border-right="none" fo:border-top="none" fo:border-bottom="0.05pt solid #000000"/>
    </style:style>
    <style:style style:name="Tabelle153.E6" style:family="table-cell">
      <style:table-cell-properties fo:padding="0.097cm" fo:border-left="0.05pt solid #000000" fo:border-right="0.05pt solid #000000" fo:border-top="none" fo:border-bottom="0.05pt solid #000000"/>
    </style:style>
    <style:style style:name="Tabelle153.A7" style:family="table-cell">
      <style:table-cell-properties fo:padding="0.097cm" fo:border-left="0.05pt solid #000000" fo:border-right="none" fo:border-top="none" fo:border-bottom="0.05pt solid #000000"/>
    </style:style>
    <style:style style:name="Tabelle153.B7" style:family="table-cell">
      <style:table-cell-properties fo:padding="0.097cm" fo:border-left="0.05pt solid #000000" fo:border-right="none" fo:border-top="none" fo:border-bottom="0.05pt solid #000000"/>
    </style:style>
    <style:style style:name="Tabelle153.C7" style:family="table-cell">
      <style:table-cell-properties fo:padding="0.097cm" fo:border-left="0.05pt solid #000000" fo:border-right="none" fo:border-top="none" fo:border-bottom="0.05pt solid #000000"/>
    </style:style>
    <style:style style:name="Tabelle153.D7" style:family="table-cell">
      <style:table-cell-properties fo:padding="0.097cm" fo:border-left="0.05pt solid #000000" fo:border-right="none" fo:border-top="none" fo:border-bottom="0.05pt solid #000000"/>
    </style:style>
    <style:style style:name="Tabelle153.E7" style:family="table-cell">
      <style:table-cell-properties fo:padding="0.097cm" fo:border-left="0.05pt solid #000000" fo:border-right="0.05pt solid #000000" fo:border-top="none" fo:border-bottom="0.05pt solid #000000"/>
    </style:style>
    <style:style style:name="Tabelle153.A8" style:family="table-cell">
      <style:table-cell-properties fo:padding="0.097cm" fo:border-left="0.05pt solid #000000" fo:border-right="none" fo:border-top="none" fo:border-bottom="0.05pt solid #000000"/>
    </style:style>
    <style:style style:name="Tabelle153.B8" style:family="table-cell">
      <style:table-cell-properties fo:padding="0.097cm" fo:border-left="0.05pt solid #000000" fo:border-right="none" fo:border-top="none" fo:border-bottom="0.05pt solid #000000"/>
    </style:style>
    <style:style style:name="Tabelle153.C8" style:family="table-cell">
      <style:table-cell-properties fo:padding="0.097cm" fo:border-left="0.05pt solid #000000" fo:border-right="none" fo:border-top="none" fo:border-bottom="0.05pt solid #000000"/>
    </style:style>
    <style:style style:name="Tabelle153.D8" style:family="table-cell">
      <style:table-cell-properties fo:padding="0.097cm" fo:border-left="0.05pt solid #000000" fo:border-right="none" fo:border-top="none" fo:border-bottom="0.05pt solid #000000"/>
    </style:style>
    <style:style style:name="Tabelle153.E8" style:family="table-cell">
      <style:table-cell-properties fo:padding="0.097cm" fo:border-left="0.05pt solid #000000" fo:border-right="0.05pt solid #000000" fo:border-top="none" fo:border-bottom="0.05pt solid #000000"/>
    </style:style>
    <style:style style:name="Tabelle153.A9" style:family="table-cell">
      <style:table-cell-properties fo:padding="0.097cm" fo:border-left="0.05pt solid #000000" fo:border-right="none" fo:border-top="none" fo:border-bottom="0.05pt solid #000000"/>
    </style:style>
    <style:style style:name="Tabelle153.B9" style:family="table-cell">
      <style:table-cell-properties fo:padding="0.097cm" fo:border-left="0.05pt solid #000000" fo:border-right="none" fo:border-top="none" fo:border-bottom="0.05pt solid #000000"/>
    </style:style>
    <style:style style:name="Tabelle153.C9" style:family="table-cell">
      <style:table-cell-properties fo:padding="0.097cm" fo:border-left="0.05pt solid #000000" fo:border-right="none" fo:border-top="none" fo:border-bottom="0.05pt solid #000000"/>
    </style:style>
    <style:style style:name="Tabelle153.D9" style:family="table-cell">
      <style:table-cell-properties fo:padding="0.097cm" fo:border-left="0.05pt solid #000000" fo:border-right="none" fo:border-top="none" fo:border-bottom="0.05pt solid #000000"/>
    </style:style>
    <style:style style:name="Tabelle153.E9" style:family="table-cell">
      <style:table-cell-properties fo:padding="0.097cm" fo:border-left="0.05pt solid #000000" fo:border-right="0.05pt solid #000000" fo:border-top="none" fo:border-bottom="0.05pt solid #000000"/>
    </style:style>
    <style:style style:name="Tabelle153.A10" style:family="table-cell">
      <style:table-cell-properties fo:padding="0.097cm" fo:border-left="0.05pt solid #000000" fo:border-right="none" fo:border-top="none" fo:border-bottom="0.05pt solid #000000"/>
    </style:style>
    <style:style style:name="Tabelle153.B10" style:family="table-cell">
      <style:table-cell-properties fo:padding="0.097cm" fo:border-left="0.05pt solid #000000" fo:border-right="none" fo:border-top="none" fo:border-bottom="0.05pt solid #000000"/>
    </style:style>
    <style:style style:name="Tabelle153.C10" style:family="table-cell">
      <style:table-cell-properties fo:padding="0.097cm" fo:border-left="0.05pt solid #000000" fo:border-right="none" fo:border-top="none" fo:border-bottom="0.05pt solid #000000"/>
    </style:style>
    <style:style style:name="Tabelle153.D10" style:family="table-cell">
      <style:table-cell-properties fo:padding="0.097cm" fo:border-left="0.05pt solid #000000" fo:border-right="none" fo:border-top="none" fo:border-bottom="0.05pt solid #000000"/>
    </style:style>
    <style:style style:name="Tabelle153.E10" style:family="table-cell">
      <style:table-cell-properties fo:padding="0.097cm" fo:border-left="0.05pt solid #000000" fo:border-right="0.05pt solid #000000" fo:border-top="none" fo:border-bottom="0.05pt solid #000000"/>
    </style:style>
    <style:style style:name="Tabelle153.A11" style:family="table-cell">
      <style:table-cell-properties fo:padding="0.097cm" fo:border-left="0.05pt solid #000000" fo:border-right="none" fo:border-top="none" fo:border-bottom="0.05pt solid #000000"/>
    </style:style>
    <style:style style:name="Tabelle153.B11" style:family="table-cell">
      <style:table-cell-properties fo:padding="0.097cm" fo:border-left="0.05pt solid #000000" fo:border-right="none" fo:border-top="none" fo:border-bottom="0.05pt solid #000000"/>
    </style:style>
    <style:style style:name="Tabelle153.C11" style:family="table-cell">
      <style:table-cell-properties fo:padding="0.097cm" fo:border-left="0.05pt solid #000000" fo:border-right="none" fo:border-top="none" fo:border-bottom="0.05pt solid #000000"/>
    </style:style>
    <style:style style:name="Tabelle153.D11" style:family="table-cell">
      <style:table-cell-properties fo:padding="0.097cm" fo:border-left="0.05pt solid #000000" fo:border-right="none" fo:border-top="none" fo:border-bottom="0.05pt solid #000000"/>
    </style:style>
    <style:style style:name="Tabelle153.E11" style:family="table-cell">
      <style:table-cell-properties fo:padding="0.097cm" fo:border-left="0.05pt solid #000000" fo:border-right="0.05pt solid #000000" fo:border-top="none" fo:border-bottom="0.05pt solid #000000"/>
    </style:style>
    <style:style style:name="Tabelle153.A12" style:family="table-cell">
      <style:table-cell-properties fo:padding="0.097cm" fo:border-left="0.05pt solid #000000" fo:border-right="none" fo:border-top="none" fo:border-bottom="0.05pt solid #000000"/>
    </style:style>
    <style:style style:name="Tabelle153.B12" style:family="table-cell">
      <style:table-cell-properties fo:padding="0.097cm" fo:border-left="0.05pt solid #000000" fo:border-right="none" fo:border-top="none" fo:border-bottom="0.05pt solid #000000"/>
    </style:style>
    <style:style style:name="Tabelle153.C12" style:family="table-cell">
      <style:table-cell-properties fo:padding="0.097cm" fo:border-left="0.05pt solid #000000" fo:border-right="none" fo:border-top="none" fo:border-bottom="0.05pt solid #000000"/>
    </style:style>
    <style:style style:name="Tabelle153.D12" style:family="table-cell">
      <style:table-cell-properties fo:padding="0.097cm" fo:border-left="0.05pt solid #000000" fo:border-right="none" fo:border-top="none" fo:border-bottom="0.05pt solid #000000"/>
    </style:style>
    <style:style style:name="Tabelle153.E12" style:family="table-cell">
      <style:table-cell-properties fo:padding="0.097cm" fo:border-left="0.05pt solid #000000" fo:border-right="0.05pt solid #000000" fo:border-top="none" fo:border-bottom="0.05pt solid #000000"/>
    </style:style>
    <style:style style:name="Tabelle72" style:family="table">
      <style:table-properties style:width="18.5cm" fo:margin-left="0cm" table:align="left"/>
    </style:style>
    <style:style style:name="Tabelle72.A" style:family="table-column">
      <style:table-column-properties style:column-width="18.5cm"/>
    </style:style>
    <style:style style:name="Tabelle72.1" style:family="table-row">
      <style:table-row-properties fo:keep-together="always"/>
    </style:style>
    <style:style style:name="Tabelle72.A1" style:family="table-cell">
      <style:table-cell-properties fo:background-color="#cfe7f5" fo:padding="0.097cm" fo:border="0.05pt solid #000000">
        <style:background-image/>
      </style:table-cell-properties>
    </style:style>
    <style:style style:name="Tabelle71" style:family="table">
      <style:table-properties style:width="18.5cm" fo:margin-left="0cm" table:align="left"/>
    </style:style>
    <style:style style:name="Tabelle71.A" style:family="table-column">
      <style:table-column-properties style:column-width="3.896cm"/>
    </style:style>
    <style:style style:name="Tabelle71.B" style:family="table-column">
      <style:table-column-properties style:column-width="3.704cm"/>
    </style:style>
    <style:style style:name="Tabelle71.C" style:family="table-column">
      <style:table-column-properties style:column-width="4.209cm"/>
    </style:style>
    <style:style style:name="Tabelle71.D" style:family="table-column">
      <style:table-column-properties style:column-width="2.699cm"/>
    </style:style>
    <style:style style:name="Tabelle71.E" style:family="table-column">
      <style:table-column-properties style:column-width="3.992cm"/>
    </style:style>
    <style:style style:name="Tabelle71.1" style:family="table-row">
      <style:table-row-properties fo:keep-together="always"/>
    </style:style>
    <style:style style:name="Tabelle71.A1" style:family="table-cell">
      <style:table-cell-properties fo:background-color="#cfe7f5" fo:padding="0.097cm" fo:border="0.05pt solid #000000">
        <style:background-image/>
      </style:table-cell-properties>
    </style:style>
    <style:style style:name="Tabelle7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1.E2" style:family="table-cell">
      <style:table-cell-properties fo:background-color="#999999" fo:padding="0.097cm" fo:border="0.05pt solid #000000">
        <style:background-image/>
      </style:table-cell-properties>
    </style:style>
    <style:style style:name="Tabelle71.A3" style:family="table-cell">
      <style:table-cell-properties fo:padding="0.097cm" fo:border-left="0.05pt solid #000000" fo:border-right="none" fo:border-top="none" fo:border-bottom="0.05pt solid #000000"/>
    </style:style>
    <style:style style:name="Tabelle71.B3" style:family="table-cell">
      <style:table-cell-properties fo:padding="0.097cm" fo:border-left="0.05pt solid #000000" fo:border-right="none" fo:border-top="none" fo:border-bottom="0.05pt solid #000000"/>
    </style:style>
    <style:style style:name="Tabelle71.C3" style:family="table-cell">
      <style:table-cell-properties fo:padding="0.097cm" fo:border-left="0.05pt solid #000000" fo:border-right="none" fo:border-top="none" fo:border-bottom="0.05pt solid #000000"/>
    </style:style>
    <style:style style:name="Tabelle71.D3" style:family="table-cell">
      <style:table-cell-properties fo:padding="0.097cm" fo:border-left="0.05pt solid #000000" fo:border-right="none" fo:border-top="none" fo:border-bottom="0.05pt solid #000000"/>
    </style:style>
    <style:style style:name="Tabelle71.E3" style:family="table-cell">
      <style:table-cell-properties fo:padding="0.097cm" fo:border-left="0.05pt solid #000000" fo:border-right="0.05pt solid #000000" fo:border-top="none" fo:border-bottom="0.05pt solid #000000"/>
    </style:style>
    <style:style style:name="Tabelle71.A4" style:family="table-cell">
      <style:table-cell-properties fo:padding="0.097cm" fo:border-left="0.05pt solid #000000" fo:border-right="none" fo:border-top="none" fo:border-bottom="0.05pt solid #000000"/>
    </style:style>
    <style:style style:name="Tabelle71.B4" style:family="table-cell">
      <style:table-cell-properties fo:padding="0.097cm" fo:border-left="0.05pt solid #000000" fo:border-right="none" fo:border-top="none" fo:border-bottom="0.05pt solid #000000"/>
    </style:style>
    <style:style style:name="Tabelle71.C4" style:family="table-cell">
      <style:table-cell-properties fo:padding="0.097cm" fo:border-left="0.05pt solid #000000" fo:border-right="none" fo:border-top="none" fo:border-bottom="0.05pt solid #000000"/>
    </style:style>
    <style:style style:name="Tabelle71.D4" style:family="table-cell">
      <style:table-cell-properties fo:padding="0.097cm" fo:border-left="0.05pt solid #000000" fo:border-right="none" fo:border-top="none" fo:border-bottom="0.05pt solid #000000"/>
    </style:style>
    <style:style style:name="Tabelle71.E4" style:family="table-cell">
      <style:table-cell-properties fo:padding="0.097cm" fo:border-left="0.05pt solid #000000" fo:border-right="0.05pt solid #000000" fo:border-top="none" fo:border-bottom="0.05pt solid #000000"/>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none" fo:border-top="none" fo:border-bottom="0.05pt solid #000000"/>
    </style:style>
    <style:style style:name="Tabelle71.C5" style:family="table-cell">
      <style:table-cell-properties fo:padding="0.097cm" fo:border-left="0.05pt solid #000000" fo:border-right="none" fo:border-top="none" fo:border-bottom="0.05pt solid #000000"/>
    </style:style>
    <style:style style:name="Tabelle71.D5" style:family="table-cell">
      <style:table-cell-properties fo:padding="0.097cm" fo:border-left="0.05pt solid #000000" fo:border-right="none" fo:border-top="none" fo:border-bottom="0.05pt solid #000000"/>
    </style:style>
    <style:style style:name="Tabelle71.E5" style:family="table-cell">
      <style:table-cell-properties fo:padding="0.097cm" fo:border-left="0.05pt solid #000000" fo:border-right="0.05pt solid #000000" fo:border-top="none" fo:border-bottom="0.05pt solid #000000"/>
    </style:style>
    <style:style style:name="Tabelle71.A6" style:family="table-cell">
      <style:table-cell-properties fo:padding="0.097cm" fo:border-left="0.05pt solid #000000" fo:border-right="none" fo:border-top="none" fo:border-bottom="0.05pt solid #000000"/>
    </style:style>
    <style:style style:name="Tabelle71.B6" style:family="table-cell">
      <style:table-cell-properties fo:padding="0.097cm" fo:border-left="0.05pt solid #000000" fo:border-right="none" fo:border-top="none" fo:border-bottom="0.05pt solid #000000"/>
    </style:style>
    <style:style style:name="Tabelle71.C6" style:family="table-cell">
      <style:table-cell-properties fo:padding="0.097cm" fo:border-left="0.05pt solid #000000" fo:border-right="none" fo:border-top="none" fo:border-bottom="0.05pt solid #000000"/>
    </style:style>
    <style:style style:name="Tabelle71.D6" style:family="table-cell">
      <style:table-cell-properties fo:padding="0.097cm" fo:border-left="0.05pt solid #000000" fo:border-right="none" fo:border-top="none" fo:border-bottom="0.05pt solid #000000"/>
    </style:style>
    <style:style style:name="Tabelle71.E6" style:family="table-cell">
      <style:table-cell-properties fo:padding="0.097cm" fo:border-left="0.05pt solid #000000" fo:border-right="0.05pt solid #000000" fo:border-top="none" fo:border-bottom="0.05pt solid #000000"/>
    </style:style>
    <style:style style:name="Tabelle71.A7" style:family="table-cell">
      <style:table-cell-properties fo:padding="0.097cm" fo:border-left="0.05pt solid #000000" fo:border-right="none" fo:border-top="none" fo:border-bottom="0.05pt solid #000000"/>
    </style:style>
    <style:style style:name="Tabelle71.B7" style:family="table-cell">
      <style:table-cell-properties fo:padding="0.097cm" fo:border-left="0.05pt solid #000000" fo:border-right="none" fo:border-top="none" fo:border-bottom="0.05pt solid #000000"/>
    </style:style>
    <style:style style:name="Tabelle71.C7" style:family="table-cell">
      <style:table-cell-properties fo:padding="0.097cm" fo:border-left="0.05pt solid #000000" fo:border-right="none" fo:border-top="none" fo:border-bottom="0.05pt solid #000000"/>
    </style:style>
    <style:style style:name="Tabelle71.D7" style:family="table-cell">
      <style:table-cell-properties fo:padding="0.097cm" fo:border-left="0.05pt solid #000000" fo:border-right="none" fo:border-top="none" fo:border-bottom="0.05pt solid #000000"/>
    </style:style>
    <style:style style:name="Tabelle71.E7" style:family="table-cell">
      <style:table-cell-properties fo:padding="0.097cm" fo:border-left="0.05pt solid #000000" fo:border-right="0.05pt solid #000000" fo:border-top="none" fo:border-bottom="0.05pt solid #000000"/>
    </style:style>
    <style:style style:name="Tabelle71.A8" style:family="table-cell">
      <style:table-cell-properties fo:padding="0.097cm" fo:border-left="0.05pt solid #000000" fo:border-right="none" fo:border-top="none" fo:border-bottom="0.05pt solid #000000"/>
    </style:style>
    <style:style style:name="Tabelle71.B8" style:family="table-cell">
      <style:table-cell-properties fo:padding="0.097cm" fo:border-left="0.05pt solid #000000" fo:border-right="none" fo:border-top="none" fo:border-bottom="0.05pt solid #000000"/>
    </style:style>
    <style:style style:name="Tabelle71.C8" style:family="table-cell">
      <style:table-cell-properties fo:padding="0.097cm" fo:border-left="0.05pt solid #000000" fo:border-right="none" fo:border-top="none" fo:border-bottom="0.05pt solid #000000"/>
    </style:style>
    <style:style style:name="Tabelle71.D8" style:family="table-cell">
      <style:table-cell-properties fo:padding="0.097cm" fo:border-left="0.05pt solid #000000" fo:border-right="none" fo:border-top="none" fo:border-bottom="0.05pt solid #000000"/>
    </style:style>
    <style:style style:name="Tabelle71.E8" style:family="table-cell">
      <style:table-cell-properties fo:padding="0.097cm" fo:border-left="0.05pt solid #000000" fo:border-right="0.05pt solid #000000" fo:border-top="none" fo:border-bottom="0.05pt solid #000000"/>
    </style:style>
    <style:style style:name="Tabelle71.A9" style:family="table-cell">
      <style:table-cell-properties fo:padding="0.097cm" fo:border-left="0.05pt solid #000000" fo:border-right="none" fo:border-top="none" fo:border-bottom="0.05pt solid #000000"/>
    </style:style>
    <style:style style:name="Tabelle71.B9" style:family="table-cell">
      <style:table-cell-properties fo:padding="0.097cm" fo:border-left="0.05pt solid #000000" fo:border-right="none" fo:border-top="none" fo:border-bottom="0.05pt solid #000000"/>
    </style:style>
    <style:style style:name="Tabelle71.C9" style:family="table-cell">
      <style:table-cell-properties fo:padding="0.097cm" fo:border-left="0.05pt solid #000000" fo:border-right="none" fo:border-top="none" fo:border-bottom="0.05pt solid #000000"/>
    </style:style>
    <style:style style:name="Tabelle71.D9" style:family="table-cell">
      <style:table-cell-properties fo:padding="0.097cm" fo:border-left="0.05pt solid #000000" fo:border-right="none" fo:border-top="none" fo:border-bottom="0.05pt solid #000000"/>
    </style:style>
    <style:style style:name="Tabelle71.E9" style:family="table-cell">
      <style:table-cell-properties fo:padding="0.097cm" fo:border-left="0.05pt solid #000000" fo:border-right="0.05pt solid #000000" fo:border-top="none" fo:border-bottom="0.05pt solid #000000"/>
    </style:style>
    <style:style style:name="Tabelle71.A10" style:family="table-cell">
      <style:table-cell-properties fo:padding="0.097cm" fo:border-left="0.05pt solid #000000" fo:border-right="none" fo:border-top="none" fo:border-bottom="0.05pt solid #000000"/>
    </style:style>
    <style:style style:name="Tabelle71.B10" style:family="table-cell">
      <style:table-cell-properties fo:padding="0.097cm" fo:border-left="0.05pt solid #000000" fo:border-right="none" fo:border-top="none" fo:border-bottom="0.05pt solid #000000"/>
    </style:style>
    <style:style style:name="Tabelle71.C10" style:family="table-cell">
      <style:table-cell-properties fo:padding="0.097cm" fo:border-left="0.05pt solid #000000" fo:border-right="none" fo:border-top="none" fo:border-bottom="0.05pt solid #000000"/>
    </style:style>
    <style:style style:name="Tabelle71.D10" style:family="table-cell">
      <style:table-cell-properties fo:padding="0.097cm" fo:border-left="0.05pt solid #000000" fo:border-right="none" fo:border-top="none" fo:border-bottom="0.05pt solid #000000"/>
    </style:style>
    <style:style style:name="Tabelle71.E10" style:family="table-cell">
      <style:table-cell-properties fo:padding="0.097cm" fo:border-left="0.05pt solid #000000" fo:border-right="0.05pt solid #000000" fo:border-top="none" fo:border-bottom="0.05pt solid #000000"/>
    </style:style>
    <style:style style:name="Tabelle71.A11" style:family="table-cell">
      <style:table-cell-properties fo:padding="0.097cm" fo:border-left="0.05pt solid #000000" fo:border-right="none" fo:border-top="none" fo:border-bottom="0.05pt solid #000000"/>
    </style:style>
    <style:style style:name="Tabelle71.B11" style:family="table-cell">
      <style:table-cell-properties fo:padding="0.097cm" fo:border-left="0.05pt solid #000000" fo:border-right="none" fo:border-top="none" fo:border-bottom="0.05pt solid #000000"/>
    </style:style>
    <style:style style:name="Tabelle71.C11" style:family="table-cell">
      <style:table-cell-properties fo:padding="0.097cm" fo:border-left="0.05pt solid #000000" fo:border-right="none" fo:border-top="none" fo:border-bottom="0.05pt solid #000000"/>
    </style:style>
    <style:style style:name="Tabelle71.D11" style:family="table-cell">
      <style:table-cell-properties fo:padding="0.097cm" fo:border-left="0.05pt solid #000000" fo:border-right="none" fo:border-top="none" fo:border-bottom="0.05pt solid #000000"/>
    </style:style>
    <style:style style:name="Tabelle71.E11" style:family="table-cell">
      <style:table-cell-properties fo:padding="0.097cm" fo:border-left="0.05pt solid #000000" fo:border-right="0.05pt solid #000000" fo:border-top="none" fo:border-bottom="0.05pt solid #000000"/>
    </style:style>
    <style:style style:name="Tabelle71.A12" style:family="table-cell">
      <style:table-cell-properties fo:padding="0.097cm" fo:border-left="0.05pt solid #000000" fo:border-right="none" fo:border-top="none" fo:border-bottom="0.05pt solid #000000"/>
    </style:style>
    <style:style style:name="Tabelle71.B12" style:family="table-cell">
      <style:table-cell-properties fo:padding="0.097cm" fo:border-left="0.05pt solid #000000" fo:border-right="none" fo:border-top="none" fo:border-bottom="0.05pt solid #000000"/>
    </style:style>
    <style:style style:name="Tabelle71.C12" style:family="table-cell">
      <style:table-cell-properties fo:padding="0.097cm" fo:border-left="0.05pt solid #000000" fo:border-right="none" fo:border-top="none" fo:border-bottom="0.05pt solid #000000"/>
    </style:style>
    <style:style style:name="Tabelle71.D12" style:family="table-cell">
      <style:table-cell-properties fo:padding="0.097cm" fo:border-left="0.05pt solid #000000" fo:border-right="none" fo:border-top="none" fo:border-bottom="0.05pt solid #000000"/>
    </style:style>
    <style:style style:name="Tabelle71.E12" style:family="table-cell">
      <style:table-cell-properties fo:padding="0.097cm" fo:border-left="0.05pt solid #000000" fo:border-right="0.05pt solid #000000" fo:border-top="none" fo:border-bottom="0.05pt solid #000000"/>
    </style:style>
    <style:style style:name="Tabelle71.A13" style:family="table-cell">
      <style:table-cell-properties fo:padding="0.097cm" fo:border-left="0.05pt solid #000000" fo:border-right="none" fo:border-top="none" fo:border-bottom="0.05pt solid #000000"/>
    </style:style>
    <style:style style:name="Tabelle71.B13" style:family="table-cell">
      <style:table-cell-properties fo:padding="0.097cm" fo:border-left="0.05pt solid #000000" fo:border-right="none" fo:border-top="none" fo:border-bottom="0.05pt solid #000000"/>
    </style:style>
    <style:style style:name="Tabelle71.C13" style:family="table-cell">
      <style:table-cell-properties fo:padding="0.097cm" fo:border-left="0.05pt solid #000000" fo:border-right="none" fo:border-top="none" fo:border-bottom="0.05pt solid #000000"/>
    </style:style>
    <style:style style:name="Tabelle71.D13" style:family="table-cell">
      <style:table-cell-properties fo:padding="0.097cm" fo:border-left="0.05pt solid #000000" fo:border-right="none" fo:border-top="none" fo:border-bottom="0.05pt solid #000000"/>
    </style:style>
    <style:style style:name="Tabelle71.E13" style:family="table-cell">
      <style:table-cell-properties fo:padding="0.097cm" fo:border-left="0.05pt solid #000000" fo:border-right="0.05pt solid #000000" fo:border-top="none" fo:border-bottom="0.05pt solid #000000"/>
    </style:style>
    <style:style style:name="Tabelle73" style:family="table">
      <style:table-properties style:width="18.5cm" fo:margin-left="0cm" table:align="left"/>
    </style:style>
    <style:style style:name="Tabelle73.A" style:family="table-column">
      <style:table-column-properties style:column-width="18.5cm"/>
    </style:style>
    <style:style style:name="Tabelle73.1" style:family="table-row">
      <style:table-row-properties fo:keep-together="always"/>
    </style:style>
    <style:style style:name="Tabelle73.A1" style:family="table-cell">
      <style:table-cell-properties fo:background-color="#cfe7f5" fo:padding="0.097cm" fo:border="0.05pt solid #000000">
        <style:background-image/>
      </style:table-cell-properties>
    </style:style>
    <style:style style:name="Tabelle74" style:family="table">
      <style:table-properties style:width="18.5cm" fo:margin-left="0cm" table:align="left"/>
    </style:style>
    <style:style style:name="Tabelle74.A" style:family="table-column">
      <style:table-column-properties style:column-width="3.896cm"/>
    </style:style>
    <style:style style:name="Tabelle74.B" style:family="table-column">
      <style:table-column-properties style:column-width="3.704cm"/>
    </style:style>
    <style:style style:name="Tabelle74.C" style:family="table-column">
      <style:table-column-properties style:column-width="4.209cm"/>
    </style:style>
    <style:style style:name="Tabelle74.D" style:family="table-column">
      <style:table-column-properties style:column-width="2.699cm"/>
    </style:style>
    <style:style style:name="Tabelle74.E" style:family="table-column">
      <style:table-column-properties style:column-width="3.992cm"/>
    </style:style>
    <style:style style:name="Tabelle74.1" style:family="table-row">
      <style:table-row-properties fo:keep-together="always"/>
    </style:style>
    <style:style style:name="Tabelle74.A1" style:family="table-cell">
      <style:table-cell-properties fo:background-color="#cfe7f5" fo:padding="0.097cm" fo:border="0.05pt solid #000000">
        <style:background-image/>
      </style:table-cell-properties>
    </style:style>
    <style:style style:name="Tabelle74.A2" style:family="table-cell">
      <style:table-cell-properties fo:background-color="#999999" fo:padding="0.097cm" fo:border-left="0.05pt solid #000000" fo:border-right="none" fo:border-top="none" fo:border-bottom="0.05pt solid #000000">
        <style:background-image/>
      </style:table-cell-properties>
    </style:style>
    <style:style style:name="Tabelle7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none" fo:border-top="none" fo:border-bottom="0.05pt solid #000000"/>
    </style:style>
    <style:style style:name="Tabelle74.C3" style:family="table-cell">
      <style:table-cell-properties fo:padding="0.097cm" fo:border-left="0.05pt solid #000000" fo:border-right="none" fo:border-top="none" fo:border-bottom="0.05pt solid #000000"/>
    </style:style>
    <style:style style:name="Tabelle74.D3" style:family="table-cell">
      <style:table-cell-properties fo:padding="0.097cm" fo:border-left="0.05pt solid #000000" fo:border-right="none" fo:border-top="none" fo:border-bottom="0.05pt solid #000000"/>
    </style:style>
    <style:style style:name="Tabelle74.E3" style:family="table-cell">
      <style:table-cell-properties fo:padding="0.097cm" fo:border-left="0.05pt solid #000000" fo:border-right="0.05pt solid #000000" fo:border-top="none" fo:border-bottom="0.05pt solid #000000"/>
    </style:style>
    <style:style style:name="Tabelle75" style:family="table">
      <style:table-properties style:width="18.5cm" fo:margin-left="0cm" table:align="left"/>
    </style:style>
    <style:style style:name="Tabelle75.A" style:family="table-column">
      <style:table-column-properties style:column-width="18.5cm"/>
    </style:style>
    <style:style style:name="Tabelle75.1" style:family="table-row">
      <style:table-row-properties fo:keep-together="always"/>
    </style:style>
    <style:style style:name="Tabelle75.A1" style:family="table-cell">
      <style:table-cell-properties fo:background-color="#cfe7f5" fo:padding="0.097cm" fo:border="0.05pt solid #000000">
        <style:background-image/>
      </style:table-cell-properties>
    </style:style>
    <style:style style:name="Tabelle76" style:family="table">
      <style:table-properties style:width="18.5cm" fo:margin-left="0cm" table:align="left"/>
    </style:style>
    <style:style style:name="Tabelle76.A" style:family="table-column">
      <style:table-column-properties style:column-width="3.896cm"/>
    </style:style>
    <style:style style:name="Tabelle76.B" style:family="table-column">
      <style:table-column-properties style:column-width="3.704cm"/>
    </style:style>
    <style:style style:name="Tabelle76.C" style:family="table-column">
      <style:table-column-properties style:column-width="4.209cm"/>
    </style:style>
    <style:style style:name="Tabelle76.D" style:family="table-column">
      <style:table-column-properties style:column-width="2.699cm"/>
    </style:style>
    <style:style style:name="Tabelle76.E" style:family="table-column">
      <style:table-column-properties style:column-width="3.992cm"/>
    </style:style>
    <style:style style:name="Tabelle76.1" style:family="table-row">
      <style:table-row-properties fo:keep-together="always"/>
    </style:style>
    <style:style style:name="Tabelle76.A1" style:family="table-cell">
      <style:table-cell-properties fo:background-color="#cfe7f5" fo:padding="0.097cm" fo:border="0.05pt solid #000000">
        <style:background-image/>
      </style:table-cell-properties>
    </style:style>
    <style:style style:name="Tabelle7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6.E2" style:family="table-cell">
      <style:table-cell-properties fo:background-color="#999999" fo:padding="0.097cm" fo:border="0.05pt solid #000000">
        <style:background-image/>
      </style:table-cell-properties>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none" fo:border-top="none" fo:border-bottom="0.05pt solid #000000"/>
    </style:style>
    <style:style style:name="Tabelle76.C3" style:family="table-cell">
      <style:table-cell-properties fo:padding="0.097cm" fo:border-left="0.05pt solid #000000" fo:border-right="none" fo:border-top="none" fo:border-bottom="0.05pt solid #000000"/>
    </style:style>
    <style:style style:name="Tabelle76.D3" style:family="table-cell">
      <style:table-cell-properties fo:padding="0.097cm" fo:border-left="0.05pt solid #000000" fo:border-right="none" fo:border-top="none" fo:border-bottom="0.05pt solid #000000"/>
    </style:style>
    <style:style style:name="Tabelle76.E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none" fo:border-top="none" fo:border-bottom="0.05pt solid #000000"/>
    </style:style>
    <style:style style:name="Tabelle76.C4" style:family="table-cell">
      <style:table-cell-properties fo:padding="0.097cm" fo:border-left="0.05pt solid #000000" fo:border-right="none" fo:border-top="none" fo:border-bottom="0.05pt solid #000000"/>
    </style:style>
    <style:style style:name="Tabelle76.D4" style:family="table-cell">
      <style:table-cell-properties fo:padding="0.097cm" fo:border-left="0.05pt solid #000000" fo:border-right="none" fo:border-top="none" fo:border-bottom="0.05pt solid #000000"/>
    </style:style>
    <style:style style:name="Tabelle76.E4" style:family="table-cell">
      <style:table-cell-properties fo:padding="0.097cm" fo:border-left="0.05pt solid #000000" fo:border-right="0.05pt solid #000000" fo:border-top="none" fo:border-bottom="0.05pt solid #000000"/>
    </style:style>
    <style:style style:name="Tabelle76.A5" style:family="table-cell">
      <style:table-cell-properties fo:padding="0.097cm" fo:border-left="0.05pt solid #000000" fo:border-right="none" fo:border-top="none" fo:border-bottom="0.05pt solid #000000"/>
    </style:style>
    <style:style style:name="Tabelle76.B5" style:family="table-cell">
      <style:table-cell-properties fo:padding="0.097cm" fo:border-left="0.05pt solid #000000" fo:border-right="none" fo:border-top="none" fo:border-bottom="0.05pt solid #000000"/>
    </style:style>
    <style:style style:name="Tabelle76.C5" style:family="table-cell">
      <style:table-cell-properties fo:padding="0.097cm" fo:border-left="0.05pt solid #000000" fo:border-right="none" fo:border-top="none" fo:border-bottom="0.05pt solid #000000"/>
    </style:style>
    <style:style style:name="Tabelle76.D5" style:family="table-cell">
      <style:table-cell-properties fo:padding="0.097cm" fo:border-left="0.05pt solid #000000" fo:border-right="none" fo:border-top="none" fo:border-bottom="0.05pt solid #000000"/>
    </style:style>
    <style:style style:name="Tabelle76.E5" style:family="table-cell">
      <style:table-cell-properties fo:padding="0.097cm" fo:border-left="0.05pt solid #000000" fo:border-right="0.05pt solid #000000" fo:border-top="none" fo:border-bottom="0.05pt solid #000000"/>
    </style:style>
    <style:style style:name="Tabelle76.A6" style:family="table-cell">
      <style:table-cell-properties fo:padding="0.097cm" fo:border-left="0.05pt solid #000000" fo:border-right="none" fo:border-top="none" fo:border-bottom="0.05pt solid #000000"/>
    </style:style>
    <style:style style:name="Tabelle76.B6" style:family="table-cell">
      <style:table-cell-properties fo:padding="0.097cm" fo:border-left="0.05pt solid #000000" fo:border-right="none" fo:border-top="none" fo:border-bottom="0.05pt solid #000000"/>
    </style:style>
    <style:style style:name="Tabelle76.C6" style:family="table-cell">
      <style:table-cell-properties fo:padding="0.097cm" fo:border-left="0.05pt solid #000000" fo:border-right="none" fo:border-top="none" fo:border-bottom="0.05pt solid #000000"/>
    </style:style>
    <style:style style:name="Tabelle76.D6" style:family="table-cell">
      <style:table-cell-properties fo:padding="0.097cm" fo:border-left="0.05pt solid #000000" fo:border-right="none" fo:border-top="none" fo:border-bottom="0.05pt solid #000000"/>
    </style:style>
    <style:style style:name="Tabelle76.E6" style:family="table-cell">
      <style:table-cell-properties fo:padding="0.097cm" fo:border-left="0.05pt solid #000000" fo:border-right="0.05pt solid #000000" fo:border-top="none" fo:border-bottom="0.05pt solid #000000"/>
    </style:style>
    <style:style style:name="Tabelle76.A7" style:family="table-cell">
      <style:table-cell-properties fo:padding="0.097cm" fo:border-left="0.05pt solid #000000" fo:border-right="none" fo:border-top="none" fo:border-bottom="0.05pt solid #000000"/>
    </style:style>
    <style:style style:name="Tabelle76.B7" style:family="table-cell">
      <style:table-cell-properties fo:padding="0.097cm" fo:border-left="0.05pt solid #000000" fo:border-right="none" fo:border-top="none" fo:border-bottom="0.05pt solid #000000"/>
    </style:style>
    <style:style style:name="Tabelle76.C7" style:family="table-cell">
      <style:table-cell-properties fo:padding="0.097cm" fo:border-left="0.05pt solid #000000" fo:border-right="none" fo:border-top="none" fo:border-bottom="0.05pt solid #000000"/>
    </style:style>
    <style:style style:name="Tabelle76.D7" style:family="table-cell">
      <style:table-cell-properties fo:padding="0.097cm" fo:border-left="0.05pt solid #000000" fo:border-right="none" fo:border-top="none" fo:border-bottom="0.05pt solid #000000"/>
    </style:style>
    <style:style style:name="Tabelle76.E7" style:family="table-cell">
      <style:table-cell-properties fo:padding="0.097cm" fo:border-left="0.05pt solid #000000" fo:border-right="0.05pt solid #000000" fo:border-top="none" fo:border-bottom="0.05pt solid #000000"/>
    </style:style>
    <style:style style:name="Tabelle76.A8" style:family="table-cell">
      <style:table-cell-properties fo:padding="0.097cm" fo:border-left="0.05pt solid #000000" fo:border-right="none" fo:border-top="none" fo:border-bottom="0.05pt solid #000000"/>
    </style:style>
    <style:style style:name="Tabelle76.B8" style:family="table-cell">
      <style:table-cell-properties fo:padding="0.097cm" fo:border-left="0.05pt solid #000000" fo:border-right="none" fo:border-top="none" fo:border-bottom="0.05pt solid #000000"/>
    </style:style>
    <style:style style:name="Tabelle76.C8" style:family="table-cell">
      <style:table-cell-properties fo:padding="0.097cm" fo:border-left="0.05pt solid #000000" fo:border-right="none" fo:border-top="none" fo:border-bottom="0.05pt solid #000000"/>
    </style:style>
    <style:style style:name="Tabelle76.D8" style:family="table-cell">
      <style:table-cell-properties fo:padding="0.097cm" fo:border-left="0.05pt solid #000000" fo:border-right="none" fo:border-top="none" fo:border-bottom="0.05pt solid #000000"/>
    </style:style>
    <style:style style:name="Tabelle76.E8" style:family="table-cell">
      <style:table-cell-properties fo:padding="0.097cm" fo:border-left="0.05pt solid #000000" fo:border-right="0.05pt solid #000000" fo:border-top="none" fo:border-bottom="0.05pt solid #000000"/>
    </style:style>
    <style:style style:name="Tabelle76.A9" style:family="table-cell">
      <style:table-cell-properties fo:padding="0.097cm" fo:border-left="0.05pt solid #000000" fo:border-right="none" fo:border-top="none" fo:border-bottom="0.05pt solid #000000"/>
    </style:style>
    <style:style style:name="Tabelle76.B9" style:family="table-cell">
      <style:table-cell-properties fo:padding="0.097cm" fo:border-left="0.05pt solid #000000" fo:border-right="none" fo:border-top="none" fo:border-bottom="0.05pt solid #000000"/>
    </style:style>
    <style:style style:name="Tabelle76.C9" style:family="table-cell">
      <style:table-cell-properties fo:padding="0.097cm" fo:border-left="0.05pt solid #000000" fo:border-right="none" fo:border-top="none" fo:border-bottom="0.05pt solid #000000"/>
    </style:style>
    <style:style style:name="Tabelle76.D9" style:family="table-cell">
      <style:table-cell-properties fo:padding="0.097cm" fo:border-left="0.05pt solid #000000" fo:border-right="none" fo:border-top="none" fo:border-bottom="0.05pt solid #000000"/>
    </style:style>
    <style:style style:name="Tabelle76.E9" style:family="table-cell">
      <style:table-cell-properties fo:padding="0.097cm" fo:border-left="0.05pt solid #000000" fo:border-right="0.05pt solid #000000" fo:border-top="none" fo:border-bottom="0.05pt solid #000000"/>
    </style:style>
    <style:style style:name="Tabelle76.A10" style:family="table-cell">
      <style:table-cell-properties fo:padding="0.097cm" fo:border-left="0.05pt solid #000000" fo:border-right="none" fo:border-top="none" fo:border-bottom="0.05pt solid #000000"/>
    </style:style>
    <style:style style:name="Tabelle76.B10" style:family="table-cell">
      <style:table-cell-properties fo:padding="0.097cm" fo:border-left="0.05pt solid #000000" fo:border-right="none" fo:border-top="none" fo:border-bottom="0.05pt solid #000000"/>
    </style:style>
    <style:style style:name="Tabelle76.C10" style:family="table-cell">
      <style:table-cell-properties fo:padding="0.097cm" fo:border-left="0.05pt solid #000000" fo:border-right="none" fo:border-top="none" fo:border-bottom="0.05pt solid #000000"/>
    </style:style>
    <style:style style:name="Tabelle76.D10" style:family="table-cell">
      <style:table-cell-properties fo:padding="0.097cm" fo:border-left="0.05pt solid #000000" fo:border-right="none" fo:border-top="none" fo:border-bottom="0.05pt solid #000000"/>
    </style:style>
    <style:style style:name="Tabelle76.E10" style:family="table-cell">
      <style:table-cell-properties fo:padding="0.097cm" fo:border-left="0.05pt solid #000000" fo:border-right="0.05pt solid #000000" fo:border-top="none" fo:border-bottom="0.05pt solid #000000"/>
    </style:style>
    <style:style style:name="Tabelle76.A11" style:family="table-cell">
      <style:table-cell-properties fo:padding="0.097cm" fo:border-left="0.05pt solid #000000" fo:border-right="none" fo:border-top="none" fo:border-bottom="0.05pt solid #000000"/>
    </style:style>
    <style:style style:name="Tabelle76.B11" style:family="table-cell">
      <style:table-cell-properties fo:padding="0.097cm" fo:border-left="0.05pt solid #000000" fo:border-right="none" fo:border-top="none" fo:border-bottom="0.05pt solid #000000"/>
    </style:style>
    <style:style style:name="Tabelle76.C11" style:family="table-cell">
      <style:table-cell-properties fo:padding="0.097cm" fo:border-left="0.05pt solid #000000" fo:border-right="none" fo:border-top="none" fo:border-bottom="0.05pt solid #000000"/>
    </style:style>
    <style:style style:name="Tabelle76.D11" style:family="table-cell">
      <style:table-cell-properties fo:padding="0.097cm" fo:border-left="0.05pt solid #000000" fo:border-right="none" fo:border-top="none" fo:border-bottom="0.05pt solid #000000"/>
    </style:style>
    <style:style style:name="Tabelle76.E11" style:family="table-cell">
      <style:table-cell-properties fo:padding="0.097cm" fo:border-left="0.05pt solid #000000" fo:border-right="0.05pt solid #000000" fo:border-top="none" fo:border-bottom="0.05pt solid #000000"/>
    </style:style>
    <style:style style:name="Tabelle76.A12" style:family="table-cell">
      <style:table-cell-properties fo:padding="0.097cm" fo:border-left="0.05pt solid #000000" fo:border-right="none" fo:border-top="none" fo:border-bottom="0.05pt solid #000000"/>
    </style:style>
    <style:style style:name="Tabelle76.B12" style:family="table-cell">
      <style:table-cell-properties fo:padding="0.097cm" fo:border-left="0.05pt solid #000000" fo:border-right="none" fo:border-top="none" fo:border-bottom="0.05pt solid #000000"/>
    </style:style>
    <style:style style:name="Tabelle76.C12" style:family="table-cell">
      <style:table-cell-properties fo:padding="0.097cm" fo:border-left="0.05pt solid #000000" fo:border-right="none" fo:border-top="none" fo:border-bottom="0.05pt solid #000000"/>
    </style:style>
    <style:style style:name="Tabelle76.D12" style:family="table-cell">
      <style:table-cell-properties fo:padding="0.097cm" fo:border-left="0.05pt solid #000000" fo:border-right="none" fo:border-top="none" fo:border-bottom="0.05pt solid #000000"/>
    </style:style>
    <style:style style:name="Tabelle76.E12" style:family="table-cell">
      <style:table-cell-properties fo:padding="0.097cm" fo:border-left="0.05pt solid #000000" fo:border-right="0.05pt solid #000000" fo:border-top="none" fo:border-bottom="0.05pt solid #000000"/>
    </style:style>
    <style:style style:name="Tabelle76.A13" style:family="table-cell">
      <style:table-cell-properties fo:padding="0.097cm" fo:border-left="0.05pt solid #000000" fo:border-right="none" fo:border-top="none" fo:border-bottom="0.05pt solid #000000"/>
    </style:style>
    <style:style style:name="Tabelle76.B13" style:family="table-cell">
      <style:table-cell-properties fo:padding="0.097cm" fo:border-left="0.05pt solid #000000" fo:border-right="none" fo:border-top="none" fo:border-bottom="0.05pt solid #000000"/>
    </style:style>
    <style:style style:name="Tabelle76.C13" style:family="table-cell">
      <style:table-cell-properties fo:padding="0.097cm" fo:border-left="0.05pt solid #000000" fo:border-right="none" fo:border-top="none" fo:border-bottom="0.05pt solid #000000"/>
    </style:style>
    <style:style style:name="Tabelle76.D13" style:family="table-cell">
      <style:table-cell-properties fo:padding="0.097cm" fo:border-left="0.05pt solid #000000" fo:border-right="none" fo:border-top="none" fo:border-bottom="0.05pt solid #000000"/>
    </style:style>
    <style:style style:name="Tabelle76.E13" style:family="table-cell">
      <style:table-cell-properties fo:padding="0.097cm" fo:border-left="0.05pt solid #000000" fo:border-right="0.05pt solid #000000" fo:border-top="none" fo:border-bottom="0.05pt solid #000000"/>
    </style:style>
    <style:style style:name="Tabelle76.A14" style:family="table-cell">
      <style:table-cell-properties fo:padding="0.097cm" fo:border-left="0.05pt solid #000000" fo:border-right="none" fo:border-top="none" fo:border-bottom="0.05pt solid #000000"/>
    </style:style>
    <style:style style:name="Tabelle76.B14" style:family="table-cell">
      <style:table-cell-properties fo:padding="0.097cm" fo:border-left="0.05pt solid #000000" fo:border-right="none" fo:border-top="none" fo:border-bottom="0.05pt solid #000000"/>
    </style:style>
    <style:style style:name="Tabelle76.C14" style:family="table-cell">
      <style:table-cell-properties fo:padding="0.097cm" fo:border-left="0.05pt solid #000000" fo:border-right="none" fo:border-top="none" fo:border-bottom="0.05pt solid #000000"/>
    </style:style>
    <style:style style:name="Tabelle76.D14" style:family="table-cell">
      <style:table-cell-properties fo:padding="0.097cm" fo:border-left="0.05pt solid #000000" fo:border-right="none" fo:border-top="none" fo:border-bottom="0.05pt solid #000000"/>
    </style:style>
    <style:style style:name="Tabelle76.E14" style:family="table-cell">
      <style:table-cell-properties fo:padding="0.097cm" fo:border-left="0.05pt solid #000000" fo:border-right="0.05pt solid #000000" fo:border-top="none" fo:border-bottom="0.05pt solid #000000"/>
    </style:style>
    <style:style style:name="Tabelle76.A15" style:family="table-cell">
      <style:table-cell-properties fo:padding="0.097cm" fo:border-left="0.05pt solid #000000" fo:border-right="none" fo:border-top="none" fo:border-bottom="0.05pt solid #000000"/>
    </style:style>
    <style:style style:name="Tabelle76.B15" style:family="table-cell">
      <style:table-cell-properties fo:padding="0.097cm" fo:border-left="0.05pt solid #000000" fo:border-right="none" fo:border-top="none" fo:border-bottom="0.05pt solid #000000"/>
    </style:style>
    <style:style style:name="Tabelle76.C15" style:family="table-cell">
      <style:table-cell-properties fo:padding="0.097cm" fo:border-left="0.05pt solid #000000" fo:border-right="none" fo:border-top="none" fo:border-bottom="0.05pt solid #000000"/>
    </style:style>
    <style:style style:name="Tabelle76.D15" style:family="table-cell">
      <style:table-cell-properties fo:padding="0.097cm" fo:border-left="0.05pt solid #000000" fo:border-right="none" fo:border-top="none" fo:border-bottom="0.05pt solid #000000"/>
    </style:style>
    <style:style style:name="Tabelle76.E15" style:family="table-cell">
      <style:table-cell-properties fo:padding="0.097cm" fo:border-left="0.05pt solid #000000" fo:border-right="0.05pt solid #000000" fo:border-top="none" fo:border-bottom="0.05pt solid #000000"/>
    </style:style>
    <style:style style:name="Tabelle76.A16" style:family="table-cell">
      <style:table-cell-properties fo:padding="0.097cm" fo:border-left="0.05pt solid #000000" fo:border-right="none" fo:border-top="none" fo:border-bottom="0.05pt solid #000000"/>
    </style:style>
    <style:style style:name="Tabelle76.B16" style:family="table-cell">
      <style:table-cell-properties fo:padding="0.097cm" fo:border-left="0.05pt solid #000000" fo:border-right="none" fo:border-top="none" fo:border-bottom="0.05pt solid #000000"/>
    </style:style>
    <style:style style:name="Tabelle76.C16" style:family="table-cell">
      <style:table-cell-properties fo:padding="0.097cm" fo:border-left="0.05pt solid #000000" fo:border-right="none" fo:border-top="none" fo:border-bottom="0.05pt solid #000000"/>
    </style:style>
    <style:style style:name="Tabelle76.D16" style:family="table-cell">
      <style:table-cell-properties fo:padding="0.097cm" fo:border-left="0.05pt solid #000000" fo:border-right="none" fo:border-top="none" fo:border-bottom="0.05pt solid #000000"/>
    </style:style>
    <style:style style:name="Tabelle76.E16" style:family="table-cell">
      <style:table-cell-properties fo:padding="0.097cm" fo:border-left="0.05pt solid #000000" fo:border-right="0.05pt solid #000000" fo:border-top="none" fo:border-bottom="0.05pt solid #000000"/>
    </style:style>
    <style:style style:name="Tabelle76.A17" style:family="table-cell">
      <style:table-cell-properties fo:padding="0.097cm" fo:border-left="0.05pt solid #000000" fo:border-right="none" fo:border-top="none" fo:border-bottom="0.05pt solid #000000"/>
    </style:style>
    <style:style style:name="Tabelle76.B17" style:family="table-cell">
      <style:table-cell-properties fo:padding="0.097cm" fo:border-left="0.05pt solid #000000" fo:border-right="none" fo:border-top="none" fo:border-bottom="0.05pt solid #000000"/>
    </style:style>
    <style:style style:name="Tabelle76.C17" style:family="table-cell">
      <style:table-cell-properties fo:padding="0.097cm" fo:border-left="0.05pt solid #000000" fo:border-right="none" fo:border-top="none" fo:border-bottom="0.05pt solid #000000"/>
    </style:style>
    <style:style style:name="Tabelle76.D17" style:family="table-cell">
      <style:table-cell-properties fo:padding="0.097cm" fo:border-left="0.05pt solid #000000" fo:border-right="none" fo:border-top="none" fo:border-bottom="0.05pt solid #000000"/>
    </style:style>
    <style:style style:name="Tabelle76.E17" style:family="table-cell">
      <style:table-cell-properties fo:padding="0.097cm" fo:border-left="0.05pt solid #000000" fo:border-right="0.05pt solid #000000" fo:border-top="none" fo:border-bottom="0.05pt solid #000000"/>
    </style:style>
    <style:style style:name="Tabelle76.A18" style:family="table-cell">
      <style:table-cell-properties fo:padding="0.097cm" fo:border-left="0.05pt solid #000000" fo:border-right="none" fo:border-top="none" fo:border-bottom="0.05pt solid #000000"/>
    </style:style>
    <style:style style:name="Tabelle76.B18" style:family="table-cell">
      <style:table-cell-properties fo:padding="0.097cm" fo:border-left="0.05pt solid #000000" fo:border-right="none" fo:border-top="none" fo:border-bottom="0.05pt solid #000000"/>
    </style:style>
    <style:style style:name="Tabelle76.C18" style:family="table-cell">
      <style:table-cell-properties fo:padding="0.097cm" fo:border-left="0.05pt solid #000000" fo:border-right="none" fo:border-top="none" fo:border-bottom="0.05pt solid #000000"/>
    </style:style>
    <style:style style:name="Tabelle76.D18" style:family="table-cell">
      <style:table-cell-properties fo:padding="0.097cm" fo:border-left="0.05pt solid #000000" fo:border-right="none" fo:border-top="none" fo:border-bottom="0.05pt solid #000000"/>
    </style:style>
    <style:style style:name="Tabelle76.E18" style:family="table-cell">
      <style:table-cell-properties fo:padding="0.097cm" fo:border-left="0.05pt solid #000000" fo:border-right="0.05pt solid #000000" fo:border-top="none" fo:border-bottom="0.05pt solid #000000"/>
    </style:style>
    <style:style style:name="Tabelle76.A19" style:family="table-cell">
      <style:table-cell-properties fo:padding="0.097cm" fo:border-left="0.05pt solid #000000" fo:border-right="none" fo:border-top="none" fo:border-bottom="0.05pt solid #000000"/>
    </style:style>
    <style:style style:name="Tabelle76.B19" style:family="table-cell">
      <style:table-cell-properties fo:padding="0.097cm" fo:border-left="0.05pt solid #000000" fo:border-right="none" fo:border-top="none" fo:border-bottom="0.05pt solid #000000"/>
    </style:style>
    <style:style style:name="Tabelle76.C19" style:family="table-cell">
      <style:table-cell-properties fo:padding="0.097cm" fo:border-left="0.05pt solid #000000" fo:border-right="none" fo:border-top="none" fo:border-bottom="0.05pt solid #000000"/>
    </style:style>
    <style:style style:name="Tabelle76.D19" style:family="table-cell">
      <style:table-cell-properties fo:padding="0.097cm" fo:border-left="0.05pt solid #000000" fo:border-right="none" fo:border-top="none" fo:border-bottom="0.05pt solid #000000"/>
    </style:style>
    <style:style style:name="Tabelle76.E19" style:family="table-cell">
      <style:table-cell-properties fo:padding="0.097cm" fo:border-left="0.05pt solid #000000" fo:border-right="0.05pt solid #000000" fo:border-top="none" fo:border-bottom="0.05pt solid #000000"/>
    </style:style>
    <style:style style:name="Tabelle76.A20" style:family="table-cell">
      <style:table-cell-properties fo:padding="0.097cm" fo:border-left="0.05pt solid #000000" fo:border-right="none" fo:border-top="none" fo:border-bottom="0.05pt solid #000000"/>
    </style:style>
    <style:style style:name="Tabelle76.B20" style:family="table-cell">
      <style:table-cell-properties fo:padding="0.097cm" fo:border-left="0.05pt solid #000000" fo:border-right="none" fo:border-top="none" fo:border-bottom="0.05pt solid #000000"/>
    </style:style>
    <style:style style:name="Tabelle76.C20" style:family="table-cell">
      <style:table-cell-properties fo:padding="0.097cm" fo:border-left="0.05pt solid #000000" fo:border-right="none" fo:border-top="none" fo:border-bottom="0.05pt solid #000000"/>
    </style:style>
    <style:style style:name="Tabelle76.D20" style:family="table-cell">
      <style:table-cell-properties fo:padding="0.097cm" fo:border-left="0.05pt solid #000000" fo:border-right="none" fo:border-top="none" fo:border-bottom="0.05pt solid #000000"/>
    </style:style>
    <style:style style:name="Tabelle76.E20" style:family="table-cell">
      <style:table-cell-properties fo:padding="0.097cm" fo:border-left="0.05pt solid #000000" fo:border-right="0.05pt solid #000000" fo:border-top="none" fo:border-bottom="0.05pt solid #000000"/>
    </style:style>
    <style:style style:name="Tabelle76.A21" style:family="table-cell">
      <style:table-cell-properties fo:padding="0.097cm" fo:border-left="0.05pt solid #000000" fo:border-right="none" fo:border-top="none" fo:border-bottom="0.05pt solid #000000"/>
    </style:style>
    <style:style style:name="Tabelle76.B21" style:family="table-cell">
      <style:table-cell-properties fo:padding="0.097cm" fo:border-left="0.05pt solid #000000" fo:border-right="none" fo:border-top="none" fo:border-bottom="0.05pt solid #000000"/>
    </style:style>
    <style:style style:name="Tabelle76.C21" style:family="table-cell">
      <style:table-cell-properties fo:padding="0.097cm" fo:border-left="0.05pt solid #000000" fo:border-right="none" fo:border-top="none" fo:border-bottom="0.05pt solid #000000"/>
    </style:style>
    <style:style style:name="Tabelle76.D21" style:family="table-cell">
      <style:table-cell-properties fo:padding="0.097cm" fo:border-left="0.05pt solid #000000" fo:border-right="none" fo:border-top="none" fo:border-bottom="0.05pt solid #000000"/>
    </style:style>
    <style:style style:name="Tabelle76.E21" style:family="table-cell">
      <style:table-cell-properties fo:padding="0.097cm" fo:border-left="0.05pt solid #000000" fo:border-right="0.05pt solid #000000" fo:border-top="none" fo:border-bottom="0.05pt solid #000000"/>
    </style:style>
    <style:style style:name="Tabelle76.22" style:family="table-row">
      <style:table-row-properties style:min-row-height="0.975cm" fo:keep-together="always"/>
    </style:style>
    <style:style style:name="Tabelle76.A22" style:family="table-cell">
      <style:table-cell-properties fo:padding="0.097cm" fo:border-left="0.05pt solid #000000" fo:border-right="none" fo:border-top="none" fo:border-bottom="0.05pt solid #000000"/>
    </style:style>
    <style:style style:name="Tabelle76.B22" style:family="table-cell">
      <style:table-cell-properties fo:padding="0.097cm" fo:border-left="0.05pt solid #000000" fo:border-right="none" fo:border-top="none" fo:border-bottom="0.05pt solid #000000"/>
    </style:style>
    <style:style style:name="Tabelle76.C22" style:family="table-cell">
      <style:table-cell-properties fo:padding="0.097cm" fo:border-left="0.05pt solid #000000" fo:border-right="none" fo:border-top="none" fo:border-bottom="0.05pt solid #000000"/>
    </style:style>
    <style:style style:name="Tabelle76.D22" style:family="table-cell">
      <style:table-cell-properties fo:padding="0.097cm" fo:border-left="0.05pt solid #000000" fo:border-right="none" fo:border-top="none" fo:border-bottom="0.05pt solid #000000"/>
    </style:style>
    <style:style style:name="Tabelle76.E22" style:family="table-cell">
      <style:table-cell-properties fo:padding="0.097cm" fo:border-left="0.05pt solid #000000" fo:border-right="0.05pt solid #000000" fo:border-top="none" fo:border-bottom="0.05pt solid #000000"/>
    </style:style>
    <style:style style:name="Tabelle141" style:family="table">
      <style:table-properties style:width="18.5cm" fo:margin-left="0cm" table:align="left"/>
    </style:style>
    <style:style style:name="Tabelle141.A" style:family="table-column">
      <style:table-column-properties style:column-width="18.5cm"/>
    </style:style>
    <style:style style:name="Tabelle141.1" style:family="table-row">
      <style:table-row-properties fo:keep-together="always"/>
    </style:style>
    <style:style style:name="Tabelle141.A1" style:family="table-cell">
      <style:table-cell-properties fo:background-color="#cfe7f5" fo:padding="0.097cm" fo:border="0.05pt solid #000000">
        <style:background-image/>
      </style:table-cell-properties>
    </style:style>
    <style:style style:name="Tabelle140" style:family="table">
      <style:table-properties style:width="18.5cm" fo:margin-left="0cm" table:align="left"/>
    </style:style>
    <style:style style:name="Tabelle140.A" style:family="table-column">
      <style:table-column-properties style:column-width="3.896cm"/>
    </style:style>
    <style:style style:name="Tabelle140.B" style:family="table-column">
      <style:table-column-properties style:column-width="3.704cm"/>
    </style:style>
    <style:style style:name="Tabelle140.C" style:family="table-column">
      <style:table-column-properties style:column-width="4.209cm"/>
    </style:style>
    <style:style style:name="Tabelle140.D" style:family="table-column">
      <style:table-column-properties style:column-width="2.699cm"/>
    </style:style>
    <style:style style:name="Tabelle140.E" style:family="table-column">
      <style:table-column-properties style:column-width="3.992cm"/>
    </style:style>
    <style:style style:name="Tabelle140.1" style:family="table-row">
      <style:table-row-properties fo:keep-together="always"/>
    </style:style>
    <style:style style:name="Tabelle140.A1" style:family="table-cell">
      <style:table-cell-properties fo:background-color="#cfe7f5" fo:padding="0.097cm" fo:border="0.05pt solid #000000">
        <style:background-image/>
      </style:table-cell-properties>
    </style:style>
    <style:style style:name="Tabelle140.A2" style:family="table-cell">
      <style:table-cell-properties fo:background-color="#999999" fo:padding="0.097cm" fo:border-left="0.05pt solid #000000" fo:border-right="none" fo:border-top="none" fo:border-bottom="0.05pt solid #000000">
        <style:background-image/>
      </style:table-cell-properties>
    </style:style>
    <style:style style:name="Tabelle14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0.A3" style:family="table-cell">
      <style:table-cell-properties fo:padding="0.097cm" fo:border-left="0.05pt solid #000000" fo:border-right="none" fo:border-top="none" fo:border-bottom="0.05pt solid #000000"/>
    </style:style>
    <style:style style:name="Tabelle140.B3" style:family="table-cell">
      <style:table-cell-properties fo:padding="0.097cm" fo:border-left="0.05pt solid #000000" fo:border-right="none" fo:border-top="none" fo:border-bottom="0.05pt solid #000000"/>
    </style:style>
    <style:style style:name="Tabelle140.C3" style:family="table-cell">
      <style:table-cell-properties fo:padding="0.097cm" fo:border-left="0.05pt solid #000000" fo:border-right="none" fo:border-top="none" fo:border-bottom="0.05pt solid #000000"/>
    </style:style>
    <style:style style:name="Tabelle140.D3" style:family="table-cell">
      <style:table-cell-properties fo:padding="0.097cm" fo:border-left="0.05pt solid #000000" fo:border-right="none" fo:border-top="none" fo:border-bottom="0.05pt solid #000000"/>
    </style:style>
    <style:style style:name="Tabelle140.E3" style:family="table-cell">
      <style:table-cell-properties fo:padding="0.097cm" fo:border-left="0.05pt solid #000000" fo:border-right="0.05pt solid #000000" fo:border-top="none" fo:border-bottom="0.05pt solid #000000"/>
    </style:style>
    <style:style style:name="Tabelle140.A4" style:family="table-cell">
      <style:table-cell-properties fo:padding="0.097cm" fo:border-left="0.05pt solid #000000" fo:border-right="none" fo:border-top="none" fo:border-bottom="0.05pt solid #000000"/>
    </style:style>
    <style:style style:name="Tabelle140.B4" style:family="table-cell">
      <style:table-cell-properties fo:padding="0.097cm" fo:border-left="0.05pt solid #000000" fo:border-right="none" fo:border-top="none" fo:border-bottom="0.05pt solid #000000"/>
    </style:style>
    <style:style style:name="Tabelle140.C4" style:family="table-cell">
      <style:table-cell-properties fo:padding="0.097cm" fo:border-left="0.05pt solid #000000" fo:border-right="none" fo:border-top="none" fo:border-bottom="0.05pt solid #000000"/>
    </style:style>
    <style:style style:name="Tabelle140.D4" style:family="table-cell">
      <style:table-cell-properties fo:padding="0.097cm" fo:border-left="0.05pt solid #000000" fo:border-right="none" fo:border-top="none" fo:border-bottom="0.05pt solid #000000"/>
    </style:style>
    <style:style style:name="Tabelle140.E4" style:family="table-cell">
      <style:table-cell-properties fo:padding="0.097cm" fo:border-left="0.05pt solid #000000" fo:border-right="0.05pt solid #000000" fo:border-top="none" fo:border-bottom="0.05pt solid #000000"/>
    </style:style>
    <style:style style:name="Tabelle140.A5" style:family="table-cell">
      <style:table-cell-properties fo:padding="0.097cm" fo:border-left="0.05pt solid #000000" fo:border-right="none" fo:border-top="none" fo:border-bottom="0.05pt solid #000000"/>
    </style:style>
    <style:style style:name="Tabelle140.B5" style:family="table-cell">
      <style:table-cell-properties fo:padding="0.097cm" fo:border-left="0.05pt solid #000000" fo:border-right="none" fo:border-top="none" fo:border-bottom="0.05pt solid #000000"/>
    </style:style>
    <style:style style:name="Tabelle140.C5" style:family="table-cell">
      <style:table-cell-properties fo:padding="0.097cm" fo:border-left="0.05pt solid #000000" fo:border-right="none" fo:border-top="none" fo:border-bottom="0.05pt solid #000000"/>
    </style:style>
    <style:style style:name="Tabelle140.D5" style:family="table-cell">
      <style:table-cell-properties fo:padding="0.097cm" fo:border-left="0.05pt solid #000000" fo:border-right="none" fo:border-top="none" fo:border-bottom="0.05pt solid #000000"/>
    </style:style>
    <style:style style:name="Tabelle140.E5" style:family="table-cell">
      <style:table-cell-properties fo:padding="0.097cm" fo:border-left="0.05pt solid #000000" fo:border-right="0.05pt solid #000000" fo:border-top="none" fo:border-bottom="0.05pt solid #000000"/>
    </style:style>
    <style:style style:name="Tabelle140.A6" style:family="table-cell">
      <style:table-cell-properties fo:padding="0.097cm" fo:border-left="0.05pt solid #000000" fo:border-right="none" fo:border-top="none" fo:border-bottom="0.05pt solid #000000"/>
    </style:style>
    <style:style style:name="Tabelle140.B6" style:family="table-cell">
      <style:table-cell-properties fo:padding="0.097cm" fo:border-left="0.05pt solid #000000" fo:border-right="none" fo:border-top="none" fo:border-bottom="0.05pt solid #000000"/>
    </style:style>
    <style:style style:name="Tabelle140.C6" style:family="table-cell">
      <style:table-cell-properties fo:padding="0.097cm" fo:border-left="0.05pt solid #000000" fo:border-right="none" fo:border-top="none" fo:border-bottom="0.05pt solid #000000"/>
    </style:style>
    <style:style style:name="Tabelle140.D6" style:family="table-cell">
      <style:table-cell-properties fo:padding="0.097cm" fo:border-left="0.05pt solid #000000" fo:border-right="none" fo:border-top="none" fo:border-bottom="0.05pt solid #000000"/>
    </style:style>
    <style:style style:name="Tabelle140.E6" style:family="table-cell">
      <style:table-cell-properties fo:padding="0.097cm" fo:border-left="0.05pt solid #000000" fo:border-right="0.05pt solid #000000" fo:border-top="none" fo:border-bottom="0.05pt solid #000000"/>
    </style:style>
    <style:style style:name="Tabelle140.A7" style:family="table-cell">
      <style:table-cell-properties fo:padding="0.097cm" fo:border-left="0.05pt solid #000000" fo:border-right="none" fo:border-top="none" fo:border-bottom="0.05pt solid #000000"/>
    </style:style>
    <style:style style:name="Tabelle140.B7" style:family="table-cell">
      <style:table-cell-properties fo:padding="0.097cm" fo:border-left="0.05pt solid #000000" fo:border-right="none" fo:border-top="none" fo:border-bottom="0.05pt solid #000000"/>
    </style:style>
    <style:style style:name="Tabelle140.C7" style:family="table-cell">
      <style:table-cell-properties fo:padding="0.097cm" fo:border-left="0.05pt solid #000000" fo:border-right="none" fo:border-top="none" fo:border-bottom="0.05pt solid #000000"/>
    </style:style>
    <style:style style:name="Tabelle140.D7" style:family="table-cell">
      <style:table-cell-properties fo:padding="0.097cm" fo:border-left="0.05pt solid #000000" fo:border-right="none" fo:border-top="none" fo:border-bottom="0.05pt solid #000000"/>
    </style:style>
    <style:style style:name="Tabelle140.E7" style:family="table-cell">
      <style:table-cell-properties fo:padding="0.097cm" fo:border-left="0.05pt solid #000000" fo:border-right="0.05pt solid #000000" fo:border-top="none" fo:border-bottom="0.05pt solid #000000"/>
    </style:style>
    <style:style style:name="Tabelle140.A8" style:family="table-cell">
      <style:table-cell-properties fo:padding="0.097cm" fo:border-left="0.05pt solid #000000" fo:border-right="none" fo:border-top="none" fo:border-bottom="0.05pt solid #000000"/>
    </style:style>
    <style:style style:name="Tabelle140.B8" style:family="table-cell">
      <style:table-cell-properties fo:padding="0.097cm" fo:border-left="0.05pt solid #000000" fo:border-right="none" fo:border-top="none" fo:border-bottom="0.05pt solid #000000"/>
    </style:style>
    <style:style style:name="Tabelle140.C8" style:family="table-cell">
      <style:table-cell-properties fo:padding="0.097cm" fo:border-left="0.05pt solid #000000" fo:border-right="none" fo:border-top="none" fo:border-bottom="0.05pt solid #000000"/>
    </style:style>
    <style:style style:name="Tabelle140.D8" style:family="table-cell">
      <style:table-cell-properties fo:padding="0.097cm" fo:border-left="0.05pt solid #000000" fo:border-right="none" fo:border-top="none" fo:border-bottom="0.05pt solid #000000"/>
    </style:style>
    <style:style style:name="Tabelle140.E8" style:family="table-cell">
      <style:table-cell-properties fo:padding="0.097cm" fo:border-left="0.05pt solid #000000" fo:border-right="0.05pt solid #000000" fo:border-top="none" fo:border-bottom="0.05pt solid #000000"/>
    </style:style>
    <style:style style:name="Tabelle140.A9" style:family="table-cell">
      <style:table-cell-properties fo:padding="0.097cm" fo:border-left="0.05pt solid #000000" fo:border-right="none" fo:border-top="none" fo:border-bottom="0.05pt solid #000000"/>
    </style:style>
    <style:style style:name="Tabelle140.B9" style:family="table-cell">
      <style:table-cell-properties fo:padding="0.097cm" fo:border-left="0.05pt solid #000000" fo:border-right="none" fo:border-top="none" fo:border-bottom="0.05pt solid #000000"/>
    </style:style>
    <style:style style:name="Tabelle140.C9" style:family="table-cell">
      <style:table-cell-properties fo:padding="0.097cm" fo:border-left="0.05pt solid #000000" fo:border-right="none" fo:border-top="none" fo:border-bottom="0.05pt solid #000000"/>
    </style:style>
    <style:style style:name="Tabelle140.D9" style:family="table-cell">
      <style:table-cell-properties fo:padding="0.097cm" fo:border-left="0.05pt solid #000000" fo:border-right="none" fo:border-top="none" fo:border-bottom="0.05pt solid #000000"/>
    </style:style>
    <style:style style:name="Tabelle140.E9" style:family="table-cell">
      <style:table-cell-properties fo:padding="0.097cm" fo:border-left="0.05pt solid #000000" fo:border-right="0.05pt solid #000000" fo:border-top="none" fo:border-bottom="0.05pt solid #000000"/>
    </style:style>
    <style:style style:name="Tabelle140.A10" style:family="table-cell">
      <style:table-cell-properties fo:padding="0.097cm" fo:border-left="0.05pt solid #000000" fo:border-right="none" fo:border-top="none" fo:border-bottom="0.05pt solid #000000"/>
    </style:style>
    <style:style style:name="Tabelle140.B10" style:family="table-cell">
      <style:table-cell-properties fo:padding="0.097cm" fo:border-left="0.05pt solid #000000" fo:border-right="none" fo:border-top="none" fo:border-bottom="0.05pt solid #000000"/>
    </style:style>
    <style:style style:name="Tabelle140.C10" style:family="table-cell">
      <style:table-cell-properties fo:padding="0.097cm" fo:border-left="0.05pt solid #000000" fo:border-right="none" fo:border-top="none" fo:border-bottom="0.05pt solid #000000"/>
    </style:style>
    <style:style style:name="Tabelle140.D10" style:family="table-cell">
      <style:table-cell-properties fo:padding="0.097cm" fo:border-left="0.05pt solid #000000" fo:border-right="none" fo:border-top="none" fo:border-bottom="0.05pt solid #000000"/>
    </style:style>
    <style:style style:name="Tabelle140.E10" style:family="table-cell">
      <style:table-cell-properties fo:padding="0.097cm" fo:border-left="0.05pt solid #000000" fo:border-right="0.05pt solid #000000" fo:border-top="none" fo:border-bottom="0.05pt solid #000000"/>
    </style:style>
    <style:style style:name="Tabelle140.A11" style:family="table-cell">
      <style:table-cell-properties fo:padding="0.097cm" fo:border-left="0.05pt solid #000000" fo:border-right="none" fo:border-top="none" fo:border-bottom="0.05pt solid #000000"/>
    </style:style>
    <style:style style:name="Tabelle140.B11" style:family="table-cell">
      <style:table-cell-properties fo:padding="0.097cm" fo:border-left="0.05pt solid #000000" fo:border-right="none" fo:border-top="none" fo:border-bottom="0.05pt solid #000000"/>
    </style:style>
    <style:style style:name="Tabelle140.C11" style:family="table-cell">
      <style:table-cell-properties fo:padding="0.097cm" fo:border-left="0.05pt solid #000000" fo:border-right="none" fo:border-top="none" fo:border-bottom="0.05pt solid #000000"/>
    </style:style>
    <style:style style:name="Tabelle140.D11" style:family="table-cell">
      <style:table-cell-properties fo:padding="0.097cm" fo:border-left="0.05pt solid #000000" fo:border-right="none" fo:border-top="none" fo:border-bottom="0.05pt solid #000000"/>
    </style:style>
    <style:style style:name="Tabelle140.E11" style:family="table-cell">
      <style:table-cell-properties fo:padding="0.097cm" fo:border-left="0.05pt solid #000000" fo:border-right="0.05pt solid #000000" fo:border-top="none" fo:border-bottom="0.05pt solid #000000"/>
    </style:style>
    <style:style style:name="Tabelle140.A12" style:family="table-cell">
      <style:table-cell-properties fo:padding="0.097cm" fo:border-left="0.05pt solid #000000" fo:border-right="none" fo:border-top="none" fo:border-bottom="0.05pt solid #000000"/>
    </style:style>
    <style:style style:name="Tabelle140.B12" style:family="table-cell">
      <style:table-cell-properties fo:padding="0.097cm" fo:border-left="0.05pt solid #000000" fo:border-right="none" fo:border-top="none" fo:border-bottom="0.05pt solid #000000"/>
    </style:style>
    <style:style style:name="Tabelle140.C12" style:family="table-cell">
      <style:table-cell-properties fo:padding="0.097cm" fo:border-left="0.05pt solid #000000" fo:border-right="none" fo:border-top="none" fo:border-bottom="0.05pt solid #000000"/>
    </style:style>
    <style:style style:name="Tabelle140.D12" style:family="table-cell">
      <style:table-cell-properties fo:padding="0.097cm" fo:border-left="0.05pt solid #000000" fo:border-right="none" fo:border-top="none" fo:border-bottom="0.05pt solid #000000"/>
    </style:style>
    <style:style style:name="Tabelle140.E12" style:family="table-cell">
      <style:table-cell-properties fo:padding="0.097cm" fo:border-left="0.05pt solid #000000" fo:border-right="0.05pt solid #000000" fo:border-top="none" fo:border-bottom="0.05pt solid #000000"/>
    </style:style>
    <style:style style:name="Tabelle140.A13" style:family="table-cell">
      <style:table-cell-properties fo:padding="0.097cm" fo:border-left="0.05pt solid #000000" fo:border-right="none" fo:border-top="none" fo:border-bottom="0.05pt solid #000000"/>
    </style:style>
    <style:style style:name="Tabelle140.B13" style:family="table-cell">
      <style:table-cell-properties fo:padding="0.097cm" fo:border-left="0.05pt solid #000000" fo:border-right="none" fo:border-top="none" fo:border-bottom="0.05pt solid #000000"/>
    </style:style>
    <style:style style:name="Tabelle140.C13" style:family="table-cell">
      <style:table-cell-properties fo:padding="0.097cm" fo:border-left="0.05pt solid #000000" fo:border-right="none" fo:border-top="none" fo:border-bottom="0.05pt solid #000000"/>
    </style:style>
    <style:style style:name="Tabelle140.D13" style:family="table-cell">
      <style:table-cell-properties fo:padding="0.097cm" fo:border-left="0.05pt solid #000000" fo:border-right="none" fo:border-top="none" fo:border-bottom="0.05pt solid #000000"/>
    </style:style>
    <style:style style:name="Tabelle140.E13" style:family="table-cell">
      <style:table-cell-properties fo:padding="0.097cm" fo:border-left="0.05pt solid #000000" fo:border-right="0.05pt solid #000000" fo:border-top="none" fo:border-bottom="0.05pt solid #000000"/>
    </style:style>
    <style:style style:name="Tabelle140.A14" style:family="table-cell">
      <style:table-cell-properties fo:padding="0.097cm" fo:border-left="0.05pt solid #000000" fo:border-right="none" fo:border-top="none" fo:border-bottom="0.05pt solid #000000"/>
    </style:style>
    <style:style style:name="Tabelle140.B14" style:family="table-cell">
      <style:table-cell-properties fo:padding="0.097cm" fo:border-left="0.05pt solid #000000" fo:border-right="none" fo:border-top="none" fo:border-bottom="0.05pt solid #000000"/>
    </style:style>
    <style:style style:name="Tabelle140.C14" style:family="table-cell">
      <style:table-cell-properties fo:padding="0.097cm" fo:border-left="0.05pt solid #000000" fo:border-right="none" fo:border-top="none" fo:border-bottom="0.05pt solid #000000"/>
    </style:style>
    <style:style style:name="Tabelle140.D14" style:family="table-cell">
      <style:table-cell-properties fo:padding="0.097cm" fo:border-left="0.05pt solid #000000" fo:border-right="none" fo:border-top="none" fo:border-bottom="0.05pt solid #000000"/>
    </style:style>
    <style:style style:name="Tabelle140.E14" style:family="table-cell">
      <style:table-cell-properties fo:padding="0.097cm" fo:border-left="0.05pt solid #000000" fo:border-right="0.05pt solid #000000" fo:border-top="none" fo:border-bottom="0.05pt solid #000000"/>
    </style:style>
    <style:style style:name="Tabelle140.A15" style:family="table-cell">
      <style:table-cell-properties fo:padding="0.097cm" fo:border-left="0.05pt solid #000000" fo:border-right="none" fo:border-top="none" fo:border-bottom="0.05pt solid #000000"/>
    </style:style>
    <style:style style:name="Tabelle140.B15" style:family="table-cell">
      <style:table-cell-properties fo:padding="0.097cm" fo:border-left="0.05pt solid #000000" fo:border-right="none" fo:border-top="none" fo:border-bottom="0.05pt solid #000000"/>
    </style:style>
    <style:style style:name="Tabelle140.C15" style:family="table-cell">
      <style:table-cell-properties fo:padding="0.097cm" fo:border-left="0.05pt solid #000000" fo:border-right="none" fo:border-top="none" fo:border-bottom="0.05pt solid #000000"/>
    </style:style>
    <style:style style:name="Tabelle140.D15" style:family="table-cell">
      <style:table-cell-properties fo:padding="0.097cm" fo:border-left="0.05pt solid #000000" fo:border-right="none" fo:border-top="none" fo:border-bottom="0.05pt solid #000000"/>
    </style:style>
    <style:style style:name="Tabelle140.E15" style:family="table-cell">
      <style:table-cell-properties fo:padding="0.097cm" fo:border-left="0.05pt solid #000000" fo:border-right="0.05pt solid #000000" fo:border-top="none" fo:border-bottom="0.05pt solid #000000"/>
    </style:style>
    <style:style style:name="Tabelle140.A16" style:family="table-cell">
      <style:table-cell-properties fo:padding="0.097cm" fo:border-left="0.05pt solid #000000" fo:border-right="none" fo:border-top="none" fo:border-bottom="0.05pt solid #000000"/>
    </style:style>
    <style:style style:name="Tabelle140.B16" style:family="table-cell">
      <style:table-cell-properties fo:padding="0.097cm" fo:border-left="0.05pt solid #000000" fo:border-right="none" fo:border-top="none" fo:border-bottom="0.05pt solid #000000"/>
    </style:style>
    <style:style style:name="Tabelle140.C16" style:family="table-cell">
      <style:table-cell-properties fo:padding="0.097cm" fo:border-left="0.05pt solid #000000" fo:border-right="none" fo:border-top="none" fo:border-bottom="0.05pt solid #000000"/>
    </style:style>
    <style:style style:name="Tabelle140.D16" style:family="table-cell">
      <style:table-cell-properties fo:padding="0.097cm" fo:border-left="0.05pt solid #000000" fo:border-right="none" fo:border-top="none" fo:border-bottom="0.05pt solid #000000"/>
    </style:style>
    <style:style style:name="Tabelle140.E16" style:family="table-cell">
      <style:table-cell-properties fo:padding="0.097cm" fo:border-left="0.05pt solid #000000" fo:border-right="0.05pt solid #000000" fo:border-top="none" fo:border-bottom="0.05pt solid #000000"/>
    </style:style>
    <style:style style:name="Tabelle140.A17" style:family="table-cell">
      <style:table-cell-properties fo:padding="0.097cm" fo:border-left="0.05pt solid #000000" fo:border-right="none" fo:border-top="none" fo:border-bottom="0.05pt solid #000000"/>
    </style:style>
    <style:style style:name="Tabelle140.B17" style:family="table-cell">
      <style:table-cell-properties fo:padding="0.097cm" fo:border-left="0.05pt solid #000000" fo:border-right="none" fo:border-top="none" fo:border-bottom="0.05pt solid #000000"/>
    </style:style>
    <style:style style:name="Tabelle140.C17" style:family="table-cell">
      <style:table-cell-properties fo:padding="0.097cm" fo:border-left="0.05pt solid #000000" fo:border-right="none" fo:border-top="none" fo:border-bottom="0.05pt solid #000000"/>
    </style:style>
    <style:style style:name="Tabelle140.D17" style:family="table-cell">
      <style:table-cell-properties fo:padding="0.097cm" fo:border-left="0.05pt solid #000000" fo:border-right="none" fo:border-top="none" fo:border-bottom="0.05pt solid #000000"/>
    </style:style>
    <style:style style:name="Tabelle140.E17" style:family="table-cell">
      <style:table-cell-properties fo:padding="0.097cm" fo:border-left="0.05pt solid #000000" fo:border-right="0.05pt solid #000000" fo:border-top="none" fo:border-bottom="0.05pt solid #000000"/>
    </style:style>
    <style:style style:name="Tabelle142" style:family="table">
      <style:table-properties style:width="18.5cm" fo:margin-left="0cm" table:align="left"/>
    </style:style>
    <style:style style:name="Tabelle142.A" style:family="table-column">
      <style:table-column-properties style:column-width="18.5cm"/>
    </style:style>
    <style:style style:name="Tabelle142.1" style:family="table-row">
      <style:table-row-properties fo:keep-together="always"/>
    </style:style>
    <style:style style:name="Tabelle142.A1" style:family="table-cell">
      <style:table-cell-properties fo:background-color="#cfe7f5" fo:padding="0.097cm" fo:border="0.05pt solid #000000">
        <style:background-image/>
      </style:table-cell-properties>
    </style:style>
    <style:style style:name="Tabelle143" style:family="table">
      <style:table-properties style:width="18.5cm" fo:margin-left="0cm" table:align="left"/>
    </style:style>
    <style:style style:name="Tabelle143.A" style:family="table-column">
      <style:table-column-properties style:column-width="3.896cm"/>
    </style:style>
    <style:style style:name="Tabelle143.B" style:family="table-column">
      <style:table-column-properties style:column-width="3.704cm"/>
    </style:style>
    <style:style style:name="Tabelle143.C" style:family="table-column">
      <style:table-column-properties style:column-width="4.209cm"/>
    </style:style>
    <style:style style:name="Tabelle143.D" style:family="table-column">
      <style:table-column-properties style:column-width="2.699cm"/>
    </style:style>
    <style:style style:name="Tabelle143.E" style:family="table-column">
      <style:table-column-properties style:column-width="3.992cm"/>
    </style:style>
    <style:style style:name="Tabelle143.1" style:family="table-row">
      <style:table-row-properties fo:keep-together="always"/>
    </style:style>
    <style:style style:name="Tabelle143.A1" style:family="table-cell">
      <style:table-cell-properties fo:background-color="#cfe7f5" fo:padding="0.097cm" fo:border="0.05pt solid #000000">
        <style:background-image/>
      </style:table-cell-properties>
    </style:style>
    <style:style style:name="Tabelle14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3.E2" style:family="table-cell">
      <style:table-cell-properties fo:background-color="#999999" fo:padding="0.097cm" fo:border="0.05pt solid #000000">
        <style:background-image/>
      </style:table-cell-properties>
    </style:style>
    <style:style style:name="Tabelle143.A3" style:family="table-cell">
      <style:table-cell-properties fo:padding="0.097cm" fo:border-left="0.05pt solid #000000" fo:border-right="none" fo:border-top="none" fo:border-bottom="0.05pt solid #000000"/>
    </style:style>
    <style:style style:name="Tabelle143.B3" style:family="table-cell">
      <style:table-cell-properties fo:padding="0.097cm" fo:border-left="0.05pt solid #000000" fo:border-right="none" fo:border-top="none" fo:border-bottom="0.05pt solid #000000"/>
    </style:style>
    <style:style style:name="Tabelle143.C3" style:family="table-cell">
      <style:table-cell-properties fo:padding="0.097cm" fo:border-left="0.05pt solid #000000" fo:border-right="none" fo:border-top="none" fo:border-bottom="0.05pt solid #000000"/>
    </style:style>
    <style:style style:name="Tabelle143.D3" style:family="table-cell">
      <style:table-cell-properties fo:padding="0.097cm" fo:border-left="0.05pt solid #000000" fo:border-right="none" fo:border-top="none" fo:border-bottom="0.05pt solid #000000"/>
    </style:style>
    <style:style style:name="Tabelle143.E3" style:family="table-cell">
      <style:table-cell-properties fo:padding="0.097cm" fo:border-left="0.05pt solid #000000" fo:border-right="0.05pt solid #000000" fo:border-top="none" fo:border-bottom="0.05pt solid #000000"/>
    </style:style>
    <style:style style:name="Tabelle143.A4" style:family="table-cell">
      <style:table-cell-properties fo:padding="0.097cm" fo:border-left="0.05pt solid #000000" fo:border-right="none" fo:border-top="none" fo:border-bottom="0.05pt solid #000000"/>
    </style:style>
    <style:style style:name="Tabelle143.B4" style:family="table-cell">
      <style:table-cell-properties fo:padding="0.097cm" fo:border-left="0.05pt solid #000000" fo:border-right="none" fo:border-top="none" fo:border-bottom="0.05pt solid #000000"/>
    </style:style>
    <style:style style:name="Tabelle143.C4" style:family="table-cell">
      <style:table-cell-properties fo:padding="0.097cm" fo:border-left="0.05pt solid #000000" fo:border-right="none" fo:border-top="none" fo:border-bottom="0.05pt solid #000000"/>
    </style:style>
    <style:style style:name="Tabelle143.D4" style:family="table-cell">
      <style:table-cell-properties fo:padding="0.097cm" fo:border-left="0.05pt solid #000000" fo:border-right="none" fo:border-top="none" fo:border-bottom="0.05pt solid #000000"/>
    </style:style>
    <style:style style:name="Tabelle143.E4" style:family="table-cell">
      <style:table-cell-properties fo:padding="0.097cm" fo:border-left="0.05pt solid #000000" fo:border-right="0.05pt solid #000000" fo:border-top="none" fo:border-bottom="0.05pt solid #000000"/>
    </style:style>
    <style:style style:name="Tabelle143.A5" style:family="table-cell">
      <style:table-cell-properties fo:padding="0.097cm" fo:border-left="0.05pt solid #000000" fo:border-right="none" fo:border-top="none" fo:border-bottom="0.05pt solid #000000"/>
    </style:style>
    <style:style style:name="Tabelle143.B5" style:family="table-cell">
      <style:table-cell-properties fo:padding="0.097cm" fo:border-left="0.05pt solid #000000" fo:border-right="none" fo:border-top="none" fo:border-bottom="0.05pt solid #000000"/>
    </style:style>
    <style:style style:name="Tabelle143.C5" style:family="table-cell">
      <style:table-cell-properties fo:padding="0.097cm" fo:border-left="0.05pt solid #000000" fo:border-right="none" fo:border-top="none" fo:border-bottom="0.05pt solid #000000"/>
    </style:style>
    <style:style style:name="Tabelle143.D5" style:family="table-cell">
      <style:table-cell-properties fo:padding="0.097cm" fo:border-left="0.05pt solid #000000" fo:border-right="none" fo:border-top="none" fo:border-bottom="0.05pt solid #000000"/>
    </style:style>
    <style:style style:name="Tabelle143.E5" style:family="table-cell">
      <style:table-cell-properties fo:padding="0.097cm" fo:border-left="0.05pt solid #000000" fo:border-right="0.05pt solid #000000" fo:border-top="none" fo:border-bottom="0.05pt solid #000000"/>
    </style:style>
    <style:style style:name="Tabelle143.A6" style:family="table-cell">
      <style:table-cell-properties fo:padding="0.097cm" fo:border-left="0.05pt solid #000000" fo:border-right="none" fo:border-top="none" fo:border-bottom="0.05pt solid #000000"/>
    </style:style>
    <style:style style:name="Tabelle143.B6" style:family="table-cell">
      <style:table-cell-properties fo:padding="0.097cm" fo:border-left="0.05pt solid #000000" fo:border-right="none" fo:border-top="none" fo:border-bottom="0.05pt solid #000000"/>
    </style:style>
    <style:style style:name="Tabelle143.C6" style:family="table-cell">
      <style:table-cell-properties fo:padding="0.097cm" fo:border-left="0.05pt solid #000000" fo:border-right="none" fo:border-top="none" fo:border-bottom="0.05pt solid #000000"/>
    </style:style>
    <style:style style:name="Tabelle143.D6" style:family="table-cell">
      <style:table-cell-properties fo:padding="0.097cm" fo:border-left="0.05pt solid #000000" fo:border-right="none" fo:border-top="none" fo:border-bottom="0.05pt solid #000000"/>
    </style:style>
    <style:style style:name="Tabelle143.E6" style:family="table-cell">
      <style:table-cell-properties fo:padding="0.097cm" fo:border-left="0.05pt solid #000000" fo:border-right="0.05pt solid #000000" fo:border-top="none" fo:border-bottom="0.05pt solid #000000"/>
    </style:style>
    <style:style style:name="Tabelle145" style:family="table">
      <style:table-properties style:width="18.5cm" fo:margin-left="0cm" table:align="left"/>
    </style:style>
    <style:style style:name="Tabelle145.A" style:family="table-column">
      <style:table-column-properties style:column-width="18.5cm"/>
    </style:style>
    <style:style style:name="Tabelle145.1" style:family="table-row">
      <style:table-row-properties fo:keep-together="always"/>
    </style:style>
    <style:style style:name="Tabelle145.A1" style:family="table-cell">
      <style:table-cell-properties fo:background-color="#cfe7f5" fo:padding="0.097cm" fo:border="0.05pt solid #000000">
        <style:background-image/>
      </style:table-cell-properties>
    </style:style>
    <style:style style:name="Tabelle144" style:family="table">
      <style:table-properties style:width="18.5cm" fo:margin-left="0cm" table:align="left"/>
    </style:style>
    <style:style style:name="Tabelle144.A" style:family="table-column">
      <style:table-column-properties style:column-width="3.896cm"/>
    </style:style>
    <style:style style:name="Tabelle144.B" style:family="table-column">
      <style:table-column-properties style:column-width="3.704cm"/>
    </style:style>
    <style:style style:name="Tabelle144.C" style:family="table-column">
      <style:table-column-properties style:column-width="4.209cm"/>
    </style:style>
    <style:style style:name="Tabelle144.D" style:family="table-column">
      <style:table-column-properties style:column-width="2.699cm"/>
    </style:style>
    <style:style style:name="Tabelle144.E" style:family="table-column">
      <style:table-column-properties style:column-width="3.992cm"/>
    </style:style>
    <style:style style:name="Tabelle144.1" style:family="table-row">
      <style:table-row-properties fo:keep-together="always"/>
    </style:style>
    <style:style style:name="Tabelle144.A1" style:family="table-cell">
      <style:table-cell-properties fo:background-color="#cfe7f5" fo:padding="0.097cm" fo:border="0.05pt solid #000000">
        <style:background-image/>
      </style:table-cell-properties>
    </style:style>
    <style:style style:name="Tabelle1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4.E2" style:family="table-cell">
      <style:table-cell-properties fo:background-color="#999999" fo:padding="0.097cm" fo:border="0.05pt solid #000000">
        <style:background-image/>
      </style:table-cell-properties>
    </style:style>
    <style:style style:name="Tabelle144.A3" style:family="table-cell">
      <style:table-cell-properties fo:padding="0.097cm" fo:border-left="0.05pt solid #000000" fo:border-right="none" fo:border-top="none" fo:border-bottom="0.05pt solid #000000"/>
    </style:style>
    <style:style style:name="Tabelle144.B3" style:family="table-cell">
      <style:table-cell-properties fo:padding="0.097cm" fo:border-left="0.05pt solid #000000" fo:border-right="none" fo:border-top="none" fo:border-bottom="0.05pt solid #000000"/>
    </style:style>
    <style:style style:name="Tabelle144.C3" style:family="table-cell">
      <style:table-cell-properties fo:padding="0.097cm" fo:border-left="0.05pt solid #000000" fo:border-right="none" fo:border-top="none" fo:border-bottom="0.05pt solid #000000"/>
    </style:style>
    <style:style style:name="Tabelle144.D3" style:family="table-cell">
      <style:table-cell-properties fo:padding="0.097cm" fo:border-left="0.05pt solid #000000" fo:border-right="none" fo:border-top="none" fo:border-bottom="0.05pt solid #000000"/>
    </style:style>
    <style:style style:name="Tabelle144.E3" style:family="table-cell">
      <style:table-cell-properties fo:padding="0.097cm" fo:border-left="0.05pt solid #000000" fo:border-right="0.05pt solid #000000" fo:border-top="none" fo:border-bottom="0.05pt solid #000000"/>
    </style:style>
    <style:style style:name="Tabelle144.A4" style:family="table-cell">
      <style:table-cell-properties fo:padding="0.097cm" fo:border-left="0.05pt solid #000000" fo:border-right="none" fo:border-top="none" fo:border-bottom="0.05pt solid #000000"/>
    </style:style>
    <style:style style:name="Tabelle144.B4" style:family="table-cell">
      <style:table-cell-properties fo:padding="0.097cm" fo:border-left="0.05pt solid #000000" fo:border-right="none" fo:border-top="none" fo:border-bottom="0.05pt solid #000000"/>
    </style:style>
    <style:style style:name="Tabelle144.C4" style:family="table-cell">
      <style:table-cell-properties fo:padding="0.097cm" fo:border-left="0.05pt solid #000000" fo:border-right="none" fo:border-top="none" fo:border-bottom="0.05pt solid #000000"/>
    </style:style>
    <style:style style:name="Tabelle144.D4" style:family="table-cell">
      <style:table-cell-properties fo:padding="0.097cm" fo:border-left="0.05pt solid #000000" fo:border-right="none" fo:border-top="none" fo:border-bottom="0.05pt solid #000000"/>
    </style:style>
    <style:style style:name="Tabelle144.E4" style:family="table-cell">
      <style:table-cell-properties fo:padding="0.097cm" fo:border-left="0.05pt solid #000000" fo:border-right="0.05pt solid #000000" fo:border-top="none" fo:border-bottom="0.05pt solid #000000"/>
    </style:style>
    <style:style style:name="Tabelle144.A5" style:family="table-cell">
      <style:table-cell-properties fo:padding="0.097cm" fo:border-left="0.05pt solid #000000" fo:border-right="none" fo:border-top="none" fo:border-bottom="0.05pt solid #000000"/>
    </style:style>
    <style:style style:name="Tabelle144.B5" style:family="table-cell">
      <style:table-cell-properties fo:padding="0.097cm" fo:border-left="0.05pt solid #000000" fo:border-right="none" fo:border-top="none" fo:border-bottom="0.05pt solid #000000"/>
    </style:style>
    <style:style style:name="Tabelle144.C5" style:family="table-cell">
      <style:table-cell-properties fo:padding="0.097cm" fo:border-left="0.05pt solid #000000" fo:border-right="none" fo:border-top="none" fo:border-bottom="0.05pt solid #000000"/>
    </style:style>
    <style:style style:name="Tabelle144.D5" style:family="table-cell">
      <style:table-cell-properties fo:padding="0.097cm" fo:border-left="0.05pt solid #000000" fo:border-right="none" fo:border-top="none" fo:border-bottom="0.05pt solid #000000"/>
    </style:style>
    <style:style style:name="Tabelle144.E5" style:family="table-cell">
      <style:table-cell-properties fo:padding="0.097cm" fo:border-left="0.05pt solid #000000" fo:border-right="0.05pt solid #000000" fo:border-top="none" fo:border-bottom="0.05pt solid #000000"/>
    </style:style>
    <style:style style:name="Tabelle144.A6" style:family="table-cell">
      <style:table-cell-properties fo:padding="0.097cm" fo:border-left="0.05pt solid #000000" fo:border-right="none" fo:border-top="none" fo:border-bottom="0.05pt solid #000000"/>
    </style:style>
    <style:style style:name="Tabelle144.B6" style:family="table-cell">
      <style:table-cell-properties fo:padding="0.097cm" fo:border-left="0.05pt solid #000000" fo:border-right="none" fo:border-top="none" fo:border-bottom="0.05pt solid #000000"/>
    </style:style>
    <style:style style:name="Tabelle144.C6" style:family="table-cell">
      <style:table-cell-properties fo:padding="0.097cm" fo:border-left="0.05pt solid #000000" fo:border-right="none" fo:border-top="none" fo:border-bottom="0.05pt solid #000000"/>
    </style:style>
    <style:style style:name="Tabelle144.D6" style:family="table-cell">
      <style:table-cell-properties fo:padding="0.097cm" fo:border-left="0.05pt solid #000000" fo:border-right="none" fo:border-top="none" fo:border-bottom="0.05pt solid #000000"/>
    </style:style>
    <style:style style:name="Tabelle144.E6" style:family="table-cell">
      <style:table-cell-properties fo:padding="0.097cm" fo:border-left="0.05pt solid #000000" fo:border-right="0.05pt solid #000000" fo:border-top="none" fo:border-bottom="0.05pt solid #000000"/>
    </style:style>
    <style:style style:name="Tabelle144.A7" style:family="table-cell">
      <style:table-cell-properties fo:padding="0.097cm" fo:border-left="0.05pt solid #000000" fo:border-right="none" fo:border-top="none" fo:border-bottom="0.05pt solid #000000"/>
    </style:style>
    <style:style style:name="Tabelle144.B7" style:family="table-cell">
      <style:table-cell-properties fo:padding="0.097cm" fo:border-left="0.05pt solid #000000" fo:border-right="none" fo:border-top="none" fo:border-bottom="0.05pt solid #000000"/>
    </style:style>
    <style:style style:name="Tabelle144.C7" style:family="table-cell">
      <style:table-cell-properties fo:padding="0.097cm" fo:border-left="0.05pt solid #000000" fo:border-right="none" fo:border-top="none" fo:border-bottom="0.05pt solid #000000"/>
    </style:style>
    <style:style style:name="Tabelle144.D7" style:family="table-cell">
      <style:table-cell-properties fo:padding="0.097cm" fo:border-left="0.05pt solid #000000" fo:border-right="none" fo:border-top="none" fo:border-bottom="0.05pt solid #000000"/>
    </style:style>
    <style:style style:name="Tabelle144.E7" style:family="table-cell">
      <style:table-cell-properties fo:padding="0.097cm" fo:border-left="0.05pt solid #000000" fo:border-right="0.05pt solid #000000" fo:border-top="none" fo:border-bottom="0.05pt solid #000000"/>
    </style:style>
    <style:style style:name="Tabelle144.A8" style:family="table-cell">
      <style:table-cell-properties fo:padding="0.097cm" fo:border-left="0.05pt solid #000000" fo:border-right="none" fo:border-top="none" fo:border-bottom="0.05pt solid #000000"/>
    </style:style>
    <style:style style:name="Tabelle144.B8" style:family="table-cell">
      <style:table-cell-properties fo:padding="0.097cm" fo:border-left="0.05pt solid #000000" fo:border-right="none" fo:border-top="none" fo:border-bottom="0.05pt solid #000000"/>
    </style:style>
    <style:style style:name="Tabelle144.C8" style:family="table-cell">
      <style:table-cell-properties fo:padding="0.097cm" fo:border-left="0.05pt solid #000000" fo:border-right="none" fo:border-top="none" fo:border-bottom="0.05pt solid #000000"/>
    </style:style>
    <style:style style:name="Tabelle144.D8" style:family="table-cell">
      <style:table-cell-properties fo:padding="0.097cm" fo:border-left="0.05pt solid #000000" fo:border-right="none" fo:border-top="none" fo:border-bottom="0.05pt solid #000000"/>
    </style:style>
    <style:style style:name="Tabelle144.E8" style:family="table-cell">
      <style:table-cell-properties fo:padding="0.097cm" fo:border-left="0.05pt solid #000000" fo:border-right="0.05pt solid #000000" fo:border-top="none" fo:border-bottom="0.05pt solid #000000"/>
    </style:style>
    <style:style style:name="Tabelle147" style:family="table">
      <style:table-properties style:width="18.5cm" fo:margin-left="0cm" table:align="left"/>
    </style:style>
    <style:style style:name="Tabelle147.A" style:family="table-column">
      <style:table-column-properties style:column-width="18.5cm"/>
    </style:style>
    <style:style style:name="Tabelle147.1" style:family="table-row">
      <style:table-row-properties fo:keep-together="always"/>
    </style:style>
    <style:style style:name="Tabelle147.A1" style:family="table-cell">
      <style:table-cell-properties fo:background-color="#cfe7f5" fo:padding="0.097cm" fo:border="0.05pt solid #000000">
        <style:background-image/>
      </style:table-cell-properties>
    </style:style>
    <style:style style:name="Tabelle146" style:family="table">
      <style:table-properties style:width="18.5cm" fo:margin-left="0cm" table:align="left"/>
    </style:style>
    <style:style style:name="Tabelle146.A" style:family="table-column">
      <style:table-column-properties style:column-width="3.896cm"/>
    </style:style>
    <style:style style:name="Tabelle146.B" style:family="table-column">
      <style:table-column-properties style:column-width="3.704cm"/>
    </style:style>
    <style:style style:name="Tabelle146.C" style:family="table-column">
      <style:table-column-properties style:column-width="4.209cm"/>
    </style:style>
    <style:style style:name="Tabelle146.D" style:family="table-column">
      <style:table-column-properties style:column-width="2.699cm"/>
    </style:style>
    <style:style style:name="Tabelle146.E" style:family="table-column">
      <style:table-column-properties style:column-width="3.992cm"/>
    </style:style>
    <style:style style:name="Tabelle146.1" style:family="table-row">
      <style:table-row-properties fo:keep-together="always"/>
    </style:style>
    <style:style style:name="Tabelle146.A1" style:family="table-cell">
      <style:table-cell-properties fo:background-color="#cfe7f5" fo:padding="0.097cm" fo:border="0.05pt solid #000000">
        <style:background-image/>
      </style:table-cell-properties>
    </style:style>
    <style:style style:name="Tabelle1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6.E2" style:family="table-cell">
      <style:table-cell-properties fo:background-color="#999999" fo:padding="0.097cm" fo:border="0.05pt solid #000000">
        <style:background-image/>
      </style:table-cell-properties>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none" fo:border-top="none" fo:border-bottom="0.05pt solid #000000"/>
    </style:style>
    <style:style style:name="Tabelle146.C3" style:family="table-cell">
      <style:table-cell-properties fo:padding="0.097cm" fo:border-left="0.05pt solid #000000" fo:border-right="none" fo:border-top="none" fo:border-bottom="0.05pt solid #000000"/>
    </style:style>
    <style:style style:name="Tabelle146.D3" style:family="table-cell">
      <style:table-cell-properties fo:padding="0.097cm" fo:border-left="0.05pt solid #000000" fo:border-right="none" fo:border-top="none" fo:border-bottom="0.05pt solid #000000"/>
    </style:style>
    <style:style style:name="Tabelle146.E3" style:family="table-cell">
      <style:table-cell-properties fo:padding="0.097cm" fo:border-left="0.05pt solid #000000" fo:border-right="0.05pt solid #000000" fo:border-top="none" fo:border-bottom="0.05pt solid #000000"/>
    </style:style>
    <style:style style:name="Tabelle146.A4" style:family="table-cell">
      <style:table-cell-properties fo:padding="0.097cm" fo:border-left="0.05pt solid #000000" fo:border-right="none" fo:border-top="none" fo:border-bottom="0.05pt solid #000000"/>
    </style:style>
    <style:style style:name="Tabelle146.B4" style:family="table-cell">
      <style:table-cell-properties fo:padding="0.097cm" fo:border-left="0.05pt solid #000000" fo:border-right="none" fo:border-top="none" fo:border-bottom="0.05pt solid #000000"/>
    </style:style>
    <style:style style:name="Tabelle146.C4" style:family="table-cell">
      <style:table-cell-properties fo:padding="0.097cm" fo:border-left="0.05pt solid #000000" fo:border-right="none" fo:border-top="none" fo:border-bottom="0.05pt solid #000000"/>
    </style:style>
    <style:style style:name="Tabelle146.D4" style:family="table-cell">
      <style:table-cell-properties fo:padding="0.097cm" fo:border-left="0.05pt solid #000000" fo:border-right="none" fo:border-top="none" fo:border-bottom="0.05pt solid #000000"/>
    </style:style>
    <style:style style:name="Tabelle146.E4" style:family="table-cell">
      <style:table-cell-properties fo:padding="0.097cm" fo:border-left="0.05pt solid #000000" fo:border-right="0.05pt solid #000000" fo:border-top="none" fo:border-bottom="0.05pt solid #000000"/>
    </style:style>
    <style:style style:name="Tabelle146.A5" style:family="table-cell">
      <style:table-cell-properties fo:padding="0.097cm" fo:border-left="0.05pt solid #000000" fo:border-right="none" fo:border-top="none" fo:border-bottom="0.05pt solid #000000"/>
    </style:style>
    <style:style style:name="Tabelle146.B5" style:family="table-cell">
      <style:table-cell-properties fo:padding="0.097cm" fo:border-left="0.05pt solid #000000" fo:border-right="none" fo:border-top="none" fo:border-bottom="0.05pt solid #000000"/>
    </style:style>
    <style:style style:name="Tabelle146.C5" style:family="table-cell">
      <style:table-cell-properties fo:padding="0.097cm" fo:border-left="0.05pt solid #000000" fo:border-right="none" fo:border-top="none" fo:border-bottom="0.05pt solid #000000"/>
    </style:style>
    <style:style style:name="Tabelle146.D5" style:family="table-cell">
      <style:table-cell-properties fo:padding="0.097cm" fo:border-left="0.05pt solid #000000" fo:border-right="none" fo:border-top="none" fo:border-bottom="0.05pt solid #000000"/>
    </style:style>
    <style:style style:name="Tabelle146.E5" style:family="table-cell">
      <style:table-cell-properties fo:padding="0.097cm" fo:border-left="0.05pt solid #000000" fo:border-right="0.05pt solid #000000" fo:border-top="none" fo:border-bottom="0.05pt solid #000000"/>
    </style:style>
    <style:style style:name="Tabelle146.A6" style:family="table-cell">
      <style:table-cell-properties fo:padding="0.097cm" fo:border-left="0.05pt solid #000000" fo:border-right="none" fo:border-top="none" fo:border-bottom="0.05pt solid #000000"/>
    </style:style>
    <style:style style:name="Tabelle146.B6" style:family="table-cell">
      <style:table-cell-properties fo:padding="0.097cm" fo:border-left="0.05pt solid #000000" fo:border-right="none" fo:border-top="none" fo:border-bottom="0.05pt solid #000000"/>
    </style:style>
    <style:style style:name="Tabelle146.C6" style:family="table-cell">
      <style:table-cell-properties fo:padding="0.097cm" fo:border-left="0.05pt solid #000000" fo:border-right="none" fo:border-top="none" fo:border-bottom="0.05pt solid #000000"/>
    </style:style>
    <style:style style:name="Tabelle146.D6" style:family="table-cell">
      <style:table-cell-properties fo:padding="0.097cm" fo:border-left="0.05pt solid #000000" fo:border-right="none" fo:border-top="none" fo:border-bottom="0.05pt solid #000000"/>
    </style:style>
    <style:style style:name="Tabelle146.E6" style:family="table-cell">
      <style:table-cell-properties fo:padding="0.097cm" fo:border-left="0.05pt solid #000000" fo:border-right="0.05pt solid #000000" fo:border-top="none" fo:border-bottom="0.05pt solid #000000"/>
    </style:style>
    <style:style style:name="Tabelle146.A7" style:family="table-cell">
      <style:table-cell-properties fo:padding="0.097cm" fo:border-left="0.05pt solid #000000" fo:border-right="none" fo:border-top="none" fo:border-bottom="0.05pt solid #000000"/>
    </style:style>
    <style:style style:name="Tabelle146.B7" style:family="table-cell">
      <style:table-cell-properties fo:padding="0.097cm" fo:border-left="0.05pt solid #000000" fo:border-right="none" fo:border-top="none" fo:border-bottom="0.05pt solid #000000"/>
    </style:style>
    <style:style style:name="Tabelle146.C7" style:family="table-cell">
      <style:table-cell-properties fo:padding="0.097cm" fo:border-left="0.05pt solid #000000" fo:border-right="none" fo:border-top="none" fo:border-bottom="0.05pt solid #000000"/>
    </style:style>
    <style:style style:name="Tabelle146.D7" style:family="table-cell">
      <style:table-cell-properties fo:padding="0.097cm" fo:border-left="0.05pt solid #000000" fo:border-right="none" fo:border-top="none" fo:border-bottom="0.05pt solid #000000"/>
    </style:style>
    <style:style style:name="Tabelle146.E7" style:family="table-cell">
      <style:table-cell-properties fo:padding="0.097cm" fo:border-left="0.05pt solid #000000" fo:border-right="0.05pt solid #000000" fo:border-top="none" fo:border-bottom="0.05pt solid #000000"/>
    </style:style>
    <style:style style:name="Tabelle146.A8" style:family="table-cell">
      <style:table-cell-properties fo:padding="0.097cm" fo:border-left="0.05pt solid #000000" fo:border-right="none" fo:border-top="none" fo:border-bottom="0.05pt solid #000000"/>
    </style:style>
    <style:style style:name="Tabelle146.B8" style:family="table-cell">
      <style:table-cell-properties fo:padding="0.097cm" fo:border-left="0.05pt solid #000000" fo:border-right="none" fo:border-top="none" fo:border-bottom="0.05pt solid #000000"/>
    </style:style>
    <style:style style:name="Tabelle146.C8" style:family="table-cell">
      <style:table-cell-properties fo:padding="0.097cm" fo:border-left="0.05pt solid #000000" fo:border-right="none" fo:border-top="none" fo:border-bottom="0.05pt solid #000000"/>
    </style:style>
    <style:style style:name="Tabelle146.D8" style:family="table-cell">
      <style:table-cell-properties fo:padding="0.097cm" fo:border-left="0.05pt solid #000000" fo:border-right="none" fo:border-top="none" fo:border-bottom="0.05pt solid #000000"/>
    </style:style>
    <style:style style:name="Tabelle146.E8" style:family="table-cell">
      <style:table-cell-properties fo:padding="0.097cm" fo:border-left="0.05pt solid #000000" fo:border-right="0.05pt solid #000000" fo:border-top="none" fo:border-bottom="0.05pt solid #000000"/>
    </style:style>
    <style:style style:name="Tabelle146.A9" style:family="table-cell">
      <style:table-cell-properties fo:padding="0.097cm" fo:border-left="0.05pt solid #000000" fo:border-right="none" fo:border-top="none" fo:border-bottom="0.05pt solid #000000"/>
    </style:style>
    <style:style style:name="Tabelle146.B9" style:family="table-cell">
      <style:table-cell-properties fo:padding="0.097cm" fo:border-left="0.05pt solid #000000" fo:border-right="none" fo:border-top="none" fo:border-bottom="0.05pt solid #000000"/>
    </style:style>
    <style:style style:name="Tabelle146.C9" style:family="table-cell">
      <style:table-cell-properties fo:padding="0.097cm" fo:border-left="0.05pt solid #000000" fo:border-right="none" fo:border-top="none" fo:border-bottom="0.05pt solid #000000"/>
    </style:style>
    <style:style style:name="Tabelle146.D9" style:family="table-cell">
      <style:table-cell-properties fo:padding="0.097cm" fo:border-left="0.05pt solid #000000" fo:border-right="none" fo:border-top="none" fo:border-bottom="0.05pt solid #000000"/>
    </style:style>
    <style:style style:name="Tabelle146.E9" style:family="table-cell">
      <style:table-cell-properties fo:padding="0.097cm" fo:border-left="0.05pt solid #000000" fo:border-right="0.05pt solid #000000" fo:border-top="none" fo:border-bottom="0.05pt solid #000000"/>
    </style:style>
    <style:style style:name="Tabelle146.A10" style:family="table-cell">
      <style:table-cell-properties fo:padding="0.097cm" fo:border-left="0.05pt solid #000000" fo:border-right="none" fo:border-top="none" fo:border-bottom="0.05pt solid #000000"/>
    </style:style>
    <style:style style:name="Tabelle146.B10" style:family="table-cell">
      <style:table-cell-properties fo:padding="0.097cm" fo:border-left="0.05pt solid #000000" fo:border-right="none" fo:border-top="none" fo:border-bottom="0.05pt solid #000000"/>
    </style:style>
    <style:style style:name="Tabelle146.C10" style:family="table-cell">
      <style:table-cell-properties fo:padding="0.097cm" fo:border-left="0.05pt solid #000000" fo:border-right="none" fo:border-top="none" fo:border-bottom="0.05pt solid #000000"/>
    </style:style>
    <style:style style:name="Tabelle146.D10" style:family="table-cell">
      <style:table-cell-properties fo:padding="0.097cm" fo:border-left="0.05pt solid #000000" fo:border-right="none" fo:border-top="none" fo:border-bottom="0.05pt solid #000000"/>
    </style:style>
    <style:style style:name="Tabelle146.E10" style:family="table-cell">
      <style:table-cell-properties fo:padding="0.097cm" fo:border-left="0.05pt solid #000000" fo:border-right="0.05pt solid #000000" fo:border-top="none" fo:border-bottom="0.05pt solid #000000"/>
    </style:style>
    <style:style style:name="Tabelle146.A11" style:family="table-cell">
      <style:table-cell-properties fo:padding="0.097cm" fo:border-left="0.05pt solid #000000" fo:border-right="none" fo:border-top="none" fo:border-bottom="0.05pt solid #000000"/>
    </style:style>
    <style:style style:name="Tabelle146.B11" style:family="table-cell">
      <style:table-cell-properties fo:padding="0.097cm" fo:border-left="0.05pt solid #000000" fo:border-right="none" fo:border-top="none" fo:border-bottom="0.05pt solid #000000"/>
    </style:style>
    <style:style style:name="Tabelle146.C11" style:family="table-cell">
      <style:table-cell-properties fo:padding="0.097cm" fo:border-left="0.05pt solid #000000" fo:border-right="none" fo:border-top="none" fo:border-bottom="0.05pt solid #000000"/>
    </style:style>
    <style:style style:name="Tabelle146.D11" style:family="table-cell">
      <style:table-cell-properties fo:padding="0.097cm" fo:border-left="0.05pt solid #000000" fo:border-right="none" fo:border-top="none" fo:border-bottom="0.05pt solid #000000"/>
    </style:style>
    <style:style style:name="Tabelle146.E11" style:family="table-cell">
      <style:table-cell-properties fo:padding="0.097cm" fo:border-left="0.05pt solid #000000" fo:border-right="0.05pt solid #000000" fo:border-top="none" fo:border-bottom="0.05pt solid #000000"/>
    </style:style>
    <style:style style:name="Tabelle148" style:family="table">
      <style:table-properties style:width="18.5cm" fo:margin-left="0cm" table:align="left"/>
    </style:style>
    <style:style style:name="Tabelle148.A" style:family="table-column">
      <style:table-column-properties style:column-width="18.5cm"/>
    </style:style>
    <style:style style:name="Tabelle148.1" style:family="table-row">
      <style:table-row-properties fo:keep-together="always"/>
    </style:style>
    <style:style style:name="Tabelle148.A1" style:family="table-cell">
      <style:table-cell-properties fo:background-color="#cfe7f5" fo:padding="0.097cm" fo:border="0.05pt solid #000000">
        <style:background-image/>
      </style:table-cell-properties>
    </style:style>
    <style:style style:name="Tabelle149" style:family="table">
      <style:table-properties style:width="18.5cm" fo:margin-left="0cm" table:align="left"/>
    </style:style>
    <style:style style:name="Tabelle149.A" style:family="table-column">
      <style:table-column-properties style:column-width="3.896cm"/>
    </style:style>
    <style:style style:name="Tabelle149.B" style:family="table-column">
      <style:table-column-properties style:column-width="3.704cm"/>
    </style:style>
    <style:style style:name="Tabelle149.C" style:family="table-column">
      <style:table-column-properties style:column-width="4.209cm"/>
    </style:style>
    <style:style style:name="Tabelle149.D" style:family="table-column">
      <style:table-column-properties style:column-width="2.699cm"/>
    </style:style>
    <style:style style:name="Tabelle149.E" style:family="table-column">
      <style:table-column-properties style:column-width="3.992cm"/>
    </style:style>
    <style:style style:name="Tabelle149.1" style:family="table-row">
      <style:table-row-properties fo:keep-together="always"/>
    </style:style>
    <style:style style:name="Tabelle149.A1" style:family="table-cell">
      <style:table-cell-properties fo:background-color="#cfe7f5" fo:padding="0.097cm" fo:border="0.05pt solid #000000">
        <style:background-image/>
      </style:table-cell-properties>
    </style:style>
    <style:style style:name="Tabelle1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9.E2" style:family="table-cell">
      <style:table-cell-properties fo:background-color="#999999" fo:padding="0.097cm" fo:border="0.05pt solid #000000">
        <style:background-image/>
      </style:table-cell-properties>
    </style:style>
    <style:style style:name="Tabelle149.A3" style:family="table-cell">
      <style:table-cell-properties fo:padding="0.097cm" fo:border-left="0.05pt solid #000000" fo:border-right="none" fo:border-top="none" fo:border-bottom="0.05pt solid #000000"/>
    </style:style>
    <style:style style:name="Tabelle149.B3" style:family="table-cell">
      <style:table-cell-properties fo:padding="0.097cm" fo:border-left="0.05pt solid #000000" fo:border-right="none" fo:border-top="none" fo:border-bottom="0.05pt solid #000000"/>
    </style:style>
    <style:style style:name="Tabelle149.C3" style:family="table-cell">
      <style:table-cell-properties fo:padding="0.097cm" fo:border-left="0.05pt solid #000000" fo:border-right="none" fo:border-top="none" fo:border-bottom="0.05pt solid #000000"/>
    </style:style>
    <style:style style:name="Tabelle149.D3" style:family="table-cell">
      <style:table-cell-properties fo:padding="0.097cm" fo:border-left="0.05pt solid #000000" fo:border-right="none" fo:border-top="none" fo:border-bottom="0.05pt solid #000000"/>
    </style:style>
    <style:style style:name="Tabelle149.E3" style:family="table-cell">
      <style:table-cell-properties fo:padding="0.097cm" fo:border-left="0.05pt solid #000000" fo:border-right="0.05pt solid #000000" fo:border-top="none" fo:border-bottom="0.05pt solid #000000"/>
    </style:style>
    <style:style style:name="Tabelle149.A4" style:family="table-cell">
      <style:table-cell-properties fo:padding="0.097cm" fo:border-left="0.05pt solid #000000" fo:border-right="none" fo:border-top="none" fo:border-bottom="0.05pt solid #000000"/>
    </style:style>
    <style:style style:name="Tabelle149.B4" style:family="table-cell">
      <style:table-cell-properties fo:padding="0.097cm" fo:border-left="0.05pt solid #000000" fo:border-right="none" fo:border-top="none" fo:border-bottom="0.05pt solid #000000"/>
    </style:style>
    <style:style style:name="Tabelle149.C4" style:family="table-cell">
      <style:table-cell-properties fo:padding="0.097cm" fo:border-left="0.05pt solid #000000" fo:border-right="none" fo:border-top="none" fo:border-bottom="0.05pt solid #000000"/>
    </style:style>
    <style:style style:name="Tabelle149.D4" style:family="table-cell">
      <style:table-cell-properties fo:padding="0.097cm" fo:border-left="0.05pt solid #000000" fo:border-right="none" fo:border-top="none" fo:border-bottom="0.05pt solid #000000"/>
    </style:style>
    <style:style style:name="Tabelle149.E4" style:family="table-cell">
      <style:table-cell-properties fo:padding="0.097cm" fo:border-left="0.05pt solid #000000" fo:border-right="0.05pt solid #000000" fo:border-top="none" fo:border-bottom="0.05pt solid #000000"/>
    </style:style>
    <style:style style:name="Tabelle149.A5" style:family="table-cell">
      <style:table-cell-properties fo:padding="0.097cm" fo:border-left="0.05pt solid #000000" fo:border-right="none" fo:border-top="none" fo:border-bottom="0.05pt solid #000000"/>
    </style:style>
    <style:style style:name="Tabelle149.B5" style:family="table-cell">
      <style:table-cell-properties fo:padding="0.097cm" fo:border-left="0.05pt solid #000000" fo:border-right="none" fo:border-top="none" fo:border-bottom="0.05pt solid #000000"/>
    </style:style>
    <style:style style:name="Tabelle149.C5" style:family="table-cell">
      <style:table-cell-properties fo:padding="0.097cm" fo:border-left="0.05pt solid #000000" fo:border-right="none" fo:border-top="none" fo:border-bottom="0.05pt solid #000000"/>
    </style:style>
    <style:style style:name="Tabelle149.D5" style:family="table-cell">
      <style:table-cell-properties fo:padding="0.097cm" fo:border-left="0.05pt solid #000000" fo:border-right="none" fo:border-top="none" fo:border-bottom="0.05pt solid #000000"/>
    </style:style>
    <style:style style:name="Tabelle149.E5" style:family="table-cell">
      <style:table-cell-properties fo:padding="0.097cm" fo:border-left="0.05pt solid #000000" fo:border-right="0.05pt solid #000000" fo:border-top="none" fo:border-bottom="0.05pt solid #000000"/>
    </style:style>
    <style:style style:name="Tabelle149.A6" style:family="table-cell">
      <style:table-cell-properties fo:padding="0.097cm" fo:border-left="0.05pt solid #000000" fo:border-right="none" fo:border-top="none" fo:border-bottom="0.05pt solid #000000"/>
    </style:style>
    <style:style style:name="Tabelle149.B6" style:family="table-cell">
      <style:table-cell-properties fo:padding="0.097cm" fo:border-left="0.05pt solid #000000" fo:border-right="none" fo:border-top="none" fo:border-bottom="0.05pt solid #000000"/>
    </style:style>
    <style:style style:name="Tabelle149.C6" style:family="table-cell">
      <style:table-cell-properties fo:padding="0.097cm" fo:border-left="0.05pt solid #000000" fo:border-right="none" fo:border-top="none" fo:border-bottom="0.05pt solid #000000"/>
    </style:style>
    <style:style style:name="Tabelle149.D6" style:family="table-cell">
      <style:table-cell-properties fo:padding="0.097cm" fo:border-left="0.05pt solid #000000" fo:border-right="none" fo:border-top="none" fo:border-bottom="0.05pt solid #000000"/>
    </style:style>
    <style:style style:name="Tabelle149.E6" style:family="table-cell">
      <style:table-cell-properties fo:padding="0.097cm" fo:border-left="0.05pt solid #000000" fo:border-right="0.05pt solid #000000" fo:border-top="none" fo:border-bottom="0.05pt solid #000000"/>
    </style:style>
    <style:style style:name="Tabelle149.A7" style:family="table-cell">
      <style:table-cell-properties fo:padding="0.097cm" fo:border-left="0.05pt solid #000000" fo:border-right="none" fo:border-top="none" fo:border-bottom="0.05pt solid #000000"/>
    </style:style>
    <style:style style:name="Tabelle149.B7" style:family="table-cell">
      <style:table-cell-properties fo:padding="0.097cm" fo:border-left="0.05pt solid #000000" fo:border-right="none" fo:border-top="none" fo:border-bottom="0.05pt solid #000000"/>
    </style:style>
    <style:style style:name="Tabelle149.C7" style:family="table-cell">
      <style:table-cell-properties fo:padding="0.097cm" fo:border-left="0.05pt solid #000000" fo:border-right="none" fo:border-top="none" fo:border-bottom="0.05pt solid #000000"/>
    </style:style>
    <style:style style:name="Tabelle149.D7" style:family="table-cell">
      <style:table-cell-properties fo:padding="0.097cm" fo:border-left="0.05pt solid #000000" fo:border-right="none" fo:border-top="none" fo:border-bottom="0.05pt solid #000000"/>
    </style:style>
    <style:style style:name="Tabelle149.E7" style:family="table-cell">
      <style:table-cell-properties fo:padding="0.097cm" fo:border-left="0.05pt solid #000000" fo:border-right="0.05pt solid #000000" fo:border-top="none" fo:border-bottom="0.05pt solid #000000"/>
    </style:style>
    <style:style style:name="Tabelle149.A8" style:family="table-cell">
      <style:table-cell-properties fo:padding="0.097cm" fo:border-left="0.05pt solid #000000" fo:border-right="none" fo:border-top="none" fo:border-bottom="0.05pt solid #000000"/>
    </style:style>
    <style:style style:name="Tabelle149.B8" style:family="table-cell">
      <style:table-cell-properties fo:padding="0.097cm" fo:border-left="0.05pt solid #000000" fo:border-right="none" fo:border-top="none" fo:border-bottom="0.05pt solid #000000"/>
    </style:style>
    <style:style style:name="Tabelle149.C8" style:family="table-cell">
      <style:table-cell-properties fo:padding="0.097cm" fo:border-left="0.05pt solid #000000" fo:border-right="none" fo:border-top="none" fo:border-bottom="0.05pt solid #000000"/>
    </style:style>
    <style:style style:name="Tabelle149.D8" style:family="table-cell">
      <style:table-cell-properties fo:padding="0.097cm" fo:border-left="0.05pt solid #000000" fo:border-right="none" fo:border-top="none" fo:border-bottom="0.05pt solid #000000"/>
    </style:style>
    <style:style style:name="Tabelle149.E8" style:family="table-cell">
      <style:table-cell-properties fo:padding="0.097cm" fo:border-left="0.05pt solid #000000" fo:border-right="0.05pt solid #000000" fo:border-top="none" fo:border-bottom="0.05pt solid #000000"/>
    </style:style>
    <style:style style:name="Tabelle151" style:family="table">
      <style:table-properties style:width="18.5cm" fo:margin-left="0cm" table:align="left"/>
    </style:style>
    <style:style style:name="Tabelle151.A" style:family="table-column">
      <style:table-column-properties style:column-width="18.5cm"/>
    </style:style>
    <style:style style:name="Tabelle151.1" style:family="table-row">
      <style:table-row-properties fo:keep-together="always"/>
    </style:style>
    <style:style style:name="Tabelle151.A1" style:family="table-cell">
      <style:table-cell-properties fo:background-color="#cfe7f5" fo:padding="0.097cm" fo:border="0.05pt solid #000000">
        <style:background-image/>
      </style:table-cell-properties>
    </style:style>
    <style:style style:name="Tabelle150" style:family="table">
      <style:table-properties style:width="18.5cm" fo:margin-left="0cm" table:align="left"/>
    </style:style>
    <style:style style:name="Tabelle150.A" style:family="table-column">
      <style:table-column-properties style:column-width="3.896cm"/>
    </style:style>
    <style:style style:name="Tabelle150.B" style:family="table-column">
      <style:table-column-properties style:column-width="3.704cm"/>
    </style:style>
    <style:style style:name="Tabelle150.C" style:family="table-column">
      <style:table-column-properties style:column-width="4.209cm"/>
    </style:style>
    <style:style style:name="Tabelle150.D" style:family="table-column">
      <style:table-column-properties style:column-width="2.699cm"/>
    </style:style>
    <style:style style:name="Tabelle150.E" style:family="table-column">
      <style:table-column-properties style:column-width="3.992cm"/>
    </style:style>
    <style:style style:name="Tabelle150.1" style:family="table-row">
      <style:table-row-properties fo:keep-together="always"/>
    </style:style>
    <style:style style:name="Tabelle150.A1" style:family="table-cell">
      <style:table-cell-properties fo:background-color="#cfe7f5" fo:padding="0.097cm" fo:border="0.05pt solid #000000">
        <style:background-image/>
      </style:table-cell-properties>
    </style:style>
    <style:style style:name="Tabelle15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0.E2" style:family="table-cell">
      <style:table-cell-properties fo:background-color="#999999" fo:padding="0.097cm" fo:border="0.05pt solid #000000">
        <style:background-image/>
      </style:table-cell-properties>
    </style:style>
    <style:style style:name="Tabelle150.A3" style:family="table-cell">
      <style:table-cell-properties fo:padding="0.097cm" fo:border-left="0.05pt solid #000000" fo:border-right="none" fo:border-top="none" fo:border-bottom="0.05pt solid #000000"/>
    </style:style>
    <style:style style:name="Tabelle150.B3" style:family="table-cell">
      <style:table-cell-properties fo:padding="0.097cm" fo:border-left="0.05pt solid #000000" fo:border-right="none" fo:border-top="none" fo:border-bottom="0.05pt solid #000000"/>
    </style:style>
    <style:style style:name="Tabelle150.C3" style:family="table-cell">
      <style:table-cell-properties fo:padding="0.097cm" fo:border-left="0.05pt solid #000000" fo:border-right="none" fo:border-top="none" fo:border-bottom="0.05pt solid #000000"/>
    </style:style>
    <style:style style:name="Tabelle150.D3" style:family="table-cell">
      <style:table-cell-properties fo:padding="0.097cm" fo:border-left="0.05pt solid #000000" fo:border-right="none" fo:border-top="none" fo:border-bottom="0.05pt solid #000000"/>
    </style:style>
    <style:style style:name="Tabelle150.E3" style:family="table-cell">
      <style:table-cell-properties fo:padding="0.097cm" fo:border-left="0.05pt solid #000000" fo:border-right="0.05pt solid #000000" fo:border-top="none" fo:border-bottom="0.05pt solid #000000"/>
    </style:style>
    <style:style style:name="Tabelle150.A4" style:family="table-cell">
      <style:table-cell-properties fo:padding="0.097cm" fo:border-left="0.05pt solid #000000" fo:border-right="none" fo:border-top="none" fo:border-bottom="0.05pt solid #000000"/>
    </style:style>
    <style:style style:name="Tabelle150.B4" style:family="table-cell">
      <style:table-cell-properties fo:padding="0.097cm" fo:border-left="0.05pt solid #000000" fo:border-right="none" fo:border-top="none" fo:border-bottom="0.05pt solid #000000"/>
    </style:style>
    <style:style style:name="Tabelle150.C4" style:family="table-cell">
      <style:table-cell-properties fo:padding="0.097cm" fo:border-left="0.05pt solid #000000" fo:border-right="none" fo:border-top="none" fo:border-bottom="0.05pt solid #000000"/>
    </style:style>
    <style:style style:name="Tabelle150.D4" style:family="table-cell">
      <style:table-cell-properties fo:padding="0.097cm" fo:border-left="0.05pt solid #000000" fo:border-right="none" fo:border-top="none" fo:border-bottom="0.05pt solid #000000"/>
    </style:style>
    <style:style style:name="Tabelle150.E4" style:family="table-cell">
      <style:table-cell-properties fo:padding="0.097cm" fo:border-left="0.05pt solid #000000" fo:border-right="0.05pt solid #000000" fo:border-top="none" fo:border-bottom="0.05pt solid #000000"/>
    </style:style>
    <style:style style:name="Tabelle150.A5" style:family="table-cell">
      <style:table-cell-properties fo:padding="0.097cm" fo:border-left="0.05pt solid #000000" fo:border-right="none" fo:border-top="none" fo:border-bottom="0.05pt solid #000000"/>
    </style:style>
    <style:style style:name="Tabelle150.B5" style:family="table-cell">
      <style:table-cell-properties fo:padding="0.097cm" fo:border-left="0.05pt solid #000000" fo:border-right="none" fo:border-top="none" fo:border-bottom="0.05pt solid #000000"/>
    </style:style>
    <style:style style:name="Tabelle150.C5" style:family="table-cell">
      <style:table-cell-properties fo:padding="0.097cm" fo:border-left="0.05pt solid #000000" fo:border-right="none" fo:border-top="none" fo:border-bottom="0.05pt solid #000000"/>
    </style:style>
    <style:style style:name="Tabelle150.D5" style:family="table-cell">
      <style:table-cell-properties fo:padding="0.097cm" fo:border-left="0.05pt solid #000000" fo:border-right="none" fo:border-top="none" fo:border-bottom="0.05pt solid #000000"/>
    </style:style>
    <style:style style:name="Tabelle150.E5" style:family="table-cell">
      <style:table-cell-properties fo:padding="0.097cm" fo:border-left="0.05pt solid #000000" fo:border-right="0.05pt solid #000000" fo:border-top="none" fo:border-bottom="0.05pt solid #000000"/>
    </style:style>
    <style:style style:name="Tabelle150.A6" style:family="table-cell">
      <style:table-cell-properties fo:padding="0.097cm" fo:border-left="0.05pt solid #000000" fo:border-right="none" fo:border-top="none" fo:border-bottom="0.05pt solid #000000"/>
    </style:style>
    <style:style style:name="Tabelle150.B6" style:family="table-cell">
      <style:table-cell-properties fo:padding="0.097cm" fo:border-left="0.05pt solid #000000" fo:border-right="none" fo:border-top="none" fo:border-bottom="0.05pt solid #000000"/>
    </style:style>
    <style:style style:name="Tabelle150.C6" style:family="table-cell">
      <style:table-cell-properties fo:padding="0.097cm" fo:border-left="0.05pt solid #000000" fo:border-right="none" fo:border-top="none" fo:border-bottom="0.05pt solid #000000"/>
    </style:style>
    <style:style style:name="Tabelle150.D6" style:family="table-cell">
      <style:table-cell-properties fo:padding="0.097cm" fo:border-left="0.05pt solid #000000" fo:border-right="none" fo:border-top="none" fo:border-bottom="0.05pt solid #000000"/>
    </style:style>
    <style:style style:name="Tabelle150.E6" style:family="table-cell">
      <style:table-cell-properties fo:padding="0.097cm" fo:border-left="0.05pt solid #000000" fo:border-right="0.05pt solid #000000" fo:border-top="none" fo:border-bottom="0.05pt solid #000000"/>
    </style:style>
    <style:style style:name="Tabelle150.A7" style:family="table-cell">
      <style:table-cell-properties fo:padding="0.097cm" fo:border-left="0.05pt solid #000000" fo:border-right="none" fo:border-top="none" fo:border-bottom="0.05pt solid #000000"/>
    </style:style>
    <style:style style:name="Tabelle150.B7" style:family="table-cell">
      <style:table-cell-properties fo:padding="0.097cm" fo:border-left="0.05pt solid #000000" fo:border-right="none" fo:border-top="none" fo:border-bottom="0.05pt solid #000000"/>
    </style:style>
    <style:style style:name="Tabelle150.C7" style:family="table-cell">
      <style:table-cell-properties fo:padding="0.097cm" fo:border-left="0.05pt solid #000000" fo:border-right="none" fo:border-top="none" fo:border-bottom="0.05pt solid #000000"/>
    </style:style>
    <style:style style:name="Tabelle150.D7" style:family="table-cell">
      <style:table-cell-properties fo:padding="0.097cm" fo:border-left="0.05pt solid #000000" fo:border-right="none" fo:border-top="none" fo:border-bottom="0.05pt solid #000000"/>
    </style:style>
    <style:style style:name="Tabelle150.E7" style:family="table-cell">
      <style:table-cell-properties fo:padding="0.097cm" fo:border-left="0.05pt solid #000000" fo:border-right="0.05pt solid #000000" fo:border-top="none" fo:border-bottom="0.05pt solid #000000"/>
    </style:style>
    <style:style style:name="Tabelle150.A8" style:family="table-cell">
      <style:table-cell-properties fo:padding="0.097cm" fo:border-left="0.05pt solid #000000" fo:border-right="none" fo:border-top="none" fo:border-bottom="0.05pt solid #000000"/>
    </style:style>
    <style:style style:name="Tabelle150.B8" style:family="table-cell">
      <style:table-cell-properties fo:padding="0.097cm" fo:border-left="0.05pt solid #000000" fo:border-right="none" fo:border-top="none" fo:border-bottom="0.05pt solid #000000"/>
    </style:style>
    <style:style style:name="Tabelle150.C8" style:family="table-cell">
      <style:table-cell-properties fo:padding="0.097cm" fo:border-left="0.05pt solid #000000" fo:border-right="none" fo:border-top="none" fo:border-bottom="0.05pt solid #000000"/>
    </style:style>
    <style:style style:name="Tabelle150.D8" style:family="table-cell">
      <style:table-cell-properties fo:padding="0.097cm" fo:border-left="0.05pt solid #000000" fo:border-right="none" fo:border-top="none" fo:border-bottom="0.05pt solid #000000"/>
    </style:style>
    <style:style style:name="Tabelle150.E8" style:family="table-cell">
      <style:table-cell-properties fo:padding="0.097cm" fo:border-left="0.05pt solid #000000" fo:border-right="0.05pt solid #000000" fo:border-top="none" fo:border-bottom="0.05pt solid #000000"/>
    </style:style>
    <style:style style:name="Tabelle150.A9" style:family="table-cell">
      <style:table-cell-properties fo:padding="0.097cm" fo:border-left="0.05pt solid #000000" fo:border-right="none" fo:border-top="none" fo:border-bottom="0.05pt solid #000000"/>
    </style:style>
    <style:style style:name="Tabelle150.B9" style:family="table-cell">
      <style:table-cell-properties fo:padding="0.097cm" fo:border-left="0.05pt solid #000000" fo:border-right="none" fo:border-top="none" fo:border-bottom="0.05pt solid #000000"/>
    </style:style>
    <style:style style:name="Tabelle150.C9" style:family="table-cell">
      <style:table-cell-properties fo:padding="0.097cm" fo:border-left="0.05pt solid #000000" fo:border-right="none" fo:border-top="none" fo:border-bottom="0.05pt solid #000000"/>
    </style:style>
    <style:style style:name="Tabelle150.D9" style:family="table-cell">
      <style:table-cell-properties fo:padding="0.097cm" fo:border-left="0.05pt solid #000000" fo:border-right="none" fo:border-top="none" fo:border-bottom="0.05pt solid #000000"/>
    </style:style>
    <style:style style:name="Tabelle150.E9" style:family="table-cell">
      <style:table-cell-properties fo:padding="0.097cm" fo:border-left="0.05pt solid #000000" fo:border-right="0.05pt solid #000000" fo:border-top="none" fo:border-bottom="0.05pt solid #000000"/>
    </style:style>
    <style:style style:name="Tabelle150.A10" style:family="table-cell">
      <style:table-cell-properties fo:padding="0.097cm" fo:border-left="0.05pt solid #000000" fo:border-right="none" fo:border-top="none" fo:border-bottom="0.05pt solid #000000"/>
    </style:style>
    <style:style style:name="Tabelle150.B10" style:family="table-cell">
      <style:table-cell-properties fo:padding="0.097cm" fo:border-left="0.05pt solid #000000" fo:border-right="none" fo:border-top="none" fo:border-bottom="0.05pt solid #000000"/>
    </style:style>
    <style:style style:name="Tabelle150.C10" style:family="table-cell">
      <style:table-cell-properties fo:padding="0.097cm" fo:border-left="0.05pt solid #000000" fo:border-right="none" fo:border-top="none" fo:border-bottom="0.05pt solid #000000"/>
    </style:style>
    <style:style style:name="Tabelle150.D10" style:family="table-cell">
      <style:table-cell-properties fo:padding="0.097cm" fo:border-left="0.05pt solid #000000" fo:border-right="none" fo:border-top="none" fo:border-bottom="0.05pt solid #000000"/>
    </style:style>
    <style:style style:name="Tabelle150.E10" style:family="table-cell">
      <style:table-cell-properties fo:padding="0.097cm" fo:border-left="0.05pt solid #000000" fo:border-right="0.05pt solid #000000" fo:border-top="none" fo:border-bottom="0.05pt solid #000000"/>
    </style:style>
    <style:style style:name="Tabelle150.A11" style:family="table-cell">
      <style:table-cell-properties fo:padding="0.097cm" fo:border-left="0.05pt solid #000000" fo:border-right="none" fo:border-top="none" fo:border-bottom="0.05pt solid #000000"/>
    </style:style>
    <style:style style:name="Tabelle150.B11" style:family="table-cell">
      <style:table-cell-properties fo:padding="0.097cm" fo:border-left="0.05pt solid #000000" fo:border-right="none" fo:border-top="none" fo:border-bottom="0.05pt solid #000000"/>
    </style:style>
    <style:style style:name="Tabelle150.C11" style:family="table-cell">
      <style:table-cell-properties fo:padding="0.097cm" fo:border-left="0.05pt solid #000000" fo:border-right="none" fo:border-top="none" fo:border-bottom="0.05pt solid #000000"/>
    </style:style>
    <style:style style:name="Tabelle150.D11" style:family="table-cell">
      <style:table-cell-properties fo:padding="0.097cm" fo:border-left="0.05pt solid #000000" fo:border-right="none" fo:border-top="none" fo:border-bottom="0.05pt solid #000000"/>
    </style:style>
    <style:style style:name="Tabelle150.E11" style:family="table-cell">
      <style:table-cell-properties fo:padding="0.097cm" fo:border-left="0.05pt solid #000000" fo:border-right="0.05pt solid #000000" fo:border-top="none" fo:border-bottom="0.05pt solid #000000"/>
    </style:style>
    <style:style style:name="Tabelle150.A12" style:family="table-cell">
      <style:table-cell-properties fo:padding="0.097cm" fo:border-left="0.05pt solid #000000" fo:border-right="none" fo:border-top="none" fo:border-bottom="0.05pt solid #000000"/>
    </style:style>
    <style:style style:name="Tabelle150.B12" style:family="table-cell">
      <style:table-cell-properties fo:padding="0.097cm" fo:border-left="0.05pt solid #000000" fo:border-right="none" fo:border-top="none" fo:border-bottom="0.05pt solid #000000"/>
    </style:style>
    <style:style style:name="Tabelle150.C12" style:family="table-cell">
      <style:table-cell-properties fo:padding="0.097cm" fo:border-left="0.05pt solid #000000" fo:border-right="none" fo:border-top="none" fo:border-bottom="0.05pt solid #000000"/>
    </style:style>
    <style:style style:name="Tabelle150.D12" style:family="table-cell">
      <style:table-cell-properties fo:padding="0.097cm" fo:border-left="0.05pt solid #000000" fo:border-right="none" fo:border-top="none" fo:border-bottom="0.05pt solid #000000"/>
    </style:style>
    <style:style style:name="Tabelle150.E12" style:family="table-cell">
      <style:table-cell-properties fo:padding="0.097cm" fo:border-left="0.05pt solid #000000" fo:border-right="0.05pt solid #000000" fo:border-top="none" fo:border-bottom="0.05pt solid #000000"/>
    </style:style>
    <style:style style:name="Tabelle150.A13" style:family="table-cell">
      <style:table-cell-properties fo:padding="0.097cm" fo:border-left="0.05pt solid #000000" fo:border-right="none" fo:border-top="none" fo:border-bottom="0.05pt solid #000000"/>
    </style:style>
    <style:style style:name="Tabelle150.B13" style:family="table-cell">
      <style:table-cell-properties fo:padding="0.097cm" fo:border-left="0.05pt solid #000000" fo:border-right="none" fo:border-top="none" fo:border-bottom="0.05pt solid #000000"/>
    </style:style>
    <style:style style:name="Tabelle150.C13" style:family="table-cell">
      <style:table-cell-properties fo:padding="0.097cm" fo:border-left="0.05pt solid #000000" fo:border-right="none" fo:border-top="none" fo:border-bottom="0.05pt solid #000000"/>
    </style:style>
    <style:style style:name="Tabelle150.D13" style:family="table-cell">
      <style:table-cell-properties fo:padding="0.097cm" fo:border-left="0.05pt solid #000000" fo:border-right="none" fo:border-top="none" fo:border-bottom="0.05pt solid #000000"/>
    </style:style>
    <style:style style:name="Tabelle150.E13" style:family="table-cell">
      <style:table-cell-properties fo:padding="0.097cm" fo:border-left="0.05pt solid #000000" fo:border-right="0.05pt solid #000000" fo:border-top="none" fo:border-bottom="0.05pt solid #000000"/>
    </style:style>
    <style:style style:name="Tabelle150.A14" style:family="table-cell">
      <style:table-cell-properties fo:padding="0.097cm" fo:border-left="0.05pt solid #000000" fo:border-right="none" fo:border-top="none" fo:border-bottom="0.05pt solid #000000"/>
    </style:style>
    <style:style style:name="Tabelle150.B14" style:family="table-cell">
      <style:table-cell-properties fo:padding="0.097cm" fo:border-left="0.05pt solid #000000" fo:border-right="none" fo:border-top="none" fo:border-bottom="0.05pt solid #000000"/>
    </style:style>
    <style:style style:name="Tabelle150.C14" style:family="table-cell">
      <style:table-cell-properties fo:padding="0.097cm" fo:border-left="0.05pt solid #000000" fo:border-right="none" fo:border-top="none" fo:border-bottom="0.05pt solid #000000"/>
    </style:style>
    <style:style style:name="Tabelle150.D14" style:family="table-cell">
      <style:table-cell-properties fo:padding="0.097cm" fo:border-left="0.05pt solid #000000" fo:border-right="none" fo:border-top="none" fo:border-bottom="0.05pt solid #000000"/>
    </style:style>
    <style:style style:name="Tabelle150.E14" style:family="table-cell">
      <style:table-cell-properties fo:padding="0.097cm" fo:border-left="0.05pt solid #000000" fo:border-right="0.05pt solid #000000" fo:border-top="none" fo:border-bottom="0.05pt solid #000000"/>
    </style:style>
    <style:style style:name="Tabelle150.A15" style:family="table-cell">
      <style:table-cell-properties fo:padding="0.097cm" fo:border-left="0.05pt solid #000000" fo:border-right="none" fo:border-top="none" fo:border-bottom="0.05pt solid #000000"/>
    </style:style>
    <style:style style:name="Tabelle150.B15" style:family="table-cell">
      <style:table-cell-properties fo:padding="0.097cm" fo:border-left="0.05pt solid #000000" fo:border-right="none" fo:border-top="none" fo:border-bottom="0.05pt solid #000000"/>
    </style:style>
    <style:style style:name="Tabelle150.C15" style:family="table-cell">
      <style:table-cell-properties fo:padding="0.097cm" fo:border-left="0.05pt solid #000000" fo:border-right="none" fo:border-top="none" fo:border-bottom="0.05pt solid #000000"/>
    </style:style>
    <style:style style:name="Tabelle150.D15" style:family="table-cell">
      <style:table-cell-properties fo:padding="0.097cm" fo:border-left="0.05pt solid #000000" fo:border-right="none" fo:border-top="none" fo:border-bottom="0.05pt solid #000000"/>
    </style:style>
    <style:style style:name="Tabelle150.E15" style:family="table-cell">
      <style:table-cell-properties fo:padding="0.097cm" fo:border-left="0.05pt solid #000000" fo:border-right="0.05pt solid #000000" fo:border-top="none" fo:border-bottom="0.05pt solid #000000"/>
    </style:style>
    <style:style style:name="Tabelle150.A16" style:family="table-cell">
      <style:table-cell-properties fo:padding="0.097cm" fo:border-left="0.05pt solid #000000" fo:border-right="none" fo:border-top="none" fo:border-bottom="0.05pt solid #000000"/>
    </style:style>
    <style:style style:name="Tabelle150.B16" style:family="table-cell">
      <style:table-cell-properties fo:padding="0.097cm" fo:border-left="0.05pt solid #000000" fo:border-right="none" fo:border-top="none" fo:border-bottom="0.05pt solid #000000"/>
    </style:style>
    <style:style style:name="Tabelle150.C16" style:family="table-cell">
      <style:table-cell-properties fo:padding="0.097cm" fo:border-left="0.05pt solid #000000" fo:border-right="none" fo:border-top="none" fo:border-bottom="0.05pt solid #000000"/>
    </style:style>
    <style:style style:name="Tabelle150.D16" style:family="table-cell">
      <style:table-cell-properties fo:padding="0.097cm" fo:border-left="0.05pt solid #000000" fo:border-right="none" fo:border-top="none" fo:border-bottom="0.05pt solid #000000"/>
    </style:style>
    <style:style style:name="Tabelle150.E16" style:family="table-cell">
      <style:table-cell-properties fo:padding="0.097cm" fo:border-left="0.05pt solid #000000" fo:border-right="0.05pt solid #000000" fo:border-top="none" fo:border-bottom="0.05pt solid #000000"/>
    </style:style>
    <style:style style:name="Tabelle150.A17" style:family="table-cell">
      <style:table-cell-properties fo:padding="0.097cm" fo:border-left="0.05pt solid #000000" fo:border-right="none" fo:border-top="none" fo:border-bottom="0.05pt solid #000000"/>
    </style:style>
    <style:style style:name="Tabelle150.B17" style:family="table-cell">
      <style:table-cell-properties fo:padding="0.097cm" fo:border-left="0.05pt solid #000000" fo:border-right="none" fo:border-top="none" fo:border-bottom="0.05pt solid #000000"/>
    </style:style>
    <style:style style:name="Tabelle150.C17" style:family="table-cell">
      <style:table-cell-properties fo:padding="0.097cm" fo:border-left="0.05pt solid #000000" fo:border-right="none" fo:border-top="none" fo:border-bottom="0.05pt solid #000000"/>
    </style:style>
    <style:style style:name="Tabelle150.D17" style:family="table-cell">
      <style:table-cell-properties fo:padding="0.097cm" fo:border-left="0.05pt solid #000000" fo:border-right="none" fo:border-top="none" fo:border-bottom="0.05pt solid #000000"/>
    </style:style>
    <style:style style:name="Tabelle150.E17" style:family="table-cell">
      <style:table-cell-properties fo:padding="0.097cm" fo:border-left="0.05pt solid #000000" fo:border-right="0.05pt solid #000000" fo:border-top="none" fo:border-bottom="0.05pt solid #000000"/>
    </style:style>
    <style:style style:name="Tabelle150.A18" style:family="table-cell">
      <style:table-cell-properties fo:padding="0.097cm" fo:border-left="0.05pt solid #000000" fo:border-right="none" fo:border-top="none" fo:border-bottom="0.05pt solid #000000"/>
    </style:style>
    <style:style style:name="Tabelle150.B18" style:family="table-cell">
      <style:table-cell-properties fo:padding="0.097cm" fo:border-left="0.05pt solid #000000" fo:border-right="none" fo:border-top="none" fo:border-bottom="0.05pt solid #000000"/>
    </style:style>
    <style:style style:name="Tabelle150.C18" style:family="table-cell">
      <style:table-cell-properties fo:padding="0.097cm" fo:border-left="0.05pt solid #000000" fo:border-right="none" fo:border-top="none" fo:border-bottom="0.05pt solid #000000"/>
    </style:style>
    <style:style style:name="Tabelle150.D18" style:family="table-cell">
      <style:table-cell-properties fo:padding="0.097cm" fo:border-left="0.05pt solid #000000" fo:border-right="none" fo:border-top="none" fo:border-bottom="0.05pt solid #000000"/>
    </style:style>
    <style:style style:name="Tabelle150.E18" style:family="table-cell">
      <style:table-cell-properties fo:padding="0.097cm" fo:border-left="0.05pt solid #000000" fo:border-right="0.05pt solid #000000" fo:border-top="none" fo:border-bottom="0.05pt solid #000000"/>
    </style:style>
    <style:style style:name="Tabelle150.A19" style:family="table-cell">
      <style:table-cell-properties fo:padding="0.097cm" fo:border-left="0.05pt solid #000000" fo:border-right="none" fo:border-top="none" fo:border-bottom="0.05pt solid #000000"/>
    </style:style>
    <style:style style:name="Tabelle150.B19" style:family="table-cell">
      <style:table-cell-properties fo:padding="0.097cm" fo:border-left="0.05pt solid #000000" fo:border-right="none" fo:border-top="none" fo:border-bottom="0.05pt solid #000000"/>
    </style:style>
    <style:style style:name="Tabelle150.C19" style:family="table-cell">
      <style:table-cell-properties fo:padding="0.097cm" fo:border-left="0.05pt solid #000000" fo:border-right="none" fo:border-top="none" fo:border-bottom="0.05pt solid #000000"/>
    </style:style>
    <style:style style:name="Tabelle150.D19" style:family="table-cell">
      <style:table-cell-properties fo:padding="0.097cm" fo:border-left="0.05pt solid #000000" fo:border-right="none" fo:border-top="none" fo:border-bottom="0.05pt solid #000000"/>
    </style:style>
    <style:style style:name="Tabelle150.E19" style:family="table-cell">
      <style:table-cell-properties fo:padding="0.097cm" fo:border-left="0.05pt solid #000000" fo:border-right="0.05pt solid #000000" fo:border-top="none" fo:border-bottom="0.05pt solid #000000"/>
    </style:style>
    <style:style style:name="Tabelle150.A20" style:family="table-cell">
      <style:table-cell-properties fo:padding="0.097cm" fo:border-left="0.05pt solid #000000" fo:border-right="none" fo:border-top="none" fo:border-bottom="0.05pt solid #000000"/>
    </style:style>
    <style:style style:name="Tabelle150.B20" style:family="table-cell">
      <style:table-cell-properties fo:padding="0.097cm" fo:border-left="0.05pt solid #000000" fo:border-right="none" fo:border-top="none" fo:border-bottom="0.05pt solid #000000"/>
    </style:style>
    <style:style style:name="Tabelle150.C20" style:family="table-cell">
      <style:table-cell-properties fo:padding="0.097cm" fo:border-left="0.05pt solid #000000" fo:border-right="none" fo:border-top="none" fo:border-bottom="0.05pt solid #000000"/>
    </style:style>
    <style:style style:name="Tabelle150.D20" style:family="table-cell">
      <style:table-cell-properties fo:padding="0.097cm" fo:border-left="0.05pt solid #000000" fo:border-right="none" fo:border-top="none" fo:border-bottom="0.05pt solid #000000"/>
    </style:style>
    <style:style style:name="Tabelle150.E20" style:family="table-cell">
      <style:table-cell-properties fo:padding="0.097cm" fo:border-left="0.05pt solid #000000" fo:border-right="0.05pt solid #000000" fo:border-top="none" fo:border-bottom="0.05pt solid #000000"/>
    </style:style>
    <style:style style:name="Tabelle150.A21" style:family="table-cell">
      <style:table-cell-properties fo:padding="0.097cm" fo:border-left="0.05pt solid #000000" fo:border-right="none" fo:border-top="none" fo:border-bottom="0.05pt solid #000000"/>
    </style:style>
    <style:style style:name="Tabelle150.B21" style:family="table-cell">
      <style:table-cell-properties fo:padding="0.097cm" fo:border-left="0.05pt solid #000000" fo:border-right="none" fo:border-top="none" fo:border-bottom="0.05pt solid #000000"/>
    </style:style>
    <style:style style:name="Tabelle150.C21" style:family="table-cell">
      <style:table-cell-properties fo:padding="0.097cm" fo:border-left="0.05pt solid #000000" fo:border-right="none" fo:border-top="none" fo:border-bottom="0.05pt solid #000000"/>
    </style:style>
    <style:style style:name="Tabelle150.D21" style:family="table-cell">
      <style:table-cell-properties fo:padding="0.097cm" fo:border-left="0.05pt solid #000000" fo:border-right="none" fo:border-top="none" fo:border-bottom="0.05pt solid #000000"/>
    </style:style>
    <style:style style:name="Tabelle150.E21" style:family="table-cell">
      <style:table-cell-properties fo:padding="0.097cm" fo:border-left="0.05pt solid #000000" fo:border-right="0.05pt solid #000000" fo:border-top="none" fo:border-bottom="0.05pt solid #000000"/>
    </style:style>
    <style:style style:name="Tabelle150.A22" style:family="table-cell">
      <style:table-cell-properties fo:padding="0.097cm" fo:border-left="0.05pt solid #000000" fo:border-right="none" fo:border-top="none" fo:border-bottom="0.05pt solid #000000"/>
    </style:style>
    <style:style style:name="Tabelle150.B22" style:family="table-cell">
      <style:table-cell-properties fo:padding="0.097cm" fo:border-left="0.05pt solid #000000" fo:border-right="none" fo:border-top="none" fo:border-bottom="0.05pt solid #000000"/>
    </style:style>
    <style:style style:name="Tabelle150.C22" style:family="table-cell">
      <style:table-cell-properties fo:padding="0.097cm" fo:border-left="0.05pt solid #000000" fo:border-right="none" fo:border-top="none" fo:border-bottom="0.05pt solid #000000"/>
    </style:style>
    <style:style style:name="Tabelle150.D22" style:family="table-cell">
      <style:table-cell-properties fo:padding="0.097cm" fo:border-left="0.05pt solid #000000" fo:border-right="none" fo:border-top="none" fo:border-bottom="0.05pt solid #000000"/>
    </style:style>
    <style:style style:name="Tabelle150.E22" style:family="table-cell">
      <style:table-cell-properties fo:padding="0.097cm" fo:border-left="0.05pt solid #000000" fo:border-right="0.05pt solid #000000" fo:border-top="none" fo:border-bottom="0.05pt solid #000000"/>
    </style:style>
    <style:style style:name="Tabelle150.A23" style:family="table-cell">
      <style:table-cell-properties fo:padding="0.097cm" fo:border-left="0.05pt solid #000000" fo:border-right="none" fo:border-top="none" fo:border-bottom="0.05pt solid #000000"/>
    </style:style>
    <style:style style:name="Tabelle150.B23" style:family="table-cell">
      <style:table-cell-properties fo:padding="0.097cm" fo:border-left="0.05pt solid #000000" fo:border-right="none" fo:border-top="none" fo:border-bottom="0.05pt solid #000000"/>
    </style:style>
    <style:style style:name="Tabelle150.C23" style:family="table-cell">
      <style:table-cell-properties fo:padding="0.097cm" fo:border-left="0.05pt solid #000000" fo:border-right="none" fo:border-top="none" fo:border-bottom="0.05pt solid #000000"/>
    </style:style>
    <style:style style:name="Tabelle150.D23" style:family="table-cell">
      <style:table-cell-properties fo:padding="0.097cm" fo:border-left="0.05pt solid #000000" fo:border-right="none" fo:border-top="none" fo:border-bottom="0.05pt solid #000000"/>
    </style:style>
    <style:style style:name="Tabelle150.E23" style:family="table-cell">
      <style:table-cell-properties fo:padding="0.097cm" fo:border-left="0.05pt solid #000000" fo:border-right="0.05pt solid #000000" fo:border-top="none" fo:border-bottom="0.05pt solid #000000"/>
    </style:style>
    <style:style style:name="Tabelle150.A24" style:family="table-cell">
      <style:table-cell-properties fo:padding="0.097cm" fo:border-left="0.05pt solid #000000" fo:border-right="none" fo:border-top="none" fo:border-bottom="0.05pt solid #000000"/>
    </style:style>
    <style:style style:name="Tabelle150.B24" style:family="table-cell">
      <style:table-cell-properties fo:padding="0.097cm" fo:border-left="0.05pt solid #000000" fo:border-right="none" fo:border-top="none" fo:border-bottom="0.05pt solid #000000"/>
    </style:style>
    <style:style style:name="Tabelle150.C24" style:family="table-cell">
      <style:table-cell-properties fo:padding="0.097cm" fo:border-left="0.05pt solid #000000" fo:border-right="none" fo:border-top="none" fo:border-bottom="0.05pt solid #000000"/>
    </style:style>
    <style:style style:name="Tabelle150.D24" style:family="table-cell">
      <style:table-cell-properties fo:padding="0.097cm" fo:border-left="0.05pt solid #000000" fo:border-right="none" fo:border-top="none" fo:border-bottom="0.05pt solid #000000"/>
    </style:style>
    <style:style style:name="Tabelle150.E24" style:family="table-cell">
      <style:table-cell-properties fo:padding="0.097cm" fo:border-left="0.05pt solid #000000" fo:border-right="0.05pt solid #000000" fo:border-top="none" fo:border-bottom="0.05pt solid #000000"/>
    </style:style>
    <style:style style:name="Tabelle150.A25" style:family="table-cell">
      <style:table-cell-properties fo:padding="0.097cm" fo:border-left="0.05pt solid #000000" fo:border-right="none" fo:border-top="none" fo:border-bottom="0.05pt solid #000000"/>
    </style:style>
    <style:style style:name="Tabelle150.B25" style:family="table-cell">
      <style:table-cell-properties fo:padding="0.097cm" fo:border-left="0.05pt solid #000000" fo:border-right="none" fo:border-top="none" fo:border-bottom="0.05pt solid #000000"/>
    </style:style>
    <style:style style:name="Tabelle150.C25" style:family="table-cell">
      <style:table-cell-properties fo:padding="0.097cm" fo:border-left="0.05pt solid #000000" fo:border-right="none" fo:border-top="none" fo:border-bottom="0.05pt solid #000000"/>
    </style:style>
    <style:style style:name="Tabelle150.D25" style:family="table-cell">
      <style:table-cell-properties fo:padding="0.097cm" fo:border-left="0.05pt solid #000000" fo:border-right="none" fo:border-top="none" fo:border-bottom="0.05pt solid #000000"/>
    </style:style>
    <style:style style:name="Tabelle150.E25" style:family="table-cell">
      <style:table-cell-properties fo:padding="0.097cm" fo:border-left="0.05pt solid #000000" fo:border-right="0.05pt solid #000000" fo:border-top="none" fo:border-bottom="0.05pt solid #000000"/>
    </style:style>
    <style:style style:name="Tabelle150.A26" style:family="table-cell">
      <style:table-cell-properties fo:padding="0.097cm" fo:border-left="0.05pt solid #000000" fo:border-right="none" fo:border-top="none" fo:border-bottom="0.05pt solid #000000"/>
    </style:style>
    <style:style style:name="Tabelle150.B26" style:family="table-cell">
      <style:table-cell-properties fo:padding="0.097cm" fo:border-left="0.05pt solid #000000" fo:border-right="none" fo:border-top="none" fo:border-bottom="0.05pt solid #000000"/>
    </style:style>
    <style:style style:name="Tabelle150.C26" style:family="table-cell">
      <style:table-cell-properties fo:padding="0.097cm" fo:border-left="0.05pt solid #000000" fo:border-right="none" fo:border-top="none" fo:border-bottom="0.05pt solid #000000"/>
    </style:style>
    <style:style style:name="Tabelle150.D26" style:family="table-cell">
      <style:table-cell-properties fo:padding="0.097cm" fo:border-left="0.05pt solid #000000" fo:border-right="none" fo:border-top="none" fo:border-bottom="0.05pt solid #000000"/>
    </style:style>
    <style:style style:name="Tabelle150.E26" style:family="table-cell">
      <style:table-cell-properties fo:padding="0.097cm" fo:border-left="0.05pt solid #000000" fo:border-right="0.05pt solid #000000" fo:border-top="none" fo:border-bottom="0.05pt solid #000000"/>
    </style:style>
    <style:style style:name="Tabelle150.A27" style:family="table-cell">
      <style:table-cell-properties fo:padding="0.097cm" fo:border-left="0.05pt solid #000000" fo:border-right="none" fo:border-top="none" fo:border-bottom="0.05pt solid #000000"/>
    </style:style>
    <style:style style:name="Tabelle150.B27" style:family="table-cell">
      <style:table-cell-properties fo:padding="0.097cm" fo:border-left="0.05pt solid #000000" fo:border-right="none" fo:border-top="none" fo:border-bottom="0.05pt solid #000000"/>
    </style:style>
    <style:style style:name="Tabelle150.C27" style:family="table-cell">
      <style:table-cell-properties fo:padding="0.097cm" fo:border-left="0.05pt solid #000000" fo:border-right="none" fo:border-top="none" fo:border-bottom="0.05pt solid #000000"/>
    </style:style>
    <style:style style:name="Tabelle150.D27" style:family="table-cell">
      <style:table-cell-properties fo:padding="0.097cm" fo:border-left="0.05pt solid #000000" fo:border-right="none" fo:border-top="none" fo:border-bottom="0.05pt solid #000000"/>
    </style:style>
    <style:style style:name="Tabelle150.E27" style:family="table-cell">
      <style:table-cell-properties fo:padding="0.097cm" fo:border-left="0.05pt solid #000000" fo:border-right="0.05pt solid #000000" fo:border-top="none" fo:border-bottom="0.05pt solid #000000"/>
    </style:style>
    <style:style style:name="Tabelle150.A28" style:family="table-cell">
      <style:table-cell-properties fo:padding="0.097cm" fo:border-left="0.05pt solid #000000" fo:border-right="none" fo:border-top="none" fo:border-bottom="0.05pt solid #000000"/>
    </style:style>
    <style:style style:name="Tabelle150.B28" style:family="table-cell">
      <style:table-cell-properties fo:padding="0.097cm" fo:border-left="0.05pt solid #000000" fo:border-right="none" fo:border-top="none" fo:border-bottom="0.05pt solid #000000"/>
    </style:style>
    <style:style style:name="Tabelle150.C28" style:family="table-cell">
      <style:table-cell-properties fo:padding="0.097cm" fo:border-left="0.05pt solid #000000" fo:border-right="none" fo:border-top="none" fo:border-bottom="0.05pt solid #000000"/>
    </style:style>
    <style:style style:name="Tabelle150.D28" style:family="table-cell">
      <style:table-cell-properties fo:padding="0.097cm" fo:border-left="0.05pt solid #000000" fo:border-right="none" fo:border-top="none" fo:border-bottom="0.05pt solid #000000"/>
    </style:style>
    <style:style style:name="Tabelle150.E28" style:family="table-cell">
      <style:table-cell-properties fo:padding="0.097cm" fo:border-left="0.05pt solid #000000" fo:border-right="0.05pt solid #000000" fo:border-top="none" fo:border-bottom="0.05pt solid #000000"/>
    </style:style>
    <style:style style:name="Tabelle150.A29" style:family="table-cell">
      <style:table-cell-properties fo:padding="0.097cm" fo:border-left="0.05pt solid #000000" fo:border-right="none" fo:border-top="none" fo:border-bottom="0.05pt solid #000000"/>
    </style:style>
    <style:style style:name="Tabelle150.B29" style:family="table-cell">
      <style:table-cell-properties fo:padding="0.097cm" fo:border-left="0.05pt solid #000000" fo:border-right="none" fo:border-top="none" fo:border-bottom="0.05pt solid #000000"/>
    </style:style>
    <style:style style:name="Tabelle150.C29" style:family="table-cell">
      <style:table-cell-properties fo:padding="0.097cm" fo:border-left="0.05pt solid #000000" fo:border-right="none" fo:border-top="none" fo:border-bottom="0.05pt solid #000000"/>
    </style:style>
    <style:style style:name="Tabelle150.D29" style:family="table-cell">
      <style:table-cell-properties fo:padding="0.097cm" fo:border-left="0.05pt solid #000000" fo:border-right="none" fo:border-top="none" fo:border-bottom="0.05pt solid #000000"/>
    </style:style>
    <style:style style:name="Tabelle150.E29" style:family="table-cell">
      <style:table-cell-properties fo:padding="0.097cm" fo:border-left="0.05pt solid #000000" fo:border-right="0.05pt solid #000000" fo:border-top="none" fo:border-bottom="0.05pt solid #000000"/>
    </style:style>
    <style:style style:name="Tabelle150.A30" style:family="table-cell">
      <style:table-cell-properties fo:padding="0.097cm" fo:border-left="0.05pt solid #000000" fo:border-right="none" fo:border-top="none" fo:border-bottom="0.05pt solid #000000"/>
    </style:style>
    <style:style style:name="Tabelle150.B30" style:family="table-cell">
      <style:table-cell-properties fo:padding="0.097cm" fo:border-left="0.05pt solid #000000" fo:border-right="none" fo:border-top="none" fo:border-bottom="0.05pt solid #000000"/>
    </style:style>
    <style:style style:name="Tabelle150.C30" style:family="table-cell">
      <style:table-cell-properties fo:padding="0.097cm" fo:border-left="0.05pt solid #000000" fo:border-right="none" fo:border-top="none" fo:border-bottom="0.05pt solid #000000"/>
    </style:style>
    <style:style style:name="Tabelle150.D30" style:family="table-cell">
      <style:table-cell-properties fo:padding="0.097cm" fo:border-left="0.05pt solid #000000" fo:border-right="none" fo:border-top="none" fo:border-bottom="0.05pt solid #000000"/>
    </style:style>
    <style:style style:name="Tabelle150.E30" style:family="table-cell">
      <style:table-cell-properties fo:padding="0.097cm" fo:border-left="0.05pt solid #000000" fo:border-right="0.05pt solid #000000" fo:border-top="none" fo:border-bottom="0.05pt solid #000000"/>
    </style:style>
    <style:style style:name="Tabelle150.A31" style:family="table-cell">
      <style:table-cell-properties fo:padding="0.097cm" fo:border-left="0.05pt solid #000000" fo:border-right="none" fo:border-top="none" fo:border-bottom="0.05pt solid #000000"/>
    </style:style>
    <style:style style:name="Tabelle150.B31" style:family="table-cell">
      <style:table-cell-properties fo:padding="0.097cm" fo:border-left="0.05pt solid #000000" fo:border-right="none" fo:border-top="none" fo:border-bottom="0.05pt solid #000000"/>
    </style:style>
    <style:style style:name="Tabelle150.C31" style:family="table-cell">
      <style:table-cell-properties fo:padding="0.097cm" fo:border-left="0.05pt solid #000000" fo:border-right="none" fo:border-top="none" fo:border-bottom="0.05pt solid #000000"/>
    </style:style>
    <style:style style:name="Tabelle150.D31" style:family="table-cell">
      <style:table-cell-properties fo:padding="0.097cm" fo:border-left="0.05pt solid #000000" fo:border-right="none" fo:border-top="none" fo:border-bottom="0.05pt solid #000000"/>
    </style:style>
    <style:style style:name="Tabelle150.E31" style:family="table-cell">
      <style:table-cell-properties fo:padding="0.097cm" fo:border-left="0.05pt solid #000000" fo:border-right="0.05pt solid #000000" fo:border-top="none" fo:border-bottom="0.05pt solid #000000"/>
    </style:style>
    <style:style style:name="Tabelle150.A32" style:family="table-cell">
      <style:table-cell-properties fo:padding="0.097cm" fo:border-left="0.05pt solid #000000" fo:border-right="none" fo:border-top="none" fo:border-bottom="0.05pt solid #000000"/>
    </style:style>
    <style:style style:name="Tabelle150.B32" style:family="table-cell">
      <style:table-cell-properties fo:padding="0.097cm" fo:border-left="0.05pt solid #000000" fo:border-right="none" fo:border-top="none" fo:border-bottom="0.05pt solid #000000"/>
    </style:style>
    <style:style style:name="Tabelle150.C32" style:family="table-cell">
      <style:table-cell-properties fo:padding="0.097cm" fo:border-left="0.05pt solid #000000" fo:border-right="none" fo:border-top="none" fo:border-bottom="0.05pt solid #000000"/>
    </style:style>
    <style:style style:name="Tabelle150.D32" style:family="table-cell">
      <style:table-cell-properties fo:padding="0.097cm" fo:border-left="0.05pt solid #000000" fo:border-right="none" fo:border-top="none" fo:border-bottom="0.05pt solid #000000"/>
    </style:style>
    <style:style style:name="Tabelle150.E32" style:family="table-cell">
      <style:table-cell-properties fo:padding="0.097cm" fo:border-left="0.05pt solid #000000" fo:border-right="0.05pt solid #000000" fo:border-top="none" fo:border-bottom="0.05pt solid #000000"/>
    </style:style>
    <style:style style:name="Tabelle160" style:family="table">
      <style:table-properties style:width="18.5cm" fo:margin-left="0cm" table:align="left"/>
    </style:style>
    <style:style style:name="Tabelle160.A" style:family="table-column">
      <style:table-column-properties style:column-width="18.5cm"/>
    </style:style>
    <style:style style:name="Tabelle160.1" style:family="table-row">
      <style:table-row-properties fo:keep-together="always"/>
    </style:style>
    <style:style style:name="Tabelle160.A1" style:family="table-cell">
      <style:table-cell-properties fo:background-color="#cfe7f5" fo:padding="0.097cm" fo:border="0.05pt solid #000000">
        <style:background-image/>
      </style:table-cell-properties>
    </style:style>
    <style:style style:name="Tabelle161" style:family="table">
      <style:table-properties style:width="18.5cm" fo:margin-left="0cm" table:align="left"/>
    </style:style>
    <style:style style:name="Tabelle161.A" style:family="table-column">
      <style:table-column-properties style:column-width="3.896cm"/>
    </style:style>
    <style:style style:name="Tabelle161.B" style:family="table-column">
      <style:table-column-properties style:column-width="3.704cm"/>
    </style:style>
    <style:style style:name="Tabelle161.C" style:family="table-column">
      <style:table-column-properties style:column-width="4.209cm"/>
    </style:style>
    <style:style style:name="Tabelle161.D" style:family="table-column">
      <style:table-column-properties style:column-width="2.699cm"/>
    </style:style>
    <style:style style:name="Tabelle161.E" style:family="table-column">
      <style:table-column-properties style:column-width="3.992cm"/>
    </style:style>
    <style:style style:name="Tabelle161.1" style:family="table-row">
      <style:table-row-properties fo:keep-together="always"/>
    </style:style>
    <style:style style:name="Tabelle161.A1" style:family="table-cell">
      <style:table-cell-properties fo:background-color="#cfe7f5" fo:padding="0.097cm" fo:border="0.05pt solid #000000">
        <style:background-image/>
      </style:table-cell-properties>
    </style:style>
    <style:style style:name="Tabelle16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61.E2" style:family="table-cell">
      <style:table-cell-properties fo:background-color="#999999" fo:padding="0.097cm" fo:border="0.05pt solid #000000">
        <style:background-image/>
      </style:table-cell-properties>
    </style:style>
    <style:style style:name="Tabelle161.A3" style:family="table-cell">
      <style:table-cell-properties fo:padding="0.097cm" fo:border-left="0.05pt solid #000000" fo:border-right="none" fo:border-top="none" fo:border-bottom="0.05pt solid #000000"/>
    </style:style>
    <style:style style:name="Tabelle161.B3" style:family="table-cell">
      <style:table-cell-properties fo:padding="0.097cm" fo:border-left="0.05pt solid #000000" fo:border-right="none" fo:border-top="none" fo:border-bottom="0.05pt solid #000000"/>
    </style:style>
    <style:style style:name="Tabelle161.C3" style:family="table-cell">
      <style:table-cell-properties fo:padding="0.097cm" fo:border-left="0.05pt solid #000000" fo:border-right="none" fo:border-top="none" fo:border-bottom="0.05pt solid #000000"/>
    </style:style>
    <style:style style:name="Tabelle161.D3" style:family="table-cell">
      <style:table-cell-properties fo:padding="0.097cm" fo:border-left="0.05pt solid #000000" fo:border-right="none" fo:border-top="none" fo:border-bottom="0.05pt solid #000000"/>
    </style:style>
    <style:style style:name="Tabelle161.E3" style:family="table-cell">
      <style:table-cell-properties fo:padding="0.097cm" fo:border-left="0.05pt solid #000000" fo:border-right="0.05pt solid #000000" fo:border-top="none" fo:border-bottom="0.05pt solid #000000"/>
    </style:style>
    <style:style style:name="Tabelle161.A4" style:family="table-cell">
      <style:table-cell-properties fo:padding="0.097cm" fo:border-left="0.05pt solid #000000" fo:border-right="none" fo:border-top="none" fo:border-bottom="0.05pt solid #000000"/>
    </style:style>
    <style:style style:name="Tabelle161.B4" style:family="table-cell">
      <style:table-cell-properties fo:padding="0.097cm" fo:border-left="0.05pt solid #000000" fo:border-right="none" fo:border-top="none" fo:border-bottom="0.05pt solid #000000"/>
    </style:style>
    <style:style style:name="Tabelle161.C4" style:family="table-cell">
      <style:table-cell-properties fo:padding="0.097cm" fo:border-left="0.05pt solid #000000" fo:border-right="none" fo:border-top="none" fo:border-bottom="0.05pt solid #000000"/>
    </style:style>
    <style:style style:name="Tabelle161.D4" style:family="table-cell">
      <style:table-cell-properties fo:padding="0.097cm" fo:border-left="0.05pt solid #000000" fo:border-right="none" fo:border-top="none" fo:border-bottom="0.05pt solid #000000"/>
    </style:style>
    <style:style style:name="Tabelle161.E4" style:family="table-cell">
      <style:table-cell-properties fo:padding="0.097cm" fo:border-left="0.05pt solid #000000" fo:border-right="0.05pt solid #000000" fo:border-top="none" fo:border-bottom="0.05pt solid #000000"/>
    </style:style>
    <style:style style:name="Tabelle161.A5" style:family="table-cell">
      <style:table-cell-properties fo:padding="0.097cm" fo:border-left="0.05pt solid #000000" fo:border-right="none" fo:border-top="none" fo:border-bottom="0.05pt solid #000000"/>
    </style:style>
    <style:style style:name="Tabelle161.B5" style:family="table-cell">
      <style:table-cell-properties fo:padding="0.097cm" fo:border-left="0.05pt solid #000000" fo:border-right="none" fo:border-top="none" fo:border-bottom="0.05pt solid #000000"/>
    </style:style>
    <style:style style:name="Tabelle161.C5" style:family="table-cell">
      <style:table-cell-properties fo:padding="0.097cm" fo:border-left="0.05pt solid #000000" fo:border-right="none" fo:border-top="none" fo:border-bottom="0.05pt solid #000000"/>
    </style:style>
    <style:style style:name="Tabelle161.D5" style:family="table-cell">
      <style:table-cell-properties fo:padding="0.097cm" fo:border-left="0.05pt solid #000000" fo:border-right="none" fo:border-top="none" fo:border-bottom="0.05pt solid #000000"/>
    </style:style>
    <style:style style:name="Tabelle161.E5" style:family="table-cell">
      <style:table-cell-properties fo:padding="0.097cm" fo:border-left="0.05pt solid #000000" fo:border-right="0.05pt solid #000000" fo:border-top="none" fo:border-bottom="0.05pt solid #000000"/>
    </style:style>
    <style:style style:name="Tabelle161.A6" style:family="table-cell">
      <style:table-cell-properties fo:padding="0.097cm" fo:border-left="0.05pt solid #000000" fo:border-right="none" fo:border-top="none" fo:border-bottom="0.05pt solid #000000"/>
    </style:style>
    <style:style style:name="Tabelle161.B6" style:family="table-cell">
      <style:table-cell-properties fo:padding="0.097cm" fo:border-left="0.05pt solid #000000" fo:border-right="none" fo:border-top="none" fo:border-bottom="0.05pt solid #000000"/>
    </style:style>
    <style:style style:name="Tabelle161.C6" style:family="table-cell">
      <style:table-cell-properties fo:padding="0.097cm" fo:border-left="0.05pt solid #000000" fo:border-right="none" fo:border-top="none" fo:border-bottom="0.05pt solid #000000"/>
    </style:style>
    <style:style style:name="Tabelle161.D6" style:family="table-cell">
      <style:table-cell-properties fo:padding="0.097cm" fo:border-left="0.05pt solid #000000" fo:border-right="none" fo:border-top="none" fo:border-bottom="0.05pt solid #000000"/>
    </style:style>
    <style:style style:name="Tabelle161.E6" style:family="table-cell">
      <style:table-cell-properties fo:padding="0.097cm" fo:border-left="0.05pt solid #000000" fo:border-right="0.05pt solid #000000" fo:border-top="none" fo:border-bottom="0.05pt solid #000000"/>
    </style:style>
    <style:style style:name="Tabelle161.A7" style:family="table-cell">
      <style:table-cell-properties fo:padding="0.097cm" fo:border-left="0.05pt solid #000000" fo:border-right="none" fo:border-top="none" fo:border-bottom="0.05pt solid #000000"/>
    </style:style>
    <style:style style:name="Tabelle161.B7" style:family="table-cell">
      <style:table-cell-properties fo:padding="0.097cm" fo:border-left="0.05pt solid #000000" fo:border-right="none" fo:border-top="none" fo:border-bottom="0.05pt solid #000000"/>
    </style:style>
    <style:style style:name="Tabelle161.C7" style:family="table-cell">
      <style:table-cell-properties fo:padding="0.097cm" fo:border-left="0.05pt solid #000000" fo:border-right="none" fo:border-top="none" fo:border-bottom="0.05pt solid #000000"/>
    </style:style>
    <style:style style:name="Tabelle161.D7" style:family="table-cell">
      <style:table-cell-properties fo:padding="0.097cm" fo:border-left="0.05pt solid #000000" fo:border-right="none" fo:border-top="none" fo:border-bottom="0.05pt solid #000000"/>
    </style:style>
    <style:style style:name="Tabelle161.E7" style:family="table-cell">
      <style:table-cell-properties fo:padding="0.097cm" fo:border-left="0.05pt solid #000000" fo:border-right="0.05pt solid #000000" fo:border-top="none" fo:border-bottom="0.05pt solid #000000"/>
    </style:style>
    <style:style style:name="Tabelle161.A8" style:family="table-cell">
      <style:table-cell-properties fo:padding="0.097cm" fo:border-left="0.05pt solid #000000" fo:border-right="none" fo:border-top="none" fo:border-bottom="0.05pt solid #000000"/>
    </style:style>
    <style:style style:name="Tabelle161.B8" style:family="table-cell">
      <style:table-cell-properties fo:padding="0.097cm" fo:border-left="0.05pt solid #000000" fo:border-right="none" fo:border-top="none" fo:border-bottom="0.05pt solid #000000"/>
    </style:style>
    <style:style style:name="Tabelle161.C8" style:family="table-cell">
      <style:table-cell-properties fo:padding="0.097cm" fo:border-left="0.05pt solid #000000" fo:border-right="none" fo:border-top="none" fo:border-bottom="0.05pt solid #000000"/>
    </style:style>
    <style:style style:name="Tabelle161.D8" style:family="table-cell">
      <style:table-cell-properties fo:padding="0.097cm" fo:border-left="0.05pt solid #000000" fo:border-right="none" fo:border-top="none" fo:border-bottom="0.05pt solid #000000"/>
    </style:style>
    <style:style style:name="Tabelle161.E8" style:family="table-cell">
      <style:table-cell-properties fo:padding="0.097cm" fo:border-left="0.05pt solid #000000" fo:border-right="0.05pt solid #000000" fo:border-top="none" fo:border-bottom="0.05pt solid #000000"/>
    </style:style>
    <style:style style:name="Tabelle161.A9" style:family="table-cell">
      <style:table-cell-properties fo:padding="0.097cm" fo:border-left="0.05pt solid #000000" fo:border-right="none" fo:border-top="none" fo:border-bottom="0.05pt solid #000000"/>
    </style:style>
    <style:style style:name="Tabelle161.B9" style:family="table-cell">
      <style:table-cell-properties fo:padding="0.097cm" fo:border-left="0.05pt solid #000000" fo:border-right="none" fo:border-top="none" fo:border-bottom="0.05pt solid #000000"/>
    </style:style>
    <style:style style:name="Tabelle161.C9" style:family="table-cell">
      <style:table-cell-properties fo:padding="0.097cm" fo:border-left="0.05pt solid #000000" fo:border-right="none" fo:border-top="none" fo:border-bottom="0.05pt solid #000000"/>
    </style:style>
    <style:style style:name="Tabelle161.D9" style:family="table-cell">
      <style:table-cell-properties fo:padding="0.097cm" fo:border-left="0.05pt solid #000000" fo:border-right="none" fo:border-top="none" fo:border-bottom="0.05pt solid #000000"/>
    </style:style>
    <style:style style:name="Tabelle161.E9" style:family="table-cell">
      <style:table-cell-properties fo:padding="0.097cm" fo:border-left="0.05pt solid #000000" fo:border-right="0.05pt solid #000000" fo:border-top="none" fo:border-bottom="0.05pt solid #000000"/>
    </style:style>
    <style:style style:name="Tabelle161.A10" style:family="table-cell">
      <style:table-cell-properties fo:padding="0.097cm" fo:border-left="0.05pt solid #000000" fo:border-right="none" fo:border-top="none" fo:border-bottom="0.05pt solid #000000"/>
    </style:style>
    <style:style style:name="Tabelle161.B10" style:family="table-cell">
      <style:table-cell-properties fo:padding="0.097cm" fo:border-left="0.05pt solid #000000" fo:border-right="none" fo:border-top="none" fo:border-bottom="0.05pt solid #000000"/>
    </style:style>
    <style:style style:name="Tabelle161.C10" style:family="table-cell">
      <style:table-cell-properties fo:padding="0.097cm" fo:border-left="0.05pt solid #000000" fo:border-right="none" fo:border-top="none" fo:border-bottom="0.05pt solid #000000"/>
    </style:style>
    <style:style style:name="Tabelle161.D10" style:family="table-cell">
      <style:table-cell-properties fo:padding="0.097cm" fo:border-left="0.05pt solid #000000" fo:border-right="none" fo:border-top="none" fo:border-bottom="0.05pt solid #000000"/>
    </style:style>
    <style:style style:name="Tabelle161.E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paragraph-rsid="002112de" style:font-size-asian="10pt" style:font-size-complex="10pt"/>
    </style:style>
    <style:style style:name="P2" style:family="paragraph" style:parent-style-name="Standard">
      <style:text-properties officeooo:paragraph-rsid="00184c37"/>
    </style:style>
    <style:style style:name="P3" style:family="paragraph" style:parent-style-name="Standard">
      <style:text-properties officeooo:rsid="00184c37" officeooo:paragraph-rsid="00184c37"/>
    </style:style>
    <style:style style:name="P4" style:family="paragraph" style:parent-style-name="Standard">
      <style:text-properties officeooo:paragraph-rsid="0019c823"/>
    </style:style>
    <style:style style:name="P5" style:family="paragraph" style:parent-style-name="Standard">
      <style:text-properties officeooo:paragraph-rsid="00294cb8"/>
    </style:style>
    <style:style style:name="P6" style:family="paragraph" style:parent-style-name="Standard">
      <style:text-properties officeooo:paragraph-rsid="002c5122"/>
    </style:style>
    <style:style style:name="P7" style:family="paragraph" style:parent-style-name="Standard">
      <style:text-properties officeooo:paragraph-rsid="002e258b"/>
    </style:style>
    <style:style style:name="P8" style:family="paragraph" style:parent-style-name="Standard">
      <style:text-properties officeooo:paragraph-rsid="00320055"/>
    </style:style>
    <style:style style:name="P9" style:family="paragraph" style:parent-style-name="Standard">
      <style:text-properties officeooo:paragraph-rsid="0033df4e"/>
    </style:style>
    <style:style style:name="P10" style:family="paragraph" style:parent-style-name="Standard">
      <style:text-properties officeooo:paragraph-rsid="0037ead1"/>
    </style:style>
    <style:style style:name="P11" style:family="paragraph" style:parent-style-name="Standard">
      <style:text-properties officeooo:paragraph-rsid="003d9bd9"/>
    </style:style>
    <style:style style:name="P12" style:family="paragraph" style:parent-style-name="Standard">
      <style:text-properties officeooo:paragraph-rsid="0041bb20"/>
    </style:style>
    <style:style style:name="P13" style:family="paragraph" style:parent-style-name="Standard">
      <style:text-properties officeooo:paragraph-rsid="00476b50"/>
    </style:style>
    <style:style style:name="P14" style:family="paragraph" style:parent-style-name="Footer">
      <style:paragraph-properties fo:text-align="center" style:justify-single-word="false"/>
    </style:style>
    <style:style style:name="P15" style:family="paragraph" style:parent-style-name="Table_20_Contents">
      <style:text-properties officeooo:rsid="00de3baa" officeooo:paragraph-rsid="00184c37"/>
    </style:style>
    <style:style style:name="P16" style:family="paragraph" style:parent-style-name="Table_20_Contents">
      <style:text-properties officeooo:rsid="00de3baa" officeooo:paragraph-rsid="001d3e93"/>
    </style:style>
    <style:style style:name="P17" style:family="paragraph" style:parent-style-name="Table_20_Contents">
      <style:text-properties officeooo:rsid="00134a9e" officeooo:paragraph-rsid="00184c37"/>
    </style:style>
    <style:style style:name="P18" style:family="paragraph" style:parent-style-name="Table_20_Contents">
      <style:text-properties officeooo:rsid="0007355d" officeooo:paragraph-rsid="00184c37"/>
    </style:style>
    <style:style style:name="P19" style:family="paragraph" style:parent-style-name="Table_20_Contents">
      <style:text-properties officeooo:rsid="0007355d" officeooo:paragraph-rsid="002c5122"/>
    </style:style>
    <style:style style:name="P20" style:family="paragraph" style:parent-style-name="Table_20_Contents">
      <style:text-properties officeooo:rsid="0007355d" officeooo:paragraph-rsid="002e258b"/>
    </style:style>
    <style:style style:name="P21" style:family="paragraph" style:parent-style-name="Table_20_Contents">
      <style:text-properties officeooo:rsid="0007355d" officeooo:paragraph-rsid="00320055"/>
    </style:style>
    <style:style style:name="P22" style:family="paragraph" style:parent-style-name="Table_20_Contents">
      <style:text-properties officeooo:rsid="0007355d" officeooo:paragraph-rsid="0033df4e"/>
    </style:style>
    <style:style style:name="P23" style:family="paragraph" style:parent-style-name="Table_20_Contents">
      <style:text-properties officeooo:rsid="0007355d" officeooo:paragraph-rsid="0037ead1"/>
    </style:style>
    <style:style style:name="P24" style:family="paragraph" style:parent-style-name="Table_20_Contents">
      <style:text-properties officeooo:rsid="0007355d" officeooo:paragraph-rsid="003d9bd9"/>
    </style:style>
    <style:style style:name="P25" style:family="paragraph" style:parent-style-name="Table_20_Contents">
      <style:text-properties officeooo:rsid="0007355d" officeooo:paragraph-rsid="0041bb20"/>
    </style:style>
    <style:style style:name="P26" style:family="paragraph" style:parent-style-name="Table_20_Contents">
      <style:text-properties officeooo:rsid="0007355d" officeooo:paragraph-rsid="00476b50"/>
    </style:style>
    <style:style style:name="P27" style:family="paragraph" style:parent-style-name="Table_20_Contents">
      <style:text-properties officeooo:rsid="005dfadb" officeooo:paragraph-rsid="00184c37"/>
    </style:style>
    <style:style style:name="P28" style:family="paragraph" style:parent-style-name="Table_20_Contents">
      <style:text-properties officeooo:rsid="015a804c" officeooo:paragraph-rsid="00184c37"/>
    </style:style>
    <style:style style:name="P29" style:family="paragraph" style:parent-style-name="Table_20_Contents">
      <style:text-properties officeooo:rsid="015a804c" officeooo:paragraph-rsid="0019c823"/>
    </style:style>
    <style:style style:name="P30" style:family="paragraph" style:parent-style-name="Table_20_Contents">
      <style:text-properties officeooo:rsid="015a804c" officeooo:paragraph-rsid="002c5122"/>
    </style:style>
    <style:style style:name="P31" style:family="paragraph" style:parent-style-name="Table_20_Contents">
      <style:text-properties officeooo:rsid="00514dde" officeooo:paragraph-rsid="00184c37"/>
    </style:style>
    <style:style style:name="P32" style:family="paragraph" style:parent-style-name="Table_20_Contents">
      <style:text-properties fo:color="#000000" officeooo:rsid="000875f4" officeooo:paragraph-rsid="00184c37"/>
    </style:style>
    <style:style style:name="P33" style:family="paragraph" style:parent-style-name="Table_20_Contents">
      <style:text-properties fo:color="#000000" officeooo:rsid="0013e15c" officeooo:paragraph-rsid="00184c37"/>
    </style:style>
    <style:style style:name="P34" style:family="paragraph" style:parent-style-name="Table_20_Contents">
      <style:text-properties fo:color="#000000" officeooo:rsid="000a5ac0" officeooo:paragraph-rsid="00184c37"/>
    </style:style>
    <style:style style:name="P35" style:family="paragraph" style:parent-style-name="Table_20_Contents">
      <style:text-properties fo:color="#000000" officeooo:rsid="000a5ac0" officeooo:paragraph-rsid="0027f283"/>
    </style:style>
    <style:style style:name="P36" style:family="paragraph" style:parent-style-name="Table_20_Contents">
      <style:text-properties fo:color="#000000" officeooo:rsid="00d69add" officeooo:paragraph-rsid="00184c37"/>
    </style:style>
    <style:style style:name="P37" style:family="paragraph" style:parent-style-name="Table_20_Contents">
      <style:text-properties fo:color="#000000" officeooo:rsid="000c4201" officeooo:paragraph-rsid="00184c37"/>
    </style:style>
    <style:style style:name="P38" style:family="paragraph" style:parent-style-name="Table_20_Contents">
      <style:text-properties fo:color="#000000" officeooo:rsid="0027324f" officeooo:paragraph-rsid="00184c37"/>
    </style:style>
    <style:style style:name="P39" style:family="paragraph" style:parent-style-name="Table_20_Contents">
      <style:text-properties fo:color="#000000" officeooo:rsid="00282101" officeooo:paragraph-rsid="00184c37"/>
    </style:style>
    <style:style style:name="P40" style:family="paragraph" style:parent-style-name="Table_20_Contents">
      <style:text-properties fo:color="#000000" officeooo:rsid="003a88c8" officeooo:paragraph-rsid="00184c37"/>
    </style:style>
    <style:style style:name="P41" style:family="paragraph" style:parent-style-name="Table_20_Contents">
      <style:text-properties fo:color="#000000" officeooo:rsid="002c7487" officeooo:paragraph-rsid="00184c37"/>
    </style:style>
    <style:style style:name="P42" style:family="paragraph" style:parent-style-name="Table_20_Contents">
      <style:text-properties fo:color="#000000" officeooo:paragraph-rsid="00184c37"/>
    </style:style>
    <style:style style:name="P43" style:family="paragraph" style:parent-style-name="Table_20_Contents">
      <style:text-properties fo:color="#000000" officeooo:rsid="0066507e" officeooo:paragraph-rsid="00184c37" fo:background-color="#ffffff"/>
    </style:style>
    <style:style style:name="P44" style:family="paragraph" style:parent-style-name="Table_20_Contents">
      <style:text-properties fo:color="#000000" officeooo:rsid="00fbf563" officeooo:paragraph-rsid="00184c37"/>
    </style:style>
    <style:style style:name="P45" style:family="paragraph" style:parent-style-name="Table_20_Contents">
      <style:text-properties fo:color="#000000" officeooo:rsid="00701a35" officeooo:paragraph-rsid="00184c37"/>
    </style:style>
    <style:style style:name="P46" style:family="paragraph" style:parent-style-name="Table_20_Contents">
      <style:text-properties fo:color="#000000" officeooo:rsid="0075e6f3" officeooo:paragraph-rsid="00184c37"/>
    </style:style>
    <style:style style:name="P47" style:family="paragraph" style:parent-style-name="Table_20_Contents">
      <style:text-properties fo:color="#000000" officeooo:rsid="00771799" officeooo:paragraph-rsid="00184c37"/>
    </style:style>
    <style:style style:name="P48" style:family="paragraph" style:parent-style-name="Table_20_Contents">
      <style:text-properties fo:color="#000000" officeooo:rsid="0103d6d0" officeooo:paragraph-rsid="00184c37"/>
    </style:style>
    <style:style style:name="P49" style:family="paragraph" style:parent-style-name="Table_20_Contents">
      <style:text-properties fo:color="#000000" officeooo:rsid="009520e3" officeooo:paragraph-rsid="00184c37"/>
    </style:style>
    <style:style style:name="P50" style:family="paragraph" style:parent-style-name="Table_20_Contents">
      <style:text-properties fo:color="#000000" officeooo:rsid="004c3ab8" officeooo:paragraph-rsid="00184c37"/>
    </style:style>
    <style:style style:name="P51" style:family="paragraph" style:parent-style-name="Table_20_Contents">
      <style:text-properties fo:color="#000000" officeooo:rsid="011af754" officeooo:paragraph-rsid="00184c37"/>
    </style:style>
    <style:style style:name="P52" style:family="paragraph" style:parent-style-name="Table_20_Contents">
      <style:text-properties fo:color="#000000" officeooo:rsid="0099dd26" officeooo:paragraph-rsid="00184c37"/>
    </style:style>
    <style:style style:name="P53" style:family="paragraph" style:parent-style-name="Table_20_Contents">
      <style:text-properties fo:color="#000000" officeooo:rsid="0095f515" officeooo:paragraph-rsid="00184c37"/>
    </style:style>
    <style:style style:name="P54" style:family="paragraph" style:parent-style-name="Table_20_Contents">
      <style:text-properties fo:color="#000000" officeooo:rsid="00a3d75a" officeooo:paragraph-rsid="00184c37"/>
    </style:style>
    <style:style style:name="P55" style:family="paragraph" style:parent-style-name="Table_20_Contents">
      <style:text-properties fo:color="#000000" officeooo:rsid="00a6b867" officeooo:paragraph-rsid="00184c37"/>
    </style:style>
    <style:style style:name="P56" style:family="paragraph" style:parent-style-name="Table_20_Contents">
      <style:text-properties fo:color="#000000" officeooo:rsid="00a813da" officeooo:paragraph-rsid="00184c37"/>
    </style:style>
    <style:style style:name="P57" style:family="paragraph" style:parent-style-name="Table_20_Contents">
      <style:text-properties fo:color="#000000" officeooo:rsid="00a86596" officeooo:paragraph-rsid="00184c37"/>
    </style:style>
    <style:style style:name="P58" style:family="paragraph" style:parent-style-name="Table_20_Contents">
      <style:text-properties fo:color="#000000" officeooo:rsid="00a99019" officeooo:paragraph-rsid="00184c37"/>
    </style:style>
    <style:style style:name="P59" style:family="paragraph" style:parent-style-name="Table_20_Contents">
      <style:text-properties fo:color="#000000" officeooo:rsid="00aa048d" officeooo:paragraph-rsid="00184c37"/>
    </style:style>
    <style:style style:name="P60" style:family="paragraph" style:parent-style-name="Table_20_Contents">
      <style:text-properties fo:color="#000000" officeooo:rsid="0186ca7e" officeooo:paragraph-rsid="00184c37"/>
    </style:style>
    <style:style style:name="P61" style:family="paragraph" style:parent-style-name="Table_20_Contents">
      <style:text-properties fo:color="#000000" officeooo:rsid="00b024a3" officeooo:paragraph-rsid="00184c37"/>
    </style:style>
    <style:style style:name="P62" style:family="paragraph" style:parent-style-name="Table_20_Contents">
      <style:text-properties fo:color="#000000" officeooo:rsid="00c348fd" officeooo:paragraph-rsid="0019c823"/>
    </style:style>
    <style:style style:name="P63" style:family="paragraph" style:parent-style-name="Table_20_Contents">
      <style:text-properties fo:color="#000000" officeooo:rsid="00c348fd" officeooo:paragraph-rsid="003ef4aa"/>
    </style:style>
    <style:style style:name="P64" style:family="paragraph" style:parent-style-name="Table_20_Contents">
      <style:text-properties fo:color="#000000" officeooo:rsid="00c14683" officeooo:paragraph-rsid="0019c823"/>
    </style:style>
    <style:style style:name="P65" style:family="paragraph" style:parent-style-name="Table_20_Contents">
      <style:text-properties fo:color="#000000" officeooo:rsid="0022a6ae" officeooo:paragraph-rsid="0022a6ae"/>
    </style:style>
    <style:style style:name="P66" style:family="paragraph" style:parent-style-name="Table_20_Contents">
      <style:text-properties fo:color="#000000" officeooo:rsid="0027f283" officeooo:paragraph-rsid="0027f283"/>
    </style:style>
    <style:style style:name="P67" style:family="paragraph" style:parent-style-name="Table_20_Contents">
      <style:text-properties fo:color="#000000" officeooo:rsid="001ae6cb" officeooo:paragraph-rsid="002c5122"/>
    </style:style>
    <style:style style:name="P68" style:family="paragraph" style:parent-style-name="Table_20_Contents">
      <style:text-properties fo:color="#000000" officeooo:rsid="001ae6cb" officeooo:paragraph-rsid="005b597a"/>
    </style:style>
    <style:style style:name="P69" style:family="paragraph" style:parent-style-name="Table_20_Contents">
      <style:text-properties fo:color="#000000" officeooo:rsid="001ae6cb" officeooo:paragraph-rsid="005d12dc"/>
    </style:style>
    <style:style style:name="P70" style:family="paragraph" style:parent-style-name="Table_20_Contents">
      <style:text-properties fo:color="#000000" officeooo:rsid="00179d9d" officeooo:paragraph-rsid="002c5122"/>
    </style:style>
    <style:style style:name="P71" style:family="paragraph" style:parent-style-name="Table_20_Contents">
      <style:text-properties fo:color="#000000" officeooo:rsid="00179d9d" officeooo:paragraph-rsid="00446e4b"/>
    </style:style>
    <style:style style:name="P72" style:family="paragraph" style:parent-style-name="Table_20_Contents">
      <style:text-properties fo:color="#000000" officeooo:rsid="001c9298" officeooo:paragraph-rsid="002c5122"/>
    </style:style>
    <style:style style:name="P73" style:family="paragraph" style:parent-style-name="Table_20_Contents">
      <style:text-properties fo:color="#000000" officeooo:rsid="001c9298" officeooo:paragraph-rsid="00446e4b"/>
    </style:style>
    <style:style style:name="P74" style:family="paragraph" style:parent-style-name="Table_20_Contents">
      <style:text-properties fo:color="#000000" officeooo:rsid="01487f3a" officeooo:paragraph-rsid="002c5122"/>
    </style:style>
    <style:style style:name="P75" style:family="paragraph" style:parent-style-name="Table_20_Contents">
      <style:text-properties fo:color="#000000" officeooo:rsid="00ee1029" officeooo:paragraph-rsid="002c5122"/>
    </style:style>
    <style:style style:name="P76" style:family="paragraph" style:parent-style-name="Table_20_Contents">
      <style:text-properties fo:color="#000000" officeooo:rsid="001f1ff9" officeooo:paragraph-rsid="002c5122"/>
    </style:style>
    <style:style style:name="P77" style:family="paragraph" style:parent-style-name="Table_20_Contents">
      <style:text-properties fo:color="#000000" officeooo:rsid="0033b99a" officeooo:paragraph-rsid="0033b99a"/>
    </style:style>
    <style:style style:name="P78" style:family="paragraph" style:parent-style-name="Table_20_Contents">
      <style:text-properties fo:color="#000000" officeooo:rsid="0033b99a" officeooo:paragraph-rsid="0033df4e"/>
    </style:style>
    <style:style style:name="P79" style:family="paragraph" style:parent-style-name="Table_20_Contents">
      <style:text-properties fo:color="#000000" officeooo:rsid="0033df4e" officeooo:paragraph-rsid="0033df4e"/>
    </style:style>
    <style:style style:name="P80" style:family="paragraph" style:parent-style-name="Table_20_Contents">
      <style:text-properties fo:color="#000000" officeooo:rsid="003bdb38" officeooo:paragraph-rsid="003bdb38"/>
    </style:style>
    <style:style style:name="P81" style:family="paragraph" style:parent-style-name="Table_20_Contents">
      <style:text-properties fo:color="#000000" officeooo:rsid="0042a976" officeooo:paragraph-rsid="0042a976"/>
    </style:style>
    <style:style style:name="P82" style:family="paragraph" style:parent-style-name="Table_20_Contents">
      <style:text-properties fo:color="#000000" officeooo:rsid="0042a976" officeooo:paragraph-rsid="005b597a"/>
    </style:style>
    <style:style style:name="P83" style:family="paragraph" style:parent-style-name="Table_20_Contents">
      <style:text-properties fo:color="#000000" officeooo:rsid="00d918a3" officeooo:paragraph-rsid="002c5122"/>
    </style:style>
    <style:style style:name="P84" style:family="paragraph" style:parent-style-name="Table_20_Contents">
      <style:text-properties fo:color="#000000" officeooo:rsid="00446e4b" officeooo:paragraph-rsid="00446e4b"/>
    </style:style>
    <style:style style:name="P85" style:family="paragraph" style:parent-style-name="Table_20_Contents">
      <style:text-properties fo:color="#000000" officeooo:rsid="00dbea07" officeooo:paragraph-rsid="002c5122"/>
    </style:style>
    <style:style style:name="P86" style:family="paragraph" style:parent-style-name="Table_20_Contents">
      <style:text-properties fo:color="#000000" officeooo:rsid="004addc7" officeooo:paragraph-rsid="004addc7"/>
    </style:style>
    <style:style style:name="P87" style:family="paragraph" style:parent-style-name="Table_20_Contents">
      <style:text-properties fo:color="#000000" officeooo:rsid="0041bb20" officeooo:paragraph-rsid="0041bb20"/>
    </style:style>
    <style:style style:name="P88" style:family="paragraph" style:parent-style-name="Table_20_Contents">
      <style:text-properties fo:color="#000000" officeooo:rsid="00424b27" officeooo:paragraph-rsid="00424b27"/>
    </style:style>
    <style:style style:name="P89" style:family="paragraph" style:parent-style-name="Table_20_Contents">
      <style:text-properties fo:color="#000000" officeooo:rsid="003ef4aa" officeooo:paragraph-rsid="003ef4aa"/>
    </style:style>
    <style:style style:name="P90" style:family="paragraph" style:parent-style-name="Table_20_Contents">
      <style:text-properties fo:color="#000000" officeooo:rsid="004c169b" officeooo:paragraph-rsid="004c169b"/>
    </style:style>
    <style:style style:name="P91" style:family="paragraph" style:parent-style-name="Table_20_Contents">
      <style:text-properties fo:color="#000000" officeooo:rsid="004df663" officeooo:paragraph-rsid="004df663"/>
    </style:style>
    <style:style style:name="P92" style:family="paragraph" style:parent-style-name="Table_20_Contents">
      <style:text-properties fo:color="#000000" officeooo:rsid="004df663" officeooo:paragraph-rsid="004f4f76"/>
    </style:style>
    <style:style style:name="P93" style:family="paragraph" style:parent-style-name="Table_20_Contents">
      <style:text-properties fo:color="#000000" officeooo:rsid="00323090" officeooo:paragraph-rsid="004df663"/>
    </style:style>
    <style:style style:name="P94" style:family="paragraph" style:parent-style-name="Table_20_Contents">
      <style:text-properties fo:color="#000000" officeooo:rsid="002a307a" officeooo:paragraph-rsid="005208fb"/>
    </style:style>
    <style:style style:name="P95" style:family="paragraph" style:parent-style-name="Table_20_Contents">
      <style:text-properties fo:color="#000000" fo:font-weight="bold" officeooo:rsid="002a307a" officeooo:paragraph-rsid="005208fb" style:font-weight-asian="bold" style:font-weight-complex="bold"/>
    </style:style>
    <style:style style:name="P96" style:family="paragraph" style:parent-style-name="Table_20_Contents">
      <style:text-properties fo:color="#000000" officeooo:rsid="005454e8" officeooo:paragraph-rsid="005454e8"/>
    </style:style>
    <style:style style:name="P97" style:family="paragraph" style:parent-style-name="Table_20_Contents">
      <style:text-properties fo:color="#000000" officeooo:rsid="005b597a" officeooo:paragraph-rsid="005b597a"/>
    </style:style>
    <style:style style:name="P98" style:family="paragraph" style:parent-style-name="Table_20_Contents">
      <style:text-properties fo:color="#000000" officeooo:rsid="005b597a" officeooo:paragraph-rsid="005b6f61"/>
    </style:style>
    <style:style style:name="P99" style:family="paragraph" style:parent-style-name="Table_20_Contents">
      <style:text-properties fo:color="#000000" officeooo:rsid="005b597a" officeooo:paragraph-rsid="005d12dc"/>
    </style:style>
    <style:style style:name="P100" style:family="paragraph" style:parent-style-name="Table_20_Contents">
      <style:text-properties fo:color="#000000" officeooo:rsid="005d12dc" officeooo:paragraph-rsid="005d12dc"/>
    </style:style>
    <style:style style:name="P101" style:family="paragraph" style:parent-style-name="Table_20_Contents">
      <style:text-properties fo:color="#000000" officeooo:rsid="00cf54f7" officeooo:paragraph-rsid="0019c823"/>
    </style:style>
    <style:style style:name="P102" style:family="paragraph" style:parent-style-name="Table_20_Contents">
      <style:text-properties fo:color="#000000" officeooo:rsid="005e2ab7" officeooo:paragraph-rsid="005e2ab7"/>
    </style:style>
    <style:style style:name="P103" style:family="paragraph" style:parent-style-name="Table_20_Contents">
      <style:text-properties fo:color="#000000" officeooo:rsid="00ccb62c" officeooo:paragraph-rsid="0019c823"/>
    </style:style>
    <style:style style:name="P104" style:family="paragraph" style:parent-style-name="Table_20_Contents">
      <style:text-properties fo:color="#000000" officeooo:rsid="005d6e8e" officeooo:paragraph-rsid="005e2ab7"/>
    </style:style>
    <style:style style:name="P105" style:family="paragraph" style:parent-style-name="Table_20_Contents">
      <style:text-properties fo:color="#000000" fo:font-size="9pt" fo:font-weight="bold" officeooo:rsid="0057d627" officeooo:paragraph-rsid="005f9307" style:font-size-asian="9pt" style:font-weight-asian="bold" style:font-size-complex="9pt" style:font-weight-complex="bold"/>
    </style:style>
    <style:style style:name="P106" style:family="paragraph" style:parent-style-name="Table_20_Contents">
      <style:text-properties fo:color="#000000" fo:font-size="9pt" fo:font-weight="bold" officeooo:rsid="0057d627" officeooo:paragraph-rsid="005b597a" style:font-size-asian="9pt" style:font-weight-asian="bold" style:font-size-complex="9pt" style:font-weight-complex="bold"/>
    </style:style>
    <style:style style:name="P107" style:family="paragraph" style:parent-style-name="Table_20_Contents">
      <style:text-properties fo:color="#000000" fo:font-size="9pt" fo:font-weight="bold" officeooo:rsid="005208fb" officeooo:paragraph-rsid="005f9307" style:font-size-asian="9pt" style:font-weight-asian="bold" style:font-size-complex="9pt" style:font-weight-complex="bold"/>
    </style:style>
    <style:style style:name="P108" style:family="paragraph" style:parent-style-name="Table_20_Contents">
      <style:text-properties fo:color="#000000" fo:font-size="9pt" fo:font-weight="bold" officeooo:rsid="005f9307" officeooo:paragraph-rsid="005f9307" style:font-size-asian="9pt" style:font-weight-asian="bold" style:font-size-complex="9pt" style:font-weight-complex="bold"/>
    </style:style>
    <style:style style:name="P109" style:family="paragraph" style:parent-style-name="Table_20_Contents">
      <style:text-properties fo:color="#000000" fo:font-size="9pt" fo:font-weight="bold" officeooo:rsid="005b597a" officeooo:paragraph-rsid="005b597a" style:font-size-asian="9pt" style:font-weight-asian="bold" style:font-size-complex="9pt" style:font-weight-complex="bold"/>
    </style:style>
    <style:style style:name="P110" style:family="paragraph" style:parent-style-name="Table_20_Contents">
      <style:text-properties fo:color="#000000" officeooo:rsid="0069bad7" officeooo:paragraph-rsid="0069bad7"/>
    </style:style>
    <style:style style:name="P111" style:family="paragraph" style:parent-style-name="Table_20_Contents">
      <style:text-properties fo:color="#000000" officeooo:rsid="006b50b0" officeooo:paragraph-rsid="006b50b0"/>
    </style:style>
    <style:style style:name="P112" style:family="paragraph" style:parent-style-name="Table_20_Contents">
      <style:text-properties fo:color="#ff3333" officeooo:rsid="00f80aeb" officeooo:paragraph-rsid="00184c37"/>
    </style:style>
    <style:style style:name="P113" style:family="paragraph" style:parent-style-name="Table_20_Contents">
      <style:text-properties fo:color="#ff3333" officeooo:rsid="000f7c66" officeooo:paragraph-rsid="00184c37"/>
    </style:style>
    <style:style style:name="P114" style:family="paragraph" style:parent-style-name="Table_20_Contents">
      <style:text-properties fo:color="#ff3333" officeooo:rsid="00254abf" officeooo:paragraph-rsid="00184c37"/>
    </style:style>
    <style:style style:name="P115" style:family="paragraph" style:parent-style-name="Table_20_Contents">
      <style:text-properties fo:color="#ff3333" officeooo:rsid="0027324f" officeooo:paragraph-rsid="00184c37"/>
    </style:style>
    <style:style style:name="P116" style:family="paragraph" style:parent-style-name="Table_20_Contents">
      <style:text-properties fo:color="#ff3333" officeooo:rsid="002c7487" officeooo:paragraph-rsid="00184c37"/>
    </style:style>
    <style:style style:name="P117" style:family="paragraph" style:parent-style-name="Table_20_Contents">
      <style:text-properties fo:color="#ff3333" officeooo:rsid="002a307a" officeooo:paragraph-rsid="00184c37"/>
    </style:style>
    <style:style style:name="P118" style:family="paragraph" style:parent-style-name="Table_20_Contents">
      <style:text-properties fo:color="#ff3333" officeooo:rsid="0031c817" officeooo:paragraph-rsid="00184c37"/>
    </style:style>
    <style:style style:name="P119" style:family="paragraph" style:parent-style-name="Table_20_Contents">
      <style:text-properties fo:color="#ff3333" officeooo:rsid="003a88c8" officeooo:paragraph-rsid="00184c37"/>
    </style:style>
    <style:style style:name="P120" style:family="paragraph" style:parent-style-name="Table_20_Contents">
      <style:text-properties fo:color="#ff3333" fo:font-weight="normal" officeooo:rsid="00416594" officeooo:paragraph-rsid="00184c37" style:font-weight-asian="normal" style:font-weight-complex="normal"/>
    </style:style>
    <style:style style:name="P121" style:family="paragraph" style:parent-style-name="Table_20_Contents">
      <style:text-properties fo:color="#ff3333" officeooo:paragraph-rsid="00184c37"/>
    </style:style>
    <style:style style:name="P122" style:family="paragraph" style:parent-style-name="Table_20_Contents">
      <style:text-properties fo:color="#ff3333" officeooo:rsid="0049cdae" officeooo:paragraph-rsid="00184c37"/>
    </style:style>
    <style:style style:name="P123" style:family="paragraph" style:parent-style-name="Table_20_Contents">
      <style:text-properties fo:color="#ff3333" officeooo:rsid="004c3ab8" officeooo:paragraph-rsid="00184c37"/>
    </style:style>
    <style:style style:name="P124" style:family="paragraph" style:parent-style-name="Table_20_Contents">
      <style:text-properties fo:color="#ff3333" officeooo:rsid="005a6ee8" officeooo:paragraph-rsid="00184c37"/>
    </style:style>
    <style:style style:name="P125" style:family="paragraph" style:parent-style-name="Table_20_Contents">
      <style:text-properties fo:color="#ff3333" officeooo:rsid="005c6a8d" officeooo:paragraph-rsid="00184c37"/>
    </style:style>
    <style:style style:name="P126" style:family="paragraph" style:parent-style-name="Table_20_Contents">
      <style:text-properties fo:color="#ff3333" officeooo:rsid="00fc0849" officeooo:paragraph-rsid="00184c37"/>
    </style:style>
    <style:style style:name="P127" style:family="paragraph" style:parent-style-name="Table_20_Contents">
      <style:text-properties fo:color="#ff3333" officeooo:rsid="005d70a0" officeooo:paragraph-rsid="00184c37"/>
    </style:style>
    <style:style style:name="P128" style:family="paragraph" style:parent-style-name="Table_20_Contents">
      <style:text-properties fo:color="#ff3333" officeooo:rsid="006a6fd6" officeooo:paragraph-rsid="00184c37"/>
    </style:style>
    <style:style style:name="P129" style:family="paragraph" style:parent-style-name="Table_20_Contents">
      <style:text-properties fo:color="#ff3333" officeooo:rsid="00fc2caa" officeooo:paragraph-rsid="00184c37"/>
    </style:style>
    <style:style style:name="P130" style:family="paragraph" style:parent-style-name="Table_20_Contents">
      <style:text-properties fo:color="#ff3333" officeooo:rsid="0103c4b4" officeooo:paragraph-rsid="00184c37"/>
    </style:style>
    <style:style style:name="P131" style:family="paragraph" style:parent-style-name="Table_20_Contents">
      <style:text-properties fo:color="#ff3333" officeooo:rsid="007615af" officeooo:paragraph-rsid="00184c37"/>
    </style:style>
    <style:style style:name="P132" style:family="paragraph" style:parent-style-name="Table_20_Contents">
      <style:text-properties fo:color="#ff3333" officeooo:rsid="01060283" officeooo:paragraph-rsid="00184c37"/>
    </style:style>
    <style:style style:name="P133" style:family="paragraph" style:parent-style-name="Table_20_Contents">
      <style:text-properties fo:color="#ff3333" officeooo:rsid="007a8c7b" officeooo:paragraph-rsid="00184c37"/>
    </style:style>
    <style:style style:name="P134" style:family="paragraph" style:parent-style-name="Table_20_Contents">
      <style:text-properties fo:color="#ff3333" officeooo:rsid="01078724" officeooo:paragraph-rsid="00184c37"/>
    </style:style>
    <style:style style:name="P135" style:family="paragraph" style:parent-style-name="Table_20_Contents">
      <style:text-properties fo:color="#ff3333" officeooo:rsid="016fa93c" officeooo:paragraph-rsid="00184c37"/>
    </style:style>
    <style:style style:name="P136" style:family="paragraph" style:parent-style-name="Table_20_Contents">
      <style:text-properties fo:color="#ff3333" officeooo:rsid="0107c938" officeooo:paragraph-rsid="00184c37"/>
    </style:style>
    <style:style style:name="P137" style:family="paragraph" style:parent-style-name="Table_20_Contents">
      <style:text-properties fo:color="#ff3333" officeooo:rsid="0170b52a" officeooo:paragraph-rsid="00184c37"/>
    </style:style>
    <style:style style:name="P138" style:family="paragraph" style:parent-style-name="Table_20_Contents">
      <style:text-properties fo:color="#ff3333" officeooo:rsid="01092cea" officeooo:paragraph-rsid="00184c37"/>
    </style:style>
    <style:style style:name="P139" style:family="paragraph" style:parent-style-name="Table_20_Contents">
      <style:text-properties fo:color="#ff3333" officeooo:rsid="0080067b" officeooo:paragraph-rsid="00184c37"/>
    </style:style>
    <style:style style:name="P140" style:family="paragraph" style:parent-style-name="Table_20_Contents">
      <style:text-properties fo:color="#ff3333" officeooo:rsid="0175ad21" officeooo:paragraph-rsid="00184c37"/>
    </style:style>
    <style:style style:name="P141" style:family="paragraph" style:parent-style-name="Table_20_Contents">
      <style:text-properties fo:color="#ff3333" officeooo:rsid="0094fce3" officeooo:paragraph-rsid="00320055"/>
    </style:style>
    <style:style style:name="P142" style:family="paragraph" style:parent-style-name="Table_20_Contents">
      <style:text-properties fo:color="#ff3333" officeooo:rsid="0111e398" officeooo:paragraph-rsid="00184c37"/>
    </style:style>
    <style:style style:name="P143" style:family="paragraph" style:parent-style-name="Table_20_Contents">
      <style:text-properties fo:color="#ff3333" officeooo:rsid="011930d7" officeooo:paragraph-rsid="00184c37"/>
    </style:style>
    <style:style style:name="P144" style:family="paragraph" style:parent-style-name="Table_20_Contents">
      <style:text-properties fo:color="#ff3333" officeooo:rsid="011af754" officeooo:paragraph-rsid="00184c37"/>
    </style:style>
    <style:style style:name="P145" style:family="paragraph" style:parent-style-name="Table_20_Contents">
      <style:text-properties fo:color="#ff3333" officeooo:rsid="00a308e0" officeooo:paragraph-rsid="00184c37"/>
    </style:style>
    <style:style style:name="P146" style:family="paragraph" style:parent-style-name="Table_20_Contents">
      <style:text-properties fo:color="#ff3333" officeooo:rsid="00a308e0" officeooo:paragraph-rsid="0033df4e"/>
    </style:style>
    <style:style style:name="P147" style:family="paragraph" style:parent-style-name="Table_20_Contents">
      <style:text-properties fo:color="#ff3333" officeooo:rsid="00a4c95a" officeooo:paragraph-rsid="00184c37"/>
    </style:style>
    <style:style style:name="P148" style:family="paragraph" style:parent-style-name="Table_20_Contents">
      <style:text-properties fo:color="#ff3333" officeooo:rsid="012059b5" officeooo:paragraph-rsid="00184c37"/>
    </style:style>
    <style:style style:name="P149" style:family="paragraph" style:parent-style-name="Table_20_Contents">
      <style:paragraph-properties fo:text-align="start" style:justify-single-word="false"/>
      <style:text-properties fo:color="#ff3333" officeooo:rsid="00a86596" officeooo:paragraph-rsid="0019c823"/>
    </style:style>
    <style:style style:name="P150" style:family="paragraph" style:parent-style-name="Table_20_Contents">
      <style:text-properties fo:color="#ff3333" officeooo:rsid="0123589c" officeooo:paragraph-rsid="00184c37"/>
    </style:style>
    <style:style style:name="P151" style:family="paragraph" style:parent-style-name="Table_20_Contents">
      <style:text-properties fo:color="#ff3333" officeooo:rsid="00b024a3" officeooo:paragraph-rsid="00184c37"/>
    </style:style>
    <style:style style:name="P152" style:family="paragraph" style:parent-style-name="Table_20_Contents">
      <style:text-properties fo:color="#ff3333" officeooo:rsid="01273ac2" officeooo:paragraph-rsid="00184c37"/>
    </style:style>
    <style:style style:name="P153" style:family="paragraph" style:parent-style-name="Table_20_Contents">
      <style:text-properties fo:color="#ff3333" officeooo:rsid="01299761" officeooo:paragraph-rsid="0019c823"/>
    </style:style>
    <style:style style:name="P154" style:family="paragraph" style:parent-style-name="Table_20_Contents">
      <style:text-properties fo:color="#ff3333" officeooo:rsid="00b18dae" officeooo:paragraph-rsid="0019c823"/>
    </style:style>
    <style:style style:name="P155" style:family="paragraph" style:parent-style-name="Table_20_Contents">
      <style:text-properties fo:color="#ff3333" officeooo:rsid="012b783d" officeooo:paragraph-rsid="0019c823"/>
    </style:style>
    <style:style style:name="P156" style:family="paragraph" style:parent-style-name="Table_20_Contents">
      <style:paragraph-properties fo:text-align="start" style:justify-single-word="false"/>
      <style:text-properties fo:color="#ff3333" officeooo:rsid="00ba5f06" officeooo:paragraph-rsid="0019c823"/>
    </style:style>
    <style:style style:name="P157" style:family="paragraph" style:parent-style-name="Table_20_Contents">
      <style:text-properties fo:color="#ff3333" officeooo:rsid="00ba5f06" officeooo:paragraph-rsid="0019c823"/>
    </style:style>
    <style:style style:name="P158" style:family="paragraph" style:parent-style-name="Table_20_Contents">
      <style:text-properties fo:color="#ff3333" officeooo:rsid="012cfef9" officeooo:paragraph-rsid="0019c823"/>
    </style:style>
    <style:style style:name="P159" style:family="paragraph" style:parent-style-name="Table_20_Contents">
      <style:text-properties fo:color="#ff3333" officeooo:rsid="00be35d8" officeooo:paragraph-rsid="0019c823"/>
    </style:style>
    <style:style style:name="P160" style:family="paragraph" style:parent-style-name="Table_20_Contents">
      <style:text-properties fo:color="#ff3333" officeooo:rsid="01339463" officeooo:paragraph-rsid="0019c823"/>
    </style:style>
    <style:style style:name="P161" style:family="paragraph" style:parent-style-name="Table_20_Contents">
      <style:text-properties fo:color="#ff3333" officeooo:rsid="01371009" officeooo:paragraph-rsid="0019c823"/>
    </style:style>
    <style:style style:name="P162" style:family="paragraph" style:parent-style-name="Table_20_Contents">
      <style:text-properties fo:color="#ff3333" officeooo:rsid="00c14683" officeooo:paragraph-rsid="0019c823"/>
    </style:style>
    <style:style style:name="P163" style:family="paragraph" style:parent-style-name="Table_20_Contents">
      <style:text-properties fo:color="#ff3333" officeooo:rsid="00c30723" officeooo:paragraph-rsid="0019c823"/>
    </style:style>
    <style:style style:name="P164" style:family="paragraph" style:parent-style-name="Table_20_Contents">
      <style:paragraph-properties fo:text-align="start" style:justify-single-word="false"/>
      <style:text-properties fo:color="#ff3333" officeooo:rsid="00aed7ff" officeooo:paragraph-rsid="0019c823"/>
    </style:style>
    <style:style style:name="P165" style:family="paragraph" style:parent-style-name="Table_20_Contents">
      <style:text-properties fo:color="#ff3333" officeooo:rsid="00aed7ff" officeooo:paragraph-rsid="0019c823"/>
    </style:style>
    <style:style style:name="P166" style:family="paragraph" style:parent-style-name="Table_20_Contents">
      <style:text-properties fo:color="#ff3333" officeooo:rsid="00c348fd" officeooo:paragraph-rsid="0019c823"/>
    </style:style>
    <style:style style:name="P167" style:family="paragraph" style:parent-style-name="Table_20_Contents">
      <style:text-properties fo:color="#ff3333" officeooo:rsid="0137d934" officeooo:paragraph-rsid="0019c823"/>
    </style:style>
    <style:style style:name="P168" style:family="paragraph" style:parent-style-name="Table_20_Contents">
      <style:text-properties fo:color="#ff3333" officeooo:rsid="00c466c5" officeooo:paragraph-rsid="0019c823"/>
    </style:style>
    <style:style style:name="P169" style:family="paragraph" style:parent-style-name="Table_20_Contents">
      <style:text-properties fo:color="#ff3333" officeooo:rsid="0139e3a0" officeooo:paragraph-rsid="0019c823"/>
    </style:style>
    <style:style style:name="P170" style:family="paragraph" style:parent-style-name="Table_20_Contents">
      <style:text-properties fo:color="#ff3333" officeooo:rsid="013ad7a5" officeooo:paragraph-rsid="0019c823"/>
    </style:style>
    <style:style style:name="P171" style:family="paragraph" style:parent-style-name="Table_20_Contents">
      <style:text-properties fo:color="#ff3333" officeooo:rsid="013d6a61" officeooo:paragraph-rsid="0019c823"/>
    </style:style>
    <style:style style:name="P172" style:family="paragraph" style:parent-style-name="Table_20_Contents">
      <style:text-properties fo:color="#ff3333" officeooo:rsid="00c8cc70" officeooo:paragraph-rsid="0041bb20"/>
    </style:style>
    <style:style style:name="P173" style:family="paragraph" style:parent-style-name="Table_20_Contents">
      <style:text-properties fo:color="#ff3333" officeooo:rsid="01a26552" officeooo:paragraph-rsid="0041bb20"/>
    </style:style>
    <style:style style:name="P174" style:family="paragraph" style:parent-style-name="Table_20_Contents">
      <style:text-properties fo:color="#ff3333" officeooo:rsid="00c8dc59" officeooo:paragraph-rsid="0019c823"/>
    </style:style>
    <style:style style:name="P175" style:family="paragraph" style:parent-style-name="Table_20_Contents">
      <style:text-properties fo:color="#ff3333" officeooo:rsid="00cac520" officeooo:paragraph-rsid="0019c823"/>
    </style:style>
    <style:style style:name="P176" style:family="paragraph" style:parent-style-name="Table_20_Contents">
      <style:text-properties fo:color="#ff3333" officeooo:rsid="00cb8a9c" officeooo:paragraph-rsid="0019c823"/>
    </style:style>
    <style:style style:name="P177" style:family="paragraph" style:parent-style-name="Table_20_Contents">
      <style:text-properties fo:color="#ff3333" officeooo:rsid="00ccb62c" officeooo:paragraph-rsid="0019c823"/>
    </style:style>
    <style:style style:name="P178" style:family="paragraph" style:parent-style-name="Table_20_Contents">
      <style:text-properties fo:color="#ff3333" officeooo:rsid="00cf54f7" officeooo:paragraph-rsid="0019c823"/>
    </style:style>
    <style:style style:name="P179" style:family="paragraph" style:parent-style-name="Table_20_Contents">
      <style:text-properties fo:color="#ff3333" officeooo:rsid="00d99615" officeooo:paragraph-rsid="002c5122"/>
    </style:style>
    <style:style style:name="P180" style:family="paragraph" style:parent-style-name="Table_20_Contents">
      <style:text-properties fo:color="#ff3333" officeooo:rsid="001c9298" officeooo:paragraph-rsid="002c5122"/>
    </style:style>
    <style:style style:name="P181" style:family="paragraph" style:parent-style-name="Table_20_Contents">
      <style:text-properties fo:color="#ff3333" officeooo:rsid="00ee1029" officeooo:paragraph-rsid="002c5122"/>
    </style:style>
    <style:style style:name="P182" style:family="paragraph" style:parent-style-name="Table_20_Contents">
      <style:text-properties fo:color="#ff3333" officeooo:rsid="001f702b" officeooo:paragraph-rsid="002c5122"/>
    </style:style>
    <style:style style:name="P183" style:family="paragraph" style:parent-style-name="Table_20_Contents">
      <style:text-properties fo:color="#ff3333" officeooo:rsid="00424b27" officeooo:paragraph-rsid="00424b27"/>
    </style:style>
    <style:style style:name="P184" style:family="paragraph" style:parent-style-name="Table_20_Contents">
      <style:text-properties fo:color="#ff3333" officeooo:rsid="0048849a" officeooo:paragraph-rsid="0048849a"/>
    </style:style>
    <style:style style:name="P185" style:family="paragraph" style:parent-style-name="Table_20_Contents">
      <style:text-properties fo:color="#ff3333" officeooo:rsid="004f4f76" officeooo:paragraph-rsid="004f4f76"/>
    </style:style>
    <style:style style:name="P186" style:family="paragraph" style:parent-style-name="Table_20_Contents">
      <style:text-properties fo:color="#ff3333" officeooo:rsid="00830f5a" officeooo:paragraph-rsid="005454e8"/>
    </style:style>
    <style:style style:name="P187" style:family="paragraph" style:parent-style-name="Table_20_Contents">
      <style:text-properties fo:color="#ff3333" officeooo:rsid="00830f5a" officeooo:paragraph-rsid="0057d627"/>
    </style:style>
    <style:style style:name="P188" style:family="paragraph" style:parent-style-name="Table_20_Contents">
      <style:text-properties fo:color="#ff3333" officeooo:rsid="00830f5a" officeooo:paragraph-rsid="00591ae0"/>
    </style:style>
    <style:style style:name="P189" style:family="paragraph" style:parent-style-name="Table_20_Contents">
      <style:text-properties fo:color="#ff3333" officeooo:rsid="00830f5a" officeooo:paragraph-rsid="005a1ed6"/>
    </style:style>
    <style:style style:name="P190" style:family="paragraph" style:parent-style-name="Table_20_Contents">
      <style:text-properties fo:color="#ff3333" officeooo:rsid="00830f5a" officeooo:paragraph-rsid="005b597a"/>
    </style:style>
    <style:style style:name="P191" style:family="paragraph" style:parent-style-name="Table_20_Contents">
      <style:text-properties fo:color="#ff3333" officeooo:rsid="00830f5a" officeooo:paragraph-rsid="005d6e8e"/>
    </style:style>
    <style:style style:name="P192" style:family="paragraph" style:parent-style-name="Table_20_Contents">
      <style:text-properties fo:color="#ff3333" officeooo:rsid="00830f5a" officeooo:paragraph-rsid="005e8e00"/>
    </style:style>
    <style:style style:name="P193" style:family="paragraph" style:parent-style-name="Table_20_Contents">
      <style:text-properties fo:color="#ff3333" officeooo:rsid="00830f5a" officeooo:paragraph-rsid="005f9307"/>
    </style:style>
    <style:style style:name="P194" style:family="paragraph" style:parent-style-name="Table_20_Contents">
      <style:text-properties fo:color="#ff3333" fo:font-weight="bold" style:font-weight-asian="bold" style:font-weight-complex="bold"/>
    </style:style>
    <style:style style:name="P195" style:family="paragraph" style:parent-style-name="Table_20_Contents">
      <style:text-properties fo:color="#ff3333" officeooo:rsid="00591ae0" officeooo:paragraph-rsid="00591ae0"/>
    </style:style>
    <style:style style:name="P196" style:family="paragraph" style:parent-style-name="Table_20_Contents">
      <style:text-properties fo:color="#ff3333" officeooo:rsid="00591ae0" officeooo:paragraph-rsid="005b6f61"/>
    </style:style>
    <style:style style:name="P197" style:family="paragraph" style:parent-style-name="Table_20_Contents">
      <style:text-properties fo:color="#ff3333" officeooo:rsid="005a1ed6" officeooo:paragraph-rsid="005a1ed6"/>
    </style:style>
    <style:style style:name="P198" style:family="paragraph" style:parent-style-name="Table_20_Contents">
      <style:text-properties fo:color="#ff3333" officeooo:rsid="005d12dc" officeooo:paragraph-rsid="005d12dc"/>
    </style:style>
    <style:style style:name="P199" style:family="paragraph" style:parent-style-name="Table_20_Contents">
      <style:text-properties fo:color="#ff3333" officeooo:rsid="00cde442" officeooo:paragraph-rsid="0019c823"/>
    </style:style>
    <style:style style:name="P200" style:family="paragraph" style:parent-style-name="Table_20_Contents">
      <style:text-properties fo:color="#ff3333" officeooo:rsid="005d6e8e" officeooo:paragraph-rsid="005d6e8e"/>
    </style:style>
    <style:style style:name="P201" style:family="paragraph" style:parent-style-name="Table_20_Contents">
      <style:text-properties fo:color="#ff3333" officeooo:rsid="005e2ab7" officeooo:paragraph-rsid="005e2ab7"/>
    </style:style>
    <style:style style:name="P202" style:family="paragraph" style:parent-style-name="Table_20_Contents">
      <style:text-properties fo:color="#ff3333" officeooo:rsid="010f2b79" officeooo:paragraph-rsid="00320055"/>
    </style:style>
    <style:style style:name="P203" style:family="paragraph" style:parent-style-name="Table_20_Contents">
      <style:text-properties fo:color="#ff3333" officeooo:rsid="005e8e00" officeooo:paragraph-rsid="005e8e00"/>
    </style:style>
    <style:style style:name="P204" style:family="paragraph" style:parent-style-name="Table_20_Contents">
      <style:text-properties fo:color="#3333ff" officeooo:rsid="000875f4" officeooo:paragraph-rsid="00184c37"/>
    </style:style>
    <style:style style:name="P205" style:family="paragraph" style:parent-style-name="Table_20_Contents">
      <style:text-properties fo:color="#3333ff" officeooo:paragraph-rsid="00184c37"/>
    </style:style>
    <style:style style:name="P206" style:family="paragraph" style:parent-style-name="Table_20_Contents">
      <style:text-properties fo:color="#3333ff" officeooo:rsid="00154417" officeooo:paragraph-rsid="00184c37"/>
    </style:style>
    <style:style style:name="P207" style:family="paragraph" style:parent-style-name="Table_20_Contents">
      <style:text-properties fo:color="#3333ff" officeooo:rsid="00323090" officeooo:paragraph-rsid="00184c37"/>
    </style:style>
    <style:style style:name="P208" style:family="paragraph" style:parent-style-name="Table_20_Contents">
      <style:text-properties fo:color="#3333ff" officeooo:rsid="00282101" officeooo:paragraph-rsid="00184c37"/>
    </style:style>
    <style:style style:name="P209" style:family="paragraph" style:parent-style-name="Table_20_Contents">
      <style:text-properties fo:color="#3333ff" officeooo:rsid="0037b13c" officeooo:paragraph-rsid="00184c37"/>
    </style:style>
    <style:style style:name="P210" style:family="paragraph" style:parent-style-name="Table_20_Contents">
      <style:text-properties fo:color="#3333ff" officeooo:rsid="00a3d75a" officeooo:paragraph-rsid="00184c37"/>
    </style:style>
    <style:style style:name="P211" style:family="paragraph" style:parent-style-name="Table_20_Contents">
      <style:text-properties fo:color="#3333ff" officeooo:rsid="00ba5f06" officeooo:paragraph-rsid="0019c823"/>
    </style:style>
    <style:style style:name="P212" style:family="paragraph" style:parent-style-name="Table_20_Contents">
      <style:text-properties fo:color="#3333ff" officeooo:rsid="00b705a4" officeooo:paragraph-rsid="0019c823"/>
    </style:style>
    <style:style style:name="P213" style:family="paragraph" style:parent-style-name="Table_20_Contents">
      <style:text-properties fo:color="#3333ff" officeooo:rsid="00bc5600" officeooo:paragraph-rsid="0019c823"/>
    </style:style>
    <style:style style:name="P214" style:family="paragraph" style:parent-style-name="Table_20_Contents">
      <style:text-properties fo:color="#3333ff" officeooo:rsid="00c14683" officeooo:paragraph-rsid="0019c823"/>
    </style:style>
    <style:style style:name="P215" style:family="paragraph" style:parent-style-name="Table_20_Contents">
      <style:text-properties fo:color="#3333ff" officeooo:rsid="00c348fd" officeooo:paragraph-rsid="0019c823"/>
    </style:style>
    <style:style style:name="P216" style:family="paragraph" style:parent-style-name="Table_20_Contents">
      <style:text-properties fo:color="#3333ff" officeooo:rsid="00cab8a0" officeooo:paragraph-rsid="0019c823"/>
    </style:style>
    <style:style style:name="P217" style:family="paragraph" style:parent-style-name="Table_20_Contents">
      <style:text-properties fo:color="#3333ff" officeooo:rsid="00c72c2d" officeooo:paragraph-rsid="0019c823"/>
    </style:style>
    <style:style style:name="P218" style:family="paragraph" style:parent-style-name="Table_20_Contents">
      <style:text-properties fo:color="#3333ff" officeooo:rsid="00ccb62c" officeooo:paragraph-rsid="0019c823"/>
    </style:style>
    <style:style style:name="P219" style:family="paragraph" style:parent-style-name="Table_20_Contents">
      <style:text-properties fo:color="#3333ff" officeooo:rsid="004f4f76" officeooo:paragraph-rsid="004f4f76"/>
    </style:style>
    <style:style style:name="P220" style:family="paragraph" style:parent-style-name="Table_20_Contents">
      <style:text-properties fo:color="#cc9900" officeooo:rsid="000875f4" officeooo:paragraph-rsid="00184c37"/>
    </style:style>
    <style:style style:name="P221" style:family="paragraph" style:parent-style-name="Table_20_Contents">
      <style:text-properties fo:color="#cc9900" officeooo:rsid="00154417" officeooo:paragraph-rsid="00184c37"/>
    </style:style>
    <style:style style:name="P222" style:family="paragraph" style:parent-style-name="Table_20_Contents">
      <style:text-properties fo:color="#cc9900" officeooo:rsid="0016b368" officeooo:paragraph-rsid="00184c37"/>
    </style:style>
    <style:style style:name="P223" style:family="paragraph" style:parent-style-name="Table_20_Contents">
      <style:text-properties fo:color="#cc9900" fo:font-weight="bold" officeooo:rsid="01ae786e" officeooo:paragraph-rsid="00184c37" style:font-weight-asian="bold" style:font-weight-complex="bold"/>
    </style:style>
    <style:style style:name="P224" style:family="paragraph" style:parent-style-name="Table_20_Contents">
      <style:text-properties fo:color="#cc9900" fo:font-weight="bold" officeooo:rsid="01ae786e" officeooo:paragraph-rsid="004df663" style:font-weight-asian="bold" style:font-weight-complex="bold"/>
    </style:style>
    <style:style style:name="P225" style:family="paragraph" style:parent-style-name="Table_20_Contents">
      <style:text-properties fo:color="#cc9900" fo:font-weight="bold" officeooo:rsid="01ae786e" officeooo:paragraph-rsid="005208fb" style:font-weight-asian="bold" style:font-weight-complex="bold"/>
    </style:style>
    <style:style style:name="P226" style:family="paragraph" style:parent-style-name="Table_20_Contents">
      <style:text-properties fo:color="#cc9900" fo:font-weight="bold" officeooo:rsid="01b8d6d9" officeooo:paragraph-rsid="00184c37" style:font-weight-asian="bold" style:font-weight-complex="bold"/>
    </style:style>
    <style:style style:name="P227" style:family="paragraph" style:parent-style-name="Table_20_Contents">
      <style:text-properties fo:color="#cc9900" fo:font-size="9pt" fo:font-weight="bold" officeooo:rsid="01ae786e" officeooo:paragraph-rsid="00184c37" style:font-size-asian="9pt" style:font-weight-asian="bold" style:font-size-complex="9pt" style:font-weight-complex="bold"/>
    </style:style>
    <style:style style:name="P228" style:family="paragraph" style:parent-style-name="Table_20_Contents">
      <style:text-properties fo:color="#cc9900" fo:font-size="9pt" fo:font-weight="bold" officeooo:rsid="01ae786e" officeooo:paragraph-rsid="005454e8" style:font-size-asian="9pt" style:font-weight-asian="bold" style:font-size-complex="9pt" style:font-weight-complex="bold"/>
    </style:style>
    <style:style style:name="P229" style:family="paragraph" style:parent-style-name="Table_20_Contents">
      <style:paragraph-properties fo:text-align="justify" style:justify-single-word="false"/>
      <style:text-properties fo:color="#cc9900" fo:font-size="9pt" fo:font-weight="bold" officeooo:rsid="01ae786e" officeooo:paragraph-rsid="005454e8" style:font-size-asian="9pt" style:font-weight-asian="bold" style:font-size-complex="9pt" style:font-weight-complex="bold"/>
    </style:style>
    <style:style style:name="P230" style:family="paragraph" style:parent-style-name="Table_20_Contents">
      <style:text-properties fo:color="#cc9900" fo:font-size="9pt" fo:font-weight="bold" officeooo:rsid="01ae786e" officeooo:paragraph-rsid="0057d627" style:font-size-asian="9pt" style:font-weight-asian="bold" style:font-size-complex="9pt" style:font-weight-complex="bold"/>
    </style:style>
    <style:style style:name="P231" style:family="paragraph" style:parent-style-name="Table_20_Contents">
      <style:text-properties officeooo:paragraph-rsid="00184c37"/>
    </style:style>
    <style:style style:name="P232" style:family="paragraph" style:parent-style-name="Table_20_Contents">
      <style:text-properties officeooo:rsid="000a5ac0" officeooo:paragraph-rsid="00184c37"/>
    </style:style>
    <style:style style:name="P233" style:family="paragraph" style:parent-style-name="Table_20_Contents">
      <style:text-properties officeooo:rsid="000a5ac0" officeooo:paragraph-rsid="002637eb"/>
    </style:style>
    <style:style style:name="P234" style:family="paragraph" style:parent-style-name="Table_20_Contents">
      <style:text-properties officeooo:rsid="00154417" officeooo:paragraph-rsid="00184c37"/>
    </style:style>
    <style:style style:name="P235" style:family="paragraph" style:parent-style-name="Table_20_Contents">
      <style:text-properties officeooo:rsid="00154417" officeooo:paragraph-rsid="002c5122"/>
    </style:style>
    <style:style style:name="P236" style:family="paragraph" style:parent-style-name="Table_20_Contents">
      <style:text-properties officeooo:rsid="000bdb88" officeooo:paragraph-rsid="00184c37"/>
    </style:style>
    <style:style style:name="P237" style:family="paragraph" style:parent-style-name="Table_20_Contents">
      <style:text-properties fo:color="#ff9900" officeooo:rsid="00254abf" officeooo:paragraph-rsid="002c5122"/>
    </style:style>
    <style:style style:name="P238" style:family="paragraph" style:parent-style-name="Table_20_Contents">
      <style:text-properties fo:color="#ff9900" officeooo:rsid="006c333a" officeooo:paragraph-rsid="005208fb"/>
    </style:style>
    <style:style style:name="P239" style:family="paragraph" style:parent-style-name="Table_20_Contents">
      <style:text-properties fo:color="#ff9900" officeooo:rsid="006c333a" officeooo:paragraph-rsid="0052f222"/>
    </style:style>
    <style:style style:name="P240" style:family="paragraph" style:parent-style-name="Table_20_Contents">
      <style:text-properties fo:color="#ff9900" officeooo:rsid="007615af" officeooo:paragraph-rsid="005454e8"/>
    </style:style>
    <style:style style:name="P241" style:family="paragraph" style:parent-style-name="Table_20_Contents">
      <style:text-properties officeooo:rsid="000c4201" officeooo:paragraph-rsid="00184c37"/>
    </style:style>
    <style:style style:name="P242" style:family="paragraph" style:parent-style-name="Table_20_Contents">
      <style:text-properties officeooo:rsid="000dcc47" officeooo:paragraph-rsid="00184c37"/>
    </style:style>
    <style:style style:name="P243" style:family="paragraph" style:parent-style-name="Table_20_Contents">
      <style:text-properties officeooo:rsid="001058bf" officeooo:paragraph-rsid="00184c37"/>
    </style:style>
    <style:style style:name="P244" style:family="paragraph" style:parent-style-name="Table_20_Contents">
      <style:text-properties officeooo:rsid="0011b741" officeooo:paragraph-rsid="00184c37"/>
    </style:style>
    <style:style style:name="P245" style:family="paragraph" style:parent-style-name="Table_20_Contents">
      <style:text-properties officeooo:rsid="0016b368" officeooo:paragraph-rsid="00184c37"/>
    </style:style>
    <style:style style:name="P246" style:family="paragraph" style:parent-style-name="Table_20_Contents">
      <style:text-properties officeooo:rsid="00177872" officeooo:paragraph-rsid="00184c37"/>
    </style:style>
    <style:style style:name="P247" style:family="paragraph" style:parent-style-name="Table_20_Contents">
      <style:text-properties officeooo:rsid="00177872" officeooo:paragraph-rsid="002c5122"/>
    </style:style>
    <style:style style:name="P248" style:family="paragraph" style:parent-style-name="Table_20_Contents">
      <style:text-properties officeooo:rsid="00254abf" officeooo:paragraph-rsid="00184c37"/>
    </style:style>
    <style:style style:name="P249" style:family="paragraph" style:parent-style-name="Table_20_Contents">
      <style:text-properties officeooo:rsid="00282101" officeooo:paragraph-rsid="00184c37"/>
    </style:style>
    <style:style style:name="P250" style:family="paragraph" style:parent-style-name="Table_20_Contents">
      <style:text-properties officeooo:rsid="00282101" officeooo:paragraph-rsid="00252ff4"/>
    </style:style>
    <style:style style:name="P251" style:family="paragraph" style:parent-style-name="Table_20_Contents">
      <style:text-properties officeooo:rsid="00282101" officeooo:paragraph-rsid="002e258b"/>
    </style:style>
    <style:style style:name="P252" style:family="paragraph" style:parent-style-name="Table_20_Contents">
      <style:text-properties officeooo:rsid="00282101" officeooo:paragraph-rsid="002fd3b5"/>
    </style:style>
    <style:style style:name="P253" style:family="paragraph" style:parent-style-name="Table_20_Contents">
      <style:text-properties officeooo:rsid="0027324f" officeooo:paragraph-rsid="00184c37"/>
    </style:style>
    <style:style style:name="P254" style:family="paragraph" style:parent-style-name="Table_20_Contents">
      <style:text-properties officeooo:rsid="002a307a" officeooo:paragraph-rsid="00184c37"/>
    </style:style>
    <style:style style:name="P255" style:family="paragraph" style:parent-style-name="Table_20_Contents">
      <style:text-properties officeooo:rsid="002c0f44" officeooo:paragraph-rsid="00184c37"/>
    </style:style>
    <style:style style:name="P256" style:family="paragraph" style:parent-style-name="Table_20_Contents">
      <style:text-properties officeooo:rsid="002c7487" officeooo:paragraph-rsid="00184c37"/>
    </style:style>
    <style:style style:name="P257" style:family="paragraph" style:parent-style-name="Table_20_Contents">
      <style:text-properties officeooo:rsid="002eb532" officeooo:paragraph-rsid="00184c37"/>
    </style:style>
    <style:style style:name="P258" style:family="paragraph" style:parent-style-name="Table_20_Contents">
      <style:text-properties officeooo:rsid="002f1efa" officeooo:paragraph-rsid="00184c37"/>
    </style:style>
    <style:style style:name="P259" style:family="paragraph" style:parent-style-name="Table_20_Contents">
      <style:text-properties officeooo:rsid="002f5441" officeooo:paragraph-rsid="00184c37"/>
    </style:style>
    <style:style style:name="P260" style:family="paragraph" style:parent-style-name="Table_20_Contents">
      <style:text-properties officeooo:rsid="002f7b39" officeooo:paragraph-rsid="00184c37"/>
    </style:style>
    <style:style style:name="P261" style:family="paragraph" style:parent-style-name="Table_20_Contents">
      <style:text-properties officeooo:rsid="0030238a" officeooo:paragraph-rsid="00184c37"/>
    </style:style>
    <style:style style:name="P262" style:family="paragraph" style:parent-style-name="Table_20_Contents">
      <style:text-properties officeooo:rsid="0031c817" officeooo:paragraph-rsid="00184c37"/>
    </style:style>
    <style:style style:name="P263" style:family="paragraph" style:parent-style-name="Table_20_Contents">
      <style:text-properties officeooo:rsid="00323090" officeooo:paragraph-rsid="00184c37"/>
    </style:style>
    <style:style style:name="P264" style:family="paragraph" style:parent-style-name="Table_20_Contents">
      <style:text-properties officeooo:rsid="00358520" officeooo:paragraph-rsid="00184c37"/>
    </style:style>
    <style:style style:name="P265" style:family="paragraph" style:parent-style-name="Table_20_Contents">
      <style:text-properties officeooo:rsid="003803ae" officeooo:paragraph-rsid="00184c37"/>
    </style:style>
    <style:style style:name="P266" style:family="paragraph" style:parent-style-name="Table_20_Contents">
      <style:text-properties fo:color="#00cc00" officeooo:rsid="00398c7a" officeooo:paragraph-rsid="00184c37"/>
    </style:style>
    <style:style style:name="P267" style:family="paragraph" style:parent-style-name="Table_20_Contents">
      <style:text-properties fo:color="#00cc00" officeooo:rsid="00398c7a" officeooo:paragraph-rsid="004df663"/>
    </style:style>
    <style:style style:name="P268" style:family="paragraph" style:parent-style-name="Table_20_Contents">
      <style:text-properties officeooo:rsid="0054f663" officeooo:paragraph-rsid="00184c37"/>
    </style:style>
    <style:style style:name="P269" style:family="paragraph" style:parent-style-name="Table_20_Contents">
      <style:text-properties officeooo:rsid="00398c7a" officeooo:paragraph-rsid="00184c37"/>
    </style:style>
    <style:style style:name="P270" style:family="paragraph" style:parent-style-name="Table_20_Contents">
      <style:text-properties officeooo:rsid="00398c7a" officeooo:paragraph-rsid="005208fb"/>
    </style:style>
    <style:style style:name="P271" style:family="paragraph" style:parent-style-name="Table_20_Contents">
      <style:text-properties officeooo:rsid="003ed9b5" officeooo:paragraph-rsid="00184c37"/>
    </style:style>
    <style:style style:name="P272" style:family="paragraph" style:parent-style-name="Table_20_Contents">
      <style:text-properties officeooo:rsid="003ed9b5" officeooo:paragraph-rsid="005208fb"/>
    </style:style>
    <style:style style:name="P273" style:family="paragraph" style:parent-style-name="Table_20_Contents">
      <style:text-properties officeooo:rsid="00e9b9f4" officeooo:paragraph-rsid="00184c37"/>
    </style:style>
    <style:style style:name="P274" style:family="paragraph" style:parent-style-name="Table_20_Contents">
      <style:text-properties officeooo:rsid="00471de8" officeooo:paragraph-rsid="00184c37"/>
    </style:style>
    <style:style style:name="P275" style:family="paragraph" style:parent-style-name="Table_20_Contents">
      <style:text-properties officeooo:rsid="00646cca" officeooo:paragraph-rsid="00184c37"/>
    </style:style>
    <style:style style:name="P276" style:family="paragraph" style:parent-style-name="Table_20_Contents">
      <style:text-properties officeooo:rsid="0047459f" officeooo:paragraph-rsid="00184c37"/>
    </style:style>
    <style:style style:name="P277" style:family="paragraph" style:parent-style-name="Table_20_Contents">
      <style:text-properties officeooo:rsid="0048e44c" officeooo:paragraph-rsid="00184c37"/>
    </style:style>
    <style:style style:name="P278" style:family="paragraph" style:parent-style-name="Table_20_Contents">
      <style:text-properties fo:color="#669900" officeooo:rsid="0047459f" officeooo:paragraph-rsid="00184c37"/>
    </style:style>
    <style:style style:name="P279" style:family="paragraph" style:parent-style-name="Table_20_Contents">
      <style:text-properties officeooo:rsid="0049cdae" officeooo:paragraph-rsid="00184c37"/>
    </style:style>
    <style:style style:name="P280" style:family="paragraph" style:parent-style-name="Table_20_Contents">
      <style:text-properties officeooo:rsid="0059310e" officeooo:paragraph-rsid="00184c37"/>
    </style:style>
    <style:style style:name="P281" style:family="paragraph" style:parent-style-name="Table_20_Contents">
      <style:text-properties officeooo:rsid="004b1bcb" officeooo:paragraph-rsid="00184c37"/>
    </style:style>
    <style:style style:name="P282" style:family="paragraph" style:parent-style-name="Table_20_Contents">
      <style:text-properties officeooo:rsid="005bf833" officeooo:paragraph-rsid="00184c37"/>
    </style:style>
    <style:style style:name="P283" style:family="paragraph" style:parent-style-name="Table_20_Contents">
      <style:text-properties officeooo:rsid="0049dd67" officeooo:paragraph-rsid="00184c37"/>
    </style:style>
    <style:style style:name="P284" style:family="paragraph" style:parent-style-name="Table_20_Contents">
      <style:text-properties officeooo:rsid="01a9937a" officeooo:paragraph-rsid="00184c37"/>
    </style:style>
    <style:style style:name="P285" style:family="paragraph" style:parent-style-name="Table_20_Contents">
      <style:text-properties officeooo:rsid="004ba44c" officeooo:paragraph-rsid="00184c37"/>
    </style:style>
    <style:style style:name="P286" style:family="paragraph" style:parent-style-name="Table_20_Contents">
      <style:text-properties officeooo:rsid="004ba44c" officeooo:paragraph-rsid="0019c823"/>
    </style:style>
    <style:style style:name="P287" style:family="paragraph" style:parent-style-name="Table_20_Contents">
      <style:text-properties officeooo:rsid="004c3ab8" officeooo:paragraph-rsid="00184c37"/>
    </style:style>
    <style:style style:name="P288" style:family="paragraph" style:parent-style-name="Table_20_Contents">
      <style:text-properties officeooo:rsid="004c3ab8" officeooo:paragraph-rsid="0019c823"/>
    </style:style>
    <style:style style:name="P289" style:family="paragraph" style:parent-style-name="Table_20_Contents">
      <style:text-properties officeooo:rsid="006577dc" officeooo:paragraph-rsid="00184c37"/>
    </style:style>
    <style:style style:name="P290" style:family="paragraph" style:parent-style-name="Table_20_Contents">
      <style:text-properties officeooo:rsid="004e344c" officeooo:paragraph-rsid="00184c37"/>
    </style:style>
    <style:style style:name="P291" style:family="paragraph" style:parent-style-name="Table_20_Contents">
      <style:text-properties officeooo:rsid="0050b6bd" officeooo:paragraph-rsid="00184c37"/>
    </style:style>
    <style:style style:name="P292" style:family="paragraph" style:parent-style-name="Table_20_Contents">
      <style:text-properties fo:color="#009900" officeooo:rsid="0050b6bd" officeooo:paragraph-rsid="00184c37"/>
    </style:style>
    <style:style style:name="P293" style:family="paragraph" style:parent-style-name="Table_20_Contents">
      <style:text-properties fo:color="#009900" officeooo:rsid="005c15b1" officeooo:paragraph-rsid="00184c37"/>
    </style:style>
    <style:style style:name="P294" style:family="paragraph" style:parent-style-name="Table_20_Contents">
      <style:text-properties officeooo:rsid="005a6ee8" officeooo:paragraph-rsid="00184c37"/>
    </style:style>
    <style:style style:name="P295" style:family="paragraph" style:parent-style-name="Table_20_Contents">
      <style:text-properties officeooo:rsid="005bcc61" officeooo:paragraph-rsid="00184c37"/>
    </style:style>
    <style:style style:name="P296" style:family="paragraph" style:parent-style-name="Table_20_Contents">
      <style:text-properties officeooo:rsid="005c15b1" officeooo:paragraph-rsid="00184c37"/>
    </style:style>
    <style:style style:name="P297" style:family="paragraph" style:parent-style-name="Table_20_Contents">
      <style:text-properties officeooo:rsid="01ae523c" officeooo:paragraph-rsid="00184c37"/>
    </style:style>
    <style:style style:name="P298" style:family="paragraph" style:parent-style-name="Table_20_Contents">
      <style:text-properties officeooo:rsid="005c6a8d" officeooo:paragraph-rsid="00184c37"/>
    </style:style>
    <style:style style:name="P299" style:family="paragraph" style:parent-style-name="Table_20_Contents">
      <style:text-properties officeooo:rsid="005c8ac2" officeooo:paragraph-rsid="00184c37"/>
    </style:style>
    <style:style style:name="P300" style:family="paragraph" style:parent-style-name="Table_20_Contents">
      <style:text-properties officeooo:rsid="01647831" officeooo:paragraph-rsid="00184c37"/>
    </style:style>
    <style:style style:name="P301" style:family="paragraph" style:parent-style-name="Table_20_Contents">
      <style:text-properties officeooo:rsid="005d70a0" officeooo:paragraph-rsid="00184c37"/>
    </style:style>
    <style:style style:name="P302" style:family="paragraph" style:parent-style-name="Table_20_Contents">
      <style:text-properties officeooo:rsid="0065905b" officeooo:paragraph-rsid="00184c37"/>
    </style:style>
    <style:style style:name="P303" style:family="paragraph" style:parent-style-name="Table_20_Contents">
      <style:text-properties officeooo:rsid="00659406" officeooo:paragraph-rsid="00184c37"/>
    </style:style>
    <style:style style:name="P304" style:family="paragraph" style:parent-style-name="Table_20_Contents">
      <style:text-properties officeooo:rsid="006938cc" officeooo:paragraph-rsid="00184c37"/>
    </style:style>
    <style:style style:name="P305" style:family="paragraph" style:parent-style-name="Table_20_Contents">
      <style:text-properties officeooo:rsid="0066507e" officeooo:paragraph-rsid="00184c37"/>
    </style:style>
    <style:style style:name="P306" style:family="paragraph" style:parent-style-name="Table_20_Contents">
      <style:text-properties officeooo:rsid="0067a7a6" officeooo:paragraph-rsid="00184c37"/>
    </style:style>
    <style:style style:name="P307" style:family="paragraph" style:parent-style-name="Table_20_Contents">
      <style:text-properties officeooo:rsid="0067a7a6" officeooo:paragraph-rsid="004ab3db"/>
    </style:style>
    <style:style style:name="P308" style:family="paragraph" style:parent-style-name="Table_20_Contents">
      <style:text-properties officeooo:rsid="00684513" officeooo:paragraph-rsid="00184c37"/>
    </style:style>
    <style:style style:name="P309" style:family="paragraph" style:parent-style-name="Table_20_Contents">
      <style:text-properties officeooo:rsid="006a6fd6" officeooo:paragraph-rsid="00184c37"/>
    </style:style>
    <style:style style:name="P310" style:family="paragraph" style:parent-style-name="Table_20_Contents">
      <style:text-properties officeooo:rsid="006c333a" officeooo:paragraph-rsid="00184c37"/>
    </style:style>
    <style:style style:name="P311" style:family="paragraph" style:parent-style-name="Table_20_Contents">
      <style:text-properties officeooo:rsid="00fba3f7" officeooo:paragraph-rsid="00184c37"/>
    </style:style>
    <style:style style:name="P312" style:family="paragraph" style:parent-style-name="Table_20_Contents">
      <style:text-properties officeooo:rsid="01b8d6d9" officeooo:paragraph-rsid="00184c37"/>
    </style:style>
    <style:style style:name="P313" style:family="paragraph" style:parent-style-name="Table_20_Contents">
      <style:text-properties officeooo:rsid="006d615d" officeooo:paragraph-rsid="00184c37"/>
    </style:style>
    <style:style style:name="P314" style:family="paragraph" style:parent-style-name="Table_20_Contents">
      <style:text-properties officeooo:rsid="006e7a6f" officeooo:paragraph-rsid="00184c37"/>
    </style:style>
    <style:style style:name="P315" style:family="paragraph" style:parent-style-name="Table_20_Contents">
      <style:text-properties officeooo:rsid="00701a35" officeooo:paragraph-rsid="00184c37"/>
    </style:style>
    <style:style style:name="P316" style:family="paragraph" style:parent-style-name="Table_20_Contents">
      <style:text-properties officeooo:rsid="0071155a" officeooo:paragraph-rsid="00184c37"/>
    </style:style>
    <style:style style:name="P317" style:family="paragraph" style:parent-style-name="Table_20_Contents">
      <style:text-properties officeooo:rsid="0071155a" officeooo:paragraph-rsid="0052f222"/>
    </style:style>
    <style:style style:name="P318" style:family="paragraph" style:parent-style-name="Table_20_Contents">
      <style:text-properties officeooo:rsid="0071dfc7" officeooo:paragraph-rsid="00184c37"/>
    </style:style>
    <style:style style:name="P319" style:family="paragraph" style:parent-style-name="Table_20_Contents">
      <style:text-properties officeooo:rsid="00744d2a" officeooo:paragraph-rsid="00184c37"/>
    </style:style>
    <style:style style:name="P320" style:family="paragraph" style:parent-style-name="Table_20_Contents">
      <style:text-properties officeooo:rsid="0075e6f3" officeooo:paragraph-rsid="00184c37"/>
    </style:style>
    <style:style style:name="P321" style:family="paragraph" style:parent-style-name="Table_20_Contents">
      <style:text-properties officeooo:rsid="007615af" officeooo:paragraph-rsid="00184c37"/>
    </style:style>
    <style:style style:name="P322" style:family="paragraph" style:parent-style-name="Table_20_Contents">
      <style:paragraph-properties fo:text-align="start" style:justify-single-word="false"/>
      <style:text-properties officeooo:rsid="00771799" officeooo:paragraph-rsid="00184c37"/>
    </style:style>
    <style:style style:name="P323" style:family="paragraph" style:parent-style-name="Table_20_Contents">
      <style:text-properties officeooo:rsid="00771799" officeooo:paragraph-rsid="00184c37"/>
    </style:style>
    <style:style style:name="P324" style:family="paragraph" style:parent-style-name="Table_20_Contents">
      <style:text-properties officeooo:rsid="0077f941" officeooo:paragraph-rsid="00184c37"/>
    </style:style>
    <style:style style:name="P325" style:family="paragraph" style:parent-style-name="Table_20_Contents">
      <style:text-properties officeooo:rsid="0079366b" officeooo:paragraph-rsid="00184c37"/>
    </style:style>
    <style:style style:name="P326" style:family="paragraph" style:parent-style-name="Table_20_Contents">
      <style:text-properties officeooo:rsid="0079366b" officeooo:paragraph-rsid="005454e8"/>
    </style:style>
    <style:style style:name="P327" style:family="paragraph" style:parent-style-name="Table_20_Contents">
      <style:text-properties officeooo:rsid="007a8c7b" officeooo:paragraph-rsid="00184c37"/>
    </style:style>
    <style:style style:name="P328" style:family="paragraph" style:parent-style-name="Table_20_Contents">
      <style:text-properties officeooo:rsid="016cd408" officeooo:paragraph-rsid="00184c37"/>
    </style:style>
    <style:style style:name="P329" style:family="paragraph" style:parent-style-name="Table_20_Contents">
      <style:text-properties officeooo:rsid="007bd466" officeooo:paragraph-rsid="00184c37"/>
    </style:style>
    <style:style style:name="P330" style:family="paragraph" style:parent-style-name="Table_20_Contents">
      <style:text-properties officeooo:rsid="007c0b9c" officeooo:paragraph-rsid="00184c37"/>
    </style:style>
    <style:style style:name="P331" style:family="paragraph" style:parent-style-name="Table_20_Contents">
      <style:text-properties officeooo:rsid="007d203f" officeooo:paragraph-rsid="00184c37"/>
    </style:style>
    <style:style style:name="P332" style:family="paragraph" style:parent-style-name="Table_20_Contents">
      <style:text-properties officeooo:rsid="007f696e" officeooo:paragraph-rsid="00184c37"/>
    </style:style>
    <style:style style:name="P333" style:family="paragraph" style:parent-style-name="Table_20_Contents">
      <style:text-properties officeooo:rsid="0080067b" officeooo:paragraph-rsid="00184c37"/>
    </style:style>
    <style:style style:name="P334" style:family="paragraph" style:parent-style-name="Table_20_Contents">
      <style:text-properties officeooo:rsid="0080067b" officeooo:paragraph-rsid="005454e8"/>
    </style:style>
    <style:style style:name="P335" style:family="paragraph" style:parent-style-name="Table_20_Contents">
      <style:text-properties officeooo:rsid="0080abd3" officeooo:paragraph-rsid="00184c37"/>
    </style:style>
    <style:style style:name="P336" style:family="paragraph" style:parent-style-name="Table_20_Contents">
      <style:paragraph-properties fo:text-align="start" style:justify-single-word="false"/>
      <style:text-properties officeooo:rsid="0081a966" officeooo:paragraph-rsid="00184c37"/>
    </style:style>
    <style:style style:name="P337" style:family="paragraph" style:parent-style-name="Table_20_Contents">
      <style:text-properties officeooo:rsid="0081a966" officeooo:paragraph-rsid="00184c37"/>
    </style:style>
    <style:style style:name="P338" style:family="paragraph" style:parent-style-name="Table_20_Contents">
      <style:text-properties officeooo:rsid="0081a966" officeooo:paragraph-rsid="005454e8"/>
    </style:style>
    <style:style style:name="P339" style:family="paragraph" style:parent-style-name="Table_20_Contents">
      <style:text-properties officeooo:rsid="00830f5a" officeooo:paragraph-rsid="00184c37"/>
    </style:style>
    <style:style style:name="P340" style:family="paragraph" style:parent-style-name="Table_20_Contents">
      <style:text-properties officeooo:rsid="00830f5a" officeooo:paragraph-rsid="0057d627"/>
    </style:style>
    <style:style style:name="P341" style:family="paragraph" style:parent-style-name="Table_20_Contents">
      <style:text-properties officeooo:rsid="008591ff" officeooo:paragraph-rsid="00184c37"/>
    </style:style>
    <style:style style:name="P342" style:family="paragraph" style:parent-style-name="Table_20_Contents">
      <style:text-properties officeooo:rsid="008907b9" officeooo:paragraph-rsid="00184c37"/>
    </style:style>
    <style:style style:name="P343" style:family="paragraph" style:parent-style-name="Table_20_Contents">
      <style:text-properties officeooo:rsid="008a7c41" officeooo:paragraph-rsid="00184c37"/>
    </style:style>
    <style:style style:name="P344" style:family="paragraph" style:parent-style-name="Table_20_Contents">
      <style:text-properties officeooo:rsid="008c1c38" officeooo:paragraph-rsid="00184c37"/>
    </style:style>
    <style:style style:name="P345" style:family="paragraph" style:parent-style-name="Table_20_Contents">
      <style:text-properties officeooo:rsid="008c42f7" officeooo:paragraph-rsid="00184c37"/>
    </style:style>
    <style:style style:name="P346" style:family="paragraph" style:parent-style-name="Table_20_Contents">
      <style:text-properties officeooo:rsid="008da93e" officeooo:paragraph-rsid="00184c37"/>
    </style:style>
    <style:style style:name="P347" style:family="paragraph" style:parent-style-name="Table_20_Contents">
      <style:text-properties officeooo:rsid="009292b5" officeooo:paragraph-rsid="00320055"/>
    </style:style>
    <style:style style:name="P348" style:family="paragraph" style:parent-style-name="Table_20_Contents">
      <style:text-properties officeooo:rsid="009520e3" officeooo:paragraph-rsid="00184c37"/>
    </style:style>
    <style:style style:name="P349" style:family="paragraph" style:parent-style-name="Table_20_Contents">
      <style:text-properties officeooo:rsid="009520e3" officeooo:paragraph-rsid="0019c823"/>
    </style:style>
    <style:style style:name="P350" style:family="paragraph" style:parent-style-name="Table_20_Contents">
      <style:text-properties officeooo:rsid="009520e3" officeooo:paragraph-rsid="00320055"/>
    </style:style>
    <style:style style:name="P351" style:family="paragraph" style:parent-style-name="Table_20_Contents">
      <style:text-properties officeooo:rsid="009520e3" officeooo:paragraph-rsid="0033df4e"/>
    </style:style>
    <style:style style:name="P352" style:family="paragraph" style:parent-style-name="Table_20_Contents">
      <style:text-properties officeooo:rsid="009520e3" officeooo:paragraph-rsid="005e8e00"/>
    </style:style>
    <style:style style:name="P353" style:family="paragraph" style:parent-style-name="Table_20_Contents">
      <style:text-properties officeooo:rsid="00931000" officeooo:paragraph-rsid="00320055"/>
    </style:style>
    <style:style style:name="P354" style:family="paragraph" style:parent-style-name="Table_20_Contents">
      <style:text-properties officeooo:rsid="00955acc" officeooo:paragraph-rsid="00320055"/>
    </style:style>
    <style:style style:name="P355" style:family="paragraph" style:parent-style-name="Table_20_Contents">
      <style:text-properties officeooo:rsid="0095f515" officeooo:paragraph-rsid="00184c37"/>
    </style:style>
    <style:style style:name="P356" style:family="paragraph" style:parent-style-name="Table_20_Contents">
      <style:text-properties officeooo:rsid="0095f515" officeooo:paragraph-rsid="0033df4e"/>
    </style:style>
    <style:style style:name="P357" style:family="paragraph" style:parent-style-name="Table_20_Contents">
      <style:text-properties officeooo:rsid="0095f515" officeooo:paragraph-rsid="0057d627"/>
    </style:style>
    <style:style style:name="P358" style:family="paragraph" style:parent-style-name="Table_20_Contents">
      <style:text-properties officeooo:rsid="00978e09" officeooo:paragraph-rsid="00184c37"/>
    </style:style>
    <style:style style:name="P359" style:family="paragraph" style:parent-style-name="Table_20_Contents">
      <style:text-properties officeooo:rsid="00978e09" officeooo:paragraph-rsid="0057d627"/>
    </style:style>
    <style:style style:name="P360" style:family="paragraph" style:parent-style-name="Table_20_Contents">
      <style:text-properties officeooo:rsid="0099dd26" officeooo:paragraph-rsid="00184c37"/>
    </style:style>
    <style:style style:name="P361" style:family="paragraph" style:parent-style-name="Table_20_Contents">
      <style:text-properties fo:color="#0066ff" officeooo:rsid="0099dd26" officeooo:paragraph-rsid="00184c37"/>
    </style:style>
    <style:style style:name="P362" style:family="paragraph" style:parent-style-name="Table_20_Contents">
      <style:text-properties fo:color="#0066ff" officeooo:rsid="0095f515" officeooo:paragraph-rsid="00184c37"/>
    </style:style>
    <style:style style:name="P363" style:family="paragraph" style:parent-style-name="Table_20_Contents">
      <style:text-properties fo:color="#0066ff" officeooo:rsid="000875f4" officeooo:paragraph-rsid="00184c37"/>
    </style:style>
    <style:style style:name="P364" style:family="paragraph" style:parent-style-name="Table_20_Contents">
      <style:text-properties fo:color="#0066ff" officeooo:paragraph-rsid="00184c37"/>
    </style:style>
    <style:style style:name="P365" style:family="paragraph" style:parent-style-name="Table_20_Contents">
      <style:text-properties fo:color="#0066ff" officeooo:rsid="00a295a0" officeooo:paragraph-rsid="00184c37"/>
    </style:style>
    <style:style style:name="P366" style:family="paragraph" style:parent-style-name="Table_20_Contents">
      <style:text-properties fo:color="#0066ff" officeooo:rsid="009e4929" officeooo:paragraph-rsid="0033df4e"/>
    </style:style>
    <style:style style:name="P367" style:family="paragraph" style:parent-style-name="Table_20_Contents">
      <style:text-properties officeooo:rsid="009ad82c" officeooo:paragraph-rsid="00184c37"/>
    </style:style>
    <style:style style:name="P368" style:family="paragraph" style:parent-style-name="Table_20_Contents">
      <style:text-properties officeooo:rsid="009ad82c" officeooo:paragraph-rsid="0033b99a"/>
    </style:style>
    <style:style style:name="P369" style:family="paragraph" style:parent-style-name="Table_20_Contents">
      <style:text-properties officeooo:rsid="0177cc11" officeooo:paragraph-rsid="00184c37"/>
    </style:style>
    <style:style style:name="P370" style:family="paragraph" style:parent-style-name="Table_20_Contents">
      <style:text-properties officeooo:rsid="009e4929" officeooo:paragraph-rsid="00184c37"/>
    </style:style>
    <style:style style:name="P371" style:family="paragraph" style:parent-style-name="Table_20_Contents">
      <style:text-properties officeooo:rsid="009e4929" officeooo:paragraph-rsid="0033df4e"/>
    </style:style>
    <style:style style:name="P372" style:family="paragraph" style:parent-style-name="Table_20_Contents">
      <style:text-properties officeooo:rsid="00a00f62" officeooo:paragraph-rsid="00184c37"/>
    </style:style>
    <style:style style:name="P373" style:family="paragraph" style:parent-style-name="Table_20_Contents">
      <style:text-properties officeooo:rsid="00a295a0" officeooo:paragraph-rsid="00184c37"/>
    </style:style>
    <style:style style:name="P374" style:family="paragraph" style:parent-style-name="Table_20_Contents">
      <style:text-properties officeooo:rsid="00a308e0" officeooo:paragraph-rsid="00184c37"/>
    </style:style>
    <style:style style:name="P375" style:family="paragraph" style:parent-style-name="Table_20_Contents">
      <style:text-properties officeooo:rsid="00a3d75a" officeooo:paragraph-rsid="00184c37"/>
    </style:style>
    <style:style style:name="P376" style:family="paragraph" style:parent-style-name="Table_20_Contents">
      <style:text-properties officeooo:rsid="00a4c95a" officeooo:paragraph-rsid="00184c37"/>
    </style:style>
    <style:style style:name="P377" style:family="paragraph" style:parent-style-name="Table_20_Contents">
      <style:text-properties officeooo:rsid="00a4c95a" officeooo:paragraph-rsid="0033df4e"/>
    </style:style>
    <style:style style:name="P378" style:family="paragraph" style:parent-style-name="Table_20_Contents">
      <style:text-properties officeooo:rsid="00a58e1c" officeooo:paragraph-rsid="00184c37"/>
    </style:style>
    <style:style style:name="P379" style:family="paragraph" style:parent-style-name="Table_20_Contents">
      <style:text-properties officeooo:rsid="00a6b867" officeooo:paragraph-rsid="00184c37"/>
    </style:style>
    <style:style style:name="P380" style:family="paragraph" style:parent-style-name="Table_20_Contents">
      <style:text-properties officeooo:rsid="00a6b867" officeooo:paragraph-rsid="0057d627"/>
    </style:style>
    <style:style style:name="P381" style:family="paragraph" style:parent-style-name="Table_20_Contents">
      <style:text-properties fo:color="#0000ff" officeooo:rsid="00a6b867" officeooo:paragraph-rsid="00184c37"/>
    </style:style>
    <style:style style:name="P382" style:family="paragraph" style:parent-style-name="Table_20_Contents">
      <style:text-properties fo:color="#0000ff" officeooo:rsid="00a3d75a" officeooo:paragraph-rsid="00184c37"/>
    </style:style>
    <style:style style:name="P383" style:family="paragraph" style:parent-style-name="Table_20_Contents">
      <style:text-properties fo:color="#0000ff" officeooo:rsid="0099dd26" officeooo:paragraph-rsid="00184c37"/>
    </style:style>
    <style:style style:name="P384" style:family="paragraph" style:parent-style-name="Table_20_Contents">
      <style:text-properties fo:color="#0000ff" officeooo:paragraph-rsid="00184c37"/>
    </style:style>
    <style:style style:name="P385" style:family="paragraph" style:parent-style-name="Table_20_Contents">
      <style:text-properties fo:color="#0000ff" officeooo:rsid="00b18dae" officeooo:paragraph-rsid="0037ead1"/>
    </style:style>
    <style:style style:name="P386" style:family="paragraph" style:parent-style-name="Table_20_Contents">
      <style:text-properties fo:color="#0000ff" officeooo:rsid="018ab6c6" officeooo:paragraph-rsid="0037ead1"/>
    </style:style>
    <style:style style:name="P387" style:family="paragraph" style:parent-style-name="Table_20_Contents">
      <style:text-properties officeooo:rsid="00a813da" officeooo:paragraph-rsid="00184c37"/>
    </style:style>
    <style:style style:name="P388" style:family="paragraph" style:parent-style-name="Table_20_Contents">
      <style:text-properties officeooo:rsid="00a86596" officeooo:paragraph-rsid="00184c37"/>
    </style:style>
    <style:style style:name="P389" style:family="paragraph" style:parent-style-name="Table_20_Contents">
      <style:text-properties officeooo:rsid="00a99019" officeooo:paragraph-rsid="00184c37"/>
    </style:style>
    <style:style style:name="P390" style:family="paragraph" style:parent-style-name="Table_20_Contents">
      <style:text-properties officeooo:rsid="00aa048d" officeooo:paragraph-rsid="00184c37"/>
    </style:style>
    <style:style style:name="P391" style:family="paragraph" style:parent-style-name="Table_20_Contents">
      <style:text-properties officeooo:rsid="00ad3c57" officeooo:paragraph-rsid="00184c37"/>
    </style:style>
    <style:style style:name="P392" style:family="paragraph" style:parent-style-name="Table_20_Contents">
      <style:text-properties officeooo:rsid="00aed7ff" officeooo:paragraph-rsid="00184c37"/>
    </style:style>
    <style:style style:name="P393" style:family="paragraph" style:parent-style-name="Table_20_Contents">
      <style:text-properties officeooo:rsid="00aed7ff" officeooo:paragraph-rsid="0019c823"/>
    </style:style>
    <style:style style:name="P394" style:family="paragraph" style:parent-style-name="Table_20_Contents">
      <style:text-properties officeooo:rsid="00b024a3" officeooo:paragraph-rsid="00184c37"/>
    </style:style>
    <style:style style:name="P395" style:family="paragraph" style:parent-style-name="Table_20_Contents">
      <style:text-properties fo:color="#ffff00" officeooo:rsid="0123589c" officeooo:paragraph-rsid="00184c37" fo:background-color="#000000"/>
    </style:style>
    <style:style style:name="P396" style:family="paragraph" style:parent-style-name="Table_20_Contents">
      <style:text-properties fo:color="#ffff00" officeooo:rsid="0125cad8" officeooo:paragraph-rsid="00184c37" fo:background-color="#000000"/>
    </style:style>
    <style:style style:name="P397" style:family="paragraph" style:parent-style-name="Table_20_Contents">
      <style:text-properties officeooo:rsid="00b15033" officeooo:paragraph-rsid="00184c37"/>
    </style:style>
    <style:style style:name="P398" style:family="paragraph" style:parent-style-name="Table_20_Contents">
      <style:text-properties officeooo:rsid="00b15033" officeooo:paragraph-rsid="003a59a7"/>
    </style:style>
    <style:style style:name="P399" style:family="paragraph" style:parent-style-name="Table_20_Contents">
      <style:text-properties officeooo:rsid="00b0f30a" officeooo:paragraph-rsid="00184c37"/>
    </style:style>
    <style:style style:name="P400" style:family="paragraph" style:parent-style-name="Table_20_Contents">
      <style:text-properties officeooo:rsid="0187806c" officeooo:paragraph-rsid="00184c37"/>
    </style:style>
    <style:style style:name="P401" style:family="paragraph" style:parent-style-name="Table_20_Contents">
      <style:text-properties officeooo:rsid="00b18dae" officeooo:paragraph-rsid="0019c823"/>
    </style:style>
    <style:style style:name="P402" style:family="paragraph" style:parent-style-name="Table_20_Contents">
      <style:text-properties officeooo:rsid="00b18dae" officeooo:paragraph-rsid="0037ead1"/>
    </style:style>
    <style:style style:name="P403" style:family="paragraph" style:parent-style-name="Table_20_Contents">
      <style:text-properties officeooo:paragraph-rsid="0019c823"/>
    </style:style>
    <style:style style:name="P404" style:family="paragraph" style:parent-style-name="Table_20_Contents">
      <style:text-properties officeooo:rsid="018ab6c6" officeooo:paragraph-rsid="0019c823"/>
    </style:style>
    <style:style style:name="P405" style:family="paragraph" style:parent-style-name="Table_20_Contents">
      <style:text-properties officeooo:rsid="01299761" officeooo:paragraph-rsid="0019c823"/>
    </style:style>
    <style:style style:name="P406" style:family="paragraph" style:parent-style-name="Table_20_Contents">
      <style:text-properties officeooo:rsid="00b705a4" officeooo:paragraph-rsid="0019c823"/>
    </style:style>
    <style:style style:name="P407" style:family="paragraph" style:parent-style-name="Table_20_Contents">
      <style:text-properties officeooo:rsid="00b705a4" officeooo:paragraph-rsid="0057d627"/>
    </style:style>
    <style:style style:name="P408" style:family="paragraph" style:parent-style-name="Table_20_Contents">
      <style:text-properties officeooo:rsid="00b7d8a3" officeooo:paragraph-rsid="0019c823"/>
    </style:style>
    <style:style style:name="P409" style:family="paragraph" style:parent-style-name="Table_20_Contents">
      <style:text-properties officeooo:rsid="00b7d8a3" officeooo:paragraph-rsid="0057d627"/>
    </style:style>
    <style:style style:name="P410" style:family="paragraph" style:parent-style-name="Table_20_Contents">
      <style:text-properties officeooo:rsid="00b95b9e" officeooo:paragraph-rsid="0019c823"/>
    </style:style>
    <style:style style:name="P411" style:family="paragraph" style:parent-style-name="Table_20_Contents">
      <style:text-properties officeooo:rsid="00ba5f06" officeooo:paragraph-rsid="0019c823"/>
    </style:style>
    <style:style style:name="P412" style:family="paragraph" style:parent-style-name="Table_20_Contents">
      <style:text-properties officeooo:rsid="012cfef9" officeooo:paragraph-rsid="0019c823"/>
    </style:style>
    <style:style style:name="P413" style:family="paragraph" style:parent-style-name="Table_20_Contents">
      <style:text-properties officeooo:rsid="00bc5600" officeooo:paragraph-rsid="0019c823"/>
    </style:style>
    <style:style style:name="P414" style:family="paragraph" style:parent-style-name="Table_20_Contents">
      <style:text-properties officeooo:rsid="00be35d8" officeooo:paragraph-rsid="0019c823"/>
    </style:style>
    <style:style style:name="P415" style:family="paragraph" style:parent-style-name="Table_20_Contents">
      <style:text-properties officeooo:rsid="00be6999" officeooo:paragraph-rsid="0019c823"/>
    </style:style>
    <style:style style:name="P416" style:family="paragraph" style:parent-style-name="Table_20_Contents">
      <style:text-properties officeooo:rsid="01353b30" officeooo:paragraph-rsid="0019c823"/>
    </style:style>
    <style:style style:name="P417" style:family="paragraph" style:parent-style-name="Table_20_Contents">
      <style:text-properties officeooo:rsid="00bfbb0c" officeooo:paragraph-rsid="0019c823"/>
    </style:style>
    <style:style style:name="P418" style:family="paragraph" style:parent-style-name="Table_20_Contents">
      <style:text-properties officeooo:rsid="00c14683" officeooo:paragraph-rsid="0019c823"/>
    </style:style>
    <style:style style:name="P419" style:family="paragraph" style:parent-style-name="Table_20_Contents">
      <style:text-properties officeooo:rsid="00c30723" officeooo:paragraph-rsid="0019c823"/>
    </style:style>
    <style:style style:name="P420" style:family="paragraph" style:parent-style-name="Table_20_Contents">
      <style:text-properties officeooo:rsid="00c348fd" officeooo:paragraph-rsid="0019c823"/>
    </style:style>
    <style:style style:name="P421" style:family="paragraph" style:parent-style-name="Table_20_Contents">
      <style:text-properties officeooo:rsid="00c348fd" officeooo:paragraph-rsid="003d9bd9"/>
    </style:style>
    <style:style style:name="P422" style:family="paragraph" style:parent-style-name="Table_20_Contents">
      <style:text-properties officeooo:rsid="00c348fd" officeooo:paragraph-rsid="004c169b"/>
    </style:style>
    <style:style style:name="P423" style:family="paragraph" style:parent-style-name="Table_20_Contents">
      <style:text-properties officeooo:rsid="00c466c5" officeooo:paragraph-rsid="0019c823"/>
    </style:style>
    <style:style style:name="P424" style:family="paragraph" style:parent-style-name="Table_20_Contents">
      <style:text-properties officeooo:rsid="0199e3cb" officeooo:paragraph-rsid="0019c823"/>
    </style:style>
    <style:style style:name="P425" style:family="paragraph" style:parent-style-name="Table_20_Contents">
      <style:text-properties officeooo:rsid="019b3a4c" officeooo:paragraph-rsid="0019c823"/>
    </style:style>
    <style:style style:name="P426" style:family="paragraph" style:parent-style-name="Table_20_Contents">
      <style:text-properties officeooo:rsid="00c4a122" officeooo:paragraph-rsid="0019c823"/>
    </style:style>
    <style:style style:name="P427" style:family="paragraph" style:parent-style-name="Table_20_Contents">
      <style:text-properties officeooo:rsid="00c54553" officeooo:paragraph-rsid="0019c823"/>
    </style:style>
    <style:style style:name="P428" style:family="paragraph" style:parent-style-name="Table_20_Contents">
      <style:text-properties officeooo:rsid="01a053df" officeooo:paragraph-rsid="0019c823"/>
    </style:style>
    <style:style style:name="P429" style:family="paragraph" style:parent-style-name="Table_20_Contents">
      <style:text-properties officeooo:rsid="00c72c2d" officeooo:paragraph-rsid="0019c823"/>
    </style:style>
    <style:style style:name="P430" style:family="paragraph" style:parent-style-name="Table_20_Contents">
      <style:text-properties officeooo:rsid="00c8cc70" officeooo:paragraph-rsid="0019c823"/>
    </style:style>
    <style:style style:name="P431" style:family="paragraph" style:parent-style-name="Table_20_Contents">
      <style:text-properties officeooo:rsid="00cab8a0" officeooo:paragraph-rsid="0019c823"/>
    </style:style>
    <style:style style:name="P432" style:family="paragraph" style:parent-style-name="Table_20_Contents">
      <style:text-properties officeooo:rsid="00cac520" officeooo:paragraph-rsid="0019c823"/>
    </style:style>
    <style:style style:name="P433" style:family="paragraph" style:parent-style-name="Table_20_Contents">
      <style:text-properties officeooo:rsid="00cb88aa" officeooo:paragraph-rsid="0019c823"/>
    </style:style>
    <style:style style:name="P434" style:family="paragraph" style:parent-style-name="Table_20_Contents">
      <style:text-properties officeooo:rsid="00cb8a9c" officeooo:paragraph-rsid="0019c823"/>
    </style:style>
    <style:style style:name="P435" style:family="paragraph" style:parent-style-name="Table_20_Contents">
      <style:text-properties officeooo:rsid="01a26552" officeooo:paragraph-rsid="0019c823"/>
    </style:style>
    <style:style style:name="P436" style:family="paragraph" style:parent-style-name="Table_20_Contents">
      <style:text-properties officeooo:rsid="00ccb62c" officeooo:paragraph-rsid="0019c823"/>
    </style:style>
    <style:style style:name="P437" style:family="paragraph" style:parent-style-name="Table_20_Contents">
      <style:text-properties officeooo:rsid="00ccb62c" officeooo:paragraph-rsid="00458bb8"/>
    </style:style>
    <style:style style:name="P438" style:family="paragraph" style:parent-style-name="Table_20_Contents">
      <style:text-properties officeooo:rsid="00ccb62c" officeooo:paragraph-rsid="005d6e8e"/>
    </style:style>
    <style:style style:name="P439" style:family="paragraph" style:parent-style-name="Table_20_Contents">
      <style:text-properties officeooo:rsid="00cde442" officeooo:paragraph-rsid="0019c823"/>
    </style:style>
    <style:style style:name="P440" style:family="paragraph" style:parent-style-name="Table_20_Contents">
      <style:text-properties officeooo:rsid="00cde442" officeooo:paragraph-rsid="005d6e8e"/>
    </style:style>
    <style:style style:name="P441" style:family="paragraph" style:parent-style-name="Table_20_Contents">
      <style:text-properties officeooo:rsid="00cf54f7" officeooo:paragraph-rsid="0019c823"/>
    </style:style>
    <style:style style:name="P442" style:family="paragraph" style:parent-style-name="Table_20_Contents">
      <style:text-properties officeooo:rsid="00cf54f7" officeooo:paragraph-rsid="00476b50"/>
    </style:style>
    <style:style style:name="P443" style:family="paragraph" style:parent-style-name="Table_20_Contents">
      <style:text-properties officeooo:rsid="00d05d3a" officeooo:paragraph-rsid="0019c823"/>
    </style:style>
    <style:style style:name="P444" style:family="paragraph" style:parent-style-name="Table_20_Contents">
      <style:text-properties officeooo:rsid="00d05d3a" officeooo:paragraph-rsid="00476b50"/>
    </style:style>
    <style:style style:name="P445" style:family="paragraph" style:parent-style-name="Table_20_Contents">
      <style:text-properties officeooo:rsid="00d14be7" officeooo:paragraph-rsid="0019c823"/>
    </style:style>
    <style:style style:name="P446" style:family="paragraph" style:parent-style-name="Table_20_Contents">
      <style:text-properties officeooo:rsid="001d3e93" officeooo:paragraph-rsid="001d3e93"/>
    </style:style>
    <style:style style:name="P447" style:family="paragraph" style:parent-style-name="Table_20_Contents">
      <style:text-properties fo:font-weight="bold" officeooo:rsid="001d3e93" officeooo:paragraph-rsid="001d3e93" style:font-weight-asian="bold" style:font-weight-complex="bold"/>
    </style:style>
    <style:style style:name="P448" style:family="paragraph" style:parent-style-name="Table_20_Contents">
      <style:text-properties officeooo:rsid="0022a6ae" officeooo:paragraph-rsid="0022a6ae"/>
    </style:style>
    <style:style style:name="P449" style:family="paragraph" style:parent-style-name="Table_20_Contents">
      <style:text-properties officeooo:paragraph-rsid="0022a6ae"/>
    </style:style>
    <style:style style:name="P450" style:family="paragraph" style:parent-style-name="Table_20_Contents">
      <style:text-properties officeooo:paragraph-rsid="00252ff4"/>
    </style:style>
    <style:style style:name="P451" style:family="paragraph" style:parent-style-name="Table_20_Contents">
      <style:text-properties officeooo:rsid="00252ff4" officeooo:paragraph-rsid="00252ff4"/>
    </style:style>
    <style:style style:name="P452" style:family="paragraph" style:parent-style-name="Table_20_Contents">
      <style:text-properties officeooo:rsid="0027f283" officeooo:paragraph-rsid="0027f283"/>
    </style:style>
    <style:style style:name="P453" style:family="paragraph" style:parent-style-name="Table_20_Contents">
      <style:text-properties officeooo:rsid="000f7c66" officeooo:paragraph-rsid="002637eb"/>
    </style:style>
    <style:style style:name="P454" style:family="paragraph" style:parent-style-name="Table_20_Contents">
      <style:text-properties officeooo:paragraph-rsid="002c5122"/>
    </style:style>
    <style:style style:name="P455" style:family="paragraph" style:parent-style-name="Table_20_Contents">
      <style:text-properties officeooo:rsid="00179d9d" officeooo:paragraph-rsid="002c5122"/>
    </style:style>
    <style:style style:name="P456" style:family="paragraph" style:parent-style-name="Table_20_Contents">
      <style:text-properties officeooo:rsid="00179d9d" officeooo:paragraph-rsid="0042a976"/>
    </style:style>
    <style:style style:name="P457" style:family="paragraph" style:parent-style-name="Table_20_Contents">
      <style:text-properties officeooo:rsid="00179d9d" officeooo:paragraph-rsid="00446e4b"/>
    </style:style>
    <style:style style:name="P458" style:family="paragraph" style:parent-style-name="Table_20_Contents">
      <style:text-properties officeooo:rsid="00179d9d" officeooo:paragraph-rsid="0044fd9f"/>
    </style:style>
    <style:style style:name="P459" style:family="paragraph" style:parent-style-name="Table_20_Contents">
      <style:text-properties officeooo:rsid="0018077c" officeooo:paragraph-rsid="002c5122"/>
    </style:style>
    <style:style style:name="P460" style:family="paragraph" style:parent-style-name="Table_20_Contents">
      <style:text-properties officeooo:rsid="0018077c" officeooo:paragraph-rsid="0042a976"/>
    </style:style>
    <style:style style:name="P461" style:family="paragraph" style:parent-style-name="Table_20_Contents">
      <style:text-properties officeooo:rsid="001f1ff9" officeooo:paragraph-rsid="002c5122"/>
    </style:style>
    <style:style style:name="P462" style:family="paragraph" style:parent-style-name="Table_20_Contents">
      <style:text-properties officeooo:rsid="001f1ff9" officeooo:paragraph-rsid="00446e4b"/>
    </style:style>
    <style:style style:name="P463" style:family="paragraph" style:parent-style-name="Table_20_Contents">
      <style:text-properties officeooo:rsid="001ae6cb" officeooo:paragraph-rsid="002c5122"/>
    </style:style>
    <style:style style:name="P464" style:family="paragraph" style:parent-style-name="Table_20_Contents">
      <style:text-properties officeooo:rsid="001bb819" officeooo:paragraph-rsid="002c5122"/>
    </style:style>
    <style:style style:name="P465" style:family="paragraph" style:parent-style-name="Table_20_Contents">
      <style:text-properties officeooo:rsid="001c9298" officeooo:paragraph-rsid="002c5122"/>
    </style:style>
    <style:style style:name="P466" style:family="paragraph" style:parent-style-name="Table_20_Contents">
      <style:text-properties officeooo:rsid="001f702b" officeooo:paragraph-rsid="002c5122"/>
    </style:style>
    <style:style style:name="P467" style:family="paragraph" style:parent-style-name="Table_20_Contents">
      <style:text-properties officeooo:paragraph-rsid="002e258b"/>
    </style:style>
    <style:style style:name="P468" style:family="paragraph" style:parent-style-name="Table_20_Contents">
      <style:text-properties officeooo:rsid="002e258b" officeooo:paragraph-rsid="002e258b"/>
    </style:style>
    <style:style style:name="P469" style:family="paragraph" style:parent-style-name="Table_20_Contents">
      <style:text-properties officeooo:rsid="002fd3b5" officeooo:paragraph-rsid="002fd3b5"/>
    </style:style>
    <style:style style:name="P470" style:family="paragraph" style:parent-style-name="Table_20_Contents">
      <style:text-properties officeooo:rsid="0031b073" officeooo:paragraph-rsid="0031b073"/>
    </style:style>
    <style:style style:name="P471" style:family="paragraph" style:parent-style-name="Table_20_Contents">
      <style:text-properties officeooo:rsid="008e21ea" officeooo:paragraph-rsid="00320055"/>
    </style:style>
    <style:style style:name="P472" style:family="paragraph" style:parent-style-name="Table_20_Contents">
      <style:text-properties officeooo:rsid="008fb10f" officeooo:paragraph-rsid="00320055"/>
    </style:style>
    <style:style style:name="P473" style:family="paragraph" style:parent-style-name="Table_20_Contents">
      <style:text-properties officeooo:rsid="008fb10f" officeooo:paragraph-rsid="005e8e00"/>
    </style:style>
    <style:style style:name="P474" style:family="paragraph" style:parent-style-name="Table_20_Contents">
      <style:text-properties officeooo:rsid="0091a9c9" officeooo:paragraph-rsid="00320055"/>
    </style:style>
    <style:style style:name="P475" style:family="paragraph" style:parent-style-name="Table_20_Contents">
      <style:text-properties officeooo:paragraph-rsid="00320055"/>
    </style:style>
    <style:style style:name="P476" style:family="paragraph" style:parent-style-name="Table_20_Contents">
      <style:text-properties officeooo:rsid="0033b99a" officeooo:paragraph-rsid="0033b99a"/>
    </style:style>
    <style:style style:name="P477" style:family="paragraph" style:parent-style-name="Table_20_Contents">
      <style:text-properties officeooo:rsid="0033df4e" officeooo:paragraph-rsid="0033df4e"/>
    </style:style>
    <style:style style:name="P478" style:family="paragraph" style:parent-style-name="Table_20_Contents">
      <style:text-properties officeooo:rsid="0036cbed" officeooo:paragraph-rsid="0036cbed"/>
    </style:style>
    <style:style style:name="P479" style:family="paragraph" style:parent-style-name="Table_20_Contents">
      <style:text-properties officeooo:rsid="0036cbed" officeooo:paragraph-rsid="004c2152"/>
    </style:style>
    <style:style style:name="P480" style:family="paragraph" style:parent-style-name="Table_20_Contents">
      <style:text-properties officeooo:rsid="0036cbed" officeooo:paragraph-rsid="004c39c4"/>
    </style:style>
    <style:style style:name="P481" style:family="paragraph" style:parent-style-name="Table_20_Contents">
      <style:text-properties officeooo:paragraph-rsid="0037ead1"/>
    </style:style>
    <style:style style:name="P482" style:family="paragraph" style:parent-style-name="Table_20_Contents">
      <style:text-properties officeooo:rsid="003a59a7" officeooo:paragraph-rsid="003a59a7"/>
    </style:style>
    <style:style style:name="P483" style:family="paragraph" style:parent-style-name="Table_20_Contents">
      <style:text-properties officeooo:paragraph-rsid="003d9bd9"/>
    </style:style>
    <style:style style:name="P484" style:family="paragraph" style:parent-style-name="Table_20_Contents">
      <style:text-properties officeooo:rsid="003d9bd9" officeooo:paragraph-rsid="003d9bd9"/>
    </style:style>
    <style:style style:name="P485" style:family="paragraph" style:parent-style-name="Table_20_Contents">
      <style:text-properties fo:color="#800000" officeooo:rsid="00c348fd" officeooo:paragraph-rsid="0019c823"/>
    </style:style>
    <style:style style:name="P486" style:family="paragraph" style:parent-style-name="Table_20_Contents">
      <style:text-properties fo:color="#800000" officeooo:rsid="00a58e1c" officeooo:paragraph-rsid="00184c37"/>
    </style:style>
    <style:style style:name="P487" style:family="paragraph" style:parent-style-name="Table_20_Contents">
      <style:text-properties fo:color="#800000" officeooo:rsid="004c56a9" officeooo:paragraph-rsid="004c56a9"/>
    </style:style>
    <style:style style:name="P488" style:family="paragraph" style:parent-style-name="Table_20_Contents">
      <style:text-properties officeooo:paragraph-rsid="0041bb20"/>
    </style:style>
    <style:style style:name="P489" style:family="paragraph" style:parent-style-name="Table_20_Contents">
      <style:text-properties officeooo:rsid="0041bb20" officeooo:paragraph-rsid="0041bb20"/>
    </style:style>
    <style:style style:name="P490" style:family="paragraph" style:parent-style-name="Table_20_Contents">
      <style:text-properties officeooo:rsid="0041bb20" officeooo:paragraph-rsid="00424b27"/>
    </style:style>
    <style:style style:name="P491" style:family="paragraph" style:parent-style-name="Table_20_Contents">
      <style:text-properties officeooo:rsid="00424b27" officeooo:paragraph-rsid="00424b27"/>
    </style:style>
    <style:style style:name="P492" style:family="paragraph" style:parent-style-name="Table_20_Contents">
      <style:text-properties officeooo:rsid="00429519" officeooo:paragraph-rsid="00429519"/>
    </style:style>
    <style:style style:name="P493" style:family="paragraph" style:parent-style-name="Table_20_Contents">
      <style:text-properties officeooo:rsid="0042a976" officeooo:paragraph-rsid="0042a976"/>
    </style:style>
    <style:style style:name="P494" style:family="paragraph" style:parent-style-name="Table_20_Contents">
      <style:text-properties officeooo:rsid="00446e4b" officeooo:paragraph-rsid="00446e4b"/>
    </style:style>
    <style:style style:name="P495" style:family="paragraph" style:parent-style-name="Table_20_Contents">
      <style:text-properties officeooo:rsid="001d6faf" officeooo:paragraph-rsid="002c5122"/>
    </style:style>
    <style:style style:name="P496" style:family="paragraph" style:parent-style-name="Table_20_Contents">
      <style:text-properties officeooo:rsid="0044fd9f" officeooo:paragraph-rsid="0044fd9f"/>
    </style:style>
    <style:style style:name="P497" style:family="paragraph" style:parent-style-name="Table_20_Contents">
      <style:text-properties officeooo:rsid="00458bb8" officeooo:paragraph-rsid="00458bb8"/>
    </style:style>
    <style:style style:name="P498" style:family="paragraph" style:parent-style-name="Table_20_Contents">
      <style:text-properties officeooo:paragraph-rsid="00476b50"/>
    </style:style>
    <style:style style:name="P499" style:family="paragraph" style:parent-style-name="Table_20_Contents">
      <style:text-properties officeooo:rsid="00476b50" officeooo:paragraph-rsid="00476b50"/>
    </style:style>
    <style:style style:name="P500" style:family="paragraph" style:parent-style-name="Table_20_Contents">
      <style:text-properties officeooo:rsid="0048849a" officeooo:paragraph-rsid="0048849a"/>
    </style:style>
    <style:style style:name="P501" style:family="paragraph" style:parent-style-name="Table_20_Contents">
      <style:text-properties officeooo:rsid="004ab3db" officeooo:paragraph-rsid="004ab3db"/>
    </style:style>
    <style:style style:name="P502" style:family="paragraph" style:parent-style-name="Table_20_Contents">
      <style:text-properties officeooo:rsid="004addc7" officeooo:paragraph-rsid="004addc7"/>
    </style:style>
    <style:style style:name="P503" style:family="paragraph" style:parent-style-name="Table_20_Contents">
      <style:text-properties officeooo:rsid="004c169b" officeooo:paragraph-rsid="004c169b"/>
    </style:style>
    <style:style style:name="P504" style:family="paragraph" style:parent-style-name="Table_20_Contents">
      <style:text-properties officeooo:rsid="004df663" officeooo:paragraph-rsid="004df663"/>
    </style:style>
    <style:style style:name="P505" style:family="paragraph" style:parent-style-name="Table_20_Contents">
      <style:text-properties officeooo:rsid="004f4f76" officeooo:paragraph-rsid="004f4f76"/>
    </style:style>
    <style:style style:name="P506" style:family="paragraph" style:parent-style-name="Table_20_Contents">
      <style:text-properties fo:color="#cc0000" fo:font-weight="bold" officeooo:rsid="002a307a" officeooo:paragraph-rsid="005208fb" style:font-weight-asian="bold" style:font-weight-complex="bold"/>
    </style:style>
    <style:style style:name="P507" style:family="paragraph" style:parent-style-name="Table_20_Contents">
      <style:text-properties fo:color="#ff0000" officeooo:rsid="00398c7a" officeooo:paragraph-rsid="005208fb"/>
    </style:style>
    <style:style style:name="P508" style:family="paragraph" style:parent-style-name="Table_20_Contents">
      <style:text-properties officeooo:rsid="005454e8" officeooo:paragraph-rsid="005454e8"/>
    </style:style>
    <style:style style:name="P509" style:family="paragraph" style:parent-style-name="Table_20_Contents">
      <style:text-properties officeooo:rsid="0056278e" officeooo:paragraph-rsid="0056278e"/>
    </style:style>
    <style:style style:name="P510" style:family="paragraph" style:parent-style-name="Table_20_Contents">
      <style:text-properties fo:color="#7e0021" officeooo:rsid="00830f5a" officeooo:paragraph-rsid="00184c37"/>
    </style:style>
    <style:style style:name="P511" style:family="paragraph" style:parent-style-name="Table_20_Contents">
      <style:text-properties fo:color="#7e0021" officeooo:rsid="0056278e" officeooo:paragraph-rsid="0056278e"/>
    </style:style>
    <style:style style:name="P512" style:family="paragraph" style:parent-style-name="Table_20_Contents">
      <style:text-properties fo:color="#7e0021" officeooo:paragraph-rsid="00184c37"/>
    </style:style>
    <style:style style:name="P513" style:family="paragraph" style:parent-style-name="Table_20_Contents">
      <style:text-properties fo:color="#7e0021" officeooo:rsid="0084393f" officeooo:paragraph-rsid="00184c37"/>
    </style:style>
    <style:style style:name="P514" style:family="paragraph" style:parent-style-name="Table_20_Contents">
      <style:text-properties fo:color="#7e0021" officeooo:rsid="0084393f" officeooo:paragraph-rsid="0056278e"/>
    </style:style>
    <style:style style:name="P515" style:family="paragraph" style:parent-style-name="Table_20_Contents">
      <style:text-properties officeooo:rsid="0057d627" officeooo:paragraph-rsid="0057d627"/>
    </style:style>
    <style:style style:name="P516" style:family="paragraph" style:parent-style-name="Table_20_Contents">
      <style:text-properties officeooo:rsid="00591ae0" officeooo:paragraph-rsid="00591ae0"/>
    </style:style>
    <style:style style:name="P517" style:family="paragraph" style:parent-style-name="Table_20_Contents">
      <style:text-properties officeooo:rsid="005a1ed6" officeooo:paragraph-rsid="005a1ed6"/>
    </style:style>
    <style:style style:name="P518" style:family="paragraph" style:parent-style-name="Table_20_Contents">
      <style:text-properties officeooo:rsid="005b597a" officeooo:paragraph-rsid="005b597a"/>
    </style:style>
    <style:style style:name="P519" style:family="paragraph" style:parent-style-name="Table_20_Contents">
      <style:text-properties officeooo:rsid="005d6e8e" officeooo:paragraph-rsid="005d6e8e"/>
    </style:style>
    <style:style style:name="P520" style:family="paragraph" style:parent-style-name="Table_20_Contents">
      <style:text-properties officeooo:rsid="005d6e8e" officeooo:paragraph-rsid="005e2ab7"/>
    </style:style>
    <style:style style:name="P521" style:family="paragraph" style:parent-style-name="Table_20_Contents">
      <style:text-properties officeooo:rsid="005e2ab7" officeooo:paragraph-rsid="005e2ab7"/>
    </style:style>
    <style:style style:name="P522" style:family="paragraph" style:parent-style-name="Table_20_Contents">
      <style:text-properties officeooo:rsid="005e2ab7" officeooo:paragraph-rsid="0019c823"/>
    </style:style>
    <style:style style:name="P523" style:family="paragraph" style:parent-style-name="Table_20_Contents">
      <style:text-properties officeooo:rsid="005e8e00" officeooo:paragraph-rsid="005e8e00"/>
    </style:style>
    <style:style style:name="P524" style:family="paragraph" style:parent-style-name="Table_20_Contents">
      <style:text-properties officeooo:rsid="005febab" officeooo:paragraph-rsid="005febab"/>
    </style:style>
    <style:style style:name="P525" style:family="paragraph" style:parent-style-name="Table_20_Contents">
      <style:text-properties officeooo:rsid="00619de3" officeooo:paragraph-rsid="00619de3"/>
    </style:style>
    <style:style style:name="P526" style:family="paragraph" style:parent-style-name="Table_20_Contents">
      <style:text-properties fo:color="#006666" fo:font-weight="bold" officeooo:rsid="00619de3" officeooo:paragraph-rsid="00619de3" style:font-weight-asian="bold" style:font-weight-complex="bold"/>
    </style:style>
    <style:style style:name="P527" style:family="paragraph" style:parent-style-name="Table_20_Contents">
      <style:text-properties officeooo:rsid="00620d58" officeooo:paragraph-rsid="00620d58"/>
    </style:style>
    <style:style style:name="P528" style:family="paragraph" style:parent-style-name="Table_20_Contents">
      <style:text-properties officeooo:rsid="00655a90" officeooo:paragraph-rsid="00655a90"/>
    </style:style>
    <style:style style:name="P529" style:family="paragraph" style:parent-style-name="Table_20_Contents">
      <style:text-properties officeooo:paragraph-rsid="00655a90"/>
    </style:style>
    <style:style style:name="P530" style:family="paragraph" style:parent-style-name="Table_20_Contents">
      <style:text-properties officeooo:rsid="006872e0" officeooo:paragraph-rsid="006872e0"/>
    </style:style>
    <style:style style:name="P531" style:family="paragraph" style:parent-style-name="Table_20_Contents">
      <style:text-properties officeooo:rsid="006bac6e" officeooo:paragraph-rsid="006bac6e"/>
    </style:style>
    <style:style style:name="P532" style:family="paragraph" style:parent-style-name="Table_20_Contents">
      <style:paragraph-properties fo:margin-left="0cm" fo:margin-right="0cm" fo:text-indent="0cm" style:auto-text-indent="false"/>
      <style:text-properties officeooo:rsid="0007355d" officeooo:paragraph-rsid="00184c37"/>
    </style:style>
    <style:style style:name="P533" style:family="paragraph" style:parent-style-name="Contents_20_1">
      <style:paragraph-properties>
        <style:tab-stops>
          <style:tab-stop style:position="19.001cm" style:type="right" style:leader-style="dotted" style:leader-text="."/>
        </style:tab-stops>
      </style:paragraph-properties>
    </style:style>
    <style:style style:name="P534" style:family="paragraph" style:parent-style-name="Heading_20_3">
      <style:text-properties officeooo:rsid="00de3baa" officeooo:paragraph-rsid="001d3e93"/>
    </style:style>
    <style:style style:name="P535" style:family="paragraph" style:parent-style-name="Heading_20_1">
      <style:paragraph-properties fo:margin-top="0cm" fo:margin-bottom="0cm" loext:contextual-spacing="false"/>
    </style:style>
    <style:style style:name="P536" style:family="paragraph" style:parent-style-name="Heading_20_1">
      <style:paragraph-properties fo:margin-top="0cm" fo:margin-bottom="0cm" loext:contextual-spacing="false"/>
      <style:text-properties officeooo:rsid="001d3e93" officeooo:paragraph-rsid="001d3e93"/>
    </style:style>
    <style:style style:name="P537" style:family="paragraph" style:parent-style-name="Heading_20_1">
      <style:paragraph-properties fo:margin-top="0cm" fo:margin-bottom="0cm" loext:contextual-spacing="false"/>
      <style:text-properties officeooo:paragraph-rsid="00184c37"/>
    </style:style>
    <style:style style:name="P538" style:family="paragraph" style:parent-style-name="Heading_20_1">
      <style:paragraph-properties fo:margin-top="0cm" fo:margin-bottom="0cm" loext:contextual-spacing="false"/>
      <style:text-properties officeooo:rsid="00294cb8" officeooo:paragraph-rsid="00294cb8"/>
    </style:style>
    <style:style style:name="P539" style:family="paragraph" style:parent-style-name="Heading_20_1">
      <style:paragraph-properties fo:margin-top="0cm" fo:margin-bottom="0cm" loext:contextual-spacing="false"/>
      <style:text-properties officeooo:rsid="002e258b" officeooo:paragraph-rsid="002e258b"/>
    </style:style>
    <style:style style:name="P540" style:family="paragraph" style:parent-style-name="Heading_20_1">
      <style:paragraph-properties fo:margin-top="0cm" fo:margin-bottom="0cm" loext:contextual-spacing="false"/>
      <style:text-properties officeooo:paragraph-rsid="0022a6ae"/>
    </style:style>
    <style:style style:name="P541" style:family="paragraph" style:parent-style-name="Heading_20_1">
      <style:paragraph-properties fo:margin-top="0cm" fo:margin-bottom="0cm" loext:contextual-spacing="false"/>
      <style:text-properties officeooo:paragraph-rsid="0033df4e"/>
    </style:style>
    <style:style style:name="P542" style:family="paragraph" style:parent-style-name="Heading_20_1">
      <style:paragraph-properties fo:margin-top="0cm" fo:margin-bottom="0cm" loext:contextual-spacing="false"/>
      <style:text-properties officeooo:paragraph-rsid="0037ead1"/>
    </style:style>
    <style:style style:name="P543" style:family="paragraph" style:parent-style-name="Heading_20_1">
      <style:paragraph-properties fo:margin-top="0cm" fo:margin-bottom="0cm" loext:contextual-spacing="false"/>
      <style:text-properties officeooo:rsid="003d9bd9" officeooo:paragraph-rsid="003d9bd9"/>
    </style:style>
    <style:style style:name="P544" style:family="paragraph" style:parent-style-name="Heading_20_1">
      <style:paragraph-properties fo:margin-top="0cm" fo:margin-bottom="0cm" loext:contextual-spacing="false"/>
      <style:text-properties officeooo:rsid="0041bb20" officeooo:paragraph-rsid="0041bb20"/>
    </style:style>
    <style:style style:name="P545" style:family="paragraph" style:parent-style-name="Heading_20_1">
      <style:paragraph-properties fo:margin-top="0cm" fo:margin-bottom="0cm" loext:contextual-spacing="false"/>
      <style:text-properties officeooo:paragraph-rsid="002c5122"/>
    </style:style>
    <style:style style:name="P546" style:family="paragraph" style:parent-style-name="Heading_20_1">
      <style:paragraph-properties fo:margin-top="0cm" fo:margin-bottom="0cm" loext:contextual-spacing="false"/>
      <style:text-properties officeooo:paragraph-rsid="00320055"/>
    </style:style>
    <style:style style:name="P547" style:family="paragraph" style:parent-style-name="Heading_20_1">
      <style:paragraph-properties fo:margin-top="0cm" fo:margin-bottom="0cm" loext:contextual-spacing="false"/>
      <style:text-properties officeooo:paragraph-rsid="00476b50"/>
    </style:style>
    <style:style style:name="T1" style:family="text">
      <style:text-properties officeooo:rsid="001a177c"/>
    </style:style>
    <style:style style:name="T2" style:family="text">
      <style:text-properties officeooo:rsid="001a6fe9"/>
    </style:style>
    <style:style style:name="T3" style:family="text">
      <style:text-properties officeooo:rsid="00242cb6"/>
    </style:style>
    <style:style style:name="T4" style:family="text">
      <style:text-properties officeooo:rsid="00df5a82"/>
    </style:style>
    <style:style style:name="T5" style:family="text">
      <style:text-properties officeooo:rsid="0016b368"/>
    </style:style>
    <style:style style:name="T6" style:family="text">
      <style:text-properties officeooo:rsid="00154417"/>
    </style:style>
    <style:style style:name="T7" style:family="text">
      <style:text-properties officeooo:rsid="00514dde"/>
    </style:style>
    <style:style style:name="T8" style:family="text">
      <style:text-properties officeooo:rsid="0144af62"/>
    </style:style>
    <style:style style:name="T9" style:family="text">
      <style:text-properties fo:color="#000000"/>
    </style:style>
    <style:style style:name="T10" style:family="text">
      <style:text-properties fo:color="#000000" officeooo:rsid="000875f4"/>
    </style:style>
    <style:style style:name="T11" style:family="text">
      <style:text-properties fo:color="#000000" officeooo:rsid="001bb819"/>
    </style:style>
    <style:style style:name="T12" style:family="text">
      <style:text-properties fo:color="#000000" officeooo:rsid="00fbae32"/>
    </style:style>
    <style:style style:name="T13" style:family="text">
      <style:text-properties fo:color="#000000" officeooo:rsid="006c333a"/>
    </style:style>
    <style:style style:name="T14" style:family="text">
      <style:text-properties fo:color="#000000" officeooo:rsid="00fc0849"/>
    </style:style>
    <style:style style:name="T15" style:family="text">
      <style:text-properties fo:color="#000000" officeooo:rsid="010d58b8"/>
    </style:style>
    <style:style style:name="T16" style:family="text">
      <style:text-properties fo:color="#000000" officeooo:rsid="00a295a0"/>
    </style:style>
    <style:style style:name="T17" style:family="text">
      <style:text-properties fo:color="#000000" officeooo:rsid="009e4929"/>
    </style:style>
    <style:style style:name="T18" style:family="text">
      <style:text-properties fo:color="#000000" officeooo:rsid="01790768"/>
    </style:style>
    <style:style style:name="T19" style:family="text">
      <style:text-properties fo:color="#000000" officeooo:rsid="00a3d75a"/>
    </style:style>
    <style:style style:name="T20" style:family="text">
      <style:text-properties fo:color="#000000" officeooo:rsid="00a6b867"/>
    </style:style>
    <style:style style:name="T21" style:family="text">
      <style:text-properties fo:color="#000000" officeooo:rsid="00aa048d"/>
    </style:style>
    <style:style style:name="T22" style:family="text">
      <style:text-properties fo:color="#000000" officeooo:rsid="0185d59e"/>
    </style:style>
    <style:style style:name="T23" style:family="text">
      <style:text-properties fo:color="#000000" officeooo:rsid="0033df4e"/>
    </style:style>
    <style:style style:name="T24" style:family="text">
      <style:text-properties fo:color="#000000" officeooo:rsid="00446e4b"/>
    </style:style>
    <style:style style:name="T25" style:family="text">
      <style:text-properties fo:color="#000000" officeooo:rsid="004df663"/>
    </style:style>
    <style:style style:name="T26" style:family="text">
      <style:text-properties fo:color="#000000" fo:font-weight="bold" officeooo:rsid="004df663" style:font-weight-asian="bold" style:font-weight-complex="bold"/>
    </style:style>
    <style:style style:name="T27" style:family="text">
      <style:text-properties fo:color="#000000" fo:font-weight="bold" officeooo:rsid="005208fb" style:font-weight-asian="bold" style:font-weight-complex="bold"/>
    </style:style>
    <style:style style:name="T28" style:family="text">
      <style:text-properties fo:color="#000000" fo:font-weight="bold" officeooo:rsid="0052f222" style:font-weight-asian="bold" style:font-weight-complex="bold"/>
    </style:style>
    <style:style style:name="T29" style:family="text">
      <style:text-properties fo:color="#000000" officeooo:rsid="005208fb"/>
    </style:style>
    <style:style style:name="T30" style:family="text">
      <style:text-properties fo:color="#000000" officeooo:rsid="005454e8"/>
    </style:style>
    <style:style style:name="T31" style:family="text">
      <style:text-properties fo:color="#000000" fo:font-size="9pt" fo:font-weight="bold" officeooo:rsid="004df663" style:font-size-asian="9pt" style:font-weight-asian="bold" style:font-size-complex="9pt" style:font-weight-complex="bold"/>
    </style:style>
    <style:style style:name="T32" style:family="text">
      <style:text-properties fo:color="#000000" fo:font-size="9pt" fo:font-weight="bold" officeooo:rsid="005208fb" style:font-size-asian="9pt" style:font-weight-asian="bold" style:font-size-complex="9pt" style:font-weight-complex="bold"/>
    </style:style>
    <style:style style:name="T33" style:family="text">
      <style:text-properties fo:color="#000000" fo:font-size="9pt" fo:font-weight="bold" officeooo:rsid="005454e8" style:font-size-asian="9pt" style:font-weight-asian="bold" style:font-size-complex="9pt" style:font-weight-complex="bold"/>
    </style:style>
    <style:style style:name="T34" style:family="text">
      <style:text-properties fo:color="#000000" fo:font-size="9pt" fo:font-weight="bold" officeooo:rsid="0057d627" style:font-size-asian="9pt" style:font-weight-asian="bold" style:font-size-complex="9pt" style:font-weight-complex="bold"/>
    </style:style>
    <style:style style:name="T35" style:family="text">
      <style:text-properties fo:color="#000000" fo:font-size="9pt" fo:font-weight="bold" officeooo:rsid="00591ae0" style:font-size-asian="9pt" style:font-weight-asian="bold" style:font-size-complex="9pt" style:font-weight-complex="bold"/>
    </style:style>
    <style:style style:name="T36" style:family="text">
      <style:text-properties fo:color="#000000" fo:font-size="9pt" fo:font-weight="bold" officeooo:rsid="005b597a" style:font-size-asian="9pt" style:font-weight-asian="bold" style:font-size-complex="9pt" style:font-weight-complex="bold"/>
    </style:style>
    <style:style style:name="T37" style:family="text">
      <style:text-properties fo:color="#000000" fo:font-size="9pt" fo:font-weight="bold" officeooo:rsid="005d6e8e" style:font-size-asian="9pt" style:font-weight-asian="bold" style:font-size-complex="9pt" style:font-weight-complex="bold"/>
    </style:style>
    <style:style style:name="T38" style:family="text">
      <style:text-properties officeooo:rsid="000875f4"/>
    </style:style>
    <style:style style:name="T39" style:family="text">
      <style:text-properties officeooo:rsid="00be35d8"/>
    </style:style>
    <style:style style:name="T40" style:family="text">
      <style:text-properties officeooo:rsid="00099381"/>
    </style:style>
    <style:style style:name="T41" style:family="text">
      <style:text-properties officeooo:rsid="000bdb88"/>
    </style:style>
    <style:style style:name="T42" style:family="text">
      <style:text-properties officeooo:rsid="00612104"/>
    </style:style>
    <style:style style:name="T43" style:family="text">
      <style:text-properties officeooo:rsid="000f7c66"/>
    </style:style>
    <style:style style:name="T44" style:family="text">
      <style:text-properties officeooo:rsid="0013e15c"/>
    </style:style>
    <style:style style:name="T45" style:family="text">
      <style:text-properties fo:color="#ff3333"/>
    </style:style>
    <style:style style:name="T46" style:family="text">
      <style:text-properties fo:color="#ff3333" officeooo:rsid="00134a9e"/>
    </style:style>
    <style:style style:name="T47" style:family="text">
      <style:text-properties fo:color="#ff3333" officeooo:rsid="0027324f"/>
    </style:style>
    <style:style style:name="T48" style:family="text">
      <style:text-properties fo:color="#ff3333" officeooo:rsid="002a307a"/>
    </style:style>
    <style:style style:name="T49" style:family="text">
      <style:text-properties fo:color="#ff3333" officeooo:rsid="002c0f44"/>
    </style:style>
    <style:style style:name="T50" style:family="text">
      <style:text-properties fo:color="#ff3333" officeooo:rsid="008da93e"/>
    </style:style>
    <style:style style:name="T51" style:family="text">
      <style:text-properties fo:color="#ff3333" officeooo:rsid="010f2b79"/>
    </style:style>
    <style:style style:name="T52" style:family="text">
      <style:text-properties fo:color="#ff3333" officeooo:rsid="01371009"/>
    </style:style>
    <style:style style:name="T53" style:family="text">
      <style:text-properties fo:color="#ff3333" officeooo:rsid="00c30723"/>
    </style:style>
    <style:style style:name="T54" style:family="text">
      <style:text-properties fo:color="#ff3333" officeooo:rsid="00d14be7"/>
    </style:style>
    <style:style style:name="T55" style:family="text">
      <style:text-properties fo:color="#ff3333" officeooo:rsid="0048849a"/>
    </style:style>
    <style:style style:name="T56" style:family="text">
      <style:text-properties fo:color="#ff3333" officeooo:rsid="004f4f76"/>
    </style:style>
    <style:style style:name="T57" style:family="text">
      <style:text-properties fo:color="#ff3333" officeooo:rsid="00cb8a9c"/>
    </style:style>
    <style:style style:name="T58" style:family="text">
      <style:text-properties officeooo:rsid="001058bf"/>
    </style:style>
    <style:style style:name="T59" style:family="text">
      <style:text-properties officeooo:rsid="00134a9e"/>
    </style:style>
    <style:style style:name="T60" style:family="text">
      <style:text-properties officeooo:rsid="0018077c"/>
    </style:style>
    <style:style style:name="T61" style:family="text">
      <style:text-properties officeooo:rsid="001ae6cb"/>
    </style:style>
    <style:style style:name="T62" style:family="text">
      <style:text-properties officeooo:rsid="0018fb61"/>
    </style:style>
    <style:style style:name="T63" style:family="text">
      <style:text-properties officeooo:rsid="001bb819"/>
    </style:style>
    <style:style style:name="T64" style:family="text">
      <style:text-properties officeooo:rsid="01b9145b"/>
    </style:style>
    <style:style style:name="T65" style:family="text">
      <style:text-properties officeooo:rsid="00215753"/>
    </style:style>
    <style:style style:name="T66" style:family="text">
      <style:text-properties officeooo:rsid="001c9298"/>
    </style:style>
    <style:style style:name="T67" style:family="text">
      <style:text-properties officeooo:rsid="001d6faf"/>
    </style:style>
    <style:style style:name="T68" style:family="text">
      <style:text-properties officeooo:rsid="00dbea07"/>
    </style:style>
    <style:style style:name="T69" style:family="text">
      <style:text-properties officeooo:rsid="00dac3bd"/>
    </style:style>
    <style:style style:name="T70" style:family="text">
      <style:text-properties officeooo:rsid="00179d9d"/>
    </style:style>
    <style:style style:name="T71" style:family="text">
      <style:text-properties officeooo:rsid="001f702b"/>
    </style:style>
    <style:style style:name="T72" style:family="text">
      <style:text-properties officeooo:rsid="00254abf"/>
    </style:style>
    <style:style style:name="T73" style:family="text">
      <style:text-properties officeooo:rsid="0027324f"/>
    </style:style>
    <style:style style:name="T74" style:family="text">
      <style:text-properties officeooo:rsid="01a70676"/>
    </style:style>
    <style:style style:name="T75" style:family="text">
      <style:text-properties officeooo:rsid="01a74a37"/>
    </style:style>
    <style:style style:name="T76" style:family="text">
      <style:text-properties officeooo:rsid="00e25c77"/>
    </style:style>
    <style:style style:name="T77" style:family="text">
      <style:text-properties officeooo:rsid="002a307a"/>
    </style:style>
    <style:style style:name="T78" style:family="text">
      <style:text-properties officeooo:rsid="002c0f44"/>
    </style:style>
    <style:style style:name="T79" style:family="text">
      <style:text-properties fo:color="#cc9900" fo:font-weight="bold" officeooo:rsid="01ae786e" style:font-weight-asian="bold" style:font-weight-complex="bold"/>
    </style:style>
    <style:style style:name="T80" style:family="text">
      <style:text-properties fo:color="#cc9900" fo:font-size="9pt" fo:font-weight="bold" officeooo:rsid="01ae786e" style:font-size-asian="9pt" style:font-weight-asian="bold" style:font-size-complex="9pt" style:font-weight-complex="bold"/>
    </style:style>
    <style:style style:name="T81" style:family="text">
      <style:text-properties officeooo:rsid="01b13313"/>
    </style:style>
    <style:style style:name="T82" style:family="text">
      <style:text-properties officeooo:rsid="002f1efa"/>
    </style:style>
    <style:style style:name="T83" style:family="text">
      <style:text-properties officeooo:rsid="002c7487"/>
    </style:style>
    <style:style style:name="T84" style:family="text">
      <style:text-properties officeooo:rsid="01a7dd05"/>
    </style:style>
    <style:style style:name="T85" style:family="text">
      <style:text-properties officeooo:rsid="00e4a82d"/>
    </style:style>
    <style:style style:name="T86" style:family="text">
      <style:text-properties officeooo:rsid="002eb532"/>
    </style:style>
    <style:style style:name="T87" style:family="text">
      <style:text-properties officeooo:rsid="002f5441"/>
    </style:style>
    <style:style style:name="T88" style:family="text">
      <style:text-properties officeooo:rsid="002f7b39"/>
    </style:style>
    <style:style style:name="T89" style:family="text">
      <style:text-properties officeooo:rsid="0030238a"/>
    </style:style>
    <style:style style:name="T90" style:family="text">
      <style:text-properties officeooo:rsid="00323090"/>
    </style:style>
    <style:style style:name="T91" style:family="text">
      <style:text-properties officeooo:rsid="00c30723"/>
    </style:style>
    <style:style style:name="T92" style:family="text">
      <style:text-properties officeooo:rsid="00358520"/>
    </style:style>
    <style:style style:name="T93" style:family="text">
      <style:text-properties officeooo:rsid="01b60ba2"/>
    </style:style>
    <style:style style:name="T94" style:family="text">
      <style:text-properties officeooo:rsid="00282101"/>
    </style:style>
    <style:style style:name="T95" style:family="text">
      <style:text-properties officeooo:rsid="0054f663"/>
    </style:style>
    <style:style style:name="T96" style:family="text">
      <style:text-properties officeooo:rsid="003a88c8"/>
    </style:style>
    <style:style style:name="T97" style:family="text">
      <style:text-properties officeooo:rsid="01515e3c"/>
    </style:style>
    <style:style style:name="T98" style:family="text">
      <style:text-properties officeooo:rsid="003ed9b5"/>
    </style:style>
    <style:style style:name="T99" style:family="text">
      <style:text-properties officeooo:rsid="01b7d4b5"/>
    </style:style>
    <style:style style:name="T100" style:family="text">
      <style:text-properties officeooo:rsid="0049cdae"/>
    </style:style>
    <style:style style:name="T101" style:family="text">
      <style:text-properties officeooo:rsid="00e9b9f4"/>
    </style:style>
    <style:style style:name="T102" style:family="text">
      <style:text-properties officeooo:rsid="00471de8"/>
    </style:style>
    <style:style style:name="T103" style:family="text">
      <style:text-properties officeooo:rsid="0161c6a2"/>
    </style:style>
    <style:style style:name="T104" style:family="text">
      <style:text-properties officeooo:rsid="01a8725b"/>
    </style:style>
    <style:style style:name="T105" style:family="text">
      <style:text-properties officeooo:rsid="01a9937a"/>
    </style:style>
    <style:style style:name="T106" style:family="text">
      <style:text-properties officeooo:rsid="004c3ab8"/>
    </style:style>
    <style:style style:name="T107" style:family="text">
      <style:text-properties officeooo:rsid="0059310e"/>
    </style:style>
    <style:style style:name="T108" style:family="text">
      <style:text-properties officeooo:rsid="006577dc"/>
    </style:style>
    <style:style style:name="T109" style:family="text">
      <style:text-properties officeooo:rsid="004e344c"/>
    </style:style>
    <style:style style:name="T110" style:family="text">
      <style:text-properties officeooo:rsid="015a7707"/>
    </style:style>
    <style:style style:name="T111" style:family="text">
      <style:text-properties officeooo:rsid="00502251"/>
    </style:style>
    <style:style style:name="T112" style:family="text">
      <style:text-properties officeooo:rsid="004ba44c"/>
    </style:style>
    <style:style style:name="T113" style:family="text">
      <style:text-properties officeooo:rsid="005a6ee8"/>
    </style:style>
    <style:style style:name="T114" style:family="text">
      <style:text-properties officeooo:rsid="00edd112"/>
    </style:style>
    <style:style style:name="T115" style:family="text">
      <style:text-properties officeooo:rsid="015d6928"/>
    </style:style>
    <style:style style:name="T116" style:family="text">
      <style:text-properties officeooo:rsid="005c15b1"/>
    </style:style>
    <style:style style:name="T117" style:family="text">
      <style:text-properties officeooo:rsid="00f0e489"/>
    </style:style>
    <style:style style:name="T118" style:family="text">
      <style:text-properties officeooo:rsid="00659406"/>
    </style:style>
    <style:style style:name="T119" style:family="text">
      <style:text-properties officeooo:rsid="005c6a8d"/>
    </style:style>
    <style:style style:name="T120" style:family="text">
      <style:text-properties officeooo:rsid="0065905b"/>
    </style:style>
    <style:style style:name="T121" style:family="text">
      <style:text-properties officeooo:rsid="0164da57"/>
    </style:style>
    <style:style style:name="T122" style:family="text">
      <style:text-properties officeooo:rsid="00fbae32"/>
    </style:style>
    <style:style style:name="T123" style:family="text">
      <style:text-properties officeooo:rsid="01b8d6d9"/>
    </style:style>
    <style:style style:name="T124" style:family="text">
      <style:text-properties officeooo:rsid="0066507e"/>
    </style:style>
    <style:style style:name="T125" style:family="text">
      <style:text-properties fo:font-weight="bold" officeooo:rsid="01b8d6d9" style:font-weight-asian="bold" style:font-weight-complex="bold"/>
    </style:style>
    <style:style style:name="T126" style:family="text">
      <style:text-properties fo:font-weight="bold" officeooo:rsid="01ae786e" style:font-weight-asian="bold" style:font-weight-complex="bold"/>
    </style:style>
    <style:style style:name="T127" style:family="text">
      <style:text-properties fo:font-weight="bold" officeooo:rsid="001d3e93" style:font-weight-asian="bold" style:font-weight-complex="bold"/>
    </style:style>
    <style:style style:name="T128" style:family="text">
      <style:text-properties fo:font-weight="bold" officeooo:rsid="004df663" style:font-weight-asian="bold" style:font-weight-complex="bold"/>
    </style:style>
    <style:style style:name="T129" style:family="text">
      <style:text-properties fo:font-weight="bold" officeooo:rsid="005208fb" style:font-weight-asian="bold" style:font-weight-complex="bold"/>
    </style:style>
    <style:style style:name="T130" style:family="text">
      <style:text-properties officeooo:rsid="0067a7a6"/>
    </style:style>
    <style:style style:name="T131" style:family="text">
      <style:text-properties officeooo:rsid="006a6fd6"/>
    </style:style>
    <style:style style:name="T132" style:family="text">
      <style:text-properties officeooo:rsid="00fc0849"/>
    </style:style>
    <style:style style:name="T133" style:family="text">
      <style:text-properties officeooo:rsid="0169a0af"/>
    </style:style>
    <style:style style:name="T134" style:family="text">
      <style:text-properties officeooo:rsid="006e7a6f"/>
    </style:style>
    <style:style style:name="T135" style:family="text">
      <style:text-properties officeooo:rsid="016a6b56"/>
    </style:style>
    <style:style style:name="T136" style:family="text">
      <style:text-properties officeooo:rsid="00fed9d0"/>
    </style:style>
    <style:style style:name="T137" style:family="text">
      <style:text-properties officeooo:rsid="016b194b"/>
    </style:style>
    <style:style style:name="T138" style:family="text">
      <style:text-properties officeooo:rsid="00701a35"/>
    </style:style>
    <style:style style:name="T139" style:family="text">
      <style:text-properties officeooo:rsid="0071dfc7"/>
    </style:style>
    <style:style style:name="T140" style:family="text">
      <style:text-properties officeooo:rsid="00744d2a"/>
    </style:style>
    <style:style style:name="T141" style:family="text">
      <style:text-properties officeooo:rsid="00771799"/>
    </style:style>
    <style:style style:name="T142" style:family="text">
      <style:text-properties officeooo:rsid="0103c4b4"/>
    </style:style>
    <style:style style:name="T143" style:family="text">
      <style:text-properties officeooo:rsid="0077f941"/>
    </style:style>
    <style:style style:name="T144" style:family="text">
      <style:text-properties officeooo:rsid="0103d6d0"/>
    </style:style>
    <style:style style:name="T145" style:family="text">
      <style:text-properties officeooo:rsid="0079366b"/>
    </style:style>
    <style:style style:name="T146" style:family="text">
      <style:text-properties officeooo:rsid="0105a0dd"/>
    </style:style>
    <style:style style:name="T147" style:family="text">
      <style:text-properties officeooo:rsid="007a8c7b"/>
    </style:style>
    <style:style style:name="T148" style:family="text">
      <style:text-properties officeooo:rsid="016de800"/>
    </style:style>
    <style:style style:name="T149" style:family="text">
      <style:text-properties officeooo:rsid="016fa93c"/>
    </style:style>
    <style:style style:name="T150" style:family="text">
      <style:text-properties officeooo:rsid="007bd466"/>
    </style:style>
    <style:style style:name="T151" style:family="text">
      <style:text-properties officeooo:rsid="007c0b9c"/>
    </style:style>
    <style:style style:name="T152" style:family="text">
      <style:text-properties officeooo:rsid="007d203f"/>
    </style:style>
    <style:style style:name="T153" style:family="text">
      <style:text-properties officeooo:rsid="01701b54"/>
    </style:style>
    <style:style style:name="T154" style:family="text">
      <style:text-properties officeooo:rsid="0170b52a"/>
    </style:style>
    <style:style style:name="T155" style:family="text">
      <style:text-properties officeooo:rsid="01723110"/>
    </style:style>
    <style:style style:name="T156" style:family="text">
      <style:text-properties officeooo:rsid="0107c938"/>
    </style:style>
    <style:style style:name="T157" style:family="text">
      <style:text-properties officeooo:rsid="0080067b"/>
    </style:style>
    <style:style style:name="T158" style:family="text">
      <style:text-properties officeooo:rsid="01724319"/>
    </style:style>
    <style:style style:name="T159" style:family="text">
      <style:text-properties officeooo:rsid="01761428"/>
    </style:style>
    <style:style style:name="T160" style:family="text">
      <style:text-properties officeooo:rsid="0175ad21"/>
    </style:style>
    <style:style style:name="T161" style:family="text">
      <style:text-properties officeooo:rsid="008591ff"/>
    </style:style>
    <style:style style:name="T162" style:family="text">
      <style:text-properties officeooo:rsid="008738bf"/>
    </style:style>
    <style:style style:name="T163" style:family="text">
      <style:text-properties officeooo:rsid="008c1c38"/>
    </style:style>
    <style:style style:name="T164" style:family="text">
      <style:text-properties officeooo:rsid="008907b9"/>
    </style:style>
    <style:style style:name="T165" style:family="text">
      <style:text-properties officeooo:rsid="008da93e"/>
    </style:style>
    <style:style style:name="T166" style:family="text">
      <style:text-properties officeooo:rsid="0091a9c9"/>
    </style:style>
    <style:style style:name="T167" style:family="text">
      <style:text-properties officeooo:rsid="010f2b79"/>
    </style:style>
    <style:style style:name="T168" style:family="text">
      <style:text-properties officeooo:rsid="00955acc"/>
    </style:style>
    <style:style style:name="T169" style:family="text">
      <style:text-properties officeooo:rsid="009520e3"/>
    </style:style>
    <style:style style:name="T170" style:family="text">
      <style:text-properties officeooo:rsid="00978e09"/>
    </style:style>
    <style:style style:name="T171" style:family="text">
      <style:text-properties officeooo:rsid="0111e398"/>
    </style:style>
    <style:style style:name="T172" style:family="text">
      <style:text-properties officeooo:rsid="0099dd26"/>
    </style:style>
    <style:style style:name="T173" style:family="text">
      <style:text-properties officeooo:rsid="009ad82c"/>
    </style:style>
    <style:style style:name="T174" style:family="text">
      <style:text-properties officeooo:rsid="0177cc11"/>
    </style:style>
    <style:style style:name="T175" style:family="text">
      <style:text-properties officeooo:rsid="009caa71"/>
    </style:style>
    <style:style style:name="T176" style:family="text">
      <style:text-properties officeooo:rsid="009e4929"/>
    </style:style>
    <style:style style:name="T177" style:family="text">
      <style:text-properties officeooo:rsid="00a00f62"/>
    </style:style>
    <style:style style:name="T178" style:family="text">
      <style:text-properties officeooo:rsid="00a0fa34"/>
    </style:style>
    <style:style style:name="T179" style:family="text">
      <style:text-properties officeooo:rsid="00a295a0"/>
    </style:style>
    <style:style style:name="T180" style:family="text">
      <style:text-properties officeooo:rsid="017b731c"/>
    </style:style>
    <style:style style:name="T181" style:family="text">
      <style:text-properties officeooo:rsid="00a3d75a"/>
    </style:style>
    <style:style style:name="T182" style:family="text">
      <style:text-properties officeooo:rsid="011af754"/>
    </style:style>
    <style:style style:name="T183" style:family="text">
      <style:text-properties officeooo:rsid="017d1191"/>
    </style:style>
    <style:style style:name="T184" style:family="text">
      <style:text-properties officeooo:rsid="00a4c95a"/>
    </style:style>
    <style:style style:name="T185" style:family="text">
      <style:text-properties officeooo:rsid="00a58e1c"/>
    </style:style>
    <style:style style:name="T186" style:family="text">
      <style:text-properties officeooo:rsid="011ffd87"/>
    </style:style>
    <style:style style:name="T187" style:family="text">
      <style:text-properties officeooo:rsid="00a6b867"/>
    </style:style>
    <style:style style:name="T188" style:family="text">
      <style:text-properties officeooo:rsid="00a813da"/>
    </style:style>
    <style:style style:name="T189" style:family="text">
      <style:text-properties officeooo:rsid="00a99019"/>
    </style:style>
    <style:style style:name="T190" style:family="text">
      <style:text-properties officeooo:rsid="00a86596"/>
    </style:style>
    <style:style style:name="T191" style:family="text">
      <style:text-properties officeooo:rsid="00ad3c57"/>
    </style:style>
    <style:style style:name="T192" style:family="text">
      <style:text-properties officeooo:rsid="0182adc6"/>
    </style:style>
    <style:style style:name="T193" style:family="text">
      <style:text-properties officeooo:rsid="00aa048d"/>
    </style:style>
    <style:style style:name="T194" style:family="text">
      <style:text-properties officeooo:rsid="00aed7ff"/>
    </style:style>
    <style:style style:name="T195" style:family="text">
      <style:text-properties officeooo:rsid="00b024a3"/>
    </style:style>
    <style:style style:name="T196" style:family="text">
      <style:text-properties officeooo:rsid="0125cad8"/>
    </style:style>
    <style:style style:name="T197" style:family="text">
      <style:text-properties officeooo:rsid="00b0f30a"/>
    </style:style>
    <style:style style:name="T198" style:family="text">
      <style:text-properties officeooo:rsid="0187806c"/>
    </style:style>
    <style:style style:name="T199" style:family="text">
      <style:text-properties officeooo:rsid="00b18dae"/>
    </style:style>
    <style:style style:name="T200" style:family="text">
      <style:text-properties officeooo:rsid="018c20ac"/>
    </style:style>
    <style:style style:name="T201" style:family="text">
      <style:text-properties officeooo:rsid="00b7d8a3"/>
    </style:style>
    <style:style style:name="T202" style:family="text">
      <style:text-properties officeooo:rsid="00b95b9e"/>
    </style:style>
    <style:style style:name="T203" style:family="text">
      <style:text-properties officeooo:rsid="012cfef9"/>
    </style:style>
    <style:style style:name="T204" style:family="text">
      <style:text-properties officeooo:rsid="00bc5600"/>
    </style:style>
    <style:style style:name="T205" style:family="text">
      <style:text-properties officeooo:rsid="00bfbb0c"/>
    </style:style>
    <style:style style:name="T206" style:family="text">
      <style:text-properties officeooo:rsid="00c14683"/>
    </style:style>
    <style:style style:name="T207" style:family="text">
      <style:text-properties officeooo:rsid="00c348fd"/>
    </style:style>
    <style:style style:name="T208" style:family="text">
      <style:text-properties officeooo:rsid="00c466c5"/>
    </style:style>
    <style:style style:name="T209" style:family="text">
      <style:text-properties officeooo:rsid="0137d934"/>
    </style:style>
    <style:style style:name="T210" style:family="text">
      <style:text-properties officeooo:rsid="01388eba"/>
    </style:style>
    <style:style style:name="T211" style:family="text">
      <style:text-properties officeooo:rsid="00c4a122"/>
    </style:style>
    <style:style style:name="T212" style:family="text">
      <style:text-properties officeooo:rsid="01a053df"/>
    </style:style>
    <style:style style:name="T213" style:family="text">
      <style:text-properties officeooo:rsid="00c54553"/>
    </style:style>
    <style:style style:name="T214" style:family="text">
      <style:text-properties officeooo:rsid="00c8cc70"/>
    </style:style>
    <style:style style:name="T215" style:family="text">
      <style:text-properties officeooo:rsid="01a26552"/>
    </style:style>
    <style:style style:name="T216" style:family="text">
      <style:text-properties officeooo:rsid="00cab8a0"/>
    </style:style>
    <style:style style:name="T217" style:family="text">
      <style:text-properties officeooo:rsid="00cac520"/>
    </style:style>
    <style:style style:name="T218" style:family="text">
      <style:text-properties officeooo:rsid="00cb8a9c"/>
    </style:style>
    <style:style style:name="T219" style:family="text">
      <style:text-properties fo:color="#3333ff" officeooo:rsid="00bc5600"/>
    </style:style>
    <style:style style:name="T220" style:family="text">
      <style:text-properties officeooo:rsid="00cde442"/>
    </style:style>
    <style:style style:name="T221" style:family="text">
      <style:text-properties officeooo:rsid="00cf54f7"/>
    </style:style>
    <style:style style:name="T222" style:family="text">
      <style:text-properties officeooo:rsid="00ccb62c"/>
    </style:style>
    <style:style style:name="T223" style:family="text">
      <style:text-properties officeooo:rsid="00d05d3a"/>
    </style:style>
    <style:style style:name="T224" style:family="text">
      <style:text-properties officeooo:rsid="00d14be7"/>
    </style:style>
    <style:style style:name="T225" style:family="text">
      <style:text-properties officeooo:rsid="0019c823"/>
    </style:style>
    <style:style style:name="T226" style:family="text">
      <style:text-properties officeooo:rsid="001d3e93"/>
    </style:style>
    <style:style style:name="T227" style:family="text">
      <style:text-properties officeooo:rsid="0022a6ae"/>
    </style:style>
    <style:style style:name="T228" style:family="text">
      <style:text-properties officeooo:rsid="00252ff4"/>
    </style:style>
    <style:style style:name="T229" style:family="text">
      <style:text-properties officeooo:rsid="002637eb"/>
    </style:style>
    <style:style style:name="T230" style:family="text">
      <style:text-properties officeooo:rsid="0027f283"/>
    </style:style>
    <style:style style:name="T231" style:family="text">
      <style:text-properties officeooo:rsid="002e258b"/>
    </style:style>
    <style:style style:name="T232" style:family="text">
      <style:text-properties officeooo:rsid="0033b99a"/>
    </style:style>
    <style:style style:name="T233" style:family="text">
      <style:text-properties officeooo:rsid="0033df4e"/>
    </style:style>
    <style:style style:name="T234" style:family="text">
      <style:text-properties officeooo:rsid="0036cbed"/>
    </style:style>
    <style:style style:name="T235" style:family="text">
      <style:text-properties officeooo:rsid="003a59a7"/>
    </style:style>
    <style:style style:name="T236" style:family="text">
      <style:text-properties officeooo:rsid="003d9bd9"/>
    </style:style>
    <style:style style:name="T237" style:family="text">
      <style:text-properties officeooo:rsid="0041265e"/>
    </style:style>
    <style:style style:name="T238" style:family="text">
      <style:text-properties officeooo:rsid="0041bb20"/>
    </style:style>
    <style:style style:name="T239" style:family="text">
      <style:text-properties officeooo:rsid="00424b27"/>
    </style:style>
    <style:style style:name="T240" style:family="text">
      <style:text-properties officeooo:rsid="00446e4b"/>
    </style:style>
    <style:style style:name="T241" style:family="text">
      <style:text-properties officeooo:rsid="00458bb8"/>
    </style:style>
    <style:style style:name="T242" style:family="text">
      <style:text-properties officeooo:rsid="00476b50"/>
    </style:style>
    <style:style style:name="T243" style:family="text">
      <style:text-properties officeooo:rsid="004ab3db"/>
    </style:style>
    <style:style style:name="T244" style:family="text">
      <style:text-properties officeooo:rsid="004addc7"/>
    </style:style>
    <style:style style:name="T245" style:family="text">
      <style:text-properties officeooo:rsid="004b9718"/>
    </style:style>
    <style:style style:name="T246" style:family="text">
      <style:text-properties officeooo:rsid="004c169b"/>
    </style:style>
    <style:style style:name="T247" style:family="text">
      <style:text-properties officeooo:rsid="004df663"/>
    </style:style>
    <style:style style:name="T248" style:family="text">
      <style:text-properties officeooo:rsid="004f4f76"/>
    </style:style>
    <style:style style:name="T249" style:family="text">
      <style:text-properties officeooo:rsid="0056278e"/>
    </style:style>
    <style:style style:name="T250" style:family="text">
      <style:text-properties fo:font-size="9pt" fo:font-weight="bold" style:font-size-asian="9pt" style:font-weight-asian="bold" style:font-size-complex="9pt" style:font-weight-complex="bold"/>
    </style:style>
    <style:style style:name="T251" style:family="text">
      <style:text-properties fo:font-size="9pt" fo:font-weight="bold" officeooo:rsid="0057d627" style:font-size-asian="9pt" style:font-weight-asian="bold" style:font-size-complex="9pt" style:font-weight-complex="bold"/>
    </style:style>
    <style:style style:name="T252" style:family="text">
      <style:text-properties officeooo:rsid="00591ae0"/>
    </style:style>
    <style:style style:name="T253" style:family="text">
      <style:text-properties officeooo:rsid="005b597a"/>
    </style:style>
    <style:style style:name="T254" style:family="text">
      <style:text-properties officeooo:rsid="005b6f61"/>
    </style:style>
    <style:style style:name="T255" style:family="text">
      <style:text-properties officeooo:rsid="005d12dc"/>
    </style:style>
    <style:style style:name="T256" style:family="text">
      <style:text-properties officeooo:rsid="005d6e8e"/>
    </style:style>
    <style:style style:name="T257" style:family="text">
      <style:text-properties officeooo:rsid="005e2ab7"/>
    </style:style>
    <style:style style:name="T258" style:family="text">
      <style:text-properties officeooo:rsid="005e8e00"/>
    </style:style>
    <style:style style:name="T259" style:family="text">
      <style:text-properties officeooo:rsid="009292b5"/>
    </style:style>
    <style:style style:name="T260" style:family="text">
      <style:text-properties officeooo:rsid="00620d58"/>
    </style:style>
    <style:style style:name="T261" style:family="text">
      <style:text-properties officeooo:rsid="00655a90"/>
    </style:style>
    <style:style style:name="T262" style:family="text">
      <style:text-properties officeooo:rsid="0066c8c9"/>
    </style:style>
    <style:style style:name="T263" style:family="text">
      <style:text-properties officeooo:rsid="0069ba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2.1 - Bforartists Standard Keyma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 Bforartists Standard Keymap</text:p>
          </text:index-title>
          <text:p text:style-name="P533"><text:a xlink:type="simple" xlink:href="#__RefHeading___Toc29338_111300586" text:style-name="Index_20_Link" text:visited-style-name="Index_20_Link">Introduction<text:tab/>2</text:a></text:p>
          <text:p text:style-name="P533"><text:a xlink:type="simple" xlink:href="#__RefHeading___Toc29161_111300586" text:style-name="Index_20_Link" text:visited-style-name="Index_20_Link">Window<text:tab/>3</text:a></text:p>
          <text:p text:style-name="P533"><text:a xlink:type="simple" xlink:href="#__RefHeading___Toc29163_111300586" text:style-name="Index_20_Link" text:visited-style-name="Index_20_Link">Screen / Screen (Global)<text:tab/>3</text:a></text:p>
          <text:p text:style-name="P533"><text:a xlink:type="simple" xlink:href="#__RefHeading___Toc29165_111300586" text:style-name="Index_20_Link" text:visited-style-name="Index_20_Link">Screen /Screen Editing<text:tab/>4</text:a></text:p>
          <text:p text:style-name="P533"><text:a xlink:type="simple" xlink:href="#__RefHeading___Toc24716_2648516424" text:style-name="Index_20_Link" text:visited-style-name="Index_20_Link">Screen / Header<text:tab/>5</text:a></text:p>
          <text:p text:style-name="P533"><text:a xlink:type="simple" xlink:href="#__RefHeading___Toc29167_111300586" text:style-name="Index_20_Link" text:visited-style-name="Index_20_Link">View 2D<text:tab/>5</text:a></text:p>
          <text:p text:style-name="P533"><text:a xlink:type="simple" xlink:href="#__RefHeading___Toc29169_111300586" text:style-name="Index_20_Link" text:visited-style-name="Index_20_Link">View 2D Buttons List<text:tab/>6</text:a></text:p>
          <text:p text:style-name="P533"><text:a xlink:type="simple" xlink:href="#__RefHeading___Toc24643_937061591" text:style-name="Index_20_Link" text:visited-style-name="Index_20_Link">User Interface<text:tab/>7</text:a></text:p>
          <text:p text:style-name="P533"><text:a xlink:type="simple" xlink:href="#__RefHeading___Toc29177_111300586" text:style-name="Index_20_Link" text:visited-style-name="Index_20_Link">3D View / 3D View (Global)<text:tab/>7</text:a></text:p>
          <text:p text:style-name="P533"><text:a xlink:type="simple" xlink:href="#__RefHeading___Toc29179_111300586" text:style-name="Index_20_Link" text:visited-style-name="Index_20_Link">3D View - Object Mode<text:tab/>13</text:a></text:p>
          <text:p text:style-name="P533"><text:a xlink:type="simple" xlink:href="#__RefHeading___Toc29181_111300586" text:style-name="Index_20_Link" text:visited-style-name="Index_20_Link">3D View - Mesh<text:tab/>14</text:a></text:p>
          <text:p text:style-name="P533"><text:a xlink:type="simple" xlink:href="#__RefHeading___Toc29183_111300586" text:style-name="Index_20_Link" text:visited-style-name="Index_20_Link">3D View - Curve<text:tab/>16</text:a></text:p>
          <text:p text:style-name="P533"><text:a xlink:type="simple" xlink:href="#__RefHeading___Toc29185_111300586" text:style-name="Index_20_Link" text:visited-style-name="Index_20_Link">3D View - Armature<text:tab/>16</text:a></text:p>
          <text:p text:style-name="P533"><text:a xlink:type="simple" xlink:href="#__RefHeading___Toc29187_111300586" text:style-name="Index_20_Link" text:visited-style-name="Index_20_Link">3D View - Metaball<text:tab/>18</text:a></text:p>
          <text:p text:style-name="P533"><text:a xlink:type="simple" xlink:href="#__RefHeading___Toc29189_111300586" text:style-name="Index_20_Link" text:visited-style-name="Index_20_Link">3D View - Lattice<text:tab/>18</text:a></text:p>
          <text:p text:style-name="P533"><text:a xlink:type="simple" xlink:href="#__RefHeading___Toc29191_111300586" text:style-name="Index_20_Link" text:visited-style-name="Index_20_Link">3D View - Font<text:tab/>18</text:a></text:p>
          <text:p text:style-name="P533"><text:a xlink:type="simple" xlink:href="#__RefHeading___Toc29193_111300586" text:style-name="Index_20_Link" text:visited-style-name="Index_20_Link">3D View - Pose<text:tab/>21</text:a></text:p>
          <text:p text:style-name="P533"><text:a xlink:type="simple" xlink:href="#__RefHeading___Toc29195_111300586" text:style-name="Index_20_Link" text:visited-style-name="Index_20_Link">3D View - Vertex Paint<text:tab/>21</text:a></text:p>
          <text:p text:style-name="P533"><text:a xlink:type="simple" xlink:href="#__RefHeading___Toc29197_111300586" text:style-name="Index_20_Link" text:visited-style-name="Index_20_Link">3D View - Weight Paint<text:tab/>22</text:a></text:p>
          <text:p text:style-name="P533"><text:a xlink:type="simple" xlink:href="#__RefHeading___Toc29199_111300586" text:style-name="Index_20_Link" text:visited-style-name="Index_20_Link">3D View - Weight Paint Vertex Selection<text:tab/>23</text:a></text:p>
          <text:p text:style-name="P533"><text:a xlink:type="simple" xlink:href="#__RefHeading___Toc29201_111300586" text:style-name="Index_20_Link" text:visited-style-name="Index_20_Link">3D View - Face Mask - Face selection masking on.<text:tab/>23</text:a></text:p>
          <text:p text:style-name="P533"><text:a xlink:type="simple" xlink:href="#__RefHeading___Toc29203_111300586" text:style-name="Index_20_Link" text:visited-style-name="Index_20_Link">3D View - Image Paint<text:tab/>23</text:a></text:p>
          <text:p text:style-name="P533"><text:a xlink:type="simple" xlink:href="#__RefHeading___Toc29205_111300586" text:style-name="Index_20_Link" text:visited-style-name="Index_20_Link">3D View Sculpt<text:tab/>24</text:a></text:p>
          <text:p text:style-name="P533"><text:a xlink:type="simple" xlink:href="#__RefHeading___Toc29207_111300586" text:style-name="Index_20_Link" text:visited-style-name="Index_20_Link">3D View - Particle<text:tab/>26</text:a></text:p>
          <text:p text:style-name="P533"><text:a xlink:type="simple" xlink:href="#__RefHeading___Toc29209_111300586" text:style-name="Index_20_Link" text:visited-style-name="Index_20_Link">3D View - Knife Tool Modal Map<text:tab/>26</text:a></text:p>
          <text:p text:style-name="P533"><text:a xlink:type="simple" xlink:href="#__RefHeading___Toc29211_111300586" text:style-name="Index_20_Link" text:visited-style-name="Index_20_Link">3D View - Paint Stroke Modal<text:tab/>28</text:a></text:p>
          <text:p text:style-name="P533"><text:a xlink:type="simple" xlink:href="#__RefHeading___Toc29213_111300586" text:style-name="Index_20_Link" text:visited-style-name="Index_20_Link">3D View - Paint Curve<text:tab/>28</text:a></text:p>
          <text:p text:style-name="P533"><text:a xlink:type="simple" xlink:href="#__RefHeading___Toc29215_111300586" text:style-name="Index_20_Link" text:visited-style-name="Index_20_Link">3D View - Object Non Modal<text:tab/>29</text:a></text:p>
          <text:p text:style-name="P533"><text:a xlink:type="simple" xlink:href="#__RefHeading___Toc29217_111300586" text:style-name="Index_20_Link" text:visited-style-name="Index_20_Link">3D View - View 3D Walk Modal<text:tab/>29</text:a></text:p>
          <text:p text:style-name="P533"><text:a xlink:type="simple" xlink:href="#__RefHeading___Toc29219_111300586" text:style-name="Index_20_Link" text:visited-style-name="Index_20_Link">3D View - View 3D Fly Modal<text:tab/>32</text:a></text:p>
          <text:p text:style-name="P533"><text:a xlink:type="simple" xlink:href="#__RefHeading___Toc29221_111300586" text:style-name="Index_20_Link" text:visited-style-name="Index_20_Link">3D View - View 3D Rotate Modal<text:tab/>34</text:a></text:p>
          <text:p text:style-name="P533"><text:a xlink:type="simple" xlink:href="#__RefHeading___Toc29223_111300586" text:style-name="Index_20_Link" text:visited-style-name="Index_20_Link">3D View - View 3D Move Modal<text:tab/>34</text:a></text:p>
          <text:p text:style-name="P533"><text:a xlink:type="simple" xlink:href="#__RefHeading___Toc29225_111300586" text:style-name="Index_20_Link" text:visited-style-name="Index_20_Link">3D View - View 3D Zoom Modal<text:tab/>34</text:a></text:p>
          <text:p text:style-name="P533"><text:a xlink:type="simple" xlink:href="#__RefHeading___Toc29227_111300586" text:style-name="Index_20_Link" text:visited-style-name="Index_20_Link">3D View - View 3D Dolly Modal<text:tab/>35</text:a></text:p>
          <text:p text:style-name="P533"><text:a xlink:type="simple" xlink:href="#__RefHeading___Toc29229_111300586" text:style-name="Index_20_Link" text:visited-style-name="Index_20_Link">3D View - 3D View Generic<text:tab/>35</text:a></text:p>
          <text:p text:style-name="P533"><text:a xlink:type="simple" xlink:href="#__RefHeading___Toc29239_111300586" text:style-name="Index_20_Link" text:visited-style-name="Index_20_Link">Graph Editor / Graph Editor (Global)<text:tab/>35</text:a></text:p>
          <text:p text:style-name="P533"><text:a xlink:type="simple" xlink:href="#__RefHeading___Toc29241_111300586" text:style-name="Index_20_Link" text:visited-style-name="Index_20_Link">Graph Editor / Graph Editor Generic<text:tab/>36</text:a></text:p>
          <text:p text:style-name="P533"><text:a xlink:type="simple" xlink:href="#__RefHeading___Toc29243_111300586" text:style-name="Index_20_Link" text:visited-style-name="Index_20_Link">Dopesheet (Global)<text:tab/>37</text:a></text:p>
          <text:p text:style-name="P533"><text:a xlink:type="simple" xlink:href="#__RefHeading___Toc24645_937061591" text:style-name="Index_20_Link" text:visited-style-name="Index_20_Link">Dopesheet Generic<text:tab/>38</text:a></text:p>
          <text:p text:style-name="P533"><text:a xlink:type="simple" xlink:href="#__RefHeading___Toc29245_111300586" text:style-name="Index_20_Link" text:visited-style-name="Index_20_Link">NLA Channels / NLA Editor (Global)<text:tab/>38</text:a></text:p>
          <text:p text:style-name="P533"><text:a xlink:type="simple" xlink:href="#__RefHeading___Toc29247_111300586" text:style-name="Index_20_Link" text:visited-style-name="Index_20_Link">NLA Channels / NLA Channels<text:tab/>39</text:a></text:p>
          <text:p text:style-name="P533"><text:a xlink:type="simple" xlink:href="#__RefHeading___Toc29249_111300586" text:style-name="Index_20_Link" text:visited-style-name="Index_20_Link">NLA Channels / NLA Generic<text:tab/>39</text:a></text:p>
          <text:p text:style-name="P533"><text:a xlink:type="simple" xlink:href="#__RefHeading___Toc24647_937061591" text:style-name="Index_20_Link" text:visited-style-name="Index_20_Link">Timeline<text:tab/>39</text:a></text:p>
          <text:p text:style-name="P533"><text:a xlink:type="simple" xlink:href="#__RefHeading___Toc29251_111300586" text:style-name="Index_20_Link" text:visited-style-name="Index_20_Link">Image / Image (Global)<text:tab/>40</text:a></text:p>
          <text:p text:style-name="P533"><text:a xlink:type="simple" xlink:href="#__RefHeading___Toc29253_111300586" text:style-name="Index_20_Link" text:visited-style-name="Index_20_Link">Image / UV Editor<text:tab/>41</text:a></text:p>
          <text:p text:style-name="P533"><text:a xlink:type="simple" xlink:href="#__RefHeading___Toc29255_111300586" text:style-name="Index_20_Link" text:visited-style-name="Index_20_Link">Image / Image Paint<text:tab/>42</text:a></text:p>
          <text:p text:style-name="P533"><text:a xlink:type="simple" xlink:href="#__RefHeading___Toc29257_111300586" text:style-name="Index_20_Link" text:visited-style-name="Index_20_Link">Image / UV Sculpt<text:tab/>42</text:a></text:p>
          <text:p text:style-name="P533"><text:a xlink:type="simple" xlink:href="#__RefHeading___Toc29259_111300586" text:style-name="Index_20_Link" text:visited-style-name="Index_20_Link">Image / Image generic<text:tab/>43</text:a></text:p>
          <text:p text:style-name="P533"><text:a xlink:type="simple" xlink:href="#__RefHeading___Toc29263_111300586" text:style-name="Index_20_Link" text:visited-style-name="Index_20_Link">Outliner<text:tab/>43</text:a></text:p>
          <text:p text:style-name="P533"><text:a xlink:type="simple" xlink:href="#__RefHeading___Toc29265_111300586" text:style-name="Index_20_Link" text:visited-style-name="Index_20_Link">Node Editor / Node Editor Global<text:tab/>44</text:a></text:p>
          <text:p text:style-name="P533"><text:soft-page-break/><text:a xlink:type="simple" xlink:href="#__RefHeading___Toc29267_111300586" text:style-name="Index_20_Link" text:visited-style-name="Index_20_Link">Node Editor / Generic<text:tab/>46</text:a></text:p>
          <text:p text:style-name="P533"><text:a xlink:type="simple" xlink:href="#__RefHeading___Toc29269_111300586" text:style-name="Index_20_Link" text:visited-style-name="Index_20_Link">Sequencer / Sequencer (Global)<text:tab/>46</text:a></text:p>
          <text:p text:style-name="P533"><text:a xlink:type="simple" xlink:href="#__RefHeading___Toc29271_111300586" text:style-name="Index_20_Link" text:visited-style-name="Index_20_Link">Sequencer / SequencerCommon<text:tab/>48</text:a></text:p>
          <text:p text:style-name="P533"><text:a xlink:type="simple" xlink:href="#__RefHeading___Toc29273_111300586" text:style-name="Index_20_Link" text:visited-style-name="Index_20_Link">Sequencer / SequencerPreview<text:tab/>48</text:a></text:p>
          <text:p text:style-name="P533"><text:a xlink:type="simple" xlink:href="#__RefHeading___Toc24649_937061591" text:style-name="Index_20_Link" text:visited-style-name="Index_20_Link">Logic Editor<text:tab/>49</text:a></text:p>
          <text:p text:style-name="P533"><text:a xlink:type="simple" xlink:href="#__RefHeading___Toc29275_111300586" text:style-name="Index_20_Link" text:visited-style-name="Index_20_Link">File Browser / File Browser (Global)<text:tab/>49</text:a></text:p>
          <text:p text:style-name="P533"><text:a xlink:type="simple" xlink:href="#__RefHeading___Toc29277_111300586" text:style-name="Index_20_Link" text:visited-style-name="Index_20_Link">File Browser / File Browser Main<text:tab/>49</text:a></text:p>
          <text:p text:style-name="P533"><text:a xlink:type="simple" xlink:href="#__RefHeading___Toc29279_111300586" text:style-name="Index_20_Link" text:visited-style-name="Index_20_Link">File Browser / File Browser Buttons<text:tab/>51</text:a></text:p>
          <text:p text:style-name="P533"><text:a xlink:type="simple" xlink:href="#__RefHeading___Toc29281_111300586" text:style-name="Index_20_Link" text:visited-style-name="Index_20_Link">Info<text:tab/>51</text:a></text:p>
          <text:p text:style-name="P533"><text:a xlink:type="simple" xlink:href="#__RefHeading___Toc29283_111300586" text:style-name="Index_20_Link" text:visited-style-name="Index_20_Link">Property Editor<text:tab/>51</text:a></text:p>
          <text:p text:style-name="P533"><text:a xlink:type="simple" xlink:href="#__RefHeading___Toc29285_111300586" text:style-name="Index_20_Link" text:visited-style-name="Index_20_Link">Text / Text (Global)<text:tab/>52</text:a></text:p>
          <text:p text:style-name="P533"><text:a xlink:type="simple" xlink:href="#__RefHeading___Toc29287_111300586" text:style-name="Index_20_Link" text:visited-style-name="Index_20_Link">Text / Text Generic<text:tab/>54</text:a></text:p>
          <text:p text:style-name="P533"><text:a xlink:type="simple" xlink:href="#__RefHeading___Toc26053_2042530268" text:style-name="Index_20_Link" text:visited-style-name="Index_20_Link">Console<text:tab/>54</text:a></text:p>
          <text:p text:style-name="P533"><text:a xlink:type="simple" xlink:href="#__RefHeading___Toc29289_111300586" text:style-name="Index_20_Link" text:visited-style-name="Index_20_Link">Clip / Clip (Global)<text:tab/>55</text:a></text:p>
          <text:p text:style-name="P533"><text:a xlink:type="simple" xlink:href="#__RefHeading___Toc29291_111300586" text:style-name="Index_20_Link" text:visited-style-name="Index_20_Link">Clip / Clip Editor<text:tab/>56</text:a></text:p>
          <text:p text:style-name="P533"><text:a xlink:type="simple" xlink:href="#__RefHeading___Toc29293_111300586" text:style-name="Index_20_Link" text:visited-style-name="Index_20_Link">Clip / Clip Graph Editor<text:tab/>58</text:a></text:p>
          <text:p text:style-name="P533"><text:a xlink:type="simple" xlink:href="#__RefHeading___Toc29295_111300586" text:style-name="Index_20_Link" text:visited-style-name="Index_20_Link">Clip / Clip Dopesheet Editor<text:tab/>58</text:a></text:p>
          <text:p text:style-name="P533"><text:a xlink:type="simple" xlink:href="#__RefHeading___Toc24718_2648516424" text:style-name="Index_20_Link" text:visited-style-name="Index_20_Link">Grease Pencil / Grease Pencil(Global)<text:tab/>59</text:a></text:p>
          <text:p text:style-name="P533"><text:a xlink:type="simple" xlink:href="#__RefHeading___Toc24720_2648516424" text:style-name="Index_20_Link" text:visited-style-name="Index_20_Link">Grease Pencil / Grease Pencil in Stroke edit mode<text:tab/>59</text:a></text:p>
          <text:p text:style-name="P533"><text:a xlink:type="simple" xlink:href="#__RefHeading___Toc29297_111300586" text:style-name="Index_20_Link" text:visited-style-name="Index_20_Link">Mask Editing<text:tab/>63</text:a></text:p>
          <text:p text:style-name="P533"><text:a xlink:type="simple" xlink:href="#__RefHeading___Toc24651_937061591" text:style-name="Index_20_Link" text:visited-style-name="Index_20_Link">Frames<text:tab/>64</text:a></text:p>
          <text:p text:style-name="P533"><text:a xlink:type="simple" xlink:href="#__RefHeading___Toc24653_937061591" text:style-name="Index_20_Link" text:visited-style-name="Index_20_Link">Markers<text:tab/>65</text:a></text:p>
          <text:p text:style-name="P533"><text:a xlink:type="simple" xlink:href="#__RefHeading___Toc24655_937061591" text:style-name="Index_20_Link" text:visited-style-name="Index_20_Link">Animation<text:tab/>65</text:a></text:p>
          <text:p text:style-name="P533"><text:a xlink:type="simple" xlink:href="#__RefHeading___Toc24657_937061591" text:style-name="Index_20_Link" text:visited-style-name="Index_20_Link">Animation Channels - Dope Sheet and Graph Editor<text:tab/>65</text:a></text:p>
          <text:p text:style-name="P533"><text:a xlink:type="simple" xlink:href="#__RefHeading___Toc29299_111300586" text:style-name="Index_20_Link" text:visited-style-name="Index_20_Link">View 3D Gesture Circle<text:tab/>66</text:a></text:p>
          <text:p text:style-name="P533"><text:a xlink:type="simple" xlink:href="#__RefHeading___Toc29301_111300586" text:style-name="Index_20_Link" text:visited-style-name="Index_20_Link">Gesture Straight Line<text:tab/>67</text:a></text:p>
          <text:p text:style-name="P533"><text:a xlink:type="simple" xlink:href="#__RefHeading___Toc29303_111300586" text:style-name="Index_20_Link" text:visited-style-name="Index_20_Link">Gesture Zoom Border<text:tab/>67</text:a></text:p>
          <text:p text:style-name="P533"><text:a xlink:type="simple" xlink:href="#__RefHeading___Toc29305_111300586" text:style-name="Index_20_Link" text:visited-style-name="Index_20_Link">Gesture Border<text:tab/>67</text:a></text:p>
          <text:p text:style-name="P533"><text:a xlink:type="simple" xlink:href="#__RefHeading___Toc29311_111300586" text:style-name="Index_20_Link" text:visited-style-name="Index_20_Link">Standard Modal Map<text:tab/>68</text:a></text:p>
          <text:p text:style-name="P533"><text:a xlink:type="simple" xlink:href="#__RefHeading___Toc29309_111300586" text:style-name="Index_20_Link" text:visited-style-name="Index_20_Link">Transform Modal Map<text:tab/>68</text:a></text:p>
          <text:p text:style-name="P533"><text:a xlink:type="simple" xlink:href="#__RefHeading___Toc26055_2042530268" text:style-name="Index_20_Link" text:visited-style-name="Index_20_Link">Eyedropper Modal Map<text:tab/>69</text:a></text:p>
        </text:index-body>
      </text:table-of-content>
      <text:h text:style-name="P534" text:outline-level="3"><text:bookmark-start text:name="__RefHeading___Toc29159_111300586"/><text:bookmark-end text:name="__RefHeading___Toc29159_111300586"/></text:h>
      <table:table table:name="Tabelle123" table:style-name="Tabelle123">
        <table:table-column table:style-name="Tabelle123.A"/>
        <table:table-header-rows>
          <table:table-row table:style-name="Tabelle123.1">
            <table:table-cell table:style-name="Tabelle123.A1" office:value-type="string">
              <text:h text:style-name="P536" text:outline-level="1"><text:bookmark-start text:name="__RefHeading___Toc29338_111300586"/>Introduction<text:bookmark-end text:name="__RefHeading___Toc29338_111300586"/></text:h>
            </table:table-cell>
          </table:table-row>
        </table:table-header-rows>
      </table:table>
      <text:p text:style-name="P16"/>
      <text:p text:style-name="P446">The interaction concept for Bforartists is the graphical UI. And so the Bforartists keymap is as reduced as possible. It still contains most of the standard navigation hotkeys, and also standard hotkeys like for copy and paste, but nearly all hotkeys for tools are removed. So that users can implement their own hotkeys how they need it and when they need it.</text:p>
      <text:p text:style-name="P16"/>
      <text:p text:style-name="P16"><text:span text:style-name="T226">The keymap that you can find in the Input Manager in the User Preferences is nevertheless still pretty heavy as you can see here. That's because the Input Manager in the user preferences contains all available user interaction. And</text:span> not just the usual hotkeys to call tools<text:span text:style-name="T226"> like in other software. There is no distinction between tools and things like editor manipulation. Every user interaction is defined here. So be careful what you change at the here listed input nodes. You may remove a vital part to deal with windows for example.</text:span></text:p>
      <text:p text:style-name="P16"/>
      <text:p text:style-name="P446">The hotkeys are also editor specific. So there are lots of repetitions when you need the same hotkeys across several editors too. Navigation hotkeys for example.</text:p>
      <text:p text:style-name="P16"/>
      <text:p text:style-name="P15"/>
      <text:p text:style-name="P447">Legend </text:p>
      <text:p text:style-name="P446"/>
      <text:p text:style-name="P15">LMB= Left Mouse Button<text:line-break/>RMB = Right Mouse Button<text:line-break/>Action mouse is the opposite of the select mouse. Bforartists uses LMB select. So the <text:span text:style-name="T4">A</text:span>ction <text:span text:style-name="T4">M</text:span>ouse is RMB<text:span text:style-name="T4">. And the Select Mouse is LMB.</text:span></text:p>
      <text:p text:style-name="P15"/>
      <text:p text:style-name="P446">The concept to use Action mouse and Select mouse is a Blender relict. It's one of the reasons why there was RMB select at all. And will most probably vanish in the further Bforartists development.</text:p>
      <text:p text:style-name="P15"/>
      <text:p text:style-name="P15"><text:soft-page-break/></text:p>
      <table:table table:name="Tabelle3" table:style-name="Tabelle3">
        <table:table-column table:style-name="Tabelle3.A"/>
        <table:table-header-rows>
          <table:table-row table:style-name="Tabelle3.1">
            <table:table-cell table:style-name="Tabelle3.A1" office:value-type="string">
              <text:h text:style-name="P537" text:outline-level="1"><text:bookmark-start text:name="__RefHeading___Toc29161_111300586"/>Window<text:bookmark-end text:name="__RefHeading___Toc29161_111300586"/></text:h>
            </table:table-cell>
          </table:table-row>
        </table:table-header-rows>
      </table:table>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table:number-columns-spanned="5" office:value-type="string">
              <text:p text:style-name="P17">Window<text:span text:style-name="T5"> - Some menu stuff, some general hotkeys like enter to confirm.</text:span></text:p>
            </table:table-cell>
            <table:covered-table-cell/>
            <table:covered-table-cell/>
            <table:covered-table-cell/>
            <table:covered-table-cell/>
          </table:table-row>
        </table:table-header-rows>
        <table:table-row table:style-name="Tabelle2.1">
          <table:table-cell table:style-name="Tabelle2.A2" office:value-type="string">
            <text:p text:style-name="P18">Function </text:p>
          </table:table-cell>
          <table:table-cell table:style-name="Tabelle2.A2" office:value-type="string">
            <text:p text:style-name="P18">Surface <text:span text:style-name="T6">menu </text:span>location<text:tab/></text:p>
          </table:table-cell>
          <table:table-cell table:style-name="Tabelle2.A2" office:value-type="string">
            <text:p text:style-name="P18">User Preferences location</text:p>
          </table:table-cell>
          <table:table-cell table:style-name="Tabelle2.A2" office:value-type="string">
            <text:p text:style-name="P18">Hotkey</text:p>
          </table:table-cell>
          <table:table-cell table:style-name="Tabelle2.E2" office:value-type="string">
            <text:p text:style-name="P18">Special note</text:p>
          </table:table-cell>
        </table:table-row>
        <table:table-row table:style-name="Tabelle2.1">
          <table:table-cell table:style-name="Tabelle2.A13" office:value-type="string">
            <text:p text:style-name="P27">Reload Startup file creates a new scene</text:p>
          </table:table-cell>
          <table:table-cell table:style-name="Tabelle2.B13" office:value-type="string">
            <text:p text:style-name="P18">Info Editor / File / New </text:p>
          </table:table-cell>
          <table:table-cell table:style-name="Tabelle2.C13" office:value-type="string">
            <text:p text:style-name="P18">Window / Reload Startup File</text:p>
          </table:table-cell>
          <table:table-cell table:style-name="Tabelle2.D13" office:value-type="string">
            <text:p text:style-name="P18">Ctrl N</text:p>
          </table:table-cell>
          <table:table-cell table:style-name="Tabelle2.E13" office:value-type="string">
            <text:p text:style-name="P28"/>
          </table:table-cell>
        </table:table-row>
        <table:table-row table:style-name="Tabelle2.1">
          <table:table-cell table:style-name="Tabelle2.A13" office:value-type="string">
            <text:p text:style-name="P18">Open file</text:p>
          </table:table-cell>
          <table:table-cell table:style-name="Tabelle2.B13" office:value-type="string">
            <text:p text:style-name="P18">Info Editor / File / Open</text:p>
          </table:table-cell>
          <table:table-cell table:style-name="Tabelle2.C13" office:value-type="string">
            <text:p text:style-name="P18">Window / Open Blender File</text:p>
          </table:table-cell>
          <table:table-cell table:style-name="Tabelle2.D13" office:value-type="string">
            <text:p text:style-name="P18">Ctrl O</text:p>
          </table:table-cell>
          <table:table-cell table:style-name="Tabelle2.E13" office:value-type="string">
            <text:p text:style-name="P231"/>
          </table:table-cell>
        </table:table-row>
        <table:table-row table:style-name="Tabelle2.1">
          <table:table-cell table:style-name="Tabelle2.A13" office:value-type="string">
            <text:p text:style-name="P18">Save File</text:p>
          </table:table-cell>
          <table:table-cell table:style-name="Tabelle2.B13" office:value-type="string">
            <text:p text:style-name="P18">Info Editor / File / Save</text:p>
          </table:table-cell>
          <table:table-cell table:style-name="Tabelle2.C13" office:value-type="string">
            <text:p text:style-name="P18">Window / Save Blender File</text:p>
          </table:table-cell>
          <table:table-cell table:style-name="Tabelle2.D13" office:value-type="string">
            <text:p text:style-name="P18">Ctrl S</text:p>
          </table:table-cell>
          <table:table-cell table:style-name="Tabelle2.E13" office:value-type="string">
            <text:p text:style-name="P231"/>
          </table:table-cell>
        </table:table-row>
        <table:table-row table:style-name="Tabelle2.1">
          <table:table-cell table:style-name="Tabelle2.A13" office:value-type="string">
            <text:p text:style-name="P18">Save File as</text:p>
          </table:table-cell>
          <table:table-cell table:style-name="Tabelle2.B13" office:value-type="string">
            <text:p text:style-name="P18">Info Editor / File / Save as</text:p>
          </table:table-cell>
          <table:table-cell table:style-name="Tabelle2.C13" office:value-type="string">
            <text:p text:style-name="P18">Window / Save As Blender File</text:p>
          </table:table-cell>
          <table:table-cell table:style-name="Tabelle2.D13" office:value-type="string">
            <text:p text:style-name="P18">Shift Ctrl S</text:p>
          </table:table-cell>
          <table:table-cell table:style-name="Tabelle2.E13" office:value-type="string">
            <text:p text:style-name="P231"/>
          </table:table-cell>
        </table:table-row>
        <table:table-row table:style-name="Tabelle2.1">
          <table:table-cell table:style-name="Tabelle2.A7" office:value-type="string">
            <text:p text:style-name="P18">Save File as<text:span text:style-name="T7"> Copy</text:span></text:p>
          </table:table-cell>
          <table:table-cell table:style-name="Tabelle2.B7" office:value-type="string">
            <text:p text:style-name="P18">Info Editor / File / Save<text:span text:style-name="T7"> Copy</text:span></text:p>
          </table:table-cell>
          <table:table-cell table:style-name="Tabelle2.C7" office:value-type="string">
            <text:p text:style-name="P18">Window / Save As Blender File</text:p>
          </table:table-cell>
          <table:table-cell table:style-name="Tabelle2.D7" office:value-type="string">
            <text:p text:style-name="P31">Ctrl Alt S</text:p>
          </table:table-cell>
          <table:table-cell table:style-name="Tabelle2.E7" office:value-type="string">
            <text:p text:style-name="P231"/>
          </table:table-cell>
        </table:table-row>
        <table:table-row table:style-name="Tabelle2.1">
          <table:table-cell table:style-name="Tabelle2.A13" office:value-type="string">
            <text:p text:style-name="P32">Search Menu</text:p>
          </table:table-cell>
          <table:table-cell table:style-name="Tabelle2.B13" office:value-type="string">
            <text:p text:style-name="P18">Info Editor / <text:span text:style-name="T8">Window</text:span> / <text:span text:style-name="T10">Search Menu</text:span></text:p>
          </table:table-cell>
          <table:table-cell table:style-name="Tabelle2.C13" office:value-type="string">
            <text:p text:style-name="P18">Info Editor / File / Save<text:span text:style-name="T7"> Copy</text:span></text:p>
          </table:table-cell>
          <table:table-cell table:style-name="Tabelle2.D13" office:value-type="string">
            <text:p text:style-name="P32">Spacebar</text:p>
          </table:table-cell>
          <table:table-cell table:style-name="Tabelle2.E13" office:value-type="string">
            <text:p text:style-name="P112"/>
          </table:table-cell>
        </table:table-row>
        <table:table-row table:style-name="Tabelle2.1">
          <table:table-cell table:style-name="Tabelle2.A13" office:value-type="string">
            <text:p text:style-name="P205"><text:span text:style-name="T38">Unknown. Ndof device for </text:span>3dConnexion </text:p>
          </table:table-cell>
          <table:table-cell table:style-name="Tabelle2.B13" office:value-type="string">
            <text:p text:style-name="P204">No Location</text:p>
          </table:table-cell>
          <table:table-cell table:style-name="Tabelle2.C13" office:value-type="string">
            <text:p text:style-name="P204">Windows / Call Menu</text:p>
          </table:table-cell>
          <table:table-cell table:style-name="Tabelle2.D13" office:value-type="string">
            <text:p text:style-name="P204">Ndof</text:p>
          </table:table-cell>
          <table:table-cell table:style-name="Tabelle2.E13" office:value-type="string">
            <text:p text:style-name="P204">Cannot test</text:p>
          </table:table-cell>
        </table:table-row>
        <table:table-row table:style-name="Tabelle2.1">
          <table:table-cell table:style-name="Tabelle2.A13" office:value-type="string">
            <text:p text:style-name="P204">Unknown. Ndof device for 3dConnexion </text:p>
          </table:table-cell>
          <table:table-cell table:style-name="Tabelle2.B13" office:value-type="string">
            <text:p text:style-name="P204">No Location</text:p>
          </table:table-cell>
          <table:table-cell table:style-name="Tabelle2.C13" office:value-type="string">
            <text:p text:style-name="P204">Windows / Context Scale Float </text:p>
          </table:table-cell>
          <table:table-cell table:style-name="Tabelle2.D13" office:value-type="string">
            <text:p text:style-name="P204">Ndof Plus</text:p>
          </table:table-cell>
          <table:table-cell table:style-name="Tabelle2.E13" office:value-type="string">
            <text:p text:style-name="P204">Cannot test</text:p>
          </table:table-cell>
        </table:table-row>
        <table:table-row table:style-name="Tabelle2.1">
          <table:table-cell table:style-name="Tabelle2.A13" office:value-type="string">
            <text:p text:style-name="P204">Unknown. Ndof device for 3dConnexion </text:p>
          </table:table-cell>
          <table:table-cell table:style-name="Tabelle2.B13" office:value-type="string">
            <text:p text:style-name="P204">No Location</text:p>
          </table:table-cell>
          <table:table-cell table:style-name="Tabelle2.C13" office:value-type="string">
            <text:p text:style-name="P204">Windows / Context Scale Float </text:p>
          </table:table-cell>
          <table:table-cell table:style-name="Tabelle2.D13" office:value-type="string">
            <text:p text:style-name="P204">Ndof Minus</text:p>
          </table:table-cell>
          <table:table-cell table:style-name="Tabelle2.E13" office:value-type="string">
            <text:p text:style-name="P204">Cannot test</text:p>
          </table:table-cell>
        </table:table-row>
        <table:table-row table:style-name="Tabelle2.1">
          <table:table-cell table:style-name="Tabelle2.A13" office:value-type="string">
            <text:p text:style-name="P204">Unknown. Ndof device for 3dConnexion </text:p>
          </table:table-cell>
          <table:table-cell table:style-name="Tabelle2.B13" office:value-type="string">
            <text:p text:style-name="P204">No Location</text:p>
          </table:table-cell>
          <table:table-cell table:style-name="Tabelle2.C13" office:value-type="string">
            <text:p text:style-name="P204">Windows / Context Scale Float </text:p>
          </table:table-cell>
          <table:table-cell table:style-name="Tabelle2.D13" office:value-type="string">
            <text:p text:style-name="P204">Shift Ndof Plus</text:p>
          </table:table-cell>
          <table:table-cell table:style-name="Tabelle2.E13" office:value-type="string">
            <text:p text:style-name="P204">Cannot test</text:p>
          </table:table-cell>
        </table:table-row>
        <table:table-row table:style-name="Tabelle2.1">
          <table:table-cell table:style-name="Tabelle2.A13" office:value-type="string">
            <text:p text:style-name="P204">Unknown. Ndof device for 3dConnexion </text:p>
          </table:table-cell>
          <table:table-cell table:style-name="Tabelle2.B13" office:value-type="string">
            <text:p text:style-name="P204">No Location</text:p>
            <text:p text:style-name="P204"/>
          </table:table-cell>
          <table:table-cell table:style-name="Tabelle2.C13" office:value-type="string">
            <text:p text:style-name="P204">Windows / Context Scale Float </text:p>
          </table:table-cell>
          <table:table-cell table:style-name="Tabelle2.D13" office:value-type="string">
            <text:p text:style-name="P204">Shift Ndof Minus</text:p>
          </table:table-cell>
          <table:table-cell table:style-name="Tabelle2.E13" office:value-type="string">
            <text:p text:style-name="P204">Cannot test</text:p>
          </table:table-cell>
        </table:table-row>
        <table:table-row table:style-name="Tabelle2.1">
          <table:table-cell table:style-name="Tabelle2.A14" office:value-type="string">
            <text:p text:style-name="P220">Unknown </text:p>
          </table:table-cell>
          <table:table-cell table:style-name="Tabelle2.B14" office:value-type="string">
            <text:p text:style-name="P220">No Location</text:p>
          </table:table-cell>
          <table:table-cell table:style-name="Tabelle2.C14" office:value-type="string">
            <text:p text:style-name="P220">Windows / Update Reports Display</text:p>
          </table:table-cell>
          <table:table-cell table:style-name="Tabelle2.D14" office:value-type="string">
            <text:p text:style-name="P220">Timer</text:p>
          </table:table-cell>
          <table:table-cell table:style-name="Tabelle2.E14" office:value-type="string">
            <text:p text:style-name="P220">No hotkey at all<text:span text:style-name="T39">. </text:span></text:p>
          </table:table-cell>
        </table:table-row>
      </table:table>
      <text:p text:style-name="P2"/>
      <table:table table:name="Tabelle5" table:style-name="Tabelle5">
        <table:table-column table:style-name="Tabelle5.A"/>
        <table:table-header-rows>
          <table:table-row table:style-name="Tabelle5.1">
            <table:table-cell table:style-name="Tabelle5.A1" office:value-type="string">
              <text:h text:style-name="P537" text:outline-level="1"><text:bookmark-start text:name="__RefHeading___Toc29163_111300586"/>Screen / Screen (Global)<text:bookmark-end text:name="__RefHeading___Toc29163_111300586"/></text:h>
            </table:table-cell>
          </table:table-row>
        </table:table-header-rows>
      </table:table>
      <text:p text:style-name="P2"/>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able:table-row table:style-name="Tabelle4.1">
            <table:table-cell table:style-name="Tabelle4.A1" table:number-columns-spanned="5" office:value-type="string">
              <text:p text:style-name="P33">Screen / Screen (Global)</text:p>
            </table:table-cell>
            <table:covered-table-cell/>
            <table:covered-table-cell/>
            <table:covered-table-cell/>
            <table:covered-table-cell/>
          </table:table-row>
        </table:table-header-rows>
        <table:table-row table:style-name="Tabelle4.1">
          <table:table-cell table:style-name="Tabelle4.A2" office:value-type="string">
            <text:p text:style-name="P18">Function </text:p>
          </table:table-cell>
          <table:table-cell table:style-name="Tabelle4.A2" office:value-type="string">
            <text:p text:style-name="P18">Surface <text:span text:style-name="T6">menu </text:span>location<text:tab/></text:p>
          </table:table-cell>
          <table:table-cell table:style-name="Tabelle4.A2" office:value-type="string">
            <text:p text:style-name="P18">User Preferences location</text:p>
          </table:table-cell>
          <table:table-cell table:style-name="Tabelle4.A2" office:value-type="string">
            <text:p text:style-name="P18">Hotkey</text:p>
          </table:table-cell>
          <table:table-cell table:style-name="Tabelle4.E2" office:value-type="string">
            <text:p text:style-name="P18">Special note</text:p>
          </table:table-cell>
        </table:table-row>
        <table:table-row table:style-name="Tabelle4.1">
          <table:table-cell table:style-name="Tabelle4.A21" office:value-type="string">
            <text:p text:style-name="P220">Unknown </text:p>
          </table:table-cell>
          <table:table-cell table:style-name="Tabelle4.B21" office:value-type="string">
            <text:p text:style-name="P220">No Location</text:p>
          </table:table-cell>
          <table:table-cell table:style-name="Tabelle4.C21" office:value-type="string">
            <text:p text:style-name="P220"><text:span text:style-name="T40">Screen / Screen (Global)</text:span> / <text:span text:style-name="T40">Animation Step</text:span></text:p>
          </table:table-cell>
          <table:table-cell table:style-name="Tabelle4.D21" office:value-type="string">
            <text:p text:style-name="P220">Timer <text:span text:style-name="T40">0</text:span></text:p>
          </table:table-cell>
          <table:table-cell table:style-name="Tabelle4.E21" office:value-type="string">
            <text:p text:style-name="P220">No hotkey at all<text:span text:style-name="T39"> </text:span></text:p>
          </table:table-cell>
        </table:table-row>
        <table:table-row table:style-name="Tabelle4.1">
          <table:table-cell table:style-name="Tabelle4.A21" office:value-type="string">
            <text:p text:style-name="P220">Unknown </text:p>
          </table:table-cell>
          <table:table-cell table:style-name="Tabelle4.B21" office:value-type="string">
            <text:p text:style-name="P220">No Location</text:p>
          </table:table-cell>
          <table:table-cell table:style-name="Tabelle4.C21" office:value-type="string">
            <text:p text:style-name="P220"><text:span text:style-name="T40">Screen / Screen (Global)</text:span> / <text:span text:style-name="T40">Region Alpha</text:span></text:p>
          </table:table-cell>
          <table:table-cell table:style-name="Tabelle4.D21" office:value-type="string">
            <text:p text:style-name="P220">Timer <text:span text:style-name="T40">Region</text:span></text:p>
          </table:table-cell>
          <table:table-cell table:style-name="Tabelle4.E21" office:value-type="string">
            <text:p text:style-name="P220">No hotkey at all<text:span text:style-name="T39"> </text:span></text:p>
          </table:table-cell>
        </table:table-row>
        <table:table-row table:style-name="Tabelle4.1">
          <table:table-cell table:style-name="Tabelle4.A21" office:value-type="string">
            <text:p text:style-name="P232">Change to the next <text:span text:style-name="T41">screen </text:span>layout<text:span text:style-name="T42">.</text:span></text:p>
          </table:table-cell>
          <table:table-cell table:style-name="Tabelle4.B21" office:value-type="string">
            <text:p text:style-name="P232">Info Editor / <text:s/>Layout Dropdown box in the menu bar</text:p>
          </table:table-cell>
          <table:table-cell table:style-name="Tabelle4.C21" office:value-type="string">
            <text:p text:style-name="P34">Screen / <text:span text:style-name="T40">Screen (Global) / </text:span>Set Screen</text:p>
          </table:table-cell>
          <table:table-cell table:style-name="Tabelle4.D21" office:value-type="string">
            <text:p text:style-name="P232">Ctrl Right Arrow</text:p>
          </table:table-cell>
          <table:table-cell table:style-name="Tabelle4.E21" office:value-type="string">
            <text:p text:style-name="P231"/>
          </table:table-cell>
        </table:table-row>
        <table:table-row table:style-name="Tabelle4.1">
          <table:table-cell table:style-name="Tabelle4.A8" office:value-type="string">
            <text:p text:style-name="P232">Change to the previous <text:span text:style-name="T41">screen </text:span>layout</text:p>
          </table:table-cell>
          <table:table-cell table:style-name="Tabelle4.B8" office:value-type="string">
            <text:p text:style-name="P232">Info Editor / <text:s/>Layout Dropdown box in the menu bar</text:p>
          </table:table-cell>
          <table:table-cell table:style-name="Tabelle4.C8" office:value-type="string">
            <text:p text:style-name="P34">Screen / <text:span text:style-name="T40">Screen (Global) / </text:span>Set Screen</text:p>
          </table:table-cell>
          <table:table-cell table:style-name="Tabelle4.D8" office:value-type="string">
            <text:p text:style-name="P232">Ctrl Left Arrow</text:p>
          </table:table-cell>
          <table:table-cell table:style-name="Tabelle4.E8" office:value-type="string">
            <text:p text:style-name="P231"/>
          </table:table-cell>
        </table:table-row>
        <table:table-row table:style-name="Tabelle4.1">
          <table:table-cell table:style-name="Tabelle4.A7" office:value-type="string">
            <text:p text:style-name="P232">Toggles the current selected editor between <text:s/>Fullscreen and Windowed<text:span text:style-name="T43">. WITHOUT menus</text:span></text:p>
          </table:table-cell>
          <table:table-cell table:style-name="Tabelle4.B7" office:value-type="string">
            <text:p text:style-name="P453">RMB menu of the menu bars</text:p>
          </table:table-cell>
          <table:table-cell table:style-name="Tabelle4.C7" office:value-type="string">
            <text:p text:style-name="P34">Screen / <text:span text:style-name="T40">Screen (Global) / </text:span>Toggle <text:span text:style-name="T229">Maximize</text:span> Area</text:p>
          </table:table-cell>
          <table:table-cell table:style-name="Tabelle4.D7" office:value-type="string">
            <text:p text:style-name="P233">Ctrl <text:span text:style-name="T229">Up</text:span> Arrow</text:p>
          </table:table-cell>
          <table:table-cell table:style-name="Tabelle4.E7" office:value-type="string">
            <text:p text:style-name="P231"/>
          </table:table-cell>
        </table:table-row>
        <table:table-row table:style-name="Tabelle4.1">
          <table:table-cell table:style-name="Tabelle4.A8" office:value-type="string">
            <text:p text:style-name="P232">Toggles the current selected editor between <text:s/>Fullscreen and Windowed<text:span text:style-name="T43">. WITHOUT menus</text:span></text:p>
          </table:table-cell>
          <table:table-cell table:style-name="Tabelle4.B8" office:value-type="string">
            <text:p text:style-name="P453">RMB menu of the menu bars</text:p>
          </table:table-cell>
          <table:table-cell table:style-name="Tabelle4.C8" office:value-type="string">
            <text:p text:style-name="P34">Screen / <text:span text:style-name="T40">Screen (Global) / </text:span>Toggle <text:span text:style-name="T229">Maximize</text:span> Area</text:p>
          </table:table-cell>
          <table:table-cell table:style-name="Tabelle4.D8" office:value-type="string">
            <text:p text:style-name="P233">Ctrl <text:span text:style-name="T230">Down</text:span> Arrow</text:p>
          </table:table-cell>
          <table:table-cell table:style-name="Tabelle4.E8" office:value-type="string">
            <text:p text:style-name="P231"/>
          </table:table-cell>
        </table:table-row>
        <table:table-row table:style-name="Tabelle4.1">
          <table:table-cell table:style-name="Tabelle4.A21" office:value-type="string">
            <text:p text:style-name="P232">Toggles the 3D view between a single screen and a quad layout</text:p>
          </table:table-cell>
          <table:table-cell table:style-name="Tabelle4.B21" office:value-type="string">
            <text:p text:style-name="P232">3D View / View / Toggle Quad View</text:p>
          </table:table-cell>
          <table:table-cell table:style-name="Tabelle4.C21" office:value-type="string">
            <text:p text:style-name="P34">Screen / <text:span text:style-name="T40">Screen (Global) / </text:span>Toggle <text:span text:style-name="T41">Quad View</text:span></text:p>
          </table:table-cell>
          <table:table-cell table:style-name="Tabelle4.D21" office:value-type="string">
            <text:p text:style-name="P236">Ctrl Alt Q</text:p>
          </table:table-cell>
          <table:table-cell table:style-name="Tabelle4.E21" office:value-type="string">
            <text:p text:style-name="P231"/>
          </table:table-cell>
        </table:table-row>
        <text:soft-page-break/>
        <table:table-row table:style-name="Tabelle4.1">
          <table:table-cell table:style-name="Tabelle4.A12" office:value-type="string">
            <text:p text:style-name="P36">Flips the UI region <text:span text:style-name="T226">(Tool Shelf) </text:span>where you have the mouse over to the other side of the current editor. Like the header. Or the sidebars to the left or to the right</text:p>
          </table:table-cell>
          <table:table-cell table:style-name="Tabelle4.B12" office:value-type="string">
            <text:p text:style-name="P37">None</text:p>
          </table:table-cell>
          <table:table-cell table:style-name="Tabelle4.C12" office:value-type="string">
            <text:p text:style-name="P34">Screen / <text:span text:style-name="T40">Screen (Global) / Flip Region</text:span></text:p>
          </table:table-cell>
          <table:table-cell table:style-name="Tabelle4.D12" office:value-type="string">
            <text:p text:style-name="P37">F5</text:p>
          </table:table-cell>
          <table:table-cell table:style-name="Tabelle4.E12" office:value-type="string">
            <text:p text:style-name="P91">No menu entry. Hotkey only functionality. </text:p>
          </table:table-cell>
        </table:table-row>
        <table:table-row table:style-name="Tabelle4.1">
          <table:table-cell table:style-name="Tabelle4.A12" office:value-type="string">
            <text:p text:style-name="P66">Calls the Last operator panel as a floating menu</text:p>
          </table:table-cell>
          <table:table-cell table:style-name="Tabelle4.B12" office:value-type="string">
            <text:p text:style-name="P66">None - The original location is at the bottom of the tool shelf </text:p>
          </table:table-cell>
          <table:table-cell table:style-name="Tabelle4.C12" office:value-type="string">
            <text:p text:style-name="P35">Screen / <text:span text:style-name="T40">Screen (Global) / Redo Last</text:span></text:p>
          </table:table-cell>
          <table:table-cell table:style-name="Tabelle4.D12" office:value-type="string">
            <text:p text:style-name="P66">F6</text:p>
          </table:table-cell>
          <table:table-cell table:style-name="Tabelle4.E12" office:value-type="string">
            <text:p text:style-name="P36"/>
          </table:table-cell>
        </table:table-row>
        <table:table-row table:style-name="Tabelle4.1">
          <table:table-cell table:style-name="Tabelle4.A12" office:value-type="string">
            <text:p text:style-name="P66">Reloads all Python scripts, including the Bforartists UI scripts made with Python</text:p>
          </table:table-cell>
          <table:table-cell table:style-name="Tabelle4.B12" office:value-type="string">
            <text:p text:style-name="P66">Info Editor / Window / Reload Scripts</text:p>
          </table:table-cell>
          <table:table-cell table:style-name="Tabelle4.C12" office:value-type="string">
            <text:p text:style-name="P35">Screen / <text:span text:style-name="T40">Screen (Global) /</text:span></text:p>
          </table:table-cell>
          <table:table-cell table:style-name="Tabelle4.D12" office:value-type="string">
            <text:p text:style-name="P66">F8</text:p>
          </table:table-cell>
          <table:table-cell table:style-name="Tabelle4.E12" office:value-type="string">
            <text:p text:style-name="P36"/>
          </table:table-cell>
        </table:table-row>
        <table:table-row table:style-name="Tabelle4.1">
          <table:table-cell table:style-name="Tabelle4.A21" office:value-type="string">
            <text:p text:style-name="P241">Execute. Like entering a value, then press enter ....</text:p>
          </table:table-cell>
          <table:table-cell table:style-name="Tabelle4.B21" office:value-type="string">
            <text:p text:style-name="P241">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41">Return</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41">Execute. Like entering a value, then press enter ....</text:p>
          </table:table-cell>
          <table:table-cell table:style-name="Tabelle4.B21" office:value-type="string">
            <text:p text:style-name="P241">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41">Numpad Enter</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41">Cancel file load</text:p>
          </table:table-cell>
          <table:table-cell table:style-name="Tabelle4.B21" office:value-type="string">
            <text:p text:style-name="P241">None</text:p>
          </table:table-cell>
          <table:table-cell table:style-name="Tabelle4.C21" office:value-type="string">
            <text:p text:style-name="P34">Screen / <text:span text:style-name="T40">Screen (Global) / Cancel File load</text:span></text:p>
          </table:table-cell>
          <table:table-cell table:style-name="Tabelle4.D21" office:value-type="string">
            <text:p text:style-name="P241">Esc</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41">Undo</text:p>
          </table:table-cell>
          <table:table-cell table:style-name="Tabelle4.B21" office:value-type="string">
            <text:p text:style-name="P242">Sometimes in Object menu, sometimes in Edit menu. Also in 3D View Toolshelf / History</text:p>
          </table:table-cell>
          <table:table-cell table:style-name="Tabelle4.C21" office:value-type="string">
            <text:p text:style-name="P34">Screen / <text:span text:style-name="T40">Screen (Global) / Undo</text:span></text:p>
          </table:table-cell>
          <table:table-cell table:style-name="Tabelle4.D21" office:value-type="string">
            <text:p text:style-name="P242">Ctrl Z</text:p>
          </table:table-cell>
          <table:table-cell table:style-name="Tabelle4.E21" office:value-type="string">
            <text:p text:style-name="P231"/>
          </table:table-cell>
        </table:table-row>
        <table:table-row table:style-name="Tabelle4.1">
          <table:table-cell table:style-name="Tabelle4.A21" office:value-type="string">
            <text:p text:style-name="P242">Redo Sometimes in Object menu, sometimes in Edit menu. Also in 3D View Toolshelf / History</text:p>
          </table:table-cell>
          <table:table-cell table:style-name="Tabelle4.B21" office:value-type="string">
            <text:p text:style-name="P242">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42">Shift Ctrl Z</text:p>
          </table:table-cell>
          <table:table-cell table:style-name="Tabelle4.E21" office:value-type="string">
            <text:p text:style-name="P231"/>
          </table:table-cell>
        </table:table-row>
        <table:table-row table:style-name="Tabelle4.1">
          <table:table-cell table:style-name="Tabelle4.A21" office:value-type="string">
            <text:p text:style-name="P242">Undo History</text:p>
          </table:table-cell>
          <table:table-cell table:style-name="Tabelle4.B21" office:value-type="string">
            <text:p text:style-name="P242">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42">Ctrl Alt Z</text:p>
          </table:table-cell>
          <table:table-cell table:style-name="Tabelle4.E21" office:value-type="string">
            <text:p text:style-name="P231"/>
          </table:table-cell>
        </table:table-row>
        <table:table-row table:style-name="Tabelle4.1">
          <table:table-cell table:style-name="Tabelle4.A21" office:value-type="string">
            <text:p text:style-name="P242">Render a single image</text:p>
          </table:table-cell>
          <table:table-cell table:style-name="Tabelle4.B21" office:value-type="string">
            <text:p text:style-name="P242">Info Editor / Render / Render Image</text:p>
          </table:table-cell>
          <table:table-cell table:style-name="Tabelle4.C21" office:value-type="string">
            <text:p text:style-name="P34">Screen / <text:span text:style-name="T40">Screen (Global) / Render</text:span></text:p>
          </table:table-cell>
          <table:table-cell table:style-name="Tabelle4.D21" office:value-type="string">
            <text:p text:style-name="P242">F12</text:p>
          </table:table-cell>
          <table:table-cell table:style-name="Tabelle4.E21" office:value-type="string">
            <text:p text:style-name="P231"/>
          </table:table-cell>
        </table:table-row>
        <table:table-row table:style-name="Tabelle4.1">
          <table:table-cell table:style-name="Tabelle4.A21" office:value-type="string">
            <text:p text:style-name="P242">Render animation sequence</text:p>
          </table:table-cell>
          <table:table-cell table:style-name="Tabelle4.B21" office:value-type="string">
            <text:p text:style-name="P242">Info Editor / Render / Render Animation</text:p>
          </table:table-cell>
          <table:table-cell table:style-name="Tabelle4.C21" office:value-type="string">
            <text:p text:style-name="P34">Screen / <text:span text:style-name="T40">Screen (Global) / Render</text:span></text:p>
          </table:table-cell>
          <table:table-cell table:style-name="Tabelle4.D21" office:value-type="string">
            <text:p text:style-name="P242">Ctrl F12</text:p>
          </table:table-cell>
          <table:table-cell table:style-name="Tabelle4.E21" office:value-type="string">
            <text:p text:style-name="P231"/>
          </table:table-cell>
        </table:table-row>
        <table:table-row table:style-name="Tabelle4.1">
          <table:table-cell table:style-name="Tabelle4.A21" office:value-type="string">
            <text:p text:style-name="P242">Escapes the Render View</text:p>
          </table:table-cell>
          <table:table-cell table:style-name="Tabelle4.B21" office:value-type="string">
            <text:p text:style-name="P242">No Menu entry</text:p>
          </table:table-cell>
          <table:table-cell table:style-name="Tabelle4.C21" office:value-type="string">
            <text:p text:style-name="P34">Screen / <text:span text:style-name="T40">Screen (Global) / Cancel Render View</text:span></text:p>
          </table:table-cell>
          <table:table-cell table:style-name="Tabelle4.D21" office:value-type="string">
            <text:p text:style-name="P242">Esc</text:p>
          </table:table-cell>
          <table:table-cell table:style-name="Tabelle4.E21" office:value-type="string">
            <text:p text:style-name="P231"/>
          </table:table-cell>
        </table:table-row>
        <table:table-row table:style-name="Tabelle4.1">
          <table:table-cell table:style-name="Tabelle4.A22" office:value-type="string">
            <text:p text:style-name="P242">Show / Hide Render View</text:p>
          </table:table-cell>
          <table:table-cell table:style-name="Tabelle4.B22" office:value-type="string">
            <text:p text:style-name="P242">Info Editor / Render / Show / Hide Render View</text:p>
          </table:table-cell>
          <table:table-cell table:style-name="Tabelle4.C22" office:value-type="string">
            <text:p text:style-name="P34">Screen / <text:span text:style-name="T40">Screen (Global) / Show / Hide Render View</text:span></text:p>
          </table:table-cell>
          <table:table-cell table:style-name="Tabelle4.D22" office:value-type="string">
            <text:p text:style-name="P242">F11</text:p>
          </table:table-cell>
          <table:table-cell table:style-name="Tabelle4.E22" office:value-type="string">
            <text:p text:style-name="P231"/>
          </table:table-cell>
        </table:table-row>
      </table:table>
      <text:p text:style-name="P2"/>
      <table:table table:name="Tabelle6" table:style-name="Tabelle6">
        <table:table-column table:style-name="Tabelle6.A"/>
        <table:table-header-rows>
          <table:table-row table:style-name="Tabelle6.1">
            <table:table-cell table:style-name="Tabelle6.A1" office:value-type="string">
              <text:h text:style-name="P537" text:outline-level="1"><text:bookmark-start text:name="__RefHeading___Toc29165_111300586"/>Screen<text:span text:style-name="T44"> /Screen Editing</text:span><text:bookmark-end text:name="__RefHeading___Toc29165_111300586"/></text:h>
            </table:table-cell>
          </table:table-row>
        </table:table-header-rows>
      </table:table>
      <text:p text:style-name="P2"/>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style-name="Tabelle7.1">
            <table:table-cell table:style-name="Tabelle7.A1" table:number-columns-spanned="5" office:value-type="string">
              <text:p text:style-name="P17">Screen<text:span text:style-name="T44"> /Screen Editing - All around dealing with the editor windows. Split, join, etc. </text:span><text:span text:style-name="T45">DO NOT CHANGE!</text:span></text:p>
            </table:table-cell>
            <table:covered-table-cell/>
            <table:covered-table-cell/>
            <table:covered-table-cell/>
            <table:covered-table-cell/>
          </table:table-row>
        </table:table-header-rows>
        <table:table-row table:style-name="Tabelle7.2">
          <table:table-cell table:style-name="Tabelle7.A2" office:value-type="string">
            <text:p text:style-name="P532">Function </text:p>
          </table:table-cell>
          <table:table-cell table:style-name="Tabelle7.A2" office:value-type="string">
            <text:p text:style-name="P532">Surface <text:span text:style-name="T6">menu </text:span>locatio<text:span text:style-name="T225">n</text:span></text:p>
          </table:table-cell>
          <table:table-cell table:style-name="Tabelle7.A2" office:value-type="string">
            <text:p text:style-name="P532">User Preferences location</text:p>
          </table:table-cell>
          <table:table-cell table:style-name="Tabelle7.A2" office:value-type="string">
            <text:p text:style-name="P532">Hotkey</text:p>
          </table:table-cell>
          <table:table-cell table:style-name="Tabelle7.E2" office:value-type="string">
            <text:p text:style-name="P532">Special note</text:p>
          </table:table-cell>
        </table:table-row>
        <table:table-row table:style-name="Tabelle7.3">
          <table:table-cell table:style-name="Tabelle7.A3" office:value-type="string">
            <text:p text:style-name="P243">Split / Join window code. Needed for Move Area edges and Area Options</text:p>
          </table:table-cell>
          <table:table-cell table:style-name="Tabelle7.A3" office:value-type="string">
            <text:p text:style-name="P243">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43">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Make new floating window. First part. You need both parts.</text:p>
          </table:table-cell>
          <table:table-cell table:style-name="Tabelle7.A3" office:value-type="string">
            <text:p text:style-name="P243">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43">Shift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Drag into other editor window to swap position with it. First part. You need both parts.</text:p>
          </table:table-cell>
          <table:table-cell table:style-name="Tabelle7.A3" office:value-type="string">
            <text:p text:style-name="P243">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43">Ctrl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Split Area code</text:p>
          </table:table-cell>
          <table:table-cell table:style-name="Tabelle7.A3" office:value-type="string">
            <text:p text:style-name="P243">None</text:p>
          </table:table-cell>
          <table:table-cell table:style-name="Tabelle7.A3" office:value-type="string">
            <text:p text:style-name="P34">Screen /<text:span text:style-name="T58"> Screen Editing / Split area</text:span></text:p>
          </table:table-cell>
          <table:table-cell table:style-name="Tabelle7.A3" office:value-type="string">
            <text:p text:style-name="P231"/>
          </table:table-cell>
          <table:table-cell table:style-name="Tabelle7.E3" office:value-type="string">
            <text:p text:style-name="P91">No menu entry. Mouse functionality. </text:p>
          </table:table-cell>
        </table:table-row>
        <text:soft-page-break/>
        <table:table-row table:style-name="Tabelle7.1">
          <table:table-cell table:style-name="Tabelle7.A3" office:value-type="string">
            <text:p text:style-name="P243">Join Area code</text:p>
          </table:table-cell>
          <table:table-cell table:style-name="Tabelle7.A3" office:value-type="string">
            <text:p text:style-name="P243">None</text:p>
          </table:table-cell>
          <table:table-cell table:style-name="Tabelle7.A3" office:value-type="string">
            <text:p text:style-name="P34">Screen /<text:span text:style-name="T58"> Screen Editing / Join Area</text:span></text:p>
          </table:table-cell>
          <table:table-cell table:style-name="Tabelle7.A3" office:value-type="string">
            <text:p text:style-name="P231"/>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Make new floating window. Second part. You need both parts.</text:p>
          </table:table-cell>
          <table:table-cell table:style-name="Tabelle7.A3" office:value-type="string">
            <text:p text:style-name="P243">None</text:p>
          </table:table-cell>
          <table:table-cell table:style-name="Tabelle7.A3" office:value-type="string">
            <text:p text:style-name="P34">Screen /<text:span text:style-name="T58"> Screen Editing / Duplicate Area into new Window</text:span></text:p>
          </table:table-cell>
          <table:table-cell table:style-name="Tabelle7.A3" office:value-type="string">
            <text:p text:style-name="P243">Shift</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Drag into other editor window to swap position with it. Second part. You need both parts.</text:p>
          </table:table-cell>
          <table:table-cell table:style-name="Tabelle7.A3" office:value-type="string">
            <text:p text:style-name="P243">None</text:p>
          </table:table-cell>
          <table:table-cell table:style-name="Tabelle7.A3" office:value-type="string">
            <text:p text:style-name="P34">Screen /<text:span text:style-name="T58"> Screen Editing / Swap Areas</text:span></text:p>
          </table:table-cell>
          <table:table-cell table:style-name="Tabelle7.A3" office:value-type="string">
            <text:p text:style-name="P243">Ctrl</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Scale Region <text:span text:style-name="T230">Size</text:span></text:p>
          </table:table-cell>
          <table:table-cell table:style-name="Tabelle7.A3" office:value-type="string">
            <text:p text:style-name="P243">None</text:p>
          </table:table-cell>
          <table:table-cell table:style-name="Tabelle7.A3" office:value-type="string">
            <text:p text:style-name="P34">Screen /<text:span text:style-name="T58"> Screen Editing / Scale Region Size</text:span></text:p>
          </table:table-cell>
          <table:table-cell table:style-name="Tabelle7.A3" office:value-type="string">
            <text:p text:style-name="P231"/>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452">Toggle Fullscreen Area</text:p>
          </table:table-cell>
          <table:table-cell table:style-name="Tabelle7.A3" office:value-type="string">
            <text:p text:style-name="P452">No idea where it could be</text:p>
          </table:table-cell>
          <table:table-cell table:style-name="Tabelle7.A3" office:value-type="string">
            <text:p text:style-name="P35">Screen /<text:span text:style-name="T58"> Screen Editing / Toggle Fullscreen Area</text:span></text:p>
          </table:table-cell>
          <table:table-cell table:style-name="Tabelle7.A3" office:value-type="string">
            <text:p text:style-name="P231"/>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Split Windows</text:p>
          </table:table-cell>
          <table:table-cell table:style-name="Tabelle7.A3" office:value-type="string">
            <text:p text:style-name="P243">None</text:p>
          </table:table-cell>
          <table:table-cell table:style-name="Tabelle7.A3" office:value-type="string">
            <text:p text:style-name="P34">Screen /<text:span text:style-name="T58"> Screen Editing / Move Area Edges</text:span></text:p>
          </table:table-cell>
          <table:table-cell table:style-name="Tabelle7.A3" office:value-type="string">
            <text:p text:style-name="P244">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4">Join Windows</text:p>
          </table:table-cell>
          <table:table-cell table:style-name="Tabelle7.A3" office:value-type="string">
            <text:p text:style-name="P244">None</text:p>
          </table:table-cell>
          <table:table-cell table:style-name="Tabelle7.A3" office:value-type="string">
            <text:p text:style-name="P34">Screen /<text:span text:style-name="T58"> Screen Editing / Area Options</text:span></text:p>
          </table:table-cell>
          <table:table-cell table:style-name="Tabelle7.A3" office:value-type="string">
            <text:p text:style-name="P244">RMB</text:p>
          </table:table-cell>
          <table:table-cell table:style-name="Tabelle7.E3" office:value-type="string">
            <text:p text:style-name="P91">No menu entry. Mouse functionality. </text:p>
          </table:table-cell>
        </table:table-row>
      </table:table>
      <text:p text:style-name="P2"/>
      <text:p text:style-name="P5"/>
      <table:table table:name="Tabelle152" table:style-name="Tabelle152">
        <table:table-column table:style-name="Tabelle152.A"/>
        <table:table-header-rows>
          <table:table-row table:style-name="Tabelle152.1">
            <table:table-cell table:style-name="Tabelle152.A1" office:value-type="string">
              <text:h text:style-name="P538" text:outline-level="1"><text:bookmark-start text:name="__RefHeading___Toc24716_2648516424"/>Screen / Header<text:bookmark-end text:name="__RefHeading___Toc24716_2648516424"/></text:h>
            </table:table-cell>
          </table:table-row>
        </table:table-header-rows>
      </table:table>
      <text:p text:style-name="P6"/>
      <table:table table:name="Tabelle154" table:style-name="Tabelle154">
        <table:table-column table:style-name="Tabelle154.A"/>
        <table:table-column table:style-name="Tabelle154.B"/>
        <table:table-column table:style-name="Tabelle154.C"/>
        <table:table-column table:style-name="Tabelle154.D"/>
        <table:table-column table:style-name="Tabelle154.E"/>
        <table:table-header-rows>
          <table:table-row table:style-name="Tabelle154.1">
            <table:table-cell table:style-name="Tabelle154.A1" table:number-columns-spanned="5" office:value-type="string">
              <text:p text:style-name="P247">Header - <text:span text:style-name="T46">DO NOT CHANGE!</text:span></text:p>
            </table:table-cell>
            <table:covered-table-cell/>
            <table:covered-table-cell/>
            <table:covered-table-cell/>
            <table:covered-table-cell/>
          </table:table-row>
        </table:table-header-rows>
        <table:table-row table:style-name="Tabelle154.1">
          <table:table-cell table:style-name="Tabelle154.A2" office:value-type="string">
            <text:p text:style-name="P19">Function </text:p>
          </table:table-cell>
          <table:table-cell table:style-name="Tabelle154.A2" office:value-type="string">
            <text:p text:style-name="P19">Surface <text:span text:style-name="T6">menu </text:span>location<text:tab/></text:p>
          </table:table-cell>
          <table:table-cell table:style-name="Tabelle154.A2" office:value-type="string">
            <text:p text:style-name="P19">User Preferences location</text:p>
          </table:table-cell>
          <table:table-cell table:style-name="Tabelle154.A2" office:value-type="string">
            <text:p text:style-name="P19">Hotkey</text:p>
          </table:table-cell>
          <table:table-cell table:style-name="Tabelle154.E2" office:value-type="string">
            <text:p text:style-name="P19">Special note</text:p>
          </table:table-cell>
        </table:table-row>
        <table:table-row table:style-name="Tabelle154.1">
          <table:table-cell table:style-name="Tabelle154.A3" office:value-type="string">
            <text:p text:style-name="P247">Calls the RMB menu at headers</text:p>
          </table:table-cell>
          <table:table-cell table:style-name="Tabelle154.A3" office:value-type="string">
            <text:p text:style-name="P247">Every header menu bar</text:p>
          </table:table-cell>
          <table:table-cell table:style-name="Tabelle154.A3" office:value-type="string">
            <text:p text:style-name="P247">Header / Header Toolbox</text:p>
          </table:table-cell>
          <table:table-cell table:style-name="Tabelle154.A3" office:value-type="string">
            <text:p text:style-name="P247">RMB</text:p>
          </table:table-cell>
          <table:table-cell table:style-name="Tabelle154.E3" office:value-type="string">
            <text:p text:style-name="P91">No menu entry. Mouse functionality. </text:p>
          </table:table-cell>
        </table:table-row>
      </table:table>
      <text:p text:style-name="P6"/>
      <table:table table:name="Tabelle8" table:style-name="Tabelle8">
        <table:table-column table:style-name="Tabelle8.A"/>
        <table:table-header-rows>
          <table:table-row table:style-name="Tabelle8.1">
            <table:table-cell table:style-name="Tabelle8.A1" office:value-type="string">
              <text:h text:style-name="P537" text:outline-level="1"><text:bookmark-start text:name="__RefHeading___Toc29167_111300586"/>View 2D<text:bookmark-end text:name="__RefHeading___Toc29167_111300586"/></text:h>
            </table:table-cell>
          </table:table-row>
        </table:table-header-rows>
      </table:table>
      <text:p text:style-name="P2"/>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elle9.1">
            <table:table-cell table:style-name="Tabelle9.A1" table:number-columns-spanned="5" office:value-type="string">
              <text:p text:style-name="P231"><text:span text:style-name="T59">View 2D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9.1">
          <table:table-cell table:style-name="Tabelle9.A2" office:value-type="string">
            <text:p text:style-name="P18">Function </text:p>
          </table:table-cell>
          <table:table-cell table:style-name="Tabelle9.A2" office:value-type="string">
            <text:p text:style-name="P18">Surface <text:span text:style-name="T6">menu </text:span>location<text:tab/></text:p>
          </table:table-cell>
          <table:table-cell table:style-name="Tabelle9.A2" office:value-type="string">
            <text:p text:style-name="P18">User Preferences location</text:p>
          </table:table-cell>
          <table:table-cell table:style-name="Tabelle9.A2" office:value-type="string">
            <text:p text:style-name="P18">Hotkey</text:p>
          </table:table-cell>
          <table:table-cell table:style-name="Tabelle9.E2" office:value-type="string">
            <text:p text:style-name="P18">Special note</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er Activate</text:p>
          </table:table-cell>
          <table:table-cell table:style-name="Tabelle9.A3" office:value-type="string">
            <text:p text:style-name="P234">L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er Activate</text:p>
          </table:table-cell>
          <table:table-cell table:style-name="Tabelle9.A3" office:value-type="string">
            <text:p text:style-name="P234">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Pan View</text:p>
          </table:table-cell>
          <table:table-cell table:style-name="Tabelle9.A3" office:value-type="string">
            <text:p text:style-name="P234">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Pan View</text:p>
          </table:table-cell>
          <table:table-cell table:style-name="Tabelle9.A3" office:value-type="string">
            <text:p text:style-name="P234">Shift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Pan View</text:p>
          </table:table-cell>
          <table:table-cell table:style-name="Tabelle9.A3" office:value-type="string">
            <text:p text:style-name="P234">Mouse/ Trackpad 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right</text:p>
          </table:table-cell>
          <table:table-cell table:style-name="Tabelle9.A3" office:value-type="string">
            <text:p text:style-name="P234">Ctrl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left</text:p>
          </table:table-cell>
          <table:table-cell table:style-name="Tabelle9.A3" office:value-type="string">
            <text:p text:style-name="P234">Ctrl Wheel up</text:p>
          </table:table-cell>
          <table:table-cell table:style-name="Tabelle9.E3" office:value-type="string">
            <text:p text:style-name="P91">No menu entry. Mouse functionality. </text:p>
          </table:table-cell>
        </table:table-row>
        <table:table-row table:style-name="Tabelle9.10">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down</text:p>
          </table:table-cell>
          <table:table-cell table:style-name="Tabelle9.A3" office:value-type="string">
            <text:p text:style-name="P234">Shift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up</text:p>
          </table:table-cell>
          <table:table-cell table:style-name="Tabelle9.A3" office:value-type="string">
            <text:p text:style-name="P234">Shift 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205"><text:span text:style-name="T38">Ndof device for </text:span>3dConnexion</text:p>
          </table:table-cell>
          <table:table-cell table:style-name="Tabelle9.A3" office:value-type="string">
            <text:p text:style-name="P206">None</text:p>
          </table:table-cell>
          <table:table-cell table:style-name="Tabelle9.A3" office:value-type="string">
            <text:p text:style-name="P206">View 2D / NDOF Pan/Zoom</text:p>
          </table:table-cell>
          <table:table-cell table:style-name="Tabelle9.A3" office:value-type="string">
            <text:p text:style-name="P206">Ndof Motion</text:p>
          </table:table-cell>
          <table:table-cell table:style-name="Tabelle9.E3" office:value-type="string">
            <text:p text:style-name="P219">Cannot test</text:p>
          </table:table-cell>
        </table:table-row>
        <table:table-row table:style-name="Tabelle9.1">
          <table:table-cell table:style-name="Tabelle9.A3" office:value-type="string">
            <text:p text:style-name="P113">???</text:p>
          </table:table-cell>
          <table:table-cell table:style-name="Tabelle9.A3" office:value-type="string">
            <text:p text:style-name="P505">UV Editor / View / View Zoom Out</text:p>
          </table:table-cell>
          <table:table-cell table:style-name="Tabelle9.A3" office:value-type="string">
            <text:p text:style-name="P234">View 2D / Zoom out</text:p>
          </table:table-cell>
          <table:table-cell table:style-name="Tabelle9.A3" office:value-type="string">
            <text:p text:style-name="P245">Wheel out</text:p>
          </table:table-cell>
          <table:table-cell table:style-name="Tabelle9.E3" office:value-type="string">
            <text:p text:style-name="P91">No menu entry. Mouse functionality. </text:p>
          </table:table-cell>
        </table:table-row>
        <text:soft-page-break/>
        <table:table-row table:style-name="Tabelle9.1">
          <table:table-cell table:style-name="Tabelle9.A3" office:value-type="string">
            <text:p text:style-name="P113">???</text:p>
          </table:table-cell>
          <table:table-cell table:style-name="Tabelle9.A3" office:value-type="string">
            <text:p text:style-name="P505">UV Editor / View / View Zoom In</text:p>
          </table:table-cell>
          <table:table-cell table:style-name="Tabelle9.A3" office:value-type="string">
            <text:p text:style-name="P234">View 2D / Zoom in</text:p>
          </table:table-cell>
          <table:table-cell table:style-name="Tabelle9.A3" office:value-type="string">
            <text:p text:style-name="P245">Wheel i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Zoom out</text:p>
          </table:table-cell>
          <table:table-cell table:style-name="Tabelle9.A3" office:value-type="string">
            <text:p text:style-name="P245">N<text:span text:style-name="T247">u</text:span>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Zoom in</text:p>
          </table:table-cell>
          <table:table-cell table:style-name="Tabelle9.A3" office:value-type="string">
            <text:p text:style-name="P245">Nu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Zoom 2D View</text:p>
          </table:table-cell>
          <table:table-cell table:style-name="Tabelle9.A3" office:value-type="string">
            <text:p text:style-name="P245">Ctrl <text:span text:style-name="T6">Mouse/ Trackpad pan</text:s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21">None</text:p>
          </table:table-cell>
          <table:table-cell table:style-name="Tabelle9.A3" office:value-type="string">
            <text:p text:style-name="P221">View 2D / Smooth view 2D</text:p>
          </table:table-cell>
          <table:table-cell table:style-name="Tabelle9.A3" office:value-type="string">
            <text:p text:style-name="P222">Timer 1</text:p>
          </table:table-cell>
          <table:table-cell table:style-name="Tabelle9.E3" office:value-type="string">
            <text:p text:style-name="P220">No hotkey at all</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down</text:p>
          </table:table-cell>
          <table:table-cell table:style-name="Tabelle9.A3" office:value-type="string">
            <text:p text:style-name="P245">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up</text:p>
          </table:table-cell>
          <table:table-cell table:style-name="Tabelle9.A3" office:value-type="string">
            <text:p text:style-name="P245">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right</text:p>
          </table:table-cell>
          <table:table-cell table:style-name="Tabelle9.A3" office:value-type="string">
            <text:p text:style-name="P245"><text:bookmark-start text:name="__RefHeading___Toc29169_11130058679"/>Wheel down<text:bookmark-end text:name="__RefHeading___Toc29169_11130058679"/></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Scroll left</text:p>
          </table:table-cell>
          <table:table-cell table:style-name="Tabelle9.A3" office:value-type="string">
            <text:p text:style-name="P245">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Zoom 2D View</text:p>
          </table:table-cell>
          <table:table-cell table:style-name="Tabelle9.A3" office:value-type="string">
            <text:p text:style-name="P245">Ctrl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3">???</text:p>
          </table:table-cell>
          <table:table-cell table:style-name="Tabelle9.A3" office:value-type="string">
            <text:p text:style-name="P234">None</text:p>
          </table:table-cell>
          <table:table-cell table:style-name="Tabelle9.A3" office:value-type="string">
            <text:p text:style-name="P234">View 2D / Zoom 2D View</text:p>
          </table:table-cell>
          <table:table-cell table:style-name="Tabelle9.A3" office:value-type="string">
            <text:p text:style-name="P245">Mouse/Trackpad Zoom</text:p>
          </table:table-cell>
          <table:table-cell table:style-name="Tabelle9.E3" office:value-type="string">
            <text:p text:style-name="P91">No menu entry. Mouse functionality. </text:p>
          </table:table-cell>
        </table:table-row>
      </table:table>
      <text:p text:style-name="P2"/>
      <table:table table:name="Tabelle10" table:style-name="Tabelle10">
        <table:table-column table:style-name="Tabelle10.A"/>
        <table:table-header-rows>
          <table:table-row table:style-name="Tabelle10.1">
            <table:table-cell table:style-name="Tabelle10.A1" office:value-type="string">
              <text:h text:style-name="P537" text:outline-level="1"><text:bookmark-start text:name="__RefHeading___Toc29169_111300586"/>View 2D Buttons List<text:bookmark-end text:name="__RefHeading___Toc29169_111300586"/></text:h>
            </table:table-cell>
          </table:table-row>
        </table:table-header-rows>
      </table:table>
      <text:p text:style-name="P2"/>
      <table:table table:name="Tabelle11" table:style-name="Tabelle11">
        <table:table-column table:style-name="Tabelle11.A"/>
        <table:table-column table:style-name="Tabelle11.B"/>
        <table:table-column table:style-name="Tabelle11.C"/>
        <table:table-column table:style-name="Tabelle11.D"/>
        <table:table-column table:style-name="Tabelle11.E"/>
        <table:table-header-rows>
          <table:table-row table:style-name="Tabelle11.1">
            <table:table-cell table:style-name="Tabelle11.A1" table:number-columns-spanned="5" office:value-type="string">
              <text:p text:style-name="P231"><text:span text:style-name="T59">View 2D Buttons List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11.1">
          <table:table-cell table:style-name="Tabelle11.A2" office:value-type="string">
            <text:p text:style-name="P18">Function </text:p>
          </table:table-cell>
          <table:table-cell table:style-name="Tabelle11.A2" office:value-type="string">
            <text:p text:style-name="P18">Surface <text:span text:style-name="T6">menu </text:span>location<text:tab/></text:p>
          </table:table-cell>
          <table:table-cell table:style-name="Tabelle11.A2" office:value-type="string">
            <text:p text:style-name="P18">User Preferences location</text:p>
          </table:table-cell>
          <table:table-cell table:style-name="Tabelle11.A2" office:value-type="string">
            <text:p text:style-name="P18">Hotkey</text:p>
          </table:table-cell>
          <table:table-cell table:style-name="Tabelle11.E2" office:value-type="string">
            <text:p text:style-name="P18">Special note</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er Activate</text:p>
          </table:table-cell>
          <table:table-cell table:style-name="Tabelle11.A3" office:value-type="string">
            <text:p text:style-name="P246">L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er Activate</text:p>
          </table:table-cell>
          <table:table-cell table:style-name="Tabelle11.A3" office:value-type="string">
            <text:p text:style-name="P246">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Pan View</text:p>
          </table:table-cell>
          <table:table-cell table:style-name="Tabelle11.A3" office:value-type="string">
            <text:p text:style-name="P246">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er Activate</text:p>
          </table:table-cell>
          <table:table-cell table:style-name="Tabelle11.A3" office:value-type="string">
            <text:p text:style-name="P246">Mouse /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 down</text:p>
          </table:table-cell>
          <table:table-cell table:style-name="Tabelle11.A3" office:value-type="string">
            <text:p text:style-name="P246">Wheel dow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 up</text:p>
          </table:table-cell>
          <table:table-cell table:style-name="Tabelle11.A3" office:value-type="string">
            <text:p text:style-name="P246">Wheel up</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 down</text:p>
          </table:table-cell>
          <table:table-cell table:style-name="Tabelle11.A3" office:value-type="string">
            <text:p text:style-name="P246">Page down</text:p>
          </table:table-cell>
          <table:table-cell table:style-name="Tabelle11.E3" office:value-type="string">
            <text:p text:style-name="P505">No menu entry possible.</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Scroll up</text:p>
          </table:table-cell>
          <table:table-cell table:style-name="Tabelle11.A3" office:value-type="string">
            <text:p text:style-name="P246">Page Up</text:p>
          </table:table-cell>
          <table:table-cell table:style-name="Tabelle11.E3" office:value-type="string">
            <text:p text:style-name="P505">No menu entry possible.</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Zoom 2D View</text:p>
          </table:table-cell>
          <table:table-cell table:style-name="Tabelle11.A3" office:value-type="string">
            <text:p text:style-name="P246">Ctrl Middle Mouse</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Zoom 2D View</text:p>
          </table:table-cell>
          <table:table-cell table:style-name="Tabelle11.A3" office:value-type="string">
            <text:p text:style-name="P246">Mouse/ Trackpad Zoom</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Zoom 2D View</text:p>
          </table:table-cell>
          <table:table-cell table:style-name="Tabelle11.A3" office:value-type="string">
            <text:p text:style-name="P246">Ctrl Mouse/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Zoom out</text:p>
          </table:table-cell>
          <table:table-cell table:style-name="Tabelle11.A3" office:value-type="string">
            <text:p text:style-name="P246">Numpad -</text:p>
          </table:table-cell>
          <table:table-cell table:style-name="Tabelle11.E3" office:value-type="string">
            <text:p text:style-name="P505">No menu entry possible.</text:p>
          </table:table-cell>
        </table:table-row>
        <text:soft-page-break/>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Zoom in</text:p>
          </table:table-cell>
          <table:table-cell table:style-name="Tabelle11.A3" office:value-type="string">
            <text:p text:style-name="P246">Numpad +</text:p>
          </table:table-cell>
          <table:table-cell table:style-name="Tabelle11.E3" office:value-type="string">
            <text:p text:style-name="P505">No menu entry possible.</text:p>
          </table:table-cell>
        </table:table-row>
        <table:table-row table:style-name="Tabelle11.1">
          <table:table-cell table:style-name="Tabelle11.A3" office:value-type="string">
            <text:p text:style-name="P185">UV Editor Toolshelf navigation</text:p>
          </table:table-cell>
          <table:table-cell table:style-name="Tabelle11.A3" office:value-type="string">
            <text:p text:style-name="P234">None</text:p>
          </table:table-cell>
          <table:table-cell table:style-name="Tabelle11.A3" office:value-type="string">
            <text:p text:style-name="P17">View 2D Buttons List / Reset View</text:p>
          </table:table-cell>
          <table:table-cell table:style-name="Tabelle11.A3" office:value-type="string">
            <text:p text:style-name="P246">Home</text:p>
          </table:table-cell>
          <table:table-cell table:style-name="Tabelle11.E3" office:value-type="string">
            <text:p text:style-name="P505">No menu entry possible.</text:p>
          </table:table-cell>
        </table:table-row>
      </table:table>
      <text:p text:style-name="P2"/>
      <text:p text:style-name="P7"/>
      <table:table table:name="Tabelle16" table:style-name="Tabelle16">
        <table:table-column table:style-name="Tabelle16.A"/>
        <table:table-header-rows>
          <table:table-row table:style-name="Tabelle16.1">
            <table:table-cell table:style-name="Tabelle16.A1" office:value-type="string">
              <text:h text:style-name="P539" text:outline-level="1"><text:bookmark-start text:name="__RefHeading___Toc24643_937061591"/>User Interface<text:bookmark-end text:name="__RefHeading___Toc24643_937061591"/></text:h>
            </table:table-cell>
          </table:table-row>
        </table:table-header-rows>
      </table:table>
      <text:p text:style-name="P7"/>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table:number-columns-spanned="5" office:value-type="string">
              <text:p text:style-name="P467"><text:span text:style-name="T231">User Interface - </text:span><text:span text:style-name="T55">Needs Investigation as a whole!</text:span><text:span text:style-name="T56"> - DOES NOT EXIST IN BLENDER 2.78c - Most probably an experimental change in the master.</text:span></text:p>
            </table:table-cell>
            <table:covered-table-cell/>
            <table:covered-table-cell/>
            <table:covered-table-cell/>
            <table:covered-table-cell/>
          </table:table-row>
        </table:table-header-rows>
        <table:table-row table:style-name="Tabelle17.1">
          <table:table-cell table:style-name="Tabelle17.A2" office:value-type="string">
            <text:p text:style-name="P20">Function </text:p>
          </table:table-cell>
          <table:table-cell table:style-name="Tabelle17.A2" office:value-type="string">
            <text:p text:style-name="P20">Surface <text:span text:style-name="T6">menu </text:span>location<text:tab/></text:p>
          </table:table-cell>
          <table:table-cell table:style-name="Tabelle17.A2" office:value-type="string">
            <text:p text:style-name="P20">User Preferences location</text:p>
          </table:table-cell>
          <table:table-cell table:style-name="Tabelle17.A2" office:value-type="string">
            <text:p text:style-name="P20">Hotkey</text:p>
          </table:table-cell>
          <table:table-cell table:style-name="Tabelle17.E2" office:value-type="string">
            <text:p text:style-name="P20">Special note</text:p>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Eyedropper</text:p>
          </table:table-cell>
          <table:table-cell table:style-name="Tabelle17.A3" office:value-type="string">
            <text:p text:style-name="P500">E</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Eyedropper Data-Block</text:p>
          </table:table-cell>
          <table:table-cell table:style-name="Tabelle17.A3" office:value-type="string">
            <text:p text:style-name="P500">E</text:p>
          </table:table-cell>
          <table:table-cell table:style-name="Tabelle17.E3" office:value-type="string">
            <text:p text:style-name="P467"/>
          </table:table-cell>
        </table:table-row>
        <table:table-row table:style-name="Tabelle17.5">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Eyedropper Depth</text:p>
          </table:table-cell>
          <table:table-cell table:style-name="Tabelle17.A3" office:value-type="string">
            <text:p text:style-name="P500">E</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Copy Data Path</text:p>
          </table:table-cell>
          <table:table-cell table:style-name="Tabelle17.A3" office:value-type="string">
            <text:p text:style-name="P500">Shift Ctrl C</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Copy Data Path</text:p>
          </table:table-cell>
          <table:table-cell table:style-name="Tabelle17.A3" office:value-type="string">
            <text:p text:style-name="P500">Shift Ctrl Alt C</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Insert Keyframe ( Buttons )</text:p>
          </table:table-cell>
          <table:table-cell table:style-name="Tabelle17.A3" office:value-type="string">
            <text:p text:style-name="P500">I</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Clear Keyframe ( Buttons )</text:p>
          </table:table-cell>
          <table:table-cell table:style-name="Tabelle17.A3" office:value-type="string">
            <text:p text:style-name="P500">Shift Alt I</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Add Driver</text:p>
          </table:table-cell>
          <table:table-cell table:style-name="Tabelle17.A3" office:value-type="string">
            <text:p text:style-name="P500">Ctrl D</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Remove Driver</text:p>
          </table:table-cell>
          <table:table-cell table:style-name="Tabelle17.A3" office:value-type="string">
            <text:p text:style-name="P500">Ctrl Alt D</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Add to Keying Set</text:p>
          </table:table-cell>
          <table:table-cell table:style-name="Tabelle17.A3" office:value-type="string">
            <text:p text:style-name="P500">K</text:p>
          </table:table-cell>
          <table:table-cell table:style-name="Tabelle17.E3" office:value-type="string">
            <text:p text:style-name="P467"/>
          </table:table-cell>
        </table:table-row>
        <table:table-row table:style-name="Tabelle17.1">
          <table:table-cell table:style-name="Tabelle17.A3" office:value-type="string">
            <text:p text:style-name="P184">???</text:p>
          </table:table-cell>
          <table:table-cell table:style-name="Tabelle17.A3" office:value-type="string">
            <text:p text:style-name="P500">???</text:p>
          </table:table-cell>
          <table:table-cell table:style-name="Tabelle17.A3" office:value-type="string">
            <text:p text:style-name="P500">User Interface / Remove from Keying Set</text:p>
          </table:table-cell>
          <table:table-cell table:style-name="Tabelle17.A3" office:value-type="string">
            <text:p text:style-name="P500">Alt K</text:p>
          </table:table-cell>
          <table:table-cell table:style-name="Tabelle17.E3" office:value-type="string">
            <text:p text:style-name="P467"/>
          </table:table-cell>
        </table:table-row>
      </table:table>
      <text:p text:style-name="P7"/>
      <table:table table:name="Tabelle18" table:style-name="Tabelle18">
        <table:table-column table:style-name="Tabelle18.A"/>
        <table:table-header-rows>
          <table:table-row table:style-name="Tabelle18.1">
            <table:table-cell table:style-name="Tabelle18.A1" office:value-type="string">
              <text:h text:style-name="P537" text:outline-level="1"><text:bookmark-start text:name="__RefHeading___Toc29177_111300586"/>3D View / 3D View (Global) <text:bookmark-end text:name="__RefHeading___Toc29177_111300586"/></text:h>
            </table:table-cell>
          </table:table-row>
        </table:table-header-rows>
      </table:table>
      <text:p text:style-name="P2"/>
      <table:table table:name="Tabelle19" table:style-name="Tabelle19">
        <table:table-column table:style-name="Tabelle19.A"/>
        <table:table-column table:style-name="Tabelle19.B"/>
        <table:table-column table:style-name="Tabelle19.C"/>
        <table:table-column table:style-name="Tabelle19.D"/>
        <table:table-column table:style-name="Tabelle19.E"/>
        <table:table-header-rows>
          <table:table-row table:style-name="Tabelle19.1">
            <table:table-cell table:style-name="Tabelle19.A1" table:number-columns-spanned="5" office:value-type="string">
              <text:p text:style-name="P231">3D View / 3D View (Global) - Mainly all the navigation stuff</text:p>
            </table:table-cell>
            <table:covered-table-cell/>
            <table:covered-table-cell/>
            <table:covered-table-cell/>
            <table:covered-table-cell/>
          </table:table-row>
        </table:table-header-rows>
        <table:table-row table:style-name="Tabelle19.1">
          <table:table-cell table:style-name="Tabelle19.A2" office:value-type="string">
            <text:p text:style-name="P18">Function </text:p>
          </table:table-cell>
          <table:table-cell table:style-name="Tabelle19.A2" office:value-type="string">
            <text:p text:style-name="P18">Surface <text:span text:style-name="T6">menu </text:span>location<text:tab/></text:p>
          </table:table-cell>
          <table:table-cell table:style-name="Tabelle19.A2" office:value-type="string">
            <text:p text:style-name="P18">User Preferences location</text:p>
          </table:table-cell>
          <table:table-cell table:style-name="Tabelle19.A2" office:value-type="string">
            <text:p text:style-name="P18">Hotkey</text:p>
          </table:table-cell>
          <table:table-cell table:style-name="Tabelle19.E2" office:value-type="string">
            <text:p text:style-name="P18">Special note</text:p>
          </table:table-cell>
        </table:table-row>
        <table:table-row table:style-name="Tabelle19.1">
          <table:table-cell table:style-name="Tabelle19.A107" office:value-type="string">
            <text:p text:style-name="P467">Needed for the 3D manipulator to work</text:p>
          </table:table-cell>
          <table:table-cell table:style-name="Tabelle19.B107" office:value-type="string">
            <text:p text:style-name="P468">None</text:p>
          </table:table-cell>
          <table:table-cell table:style-name="Tabelle19.C107" office:value-type="string">
            <text:p text:style-name="P467">3D View / 3D View (Global) / 3D Manipulator</text:p>
          </table:table-cell>
          <table:table-cell table:style-name="Tabelle19.D107" office:value-type="string">
            <text:p text:style-name="P468">Shift Left Mouse</text:p>
          </table:table-cell>
          <table:table-cell table:style-name="Tabelle19.E107" office:value-type="string">
            <text:p text:style-name="P91">No menu entry. Mouse functionality. </text:p>
          </table:table-cell>
        </table:table-row>
        <table:table-row table:style-name="Tabelle19.1">
          <table:table-cell table:style-name="Tabelle19.A107" office:value-type="string">
            <text:p text:style-name="P231">Needed for the 3D manipulator to work</text:p>
          </table:table-cell>
          <table:table-cell table:style-name="Tabelle19.B107" office:value-type="string">
            <text:p text:style-name="P231">None</text:p>
          </table:table-cell>
          <table:table-cell table:style-name="Tabelle19.C107" office:value-type="string">
            <text:p text:style-name="P231">3D View / 3D View (Global) / 3D Manipulator</text:p>
          </table:table-cell>
          <table:table-cell table:style-name="Tabelle19.D107" office:value-type="string">
            <text:p text:style-name="P231">Any Left mouse</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31">Sets the 3D cursor position to Mouse position.</text:p>
          </table:table-cell>
          <table:table-cell table:style-name="Tabelle19.B107" office:value-type="string">
            <text:p text:style-name="P231">None</text:p>
          </table:table-cell>
          <table:table-cell table:style-name="Tabelle19.C107" office:value-type="string">
            <text:p text:style-name="P231">3D View / 3D View (Global) / Set 3D Cursor</text:p>
          </table:table-cell>
          <table:table-cell table:style-name="Tabelle19.D107" office:value-type="string">
            <text:p text:style-name="P231">Alt Action Mouse</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31">Rotate view </text:p>
          </table:table-cell>
          <table:table-cell table:style-name="Tabelle19.B107" office:value-type="string">
            <text:p text:style-name="P248">3D view / tool shelf /tools tab / transform panel / Rotate Button</text:p>
          </table:table-cell>
          <table:table-cell table:style-name="Tabelle19.C107" office:value-type="string">
            <text:p text:style-name="P231">3D View / 3D View (Global) /<text:span text:style-name="T72"> Rotate View</text:span></text:p>
          </table:table-cell>
          <table:table-cell table:style-name="Tabelle19.D107" office:value-type="string">
            <text:p text:style-name="P524">RMB</text:p>
          </table:table-cell>
          <table:table-cell table:style-name="Tabelle19.E107" office:value-type="string">
            <text:p text:style-name="P231"/>
          </table:table-cell>
        </table:table-row>
        <table:table-row table:style-name="Tabelle19.1">
          <table:table-cell table:style-name="Tabelle19.A107" office:value-type="string">
            <text:p text:style-name="P231">Rotate view </text:p>
          </table:table-cell>
          <table:table-cell table:style-name="Tabelle19.B107" office:value-type="string">
            <text:p text:style-name="P525">None</text:p>
          </table:table-cell>
          <table:table-cell table:style-name="Tabelle19.C107" office:value-type="string">
            <text:p text:style-name="P231">3D View / 3D View (Global) /<text:span text:style-name="T72"> Rotate View</text:span></text:p>
          </table:table-cell>
          <table:table-cell table:style-name="Tabelle19.D107" office:value-type="string">
            <text:p text:style-name="P525">Alt MMB</text:p>
          </table:table-cell>
          <table:table-cell table:style-name="Tabelle19.E107" office:value-type="string">
            <text:p text:style-name="P526">Workaround to allow rotation with knife mode too!</text:p>
          </table:table-cell>
        </table:table-row>
        <text:soft-page-break/>
        <table:table-row table:style-name="Tabelle19.8">
          <table:table-cell table:style-name="Tabelle19.A107" office:value-type="string">
            <text:p text:style-name="P231">Move view</text:p>
          </table:table-cell>
          <table:table-cell table:style-name="Tabelle19.B107" office:value-type="string">
            <text:p text:style-name="P248">3D view / tool shelf /tools tab / transform panel / Translate Button</text:p>
          </table:table-cell>
          <table:table-cell table:style-name="Tabelle19.C107" office:value-type="string">
            <text:p text:style-name="P231">3D View / 3D View (Global) /<text:span text:style-name="T72"> Move View</text:span></text:p>
          </table:table-cell>
          <table:table-cell table:style-name="Tabelle19.D107" office:value-type="string">
            <text:p text:style-name="P524">MMB</text:p>
          </table:table-cell>
          <table:table-cell table:style-name="Tabelle19.E107" office:value-type="string">
            <text:p text:style-name="P231"/>
          </table:table-cell>
        </table:table-row>
        <table:table-row table:style-name="Tabelle19.1">
          <table:table-cell table:style-name="Tabelle19.A107" office:value-type="string">
            <text:p text:style-name="P231">Zoom view<text:span text:style-name="T72">. See also the other zoom methods.</text:span></text:p>
          </table:table-cell>
          <table:table-cell table:style-name="Tabelle19.B107" office:value-type="string">
            <text:p text:style-name="P248">3D view / tool shelf /tools tab / transform panel / Scale Button</text:p>
          </table:table-cell>
          <table:table-cell table:style-name="Tabelle19.C107" office:value-type="string">
            <text:p text:style-name="P231">3D View / 3D View (Global) /<text:span text:style-name="T72"> Zoom View</text:span></text:p>
          </table:table-cell>
          <table:table-cell table:style-name="Tabelle19.D107" office:value-type="string">
            <text:p text:style-name="P248">Ctrl MMB</text:p>
          </table:table-cell>
          <table:table-cell table:style-name="Tabelle19.E107" office:value-type="string">
            <text:p text:style-name="P231"/>
          </table:table-cell>
        </table:table-row>
        <table:table-row table:style-name="Tabelle19.1">
          <table:table-cell table:style-name="Tabelle19.A107" office:value-type="string">
            <text:p text:style-name="P248">Dolly View<text:span text:style-name="T73"> moves the World camera forward or backward. </text:span><text:span text:style-name="T45">Be careful with that one! You can trap yourself</text:span><text:span text:style-name="T47"> that regular zoom seems to have no more effect</text:span><text:span text:style-name="T45">.</text:span></text:p>
          </table:table-cell>
          <table:table-cell table:style-name="Tabelle19.B107" office:value-type="string">
            <text:p text:style-name="P249">3D Viewport / View / <text:span text:style-name="T74">Navigation / Dolly Zoom</text:span></text:p>
          </table:table-cell>
          <table:table-cell table:style-name="Tabelle19.C107" office:value-type="string">
            <text:p text:style-name="P231">3D View / 3D View (Global) /<text:span text:style-name="T72"> Dolly View</text:span></text:p>
          </table:table-cell>
          <table:table-cell table:style-name="Tabelle19.D107" office:value-type="string">
            <text:p text:style-name="P248">Shift Ctrl MMB</text:p>
          </table:table-cell>
          <table:table-cell table:style-name="Tabelle19.E107" office:value-type="string">
            <text:p text:style-name="P114"/>
          </table:table-cell>
        </table:table-row>
        <table:table-row table:style-name="Tabelle19.1">
          <table:table-cell table:style-name="Tabelle19.A107" office:value-type="string">
            <text:p text:style-name="P253">Brings the selected object into focus. <text:span text:style-name="T45">With all regions.</text:span></text:p>
          </table:table-cell>
          <table:table-cell table:style-name="Tabelle19.B107" office:value-type="string">
            <text:p text:style-name="P249">3D Viewport / View / View Selected<text:span text:style-name="T75"> all Regions</text:span></text:p>
          </table:table-cell>
          <table:table-cell table:style-name="Tabelle19.C107" office:value-type="string">
            <text:p text:style-name="P231">3D View / 3D View (Global) /<text:span text:style-name="T72"> View Selected</text:span></text:p>
          </table:table-cell>
          <table:table-cell table:style-name="Tabelle19.D107" office:value-type="string">
            <text:p text:style-name="P253">Ctrl Numpad 0</text:p>
          </table:table-cell>
          <table:table-cell table:style-name="Tabelle19.E107" office:value-type="string">
            <text:p text:style-name="P115"/>
          </table:table-cell>
        </table:table-row>
        <table:table-row table:style-name="Tabelle19.1">
          <table:table-cell table:style-name="Tabelle19.A107" office:value-type="string">
            <text:p text:style-name="P253">Brings the selected object into focus</text:p>
          </table:table-cell>
          <table:table-cell table:style-name="Tabelle19.B107" office:value-type="string">
            <text:p text:style-name="P249">3D Viewport / View / View Selected</text:p>
          </table:table-cell>
          <table:table-cell table:style-name="Tabelle19.C107" office:value-type="string">
            <text:p text:style-name="P231">3D View / 3D View (Global) /<text:span text:style-name="T72"> View Selected</text:span></text:p>
          </table:table-cell>
          <table:table-cell table:style-name="Tabelle19.D107" office:value-type="string">
            <text:p text:style-name="P253">Numpad 0</text:p>
          </table:table-cell>
          <table:table-cell table:style-name="Tabelle19.E107" office:value-type="string">
            <text:p text:style-name="P231"/>
          </table:table-cell>
        </table:table-row>
        <table:table-row table:style-name="Tabelle19.1">
          <table:table-cell table:style-name="Tabelle19.A107" office:value-type="string">
            <text:p text:style-name="P38">Locks the view to active object</text:p>
          </table:table-cell>
          <table:table-cell table:style-name="Tabelle19.B107" office:value-type="string">
            <text:p text:style-name="P39">3D Viewport / View / View Selected</text:p>
          </table:table-cell>
          <table:table-cell table:style-name="Tabelle19.C107" office:value-type="string">
            <text:p text:style-name="P42">3D View / 3D View (Global) /<text:span text:style-name="T72"> View Lock to active</text:span></text:p>
          </table:table-cell>
          <table:table-cell table:style-name="Tabelle19.D107" office:value-type="string">
            <text:p text:style-name="P39">Shift Numpad ,</text:p>
          </table:table-cell>
          <table:table-cell table:style-name="Tabelle19.E107" office:value-type="string">
            <text:p text:style-name="P115"/>
          </table:table-cell>
        </table:table-row>
        <table:table-row table:style-name="Tabelle19.1">
          <table:table-cell table:style-name="Tabelle19.A14" office:value-type="string">
            <text:p text:style-name="P38">Unlocks the view<text:span text:style-name="T76"> of the formerly locked object</text:span> </text:p>
          </table:table-cell>
          <table:table-cell table:style-name="Tabelle19.B14" office:value-type="string">
            <text:p text:style-name="P39">3D Viewport / View / Align View / </text:p>
          </table:table-cell>
          <table:table-cell table:style-name="Tabelle19.C14" office:value-type="string">
            <text:p text:style-name="P42">3D View / 3D View (Global) /<text:span text:style-name="T72"> View Lock to active</text:span></text:p>
          </table:table-cell>
          <table:table-cell table:style-name="Tabelle19.D14" office:value-type="string">
            <text:p text:style-name="P39">Alt Numpad ,</text:p>
          </table:table-cell>
          <table:table-cell table:style-name="Tabelle19.E14" office:value-type="string">
            <text:p text:style-name="P115"/>
          </table:table-cell>
        </table:table-row>
        <table:table-row table:style-name="Tabelle19.1">
          <table:table-cell table:style-name="Tabelle19.A107" office:value-type="string">
            <text:p text:style-name="P40">???</text:p>
          </table:table-cell>
          <table:table-cell table:style-name="Tabelle19.B107" office:value-type="string">
            <text:p text:style-name="P39">None</text:p>
          </table:table-cell>
          <table:table-cell table:style-name="Tabelle19.C107" office:value-type="string">
            <text:p text:style-name="P42">3D View / 3D View (Global) /<text:span text:style-name="T72"> Smooth View</text:span></text:p>
          </table:table-cell>
          <table:table-cell table:style-name="Tabelle19.D107" office:value-type="string">
            <text:p text:style-name="P42"/>
          </table:table-cell>
          <table:table-cell table:style-name="Tabelle19.E107" office:value-type="string">
            <text:p text:style-name="P39">Event mapping Timer</text:p>
          </table:table-cell>
        </table:table-row>
        <table:table-row table:style-name="Tabelle19.16">
          <table:table-cell table:style-name="Tabelle19.A107" office:value-type="string">
            <text:p text:style-name="P249">Rotates the view with trackpad</text:p>
          </table:table-cell>
          <table:table-cell table:style-name="Tabelle19.B107" office:value-type="string">
            <text:p text:style-name="P249">None</text:p>
          </table:table-cell>
          <table:table-cell table:style-name="Tabelle19.C107" office:value-type="string">
            <text:p text:style-name="P249">3D View / 3D View (Global) /<text:span text:style-name="T72"> </text:span>Rotate View</text:p>
          </table:table-cell>
          <table:table-cell table:style-name="Tabelle19.D107" office:value-type="string">
            <text:p text:style-name="P249">Mouse/Trackpad pan</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49">Rotates the view with trackpad</text:p>
          </table:table-cell>
          <table:table-cell table:style-name="Tabelle19.B107" office:value-type="string">
            <text:p text:style-name="P249">None</text:p>
          </table:table-cell>
          <table:table-cell table:style-name="Tabelle19.C107" office:value-type="string">
            <text:p text:style-name="P249">3D View / 3D View (Global) /<text:span text:style-name="T72"> </text:span>Rotate View</text:p>
          </table:table-cell>
          <table:table-cell table:style-name="Tabelle19.D107" office:value-type="string">
            <text:p text:style-name="P249">Mouse/Trackpad Rotate</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49">Moves the view with trackpad</text:p>
          </table:table-cell>
          <table:table-cell table:style-name="Tabelle19.B107" office:value-type="string">
            <text:p text:style-name="P249">None</text:p>
          </table:table-cell>
          <table:table-cell table:style-name="Tabelle19.C107" office:value-type="string">
            <text:p text:style-name="P249">3D View / 3D View (Global) /<text:span text:style-name="T72"> </text:span>Move View</text:p>
          </table:table-cell>
          <table:table-cell table:style-name="Tabelle19.D107" office:value-type="string">
            <text:p text:style-name="P249">Shift Mouse/Trackpad pan</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9">
          <table:table-cell table:style-name="Tabelle19.A107" office:value-type="string">
            <text:p text:style-name="P249">Zooms the view with trackpad</text:p>
          </table:table-cell>
          <table:table-cell table:style-name="Tabelle19.B107" office:value-type="string">
            <text:p text:style-name="P249">None</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49">Mouse/Trackpad <text:span text:style-name="T77">Zoom</text:span></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49">Zooms the view with trackpad</text:p>
          </table:table-cell>
          <table:table-cell table:style-name="Tabelle19.B107" office:value-type="string">
            <text:p text:style-name="P249">None</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49"><text:span text:style-name="T77">Ctrl </text:span>Mouse/Trackpad pan</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49">Zooms <text:span text:style-name="T77">in</text:span></text:p>
          </table:table-cell>
          <table:table-cell table:style-name="Tabelle19.B107" office:value-type="string">
            <text:p text:style-name="P249">3D Viewport / View / View Selected</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54">Numpad +</text:p>
          </table:table-cell>
          <table:table-cell table:style-name="Tabelle19.E107" office:value-type="string">
            <text:p text:style-name="P223">Covered by the Important Hotkeys addon</text:p>
          </table:table-cell>
        </table:table-row>
        <table:table-row table:style-name="Tabelle19.1">
          <table:table-cell table:style-name="Tabelle19.A107" office:value-type="string">
            <text:p text:style-name="P254">Zooms out</text:p>
          </table:table-cell>
          <table:table-cell table:style-name="Tabelle19.B107" office:value-type="string">
            <text:p text:style-name="P249">3D Viewport / View / View Selected</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54">Numpad -</text:p>
          </table:table-cell>
          <table:table-cell table:style-name="Tabelle19.E107" office:value-type="string">
            <text:p text:style-name="P223">Covered by the Important Hotkeys addon</text:p>
          </table:table-cell>
        </table:table-row>
        <table:table-row table:style-name="Tabelle19.1">
          <table:table-cell table:style-name="Tabelle19.A107" office:value-type="string">
            <text:p text:style-name="P249">Zooms <text:span text:style-name="T77">in</text:span></text:p>
          </table:table-cell>
          <table:table-cell table:style-name="Tabelle19.B107" office:value-type="string">
            <text:p text:style-name="P254">None</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54">Ctrl = ( german keyboard 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 </text:span><text:span text:style-name="T79">Covered by the Important Hotkeys addon</text:span></text:p>
          </table:table-cell>
        </table:table-row>
        <table:table-row table:style-name="Tabelle19.1">
          <table:table-cell table:style-name="Tabelle19.A107" office:value-type="string">
            <text:p text:style-name="P254">Zooms out</text:p>
          </table:table-cell>
          <table:table-cell table:style-name="Tabelle19.B107" office:value-type="string">
            <text:p text:style-name="P254">None</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54">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text:span><text:span text:style-name="T79">Covered by the Important Hotkeys addon</text:span></text:p>
          </table:table-cell>
        </table:table-row>
        <text:soft-page-break/>
        <table:table-row table:style-name="Tabelle19.1">
          <table:table-cell table:style-name="Tabelle19.A107" office:value-type="string">
            <text:p text:style-name="P249">Zooms <text:span text:style-name="T77">in</text:span></text:p>
          </table:table-cell>
          <table:table-cell table:style-name="Tabelle19.B107" office:value-type="string">
            <text:p text:style-name="P255">None</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55">Wheel in </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54">Zooms out</text:p>
          </table:table-cell>
          <table:table-cell table:style-name="Tabelle19.B107" office:value-type="string">
            <text:p text:style-name="P255">None</text:p>
          </table:table-cell>
          <table:table-cell table:style-name="Tabelle19.C107" office:value-type="string">
            <text:p text:style-name="P249">3D View / 3D View (Global) /<text:span text:style-name="T72"> Zoom</text:span> View</text:p>
          </table:table-cell>
          <table:table-cell table:style-name="Tabelle19.D107" office:value-type="string">
            <text:p text:style-name="P255">Wheel out</text:p>
          </table:table-cell>
          <table:table-cell table:style-name="Tabelle19.E107" office:value-type="string">
            <text:p text:style-name="P224"><text:span text:style-name="T25">No menu entry. Mouse functionality. </text:span>Covered by the Important Hotkeys addon</text:p>
          </table:table-cell>
        </table:table-row>
        <table:table-row table:style-name="Tabelle19.1">
          <table:table-cell table:style-name="Tabelle19.A107" office:value-type="string">
            <text:p text:style-name="P249"><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5">None</text:p>
          </table:table-cell>
          <table:table-cell table:style-name="Tabelle19.C107" office:value-type="string">
            <text:p text:style-name="P249">3D View / 3D View (Global) /<text:span text:style-name="T72"> Dolly View</text:span></text:p>
          </table:table-cell>
          <table:table-cell table:style-name="Tabelle19.D107" office:value-type="string">
            <text:p text:style-name="P255">Shift Numpad +</text:p>
          </table:table-cell>
          <table:table-cell table:style-name="Tabelle19.E107" office:value-type="string">
            <text:p text:style-name="P506"><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54"><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5">None</text:p>
          </table:table-cell>
          <table:table-cell table:style-name="Tabelle19.C107" office:value-type="string">
            <text:p text:style-name="P249">3D View / 3D View (Global) /<text:span text:style-name="T72"> Dolly View</text:span></text:p>
          </table:table-cell>
          <table:table-cell table:style-name="Tabelle19.D107" office:value-type="string">
            <text:p text:style-name="P255">Shift Numpad -</text:p>
          </table:table-cell>
          <table:table-cell table:style-name="Tabelle19.E107" office:value-type="string">
            <text:p text:style-name="P506"><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49"><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5">None</text:p>
          </table:table-cell>
          <table:table-cell table:style-name="Tabelle19.C107" office:value-type="string">
            <text:p text:style-name="P249">3D View / 3D View (Global) /<text:span text:style-name="T72"> Dolly View</text:span></text:p>
          </table:table-cell>
          <table:table-cell table:style-name="Tabelle19.D107" office:value-type="string">
            <text:p text:style-name="P254"><text:span text:style-name="T78">Shift </text:span>Ctrl = ( german keyboard <text:span text:style-name="T78">Shift </text:span>Ctrl *)</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107" office:value-type="string">
            <text:p text:style-name="P254"><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5">None</text:p>
          </table:table-cell>
          <table:table-cell table:style-name="Tabelle19.C107" office:value-type="string">
            <text:p text:style-name="P249">3D View / 3D View (Global) /<text:span text:style-name="T72"> Dolly View</text:span></text:p>
          </table:table-cell>
          <table:table-cell table:style-name="Tabelle19.D107" office:value-type="string">
            <text:p text:style-name="P254"><text:span text:style-name="T78">Shift </text:span>Ctrl <text:span text:style-name="T78">-</text:span></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31" office:value-type="string">
            <text:p text:style-name="P255">Zooms Camera 1:1 when you are in camera view.<text:span text:style-name="T82"> Means it fits the passepartout left and right into the screen.</text:span></text:p>
          </table:table-cell>
          <table:table-cell table:style-name="Tabelle19.B31" office:value-type="string">
            <text:p text:style-name="P249">3D Viewport / View / <text:span text:style-name="T83">Navigation / Zoom Camera 1:1</text:span></text:p>
          </table:table-cell>
          <table:table-cell table:style-name="Tabelle19.C31" office:value-type="string">
            <text:p text:style-name="P249">3D View / 3D View (Global) /<text:span text:style-name="T72"> Zoom Camera 1:1</text:span></text:p>
          </table:table-cell>
          <table:table-cell table:style-name="Tabelle19.D31" office:value-type="string">
            <text:p text:style-name="P256">Shift Numpad Enter</text:p>
          </table:table-cell>
          <table:table-cell table:style-name="Tabelle19.E31" office:value-type="string">
            <text:p text:style-name="P231"/>
          </table:table-cell>
        </table:table-row>
        <table:table-row table:style-name="Tabelle19.1">
          <table:table-cell table:style-name="Tabelle19.A107" office:value-type="string">
            <text:p text:style-name="P41">Centers the view to the current active Lock Center, in camera view</text:p>
          </table:table-cell>
          <table:table-cell table:style-name="Tabelle19.B107" office:value-type="string">
            <text:p text:style-name="P249">3D Viewport / View / <text:span text:style-name="T84">Align View / View Camera Center</text:span></text:p>
          </table:table-cell>
          <table:table-cell table:style-name="Tabelle19.C107" office:value-type="string">
            <text:p text:style-name="P249">3D View / 3D View (Global) /<text:span text:style-name="T72"> View Lock Center</text:span></text:p>
          </table:table-cell>
          <table:table-cell table:style-name="Tabelle19.D107" office:value-type="string">
            <text:p text:style-name="P256">Home (Pos1 at german keyboard)</text:p>
          </table:table-cell>
          <table:table-cell table:style-name="Tabelle19.E107" office:value-type="string">
            <text:p text:style-name="P116"/>
          </table:table-cell>
        </table:table-row>
        <table:table-row table:style-name="Tabelle19.1">
          <table:table-cell table:style-name="Tabelle19.A107" office:value-type="string">
            <text:p text:style-name="P256">Centers view at<text:span text:style-name="T82"> the 3D cursor</text:span></text:p>
          </table:table-cell>
          <table:table-cell table:style-name="Tabelle19.B107" office:value-type="string">
            <text:p text:style-name="P249">3D Viewport / View /<text:span text:style-name="T85"> Align View / Center View to cursor</text:span></text:p>
          </table:table-cell>
          <table:table-cell table:style-name="Tabelle19.C107" office:value-type="string">
            <text:p text:style-name="P249">3D View / 3D View (Global) /<text:span text:style-name="T72"> Center View to cursor</text:span></text:p>
          </table:table-cell>
          <table:table-cell table:style-name="Tabelle19.D107" office:value-type="string">
            <text:p text:style-name="P256"><text:span text:style-name="T86">Alt </text:span>Home (<text:span text:style-name="T86">Alt </text:span>Pos1 at german keyboard)</text:p>
          </table:table-cell>
          <table:table-cell table:style-name="Tabelle19.E107" office:value-type="string">
            <text:p text:style-name="P117"/>
          </table:table-cell>
        </table:table-row>
        <table:table-row table:style-name="Tabelle19.1">
          <table:table-cell table:style-name="Tabelle19.A107" office:value-type="string">
            <text:p text:style-name="P256">Centers view at<text:span text:style-name="T82"> the current mouse position</text:span></text:p>
          </table:table-cell>
          <table:table-cell table:style-name="Tabelle19.B107" office:value-type="string">
            <text:p text:style-name="P249">3D Viewport / View /<text:span text:style-name="T85"> Navigation / Center View to mouse</text:span></text:p>
          </table:table-cell>
          <table:table-cell table:style-name="Tabelle19.C107" office:value-type="string">
            <text:p text:style-name="P249">3D View / 3D View (Global) /<text:span text:style-name="T72"> Center View to mouse</text:span></text:p>
          </table:table-cell>
          <table:table-cell table:style-name="Tabelle19.D107" office:value-type="string">
            <text:p text:style-name="P257">Alt F</text:p>
          </table:table-cell>
          <table:table-cell table:style-name="Tabelle19.E107" office:value-type="string">
            <text:p text:style-name="P117"/>
          </table:table-cell>
        </table:table-row>
        <table:table-row table:style-name="Tabelle19.1">
          <table:table-cell table:style-name="Tabelle19.A35" office:value-type="string">
            <text:p text:style-name="P258">Views all</text:p>
          </table:table-cell>
          <table:table-cell table:style-name="Tabelle19.B35" office:value-type="string">
            <text:p text:style-name="P249">3D Viewport / View / <text:span text:style-name="T82">View all</text:span></text:p>
          </table:table-cell>
          <table:table-cell table:style-name="Tabelle19.C35" office:value-type="string">
            <text:p text:style-name="P249">3D View / 3D View (Global) /<text:span text:style-name="T72"> View All</text:span></text:p>
          </table:table-cell>
          <table:table-cell table:style-name="Tabelle19.D35" office:value-type="string">
            <text:p text:style-name="P256">Home (Pos1 at german keyboard)</text:p>
          </table:table-cell>
          <table:table-cell table:style-name="Tabelle19.E35" office:value-type="string">
            <text:p text:style-name="P231"/>
          </table:table-cell>
        </table:table-row>
        <table:table-row table:style-name="Tabelle19.1">
          <table:table-cell table:style-name="Tabelle19.A107" office:value-type="string">
            <text:p text:style-name="P259">Switches between active camera and World view</text:p>
          </table:table-cell>
          <table:table-cell table:style-name="Tabelle19.B107" office:value-type="string">
            <text:p text:style-name="P249">3D Viewport / View / <text:span text:style-name="T87">Cameras / Active Camera</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59">Numpad ,</text:p>
          </table:table-cell>
          <table:table-cell table:style-name="Tabelle19.E107" office:value-type="string">
            <text:p text:style-name="P231"/>
          </table:table-cell>
        </table:table-row>
        <table:table-row table:style-name="Tabelle19.1">
          <table:table-cell table:style-name="Tabelle19.A107" office:value-type="string">
            <text:p text:style-name="P259">Switches to Front Ortho sight</text:p>
          </table:table-cell>
          <table:table-cell table:style-name="Tabelle19.B107" office:value-type="string">
            <text:p text:style-name="P249">3D Viewport / View / <text:span text:style-name="T87">Front</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59">Numpad 1</text:p>
          </table:table-cell>
          <table:table-cell table:style-name="Tabelle19.E107" office:value-type="string">
            <text:p text:style-name="P259"/>
          </table:table-cell>
        </table:table-row>
        <table:table-row table:style-name="Tabelle19.1">
          <table:table-cell table:style-name="Tabelle19.A107" office:value-type="string">
            <text:p text:style-name="P259">Orbit down</text:p>
          </table:table-cell>
          <table:table-cell table:style-name="Tabelle19.B107" office:value-type="string">
            <text:p text:style-name="P249">3D Viewport / View / <text:span text:style-name="T87">Navigation / Orbit down</text:span></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59">Numpad 2</text:p>
          </table:table-cell>
          <table:table-cell table:style-name="Tabelle19.E107" office:value-type="string">
            <text:p text:style-name="P231"/>
          </table:table-cell>
        </table:table-row>
        <table:table-row table:style-name="Tabelle19.1">
          <table:table-cell table:style-name="Tabelle19.A107" office:value-type="string">
            <text:p text:style-name="P259">Switches to <text:span text:style-name="T88">Left</text:span> Ortho sight</text:p>
          </table:table-cell>
          <table:table-cell table:style-name="Tabelle19.B107" office:value-type="string">
            <text:p text:style-name="P249">3D Viewport / View / <text:span text:style-name="T87">Front</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59">Numpad 3</text:p>
          </table:table-cell>
          <table:table-cell table:style-name="Tabelle19.E107" office:value-type="string">
            <text:p text:style-name="P231"/>
          </table:table-cell>
        </table:table-row>
        <text:soft-page-break/>
        <table:table-row table:style-name="Tabelle19.1">
          <table:table-cell table:style-name="Tabelle19.A107" office:value-type="string">
            <text:p text:style-name="P260">Orbit Left</text:p>
          </table:table-cell>
          <table:table-cell table:style-name="Tabelle19.B107" office:value-type="string">
            <text:p text:style-name="P249">3D Viewport / View / <text:span text:style-name="T87">Navigation / Orbit Left</text:span></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59">Numpad 4</text:p>
          </table:table-cell>
          <table:table-cell table:style-name="Tabelle19.E107" office:value-type="string">
            <text:p text:style-name="P231"/>
          </table:table-cell>
        </table:table-row>
        <table:table-row table:style-name="Tabelle19.1">
          <table:table-cell table:style-name="Tabelle19.A107" office:value-type="string">
            <text:p text:style-name="P260">Changes between orthographic and perspectivic presentation of the 3D viewport.</text:p>
          </table:table-cell>
          <table:table-cell table:style-name="Tabelle19.B107" office:value-type="string">
            <text:p text:style-name="P249">3D Viewport / View / <text:span text:style-name="T88">View Persp/Ortho</text:span></text:p>
          </table:table-cell>
          <table:table-cell table:style-name="Tabelle19.C107" office:value-type="string">
            <text:p text:style-name="P249">3D View / 3D View (Global) /<text:span text:style-name="T72"> View Persp/ Ortho</text:span></text:p>
          </table:table-cell>
          <table:table-cell table:style-name="Tabelle19.D107" office:value-type="string">
            <text:p text:style-name="P259">Numpad 5</text:p>
          </table:table-cell>
          <table:table-cell table:style-name="Tabelle19.E107" office:value-type="string">
            <text:p text:style-name="P231"/>
          </table:table-cell>
        </table:table-row>
        <table:table-row table:style-name="Tabelle19.1">
          <table:table-cell table:style-name="Tabelle19.A107" office:value-type="string">
            <text:p text:style-name="P260">Orbit Right</text:p>
          </table:table-cell>
          <table:table-cell table:style-name="Tabelle19.B107" office:value-type="string">
            <text:p text:style-name="P249">3D Viewport / View / <text:span text:style-name="T87">Navigation / Orbit Right</text:span></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59">Numpad 6</text:p>
          </table:table-cell>
          <table:table-cell table:style-name="Tabelle19.E107" office:value-type="string">
            <text:p text:style-name="P231"/>
          </table:table-cell>
        </table:table-row>
        <table:table-row table:style-name="Tabelle19.1">
          <table:table-cell table:style-name="Tabelle19.A107" office:value-type="string">
            <text:p text:style-name="P259">Switches to <text:span text:style-name="T88">Top</text:span> Ortho sight</text:p>
          </table:table-cell>
          <table:table-cell table:style-name="Tabelle19.B107" office:value-type="string">
            <text:p text:style-name="P249">3D Viewport / View / <text:span text:style-name="T88">Top</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59">Numpad 7</text:p>
          </table:table-cell>
          <table:table-cell table:style-name="Tabelle19.E107" office:value-type="string">
            <text:p text:style-name="P231"/>
          </table:table-cell>
        </table:table-row>
        <table:table-row table:style-name="Tabelle19.1">
          <table:table-cell table:style-name="Tabelle19.A107" office:value-type="string">
            <text:p text:style-name="P260">Orbit Up</text:p>
          </table:table-cell>
          <table:table-cell table:style-name="Tabelle19.B107" office:value-type="string">
            <text:p text:style-name="P249">3D Viewport / View / <text:span text:style-name="T87">Navigation / Orbit Up</text:span></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59">Numpad 8</text:p>
          </table:table-cell>
          <table:table-cell table:style-name="Tabelle19.E107" office:value-type="string">
            <text:p text:style-name="P231"/>
          </table:table-cell>
        </table:table-row>
        <table:table-row table:style-name="Tabelle19.1">
          <table:table-cell table:style-name="Tabelle19.A107" office:value-type="string">
            <text:p text:style-name="P259">Switches to <text:span text:style-name="T89">Back</text:span> Ortho sight</text:p>
          </table:table-cell>
          <table:table-cell table:style-name="Tabelle19.B107" office:value-type="string">
            <text:p text:style-name="P249">3D Viewport / View / <text:span text:style-name="T89">Back</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0">Ctrl Numpad 1</text:p>
          </table:table-cell>
          <table:table-cell table:style-name="Tabelle19.E107" office:value-type="string">
            <text:p text:style-name="P231"/>
          </table:table-cell>
        </table:table-row>
        <table:table-row table:style-name="Tabelle19.1">
          <table:table-cell table:style-name="Tabelle19.A107" office:value-type="string">
            <text:p text:style-name="P259">Switches to <text:span text:style-name="T89">Left</text:span> Ortho sight</text:p>
          </table:table-cell>
          <table:table-cell table:style-name="Tabelle19.B107" office:value-type="string">
            <text:p text:style-name="P249">3D Viewport / View / <text:span text:style-name="T89">Left</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0">Ctrl Numpad <text:span text:style-name="T89">3</text:span></text:p>
          </table:table-cell>
          <table:table-cell table:style-name="Tabelle19.E107" office:value-type="string">
            <text:p text:style-name="P231"/>
          </table:table-cell>
        </table:table-row>
        <table:table-row table:style-name="Tabelle19.1">
          <table:table-cell table:style-name="Tabelle19.A107" office:value-type="string">
            <text:p text:style-name="P259">Switches to <text:span text:style-name="T89">Bottom</text:span> Ortho sight</text:p>
          </table:table-cell>
          <table:table-cell table:style-name="Tabelle19.B107" office:value-type="string">
            <text:p text:style-name="P249">3D Viewport / View / <text:span text:style-name="T89">Bottom</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0">Ctrl Numpad <text:span text:style-name="T89">7</text:span></text:p>
          </table:table-cell>
          <table:table-cell table:style-name="Tabelle19.E107" office:value-type="string">
            <text:p text:style-name="P231"/>
          </table:table-cell>
        </table:table-row>
        <table:table-row table:style-name="Tabelle19.1">
          <table:table-cell table:style-name="Tabelle19.A107" office:value-type="string">
            <text:p text:style-name="P261">Moves the view down</text:p>
          </table:table-cell>
          <table:table-cell table:style-name="Tabelle19.B107" office:value-type="string">
            <text:p text:style-name="P249">3D Viewport / View / <text:span text:style-name="T89">Pan down</text:span></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0">Ctrl Numpad <text:span text:style-name="T89">2</text:span></text:p>
          </table:table-cell>
          <table:table-cell table:style-name="Tabelle19.E107" office:value-type="string">
            <text:p text:style-name="P231"/>
          </table:table-cell>
        </table:table-row>
        <table:table-row table:style-name="Tabelle19.1">
          <table:table-cell table:style-name="Tabelle19.A107" office:value-type="string">
            <text:p text:style-name="P261">Moves the view left</text:p>
          </table:table-cell>
          <table:table-cell table:style-name="Tabelle19.B107" office:value-type="string">
            <text:p text:style-name="P249">3D Viewport / View / <text:span text:style-name="T89">Pan Left</text:span></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0">Ctrl Numpad <text:span text:style-name="T89">4</text:span></text:p>
          </table:table-cell>
          <table:table-cell table:style-name="Tabelle19.E107" office:value-type="string">
            <text:p text:style-name="P231"/>
          </table:table-cell>
        </table:table-row>
        <table:table-row table:style-name="Tabelle19.1">
          <table:table-cell table:style-name="Tabelle19.A107" office:value-type="string">
            <text:p text:style-name="P261">Moves the view right</text:p>
          </table:table-cell>
          <table:table-cell table:style-name="Tabelle19.B107" office:value-type="string">
            <text:p text:style-name="P249">3D Viewport / View / <text:span text:style-name="T89">Pan Right</text:span></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0">Ctrl Numpad <text:span text:style-name="T89">6</text:span></text:p>
          </table:table-cell>
          <table:table-cell table:style-name="Tabelle19.E107" office:value-type="string">
            <text:p text:style-name="P231"/>
          </table:table-cell>
        </table:table-row>
        <table:table-row table:style-name="Tabelle19.1">
          <table:table-cell table:style-name="Tabelle19.A51" office:value-type="string">
            <text:p text:style-name="P261">Moves the view up</text:p>
          </table:table-cell>
          <table:table-cell table:style-name="Tabelle19.B51" office:value-type="string">
            <text:p text:style-name="P249">3D Viewport / View / <text:span text:style-name="T89">Pan Up</text:span></text:p>
          </table:table-cell>
          <table:table-cell table:style-name="Tabelle19.C51" office:value-type="string">
            <text:p text:style-name="P249">3D View / 3D View (Global) /<text:span text:style-name="T72"> View Pan</text:span></text:p>
          </table:table-cell>
          <table:table-cell table:style-name="Tabelle19.D51" office:value-type="string">
            <text:p text:style-name="P260">Ctrl Numpad <text:span text:style-name="T89">8</text:span></text:p>
          </table:table-cell>
          <table:table-cell table:style-name="Tabelle19.E51" office:value-type="string">
            <text:p text:style-name="P231"/>
          </table:table-cell>
        </table:table-row>
        <table:table-row table:style-name="Tabelle19.1">
          <table:table-cell table:style-name="Tabelle19.A107" office:value-type="string">
            <text:p text:style-name="P262">Mirrors the axis orientation</text:p>
          </table:table-cell>
          <table:table-cell table:style-name="Tabelle19.B107" office:value-type="string">
            <text:p text:style-name="P249">3D Viewport / View / <text:span text:style-name="T87">Navigation / Orbit opposite</text:span></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61">Numpad 9</text:p>
          </table:table-cell>
          <table:table-cell table:style-name="Tabelle19.E107" office:value-type="string">
            <text:p text:style-name="P118"/>
          </table:table-cell>
        </table:table-row>
        <table:table-row table:style-name="Tabelle19.1">
          <table:table-cell table:style-name="Tabelle19.A107" office:value-type="string">
            <text:p text:style-name="P261">Moves the view <text:span text:style-name="T90">right</text:span></text:p>
          </table:table-cell>
          <table:table-cell table:style-name="Tabelle19.B107" office:value-type="string">
            <text:p text:style-name="P262">None</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3">Ctrl Wheel Up</text:p>
          </table:table-cell>
          <table:table-cell table:style-name="Tabelle19.E107" office:value-type="string">
            <text:p text:style-name="P93"><text:span text:style-name="T247">No menu entry. Mouse functionality. <text:s/></text:span>Double Entry! <text:span text:style-name="T77">But may be useful for laptop users that has no numpad.</text:span></text:p>
          </table:table-cell>
        </table:table-row>
        <table:table-row table:style-name="Tabelle19.1">
          <table:table-cell table:style-name="Tabelle19.A107" office:value-type="string">
            <text:p text:style-name="P261">Moves the view left</text:p>
          </table:table-cell>
          <table:table-cell table:style-name="Tabelle19.B107" office:value-type="string">
            <text:p text:style-name="P262">None</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3">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1">Moves the view <text:span text:style-name="T91">up</text:span></text:p>
          </table:table-cell>
          <table:table-cell table:style-name="Tabelle19.B107" office:value-type="string">
            <text:p text:style-name="P262">None</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3">Shif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1">Moves the view up</text:p>
          </table:table-cell>
          <table:table-cell table:style-name="Tabelle19.B107" office:value-type="string">
            <text:p text:style-name="P262">None</text:p>
          </table:table-cell>
          <table:table-cell table:style-name="Tabelle19.C107" office:value-type="string">
            <text:p text:style-name="P249">3D View / 3D View (Global) /<text:span text:style-name="T72"> View Pan</text:span></text:p>
          </table:table-cell>
          <table:table-cell table:style-name="Tabelle19.D107" office:value-type="string">
            <text:p text:style-name="P263">Shif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0">Orbit Left</text:p>
          </table:table-cell>
          <table:table-cell table:style-name="Tabelle19.B107" office:value-type="string">
            <text:p text:style-name="P263">None</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63">Ctrl Al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3">Orbit right</text:p>
          </table:table-cell>
          <table:table-cell table:style-name="Tabelle19.B107" office:value-type="string">
            <text:p text:style-name="P263">None</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63">Ctrl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59" office:value-type="string">
            <text:p text:style-name="P263">Orbit up</text:p>
          </table:table-cell>
          <table:table-cell table:style-name="Tabelle19.B59" office:value-type="string">
            <text:p text:style-name="P263">None</text:p>
          </table:table-cell>
          <table:table-cell table:style-name="Tabelle19.C59" office:value-type="string">
            <text:p text:style-name="P249">3D View / 3D View (Global) /<text:span text:style-name="T72"> View Orbit</text:span></text:p>
          </table:table-cell>
          <table:table-cell table:style-name="Tabelle19.D59" office:value-type="string">
            <text:p text:style-name="P263">Shift Alt Wheel Up</text:p>
          </table:table-cell>
          <table:table-cell table:style-name="Tabelle19.E59" office:value-type="string">
            <text:p text:style-name="P93"><text:span text:style-name="T247">No menu entry. Mouse functionality. </text:span>Double Entry! <text:span text:style-name="T77">But may be useful for laptop users that has no numpad.</text:span></text:p>
          </table:table-cell>
        </table:table-row>
        <text:soft-page-break/>
        <table:table-row table:style-name="Tabelle19.1">
          <table:table-cell table:style-name="Tabelle19.A107" office:value-type="string">
            <text:p text:style-name="P263">Orbit down</text:p>
          </table:table-cell>
          <table:table-cell table:style-name="Tabelle19.B107" office:value-type="string">
            <text:p text:style-name="P263">None</text:p>
          </table:table-cell>
          <table:table-cell table:style-name="Tabelle19.C107" office:value-type="string">
            <text:p text:style-name="P249">3D View / 3D View (Global) /<text:span text:style-name="T72"> View Orbit</text:span></text:p>
          </table:table-cell>
          <table:table-cell table:style-name="Tabelle19.D107" office:value-type="string">
            <text:p text:style-name="P263">Shift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2">Rolls the view counter clockwise</text:p>
          </table:table-cell>
          <table:table-cell table:style-name="Tabelle19.B107" office:value-type="string">
            <text:p text:style-name="P263">None</text:p>
          </table:table-cell>
          <table:table-cell table:style-name="Tabelle19.C107" office:value-type="string">
            <text:p text:style-name="P249">3D View / 3D View (Global) /<text:span text:style-name="T72"> View Roll</text:span></text:p>
          </table:table-cell>
          <table:table-cell table:style-name="Tabelle19.D107" office:value-type="string">
            <text:p text:style-name="P263">Shift Ctrl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2">Rolls the view clockwise</text:p>
          </table:table-cell>
          <table:table-cell table:style-name="Tabelle19.B107" office:value-type="string">
            <text:p text:style-name="P263">None</text:p>
          </table:table-cell>
          <table:table-cell table:style-name="Tabelle19.C107" office:value-type="string">
            <text:p text:style-name="P249">3D View / 3D View (Global) /<text:span text:style-name="T72"> View Roll</text:span></text:p>
          </table:table-cell>
          <table:table-cell table:style-name="Tabelle19.D107" office:value-type="string">
            <text:p text:style-name="P263">Shift 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4">Switches to Front Ortho, but with the selected Object in center.</text:p>
          </table:table-cell>
          <table:table-cell table:style-name="Tabelle19.B107" office:value-type="string">
            <text:p text:style-name="P249">3D Viewport / View / <text:span text:style-name="T92">Align View / <text:s/>Front</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4">Shift Numpad 1</text:p>
          </table:table-cell>
          <table:table-cell table:style-name="Tabelle19.E107" office:value-type="string">
            <text:p text:style-name="P231"/>
          </table:table-cell>
        </table:table-row>
        <table:table-row table:style-name="Tabelle19.1">
          <table:table-cell table:style-name="Tabelle19.A107" office:value-type="string">
            <text:p text:style-name="P264">Switches to <text:s/>Right Ortho, but with the selected Object in center.</text:p>
          </table:table-cell>
          <table:table-cell table:style-name="Tabelle19.B107" office:value-type="string">
            <text:p text:style-name="P249">3D Viewport / View / <text:span text:style-name="T92">Align View / <text:s/>Right</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4">Shift Numpad 3</text:p>
          </table:table-cell>
          <table:table-cell table:style-name="Tabelle19.E107" office:value-type="string">
            <text:p text:style-name="P231"/>
          </table:table-cell>
        </table:table-row>
        <table:table-row table:style-name="Tabelle19.1">
          <table:table-cell table:style-name="Tabelle19.A107" office:value-type="string">
            <text:p text:style-name="P264">Switches to <text:s/>Top Ortho, but with the selected Object in center.</text:p>
          </table:table-cell>
          <table:table-cell table:style-name="Tabelle19.B107" office:value-type="string">
            <text:p text:style-name="P249">3D Viewport / View / <text:span text:style-name="T92">Align View / <text:s/>Top</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4">Shift Numpad 7</text:p>
          </table:table-cell>
          <table:table-cell table:style-name="Tabelle19.E107" office:value-type="string">
            <text:p text:style-name="P231"/>
          </table:table-cell>
        </table:table-row>
        <table:table-row table:style-name="Tabelle19.1">
          <table:table-cell table:style-name="Tabelle19.A107" office:value-type="string">
            <text:p text:style-name="P264">Switches to <text:s/>Back Ortho, but with the selected Object in center.</text:p>
          </table:table-cell>
          <table:table-cell table:style-name="Tabelle19.B107" office:value-type="string">
            <text:p text:style-name="P249">3D Viewport / View / <text:span text:style-name="T92">Align View / <text:s/>Back</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4">Shift <text:s/>Ctrl Numpad 1</text:p>
          </table:table-cell>
          <table:table-cell table:style-name="Tabelle19.E107" office:value-type="string">
            <text:p text:style-name="P231"/>
          </table:table-cell>
        </table:table-row>
        <table:table-row table:style-name="Tabelle19.1">
          <table:table-cell table:style-name="Tabelle19.A107" office:value-type="string">
            <text:p text:style-name="P264">Switches to Left Ortho, but with the selected Object in center.</text:p>
          </table:table-cell>
          <table:table-cell table:style-name="Tabelle19.B107" office:value-type="string">
            <text:p text:style-name="P249">3D Viewport / View / <text:span text:style-name="T92">Align View / <text:s/>Left</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4">Shift Ctrl Numpad 3</text:p>
          </table:table-cell>
          <table:table-cell table:style-name="Tabelle19.E107" office:value-type="string">
            <text:p text:style-name="P231"/>
          </table:table-cell>
        </table:table-row>
        <table:table-row table:style-name="Tabelle19.1">
          <table:table-cell table:style-name="Tabelle19.A107" office:value-type="string">
            <text:p text:style-name="P264">Switches to <text:s/>Bottom Ortho, but with the selected Object in center.</text:p>
          </table:table-cell>
          <table:table-cell table:style-name="Tabelle19.B107" office:value-type="string">
            <text:p text:style-name="P249">3D Viewport / View / <text:span text:style-name="T92">Align View / <text:s/>Bottom</text:span></text:p>
          </table:table-cell>
          <table:table-cell table:style-name="Tabelle19.C107" office:value-type="string">
            <text:p text:style-name="P249">3D View / 3D View (Global) /<text:span text:style-name="T72"> View Numpad</text:span></text:p>
          </table:table-cell>
          <table:table-cell table:style-name="Tabelle19.D107" office:value-type="string">
            <text:p text:style-name="P264">Shift Ctrl Numpad 7</text:p>
          </table:table-cell>
          <table:table-cell table:style-name="Tabelle19.E107" office:value-type="string">
            <text:p text:style-name="P231"/>
          </table:table-cell>
        </table:table-row>
        <table:table-row table:style-name="Tabelle19.1">
          <table:table-cell table:style-name="Tabelle19.A107" office:value-type="string">
            <text:p text:style-name="P264">Switches between local view and global view</text:p>
          </table:table-cell>
          <table:table-cell table:style-name="Tabelle19.B107" office:value-type="string">
            <text:p text:style-name="P249">3D Viewport / View /<text:span text:style-name="T92"> Global/Local</text:span></text:p>
          </table:table-cell>
          <table:table-cell table:style-name="Tabelle19.C107" office:value-type="string">
            <text:p text:style-name="P249">3D View / 3D View (Global) /<text:span text:style-name="T72"> Local View</text:span></text:p>
          </table:table-cell>
          <table:table-cell table:style-name="Tabelle19.D107" office:value-type="string">
            <text:p text:style-name="P264">Numpad /</text:p>
          </table:table-cell>
          <table:table-cell table:style-name="Tabelle19.E107" office:value-type="string">
            <text:p text:style-name="P231"/>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Ndof Orbit View with Zoom</text:span></text:p>
          </table:table-cell>
          <table:table-cell table:style-name="Tabelle19.D107" office:value-type="string">
            <text:p text:style-name="P209">Ndof Motion</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Ndof Orbit View</text:span></text:p>
          </table:table-cell>
          <table:table-cell table:style-name="Tabelle19.D107" office:value-type="string">
            <text:p text:style-name="P209">Ctrl Ndof Motion</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Ndof Pan View</text:span></text:p>
          </table:table-cell>
          <table:table-cell table:style-name="Tabelle19.D107" office:value-type="string">
            <text:p text:style-name="P209">Shift Ndof Motion</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Ndof Move View</text:span></text:p>
          </table:table-cell>
          <table:table-cell table:style-name="Tabelle19.D107" office:value-type="string">
            <text:p text:style-name="P209">Shift Ctrl Ndof Motion</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Selected</text:span></text:p>
          </table:table-cell>
          <table:table-cell table:style-name="Tabelle19.D107" office:value-type="string">
            <text:p text:style-name="P209">Ndof fit</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Ndof Orbit View with Zoom</text:span>3D View / 3D View (Global) /<text:span text:style-name="T72"> Ndof Orbit View with Zoom</text:span></text:p>
          </table:table-cell>
          <table:table-cell table:style-name="Tabelle19.D107" office:value-type="string">
            <text:p text:style-name="P209">Ndof roll ccw</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Roll</text:span></text:p>
          </table:table-cell>
          <table:table-cell table:style-name="Tabelle19.D107" office:value-type="string">
            <text:p text:style-name="P209">Ndof roll cw</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Roll</text:span></text:p>
          </table:table-cell>
          <table:table-cell table:style-name="Tabelle19.D107" office:value-type="string">
            <text:p text:style-name="P209">Ndof Front</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Ndof Back</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Ndof Left</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Ndof Right</text:p>
          </table:table-cell>
          <table:table-cell table:style-name="Tabelle19.E107" office:value-type="string">
            <text:p text:style-name="P204">Cannot test</text:p>
          </table:table-cell>
        </table:table-row>
        <text:soft-page-break/>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Ndof Top</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Ndof Bottom</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Shift Ndof Front</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Shift Ndof Right</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05"><text:span text:style-name="T38">Ndof device for </text:span>3dConnexion </text:p>
          </table:table-cell>
          <table:table-cell table:style-name="Tabelle19.B107" office:value-type="string">
            <text:p text:style-name="P207">None</text:p>
          </table:table-cell>
          <table:table-cell table:style-name="Tabelle19.C107" office:value-type="string">
            <text:p text:style-name="P208">3D View / 3D View (Global) /<text:span text:style-name="T72"> View Numpad</text:span></text:p>
          </table:table-cell>
          <table:table-cell table:style-name="Tabelle19.D107" office:value-type="string">
            <text:p text:style-name="P209">Shift Ndof Top</text:p>
          </table:table-cell>
          <table:table-cell table:style-name="Tabelle19.E107" office:value-type="string">
            <text:p text:style-name="P204">Cannot test</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Select Mouse</text:p>
          </table:table-cell>
          <table:table-cell table:style-name="Tabelle19.E107" office:value-type="string">
            <text:p text:style-name="P267"><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Shift Select Mouse</text:p>
          </table:table-cell>
          <table:table-cell table:style-name="Tabelle19.E107" office:value-type="string">
            <text:p text:style-name="P267"><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Ctrl Select Mouse</text:p>
          </table:table-cell>
          <table:table-cell table:style-name="Tabelle19.E107" office:value-type="string">
            <text:p text:style-name="P267"><text:span text:style-name="T25">No menu entry. Mouse functionality. </text:span>Fundamental interactio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Alt Select Mouse</text:p>
          </table:table-cell>
          <table:table-cell table:style-name="Tabelle19.E107" office:value-type="string">
            <text:p text:style-name="P267"><text:span text:style-name="T25">No menu entry. Mouse functionality. </text:span>Fundamental interactio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Shift Ctrl Select Mouse</text:p>
          </table:table-cell>
          <table:table-cell table:style-name="Tabelle19.E107" office:value-type="string">
            <text:p text:style-name="P267"><text:span text:style-name="T25">No menu entry. Mouse functionality. </text:span>Fundamental interactio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Ctrl Alt Select Mouse</text:p>
          </table:table-cell>
          <table:table-cell table:style-name="Tabelle19.E107" office:value-type="string">
            <text:p text:style-name="P267"><text:span text:style-name="T25">No menu entry. Mouse functionality. No menu entry. Mouse functionality. </text:span>Fundamental interactio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Shift Alt Select Mouse</text:p>
          </table:table-cell>
          <table:table-cell table:style-name="Tabelle19.E107" office:value-type="string">
            <text:p text:style-name="P267"><text:span text:style-name="T25">No menu entry. Mouse functionality. </text:span>Fundamental interaction</text:p>
          </table:table-cell>
        </table:table-row>
        <table:table-row table:style-name="Tabelle19.1">
          <table:table-cell table:style-name="Tabelle19.A107" office:value-type="string">
            <text:p text:style-name="P248">Activate/Select</text:p>
          </table:table-cell>
          <table:table-cell table:style-name="Tabelle19.B107" office:value-type="string">
            <text:p text:style-name="P263">None</text:p>
          </table:table-cell>
          <table:table-cell table:style-name="Tabelle19.C107" office:value-type="string">
            <text:p text:style-name="P249">3D View / 3D View (Global) /<text:span text:style-name="T72"> Activate/Select</text:span></text:p>
          </table:table-cell>
          <table:table-cell table:style-name="Tabelle19.D107" office:value-type="string">
            <text:p text:style-name="P265">Shift Ctrl Alt Select Mouse</text:p>
          </table:table-cell>
          <table:table-cell table:style-name="Tabelle19.E107" office:value-type="string">
            <text:p text:style-name="P267"><text:span text:style-name="T25">No menu entry. Mouse functionality. </text:span>Fundamental interaction</text:p>
          </table:table-cell>
        </table:table-row>
        <table:table-row table:style-name="Tabelle19.1">
          <table:table-cell table:style-name="Tabelle19.A107" office:value-type="string">
            <text:p text:style-name="P268">Border Select </text:p>
          </table:table-cell>
          <table:table-cell table:style-name="Tabelle19.B107" office:value-type="string">
            <text:p text:style-name="P269"><text:span text:style-name="T94">3D Viewport /</text:span> Select /<text:span text:style-name="T95"> Border Select</text:span></text:p>
          </table:table-cell>
          <table:table-cell table:style-name="Tabelle19.C107" office:value-type="string">
            <text:p text:style-name="P249">3D View / 3D View (Global) /<text:span text:style-name="T72"> Border Select</text:span></text:p>
          </table:table-cell>
          <table:table-cell table:style-name="Tabelle19.D107" office:value-type="string">
            <text:p text:style-name="P268">B</text:p>
          </table:table-cell>
          <table:table-cell table:style-name="Tabelle19.E107" office:value-type="string">
            <text:p text:style-name="P266"/>
          </table:table-cell>
        </table:table-row>
        <table:table-row table:style-name="Tabelle19.1">
          <table:table-cell table:style-name="Tabelle19.A107" office:value-type="string">
            <text:p text:style-name="P248">Lasso Select, select</text:p>
          </table:table-cell>
          <table:table-cell table:style-name="Tabelle19.B107" office:value-type="string">
            <text:p text:style-name="P269"><text:span text:style-name="T94">3D Viewport /</text:span> Select /<text:span text:style-name="T95"> Lasso Select</text:span></text:p>
          </table:table-cell>
          <table:table-cell table:style-name="Tabelle19.C107" office:value-type="string">
            <text:p text:style-name="P249">3D View / 3D View (Global) /<text:span text:style-name="T72"> Lasso Select</text:span></text:p>
          </table:table-cell>
          <table:table-cell table:style-name="Tabelle19.D107" office:value-type="string">
            <text:p text:style-name="P269">Ctrl <text:span text:style-name="T96">Action Mouse (with lmb select action mouse is rmb)</text:span></text:p>
          </table:table-cell>
          <table:table-cell table:style-name="Tabelle19.E107" office:value-type="string">
            <text:p text:style-name="P269">Event Mapping Tweak</text:p>
          </table:table-cell>
        </table:table-row>
        <table:table-row table:style-name="Tabelle19.1">
          <table:table-cell table:style-name="Tabelle19.A107" office:value-type="string">
            <text:p text:style-name="P248">Lasso Select, deselect</text:p>
          </table:table-cell>
          <table:table-cell table:style-name="Tabelle19.B107" office:value-type="string">
            <text:p text:style-name="P269">None</text:p>
          </table:table-cell>
          <table:table-cell table:style-name="Tabelle19.C107" office:value-type="string">
            <text:p text:style-name="P249">3D View / 3D View (Global) /<text:span text:style-name="T72"> Lasso Select</text:span></text:p>
          </table:table-cell>
          <table:table-cell table:style-name="Tabelle19.D107" office:value-type="string">
            <text:p text:style-name="P269"><text:span text:style-name="T96">Shift </text:span>Ctrl <text:span text:style-name="T96">Action Mouse (with lmb select action mouse is rmb)</text:span></text:p>
          </table:table-cell>
          <table:table-cell table:style-name="Tabelle19.E107" office:value-type="string">
            <text:p text:style-name="P270"><text:span text:style-name="T26">No menu entry.</text:span><text:span text:style-name="T27"> </text:span>Event Mapping Tweak</text:p>
          </table:table-cell>
        </table:table-row>
        <table:table-row table:style-name="Tabelle19.1">
          <table:table-cell table:style-name="Tabelle19.A97" office:value-type="string">
            <text:p text:style-name="P269">Circle Select</text:p>
          </table:table-cell>
          <table:table-cell table:style-name="Tabelle19.B97" office:value-type="string">
            <text:p text:style-name="P269"><text:span text:style-name="T94">3D Viewport /</text:span> Select / Circle Select</text:p>
          </table:table-cell>
          <table:table-cell table:style-name="Tabelle19.C97" office:value-type="string">
            <text:p text:style-name="P249">3D View / 3D View (Global) /<text:span text:style-name="T72"> Circle Select</text:span></text:p>
          </table:table-cell>
          <table:table-cell table:style-name="Tabelle19.D97" office:value-type="string">
            <text:p text:style-name="P28">G</text:p>
          </table:table-cell>
          <table:table-cell table:style-name="Tabelle19.E97" office:value-type="string">
            <text:p text:style-name="P231"/>
          </table:table-cell>
        </table:table-row>
        <table:table-row table:style-name="Tabelle19.1">
          <table:table-cell table:style-name="Tabelle19.A107" office:value-type="string">
            <text:p text:style-name="P271">Copy </text:p>
          </table:table-cell>
          <table:table-cell table:style-name="Tabelle19.B107" office:value-type="string">
            <text:p text:style-name="P269"><text:span text:style-name="T94">3D Viewport /</text:span> <text:span text:style-name="T97">Object</text:span> /<text:span text:style-name="T97"> Copy</text:span></text:p>
          </table:table-cell>
          <table:table-cell table:style-name="Tabelle19.C107" office:value-type="string">
            <text:p text:style-name="P249">3D View / 3D View (Global) /<text:span text:style-name="T98"> Copy Selection to Buffer</text:span></text:p>
          </table:table-cell>
          <table:table-cell table:style-name="Tabelle19.D107" office:value-type="string">
            <text:p text:style-name="P271">Ctrl C</text:p>
          </table:table-cell>
          <table:table-cell table:style-name="Tabelle19.E107" office:value-type="string">
            <text:p text:style-name="P119"/>
          </table:table-cell>
        </table:table-row>
        <table:table-row table:style-name="Tabelle19.99">
          <table:table-cell table:style-name="Tabelle19.A107" office:value-type="string">
            <text:p text:style-name="P271">Paste</text:p>
          </table:table-cell>
          <table:table-cell table:style-name="Tabelle19.B107" office:value-type="string">
            <text:p text:style-name="P269"><text:span text:style-name="T94">3D Viewport /</text:span> <text:span text:style-name="T97">Object</text:span> /<text:span text:style-name="T97"> Paste</text:span></text:p>
          </table:table-cell>
          <table:table-cell table:style-name="Tabelle19.C107" office:value-type="string">
            <text:p text:style-name="P249">3D View / 3D View (Global) /<text:span text:style-name="T98"> Paste Selection from Buffer</text:span></text:p>
          </table:table-cell>
          <table:table-cell table:style-name="Tabelle19.D107" office:value-type="string">
            <text:p text:style-name="P271">Ctrl V</text:p>
          </table:table-cell>
          <table:table-cell table:style-name="Tabelle19.E107" office:value-type="string">
            <text:p text:style-name="P119"/>
          </table:table-cell>
        </table:table-row>
        <table:table-row table:style-name="Tabelle19.1">
          <table:table-cell table:style-name="Tabelle19.A107" office:value-type="string">
            <text:p text:style-name="P271">Move</text:p>
          </table:table-cell>
          <table:table-cell table:style-name="Tabelle19.B107" office:value-type="string">
            <text:p text:style-name="P269"><text:span text:style-name="T94">3D Viewport /</text:span> <text:span text:style-name="T98">Tool Shelf / Tools / Transform tab / Translate</text:span></text:p>
          </table:table-cell>
          <table:table-cell table:style-name="Tabelle19.C107" office:value-type="string">
            <text:p text:style-name="P249">3D View / 3D View (Global) /<text:span text:style-name="T98"> Translate</text:span></text:p>
          </table:table-cell>
          <table:table-cell table:style-name="Tabelle19.D107" office:value-type="string">
            <text:p text:style-name="P271">W</text:p>
          </table:table-cell>
          <table:table-cell table:style-name="Tabelle19.E107" office:value-type="string">
            <text:p text:style-name="P231"/>
          </table:table-cell>
        </table:table-row>
        <text:soft-page-break/>
        <table:table-row table:style-name="Tabelle19.1">
          <table:table-cell table:style-name="Tabelle19.A107" office:value-type="string">
            <text:p text:style-name="P271">Move</text:p>
          </table:table-cell>
          <table:table-cell table:style-name="Tabelle19.B107" office:value-type="string">
            <text:p text:style-name="P504">None</text:p>
          </table:table-cell>
          <table:table-cell table:style-name="Tabelle19.C107" office:value-type="string">
            <text:p text:style-name="P249">3D View / 3D View (Global) /<text:span text:style-name="T98"> Translate</text:span></text:p>
          </table:table-cell>
          <table:table-cell table:style-name="Tabelle19.D107" office:value-type="string">
            <text:p text:style-name="P231"/>
          </table:table-cell>
          <table:table-cell table:style-name="Tabelle19.E107" office:value-type="string">
            <text:p text:style-name="P272"><text:span text:style-name="T26">No menu entry.</text:span><text:span text:style-name="T27"> </text:span>Event mapping Tweak<text:span text:style-name="T99">. </text:span><text:span text:style-name="T79">Covered by the Important Hotkeys addon</text:span></text:p>
          </table:table-cell>
        </table:table-row>
        <table:table-row table:style-name="Tabelle19.1">
          <table:table-cell table:style-name="Tabelle19.A107" office:value-type="string">
            <text:p text:style-name="P271">Rotate</text:p>
          </table:table-cell>
          <table:table-cell table:style-name="Tabelle19.B107" office:value-type="string">
            <text:p text:style-name="P269"><text:span text:style-name="T94">3D Viewport /</text:span> <text:span text:style-name="T98">Tool Shelf / Tools / Transform tab / Rotate</text:span></text:p>
          </table:table-cell>
          <table:table-cell table:style-name="Tabelle19.C107" office:value-type="string">
            <text:p text:style-name="P249">3D View / 3D View (Global) /<text:span text:style-name="T98"> Rotate</text:span></text:p>
          </table:table-cell>
          <table:table-cell table:style-name="Tabelle19.D107" office:value-type="string">
            <text:p text:style-name="P271">E</text:p>
          </table:table-cell>
          <table:table-cell table:style-name="Tabelle19.E107" office:value-type="string">
            <text:p text:style-name="P231"/>
          </table:table-cell>
        </table:table-row>
        <table:table-row table:style-name="Tabelle19.1">
          <table:table-cell table:style-name="Tabelle19.A105" office:value-type="string">
            <text:p text:style-name="P271">Scale</text:p>
          </table:table-cell>
          <table:table-cell table:style-name="Tabelle19.B105" office:value-type="string">
            <text:p text:style-name="P269"><text:span text:style-name="T94">3D Viewport /</text:span> <text:span text:style-name="T98">Tool Shelf / Tools / Transform tab / Scale</text:span></text:p>
          </table:table-cell>
          <table:table-cell table:style-name="Tabelle19.C105" office:value-type="string">
            <text:p text:style-name="P249">3D View / 3D View (Global) /<text:span text:style-name="T98"> Resize</text:span></text:p>
          </table:table-cell>
          <table:table-cell table:style-name="Tabelle19.D105" office:value-type="string">
            <text:p text:style-name="P271">R</text:p>
          </table:table-cell>
          <table:table-cell table:style-name="Tabelle19.E105" office:value-type="string">
            <text:p text:style-name="P231"/>
          </table:table-cell>
        </table:table-row>
        <table:table-row table:style-name="Tabelle19.1">
          <table:table-cell table:style-name="Tabelle19.A105" office:value-type="string">
            <text:p text:style-name="P468">Part of the Reset 3D View Addon. Resets the 3D View.</text:p>
          </table:table-cell>
          <table:table-cell table:style-name="Tabelle19.B105" office:value-type="string">
            <text:p text:style-name="P251">3D Viewport / View / Reset 3D View</text:p>
          </table:table-cell>
          <table:table-cell table:style-name="Tabelle19.C105" office:value-type="string">
            <text:p text:style-name="P251">3D View / 3D View (Global) /<text:span text:style-name="T231"> Reset 3D View</text:span></text:p>
          </table:table-cell>
          <table:table-cell table:style-name="Tabelle19.D105" office:value-type="string">
            <text:p text:style-name="P468">Numpad * </text:p>
          </table:table-cell>
          <table:table-cell table:style-name="Tabelle19.E105" office:value-type="string">
            <text:p text:style-name="P231"/>
          </table:table-cell>
        </table:table-row>
        <table:table-row table:style-name="Tabelle19.1">
          <table:table-cell table:style-name="Tabelle19.A105" office:value-type="string">
            <text:p text:style-name="P468">Stroke Select addon. Activates stroke select with hold down key.</text:p>
          </table:table-cell>
          <table:table-cell table:style-name="Tabelle19.B105" office:value-type="string">
            <text:p text:style-name="P468">3D Viewport / Select / Stroke Select</text:p>
          </table:table-cell>
          <table:table-cell table:style-name="Tabelle19.C105" office:value-type="string">
            <text:p text:style-name="P251">3D View / 3D View (Global) /<text:span text:style-name="T231"> Stroke Select</text:span></text:p>
          </table:table-cell>
          <table:table-cell table:style-name="Tabelle19.D105" office:value-type="string">
            <text:p text:style-name="P468">I Select Mouse</text:p>
          </table:table-cell>
          <table:table-cell table:style-name="Tabelle19.E105" office:value-type="string">
            <text:p text:style-name="P231"/>
          </table:table-cell>
        </table:table-row>
        <table:table-row table:style-name="Tabelle19.1">
          <table:table-cell table:style-name="Tabelle19.A106" office:value-type="string">
            <text:p text:style-name="P468">Toggles the 3D Widget in the viewport</text:p>
          </table:table-cell>
          <table:table-cell table:style-name="Tabelle19.B106" office:value-type="string">
            <text:p text:style-name="P504">3D Viewport / Header / 3d Widget button</text:p>
          </table:table-cell>
          <table:table-cell table:style-name="Tabelle19.C106" office:value-type="string">
            <text:p text:style-name="P251">3D View / 3D View (Global) /<text:span text:style-name="T231"> Context Toggle</text:span></text:p>
          </table:table-cell>
          <table:table-cell table:style-name="Tabelle19.D106" office:value-type="string">
            <text:p text:style-name="P468">Q</text:p>
          </table:table-cell>
          <table:table-cell table:style-name="Tabelle19.E106" office:value-type="string">
            <text:p text:style-name="P231"/>
          </table:table-cell>
        </table:table-row>
        <table:table-row table:style-name="Tabelle19.1">
          <table:table-cell table:style-name="Tabelle19.A107" office:value-type="string">
            <text:p text:style-name="P262">Rolls the view counter clockwise</text:p>
          </table:table-cell>
          <table:table-cell table:style-name="Tabelle19.B107" office:value-type="string">
            <text:p text:style-name="P273"><text:span text:style-name="T85">3D </text:span>View / Navigation / Roll Left</text:p>
          </table:table-cell>
          <table:table-cell table:style-name="Tabelle19.C107" office:value-type="string">
            <text:p text:style-name="P249">3D View / 3D View (Global) /<text:span text:style-name="T72"> View Roll</text:span></text:p>
          </table:table-cell>
          <table:table-cell table:style-name="Tabelle19.D107" office:value-type="string">
            <text:p text:style-name="P263">Shift Ctrl <text:span text:style-name="T101">Numpad 4</text:span></text:p>
          </table:table-cell>
          <table:table-cell table:style-name="Tabelle19.E107" office:value-type="string">
            <text:p text:style-name="P120"/>
          </table:table-cell>
        </table:table-row>
        <table:table-row table:style-name="Tabelle19.1">
          <table:table-cell table:style-name="Tabelle19.A108" office:value-type="string">
            <text:p text:style-name="P262">Rolls the view clockwise</text:p>
          </table:table-cell>
          <table:table-cell table:style-name="Tabelle19.B108" office:value-type="string">
            <text:p text:style-name="P273"><text:span text:style-name="T85">3D </text:span>View / Navigation / Roll Right</text:p>
          </table:table-cell>
          <table:table-cell table:style-name="Tabelle19.C108" office:value-type="string">
            <text:p text:style-name="P249">3D View / 3D View (Global) /<text:span text:style-name="T72"> View Roll</text:span></text:p>
          </table:table-cell>
          <table:table-cell table:style-name="Tabelle19.D108" office:value-type="string">
            <text:p text:style-name="P263">Shift Ctrl <text:span text:style-name="T101">Numpad 6</text:span></text:p>
          </table:table-cell>
          <table:table-cell table:style-name="Tabelle19.E108" office:value-type="string">
            <text:p text:style-name="P120"/>
          </table:table-cell>
        </table:table-row>
      </table:table>
      <text:p text:style-name="P2"/>
      <table:table table:name="Tabelle1" table:style-name="Tabelle1">
        <table:table-column table:style-name="Tabelle1.A"/>
        <table:table-header-rows>
          <table:table-row table:style-name="Tabelle1.1">
            <table:table-cell table:style-name="Tabelle1.A1" office:value-type="string">
              <text:h text:style-name="P535" text:outline-level="1"><text:bookmark-start text:name="__RefHeading___Toc29179_111300586"/>3D View - Object Mode<text:bookmark-end text:name="__RefHeading___Toc29179_111300586"/></text:h>
            </table:table-cell>
          </table:table-row>
        </table:table-header-rows>
      </table:table>
      <text:p text:style-name="P2"/>
      <table:table table:name="Tabelle20" table:style-name="Tabelle20">
        <table:table-column table:style-name="Tabelle20.A"/>
        <table:table-column table:style-name="Tabelle20.B"/>
        <table:table-column table:style-name="Tabelle20.C"/>
        <table:table-column table:style-name="Tabelle20.D"/>
        <table:table-column table:style-name="Tabelle20.E"/>
        <table:table-header-rows>
          <table:table-row table:style-name="Tabelle20.1">
            <table:table-cell table:style-name="Tabelle20.A1" table:number-columns-spanned="5" office:value-type="string">
              <text:p text:style-name="P274">3D View - Object Mode</text:p>
            </table:table-cell>
            <table:covered-table-cell/>
            <table:covered-table-cell/>
            <table:covered-table-cell/>
            <table:covered-table-cell/>
          </table:table-row>
        </table:table-header-rows>
        <table:table-row table:style-name="Tabelle20.1">
          <table:table-cell table:style-name="Tabelle20.A2" office:value-type="string">
            <text:p text:style-name="P18">Function </text:p>
          </table:table-cell>
          <table:table-cell table:style-name="Tabelle20.A2" office:value-type="string">
            <text:p text:style-name="P18">Surface <text:span text:style-name="T6">menu </text:span>location<text:tab/></text:p>
          </table:table-cell>
          <table:table-cell table:style-name="Tabelle20.A2" office:value-type="string">
            <text:p text:style-name="P18">User Preferences location</text:p>
          </table:table-cell>
          <table:table-cell table:style-name="Tabelle20.A2" office:value-type="string">
            <text:p text:style-name="P18">Hotkey</text:p>
          </table:table-cell>
          <table:table-cell table:style-name="Tabelle20.E2" office:value-type="string">
            <text:p text:style-name="P18">Special note</text:p>
          </table:table-cell>
        </table:table-row>
        <table:table-row table:style-name="Tabelle20.1">
          <table:table-cell table:style-name="Tabelle20.A3" office:value-type="string">
            <text:p text:style-name="P274">Select all / Deselect all</text:p>
          </table:table-cell>
          <table:table-cell table:style-name="Tabelle20.B3" office:value-type="string">
            <text:p text:style-name="P275">3D Viewport / Select / (De)select all </text:p>
          </table:table-cell>
          <table:table-cell table:style-name="Tabelle20.C3" office:value-type="string">
            <text:p text:style-name="P249">3D View / <text:span text:style-name="T102">Object Mode / (De)select All</text:span></text:p>
          </table:table-cell>
          <table:table-cell table:style-name="Tabelle20.D3" office:value-type="string">
            <text:p text:style-name="P274">A</text:p>
          </table:table-cell>
          <table:table-cell table:style-name="Tabelle20.E3" office:value-type="string">
            <text:p text:style-name="P231"/>
          </table:table-cell>
        </table:table-row>
        <table:table-row table:style-name="Tabelle20.1">
          <table:table-cell table:style-name="Tabelle20.A4" office:value-type="string">
            <text:p text:style-name="P275">Inverse selection</text:p>
          </table:table-cell>
          <table:table-cell table:style-name="Tabelle20.B4" office:value-type="string">
            <text:p text:style-name="P275">3D Viewport / Select / Inverse</text:p>
          </table:table-cell>
          <table:table-cell table:style-name="Tabelle20.C4" office:value-type="string">
            <text:p text:style-name="P249">3D View / <text:span text:style-name="T102">Object Mode / (De)select All</text:span></text:p>
          </table:table-cell>
          <table:table-cell table:style-name="Tabelle20.D4" office:value-type="string">
            <text:p text:style-name="P275">Ctrl I</text:p>
          </table:table-cell>
          <table:table-cell table:style-name="Tabelle20.E4" office:value-type="string">
            <text:p text:style-name="P231"/>
          </table:table-cell>
        </table:table-row>
        <table:table-row table:style-name="Tabelle20.1">
          <table:table-cell table:style-name="Tabelle20.A5" office:value-type="string">
            <text:p text:style-name="P276">Make Parent</text:p>
          </table:table-cell>
          <table:table-cell table:style-name="Tabelle20.B5" office:value-type="string">
            <text:p text:style-name="P249">3D Viewport / Object / Parent</text:p>
          </table:table-cell>
          <table:table-cell table:style-name="Tabelle20.C5" office:value-type="string">
            <text:p text:style-name="P249">3D View / <text:span text:style-name="T102">Object Mode / Make Parent</text:span></text:p>
          </table:table-cell>
          <table:table-cell table:style-name="Tabelle20.D5" office:value-type="string">
            <text:p text:style-name="P277">Ctrl P</text:p>
          </table:table-cell>
          <table:table-cell table:style-name="Tabelle20.E5" office:value-type="string">
            <text:p text:style-name="P278">One of the Popup Panels that we have to keep for now!</text:p>
          </table:table-cell>
        </table:table-row>
        <table:table-row table:style-name="Tabelle20.1">
          <table:table-cell table:style-name="Tabelle20.A17" office:value-type="string">
            <text:p text:style-name="P279">Show hidden Objects</text:p>
          </table:table-cell>
          <table:table-cell table:style-name="Tabelle20.B17" office:value-type="string">
            <text:p text:style-name="P249">3D Viewport / Object<text:span text:style-name="T100"> / Show Hide / Show Hidden</text:span></text:p>
          </table:table-cell>
          <table:table-cell table:style-name="Tabelle20.C17" office:value-type="string">
            <text:p text:style-name="P249">3D View / <text:span text:style-name="T102">Object Mode / Clear Restrict View</text:span></text:p>
          </table:table-cell>
          <table:table-cell table:style-name="Tabelle20.D17" office:value-type="string">
            <text:p text:style-name="P279">Alt H</text:p>
          </table:table-cell>
          <table:table-cell table:style-name="Tabelle20.E17" office:value-type="string">
            <text:p text:style-name="P231"/>
          </table:table-cell>
        </table:table-row>
        <table:table-row table:style-name="Tabelle20.1">
          <table:table-cell table:style-name="Tabelle20.A17" office:value-type="string">
            <text:p text:style-name="P279">Hide selected Object</text:p>
          </table:table-cell>
          <table:table-cell table:style-name="Tabelle20.B17" office:value-type="string">
            <text:p text:style-name="P249">3D Viewport / Object<text:span text:style-name="T100"> / Show Hide / Hide selected</text:span></text:p>
          </table:table-cell>
          <table:table-cell table:style-name="Tabelle20.C17" office:value-type="string">
            <text:p text:style-name="P249">3D View / <text:span text:style-name="T102">Object Mode / Set Restrict View</text:span></text:p>
          </table:table-cell>
          <table:table-cell table:style-name="Tabelle20.D17" office:value-type="string">
            <text:p text:style-name="P279">H</text:p>
          </table:table-cell>
          <table:table-cell table:style-name="Tabelle20.E17" office:value-type="string">
            <text:p text:style-name="P231"/>
          </table:table-cell>
        </table:table-row>
        <table:table-row table:style-name="Tabelle20.1">
          <table:table-cell table:style-name="Tabelle20.A8" office:value-type="string">
            <text:p text:style-name="P279">Hide unselected Object(s)</text:p>
          </table:table-cell>
          <table:table-cell table:style-name="Tabelle20.B8" office:value-type="string">
            <text:p text:style-name="P249">3D Viewport / Object<text:span text:style-name="T100"> / Show Hide / Hide unselected</text:span></text:p>
          </table:table-cell>
          <table:table-cell table:style-name="Tabelle20.C8" office:value-type="string">
            <text:p text:style-name="P249">3D View / <text:span text:style-name="T102">Object Mode / <text:s/>Set Restrict View</text:span></text:p>
          </table:table-cell>
          <table:table-cell table:style-name="Tabelle20.D8" office:value-type="string">
            <text:p text:style-name="P279">Shift H</text:p>
          </table:table-cell>
          <table:table-cell table:style-name="Tabelle20.E8" office:value-type="string">
            <text:p text:style-name="P231"/>
          </table:table-cell>
        </table:table-row>
        <table:table-row table:style-name="Tabelle20.1">
          <table:table-cell table:style-name="Tabelle20.A9" office:value-type="string">
            <text:p text:style-name="P279">Delete</text:p>
          </table:table-cell>
          <table:table-cell table:style-name="Tabelle20.B9" office:value-type="string">
            <text:p text:style-name="P249">3D Viewport / Object<text:span text:style-name="T100"> / Delete</text:span></text:p>
          </table:table-cell>
          <table:table-cell table:style-name="Tabelle20.C9" office:value-type="string">
            <text:p text:style-name="P249">3D View / <text:span text:style-name="T102">Object Mode / Delete</text:span></text:p>
          </table:table-cell>
          <table:table-cell table:style-name="Tabelle20.D9" office:value-type="string">
            <text:p text:style-name="P279">Delete</text:p>
          </table:table-cell>
          <table:table-cell table:style-name="Tabelle20.E9" office:value-type="string">
            <text:p text:style-name="P231"/>
          </table:table-cell>
        </table:table-row>
        <table:table-row table:style-name="Tabelle20.1">
          <table:table-cell table:style-name="Tabelle20.A11" office:value-type="string">
            <text:p text:style-name="P280">Duplicate Objects</text:p>
          </table:table-cell>
          <table:table-cell table:style-name="Tabelle20.B11" office:value-type="string">
            <text:p text:style-name="P249">3D Viewport / Object<text:span text:style-name="T100"> / Duplicate Objects</text:span></text:p>
          </table:table-cell>
          <table:table-cell table:style-name="Tabelle20.C11" office:value-type="string">
            <text:p text:style-name="P249">3D View / <text:span text:style-name="T102">Object Mode / Duplicate Objects</text:span></text:p>
          </table:table-cell>
          <table:table-cell table:style-name="Tabelle20.D11" office:value-type="string">
            <text:p text:style-name="P280">Shift D</text:p>
          </table:table-cell>
          <table:table-cell table:style-name="Tabelle20.E11" office:value-type="string">
            <text:p text:style-name="P231"/>
          </table:table-cell>
        </table:table-row>
        <table:table-row table:style-name="Tabelle20.1">
          <table:table-cell table:style-name="Tabelle20.A11" office:value-type="string">
            <text:p text:style-name="P284">Join Object</text:p>
          </table:table-cell>
          <table:table-cell table:style-name="Tabelle20.B11" office:value-type="string">
            <text:p text:style-name="P249">3D Viewport / Object / <text:span text:style-name="T105">Join</text:span></text:p>
          </table:table-cell>
          <table:table-cell table:style-name="Tabelle20.C11" office:value-type="string">
            <text:p text:style-name="P249">3D View / <text:span text:style-name="T102">Object Mode / Join</text:span></text:p>
          </table:table-cell>
          <table:table-cell table:style-name="Tabelle20.D11" office:value-type="string">
            <text:p text:style-name="P284">Ctrl J</text:p>
          </table:table-cell>
          <table:table-cell table:style-name="Tabelle20.E11" office:value-type="string">
            <text:p text:style-name="P278"/>
          </table:table-cell>
        </table:table-row>
        <table:table-row table:style-name="Tabelle20.1">
          <table:table-cell table:style-name="Tabelle20.A17" office:value-type="string">
            <text:p text:style-name="P281">Adds a SDS modifier to selected object and sets SDS Level to value</text:p>
          </table:table-cell>
          <table:table-cell table:style-name="Tabelle20.B17" office:value-type="string">
            <text:p text:style-name="P282">3D Viewport / <text:span text:style-name="T103">Object / Subdivide / Subdivision Set</text:span></text:p>
          </table:table-cell>
          <table:table-cell table:style-name="Tabelle20.C17" office:value-type="string">
            <text:p text:style-name="P249">3D View / <text:span text:style-name="T102">Object Mode / Subdivision Set</text:span></text:p>
          </table:table-cell>
          <table:table-cell table:style-name="Tabelle20.D17" office:value-type="string">
            <text:p text:style-name="P283">Ctrl 0</text:p>
          </table:table-cell>
          <table:table-cell table:style-name="Tabelle20.E17" office:value-type="string">
            <text:p text:style-name="P122"/>
          </table:table-cell>
        </table:table-row>
        <table:table-row table:style-name="Tabelle20.1">
          <table:table-cell table:style-name="Tabelle20.A17" office:value-type="string">
            <text:p text:style-name="P281">Adds a SDS modifier to selected object and sets SDS Level to value</text:p>
          </table:table-cell>
          <table:table-cell table:style-name="Tabelle20.B17" office:value-type="string">
            <text:p text:style-name="P282">3D Viewport / <text:span text:style-name="T103">Object / Subdivide / Subdivision Set</text:span></text:p>
          </table:table-cell>
          <table:table-cell table:style-name="Tabelle20.C17" office:value-type="string">
            <text:p text:style-name="P249">3D View / <text:span text:style-name="T102">Object Mode / Subdivision Set</text:span></text:p>
          </table:table-cell>
          <table:table-cell table:style-name="Tabelle20.D17" office:value-type="string">
            <text:p text:style-name="P283">Ctrl 1</text:p>
          </table:table-cell>
          <table:table-cell table:style-name="Tabelle20.E17" office:value-type="string">
            <text:p text:style-name="P122"/>
          </table:table-cell>
        </table:table-row>
        <table:table-row table:style-name="Tabelle20.1">
          <table:table-cell table:style-name="Tabelle20.A17" office:value-type="string">
            <text:p text:style-name="P281">Adds a SDS modifier to selected object and sets SDS Level to value</text:p>
          </table:table-cell>
          <table:table-cell table:style-name="Tabelle20.B17" office:value-type="string">
            <text:p text:style-name="P282">3D Viewport / <text:span text:style-name="T103">Object / Subdivide / Subdivision Set</text:span></text:p>
          </table:table-cell>
          <table:table-cell table:style-name="Tabelle20.C17" office:value-type="string">
            <text:p text:style-name="P249">3D View / <text:span text:style-name="T102">Object Mode / Subdivision Set</text:span></text:p>
          </table:table-cell>
          <table:table-cell table:style-name="Tabelle20.D17" office:value-type="string">
            <text:p text:style-name="P283">Ctrl 2</text:p>
          </table:table-cell>
          <table:table-cell table:style-name="Tabelle20.E17" office:value-type="string">
            <text:p text:style-name="P122"/>
          </table:table-cell>
        </table:table-row>
        <text:soft-page-break/>
        <table:table-row table:style-name="Tabelle20.1">
          <table:table-cell table:style-name="Tabelle20.A17" office:value-type="string">
            <text:p text:style-name="P281">Adds a SDS modifier to selected object and sets SDS Level to value</text:p>
          </table:table-cell>
          <table:table-cell table:style-name="Tabelle20.B17" office:value-type="string">
            <text:p text:style-name="P282">3D Viewport / <text:span text:style-name="T103">Object / Subdivide / Subdivision Set</text:span></text:p>
          </table:table-cell>
          <table:table-cell table:style-name="Tabelle20.C17" office:value-type="string">
            <text:p text:style-name="P249">3D View / <text:span text:style-name="T102">Object Mode / Subdivision Set</text:span></text:p>
          </table:table-cell>
          <table:table-cell table:style-name="Tabelle20.D17" office:value-type="string">
            <text:p text:style-name="P283">Ctrl 3</text:p>
          </table:table-cell>
          <table:table-cell table:style-name="Tabelle20.E17" office:value-type="string">
            <text:p text:style-name="P122"/>
          </table:table-cell>
        </table:table-row>
        <table:table-row table:style-name="Tabelle20.1">
          <table:table-cell table:style-name="Tabelle20.A17" office:value-type="string">
            <text:p text:style-name="P281"><text:bookmark-start text:name="__RefHeading___Toc29181_11130058681"/>Adds a SDS modifier to selected object and sets SDS Level to value<text:bookmark-end text:name="__RefHeading___Toc29181_11130058681"/></text:p>
          </table:table-cell>
          <table:table-cell table:style-name="Tabelle20.B17" office:value-type="string">
            <text:p text:style-name="P282">3D Viewport / <text:span text:style-name="T103">Object / Subdivide / Subdivision Set</text:span></text:p>
          </table:table-cell>
          <table:table-cell table:style-name="Tabelle20.C17" office:value-type="string">
            <text:p text:style-name="P249">3D View / <text:span text:style-name="T102">Object Mode / Subdivision Set</text:span></text:p>
          </table:table-cell>
          <table:table-cell table:style-name="Tabelle20.D17" office:value-type="string">
            <text:p text:style-name="P283">Ctrl 4</text:p>
          </table:table-cell>
          <table:table-cell table:style-name="Tabelle20.E17" office:value-type="string">
            <text:p text:style-name="P122"/>
          </table:table-cell>
        </table:table-row>
        <table:table-row table:style-name="Tabelle20.1">
          <table:table-cell table:style-name="Tabelle20.A17" office:value-type="string">
            <text:p text:style-name="P281">Adds a SDS modifier to selected object and sets SDS Level to value</text:p>
          </table:table-cell>
          <table:table-cell table:style-name="Tabelle20.B17" office:value-type="string">
            <text:p text:style-name="P282">3D Viewport / Object / Subdivide / Subdivision Set</text:p>
          </table:table-cell>
          <table:table-cell table:style-name="Tabelle20.C17" office:value-type="string">
            <text:p text:style-name="P249">3D View / <text:span text:style-name="T102">Object Mode / Subdivision Set</text:span></text:p>
          </table:table-cell>
          <table:table-cell table:style-name="Tabelle20.D17" office:value-type="string">
            <text:p text:style-name="P283">Ctrl 5</text:p>
          </table:table-cell>
          <table:table-cell table:style-name="Tabelle20.E17" office:value-type="string">
            <text:p text:style-name="P122"/>
          </table:table-cell>
        </table:table-row>
        <table:table-row table:style-name="Tabelle20.1">
          <table:table-cell table:style-name="Tabelle20.A18" office:value-type="string">
            <text:p text:style-name="P468">Inverses the current Selection</text:p>
          </table:table-cell>
          <table:table-cell table:style-name="Tabelle20.B18" office:value-type="string">
            <text:p text:style-name="P249">3D Viewport / <text:span text:style-name="T231">Select / Inverse</text:span></text:p>
          </table:table-cell>
          <table:table-cell table:style-name="Tabelle20.C18" office:value-type="string">
            <text:p text:style-name="P249">3D View / <text:span text:style-name="T102">Object Mode / Clear Parent</text:span></text:p>
          </table:table-cell>
          <table:table-cell table:style-name="Tabelle20.D18" office:value-type="string">
            <text:p text:style-name="P468">Ctrl I</text:p>
          </table:table-cell>
          <table:table-cell table:style-name="Tabelle20.E18" office:value-type="string">
            <text:p text:style-name="P278"/>
          </table:table-cell>
        </table:table-row>
      </table:table>
      <text:p text:style-name="P2"/>
      <table:table table:name="Tabelle21" table:style-name="Tabelle21">
        <table:table-column table:style-name="Tabelle21.A"/>
        <table:table-header-rows>
          <table:table-row table:style-name="Tabelle21.1">
            <table:table-cell table:style-name="Tabelle21.A1" office:value-type="string">
              <text:h text:style-name="P540" text:outline-level="1"><text:bookmark-start text:name="__RefHeading___Toc29181_111300586"/>3D View -<text:span text:style-name="T227"> </text:span>Mesh<text:bookmark-end text:name="__RefHeading___Toc29181_111300586"/></text:h>
            </table:table-cell>
          </table:table-row>
        </table:table-header-rows>
      </table:table>
      <text:p text:style-name="P2"/>
      <table:table table:name="Tabelle22" table:style-name="Tabelle22">
        <table:table-column table:style-name="Tabelle22.A"/>
        <table:table-column table:style-name="Tabelle22.B"/>
        <table:table-column table:style-name="Tabelle22.C"/>
        <table:table-column table:style-name="Tabelle22.D"/>
        <table:table-column table:style-name="Tabelle22.E"/>
        <table:table-header-rows>
          <table:table-row table:style-name="Tabelle22.1">
            <table:table-cell table:style-name="Tabelle22.A1" table:number-columns-spanned="5" office:value-type="string">
              <text:p text:style-name="P285">Mesh - Edit Mode</text:p>
            </table:table-cell>
            <table:covered-table-cell/>
            <table:covered-table-cell/>
            <table:covered-table-cell/>
            <table:covered-table-cell/>
          </table:table-row>
        </table:table-header-rows>
        <table:table-row table:style-name="Tabelle22.1">
          <table:table-cell table:style-name="Tabelle22.A2" office:value-type="string">
            <text:p text:style-name="P18">Function </text:p>
          </table:table-cell>
          <table:table-cell table:style-name="Tabelle22.A2" office:value-type="string">
            <text:p text:style-name="P18">Surface <text:span text:style-name="T6">menu </text:span>location<text:tab/></text:p>
          </table:table-cell>
          <table:table-cell table:style-name="Tabelle22.A2" office:value-type="string">
            <text:p text:style-name="P18">User Preferences location</text:p>
          </table:table-cell>
          <table:table-cell table:style-name="Tabelle22.A2" office:value-type="string">
            <text:p text:style-name="P18">Hotkey</text:p>
          </table:table-cell>
          <table:table-cell table:style-name="Tabelle22.E2" office:value-type="string">
            <text:p text:style-name="P18">Special note</text:p>
          </table:table-cell>
        </table:table-row>
        <table:table-row table:style-name="Tabelle22.1">
          <table:table-cell table:style-name="Tabelle22.A3" office:value-type="string">
            <text:p text:style-name="P287">Selects a edgeloop</text:p>
          </table:table-cell>
          <table:table-cell table:style-name="Tabelle22.B3" office:value-type="string">
            <text:p text:style-name="P287">None</text:p>
          </table:table-cell>
          <table:table-cell table:style-name="Tabelle22.C3" office:value-type="string">
            <text:p text:style-name="P285">3D View / <text:s/>Mesh / Loop Select</text:p>
          </table:table-cell>
          <table:table-cell table:style-name="Tabelle22.D3" office:value-type="string">
            <text:p text:style-name="P287">Alt Select Mouse</text:p>
          </table:table-cell>
          <table:table-cell table:style-name="Tabelle22.E3" office:value-type="string">
            <text:p text:style-name="P224"><text:span text:style-name="T25">No menu entry. Mouse functionality. </text:span>Covered by the Important Hotkeys addon</text:p>
          </table:table-cell>
        </table:table-row>
        <table:table-row table:style-name="Tabelle22.1">
          <table:table-cell table:style-name="Tabelle22.A36" office:value-type="string">
            <text:p text:style-name="P287">Selects a edgeloop, adds to selection.</text:p>
          </table:table-cell>
          <table:table-cell table:style-name="Tabelle22.B36" office:value-type="string">
            <text:p text:style-name="P287">None</text:p>
          </table:table-cell>
          <table:table-cell table:style-name="Tabelle22.C36" office:value-type="string">
            <text:p text:style-name="P285">3D View / <text:s/>Mesh / Loop Select</text:p>
          </table:table-cell>
          <table:table-cell table:style-name="Tabelle22.D36" office:value-type="string">
            <text:p text:style-name="P287">Shift Alt Select Mouse</text:p>
          </table:table-cell>
          <table:table-cell table:style-name="Tabelle22.E36" office:value-type="string">
            <text:p text:style-name="P224"><text:span text:style-name="T25">No menu entry. Mouse functionality. </text:span>Covered by the Important Hotkeys addon</text:p>
          </table:table-cell>
        </table:table-row>
        <table:table-row table:style-name="Tabelle22.1">
          <table:table-cell table:style-name="Tabelle22.A36" office:value-type="string">
            <text:p text:style-name="P287">Selects a ring loop</text:p>
          </table:table-cell>
          <table:table-cell table:style-name="Tabelle22.B36" office:value-type="string">
            <text:p text:style-name="P287">None</text:p>
          </table:table-cell>
          <table:table-cell table:style-name="Tabelle22.C36" office:value-type="string">
            <text:p text:style-name="P285">3D View / <text:s/>Mesh / <text:span text:style-name="T106">Edge Ring Select</text:span></text:p>
          </table:table-cell>
          <table:table-cell table:style-name="Tabelle22.D36" office:value-type="string">
            <text:p text:style-name="P287">Ctrl Alt Select Mouse</text:p>
          </table:table-cell>
          <table:table-cell table:style-name="Tabelle22.E36" office:value-type="string">
            <text:p text:style-name="P224"><text:span text:style-name="T25">No menu entry. Mouse functionality. </text:span>Covered by the Important Hotkeys addon</text:p>
          </table:table-cell>
        </table:table-row>
        <table:table-row table:style-name="Tabelle22.1">
          <table:table-cell table:style-name="Tabelle22.A36" office:value-type="string">
            <text:p text:style-name="P287">Selects a ring loop, adds to selection.</text:p>
          </table:table-cell>
          <table:table-cell table:style-name="Tabelle22.B36" office:value-type="string">
            <text:p text:style-name="P287">None</text:p>
          </table:table-cell>
          <table:table-cell table:style-name="Tabelle22.C36" office:value-type="string">
            <text:p text:style-name="P285">3D View / <text:s/>Mesh / <text:span text:style-name="T106">Edge Ring Select</text:span></text:p>
          </table:table-cell>
          <table:table-cell table:style-name="Tabelle22.D36" office:value-type="string">
            <text:p text:style-name="P287">Shift Ctrl Alt Select Mouse</text:p>
          </table:table-cell>
          <table:table-cell table:style-name="Tabelle22.E36" office:value-type="string">
            <text:p text:style-name="P224"><text:span text:style-name="T25">No menu entry. Mouse functionality. </text:span>Covered by the Important Hotkeys addon</text:p>
          </table:table-cell>
        </table:table-row>
        <table:table-row table:style-name="Tabelle22.1">
          <table:table-cell table:style-name="Tabelle22.A36" office:value-type="string">
            <text:p text:style-name="P280">Select shortest path between srating and end edge</text:p>
          </table:table-cell>
          <table:table-cell table:style-name="Tabelle22.B36" office:value-type="string">
            <text:p text:style-name="P280">None</text:p>
          </table:table-cell>
          <table:table-cell table:style-name="Tabelle22.C36" office:value-type="string">
            <text:p text:style-name="P285">3D View / <text:s/>Mesh / <text:span text:style-name="T107">Pick shortest path</text:span></text:p>
          </table:table-cell>
          <table:table-cell table:style-name="Tabelle22.D36" office:value-type="string">
            <text:p text:style-name="P280">Ctrl Select Mouse</text:p>
          </table:table-cell>
          <table:table-cell table:style-name="Tabelle22.E36" office:value-type="string">
            <text:p text:style-name="P224"><text:span text:style-name="T25">No menu entry. Mouse functionality. </text:span>Covered by the Important Hotkeys addon</text:p>
          </table:table-cell>
        </table:table-row>
        <table:table-row table:style-name="Tabelle22.1">
          <table:table-cell table:style-name="Tabelle22.A36" office:value-type="string">
            <text:p text:style-name="P287">Selects / deselects all</text:p>
          </table:table-cell>
          <table:table-cell table:style-name="Tabelle22.B36" office:value-type="string">
            <text:p text:style-name="P287">3D View / Select / (De)select all</text:p>
          </table:table-cell>
          <table:table-cell table:style-name="Tabelle22.C36" office:value-type="string">
            <text:p text:style-name="P285">3D View / Mesh / <text:span text:style-name="T108">(De)select all</text:span></text:p>
          </table:table-cell>
          <table:table-cell table:style-name="Tabelle22.D36" office:value-type="string">
            <text:p text:style-name="P287">A</text:p>
          </table:table-cell>
          <table:table-cell table:style-name="Tabelle22.E36" office:value-type="string">
            <text:p text:style-name="P231"/>
          </table:table-cell>
        </table:table-row>
        <table:table-row table:style-name="Tabelle22.1">
          <table:table-cell table:style-name="Tabelle22.A36" office:value-type="string">
            <text:p text:style-name="P289">Inverts the selection</text:p>
          </table:table-cell>
          <table:table-cell table:style-name="Tabelle22.B36" office:value-type="string">
            <text:p text:style-name="P287">3D View / Select / <text:span text:style-name="T108">Inverse</text:span></text:p>
          </table:table-cell>
          <table:table-cell table:style-name="Tabelle22.C36" office:value-type="string">
            <text:p text:style-name="P285">3D View / Mesh / <text:span text:style-name="T108">(De)select all</text:span></text:p>
          </table:table-cell>
          <table:table-cell table:style-name="Tabelle22.D36" office:value-type="string">
            <text:p text:style-name="P289">Ctrl I</text:p>
          </table:table-cell>
          <table:table-cell table:style-name="Tabelle22.E36" office:value-type="string">
            <text:p text:style-name="P231"/>
          </table:table-cell>
        </table:table-row>
        <table:table-row table:style-name="Tabelle22.1">
          <table:table-cell table:style-name="Tabelle22.A36" office:value-type="string">
            <text:p text:style-name="P287">Select more</text:p>
          </table:table-cell>
          <table:table-cell table:style-name="Tabelle22.B36" office:value-type="string">
            <text:p text:style-name="P287">3D View / Select / <text:span text:style-name="T109">Select More</text:span></text:p>
          </table:table-cell>
          <table:table-cell table:style-name="Tabelle22.C36" office:value-type="string">
            <text:p text:style-name="P285">3D View / Mesh / <text:span text:style-name="T109">Select More</text:span></text:p>
          </table:table-cell>
          <table:table-cell table:style-name="Tabelle22.D36" office:value-type="string">
            <text:p text:style-name="P287">Ctrl Numpad +</text:p>
          </table:table-cell>
          <table:table-cell table:style-name="Tabelle22.E36" office:value-type="string">
            <text:p text:style-name="P122"/>
          </table:table-cell>
        </table:table-row>
        <table:table-row table:style-name="Tabelle22.1">
          <table:table-cell table:style-name="Tabelle22.A36" office:value-type="string">
            <text:p text:style-name="P287">Select less</text:p>
          </table:table-cell>
          <table:table-cell table:style-name="Tabelle22.B36" office:value-type="string">
            <text:p text:style-name="P287">3D View / Select / <text:span text:style-name="T109">Select Less</text:span></text:p>
          </table:table-cell>
          <table:table-cell table:style-name="Tabelle22.C36" office:value-type="string">
            <text:p text:style-name="P285">3D View / Mesh / <text:span text:style-name="T109">Select <text:s/>Less</text:span></text:p>
          </table:table-cell>
          <table:table-cell table:style-name="Tabelle22.D36" office:value-type="string">
            <text:p text:style-name="P287">Ctrl Numpad -</text:p>
          </table:table-cell>
          <table:table-cell table:style-name="Tabelle22.E36" office:value-type="string">
            <text:p text:style-name="P122"/>
          </table:table-cell>
        </table:table-row>
        <table:table-row table:style-name="Tabelle22.1">
          <table:table-cell table:style-name="Tabelle22.A36" office:value-type="string">
            <text:p text:style-name="P290">Select Linked</text:p>
          </table:table-cell>
          <table:table-cell table:style-name="Tabelle22.B36" office:value-type="string">
            <text:p text:style-name="P287">3D View / Select / <text:span text:style-name="T110">Linked Pick Select</text:span></text:p>
          </table:table-cell>
          <table:table-cell table:style-name="Tabelle22.C36" office:value-type="string">
            <text:p text:style-name="P285">3D View / <text:s/>Mesh / <text:span text:style-name="T109">Select Linked</text:span></text:p>
          </table:table-cell>
          <table:table-cell table:style-name="Tabelle22.D36" office:value-type="string">
            <text:p text:style-name="P290">L</text:p>
          </table:table-cell>
          <table:table-cell table:style-name="Tabelle22.E36" office:value-type="string">
            <text:p text:style-name="P123"/>
          </table:table-cell>
        </table:table-row>
        <table:table-row table:style-name="Tabelle22.1">
          <table:table-cell table:style-name="Tabelle22.A13" office:value-type="string">
            <text:p text:style-name="P290">Deselect Linked</text:p>
          </table:table-cell>
          <table:table-cell table:style-name="Tabelle22.B13" office:value-type="string">
            <text:p text:style-name="P287">3D View / Select / <text:span text:style-name="T110">Linked Pick Deselect</text:span></text:p>
          </table:table-cell>
          <table:table-cell table:style-name="Tabelle22.C13" office:value-type="string">
            <text:p text:style-name="P285">3D View / <text:s/>Mesh / <text:span text:style-name="T109">Select Linked</text:span></text:p>
          </table:table-cell>
          <table:table-cell table:style-name="Tabelle22.D13" office:value-type="string">
            <text:p text:style-name="P290">Shift L</text:p>
          </table:table-cell>
          <table:table-cell table:style-name="Tabelle22.E13" office:value-type="string">
            <text:p text:style-name="P123"/>
          </table:table-cell>
        </table:table-row>
        <table:table-row table:style-name="Tabelle22.1">
          <table:table-cell table:style-name="Tabelle22.A36" office:value-type="string">
            <text:p text:style-name="P279">Hide selected Object</text:p>
          </table:table-cell>
          <table:table-cell table:style-name="Tabelle22.B36" office:value-type="string">
            <text:p text:style-name="P249">3D Viewport / <text:span text:style-name="T111">Mesh / Show Hide / Hide selected</text:span></text:p>
          </table:table-cell>
          <table:table-cell table:style-name="Tabelle22.C36" office:value-type="string">
            <text:p text:style-name="P249">3D View / <text:span text:style-name="T112">Mesh / Hide selection</text:span></text:p>
          </table:table-cell>
          <table:table-cell table:style-name="Tabelle22.D36" office:value-type="string">
            <text:p text:style-name="P279">H</text:p>
          </table:table-cell>
          <table:table-cell table:style-name="Tabelle22.E36" office:value-type="string">
            <text:p text:style-name="P231"/>
          </table:table-cell>
        </table:table-row>
        <table:table-row table:style-name="Tabelle22.1">
          <table:table-cell table:style-name="Tabelle22.A36" office:value-type="string">
            <text:p text:style-name="P279">Hide unselected Object(s)</text:p>
          </table:table-cell>
          <table:table-cell table:style-name="Tabelle22.B36" office:value-type="string">
            <text:p text:style-name="P249">3D Viewport / <text:span text:style-name="T111">Mesh / Show Hide / Hide unselected</text:span></text:p>
          </table:table-cell>
          <table:table-cell table:style-name="Tabelle22.C36" office:value-type="string">
            <text:p text:style-name="P249">3D View / <text:span text:style-name="T112">Mesh / Hide selection</text:span></text:p>
          </table:table-cell>
          <table:table-cell table:style-name="Tabelle22.D36" office:value-type="string">
            <text:p text:style-name="P279">Shift H</text:p>
          </table:table-cell>
          <table:table-cell table:style-name="Tabelle22.E36" office:value-type="string">
            <text:p text:style-name="P231"/>
          </table:table-cell>
        </table:table-row>
        <table:table-row table:style-name="Tabelle22.1">
          <table:table-cell table:style-name="Tabelle22.A36" office:value-type="string">
            <text:p text:style-name="P279">Show hidden Objects</text:p>
          </table:table-cell>
          <table:table-cell table:style-name="Tabelle22.B36" office:value-type="string">
            <text:p text:style-name="P249">3D Viewport / <text:span text:style-name="T111">Mesh / Show Hide / Show Hidden</text:span></text:p>
          </table:table-cell>
          <table:table-cell table:style-name="Tabelle22.C36" office:value-type="string">
            <text:p text:style-name="P249">3D View / <text:span text:style-name="T112">Mesh / Reveal Hidden</text:span></text:p>
          </table:table-cell>
          <table:table-cell table:style-name="Tabelle22.D36" office:value-type="string">
            <text:p text:style-name="P279">Alt H</text:p>
          </table:table-cell>
          <table:table-cell table:style-name="Tabelle22.E36" office:value-type="string">
            <text:p text:style-name="P231"/>
          </table:table-cell>
        </table:table-row>
        <text:soft-page-break/>
        <table:table-row table:style-name="Tabelle22.1">
          <table:table-cell table:style-name="Tabelle22.A36" office:value-type="string">
            <text:p text:style-name="P291">Extrude and Move on Normals</text:p>
          </table:table-cell>
          <table:table-cell table:style-name="Tabelle22.B36" office:value-type="string">
            <text:p text:style-name="P249"><text:span text:style-name="T113">3</text:span>D Viewport / <text:span text:style-name="T111">Mesh / Extrude / Region</text:span></text:p>
          </table:table-cell>
          <table:table-cell table:style-name="Tabelle22.C36" office:value-type="string">
            <text:p text:style-name="P249">3D View / <text:span text:style-name="T112">Mesh / Extrude and Move on Normals</text:span></text:p>
          </table:table-cell>
          <table:table-cell table:style-name="Tabelle22.D36" office:value-type="string">
            <text:p text:style-name="P291">S</text:p>
          </table:table-cell>
          <table:table-cell table:style-name="Tabelle22.E36" office:value-type="string">
            <text:p text:style-name="P292">Original Hotkey was E. But<text:span text:style-name="T114"> E</text:span> is occupied by navigation now. So changed it to S</text:p>
          </table:table-cell>
        </table:table-row>
        <table:table-row table:style-name="Tabelle22.1">
          <table:table-cell table:style-name="Tabelle22.A36" office:value-type="string">
            <text:p text:style-name="P294">Adds a duplicate</text:p>
          </table:table-cell>
          <table:table-cell table:style-name="Tabelle22.B36" office:value-type="string">
            <text:p text:style-name="P249"><text:span text:style-name="T113">3</text:span>D Viewport / <text:span text:style-name="T111">Mesh / Add Duplicate</text:span></text:p>
          </table:table-cell>
          <table:table-cell table:style-name="Tabelle22.C36" office:value-type="string">
            <text:p text:style-name="P249">3D View / <text:span text:style-name="T112">Mesh / Add Duplicate</text:span></text:p>
          </table:table-cell>
          <table:table-cell table:style-name="Tabelle22.D36" office:value-type="string">
            <text:p text:style-name="P294">Shift D</text:p>
          </table:table-cell>
          <table:table-cell table:style-name="Tabelle22.E36" office:value-type="string">
            <text:p text:style-name="P231"/>
          </table:table-cell>
        </table:table-row>
        <table:table-row table:style-name="Tabelle22.1">
          <table:table-cell table:style-name="Tabelle22.A36" office:value-type="string">
            <text:p text:style-name="P294">Adds a duplicate of selection at mouse position, slightly rotates source object and target object</text:p>
          </table:table-cell>
          <table:table-cell table:style-name="Tabelle22.B36" office:value-type="string">
            <text:p text:style-name="P282">3D Viewport / Tool Shelf / Tools / Mesh Tools/ <text:span text:style-name="T115">DupliEx</text:span></text:p>
          </table:table-cell>
          <table:table-cell table:style-name="Tabelle22.C36" office:value-type="string">
            <text:p text:style-name="P249">3D View / <text:span text:style-name="T112">Mesh / Duplicate or Extrude to Cursor</text:span></text:p>
          </table:table-cell>
          <table:table-cell table:style-name="Tabelle22.D36" office:value-type="string">
            <text:p text:style-name="P294">Ctrl Action Mouse</text:p>
          </table:table-cell>
          <table:table-cell table:style-name="Tabelle22.E36" office:value-type="string">
            <text:p text:style-name="P124"/>
          </table:table-cell>
        </table:table-row>
        <table:table-row table:style-name="Tabelle22.1">
          <table:table-cell table:style-name="Tabelle22.A36" office:value-type="string">
            <text:p text:style-name="P294">Adds a duplicate of selection at mouse position, slightly rotates target object only</text:p>
          </table:table-cell>
          <table:table-cell table:style-name="Tabelle22.B36" office:value-type="string">
            <text:p text:style-name="P282">3D Viewport / Tool Shelf / Tools / Mesh Tools/ <text:span text:style-name="T115">DupliExRot</text:span></text:p>
          </table:table-cell>
          <table:table-cell table:style-name="Tabelle22.C36" office:value-type="string">
            <text:p text:style-name="P249">3D View / <text:span text:style-name="T112">Mesh / Duplicate or Extrude to Cursor</text:span></text:p>
          </table:table-cell>
          <table:table-cell table:style-name="Tabelle22.D36" office:value-type="string">
            <text:p text:style-name="P294">Shift Ctrl Action Mouse</text:p>
          </table:table-cell>
          <table:table-cell table:style-name="Tabelle22.E36" office:value-type="string">
            <text:p text:style-name="P124"/>
          </table:table-cell>
        </table:table-row>
        <table:table-row table:style-name="Tabelle22.1">
          <table:table-cell table:style-name="Tabelle22.A21" office:value-type="string">
            <text:p text:style-name="P295">Calls the Delete menu quiz</text:p>
          </table:table-cell>
          <table:table-cell table:style-name="Tabelle22.B21" office:value-type="string">
            <text:p text:style-name="P249"><text:span text:style-name="T113">3</text:span>D Viewport / <text:span text:style-name="T111">Mesh / Delete</text:span></text:p>
          </table:table-cell>
          <table:table-cell table:style-name="Tabelle22.C21" office:value-type="string">
            <text:p text:style-name="P249">3D View / <text:span text:style-name="T112">Mesh / Delete</text:span></text:p>
          </table:table-cell>
          <table:table-cell table:style-name="Tabelle22.D21" office:value-type="string">
            <text:p text:style-name="P295"><text:span text:style-name="T228">Ctrl + </text:span>Delete</text:p>
          </table:table-cell>
          <table:table-cell table:style-name="Tabelle22.E21" office:value-type="string">
            <text:p text:style-name="P231"/>
          </table:table-cell>
        </table:table-row>
        <table:table-row table:style-name="Tabelle22.1">
          <table:table-cell table:style-name="Tabelle22.A36" office:value-type="string">
            <text:p text:style-name="P282">Calls the Knife tool</text:p>
          </table:table-cell>
          <table:table-cell table:style-name="Tabelle22.B36" office:value-type="string">
            <text:p text:style-name="P282">3D Viewport / Tool Shelf / Tools / Mesh Tools/ Knife</text:p>
          </table:table-cell>
          <table:table-cell table:style-name="Tabelle22.C36" office:value-type="string">
            <text:p text:style-name="P249">3D View / <text:span text:style-name="T112">Mesh / Knife Topology Tool</text:span></text:p>
          </table:table-cell>
          <table:table-cell table:style-name="Tabelle22.D36" office:value-type="string">
            <text:p text:style-name="P282">K</text:p>
          </table:table-cell>
          <table:table-cell table:style-name="Tabelle22.E36" office:value-type="string">
            <text:p text:style-name="P231"/>
          </table:table-cell>
        </table:table-row>
        <table:table-row table:style-name="Tabelle22.1">
          <table:table-cell table:style-name="Tabelle22.A23" office:value-type="string">
            <text:p text:style-name="P282">Calls the Knife tool for new topology. Needs a selection</text:p>
          </table:table-cell>
          <table:table-cell table:style-name="Tabelle22.B23" office:value-type="string">
            <text:p text:style-name="P282">3D Viewport / Tool Shelf / Tools / Mesh Tools/ Select</text:p>
          </table:table-cell>
          <table:table-cell table:style-name="Tabelle22.C23" office:value-type="string">
            <text:p text:style-name="P249">3D View / <text:span text:style-name="T112">Mesh / Knife Topology Tool</text:span></text:p>
          </table:table-cell>
          <table:table-cell table:style-name="Tabelle22.D23" office:value-type="string">
            <text:p text:style-name="P282">Shift K</text:p>
          </table:table-cell>
          <table:table-cell table:style-name="Tabelle22.E23" office:value-type="string">
            <text:p text:style-name="P231"/>
          </table:table-cell>
        </table:table-row>
        <table:table-row table:style-name="Tabelle22.1">
          <table:table-cell table:style-name="Tabelle22.A36" office:value-type="string">
            <text:p text:style-name="P296">Calls the Unwrap submenu</text:p>
          </table:table-cell>
          <table:table-cell table:style-name="Tabelle22.B36" office:value-type="string">
            <text:p text:style-name="P282">3D Viewport / Tool Shelf /<text:span text:style-name="T116"> Shading / UV's / UV's / Unwrap</text:span></text:p>
          </table:table-cell>
          <table:table-cell table:style-name="Tabelle22.C36" office:value-type="string">
            <text:p text:style-name="P249">3D View / <text:span text:style-name="T112">Mesh / Call Menu</text:span></text:p>
          </table:table-cell>
          <table:table-cell table:style-name="Tabelle22.D36" office:value-type="string">
            <text:p text:style-name="P296">U</text:p>
          </table:table-cell>
          <table:table-cell table:style-name="Tabelle22.E36" office:value-type="string">
            <text:p text:style-name="P293">Keep this one until the new UI is done. Very useful time saver<text:span text:style-name="T117">!</text:span></text:p>
          </table:table-cell>
        </table:table-row>
        <table:table-row table:style-name="Tabelle22.1">
          <table:table-cell table:style-name="Tabelle22.A36" office:value-type="string">
            <text:p text:style-name="P281">Adds a SDS modifier to selected object and sets SDS Level to value</text:p>
          </table:table-cell>
          <table:table-cell table:style-name="Tabelle22.B36" office:value-type="string">
            <text:p text:style-name="P282">3D Viewport / <text:span text:style-name="T103">Mesh / Subdivide / Subdivision Set</text:span></text:p>
          </table:table-cell>
          <table:table-cell table:style-name="Tabelle22.C36" office:value-type="string">
            <text:p text:style-name="P249">3D View / <text:span text:style-name="T112">Mesh / Subdivision Set</text:span></text:p>
          </table:table-cell>
          <table:table-cell table:style-name="Tabelle22.D36" office:value-type="string">
            <text:p text:style-name="P283">Ctrl 0</text:p>
          </table:table-cell>
          <table:table-cell table:style-name="Tabelle22.E36" office:value-type="string">
            <text:p text:style-name="P122"/>
          </table:table-cell>
        </table:table-row>
        <table:table-row table:style-name="Tabelle22.1">
          <table:table-cell table:style-name="Tabelle22.A36" office:value-type="string">
            <text:p text:style-name="P281">Adds a SDS modifier to selected object and sets SDS Level to value</text:p>
          </table:table-cell>
          <table:table-cell table:style-name="Tabelle22.B36" office:value-type="string">
            <text:p text:style-name="P282">3D Viewport / <text:span text:style-name="T103">Mesh / Subdivide / Subdivision Set</text:span></text:p>
          </table:table-cell>
          <table:table-cell table:style-name="Tabelle22.C36" office:value-type="string">
            <text:p text:style-name="P249">3D View / <text:span text:style-name="T112">Mesh / Subdivision Set</text:span></text:p>
          </table:table-cell>
          <table:table-cell table:style-name="Tabelle22.D36" office:value-type="string">
            <text:p text:style-name="P283">Ctrl 1</text:p>
          </table:table-cell>
          <table:table-cell table:style-name="Tabelle22.E36" office:value-type="string">
            <text:p text:style-name="P122"/>
          </table:table-cell>
        </table:table-row>
        <table:table-row table:style-name="Tabelle22.1">
          <table:table-cell table:style-name="Tabelle22.A36" office:value-type="string">
            <text:p text:style-name="P281">Adds a SDS modifier to selected object and sets SDS Level to value</text:p>
          </table:table-cell>
          <table:table-cell table:style-name="Tabelle22.B36" office:value-type="string">
            <text:p text:style-name="P282">3D Viewport / <text:span text:style-name="T103">Mesh / Subdivide / Subdivision Set</text:span></text:p>
          </table:table-cell>
          <table:table-cell table:style-name="Tabelle22.C36" office:value-type="string">
            <text:p text:style-name="P249">3D View / <text:span text:style-name="T112">Mesh / Subdivision Set</text:span></text:p>
          </table:table-cell>
          <table:table-cell table:style-name="Tabelle22.D36" office:value-type="string">
            <text:p text:style-name="P283">Ctrl 2</text:p>
          </table:table-cell>
          <table:table-cell table:style-name="Tabelle22.E36" office:value-type="string">
            <text:p text:style-name="P122"/>
          </table:table-cell>
        </table:table-row>
        <table:table-row table:style-name="Tabelle22.1">
          <table:table-cell table:style-name="Tabelle22.A36" office:value-type="string">
            <text:p text:style-name="P281">Adds a SDS modifier to selected object and sets SDS Level to value</text:p>
          </table:table-cell>
          <table:table-cell table:style-name="Tabelle22.B36" office:value-type="string">
            <text:p text:style-name="P282">3D Viewport / <text:span text:style-name="T103">Mesh / Subdivide / Subdivision Set</text:span></text:p>
          </table:table-cell>
          <table:table-cell table:style-name="Tabelle22.C36" office:value-type="string">
            <text:p text:style-name="P249">3D View / <text:span text:style-name="T112">Mesh / Subdivision Set</text:span></text:p>
          </table:table-cell>
          <table:table-cell table:style-name="Tabelle22.D36" office:value-type="string">
            <text:p text:style-name="P283">Ctrl 3</text:p>
          </table:table-cell>
          <table:table-cell table:style-name="Tabelle22.E36" office:value-type="string">
            <text:p text:style-name="P122"/>
          </table:table-cell>
        </table:table-row>
        <table:table-row table:style-name="Tabelle22.1">
          <table:table-cell table:style-name="Tabelle22.A36" office:value-type="string">
            <text:p text:style-name="P281">Adds a SDS modifier to selected object and sets SDS Level to value</text:p>
          </table:table-cell>
          <table:table-cell table:style-name="Tabelle22.B36" office:value-type="string">
            <text:p text:style-name="P282">3D Viewport / <text:span text:style-name="T103">Mesh / Subdivide / Subdivision Set</text:span></text:p>
          </table:table-cell>
          <table:table-cell table:style-name="Tabelle22.C36" office:value-type="string">
            <text:p text:style-name="P249">3D View / <text:span text:style-name="T112">Mesh / Subdivision Set</text:span></text:p>
          </table:table-cell>
          <table:table-cell table:style-name="Tabelle22.D36" office:value-type="string">
            <text:p text:style-name="P283">Ctrl 4</text:p>
          </table:table-cell>
          <table:table-cell table:style-name="Tabelle22.E36" office:value-type="string">
            <text:p text:style-name="P122"/>
          </table:table-cell>
        </table:table-row>
        <table:table-row table:style-name="Tabelle22.1">
          <table:table-cell table:style-name="Tabelle22.A33" office:value-type="string">
            <text:p text:style-name="P281">Adds a SDS modifier to selected object and sets SDS Level to value</text:p>
          </table:table-cell>
          <table:table-cell table:style-name="Tabelle22.B33" office:value-type="string">
            <text:p text:style-name="P282">3D Viewport / <text:span text:style-name="T103">Mesh / Subdivide / Subdivision Set</text:span></text:p>
          </table:table-cell>
          <table:table-cell table:style-name="Tabelle22.C33" office:value-type="string">
            <text:p text:style-name="P249">3D View / <text:span text:style-name="T112">Mesh / Subdivision Set</text:span></text:p>
          </table:table-cell>
          <table:table-cell table:style-name="Tabelle22.D33" office:value-type="string">
            <text:p text:style-name="P283">Ctrl 5</text:p>
          </table:table-cell>
          <table:table-cell table:style-name="Tabelle22.E33" office:value-type="string">
            <text:p text:style-name="P122"/>
          </table:table-cell>
        </table:table-row>
        <table:table-row table:style-name="Tabelle22.1">
          <table:table-cell table:style-name="Tabelle22.A33" office:value-type="string">
            <text:p text:style-name="P451">Deletes mode dependant what is selected in Edit mode.</text:p>
          </table:table-cell>
          <table:table-cell table:style-name="Tabelle22.B33" office:value-type="string">
            <text:p text:style-name="P250"><text:span text:style-name="T113">3</text:span>D Viewport / <text:span text:style-name="T111">Mesh / Delete</text:span></text:p>
          </table:table-cell>
          <table:table-cell table:style-name="Tabelle22.C33" office:value-type="string">
            <text:p text:style-name="P450">3D View / Mesh / <text:span text:style-name="T228">Smart Delete</text:span></text:p>
          </table:table-cell>
          <table:table-cell table:style-name="Tabelle22.D33" office:value-type="string">
            <text:p text:style-name="P451">Delete</text:p>
          </table:table-cell>
          <table:table-cell table:style-name="Tabelle22.E33" office:value-type="string">
            <text:p text:style-name="P122"/>
          </table:table-cell>
        </table:table-row>
        <table:table-row table:style-name="Tabelle22.1">
          <table:table-cell table:style-name="Tabelle22.A33" office:value-type="string">
            <text:p text:style-name="P281">Sets selection mode to Vertices</text:p>
          </table:table-cell>
          <table:table-cell table:style-name="Tabelle22.B33" office:value-type="string">
            <text:p text:style-name="P282">3D Viewport / toolbar </text:p>
          </table:table-cell>
          <table:table-cell table:style-name="Tabelle22.C33" office:value-type="string">
            <text:p text:style-name="P249">3D View / Mesh / Select Mode </text:p>
          </table:table-cell>
          <table:table-cell table:style-name="Tabelle22.D33" office:value-type="string">
            <text:p text:style-name="P530">X</text:p>
          </table:table-cell>
          <table:table-cell table:style-name="Tabelle22.E33" office:value-type="string">
            <text:p text:style-name="P122"/>
          </table:table-cell>
        </table:table-row>
        <table:table-row table:style-name="Tabelle22.1">
          <table:table-cell table:style-name="Tabelle22.A33" office:value-type="string">
            <text:p text:style-name="P281">Sets selection mode to Edge </text:p>
          </table:table-cell>
          <table:table-cell table:style-name="Tabelle22.B33" office:value-type="string">
            <text:p text:style-name="P282">3D Viewport / toolbar </text:p>
          </table:table-cell>
          <table:table-cell table:style-name="Tabelle22.C33" office:value-type="string">
            <text:p text:style-name="P249">3D View / Mesh / Select Mode </text:p>
          </table:table-cell>
          <table:table-cell table:style-name="Tabelle22.D33" office:value-type="string">
            <text:p text:style-name="P530">C</text:p>
          </table:table-cell>
          <table:table-cell table:style-name="Tabelle22.E33" office:value-type="string">
            <text:p text:style-name="P122"/>
          </table:table-cell>
        </table:table-row>
        <table:table-row table:style-name="Tabelle22.1">
          <table:table-cell table:style-name="Tabelle22.A34" office:value-type="string">
            <text:p text:style-name="P281">Sets selection mode to Face </text:p>
          </table:table-cell>
          <table:table-cell table:style-name="Tabelle22.B34" office:value-type="string">
            <text:p text:style-name="P282">3D Viewport / toolbar </text:p>
          </table:table-cell>
          <table:table-cell table:style-name="Tabelle22.C34" office:value-type="string">
            <text:p text:style-name="P249">3D View / Mesh / Select Mode </text:p>
          </table:table-cell>
          <table:table-cell table:style-name="Tabelle22.D34" office:value-type="string">
            <text:p text:style-name="P530">V</text:p>
          </table:table-cell>
          <table:table-cell table:style-name="Tabelle22.E34" office:value-type="string">
            <text:p text:style-name="P122"/>
          </table:table-cell>
        </table:table-row>
        <table:table-row table:style-name="Tabelle22.1">
          <table:table-cell table:style-name="Tabelle22.A35" office:value-type="string">
            <text:p text:style-name="P448">Make vertex parent parents an object to a vertice</text:p>
          </table:table-cell>
          <table:table-cell table:style-name="Tabelle22.B35" office:value-type="string">
            <text:p text:style-name="P449">3D Viewport / Tool Shelf / <text:span text:style-name="T227">Relations / Make Vertex Parent</text:span></text:p>
          </table:table-cell>
          <table:table-cell table:style-name="Tabelle22.C35" office:value-type="string">
            <text:p text:style-name="P449">3D View / Mesh / Ma<text:span text:style-name="T227">ke Vertex Parent</text:span></text:p>
          </table:table-cell>
          <table:table-cell table:style-name="Tabelle22.D35" office:value-type="string">
            <text:p text:style-name="P448">Ctrl P</text:p>
          </table:table-cell>
          <table:table-cell table:style-name="Tabelle22.E35" office:value-type="string">
            <text:p text:style-name="P122"/>
          </table:table-cell>
        </table:table-row>
        <table:table-row table:style-name="Tabelle22.1">
          <table:table-cell table:style-name="Tabelle22.A36" office:value-type="string">
            <text:p text:style-name="P295">Calls the Delete menu quiz</text:p>
          </table:table-cell>
          <table:table-cell table:style-name="Tabelle22.B36" office:value-type="string">
            <text:p text:style-name="P249"><text:span text:style-name="T113">3</text:span>D Viewport / <text:span text:style-name="T111">Mesh / Delete</text:span></text:p>
          </table:table-cell>
          <table:table-cell table:style-name="Tabelle22.C36" office:value-type="string">
            <text:p text:style-name="P249">3D View / <text:span text:style-name="T112">Mesh / Delete</text:span></text:p>
          </table:table-cell>
          <table:table-cell table:style-name="Tabelle22.D36" office:value-type="string">
            <text:p text:style-name="P295"><text:span text:style-name="T228">Ctrl + </text:span>Delete</text:p>
          </table:table-cell>
          <table:table-cell table:style-name="Tabelle22.E36" office:value-type="string">
            <text:p text:style-name="P231"/>
          </table:table-cell>
        </table:table-row>
        <table:table-row table:style-name="Tabelle22.1">
          <table:table-cell table:style-name="Tabelle22.A37" office:value-type="string">
            <text:p text:style-name="P231">Clear Seam for Unwrapping </text:p>
          </table:table-cell>
          <table:table-cell table:style-name="Tabelle22.B37" office:value-type="string">
            <text:p text:style-name="P231">3D Viewport / Tool Shelf / Shading/UV's / UV's </text:p>
          </table:table-cell>
          <table:table-cell table:style-name="Tabelle22.C37" office:value-type="string">
            <text:p text:style-name="P231">3D View / Mesh / Mark Seam </text:p>
          </table:table-cell>
          <table:table-cell table:style-name="Tabelle22.D37" office:value-type="string">
            <text:p text:style-name="P297">N</text:p>
          </table:table-cell>
          <table:table-cell table:style-name="Tabelle22.E37" office:value-type="string">
            <text:p text:style-name="P231"/>
          </table:table-cell>
        </table:table-row>
        <table:table-row table:style-name="Tabelle22.1">
          <table:table-cell table:style-name="Tabelle22.A38" office:value-type="string">
            <text:p text:style-name="P451">Deletes mode dependant what is selected in Edit mode.</text:p>
          </table:table-cell>
          <table:table-cell table:style-name="Tabelle22.B38" office:value-type="string">
            <text:p text:style-name="P250"><text:span text:style-name="T113">3</text:span>D Viewport / <text:span text:style-name="T111">Mesh / Delete</text:span></text:p>
          </table:table-cell>
          <table:table-cell table:style-name="Tabelle22.C38" office:value-type="string">
            <text:p text:style-name="P450">3D View / Mesh / <text:span text:style-name="T228">Smart Delete</text:span></text:p>
          </table:table-cell>
          <table:table-cell table:style-name="Tabelle22.D38" office:value-type="string">
            <text:p text:style-name="P451">Delete</text:p>
          </table:table-cell>
          <table:table-cell table:style-name="Tabelle22.E38" office:value-type="string">
            <text:p text:style-name="P231"/>
          </table:table-cell>
        </table:table-row>
        <text:soft-page-break/>
        <table:table-row table:style-name="Tabelle22.1">
          <table:table-cell table:style-name="Tabelle22.A39" office:value-type="string">
            <text:p text:style-name="P231">Separate</text:p>
          </table:table-cell>
          <table:table-cell table:style-name="Tabelle22.B39" office:value-type="string">
            <text:p text:style-name="P231">3D Viewport / Mesh / Separate</text:p>
          </table:table-cell>
          <table:table-cell table:style-name="Tabelle22.C39" office:value-type="string">
            <text:p text:style-name="P231">3D View / Mesh / Separate</text:p>
          </table:table-cell>
          <table:table-cell table:style-name="Tabelle22.D39" office:value-type="string">
            <text:p text:style-name="P231">P</text:p>
          </table:table-cell>
          <table:table-cell table:style-name="Tabelle22.E39" office:value-type="string">
            <text:p text:style-name="P231"/>
          </table:table-cell>
        </table:table-row>
        <table:table-row table:style-name="Tabelle22.1">
          <table:table-cell table:style-name="Tabelle22.A40" office:value-type="string">
            <text:p text:style-name="P231">Mark Seam for Unwrapping </text:p>
          </table:table-cell>
          <table:table-cell table:style-name="Tabelle22.B40" office:value-type="string">
            <text:p text:style-name="P231">3D Viewport / Tool Shelf / Shading/UV's / UV's </text:p>
          </table:table-cell>
          <table:table-cell table:style-name="Tabelle22.C40" office:value-type="string">
            <text:p text:style-name="P231">3D View / Mesh / Mark Seam </text:p>
          </table:table-cell>
          <table:table-cell table:style-name="Tabelle22.D40" office:value-type="string">
            <text:p text:style-name="P297">M</text:p>
          </table:table-cell>
          <table:table-cell table:style-name="Tabelle22.E40" office:value-type="string">
            <text:p text:style-name="P231"/>
          </table:table-cell>
        </table:table-row>
        <table:table-row table:style-name="Tabelle22.1">
          <table:table-cell table:style-name="Tabelle22.A41" office:value-type="string">
            <text:p text:style-name="P528">Adds a <text:span text:style-name="T262">edgeloop</text:span> across selected faces<text:span text:style-name="T262">, which can then be moved. Right click centers the loop.</text:span></text:p>
          </table:table-cell>
          <table:table-cell table:style-name="Tabelle22.B41" office:value-type="string">
            <text:p text:style-name="P529">3D Viewport / Tool Shelf / <text:span text:style-name="T261">Tools / Mesh Tools /</text:span></text:p>
          </table:table-cell>
          <table:table-cell table:style-name="Tabelle22.C41" office:value-type="string">
            <text:p text:style-name="P529">3D View / Mesh / <text:span text:style-name="T261">Loop Cut and Slide</text:span></text:p>
          </table:table-cell>
          <table:table-cell table:style-name="Tabelle22.D41" office:value-type="string">
            <text:p text:style-name="P528">Ctrl R</text:p>
          </table:table-cell>
          <table:table-cell table:style-name="Tabelle22.E41" office:value-type="string">
            <text:p text:style-name="P231"/>
          </table:table-cell>
        </table:table-row>
      </table:table>
      <text:p text:style-name="P2"/>
      <table:table table:name="Tabelle23" table:style-name="Tabelle23">
        <table:table-column table:style-name="Tabelle23.A"/>
        <table:table-header-rows>
          <table:table-row table:style-name="Tabelle23.1">
            <table:table-cell table:style-name="Tabelle23.A1" office:value-type="string">
              <text:h text:style-name="P535" text:outline-level="1"><text:bookmark-start text:name="__RefHeading___Toc29183_111300586"/><text:span text:style-name="T118">3D View - </text:span>Curve<text:bookmark-end text:name="__RefHeading___Toc29183_111300586"/></text:h>
            </table:table-cell>
          </table:table-row>
        </table:table-header-rows>
      </table:table>
      <text:p text:style-name="P2"/>
      <table:table table:name="Tabelle24" table:style-name="Tabelle24">
        <table:table-column table:style-name="Tabelle24.A"/>
        <table:table-column table:style-name="Tabelle24.B"/>
        <table:table-column table:style-name="Tabelle24.C"/>
        <table:table-column table:style-name="Tabelle24.D"/>
        <table:table-column table:style-name="Tabelle24.E"/>
        <table:table-header-rows>
          <table:table-row table:style-name="Tabelle24.1">
            <table:table-cell table:style-name="Tabelle24.A1" table:number-columns-spanned="5" office:value-type="string">
              <text:p text:style-name="P296"><text:span text:style-name="T118">3D View - </text:span>Curve - everything connected with curve editing</text:p>
            </table:table-cell>
            <table:covered-table-cell/>
            <table:covered-table-cell/>
            <table:covered-table-cell/>
            <table:covered-table-cell/>
          </table:table-row>
        </table:table-header-rows>
        <table:table-row table:style-name="Tabelle24.1">
          <table:table-cell table:style-name="Tabelle24.A2" office:value-type="string">
            <text:p text:style-name="P18">Function </text:p>
          </table:table-cell>
          <table:table-cell table:style-name="Tabelle24.A2" office:value-type="string">
            <text:p text:style-name="P18">Surface <text:span text:style-name="T6">menu </text:span>location<text:tab/></text:p>
          </table:table-cell>
          <table:table-cell table:style-name="Tabelle24.A2" office:value-type="string">
            <text:p text:style-name="P18">User Preferences location</text:p>
          </table:table-cell>
          <table:table-cell table:style-name="Tabelle24.A2" office:value-type="string">
            <text:p text:style-name="P18">Hotkey</text:p>
          </table:table-cell>
          <table:table-cell table:style-name="Tabelle24.E2" office:value-type="string">
            <text:p text:style-name="P18">Special note</text:p>
          </table:table-cell>
        </table:table-row>
        <table:table-row table:style-name="Tabelle24.1">
          <table:table-cell table:style-name="Tabelle24.A3" office:value-type="string">
            <text:p text:style-name="P298">Add Vertex</text:p>
          </table:table-cell>
          <table:table-cell table:style-name="Tabelle24.B3" office:value-type="string">
            <text:p text:style-name="P298">None</text:p>
          </table:table-cell>
          <table:table-cell table:style-name="Tabelle24.C3" office:value-type="string">
            <text:p text:style-name="P249">3D View / <text:span text:style-name="T119">Curve / Add Vertex</text:span></text:p>
          </table:table-cell>
          <table:table-cell table:style-name="Tabelle24.D3" office:value-type="string">
            <text:p text:style-name="P298">Ctrl Action Mouse</text:p>
          </table:table-cell>
          <table:table-cell table:style-name="Tabelle24.E3" office:value-type="string">
            <text:p text:style-name="P122"/>
          </table:table-cell>
        </table:table-row>
        <table:table-row table:style-name="Tabelle24.1">
          <table:table-cell table:style-name="Tabelle24.A15" office:value-type="string">
            <text:p text:style-name="P298">Selects or deselects all</text:p>
          </table:table-cell>
          <table:table-cell table:style-name="Tabelle24.B15" office:value-type="string">
            <text:p text:style-name="P282">3D Viewport /<text:span text:style-name="T119"> Select / (De)select all</text:span></text:p>
          </table:table-cell>
          <table:table-cell table:style-name="Tabelle24.C15" office:value-type="string">
            <text:p text:style-name="P249">3D View / <text:span text:style-name="T119">Curve / (De)select all</text:span></text:p>
          </table:table-cell>
          <table:table-cell table:style-name="Tabelle24.D15" office:value-type="string">
            <text:p text:style-name="P298">A</text:p>
          </table:table-cell>
          <table:table-cell table:style-name="Tabelle24.E15" office:value-type="string">
            <text:p text:style-name="P231"/>
          </table:table-cell>
        </table:table-row>
        <table:table-row table:style-name="Tabelle24.5">
          <table:table-cell table:style-name="Tabelle24.A5" office:value-type="string">
            <text:p text:style-name="P298">Inverts the selection</text:p>
          </table:table-cell>
          <table:table-cell table:style-name="Tabelle24.B5" office:value-type="string">
            <text:p text:style-name="P282">3D Viewport /<text:span text:style-name="T119"> Select / Inverse</text:span></text:p>
          </table:table-cell>
          <table:table-cell table:style-name="Tabelle24.C5" office:value-type="string">
            <text:p text:style-name="P249">3D View / <text:span text:style-name="T119">Curve / (De)select all</text:span></text:p>
          </table:table-cell>
          <table:table-cell table:style-name="Tabelle24.D5" office:value-type="string">
            <text:p text:style-name="P298">Ctrl I</text:p>
          </table:table-cell>
          <table:table-cell table:style-name="Tabelle24.E5" office:value-type="string">
            <text:p text:style-name="P298"/>
          </table:table-cell>
        </table:table-row>
        <table:table-row table:style-name="Tabelle24.5">
          <table:table-cell table:style-name="Tabelle24.A15" office:value-type="string">
            <text:p text:style-name="P299">Select more</text:p>
          </table:table-cell>
          <table:table-cell table:style-name="Tabelle24.B15" office:value-type="string">
            <text:p text:style-name="P282">3D Viewport /<text:span text:style-name="T119"> Select / Select More</text:span></text:p>
          </table:table-cell>
          <table:table-cell table:style-name="Tabelle24.C15" office:value-type="string">
            <text:p text:style-name="P249">3D View / <text:span text:style-name="T119">Curve / Select More</text:span></text:p>
          </table:table-cell>
          <table:table-cell table:style-name="Tabelle24.D15" office:value-type="string">
            <text:p text:style-name="P299">Ctrl Numpad +</text:p>
          </table:table-cell>
          <table:table-cell table:style-name="Tabelle24.E15" office:value-type="string">
            <text:p text:style-name="P125"/>
          </table:table-cell>
        </table:table-row>
        <table:table-row table:style-name="Tabelle24.5">
          <table:table-cell table:style-name="Tabelle24.A15" office:value-type="string">
            <text:p text:style-name="P299">Select less</text:p>
          </table:table-cell>
          <table:table-cell table:style-name="Tabelle24.B15" office:value-type="string">
            <text:p text:style-name="P282">3D Viewport /<text:span text:style-name="T119"> Select / Select Less</text:span></text:p>
          </table:table-cell>
          <table:table-cell table:style-name="Tabelle24.C15" office:value-type="string">
            <text:p text:style-name="P249">3D View / <text:span text:style-name="T119">Curve / Select Less</text:span></text:p>
          </table:table-cell>
          <table:table-cell table:style-name="Tabelle24.D15" office:value-type="string">
            <text:p text:style-name="P299">Ctrl Numpad -</text:p>
          </table:table-cell>
          <table:table-cell table:style-name="Tabelle24.E15" office:value-type="string">
            <text:p text:style-name="P125"/>
          </table:table-cell>
        </table:table-row>
        <table:table-row table:style-name="Tabelle24.1">
          <table:table-cell table:style-name="Tabelle24.A15" office:value-type="string">
            <text:p text:style-name="P300">Select Linked</text:p>
          </table:table-cell>
          <table:table-cell table:style-name="Tabelle24.B15" office:value-type="string">
            <text:p text:style-name="P287">3D View / Select / <text:span text:style-name="T110">Linked Pick Select</text:span></text:p>
          </table:table-cell>
          <table:table-cell table:style-name="Tabelle24.C15" office:value-type="string">
            <text:p text:style-name="P249">3D View / <text:span text:style-name="T119">Curve / Set Linked</text:span></text:p>
          </table:table-cell>
          <table:table-cell table:style-name="Tabelle24.D15" office:value-type="string">
            <text:p text:style-name="P298">L</text:p>
          </table:table-cell>
          <table:table-cell table:style-name="Tabelle24.E15" office:value-type="string">
            <text:p text:style-name="P125"/>
          </table:table-cell>
        </table:table-row>
        <table:table-row table:style-name="Tabelle24.1">
          <table:table-cell table:style-name="Tabelle24.A15" office:value-type="string">
            <text:p text:style-name="P300">Deelect Linked</text:p>
          </table:table-cell>
          <table:table-cell table:style-name="Tabelle24.B15" office:value-type="string">
            <text:p text:style-name="P287">3D View / Select / <text:span text:style-name="T110">Linked Pick Deselect</text:span></text:p>
          </table:table-cell>
          <table:table-cell table:style-name="Tabelle24.C15" office:value-type="string">
            <text:p text:style-name="P249">3D View / <text:span text:style-name="T119">Curve / Set Linked</text:span></text:p>
          </table:table-cell>
          <table:table-cell table:style-name="Tabelle24.D15" office:value-type="string">
            <text:p text:style-name="P298">Shift L</text:p>
          </table:table-cell>
          <table:table-cell table:style-name="Tabelle24.E15" office:value-type="string">
            <text:p text:style-name="P125"/>
          </table:table-cell>
        </table:table-row>
        <table:table-row table:style-name="Tabelle24.1">
          <table:table-cell table:style-name="Tabelle24.A15" office:value-type="string">
            <text:p text:style-name="P299">Picks shortest path</text:p>
          </table:table-cell>
          <table:table-cell table:style-name="Tabelle24.B15" office:value-type="string">
            <text:p text:style-name="P299">None</text:p>
          </table:table-cell>
          <table:table-cell table:style-name="Tabelle24.C15" office:value-type="string">
            <text:p text:style-name="P249">3D View / <text:span text:style-name="T119">Curve / Picks shortest path</text:span></text:p>
          </table:table-cell>
          <table:table-cell table:style-name="Tabelle24.D15" office:value-type="string">
            <text:p text:style-name="P299">Ctrl Select Mouse</text:p>
          </table:table-cell>
          <table:table-cell table:style-name="Tabelle24.E15" office:value-type="string">
            <text:p text:style-name="P225"><text:span text:style-name="T25">No menu entry.</text:span><text:span text:style-name="T29"> Mouse only action. </text:span>Covered by the Important Hotkeys addon</text:p>
          </table:table-cell>
        </table:table-row>
        <table:table-row table:style-name="Tabelle24.1">
          <table:table-cell table:style-name="Tabelle24.A15" office:value-type="string">
            <text:p text:style-name="P299">Extrudes a new path segment</text:p>
          </table:table-cell>
          <table:table-cell table:style-name="Tabelle24.B15" office:value-type="string">
            <text:p text:style-name="P282">3D Viewport /<text:span text:style-name="T119"> Tool Shelf / Tools / Curve Tools / Extrude</text:span></text:p>
          </table:table-cell>
          <table:table-cell table:style-name="Tabelle24.C15" office:value-type="string">
            <text:p text:style-name="P249">3D View / <text:span text:style-name="T119">Curve / Extrude</text:span></text:p>
          </table:table-cell>
          <table:table-cell table:style-name="Tabelle24.D15" office:value-type="string">
            <text:p text:style-name="P301">S</text:p>
          </table:table-cell>
          <table:table-cell table:style-name="Tabelle24.E15" office:value-type="string">
            <text:p text:style-name="P231"/>
          </table:table-cell>
        </table:table-row>
        <table:table-row table:style-name="Tabelle24.1">
          <table:table-cell table:style-name="Tabelle24.A15" office:value-type="string">
            <text:p text:style-name="P301">Add Duplicate</text:p>
          </table:table-cell>
          <table:table-cell table:style-name="Tabelle24.B15" office:value-type="string">
            <text:p text:style-name="P282">3D Viewport /<text:span text:style-name="T119"> Curve / Add Duplicate</text:span></text:p>
          </table:table-cell>
          <table:table-cell table:style-name="Tabelle24.C15" office:value-type="string">
            <text:p text:style-name="P249">3D View / <text:span text:style-name="T119">Curve / Add Duplicate</text:span></text:p>
          </table:table-cell>
          <table:table-cell table:style-name="Tabelle24.D15" office:value-type="string">
            <text:p text:style-name="P301">Shift D</text:p>
          </table:table-cell>
          <table:table-cell table:style-name="Tabelle24.E15" office:value-type="string">
            <text:p text:style-name="P231"/>
          </table:table-cell>
        </table:table-row>
        <table:table-row table:style-name="Tabelle24.1">
          <table:table-cell table:style-name="Tabelle24.A13" office:value-type="string">
            <text:p text:style-name="P301">Delete </text:p>
          </table:table-cell>
          <table:table-cell table:style-name="Tabelle24.B13" office:value-type="string">
            <text:p text:style-name="P282">3D Viewport /<text:span text:style-name="T119"> Curve / Delete</text:span></text:p>
          </table:table-cell>
          <table:table-cell table:style-name="Tabelle24.C13" office:value-type="string">
            <text:p text:style-name="P249">3D View / <text:span text:style-name="T119">Curve / Delete</text:span></text:p>
          </table:table-cell>
          <table:table-cell table:style-name="Tabelle24.D13" office:value-type="string">
            <text:p text:style-name="P301">Delete</text:p>
          </table:table-cell>
          <table:table-cell table:style-name="Tabelle24.E13" office:value-type="string">
            <text:p text:style-name="P231"/>
          </table:table-cell>
        </table:table-row>
        <table:table-row table:style-name="Tabelle24.1">
          <table:table-cell table:style-name="Tabelle24.A15" office:value-type="string">
            <text:p text:style-name="P279">Show hidden Objects</text:p>
          </table:table-cell>
          <table:table-cell table:style-name="Tabelle24.B15" office:value-type="string">
            <text:p text:style-name="P249">3D Viewport / <text:span text:style-name="T120">Curve / Show Hide / Show Hidden</text:span></text:p>
          </table:table-cell>
          <table:table-cell table:style-name="Tabelle24.C15" office:value-type="string">
            <text:p text:style-name="P249">3D View / <text:span text:style-name="T121">Curve / Reveal Hidden</text:span></text:p>
          </table:table-cell>
          <table:table-cell table:style-name="Tabelle24.D15" office:value-type="string">
            <text:p text:style-name="P279">Alt H</text:p>
          </table:table-cell>
          <table:table-cell table:style-name="Tabelle24.E15" office:value-type="string">
            <text:p text:style-name="P231"/>
          </table:table-cell>
        </table:table-row>
        <table:table-row table:style-name="Tabelle24.1">
          <table:table-cell table:style-name="Tabelle24.A15" office:value-type="string">
            <text:p text:style-name="P279">Hide selected Object</text:p>
          </table:table-cell>
          <table:table-cell table:style-name="Tabelle24.B15" office:value-type="string">
            <text:p text:style-name="P249">3D Viewport / <text:span text:style-name="T121">Curve / Show Hide / Hide selected</text:span></text:p>
          </table:table-cell>
          <table:table-cell table:style-name="Tabelle24.C15" office:value-type="string">
            <text:p text:style-name="P249">3D View / <text:span text:style-name="T121">Curve / Hide selection</text:span></text:p>
          </table:table-cell>
          <table:table-cell table:style-name="Tabelle24.D15" office:value-type="string">
            <text:p text:style-name="P302">H</text:p>
          </table:table-cell>
          <table:table-cell table:style-name="Tabelle24.E15" office:value-type="string">
            <text:p text:style-name="P231"/>
          </table:table-cell>
        </table:table-row>
        <table:table-row table:style-name="Tabelle24.1">
          <table:table-cell table:style-name="Tabelle24.A16" office:value-type="string">
            <text:p text:style-name="P279">Hide unselected Object(s)</text:p>
          </table:table-cell>
          <table:table-cell table:style-name="Tabelle24.B16" office:value-type="string">
            <text:p text:style-name="P249">3D Viewport / <text:span text:style-name="T121">Curve / Show Hide / Hide unselected</text:span></text:p>
          </table:table-cell>
          <table:table-cell table:style-name="Tabelle24.C16" office:value-type="string">
            <text:p text:style-name="P249">3D View / <text:span text:style-name="T121">Curve / Hide selection</text:span></text:p>
          </table:table-cell>
          <table:table-cell table:style-name="Tabelle24.D16" office:value-type="string">
            <text:p text:style-name="P302">Shift H</text:p>
          </table:table-cell>
          <table:table-cell table:style-name="Tabelle24.E16" office:value-type="string">
            <text:p text:style-name="P231"/>
          </table:table-cell>
        </table:table-row>
        <table:table-row table:style-name="Tabelle24.1">
          <table:table-cell table:style-name="Tabelle24.A17" office:value-type="string">
            <text:p text:style-name="P231">Separate</text:p>
          </table:table-cell>
          <table:table-cell table:style-name="Tabelle24.B17" office:value-type="string">
            <text:p text:style-name="P231">3D Viewport / <text:span text:style-name="T121">Curve</text:span> / Separate</text:p>
          </table:table-cell>
          <table:table-cell table:style-name="Tabelle24.C17" office:value-type="string">
            <text:p text:style-name="P231">3D View / <text:span text:style-name="T121">Curve</text:span> / Separate</text:p>
          </table:table-cell>
          <table:table-cell table:style-name="Tabelle24.D17" office:value-type="string">
            <text:p text:style-name="P231">P</text:p>
          </table:table-cell>
          <table:table-cell table:style-name="Tabelle24.E17" office:value-type="string">
            <text:p text:style-name="P231"/>
          </table:table-cell>
        </table:table-row>
        <table:table-row table:style-name="Tabelle24.1">
          <table:table-cell table:style-name="Tabelle24.A18" office:value-type="string">
            <text:p text:style-name="P448">Make Vertex Parent parents an object to a vertex</text:p>
          </table:table-cell>
          <table:table-cell table:style-name="Tabelle24.B18" office:value-type="string">
            <text:p text:style-name="P65">3D Viewport / Tool Shelf / Relations / Make Vertex Parent</text:p>
          </table:table-cell>
          <table:table-cell table:style-name="Tabelle24.C18" office:value-type="string">
            <text:p text:style-name="P448">3D View / Curve / Make Vertex Parent</text:p>
          </table:table-cell>
          <table:table-cell table:style-name="Tabelle24.D18" office:value-type="string">
            <text:p text:style-name="P448">Ctrl P</text:p>
          </table:table-cell>
          <table:table-cell table:style-name="Tabelle24.E18" office:value-type="string">
            <text:p text:style-name="P231"/>
          </table:table-cell>
        </table:table-row>
      </table:table>
      <text:p text:style-name="P2"/>
      <table:table table:name="Tabelle25" table:style-name="Tabelle25">
        <table:table-column table:style-name="Tabelle25.A"/>
        <table:table-header-rows>
          <table:table-row table:style-name="Tabelle25.1">
            <table:table-cell table:style-name="Tabelle25.A1" office:value-type="string">
              <text:h text:style-name="P535" text:outline-level="1"><text:bookmark-start text:name="__RefHeading___Toc29185_111300586"/>3D View - Armature<text:bookmark-end text:name="__RefHeading___Toc29185_111300586"/></text:h>
            </table:table-cell>
          </table:table-row>
        </table:table-header-rows>
      </table:table>
      <text:p text:style-name="P2"/>
      <table:table table:name="Tabelle26" table:style-name="Tabelle26">
        <table:table-column table:style-name="Tabelle26.A"/>
        <table:table-column table:style-name="Tabelle26.B"/>
        <table:table-column table:style-name="Tabelle26.C"/>
        <table:table-column table:style-name="Tabelle26.D"/>
        <table:table-column table:style-name="Tabelle26.E"/>
        <table:table-header-rows>
          <table:table-row table:style-name="Tabelle26.1">
            <table:table-cell table:style-name="Tabelle26.A1" table:number-columns-spanned="5" office:value-type="string">
              <text:p text:style-name="P303">3D View - Armature</text:p>
            </table:table-cell>
            <table:covered-table-cell/>
            <table:covered-table-cell/>
            <table:covered-table-cell/>
            <table:covered-table-cell/>
          </table:table-row>
        </table:table-header-rows>
        <table:table-row table:style-name="Tabelle26.1">
          <table:table-cell table:style-name="Tabelle26.A2" office:value-type="string">
            <text:p text:style-name="P18">Function </text:p>
          </table:table-cell>
          <table:table-cell table:style-name="Tabelle26.A2" office:value-type="string">
            <text:p text:style-name="P18">Surface <text:span text:style-name="T6">menu </text:span>location<text:tab/></text:p>
          </table:table-cell>
          <table:table-cell table:style-name="Tabelle26.A2" office:value-type="string">
            <text:p text:style-name="P18">User Preferences location</text:p>
          </table:table-cell>
          <table:table-cell table:style-name="Tabelle26.A2" office:value-type="string">
            <text:p text:style-name="P18">Hotkey</text:p>
          </table:table-cell>
          <table:table-cell table:style-name="Tabelle26.E2" office:value-type="string">
            <text:p text:style-name="P18">Special note</text:p>
          </table:table-cell>
        </table:table-row>
        <table:table-row table:style-name="Tabelle26.1">
          <table:table-cell table:style-name="Tabelle26.A25" office:value-type="string">
            <text:p text:style-name="P304">Sketch delet<text:span text:style-name="T122">e. Works for </text:span><text:span text:style-name="T12">skeleton</text:span><text:span text:style-name="T122"> sketching</text:span></text:p>
          </table:table-cell>
          <table:table-cell table:style-name="Tabelle26.B25" office:value-type="string">
            <text:p text:style-name="P305">3D Viewport / <text:span text:style-name="T123">Properties toolbar Skeleton Sketching <text:s/>/ Delete Strokes</text:span></text:p>
          </table:table-cell>
          <table:table-cell table:style-name="Tabelle26.C25" office:value-type="string">
            <text:p text:style-name="P249">3D View /<text:span text:style-name="T124"> Armature / Delete</text:span></text:p>
          </table:table-cell>
          <table:table-cell table:style-name="Tabelle26.D25" office:value-type="string">
            <text:p text:style-name="P305">Delete</text:p>
          </table:table-cell>
          <table:table-cell table:style-name="Tabelle26.E25" office:value-type="string">
            <text:p text:style-name="P226"/>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5">None</text:p>
          </table:table-cell>
          <table:table-cell table:style-name="Tabelle26.C25" office:value-type="string">
            <text:p text:style-name="P249">3D View /<text:span text:style-name="T124"> Armature / End Stroke</text:span></text:p>
          </table:table-cell>
          <table:table-cell table:style-name="Tabelle26.D25" office:value-type="string">
            <text:p text:style-name="P305">Right Mouse</text:p>
          </table:table-cell>
          <table:table-cell table:style-name="Tabelle26.E25" office:value-type="string">
            <text:p text:style-name="P225"><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5">None</text:p>
          </table:table-cell>
          <table:table-cell table:style-name="Tabelle26.C25" office:value-type="string">
            <text:p text:style-name="P249">3D View /<text:span text:style-name="T124"> Armature / Cancel Stroke</text:span></text:p>
          </table:table-cell>
          <table:table-cell table:style-name="Tabelle26.D25" office:value-type="string">
            <text:p text:style-name="P305">Esc</text:p>
          </table:table-cell>
          <table:table-cell table:style-name="Tabelle26.E25" office:value-type="string">
            <text:p text:style-name="P507"><text:span text:style-name="T26">No menu entry.</text:span><text:span text:style-name="T27"> Cancel with esc should be obvious. And rmb ends the stroke too. </text:span><text:span text:style-name="T125">Not c</text:span><text:span text:style-name="T126">overed by the Important Hotkeys addon</text:span><text:span text:style-name="T125">. But should be obvious enough. And is not really workflow important</text:span><text:span text:style-name="T127">. </text:spa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5">None</text:p>
          </table:table-cell>
          <table:table-cell table:style-name="Tabelle26.C25" office:value-type="string">
            <text:p text:style-name="P249">3D View /<text:span text:style-name="T124"> Armature / Gesture</text:span></text:p>
          </table:table-cell>
          <table:table-cell table:style-name="Tabelle26.D25" office:value-type="string">
            <text:p text:style-name="P305">Shift Left Mouse</text:p>
          </table:table-cell>
          <table:table-cell table:style-name="Tabelle26.E25" office:value-type="string">
            <text:p text:style-name="P225"><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5">None</text:p>
          </table:table-cell>
          <table:table-cell table:style-name="Tabelle26.C25" office:value-type="string">
            <text:p text:style-name="P249">3D View /<text:span text:style-name="T124"> Armature / Draw Stroke</text:span></text:p>
          </table:table-cell>
          <table:table-cell table:style-name="Tabelle26.D25" office:value-type="string">
            <text:p text:style-name="P306">LMB</text:p>
          </table:table-cell>
          <table:table-cell table:style-name="Tabelle26.E25" office:value-type="string">
            <text:p text:style-name="P225"><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5">None</text:p>
          </table:table-cell>
          <table:table-cell table:style-name="Tabelle26.C25" office:value-type="string">
            <text:p text:style-name="P249">3D View /<text:span text:style-name="T124"> Armature / Draw Stroke</text:span></text:p>
          </table:table-cell>
          <table:table-cell table:style-name="Tabelle26.D25" office:value-type="string">
            <text:p text:style-name="P306">Ctrl LMB</text:p>
          </table:table-cell>
          <table:table-cell table:style-name="Tabelle26.E25" office:value-type="string">
            <text:p text:style-name="P225"><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5">None</text:p>
          </table:table-cell>
          <table:table-cell table:style-name="Tabelle26.C25" office:value-type="string">
            <text:p text:style-name="P249">3D View /<text:span text:style-name="T124"> Armature / Draw</text:span></text:p>
          </table:table-cell>
          <table:table-cell table:style-name="Tabelle26.D25" office:value-type="string">
            <text:p text:style-name="P306">Mouse Move</text:p>
          </table:table-cell>
          <table:table-cell table:style-name="Tabelle26.E25" office:value-type="string">
            <text:p text:style-name="P225"><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5">None</text:p>
          </table:table-cell>
          <table:table-cell table:style-name="Tabelle26.C25" office:value-type="string">
            <text:p text:style-name="P249">3D View /<text:span text:style-name="T124"> Armature / Draw</text:span></text:p>
          </table:table-cell>
          <table:table-cell table:style-name="Tabelle26.D25" office:value-type="string">
            <text:p text:style-name="P306">Ctrl Mouse Move</text:p>
          </table:table-cell>
          <table:table-cell table:style-name="Tabelle26.E25" office:value-type="string">
            <text:p text:style-name="P225"><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279">Hide selected <text:span text:style-name="T130">bone/s</text:span></text:p>
          </table:table-cell>
          <table:table-cell table:style-name="Tabelle26.B25" office:value-type="string">
            <text:p text:style-name="P306">3D View /<text:span text:style-name="T131"> Armature / Show/Hide</text:span></text:p>
          </table:table-cell>
          <table:table-cell table:style-name="Tabelle26.C25" office:value-type="string">
            <text:p text:style-name="P249">3D View / <text:span text:style-name="T130">Armature / Hide selected Bones</text:span></text:p>
          </table:table-cell>
          <table:table-cell table:style-name="Tabelle26.D25" office:value-type="string">
            <text:p text:style-name="P302">H</text:p>
          </table:table-cell>
          <table:table-cell table:style-name="Tabelle26.E25" office:value-type="string">
            <text:p text:style-name="P126"/>
          </table:table-cell>
        </table:table-row>
        <table:table-row table:style-name="Tabelle26.1">
          <table:table-cell table:style-name="Tabelle26.A25" office:value-type="string">
            <text:p text:style-name="P279">Hide unselected <text:span text:style-name="T130">bone/s</text:span></text:p>
          </table:table-cell>
          <table:table-cell table:style-name="Tabelle26.B25" office:value-type="string">
            <text:p text:style-name="P306">3D View /<text:span text:style-name="T131"> Armature / Show/Hide</text:span></text:p>
          </table:table-cell>
          <table:table-cell table:style-name="Tabelle26.C25" office:value-type="string">
            <text:p text:style-name="P249">3D View / <text:span text:style-name="T124">Armature / Hide selected Bones</text:span></text:p>
          </table:table-cell>
          <table:table-cell table:style-name="Tabelle26.D25" office:value-type="string">
            <text:p text:style-name="P302">Shift H</text:p>
          </table:table-cell>
          <table:table-cell table:style-name="Tabelle26.E25" office:value-type="string">
            <text:p text:style-name="P127"/>
          </table:table-cell>
        </table:table-row>
        <table:table-row table:style-name="Tabelle26.1">
          <table:table-cell table:style-name="Tabelle26.A13" office:value-type="string">
            <text:p text:style-name="P279">Show hidden <text:span text:style-name="T130">bones</text:span></text:p>
          </table:table-cell>
          <table:table-cell table:style-name="Tabelle26.B13" office:value-type="string">
            <text:p text:style-name="P306">3D View /<text:span text:style-name="T131"> Armature / Show/Hide</text:span></text:p>
          </table:table-cell>
          <table:table-cell table:style-name="Tabelle26.C13" office:value-type="string">
            <text:p text:style-name="P249">3D View / <text:span text:style-name="T124">Armature / Reveal Hidden</text:span></text:p>
          </table:table-cell>
          <table:table-cell table:style-name="Tabelle26.D13" office:value-type="string">
            <text:p text:style-name="P279">Alt H</text:p>
          </table:table-cell>
          <table:table-cell table:style-name="Tabelle26.E13" office:value-type="string">
            <text:p text:style-name="P127"/>
          </table:table-cell>
        </table:table-row>
        <table:table-row table:style-name="Tabelle26.1">
          <table:table-cell table:style-name="Tabelle26.A25" office:value-type="string">
            <text:p text:style-name="P306">Select more</text:p>
          </table:table-cell>
          <table:table-cell table:style-name="Tabelle26.B25" office:value-type="string">
            <text:p text:style-name="P306">3D View / Select / More</text:p>
          </table:table-cell>
          <table:table-cell table:style-name="Tabelle26.C25" office:value-type="string">
            <text:p text:style-name="P249">3D View / <text:span text:style-name="T124">Armature / Select More</text:span></text:p>
          </table:table-cell>
          <table:table-cell table:style-name="Tabelle26.D25" office:value-type="string">
            <text:p text:style-name="P308">Ctrl Numpad +</text:p>
          </table:table-cell>
          <table:table-cell table:style-name="Tabelle26.E25" office:value-type="string">
            <text:p text:style-name="P231"/>
          </table:table-cell>
        </table:table-row>
        <table:table-row table:style-name="Tabelle26.1">
          <table:table-cell table:style-name="Tabelle26.A25" office:value-type="string">
            <text:p text:style-name="P306">Select less</text:p>
          </table:table-cell>
          <table:table-cell table:style-name="Tabelle26.B25" office:value-type="string">
            <text:p text:style-name="P306">3D View / Select / Less</text:p>
          </table:table-cell>
          <table:table-cell table:style-name="Tabelle26.C25" office:value-type="string">
            <text:p text:style-name="P249">3D View / <text:span text:style-name="T124">Armature / Select Less</text:span></text:p>
          </table:table-cell>
          <table:table-cell table:style-name="Tabelle26.D25" office:value-type="string">
            <text:p text:style-name="P308">Ctrl Numpad -</text:p>
          </table:table-cell>
          <table:table-cell table:style-name="Tabelle26.E25" office:value-type="string">
            <text:p text:style-name="P231"/>
          </table:table-cell>
        </table:table-row>
        <table:table-row table:style-name="Tabelle26.1">
          <table:table-cell table:style-name="Tabelle26.A17" office:value-type="string">
            <text:p text:style-name="P470">Select connected bones</text:p>
          </table:table-cell>
          <table:table-cell table:style-name="Tabelle26.B17" office:value-type="string">
            <text:p text:style-name="P307">3D View / Select / <text:span text:style-name="T243">Connected</text:span></text:p>
          </table:table-cell>
          <table:table-cell table:style-name="Tabelle26.C17" office:value-type="string">
            <text:p text:style-name="P252">3D View / <text:span text:style-name="T124">Armature / Select Connected</text:span></text:p>
          </table:table-cell>
          <table:table-cell table:style-name="Tabelle26.D17" office:value-type="string">
            <text:p text:style-name="P469">L</text:p>
          </table:table-cell>
          <table:table-cell table:style-name="Tabelle26.E17" office:value-type="string">
            <text:p text:style-name="P501">Hotkey Only Tool!</text:p>
          </table:table-cell>
        </table:table-row>
        <table:table-row table:style-name="Tabelle26.1">
          <table:table-cell table:style-name="Tabelle26.A17" office:value-type="string">
            <text:p text:style-name="P308">Picks shortest path between start and end point and selects everything in between</text:p>
          </table:table-cell>
          <table:table-cell table:style-name="Tabelle26.B17" office:value-type="string">
            <text:p text:style-name="P308">None</text:p>
          </table:table-cell>
          <table:table-cell table:style-name="Tabelle26.C17" office:value-type="string">
            <text:p text:style-name="P249">3D View / <text:span text:style-name="T124">Armature / Pick shortest Path</text:span></text:p>
          </table:table-cell>
          <table:table-cell table:style-name="Tabelle26.D17" office:value-type="string">
            <text:p text:style-name="P308">Ctrl Select Mouse</text:p>
          </table:table-cell>
          <table:table-cell table:style-name="Tabelle26.E17" office:value-type="string">
            <text:p text:style-name="P225"><text:span text:style-name="T25">No menu entry.</text:span><text:span text:style-name="T29"> Mouse only action. </text:span></text:p>
          </table:table-cell>
        </table:table-row>
        <table:table-row table:style-name="Tabelle26.1">
          <table:table-cell table:style-name="Tabelle26.A25" office:value-type="string">
            <text:p text:style-name="P309">Duplicate</text:p>
          </table:table-cell>
          <table:table-cell table:style-name="Tabelle26.B25" office:value-type="string">
            <text:p text:style-name="P306">3D View /<text:span text:style-name="T131"> Armature / Duplicate</text:span></text:p>
          </table:table-cell>
          <table:table-cell table:style-name="Tabelle26.C25" office:value-type="string">
            <text:p text:style-name="P249">3D View / <text:span text:style-name="T124">Armature / Duplicate</text:span></text:p>
          </table:table-cell>
          <table:table-cell table:style-name="Tabelle26.D25" office:value-type="string">
            <text:p text:style-name="P309">Shift D</text:p>
          </table:table-cell>
          <table:table-cell table:style-name="Tabelle26.E25" office:value-type="string">
            <text:p text:style-name="P231"/>
          </table:table-cell>
        </table:table-row>
        <table:table-row table:style-name="Tabelle26.1">
          <table:table-cell table:style-name="Tabelle26.A25" office:value-type="string">
            <text:p text:style-name="P309">Extrude</text:p>
          </table:table-cell>
          <table:table-cell table:style-name="Tabelle26.B25" office:value-type="string">
            <text:p text:style-name="P306">3D View /<text:span text:style-name="T131"> Armature / Extrude</text:span></text:p>
          </table:table-cell>
          <table:table-cell table:style-name="Tabelle26.C25" office:value-type="string">
            <text:p text:style-name="P249">3D View / <text:span text:style-name="T124">Armature / Extrude</text:span></text:p>
          </table:table-cell>
          <table:table-cell table:style-name="Tabelle26.D25" office:value-type="string">
            <text:p text:style-name="P309">S</text:p>
          </table:table-cell>
          <table:table-cell table:style-name="Tabelle26.E25" office:value-type="string">
            <text:p text:style-name="P231"/>
          </table:table-cell>
        </table:table-row>
        <table:table-row table:style-name="Tabelle26.1">
          <table:table-cell table:style-name="Tabelle26.A25" office:value-type="string">
            <text:p text:style-name="P128"><text:span text:style-name="T9">Extrude</text:span><text:span text:style-name="T13">s with option Forked enabled. </text:span><text:span text:style-name="T14">Bones extrudes from the center of the selected joints.</text:span></text:p>
          </table:table-cell>
          <table:table-cell table:style-name="Tabelle26.B25" office:value-type="string">
            <text:p text:style-name="P306">3D View /<text:span text:style-name="T131"> Armature / Extrude forked</text:span></text:p>
          </table:table-cell>
          <table:table-cell table:style-name="Tabelle26.C25" office:value-type="string">
            <text:p text:style-name="P249">3D View / <text:span text:style-name="T124">Armature / Extrude forked</text:span></text:p>
          </table:table-cell>
          <table:table-cell table:style-name="Tabelle26.D25" office:value-type="string">
            <text:p text:style-name="P309">Shift S</text:p>
          </table:table-cell>
          <table:table-cell table:style-name="Tabelle26.E25" office:value-type="string">
            <text:p text:style-name="P129"/>
          </table:table-cell>
        </table:table-row>
        <table:table-row table:style-name="Tabelle26.1">
          <table:table-cell table:style-name="Tabelle26.A22" office:value-type="string">
            <text:p text:style-name="P310">Extrudes the bone to mouse position.</text:p>
          </table:table-cell>
          <table:table-cell table:style-name="Tabelle26.B22" office:value-type="string">
            <text:p text:style-name="P310">None</text:p>
          </table:table-cell>
          <table:table-cell table:style-name="Tabelle26.C22" office:value-type="string">
            <text:p text:style-name="P249">3D View / <text:span text:style-name="T124">Armature / Click Extrude</text:span></text:p>
          </table:table-cell>
          <table:table-cell table:style-name="Tabelle26.D22" office:value-type="string">
            <text:p text:style-name="P310">Ctrl <text:span text:style-name="T132">Select </text:span>Mouse</text:p>
          </table:table-cell>
          <table:table-cell table:style-name="Tabelle26.E22" office:value-type="string">
            <text:p text:style-name="P238"><text:span text:style-name="T26">No menu entry.</text:span><text:span text:style-name="T27"> Mouse only action. </text:span><text:span text:style-name="T132">Remapped from Action</text:span> to select mouse.</text:p>
          </table:table-cell>
        </table:table-row>
        <text:soft-page-break/>
        <table:table-row table:style-name="Tabelle26.1">
          <table:table-cell table:style-name="Tabelle26.A22" office:value-type="string">
            <text:p text:style-name="P306">Inverts the selection</text:p>
          </table:table-cell>
          <table:table-cell table:style-name="Tabelle26.B22" office:value-type="string">
            <text:p text:style-name="P306">3D View / Select / Inverse</text:p>
          </table:table-cell>
          <table:table-cell table:style-name="Tabelle26.C22" office:value-type="string">
            <text:p text:style-name="P249">3D View / <text:span text:style-name="T124">Armature / (De)select all</text:span></text:p>
          </table:table-cell>
          <table:table-cell table:style-name="Tabelle26.D22" office:value-type="string">
            <text:p text:style-name="P306">Ctrl I</text:p>
          </table:table-cell>
          <table:table-cell table:style-name="Tabelle26.E22" office:value-type="string">
            <text:p text:style-name="P306">Inverts the selection</text:p>
          </table:table-cell>
        </table:table-row>
        <table:table-row table:style-name="Tabelle26.1">
          <table:table-cell table:style-name="Tabelle26.A25" office:value-type="string">
            <text:p text:style-name="P311">Deletes the selected bones.</text:p>
          </table:table-cell>
          <table:table-cell table:style-name="Tabelle26.B25" office:value-type="string">
            <text:p text:style-name="P249">3D View / <text:span text:style-name="T124">Armature / Delete Selected Bones</text:span></text:p>
          </table:table-cell>
          <table:table-cell table:style-name="Tabelle26.C25" office:value-type="string">
            <text:p text:style-name="P249">3D View / <text:span text:style-name="T124">Armature / Delete Selected Bones</text:span></text:p>
          </table:table-cell>
          <table:table-cell table:style-name="Tabelle26.D25" office:value-type="string">
            <text:p text:style-name="P309">Delete</text:p>
          </table:table-cell>
          <table:table-cell table:style-name="Tabelle26.E25" office:value-type="string">
            <text:p text:style-name="P126"/>
          </table:table-cell>
        </table:table-row>
        <table:table-row table:style-name="Tabelle26.1">
          <table:table-cell table:style-name="Tabelle26.A25" office:value-type="string">
            <text:p text:style-name="P312">Make Parent</text:p>
          </table:table-cell>
          <table:table-cell table:style-name="Tabelle26.B25" office:value-type="string">
            <text:p text:style-name="P249">3D Viewport / <text:span text:style-name="T104">Armature</text:span> / Parent</text:p>
          </table:table-cell>
          <table:table-cell table:style-name="Tabelle26.C25" office:value-type="string">
            <text:p text:style-name="P249">3D View / <text:span text:style-name="T104">Armature / Make Parent</text:span></text:p>
          </table:table-cell>
          <table:table-cell table:style-name="Tabelle26.D25" office:value-type="string">
            <text:p text:style-name="P312">Ctrl P</text:p>
          </table:table-cell>
          <table:table-cell table:style-name="Tabelle26.E25" office:value-type="string">
            <text:p text:style-name="P126"/>
          </table:table-cell>
        </table:table-row>
        <table:table-row table:style-name="Tabelle26.1">
          <table:table-cell table:style-name="Tabelle26.A25" office:value-type="string">
            <text:p text:style-name="P276"><text:span text:style-name="T104">Clear</text:span> Parent</text:p>
          </table:table-cell>
          <table:table-cell table:style-name="Tabelle26.B25" office:value-type="string">
            <text:p text:style-name="P249">3D Viewport / <text:span text:style-name="T104">Armature</text:span> / Parent</text:p>
          </table:table-cell>
          <table:table-cell table:style-name="Tabelle26.C25" office:value-type="string">
            <text:p text:style-name="P249">3D View / <text:span text:style-name="T104">Armature / Clear Parent</text:span></text:p>
          </table:table-cell>
          <table:table-cell table:style-name="Tabelle26.D25" office:value-type="string">
            <text:p text:style-name="P277"><text:span text:style-name="T104">Alt</text:span> P</text:p>
          </table:table-cell>
          <table:table-cell table:style-name="Tabelle26.E25" office:value-type="string">
            <text:p text:style-name="P276"/>
          </table:table-cell>
        </table:table-row>
        <table:table-row table:style-name="Tabelle26.1">
          <table:table-cell table:style-name="Tabelle26.A26" office:value-type="string">
            <text:p text:style-name="P231">Separate</text:p>
          </table:table-cell>
          <table:table-cell table:style-name="Tabelle26.B26" office:value-type="string">
            <text:p text:style-name="P231">3D Viewport / <text:span text:style-name="T104">Armature</text:span> / Separate</text:p>
          </table:table-cell>
          <table:table-cell table:style-name="Tabelle26.C26" office:value-type="string">
            <text:p text:style-name="P231">3D View / <text:span text:style-name="T104">Armature</text:span> / Separate</text:p>
          </table:table-cell>
          <table:table-cell table:style-name="Tabelle26.D26" office:value-type="string">
            <text:p text:style-name="P231">P</text:p>
          </table:table-cell>
          <table:table-cell table:style-name="Tabelle26.E26" office:value-type="string">
            <text:p text:style-name="P231"/>
          </table:table-cell>
        </table:table-row>
      </table:table>
      <text:p text:style-name="P2"/>
      <table:table table:name="Tabelle27" table:style-name="Tabelle27">
        <table:table-column table:style-name="Tabelle27.A"/>
        <table:table-header-rows>
          <table:table-row table:style-name="Tabelle27.1">
            <table:table-cell table:style-name="Tabelle27.A1" office:value-type="string">
              <text:h text:style-name="P535" text:outline-level="1"><text:bookmark-start text:name="__RefHeading___Toc29187_111300586"/>3D View - Metaball<text:bookmark-end text:name="__RefHeading___Toc29187_111300586"/></text:h>
            </table:table-cell>
          </table:table-row>
        </table:table-header-rows>
      </table:table>
      <text:p text:style-name="P2"/>
      <table:table table:name="Tabelle28" table:style-name="Tabelle28">
        <table:table-column table:style-name="Tabelle28.A"/>
        <table:table-column table:style-name="Tabelle28.B"/>
        <table:table-column table:style-name="Tabelle28.C"/>
        <table:table-column table:style-name="Tabelle28.D"/>
        <table:table-column table:style-name="Tabelle28.E"/>
        <table:table-header-rows>
          <table:table-row table:style-name="Tabelle28.1">
            <table:table-cell table:style-name="Tabelle28.A1" table:number-columns-spanned="5" office:value-type="string">
              <text:p text:style-name="P313">3D View - Metaball</text:p>
            </table:table-cell>
            <table:covered-table-cell/>
            <table:covered-table-cell/>
            <table:covered-table-cell/>
            <table:covered-table-cell/>
          </table:table-row>
        </table:table-header-rows>
        <table:table-row table:style-name="Tabelle28.1">
          <table:table-cell table:style-name="Tabelle28.A2" office:value-type="string">
            <text:p text:style-name="P18">Function </text:p>
          </table:table-cell>
          <table:table-cell table:style-name="Tabelle28.A2" office:value-type="string">
            <text:p text:style-name="P18">Surface <text:span text:style-name="T6">menu </text:span>location<text:tab/></text:p>
          </table:table-cell>
          <table:table-cell table:style-name="Tabelle28.A2" office:value-type="string">
            <text:p text:style-name="P18">User Preferences location</text:p>
          </table:table-cell>
          <table:table-cell table:style-name="Tabelle28.A2" office:value-type="string">
            <text:p text:style-name="P18">Hotkey</text:p>
          </table:table-cell>
          <table:table-cell table:style-name="Tabelle28.E2" office:value-type="string">
            <text:p text:style-name="P18">Special note</text:p>
          </table:table-cell>
        </table:table-row>
        <table:table-row table:style-name="Tabelle28.1">
          <table:table-cell table:style-name="Tabelle28.A3" office:value-type="string">
            <text:p text:style-name="P279">Show hidden</text:p>
          </table:table-cell>
          <table:table-cell table:style-name="Tabelle28.B3" office:value-type="string">
            <text:p text:style-name="P313">3D View / Metaball /<text:span text:style-name="T133"> Show/Hide / </text:span></text:p>
          </table:table-cell>
          <table:table-cell table:style-name="Tabelle28.C3" office:value-type="string">
            <text:p text:style-name="P249">3D View / <text:span text:style-name="T124">Armature / Reveal Hidden</text:span></text:p>
          </table:table-cell>
          <table:table-cell table:style-name="Tabelle28.D3" office:value-type="string">
            <text:p text:style-name="P279">Alt H</text:p>
          </table:table-cell>
          <table:table-cell table:style-name="Tabelle28.E3" office:value-type="string">
            <text:p text:style-name="P127"/>
          </table:table-cell>
        </table:table-row>
        <table:table-row table:style-name="Tabelle28.1">
          <table:table-cell table:style-name="Tabelle28.A7" office:value-type="string">
            <text:p text:style-name="P279">Hide selected</text:p>
          </table:table-cell>
          <table:table-cell table:style-name="Tabelle28.B7" office:value-type="string">
            <text:p text:style-name="P313">3D View / Metaball /<text:span text:style-name="T133"> Show/Hide / </text:span></text:p>
          </table:table-cell>
          <table:table-cell table:style-name="Tabelle28.C7" office:value-type="string">
            <text:p text:style-name="P249">3D View / <text:span text:style-name="T130">Armature / Hide selected </text:span></text:p>
          </table:table-cell>
          <table:table-cell table:style-name="Tabelle28.D7" office:value-type="string">
            <text:p text:style-name="P302">H</text:p>
          </table:table-cell>
          <table:table-cell table:style-name="Tabelle28.E7" office:value-type="string">
            <text:p text:style-name="P127"/>
          </table:table-cell>
        </table:table-row>
        <table:table-row table:style-name="Tabelle28.1">
          <table:table-cell table:style-name="Tabelle28.A7" office:value-type="string">
            <text:p text:style-name="P279">Hide unselected</text:p>
          </table:table-cell>
          <table:table-cell table:style-name="Tabelle28.B7" office:value-type="string">
            <text:p text:style-name="P313">3D View / Metaball /<text:span text:style-name="T133"> Show/Hide / </text:span></text:p>
          </table:table-cell>
          <table:table-cell table:style-name="Tabelle28.C7" office:value-type="string">
            <text:p text:style-name="P249">3D View / <text:span text:style-name="T124">Armature / Hide selected </text:span></text:p>
          </table:table-cell>
          <table:table-cell table:style-name="Tabelle28.D7" office:value-type="string">
            <text:p text:style-name="P302">Shift H</text:p>
          </table:table-cell>
          <table:table-cell table:style-name="Tabelle28.E7" office:value-type="string">
            <text:p text:style-name="P127"><text:s/></text:p>
          </table:table-cell>
        </table:table-row>
        <table:table-row table:style-name="Tabelle28.1">
          <table:table-cell table:style-name="Tabelle28.A7" office:value-type="string">
            <text:p text:style-name="P304">Delete</text:p>
          </table:table-cell>
          <table:table-cell table:style-name="Tabelle28.B7" office:value-type="string">
            <text:p text:style-name="P313">3D View / Metaball / Delete</text:p>
          </table:table-cell>
          <table:table-cell table:style-name="Tabelle28.C7" office:value-type="string">
            <text:p text:style-name="P249">3D View / <text:span text:style-name="T124">Metaball / Delete</text:span></text:p>
          </table:table-cell>
          <table:table-cell table:style-name="Tabelle28.D7" office:value-type="string">
            <text:p text:style-name="P309">Delete</text:p>
          </table:table-cell>
          <table:table-cell table:style-name="Tabelle28.E7" office:value-type="string">
            <text:p text:style-name="P121"/>
          </table:table-cell>
        </table:table-row>
        <table:table-row table:style-name="Tabelle28.1">
          <table:table-cell table:style-name="Tabelle28.A7" office:value-type="string">
            <text:p text:style-name="P306">Selects or deselects all.</text:p>
          </table:table-cell>
          <table:table-cell table:style-name="Tabelle28.B7" office:value-type="string">
            <text:p text:style-name="P306">3D View / Select / <text:span text:style-name="T112">(De)select all</text:span></text:p>
          </table:table-cell>
          <table:table-cell table:style-name="Tabelle28.C7" office:value-type="string">
            <text:p text:style-name="P249">3D View / <text:span text:style-name="T124">Metaball / (De)select all</text:span></text:p>
          </table:table-cell>
          <table:table-cell table:style-name="Tabelle28.D7" office:value-type="string">
            <text:p text:style-name="P306">A</text:p>
          </table:table-cell>
          <table:table-cell table:style-name="Tabelle28.E7" office:value-type="string">
            <text:p text:style-name="P231"/>
          </table:table-cell>
        </table:table-row>
        <table:table-row table:style-name="Tabelle28.1">
          <table:table-cell table:style-name="Tabelle28.A8" office:value-type="string">
            <text:p text:style-name="P306">Inverts the selection</text:p>
          </table:table-cell>
          <table:table-cell table:style-name="Tabelle28.B8" office:value-type="string">
            <text:p text:style-name="P306">3D View / Select / Inverse</text:p>
          </table:table-cell>
          <table:table-cell table:style-name="Tabelle28.C8" office:value-type="string">
            <text:p text:style-name="P249">3D View / <text:span text:style-name="T124">Metaball / (De)select all</text:span></text:p>
          </table:table-cell>
          <table:table-cell table:style-name="Tabelle28.D8" office:value-type="string">
            <text:p text:style-name="P306">Ctrl I</text:p>
          </table:table-cell>
          <table:table-cell table:style-name="Tabelle28.E8" office:value-type="string">
            <text:p text:style-name="P231"/>
          </table:table-cell>
        </table:table-row>
      </table:table>
      <text:p text:style-name="P2"/>
      <table:table table:name="Tabelle29" table:style-name="Tabelle29">
        <table:table-column table:style-name="Tabelle29.A"/>
        <table:table-header-rows>
          <table:table-row table:style-name="Tabelle29.1">
            <table:table-cell table:style-name="Tabelle29.A1" office:value-type="string">
              <text:h text:style-name="P535" text:outline-level="1"><text:bookmark-start text:name="__RefHeading___Toc29189_111300586"/>3D View - Lattice<text:bookmark-end text:name="__RefHeading___Toc29189_111300586"/></text:h>
            </table:table-cell>
          </table:table-row>
        </table:table-header-rows>
      </table:table>
      <text:p text:style-name="P2"/>
      <table:table table:name="Tabelle30" table:style-name="Tabelle30">
        <table:table-column table:style-name="Tabelle30.A"/>
        <table:table-column table:style-name="Tabelle30.B"/>
        <table:table-column table:style-name="Tabelle30.C"/>
        <table:table-column table:style-name="Tabelle30.D"/>
        <table:table-column table:style-name="Tabelle30.E"/>
        <table:table-header-rows>
          <table:table-row table:style-name="Tabelle30.1">
            <table:table-cell table:style-name="Tabelle30.A1" table:number-columns-spanned="5" office:value-type="string">
              <text:p text:style-name="P314">3D View - Lattice</text:p>
            </table:table-cell>
            <table:covered-table-cell/>
            <table:covered-table-cell/>
            <table:covered-table-cell/>
            <table:covered-table-cell/>
          </table:table-row>
        </table:table-header-rows>
        <table:table-row table:style-name="Tabelle30.1">
          <table:table-cell table:style-name="Tabelle30.A2" office:value-type="string">
            <text:p text:style-name="P18">Function </text:p>
          </table:table-cell>
          <table:table-cell table:style-name="Tabelle30.A2" office:value-type="string">
            <text:p text:style-name="P18">Surface <text:span text:style-name="T6">menu </text:span>location<text:tab/></text:p>
          </table:table-cell>
          <table:table-cell table:style-name="Tabelle30.A2" office:value-type="string">
            <text:p text:style-name="P18">User Preferences location</text:p>
          </table:table-cell>
          <table:table-cell table:style-name="Tabelle30.A2" office:value-type="string">
            <text:p text:style-name="P18">Hotkey</text:p>
          </table:table-cell>
          <table:table-cell table:style-name="Tabelle30.E2" office:value-type="string">
            <text:p text:style-name="P18">Special note</text:p>
          </table:table-cell>
        </table:table-row>
        <table:table-row table:style-name="Tabelle30.1">
          <table:table-cell table:style-name="Tabelle30.A3" office:value-type="string">
            <text:p text:style-name="P306">Selects or deselects all.</text:p>
          </table:table-cell>
          <table:table-cell table:style-name="Tabelle30.B3" office:value-type="string">
            <text:p text:style-name="P306">3D View / Select / <text:span text:style-name="T112">(De)select all</text:span></text:p>
          </table:table-cell>
          <table:table-cell table:style-name="Tabelle30.C3" office:value-type="string">
            <text:p text:style-name="P249">3D View / <text:span text:style-name="T134">Lattice / (De)select all</text:span></text:p>
          </table:table-cell>
          <table:table-cell table:style-name="Tabelle30.D3" office:value-type="string">
            <text:p text:style-name="P306">A</text:p>
          </table:table-cell>
          <table:table-cell table:style-name="Tabelle30.E3" office:value-type="string">
            <text:p text:style-name="P125"/>
          </table:table-cell>
        </table:table-row>
        <table:table-row table:style-name="Tabelle30.1">
          <table:table-cell table:style-name="Tabelle30.A6" office:value-type="string">
            <text:p text:style-name="P306">Inverts the selection</text:p>
          </table:table-cell>
          <table:table-cell table:style-name="Tabelle30.B6" office:value-type="string">
            <text:p text:style-name="P306">3D View / Select / Inverse</text:p>
          </table:table-cell>
          <table:table-cell table:style-name="Tabelle30.C6" office:value-type="string">
            <text:p text:style-name="P249">3D View / <text:span text:style-name="T134">Lattice / (De)select all</text:span></text:p>
          </table:table-cell>
          <table:table-cell table:style-name="Tabelle30.D6" office:value-type="string">
            <text:p text:style-name="P306">Ctrl I</text:p>
          </table:table-cell>
          <table:table-cell table:style-name="Tabelle30.E6" office:value-type="string">
            <text:p text:style-name="P231"/>
          </table:table-cell>
        </table:table-row>
        <table:table-row table:style-name="Tabelle30.1">
          <table:table-cell table:style-name="Tabelle30.A6" office:value-type="string">
            <text:p text:style-name="P306">Select more</text:p>
          </table:table-cell>
          <table:table-cell table:style-name="Tabelle30.B6" office:value-type="string">
            <text:p text:style-name="P306">3D View / Select /<text:span text:style-name="T133"> </text:span>Select more</text:p>
          </table:table-cell>
          <table:table-cell table:style-name="Tabelle30.C6" office:value-type="string">
            <text:p text:style-name="P249">3D View / <text:span text:style-name="T134">Lattice / Select More</text:span></text:p>
          </table:table-cell>
          <table:table-cell table:style-name="Tabelle30.D6" office:value-type="string">
            <text:p text:style-name="P308">Ctrl Numpad +</text:p>
          </table:table-cell>
          <table:table-cell table:style-name="Tabelle30.E6" office:value-type="string">
            <text:p text:style-name="P127"/>
          </table:table-cell>
        </table:table-row>
        <table:table-row table:style-name="Tabelle30.1">
          <table:table-cell table:style-name="Tabelle30.A6" office:value-type="string">
            <text:p text:style-name="P306">Select less</text:p>
          </table:table-cell>
          <table:table-cell table:style-name="Tabelle30.B6" office:value-type="string">
            <text:p text:style-name="P306">3D View / Select /<text:span text:style-name="T133"> </text:span>Select less</text:p>
          </table:table-cell>
          <table:table-cell table:style-name="Tabelle30.C6" office:value-type="string">
            <text:p text:style-name="P249">3D View / <text:span text:style-name="T134">Lattice / Select Less</text:span></text:p>
          </table:table-cell>
          <table:table-cell table:style-name="Tabelle30.D6" office:value-type="string">
            <text:p text:style-name="P308">Ctrl Numpad -</text:p>
          </table:table-cell>
          <table:table-cell table:style-name="Tabelle30.E6" office:value-type="string">
            <text:p text:style-name="P127"/>
          </table:table-cell>
        </table:table-row>
        <table:table-row table:style-name="Tabelle30.1">
          <table:table-cell table:style-name="Tabelle30.A7" office:value-type="string">
            <text:p text:style-name="P314">Make Vertex Parent</text:p>
          </table:table-cell>
          <table:table-cell table:style-name="Tabelle30.B7" office:value-type="string">
            <text:p text:style-name="P306">3D View / <text:span text:style-name="T135">Lattice / Make Vertex Parent</text:span></text:p>
          </table:table-cell>
          <table:table-cell table:style-name="Tabelle30.C7" office:value-type="string">
            <text:p text:style-name="P249">3D View / <text:span text:style-name="T134">Lattice / Make Vertex Parent</text:span></text:p>
          </table:table-cell>
          <table:table-cell table:style-name="Tabelle30.D7" office:value-type="string">
            <text:p text:style-name="P314">Ctrl P</text:p>
          </table:table-cell>
          <table:table-cell table:style-name="Tabelle30.E7" office:value-type="string">
            <text:p text:style-name="P129"/>
          </table:table-cell>
        </table:table-row>
      </table:table>
      <text:p text:style-name="P2"/>
      <table:table table:name="Tabelle31" table:style-name="Tabelle31">
        <table:table-column table:style-name="Tabelle31.A"/>
        <table:table-header-rows>
          <table:table-row table:style-name="Tabelle31.1">
            <table:table-cell table:style-name="Tabelle31.A1" office:value-type="string">
              <text:h text:style-name="P535" text:outline-level="1"><text:bookmark-start text:name="__RefHeading___Toc29191_111300586"/>3D View - Font <text:bookmark-end text:name="__RefHeading___Toc29191_111300586"/></text:h>
            </table:table-cell>
          </table:table-row>
        </table:table-header-rows>
      </table:table>
      <text:p text:style-name="P2"/>
      <table:table table:name="Tabelle32" table:style-name="Tabelle32">
        <table:table-column table:style-name="Tabelle32.A"/>
        <table:table-column table:style-name="Tabelle32.B"/>
        <table:table-column table:style-name="Tabelle32.C"/>
        <table:table-column table:style-name="Tabelle32.D"/>
        <table:table-column table:style-name="Tabelle32.E"/>
        <table:table-header-rows>
          <table:table-row table:style-name="Tabelle32.1">
            <table:table-cell table:style-name="Tabelle32.A1" table:number-columns-spanned="5" office:value-type="string">
              <text:p text:style-name="P315">3D View - Font </text:p>
            </table:table-cell>
            <table:covered-table-cell/>
            <table:covered-table-cell/>
            <table:covered-table-cell/>
            <table:covered-table-cell/>
          </table:table-row>
        </table:table-header-rows>
        <table:table-row table:style-name="Tabelle32.1">
          <table:table-cell table:style-name="Tabelle32.A2" office:value-type="string">
            <text:p text:style-name="P18">Function </text:p>
          </table:table-cell>
          <table:table-cell table:style-name="Tabelle32.A2" office:value-type="string">
            <text:p text:style-name="P18">Surface <text:span text:style-name="T6">menu </text:span>location<text:tab/></text:p>
          </table:table-cell>
          <table:table-cell table:style-name="Tabelle32.A2" office:value-type="string">
            <text:p text:style-name="P18">User Preferences location</text:p>
          </table:table-cell>
          <table:table-cell table:style-name="Tabelle32.A2" office:value-type="string">
            <text:p text:style-name="P18">Hotkey</text:p>
          </table:table-cell>
          <table:table-cell table:style-name="Tabelle32.E2" office:value-type="string">
            <text:p text:style-name="P18">Special note</text:p>
          </table:table-cell>
        </table:table-row>
        <text:soft-page-break/>
        <table:table-row table:style-name="Tabelle32.1">
          <table:table-cell table:style-name="Tabelle32.A3" office:value-type="string">
            <text:p text:style-name="P45">Deletes <text:span text:style-name="T136">selected text</text:span></text:p>
          </table:table-cell>
          <table:table-cell table:style-name="Tabelle32.B3" office:value-type="string">
            <text:p text:style-name="P306">3D View / <text:span text:style-name="T137">Text / Delete</text:span></text:p>
          </table:table-cell>
          <table:table-cell table:style-name="Tabelle32.C3" office:value-type="string">
            <text:p text:style-name="P249">3D View / <text:span text:style-name="T138">Font / Delete</text:span></text:p>
          </table:table-cell>
          <table:table-cell table:style-name="Tabelle32.D3" office:value-type="string">
            <text:p text:style-name="P315">Delete</text:p>
          </table:table-cell>
          <table:table-cell table:style-name="Tabelle32.E3"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4" office:value-type="string">
            <text:p text:style-name="P315">Deletes last letter</text:p>
          </table:table-cell>
          <table:table-cell table:style-name="Tabelle32.B4" office:value-type="string">
            <text:p text:style-name="P314">None</text:p>
          </table:table-cell>
          <table:table-cell table:style-name="Tabelle32.C4" office:value-type="string">
            <text:p text:style-name="P249">3D View / <text:span text:style-name="T138">Font / Delete</text:span></text:p>
          </table:table-cell>
          <table:table-cell table:style-name="Tabelle32.D4" office:value-type="string">
            <text:p text:style-name="P315">Backspace</text:p>
          </table:table-cell>
          <table:table-cell table:style-name="Tabelle32.E4"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Deletes whole text</text:p>
          </table:table-cell>
          <table:table-cell table:style-name="Tabelle32.B35" office:value-type="string">
            <text:p text:style-name="P314">None</text:p>
          </table:table-cell>
          <table:table-cell table:style-name="Tabelle32.C35" office:value-type="string">
            <text:p text:style-name="P249">3D View / <text:span text:style-name="T138">Font / Delete</text:span></text:p>
          </table:table-cell>
          <table:table-cell table:style-name="Tabelle32.D35" office:value-type="string">
            <text:p text:style-name="P315">Ctrl Backspace</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Home</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End</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Lef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Righ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Ctrl Lef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Ctrl Righ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Up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Down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Page Up</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3D View / <text:span text:style-name="T138">Font / Move Cursor</text:span></text:p>
          </table:table-cell>
          <table:table-cell table:style-name="Tabelle32.D35" office:value-type="string">
            <text:p text:style-name="P315">Page Down</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Home</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End</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ext:soft-page-break/>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Lef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Righ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Ctrl Lef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Ctrl Righ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Up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Down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Page Up</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Move Select</text:span></text:p>
          </table:table-cell>
          <table:table-cell table:style-name="Tabelle32.D35" office:value-type="string">
            <text:p text:style-name="P315">Shift Page Down.</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Change Spacing</text:span></text:p>
          </table:table-cell>
          <table:table-cell table:style-name="Tabelle32.D35" office:value-type="string">
            <text:p text:style-name="P315">Alt Lef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Change Spacing</text:span></text:p>
          </table:table-cell>
          <table:table-cell table:style-name="Tabelle32.D35" office:value-type="string">
            <text:p text:style-name="P315">Alt Right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Change Character</text:span></text:p>
          </table:table-cell>
          <table:table-cell table:style-name="Tabelle32.D35" office:value-type="string">
            <text:p text:style-name="P315">Alt Up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Text navigation</text:p>
          </table:table-cell>
          <table:table-cell table:style-name="Tabelle32.B35" office:value-type="string">
            <text:p text:style-name="P314">None</text:p>
          </table:table-cell>
          <table:table-cell table:style-name="Tabelle32.C35" office:value-type="string">
            <text:p text:style-name="P249"><text:span text:style-name="T138">3D </text:span>View / <text:span text:style-name="T138">Font / Change Character</text:span></text:p>
          </table:table-cell>
          <table:table-cell table:style-name="Tabelle32.D35" office:value-type="string">
            <text:p text:style-name="P315">Alt Down Arrow</text:p>
          </table:table-cell>
          <table:table-cell table:style-name="Tabelle32.E35"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6">Select All</text:p>
          </table:table-cell>
          <table:table-cell table:style-name="Tabelle32.B35" office:value-type="string">
            <text:p text:style-name="P316">3D View / Edit / Select All</text:p>
          </table:table-cell>
          <table:table-cell table:style-name="Tabelle32.C35" office:value-type="string">
            <text:p text:style-name="P249"><text:span text:style-name="T138">3D </text:span>View / <text:span text:style-name="T138">Font / Select All</text:span></text:p>
          </table:table-cell>
          <table:table-cell table:style-name="Tabelle32.D35" office:value-type="string">
            <text:p text:style-name="P316">Ctrl A</text:p>
          </table:table-cell>
          <table:table-cell table:style-name="Tabelle32.E35" office:value-type="string">
            <text:p text:style-name="P231"/>
          </table:table-cell>
        </table:table-row>
        <table:table-row table:style-name="Tabelle32.1">
          <table:table-cell table:style-name="Tabelle32.A35" office:value-type="string">
            <text:p text:style-name="P316">Copy Text</text:p>
          </table:table-cell>
          <table:table-cell table:style-name="Tabelle32.B35" office:value-type="string">
            <text:p text:style-name="P316">3D View / Edit / Copy Text</text:p>
          </table:table-cell>
          <table:table-cell table:style-name="Tabelle32.C35" office:value-type="string">
            <text:p text:style-name="P249"><text:span text:style-name="T138">3D </text:span>View / <text:span text:style-name="T138">Font / Copy Text</text:span></text:p>
          </table:table-cell>
          <table:table-cell table:style-name="Tabelle32.D35" office:value-type="string">
            <text:p text:style-name="P316">Ctrl C</text:p>
          </table:table-cell>
          <table:table-cell table:style-name="Tabelle32.E35" office:value-type="string">
            <text:p text:style-name="P231"/>
          </table:table-cell>
        </table:table-row>
        <table:table-row table:style-name="Tabelle32.1">
          <table:table-cell table:style-name="Tabelle32.A35" office:value-type="string">
            <text:p text:style-name="P316">Cut Text</text:p>
          </table:table-cell>
          <table:table-cell table:style-name="Tabelle32.B35" office:value-type="string">
            <text:p text:style-name="P316">3D View / Edit / Copy Text</text:p>
          </table:table-cell>
          <table:table-cell table:style-name="Tabelle32.C35" office:value-type="string">
            <text:p text:style-name="P249"><text:span text:style-name="T138">3D </text:span>View / <text:span text:style-name="T138">Font / Copy Text</text:span></text:p>
          </table:table-cell>
          <table:table-cell table:style-name="Tabelle32.D35" office:value-type="string">
            <text:p text:style-name="P316">Ctrl X</text:p>
          </table:table-cell>
          <table:table-cell table:style-name="Tabelle32.E35" office:value-type="string">
            <text:p text:style-name="P231"/>
          </table:table-cell>
        </table:table-row>
        <table:table-row table:style-name="Tabelle32.1">
          <table:table-cell table:style-name="Tabelle32.A35" office:value-type="string">
            <text:p text:style-name="P316">Paste Text</text:p>
          </table:table-cell>
          <table:table-cell table:style-name="Tabelle32.B35" office:value-type="string">
            <text:p text:style-name="P316">3D View / Edit / Paste Text</text:p>
          </table:table-cell>
          <table:table-cell table:style-name="Tabelle32.C35" office:value-type="string">
            <text:p text:style-name="P249"><text:bookmark-start text:name="__RefHeading___Toc29193_11130058683"/><text:span text:style-name="T138">3D </text:span>View / <text:span text:style-name="T138">Font / Paste Text</text:span><text:bookmark-end text:name="__RefHeading___Toc29193_11130058683"/></text:p>
          </table:table-cell>
          <table:table-cell table:style-name="Tabelle32.D35" office:value-type="string">
            <text:p text:style-name="P316">Ctrl V</text:p>
          </table:table-cell>
          <table:table-cell table:style-name="Tabelle32.E35" office:value-type="string">
            <text:p text:style-name="P231"/>
          </table:table-cell>
        </table:table-row>
        <table:table-row table:style-name="Tabelle32.1">
          <table:table-cell table:style-name="Tabelle32.A34" office:value-type="string">
            <text:p text:style-name="P316">Line Break</text:p>
          </table:table-cell>
          <table:table-cell table:style-name="Tabelle32.B34" office:value-type="string">
            <text:p text:style-name="P316">None</text:p>
          </table:table-cell>
          <table:table-cell table:style-name="Tabelle32.C34" office:value-type="string">
            <text:p text:style-name="P249"><text:span text:style-name="T138">3D </text:span>View / <text:span text:style-name="T138">Font / Line Break</text:span></text:p>
          </table:table-cell>
          <table:table-cell table:style-name="Tabelle32.D34" office:value-type="string">
            <text:p text:style-name="P316">Return</text:p>
          </table:table-cell>
          <table:table-cell table:style-name="Tabelle32.E34"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6">Insert Text</text:p>
          </table:table-cell>
          <table:table-cell table:style-name="Tabelle32.B35" office:value-type="string">
            <text:p text:style-name="P231"/>
          </table:table-cell>
          <table:table-cell table:style-name="Tabelle32.C35" office:value-type="string">
            <text:p text:style-name="P249"><text:span text:style-name="T138">3D </text:span>View / <text:span text:style-name="T138">Font / Insert Text</text:span></text:p>
          </table:table-cell>
          <table:table-cell table:style-name="Tabelle32.D35" office:value-type="string">
            <text:p text:style-name="P231"/>
          </table:table-cell>
          <table:table-cell table:style-name="Tabelle32.E35" office:value-type="string">
            <text:p text:style-name="P317"><text:span text:style-name="T26">No menu entry.</text:span><text:span text:style-name="T27"> </text:span>Event Mapping Keyboard</text:p>
          </table:table-cell>
        </table:table-row>
        <text:soft-page-break/>
        <table:table-row table:style-name="Tabelle32.1">
          <table:table-cell table:style-name="Tabelle32.A36" office:value-type="string">
            <text:p text:style-name="P316">Insert Text</text:p>
          </table:table-cell>
          <table:table-cell table:style-name="Tabelle32.B36" office:value-type="string">
            <text:p text:style-name="P316">None</text:p>
          </table:table-cell>
          <table:table-cell table:style-name="Tabelle32.C36" office:value-type="string">
            <text:p text:style-name="P249"><text:span text:style-name="T138">3D </text:span>View / <text:span text:style-name="T138">Font / Insert Text</text:span></text:p>
          </table:table-cell>
          <table:table-cell table:style-name="Tabelle32.D36" office:value-type="string">
            <text:p text:style-name="P316">Alt Backspace</text:p>
          </table:table-cell>
          <table:table-cell table:style-name="Tabelle32.E36" office:value-type="string">
            <text:p text:style-name="P239"><text:span text:style-name="T26">No menu entry.</text:span><text:span text:style-name="T27"> </text:span><text:span text:style-name="T28">Standard text editor hotkey that exists in other text editors without menu entry too.</text:span></text:p>
          </table:table-cell>
        </table:table-row>
      </table:table>
      <text:p text:style-name="P2"/>
      <table:table table:name="Tabelle33" table:style-name="Tabelle33">
        <table:table-column table:style-name="Tabelle33.A"/>
        <table:table-header-rows>
          <table:table-row table:style-name="Tabelle33.1">
            <table:table-cell table:style-name="Tabelle33.A1" office:value-type="string">
              <text:h text:style-name="P535" text:outline-level="1"><text:bookmark-start text:name="__RefHeading___Toc29193_111300586"/>3D View - Pose<text:bookmark-end text:name="__RefHeading___Toc29193_111300586"/></text:h>
            </table:table-cell>
          </table:table-row>
        </table:table-header-rows>
      </table:table>
      <text:p text:style-name="P2"/>
      <table:table table:name="Tabelle34" table:style-name="Tabelle34">
        <table:table-column table:style-name="Tabelle34.A"/>
        <table:table-column table:style-name="Tabelle34.B"/>
        <table:table-column table:style-name="Tabelle34.C"/>
        <table:table-column table:style-name="Tabelle34.D"/>
        <table:table-column table:style-name="Tabelle34.E"/>
        <table:table-header-rows>
          <table:table-row table:style-name="Tabelle34.1">
            <table:table-cell table:style-name="Tabelle34.A1" table:number-columns-spanned="5" office:value-type="string">
              <text:p text:style-name="P318">3D View - Pose</text:p>
            </table:table-cell>
            <table:covered-table-cell/>
            <table:covered-table-cell/>
            <table:covered-table-cell/>
            <table:covered-table-cell/>
          </table:table-row>
        </table:table-header-rows>
        <table:table-row table:style-name="Tabelle34.1">
          <table:table-cell table:style-name="Tabelle34.A2" office:value-type="string">
            <text:p text:style-name="P18">Function </text:p>
          </table:table-cell>
          <table:table-cell table:style-name="Tabelle34.A2" office:value-type="string">
            <text:p text:style-name="P18">Surface <text:span text:style-name="T6">menu </text:span>location<text:tab/></text:p>
          </table:table-cell>
          <table:table-cell table:style-name="Tabelle34.A2" office:value-type="string">
            <text:p text:style-name="P18">User Preferences location</text:p>
          </table:table-cell>
          <table:table-cell table:style-name="Tabelle34.A2" office:value-type="string">
            <text:p text:style-name="P18">Hotkey</text:p>
          </table:table-cell>
          <table:table-cell table:style-name="Tabelle34.E2" office:value-type="string">
            <text:p text:style-name="P18">Special note</text:p>
          </table:table-cell>
        </table:table-row>
        <table:table-row table:style-name="Tabelle34.1">
          <table:table-cell table:style-name="Tabelle34.A3" office:value-type="string">
            <text:p text:style-name="P318">Calls the Make Parent panel</text:p>
          </table:table-cell>
          <table:table-cell table:style-name="Tabelle34.B3" office:value-type="string">
            <text:p text:style-name="P318">3D View / Pose / Parent</text:p>
          </table:table-cell>
          <table:table-cell table:style-name="Tabelle34.C3" office:value-type="string">
            <text:p text:style-name="P318">3D View / Pose / Parent</text:p>
          </table:table-cell>
          <table:table-cell table:style-name="Tabelle34.D3" office:value-type="string">
            <text:p text:style-name="P318">Ctrl P</text:p>
          </table:table-cell>
          <table:table-cell table:style-name="Tabelle34.E3" office:value-type="string">
            <text:p text:style-name="P318">One of the panels to keep for now</text:p>
          </table:table-cell>
        </table:table-row>
        <table:table-row table:style-name="Tabelle34.1">
          <table:table-cell table:style-name="Tabelle34.A9" office:value-type="string">
            <text:p text:style-name="P279">Hide selected</text:p>
          </table:table-cell>
          <table:table-cell table:style-name="Tabelle34.B9" office:value-type="string">
            <text:p text:style-name="P318">3D View / Pose / <text:span text:style-name="T123">Show/Hide</text:span></text:p>
          </table:table-cell>
          <table:table-cell table:style-name="Tabelle34.C9" office:value-type="string">
            <text:p text:style-name="P249">3D View / <text:span text:style-name="T139">Pose / Hide selected </text:span></text:p>
          </table:table-cell>
          <table:table-cell table:style-name="Tabelle34.D9" office:value-type="string">
            <text:p text:style-name="P302">H</text:p>
          </table:table-cell>
          <table:table-cell table:style-name="Tabelle34.E9" office:value-type="string">
            <text:p text:style-name="P127"/>
          </table:table-cell>
        </table:table-row>
        <table:table-row table:style-name="Tabelle34.1">
          <table:table-cell table:style-name="Tabelle34.A9" office:value-type="string">
            <text:p text:style-name="P279">Hide unselected</text:p>
          </table:table-cell>
          <table:table-cell table:style-name="Tabelle34.B9" office:value-type="string">
            <text:p text:style-name="P318">3D View / Pose / <text:span text:style-name="T123">Show/Hide</text:span></text:p>
          </table:table-cell>
          <table:table-cell table:style-name="Tabelle34.C9" office:value-type="string">
            <text:p text:style-name="P249">3D View / <text:span text:style-name="T139">Pose / Hide selected </text:span></text:p>
          </table:table-cell>
          <table:table-cell table:style-name="Tabelle34.D9" office:value-type="string">
            <text:p text:style-name="P302">Shift H</text:p>
          </table:table-cell>
          <table:table-cell table:style-name="Tabelle34.E9" office:value-type="string">
            <text:p text:style-name="P127"><text:s/></text:p>
          </table:table-cell>
        </table:table-row>
        <table:table-row table:style-name="Tabelle34.1">
          <table:table-cell table:style-name="Tabelle34.A6" office:value-type="string">
            <text:p text:style-name="P279">Show hidden</text:p>
          </table:table-cell>
          <table:table-cell table:style-name="Tabelle34.B6" office:value-type="string">
            <text:p text:style-name="P318">3D View / Pose / <text:span text:style-name="T123">Show/Hide</text:span></text:p>
          </table:table-cell>
          <table:table-cell table:style-name="Tabelle34.C6" office:value-type="string">
            <text:p text:style-name="P249">3D View / <text:span text:style-name="T139">Pose / Reveal Selected</text:span></text:p>
          </table:table-cell>
          <table:table-cell table:style-name="Tabelle34.D6" office:value-type="string">
            <text:p text:style-name="P279">Alt H</text:p>
          </table:table-cell>
          <table:table-cell table:style-name="Tabelle34.E6" office:value-type="string">
            <text:p text:style-name="P231"/>
          </table:table-cell>
        </table:table-row>
        <table:table-row table:style-name="Tabelle34.1">
          <table:table-cell table:style-name="Tabelle34.A9" office:value-type="string">
            <text:p text:style-name="P319">Copy pose</text:p>
          </table:table-cell>
          <table:table-cell table:style-name="Tabelle34.B9" office:value-type="string">
            <text:p text:style-name="P319">3D View / Pose / Copy pose</text:p>
          </table:table-cell>
          <table:table-cell table:style-name="Tabelle34.C9" office:value-type="string">
            <text:p text:style-name="P319">3D View / Pose / Copy pose</text:p>
          </table:table-cell>
          <table:table-cell table:style-name="Tabelle34.D9" office:value-type="string">
            <text:p text:style-name="P319">Ctrl C</text:p>
          </table:table-cell>
          <table:table-cell table:style-name="Tabelle34.E9" office:value-type="string">
            <text:p text:style-name="P231"/>
          </table:table-cell>
        </table:table-row>
        <table:table-row table:style-name="Tabelle34.1">
          <table:table-cell table:style-name="Tabelle34.A9" office:value-type="string">
            <text:p text:style-name="P319">Paste Pose</text:p>
          </table:table-cell>
          <table:table-cell table:style-name="Tabelle34.B9" office:value-type="string">
            <text:p text:style-name="P319">3D View / Pose / Paste pose</text:p>
          </table:table-cell>
          <table:table-cell table:style-name="Tabelle34.C9" office:value-type="string">
            <text:p text:style-name="P319">3D View / Pose / Paste pose</text:p>
          </table:table-cell>
          <table:table-cell table:style-name="Tabelle34.D9" office:value-type="string">
            <text:p text:style-name="P319">Ctrl V</text:p>
          </table:table-cell>
          <table:table-cell table:style-name="Tabelle34.E9" office:value-type="string">
            <text:p text:style-name="P231"/>
          </table:table-cell>
        </table:table-row>
        <table:table-row table:style-name="Tabelle34.1">
          <table:table-cell table:style-name="Tabelle34.A9" office:value-type="string">
            <text:p text:style-name="P306">Selects or deselects all.</text:p>
          </table:table-cell>
          <table:table-cell table:style-name="Tabelle34.B9" office:value-type="string">
            <text:p text:style-name="P306">3D View / <text:span text:style-name="T140">Pose</text:span> / <text:span text:style-name="T112">(De)select all</text:span></text:p>
          </table:table-cell>
          <table:table-cell table:style-name="Tabelle34.C9" office:value-type="string">
            <text:p text:style-name="P249">3D View / <text:span text:style-name="T140">Pose / (De)select all</text:span></text:p>
          </table:table-cell>
          <table:table-cell table:style-name="Tabelle34.D9" office:value-type="string">
            <text:p text:style-name="P306">A</text:p>
          </table:table-cell>
          <table:table-cell table:style-name="Tabelle34.E9" office:value-type="string">
            <text:p text:style-name="P231"/>
          </table:table-cell>
        </table:table-row>
        <table:table-row table:style-name="Tabelle34.1">
          <table:table-cell table:style-name="Tabelle34.A10" office:value-type="string">
            <text:p text:style-name="P306">Inverts the selection</text:p>
          </table:table-cell>
          <table:table-cell table:style-name="Tabelle34.B10" office:value-type="string">
            <text:p text:style-name="P306">3D View / <text:span text:style-name="T140">Pose</text:span> / Inverse</text:p>
          </table:table-cell>
          <table:table-cell table:style-name="Tabelle34.C10" office:value-type="string">
            <text:p text:style-name="P249">3D View / <text:span text:style-name="T140">Pose / (De)select all</text:span></text:p>
          </table:table-cell>
          <table:table-cell table:style-name="Tabelle34.D10" office:value-type="string">
            <text:p text:style-name="P306">Ctrl I</text:p>
          </table:table-cell>
          <table:table-cell table:style-name="Tabelle34.E10" office:value-type="string">
            <text:p text:style-name="P231"/>
          </table:table-cell>
        </table:table-row>
        <table:table-row table:style-name="Tabelle34.1">
          <table:table-cell table:style-name="Tabelle34.A11" office:value-type="string">
            <text:p text:style-name="P470">Select connected bones</text:p>
          </table:table-cell>
          <table:table-cell table:style-name="Tabelle34.B11" office:value-type="string">
            <text:p text:style-name="P307">3D View / Select / <text:span text:style-name="T243">Connected</text:span></text:p>
          </table:table-cell>
          <table:table-cell table:style-name="Tabelle34.C11" office:value-type="string">
            <text:p text:style-name="P252">3D View / <text:span text:style-name="T124">Armature / Select Connected</text:span></text:p>
          </table:table-cell>
          <table:table-cell table:style-name="Tabelle34.D11" office:value-type="string">
            <text:p text:style-name="P469">L</text:p>
          </table:table-cell>
          <table:table-cell table:style-name="Tabelle34.E11" office:value-type="string">
            <text:p text:style-name="P501">Hotkey Only Tool!</text:p>
          </table:table-cell>
        </table:table-row>
      </table:table>
      <text:p text:style-name="P2"/>
      <table:table table:name="Tabelle35" table:style-name="Tabelle35">
        <table:table-column table:style-name="Tabelle35.A"/>
        <table:table-header-rows>
          <table:table-row table:style-name="Tabelle35.1">
            <table:table-cell table:style-name="Tabelle35.A1" office:value-type="string">
              <text:h text:style-name="P535" text:outline-level="1"><text:bookmark-start text:name="__RefHeading___Toc29195_111300586"/>3D View - Vertex Paint<text:bookmark-end text:name="__RefHeading___Toc29195_111300586"/></text:h>
            </table:table-cell>
          </table:table-row>
        </table:table-header-rows>
      </table:table>
      <text:p text:style-name="P2"/>
      <table:table table:name="Tabelle36" table:style-name="Tabelle36">
        <table:table-column table:style-name="Tabelle36.A"/>
        <table:table-column table:style-name="Tabelle36.B"/>
        <table:table-column table:style-name="Tabelle36.C"/>
        <table:table-column table:style-name="Tabelle36.D"/>
        <table:table-column table:style-name="Tabelle36.E"/>
        <table:table-header-rows>
          <table:table-row table:style-name="Tabelle36.1">
            <table:table-cell table:style-name="Tabelle36.A1" table:number-columns-spanned="5" office:value-type="string">
              <text:p text:style-name="P320">3D View - Vertex Paint</text:p>
            </table:table-cell>
            <table:covered-table-cell/>
            <table:covered-table-cell/>
            <table:covered-table-cell/>
            <table:covered-table-cell/>
          </table:table-row>
        </table:table-header-rows>
        <table:table-row table:style-name="Tabelle36.1">
          <table:table-cell table:style-name="Tabelle36.A2" office:value-type="string">
            <text:p text:style-name="P18">Function </text:p>
          </table:table-cell>
          <table:table-cell table:style-name="Tabelle36.A2" office:value-type="string">
            <text:p text:style-name="P18">Surface <text:span text:style-name="T6">menu </text:span>location<text:tab/></text:p>
          </table:table-cell>
          <table:table-cell table:style-name="Tabelle36.A2" office:value-type="string">
            <text:p text:style-name="P18">User Preferences location</text:p>
          </table:table-cell>
          <table:table-cell table:style-name="Tabelle36.A2" office:value-type="string">
            <text:p text:style-name="P18">Hotkey</text:p>
          </table:table-cell>
          <table:table-cell table:style-name="Tabelle36.E2" office:value-type="string">
            <text:p text:style-name="P18">Special note</text:p>
          </table:table-cell>
        </table:table-row>
        <table:table-row table:style-name="Tabelle36.1">
          <table:table-cell table:style-name="Tabelle36.A3" office:value-type="string">
            <text:p text:style-name="P320">Vertex Paint</text:p>
          </table:table-cell>
          <table:table-cell table:style-name="Tabelle36.B3" office:value-type="string">
            <text:p text:style-name="P320">None</text:p>
          </table:table-cell>
          <table:table-cell table:style-name="Tabelle36.C3" office:value-type="string">
            <text:p text:style-name="P320">3D View / Vertex Paint / Vertex Paint</text:p>
          </table:table-cell>
          <table:table-cell table:style-name="Tabelle36.D3" office:value-type="string">
            <text:p text:style-name="P320">LMB</text:p>
          </table:table-cell>
          <table:table-cell table:style-name="Tabelle36.E3" office:value-type="string">
            <text:p text:style-name="P231"/>
          </table:table-cell>
        </table:table-row>
        <table:table-row table:style-name="Tabelle36.1">
          <table:table-cell table:style-name="Tabelle36.A12" office:value-type="string">
            <text:p text:style-name="P46">Turns Mouse into a colour picker.</text:p>
          </table:table-cell>
          <table:table-cell table:style-name="Tabelle36.B12" office:value-type="string">
            <text:p text:style-name="P321">3D View / Tool Shelf /<text:span text:style-name="T141"> Tools /</text:span> Brush / </text:p>
          </table:table-cell>
          <table:table-cell table:style-name="Tabelle36.C12" office:value-type="string">
            <text:p text:style-name="P320">3D View / Vertex Paint / Sample Color</text:p>
          </table:table-cell>
          <table:table-cell table:style-name="Tabelle36.D12" office:value-type="string">
            <text:p text:style-name="P320">S</text:p>
          </table:table-cell>
          <table:table-cell table:style-name="Tabelle36.E12" office:value-type="string">
            <text:p text:style-name="P130"/>
          </table:table-cell>
        </table:table-row>
        <table:table-row table:style-name="Tabelle36.1">
          <table:table-cell table:style-name="Tabelle36.A12" office:value-type="string">
            <text:p text:style-name="P321">Sets the brush radius</text:p>
          </table:table-cell>
          <table:table-cell table:style-name="Tabelle36.B12" office:value-type="string">
            <text:p text:style-name="P321">3D View / Tool Shelf /<text:span text:style-name="T141"> Tools /</text:span> Brush / Radius Slider</text:p>
          </table:table-cell>
          <table:table-cell table:style-name="Tabelle36.C12" office:value-type="string">
            <text:p text:style-name="P321">3D View / Vertex Paint / Radial Control </text:p>
          </table:table-cell>
          <table:table-cell table:style-name="Tabelle36.D12" office:value-type="string">
            <text:p text:style-name="P321">F</text:p>
          </table:table-cell>
          <table:table-cell table:style-name="Tabelle36.E12" office:value-type="string">
            <text:p text:style-name="P223">Covered by the Important Hotkeys addon</text:p>
          </table:table-cell>
        </table:table-row>
        <table:table-row table:style-name="Tabelle36.1">
          <table:table-cell table:style-name="Tabelle36.A12" office:value-type="string">
            <text:p text:style-name="P321">Sets the brush radius with a value in the middle</text:p>
          </table:table-cell>
          <table:table-cell table:style-name="Tabelle36.B12" office:value-type="string">
            <text:p text:style-name="P321">3D View / Tool Shelf /<text:span text:style-name="T141"> Tools /</text:span> Brush / Radius Slider</text:p>
          </table:table-cell>
          <table:table-cell table:style-name="Tabelle36.C12" office:value-type="string">
            <text:p text:style-name="P321">3D View / Vertex Paint / Radial Control </text:p>
          </table:table-cell>
          <table:table-cell table:style-name="Tabelle36.D12" office:value-type="string">
            <text:p text:style-name="P321">Shift F</text:p>
          </table:table-cell>
          <table:table-cell table:style-name="Tabelle36.E12" office:value-type="string">
            <text:p text:style-name="P223">Covered by the Important Hotkeys addon</text:p>
          </table:table-cell>
        </table:table-row>
        <table:table-row table:style-name="Tabelle36.1">
          <table:table-cell table:style-name="Tabelle36.A12" office:value-type="string">
            <text:p text:style-name="P321">Sets the brush direction. Useful for painting with maps. Like for scales.</text:p>
          </table:table-cell>
          <table:table-cell table:style-name="Tabelle36.B12" office:value-type="string">
            <text:p text:style-name="P321">3D View / Tool Shelf /<text:span text:style-name="T141"> Tools /</text:span> Brush / Radius Slider</text:p>
          </table:table-cell>
          <table:table-cell table:style-name="Tabelle36.C12" office:value-type="string">
            <text:p text:style-name="P321">3D View / Vertex Paint / Radial Control </text:p>
          </table:table-cell>
          <table:table-cell table:style-name="Tabelle36.D12" office:value-type="string">
            <text:p text:style-name="P321">Ctrl F</text:p>
          </table:table-cell>
          <table:table-cell table:style-name="Tabelle36.E12" office:value-type="string">
            <text:p text:style-name="P223">Covered by the Important Hotkeys addon</text:p>
          </table:table-cell>
        </table:table-row>
        <table:table-row table:style-name="Tabelle36.1">
          <table:table-cell table:style-name="Tabelle36.A12" office:value-type="string">
            <text:p text:style-name="P321"><text:span text:style-name="T141">Brush Mode </text:span>Stencil<text:span text:style-name="T142"> navigation</text:span></text:p>
          </table:table-cell>
          <table:table-cell table:style-name="Tabelle36.B12" office:value-type="string">
            <text:p text:style-name="P321">None</text:p>
          </table:table-cell>
          <table:table-cell table:style-name="Tabelle36.C12" office:value-type="string">
            <text:p text:style-name="P322">3D View / Vertex Paint / Stencil Brush Control</text:p>
          </table:table-cell>
          <table:table-cell table:style-name="Tabelle36.D12" office:value-type="string">
            <text:p text:style-name="P321">Shift Ctrl RMB</text:p>
          </table:table-cell>
          <table:table-cell table:style-name="Tabelle36.E12" office:value-type="string">
            <text:p text:style-name="P240"><text:span text:style-name="T26">No menu entry.</text:span><text:span text:style-name="T27"> Mouse only action. </text:span>Original hotkey RMB conflicts with <text:span text:style-name="T141">new </text:span>navigation. Set to Shift Ctrl RMB. <text:span text:style-name="T79">Covered by the Important Hotkeys addon</text:spa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3">None</text:p>
          </table:table-cell>
          <table:table-cell table:style-name="Tabelle36.C12" office:value-type="string">
            <text:p text:style-name="P322">3D View / Vertex Paint / Stencil Brush Control</text:p>
          </table:table-cell>
          <table:table-cell table:style-name="Tabelle36.D12" office:value-type="string">
            <text:p text:style-name="P323">Shift RMB</text:p>
          </table:table-cell>
          <table:table-cell table:style-name="Tabelle36.E12" office:value-type="string">
            <text:p text:style-name="P228"><text:span text:style-name="T25">No menu entry.</text:span><text:span text:style-name="T29"> Mouse only action. </text:span>Covered by the Important Hotkeys addon</text:p>
          </table:table-cell>
        </table:table-row>
        <text:soft-page-break/>
        <table:table-row table:style-name="Tabelle36.1">
          <table:table-cell table:style-name="Tabelle36.A12" office:value-type="string">
            <text:p text:style-name="P47">Brush Mode Stencil. Changes the angle value in the Texture tab</text:p>
          </table:table-cell>
          <table:table-cell table:style-name="Tabelle36.B12" office:value-type="string">
            <text:p text:style-name="P321">3D View / Tool Shelf /<text:span text:style-name="T141"> Tools /</text:span> <text:span text:style-name="T141">Texture</text:span></text:p>
          </table:table-cell>
          <table:table-cell table:style-name="Tabelle36.C12" office:value-type="string">
            <text:p text:style-name="P322">3D View / Vertex Paint / Stencil Brush Control</text:p>
          </table:table-cell>
          <table:table-cell table:style-name="Tabelle36.D12" office:value-type="string">
            <text:p text:style-name="P323">Ctrl RMB</text:p>
          </table:table-cell>
          <table:table-cell table:style-name="Tabelle36.E12" office:value-type="string">
            <text:p text:style-name="P227">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3">None</text:p>
          </table:table-cell>
          <table:table-cell table:style-name="Tabelle36.C12" office:value-type="string">
            <text:p text:style-name="P322">3D View / Vertex Paint / Stencil Brush Control</text:p>
          </table:table-cell>
          <table:table-cell table:style-name="Tabelle36.D12" office:value-type="string">
            <text:p text:style-name="P323">Alt RMB</text:p>
          </table:table-cell>
          <table:table-cell table:style-name="Tabelle36.E12" office:value-type="string">
            <text:p text:style-name="P228"><text:span text:style-name="T25">No menu entry.</text:span><text:span text:style-name="T29"> Mouse only action. </text:span>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3">None</text:p>
          </table:table-cell>
          <table:table-cell table:style-name="Tabelle36.C12" office:value-type="string">
            <text:p text:style-name="P322">3D View / Vertex Paint / Stencil Brush Control</text:p>
          </table:table-cell>
          <table:table-cell table:style-name="Tabelle36.D12" office:value-type="string">
            <text:p text:style-name="P323">Shift Alt RMB</text:p>
          </table:table-cell>
          <table:table-cell table:style-name="Tabelle36.E12" office:value-type="string">
            <text:p text:style-name="P229"><text:span text:style-name="T25">No menu entry.</text:span><text:span text:style-name="T29"> Mouse only action. </text:span>Covered by the Important Hotkeys addon</text:p>
          </table:table-cell>
        </table:table-row>
        <table:table-row table:style-name="Tabelle36.1">
          <table:table-cell table:style-name="Tabelle36.A13" office:value-type="string">
            <text:p text:style-name="P47">Brush Mode Stencil navigation</text:p>
          </table:table-cell>
          <table:table-cell table:style-name="Tabelle36.B13" office:value-type="string">
            <text:p text:style-name="P323">None</text:p>
          </table:table-cell>
          <table:table-cell table:style-name="Tabelle36.C13" office:value-type="string">
            <text:p text:style-name="P322">3D View / Vertex Paint / Stencil Brush Control</text:p>
          </table:table-cell>
          <table:table-cell table:style-name="Tabelle36.D13" office:value-type="string">
            <text:p text:style-name="P323">Ctrl Alt RMB</text:p>
          </table:table-cell>
          <table:table-cell table:style-name="Tabelle36.E13" office:value-type="string">
            <text:p text:style-name="P228"><text:span text:style-name="T25">No menu entry.</text:span><text:span text:style-name="T29"> Mouse only action. </text:span>Covered by the Important Hotkeys addon</text:p>
          </table:table-cell>
        </table:table-row>
      </table:table>
      <text:p text:style-name="P2"/>
      <table:table table:name="Tabelle37" table:style-name="Tabelle37">
        <table:table-column table:style-name="Tabelle37.A"/>
        <table:table-header-rows>
          <table:table-row table:style-name="Tabelle37.1">
            <table:table-cell table:style-name="Tabelle37.A1" office:value-type="string">
              <text:h text:style-name="P535" text:outline-level="1"><text:bookmark-start text:name="__RefHeading___Toc29197_111300586"/>3D View - Weight Paint<text:bookmark-end text:name="__RefHeading___Toc29197_111300586"/></text:h>
            </table:table-cell>
          </table:table-row>
        </table:table-header-rows>
      </table:table>
      <text:p text:style-name="P2"/>
      <table:table table:name="Tabelle38" table:style-name="Tabelle38">
        <table:table-column table:style-name="Tabelle38.A"/>
        <table:table-column table:style-name="Tabelle38.B"/>
        <table:table-column table:style-name="Tabelle38.C"/>
        <table:table-column table:style-name="Tabelle38.D"/>
        <table:table-column table:style-name="Tabelle38.E"/>
        <table:table-header-rows>
          <table:table-row table:style-name="Tabelle38.1">
            <table:table-cell table:style-name="Tabelle38.A1" table:number-columns-spanned="5" office:value-type="string">
              <text:p text:style-name="P324">3D View - Weight Paint</text:p>
            </table:table-cell>
            <table:covered-table-cell/>
            <table:covered-table-cell/>
            <table:covered-table-cell/>
            <table:covered-table-cell/>
          </table:table-row>
        </table:table-header-rows>
        <table:table-row table:style-name="Tabelle38.1">
          <table:table-cell table:style-name="Tabelle38.A2" office:value-type="string">
            <text:p text:style-name="P18">Function </text:p>
          </table:table-cell>
          <table:table-cell table:style-name="Tabelle38.A2" office:value-type="string">
            <text:p text:style-name="P18">Surface <text:span text:style-name="T6">menu </text:span>location<text:tab/></text:p>
          </table:table-cell>
          <table:table-cell table:style-name="Tabelle38.A2" office:value-type="string">
            <text:p text:style-name="P18">User Preferences location</text:p>
          </table:table-cell>
          <table:table-cell table:style-name="Tabelle38.A2" office:value-type="string">
            <text:p text:style-name="P18">Hotkey</text:p>
          </table:table-cell>
          <table:table-cell table:style-name="Tabelle38.E2" office:value-type="string">
            <text:p text:style-name="P18">Special note</text:p>
          </table:table-cell>
        </table:table-row>
        <table:table-row table:style-name="Tabelle38.1">
          <table:table-cell table:style-name="Tabelle38.A3" office:value-type="string">
            <text:p text:style-name="P324">Weight Paint</text:p>
          </table:table-cell>
          <table:table-cell table:style-name="Tabelle38.B3" office:value-type="string">
            <text:p text:style-name="P324">None</text:p>
          </table:table-cell>
          <table:table-cell table:style-name="Tabelle38.C3" office:value-type="string">
            <text:p text:style-name="P231"/>
          </table:table-cell>
          <table:table-cell table:style-name="Tabelle38.D3" office:value-type="string">
            <text:p text:style-name="P324">LMB</text:p>
          </table:table-cell>
          <table:table-cell table:style-name="Tabelle38.E3" office:value-type="string">
            <text:p text:style-name="P228"><text:span text:style-name="T25">No menu entry.</text:span><text:span text:style-name="T29"> Mouse only action. </text:span></text:p>
          </table:table-cell>
        </table:table-row>
        <table:table-row table:style-name="Tabelle38.1">
          <table:table-cell table:style-name="Tabelle38.A15" office:value-type="string">
            <text:p text:style-name="P48">Click at a bone to select it for weightpaiting.</text:p>
          </table:table-cell>
          <table:table-cell table:style-name="Tabelle38.B15" office:value-type="string">
            <text:p text:style-name="P324">None</text:p>
          </table:table-cell>
          <table:table-cell table:style-name="Tabelle38.C15" office:value-type="string">
            <text:p text:style-name="P322">3D View / <text:span text:style-name="T143">Weight</text:span> Paint /<text:span text:style-name="T143"> Weight</text:span> Paint </text:p>
          </table:table-cell>
          <table:table-cell table:style-name="Tabelle38.D15" office:value-type="string">
            <text:p text:style-name="P324">CTRL Action Mouse</text:p>
          </table:table-cell>
          <table:table-cell table:style-name="Tabelle38.E15" office:value-type="string">
            <text:p text:style-name="P228"><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4">Calls Weight Paint Sample Group panel<text:span text:style-name="T144">, which shows the available group for the current position</text:span></text:p>
          </table:table-cell>
          <table:table-cell table:style-name="Tabelle38.B15" office:value-type="string">
            <text:p text:style-name="P324">None</text:p>
          </table:table-cell>
          <table:table-cell table:style-name="Tabelle38.C15" office:value-type="string">
            <text:p text:style-name="P322">3D View / <text:span text:style-name="T143">Weight</text:span> Paint /<text:span text:style-name="T143"> Weight</text:span> Paint <text:span text:style-name="T143">Sample Weight</text:span></text:p>
          </table:table-cell>
          <table:table-cell table:style-name="Tabelle38.D15" office:value-type="string">
            <text:p text:style-name="P324">Shift Action Mouse</text:p>
          </table:table-cell>
          <table:table-cell table:style-name="Tabelle38.E15" office:value-type="string">
            <text:p text:style-name="P228"><text:span text:style-name="T25">No menu entry.</text:span><text:span text:style-name="T29"> Mouse only action. </text:span></text:p>
          </table:table-cell>
        </table:table-row>
        <table:table-row table:style-name="Tabelle38.1">
          <table:table-cell table:style-name="Tabelle38.A15" office:value-type="string">
            <text:p text:style-name="P324">Draws a gradient at the weightmap</text:p>
          </table:table-cell>
          <table:table-cell table:style-name="Tabelle38.B15" office:value-type="string">
            <text:p text:style-name="P324">None</text:p>
          </table:table-cell>
          <table:table-cell table:style-name="Tabelle38.C15" office:value-type="string">
            <text:p text:style-name="P322">3D View / <text:span text:style-name="T143">Weight</text:span> Paint /<text:span text:style-name="T143"> Weight Gradient</text:span></text:p>
          </table:table-cell>
          <table:table-cell table:style-name="Tabelle38.D15" office:value-type="string">
            <text:p text:style-name="P324">Alt LMB</text:p>
          </table:table-cell>
          <table:table-cell table:style-name="Tabelle38.E15" office:value-type="string">
            <text:p text:style-name="P228"><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4">Draws a gradient at the weightmap</text:p>
          </table:table-cell>
          <table:table-cell table:style-name="Tabelle38.B15" office:value-type="string">
            <text:p text:style-name="P324">None</text:p>
          </table:table-cell>
          <table:table-cell table:style-name="Tabelle38.C15" office:value-type="string">
            <text:p text:style-name="P322">3D View / <text:span text:style-name="T143">Weight</text:span> Paint /<text:span text:style-name="T143"> Weight Gradient</text:span></text:p>
          </table:table-cell>
          <table:table-cell table:style-name="Tabelle38.D15" office:value-type="string">
            <text:p text:style-name="P324">Ctrl Alt LMB</text:p>
          </table:table-cell>
          <table:table-cell table:style-name="Tabelle38.E15" office:value-type="string">
            <text:p text:style-name="P228"><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131"><text:span text:style-name="T143">Should set </text:span>the brush radius<text:span text:style-name="T143">. Doesn't work. Not in Blender neither.</text:span></text:p>
          </table:table-cell>
          <table:table-cell table:style-name="Tabelle38.B15" office:value-type="string">
            <text:p text:style-name="P321">3D View / Tool Shelf /<text:span text:style-name="T141"> Tools /</text:span> Brush / Radius Slider</text:p>
          </table:table-cell>
          <table:table-cell table:style-name="Tabelle38.C15" office:value-type="string">
            <text:p text:style-name="P321">3D View / <text:span text:style-name="T143">Weight</text:span> Paint / Radial Control </text:p>
          </table:table-cell>
          <table:table-cell table:style-name="Tabelle38.D15" office:value-type="string">
            <text:p text:style-name="P321">F</text:p>
          </table:table-cell>
          <table:table-cell table:style-name="Tabelle38.E15" office:value-type="string">
            <text:p text:style-name="P131"/>
          </table:table-cell>
        </table:table-row>
        <table:table-row table:style-name="Tabelle38.1">
          <table:table-cell table:style-name="Tabelle38.A15" office:value-type="string">
            <text:p text:style-name="P321">Sets the brush radius with a value in the middle</text:p>
          </table:table-cell>
          <table:table-cell table:style-name="Tabelle38.B15" office:value-type="string">
            <text:p text:style-name="P321">3D View / Tool Shelf /<text:span text:style-name="T141"> Tools /</text:span> Brush / Radius Slider</text:p>
          </table:table-cell>
          <table:table-cell table:style-name="Tabelle38.C15" office:value-type="string">
            <text:p text:style-name="P321">3D View / <text:span text:style-name="T143">Weight</text:span> Paint / Radial Control </text:p>
          </table:table-cell>
          <table:table-cell table:style-name="Tabelle38.D15" office:value-type="string">
            <text:p text:style-name="P321">Shift F</text:p>
          </table:table-cell>
          <table:table-cell table:style-name="Tabelle38.E15" office:value-type="string">
            <text:p text:style-name="P131"/>
          </table:table-cell>
        </table:table-row>
        <table:table-row table:style-name="Tabelle38.1">
          <table:table-cell table:style-name="Tabelle38.A15" office:value-type="string">
            <text:p text:style-name="P321">Sets the brush direction. Useful for painting with maps. Like for scales.</text:p>
          </table:table-cell>
          <table:table-cell table:style-name="Tabelle38.B15" office:value-type="string">
            <text:p text:style-name="P321">3D View / Tool Shelf /<text:span text:style-name="T141"> Tools /</text:span> Brush / Radius Slider</text:p>
          </table:table-cell>
          <table:table-cell table:style-name="Tabelle38.C15" office:value-type="string">
            <text:p text:style-name="P321">3D View / <text:span text:style-name="T143">Weight</text:span> Paint / Radial Control </text:p>
          </table:table-cell>
          <table:table-cell table:style-name="Tabelle38.D15" office:value-type="string">
            <text:p text:style-name="P531">Ctrl F</text:p>
          </table:table-cell>
          <table:table-cell table:style-name="Tabelle38.E15" office:value-type="string">
            <text:p text:style-name="P131"/>
          </table:table-cell>
        </table:table-row>
        <table:table-row table:style-name="Tabelle38.1">
          <table:table-cell table:style-name="Tabelle38.A15" office:value-type="string">
            <text:p text:style-name="P321"><text:span text:style-name="T141">Brush Mode </text:span>Stencil<text:span text:style-name="T141">. </text:span></text:p>
          </table:table-cell>
          <table:table-cell table:style-name="Tabelle38.B15" office:value-type="string">
            <text:p text:style-name="P321">None</text:p>
          </table:table-cell>
          <table:table-cell table:style-name="Tabelle38.C15" office:value-type="string">
            <text:p text:style-name="P322">3D View / <text:span text:style-name="T143">Weight</text:span> Paint / Stencil Brush Control</text:p>
          </table:table-cell>
          <table:table-cell table:style-name="Tabelle38.D15" office:value-type="string">
            <text:p text:style-name="P321">Shift Ctrl RMB</text:p>
          </table:table-cell>
          <table:table-cell table:style-name="Tabelle38.E15" office:value-type="string">
            <text:p text:style-name="P240"><text:span text:style-name="T31">No menu entry.</text:span><text:span text:style-name="T32"> Mouse only action. </text:span>Original hotkey RMB conflicts with <text:span text:style-name="T141">new </text:span>navigation. Set to Shift Ctrl RMB. <text:span text:style-name="T80">Covered by the Important Hotkeys addon</text:span></text:p>
          </table:table-cell>
        </table:table-row>
        <table:table-row table:style-name="Tabelle38.1">
          <table:table-cell table:style-name="Tabelle38.A15" office:value-type="string">
            <text:p text:style-name="P321"><text:span text:style-name="T141">Brush Mode </text:span>Stencil<text:span text:style-name="T141">. </text:span></text:p>
          </table:table-cell>
          <table:table-cell table:style-name="Tabelle38.B15" office:value-type="string">
            <text:p text:style-name="P323">None</text:p>
          </table:table-cell>
          <table:table-cell table:style-name="Tabelle38.C15" office:value-type="string">
            <text:p text:style-name="P322">3D View / <text:span text:style-name="T143">Weight</text:span> Paint / Stencil Brush Control</text:p>
          </table:table-cell>
          <table:table-cell table:style-name="Tabelle38.D15" office:value-type="string">
            <text:p text:style-name="P323">Shift RMB</text:p>
          </table:table-cell>
          <table:table-cell table:style-name="Tabelle38.E15" office:value-type="string">
            <text:p text:style-name="P228"><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47">Brush Mode Stencil. Changes the angle value in the Texture tab</text:p>
          </table:table-cell>
          <table:table-cell table:style-name="Tabelle38.B15" office:value-type="string">
            <text:p text:style-name="P321">3D View / Tool Shelf /<text:span text:style-name="T141"> Tools /</text:span> <text:span text:style-name="T141">Texture</text:span></text:p>
          </table:table-cell>
          <table:table-cell table:style-name="Tabelle38.C15" office:value-type="string">
            <text:p text:style-name="P322">3D View / <text:span text:style-name="T143">Weight</text:span> Paint / Stencil Brush Control</text:p>
          </table:table-cell>
          <table:table-cell table:style-name="Tabelle38.D15" office:value-type="string">
            <text:p text:style-name="P323"><text:bookmark-start text:name="__RefHeading___Toc29199_11130058684"/>Ctrl RMB<text:bookmark-end text:name="__RefHeading___Toc29199_11130058684"/></text:p>
          </table:table-cell>
          <table:table-cell table:style-name="Tabelle38.E15" office:value-type="string">
            <text:p text:style-name="P227">Covered by the Important Hotkeys addon</text:p>
          </table:table-cell>
        </table:table-row>
        <table:table-row table:style-name="Tabelle38.1">
          <table:table-cell table:style-name="Tabelle38.A15" office:value-type="string">
            <text:p text:style-name="P321"><text:span text:style-name="T141">Brush Mode </text:span>Stencil<text:span text:style-name="T141">. </text:span></text:p>
          </table:table-cell>
          <table:table-cell table:style-name="Tabelle38.B15" office:value-type="string">
            <text:p text:style-name="P323">None</text:p>
          </table:table-cell>
          <table:table-cell table:style-name="Tabelle38.C15" office:value-type="string">
            <text:p text:style-name="P322">3D View / <text:span text:style-name="T143">Weight</text:span> Paint / Stencil Brush Control</text:p>
          </table:table-cell>
          <table:table-cell table:style-name="Tabelle38.D15" office:value-type="string">
            <text:p text:style-name="P323">Alt RMB</text:p>
          </table:table-cell>
          <table:table-cell table:style-name="Tabelle38.E15" office:value-type="string">
            <text:p text:style-name="P228"><text:span text:style-name="T25">No menu entry.</text:span><text:span text:style-name="T29"> Mouse only action. </text:span>Covered by the Important Hotkeys addon</text:p>
          </table:table-cell>
        </table:table-row>
        <text:soft-page-break/>
        <table:table-row table:style-name="Tabelle38.1">
          <table:table-cell table:style-name="Tabelle38.A15" office:value-type="string">
            <text:p text:style-name="P321"><text:span text:style-name="T141">Brush Mode </text:span>Stencil<text:span text:style-name="T141">. </text:span></text:p>
          </table:table-cell>
          <table:table-cell table:style-name="Tabelle38.B15" office:value-type="string">
            <text:p text:style-name="P323">None</text:p>
          </table:table-cell>
          <table:table-cell table:style-name="Tabelle38.C15" office:value-type="string">
            <text:p text:style-name="P322">3D View / <text:span text:style-name="T143">Weight</text:span> Paint / Stencil Brush Control</text:p>
          </table:table-cell>
          <table:table-cell table:style-name="Tabelle38.D15" office:value-type="string">
            <text:p text:style-name="P323">Shift Alt RMB</text:p>
          </table:table-cell>
          <table:table-cell table:style-name="Tabelle38.E15" office:value-type="string">
            <text:p text:style-name="P228"><text:span text:style-name="T25">No menu entry.</text:span><text:span text:style-name="T29"> Mouse only action. </text:span>Covered by the Important Hotkeys addon</text:p>
          </table:table-cell>
        </table:table-row>
        <table:table-row table:style-name="Tabelle38.1">
          <table:table-cell table:style-name="Tabelle38.A16" office:value-type="string">
            <text:p text:style-name="P321"><text:span text:style-name="T141">Brush Mode </text:span>Stencil<text:span text:style-name="T141">. </text:span></text:p>
          </table:table-cell>
          <table:table-cell table:style-name="Tabelle38.B16" office:value-type="string">
            <text:p text:style-name="P323">None</text:p>
          </table:table-cell>
          <table:table-cell table:style-name="Tabelle38.C16" office:value-type="string">
            <text:p text:style-name="P322">3D View / <text:span text:style-name="T143">Weight</text:span> Paint / Stencil Brush Control</text:p>
          </table:table-cell>
          <table:table-cell table:style-name="Tabelle38.D16" office:value-type="string">
            <text:p text:style-name="P323">Ctrl Alt RMB</text:p>
          </table:table-cell>
          <table:table-cell table:style-name="Tabelle38.E16" office:value-type="string">
            <text:p text:style-name="P228"><text:span text:style-name="T25">No menu entry.</text:span><text:span text:style-name="T29"> Mouse only action. </text:span>Covered by the Important Hotkeys addon</text:p>
          </table:table-cell>
        </table:table-row>
      </table:table>
      <text:p text:style-name="P2"/>
      <table:table table:name="Tabelle39" table:style-name="Tabelle39">
        <table:table-column table:style-name="Tabelle39.A"/>
        <table:table-header-rows>
          <table:table-row table:style-name="Tabelle39.1">
            <table:table-cell table:style-name="Tabelle39.A1" office:value-type="string">
              <text:h text:style-name="P535" text:outline-level="1"><text:bookmark-start text:name="__RefHeading___Toc29199_111300586"/>3D View - Weight Paint Vertex Selection<text:bookmark-end text:name="__RefHeading___Toc29199_111300586"/></text:h>
            </table:table-cell>
          </table:table-row>
        </table:table-header-rows>
      </table:table>
      <text:p text:style-name="P2"/>
      <table:table table:name="Tabelle40" table:style-name="Tabelle40">
        <table:table-column table:style-name="Tabelle40.A"/>
        <table:table-column table:style-name="Tabelle40.B"/>
        <table:table-column table:style-name="Tabelle40.C"/>
        <table:table-column table:style-name="Tabelle40.D"/>
        <table:table-column table:style-name="Tabelle40.E"/>
        <table:table-header-rows>
          <table:table-row table:style-name="Tabelle40.1">
            <table:table-cell table:style-name="Tabelle40.A1" table:number-columns-spanned="5" office:value-type="string">
              <text:p text:style-name="P325">3D View - Weight Paint Vertex Selection</text:p>
            </table:table-cell>
            <table:covered-table-cell/>
            <table:covered-table-cell/>
            <table:covered-table-cell/>
            <table:covered-table-cell/>
          </table:table-row>
        </table:table-header-rows>
        <table:table-row table:style-name="Tabelle40.1">
          <table:table-cell table:style-name="Tabelle40.A2" office:value-type="string">
            <text:p text:style-name="P18">Function </text:p>
          </table:table-cell>
          <table:table-cell table:style-name="Tabelle40.A2" office:value-type="string">
            <text:p text:style-name="P18">Surface <text:span text:style-name="T6">menu </text:span>location<text:tab/></text:p>
          </table:table-cell>
          <table:table-cell table:style-name="Tabelle40.A2" office:value-type="string">
            <text:p text:style-name="P18">User Preferences location</text:p>
          </table:table-cell>
          <table:table-cell table:style-name="Tabelle40.A2" office:value-type="string">
            <text:p text:style-name="P18">Hotkey</text:p>
          </table:table-cell>
          <table:table-cell table:style-name="Tabelle40.E2" office:value-type="string">
            <text:p text:style-name="P18">Special note</text:p>
          </table:table-cell>
        </table:table-row>
        <table:table-row table:style-name="Tabelle40.1">
          <table:table-cell table:style-name="Tabelle40.A3" office:value-type="string">
            <text:p text:style-name="P306">Selects or deselects all.</text:p>
          </table:table-cell>
          <table:table-cell table:style-name="Tabelle40.B3" office:value-type="string">
            <text:p text:style-name="P306">3D View / Select / <text:span text:style-name="T112">(De)select all</text:span></text:p>
          </table:table-cell>
          <table:table-cell table:style-name="Tabelle40.C3" office:value-type="string">
            <text:p text:style-name="P249">3D View / <text:span text:style-name="T145">Weight Paint Vertex Selection / (De)select all</text:span></text:p>
          </table:table-cell>
          <table:table-cell table:style-name="Tabelle40.D3" office:value-type="string">
            <text:p text:style-name="P306">A</text:p>
          </table:table-cell>
          <table:table-cell table:style-name="Tabelle40.E3" office:value-type="string">
            <text:p text:style-name="P231"/>
          </table:table-cell>
        </table:table-row>
        <table:table-row table:style-name="Tabelle40.1">
          <table:table-cell table:style-name="Tabelle40.A7" office:value-type="string">
            <text:p text:style-name="P306">Inverts the selection</text:p>
          </table:table-cell>
          <table:table-cell table:style-name="Tabelle40.B7" office:value-type="string">
            <text:p text:style-name="P306">3D View / Select / Inverse</text:p>
          </table:table-cell>
          <table:table-cell table:style-name="Tabelle40.C7" office:value-type="string">
            <text:p text:style-name="P249">3D View / <text:span text:style-name="T145">Weight Paint Vertex Selection / (De)select all</text:span></text:p>
          </table:table-cell>
          <table:table-cell table:style-name="Tabelle40.D7" office:value-type="string">
            <text:p text:style-name="P306">Ctrl I</text:p>
          </table:table-cell>
          <table:table-cell table:style-name="Tabelle40.E7" office:value-type="string">
            <text:p text:style-name="P231"/>
          </table:table-cell>
        </table:table-row>
        <table:table-row table:style-name="Tabelle40.1">
          <table:table-cell table:style-name="Tabelle40.A7" office:value-type="string">
            <text:p text:style-name="P325">Border Select</text:p>
          </table:table-cell>
          <table:table-cell table:style-name="Tabelle40.B7" office:value-type="string">
            <text:p text:style-name="P306">3D View / Select / <text:span text:style-name="T145">Border Select</text:span></text:p>
          </table:table-cell>
          <table:table-cell table:style-name="Tabelle40.C7" office:value-type="string">
            <text:p text:style-name="P249">3D View / <text:span text:style-name="T145">Weight Paint Vertex Selection / Border Selec</text:span></text:p>
          </table:table-cell>
          <table:table-cell table:style-name="Tabelle40.D7" office:value-type="string">
            <text:p text:style-name="P325">B</text:p>
          </table:table-cell>
          <table:table-cell table:style-name="Tabelle40.E7" office:value-type="string">
            <text:p text:style-name="P231"/>
          </table:table-cell>
        </table:table-row>
        <table:table-row table:style-name="Tabelle40.1">
          <table:table-cell table:style-name="Tabelle40.A7" office:value-type="string">
            <text:p text:style-name="P325">Lasso Select </text:p>
          </table:table-cell>
          <table:table-cell table:style-name="Tabelle40.B7" office:value-type="string">
            <text:p text:style-name="P325">None</text:p>
          </table:table-cell>
          <table:table-cell table:style-name="Tabelle40.C7" office:value-type="string">
            <text:p text:style-name="P249">3D View / <text:span text:style-name="T145">Weight Paint Vertex Selection / Lasso Select </text:span></text:p>
          </table:table-cell>
          <table:table-cell table:style-name="Tabelle40.D7" office:value-type="string">
            <text:p text:style-name="P231"/>
          </table:table-cell>
          <table:table-cell table:style-name="Tabelle40.E7" office:value-type="string">
            <text:p text:style-name="P326"><text:span text:style-name="T31">No menu entry.</text:span><text:span text:style-name="T32"> </text:span>Event Mapping Tweak</text:p>
          </table:table-cell>
        </table:table-row>
        <table:table-row table:style-name="Tabelle40.1">
          <table:table-cell table:style-name="Tabelle40.A7" office:value-type="string">
            <text:p text:style-name="P325">Lasso Select </text:p>
          </table:table-cell>
          <table:table-cell table:style-name="Tabelle40.B7" office:value-type="string">
            <text:p text:style-name="P325">None</text:p>
          </table:table-cell>
          <table:table-cell table:style-name="Tabelle40.C7" office:value-type="string">
            <text:p text:style-name="P249">3D View / <text:span text:style-name="T145">Weight Paint Vertex Selection / Lasso Select </text:span></text:p>
          </table:table-cell>
          <table:table-cell table:style-name="Tabelle40.D7" office:value-type="string">
            <text:p text:style-name="P231"/>
          </table:table-cell>
          <table:table-cell table:style-name="Tabelle40.E7" office:value-type="string">
            <text:p text:style-name="P326"><text:span text:style-name="T31">No menu entry.</text:span><text:span text:style-name="T32"> </text:span>Event Mapping Tweak</text:p>
          </table:table-cell>
        </table:table-row>
        <table:table-row table:style-name="Tabelle40.1">
          <table:table-cell table:style-name="Tabelle40.A8" office:value-type="string">
            <text:p text:style-name="P325">Cirlcle Select</text:p>
          </table:table-cell>
          <table:table-cell table:style-name="Tabelle40.B8" office:value-type="string">
            <text:p text:style-name="P306">3D View / Select / <text:span text:style-name="T145">Border Select</text:span></text:p>
          </table:table-cell>
          <table:table-cell table:style-name="Tabelle40.C8" office:value-type="string">
            <text:p text:style-name="P249">3D View / <text:span text:style-name="T145">Weight Paint Vertex Selection / Cirlcle Select</text:span></text:p>
          </table:table-cell>
          <table:table-cell table:style-name="Tabelle40.D8" office:value-type="string">
            <text:p text:style-name="P325">C</text:p>
          </table:table-cell>
          <table:table-cell table:style-name="Tabelle40.E8" office:value-type="string">
            <text:p text:style-name="P231"/>
          </table:table-cell>
        </table:table-row>
      </table:table>
      <text:p text:style-name="P2"/>
      <table:table table:name="Tabelle41" table:style-name="Tabelle41">
        <table:table-column table:style-name="Tabelle41.A"/>
        <table:table-header-rows>
          <table:table-row table:style-name="Tabelle41.1">
            <table:table-cell table:style-name="Tabelle41.A1" office:value-type="string">
              <text:h text:style-name="P535" text:outline-level="1"><text:bookmark-start text:name="__RefHeading___Toc29201_111300586"/>3D View - Face Mask<text:span text:style-name="T146"> - <text:s/>Face selection masking on.</text:span><text:bookmark-end text:name="__RefHeading___Toc29201_111300586"/></text:h>
            </table:table-cell>
          </table:table-row>
        </table:table-header-rows>
      </table:table>
      <text:p text:style-name="P2"/>
      <table:table table:name="Tabelle42" table:style-name="Tabelle42">
        <table:table-column table:style-name="Tabelle42.A"/>
        <table:table-column table:style-name="Tabelle42.B"/>
        <table:table-column table:style-name="Tabelle42.C"/>
        <table:table-column table:style-name="Tabelle42.D"/>
        <table:table-column table:style-name="Tabelle42.E"/>
        <table:table-header-rows>
          <table:table-row table:style-name="Tabelle42.1">
            <table:table-cell table:style-name="Tabelle42.A1" table:number-columns-spanned="5" office:value-type="string">
              <text:p text:style-name="P327">3D View - Face Mask<text:span text:style-name="T146"> - <text:s/>Face selection masking on.</text:span></text:p>
            </table:table-cell>
            <table:covered-table-cell/>
            <table:covered-table-cell/>
            <table:covered-table-cell/>
            <table:covered-table-cell/>
          </table:table-row>
        </table:table-header-rows>
        <table:table-row table:style-name="Tabelle42.1">
          <table:table-cell table:style-name="Tabelle42.A2" office:value-type="string">
            <text:p text:style-name="P18">Function </text:p>
          </table:table-cell>
          <table:table-cell table:style-name="Tabelle42.A2" office:value-type="string">
            <text:p text:style-name="P18">Surface <text:span text:style-name="T6">menu </text:span>location<text:tab/></text:p>
          </table:table-cell>
          <table:table-cell table:style-name="Tabelle42.A2" office:value-type="string">
            <text:p text:style-name="P18">User Preferences location</text:p>
          </table:table-cell>
          <table:table-cell table:style-name="Tabelle42.A2" office:value-type="string">
            <text:p text:style-name="P18">Hotkey</text:p>
          </table:table-cell>
          <table:table-cell table:style-name="Tabelle42.E2" office:value-type="string">
            <text:p text:style-name="P18">Special note</text:p>
          </table:table-cell>
        </table:table-row>
        <table:table-row table:style-name="Tabelle42.1">
          <table:table-cell table:style-name="Tabelle42.A3" office:value-type="string">
            <text:p text:style-name="P306">Selects or deselects all.</text:p>
          </table:table-cell>
          <table:table-cell table:style-name="Tabelle42.B3" office:value-type="string">
            <text:p text:style-name="P306">3D View / Select / <text:span text:style-name="T112">(De)select all</text:span></text:p>
          </table:table-cell>
          <table:table-cell table:style-name="Tabelle42.C3" office:value-type="string">
            <text:p text:style-name="P249">3D View / <text:span text:style-name="T147">Face Mask / (De)select all</text:span></text:p>
          </table:table-cell>
          <table:table-cell table:style-name="Tabelle42.D3" office:value-type="string">
            <text:p text:style-name="P306">A</text:p>
          </table:table-cell>
          <table:table-cell table:style-name="Tabelle42.E3" office:value-type="string">
            <text:p text:style-name="P231"/>
          </table:table-cell>
        </table:table-row>
        <table:table-row table:style-name="Tabelle42.1">
          <table:table-cell table:style-name="Tabelle42.A8" office:value-type="string">
            <text:p text:style-name="P306">Inverts the selection</text:p>
          </table:table-cell>
          <table:table-cell table:style-name="Tabelle42.B8" office:value-type="string">
            <text:p text:style-name="P306">3D View / Select / Inverse</text:p>
          </table:table-cell>
          <table:table-cell table:style-name="Tabelle42.C8" office:value-type="string">
            <text:p text:style-name="P249">3D View / <text:span text:style-name="T147">Face Mask / (De)select all</text:span></text:p>
          </table:table-cell>
          <table:table-cell table:style-name="Tabelle42.D8" office:value-type="string">
            <text:p text:style-name="P306">Ctrl I</text:p>
          </table:table-cell>
          <table:table-cell table:style-name="Tabelle42.E8" office:value-type="string">
            <text:p text:style-name="P231"/>
          </table:table-cell>
        </table:table-row>
        <table:table-row table:style-name="Tabelle42.1">
          <table:table-cell table:style-name="Tabelle42.A8" office:value-type="string">
            <text:p text:style-name="P279">Hide selected</text:p>
          </table:table-cell>
          <table:table-cell table:style-name="Tabelle42.B8" office:value-type="string">
            <text:p text:style-name="P328">3D View / Brush / Show/Hide / </text:p>
          </table:table-cell>
          <table:table-cell table:style-name="Tabelle42.C8" office:value-type="string">
            <text:p text:style-name="P249">3D View / <text:span text:style-name="T147">Face Mask <text:s/>/ Hide selected</text:span></text:p>
          </table:table-cell>
          <table:table-cell table:style-name="Tabelle42.D8" office:value-type="string">
            <text:p text:style-name="P302">H</text:p>
          </table:table-cell>
          <table:table-cell table:style-name="Tabelle42.E8" office:value-type="string">
            <text:p text:style-name="P132"/>
          </table:table-cell>
        </table:table-row>
        <table:table-row table:style-name="Tabelle42.1">
          <table:table-cell table:style-name="Tabelle42.A8" office:value-type="string">
            <text:p text:style-name="P279">Hide unselected</text:p>
          </table:table-cell>
          <table:table-cell table:style-name="Tabelle42.B8" office:value-type="string">
            <text:p text:style-name="P328">3D View / Brush / Show/Hide / </text:p>
          </table:table-cell>
          <table:table-cell table:style-name="Tabelle42.C8" office:value-type="string">
            <text:p text:style-name="P249">3D View / <text:span text:style-name="T147">Face Mask <text:s/>/ Hide selected</text:span></text:p>
          </table:table-cell>
          <table:table-cell table:style-name="Tabelle42.D8" office:value-type="string">
            <text:p text:style-name="P302">Shift H</text:p>
          </table:table-cell>
          <table:table-cell table:style-name="Tabelle42.E8" office:value-type="string">
            <text:p text:style-name="P132"/>
          </table:table-cell>
        </table:table-row>
        <table:table-row table:style-name="Tabelle42.1">
          <table:table-cell table:style-name="Tabelle42.A8" office:value-type="string">
            <text:p text:style-name="P279">Show hidden</text:p>
          </table:table-cell>
          <table:table-cell table:style-name="Tabelle42.B8" office:value-type="string">
            <text:p text:style-name="P328">3D View / Brush / Show/Hide / </text:p>
          </table:table-cell>
          <table:table-cell table:style-name="Tabelle42.C8" office:value-type="string">
            <text:p text:style-name="P249">3D View / <text:span text:style-name="T147">Face Mask <text:s/>/ Reveal Hidden</text:span></text:p>
          </table:table-cell>
          <table:table-cell table:style-name="Tabelle42.D8" office:value-type="string">
            <text:p text:style-name="P279">Alt H</text:p>
          </table:table-cell>
          <table:table-cell table:style-name="Tabelle42.E8" office:value-type="string">
            <text:p text:style-name="P133"/>
          </table:table-cell>
        </table:table-row>
        <table:table-row table:style-name="Tabelle42.1">
          <table:table-cell table:style-name="Tabelle42.A8" office:value-type="string">
            <text:p text:style-name="P329">Select Linked</text:p>
          </table:table-cell>
          <table:table-cell table:style-name="Tabelle42.B8" office:value-type="string">
            <text:p text:style-name="P328">3D View / <text:span text:style-name="T148">Select / Linked Pick Select</text:span></text:p>
          </table:table-cell>
          <table:table-cell table:style-name="Tabelle42.C8" office:value-type="string">
            <text:p text:style-name="P249">3D View / <text:span text:style-name="T147">Face Mask <text:s/>/ Select Linked Pick</text:span></text:p>
          </table:table-cell>
          <table:table-cell table:style-name="Tabelle42.D8" office:value-type="string">
            <text:p text:style-name="P329">L</text:p>
          </table:table-cell>
          <table:table-cell table:style-name="Tabelle42.E8" office:value-type="string">
            <text:p text:style-name="P133"/>
          </table:table-cell>
        </table:table-row>
        <table:table-row table:style-name="Tabelle42.1">
          <table:table-cell table:style-name="Tabelle42.A9" office:value-type="string">
            <text:p text:style-name="P329">Select Linked</text:p>
          </table:table-cell>
          <table:table-cell table:style-name="Tabelle42.B9" office:value-type="string">
            <text:p text:style-name="P328">3D View / <text:span text:style-name="T148">Select / Linked Pick Deselect</text:span></text:p>
          </table:table-cell>
          <table:table-cell table:style-name="Tabelle42.C9" office:value-type="string">
            <text:p text:style-name="P249">3D View / <text:span text:style-name="T147">Face Mask <text:s/>/ Select Linked Pick</text:span></text:p>
          </table:table-cell>
          <table:table-cell table:style-name="Tabelle42.D9" office:value-type="string">
            <text:p text:style-name="P329">Shift L</text:p>
          </table:table-cell>
          <table:table-cell table:style-name="Tabelle42.E9" office:value-type="string">
            <text:p text:style-name="P132"/>
          </table:table-cell>
        </table:table-row>
      </table:table>
      <text:p text:style-name="P2"/>
      <table:table table:name="Tabelle43" table:style-name="Tabelle43">
        <table:table-column table:style-name="Tabelle43.A"/>
        <table:table-header-rows>
          <table:table-row table:style-name="Tabelle43.1">
            <table:table-cell table:style-name="Tabelle43.A1" office:value-type="string">
              <text:h text:style-name="P535" text:outline-level="1"><text:bookmark-start text:name="__RefHeading___Toc29203_111300586"/>3D View - Image Paint<text:bookmark-end text:name="__RefHeading___Toc29203_111300586"/></text:h>
            </table:table-cell>
          </table:table-row>
        </table:table-header-rows>
      </table:table>
      <text:p text:style-name="P2"/>
      <table:table table:name="Tabelle44" table:style-name="Tabelle44">
        <table:table-column table:style-name="Tabelle44.A"/>
        <table:table-column table:style-name="Tabelle44.B"/>
        <table:table-column table:style-name="Tabelle44.C"/>
        <table:table-column table:style-name="Tabelle44.D"/>
        <table:table-column table:style-name="Tabelle44.E"/>
        <table:table-header-rows>
          <table:table-row table:style-name="Tabelle44.1">
            <table:table-cell table:style-name="Tabelle44.A1" table:number-columns-spanned="5" office:value-type="string">
              <text:p text:style-name="P329">3D View - Image Paint - <text:span text:style-name="T45">already a reason to investigate. The Mode is called Texture Paint. </text:span></text:p>
            </table:table-cell>
            <table:covered-table-cell/>
            <table:covered-table-cell/>
            <table:covered-table-cell/>
            <table:covered-table-cell/>
          </table:table-row>
        </table:table-header-rows>
        <table:table-row table:style-name="Tabelle44.1">
          <table:table-cell table:style-name="Tabelle44.A2" office:value-type="string">
            <text:p text:style-name="P18">Function </text:p>
          </table:table-cell>
          <table:table-cell table:style-name="Tabelle44.A2" office:value-type="string">
            <text:p text:style-name="P18">Surface <text:span text:style-name="T6">menu </text:span>location<text:tab/></text:p>
          </table:table-cell>
          <table:table-cell table:style-name="Tabelle44.A2" office:value-type="string">
            <text:p text:style-name="P18">User Preferences location</text:p>
          </table:table-cell>
          <table:table-cell table:style-name="Tabelle44.A2" office:value-type="string">
            <text:p text:style-name="P18">Hotkey</text:p>
          </table:table-cell>
          <table:table-cell table:style-name="Tabelle44.E2" office:value-type="string">
            <text:p text:style-name="P18">Special note</text:p>
          </table:table-cell>
        </table:table-row>
        <table:table-row table:style-name="Tabelle44.1">
          <table:table-cell table:style-name="Tabelle44.A3" office:value-type="string">
            <text:p text:style-name="P329">Image Paint</text:p>
          </table:table-cell>
          <table:table-cell table:style-name="Tabelle44.B3" office:value-type="string">
            <text:p text:style-name="P329">None</text:p>
          </table:table-cell>
          <table:table-cell table:style-name="Tabelle44.C3" office:value-type="string">
            <text:p text:style-name="P329">3D View / Image Paint / Image Paint</text:p>
          </table:table-cell>
          <table:table-cell table:style-name="Tabelle44.D3" office:value-type="string">
            <text:p text:style-name="P329">LMB</text:p>
          </table:table-cell>
          <table:table-cell table:style-name="Tabelle44.E3" office:value-type="string">
            <text:p text:style-name="P228"><text:span text:style-name="T25">No menu entry.</text:span><text:span text:style-name="T29"> Mouse only action. </text:span></text:p>
          </table:table-cell>
        </table:table-row>
        <text:soft-page-break/>
        <table:table-row table:style-name="Tabelle44.1">
          <table:table-cell table:style-name="Tabelle44.A15" office:value-type="string">
            <text:p text:style-name="P329">Image Paint</text:p>
          </table:table-cell>
          <table:table-cell table:style-name="Tabelle44.B15" office:value-type="string">
            <text:p text:style-name="P329">None</text:p>
          </table:table-cell>
          <table:table-cell table:style-name="Tabelle44.C15" office:value-type="string">
            <text:p text:style-name="P329">3D View / Image Paint / Image Paint</text:p>
          </table:table-cell>
          <table:table-cell table:style-name="Tabelle44.D15" office:value-type="string">
            <text:p text:style-name="P329">Ctrl LMB</text:p>
          </table:table-cell>
          <table:table-cell table:style-name="Tabelle44.E15" office:value-type="string">
            <text:p text:style-name="P228"><text:span text:style-name="T25">No menu entry.</text:span><text:span text:style-name="T29"> Mouse only action. </text:span></text:p>
          </table:table-cell>
        </table:table-row>
        <table:table-row table:style-name="Tabelle44.1">
          <table:table-cell table:style-name="Tabelle44.A15" office:value-type="string">
            <text:p text:style-name="P329">Inverts the current selected colour to paint with</text:p>
          </table:table-cell>
          <table:table-cell table:style-name="Tabelle44.B15" office:value-type="string">
            <text:p text:style-name="P321">3D View / Tool Shelf /<text:span text:style-name="T141"> Tools /</text:span> Brush / <text:span text:style-name="T149">toggle button</text:span></text:p>
          </table:table-cell>
          <table:table-cell table:style-name="Tabelle44.C15" office:value-type="string">
            <text:p text:style-name="P329">3D View / Image Paint / Brush Colors Flip</text:p>
          </table:table-cell>
          <table:table-cell table:style-name="Tabelle44.D15" office:value-type="string">
            <text:p text:style-name="P329">X</text:p>
          </table:table-cell>
          <table:table-cell table:style-name="Tabelle44.E15" office:value-type="string">
            <text:p text:style-name="P133"/>
          </table:table-cell>
        </table:table-row>
        <table:table-row table:style-name="Tabelle44.1">
          <table:table-cell table:style-name="Tabelle44.A15" office:value-type="string">
            <text:p text:style-name="P46">Turns Mouse into a colour picker.</text:p>
          </table:table-cell>
          <table:table-cell table:style-name="Tabelle44.B15" office:value-type="string">
            <text:p text:style-name="P321">3D View / Tool Shelf /<text:span text:style-name="T141"> Tools /</text:span> Brush / <text:span text:style-name="T149">eyedropper button</text:span></text:p>
          </table:table-cell>
          <table:table-cell table:style-name="Tabelle44.C15" office:value-type="string">
            <text:p text:style-name="P320">3D View / <text:span text:style-name="T150">Image Paint</text:span> / Sample Color</text:p>
          </table:table-cell>
          <table:table-cell table:style-name="Tabelle44.D15" office:value-type="string">
            <text:p text:style-name="P320">S</text:p>
          </table:table-cell>
          <table:table-cell table:style-name="Tabelle44.E15" office:value-type="string">
            <text:p text:style-name="P131"/>
          </table:table-cell>
        </table:table-row>
        <table:table-row table:style-name="Tabelle44.1">
          <table:table-cell table:style-name="Tabelle44.A15" office:value-type="string">
            <text:p text:style-name="P321">Sets the brush radius</text:p>
          </table:table-cell>
          <table:table-cell table:style-name="Tabelle44.B15" office:value-type="string">
            <text:p text:style-name="P321">3D View / Tool Shelf /<text:span text:style-name="T141"> Tools /</text:span> Brush / Radius Slider</text:p>
          </table:table-cell>
          <table:table-cell table:style-name="Tabelle44.C15" office:value-type="string">
            <text:p text:style-name="P321">3D View / <text:span text:style-name="T150">Image Paint </text:span>/ Radial Control </text:p>
          </table:table-cell>
          <table:table-cell table:style-name="Tabelle44.D15" office:value-type="string">
            <text:p text:style-name="P321">F</text:p>
          </table:table-cell>
          <table:table-cell table:style-name="Tabelle44.E15" office:value-type="string">
            <text:p text:style-name="P131"/>
          </table:table-cell>
        </table:table-row>
        <table:table-row table:style-name="Tabelle44.1">
          <table:table-cell table:style-name="Tabelle44.A15" office:value-type="string">
            <text:p text:style-name="P321">Sets the brush radius with a value in the middle</text:p>
          </table:table-cell>
          <table:table-cell table:style-name="Tabelle44.B15" office:value-type="string">
            <text:p text:style-name="P321">3D View / Tool Shelf /<text:span text:style-name="T141"> Tools /</text:span> Brush / Radius Slider</text:p>
          </table:table-cell>
          <table:table-cell table:style-name="Tabelle44.C15" office:value-type="string">
            <text:p text:style-name="P321">3D View / <text:span text:style-name="T150">Image Paint </text:span><text:s/>/ Radial Control </text:p>
          </table:table-cell>
          <table:table-cell table:style-name="Tabelle44.D15" office:value-type="string">
            <text:p text:style-name="P321">Shift F</text:p>
          </table:table-cell>
          <table:table-cell table:style-name="Tabelle44.E15" office:value-type="string">
            <text:p text:style-name="P131"/>
          </table:table-cell>
        </table:table-row>
        <table:table-row table:style-name="Tabelle44.1">
          <table:table-cell table:style-name="Tabelle44.A15" office:value-type="string">
            <text:p text:style-name="P321">Sets the brush direction. Useful for painting with maps. Like for scales.</text:p>
          </table:table-cell>
          <table:table-cell table:style-name="Tabelle44.B15" office:value-type="string">
            <text:p text:style-name="P321">3D View / Tool Shelf /<text:span text:style-name="T141"> Tools /</text:span> Brush / Radius Slider</text:p>
          </table:table-cell>
          <table:table-cell table:style-name="Tabelle44.C15" office:value-type="string">
            <text:p text:style-name="P321">3D View / <text:span text:style-name="T150">Image Paint </text:span><text:s/>/ Radial Control </text:p>
          </table:table-cell>
          <table:table-cell table:style-name="Tabelle44.D15" office:value-type="string">
            <text:p text:style-name="P321">Ctrl F</text:p>
          </table:table-cell>
          <table:table-cell table:style-name="Tabelle44.E15" office:value-type="string">
            <text:p text:style-name="P131"/>
          </table:table-cell>
        </table:table-row>
        <table:table-row table:style-name="Tabelle44.1">
          <table:table-cell table:style-name="Tabelle44.A15" office:value-type="string">
            <text:p text:style-name="P321">Sets the brush direction. Useful for painting with maps. Like for scales.</text:p>
          </table:table-cell>
          <table:table-cell table:style-name="Tabelle44.B15" office:value-type="string">
            <text:p text:style-name="P321">3D View / Tool Shelf /<text:span text:style-name="T141"> Tools /</text:span> Brush / Radius Slider</text:p>
          </table:table-cell>
          <table:table-cell table:style-name="Tabelle44.C15" office:value-type="string">
            <text:p text:style-name="P321">3D View / <text:span text:style-name="T150">Image Paint </text:span>/ Radial Control </text:p>
          </table:table-cell>
          <table:table-cell table:style-name="Tabelle44.D15" office:value-type="string">
            <text:p text:style-name="P321">Ctrl <text:span text:style-name="T150">Alt </text:span>F</text:p>
          </table:table-cell>
          <table:table-cell table:style-name="Tabelle44.E15" office:value-type="string">
            <text:p text:style-name="P134"/>
          </table:table-cell>
        </table:table-row>
        <table:table-row table:style-name="Tabelle44.1">
          <table:table-cell table:style-name="Tabelle44.A15" office:value-type="string">
            <text:p text:style-name="P321"><text:span text:style-name="T141">Brush Mode </text:span>Stencil<text:span text:style-name="T141">. </text:span></text:p>
          </table:table-cell>
          <table:table-cell table:style-name="Tabelle44.B15" office:value-type="string">
            <text:p text:style-name="P321">3D View / Tool Shelf /<text:span text:style-name="T141"> Tools /</text:span> <text:span text:style-name="T141">Texture mask - when mask mapping is stencil</text:span></text:p>
          </table:table-cell>
          <table:table-cell table:style-name="Tabelle44.C15" office:value-type="string">
            <text:p text:style-name="P322">3D View / <text:span text:style-name="T150">Image</text:span> Paint / Stencil Brush Control</text:p>
          </table:table-cell>
          <table:table-cell table:style-name="Tabelle44.D15" office:value-type="string">
            <text:p text:style-name="P321">Shift Ctrl RMB</text:p>
          </table:table-cell>
          <table:table-cell table:style-name="Tabelle44.E15" office:value-type="string">
            <text:p text:style-name="P135"/>
          </table:table-cell>
        </table:table-row>
        <table:table-row table:style-name="Tabelle44.1">
          <table:table-cell table:style-name="Tabelle44.A15" office:value-type="string">
            <text:p text:style-name="P321"><text:span text:style-name="T141">Brush Mode </text:span>Stencil<text:span text:style-name="T141">. </text:span></text:p>
          </table:table-cell>
          <table:table-cell table:style-name="Tabelle44.B15" office:value-type="string">
            <text:p text:style-name="P321">3D View / Tool Shelf /<text:span text:style-name="T141"> Tools /</text:span> <text:span text:style-name="T141">Texture mask - when mask mapping is stencil</text:span></text:p>
          </table:table-cell>
          <table:table-cell table:style-name="Tabelle44.C15" office:value-type="string">
            <text:p text:style-name="P322">3D View / <text:span text:style-name="T150">Image</text:span> Paint / Stencil Brush Control</text:p>
          </table:table-cell>
          <table:table-cell table:style-name="Tabelle44.D15" office:value-type="string">
            <text:p text:style-name="P323">Shift RMB</text:p>
          </table:table-cell>
          <table:table-cell table:style-name="Tabelle44.E15" office:value-type="string">
            <text:p text:style-name="P134"/>
          </table:table-cell>
        </table:table-row>
        <table:table-row table:style-name="Tabelle44.1">
          <table:table-cell table:style-name="Tabelle44.A15" office:value-type="string">
            <text:p text:style-name="P47">Brush Mode Stencil. Changes the angle value in the Texture tab</text:p>
          </table:table-cell>
          <table:table-cell table:style-name="Tabelle44.B15" office:value-type="string">
            <text:p text:style-name="P321">3D View / Tool Shelf /<text:span text:style-name="T141"> Tools /</text:span> <text:span text:style-name="T141">Texture mask - when mask mapping is stencil</text:span></text:p>
          </table:table-cell>
          <table:table-cell table:style-name="Tabelle44.C15" office:value-type="string">
            <text:p text:style-name="P322">3D View / <text:span text:style-name="T150">Image</text:span> Paint / Stencil Brush Control</text:p>
          </table:table-cell>
          <table:table-cell table:style-name="Tabelle44.D15" office:value-type="string">
            <text:p text:style-name="P323">Ctrl RMB</text:p>
          </table:table-cell>
          <table:table-cell table:style-name="Tabelle44.E15" office:value-type="string">
            <text:p text:style-name="P134"><text:bookmark-start text:name="__RefHeading___Toc29205_11130058685"/><text:bookmark-end text:name="__RefHeading___Toc29205_11130058685"/></text:p>
          </table:table-cell>
        </table:table-row>
        <table:table-row table:style-name="Tabelle44.1">
          <table:table-cell table:style-name="Tabelle44.A15" office:value-type="string">
            <text:p text:style-name="P321"><text:span text:style-name="T141">Brush Mode </text:span>Stencil<text:span text:style-name="T141">. </text:span></text:p>
          </table:table-cell>
          <table:table-cell table:style-name="Tabelle44.B15" office:value-type="string">
            <text:p text:style-name="P321">3D View / Tool Shelf /<text:span text:style-name="T141"> Tools /</text:span> <text:span text:style-name="T141">Texture mask - when mask mapping is stencil</text:span></text:p>
          </table:table-cell>
          <table:table-cell table:style-name="Tabelle44.C15" office:value-type="string">
            <text:p text:style-name="P322">3D View / <text:span text:style-name="T150">Image</text:span> Paint / Stencil Brush Control</text:p>
          </table:table-cell>
          <table:table-cell table:style-name="Tabelle44.D15" office:value-type="string">
            <text:p text:style-name="P323">Alt RMB</text:p>
          </table:table-cell>
          <table:table-cell table:style-name="Tabelle44.E15" office:value-type="string">
            <text:p text:style-name="P134"/>
          </table:table-cell>
        </table:table-row>
        <table:table-row table:style-name="Tabelle44.1">
          <table:table-cell table:style-name="Tabelle44.A15" office:value-type="string">
            <text:p text:style-name="P321"><text:span text:style-name="T141">Brush Mode </text:span>Stencil<text:span text:style-name="T141">. </text:span></text:p>
          </table:table-cell>
          <table:table-cell table:style-name="Tabelle44.B15" office:value-type="string">
            <text:p text:style-name="P321">3D View / Tool Shelf /<text:span text:style-name="T141"> Tools /</text:span> <text:span text:style-name="T141">Texture mask - when mask mapping is stencil</text:span></text:p>
          </table:table-cell>
          <table:table-cell table:style-name="Tabelle44.C15" office:value-type="string">
            <text:p text:style-name="P322">3D View / <text:span text:style-name="T150">Image</text:span> Paint / Stencil Brush Control</text:p>
          </table:table-cell>
          <table:table-cell table:style-name="Tabelle44.D15" office:value-type="string">
            <text:p text:style-name="P323">Shift Alt RMB</text:p>
          </table:table-cell>
          <table:table-cell table:style-name="Tabelle44.E15" office:value-type="string">
            <text:p text:style-name="P134"/>
          </table:table-cell>
        </table:table-row>
        <table:table-row table:style-name="Tabelle44.1">
          <table:table-cell table:style-name="Tabelle44.A16" office:value-type="string">
            <text:p text:style-name="P321"><text:span text:style-name="T141">Brush Mode </text:span>Stencil<text:span text:style-name="T141">. </text:span></text:p>
          </table:table-cell>
          <table:table-cell table:style-name="Tabelle44.B16" office:value-type="string">
            <text:p text:style-name="P321">3D View / Tool Shelf /<text:span text:style-name="T141"> Tools /</text:span> <text:span text:style-name="T141">Texture mask - when mask mapping is stencil</text:span></text:p>
          </table:table-cell>
          <table:table-cell table:style-name="Tabelle44.C16" office:value-type="string">
            <text:p text:style-name="P322">3D View / <text:span text:style-name="T150">Image</text:span> Paint / Stencil Brush Control</text:p>
          </table:table-cell>
          <table:table-cell table:style-name="Tabelle44.D16" office:value-type="string">
            <text:p text:style-name="P323">Ctrl Alt RMB</text:p>
          </table:table-cell>
          <table:table-cell table:style-name="Tabelle44.E16" office:value-type="string">
            <text:p text:style-name="P134"/>
          </table:table-cell>
        </table:table-row>
      </table:table>
      <text:p text:style-name="P2"/>
      <table:table table:name="Tabelle45" table:style-name="Tabelle45">
        <table:table-column table:style-name="Tabelle45.A"/>
        <table:table-header-rows>
          <table:table-row table:style-name="Tabelle45.1">
            <table:table-cell table:style-name="Tabelle45.A1" office:value-type="string">
              <text:h text:style-name="P535" text:outline-level="1"><text:bookmark-start text:name="__RefHeading___Toc29205_111300586"/>3D View Sculpt<text:bookmark-end text:name="__RefHeading___Toc29205_111300586"/></text:h>
            </table:table-cell>
          </table:table-row>
        </table:table-header-rows>
      </table:table>
      <text:p text:style-name="P2"/>
      <table:table table:name="Tabelle46" table:style-name="Tabelle46">
        <table:table-column table:style-name="Tabelle46.A"/>
        <table:table-column table:style-name="Tabelle46.B"/>
        <table:table-column table:style-name="Tabelle46.C"/>
        <table:table-column table:style-name="Tabelle46.D"/>
        <table:table-column table:style-name="Tabelle46.E"/>
        <table:table-header-rows>
          <table:table-row table:style-name="Tabelle46.1">
            <table:table-cell table:style-name="Tabelle46.A1" table:number-columns-spanned="5" office:value-type="string">
              <text:p text:style-name="P329">3D View Sculpt</text:p>
            </table:table-cell>
            <table:covered-table-cell/>
            <table:covered-table-cell/>
            <table:covered-table-cell/>
            <table:covered-table-cell/>
          </table:table-row>
        </table:table-header-rows>
        <table:table-row table:style-name="Tabelle46.1">
          <table:table-cell table:style-name="Tabelle46.A2" office:value-type="string">
            <text:p text:style-name="P18">Function </text:p>
          </table:table-cell>
          <table:table-cell table:style-name="Tabelle46.A2" office:value-type="string">
            <text:p text:style-name="P18">Surface <text:span text:style-name="T6">menu </text:span>location<text:tab/></text:p>
          </table:table-cell>
          <table:table-cell table:style-name="Tabelle46.A2" office:value-type="string">
            <text:p text:style-name="P18">User Preferences location</text:p>
          </table:table-cell>
          <table:table-cell table:style-name="Tabelle46.A2" office:value-type="string">
            <text:p text:style-name="P18">Hotkey</text:p>
          </table:table-cell>
          <table:table-cell table:style-name="Tabelle46.E2" office:value-type="string">
            <text:p text:style-name="P18">Special note</text:p>
          </table:table-cell>
        </table:table-row>
        <table:table-row table:style-name="Tabelle46.1">
          <table:table-cell table:style-name="Tabelle46.A3" office:value-type="string">
            <text:p text:style-name="P330">Sculpt </text:p>
          </table:table-cell>
          <table:table-cell table:style-name="Tabelle46.B3" office:value-type="string">
            <text:p text:style-name="P330">None</text:p>
          </table:table-cell>
          <table:table-cell table:style-name="Tabelle46.C3" office:value-type="string">
            <text:p text:style-name="P322">3D View /<text:span text:style-name="T151"> Sculpt / Sculpt</text:span></text:p>
          </table:table-cell>
          <table:table-cell table:style-name="Tabelle46.D3" office:value-type="string">
            <text:p text:style-name="P330">LMB</text:p>
          </table:table-cell>
          <table:table-cell table:style-name="Tabelle46.E3" office:value-type="string">
            <text:p text:style-name="P228"><text:span text:style-name="T25">No menu entry.</text:span><text:span text:style-name="T29"> Mouse only action. </text:span></text:p>
          </table:table-cell>
        </table:table-row>
        <table:table-row table:style-name="Tabelle46.1">
          <table:table-cell table:style-name="Tabelle46.A23" office:value-type="string">
            <text:p text:style-name="P330">Sculpt </text:p>
          </table:table-cell>
          <table:table-cell table:style-name="Tabelle46.B23" office:value-type="string">
            <text:p text:style-name="P330">None</text:p>
          </table:table-cell>
          <table:table-cell table:style-name="Tabelle46.C23" office:value-type="string">
            <text:p text:style-name="P322">3D View /<text:span text:style-name="T151"> Sculpt / Sculpt</text:span></text:p>
          </table:table-cell>
          <table:table-cell table:style-name="Tabelle46.D23" office:value-type="string">
            <text:p text:style-name="P330">Ctrl LMB</text:p>
          </table:table-cell>
          <table:table-cell table:style-name="Tabelle46.E23" office:value-type="string">
            <text:p text:style-name="P228"><text:span text:style-name="T25">No menu entry.</text:span><text:span text:style-name="T29"> Mouse only action. </text:span></text:p>
          </table:table-cell>
        </table:table-row>
        <table:table-row table:style-name="Tabelle46.1">
          <table:table-cell table:style-name="Tabelle46.A23" office:value-type="string">
            <text:p text:style-name="P330">Sculpt </text:p>
          </table:table-cell>
          <table:table-cell table:style-name="Tabelle46.B23" office:value-type="string">
            <text:p text:style-name="P330">None</text:p>
          </table:table-cell>
          <table:table-cell table:style-name="Tabelle46.C23" office:value-type="string">
            <text:p text:style-name="P322">3D View /<text:span text:style-name="T151"> Sculpt / Sculpt</text:span></text:p>
          </table:table-cell>
          <table:table-cell table:style-name="Tabelle46.D23" office:value-type="string">
            <text:p text:style-name="P330">Shift LMB</text:p>
          </table:table-cell>
          <table:table-cell table:style-name="Tabelle46.E23" office:value-type="string">
            <text:p text:style-name="P228"><text:span text:style-name="T25">No menu entry.</text:span><text:span text:style-name="T29"> Mouse only action. </text:span></text:p>
          </table:table-cell>
        </table:table-row>
        <text:soft-page-break/>
        <table:table-row table:style-name="Tabelle46.1">
          <table:table-cell table:style-name="Tabelle46.A23" office:value-type="string">
            <text:p text:style-name="P330">Show Bounding Box</text:p>
          </table:table-cell>
          <table:table-cell table:style-name="Tabelle46.B23" office:value-type="string">
            <text:p text:style-name="P321">3D View / <text:span text:style-name="T151">Hide/Mask / Show Bounding Box</text:span></text:p>
          </table:table-cell>
          <table:table-cell table:style-name="Tabelle46.C23" office:value-type="string">
            <text:p text:style-name="P322">3D View /<text:span text:style-name="T151"> Sculpt / Hide/Show</text:span></text:p>
          </table:table-cell>
          <table:table-cell table:style-name="Tabelle46.D23" office:value-type="string">
            <text:p text:style-name="P330">Shift H</text:p>
          </table:table-cell>
          <table:table-cell table:style-name="Tabelle46.E23" office:value-type="string">
            <text:p text:style-name="P231"/>
          </table:table-cell>
        </table:table-row>
        <table:table-row table:style-name="Tabelle46.1">
          <table:table-cell table:style-name="Tabelle46.A23" office:value-type="string">
            <text:p text:style-name="P330">Hide Bounding Box</text:p>
          </table:table-cell>
          <table:table-cell table:style-name="Tabelle46.B23" office:value-type="string">
            <text:p text:style-name="P321">3D View / <text:span text:style-name="T151">Hide/Mask / Hide Bounding Box</text:span></text:p>
          </table:table-cell>
          <table:table-cell table:style-name="Tabelle46.C23" office:value-type="string">
            <text:p text:style-name="P322">3D View /<text:span text:style-name="T151"> Sculpt / Hide/Show</text:span></text:p>
          </table:table-cell>
          <table:table-cell table:style-name="Tabelle46.D23" office:value-type="string">
            <text:p text:style-name="P330">H</text:p>
          </table:table-cell>
          <table:table-cell table:style-name="Tabelle46.E23" office:value-type="string">
            <text:p text:style-name="P231"/>
          </table:table-cell>
        </table:table-row>
        <table:table-row table:style-name="Tabelle46.1">
          <table:table-cell table:style-name="Tabelle46.A23" office:value-type="string">
            <text:p text:style-name="P330">Show All</text:p>
          </table:table-cell>
          <table:table-cell table:style-name="Tabelle46.B23" office:value-type="string">
            <text:p text:style-name="P321">3D View / <text:span text:style-name="T151">Hide/Mask / Show All</text:span></text:p>
          </table:table-cell>
          <table:table-cell table:style-name="Tabelle46.C23" office:value-type="string">
            <text:p text:style-name="P322">3D View /<text:span text:style-name="T151"> Sculpt / Hide/Show</text:span></text:p>
          </table:table-cell>
          <table:table-cell table:style-name="Tabelle46.D23" office:value-type="string">
            <text:p text:style-name="P330">Alt H</text:p>
          </table:table-cell>
          <table:table-cell table:style-name="Tabelle46.E23" office:value-type="string">
            <text:p text:style-name="P231"/>
          </table:table-cell>
        </table:table-row>
        <table:table-row table:style-name="Tabelle46.1">
          <table:table-cell table:style-name="Tabelle46.A23" office:value-type="string">
            <text:p text:style-name="P281">Adds a <text:span text:style-name="T152">Multires</text:span> modifier to selected object and sets SDS Level to value</text:p>
          </table:table-cell>
          <table:table-cell table:style-name="Tabelle46.B23" office:value-type="string">
            <text:p text:style-name="P321">3D View /<text:span text:style-name="T153"> Sculpt / Subdivide / </text:span></text:p>
          </table:table-cell>
          <table:table-cell table:style-name="Tabelle46.C23" office:value-type="string">
            <text:p text:style-name="P249">3D View / <text:span text:style-name="T152">Sculpt / Subdivision Set</text:span></text:p>
          </table:table-cell>
          <table:table-cell table:style-name="Tabelle46.D23" office:value-type="string">
            <text:p text:style-name="P283">Ctrl 0</text:p>
          </table:table-cell>
          <table:table-cell table:style-name="Tabelle46.E23" office:value-type="string">
            <text:p text:style-name="P136"/>
          </table:table-cell>
        </table:table-row>
        <table:table-row table:style-name="Tabelle46.1">
          <table:table-cell table:style-name="Tabelle46.A23" office:value-type="string">
            <text:p text:style-name="P281">Adds a <text:span text:style-name="T152">Multires</text:span> modifier to selected object and sets SDS Level to value</text:p>
          </table:table-cell>
          <table:table-cell table:style-name="Tabelle46.B23" office:value-type="string">
            <text:p text:style-name="P321">3D View /<text:span text:style-name="T153"> Sculpt / Subdivide / </text:span></text:p>
          </table:table-cell>
          <table:table-cell table:style-name="Tabelle46.C23" office:value-type="string">
            <text:p text:style-name="P249">3D View / <text:span text:style-name="T151">Sculpt / Subdivision Set</text:span></text:p>
          </table:table-cell>
          <table:table-cell table:style-name="Tabelle46.D23" office:value-type="string">
            <text:p text:style-name="P283">Ctrl 1</text:p>
          </table:table-cell>
          <table:table-cell table:style-name="Tabelle46.E23" office:value-type="string">
            <text:p text:style-name="P122"/>
          </table:table-cell>
        </table:table-row>
        <table:table-row table:style-name="Tabelle46.1">
          <table:table-cell table:style-name="Tabelle46.A23" office:value-type="string">
            <text:p text:style-name="P281">Adds a <text:span text:style-name="T152">Multires</text:span> modifier to selected object and sets SDS Level to value</text:p>
          </table:table-cell>
          <table:table-cell table:style-name="Tabelle46.B23" office:value-type="string">
            <text:p text:style-name="P321">3D View /<text:span text:style-name="T153"> Sculpt / Subdivide / </text:span></text:p>
          </table:table-cell>
          <table:table-cell table:style-name="Tabelle46.C23" office:value-type="string">
            <text:p text:style-name="P249">3D View / <text:span text:style-name="T151">Sculpt / Subdivision Set</text:span></text:p>
          </table:table-cell>
          <table:table-cell table:style-name="Tabelle46.D23" office:value-type="string">
            <text:p text:style-name="P283">Ctrl 2</text:p>
          </table:table-cell>
          <table:table-cell table:style-name="Tabelle46.E23" office:value-type="string">
            <text:p text:style-name="P122"/>
          </table:table-cell>
        </table:table-row>
        <table:table-row table:style-name="Tabelle46.1">
          <table:table-cell table:style-name="Tabelle46.A23" office:value-type="string">
            <text:p text:style-name="P281">Adds a <text:span text:style-name="T152">Multires</text:span> modifier to selected object and sets SDS Level to value</text:p>
          </table:table-cell>
          <table:table-cell table:style-name="Tabelle46.B23" office:value-type="string">
            <text:p text:style-name="P321">3D View /<text:span text:style-name="T153"> Sculpt / Subdivide / </text:span></text:p>
          </table:table-cell>
          <table:table-cell table:style-name="Tabelle46.C23" office:value-type="string">
            <text:p text:style-name="P249">3D View / <text:span text:style-name="T151">Sculpt / Subdivision Set</text:span></text:p>
          </table:table-cell>
          <table:table-cell table:style-name="Tabelle46.D23" office:value-type="string">
            <text:p text:style-name="P283">Ctrl 3</text:p>
          </table:table-cell>
          <table:table-cell table:style-name="Tabelle46.E23" office:value-type="string">
            <text:p text:style-name="P122"/>
          </table:table-cell>
        </table:table-row>
        <table:table-row table:style-name="Tabelle46.1">
          <table:table-cell table:style-name="Tabelle46.A23" office:value-type="string">
            <text:p text:style-name="P281">Adds a <text:span text:style-name="T152">Multires</text:span> modifier to selected object and sets SDS Level to value</text:p>
          </table:table-cell>
          <table:table-cell table:style-name="Tabelle46.B23" office:value-type="string">
            <text:p text:style-name="P321">3D View /<text:span text:style-name="T153"> Sculpt / Subdivide / </text:span></text:p>
          </table:table-cell>
          <table:table-cell table:style-name="Tabelle46.C23" office:value-type="string">
            <text:p text:style-name="P249">3D View / <text:span text:style-name="T151">Sculpt / Subdivision Set</text:span></text:p>
          </table:table-cell>
          <table:table-cell table:style-name="Tabelle46.D23" office:value-type="string">
            <text:p text:style-name="P283">Ctrl 4</text:p>
          </table:table-cell>
          <table:table-cell table:style-name="Tabelle46.E23" office:value-type="string">
            <text:p text:style-name="P122"/>
          </table:table-cell>
        </table:table-row>
        <table:table-row table:style-name="Tabelle46.1">
          <table:table-cell table:style-name="Tabelle46.A23" office:value-type="string">
            <text:p text:style-name="P281">Adds a <text:span text:style-name="T152">Multires</text:span> modifier to selected object and sets SDS Level to value</text:p>
          </table:table-cell>
          <table:table-cell table:style-name="Tabelle46.B23" office:value-type="string">
            <text:p text:style-name="P321">3D View /<text:span text:style-name="T153"> Sculpt / Subdivide / </text:span></text:p>
          </table:table-cell>
          <table:table-cell table:style-name="Tabelle46.C23" office:value-type="string">
            <text:p text:style-name="P249">3D View / <text:span text:style-name="T151">Sculpt / Subdivision Set</text:span></text:p>
          </table:table-cell>
          <table:table-cell table:style-name="Tabelle46.D23" office:value-type="string">
            <text:p text:style-name="P283">Ctrl 5</text:p>
          </table:table-cell>
          <table:table-cell table:style-name="Tabelle46.E23" office:value-type="string">
            <text:p text:style-name="P122"/>
          </table:table-cell>
        </table:table-row>
        <table:table-row table:style-name="Tabelle46.1">
          <table:table-cell table:style-name="Tabelle46.A23" office:value-type="string">
            <text:p text:style-name="P331">Sets Detail size of brush<text:span text:style-name="T154"> in Dyntopo mode!</text:span></text:p>
          </table:table-cell>
          <table:table-cell table:style-name="Tabelle46.B23" office:value-type="string">
            <text:p text:style-name="P321">3D View / Tool Shelf /<text:span text:style-name="T141"> Tools /</text:span> <text:span text:style-name="T155">Dyntopo / Set Detail Size</text:span></text:p>
          </table:table-cell>
          <table:table-cell table:style-name="Tabelle46.C23" office:value-type="string">
            <text:p text:style-name="P249">3D View / <text:span text:style-name="T151">Sculpt / Set Detail Size</text:span></text:p>
          </table:table-cell>
          <table:table-cell table:style-name="Tabelle46.D23" office:value-type="string">
            <text:p text:style-name="P331">Shift D</text:p>
          </table:table-cell>
          <table:table-cell table:style-name="Tabelle46.E23" office:value-type="string">
            <text:p text:style-name="P131"/>
          </table:table-cell>
        </table:table-row>
        <table:table-row table:style-name="Tabelle46.1">
          <table:table-cell table:style-name="Tabelle46.A23" office:value-type="string">
            <text:p text:style-name="P321">Sets the brush radius</text:p>
          </table:table-cell>
          <table:table-cell table:style-name="Tabelle46.B23" office:value-type="string">
            <text:p text:style-name="P321">3D View / Tool Shelf /<text:span text:style-name="T141"> Tools /</text:span> Brush / <text:span text:style-name="T155">Radial Control</text:span></text:p>
          </table:table-cell>
          <table:table-cell table:style-name="Tabelle46.C23" office:value-type="string">
            <text:p text:style-name="P321">3D View / <text:span text:style-name="T151">Sculpt </text:span>/ Radial Control </text:p>
          </table:table-cell>
          <table:table-cell table:style-name="Tabelle46.D23" office:value-type="string">
            <text:p text:style-name="P321">F</text:p>
          </table:table-cell>
          <table:table-cell table:style-name="Tabelle46.E23" office:value-type="string">
            <text:p text:style-name="P137"/>
          </table:table-cell>
        </table:table-row>
        <table:table-row table:style-name="Tabelle46.1">
          <table:table-cell table:style-name="Tabelle46.A23" office:value-type="string">
            <text:p text:style-name="P321">Sets the brush radius with a value in the middle</text:p>
          </table:table-cell>
          <table:table-cell table:style-name="Tabelle46.B23" office:value-type="string">
            <text:p text:style-name="P321">3D View / Tool Shelf /<text:span text:style-name="T141"> Tools /</text:span> Brush / <text:span text:style-name="T155">Radial Control</text:span></text:p>
          </table:table-cell>
          <table:table-cell table:style-name="Tabelle46.C23" office:value-type="string">
            <text:p text:style-name="P321">3D View / <text:span text:style-name="T151">Sculpt </text:span><text:s/>/ Radial Control </text:p>
          </table:table-cell>
          <table:table-cell table:style-name="Tabelle46.D23" office:value-type="string">
            <text:p text:style-name="P321">Shift F</text:p>
          </table:table-cell>
          <table:table-cell table:style-name="Tabelle46.E23" office:value-type="string">
            <text:p text:style-name="P131"/>
          </table:table-cell>
        </table:table-row>
        <table:table-row table:style-name="Tabelle46.1">
          <table:table-cell table:style-name="Tabelle46.A23" office:value-type="string">
            <text:p text:style-name="P321">Sets the brush direction. Useful for painting with maps. Like for scales.</text:p>
          </table:table-cell>
          <table:table-cell table:style-name="Tabelle46.B23" office:value-type="string">
            <text:p text:style-name="P321">3D View / Tool Shelf /<text:span text:style-name="T155"> Tools /</text:span> <text:span text:style-name="T141"><text:s/></text:span>Brush / <text:span text:style-name="T155">Radial Control</text:span></text:p>
          </table:table-cell>
          <table:table-cell table:style-name="Tabelle46.C23" office:value-type="string">
            <text:p text:style-name="P321">3D View / <text:span text:style-name="T151">Sculpt </text:span><text:s/>/ Radial Control </text:p>
          </table:table-cell>
          <table:table-cell table:style-name="Tabelle46.D23" office:value-type="string">
            <text:p text:style-name="P321">Ctrl F</text:p>
          </table:table-cell>
          <table:table-cell table:style-name="Tabelle46.E23" office:value-type="string">
            <text:p text:style-name="P131"/>
          </table:table-cell>
        </table:table-row>
        <table:table-row table:style-name="Tabelle46.1">
          <table:table-cell table:style-name="Tabelle46.A23" office:value-type="string">
            <text:p text:style-name="P321"><text:span text:style-name="T141">Brush Mode </text:span>Stencil<text:span text:style-name="T141">. </text:span></text:p>
          </table:table-cell>
          <table:table-cell table:style-name="Tabelle46.B23" office:value-type="string">
            <text:p text:style-name="P321">3D View / Tool Shelf /<text:span text:style-name="T155"> Tools /</text:span> <text:span text:style-name="T155"><text:s/>Texture - shows with Brush mapping Stencil</text:span></text:p>
          </table:table-cell>
          <table:table-cell table:style-name="Tabelle46.C23" office:value-type="string">
            <text:p text:style-name="P322">3D View / <text:span text:style-name="T151">Sculpt</text:span> / Stencil Brush Control</text:p>
          </table:table-cell>
          <table:table-cell table:style-name="Tabelle46.D23" office:value-type="string">
            <text:p text:style-name="P321">Shift Ctrl <text:span text:style-name="T156">Alt </text:span>RMB</text:p>
          </table:table-cell>
          <table:table-cell table:style-name="Tabelle46.E23" office:value-type="string">
            <text:p text:style-name="P137"/>
          </table:table-cell>
        </table:table-row>
        <table:table-row table:style-name="Tabelle46.1">
          <table:table-cell table:style-name="Tabelle46.A23" office:value-type="string">
            <text:p text:style-name="P321"><text:span text:style-name="T141">Brush Mode </text:span>Stencil<text:span text:style-name="T141">. </text:span></text:p>
          </table:table-cell>
          <table:table-cell table:style-name="Tabelle46.B23" office:value-type="string">
            <text:p text:style-name="P321">3D View / Tool Shelf /<text:span text:style-name="T155"> Tools /</text:span> <text:span text:style-name="T155"><text:s/>Texture - shows with Brush mapping Stencil</text:span></text:p>
          </table:table-cell>
          <table:table-cell table:style-name="Tabelle46.C23" office:value-type="string">
            <text:p text:style-name="P322">3D View / <text:span text:style-name="T151">Sculpt</text:span> / Stencil Brush Control</text:p>
          </table:table-cell>
          <table:table-cell table:style-name="Tabelle46.D23" office:value-type="string">
            <text:p text:style-name="P323">Shift RMB</text:p>
          </table:table-cell>
          <table:table-cell table:style-name="Tabelle46.E23" office:value-type="string">
            <text:p text:style-name="P131"/>
          </table:table-cell>
        </table:table-row>
        <table:table-row table:style-name="Tabelle46.1">
          <table:table-cell table:style-name="Tabelle46.A23" office:value-type="string">
            <text:p text:style-name="P47">Brush Mode Stencil.</text:p>
          </table:table-cell>
          <table:table-cell table:style-name="Tabelle46.B23" office:value-type="string">
            <text:p text:style-name="P321">3D View / Tool Shelf /<text:span text:style-name="T155"> Tools /</text:span> <text:span text:style-name="T155"><text:s/>Texture - shows with Brush mapping Stencil</text:span></text:p>
          </table:table-cell>
          <table:table-cell table:style-name="Tabelle46.C23" office:value-type="string">
            <text:p text:style-name="P322">3D View / <text:span text:style-name="T151">Sculpt</text:span> / Stencil Brush Control</text:p>
          </table:table-cell>
          <table:table-cell table:style-name="Tabelle46.D23" office:value-type="string">
            <text:p text:style-name="P323">Ctrl RMB</text:p>
          </table:table-cell>
          <table:table-cell table:style-name="Tabelle46.E23" office:value-type="string">
            <text:p text:style-name="P131"/>
          </table:table-cell>
        </table:table-row>
        <table:table-row table:style-name="Tabelle46.1">
          <table:table-cell table:style-name="Tabelle46.A23" office:value-type="string">
            <text:p text:style-name="P321"><text:span text:style-name="T141">Brush Mode </text:span>Stencil<text:span text:style-name="T141">. </text:span></text:p>
          </table:table-cell>
          <table:table-cell table:style-name="Tabelle46.B23" office:value-type="string">
            <text:p text:style-name="P321">3D View / Tool Shelf /<text:span text:style-name="T155"> Tools /</text:span> <text:span text:style-name="T155"><text:s/>Texture - shows with Brush mapping Stencil</text:span></text:p>
          </table:table-cell>
          <table:table-cell table:style-name="Tabelle46.C23" office:value-type="string">
            <text:p text:style-name="P322">3D View / <text:span text:style-name="T151">Sculpt</text:span> / Stencil Brush Control</text:p>
          </table:table-cell>
          <table:table-cell table:style-name="Tabelle46.D23" office:value-type="string">
            <text:p text:style-name="P323">Alt RMB</text:p>
          </table:table-cell>
          <table:table-cell table:style-name="Tabelle46.E23" office:value-type="string">
            <text:p text:style-name="P131"/>
          </table:table-cell>
        </table:table-row>
        <table:table-row table:style-name="Tabelle46.1">
          <table:table-cell table:style-name="Tabelle46.A23" office:value-type="string">
            <text:p text:style-name="P321"><text:span text:style-name="T141">Brush Mode </text:span>Stencil<text:span text:style-name="T141">. </text:span></text:p>
          </table:table-cell>
          <table:table-cell table:style-name="Tabelle46.B23" office:value-type="string">
            <text:p text:style-name="P321">3D View / Tool Shelf /<text:span text:style-name="T155"> Tools /</text:span> <text:span text:style-name="T155"><text:s/>Texture - shows with Brush mapping Stencil</text:span></text:p>
          </table:table-cell>
          <table:table-cell table:style-name="Tabelle46.C23" office:value-type="string">
            <text:p text:style-name="P322">3D View / <text:span text:style-name="T151">Sculpt</text:span> / Stencil Brush Control</text:p>
          </table:table-cell>
          <table:table-cell table:style-name="Tabelle46.D23" office:value-type="string">
            <text:p text:style-name="P323">Shift Alt RMB</text:p>
          </table:table-cell>
          <table:table-cell table:style-name="Tabelle46.E23" office:value-type="string">
            <text:p text:style-name="P131"/>
          </table:table-cell>
        </table:table-row>
        <text:soft-page-break/>
        <table:table-row table:style-name="Tabelle46.1">
          <table:table-cell table:style-name="Tabelle46.A24" office:value-type="string">
            <text:p text:style-name="P321"><text:span text:style-name="T141">Brush Mode </text:span>Stencil<text:span text:style-name="T141">. </text:span></text:p>
          </table:table-cell>
          <table:table-cell table:style-name="Tabelle46.B24" office:value-type="string">
            <text:p text:style-name="P321">3D View / Tool Shelf /<text:span text:style-name="T155"> Texture - shows with Brush mapping Stencil</text:span></text:p>
          </table:table-cell>
          <table:table-cell table:style-name="Tabelle46.C24" office:value-type="string">
            <text:p text:style-name="P322">3D View / <text:span text:style-name="T151">Sculpt</text:span> / Stencil Brush Control</text:p>
          </table:table-cell>
          <table:table-cell table:style-name="Tabelle46.D24" office:value-type="string">
            <text:p text:style-name="P323">Ctrl Alt RMB</text:p>
          </table:table-cell>
          <table:table-cell table:style-name="Tabelle46.E24" office:value-type="string">
            <text:p text:style-name="P131"/>
          </table:table-cell>
        </table:table-row>
      </table:table>
      <text:p text:style-name="P2"/>
      <table:table table:name="Tabelle47" table:style-name="Tabelle47">
        <table:table-column table:style-name="Tabelle47.A"/>
        <table:table-header-rows>
          <table:table-row table:style-name="Tabelle47.1">
            <table:table-cell table:style-name="Tabelle47.A1" office:value-type="string">
              <text:h text:style-name="P535" text:outline-level="1"><text:bookmark-start text:name="__RefHeading___Toc29207_111300586"/>3D View - Particle<text:bookmark-end text:name="__RefHeading___Toc29207_111300586"/></text:h>
            </table:table-cell>
          </table:table-row>
        </table:table-header-rows>
      </table:table>
      <text:p text:style-name="P2"/>
      <table:table table:name="Tabelle48" table:style-name="Tabelle48">
        <table:table-column table:style-name="Tabelle48.A"/>
        <table:table-column table:style-name="Tabelle48.B"/>
        <table:table-column table:style-name="Tabelle48.C"/>
        <table:table-column table:style-name="Tabelle48.D"/>
        <table:table-column table:style-name="Tabelle48.E"/>
        <table:table-header-rows>
          <table:table-row table:style-name="Tabelle48.1">
            <table:table-cell table:style-name="Tabelle48.A1" table:number-columns-spanned="5" office:value-type="string">
              <text:p text:style-name="P332">3D View - Particle<text:span text:style-name="T157">. Note that most hotkeys are just available for hair.</text:span></text:p>
            </table:table-cell>
            <table:covered-table-cell/>
            <table:covered-table-cell/>
            <table:covered-table-cell/>
            <table:covered-table-cell/>
          </table:table-row>
        </table:table-header-rows>
        <table:table-row table:style-name="Tabelle48.1">
          <table:table-cell table:style-name="Tabelle48.A2" office:value-type="string">
            <text:p text:style-name="P18">Function </text:p>
          </table:table-cell>
          <table:table-cell table:style-name="Tabelle48.A2" office:value-type="string">
            <text:p text:style-name="P18">Surface <text:span text:style-name="T6">menu </text:span>location<text:tab/></text:p>
          </table:table-cell>
          <table:table-cell table:style-name="Tabelle48.A2" office:value-type="string">
            <text:p text:style-name="P18">User Preferences location</text:p>
          </table:table-cell>
          <table:table-cell table:style-name="Tabelle48.A2" office:value-type="string">
            <text:p text:style-name="P18">Hotkey</text:p>
          </table:table-cell>
          <table:table-cell table:style-name="Tabelle48.E2" office:value-type="string">
            <text:p text:style-name="P18">Special note</text:p>
          </table:table-cell>
        </table:table-row>
        <table:table-row table:style-name="Tabelle48.1">
          <table:table-cell table:style-name="Tabelle48.A3" office:value-type="string">
            <text:p text:style-name="P306">Selects or deselects all.</text:p>
          </table:table-cell>
          <table:table-cell table:style-name="Tabelle48.B3" office:value-type="string">
            <text:p text:style-name="P306">3D View / Select / <text:span text:style-name="T112">(De)select all</text:span></text:p>
          </table:table-cell>
          <table:table-cell table:style-name="Tabelle48.C3" office:value-type="string">
            <text:p text:style-name="P249">3D View /<text:span text:style-name="T157"> / (De)select all</text:span></text:p>
          </table:table-cell>
          <table:table-cell table:style-name="Tabelle48.D3" office:value-type="string">
            <text:p text:style-name="P306">A</text:p>
          </table:table-cell>
          <table:table-cell table:style-name="Tabelle48.E3" office:value-type="string">
            <text:p text:style-name="P231"/>
          </table:table-cell>
        </table:table-row>
        <table:table-row table:style-name="Tabelle48.1">
          <table:table-cell table:style-name="Tabelle48.A16" office:value-type="string">
            <text:p text:style-name="P306">Inverts the selection</text:p>
          </table:table-cell>
          <table:table-cell table:style-name="Tabelle48.B16" office:value-type="string">
            <text:p text:style-name="P306">3D View / Select / Inverse</text:p>
          </table:table-cell>
          <table:table-cell table:style-name="Tabelle48.C16" office:value-type="string">
            <text:p text:style-name="P249">3D View / <text:span text:style-name="T157">Particle / (De)select all</text:span></text:p>
          </table:table-cell>
          <table:table-cell table:style-name="Tabelle48.D16" office:value-type="string">
            <text:p text:style-name="P306">Ctrl I</text:p>
          </table:table-cell>
          <table:table-cell table:style-name="Tabelle48.E16" office:value-type="string">
            <text:p text:style-name="P231"/>
          </table:table-cell>
        </table:table-row>
        <table:table-row table:style-name="Tabelle48.1">
          <table:table-cell table:style-name="Tabelle48.A16" office:value-type="string">
            <text:p text:style-name="P287">Select more</text:p>
          </table:table-cell>
          <table:table-cell table:style-name="Tabelle48.B16" office:value-type="string">
            <text:p text:style-name="P287">3D View / Select / <text:span text:style-name="T109">Select More</text:span></text:p>
          </table:table-cell>
          <table:table-cell table:style-name="Tabelle48.C16" office:value-type="string">
            <text:p text:style-name="P285">3D View /<text:span text:style-name="T157"> Particle </text:span>/ <text:span text:style-name="T109">Select More</text:span></text:p>
          </table:table-cell>
          <table:table-cell table:style-name="Tabelle48.D16" office:value-type="string">
            <text:p text:style-name="P287">Ctrl Numpad +</text:p>
          </table:table-cell>
          <table:table-cell table:style-name="Tabelle48.E16" office:value-type="string">
            <text:p text:style-name="P131"/>
          </table:table-cell>
        </table:table-row>
        <table:table-row table:style-name="Tabelle48.1">
          <table:table-cell table:style-name="Tabelle48.A16" office:value-type="string">
            <text:p text:style-name="P287">Select less</text:p>
          </table:table-cell>
          <table:table-cell table:style-name="Tabelle48.B16" office:value-type="string">
            <text:p text:style-name="P287">3D View / Select / <text:span text:style-name="T109">Select Less</text:span></text:p>
          </table:table-cell>
          <table:table-cell table:style-name="Tabelle48.C16" office:value-type="string">
            <text:p text:style-name="P285">3D View /<text:span text:style-name="T157"> Particle</text:span> / <text:span text:style-name="T109">Select <text:s/>Less</text:span></text:p>
          </table:table-cell>
          <table:table-cell table:style-name="Tabelle48.D16" office:value-type="string">
            <text:p text:style-name="P287">Ctrl Numpad -</text:p>
          </table:table-cell>
          <table:table-cell table:style-name="Tabelle48.E16" office:value-type="string">
            <text:p text:style-name="P131"/>
          </table:table-cell>
        </table:table-row>
        <table:table-row table:style-name="Tabelle48.1">
          <table:table-cell table:style-name="Tabelle48.A16" office:value-type="string">
            <text:p text:style-name="P333">Select Linked<text:span text:style-name="T158">, in particle mode with Hair</text:span></text:p>
          </table:table-cell>
          <table:table-cell table:style-name="Tabelle48.B16" office:value-type="string">
            <text:p text:style-name="P287">3D View / Select / <text:span text:style-name="T109">Select linked</text:span></text:p>
          </table:table-cell>
          <table:table-cell table:style-name="Tabelle48.C16" office:value-type="string">
            <text:p text:style-name="P285">3D View /<text:span text:style-name="T157"> Particle</text:span> / <text:span text:style-name="T157">Select Linked</text:span></text:p>
          </table:table-cell>
          <table:table-cell table:style-name="Tabelle48.D16" office:value-type="string">
            <text:p text:style-name="P333">L</text:p>
          </table:table-cell>
          <table:table-cell table:style-name="Tabelle48.E16" office:value-type="string">
            <text:p text:style-name="P138"/>
          </table:table-cell>
        </table:table-row>
        <table:table-row table:style-name="Tabelle48.1">
          <table:table-cell table:style-name="Tabelle48.A16" office:value-type="string">
            <text:p text:style-name="P333">Select Linked<text:span text:style-name="T158">, in particle mode with Hair</text:span></text:p>
          </table:table-cell>
          <table:table-cell table:style-name="Tabelle48.B16" office:value-type="string">
            <text:p text:style-name="P287">3D View / Select / <text:span text:style-name="T158">Deselect linked</text:span></text:p>
          </table:table-cell>
          <table:table-cell table:style-name="Tabelle48.C16" office:value-type="string">
            <text:p text:style-name="P285">3D View /<text:span text:style-name="T157"> Particle</text:span> / <text:span text:style-name="T157">Select Linked</text:span></text:p>
          </table:table-cell>
          <table:table-cell table:style-name="Tabelle48.D16" office:value-type="string">
            <text:p text:style-name="P333">Shift L</text:p>
          </table:table-cell>
          <table:table-cell table:style-name="Tabelle48.E16" office:value-type="string">
            <text:p text:style-name="P139"/>
          </table:table-cell>
        </table:table-row>
        <table:table-row table:style-name="Tabelle48.1">
          <table:table-cell table:style-name="Tabelle48.A16" office:value-type="string">
            <text:p text:style-name="P333">Delete</text:p>
          </table:table-cell>
          <table:table-cell table:style-name="Tabelle48.B16" office:value-type="string">
            <text:p text:style-name="P333"><text:span text:style-name="T106">3D View / </text:span>Particle / Delete</text:p>
          </table:table-cell>
          <table:table-cell table:style-name="Tabelle48.C16" office:value-type="string">
            <text:p text:style-name="P333"><text:span text:style-name="T112">3D View /</text:span> Particle<text:span text:style-name="T112"> / </text:span>Delete</text:p>
          </table:table-cell>
          <table:table-cell table:style-name="Tabelle48.D16" office:value-type="string">
            <text:p text:style-name="P333">Delete</text:p>
          </table:table-cell>
          <table:table-cell table:style-name="Tabelle48.E16" office:value-type="string">
            <text:p text:style-name="P231"/>
          </table:table-cell>
        </table:table-row>
        <table:table-row table:style-name="Tabelle48.1">
          <table:table-cell table:style-name="Tabelle48.A16" office:value-type="string">
            <text:p text:style-name="P330">Show All</text:p>
          </table:table-cell>
          <table:table-cell table:style-name="Tabelle48.B16" office:value-type="string">
            <text:p text:style-name="P321">3D View / <text:span text:style-name="T157">Particle / Show/Hide / Show All</text:span></text:p>
          </table:table-cell>
          <table:table-cell table:style-name="Tabelle48.C16" office:value-type="string">
            <text:p text:style-name="P322">3D View /<text:span text:style-name="T151"> Particle / Hide/Show</text:span></text:p>
          </table:table-cell>
          <table:table-cell table:style-name="Tabelle48.D16" office:value-type="string">
            <text:p text:style-name="P330">Alt H</text:p>
          </table:table-cell>
          <table:table-cell table:style-name="Tabelle48.E16" office:value-type="string">
            <text:p text:style-name="P231"/>
          </table:table-cell>
        </table:table-row>
        <table:table-row table:style-name="Tabelle48.1">
          <table:table-cell table:style-name="Tabelle48.A16" office:value-type="string">
            <text:p text:style-name="P330">Hide <text:span text:style-name="T157">Selected</text:span></text:p>
          </table:table-cell>
          <table:table-cell table:style-name="Tabelle48.B16" office:value-type="string">
            <text:p text:style-name="P321">3D View / <text:span text:style-name="T157">Particle / Show/Hide / Hide Selected</text:span></text:p>
          </table:table-cell>
          <table:table-cell table:style-name="Tabelle48.C16" office:value-type="string">
            <text:p text:style-name="P322">3D View /<text:span text:style-name="T151"> Particle / Hide/Show</text:span></text:p>
          </table:table-cell>
          <table:table-cell table:style-name="Tabelle48.D16" office:value-type="string">
            <text:p text:style-name="P330">H</text:p>
          </table:table-cell>
          <table:table-cell table:style-name="Tabelle48.E16" office:value-type="string">
            <text:p text:style-name="P231"/>
          </table:table-cell>
        </table:table-row>
        <table:table-row table:style-name="Tabelle48.1">
          <table:table-cell table:style-name="Tabelle48.A16" office:value-type="string">
            <text:p text:style-name="P333">Hide Unselected</text:p>
          </table:table-cell>
          <table:table-cell table:style-name="Tabelle48.B16" office:value-type="string">
            <text:p text:style-name="P321">3D View / <text:span text:style-name="T157">Particle / Show/Hide / Show Hidden</text:span></text:p>
          </table:table-cell>
          <table:table-cell table:style-name="Tabelle48.C16" office:value-type="string">
            <text:p text:style-name="P322">3D View /<text:span text:style-name="T151"> Particle / Hide/Show</text:span></text:p>
          </table:table-cell>
          <table:table-cell table:style-name="Tabelle48.D16" office:value-type="string">
            <text:p text:style-name="P330">Shift H</text:p>
          </table:table-cell>
          <table:table-cell table:style-name="Tabelle48.E16" office:value-type="string">
            <text:p text:style-name="P231"/>
          </table:table-cell>
        </table:table-row>
        <table:table-row table:style-name="Tabelle48.1">
          <table:table-cell table:style-name="Tabelle48.A16" office:value-type="string">
            <text:p text:style-name="P335">Painting with the brush </text:p>
          </table:table-cell>
          <table:table-cell table:style-name="Tabelle48.B16" office:value-type="string">
            <text:p text:style-name="P335">None</text:p>
          </table:table-cell>
          <table:table-cell table:style-name="Tabelle48.C16" office:value-type="string">
            <text:p text:style-name="P322">3D View /<text:span text:style-name="T151"> Particle / 3D Manipulator</text:span></text:p>
          </table:table-cell>
          <table:table-cell table:style-name="Tabelle48.D16" office:value-type="string">
            <text:p text:style-name="P333">Any LMB</text:p>
          </table:table-cell>
          <table:table-cell table:style-name="Tabelle48.E16" office:value-type="string">
            <text:p text:style-name="P228"><text:span text:style-name="T25">No menu entry.</text:span><text:span text:style-name="T29"> Mouse only action. </text:span></text:p>
          </table:table-cell>
        </table:table-row>
        <table:table-row table:style-name="Tabelle48.1">
          <table:table-cell table:style-name="Tabelle48.A16" office:value-type="string">
            <text:p text:style-name="P335">Painting with the brush </text:p>
          </table:table-cell>
          <table:table-cell table:style-name="Tabelle48.B16" office:value-type="string">
            <text:p text:style-name="P335">None</text:p>
          </table:table-cell>
          <table:table-cell table:style-name="Tabelle48.C16" office:value-type="string">
            <text:p text:style-name="P322">3D View /<text:span text:style-name="T151"> Particle / Brush Edit</text:span></text:p>
          </table:table-cell>
          <table:table-cell table:style-name="Tabelle48.D16" office:value-type="string">
            <text:p text:style-name="P333">LMB</text:p>
          </table:table-cell>
          <table:table-cell table:style-name="Tabelle48.E16" office:value-type="string">
            <text:p text:style-name="P228"><text:span text:style-name="T25">No menu entry.</text:span><text:span text:style-name="T29"> Mouse only action. </text:span></text:p>
          </table:table-cell>
        </table:table-row>
        <table:table-row table:style-name="Tabelle48.1">
          <table:table-cell table:style-name="Tabelle48.A16" office:value-type="string">
            <text:p text:style-name="P335">Painting with the brush </text:p>
          </table:table-cell>
          <table:table-cell table:style-name="Tabelle48.B16" office:value-type="string">
            <text:p text:style-name="P335">None</text:p>
          </table:table-cell>
          <table:table-cell table:style-name="Tabelle48.C16" office:value-type="string">
            <text:p text:style-name="P322">3D View /<text:span text:style-name="T151"> Particle / Brush Edit</text:span></text:p>
          </table:table-cell>
          <table:table-cell table:style-name="Tabelle48.D16" office:value-type="string">
            <text:p text:style-name="P333">Shift LMB</text:p>
          </table:table-cell>
          <table:table-cell table:style-name="Tabelle48.E16" office:value-type="string">
            <text:p text:style-name="P228"><text:span text:style-name="T25">No menu entry.</text:span><text:span text:style-name="T29"> Mouse only action. </text:span></text:p>
          </table:table-cell>
        </table:table-row>
        <table:table-row table:style-name="Tabelle48.1">
          <table:table-cell table:style-name="Tabelle48.A16" office:value-type="string">
            <text:p text:style-name="P321">Sets the brush radius</text:p>
          </table:table-cell>
          <table:table-cell table:style-name="Tabelle48.B16" office:value-type="string">
            <text:p text:style-name="P321">3D View / <text:span text:style-name="T159">Sidebar / Tools / Brush / Radial Control Size</text:span></text:p>
          </table:table-cell>
          <table:table-cell table:style-name="Tabelle48.C16" office:value-type="string">
            <text:p text:style-name="P322">3D View /<text:span text:style-name="T151"> Particle / Radial Control</text:span></text:p>
          </table:table-cell>
          <table:table-cell table:style-name="Tabelle48.D16" office:value-type="string">
            <text:p text:style-name="P333">F</text:p>
          </table:table-cell>
          <table:table-cell table:style-name="Tabelle48.E16" office:value-type="string">
            <text:p text:style-name="P140"/>
          </table:table-cell>
        </table:table-row>
        <table:table-row table:style-name="Tabelle48.1">
          <table:table-cell table:style-name="Tabelle48.A17" office:value-type="string">
            <text:p text:style-name="P321">Sets the brush <text:span text:style-name="T160">strength</text:span></text:p>
          </table:table-cell>
          <table:table-cell table:style-name="Tabelle48.B17" office:value-type="string">
            <text:p text:style-name="P321">3D View / <text:span text:style-name="T159">Sidebar / Tools / Brush / Radial Control Strength</text:span></text:p>
          </table:table-cell>
          <table:table-cell table:style-name="Tabelle48.C17" office:value-type="string">
            <text:p text:style-name="P322">3D View /<text:span text:style-name="T151"> Particle / Radial Control</text:span></text:p>
          </table:table-cell>
          <table:table-cell table:style-name="Tabelle48.D17" office:value-type="string">
            <text:p text:style-name="P333">Shift F</text:p>
          </table:table-cell>
          <table:table-cell table:style-name="Tabelle48.E17" office:value-type="string">
            <text:p text:style-name="P140"/>
          </table:table-cell>
        </table:table-row>
      </table:table>
      <text:p text:style-name="P2"/>
      <table:table table:name="Tabelle50" table:style-name="Tabelle50">
        <table:table-column table:style-name="Tabelle50.A"/>
        <table:table-header-rows>
          <table:table-row table:style-name="Tabelle50.1">
            <table:table-cell table:style-name="Tabelle50.A1" office:value-type="string">
              <text:h text:style-name="P535" text:outline-level="1"><text:bookmark-start text:name="__RefHeading___Toc29209_111300586"/>3D View - <text:span text:style-name="T151">Knife Tool Modal Map</text:span><text:bookmark-end text:name="__RefHeading___Toc29209_111300586"/></text:h>
            </table:table-cell>
          </table:table-row>
        </table:table-header-rows>
      </table:table>
      <text:p text:style-name="P2"/>
      <table:table table:name="Tabelle49" table:style-name="Tabelle49">
        <table:table-column table:style-name="Tabelle49.A"/>
        <table:table-column table:style-name="Tabelle49.B"/>
        <table:table-column table:style-name="Tabelle49.C"/>
        <table:table-column table:style-name="Tabelle49.D"/>
        <table:table-column table:style-name="Tabelle49.E"/>
        <table:table-header-rows>
          <table:table-row table:style-name="Tabelle49.1">
            <table:table-cell table:style-name="Tabelle49.A1" table:number-columns-spanned="5" office:value-type="string">
              <text:p text:style-name="P337">3D View - <text:span text:style-name="T151">Knife Tool Modal Map</text:span></text:p>
            </table:table-cell>
            <table:covered-table-cell/>
            <table:covered-table-cell/>
            <table:covered-table-cell/>
            <table:covered-table-cell/>
          </table:table-row>
        </table:table-header-rows>
        <table:table-row table:style-name="Tabelle49.1">
          <table:table-cell table:style-name="Tabelle49.A2" office:value-type="string">
            <text:p text:style-name="P18">Function </text:p>
          </table:table-cell>
          <table:table-cell table:style-name="Tabelle49.A2" office:value-type="string">
            <text:p text:style-name="P18">Surface <text:span text:style-name="T6">menu </text:span>location<text:tab/></text:p>
          </table:table-cell>
          <table:table-cell table:style-name="Tabelle49.A2" office:value-type="string">
            <text:p text:style-name="P18">User Preferences location</text:p>
          </table:table-cell>
          <table:table-cell table:style-name="Tabelle49.A2" office:value-type="string">
            <text:p text:style-name="P18">Hotkey</text:p>
          </table:table-cell>
          <table:table-cell table:style-name="Tabelle49.E2" office:value-type="string">
            <text:p text:style-name="P18">Special note</text:p>
          </table:table-cell>
        </table:table-row>
        <table:table-row table:style-name="Tabelle49.1">
          <table:table-cell table:style-name="Tabelle49.A3" office:value-type="string">
            <text:p text:style-name="P337">Cancel</text:p>
          </table:table-cell>
          <table:table-cell table:style-name="Tabelle49.B3" office:value-type="string">
            <text:p text:style-name="P335">None</text:p>
          </table:table-cell>
          <table:table-cell table:style-name="Tabelle49.C3" office:value-type="string">
            <text:p text:style-name="P322">3D View /<text:span text:style-name="T151"> Knife Tool Modal Map / Cancel</text:span></text:p>
          </table:table-cell>
          <table:table-cell table:style-name="Tabelle49.D3" office:value-type="string">
            <text:p text:style-name="P337">Any Esc</text:p>
          </table:table-cell>
          <table:table-cell table:style-name="Tabelle49.E3" office:value-type="string">
            <text:p text:style-name="P228"><text:span text:style-name="T25">No menu entry.</text:span><text:span text:style-name="T29"> <text:s/></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Panning</text:p>
          </table:table-cell>
          <table:table-cell table:style-name="Tabelle49.B15" office:value-type="string">
            <text:p text:style-name="P335">None</text:p>
          </table:table-cell>
          <table:table-cell table:style-name="Tabelle49.C15" office:value-type="string">
            <text:p text:style-name="P322">3D View /<text:span text:style-name="T151"> Knife Tool Modal Map / Panning</text:span></text:p>
          </table:table-cell>
          <table:table-cell table:style-name="Tabelle49.D15" office:value-type="string">
            <text:p text:style-name="P337">Any MMB</text:p>
          </table:table-cell>
          <table:table-cell table:style-name="Tabelle49.E15" office:value-type="string">
            <text:p text:style-name="P228"><text:span text:style-name="T25">No menu entry.</text:span><text:span text:style-name="T29"> Mouse only action. </text:span>Covered by the <text:span text:style-name="T123">tooltip in the menu bar that appears when you are in knife mode</text:span></text:p>
          </table:table-cell>
        </table:table-row>
        <text:soft-page-break/>
        <table:table-row table:style-name="Tabelle49.1">
          <table:table-cell table:style-name="Tabelle49.A15" office:value-type="string">
            <text:p text:style-name="P231"/>
          </table:table-cell>
          <table:table-cell table:style-name="Tabelle49.B15" office:value-type="string">
            <text:p text:style-name="P335">None</text:p>
          </table:table-cell>
          <table:table-cell table:style-name="Tabelle49.C15" office:value-type="string">
            <text:p text:style-name="P322">3D View /<text:span text:style-name="T151"> Knife Tool Modal Map / </text:span></text:p>
          </table:table-cell>
          <table:table-cell table:style-name="Tabelle49.D15" office:value-type="string">
            <text:p text:style-name="P337">Any Dbl-LMB</text:p>
          </table:table-cell>
          <table:table-cell table:style-name="Tabelle49.E15" office:value-type="string">
            <text:p text:style-name="P338"><text:span text:style-name="T31">No menu entry.</text:span><text:span text:style-name="T32"> Mouse only action. </text:span>Unlabeled<text:span text:style-name="T123"> </text:span></text:p>
          </table:table-cell>
        </table:table-row>
        <table:table-row table:style-name="Tabelle49.1">
          <table:table-cell table:style-name="Tabelle49.A15" office:value-type="string">
            <text:p text:style-name="P337">Add Cut</text:p>
          </table:table-cell>
          <table:table-cell table:style-name="Tabelle49.B15" office:value-type="string">
            <text:p text:style-name="P335">None</text:p>
          </table:table-cell>
          <table:table-cell table:style-name="Tabelle49.C15" office:value-type="string">
            <text:p text:style-name="P322">3D View /<text:span text:style-name="T151"> Knife Tool Modal Map / Add Cut</text:span></text:p>
          </table:table-cell>
          <table:table-cell table:style-name="Tabelle49.D15" office:value-type="string">
            <text:p text:style-name="P336">Any LMB</text:p>
          </table:table-cell>
          <table:table-cell table:style-name="Tabelle49.E15" office:value-type="string">
            <text:p text:style-name="P228"><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Cancel </text:p>
          </table:table-cell>
          <table:table-cell table:style-name="Tabelle49.B15" office:value-type="string">
            <text:p text:style-name="P335">None</text:p>
          </table:table-cell>
          <table:table-cell table:style-name="Tabelle49.C15" office:value-type="string">
            <text:p text:style-name="P322">3D View /<text:span text:style-name="T151"> Knife Tool Modal Map / Cancel</text:span></text:p>
          </table:table-cell>
          <table:table-cell table:style-name="Tabelle49.D15" office:value-type="string">
            <text:p text:style-name="P337">Any RMB</text:p>
          </table:table-cell>
          <table:table-cell table:style-name="Tabelle49.E15" office:value-type="string">
            <text:p text:style-name="P228"><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Confirm</text:p>
          </table:table-cell>
          <table:table-cell table:style-name="Tabelle49.B15" office:value-type="string">
            <text:p text:style-name="P333">None</text:p>
          </table:table-cell>
          <table:table-cell table:style-name="Tabelle49.C15" office:value-type="string">
            <text:p text:style-name="P322">3D View /<text:span text:style-name="T151"> Knife Tool Modal Map / Confirm</text:span></text:p>
          </table:table-cell>
          <table:table-cell table:style-name="Tabelle49.D15" office:value-type="string">
            <text:p text:style-name="P337">Any Return</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Confirm</text:p>
          </table:table-cell>
          <table:table-cell table:style-name="Tabelle49.B15" office:value-type="string">
            <text:p text:style-name="P335">None</text:p>
          </table:table-cell>
          <table:table-cell table:style-name="Tabelle49.C15" office:value-type="string">
            <text:p text:style-name="P322">3D View /<text:span text:style-name="T151"> Knife Tool Modal Map / Confirm</text:span></text:p>
          </table:table-cell>
          <table:table-cell table:style-name="Tabelle49.D15" office:value-type="string">
            <text:p text:style-name="P337">Any Numpad Enter</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Confirm</text:p>
          </table:table-cell>
          <table:table-cell table:style-name="Tabelle49.B15" office:value-type="string">
            <text:p text:style-name="P335">None</text:p>
          </table:table-cell>
          <table:table-cell table:style-name="Tabelle49.C15" office:value-type="string">
            <text:p text:style-name="P322">3D View /<text:span text:style-name="T151"> Knife Tool Modal Map / Confirm</text:span></text:p>
          </table:table-cell>
          <table:table-cell table:style-name="Tabelle49.D15" office:value-type="string">
            <text:p text:style-name="P337">Any Spacebar</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End current cut</text:p>
          </table:table-cell>
          <table:table-cell table:style-name="Tabelle49.B15" office:value-type="string">
            <text:p text:style-name="P335">None</text:p>
          </table:table-cell>
          <table:table-cell table:style-name="Tabelle49.C15" office:value-type="string">
            <text:p text:style-name="P322">3D View /<text:span text:style-name="T151"> Knife Tool Modal Map / End current cut</text:span></text:p>
          </table:table-cell>
          <table:table-cell table:style-name="Tabelle49.D15" office:value-type="string">
            <text:p text:style-name="P337">E</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Snap to Midpoints On</text:p>
          </table:table-cell>
          <table:table-cell table:style-name="Tabelle49.B15" office:value-type="string">
            <text:p text:style-name="P335">None</text:p>
          </table:table-cell>
          <table:table-cell table:style-name="Tabelle49.C15" office:value-type="string">
            <text:p text:style-name="P322">3D View /<text:span text:style-name="T151"> Knife Tool Modal Map / Snap to Midpoints On</text:span></text:p>
          </table:table-cell>
          <table:table-cell table:style-name="Tabelle49.D15" office:value-type="string">
            <text:p text:style-name="P337">Any Left Ctrl</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Snap to Midpoints Off</text:p>
          </table:table-cell>
          <table:table-cell table:style-name="Tabelle49.B15" office:value-type="string">
            <text:p text:style-name="P335">None</text:p>
          </table:table-cell>
          <table:table-cell table:style-name="Tabelle49.C15" office:value-type="string">
            <text:p text:style-name="P322">3D View /<text:span text:style-name="T151"> Knife Tool Modal Map / Snap to Midpoints Off</text:span></text:p>
          </table:table-cell>
          <table:table-cell table:style-name="Tabelle49.D15" office:value-type="string">
            <text:p text:style-name="P337">Any Left Ctrl</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Snap to Midpoints On</text:p>
          </table:table-cell>
          <table:table-cell table:style-name="Tabelle49.B15" office:value-type="string">
            <text:p text:style-name="P333">None</text:p>
          </table:table-cell>
          <table:table-cell table:style-name="Tabelle49.C15" office:value-type="string">
            <text:p text:style-name="P322">3D View /<text:span text:style-name="T151"> Knife Tool Modal Map / Snap to Midpoints On</text:span></text:p>
          </table:table-cell>
          <table:table-cell table:style-name="Tabelle49.D15" office:value-type="string">
            <text:p text:style-name="P337">Any Right Ctrl</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7">Snap to Midpoints Off</text:p>
          </table:table-cell>
          <table:table-cell table:style-name="Tabelle49.B15" office:value-type="string">
            <text:p text:style-name="P335">None</text:p>
          </table:table-cell>
          <table:table-cell table:style-name="Tabelle49.C15" office:value-type="string">
            <text:p text:style-name="P322">3D View /<text:span text:style-name="T151"> Knife Tool Modal Map / Snap to Midpoints Off</text:span></text:p>
          </table:table-cell>
          <table:table-cell table:style-name="Tabelle49.D15" office:value-type="string">
            <text:p text:style-name="P337">Any Right Ctrl</text:p>
          </table:table-cell>
          <table:table-cell table:style-name="Tabelle49.E15"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7">Ingore Snapping On</text:p>
          </table:table-cell>
          <table:table-cell table:style-name="Tabelle49.B20" office:value-type="string">
            <text:p text:style-name="P335">None</text:p>
          </table:table-cell>
          <table:table-cell table:style-name="Tabelle49.C20" office:value-type="string">
            <text:p text:style-name="P322">3D View /<text:span text:style-name="T151"> Knife Tool Modal Map / Ingore Snapping On</text:span></text:p>
          </table:table-cell>
          <table:table-cell table:style-name="Tabelle49.D20" office:value-type="string">
            <text:p text:style-name="P337">Any Left Shift</text:p>
          </table:table-cell>
          <table:table-cell table:style-name="Tabelle49.E20"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7">Ingore Snapping Off</text:p>
          </table:table-cell>
          <table:table-cell table:style-name="Tabelle49.B20" office:value-type="string">
            <text:p text:style-name="P335">None</text:p>
          </table:table-cell>
          <table:table-cell table:style-name="Tabelle49.C20" office:value-type="string">
            <text:p text:style-name="P322">3D View /<text:span text:style-name="T151"> Knife Tool Modal Map / Ingore Snapping Off</text:span></text:p>
          </table:table-cell>
          <table:table-cell table:style-name="Tabelle49.D20" office:value-type="string">
            <text:p text:style-name="P337">Any Left Shift</text:p>
          </table:table-cell>
          <table:table-cell table:style-name="Tabelle49.E20"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7">Ingore Snapping On</text:p>
          </table:table-cell>
          <table:table-cell table:style-name="Tabelle49.B20" office:value-type="string">
            <text:p text:style-name="P335">None</text:p>
          </table:table-cell>
          <table:table-cell table:style-name="Tabelle49.C20" office:value-type="string">
            <text:p text:style-name="P322">3D View /<text:span text:style-name="T151"> Knife Tool Modal Map / Ingore Snapping On</text:span></text:p>
          </table:table-cell>
          <table:table-cell table:style-name="Tabelle49.D20" office:value-type="string">
            <text:p text:style-name="P337">Any Right Shift</text:p>
          </table:table-cell>
          <table:table-cell table:style-name="Tabelle49.E20"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7"><text:bookmark-start text:name="__RefHeading___Toc29211_11130058686"/>Ingore Snapping Off<text:bookmark-end text:name="__RefHeading___Toc29211_11130058686"/></text:p>
          </table:table-cell>
          <table:table-cell table:style-name="Tabelle49.B20" office:value-type="string">
            <text:p text:style-name="P335">None</text:p>
          </table:table-cell>
          <table:table-cell table:style-name="Tabelle49.C20" office:value-type="string">
            <text:p text:style-name="P322">3D View /<text:span text:style-name="T151"> Knife Tool Modal Map / Ingore Snapping Off</text:span></text:p>
          </table:table-cell>
          <table:table-cell table:style-name="Tabelle49.D20" office:value-type="string">
            <text:p text:style-name="P337">Any Right Shift</text:p>
          </table:table-cell>
          <table:table-cell table:style-name="Tabelle49.E20" office:value-type="string">
            <text:p text:style-name="P228"><text:span text:style-name="T25">No menu entry.</text:span><text:span text:style-name="T30"> </text:span>Covered by the <text:span text:style-name="T123">tooltip in the menu bar that appears when you are in knife mode</text:span></text:p>
          </table:table-cell>
        </table:table-row>
        <text:soft-page-break/>
        <table:table-row table:style-name="Tabelle49.1">
          <table:table-cell table:style-name="Tabelle49.A20" office:value-type="string">
            <text:p text:style-name="P337">Toggle Angle Snapping</text:p>
          </table:table-cell>
          <table:table-cell table:style-name="Tabelle49.B20" office:value-type="string">
            <text:p text:style-name="P333">None</text:p>
          </table:table-cell>
          <table:table-cell table:style-name="Tabelle49.C20" office:value-type="string">
            <text:p text:style-name="P322">3D View /<text:span text:style-name="T151"> Knife Tool Modal Map / Toggle Angle Snapping</text:span></text:p>
          </table:table-cell>
          <table:table-cell table:style-name="Tabelle49.D20" office:value-type="string">
            <text:p text:style-name="P337">C</text:p>
          </table:table-cell>
          <table:table-cell table:style-name="Tabelle49.E20"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1" office:value-type="string">
            <text:p text:style-name="P337">Toggle Cut Through</text:p>
          </table:table-cell>
          <table:table-cell table:style-name="Tabelle49.B21" office:value-type="string">
            <text:p text:style-name="P333">None</text:p>
          </table:table-cell>
          <table:table-cell table:style-name="Tabelle49.C21" office:value-type="string">
            <text:p text:style-name="P322">3D View /<text:span text:style-name="T151"> Knife Tool Modal Map / Toggle Cut Through</text:span></text:p>
          </table:table-cell>
          <table:table-cell table:style-name="Tabelle49.D21" office:value-type="string">
            <text:p text:style-name="P337">Z</text:p>
          </table:table-cell>
          <table:table-cell table:style-name="Tabelle49.E21" office:value-type="string">
            <text:p text:style-name="P228"><text:span text:style-name="T25">No menu entry.</text:span><text:span text:style-name="T30"> </text:span>Covered by the <text:span text:style-name="T123">tooltip in the menu bar that appears when you are in knife mode</text:span></text:p>
          </table:table-cell>
        </table:table-row>
      </table:table>
      <text:p text:style-name="P2"/>
      <table:table table:name="Tabelle51" table:style-name="Tabelle51">
        <table:table-column table:style-name="Tabelle51.A"/>
        <table:table-header-rows>
          <table:table-row table:style-name="Tabelle51.1">
            <table:table-cell table:style-name="Tabelle51.A1" office:value-type="string">
              <text:h text:style-name="P535" text:outline-level="1"><text:bookmark-start text:name="__RefHeading___Toc29211_111300586"/>3D View - <text:s/>Paint Stroke Modal<text:bookmark-end text:name="__RefHeading___Toc29211_111300586"/></text:h>
            </table:table-cell>
          </table:table-row>
        </table:table-header-rows>
      </table:table>
      <text:p text:style-name="P2"/>
      <table:table table:name="Tabelle52" table:style-name="Tabelle52">
        <table:table-column table:style-name="Tabelle52.A"/>
        <table:table-column table:style-name="Tabelle52.B"/>
        <table:table-column table:style-name="Tabelle52.C"/>
        <table:table-column table:style-name="Tabelle52.D"/>
        <table:table-column table:style-name="Tabelle52.E"/>
        <table:table-header-rows>
          <table:table-row table:style-name="Tabelle52.1">
            <table:table-cell table:style-name="Tabelle52.A1" table:number-columns-spanned="5" office:value-type="string">
              <text:p text:style-name="P339">3D View - <text:s/>Paint Stroke Modal</text:p>
            </table:table-cell>
            <table:covered-table-cell/>
            <table:covered-table-cell/>
            <table:covered-table-cell/>
            <table:covered-table-cell/>
          </table:table-row>
        </table:table-header-rows>
        <table:table-row table:style-name="Tabelle52.1">
          <table:table-cell table:style-name="Tabelle52.A2" office:value-type="string">
            <text:p text:style-name="P18">Function </text:p>
          </table:table-cell>
          <table:table-cell table:style-name="Tabelle52.A2" office:value-type="string">
            <text:p text:style-name="P18">Surface <text:span text:style-name="T6">menu </text:span>location<text:tab/></text:p>
          </table:table-cell>
          <table:table-cell table:style-name="Tabelle52.A2" office:value-type="string">
            <text:p text:style-name="P18">User Preferences location</text:p>
          </table:table-cell>
          <table:table-cell table:style-name="Tabelle52.A2" office:value-type="string">
            <text:p text:style-name="P18">Hotkey</text:p>
          </table:table-cell>
          <table:table-cell table:style-name="Tabelle52.E2" office:value-type="string">
            <text:p text:style-name="P18">Special note</text:p>
          </table:table-cell>
        </table:table-row>
        <table:table-row table:style-name="Tabelle52.1">
          <table:table-cell table:style-name="Tabelle52.A3" office:value-type="string">
            <text:p text:style-name="P96">End paint stroke</text:p>
          </table:table-cell>
          <table:table-cell table:style-name="Tabelle52.B3" office:value-type="string">
            <text:p text:style-name="P333">None</text:p>
          </table:table-cell>
          <table:table-cell table:style-name="Tabelle52.C3" office:value-type="string">
            <text:p text:style-name="P322">3D View /<text:span text:style-name="T151"> Paint Stroke Modal / Paint Stroke Modal <text:s/></text:span></text:p>
          </table:table-cell>
          <table:table-cell table:style-name="Tabelle52.D3" office:value-type="string">
            <text:p text:style-name="P339">Any Esc</text:p>
          </table:table-cell>
          <table:table-cell table:style-name="Tabelle52.E3" office:value-type="string">
            <text:p text:style-name="P186"><text:span text:style-name="T31">No menu entry.</text:span><text:span text:style-name="T33"> </text:span></text:p>
          </table:table-cell>
        </table:table-row>
      </table:table>
      <text:p text:style-name="P2"/>
      <table:table table:name="Tabelle53" table:style-name="Tabelle53">
        <table:table-column table:style-name="Tabelle53.A"/>
        <table:table-header-rows>
          <table:table-row table:style-name="Tabelle53.1">
            <table:table-cell table:style-name="Tabelle53.A1" office:value-type="string">
              <text:h text:style-name="P535" text:outline-level="1"><text:bookmark-start text:name="__RefHeading___Toc29213_111300586"/>3D View - Paint Curve<text:bookmark-end text:name="__RefHeading___Toc29213_111300586"/></text:h>
            </table:table-cell>
          </table:table-row>
        </table:table-header-rows>
      </table:table>
      <text:p text:style-name="P2"/>
      <table:table table:name="Tabelle54" table:style-name="Tabelle54">
        <table:table-column table:style-name="Tabelle54.A"/>
        <table:table-column table:style-name="Tabelle54.B"/>
        <table:table-column table:style-name="Tabelle54.C"/>
        <table:table-column table:style-name="Tabelle54.D"/>
        <table:table-column table:style-name="Tabelle54.E"/>
        <table:table-header-rows>
          <table:table-row table:style-name="Tabelle54.1">
            <table:table-cell table:style-name="Tabelle54.A1" table:number-columns-spanned="5" office:value-type="string">
              <text:p text:style-name="P339">3D View - Paint Curve - <text:span text:style-name="T15">Texture painting with stroke mode curve.</text:span></text:p>
            </table:table-cell>
            <table:covered-table-cell/>
            <table:covered-table-cell/>
            <table:covered-table-cell/>
            <table:covered-table-cell/>
          </table:table-row>
        </table:table-header-rows>
        <table:table-row table:style-name="Tabelle54.1">
          <table:table-cell table:style-name="Tabelle54.A2" office:value-type="string">
            <text:p text:style-name="P18">Function </text:p>
          </table:table-cell>
          <table:table-cell table:style-name="Tabelle54.A2" office:value-type="string">
            <text:p text:style-name="P18">Surface <text:span text:style-name="T6">menu </text:span>location<text:tab/></text:p>
          </table:table-cell>
          <table:table-cell table:style-name="Tabelle54.A2" office:value-type="string">
            <text:p text:style-name="P18">User Preferences location</text:p>
          </table:table-cell>
          <table:table-cell table:style-name="Tabelle54.A2" office:value-type="string">
            <text:p text:style-name="P18">Hotkey</text:p>
          </table:table-cell>
          <table:table-cell table:style-name="Tabelle54.E2" office:value-type="string">
            <text:p text:style-name="P18">Special note</text:p>
          </table:table-cell>
        </table:table-row>
        <table:table-row table:style-name="Tabelle54.1">
          <table:table-cell table:style-name="Tabelle54.A3" office:value-type="string">
            <text:p text:style-name="P339">Add Curve Point and Slide</text:p>
          </table:table-cell>
          <table:table-cell table:style-name="Tabelle54.A3" office:value-type="string">
            <text:p text:style-name="P334">None</text:p>
          </table:table-cell>
          <table:table-cell table:style-name="Tabelle54.A3" office:value-type="string">
            <text:p text:style-name="P339">3D View / Paint Curve / Add Curve Point and Slide</text:p>
          </table:table-cell>
          <table:table-cell table:style-name="Tabelle54.A3" office:value-type="string">
            <text:p text:style-name="P339">Ctrl Action Mouse</text:p>
          </table:table-cell>
          <table:table-cell table:style-name="Tabelle54.E3" office:value-type="string">
            <text:p text:style-name="P228"><text:span text:style-name="T25">No menu entry.</text:span><text:span text:style-name="T29"> Mouse only action. </text:span></text:p>
          </table:table-cell>
        </table:table-row>
        <table:table-row table:style-name="Tabelle54.1">
          <table:table-cell table:style-name="Tabelle54.A3" office:value-type="string">
            <text:p text:style-name="P339">Select Paint Curve Point</text:p>
          </table:table-cell>
          <table:table-cell table:style-name="Tabelle54.A3" office:value-type="string">
            <text:p text:style-name="P334">None</text:p>
          </table:table-cell>
          <table:table-cell table:style-name="Tabelle54.A3" office:value-type="string">
            <text:p text:style-name="P339">3D View / Paint Curve /<text:span text:style-name="T161"> </text:span>Select Paint Curve Point</text:p>
          </table:table-cell>
          <table:table-cell table:style-name="Tabelle54.A3" office:value-type="string">
            <text:p text:style-name="P339">Select Mouse</text:p>
          </table:table-cell>
          <table:table-cell table:style-name="Tabelle54.E3" office:value-type="string">
            <text:p text:style-name="P228"><text:span text:style-name="T25">No menu entry.</text:span><text:span text:style-name="T29"> Mouse only action. </text:span></text:p>
          </table:table-cell>
        </table:table-row>
        <table:table-row table:style-name="Tabelle54.1">
          <table:table-cell table:style-name="Tabelle54.A3" office:value-type="string">
            <text:p text:style-name="P339">Select Paint Curve Point</text:p>
          </table:table-cell>
          <table:table-cell table:style-name="Tabelle54.A3" office:value-type="string">
            <text:p text:style-name="P334">None</text:p>
          </table:table-cell>
          <table:table-cell table:style-name="Tabelle54.A3" office:value-type="string">
            <text:p text:style-name="P339">3D View / Paint Curve /<text:span text:style-name="T161"> </text:span>Select Paint Curve Point</text:p>
          </table:table-cell>
          <table:table-cell table:style-name="Tabelle54.A3" office:value-type="string">
            <text:p text:style-name="P339">Shift Select Mouse</text:p>
          </table:table-cell>
          <table:table-cell table:style-name="Tabelle54.E3" office:value-type="string">
            <text:p text:style-name="P228"><text:span text:style-name="T25">No menu entry.</text:span><text:span text:style-name="T29"> Mouse only action. </text:span></text:p>
          </table:table-cell>
        </table:table-row>
        <table:table-row table:style-name="Tabelle54.1">
          <table:table-cell table:style-name="Tabelle54.A3" office:value-type="string">
            <text:p text:style-name="P339">Slide Paint Curve Point</text:p>
          </table:table-cell>
          <table:table-cell table:style-name="Tabelle54.A3" office:value-type="string">
            <text:p text:style-name="P334">None</text:p>
          </table:table-cell>
          <table:table-cell table:style-name="Tabelle54.A3" office:value-type="string">
            <text:p text:style-name="P339">3D View / Paint Curve /<text:span text:style-name="T161"> </text:span>Slide Paint Curve Point</text:p>
          </table:table-cell>
          <table:table-cell table:style-name="Tabelle54.A3" office:value-type="string">
            <text:p text:style-name="P339">Action Mouse</text:p>
          </table:table-cell>
          <table:table-cell table:style-name="Tabelle54.E3" office:value-type="string">
            <text:p text:style-name="P228"><text:span text:style-name="T25">No menu entry.</text:span><text:span text:style-name="T29"> Mouse only action. </text:span></text:p>
          </table:table-cell>
        </table:table-row>
        <table:table-row table:style-name="Tabelle54.1">
          <table:table-cell table:style-name="Tabelle54.A3" office:value-type="string">
            <text:p text:style-name="P339">Slide Paint Curve Point</text:p>
          </table:table-cell>
          <table:table-cell table:style-name="Tabelle54.A3" office:value-type="string">
            <text:p text:style-name="P334">None</text:p>
          </table:table-cell>
          <table:table-cell table:style-name="Tabelle54.A3" office:value-type="string">
            <text:p text:style-name="P339">3D View / Paint Curve /<text:span text:style-name="T161"> </text:span>Slide Paint Curve Point</text:p>
          </table:table-cell>
          <table:table-cell table:style-name="Tabelle54.A3" office:value-type="string">
            <text:p text:style-name="P339">Shift Action Mouse</text:p>
          </table:table-cell>
          <table:table-cell table:style-name="Tabelle54.E3" office:value-type="string">
            <text:p text:style-name="P228"><text:span text:style-name="T25">No menu entry.</text:span><text:span text:style-name="T29"> Mouse only action. </text:span></text:p>
          </table:table-cell>
        </table:table-row>
        <table:table-row table:style-name="Tabelle54.1">
          <table:table-cell table:style-name="Tabelle54.A3" office:value-type="string">
            <text:p text:style-name="P510">Select Paint Curve Point</text:p>
          </table:table-cell>
          <table:table-cell table:style-name="Tabelle54.A3" office:value-type="string">
            <text:p text:style-name="P511">???</text:p>
          </table:table-cell>
          <table:table-cell table:style-name="Tabelle54.A3" office:value-type="string">
            <text:p text:style-name="P510">3D View / Paint Curve /<text:span text:style-name="T161"> </text:span>Select Paint Curve Point</text:p>
          </table:table-cell>
          <table:table-cell table:style-name="Tabelle54.A3" office:value-type="string">
            <text:p text:style-name="P510">A</text:p>
          </table:table-cell>
          <table:table-cell table:style-name="Tabelle54.E3" office:value-type="string">
            <text:p text:style-name="P511">No Menu Entry since there is no menu for Texture Paint Stroke Method Curve at all.</text:p>
          </table:table-cell>
        </table:table-row>
        <table:table-row table:style-name="Tabelle54.1">
          <table:table-cell table:style-name="Tabelle54.A3" office:value-type="string">
            <text:p text:style-name="P339">Place Cursor</text:p>
          </table:table-cell>
          <table:table-cell table:style-name="Tabelle54.A3" office:value-type="string">
            <text:p text:style-name="P508">None</text:p>
          </table:table-cell>
          <table:table-cell table:style-name="Tabelle54.A3" office:value-type="string">
            <text:p text:style-name="P339">3D View / Paint Curve /<text:span text:style-name="T161"> </text:span>Place Cursor</text:p>
          </table:table-cell>
          <table:table-cell table:style-name="Tabelle54.A3" office:value-type="string">
            <text:p text:style-name="P339">Action Mouse</text:p>
          </table:table-cell>
          <table:table-cell table:style-name="Tabelle54.E3" office:value-type="string">
            <text:p text:style-name="P228"><text:span text:style-name="T25">No menu entry.</text:span><text:span text:style-name="T29"> Mouse only action. </text:span></text:p>
          </table:table-cell>
        </table:table-row>
        <table:table-row table:style-name="Tabelle54.1">
          <table:table-cell table:style-name="Tabelle54.A3" office:value-type="string">
            <text:p text:style-name="P510">Remove Paint Curve Point</text:p>
          </table:table-cell>
          <table:table-cell table:style-name="Tabelle54.A3" office:value-type="string">
            <text:p text:style-name="P512"/>
          </table:table-cell>
          <table:table-cell table:style-name="Tabelle54.A3" office:value-type="string">
            <text:p text:style-name="P510">3D View / Paint Curve /<text:span text:style-name="T161"> </text:span>Remove Paint Curve Point</text:p>
          </table:table-cell>
          <table:table-cell table:style-name="Tabelle54.A3" office:value-type="string">
            <text:p text:style-name="P513">Delete</text:p>
          </table:table-cell>
          <table:table-cell table:style-name="Tabelle54.E3" office:value-type="string">
            <text:p text:style-name="P514"><text:span text:style-name="T249">No Menu Entry since there is no menu for Texture Paint Stroke Method Curve at all.</text:span>Original Key was X. Deleting is Delete, so mapped to Delete.</text:p>
          </table:table-cell>
        </table:table-row>
        <table:table-row table:style-name="Tabelle54.1">
          <table:table-cell table:style-name="Tabelle54.A3" office:value-type="string">
            <text:p text:style-name="P510">Draw Curve</text:p>
          </table:table-cell>
          <table:table-cell table:style-name="Tabelle54.A3" office:value-type="string">
            <text:p text:style-name="P512"/>
          </table:table-cell>
          <table:table-cell table:style-name="Tabelle54.A3" office:value-type="string">
            <text:p text:style-name="P510">3D View / Paint Curve /<text:span text:style-name="T161"> </text:span>Draw Curve</text:p>
          </table:table-cell>
          <table:table-cell table:style-name="Tabelle54.A3" office:value-type="string">
            <text:p text:style-name="P510">Return </text:p>
          </table:table-cell>
          <table:table-cell table:style-name="Tabelle54.E3" office:value-type="string">
            <text:p text:style-name="P511">No Menu Entry since there is no menu for Texture Paint Stroke Method Curve at all.</text:p>
          </table:table-cell>
        </table:table-row>
        <table:table-row table:style-name="Tabelle54.1">
          <table:table-cell table:style-name="Tabelle54.A3" office:value-type="string">
            <text:p text:style-name="P510">Draw Curve</text:p>
          </table:table-cell>
          <table:table-cell table:style-name="Tabelle54.A3" office:value-type="string">
            <text:p text:style-name="P512"/>
          </table:table-cell>
          <table:table-cell table:style-name="Tabelle54.A3" office:value-type="string">
            <text:p text:style-name="P510">3D View / Paint Curve /<text:span text:style-name="T161"> </text:span>Draw Curve</text:p>
          </table:table-cell>
          <table:table-cell table:style-name="Tabelle54.A3" office:value-type="string">
            <text:p text:style-name="P510">Numpad Enter</text:p>
          </table:table-cell>
          <table:table-cell table:style-name="Tabelle54.E3" office:value-type="string">
            <text:p text:style-name="P511">No Menu Entry since there is no menu for Texture Paint Stroke Method Curve at all.</text:p>
          </table:table-cell>
        </table:table-row>
        <table:table-row table:style-name="Tabelle54.1">
          <table:table-cell table:style-name="Tabelle54.A3" office:value-type="string">
            <text:p text:style-name="P339">Translate</text:p>
          </table:table-cell>
          <table:table-cell table:style-name="Tabelle54.A3" office:value-type="string">
            <text:p text:style-name="P509">3D View / Navi / Translate</text:p>
          </table:table-cell>
          <table:table-cell table:style-name="Tabelle54.A3" office:value-type="string">
            <text:p text:style-name="P339">3D View / Paint Curve /<text:span text:style-name="T161"> </text:span>Translate</text:p>
          </table:table-cell>
          <table:table-cell table:style-name="Tabelle54.A3" office:value-type="string">
            <text:p text:style-name="P339">W</text:p>
          </table:table-cell>
          <table:table-cell table:style-name="Tabelle54.E3" office:value-type="string">
            <text:p text:style-name="P509"/>
          </table:table-cell>
        </table:table-row>
        <table:table-row table:style-name="Tabelle54.1">
          <table:table-cell table:style-name="Tabelle54.A3" office:value-type="string">
            <text:p text:style-name="P339">Translate</text:p>
          </table:table-cell>
          <table:table-cell table:style-name="Tabelle54.A3" office:value-type="string">
            <text:p text:style-name="P509"/>
          </table:table-cell>
          <table:table-cell table:style-name="Tabelle54.A3" office:value-type="string">
            <text:p text:style-name="P339">3D View / Paint Curve /<text:span text:style-name="T161"> </text:span>Translate</text:p>
          </table:table-cell>
          <table:table-cell table:style-name="Tabelle54.A3" office:value-type="string">
            <text:p text:style-name="P231"/>
          </table:table-cell>
          <table:table-cell table:style-name="Tabelle54.E3" office:value-type="string">
            <text:p text:style-name="P340"><text:span text:style-name="T31">No menu entry.</text:span><text:span text:style-name="T32"> </text:span>Event mapping Tweak</text:p>
          </table:table-cell>
        </table:table-row>
        <table:table-row table:style-name="Tabelle54.1">
          <table:table-cell table:style-name="Tabelle54.A3" office:value-type="string">
            <text:p text:style-name="P339">Rotate</text:p>
          </table:table-cell>
          <table:table-cell table:style-name="Tabelle54.A3" office:value-type="string">
            <text:p text:style-name="P509">3D View / Navi / Rotate</text:p>
          </table:table-cell>
          <table:table-cell table:style-name="Tabelle54.A3" office:value-type="string">
            <text:p text:style-name="P339">3D View / Paint Curve /<text:span text:style-name="T161"> </text:span>Rotate</text:p>
          </table:table-cell>
          <table:table-cell table:style-name="Tabelle54.A3" office:value-type="string">
            <text:p text:style-name="P339">E</text:p>
          </table:table-cell>
          <table:table-cell table:style-name="Tabelle54.E3" office:value-type="string">
            <text:p text:style-name="P231"/>
          </table:table-cell>
        </table:table-row>
        <table:table-row table:style-name="Tabelle54.1">
          <table:table-cell table:style-name="Tabelle54.A3" office:value-type="string">
            <text:p text:style-name="P339">Resize</text:p>
          </table:table-cell>
          <table:table-cell table:style-name="Tabelle54.A3" office:value-type="string">
            <text:p text:style-name="P509">3D View / Navi / Resize</text:p>
          </table:table-cell>
          <table:table-cell table:style-name="Tabelle54.A3" office:value-type="string">
            <text:p text:style-name="P339">3D View / Paint Curve /<text:span text:style-name="T161"> </text:span>Resize</text:p>
          </table:table-cell>
          <table:table-cell table:style-name="Tabelle54.A3" office:value-type="string">
            <text:p text:style-name="P339">R</text:p>
          </table:table-cell>
          <table:table-cell table:style-name="Tabelle54.E3" office:value-type="string">
            <text:p text:style-name="P231"/>
          </table:table-cell>
        </table:table-row>
      </table:table>
      <text:p text:style-name="P2"><text:soft-page-break/></text:p>
      <table:table table:name="Tabelle55" table:style-name="Tabelle55">
        <table:table-column table:style-name="Tabelle55.A"/>
        <table:table-header-rows>
          <table:table-row table:style-name="Tabelle55.1">
            <table:table-cell table:style-name="Tabelle55.A1" office:value-type="string">
              <text:h text:style-name="P535" text:outline-level="1"><text:bookmark-start text:name="__RefHeading___Toc29215_111300586"/>3D View - Object Non Modal<text:bookmark-end text:name="__RefHeading___Toc29215_111300586"/></text:h>
            </table:table-cell>
          </table:table-row>
        </table:table-header-rows>
      </table:table>
      <text:p text:style-name="P2"/>
      <table:table table:name="Tabelle56" table:style-name="Tabelle56">
        <table:table-column table:style-name="Tabelle56.A"/>
        <table:table-column table:style-name="Tabelle56.B"/>
        <table:table-column table:style-name="Tabelle56.C"/>
        <table:table-column table:style-name="Tabelle56.D"/>
        <table:table-column table:style-name="Tabelle56.E"/>
        <table:table-header-rows>
          <table:table-row table:style-name="Tabelle56.1">
            <table:table-cell table:style-name="Tabelle56.A1" table:number-columns-spanned="5" office:value-type="string">
              <text:p text:style-name="P341">3D View - Object Non Modal - Formerly the tab nonsense to jump back and forth between different modes. Now the switch between all available modes<text:span text:style-name="T162"> by u</text:span>sing the numbers above the letters</text:p>
            </table:table-cell>
            <table:covered-table-cell/>
            <table:covered-table-cell/>
            <table:covered-table-cell/>
            <table:covered-table-cell/>
          </table:table-row>
        </table:table-header-rows>
        <table:table-row table:style-name="Tabelle56.1">
          <table:table-cell table:style-name="Tabelle56.A2" office:value-type="string">
            <text:p text:style-name="P18">Function </text:p>
          </table:table-cell>
          <table:table-cell table:style-name="Tabelle56.B2" office:value-type="string">
            <text:p text:style-name="P18">Surface <text:span text:style-name="T6">menu </text:span>location<text:tab/></text:p>
          </table:table-cell>
          <table:table-cell table:style-name="Tabelle56.C2" office:value-type="string">
            <text:p text:style-name="P18">User Preferences location</text:p>
          </table:table-cell>
          <table:table-cell table:style-name="Tabelle56.D2" office:value-type="string">
            <text:p text:style-name="P18">Hotkey</text:p>
          </table:table-cell>
          <table:table-cell table:style-name="Tabelle56.E2" office:value-type="string">
            <text:p text:style-name="P18">Special note</text:p>
          </table:table-cell>
        </table:table-row>
        <table:table-row table:style-name="Tabelle56.1">
          <table:table-cell table:style-name="Tabelle56.A3" office:value-type="string">
            <text:p text:style-name="P341">Object Mode </text:p>
          </table:table-cell>
          <table:table-cell table:style-name="Tabelle56.B3" office:value-type="string">
            <text:p text:style-name="P341">3D View / Dropdown Box in menu bar</text:p>
          </table:table-cell>
          <table:table-cell table:style-name="Tabelle56.C3" office:value-type="string">
            <text:p text:style-name="P341">3D View / Object Non-modal / </text:p>
          </table:table-cell>
          <table:table-cell table:style-name="Tabelle56.D3" office:value-type="string">
            <text:p text:style-name="P341">1</text:p>
          </table:table-cell>
          <table:table-cell table:style-name="Tabelle56.E3" office:value-type="string">
            <text:p text:style-name="P231"/>
          </table:table-cell>
        </table:table-row>
        <table:table-row table:style-name="Tabelle56.1">
          <table:table-cell table:style-name="Tabelle56.A8" office:value-type="string">
            <text:p text:style-name="P341">Edit Mode</text:p>
          </table:table-cell>
          <table:table-cell table:style-name="Tabelle56.B8" office:value-type="string">
            <text:p text:style-name="P341">3D View / Dropdown Box in menu bar</text:p>
          </table:table-cell>
          <table:table-cell table:style-name="Tabelle56.C8" office:value-type="string">
            <text:p text:style-name="P341">3D View / Object Non-modal / </text:p>
          </table:table-cell>
          <table:table-cell table:style-name="Tabelle56.D8" office:value-type="string">
            <text:p text:style-name="P341">2</text:p>
          </table:table-cell>
          <table:table-cell table:style-name="Tabelle56.E8" office:value-type="string">
            <text:p text:style-name="P231"/>
          </table:table-cell>
        </table:table-row>
        <table:table-row table:style-name="Tabelle56.1">
          <table:table-cell table:style-name="Tabelle56.A8" office:value-type="string">
            <text:p text:style-name="P341">Sculpt Mode</text:p>
          </table:table-cell>
          <table:table-cell table:style-name="Tabelle56.B8" office:value-type="string">
            <text:p text:style-name="P341">3D View / Dropdown Box in menu bar</text:p>
          </table:table-cell>
          <table:table-cell table:style-name="Tabelle56.C8" office:value-type="string">
            <text:p text:style-name="P341">3D View / Object Non-modal / </text:p>
          </table:table-cell>
          <table:table-cell table:style-name="Tabelle56.D8" office:value-type="string">
            <text:p text:style-name="P341">3</text:p>
          </table:table-cell>
          <table:table-cell table:style-name="Tabelle56.E8" office:value-type="string">
            <text:p text:style-name="P231"/>
          </table:table-cell>
        </table:table-row>
        <table:table-row table:style-name="Tabelle56.1">
          <table:table-cell table:style-name="Tabelle56.A8" office:value-type="string">
            <text:p text:style-name="P341">Vertex Paint</text:p>
          </table:table-cell>
          <table:table-cell table:style-name="Tabelle56.B8" office:value-type="string">
            <text:p text:style-name="P341">3D View / Dropdown Box in menu bar</text:p>
          </table:table-cell>
          <table:table-cell table:style-name="Tabelle56.C8" office:value-type="string">
            <text:p text:style-name="P341">3D View / Object Non-modal / </text:p>
          </table:table-cell>
          <table:table-cell table:style-name="Tabelle56.D8" office:value-type="string">
            <text:p text:style-name="P341">4</text:p>
          </table:table-cell>
          <table:table-cell table:style-name="Tabelle56.E8" office:value-type="string">
            <text:p text:style-name="P231"/>
          </table:table-cell>
        </table:table-row>
        <table:table-row table:style-name="Tabelle56.1">
          <table:table-cell table:style-name="Tabelle56.A8" office:value-type="string">
            <text:p text:style-name="P341">Weight Paint</text:p>
          </table:table-cell>
          <table:table-cell table:style-name="Tabelle56.B8" office:value-type="string">
            <text:p text:style-name="P341"><text:bookmark-start text:name="__RefHeading___Toc29217_11130058687"/>3D View / Dropdown Box in menu bar<text:bookmark-end text:name="__RefHeading___Toc29217_11130058687"/></text:p>
          </table:table-cell>
          <table:table-cell table:style-name="Tabelle56.C8" office:value-type="string">
            <text:p text:style-name="P341">3D View / Object Non-modal / </text:p>
          </table:table-cell>
          <table:table-cell table:style-name="Tabelle56.D8" office:value-type="string">
            <text:p text:style-name="P341">5</text:p>
          </table:table-cell>
          <table:table-cell table:style-name="Tabelle56.E8" office:value-type="string">
            <text:p text:style-name="P231"/>
          </table:table-cell>
        </table:table-row>
        <table:table-row table:style-name="Tabelle56.1">
          <table:table-cell table:style-name="Tabelle56.A8" office:value-type="string">
            <text:p text:style-name="P341">Texture Paint</text:p>
          </table:table-cell>
          <table:table-cell table:style-name="Tabelle56.B8" office:value-type="string">
            <text:p text:style-name="P341">3D View / Dropdown Box in menu bar</text:p>
          </table:table-cell>
          <table:table-cell table:style-name="Tabelle56.C8" office:value-type="string">
            <text:p text:style-name="P341">3D View / Object Non-modal / </text:p>
          </table:table-cell>
          <table:table-cell table:style-name="Tabelle56.D8" office:value-type="string">
            <text:p text:style-name="P341">6</text:p>
          </table:table-cell>
          <table:table-cell table:style-name="Tabelle56.E8" office:value-type="string">
            <text:p text:style-name="P231"/>
          </table:table-cell>
        </table:table-row>
        <table:table-row table:style-name="Tabelle56.1">
          <table:table-cell table:style-name="Tabelle56.A9" office:value-type="string">
            <text:p text:style-name="P341">Pose Mode</text:p>
          </table:table-cell>
          <table:table-cell table:style-name="Tabelle56.B9" office:value-type="string">
            <text:p text:style-name="P341">3D View / Dropdown Box in menu bar</text:p>
          </table:table-cell>
          <table:table-cell table:style-name="Tabelle56.C9" office:value-type="string">
            <text:p text:style-name="P341">3D View / Object Non-modal / </text:p>
          </table:table-cell>
          <table:table-cell table:style-name="Tabelle56.D9" office:value-type="string">
            <text:p text:style-name="P341">7</text:p>
          </table:table-cell>
          <table:table-cell table:style-name="Tabelle56.E9" office:value-type="string">
            <text:p text:style-name="P231"/>
          </table:table-cell>
        </table:table-row>
      </table:table>
      <text:p text:style-name="P2"/>
      <table:table table:name="Tabelle57" table:style-name="Tabelle57">
        <table:table-column table:style-name="Tabelle57.A"/>
        <table:table-header-rows>
          <table:table-row table:style-name="Tabelle57.1">
            <table:table-cell table:style-name="Tabelle57.A1" office:value-type="string">
              <text:h text:style-name="P535" text:outline-level="1"><text:bookmark-start text:name="__RefHeading___Toc29217_111300586"/>3D View - <text:span text:style-name="T163">View 3D </text:span>Walk Modal<text:bookmark-end text:name="__RefHeading___Toc29217_111300586"/></text:h>
            </table:table-cell>
          </table:table-row>
        </table:table-header-rows>
      </table:table>
      <text:p text:style-name="P2"/>
      <table:table table:name="Tabelle58" table:style-name="Tabelle58">
        <table:table-column table:style-name="Tabelle58.A"/>
        <table:table-column table:style-name="Tabelle58.B"/>
        <table:table-column table:style-name="Tabelle58.C"/>
        <table:table-column table:style-name="Tabelle58.D"/>
        <table:table-column table:style-name="Tabelle58.E"/>
        <table:table-header-rows>
          <table:table-row table:style-name="Tabelle58.1">
            <table:table-cell table:style-name="Tabelle58.A1" table:number-columns-spanned="5" office:value-type="string">
              <text:p text:style-name="P342">3D View - <text:span text:style-name="T163">View 3D </text:span>Walk Modal - Just active in Walk mode<text:span text:style-name="T163"> navigation</text:span>. Can be activated in 3D View / View / Navigation / Walk Navigation</text:p>
            </table:table-cell>
            <table:covered-table-cell/>
            <table:covered-table-cell/>
            <table:covered-table-cell/>
            <table:covered-table-cell/>
          </table:table-row>
        </table:table-header-rows>
        <table:table-row table:style-name="Tabelle58.1">
          <table:table-cell table:style-name="Tabelle58.A2" office:value-type="string">
            <text:p text:style-name="P18">Function </text:p>
          </table:table-cell>
          <table:table-cell table:style-name="Tabelle58.A2" office:value-type="string">
            <text:p text:style-name="P18">Surface <text:span text:style-name="T6">menu </text:span>location<text:tab/></text:p>
          </table:table-cell>
          <table:table-cell table:style-name="Tabelle58.A2" office:value-type="string">
            <text:p text:style-name="P18">User Preferences location</text:p>
          </table:table-cell>
          <table:table-cell table:style-name="Tabelle58.A2" office:value-type="string">
            <text:p text:style-name="P18">Hotkey</text:p>
          </table:table-cell>
          <table:table-cell table:style-name="Tabelle58.E2" office:value-type="string">
            <text:p text:style-name="P18">Special note</text:p>
          </table:table-cell>
        </table:table-row>
        <table:table-row table:style-name="Tabelle58.1">
          <table:table-cell table:style-name="Tabelle58.A3" office:value-type="string">
            <text:p text:style-name="P342">Cancel</text:p>
          </table:table-cell>
          <table:table-cell table:style-name="Tabelle58.B3" office:value-type="string">
            <text:p text:style-name="P342">None</text:p>
          </table:table-cell>
          <table:table-cell table:style-name="Tabelle58.C3" office:value-type="string">
            <text:p text:style-name="P341">3D View / <text:span text:style-name="T163">View 3D Walk Modal / Cancel</text:span></text:p>
          </table:table-cell>
          <table:table-cell table:style-name="Tabelle58.D3" office:value-type="string">
            <text:p text:style-name="P342">Any Esc</text:p>
          </table:table-cell>
          <table:table-cell table:style-name="Tabelle58.E3"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Cancel</text:p>
          </table:table-cell>
          <table:table-cell table:style-name="Tabelle58.B40" office:value-type="string">
            <text:p text:style-name="P342">None</text:p>
          </table:table-cell>
          <table:table-cell table:style-name="Tabelle58.C40" office:value-type="string">
            <text:p text:style-name="P341">3D View / <text:span text:style-name="T163">View 3D Walk Modal / Cancel</text:span></text:p>
          </table:table-cell>
          <table:table-cell table:style-name="Tabelle58.D40" office:value-type="string">
            <text:p text:style-name="P342">Any RMB</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Confirm</text:p>
          </table:table-cell>
          <table:table-cell table:style-name="Tabelle58.B40" office:value-type="string">
            <text:p text:style-name="P342">None</text:p>
          </table:table-cell>
          <table:table-cell table:style-name="Tabelle58.C40" office:value-type="string">
            <text:p text:style-name="P341">3D View / <text:span text:style-name="T163">View 3D Walk Modal / Confirm</text:span></text:p>
          </table:table-cell>
          <table:table-cell table:style-name="Tabelle58.D40" office:value-type="string">
            <text:p text:style-name="P342">Any LMB</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Confirm</text:p>
          </table:table-cell>
          <table:table-cell table:style-name="Tabelle58.B40" office:value-type="string">
            <text:p text:style-name="P342">None</text:p>
          </table:table-cell>
          <table:table-cell table:style-name="Tabelle58.C40" office:value-type="string">
            <text:p text:style-name="P341">3D View / <text:span text:style-name="T163">View 3D Walk Modal / Confirm</text:span></text:p>
          </table:table-cell>
          <table:table-cell table:style-name="Tabelle58.D40" office:value-type="string">
            <text:p text:style-name="P342">Any Return </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Confirm</text:p>
          </table:table-cell>
          <table:table-cell table:style-name="Tabelle58.B40" office:value-type="string">
            <text:p text:style-name="P342">None</text:p>
          </table:table-cell>
          <table:table-cell table:style-name="Tabelle58.C40" office:value-type="string">
            <text:p text:style-name="P341">3D View / <text:span text:style-name="T163">View 3D Walk Modal / Confirm</text:span></text:p>
          </table:table-cell>
          <table:table-cell table:style-name="Tabelle58.D40" office:value-type="string">
            <text:p text:style-name="P342">Any Numpad Enter</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Fast Enable </text:p>
          </table:table-cell>
          <table:table-cell table:style-name="Tabelle58.B40" office:value-type="string">
            <text:p text:style-name="P342">None</text:p>
          </table:table-cell>
          <table:table-cell table:style-name="Tabelle58.C40" office:value-type="string">
            <text:p text:style-name="P341">3D View / <text:span text:style-name="T163">View 3D Walk Modal / Fast Enable </text:span></text:p>
          </table:table-cell>
          <table:table-cell table:style-name="Tabelle58.D40" office:value-type="string">
            <text:p text:style-name="P343">Any Left Shift</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Fast Disable</text:p>
          </table:table-cell>
          <table:table-cell table:style-name="Tabelle58.B40" office:value-type="string">
            <text:p text:style-name="P342">None</text:p>
          </table:table-cell>
          <table:table-cell table:style-name="Tabelle58.C40" office:value-type="string">
            <text:p text:style-name="P341">3D View / <text:span text:style-name="T163">View 3D Walk Modal / Fast Disable</text:span></text:p>
          </table:table-cell>
          <table:table-cell table:style-name="Tabelle58.D40" office:value-type="string">
            <text:p text:style-name="P343">Any Left Shift</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3">Slow Enable </text:p>
          </table:table-cell>
          <table:table-cell table:style-name="Tabelle58.B40" office:value-type="string">
            <text:p text:style-name="P342">None</text:p>
          </table:table-cell>
          <table:table-cell table:style-name="Tabelle58.C40" office:value-type="string">
            <text:p text:style-name="P341">3D View / <text:span text:style-name="T163">View 3D Walk Modal / Slow Enable </text:span></text:p>
          </table:table-cell>
          <table:table-cell table:style-name="Tabelle58.D40" office:value-type="string">
            <text:p text:style-name="P343">Any Left Alt</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low Disable</text:p>
          </table:table-cell>
          <table:table-cell table:style-name="Tabelle58.B40" office:value-type="string">
            <text:p text:style-name="P342">None</text:p>
          </table:table-cell>
          <table:table-cell table:style-name="Tabelle58.C40" office:value-type="string">
            <text:p text:style-name="P341">3D View / <text:span text:style-name="T163">View 3D Walk Modal / Slow Disable</text:span></text:p>
          </table:table-cell>
          <table:table-cell table:style-name="Tabelle58.D40" office:value-type="string">
            <text:p text:style-name="P343">Any Left Alt</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Forward</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Forward</text:span></text:p>
          </table:table-cell>
          <table:table-cell table:style-name="Tabelle58.D40" office:value-type="string">
            <text:p text:style-name="P343">Any 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Backward</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Backward</text:span></text:p>
          </table:table-cell>
          <table:table-cell table:style-name="Tabelle58.D40" office:value-type="string">
            <text:p text:style-name="P343">Any S</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Lef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Left ( Strafe)</text:span></text:p>
          </table:table-cell>
          <table:table-cell table:style-name="Tabelle58.D40" office:value-type="string">
            <text:p text:style-name="P343">Any A</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Righ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Right ( Strafe)</text:span></text:p>
          </table:table-cell>
          <table:table-cell table:style-name="Tabelle58.D40" office:value-type="string">
            <text:p text:style-name="P343">Any D</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Up</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Up</text:span></text:p>
          </table:table-cell>
          <table:table-cell table:style-name="Tabelle58.D40" office:value-type="string">
            <text:p text:style-name="P343">Any E</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Down</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Down</text:span></text:p>
          </table:table-cell>
          <table:table-cell table:style-name="Tabelle58.D40" office:value-type="string">
            <text:p text:style-name="P343">Any Q</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Forward</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Forward</text:span></text:p>
          </table:table-cell>
          <table:table-cell table:style-name="Tabelle58.D40" office:value-type="string">
            <text:p text:style-name="P343">Any 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Backward</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Backward</text:span></text:p>
          </table:table-cell>
          <table:table-cell table:style-name="Tabelle58.D40" office:value-type="string">
            <text:p text:style-name="P343">Any S</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Lef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Left ( Strafe)</text:span></text:p>
          </table:table-cell>
          <table:table-cell table:style-name="Tabelle58.D40" office:value-type="string">
            <text:p text:style-name="P343">Any A</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Righ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Right ( Strafe)</text:span></text:p>
          </table:table-cell>
          <table:table-cell table:style-name="Tabelle58.D40" office:value-type="string">
            <text:p text:style-name="P343">Any D</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Up</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Up</text:span></text:p>
          </table:table-cell>
          <table:table-cell table:style-name="Tabelle58.D40" office:value-type="string">
            <text:p text:style-name="P343">Any E</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Down</text:p>
          </table:table-cell>
          <table:table-cell table:style-name="Tabelle58.B40" office:value-type="string">
            <text:p text:style-name="P342">None</text:p>
          </table:table-cell>
          <table:table-cell table:style-name="Tabelle58.C40" office:value-type="string">
            <text:p text:style-name="P341">3D View / <text:span text:style-name="T164">Walk Modal / Stop Move Down</text:span></text:p>
          </table:table-cell>
          <table:table-cell table:style-name="Tabelle58.D40" office:value-type="string">
            <text:p text:style-name="P343">Any Q</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Forward</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Forward</text:span></text:p>
          </table:table-cell>
          <table:table-cell table:style-name="Tabelle58.D40" office:value-type="string">
            <text:p text:style-name="P343">Up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3">Move Backward</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Backward</text:span></text:p>
          </table:table-cell>
          <table:table-cell table:style-name="Tabelle58.D40" office:value-type="string">
            <text:p text:style-name="P343">Down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Lef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Left ( Strafe)</text:span></text:p>
          </table:table-cell>
          <table:table-cell table:style-name="Tabelle58.D40" office:value-type="string">
            <text:p text:style-name="P343">Left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Move Righ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Move Right ( Strafe)</text:span></text:p>
          </table:table-cell>
          <table:table-cell table:style-name="Tabelle58.D40" office:value-type="string">
            <text:p text:style-name="P343">Right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Forward</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Forward</text:span></text:p>
          </table:table-cell>
          <table:table-cell table:style-name="Tabelle58.D40" office:value-type="string">
            <text:p text:style-name="P343">Any Up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Backward</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Backward</text:span></text:p>
          </table:table-cell>
          <table:table-cell table:style-name="Tabelle58.D40" office:value-type="string">
            <text:p text:style-name="P343">Any Down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Lef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Left ( Strafe)</text:span></text:p>
          </table:table-cell>
          <table:table-cell table:style-name="Tabelle58.D40" office:value-type="string">
            <text:p text:style-name="P343">Any Left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Stop Move Right ( Strafe)</text:p>
          </table:table-cell>
          <table:table-cell table:style-name="Tabelle58.B40" office:value-type="string">
            <text:p text:style-name="P342">None</text:p>
          </table:table-cell>
          <table:table-cell table:style-name="Tabelle58.C40" office:value-type="string">
            <text:p text:style-name="P341">3D View / <text:span text:style-name="T163">View 3D Walk Modal / Stop Move Right ( Strafe)</text:span></text:p>
          </table:table-cell>
          <table:table-cell table:style-name="Tabelle58.D40" office:value-type="string">
            <text:p text:style-name="P343">Any Right Arrow</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Toggle Gravity </text:p>
          </table:table-cell>
          <table:table-cell table:style-name="Tabelle58.B40" office:value-type="string">
            <text:p text:style-name="P342">None</text:p>
          </table:table-cell>
          <table:table-cell table:style-name="Tabelle58.C40" office:value-type="string">
            <text:p text:style-name="P341">3D View / <text:span text:style-name="T163">View 3D Walk Modal / Toggle Gravity </text:span></text:p>
          </table:table-cell>
          <table:table-cell table:style-name="Tabelle58.D40" office:value-type="string">
            <text:p text:style-name="P343">Tab</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Toggle Gravity </text:p>
          </table:table-cell>
          <table:table-cell table:style-name="Tabelle58.B40" office:value-type="string">
            <text:p text:style-name="P342">None</text:p>
          </table:table-cell>
          <table:table-cell table:style-name="Tabelle58.C40" office:value-type="string">
            <text:p text:style-name="P341">3D View / <text:span text:style-name="T163">View 3D Walk Modal / Toggle Gravity </text:span></text:p>
          </table:table-cell>
          <table:table-cell table:style-name="Tabelle58.D40" office:value-type="string">
            <text:p text:style-name="P343">G</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Jump</text:p>
          </table:table-cell>
          <table:table-cell table:style-name="Tabelle58.B40" office:value-type="string">
            <text:p text:style-name="P342">None</text:p>
          </table:table-cell>
          <table:table-cell table:style-name="Tabelle58.C40" office:value-type="string">
            <text:p text:style-name="P341">3D View / <text:span text:style-name="T163">View 3D Walk Modal / Jump</text:span></text:p>
          </table:table-cell>
          <table:table-cell table:style-name="Tabelle58.D40" office:value-type="string">
            <text:p text:style-name="P343">Any V</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Jump Stop</text:p>
          </table:table-cell>
          <table:table-cell table:style-name="Tabelle58.B40" office:value-type="string">
            <text:p text:style-name="P342">None</text:p>
          </table:table-cell>
          <table:table-cell table:style-name="Tabelle58.C40" office:value-type="string">
            <text:p text:style-name="P341">3D View / <text:span text:style-name="T163">View 3D Walk Modal / Jump Stop</text:span></text:p>
          </table:table-cell>
          <table:table-cell table:style-name="Tabelle58.D40" office:value-type="string">
            <text:p text:style-name="P343">Any V</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Teleport</text:p>
          </table:table-cell>
          <table:table-cell table:style-name="Tabelle58.B40" office:value-type="string">
            <text:p text:style-name="P342">None</text:p>
          </table:table-cell>
          <table:table-cell table:style-name="Tabelle58.C40" office:value-type="string">
            <text:p text:style-name="P341">3D View / <text:span text:style-name="T163">View 3D Walk Modal / Teleport</text:span></text:p>
          </table:table-cell>
          <table:table-cell table:style-name="Tabelle58.D40" office:value-type="string">
            <text:p text:style-name="P343">Any Spacebar</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Teleport</text:p>
          </table:table-cell>
          <table:table-cell table:style-name="Tabelle58.B40" office:value-type="string">
            <text:p text:style-name="P342">None</text:p>
          </table:table-cell>
          <table:table-cell table:style-name="Tabelle58.C40" office:value-type="string">
            <text:p text:style-name="P341">3D View / <text:span text:style-name="T163">View 3D Walk Modal / Teleport</text:span></text:p>
          </table:table-cell>
          <table:table-cell table:style-name="Tabelle58.D40" office:value-type="string">
            <text:p text:style-name="P343">Any MMB</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Accellerate</text:p>
          </table:table-cell>
          <table:table-cell table:style-name="Tabelle58.B40" office:value-type="string">
            <text:p text:style-name="P342">None</text:p>
          </table:table-cell>
          <table:table-cell table:style-name="Tabelle58.C40" office:value-type="string">
            <text:p text:style-name="P341">3D View / <text:span text:style-name="T163">View 3D Walk Modal / Accelerate</text:span></text:p>
          </table:table-cell>
          <table:table-cell table:style-name="Tabelle58.D40" office:value-type="string">
            <text:p text:style-name="P343">Any Numpad +</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3">Decelerate</text:p>
          </table:table-cell>
          <table:table-cell table:style-name="Tabelle58.B40" office:value-type="string">
            <text:p text:style-name="P342">None</text:p>
          </table:table-cell>
          <table:table-cell table:style-name="Tabelle58.C40" office:value-type="string">
            <text:p text:style-name="P341">3D View / <text:span text:style-name="T163">View 3D Walk Modal / Decelerate</text:span></text:p>
          </table:table-cell>
          <table:table-cell table:style-name="Tabelle58.D40" office:value-type="string">
            <text:p text:style-name="P343">Any Numpad -</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3">Accelerate</text:p>
          </table:table-cell>
          <table:table-cell table:style-name="Tabelle58.B40" office:value-type="string">
            <text:p text:style-name="P342">None</text:p>
          </table:table-cell>
          <table:table-cell table:style-name="Tabelle58.C40" office:value-type="string">
            <text:p text:style-name="P341">3D View / <text:span text:style-name="T163">View 3D Walk Modal / Accelerate</text:span></text:p>
          </table:table-cell>
          <table:table-cell table:style-name="Tabelle58.D40" office:value-type="string">
            <text:p text:style-name="P343">Any Wheel Up</text:p>
          </table:table-cell>
          <table:table-cell table:style-name="Tabelle58.E40"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1" office:value-type="string">
            <text:p text:style-name="P343">Decelerate</text:p>
          </table:table-cell>
          <table:table-cell table:style-name="Tabelle58.B41" office:value-type="string">
            <text:p text:style-name="P342">None</text:p>
          </table:table-cell>
          <table:table-cell table:style-name="Tabelle58.C41" office:value-type="string">
            <text:p text:style-name="P341">3D View / <text:span text:style-name="T163">View 3D Walk Modal / Decelerate</text:span></text:p>
          </table:table-cell>
          <table:table-cell table:style-name="Tabelle58.D41" office:value-type="string">
            <text:p text:style-name="P343">Any Wheel Down</text:p>
          </table:table-cell>
          <table:table-cell table:style-name="Tabelle58.E41" office:value-type="string">
            <text:p text:style-name="P230"><text:span text:style-name="T25">No menu entry.</text:span><text:span text:style-name="T29"> </text:span>Covered by the <text:span text:style-name="T123">tooltip in the menu bar that appears when you are in walk mode</text:span></text:p>
          </table:table-cell>
        </table:table-row>
      </table:table>
      <text:p text:style-name="P2"/>
      <table:table table:name="Tabelle59" table:style-name="Tabelle59">
        <table:table-column table:style-name="Tabelle59.A"/>
        <table:table-header-rows>
          <table:table-row table:style-name="Tabelle59.1">
            <table:table-cell table:style-name="Tabelle59.A1" office:value-type="string">
              <text:h text:style-name="P535" text:outline-level="1"><text:bookmark-start text:name="__RefHeading___Toc29219_111300586"/>3D View - <text:span text:style-name="T163">View 3D Fly</text:span> Modal<text:bookmark-end text:name="__RefHeading___Toc29219_111300586"/></text:h>
            </table:table-cell>
          </table:table-row>
        </table:table-header-rows>
      </table:table>
      <text:p text:style-name="P2"/>
      <table:table table:name="Tabelle60" table:style-name="Tabelle60">
        <table:table-column table:style-name="Tabelle60.A"/>
        <table:table-column table:style-name="Tabelle60.B"/>
        <table:table-column table:style-name="Tabelle60.C"/>
        <table:table-column table:style-name="Tabelle60.D"/>
        <table:table-column table:style-name="Tabelle60.E"/>
        <table:table-header-rows>
          <table:table-row table:style-name="Tabelle60.1">
            <table:table-cell table:style-name="Tabelle60.A1" table:number-columns-spanned="5" office:value-type="string">
              <text:p text:style-name="P342">3D View - <text:span text:style-name="T163">View 3D Fly</text:span> Modal - Just active in <text:span text:style-name="T163">Fly </text:span><text:s/>mode<text:span text:style-name="T163"> navigation</text:span>. Can be activated in 3D View / View / Navigation / <text:span text:style-name="T163">Fly</text:span> Navigation</text:p>
            </table:table-cell>
            <table:covered-table-cell/>
            <table:covered-table-cell/>
            <table:covered-table-cell/>
            <table:covered-table-cell/>
          </table:table-row>
        </table:table-header-rows>
        <table:table-row table:style-name="Tabelle60.1">
          <table:table-cell table:style-name="Tabelle60.A2" office:value-type="string">
            <text:p text:style-name="P18">Function </text:p>
          </table:table-cell>
          <table:table-cell table:style-name="Tabelle60.A2" office:value-type="string">
            <text:p text:style-name="P18">Surface <text:span text:style-name="T6">menu </text:span>location<text:tab/></text:p>
          </table:table-cell>
          <table:table-cell table:style-name="Tabelle60.A2" office:value-type="string">
            <text:p text:style-name="P18">User Preferences location</text:p>
          </table:table-cell>
          <table:table-cell table:style-name="Tabelle60.A2" office:value-type="string">
            <text:p text:style-name="P18">Hotkey</text:p>
          </table:table-cell>
          <table:table-cell table:style-name="Tabelle60.E2" office:value-type="string">
            <text:p text:style-name="P18">Special note</text:p>
          </table:table-cell>
        </table:table-row>
        <table:table-row table:style-name="Tabelle60.1">
          <table:table-cell table:style-name="Tabelle60.A3" office:value-type="string">
            <text:p text:style-name="P344">Cancel</text:p>
          </table:table-cell>
          <table:table-cell table:style-name="Tabelle60.B3" office:value-type="string">
            <text:p text:style-name="P342">None</text:p>
          </table:table-cell>
          <table:table-cell table:style-name="Tabelle60.C3" office:value-type="string">
            <text:p text:style-name="P341">3D View / <text:span text:style-name="T163">View 3D Fly Modal / Cancel</text:span></text:p>
          </table:table-cell>
          <table:table-cell table:style-name="Tabelle60.D3" office:value-type="string">
            <text:p text:style-name="P344">Any Esc</text:p>
          </table:table-cell>
          <table:table-cell table:style-name="Tabelle60.E3"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Cancel</text:p>
          </table:table-cell>
          <table:table-cell table:style-name="Tabelle60.B32" office:value-type="string">
            <text:p text:style-name="P342">None</text:p>
          </table:table-cell>
          <table:table-cell table:style-name="Tabelle60.C32" office:value-type="string">
            <text:p text:style-name="P341">3D View / <text:span text:style-name="T163">View 3D Fly Modal / Cancel</text:span></text:p>
          </table:table-cell>
          <table:table-cell table:style-name="Tabelle60.D32" office:value-type="string">
            <text:p text:style-name="P344">Any RMB</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Confirm</text:p>
          </table:table-cell>
          <table:table-cell table:style-name="Tabelle60.B32" office:value-type="string">
            <text:p text:style-name="P342">None</text:p>
          </table:table-cell>
          <table:table-cell table:style-name="Tabelle60.C32" office:value-type="string">
            <text:p text:style-name="P341">3D View / <text:span text:style-name="T163">View 3D Fly Modal / Confirm</text:span></text:p>
          </table:table-cell>
          <table:table-cell table:style-name="Tabelle60.D32" office:value-type="string">
            <text:p text:style-name="P344">Any LMB</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Confirm</text:p>
          </table:table-cell>
          <table:table-cell table:style-name="Tabelle60.B32" office:value-type="string">
            <text:p text:style-name="P342">None</text:p>
          </table:table-cell>
          <table:table-cell table:style-name="Tabelle60.C32" office:value-type="string">
            <text:p text:style-name="P341">3D View / <text:span text:style-name="T163">View 3D Fly Modal / Confirm</text:span></text:p>
          </table:table-cell>
          <table:table-cell table:style-name="Tabelle60.D32" office:value-type="string">
            <text:p text:style-name="P344">Any Return</text:p>
          </table:table-cell>
          <table:table-cell table:style-name="Tabelle60.E32" office:value-type="string">
            <text:p text:style-name="P230"><text:span text:style-name="T25">No menu entry.</text:span><text:span text:style-name="T29"> </text:span>Covered by <text:span text:style-name="T25">No menu entry.</text:span><text:span text:style-name="T29"> </text:span>the <text:span text:style-name="T123">tooltip in the menu bar that appears when you are in fly <text:s/>mode</text:span></text:p>
          </table:table-cell>
        </table:table-row>
        <table:table-row table:style-name="Tabelle60.1">
          <table:table-cell table:style-name="Tabelle60.A32" office:value-type="string">
            <text:p text:style-name="P344">Confirm</text:p>
          </table:table-cell>
          <table:table-cell table:style-name="Tabelle60.B32" office:value-type="string">
            <text:p text:style-name="P342">None</text:p>
          </table:table-cell>
          <table:table-cell table:style-name="Tabelle60.C32" office:value-type="string">
            <text:p text:style-name="P341">3D View / <text:span text:style-name="T163">View 3D Fly Modal / Confirm</text:span></text:p>
          </table:table-cell>
          <table:table-cell table:style-name="Tabelle60.D32" office:value-type="string">
            <text:p text:style-name="P344">Any Spacebar</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Confirm</text:p>
          </table:table-cell>
          <table:table-cell table:style-name="Tabelle60.B32" office:value-type="string">
            <text:p text:style-name="P342">None</text:p>
          </table:table-cell>
          <table:table-cell table:style-name="Tabelle60.C32" office:value-type="string">
            <text:p text:style-name="P341">3D View / <text:span text:style-name="T163">View 3D Fly Modal / Confirm</text:span></text:p>
          </table:table-cell>
          <table:table-cell table:style-name="Tabelle60.D32" office:value-type="string">
            <text:p text:style-name="P345">Any Numpad Enter</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Accellerate</text:p>
          </table:table-cell>
          <table:table-cell table:style-name="Tabelle60.B32" office:value-type="string">
            <text:p text:style-name="P342">None</text:p>
          </table:table-cell>
          <table:table-cell table:style-name="Tabelle60.C32" office:value-type="string">
            <text:p text:style-name="P341">3D View / <text:span text:style-name="T163">View 3D Fly Modal / Accellerate</text:span></text:p>
          </table:table-cell>
          <table:table-cell table:style-name="Tabelle60.D32" office:value-type="string">
            <text:p text:style-name="P345">Any Numpad +</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Decelerate</text:p>
          </table:table-cell>
          <table:table-cell table:style-name="Tabelle60.B32" office:value-type="string">
            <text:p text:style-name="P342">None</text:p>
          </table:table-cell>
          <table:table-cell table:style-name="Tabelle60.C32" office:value-type="string">
            <text:p text:style-name="P341">3D View / <text:span text:style-name="T163">View 3D Fly Modal / Decelerate</text:span></text:p>
          </table:table-cell>
          <table:table-cell table:style-name="Tabelle60.D32" office:value-type="string">
            <text:p text:style-name="P345">Any Numpad -</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Accelerate</text:p>
          </table:table-cell>
          <table:table-cell table:style-name="Tabelle60.B32" office:value-type="string">
            <text:p text:style-name="P342">None</text:p>
          </table:table-cell>
          <table:table-cell table:style-name="Tabelle60.C32" office:value-type="string">
            <text:p text:style-name="P341">3D View / <text:span text:style-name="T163">View 3D Fly Modal / Accellerate</text:span></text:p>
          </table:table-cell>
          <table:table-cell table:style-name="Tabelle60.D32" office:value-type="string">
            <text:p text:style-name="P345">Any Wheel Up</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Decelerate</text:p>
          </table:table-cell>
          <table:table-cell table:style-name="Tabelle60.B32" office:value-type="string">
            <text:p text:style-name="P342">None</text:p>
          </table:table-cell>
          <table:table-cell table:style-name="Tabelle60.C32" office:value-type="string">
            <text:p text:style-name="P341">3D View / <text:span text:style-name="T163">View 3D Fly Modal / Decelerate</text:span></text:p>
          </table:table-cell>
          <table:table-cell table:style-name="Tabelle60.D32" office:value-type="string">
            <text:p text:style-name="P345">Any Wheel Down</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37"/>
          </table:table-cell>
          <table:table-cell table:style-name="Tabelle60.B32" office:value-type="string">
            <text:p text:style-name="P342">None</text:p>
          </table:table-cell>
          <table:table-cell table:style-name="Tabelle60.C32" office:value-type="string">
            <text:p text:style-name="P341">3D View / <text:span text:style-name="T163">View 3D Fly Modal / </text:span></text:p>
          </table:table-cell>
          <table:table-cell table:style-name="Tabelle60.D32" office:value-type="string">
            <text:p text:style-name="P231"/>
          </table:table-cell>
          <table:table-cell table:style-name="Tabelle60.E32" office:value-type="string">
            <text:p text:style-name="P345">Mouse Trackpad Pan Event</text:p>
          </table:table-cell>
        </table:table-row>
        <text:soft-page-break/>
        <table:table-row table:style-name="Tabelle60.1">
          <table:table-cell table:style-name="Tabelle60.A32" office:value-type="string">
            <text:p text:style-name="P345">Pan Enable</text:p>
          </table:table-cell>
          <table:table-cell table:style-name="Tabelle60.B32" office:value-type="string">
            <text:p text:style-name="P342">None</text:p>
          </table:table-cell>
          <table:table-cell table:style-name="Tabelle60.C32" office:value-type="string">
            <text:p text:style-name="P341">3D View / <text:span text:style-name="T163">View 3D Fly Modal / Pan Enable</text:span></text:p>
          </table:table-cell>
          <table:table-cell table:style-name="Tabelle60.D32" office:value-type="string">
            <text:p text:style-name="P345">Any MMB</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Pan Disable</text:p>
          </table:table-cell>
          <table:table-cell table:style-name="Tabelle60.B32" office:value-type="string">
            <text:p text:style-name="P342">None</text:p>
          </table:table-cell>
          <table:table-cell table:style-name="Tabelle60.C32" office:value-type="string">
            <text:p text:style-name="P341">3D View / <text:span text:style-name="T163">View 3D Fly Modal / Pan Disable</text:span></text:p>
          </table:table-cell>
          <table:table-cell table:style-name="Tabelle60.D32" office:value-type="string">
            <text:p text:style-name="P345">Any MMB</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Forward</text:p>
          </table:table-cell>
          <table:table-cell table:style-name="Tabelle60.B32" office:value-type="string">
            <text:p text:style-name="P342">None</text:p>
          </table:table-cell>
          <table:table-cell table:style-name="Tabelle60.C32" office:value-type="string">
            <text:p text:style-name="P341">3D View / <text:span text:style-name="T163">View 3D Fly Modal / Fly Forward</text:span></text:p>
          </table:table-cell>
          <table:table-cell table:style-name="Tabelle60.D32" office:value-type="string">
            <text:p text:style-name="P345">W</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Backward</text:p>
          </table:table-cell>
          <table:table-cell table:style-name="Tabelle60.B32" office:value-type="string">
            <text:p text:style-name="P342">None</text:p>
          </table:table-cell>
          <table:table-cell table:style-name="Tabelle60.C32" office:value-type="string">
            <text:p text:style-name="P341">3D View / <text:span text:style-name="T163">View 3D Fly Modal / Fly Backward</text:span></text:p>
          </table:table-cell>
          <table:table-cell table:style-name="Tabelle60.D32" office:value-type="string">
            <text:p text:style-name="P345">S</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Left</text:p>
          </table:table-cell>
          <table:table-cell table:style-name="Tabelle60.B32" office:value-type="string">
            <text:p text:style-name="P342">None</text:p>
          </table:table-cell>
          <table:table-cell table:style-name="Tabelle60.C32" office:value-type="string">
            <text:p text:style-name="P341">3D View / <text:span text:style-name="T163">View 3D Fly Modal / Fly Left</text:span></text:p>
          </table:table-cell>
          <table:table-cell table:style-name="Tabelle60.D32" office:value-type="string">
            <text:p text:style-name="P345">A</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Right</text:p>
          </table:table-cell>
          <table:table-cell table:style-name="Tabelle60.B32" office:value-type="string">
            <text:p text:style-name="P342">None</text:p>
          </table:table-cell>
          <table:table-cell table:style-name="Tabelle60.C32" office:value-type="string">
            <text:p text:style-name="P341">3D View / <text:span text:style-name="T163">View 3D Fly Modal / Fly Right</text:span></text:p>
          </table:table-cell>
          <table:table-cell table:style-name="Tabelle60.D32" office:value-type="string">
            <text:p text:style-name="P345">D</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Up </text:p>
          </table:table-cell>
          <table:table-cell table:style-name="Tabelle60.B32" office:value-type="string">
            <text:p text:style-name="P342">None</text:p>
          </table:table-cell>
          <table:table-cell table:style-name="Tabelle60.C32" office:value-type="string">
            <text:p text:style-name="P341">3D View / <text:span text:style-name="T163">View 3D Fly Modal / Fly Up </text:span></text:p>
          </table:table-cell>
          <table:table-cell table:style-name="Tabelle60.D32" office:value-type="string">
            <text:p text:style-name="P345">E</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Down</text:p>
          </table:table-cell>
          <table:table-cell table:style-name="Tabelle60.B32" office:value-type="string">
            <text:p text:style-name="P342">None</text:p>
          </table:table-cell>
          <table:table-cell table:style-name="Tabelle60.C32" office:value-type="string">
            <text:p text:style-name="P341">3D View / <text:span text:style-name="T163">View 3D Fly Modal / Fly Down</text:span></text:p>
          </table:table-cell>
          <table:table-cell table:style-name="Tabelle60.D32" office:value-type="string">
            <text:p text:style-name="P345">Q</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Up </text:p>
          </table:table-cell>
          <table:table-cell table:style-name="Tabelle60.B32" office:value-type="string">
            <text:p text:style-name="P342">None</text:p>
          </table:table-cell>
          <table:table-cell table:style-name="Tabelle60.C32" office:value-type="string">
            <text:p text:style-name="P341">3D View / <text:span text:style-name="T163">View 3D Fly Modal / Fly Up </text:span></text:p>
          </table:table-cell>
          <table:table-cell table:style-name="Tabelle60.D32" office:value-type="string">
            <text:p text:style-name="P345">R</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Down</text:p>
          </table:table-cell>
          <table:table-cell table:style-name="Tabelle60.B32" office:value-type="string">
            <text:p text:style-name="P342">None</text:p>
          </table:table-cell>
          <table:table-cell table:style-name="Tabelle60.C32" office:value-type="string">
            <text:p text:style-name="P341">3D View / <text:span text:style-name="T163">View 3D Fly Modal / Fly Down</text:span></text:p>
          </table:table-cell>
          <table:table-cell table:style-name="Tabelle60.D32" office:value-type="string">
            <text:p text:style-name="P345">F</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Forward</text:p>
          </table:table-cell>
          <table:table-cell table:style-name="Tabelle60.B32" office:value-type="string">
            <text:p text:style-name="P342">None</text:p>
          </table:table-cell>
          <table:table-cell table:style-name="Tabelle60.C32" office:value-type="string">
            <text:p text:style-name="P341">3D View / <text:span text:style-name="T163">View 3D Fly Modal / Fly Forward</text:span></text:p>
          </table:table-cell>
          <table:table-cell table:style-name="Tabelle60.D32" office:value-type="string">
            <text:p text:style-name="P343">Up Arrow</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Backward</text:p>
          </table:table-cell>
          <table:table-cell table:style-name="Tabelle60.B32" office:value-type="string">
            <text:p text:style-name="P342">None</text:p>
          </table:table-cell>
          <table:table-cell table:style-name="Tabelle60.C32" office:value-type="string">
            <text:p text:style-name="P341">3D View / <text:span text:style-name="T163">View 3D Fly Modal / Fly Backward</text:span></text:p>
          </table:table-cell>
          <table:table-cell table:style-name="Tabelle60.D32" office:value-type="string">
            <text:p text:style-name="P343">Down Arrow</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Left</text:p>
          </table:table-cell>
          <table:table-cell table:style-name="Tabelle60.B32" office:value-type="string">
            <text:p text:style-name="P342">None</text:p>
          </table:table-cell>
          <table:table-cell table:style-name="Tabelle60.C32" office:value-type="string">
            <text:p text:style-name="P341">3D View / <text:span text:style-name="T163">View 3D Fly Modal / Fly Left</text:span></text:p>
          </table:table-cell>
          <table:table-cell table:style-name="Tabelle60.D32" office:value-type="string">
            <text:p text:style-name="P343">Left Arrow</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Fly Right</text:p>
          </table:table-cell>
          <table:table-cell table:style-name="Tabelle60.B32" office:value-type="string">
            <text:p text:style-name="P342">None</text:p>
          </table:table-cell>
          <table:table-cell table:style-name="Tabelle60.C32" office:value-type="string">
            <text:p text:style-name="P341">3D View / <text:span text:style-name="T163">View 3D Fly Modal / Fly Right</text:span></text:p>
          </table:table-cell>
          <table:table-cell table:style-name="Tabelle60.D32" office:value-type="string">
            <text:p text:style-name="P343">Right Arrow</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X Axis Correction</text:p>
          </table:table-cell>
          <table:table-cell table:style-name="Tabelle60.B32" office:value-type="string">
            <text:p text:style-name="P342">None</text:p>
          </table:table-cell>
          <table:table-cell table:style-name="Tabelle60.C32" office:value-type="string">
            <text:p text:style-name="P341">3D View / <text:span text:style-name="T163">View 3D Fly Modal / X Axis Correction</text:span></text:p>
          </table:table-cell>
          <table:table-cell table:style-name="Tabelle60.D32" office:value-type="string">
            <text:p text:style-name="P345">X</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ext:soft-page-break/>
        <table:table-row table:style-name="Tabelle60.1">
          <table:table-cell table:style-name="Tabelle60.A32" office:value-type="string">
            <text:p text:style-name="P345">X Axis Correction</text:p>
          </table:table-cell>
          <table:table-cell table:style-name="Tabelle60.B32" office:value-type="string">
            <text:p text:style-name="P342">None</text:p>
          </table:table-cell>
          <table:table-cell table:style-name="Tabelle60.C32" office:value-type="string">
            <text:p text:style-name="P341">3D View / <text:span text:style-name="T163">View 3D Fly Modal / X Axis Correction</text:span></text:p>
          </table:table-cell>
          <table:table-cell table:style-name="Tabelle60.D32" office:value-type="string">
            <text:p text:style-name="P345">Z</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Precision Enable</text:p>
          </table:table-cell>
          <table:table-cell table:style-name="Tabelle60.B32" office:value-type="string">
            <text:p text:style-name="P342">None</text:p>
          </table:table-cell>
          <table:table-cell table:style-name="Tabelle60.C32" office:value-type="string">
            <text:p text:style-name="P341">3D View / <text:span text:style-name="T163">View 3D Fly Modal / Precision Enable</text:span></text:p>
          </table:table-cell>
          <table:table-cell table:style-name="Tabelle60.D32" office:value-type="string">
            <text:p text:style-name="P345">Any Left Alt</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Precision Disable</text:p>
          </table:table-cell>
          <table:table-cell table:style-name="Tabelle60.B32" office:value-type="string">
            <text:p text:style-name="P342">None</text:p>
          </table:table-cell>
          <table:table-cell table:style-name="Tabelle60.C32" office:value-type="string">
            <text:p text:style-name="P341">3D View / <text:span text:style-name="T163">View 3D Fly Modal / Precision Disable</text:span></text:p>
          </table:table-cell>
          <table:table-cell table:style-name="Tabelle60.D32" office:value-type="string">
            <text:p text:style-name="P345">Any Left Alt</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5">Precision Enable</text:p>
          </table:table-cell>
          <table:table-cell table:style-name="Tabelle60.B32" office:value-type="string">
            <text:p text:style-name="P342">None</text:p>
          </table:table-cell>
          <table:table-cell table:style-name="Tabelle60.C32" office:value-type="string">
            <text:p text:style-name="P341">3D View / <text:span text:style-name="T163">View 3D Fly Modal / Precision Enable</text:span></text:p>
          </table:table-cell>
          <table:table-cell table:style-name="Tabelle60.D32" office:value-type="string">
            <text:p text:style-name="P345">Any Left Shift</text:p>
          </table:table-cell>
          <table:table-cell table:style-name="Tabelle60.E32"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5">Precision Disable</text:p>
          </table:table-cell>
          <table:table-cell table:style-name="Tabelle60.B34" office:value-type="string">
            <text:p text:style-name="P342">None</text:p>
          </table:table-cell>
          <table:table-cell table:style-name="Tabelle60.C34" office:value-type="string">
            <text:p text:style-name="P341">3D View / <text:span text:style-name="T163">View 3D Fly Modal / Precision Disable</text:span></text:p>
          </table:table-cell>
          <table:table-cell table:style-name="Tabelle60.D34" office:value-type="string">
            <text:p text:style-name="P345">Any Left Shift</text:p>
          </table:table-cell>
          <table:table-cell table:style-name="Tabelle60.E34"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5">Rotation Enable</text:p>
          </table:table-cell>
          <table:table-cell table:style-name="Tabelle60.B34" office:value-type="string">
            <text:p text:style-name="P342">None</text:p>
          </table:table-cell>
          <table:table-cell table:style-name="Tabelle60.C34" office:value-type="string">
            <text:p text:style-name="P341">3D View / <text:span text:style-name="T163">View 3D Fly Modal / Rotation Enable</text:span></text:p>
          </table:table-cell>
          <table:table-cell table:style-name="Tabelle60.D34" office:value-type="string">
            <text:p text:style-name="P345">Any Left Ctrl</text:p>
          </table:table-cell>
          <table:table-cell table:style-name="Tabelle60.E34"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5" office:value-type="string">
            <text:p text:style-name="P345">Rotation Disable</text:p>
          </table:table-cell>
          <table:table-cell table:style-name="Tabelle60.B35" office:value-type="string">
            <text:p text:style-name="P342">None</text:p>
          </table:table-cell>
          <table:table-cell table:style-name="Tabelle60.C35" office:value-type="string">
            <text:p text:style-name="P341">3D View / <text:span text:style-name="T163">View 3D Fly Modal / Rotation Disable</text:span></text:p>
          </table:table-cell>
          <table:table-cell table:style-name="Tabelle60.D35" office:value-type="string">
            <text:p text:style-name="P345">Any Left Ctrl</text:p>
          </table:table-cell>
          <table:table-cell table:style-name="Tabelle60.E35" office:value-type="string">
            <text:p text:style-name="P230"><text:span text:style-name="T25">No menu entry.</text:span><text:span text:style-name="T29"> </text:span>Covered by the <text:span text:style-name="T123">tooltip in the menu bar that appears when you are in fly <text:s/>mode</text:span></text:p>
          </table:table-cell>
        </table:table-row>
      </table:table>
      <text:p text:style-name="P2"/>
      <table:table table:name="Tabelle61" table:style-name="Tabelle61">
        <table:table-column table:style-name="Tabelle61.A"/>
        <table:table-header-rows>
          <table:table-row table:style-name="Tabelle61.1">
            <table:table-cell table:style-name="Tabelle61.A1" office:value-type="string">
              <text:h text:style-name="P535" text:outline-level="1"><text:bookmark-start text:name="__RefHeading___Toc29221_111300586"/>3D View - <text:span text:style-name="T163">View 3D Rotate</text:span> Modal<text:bookmark-end text:name="__RefHeading___Toc29221_111300586"/></text:h>
            </table:table-cell>
          </table:table-row>
        </table:table-header-rows>
      </table:table>
      <text:p text:style-name="P2"/>
      <table:table table:name="Tabelle62" table:style-name="Tabelle62">
        <table:table-column table:style-name="Tabelle62.A"/>
        <table:table-column table:style-name="Tabelle62.B"/>
        <table:table-column table:style-name="Tabelle62.C"/>
        <table:table-column table:style-name="Tabelle62.D"/>
        <table:table-column table:style-name="Tabelle62.E"/>
        <table:table-header-rows>
          <table:table-row table:style-name="Tabelle62.1">
            <table:table-cell table:style-name="Tabelle62.A1" table:number-columns-spanned="5" office:value-type="string">
              <text:p text:style-name="P342">3D View - <text:span text:style-name="T163">View 3D Rotat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2.1">
          <table:table-cell table:style-name="Tabelle62.A2" office:value-type="string">
            <text:p text:style-name="P18">Function </text:p>
          </table:table-cell>
          <table:table-cell table:style-name="Tabelle62.A2" office:value-type="string">
            <text:p text:style-name="P18">Surface <text:span text:style-name="T6">menu </text:span>location<text:tab/></text:p>
          </table:table-cell>
          <table:table-cell table:style-name="Tabelle62.A2" office:value-type="string">
            <text:p text:style-name="P18">User Preferences location</text:p>
          </table:table-cell>
          <table:table-cell table:style-name="Tabelle62.A2" office:value-type="string">
            <text:p text:style-name="P18">Hotkey</text:p>
          </table:table-cell>
          <table:table-cell table:style-name="Tabelle62.E2" office:value-type="string">
            <text:p text:style-name="P18">Special note</text:p>
          </table:table-cell>
        </table:table-row>
        <table:table-row table:style-name="Tabelle62.1">
          <table:table-cell table:style-name="Tabelle62.A3" office:value-type="string">
            <text:p text:style-name="P346">Confirm</text:p>
          </table:table-cell>
          <table:table-cell table:style-name="Tabelle62.B3" office:value-type="string">
            <text:p text:style-name="P342">None</text:p>
          </table:table-cell>
          <table:table-cell table:style-name="Tabelle62.C3" office:value-type="string">
            <text:p text:style-name="P341">3D View / <text:span text:style-name="T163">View 3D Rotate Modal / Confirm</text:span></text:p>
          </table:table-cell>
          <table:table-cell table:style-name="Tabelle62.D3" office:value-type="string">
            <text:p text:style-name="P346">Any MMB</text:p>
          </table:table-cell>
          <table:table-cell table:style-name="Tabelle62.E3" office:value-type="string">
            <text:p text:style-name="P340"><text:span text:style-name="T31">No menu entry.</text:span><text:span text:style-name="T32"> </text:span></text:p>
          </table:table-cell>
        </table:table-row>
        <table:table-row table:style-name="Tabelle62.1">
          <table:table-cell table:style-name="Tabelle62.A5" office:value-type="string">
            <text:p text:style-name="P346">Confirm</text:p>
          </table:table-cell>
          <table:table-cell table:style-name="Tabelle62.B5" office:value-type="string">
            <text:p text:style-name="P342">None</text:p>
          </table:table-cell>
          <table:table-cell table:style-name="Tabelle62.C5" office:value-type="string">
            <text:p text:style-name="P341"><text:bookmark-start text:name="__RefHeading___Toc29223_11130058688"/>3D View / <text:span text:style-name="T163">View 3D Rotate Modal / Confirm</text:span><text:bookmark-end text:name="__RefHeading___Toc29223_11130058688"/></text:p>
          </table:table-cell>
          <table:table-cell table:style-name="Tabelle62.D5" office:value-type="string">
            <text:p text:style-name="P346">Any Esc</text:p>
          </table:table-cell>
          <table:table-cell table:style-name="Tabelle62.E5" office:value-type="string">
            <text:p text:style-name="P340"><text:span text:style-name="T31">No menu entry.</text:span><text:span text:style-name="T32"> </text:span></text:p>
          </table:table-cell>
        </table:table-row>
        <table:table-row table:style-name="Tabelle62.1">
          <table:table-cell table:style-name="Tabelle62.A5" office:value-type="string">
            <text:p text:style-name="P346">Enable Axis Snap</text:p>
          </table:table-cell>
          <table:table-cell table:style-name="Tabelle62.B5" office:value-type="string">
            <text:p text:style-name="P342">None</text:p>
          </table:table-cell>
          <table:table-cell table:style-name="Tabelle62.C5" office:value-type="string">
            <text:p text:style-name="P341">3D View / <text:span text:style-name="T163">View 3D Rotate Modal / Enable Axis Snap</text:span></text:p>
          </table:table-cell>
          <table:table-cell table:style-name="Tabelle62.D5" office:value-type="string">
            <text:p text:style-name="P346">Any Left Alt</text:p>
          </table:table-cell>
          <table:table-cell table:style-name="Tabelle62.E5" office:value-type="string">
            <text:p text:style-name="P340"><text:span text:style-name="T31">No menu entry.</text:span><text:span text:style-name="T32"> </text:span></text:p>
          </table:table-cell>
        </table:table-row>
        <table:table-row table:style-name="Tabelle62.1">
          <table:table-cell table:style-name="Tabelle62.A6" office:value-type="string">
            <text:p text:style-name="P346">Disable Axis Snap</text:p>
          </table:table-cell>
          <table:table-cell table:style-name="Tabelle62.B6" office:value-type="string">
            <text:p text:style-name="P342">None</text:p>
          </table:table-cell>
          <table:table-cell table:style-name="Tabelle62.C6" office:value-type="string">
            <text:p text:style-name="P341">3D View / <text:span text:style-name="T163">View 3D Rotate Modal / Disable Axis Snap</text:span></text:p>
          </table:table-cell>
          <table:table-cell table:style-name="Tabelle62.D6" office:value-type="string">
            <text:p text:style-name="P346">Any Left Alt</text:p>
          </table:table-cell>
          <table:table-cell table:style-name="Tabelle62.E6" office:value-type="string">
            <text:p text:style-name="P340"><text:span text:style-name="T31">No menu entry.</text:span><text:span text:style-name="T32"> </text:span></text:p>
          </table:table-cell>
        </table:table-row>
      </table:table>
      <text:p text:style-name="P2"/>
      <table:table table:name="Tabelle63" table:style-name="Tabelle63">
        <table:table-column table:style-name="Tabelle63.A"/>
        <table:table-header-rows>
          <table:table-row table:style-name="Tabelle63.1">
            <table:table-cell table:style-name="Tabelle63.A1" office:value-type="string">
              <text:h text:style-name="P535" text:outline-level="1"><text:bookmark-start text:name="__RefHeading___Toc29223_111300586"/>3D View - <text:span text:style-name="T163">View 3D Move</text:span> Modal<text:bookmark-end text:name="__RefHeading___Toc29223_111300586"/></text:h>
            </table:table-cell>
          </table:table-row>
        </table:table-header-rows>
      </table:table>
      <text:p text:style-name="P2"/>
      <table:table table:name="Tabelle64" table:style-name="Tabelle64">
        <table:table-column table:style-name="Tabelle64.A"/>
        <table:table-column table:style-name="Tabelle64.B"/>
        <table:table-column table:style-name="Tabelle64.C"/>
        <table:table-column table:style-name="Tabelle64.D"/>
        <table:table-column table:style-name="Tabelle64.E"/>
        <table:table-header-rows>
          <table:table-row table:style-name="Tabelle64.1">
            <table:table-cell table:style-name="Tabelle64.A1" table:number-columns-spanned="5" office:value-type="string">
              <text:p text:style-name="P342">3D View - <text:span text:style-name="T163">View 3D Mov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4.1">
          <table:table-cell table:style-name="Tabelle64.A2" office:value-type="string">
            <text:p text:style-name="P18">Function </text:p>
          </table:table-cell>
          <table:table-cell table:style-name="Tabelle64.A2" office:value-type="string">
            <text:p text:style-name="P18">Surface <text:span text:style-name="T6">menu </text:span>location<text:tab/></text:p>
          </table:table-cell>
          <table:table-cell table:style-name="Tabelle64.A2" office:value-type="string">
            <text:p text:style-name="P18">User Preferences location</text:p>
          </table:table-cell>
          <table:table-cell table:style-name="Tabelle64.A2" office:value-type="string">
            <text:p text:style-name="P18">Hotkey</text:p>
          </table:table-cell>
          <table:table-cell table:style-name="Tabelle64.E2" office:value-type="string">
            <text:p text:style-name="P18">Special note</text:p>
          </table:table-cell>
        </table:table-row>
        <table:table-row table:style-name="Tabelle64.1">
          <table:table-cell table:style-name="Tabelle64.A3" office:value-type="string">
            <text:p text:style-name="P346">Confirm</text:p>
          </table:table-cell>
          <table:table-cell table:style-name="Tabelle64.B3" office:value-type="string">
            <text:p text:style-name="P342">None</text:p>
          </table:table-cell>
          <table:table-cell table:style-name="Tabelle64.C3" office:value-type="string">
            <text:p text:style-name="P341">3D View / <text:span text:style-name="T163">View 3D Move Modal / Confirm</text:span></text:p>
          </table:table-cell>
          <table:table-cell table:style-name="Tabelle64.D3" office:value-type="string">
            <text:p text:style-name="P346">Any MMB</text:p>
          </table:table-cell>
          <table:table-cell table:style-name="Tabelle64.E3" office:value-type="string">
            <text:p text:style-name="P340"><text:span text:style-name="T31">No menu entry.</text:span><text:span text:style-name="T32"> </text:span></text:p>
          </table:table-cell>
        </table:table-row>
        <table:table-row table:style-name="Tabelle64.1">
          <table:table-cell table:style-name="Tabelle64.A4" office:value-type="string">
            <text:p text:style-name="P346">Confirm</text:p>
          </table:table-cell>
          <table:table-cell table:style-name="Tabelle64.B4" office:value-type="string">
            <text:p text:style-name="P342">None</text:p>
          </table:table-cell>
          <table:table-cell table:style-name="Tabelle64.C4" office:value-type="string">
            <text:p text:style-name="P341">3D View / <text:span text:style-name="T163">View 3D Move Modal / Confirm</text:span></text:p>
          </table:table-cell>
          <table:table-cell table:style-name="Tabelle64.D4" office:value-type="string">
            <text:p text:style-name="P346">Any Esc</text:p>
          </table:table-cell>
          <table:table-cell table:style-name="Tabelle64.E4" office:value-type="string">
            <text:p text:style-name="P340"><text:span text:style-name="T31">No menu entry.</text:span><text:span text:style-name="T32"> </text:span></text:p>
          </table:table-cell>
        </table:table-row>
      </table:table>
      <text:p text:style-name="P2"/>
      <table:table table:name="Tabelle65" table:style-name="Tabelle65">
        <table:table-column table:style-name="Tabelle65.A"/>
        <table:table-header-rows>
          <table:table-row table:style-name="Tabelle65.1">
            <table:table-cell table:style-name="Tabelle65.A1" office:value-type="string">
              <text:h text:style-name="P535" text:outline-level="1"><text:bookmark-start text:name="__RefHeading___Toc29225_111300586"/>3D View - <text:span text:style-name="T163">View 3D Zoom</text:span> Modal<text:bookmark-end text:name="__RefHeading___Toc29225_111300586"/></text:h>
            </table:table-cell>
          </table:table-row>
        </table:table-header-rows>
      </table:table>
      <text:p text:style-name="P2"/>
      <table:table table:name="Tabelle66" table:style-name="Tabelle66">
        <table:table-column table:style-name="Tabelle66.A"/>
        <table:table-column table:style-name="Tabelle66.B"/>
        <table:table-column table:style-name="Tabelle66.C"/>
        <table:table-column table:style-name="Tabelle66.D"/>
        <table:table-column table:style-name="Tabelle66.E"/>
        <table:table-header-rows>
          <text:soft-page-break/>
          <table:table-row table:style-name="Tabelle66.1">
            <table:table-cell table:style-name="Tabelle66.A1" table:number-columns-spanned="5" office:value-type="string">
              <text:p text:style-name="P342">3D View - <text:span text:style-name="T163">View 3D Zoom</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6.1">
          <table:table-cell table:style-name="Tabelle66.A2" office:value-type="string">
            <text:p text:style-name="P18">Function </text:p>
          </table:table-cell>
          <table:table-cell table:style-name="Tabelle66.A2" office:value-type="string">
            <text:p text:style-name="P18">Surface <text:span text:style-name="T6">menu </text:span>location<text:tab/></text:p>
          </table:table-cell>
          <table:table-cell table:style-name="Tabelle66.A2" office:value-type="string">
            <text:p text:style-name="P18">User Preferences location</text:p>
          </table:table-cell>
          <table:table-cell table:style-name="Tabelle66.A2" office:value-type="string">
            <text:p text:style-name="P18">Hotkey</text:p>
          </table:table-cell>
          <table:table-cell table:style-name="Tabelle66.E2" office:value-type="string">
            <text:p text:style-name="P18">Special note</text:p>
          </table:table-cell>
        </table:table-row>
        <table:table-row table:style-name="Tabelle66.1">
          <table:table-cell table:style-name="Tabelle66.A3" office:value-type="string">
            <text:p text:style-name="P346">Confirm</text:p>
          </table:table-cell>
          <table:table-cell table:style-name="Tabelle66.B3" office:value-type="string">
            <text:p text:style-name="P342">None</text:p>
          </table:table-cell>
          <table:table-cell table:style-name="Tabelle66.C3" office:value-type="string">
            <text:p text:style-name="P341">3D View / <text:span text:style-name="T163">View 3D Zoom Modal / Confirm</text:span></text:p>
          </table:table-cell>
          <table:table-cell table:style-name="Tabelle66.D3" office:value-type="string">
            <text:p text:style-name="P346">Any MMB</text:p>
          </table:table-cell>
          <table:table-cell table:style-name="Tabelle66.E3" office:value-type="string">
            <text:p text:style-name="P340"><text:span text:style-name="T31">No menu entry.</text:span><text:span text:style-name="T32"> </text:span></text:p>
          </table:table-cell>
        </table:table-row>
        <table:table-row table:style-name="Tabelle66.1">
          <table:table-cell table:style-name="Tabelle66.A4" office:value-type="string">
            <text:p text:style-name="P346">Confirm</text:p>
          </table:table-cell>
          <table:table-cell table:style-name="Tabelle66.B4" office:value-type="string">
            <text:p text:style-name="P342">None</text:p>
          </table:table-cell>
          <table:table-cell table:style-name="Tabelle66.C4" office:value-type="string">
            <text:p text:style-name="P341">3D View / <text:span text:style-name="T163">View 3D Zoom Modal / Confirm</text:span></text:p>
          </table:table-cell>
          <table:table-cell table:style-name="Tabelle66.D4" office:value-type="string">
            <text:p text:style-name="P346">Any Esc</text:p>
          </table:table-cell>
          <table:table-cell table:style-name="Tabelle66.E4" office:value-type="string">
            <text:p text:style-name="P340"><text:span text:style-name="T31">No menu entry.</text:span><text:span text:style-name="T32"> </text:span></text:p>
          </table:table-cell>
        </table:table-row>
      </table:table>
      <text:p text:style-name="P2"/>
      <table:table table:name="Tabelle67" table:style-name="Tabelle67">
        <table:table-column table:style-name="Tabelle67.A"/>
        <table:table-header-rows>
          <table:table-row table:style-name="Tabelle67.1">
            <table:table-cell table:style-name="Tabelle67.A1" office:value-type="string">
              <text:h text:style-name="P535" text:outline-level="1"><text:bookmark-start text:name="__RefHeading___Toc29227_111300586"/>3D View - <text:span text:style-name="T163">View 3D Dolly</text:span> Modal<text:bookmark-end text:name="__RefHeading___Toc29227_111300586"/></text:h>
            </table:table-cell>
          </table:table-row>
        </table:table-header-rows>
      </table:table>
      <text:p text:style-name="P2"/>
      <table:table table:name="Tabelle68" table:style-name="Tabelle68">
        <table:table-column table:style-name="Tabelle68.A"/>
        <table:table-column table:style-name="Tabelle68.B"/>
        <table:table-column table:style-name="Tabelle68.C"/>
        <table:table-column table:style-name="Tabelle68.D"/>
        <table:table-column table:style-name="Tabelle68.E"/>
        <table:table-header-rows>
          <table:table-row table:style-name="Tabelle68.1">
            <table:table-cell table:style-name="Tabelle68.A1" table:number-columns-spanned="5" office:value-type="string">
              <text:p text:style-name="P342">3D View - <text:span text:style-name="T163">View 3D Dolly</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8.1">
          <table:table-cell table:style-name="Tabelle68.A2" office:value-type="string">
            <text:p text:style-name="P18">Function </text:p>
          </table:table-cell>
          <table:table-cell table:style-name="Tabelle68.A2" office:value-type="string">
            <text:p text:style-name="P18">Surface <text:span text:style-name="T6">menu </text:span>location<text:tab/></text:p>
          </table:table-cell>
          <table:table-cell table:style-name="Tabelle68.A2" office:value-type="string">
            <text:p text:style-name="P18">User Preferences location</text:p>
          </table:table-cell>
          <table:table-cell table:style-name="Tabelle68.A2" office:value-type="string">
            <text:p text:style-name="P18"><text:bookmark-start text:name="__RefHeading___Toc29229_11130058689"/>Hotkey<text:bookmark-end text:name="__RefHeading___Toc29229_11130058689"/></text:p>
          </table:table-cell>
          <table:table-cell table:style-name="Tabelle68.E2" office:value-type="string">
            <text:p text:style-name="P18">Special note</text:p>
          </table:table-cell>
        </table:table-row>
        <table:table-row table:style-name="Tabelle68.1">
          <table:table-cell table:style-name="Tabelle68.A3" office:value-type="string">
            <text:p text:style-name="P346">Confirm</text:p>
          </table:table-cell>
          <table:table-cell table:style-name="Tabelle68.B3" office:value-type="string">
            <text:p text:style-name="P342">None</text:p>
          </table:table-cell>
          <table:table-cell table:style-name="Tabelle68.C3" office:value-type="string">
            <text:p text:style-name="P341">3D View / <text:span text:style-name="T163">View 3D Dolly Modal / Confirm</text:span></text:p>
          </table:table-cell>
          <table:table-cell table:style-name="Tabelle68.D3" office:value-type="string">
            <text:p text:style-name="P346">Any MMB</text:p>
          </table:table-cell>
          <table:table-cell table:style-name="Tabelle68.E3" office:value-type="string">
            <text:p text:style-name="P340"><text:span text:style-name="T31">No menu entry.</text:span><text:span text:style-name="T32"> </text:span></text:p>
          </table:table-cell>
        </table:table-row>
        <table:table-row table:style-name="Tabelle68.1">
          <table:table-cell table:style-name="Tabelle68.A4" office:value-type="string">
            <text:p text:style-name="P346">Confirm</text:p>
          </table:table-cell>
          <table:table-cell table:style-name="Tabelle68.B4" office:value-type="string">
            <text:p text:style-name="P342">None</text:p>
          </table:table-cell>
          <table:table-cell table:style-name="Tabelle68.C4" office:value-type="string">
            <text:p text:style-name="P341">3D View / <text:span text:style-name="T163">View 3D Dolly Modal / Confirm</text:span></text:p>
          </table:table-cell>
          <table:table-cell table:style-name="Tabelle68.D4" office:value-type="string">
            <text:p text:style-name="P346">Any Esc</text:p>
          </table:table-cell>
          <table:table-cell table:style-name="Tabelle68.E4" office:value-type="string">
            <text:p text:style-name="P340"><text:span text:style-name="T31">No menu entry.</text:span><text:span text:style-name="T32"> </text:span></text:p>
          </table:table-cell>
        </table:table-row>
      </table:table>
      <text:p text:style-name="P2"/>
      <table:table table:name="Tabelle69" table:style-name="Tabelle69">
        <table:table-column table:style-name="Tabelle69.A"/>
        <table:table-header-rows>
          <table:table-row table:style-name="Tabelle69.1">
            <table:table-cell table:style-name="Tabelle69.A1" office:value-type="string">
              <text:h text:style-name="P535" text:outline-level="1"><text:bookmark-start text:name="__RefHeading___Toc29229_111300586"/>3D View - <text:span text:style-name="T165"><text:s/>3D View Generic</text:span><text:bookmark-end text:name="__RefHeading___Toc29229_111300586"/></text:h>
            </table:table-cell>
          </table:table-row>
        </table:table-header-rows>
      </table:table>
      <text:p text:style-name="P2"/>
      <table:table table:name="Tabelle70" table:style-name="Tabelle70">
        <table:table-column table:style-name="Tabelle70.A"/>
        <table:table-column table:style-name="Tabelle70.B"/>
        <table:table-column table:style-name="Tabelle70.C"/>
        <table:table-column table:style-name="Tabelle70.D"/>
        <table:table-column table:style-name="Tabelle70.E"/>
        <table:table-header-rows>
          <table:table-row table:style-name="Tabelle70.1">
            <table:table-cell table:style-name="Tabelle70.A1" table:number-columns-spanned="5" office:value-type="string">
              <text:p text:style-name="P342">3D View - <text:span text:style-name="T165"><text:s/>3D View Generic</text:span></text:p>
            </table:table-cell>
            <table:covered-table-cell/>
            <table:covered-table-cell/>
            <table:covered-table-cell/>
            <table:covered-table-cell/>
          </table:table-row>
        </table:table-header-rows>
        <table:table-row table:style-name="Tabelle70.1">
          <table:table-cell table:style-name="Tabelle70.A2" office:value-type="string">
            <text:p text:style-name="P18">Function </text:p>
          </table:table-cell>
          <table:table-cell table:style-name="Tabelle70.A2" office:value-type="string">
            <text:p text:style-name="P18">Surface <text:span text:style-name="T6">menu </text:span>location<text:tab/></text:p>
          </table:table-cell>
          <table:table-cell table:style-name="Tabelle70.A2" office:value-type="string">
            <text:p text:style-name="P18">User Preferences location</text:p>
          </table:table-cell>
          <table:table-cell table:style-name="Tabelle70.A2" office:value-type="string">
            <text:p text:style-name="P18">Hotkey</text:p>
          </table:table-cell>
          <table:table-cell table:style-name="Tabelle70.E2" office:value-type="string">
            <text:p text:style-name="P18">Special note</text:p>
          </table:table-cell>
        </table:table-row>
        <table:table-row table:style-name="Tabelle70.1">
          <table:table-cell table:style-name="Tabelle70.A3" office:value-type="string">
            <text:p text:style-name="P346">Calls or hides the Properties sidebar</text:p>
          </table:table-cell>
          <table:table-cell table:style-name="Tabelle70.B3" office:value-type="string">
            <text:p text:style-name="P346">3D View / View / Properties</text:p>
          </table:table-cell>
          <table:table-cell table:style-name="Tabelle70.C3" office:value-type="string">
            <text:p text:style-name="P341">3D View / <text:span text:style-name="T165">3D View Generic / Properties</text:span></text:p>
          </table:table-cell>
          <table:table-cell table:style-name="Tabelle70.D3" office:value-type="string">
            <text:p text:style-name="P297"><text:span text:style-name="T260">Ctrl</text:span> T</text:p>
          </table:table-cell>
          <table:table-cell table:style-name="Tabelle70.E3" office:value-type="string">
            <text:p text:style-name="P231"/>
          </table:table-cell>
        </table:table-row>
        <table:table-row table:style-name="Tabelle70.1">
          <table:table-cell table:style-name="Tabelle70.A4" office:value-type="string">
            <text:p text:style-name="P346">Calls or hides the Tool Shelf sidebar</text:p>
          </table:table-cell>
          <table:table-cell table:style-name="Tabelle70.B4" office:value-type="string">
            <text:p text:style-name="P346">3D View / View / Tool Shelf</text:p>
          </table:table-cell>
          <table:table-cell table:style-name="Tabelle70.C4" office:value-type="string">
            <text:p text:style-name="P341">3D View / <text:span text:style-name="T165">3D View Generic / Tool Shelf</text:span></text:p>
          </table:table-cell>
          <table:table-cell table:style-name="Tabelle70.D4" office:value-type="string">
            <text:p text:style-name="P346">T</text:p>
          </table:table-cell>
          <table:table-cell table:style-name="Tabelle70.E4" office:value-type="string">
            <text:p text:style-name="P231"/>
          </table:table-cell>
        </table:table-row>
      </table:table>
      <text:p text:style-name="P2"/>
      <text:p text:style-name="P2"/>
      <table:table table:name="Tabelle79" table:style-name="Tabelle79">
        <table:table-column table:style-name="Tabelle79.A"/>
        <table:table-header-rows>
          <table:table-row table:style-name="Tabelle79.1">
            <table:table-cell table:style-name="Tabelle79.A1" office:value-type="string">
              <text:h text:style-name="P535" text:outline-level="1"><text:bookmark-start text:name="__RefHeading___Toc29239_111300586"/>Graph Editor / Graph Editor (Global)<text:bookmark-end text:name="__RefHeading___Toc29239_111300586"/></text:h>
            </table:table-cell>
          </table:table-row>
        </table:table-header-rows>
      </table:table>
      <text:p text:style-name="P2"/>
      <table:table table:name="Tabelle80" table:style-name="Tabelle80">
        <table:table-column table:style-name="Tabelle80.A"/>
        <table:table-column table:style-name="Tabelle80.B"/>
        <table:table-column table:style-name="Tabelle80.C"/>
        <table:table-column table:style-name="Tabelle80.D"/>
        <table:table-column table:style-name="Tabelle80.E"/>
        <table:table-header-rows>
          <table:table-row table:style-name="Tabelle80.1">
            <table:table-cell table:style-name="Tabelle80.A1" table:number-columns-spanned="5" office:value-type="string">
              <text:p text:style-name="P355">Graph Editor / Graph Editor (Global)</text:p>
            </table:table-cell>
            <table:covered-table-cell/>
            <table:covered-table-cell/>
            <table:covered-table-cell/>
            <table:covered-table-cell/>
          </table:table-row>
        </table:table-header-rows>
        <table:table-row table:style-name="Tabelle80.1">
          <table:table-cell table:style-name="Tabelle80.A2" office:value-type="string">
            <text:p text:style-name="P18">Function </text:p>
          </table:table-cell>
          <table:table-cell table:style-name="Tabelle80.A2" office:value-type="string">
            <text:p text:style-name="P18">Surface <text:span text:style-name="T6">menu </text:span>location<text:tab/></text:p>
          </table:table-cell>
          <table:table-cell table:style-name="Tabelle80.A2" office:value-type="string">
            <text:p text:style-name="P18">User Preferences location</text:p>
          </table:table-cell>
          <table:table-cell table:style-name="Tabelle80.A2" office:value-type="string">
            <text:p text:style-name="P18">Hotkey</text:p>
          </table:table-cell>
          <table:table-cell table:style-name="Tabelle80.E2" office:value-type="string">
            <text:p text:style-name="P18">Special note</text:p>
          </table:table-cell>
        </table:table-row>
        <table:table-row table:style-name="Tabelle80.1">
          <table:table-cell table:style-name="Tabelle80.A3" office:value-type="string">
            <text:p text:style-name="P355">Set Cursor</text:p>
          </table:table-cell>
          <table:table-cell table:style-name="Tabelle80.B3" office:value-type="string">
            <text:p text:style-name="P355">None</text:p>
          </table:table-cell>
          <table:table-cell table:style-name="Tabelle80.C3" office:value-type="string">
            <text:p text:style-name="P355">Graph Editor / Graph Editor (Global) / Set Cursor</text:p>
          </table:table-cell>
          <table:table-cell table:style-name="Tabelle80.D3" office:value-type="string">
            <text:p text:style-name="P355">Action Mouse</text:p>
          </table:table-cell>
          <table:table-cell table:style-name="Tabelle80.E3"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Mouse Select Keys</text:p>
          </table:table-cell>
          <table:table-cell table:style-name="Tabelle80.B32" office:value-type="string">
            <text:p text:style-name="P355">None</text:p>
          </table:table-cell>
          <table:table-cell table:style-name="Tabelle80.C32" office:value-type="string">
            <text:p text:style-name="P355">Graph Editor / Graph Editor (Global) / Mouse Select Keys</text:p>
          </table:table-cell>
          <table:table-cell table:style-name="Tabelle80.D32" office:value-type="string">
            <text:p text:style-name="P355">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Mouse Select Keys</text:p>
          </table:table-cell>
          <table:table-cell table:style-name="Tabelle80.B32" office:value-type="string">
            <text:p text:style-name="P355">None</text:p>
          </table:table-cell>
          <table:table-cell table:style-name="Tabelle80.C32" office:value-type="string">
            <text:p text:style-name="P355">Graph Editor / Graph Editor (Global) / Mouse Select Keys</text:p>
          </table:table-cell>
          <table:table-cell table:style-name="Tabelle80.D32" office:value-type="string">
            <text:p text:style-name="P355">Alt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Mouse Select Keys</text:p>
          </table:table-cell>
          <table:table-cell table:style-name="Tabelle80.B32" office:value-type="string">
            <text:p text:style-name="P355">None</text:p>
          </table:table-cell>
          <table:table-cell table:style-name="Tabelle80.C32" office:value-type="string">
            <text:p text:style-name="P355">Graph Editor / Graph Editor (Global) / Mouse Select Keys</text:p>
          </table:table-cell>
          <table:table-cell table:style-name="Tabelle80.D32" office:value-type="string">
            <text:p text:style-name="P355">Shift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Mouse Select Keys</text:p>
          </table:table-cell>
          <table:table-cell table:style-name="Tabelle80.B32" office:value-type="string">
            <text:p text:style-name="P355">None</text:p>
          </table:table-cell>
          <table:table-cell table:style-name="Tabelle80.C32" office:value-type="string">
            <text:p text:style-name="P355">Graph Editor / Graph Editor (Global) / Mouse Select Keys</text:p>
          </table:table-cell>
          <table:table-cell table:style-name="Tabelle80.D32" office:value-type="string">
            <text:p text:style-name="P355">Shift Alt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Mouse Select Keys</text:p>
          </table:table-cell>
          <table:table-cell table:style-name="Tabelle80.B32" office:value-type="string">
            <text:p text:style-name="P355">None</text:p>
          </table:table-cell>
          <table:table-cell table:style-name="Tabelle80.C32" office:value-type="string">
            <text:p text:style-name="P355">Graph Editor / Graph Editor (Global) / Mouse Select Keys</text:p>
          </table:table-cell>
          <table:table-cell table:style-name="Tabelle80.D32" office:value-type="string">
            <text:p text:style-name="P355">Ctrl Alt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Mouse Select Keys</text:p>
          </table:table-cell>
          <table:table-cell table:style-name="Tabelle80.B32" office:value-type="string">
            <text:p text:style-name="P355">None</text:p>
          </table:table-cell>
          <table:table-cell table:style-name="Tabelle80.C32" office:value-type="string">
            <text:p text:style-name="P355">Graph Editor / Graph Editor (Global) / Mouse Select Keys</text:p>
          </table:table-cell>
          <table:table-cell table:style-name="Tabelle80.D32" office:value-type="string">
            <text:p text:style-name="P355">Shift Ctrl Alt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Select Left/Right</text:p>
          </table:table-cell>
          <table:table-cell table:style-name="Tabelle80.B32" office:value-type="string">
            <text:p text:style-name="P355">None</text:p>
          </table:table-cell>
          <table:table-cell table:style-name="Tabelle80.C32" office:value-type="string">
            <text:p text:style-name="P355">Graph Editor / Graph Editor (Global) / </text:p>
          </table:table-cell>
          <table:table-cell table:style-name="Tabelle80.D32" office:value-type="string">
            <text:p text:style-name="P355">Ctrl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Select Left/Right</text:p>
          </table:table-cell>
          <table:table-cell table:style-name="Tabelle80.B32" office:value-type="string">
            <text:p text:style-name="P355">None</text:p>
          </table:table-cell>
          <table:table-cell table:style-name="Tabelle80.C32" office:value-type="string">
            <text:p text:style-name="P355">Graph Editor / Graph Editor (Global) / </text:p>
          </table:table-cell>
          <table:table-cell table:style-name="Tabelle80.D32" office:value-type="string">
            <text:p text:style-name="P355">Shift Ctrl Select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5">Select All</text:p>
          </table:table-cell>
          <table:table-cell table:style-name="Tabelle80.B32" office:value-type="string">
            <text:p text:style-name="P355">Graph Editor / Select / </text:p>
          </table:table-cell>
          <table:table-cell table:style-name="Tabelle80.C32" office:value-type="string">
            <text:p text:style-name="P355">Graph Editor / Graph Editor (Global) / Select All</text:p>
          </table:table-cell>
          <table:table-cell table:style-name="Tabelle80.D32" office:value-type="string">
            <text:p text:style-name="P355">A</text:p>
          </table:table-cell>
          <table:table-cell table:style-name="Tabelle80.E32" office:value-type="string">
            <text:p text:style-name="P231"/>
          </table:table-cell>
        </table:table-row>
        <text:soft-page-break/>
        <table:table-row table:style-name="Tabelle80.1">
          <table:table-cell table:style-name="Tabelle80.A32" office:value-type="string">
            <text:p text:style-name="P355">Invert Selection</text:p>
          </table:table-cell>
          <table:table-cell table:style-name="Tabelle80.B32" office:value-type="string">
            <text:p text:style-name="P355">Graph Editor / Select / Invert Selection</text:p>
          </table:table-cell>
          <table:table-cell table:style-name="Tabelle80.C32" office:value-type="string">
            <text:p text:style-name="P355">Graph Editor / Graph Editor (Global) / Select All</text:p>
          </table:table-cell>
          <table:table-cell table:style-name="Tabelle80.D32" office:value-type="string">
            <text:p text:style-name="P355">Ctrl I</text:p>
          </table:table-cell>
          <table:table-cell table:style-name="Tabelle80.E32" office:value-type="string">
            <text:p text:style-name="P231"/>
          </table:table-cell>
        </table:table-row>
        <table:table-row table:style-name="Tabelle80.1">
          <table:table-cell table:style-name="Tabelle80.A14" office:value-type="string">
            <text:p text:style-name="P355">Border Select</text:p>
          </table:table-cell>
          <table:table-cell table:style-name="Tabelle80.B14" office:value-type="string">
            <text:p text:style-name="P355">Graph Editor / Select /<text:span text:style-name="T170"> Border Select</text:span></text:p>
          </table:table-cell>
          <table:table-cell table:style-name="Tabelle80.C14" office:value-type="string">
            <text:p text:style-name="P355">Graph Editor / Graph Editor (Global) / Border Select</text:p>
          </table:table-cell>
          <table:table-cell table:style-name="Tabelle80.D14" office:value-type="string">
            <text:p text:style-name="P355">B</text:p>
          </table:table-cell>
          <table:table-cell table:style-name="Tabelle80.E14" office:value-type="string">
            <text:p text:style-name="P231"/>
          </table:table-cell>
        </table:table-row>
        <table:table-row table:style-name="Tabelle80.1">
          <table:table-cell table:style-name="Tabelle80.A32" office:value-type="string">
            <text:p text:style-name="P355">Lasso Select</text:p>
          </table:table-cell>
          <table:table-cell table:style-name="Tabelle80.B32" office:value-type="string">
            <text:p text:style-name="P358">None</text:p>
          </table:table-cell>
          <table:table-cell table:style-name="Tabelle80.C32" office:value-type="string">
            <text:p text:style-name="P355">Graph Editor / Graph Editor (Global) / Lasso Select</text:p>
          </table:table-cell>
          <table:table-cell table:style-name="Tabelle80.D32" office:value-type="string">
            <text:p text:style-name="P231"/>
          </table:table-cell>
          <table:table-cell table:style-name="Tabelle80.E32" office:value-type="string">
            <text:p text:style-name="P359"><text:span text:style-name="T31">No menu entry.</text:span><text:span text:style-name="T32"> </text:span>Event Mapping Tweak</text:p>
          </table:table-cell>
        </table:table-row>
        <table:table-row table:style-name="Tabelle80.1">
          <table:table-cell table:style-name="Tabelle80.A32" office:value-type="string">
            <text:p text:style-name="P355">Lasso Select</text:p>
          </table:table-cell>
          <table:table-cell table:style-name="Tabelle80.B32" office:value-type="string">
            <text:p text:style-name="P358">None</text:p>
          </table:table-cell>
          <table:table-cell table:style-name="Tabelle80.C32" office:value-type="string">
            <text:p text:style-name="P355">Graph Editor / Graph Editor (Global) / Lasso Select</text:p>
          </table:table-cell>
          <table:table-cell table:style-name="Tabelle80.D32" office:value-type="string">
            <text:p text:style-name="P231"/>
          </table:table-cell>
          <table:table-cell table:style-name="Tabelle80.E32" office:value-type="string">
            <text:p text:style-name="P359"><text:span text:style-name="T31">No menu entry.</text:span><text:span text:style-name="T32"> </text:span>Event Mapping Tweak</text:p>
          </table:table-cell>
        </table:table-row>
        <table:table-row table:style-name="Tabelle80.1">
          <table:table-cell table:style-name="Tabelle80.A32" office:value-type="string">
            <text:p text:style-name="P358">Circle Select</text:p>
          </table:table-cell>
          <table:table-cell table:style-name="Tabelle80.B32" office:value-type="string">
            <text:p text:style-name="P355">Graph Editor / Select /<text:span text:style-name="T170"> Circle Select</text:span></text:p>
          </table:table-cell>
          <table:table-cell table:style-name="Tabelle80.C32" office:value-type="string">
            <text:p text:style-name="P355">Graph Editor / Graph Editor (Global) / <text:span text:style-name="T170">Circle Select</text:span></text:p>
          </table:table-cell>
          <table:table-cell table:style-name="Tabelle80.D32" office:value-type="string">
            <text:p text:style-name="P28">G</text:p>
          </table:table-cell>
          <table:table-cell table:style-name="Tabelle80.E32" office:value-type="string">
            <text:p text:style-name="P231"/>
          </table:table-cell>
        </table:table-row>
        <table:table-row table:style-name="Tabelle80.1">
          <table:table-cell table:style-name="Tabelle80.A32" office:value-type="string">
            <text:p text:style-name="P358">Select More</text:p>
          </table:table-cell>
          <table:table-cell table:style-name="Tabelle80.B32" office:value-type="string">
            <text:p text:style-name="P355">Graph Editor / Select /<text:span text:style-name="T170"> Select More</text:span></text:p>
          </table:table-cell>
          <table:table-cell table:style-name="Tabelle80.C32" office:value-type="string">
            <text:p text:style-name="P355">Graph Editor / Graph Editor (Global) / <text:span text:style-name="T170">Select More</text:span></text:p>
          </table:table-cell>
          <table:table-cell table:style-name="Tabelle80.D32" office:value-type="string">
            <text:p text:style-name="P358">Ctrl Numpad +</text:p>
          </table:table-cell>
          <table:table-cell table:style-name="Tabelle80.E32" office:value-type="string">
            <text:p text:style-name="P231"/>
          </table:table-cell>
        </table:table-row>
        <table:table-row table:style-name="Tabelle80.1">
          <table:table-cell table:style-name="Tabelle80.A19" office:value-type="string">
            <text:p text:style-name="P358">Select Less</text:p>
          </table:table-cell>
          <table:table-cell table:style-name="Tabelle80.B19" office:value-type="string">
            <text:p text:style-name="P355">Graph Editor / Select /<text:span text:style-name="T170"> Select Less</text:span></text:p>
          </table:table-cell>
          <table:table-cell table:style-name="Tabelle80.C19" office:value-type="string">
            <text:p text:style-name="P355">Graph Editor / Graph Editor (Global) / <text:span text:style-name="T170">Select Less</text:span></text:p>
          </table:table-cell>
          <table:table-cell table:style-name="Tabelle80.D19" office:value-type="string">
            <text:p text:style-name="P358">Ctrl Numpad -</text:p>
          </table:table-cell>
          <table:table-cell table:style-name="Tabelle80.E19" office:value-type="string">
            <text:p text:style-name="P231"/>
          </table:table-cell>
        </table:table-row>
        <table:table-row table:style-name="Tabelle80.1">
          <table:table-cell table:style-name="Tabelle80.A32" office:value-type="string">
            <text:p text:style-name="P358">Duplicate</text:p>
          </table:table-cell>
          <table:table-cell table:style-name="Tabelle80.B32" office:value-type="string">
            <text:p text:style-name="P355">Graph Editor / <text:span text:style-name="T170">Key / Duplicate</text:span></text:p>
          </table:table-cell>
          <table:table-cell table:style-name="Tabelle80.C32" office:value-type="string">
            <text:p text:style-name="P355">Graph Editor / Graph Editor (Global) / <text:span text:style-name="T170">Duplicate</text:span></text:p>
          </table:table-cell>
          <table:table-cell table:style-name="Tabelle80.D32" office:value-type="string">
            <text:p text:style-name="P358">Shift D</text:p>
          </table:table-cell>
          <table:table-cell table:style-name="Tabelle80.E32" office:value-type="string">
            <text:p text:style-name="P231"/>
          </table:table-cell>
        </table:table-row>
        <table:table-row table:style-name="Tabelle80.1">
          <table:table-cell table:style-name="Tabelle80.A32" office:value-type="string">
            <text:p text:style-name="P358">Insert Keyframes</text:p>
          </table:table-cell>
          <table:table-cell table:style-name="Tabelle80.B32" office:value-type="string">
            <text:p text:style-name="P358">None</text:p>
          </table:table-cell>
          <table:table-cell table:style-name="Tabelle80.C32" office:value-type="string">
            <text:p text:style-name="P355">Graph Editor / Graph Editor (Global) / <text:span text:style-name="T170">Click-Insert Keyframes</text:span></text:p>
          </table:table-cell>
          <table:table-cell table:style-name="Tabelle80.D32" office:value-type="string">
            <text:p text:style-name="P358">Ctrl Action Mouse</text:p>
          </table:table-cell>
          <table:table-cell table:style-name="Tabelle80.E32" office:value-type="string">
            <text:p text:style-name="P340"><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8">Copy Keyframes</text:p>
          </table:table-cell>
          <table:table-cell table:style-name="Tabelle80.B32" office:value-type="string">
            <text:p text:style-name="P355">Graph Editor / <text:span text:style-name="T170">Key / Copy Keyframes</text:span></text:p>
          </table:table-cell>
          <table:table-cell table:style-name="Tabelle80.C32" office:value-type="string">
            <text:p text:style-name="P355">Graph Editor / Graph Editor (Global) / <text:span text:style-name="T170">Copy Keyframes</text:span></text:p>
          </table:table-cell>
          <table:table-cell table:style-name="Tabelle80.D32" office:value-type="string">
            <text:p text:style-name="P358">Ctrl C</text:p>
          </table:table-cell>
          <table:table-cell table:style-name="Tabelle80.E32" office:value-type="string">
            <text:p text:style-name="P231"/>
          </table:table-cell>
        </table:table-row>
        <table:table-row table:style-name="Tabelle80.1">
          <table:table-cell table:style-name="Tabelle80.A32" office:value-type="string">
            <text:p text:style-name="P358">Paste Keyframes</text:p>
          </table:table-cell>
          <table:table-cell table:style-name="Tabelle80.B32" office:value-type="string">
            <text:p text:style-name="P355">Graph Editor / <text:span text:style-name="T170">Key / Paste Keyframes</text:span></text:p>
          </table:table-cell>
          <table:table-cell table:style-name="Tabelle80.C32" office:value-type="string">
            <text:p text:style-name="P355">Graph Editor / Graph Editor (Global) / <text:span text:style-name="T170">Paste Keyframes</text:span></text:p>
          </table:table-cell>
          <table:table-cell table:style-name="Tabelle80.D32" office:value-type="string">
            <text:p text:style-name="P358">Ctrl V</text:p>
          </table:table-cell>
          <table:table-cell table:style-name="Tabelle80.E32" office:value-type="string">
            <text:p text:style-name="P231"/>
          </table:table-cell>
        </table:table-row>
        <table:table-row table:style-name="Tabelle80.1">
          <table:table-cell table:style-name="Tabelle80.A32" office:value-type="string">
            <text:p text:style-name="P358">Paste Keyframes<text:span text:style-name="T171"> flipped</text:span></text:p>
          </table:table-cell>
          <table:table-cell table:style-name="Tabelle80.B32" office:value-type="string">
            <text:p text:style-name="P357">Graph Editor / <text:span text:style-name="T170">Key / Paste Flipped</text:span></text:p>
          </table:table-cell>
          <table:table-cell table:style-name="Tabelle80.C32" office:value-type="string">
            <text:p text:style-name="P355">Graph Editor / Graph Editor (Global) / <text:span text:style-name="T170">Paste Keyframes</text:span></text:p>
          </table:table-cell>
          <table:table-cell table:style-name="Tabelle80.D32" office:value-type="string">
            <text:p text:style-name="P358">Shift Ctrl V</text:p>
          </table:table-cell>
          <table:table-cell table:style-name="Tabelle80.E32" office:value-type="string">
            <text:p text:style-name="P142"/>
          </table:table-cell>
        </table:table-row>
        <table:table-row table:style-name="Tabelle80.1">
          <table:table-cell table:style-name="Tabelle80.A32" office:value-type="string">
            <text:p text:style-name="P360">View All</text:p>
          </table:table-cell>
          <table:table-cell table:style-name="Tabelle80.B32" office:value-type="string">
            <text:p text:style-name="P355">Graph Editor / <text:span text:style-name="T172">View / View All</text:span></text:p>
          </table:table-cell>
          <table:table-cell table:style-name="Tabelle80.C32" office:value-type="string">
            <text:p text:style-name="P355">Graph Editor / Graph Editor (Global) / <text:span text:style-name="T172">View All</text:span></text:p>
          </table:table-cell>
          <table:table-cell table:style-name="Tabelle80.D32" office:value-type="string">
            <text:p text:style-name="P360">Home</text:p>
          </table:table-cell>
          <table:table-cell table:style-name="Tabelle80.E32" office:value-type="string">
            <text:p text:style-name="P231"/>
          </table:table-cell>
        </table:table-row>
        <table:table-row table:style-name="Tabelle80.1">
          <table:table-cell table:style-name="Tabelle80.A32" office:value-type="string">
            <text:p text:style-name="P361">View All.<text:span text:style-name="T38"> Ndof device for </text:span>3dConnexion </text:p>
          </table:table-cell>
          <table:table-cell table:style-name="Tabelle80.B32" office:value-type="string">
            <text:p text:style-name="P364"/>
          </table:table-cell>
          <table:table-cell table:style-name="Tabelle80.C32" office:value-type="string">
            <text:p text:style-name="P362">Graph Editor / Graph Editor (Global) / <text:span text:style-name="T172">View All</text:span></text:p>
          </table:table-cell>
          <table:table-cell table:style-name="Tabelle80.D32" office:value-type="string">
            <text:p text:style-name="P361">NDOF Fit</text:p>
          </table:table-cell>
          <table:table-cell table:style-name="Tabelle80.E32" office:value-type="string">
            <text:p text:style-name="P363">Cannot test</text:p>
          </table:table-cell>
        </table:table-row>
        <table:table-row table:style-name="Tabelle80.1">
          <table:table-cell table:style-name="Tabelle80.A32" office:value-type="string">
            <text:p text:style-name="P360">View Selected</text:p>
          </table:table-cell>
          <table:table-cell table:style-name="Tabelle80.B32" office:value-type="string">
            <text:p text:style-name="P355">Graph Editor / <text:span text:style-name="T172">View / View Selected</text:span></text:p>
          </table:table-cell>
          <table:table-cell table:style-name="Tabelle80.C32" office:value-type="string">
            <text:p text:style-name="P355">Graph Editor / Graph Editor (Global) / <text:span text:style-name="T172">View Selected</text:span></text:p>
          </table:table-cell>
          <table:table-cell table:style-name="Tabelle80.D32" office:value-type="string">
            <text:p text:style-name="P360">Numpad .</text:p>
          </table:table-cell>
          <table:table-cell table:style-name="Tabelle80.E32" office:value-type="string">
            <text:p text:style-name="P231"/>
          </table:table-cell>
        </table:table-row>
        <table:table-row table:style-name="Tabelle80.1">
          <table:table-cell table:style-name="Tabelle80.A28" office:value-type="string">
            <text:p text:style-name="P360">View Frame</text:p>
          </table:table-cell>
          <table:table-cell table:style-name="Tabelle80.B28" office:value-type="string">
            <text:p text:style-name="P355">Graph Editor / <text:span text:style-name="T172">View / View Frame</text:span></text:p>
          </table:table-cell>
          <table:table-cell table:style-name="Tabelle80.C28" office:value-type="string">
            <text:p text:style-name="P355">Graph Editor / Graph Editor (Global) / <text:span text:style-name="T172">View Frame</text:span></text:p>
          </table:table-cell>
          <table:table-cell table:style-name="Tabelle80.D28" office:value-type="string">
            <text:p text:style-name="P360">Numpad 0</text:p>
          </table:table-cell>
          <table:table-cell table:style-name="Tabelle80.E28" office:value-type="string">
            <text:p text:style-name="P231"/>
          </table:table-cell>
        </table:table-row>
        <table:table-row table:style-name="Tabelle80.1">
          <table:table-cell table:style-name="Tabelle80.A32" office:value-type="string">
            <text:p text:style-name="P367">Translate</text:p>
          </table:table-cell>
          <table:table-cell table:style-name="Tabelle80.B32" office:value-type="string">
            <text:p text:style-name="P355">Graph Editor / <text:span text:style-name="T170">Key / Translate</text:span></text:p>
          </table:table-cell>
          <table:table-cell table:style-name="Tabelle80.C32" office:value-type="string">
            <text:p text:style-name="P355">Graph Editor / Graph Editor (Global) / <text:span text:style-name="T173">Translate</text:span></text:p>
          </table:table-cell>
          <table:table-cell table:style-name="Tabelle80.D32" office:value-type="string">
            <text:p text:style-name="P367">W</text:p>
          </table:table-cell>
          <table:table-cell table:style-name="Tabelle80.E32" office:value-type="string">
            <text:p text:style-name="P231"/>
          </table:table-cell>
        </table:table-row>
        <table:table-row table:style-name="Tabelle80.1">
          <table:table-cell table:style-name="Tabelle80.A32" office:value-type="string">
            <text:p text:style-name="P367">Translate</text:p>
          </table:table-cell>
          <table:table-cell table:style-name="Tabelle80.B32" office:value-type="string">
            <text:p text:style-name="P367">None</text:p>
          </table:table-cell>
          <table:table-cell table:style-name="Tabelle80.C32" office:value-type="string">
            <text:p text:style-name="P231"/>
          </table:table-cell>
          <table:table-cell table:style-name="Tabelle80.D32" office:value-type="string">
            <text:p text:style-name="P231"/>
          </table:table-cell>
          <table:table-cell table:style-name="Tabelle80.E32" office:value-type="string">
            <text:p text:style-name="P367">Event Type Tweak</text:p>
          </table:table-cell>
        </table:table-row>
        <table:table-row table:style-name="Tabelle80.1">
          <table:table-cell table:style-name="Tabelle80.A32" office:value-type="string">
            <text:p text:style-name="P367">Rotate</text:p>
          </table:table-cell>
          <table:table-cell table:style-name="Tabelle80.B32" office:value-type="string">
            <text:p text:style-name="P355">Graph Editor / <text:span text:style-name="T170">Key / Rotate</text:span></text:p>
          </table:table-cell>
          <table:table-cell table:style-name="Tabelle80.C32" office:value-type="string">
            <text:p text:style-name="P355">Graph Editor / Graph Editor (Global) / <text:span text:style-name="T173">Rotate</text:span></text:p>
          </table:table-cell>
          <table:table-cell table:style-name="Tabelle80.D32" office:value-type="string">
            <text:p text:style-name="P367">E</text:p>
          </table:table-cell>
          <table:table-cell table:style-name="Tabelle80.E32" office:value-type="string">
            <text:p text:style-name="P231"/>
          </table:table-cell>
        </table:table-row>
        <table:table-row table:style-name="Tabelle80.1">
          <table:table-cell table:style-name="Tabelle80.A32" office:value-type="string">
            <text:p text:style-name="P367"><text:bookmark-start text:name="__RefHeading___Toc29241_11130058691"/>Resize<text:bookmark-end text:name="__RefHeading___Toc29241_11130058691"/></text:p>
          </table:table-cell>
          <table:table-cell table:style-name="Tabelle80.B32" office:value-type="string">
            <text:p text:style-name="P355">Graph Editor / <text:span text:style-name="T170">Key / Resize</text:span></text:p>
          </table:table-cell>
          <table:table-cell table:style-name="Tabelle80.C32" office:value-type="string">
            <text:p text:style-name="P355">Graph Editor / Graph Editor (Global) / <text:span text:style-name="T173">Resize</text:span></text:p>
          </table:table-cell>
          <table:table-cell table:style-name="Tabelle80.D32" office:value-type="string">
            <text:p text:style-name="P367">R</text:p>
          </table:table-cell>
          <table:table-cell table:style-name="Tabelle80.E32" office:value-type="string">
            <text:p text:style-name="P231"/>
          </table:table-cell>
        </table:table-row>
        <table:table-row table:style-name="Tabelle80.1">
          <table:table-cell table:style-name="Tabelle80.A33" office:value-type="string">
            <text:p text:style-name="P369">Delete Keyframes</text:p>
          </table:table-cell>
          <table:table-cell table:style-name="Tabelle80.B33" office:value-type="string">
            <text:p text:style-name="P355">Graph Editor / <text:span text:style-name="T170">Key / Delete Keyframes</text:span></text:p>
          </table:table-cell>
          <table:table-cell table:style-name="Tabelle80.C33" office:value-type="string">
            <text:p text:style-name="P355">Graph Editor / Graph Editor (Global) / <text:span text:style-name="T174">Delete Keyframes</text:span></text:p>
          </table:table-cell>
          <table:table-cell table:style-name="Tabelle80.D33" office:value-type="string">
            <text:p text:style-name="P369">Delete</text:p>
          </table:table-cell>
          <table:table-cell table:style-name="Tabelle80.E33" office:value-type="string">
            <text:p text:style-name="P231"/>
          </table:table-cell>
        </table:table-row>
      </table:table>
      <text:p text:style-name="P2"/>
      <table:table table:name="Tabelle81" table:style-name="Tabelle81">
        <table:table-column table:style-name="Tabelle81.A"/>
        <table:table-header-rows>
          <table:table-row table:style-name="Tabelle81.1">
            <table:table-cell table:style-name="Tabelle81.A1" office:value-type="string">
              <text:h text:style-name="P535" text:outline-level="1"><text:bookmark-start text:name="__RefHeading___Toc29241_111300586"/>Graph Editor / Graph Editor<text:span text:style-name="T173"> Generic</text:span><text:bookmark-end text:name="__RefHeading___Toc29241_111300586"/></text:h>
            </table:table-cell>
          </table:table-row>
        </table:table-header-rows>
      </table:table>
      <text:p text:style-name="P2"/>
      <table:table table:name="Tabelle82" table:style-name="Tabelle82">
        <table:table-column table:style-name="Tabelle82.A"/>
        <table:table-column table:style-name="Tabelle82.B"/>
        <table:table-column table:style-name="Tabelle82.C"/>
        <table:table-column table:style-name="Tabelle82.D"/>
        <table:table-column table:style-name="Tabelle82.E"/>
        <table:table-header-rows>
          <table:table-row table:style-name="Tabelle82.1">
            <table:table-cell table:style-name="Tabelle82.A1" table:number-columns-spanned="5" office:value-type="string">
              <text:p text:style-name="P355">Graph Editor / Graph Editor<text:span text:style-name="T173"> Generic</text:span></text:p>
            </table:table-cell>
            <table:covered-table-cell/>
            <table:covered-table-cell/>
            <table:covered-table-cell/>
            <table:covered-table-cell/>
          </table:table-row>
        </table:table-header-rows>
        <table:table-row table:style-name="Tabelle82.1">
          <table:table-cell table:style-name="Tabelle82.A2" office:value-type="string">
            <text:p text:style-name="P18">Function </text:p>
          </table:table-cell>
          <table:table-cell table:style-name="Tabelle82.A2" office:value-type="string">
            <text:p text:style-name="P18">Surface <text:span text:style-name="T6">menu </text:span>location<text:tab/></text:p>
          </table:table-cell>
          <table:table-cell table:style-name="Tabelle82.A2" office:value-type="string">
            <text:p text:style-name="P18">User Preferences location</text:p>
          </table:table-cell>
          <table:table-cell table:style-name="Tabelle82.A2" office:value-type="string">
            <text:p text:style-name="P18">Hotkey</text:p>
          </table:table-cell>
          <table:table-cell table:style-name="Tabelle82.E2" office:value-type="string">
            <text:p text:style-name="P18">Special note</text:p>
          </table:table-cell>
        </table:table-row>
        <table:table-row table:style-name="Tabelle82.1">
          <table:table-cell table:style-name="Tabelle82.A3" office:value-type="string">
            <text:p text:style-name="P367">Opens /closes the Properties sidebar</text:p>
          </table:table-cell>
          <table:table-cell table:style-name="Tabelle82.B3" office:value-type="string">
            <text:p text:style-name="P355">Graph Editor / <text:span text:style-name="T173">View / Properties</text:span></text:p>
          </table:table-cell>
          <table:table-cell table:style-name="Tabelle82.C3" office:value-type="string">
            <text:p text:style-name="P355">Graph Editor / Graph Editor<text:span text:style-name="T173"> Generic / Properties</text:span></text:p>
          </table:table-cell>
          <table:table-cell table:style-name="Tabelle82.D3" office:value-type="string">
            <text:p text:style-name="P527">Ctrl T</text:p>
          </table:table-cell>
          <table:table-cell table:style-name="Tabelle82.E3" office:value-type="string">
            <text:p text:style-name="P231"/>
          </table:table-cell>
        </table:table-row>
        <table:table-row table:style-name="Tabelle82.1">
          <table:table-cell table:style-name="Tabelle82.A5" office:value-type="string">
            <text:p text:style-name="P367">Hide selected curve</text:p>
          </table:table-cell>
          <table:table-cell table:style-name="Tabelle82.B5" office:value-type="string">
            <text:p text:style-name="P355">Graph Editor / <text:span text:style-name="T175">Channel / Hide selected curve</text:span></text:p>
          </table:table-cell>
          <table:table-cell table:style-name="Tabelle82.C5" office:value-type="string">
            <text:p text:style-name="P355">Graph Editor / Graph Editor<text:span text:style-name="T173"> Generic / Hide Curves</text:span></text:p>
          </table:table-cell>
          <table:table-cell table:style-name="Tabelle82.D5" office:value-type="string">
            <text:p text:style-name="P367">H</text:p>
          </table:table-cell>
          <table:table-cell table:style-name="Tabelle82.E5" office:value-type="string">
            <text:p text:style-name="P231"/>
          </table:table-cell>
        </table:table-row>
        <text:soft-page-break/>
        <table:table-row table:style-name="Tabelle82.1">
          <table:table-cell table:style-name="Tabelle82.A5" office:value-type="string">
            <text:p text:style-name="P367">Hide unselected curves</text:p>
          </table:table-cell>
          <table:table-cell table:style-name="Tabelle82.B5" office:value-type="string">
            <text:p text:style-name="P355">Graph Editor / <text:span text:style-name="T175">Channel / Hide unselected curves</text:span></text:p>
          </table:table-cell>
          <table:table-cell table:style-name="Tabelle82.C5" office:value-type="string">
            <text:p text:style-name="P355">Graph Editor / Graph Editor<text:span text:style-name="T173"> Generic / Hide Curves</text:span></text:p>
          </table:table-cell>
          <table:table-cell table:style-name="Tabelle82.D5" office:value-type="string">
            <text:p text:style-name="P367">Shift H</text:p>
          </table:table-cell>
          <table:table-cell table:style-name="Tabelle82.E5" office:value-type="string">
            <text:p text:style-name="P231"/>
          </table:table-cell>
        </table:table-row>
        <table:table-row table:style-name="Tabelle82.1">
          <table:table-cell table:style-name="Tabelle82.A6" office:value-type="string">
            <text:p text:style-name="P367">Show all curves</text:p>
          </table:table-cell>
          <table:table-cell table:style-name="Tabelle82.B6" office:value-type="string">
            <text:p text:style-name="P355">Graph Editor / <text:span text:style-name="T175">Channel / Show all curves</text:span></text:p>
          </table:table-cell>
          <table:table-cell table:style-name="Tabelle82.C6" office:value-type="string">
            <text:p text:style-name="P355">Graph Editor / Graph Editor<text:span text:style-name="T173"> Generic / Reveal Curves</text:span></text:p>
          </table:table-cell>
          <table:table-cell table:style-name="Tabelle82.D6" office:value-type="string">
            <text:p text:style-name="P367">Alt H</text:p>
          </table:table-cell>
          <table:table-cell table:style-name="Tabelle82.E6" office:value-type="string">
            <text:p text:style-name="P231"/>
          </table:table-cell>
        </table:table-row>
      </table:table>
      <text:p text:style-name="P2"/>
      <table:table table:name="Tabelle84" table:style-name="Tabelle84">
        <table:table-column table:style-name="Tabelle84.A"/>
        <table:table-header-rows>
          <table:table-row table:style-name="Tabelle84.1">
            <table:table-cell table:style-name="Tabelle84.A1" office:value-type="string">
              <text:h text:style-name="P535" text:outline-level="1"><text:bookmark-start text:name="__RefHeading___Toc29243_111300586"/>Dopesheet<text:span text:style-name="T232"> (Global)</text:span><text:bookmark-end text:name="__RefHeading___Toc29243_111300586"/></text:h>
            </table:table-cell>
          </table:table-row>
        </table:table-header-rows>
      </table:table>
      <text:p text:style-name="P2"/>
      <table:table table:name="Tabelle83" table:style-name="Tabelle83">
        <table:table-column table:style-name="Tabelle83.A"/>
        <table:table-column table:style-name="Tabelle83.B"/>
        <table:table-column table:style-name="Tabelle83.C"/>
        <table:table-column table:style-name="Tabelle83.D"/>
        <table:table-column table:style-name="Tabelle83.E"/>
        <table:table-header-rows>
          <table:table-row table:style-name="Tabelle83.1">
            <table:table-cell table:style-name="Tabelle83.A1" table:number-columns-spanned="5" office:value-type="string">
              <text:p text:style-name="P370">Dopesheet<text:span text:style-name="T232"> (Global)</text:span></text:p>
            </table:table-cell>
            <table:covered-table-cell/>
            <table:covered-table-cell/>
            <table:covered-table-cell/>
            <table:covered-table-cell/>
          </table:table-row>
        </table:table-header-rows>
        <table:table-row table:style-name="Tabelle83.1">
          <table:table-cell table:style-name="Tabelle83.A2" office:value-type="string">
            <text:p text:style-name="P18">Function </text:p>
          </table:table-cell>
          <table:table-cell table:style-name="Tabelle83.A2" office:value-type="string">
            <text:p text:style-name="P18">Surface <text:span text:style-name="T6">menu </text:span>location<text:tab/></text:p>
          </table:table-cell>
          <table:table-cell table:style-name="Tabelle83.A2" office:value-type="string">
            <text:p text:style-name="P18">User Preferences location</text:p>
          </table:table-cell>
          <table:table-cell table:style-name="Tabelle83.A2" office:value-type="string">
            <text:p text:style-name="P18">Hotkey</text:p>
          </table:table-cell>
          <table:table-cell table:style-name="Tabelle83.E2" office:value-type="string">
            <text:p text:style-name="P18">Special note</text:p>
          </table:table-cell>
        </table:table-row>
        <table:table-row table:style-name="Tabelle83.1">
          <table:table-cell table:style-name="Tabelle83.A3" office:value-type="string">
            <text:p text:style-name="P355">Mouse Select Keys</text:p>
          </table:table-cell>
          <table:table-cell table:style-name="Tabelle83.B3" office:value-type="string">
            <text:p text:style-name="P355">None</text:p>
          </table:table-cell>
          <table:table-cell table:style-name="Tabelle83.C3" office:value-type="string">
            <text:p text:style-name="P356"><text:span text:style-name="T176">Dopesheet (Global) / </text:span>Mouse Select Keys</text:p>
          </table:table-cell>
          <table:table-cell table:style-name="Tabelle83.D3" office:value-type="string">
            <text:p text:style-name="P355">Select Mouse</text:p>
          </table:table-cell>
          <table:table-cell table:style-name="Tabelle83.E3"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5">Mouse Select Keys</text:p>
          </table:table-cell>
          <table:table-cell table:style-name="Tabelle83.B31" office:value-type="string">
            <text:p text:style-name="P355">None</text:p>
          </table:table-cell>
          <table:table-cell table:style-name="Tabelle83.C31" office:value-type="string">
            <text:p text:style-name="P356"><text:span text:style-name="T176">Dopesheet (Global) / </text:span>Mouse Select Keys</text:p>
          </table:table-cell>
          <table:table-cell table:style-name="Tabelle83.D31" office:value-type="string">
            <text:p text:style-name="P355">Alt 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5">Mouse Select Keys</text:p>
          </table:table-cell>
          <table:table-cell table:style-name="Tabelle83.B31" office:value-type="string">
            <text:p text:style-name="P355">None</text:p>
          </table:table-cell>
          <table:table-cell table:style-name="Tabelle83.C31" office:value-type="string">
            <text:p text:style-name="P356"><text:span text:style-name="T176">Dopesheet (Global)/</text:span> Mouse Select Keys</text:p>
          </table:table-cell>
          <table:table-cell table:style-name="Tabelle83.D31" office:value-type="string">
            <text:p text:style-name="P355">Shift 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5">Mouse Select Keys</text:p>
          </table:table-cell>
          <table:table-cell table:style-name="Tabelle83.B31" office:value-type="string">
            <text:p text:style-name="P355">None</text:p>
          </table:table-cell>
          <table:table-cell table:style-name="Tabelle83.C31" office:value-type="string">
            <text:p text:style-name="P356"><text:span text:style-name="T176">Dopesheet (Global)/ </text:span>Mouse Select Keys</text:p>
          </table:table-cell>
          <table:table-cell table:style-name="Tabelle83.D31" office:value-type="string">
            <text:p text:style-name="P355">Shift Alt 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5">Mouse Select Keys</text:p>
          </table:table-cell>
          <table:table-cell table:style-name="Tabelle83.B31" office:value-type="string">
            <text:p text:style-name="P355">None</text:p>
          </table:table-cell>
          <table:table-cell table:style-name="Tabelle83.C31" office:value-type="string">
            <text:p text:style-name="P356"><text:span text:style-name="T176">Dopesheet</text:span> <text:span text:style-name="T232">(Global)</text:span>/ Mouse Select Keys</text:p>
          </table:table-cell>
          <table:table-cell table:style-name="Tabelle83.D31" office:value-type="string">
            <text:p text:style-name="P355">Ctrl Alt 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5">Mouse Select Keys</text:p>
          </table:table-cell>
          <table:table-cell table:style-name="Tabelle83.B31" office:value-type="string">
            <text:p text:style-name="P355">None</text:p>
          </table:table-cell>
          <table:table-cell table:style-name="Tabelle83.C31" office:value-type="string">
            <text:p text:style-name="P356"><text:span text:style-name="T176">Dopesheet</text:span> <text:span text:style-name="T232">(Global)</text:span>/ Mouse Select Keys</text:p>
          </table:table-cell>
          <table:table-cell table:style-name="Tabelle83.D31" office:value-type="string">
            <text:p text:style-name="P355">Shift Ctrl Alt 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70">Select Left/Right</text:p>
          </table:table-cell>
          <table:table-cell table:style-name="Tabelle83.B31" office:value-type="string">
            <text:p text:style-name="P355">None</text:p>
          </table:table-cell>
          <table:table-cell table:style-name="Tabelle83.C31" office:value-type="string">
            <text:p text:style-name="P356"><text:span text:style-name="T176">Dopesheet</text:span> <text:span text:style-name="T232">(Global)</text:span>/ Mouse Select Keys</text:p>
          </table:table-cell>
          <table:table-cell table:style-name="Tabelle83.D31" office:value-type="string">
            <text:p text:style-name="P355">Ctrl<text:span text:style-name="T176"> </text:span>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70">Select Left/Right</text:p>
          </table:table-cell>
          <table:table-cell table:style-name="Tabelle83.B31" office:value-type="string">
            <text:p text:style-name="P355">None</text:p>
          </table:table-cell>
          <table:table-cell table:style-name="Tabelle83.C31" office:value-type="string">
            <text:p text:style-name="P356"><text:span text:style-name="T176">Dopesheet</text:span> <text:span text:style-name="T232">(Global)</text:span>/ Mouse Select Keys</text:p>
          </table:table-cell>
          <table:table-cell table:style-name="Tabelle83.D31" office:value-type="string">
            <text:p text:style-name="P355">Shift Ctrl Select Mouse</text:p>
          </table:table-cell>
          <table:table-cell table:style-name="Tabelle83.E31" office:value-type="string">
            <text:p text:style-name="P340"><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48">Select All</text:p>
          </table:table-cell>
          <table:table-cell table:style-name="Tabelle83.B31" office:value-type="string">
            <text:p text:style-name="P49"><text:span text:style-name="T176">Dope Sheet </text:span>/ Select / Select All</text:p>
          </table:table-cell>
          <table:table-cell table:style-name="Tabelle83.C31" office:value-type="string">
            <text:p text:style-name="P351"><text:span text:style-name="T176">Dopesheet (Global)/ </text:span>Select All</text:p>
          </table:table-cell>
          <table:table-cell table:style-name="Tabelle83.D31" office:value-type="string">
            <text:p text:style-name="P348">A</text:p>
          </table:table-cell>
          <table:table-cell table:style-name="Tabelle83.E31" office:value-type="string">
            <text:p text:style-name="P231"/>
          </table:table-cell>
        </table:table-row>
        <table:table-row table:style-name="Tabelle83.1">
          <table:table-cell table:style-name="Tabelle83.A31" office:value-type="string">
            <text:p text:style-name="P348">Inverts Selection</text:p>
          </table:table-cell>
          <table:table-cell table:style-name="Tabelle83.B31" office:value-type="string">
            <text:p text:style-name="P49"><text:span text:style-name="T176">Dope Sheet </text:span>/ Select / Invert Selection</text:p>
          </table:table-cell>
          <table:table-cell table:style-name="Tabelle83.C31" office:value-type="string">
            <text:p text:style-name="P351"><text:span text:style-name="T176">Dopesheet (Global)/ S</text:span>elect All</text:p>
          </table:table-cell>
          <table:table-cell table:style-name="Tabelle83.D31" office:value-type="string">
            <text:p text:style-name="P348">Ctrl I</text:p>
          </table:table-cell>
          <table:table-cell table:style-name="Tabelle83.E31" office:value-type="string">
            <text:p text:style-name="P231"/>
          </table:table-cell>
        </table:table-row>
        <table:table-row table:style-name="Tabelle83.1">
          <table:table-cell table:style-name="Tabelle83.A31" office:value-type="string">
            <text:p text:style-name="P348">Border Select</text:p>
          </table:table-cell>
          <table:table-cell table:style-name="Tabelle83.B31" office:value-type="string">
            <text:p text:style-name="P49"><text:span text:style-name="T176">Dope Sheet </text:span>/ Select / Border Select</text:p>
          </table:table-cell>
          <table:table-cell table:style-name="Tabelle83.C31" office:value-type="string">
            <text:p text:style-name="P351"><text:span text:style-name="T176">Dopesheet (Global)/ </text:span>Border Select</text:p>
          </table:table-cell>
          <table:table-cell table:style-name="Tabelle83.D31" office:value-type="string">
            <text:p text:style-name="P348">B</text:p>
          </table:table-cell>
          <table:table-cell table:style-name="Tabelle83.E31" office:value-type="string">
            <text:p text:style-name="P231"/>
          </table:table-cell>
        </table:table-row>
        <table:table-row table:style-name="Tabelle83.1">
          <table:table-cell table:style-name="Tabelle83.A31" office:value-type="string">
            <text:p text:style-name="P476">Lasso Select</text:p>
          </table:table-cell>
          <table:table-cell table:style-name="Tabelle83.B31" office:value-type="string">
            <text:p text:style-name="P77">???</text:p>
          </table:table-cell>
          <table:table-cell table:style-name="Tabelle83.C31" office:value-type="string">
            <text:p text:style-name="P351"><text:span text:style-name="T176">Dopesheet (Global)/ Lasso</text:span> Select</text:p>
          </table:table-cell>
          <table:table-cell table:style-name="Tabelle83.D31" office:value-type="string">
            <text:p text:style-name="P348"/>
          </table:table-cell>
          <table:table-cell table:style-name="Tabelle83.E31" office:value-type="string">
            <text:p text:style-name="P368">Event Type Tweak</text:p>
          </table:table-cell>
        </table:table-row>
        <table:table-row table:style-name="Tabelle83.1">
          <table:table-cell table:style-name="Tabelle83.A31" office:value-type="string">
            <text:p text:style-name="P476">Lasso Select</text:p>
          </table:table-cell>
          <table:table-cell table:style-name="Tabelle83.B31" office:value-type="string">
            <text:p text:style-name="P77">???</text:p>
          </table:table-cell>
          <table:table-cell table:style-name="Tabelle83.C31" office:value-type="string">
            <text:p text:style-name="P351"><text:span text:style-name="T176">Dopesheet (Global)/ Lasso</text:span> Select</text:p>
          </table:table-cell>
          <table:table-cell table:style-name="Tabelle83.D31" office:value-type="string">
            <text:p text:style-name="P348"/>
          </table:table-cell>
          <table:table-cell table:style-name="Tabelle83.E31" office:value-type="string">
            <text:p text:style-name="P368">Event Type Tweak</text:p>
          </table:table-cell>
        </table:table-row>
        <table:table-row table:style-name="Tabelle83.1">
          <table:table-cell table:style-name="Tabelle83.A31" office:value-type="string">
            <text:p text:style-name="P476">Circle Select</text:p>
          </table:table-cell>
          <table:table-cell table:style-name="Tabelle83.B31" office:value-type="string">
            <text:p text:style-name="P77">Dope Sheet / Select / Circle Select</text:p>
          </table:table-cell>
          <table:table-cell table:style-name="Tabelle83.C31" office:value-type="string">
            <text:p text:style-name="P78">Dope Sheet (Global)/ Circle Select</text:p>
          </table:table-cell>
          <table:table-cell table:style-name="Tabelle83.D31" office:value-type="string">
            <text:p text:style-name="P476">G</text:p>
          </table:table-cell>
          <table:table-cell table:style-name="Tabelle83.E31" office:value-type="string">
            <text:p text:style-name="P368"/>
          </table:table-cell>
        </table:table-row>
        <table:table-row table:style-name="Tabelle83.1">
          <table:table-cell table:style-name="Tabelle83.A31" office:value-type="string">
            <text:p text:style-name="P287">Select more</text:p>
          </table:table-cell>
          <table:table-cell table:style-name="Tabelle83.B31" office:value-type="string">
            <text:p text:style-name="P50"><text:span text:style-name="T176">Dope Sheet </text:span>/ Select / <text:span text:style-name="T109">Select More</text:span></text:p>
          </table:table-cell>
          <table:table-cell table:style-name="Tabelle83.C31" office:value-type="string">
            <text:p text:style-name="P371">Dopesheet <text:span text:style-name="T232">(Global)</text:span>/ Select More</text:p>
          </table:table-cell>
          <table:table-cell table:style-name="Tabelle83.D31" office:value-type="string">
            <text:p text:style-name="P287">Ctrl Numpad +</text:p>
          </table:table-cell>
          <table:table-cell table:style-name="Tabelle83.E31" office:value-type="string">
            <text:p text:style-name="P231"/>
          </table:table-cell>
        </table:table-row>
        <table:table-row table:style-name="Tabelle83.1">
          <table:table-cell table:style-name="Tabelle83.A18" office:value-type="string">
            <text:p text:style-name="P287">Select less</text:p>
          </table:table-cell>
          <table:table-cell table:style-name="Tabelle83.B18" office:value-type="string">
            <text:p text:style-name="P50"><text:span text:style-name="T176">Dope Sheet </text:span>/ Select / <text:span text:style-name="T109">Select Less</text:span></text:p>
          </table:table-cell>
          <table:table-cell table:style-name="Tabelle83.C18" office:value-type="string">
            <text:p text:style-name="P371">Dopesheet <text:span text:style-name="T232">(Global)</text:span>/ Select <text:s/>Less</text:p>
          </table:table-cell>
          <table:table-cell table:style-name="Tabelle83.D18" office:value-type="string">
            <text:p text:style-name="P287">Ctrl Numpad -</text:p>
          </table:table-cell>
          <table:table-cell table:style-name="Tabelle83.E18" office:value-type="string">
            <text:p text:style-name="P231"/>
          </table:table-cell>
        </table:table-row>
        <table:table-row table:style-name="Tabelle83.1">
          <table:table-cell table:style-name="Tabelle83.A31" office:value-type="string">
            <text:p text:style-name="P372">Copy Keyframes</text:p>
          </table:table-cell>
          <table:table-cell table:style-name="Tabelle83.B31" office:value-type="string">
            <text:p text:style-name="P50"><text:span text:style-name="T176">Dope Sheet </text:span>/ <text:span text:style-name="T177">Key / Copy Keyframes</text:span></text:p>
          </table:table-cell>
          <table:table-cell table:style-name="Tabelle83.C31" office:value-type="string">
            <text:p text:style-name="P371">Dopesheet <text:span text:style-name="T232">(Global)</text:span>/ Copy Keyframes</text:p>
          </table:table-cell>
          <table:table-cell table:style-name="Tabelle83.D31" office:value-type="string">
            <text:p text:style-name="P372">Ctrl C</text:p>
          </table:table-cell>
          <table:table-cell table:style-name="Tabelle83.E31" office:value-type="string">
            <text:p text:style-name="P231"/>
          </table:table-cell>
        </table:table-row>
        <table:table-row table:style-name="Tabelle83.1">
          <table:table-cell table:style-name="Tabelle83.A31" office:value-type="string">
            <text:p text:style-name="P372">Paste Keyframes</text:p>
          </table:table-cell>
          <table:table-cell table:style-name="Tabelle83.B31" office:value-type="string">
            <text:p text:style-name="P50"><text:span text:style-name="T176">Dope Sheet </text:span>/ <text:span text:style-name="T177">Key / Paste Keyframes</text:span></text:p>
          </table:table-cell>
          <table:table-cell table:style-name="Tabelle83.C31" office:value-type="string">
            <text:p text:style-name="P371">Dopesheet <text:span text:style-name="T232">(Global)</text:span>/ Paste Keyframes</text:p>
          </table:table-cell>
          <table:table-cell table:style-name="Tabelle83.D31" office:value-type="string">
            <text:p text:style-name="P372">Ctrl V</text:p>
          </table:table-cell>
          <table:table-cell table:style-name="Tabelle83.E31" office:value-type="string">
            <text:p text:style-name="P231"/>
          </table:table-cell>
        </table:table-row>
        <table:table-row table:style-name="Tabelle83.1">
          <table:table-cell table:style-name="Tabelle83.A31" office:value-type="string">
            <text:p text:style-name="P372">Paste Keyframes<text:span text:style-name="T178"> flipped?</text:span></text:p>
          </table:table-cell>
          <table:table-cell table:style-name="Tabelle83.B31" office:value-type="string">
            <text:p text:style-name="P372">None</text:p>
          </table:table-cell>
          <table:table-cell table:style-name="Tabelle83.C31" office:value-type="string">
            <text:p text:style-name="P371">Dopesheet <text:span text:style-name="T232">(Global)</text:span>/ Paste Keyframes</text:p>
          </table:table-cell>
          <table:table-cell table:style-name="Tabelle83.D31" office:value-type="string">
            <text:p text:style-name="P372"><text:span text:style-name="T179">Shift </text:span>Ctrl V</text:p>
          </table:table-cell>
          <table:table-cell table:style-name="Tabelle83.E31" office:value-type="string">
            <text:p text:style-name="P143"/>
          </table:table-cell>
        </table:table-row>
        <table:table-row table:style-name="Tabelle83.1">
          <table:table-cell table:style-name="Tabelle83.A31" office:value-type="string">
            <text:p text:style-name="P373">View All</text:p>
          </table:table-cell>
          <table:table-cell table:style-name="Tabelle83.B31" office:value-type="string">
            <text:p text:style-name="P50"><text:span text:style-name="T176">Dope Sheet </text:span>/ <text:span text:style-name="T179">View / View All</text:span></text:p>
          </table:table-cell>
          <table:table-cell table:style-name="Tabelle83.C31" office:value-type="string">
            <text:p text:style-name="P371">Dopesheet <text:span text:style-name="T232">(Global)</text:span>/ View All</text:p>
          </table:table-cell>
          <table:table-cell table:style-name="Tabelle83.D31" office:value-type="string">
            <text:p text:style-name="P373">Home</text:p>
          </table:table-cell>
          <table:table-cell table:style-name="Tabelle83.E31" office:value-type="string">
            <text:p text:style-name="P231"/>
          </table:table-cell>
        </table:table-row>
        <table:table-row table:style-name="Tabelle83.1">
          <table:table-cell table:style-name="Tabelle83.A31" office:value-type="string">
            <text:p text:style-name="P365">View All. <text:span text:style-name="T38">Ndof device for 3dConnexion </text:span></text:p>
          </table:table-cell>
          <table:table-cell table:style-name="Tabelle83.B31" office:value-type="string">
            <text:p text:style-name="P364"/>
          </table:table-cell>
          <table:table-cell table:style-name="Tabelle83.C31" office:value-type="string">
            <text:p text:style-name="P366">Dopesheet <text:span text:style-name="T232">(Global)</text:span>/ View All</text:p>
          </table:table-cell>
          <table:table-cell table:style-name="Tabelle83.D31" office:value-type="string">
            <text:p text:style-name="P365">NDOF Fit</text:p>
          </table:table-cell>
          <table:table-cell table:style-name="Tabelle83.E31" office:value-type="string">
            <text:p text:style-name="P365">Cannot test</text:p>
          </table:table-cell>
        </table:table-row>
        <text:soft-page-break/>
        <table:table-row table:style-name="Tabelle83.1">
          <table:table-cell table:style-name="Tabelle83.A31" office:value-type="string">
            <text:p text:style-name="P373">View Selected </text:p>
          </table:table-cell>
          <table:table-cell table:style-name="Tabelle83.B31" office:value-type="string">
            <text:p text:style-name="P50"><text:span text:style-name="T176">Dope Sheet </text:span>/ <text:span text:style-name="T179">View / View Selected </text:span></text:p>
          </table:table-cell>
          <table:table-cell table:style-name="Tabelle83.C31" office:value-type="string">
            <text:p text:style-name="P351"><text:span text:style-name="T176">Dopesheet (Global)/ </text:span><text:span text:style-name="T16">View Selected </text:span></text:p>
          </table:table-cell>
          <table:table-cell table:style-name="Tabelle83.D31" office:value-type="string">
            <text:p text:style-name="P373">Numpad ,</text:p>
          </table:table-cell>
          <table:table-cell table:style-name="Tabelle83.E31" office:value-type="string">
            <text:p text:style-name="P231"/>
          </table:table-cell>
        </table:table-row>
        <table:table-row table:style-name="Tabelle83.1">
          <table:table-cell table:style-name="Tabelle83.A25" office:value-type="string">
            <text:p text:style-name="P373">View Frame</text:p>
          </table:table-cell>
          <table:table-cell table:style-name="Tabelle83.B25" office:value-type="string">
            <text:p text:style-name="P50"><text:span text:style-name="T176">Dope Sheet </text:span>/ <text:span text:style-name="T179">View / View Frame</text:span></text:p>
          </table:table-cell>
          <table:table-cell table:style-name="Tabelle83.C25" office:value-type="string">
            <text:p text:style-name="P351"><text:span text:style-name="T176">Dopesheet (Global)/ </text:span><text:span text:style-name="T16">View Frame</text:span></text:p>
          </table:table-cell>
          <table:table-cell table:style-name="Tabelle83.D25" office:value-type="string">
            <text:p text:style-name="P373">Numpad 0</text:p>
          </table:table-cell>
          <table:table-cell table:style-name="Tabelle83.E25" office:value-type="string">
            <text:p text:style-name="P231"/>
          </table:table-cell>
        </table:table-row>
        <table:table-row table:style-name="Tabelle83.1">
          <table:table-cell table:style-name="Tabelle83.A31" office:value-type="string">
            <text:p text:style-name="P373">Calls a Find Channels panel</text:p>
          </table:table-cell>
          <table:table-cell table:style-name="Tabelle83.B31" office:value-type="string">
            <text:p text:style-name="P50"><text:span text:style-name="T176">Dope Sheet </text:span>/ <text:span text:style-name="T180">Channel / Find Channel</text:span></text:p>
          </table:table-cell>
          <table:table-cell table:style-name="Tabelle83.C31" office:value-type="string">
            <text:p text:style-name="P371">Dopesheet <text:span text:style-name="T232">(Global)</text:span>/ Find Channel</text:p>
          </table:table-cell>
          <table:table-cell table:style-name="Tabelle83.D31" office:value-type="string">
            <text:p text:style-name="P374">Ctrl F</text:p>
          </table:table-cell>
          <table:table-cell table:style-name="Tabelle83.E31" office:value-type="string">
            <text:p text:style-name="P144"/>
          </table:table-cell>
        </table:table-row>
        <table:table-row table:style-name="Tabelle83.1">
          <table:table-cell table:style-name="Tabelle83.A31" office:value-type="string">
            <text:p text:style-name="P476">Grab / Move</text:p>
          </table:table-cell>
          <table:table-cell table:style-name="Tabelle83.B31" office:value-type="string">
            <text:p text:style-name="P79">Dope Sheet / Key / Transform</text:p>
          </table:table-cell>
          <table:table-cell table:style-name="Tabelle83.C31" office:value-type="string">
            <text:p text:style-name="P371">Dopesheet (Global) / Transform</text:p>
          </table:table-cell>
          <table:table-cell table:style-name="Tabelle83.D31" office:value-type="string">
            <text:p text:style-name="P476">W</text:p>
          </table:table-cell>
          <table:table-cell table:style-name="Tabelle83.E31" office:value-type="string">
            <text:p text:style-name="P144"/>
          </table:table-cell>
        </table:table-row>
        <table:table-row table:style-name="Tabelle83.1">
          <table:table-cell table:style-name="Tabelle83.A31" office:value-type="string">
            <text:p text:style-name="P477">Time Translate</text:p>
          </table:table-cell>
          <table:table-cell table:style-name="Tabelle83.B31" office:value-type="string">
            <text:p text:style-name="P50"/>
          </table:table-cell>
          <table:table-cell table:style-name="Tabelle83.C31" office:value-type="string">
            <text:p text:style-name="P371">Dopesheet (Global) / Transform</text:p>
          </table:table-cell>
          <table:table-cell table:style-name="Tabelle83.D31" office:value-type="string">
            <text:p text:style-name="P374"/>
          </table:table-cell>
          <table:table-cell table:style-name="Tabelle83.E31" office:value-type="string">
            <text:p text:style-name="P368">Event Type Tweak</text:p>
          </table:table-cell>
        </table:table-row>
        <table:table-row table:style-name="Tabelle83.1">
          <table:table-cell table:style-name="Tabelle83.A31" office:value-type="string">
            <text:p text:style-name="P476">Extend</text:p>
          </table:table-cell>
          <table:table-cell table:style-name="Tabelle83.B31" office:value-type="string">
            <text:p text:style-name="P79">Dope Sheet / Key / Transform</text:p>
          </table:table-cell>
          <table:table-cell table:style-name="Tabelle83.C31" office:value-type="string">
            <text:p text:style-name="P371">Dopesheet (Global) / Transform</text:p>
          </table:table-cell>
          <table:table-cell table:style-name="Tabelle83.D31" office:value-type="string">
            <text:p text:style-name="P476">E</text:p>
          </table:table-cell>
          <table:table-cell table:style-name="Tabelle83.E31" office:value-type="string">
            <text:p text:style-name="P144"/>
          </table:table-cell>
        </table:table-row>
        <table:table-row table:style-name="Tabelle83.1">
          <table:table-cell table:style-name="Tabelle83.A31" office:value-type="string">
            <text:p text:style-name="P477">Scale</text:p>
          </table:table-cell>
          <table:table-cell table:style-name="Tabelle83.B31" office:value-type="string">
            <text:p text:style-name="P79">Dope Sheet / Key / Transform</text:p>
          </table:table-cell>
          <table:table-cell table:style-name="Tabelle83.C31" office:value-type="string">
            <text:p text:style-name="P371">Dopesheet (Global) / Transform</text:p>
          </table:table-cell>
          <table:table-cell table:style-name="Tabelle83.D31" office:value-type="string">
            <text:p text:style-name="P476">R</text:p>
          </table:table-cell>
          <table:table-cell table:style-name="Tabelle83.E31" office:value-type="string">
            <text:p text:style-name="P144"/>
          </table:table-cell>
        </table:table-row>
        <table:table-row table:style-name="Tabelle83.1">
          <table:table-cell table:style-name="Tabelle83.A31" office:value-type="string">
            <text:p text:style-name="P477">Slide</text:p>
          </table:table-cell>
          <table:table-cell table:style-name="Tabelle83.B31" office:value-type="string">
            <text:p text:style-name="P79">Dope Sheet / Key / Transform</text:p>
          </table:table-cell>
          <table:table-cell table:style-name="Tabelle83.C31" office:value-type="string">
            <text:p text:style-name="P371">Dopesheet (Global) / Transform</text:p>
          </table:table-cell>
          <table:table-cell table:style-name="Tabelle83.D31" office:value-type="string">
            <text:p text:style-name="P476">Shift T</text:p>
          </table:table-cell>
          <table:table-cell table:style-name="Tabelle83.E31" office:value-type="string">
            <text:p text:style-name="P144"/>
          </table:table-cell>
        </table:table-row>
        <table:table-row table:style-name="Tabelle83.1">
          <table:table-cell table:style-name="Tabelle83.A32" office:value-type="string">
            <text:p text:style-name="P369">Delete Keyframes</text:p>
          </table:table-cell>
          <table:table-cell table:style-name="Tabelle83.B32" office:value-type="string">
            <text:p text:style-name="P355"><text:span text:style-name="T17">Dope Sheet</text:span><text:span text:style-name="T18"> </text:span>/ <text:span text:style-name="T170">Key / Delete Keyframes</text:span></text:p>
          </table:table-cell>
          <table:table-cell table:style-name="Tabelle83.C32" office:value-type="string">
            <text:p text:style-name="P355"><text:span text:style-name="T17">Dope</text:span><text:span text:style-name="T23">s</text:span><text:span text:style-name="T17">heet</text:span> (Global) / <text:span text:style-name="T174">Delete Keyframes</text:span></text:p>
          </table:table-cell>
          <table:table-cell table:style-name="Tabelle83.D32" office:value-type="string">
            <text:p text:style-name="P369">Delete</text:p>
          </table:table-cell>
          <table:table-cell table:style-name="Tabelle83.E32" office:value-type="string">
            <text:p text:style-name="P145"/>
          </table:table-cell>
        </table:table-row>
      </table:table>
      <text:p text:style-name="P2"/>
      <text:p text:style-name="P9"/>
      <table:table table:name="Tabelle77" table:style-name="Tabelle77">
        <table:table-column table:style-name="Tabelle77.A"/>
        <table:table-header-rows>
          <table:table-row table:style-name="Tabelle77.1">
            <table:table-cell table:style-name="Tabelle77.A1" office:value-type="string">
              <text:h text:style-name="P541" text:outline-level="1"><text:bookmark-start text:name="__RefHeading___Toc24645_937061591"/><text:span text:style-name="T233">Dopesheet</text:span> <text:span text:style-name="T233">Generic</text:span><text:bookmark-end text:name="__RefHeading___Toc24645_937061591"/></text:h>
            </table:table-cell>
          </table:table-row>
        </table:table-header-rows>
      </table:table>
      <text:p text:style-name="P9"/>
      <text:p text:style-name="P9"/>
      <table:table table:name="Tabelle78" table:style-name="Tabelle78">
        <table:table-column table:style-name="Tabelle78.A"/>
        <table:table-column table:style-name="Tabelle78.B"/>
        <table:table-column table:style-name="Tabelle78.C"/>
        <table:table-column table:style-name="Tabelle78.D"/>
        <table:table-column table:style-name="Tabelle78.E"/>
        <table:table-header-rows>
          <table:table-row table:style-name="Tabelle78.1">
            <table:table-cell table:style-name="Tabelle78.A1" table:number-columns-spanned="5" office:value-type="string">
              <text:p text:style-name="P371">Dopesheet<text:span text:style-name="T232"> Generic</text:span></text:p>
            </table:table-cell>
            <table:covered-table-cell/>
            <table:covered-table-cell/>
            <table:covered-table-cell/>
            <table:covered-table-cell/>
          </table:table-row>
        </table:table-header-rows>
        <table:table-row table:style-name="Tabelle78.1">
          <table:table-cell table:style-name="Tabelle78.A2" office:value-type="string">
            <text:p text:style-name="P22">Function </text:p>
          </table:table-cell>
          <table:table-cell table:style-name="Tabelle78.A2" office:value-type="string">
            <text:p text:style-name="P22">Surface <text:span text:style-name="T6">menu </text:span>location<text:tab/></text:p>
          </table:table-cell>
          <table:table-cell table:style-name="Tabelle78.A2" office:value-type="string">
            <text:p text:style-name="P22">User Preferences location</text:p>
          </table:table-cell>
          <table:table-cell table:style-name="Tabelle78.A2" office:value-type="string">
            <text:p text:style-name="P22">Hotkey</text:p>
          </table:table-cell>
          <table:table-cell table:style-name="Tabelle78.E2" office:value-type="string">
            <text:p text:style-name="P22">Special note</text:p>
          </table:table-cell>
        </table:table-row>
        <table:table-row table:style-name="Tabelle78.1">
          <table:table-cell table:style-name="Tabelle78.A3" office:value-type="string">
            <text:p text:style-name="P477">Opens / closes the Properties Panel</text:p>
          </table:table-cell>
          <table:table-cell table:style-name="Tabelle78.B3" office:value-type="string">
            <text:p text:style-name="P356"><text:span text:style-name="T17">Dope Sheet</text:span><text:span text:style-name="T18"> </text:span>/ <text:span text:style-name="T233">View / </text:span></text:p>
          </table:table-cell>
          <table:table-cell table:style-name="Tabelle78.C3" office:value-type="string">
            <text:p text:style-name="P356"><text:span text:style-name="T17">Dope</text:span><text:span text:style-name="T23">shet</text:span> <text:span text:style-name="T233">Generic</text:span> / <text:span text:style-name="T233">Properties</text:span></text:p>
          </table:table-cell>
          <table:table-cell table:style-name="Tabelle78.D3" office:value-type="string">
            <text:p text:style-name="P527">Ctrl T</text:p>
          </table:table-cell>
          <table:table-cell table:style-name="Tabelle78.E3" office:value-type="string">
            <text:p text:style-name="P146"/>
          </table:table-cell>
        </table:table-row>
      </table:table>
      <text:p text:style-name="P9"/>
      <table:table table:name="Tabelle86" table:style-name="Tabelle86">
        <table:table-column table:style-name="Tabelle86.A"/>
        <table:table-header-rows>
          <table:table-row table:style-name="Tabelle86.1">
            <table:table-cell table:style-name="Tabelle86.A1" office:value-type="string">
              <text:h text:style-name="P535" text:outline-level="1"><text:bookmark-start text:name="__RefHeading___Toc29245_111300586"/>NLA Channels / NLA Editor (Global)<text:bookmark-end text:name="__RefHeading___Toc29245_111300586"/></text:h>
            </table:table-cell>
          </table:table-row>
        </table:table-header-rows>
      </table:table>
      <text:p text:style-name="P2"/>
      <table:table table:name="Tabelle85" table:style-name="Tabelle85">
        <table:table-column table:style-name="Tabelle85.A"/>
        <table:table-column table:style-name="Tabelle85.B"/>
        <table:table-column table:style-name="Tabelle85.C"/>
        <table:table-column table:style-name="Tabelle85.D"/>
        <table:table-column table:style-name="Tabelle85.E"/>
        <table:table-header-rows>
          <table:table-row table:style-name="Tabelle85.1">
            <table:table-cell table:style-name="Tabelle85.A1" table:number-columns-spanned="5" office:value-type="string">
              <text:p text:style-name="P375">NLA Channels / NLA Editor (Global)</text:p>
            </table:table-cell>
            <table:covered-table-cell/>
            <table:covered-table-cell/>
            <table:covered-table-cell/>
            <table:covered-table-cell/>
          </table:table-row>
        </table:table-header-rows>
        <table:table-row table:style-name="Tabelle85.1">
          <table:table-cell table:style-name="Tabelle85.A2" office:value-type="string">
            <text:p text:style-name="P18">Function </text:p>
          </table:table-cell>
          <table:table-cell table:style-name="Tabelle85.A2" office:value-type="string">
            <text:p text:style-name="P18">Surface <text:span text:style-name="T6">menu </text:span>location<text:tab/></text:p>
          </table:table-cell>
          <table:table-cell table:style-name="Tabelle85.A2" office:value-type="string">
            <text:p text:style-name="P18">User Preferences location</text:p>
          </table:table-cell>
          <table:table-cell table:style-name="Tabelle85.A2" office:value-type="string">
            <text:p text:style-name="P18">Hotkey</text:p>
          </table:table-cell>
          <table:table-cell table:style-name="Tabelle85.E2" office:value-type="string">
            <text:p text:style-name="P18">Special note</text:p>
          </table:table-cell>
        </table:table-row>
        <table:table-row table:style-name="Tabelle85.1">
          <table:table-cell table:style-name="Tabelle85.A3" office:value-type="string">
            <text:p text:style-name="P355">Mouse Select Keys</text:p>
          </table:table-cell>
          <table:table-cell table:style-name="Tabelle85.B3" office:value-type="string">
            <text:p text:style-name="P355">None</text:p>
          </table:table-cell>
          <table:table-cell table:style-name="Tabelle85.C3" office:value-type="string">
            <text:p text:style-name="P355"><text:span text:style-name="T181">NLA Editor / NLA Editor (Global) </text:span>/ Mouse Select </text:p>
          </table:table-cell>
          <table:table-cell table:style-name="Tabelle85.D3" office:value-type="string">
            <text:p text:style-name="P355">Select Mouse</text:p>
          </table:table-cell>
          <table:table-cell table:style-name="Tabelle85.E3" office:value-type="string">
            <text:p text:style-name="P340"><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55">Mouse Select Keys</text:p>
          </table:table-cell>
          <table:table-cell table:style-name="Tabelle85.B17" office:value-type="string">
            <text:p text:style-name="P355">None</text:p>
          </table:table-cell>
          <table:table-cell table:style-name="Tabelle85.C17" office:value-type="string">
            <text:p text:style-name="P355"><text:span text:style-name="T181">NLA Editor / NLA Editor (Global) </text:span><text:s/>/ Mouse Select </text:p>
          </table:table-cell>
          <table:table-cell table:style-name="Tabelle85.D17" office:value-type="string">
            <text:p text:style-name="P355"><text:span text:style-name="T233">Shift </text:span>Select Mouse</text:p>
          </table:table-cell>
          <table:table-cell table:style-name="Tabelle85.E17" office:value-type="string">
            <text:p text:style-name="P340"><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70">Select Left/Right</text:p>
          </table:table-cell>
          <table:table-cell table:style-name="Tabelle85.B17" office:value-type="string">
            <text:p text:style-name="P355">None</text:p>
          </table:table-cell>
          <table:table-cell table:style-name="Tabelle85.C17" office:value-type="string">
            <text:p text:style-name="P356"><text:span text:style-name="T181">NLA Editor / NLA Editor (Global)</text:span> / <text:span text:style-name="T176">Select Left/Right</text:span></text:p>
          </table:table-cell>
          <table:table-cell table:style-name="Tabelle85.D17" office:value-type="string">
            <text:p text:style-name="P355">Ctrl<text:span text:style-name="T176"> </text:span>Select Mouse</text:p>
          </table:table-cell>
          <table:table-cell table:style-name="Tabelle85.E17" office:value-type="string">
            <text:p text:style-name="P340"><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70">Select Left/Right</text:p>
          </table:table-cell>
          <table:table-cell table:style-name="Tabelle85.B17" office:value-type="string">
            <text:p text:style-name="P355">None</text:p>
          </table:table-cell>
          <table:table-cell table:style-name="Tabelle85.C17" office:value-type="string">
            <text:p text:style-name="P356"><text:span text:style-name="T181">NLA Editor / NLA Editor (Global)</text:span> / <text:span text:style-name="T176">Select Left/Right</text:span></text:p>
          </table:table-cell>
          <table:table-cell table:style-name="Tabelle85.D17" office:value-type="string">
            <text:p text:style-name="P355">Shift Ctrl Select Mouse</text:p>
          </table:table-cell>
          <table:table-cell table:style-name="Tabelle85.E17" office:value-type="string">
            <text:p text:style-name="P340"><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48">Select All</text:p>
          </table:table-cell>
          <table:table-cell table:style-name="Tabelle85.B17" office:value-type="string">
            <text:p text:style-name="P49"><text:span text:style-name="T181">NLA </text:span>/ Select / Select All</text:p>
          </table:table-cell>
          <table:table-cell table:style-name="Tabelle85.C17" office:value-type="string">
            <text:p text:style-name="P348"><text:span text:style-name="T181">NLA Editor / NLA Editor (Global) / (De)</text:span>Select All</text:p>
          </table:table-cell>
          <table:table-cell table:style-name="Tabelle85.D17" office:value-type="string">
            <text:p text:style-name="P348">A</text:p>
          </table:table-cell>
          <table:table-cell table:style-name="Tabelle85.E17" office:value-type="string">
            <text:p text:style-name="P231"/>
          </table:table-cell>
        </table:table-row>
        <table:table-row table:style-name="Tabelle85.1">
          <table:table-cell table:style-name="Tabelle85.A17" office:value-type="string">
            <text:p text:style-name="P348">Inverts Selection</text:p>
          </table:table-cell>
          <table:table-cell table:style-name="Tabelle85.B17" office:value-type="string">
            <text:p text:style-name="P49"><text:span text:style-name="T181">NLA </text:span>/ Select / Invert Selection</text:p>
          </table:table-cell>
          <table:table-cell table:style-name="Tabelle85.C17" office:value-type="string">
            <text:p text:style-name="P348"><text:span text:style-name="T181">NLA Editor / NLA Editor (Global) / (De)S</text:span>elect All</text:p>
          </table:table-cell>
          <table:table-cell table:style-name="Tabelle85.D17" office:value-type="string">
            <text:p text:style-name="P348">Ctrl I</text:p>
          </table:table-cell>
          <table:table-cell table:style-name="Tabelle85.E17" office:value-type="string">
            <text:p text:style-name="P231"/>
          </table:table-cell>
        </table:table-row>
        <table:table-row table:style-name="Tabelle85.1">
          <table:table-cell table:style-name="Tabelle85.A17" office:value-type="string">
            <text:p text:style-name="P348">Border Select</text:p>
          </table:table-cell>
          <table:table-cell table:style-name="Tabelle85.B17" office:value-type="string">
            <text:p text:style-name="P49"><text:span text:style-name="T181">NLA </text:span>/ Select / Border Select</text:p>
          </table:table-cell>
          <table:table-cell table:style-name="Tabelle85.C17" office:value-type="string">
            <text:p text:style-name="P348"><text:span text:style-name="T181">NLA Editor / NLA Editor (Global) / </text:span>Border Select</text:p>
          </table:table-cell>
          <table:table-cell table:style-name="Tabelle85.D17" office:value-type="string">
            <text:p text:style-name="P348">B</text:p>
          </table:table-cell>
          <table:table-cell table:style-name="Tabelle85.E17" office:value-type="string">
            <text:p text:style-name="P231"/>
          </table:table-cell>
        </table:table-row>
        <table:table-row table:style-name="Tabelle85.1">
          <table:table-cell table:style-name="Tabelle85.A10" office:value-type="string">
            <text:p text:style-name="P360">View All</text:p>
          </table:table-cell>
          <table:table-cell table:style-name="Tabelle85.B10" office:value-type="string">
            <text:p text:style-name="P355"><text:span text:style-name="T19">NLA</text:span> / <text:span text:style-name="T172">View / View All</text:span></text:p>
          </table:table-cell>
          <table:table-cell table:style-name="Tabelle85.C10" office:value-type="string">
            <text:p text:style-name="P375">NLA Editor / NLA Editor (Global) / View All</text:p>
          </table:table-cell>
          <table:table-cell table:style-name="Tabelle85.D10" office:value-type="string">
            <text:p text:style-name="P360">Home</text:p>
          </table:table-cell>
          <table:table-cell table:style-name="Tabelle85.E10" office:value-type="string">
            <text:p text:style-name="P231"/>
          </table:table-cell>
        </table:table-row>
        <table:table-row table:style-name="Tabelle85.1">
          <table:table-cell table:style-name="Tabelle85.A14" office:value-type="string">
            <text:p text:style-name="P361">View All.<text:span text:style-name="T38"> Ndof device for </text:span>3dConnexion </text:p>
          </table:table-cell>
          <table:table-cell table:style-name="Tabelle85.B14" office:value-type="string">
            <text:p text:style-name="P362"/>
          </table:table-cell>
          <table:table-cell table:style-name="Tabelle85.C14" office:value-type="string">
            <text:p text:style-name="P362"><text:span text:style-name="T181">NLA Editor / NLA Editor (Global) </text:span>/ <text:span text:style-name="T172">View All</text:span></text:p>
          </table:table-cell>
          <table:table-cell table:style-name="Tabelle85.D14" office:value-type="string">
            <text:p text:style-name="P361">NDOF Fit</text:p>
          </table:table-cell>
          <table:table-cell table:style-name="Tabelle85.E14" office:value-type="string">
            <text:p text:style-name="P210">Cannot test!</text:p>
          </table:table-cell>
        </table:table-row>
        <text:soft-page-break/>
        <table:table-row table:style-name="Tabelle85.1">
          <table:table-cell table:style-name="Tabelle85.A12" office:value-type="string">
            <text:p text:style-name="P51">View Selected</text:p>
          </table:table-cell>
          <table:table-cell table:style-name="Tabelle85.B12" office:value-type="string">
            <text:p text:style-name="P52">View / View Selected</text:p>
          </table:table-cell>
          <table:table-cell table:style-name="Tabelle85.C12" office:value-type="string">
            <text:p text:style-name="P53"><text:span text:style-name="T181">NLA Editor / NLA Editor (Global) </text:span>/ <text:span text:style-name="T182">View Selected</text:span></text:p>
          </table:table-cell>
          <table:table-cell table:style-name="Tabelle85.D12" office:value-type="string">
            <text:p text:style-name="P51">Numpad ,</text:p>
          </table:table-cell>
          <table:table-cell table:style-name="Tabelle85.E12" office:value-type="string">
            <text:p text:style-name="P54"/>
          </table:table-cell>
        </table:table-row>
        <table:table-row table:style-name="Tabelle85.1">
          <table:table-cell table:style-name="Tabelle85.A14" office:value-type="string">
            <text:p text:style-name="P51">Delete Strips</text:p>
          </table:table-cell>
          <table:table-cell table:style-name="Tabelle85.B14" office:value-type="string">
            <text:p text:style-name="P53"><text:span text:style-name="T181">NLA</text:span> / <text:span text:style-name="T183">Edit / Delete Strips</text:span></text:p>
          </table:table-cell>
          <table:table-cell table:style-name="Tabelle85.C14" office:value-type="string">
            <text:p text:style-name="P53"><text:span text:style-name="T181">NLA Editor / NLA Editor (Global) </text:span>/ <text:s/><text:span text:style-name="T182">Delete Strips</text:span></text:p>
          </table:table-cell>
          <table:table-cell table:style-name="Tabelle85.D14" office:value-type="string">
            <text:p text:style-name="P51">Delete</text:p>
          </table:table-cell>
          <table:table-cell table:style-name="Tabelle85.E14" office:value-type="string">
            <text:p text:style-name="P54"/>
          </table:table-cell>
        </table:table-row>
        <table:table-row table:style-name="Tabelle85.1">
          <table:table-cell table:style-name="Tabelle85.A14" office:value-type="string">
            <text:p text:style-name="P51">Move Strips up</text:p>
          </table:table-cell>
          <table:table-cell table:style-name="Tabelle85.B14" office:value-type="string">
            <text:p text:style-name="P53"><text:span text:style-name="T181">NLA</text:span> / <text:span text:style-name="T183">Edit / Move Strips up</text:span></text:p>
          </table:table-cell>
          <table:table-cell table:style-name="Tabelle85.C14" office:value-type="string">
            <text:p text:style-name="P53"><text:span text:style-name="T181">NLA Editor / NLA Editor (Global) </text:span>/ <text:s/><text:span text:style-name="T182">Move Strips up</text:span></text:p>
          </table:table-cell>
          <table:table-cell table:style-name="Tabelle85.D14" office:value-type="string">
            <text:p text:style-name="P51">Page Up</text:p>
          </table:table-cell>
          <table:table-cell table:style-name="Tabelle85.E14" office:value-type="string">
            <text:p text:style-name="P54"/>
          </table:table-cell>
        </table:table-row>
        <table:table-row table:style-name="Tabelle85.1">
          <table:table-cell table:style-name="Tabelle85.A15" office:value-type="string">
            <text:p text:style-name="P51">Move Strips down</text:p>
          </table:table-cell>
          <table:table-cell table:style-name="Tabelle85.B15" office:value-type="string">
            <text:p text:style-name="P53"><text:span text:style-name="T181">NLA</text:span> / <text:span text:style-name="T183">Edit / Move Strips down</text:span></text:p>
          </table:table-cell>
          <table:table-cell table:style-name="Tabelle85.C15" office:value-type="string">
            <text:p text:style-name="P53"><text:span text:style-name="T181">NLA Editor / NLA Editor (Global) </text:span>/ <text:s/><text:span text:style-name="T182">Move Strips down</text:span></text:p>
          </table:table-cell>
          <table:table-cell table:style-name="Tabelle85.D15" office:value-type="string">
            <text:p text:style-name="P51">Page Down</text:p>
          </table:table-cell>
          <table:table-cell table:style-name="Tabelle85.E15" office:value-type="string">
            <text:p text:style-name="P54"/>
          </table:table-cell>
        </table:table-row>
        <table:table-row table:style-name="Tabelle85.1">
          <table:table-cell table:style-name="Tabelle85.A17" office:value-type="string">
            <text:p text:style-name="P376">Transform </text:p>
          </table:table-cell>
          <table:table-cell table:style-name="Tabelle85.B17" office:value-type="string">
            <text:p text:style-name="P487">None</text:p>
          </table:table-cell>
          <table:table-cell table:style-name="Tabelle85.C17" office:value-type="string">
            <text:p text:style-name="P355"><text:span text:style-name="T19">NLA Editor / NLA Editor (Global) </text:span><text:span text:style-name="T9">/ /</text:span><text:span text:style-name="T184">Transform</text:span></text:p>
          </table:table-cell>
          <table:table-cell table:style-name="Tabelle85.D17" office:value-type="string">
            <text:p text:style-name="P231"/>
          </table:table-cell>
          <table:table-cell table:style-name="Tabelle85.E17" office:value-type="string">
            <text:p text:style-name="P376">Event Mapping Tweak</text:p>
          </table:table-cell>
        </table:table-row>
        <table:table-row table:style-name="Tabelle85.1">
          <table:table-cell table:style-name="Tabelle85.A17" office:value-type="string">
            <text:p text:style-name="P477">Extend</text:p>
          </table:table-cell>
          <table:table-cell table:style-name="Tabelle85.B17" office:value-type="string">
            <text:p text:style-name="P377">NLA / Edit / Transform /</text:p>
          </table:table-cell>
          <table:table-cell table:style-name="Tabelle85.C17" office:value-type="string">
            <text:p text:style-name="P356"><text:span text:style-name="T19">NLA Editor / NLA Editor (Global) </text:span><text:span text:style-name="T9">/ /</text:span><text:span text:style-name="T184">Transform</text:span></text:p>
          </table:table-cell>
          <table:table-cell table:style-name="Tabelle85.D17" office:value-type="string">
            <text:p text:style-name="P477">E</text:p>
          </table:table-cell>
          <table:table-cell table:style-name="Tabelle85.E17" office:value-type="string">
            <text:p text:style-name="P376"/>
          </table:table-cell>
        </table:table-row>
        <table:table-row table:style-name="Tabelle85.1">
          <table:table-cell table:style-name="Tabelle85.A18" office:value-type="string">
            <text:p text:style-name="P477">Scale</text:p>
          </table:table-cell>
          <table:table-cell table:style-name="Tabelle85.B18" office:value-type="string">
            <text:p text:style-name="P376"><text:bookmark-start text:name="__RefHeading___Toc29247_11130058692"/>NLA / Edit / Transform / Scale<text:bookmark-end text:name="__RefHeading___Toc29247_11130058692"/></text:p>
          </table:table-cell>
          <table:table-cell table:style-name="Tabelle85.C18" office:value-type="string">
            <text:p text:style-name="P355"><text:span text:style-name="T19">NLA Editor / NLA Editor (Global) </text:span><text:span text:style-name="T9">/ </text:span><text:span text:style-name="T184">Transform</text:span></text:p>
          </table:table-cell>
          <table:table-cell table:style-name="Tabelle85.D18" office:value-type="string">
            <text:p text:style-name="P376">R</text:p>
          </table:table-cell>
          <table:table-cell table:style-name="Tabelle85.E18" office:value-type="string">
            <text:p text:style-name="P376"/>
          </table:table-cell>
        </table:table-row>
        <table:table-row table:style-name="Tabelle85.19">
          <table:table-cell table:style-name="Tabelle85.A19" office:value-type="string">
            <text:p text:style-name="P376">Trans<text:span text:style-name="T233">form / Move</text:span></text:p>
          </table:table-cell>
          <table:table-cell table:style-name="Tabelle85.B19" office:value-type="string">
            <text:p text:style-name="P376">NLA / Edit / Transform / Grab/Move</text:p>
          </table:table-cell>
          <table:table-cell table:style-name="Tabelle85.C19" office:value-type="string">
            <text:p text:style-name="P355"><text:span text:style-name="T19">NLA Editor / NLA Editor (Global) </text:span><text:span text:style-name="T9">/ </text:span><text:span text:style-name="T184">Transform</text:span></text:p>
          </table:table-cell>
          <table:table-cell table:style-name="Tabelle85.D19" office:value-type="string">
            <text:p text:style-name="P376">W</text:p>
          </table:table-cell>
          <table:table-cell table:style-name="Tabelle85.E19" office:value-type="string">
            <text:p text:style-name="P147"/>
          </table:table-cell>
        </table:table-row>
      </table:table>
      <text:p text:style-name="P2"/>
      <table:table table:name="Tabelle87" table:style-name="Tabelle87">
        <table:table-column table:style-name="Tabelle87.A"/>
        <table:table-header-rows>
          <table:table-row table:style-name="Tabelle87.1">
            <table:table-cell table:style-name="Tabelle87.A1" office:value-type="string">
              <text:h text:style-name="P535" text:outline-level="1"><text:bookmark-start text:name="__RefHeading___Toc29247_111300586"/>NLA Channels / NLA <text:span text:style-name="T185">Channels</text:span><text:bookmark-end text:name="__RefHeading___Toc29247_111300586"/></text:h>
            </table:table-cell>
          </table:table-row>
        </table:table-header-rows>
      </table:table>
      <text:p text:style-name="P2"/>
      <table:table table:name="Tabelle88" table:style-name="Tabelle88">
        <table:table-column table:style-name="Tabelle88.A"/>
        <table:table-column table:style-name="Tabelle88.B"/>
        <table:table-column table:style-name="Tabelle88.C"/>
        <table:table-column table:style-name="Tabelle88.D"/>
        <table:table-column table:style-name="Tabelle88.E"/>
        <table:table-header-rows>
          <table:table-row table:style-name="Tabelle88.1">
            <table:table-cell table:style-name="Tabelle88.A1" table:number-columns-spanned="5" office:value-type="string">
              <text:p text:style-name="P375">NLA Channels / NLA <text:span text:style-name="T185">Channels</text:span></text:p>
            </table:table-cell>
            <table:covered-table-cell/>
            <table:covered-table-cell/>
            <table:covered-table-cell/>
            <table:covered-table-cell/>
          </table:table-row>
        </table:table-header-rows>
        <table:table-row table:style-name="Tabelle88.1">
          <table:table-cell table:style-name="Tabelle88.A2" office:value-type="string">
            <text:p text:style-name="P18">Function </text:p>
          </table:table-cell>
          <table:table-cell table:style-name="Tabelle88.A2" office:value-type="string">
            <text:p text:style-name="P18">Surface <text:span text:style-name="T6">menu </text:span>location<text:tab/></text:p>
          </table:table-cell>
          <table:table-cell table:style-name="Tabelle88.A2" office:value-type="string">
            <text:p text:style-name="P18">User Preferences location</text:p>
          </table:table-cell>
          <table:table-cell table:style-name="Tabelle88.A2" office:value-type="string">
            <text:p text:style-name="P18">Hotkey</text:p>
          </table:table-cell>
          <table:table-cell table:style-name="Tabelle88.E2" office:value-type="string">
            <text:p text:style-name="P18">Special note</text:p>
          </table:table-cell>
        </table:table-row>
        <table:table-row table:style-name="Tabelle88.1">
          <table:table-cell table:style-name="Tabelle88.A3" office:value-type="string">
            <text:p text:style-name="P378">Mouse Click on NLA Channels</text:p>
          </table:table-cell>
          <table:table-cell table:style-name="Tabelle88.B3" office:value-type="string">
            <text:p text:style-name="P486">None</text:p>
          </table:table-cell>
          <table:table-cell table:style-name="Tabelle88.C3" office:value-type="string">
            <text:p text:style-name="P375">NLA <text:span text:style-name="T9">Editor</text:span> / NLA <text:span text:style-name="T185">Channels / Mouse Click on NLA Channels</text:span></text:p>
          </table:table-cell>
          <table:table-cell table:style-name="Tabelle88.D3" office:value-type="string">
            <text:p text:style-name="P378">LMB</text:p>
          </table:table-cell>
          <table:table-cell table:style-name="Tabelle88.E3" office:value-type="string">
            <text:p text:style-name="P340"><text:span text:style-name="T31">No menu entry.</text:span><text:span text:style-name="T32"> </text:span><text:span text:style-name="T34">Mouse only action</text:span></text:p>
          </table:table-cell>
        </table:table-row>
        <table:table-row table:style-name="Tabelle88.1">
          <table:table-cell table:style-name="Tabelle88.A4" office:value-type="string">
            <text:p text:style-name="P378">Mouse Click on NLA Channels</text:p>
          </table:table-cell>
          <table:table-cell table:style-name="Tabelle88.B4" office:value-type="string">
            <text:p text:style-name="P486">None</text:p>
          </table:table-cell>
          <table:table-cell table:style-name="Tabelle88.C4" office:value-type="string">
            <text:p text:style-name="P375">NLA <text:span text:style-name="T9">Editor</text:span> / NLA <text:span text:style-name="T185">Channels / Mouse Click on NLA Channels</text:span></text:p>
          </table:table-cell>
          <table:table-cell table:style-name="Tabelle88.D4" office:value-type="string">
            <text:p text:style-name="P378">Shift LMB</text:p>
          </table:table-cell>
          <table:table-cell table:style-name="Tabelle88.E4" office:value-type="string">
            <text:p text:style-name="P340"><text:span text:style-name="T31">No menu entry.</text:span><text:span text:style-name="T32"> </text:span><text:span text:style-name="T34">Mouse only action</text:span></text:p>
          </table:table-cell>
        </table:table-row>
        <table:table-row table:style-name="Tabelle88.1">
          <table:table-cell table:style-name="Tabelle88.A5" office:value-type="string">
            <text:p text:style-name="P378">Delete</text:p>
          </table:table-cell>
          <table:table-cell table:style-name="Tabelle88.B5" office:value-type="string">
            <text:p text:style-name="P480"><text:span text:style-name="T181">NLA </text:span><text:span text:style-name="T19">Editor</text:span><text:span text:style-name="T181"> / Edit / Delete Strips</text:span></text:p>
          </table:table-cell>
          <table:table-cell table:style-name="Tabelle88.C5" office:value-type="string">
            <text:p text:style-name="P375">NLA <text:span text:style-name="T9">Editor</text:span> / NLA <text:span text:style-name="T185">Channels / Delete</text:span></text:p>
          </table:table-cell>
          <table:table-cell table:style-name="Tabelle88.D5" office:value-type="string">
            <text:p text:style-name="P378">Delete</text:p>
          </table:table-cell>
          <table:table-cell table:style-name="Tabelle88.E5" office:value-type="string">
            <text:p text:style-name="P231"/>
          </table:table-cell>
        </table:table-row>
      </table:table>
      <text:p text:style-name="P2"/>
      <table:table table:name="Tabelle89" table:style-name="Tabelle89">
        <table:table-column table:style-name="Tabelle89.A"/>
        <table:table-header-rows>
          <table:table-row table:style-name="Tabelle89.1">
            <table:table-cell table:style-name="Tabelle89.A1" office:value-type="string">
              <text:h text:style-name="P535" text:outline-level="1"><text:bookmark-start text:name="__RefHeading___Toc29249_111300586"/>NLA Channels / NLA <text:span text:style-name="T185">Generic</text:span><text:bookmark-end text:name="__RefHeading___Toc29249_111300586"/></text:h>
            </table:table-cell>
          </table:table-row>
        </table:table-header-rows>
      </table:table>
      <text:p text:style-name="P2"/>
      <table:table table:name="Tabelle90" table:style-name="Tabelle90">
        <table:table-column table:style-name="Tabelle90.A"/>
        <table:table-column table:style-name="Tabelle90.B"/>
        <table:table-column table:style-name="Tabelle90.C"/>
        <table:table-column table:style-name="Tabelle90.D"/>
        <table:table-column table:style-name="Tabelle90.E"/>
        <table:table-header-rows>
          <table:table-row table:style-name="Tabelle90.1">
            <table:table-cell table:style-name="Tabelle90.A1" table:number-columns-spanned="5" office:value-type="string">
              <text:p text:style-name="P375">NLA Channels / NLA <text:span text:style-name="T185">Generic</text:span></text:p>
            </table:table-cell>
            <table:covered-table-cell/>
            <table:covered-table-cell/>
            <table:covered-table-cell/>
            <table:covered-table-cell/>
          </table:table-row>
        </table:table-header-rows>
        <table:table-row table:style-name="Tabelle90.1">
          <table:table-cell table:style-name="Tabelle90.A2" office:value-type="string">
            <text:p text:style-name="P18">Function </text:p>
          </table:table-cell>
          <table:table-cell table:style-name="Tabelle90.A2" office:value-type="string">
            <text:p text:style-name="P18">Surface <text:span text:style-name="T6">menu </text:span>location<text:tab/></text:p>
          </table:table-cell>
          <table:table-cell table:style-name="Tabelle90.A2" office:value-type="string">
            <text:p text:style-name="P18">User Preferences location</text:p>
          </table:table-cell>
          <table:table-cell table:style-name="Tabelle90.A2" office:value-type="string">
            <text:p text:style-name="P18">Hotkey</text:p>
          </table:table-cell>
          <table:table-cell table:style-name="Tabelle90.E2" office:value-type="string">
            <text:p text:style-name="P18">Special note</text:p>
          </table:table-cell>
        </table:table-row>
        <table:table-row table:style-name="Tabelle90.1">
          <table:table-cell table:style-name="Tabelle90.A3" office:value-type="string">
            <text:p text:style-name="P378">Opens/ Closes the Properties Sidebar</text:p>
          </table:table-cell>
          <table:table-cell table:style-name="Tabelle90.B3" office:value-type="string">
            <text:p text:style-name="P478"><text:span text:style-name="T181">NLA </text:span><text:span text:style-name="T19">Editor</text:span><text:span text:style-name="T181"> / </text:span>View / Properties</text:p>
          </table:table-cell>
          <table:table-cell table:style-name="Tabelle90.C3" office:value-type="string">
            <text:p text:style-name="P375">NLA <text:span text:style-name="T9">Editor</text:span> / NLA <text:span text:style-name="T185">Generic / Properties</text:span></text:p>
          </table:table-cell>
          <table:table-cell table:style-name="Tabelle90.D3" office:value-type="string">
            <text:p text:style-name="P527">Ctrl T</text:p>
          </table:table-cell>
          <table:table-cell table:style-name="Tabelle90.E3" office:value-type="string">
            <text:p text:style-name="P231"/>
          </table:table-cell>
        </table:table-row>
        <table:table-row table:style-name="Tabelle90.1">
          <table:table-cell table:style-name="Tabelle90.A4" office:value-type="string">
            <text:p text:style-name="P378">Exit Tweak Mode<text:span text:style-name="T186">. </text:span></text:p>
          </table:table-cell>
          <table:table-cell table:style-name="Tabelle90.B4" office:value-type="string">
            <text:p text:style-name="P479"><text:span text:style-name="T181">NLA </text:span><text:span text:style-name="T19">Editor</text:span><text:span text:style-name="T181"> / Edit / Stop tweaking Strip Actions</text:span></text:p>
          </table:table-cell>
          <table:table-cell table:style-name="Tabelle90.C4" office:value-type="string">
            <text:p text:style-name="P375">NLA <text:span text:style-name="T9">Editor</text:span> / NLA <text:span text:style-name="T185">Generic / Exit Tweak Mode</text:span></text:p>
          </table:table-cell>
          <table:table-cell table:style-name="Tabelle90.D4" office:value-type="string">
            <text:p text:style-name="P378">Tab</text:p>
          </table:table-cell>
          <table:table-cell table:style-name="Tabelle90.E4" office:value-type="string">
            <text:p text:style-name="P148"/>
          </table:table-cell>
        </table:table-row>
        <table:table-row table:style-name="Tabelle90.1">
          <table:table-cell table:style-name="Tabelle90.A5" office:value-type="string">
            <text:p text:style-name="P378"><text:span text:style-name="T186">Enter</text:span> Tweak Mode<text:span text:style-name="T186">. </text:span></text:p>
          </table:table-cell>
          <table:table-cell table:style-name="Tabelle90.B5" office:value-type="string">
            <text:p text:style-name="P479"><text:span text:style-name="T181">NLA </text:span><text:span text:style-name="T19">Editor</text:span><text:span text:style-name="T181"> / Edit / Start tweaking Strip Actions</text:span></text:p>
          </table:table-cell>
          <table:table-cell table:style-name="Tabelle90.C5" office:value-type="string">
            <text:p text:style-name="P375">NLA <text:span text:style-name="T9">Editor</text:span> / NLA <text:span text:style-name="T185">Generic / Enter Tweak Mode</text:span></text:p>
          </table:table-cell>
          <table:table-cell table:style-name="Tabelle90.D5" office:value-type="string">
            <text:p text:style-name="P378">Tab</text:p>
          </table:table-cell>
          <table:table-cell table:style-name="Tabelle90.E5" office:value-type="string">
            <text:p text:style-name="P148"/>
          </table:table-cell>
        </table:table-row>
        <table:table-row table:style-name="Tabelle90.1">
          <table:table-cell table:style-name="Tabelle90.A6" office:value-type="string">
            <text:p text:style-name="P378">Exit Tweak Mode<text:span text:style-name="T186">. Isolate Action</text:span></text:p>
          </table:table-cell>
          <table:table-cell table:style-name="Tabelle90.B6" office:value-type="string">
            <text:p text:style-name="P479"><text:span text:style-name="T181">NLA </text:span><text:span text:style-name="T19">Editor</text:span><text:span text:style-name="T181"> / Edit / Stop tweaking Stashed Action</text:span></text:p>
          </table:table-cell>
          <table:table-cell table:style-name="Tabelle90.C6" office:value-type="string">
            <text:p text:style-name="P375">NLA <text:span text:style-name="T9">Editor</text:span> / NLA <text:span text:style-name="T185">Generic / Exit Tweak Mode</text:span></text:p>
          </table:table-cell>
          <table:table-cell table:style-name="Tabelle90.D6" office:value-type="string">
            <text:p text:style-name="P378"><text:span text:style-name="T234">Shift </text:span>Tab</text:p>
          </table:table-cell>
          <table:table-cell table:style-name="Tabelle90.E6" office:value-type="string">
            <text:p text:style-name="P148"/>
          </table:table-cell>
        </table:table-row>
        <table:table-row table:style-name="Tabelle90.1">
          <table:table-cell table:style-name="Tabelle90.A7" office:value-type="string">
            <text:p text:style-name="P378"><text:span text:style-name="T186">Enter</text:span> Tweak Mode<text:span text:style-name="T186">. Isolate Action</text:span></text:p>
          </table:table-cell>
          <table:table-cell table:style-name="Tabelle90.B7" office:value-type="string">
            <text:p text:style-name="P479"><text:span text:style-name="T181">NLA </text:span><text:span text:style-name="T19">Editor</text:span><text:span text:style-name="T181"> / Edit / Start tweaking Stashed Action</text:span></text:p>
          </table:table-cell>
          <table:table-cell table:style-name="Tabelle90.C7" office:value-type="string">
            <text:p text:style-name="P375">NLA <text:span text:style-name="T9">Editor</text:span> / NLA <text:span text:style-name="T185">Generic / Enter Tweak Mode</text:span></text:p>
          </table:table-cell>
          <table:table-cell table:style-name="Tabelle90.D7" office:value-type="string">
            <text:p text:style-name="P378"><text:span text:style-name="T234">Shift </text:span>Tab</text:p>
          </table:table-cell>
          <table:table-cell table:style-name="Tabelle90.E7" office:value-type="string">
            <text:p text:style-name="P148"/>
          </table:table-cell>
        </table:table-row>
      </table:table>
      <text:p text:style-name="P2"/>
      <text:p text:style-name="P2"/>
      <text:p text:style-name="P10"/>
      <table:table table:name="Tabelle157" table:style-name="Tabelle157">
        <table:table-column table:style-name="Tabelle157.A"/>
        <table:table-header-rows>
          <table:table-row table:style-name="Tabelle157.1">
            <table:table-cell table:style-name="Tabelle157.A1" office:value-type="string">
              <text:h text:style-name="P542" text:outline-level="1"><text:bookmark-start text:name="__RefHeading___Toc24647_937061591"/>Timeline<text:bookmark-end text:name="__RefHeading___Toc24647_937061591"/></text:h>
            </table:table-cell>
          </table:table-row>
        </table:table-header-rows>
      </table:table>
      <text:p text:style-name="P10"/>
      <table:table table:name="Tabelle156" table:style-name="Tabelle156">
        <table:table-column table:style-name="Tabelle156.A"/>
        <table:table-column table:style-name="Tabelle156.B"/>
        <table:table-column table:style-name="Tabelle156.C"/>
        <table:table-column table:style-name="Tabelle156.D"/>
        <table:table-column table:style-name="Tabelle156.E"/>
        <table:table-header-rows>
          <table:table-row table:style-name="Tabelle156.1">
            <table:table-cell table:style-name="Tabelle156.A1" table:number-columns-spanned="5" office:value-type="string">
              <text:p text:style-name="P402">Timeline</text:p>
            </table:table-cell>
            <table:covered-table-cell/>
            <table:covered-table-cell/>
            <table:covered-table-cell/>
            <table:covered-table-cell/>
          </table:table-row>
        </table:table-header-rows>
        <table:table-row table:style-name="Tabelle156.1">
          <table:table-cell table:style-name="Tabelle156.A2" office:value-type="string">
            <text:p text:style-name="P23">Function </text:p>
          </table:table-cell>
          <table:table-cell table:style-name="Tabelle156.A2" office:value-type="string">
            <text:p text:style-name="P23">Surface <text:span text:style-name="T6">menu </text:span>location<text:tab/></text:p>
          </table:table-cell>
          <table:table-cell table:style-name="Tabelle156.A2" office:value-type="string">
            <text:p text:style-name="P23">User Preferences location</text:p>
          </table:table-cell>
          <table:table-cell table:style-name="Tabelle156.A2" office:value-type="string">
            <text:p text:style-name="P23">Hotkey</text:p>
          </table:table-cell>
          <table:table-cell table:style-name="Tabelle156.E2" office:value-type="string">
            <text:p text:style-name="P23">Special note</text:p>
          </table:table-cell>
        </table:table-row>
        <text:soft-page-break/>
        <table:table-row table:style-name="Tabelle156.1">
          <table:table-cell table:style-name="Tabelle156.A3" office:value-type="string">
            <text:p text:style-name="P402">View All</text:p>
          </table:table-cell>
          <table:table-cell table:style-name="Tabelle156.B3" office:value-type="string">
            <text:p text:style-name="P402">Timeline / View / View All</text:p>
          </table:table-cell>
          <table:table-cell table:style-name="Tabelle156.C3" office:value-type="string">
            <text:p text:style-name="P402">Timeline / View All</text:p>
          </table:table-cell>
          <table:table-cell table:style-name="Tabelle156.D3" office:value-type="string">
            <text:p text:style-name="P402">Home</text:p>
          </table:table-cell>
          <table:table-cell table:style-name="Tabelle156.E3" office:value-type="string">
            <text:p text:style-name="P481"/>
          </table:table-cell>
        </table:table-row>
        <table:table-row table:style-name="Tabelle156.1">
          <table:table-cell table:style-name="Tabelle156.A4" office:value-type="string">
            <text:p text:style-name="P385">View All. <text:span text:style-name="T38">Ndof device for </text:span>3dConnexion </text:p>
          </table:table-cell>
          <table:table-cell table:style-name="Tabelle156.B4" office:value-type="string">
            <text:p text:style-name="P386">None</text:p>
          </table:table-cell>
          <table:table-cell table:style-name="Tabelle156.C4" office:value-type="string">
            <text:p text:style-name="P385">Timeline / View All</text:p>
          </table:table-cell>
          <table:table-cell table:style-name="Tabelle156.D4" office:value-type="string">
            <text:p text:style-name="P385">NDOF Fit</text:p>
          </table:table-cell>
          <table:table-cell table:style-name="Tabelle156.E4" office:value-type="string">
            <text:p text:style-name="P385">Cannot test</text:p>
          </table:table-cell>
        </table:table-row>
      </table:table>
      <text:p text:style-name="P10"/>
      <table:table table:name="Tabelle92" table:style-name="Tabelle92">
        <table:table-column table:style-name="Tabelle92.A"/>
        <table:table-header-rows>
          <table:table-row table:style-name="Tabelle92.1">
            <table:table-cell table:style-name="Tabelle92.A1" office:value-type="string">
              <text:h text:style-name="P535" text:outline-level="1"><text:bookmark-start text:name="__RefHeading___Toc29251_111300586"/>Image / Image (Global)<text:bookmark-end text:name="__RefHeading___Toc29251_111300586"/></text:h>
            </table:table-cell>
          </table:table-row>
        </table:table-header-rows>
      </table:table>
      <text:p text:style-name="P2"/>
      <table:table table:name="Tabelle91" table:style-name="Tabelle91">
        <table:table-column table:style-name="Tabelle91.A"/>
        <table:table-column table:style-name="Tabelle91.B"/>
        <table:table-column table:style-name="Tabelle91.C"/>
        <table:table-column table:style-name="Tabelle91.D"/>
        <table:table-column table:style-name="Tabelle91.E"/>
        <table:table-header-rows>
          <table:table-row table:style-name="Tabelle91.1">
            <table:table-cell table:style-name="Tabelle91.A1" table:number-columns-spanned="5" office:value-type="string">
              <text:p text:style-name="P379">Image / Image (Global)</text:p>
            </table:table-cell>
            <table:covered-table-cell/>
            <table:covered-table-cell/>
            <table:covered-table-cell/>
            <table:covered-table-cell/>
          </table:table-row>
        </table:table-header-rows>
        <table:table-row table:style-name="Tabelle91.1">
          <table:table-cell table:style-name="Tabelle91.A2" office:value-type="string">
            <text:p text:style-name="P18">Function </text:p>
          </table:table-cell>
          <table:table-cell table:style-name="Tabelle91.A2" office:value-type="string">
            <text:p text:style-name="P18">Surface <text:span text:style-name="T6">menu </text:span>location<text:tab/></text:p>
          </table:table-cell>
          <table:table-cell table:style-name="Tabelle91.A2" office:value-type="string">
            <text:p text:style-name="P18">User Preferences location</text:p>
          </table:table-cell>
          <table:table-cell table:style-name="Tabelle91.A2" office:value-type="string">
            <text:p text:style-name="P18">Hotkey</text:p>
          </table:table-cell>
          <table:table-cell table:style-name="Tabelle91.E2" office:value-type="string">
            <text:p text:style-name="P18">Special note</text:p>
          </table:table-cell>
        </table:table-row>
        <table:table-row table:style-name="Tabelle91.1">
          <table:table-cell table:style-name="Tabelle91.A3" office:value-type="string">
            <text:p text:style-name="P379">View All</text:p>
          </table:table-cell>
          <table:table-cell table:style-name="Tabelle91.B3" office:value-type="string">
            <text:p text:style-name="P515">UV Image Editor / View / View All</text:p>
          </table:table-cell>
          <table:table-cell table:style-name="Tabelle91.C3" office:value-type="string">
            <text:p text:style-name="P379">Image / Image (Global) / View All</text:p>
          </table:table-cell>
          <table:table-cell table:style-name="Tabelle91.D3" office:value-type="string">
            <text:p text:style-name="P379">Home</text:p>
          </table:table-cell>
          <table:table-cell table:style-name="Tabelle91.E3" office:value-type="string">
            <text:p text:style-name="P231"/>
          </table:table-cell>
        </table:table-row>
        <table:table-row table:style-name="Tabelle91.1">
          <table:table-cell table:style-name="Tabelle91.A19" office:value-type="string">
            <text:p text:style-name="P379">View Center</text:p>
          </table:table-cell>
          <table:table-cell table:style-name="Tabelle91.B19" office:value-type="string">
            <text:p text:style-name="P515">UV Image Editor / View / View Center</text:p>
          </table:table-cell>
          <table:table-cell table:style-name="Tabelle91.C19" office:value-type="string">
            <text:p text:style-name="P379">Image / Image (Global) / View Center</text:p>
          </table:table-cell>
          <table:table-cell table:style-name="Tabelle91.D19" office:value-type="string">
            <text:p text:style-name="P379">Numpad ,</text:p>
          </table:table-cell>
          <table:table-cell table:style-name="Tabelle91.E19" office:value-type="string">
            <text:p text:style-name="P515">Shows when you have a UV mesh in the editor.</text:p>
          </table:table-cell>
        </table:table-row>
        <table:table-row table:style-name="Tabelle91.1">
          <table:table-cell table:style-name="Tabelle91.A19" office:value-type="string">
            <text:p text:style-name="P379">View Pan</text:p>
          </table:table-cell>
          <table:table-cell table:style-name="Tabelle91.B19" office:value-type="string">
            <text:p text:style-name="P378">None</text:p>
          </table:table-cell>
          <table:table-cell table:style-name="Tabelle91.C19" office:value-type="string">
            <text:p text:style-name="P379">Image / Image (Global) / View Pan</text:p>
          </table:table-cell>
          <table:table-cell table:style-name="Tabelle91.D19" office:value-type="string">
            <text:p text:style-name="P379">MMB</text:p>
          </table:table-cell>
          <table:table-cell table:style-name="Tabelle91.E19" office:value-type="string">
            <text:p text:style-name="P340"><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9">View Pan</text:p>
          </table:table-cell>
          <table:table-cell table:style-name="Tabelle91.B19" office:value-type="string">
            <text:p text:style-name="P374">None</text:p>
          </table:table-cell>
          <table:table-cell table:style-name="Tabelle91.C19" office:value-type="string">
            <text:p text:style-name="P379">Image / Image (Global) / View Pan</text:p>
          </table:table-cell>
          <table:table-cell table:style-name="Tabelle91.D19" office:value-type="string">
            <text:p text:style-name="P379">Shift MMB</text:p>
          </table:table-cell>
          <table:table-cell table:style-name="Tabelle91.E19" office:value-type="string">
            <text:p text:style-name="P340"><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9">View Pan</text:p>
          </table:table-cell>
          <table:table-cell table:style-name="Tabelle91.B19" office:value-type="string">
            <text:p text:style-name="P378">None</text:p>
          </table:table-cell>
          <table:table-cell table:style-name="Tabelle91.C19" office:value-type="string">
            <text:p text:style-name="P379">Image / Image (Global) / View Pan</text:p>
          </table:table-cell>
          <table:table-cell table:style-name="Tabelle91.D19" office:value-type="string">
            <text:p text:style-name="P379">Mouse/Trackpad Pan</text:p>
          </table:table-cell>
          <table:table-cell table:style-name="Tabelle91.E19" office:value-type="string">
            <text:p text:style-name="P379">Trackpad for laptops.</text:p>
          </table:table-cell>
        </table:table-row>
        <table:table-row table:style-name="Tabelle91.1">
          <table:table-cell table:style-name="Tabelle91.A19" office:value-type="string">
            <text:p text:style-name="P381">View All. <text:span text:style-name="T38">Ndof device for 3dConnexion </text:span></text:p>
          </table:table-cell>
          <table:table-cell table:style-name="Tabelle91.B19" office:value-type="string">
            <text:p text:style-name="P378">None</text:p>
          </table:table-cell>
          <table:table-cell table:style-name="Tabelle91.C19" office:value-type="string">
            <text:p text:style-name="P381">Image / Image (Global) / </text:p>
          </table:table-cell>
          <table:table-cell table:style-name="Tabelle91.D19" office:value-type="string">
            <text:p text:style-name="P381">NDOF Fit</text:p>
          </table:table-cell>
          <table:table-cell table:style-name="Tabelle91.E19" office:value-type="string">
            <text:p text:style-name="P382">Cannot test!</text:p>
          </table:table-cell>
        </table:table-row>
        <table:table-row table:style-name="Tabelle91.1">
          <table:table-cell table:style-name="Tabelle91.A19" office:value-type="string">
            <text:p text:style-name="P383"><text:span text:style-name="T187">NDOF Pan/Zoom. Ndof device for </text:span>3dConnexion </text:p>
          </table:table-cell>
          <table:table-cell table:style-name="Tabelle91.B19" office:value-type="string">
            <text:p text:style-name="P378">None</text:p>
          </table:table-cell>
          <table:table-cell table:style-name="Tabelle91.C19" office:value-type="string">
            <text:p text:style-name="P381">Image / Image (Global) / NDOF Pan/Zoom</text:p>
          </table:table-cell>
          <table:table-cell table:style-name="Tabelle91.D19" office:value-type="string">
            <text:p text:style-name="P384">NDOF Motion</text:p>
          </table:table-cell>
          <table:table-cell table:style-name="Tabelle91.E19" office:value-type="string">
            <text:p text:style-name="P382">Cannot test!</text:p>
          </table:table-cell>
        </table:table-row>
        <table:table-row table:style-name="Tabelle91.1">
          <table:table-cell table:style-name="Tabelle91.A19" office:value-type="string">
            <text:p text:style-name="P55">View Zoom <text:span text:style-name="T188">I</text:span>n </text:p>
          </table:table-cell>
          <table:table-cell table:style-name="Tabelle91.B19" office:value-type="string">
            <text:p text:style-name="P387">UV/Image Editor / View / <text:span text:style-name="T20">View Zoom </text:span><text:span text:style-name="T9">I</text:span><text:span text:style-name="T20">n </text:span></text:p>
          </table:table-cell>
          <table:table-cell table:style-name="Tabelle91.C19" office:value-type="string">
            <text:p text:style-name="P379">Image / Image (Global) / <text:span text:style-name="T9">View Zoom in </text:span></text:p>
          </table:table-cell>
          <table:table-cell table:style-name="Tabelle91.D19" office:value-type="string">
            <text:p text:style-name="P379">Wheel In </text:p>
          </table:table-cell>
          <table:table-cell table:style-name="Tabelle91.E19" office:value-type="string">
            <text:p text:style-name="P231"/>
          </table:table-cell>
        </table:table-row>
        <table:table-row table:style-name="Tabelle91.1">
          <table:table-cell table:style-name="Tabelle91.A19" office:value-type="string">
            <text:p text:style-name="P55">View Zoom Out</text:p>
          </table:table-cell>
          <table:table-cell table:style-name="Tabelle91.B19" office:value-type="string">
            <text:p text:style-name="P387">UV/Image Editor / View / <text:span text:style-name="T20">View Zoom </text:span><text:span text:style-name="T9">Out</text:span><text:span text:style-name="T20"> </text:span></text:p>
          </table:table-cell>
          <table:table-cell table:style-name="Tabelle91.C19" office:value-type="string">
            <text:p text:style-name="P379">Image / Image (Global) / <text:span text:style-name="T9">View Zoom Out</text:span></text:p>
          </table:table-cell>
          <table:table-cell table:style-name="Tabelle91.D19" office:value-type="string">
            <text:p text:style-name="P379">Wheel Out</text:p>
          </table:table-cell>
          <table:table-cell table:style-name="Tabelle91.E19" office:value-type="string">
            <text:p text:style-name="P231"/>
          </table:table-cell>
        </table:table-row>
        <table:table-row table:style-name="Tabelle91.1">
          <table:table-cell table:style-name="Tabelle91.A19" office:value-type="string">
            <text:p text:style-name="P55">View Zoom in </text:p>
          </table:table-cell>
          <table:table-cell table:style-name="Tabelle91.B19" office:value-type="string">
            <text:p text:style-name="P378">None</text:p>
          </table:table-cell>
          <table:table-cell table:style-name="Tabelle91.C19" office:value-type="string">
            <text:p text:style-name="P379">Image / Image (Global) / <text:span text:style-name="T9">View Zoom in </text:span></text:p>
          </table:table-cell>
          <table:table-cell table:style-name="Tabelle91.D19" office:value-type="string">
            <text:p text:style-name="P379">Numpad +</text:p>
          </table:table-cell>
          <table:table-cell table:style-name="Tabelle91.E19" office:value-type="string">
            <text:p text:style-name="P340"><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 Out</text:p>
          </table:table-cell>
          <table:table-cell table:style-name="Tabelle91.B19" office:value-type="string">
            <text:p text:style-name="P378">None</text:p>
          </table:table-cell>
          <table:table-cell table:style-name="Tabelle91.C19" office:value-type="string">
            <text:p text:style-name="P379">Image / Image (Global) / <text:span text:style-name="T9">View Zoom Out</text:span></text:p>
          </table:table-cell>
          <table:table-cell table:style-name="Tabelle91.D19" office:value-type="string">
            <text:p text:style-name="P379">Numpad -</text:p>
          </table:table-cell>
          <table:table-cell table:style-name="Tabelle91.E19" office:value-type="string">
            <text:p text:style-name="P340"><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text:p>
          </table:table-cell>
          <table:table-cell table:style-name="Tabelle91.B19" office:value-type="string">
            <text:p text:style-name="P374">None</text:p>
          </table:table-cell>
          <table:table-cell table:style-name="Tabelle91.C19" office:value-type="string">
            <text:p text:style-name="P379">Image / Image (Global) / </text:p>
          </table:table-cell>
          <table:table-cell table:style-name="Tabelle91.D19" office:value-type="string">
            <text:p text:style-name="P387">Ctrl MMB</text:p>
          </table:table-cell>
          <table:table-cell table:style-name="Tabelle91.E19" office:value-type="string">
            <text:p text:style-name="P231"/>
          </table:table-cell>
        </table:table-row>
        <table:table-row table:style-name="Tabelle91.1">
          <table:table-cell table:style-name="Tabelle91.A19" office:value-type="string">
            <text:p text:style-name="P55">View Zoom</text:p>
          </table:table-cell>
          <table:table-cell table:style-name="Tabelle91.B19" office:value-type="string">
            <text:p text:style-name="P378">None</text:p>
          </table:table-cell>
          <table:table-cell table:style-name="Tabelle91.C19" office:value-type="string">
            <text:p text:style-name="P379">Image / Image (Global) / </text:p>
          </table:table-cell>
          <table:table-cell table:style-name="Tabelle91.D19" office:value-type="string">
            <text:p text:style-name="P387">Mouse/Trackpad Zoom</text:p>
          </table:table-cell>
          <table:table-cell table:style-name="Tabelle91.E19" office:value-type="string">
            <text:p text:style-name="P380">Trackpad for laptops.</text:p>
          </table:table-cell>
        </table:table-row>
        <table:table-row table:style-name="Tabelle91.1">
          <table:table-cell table:style-name="Tabelle91.A19" office:value-type="string">
            <text:p text:style-name="P55">View Zoom</text:p>
          </table:table-cell>
          <table:table-cell table:style-name="Tabelle91.B19" office:value-type="string">
            <text:p text:style-name="P378">None</text:p>
          </table:table-cell>
          <table:table-cell table:style-name="Tabelle91.C19" office:value-type="string">
            <text:p text:style-name="P379">Image / Image (Global) / </text:p>
          </table:table-cell>
          <table:table-cell table:style-name="Tabelle91.D19" office:value-type="string">
            <text:p text:style-name="P387">Ctrl Mouse/Trackpad Pan</text:p>
          </table:table-cell>
          <table:table-cell table:style-name="Tabelle91.E19" office:value-type="string">
            <text:p text:style-name="P380">Trackpad for laptops.</text:p>
          </table:table-cell>
        </table:table-row>
        <table:table-row table:style-name="Tabelle91.1">
          <table:table-cell table:style-name="Tabelle91.A19" office:value-type="string">
            <text:p text:style-name="P56">Change Frame<text:span text:style-name="T189">. </text:span></text:p>
          </table:table-cell>
          <table:table-cell table:style-name="Tabelle91.B19" office:value-type="string">
            <text:p text:style-name="P515">None</text:p>
          </table:table-cell>
          <table:table-cell table:style-name="Tabelle91.C19" office:value-type="string">
            <text:p text:style-name="P379">Image / Image (Global) / <text:span text:style-name="T188">Change Frame</text:span></text:p>
          </table:table-cell>
          <table:table-cell table:style-name="Tabelle91.D19" office:value-type="string">
            <text:p text:style-name="P388">Left Mouse</text:p>
          </table:table-cell>
          <table:table-cell table:style-name="Tabelle91.E19" office:value-type="string">
            <text:p text:style-name="P187"><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7">Sample Color<text:span text:style-name="T189">. </text:span></text:p>
          </table:table-cell>
          <table:table-cell table:style-name="Tabelle91.B19" office:value-type="string">
            <text:p text:style-name="P515">None</text:p>
          </table:table-cell>
          <table:table-cell table:style-name="Tabelle91.C19" office:value-type="string">
            <text:p text:style-name="P379">Image / Image (Global) / <text:span text:style-name="T190">Sample Color</text:span></text:p>
          </table:table-cell>
          <table:table-cell table:style-name="Tabelle91.D19" office:value-type="string">
            <text:p text:style-name="P388">Action Mouse</text:p>
          </table:table-cell>
          <table:table-cell table:style-name="Tabelle91.E19" office:value-type="string">
            <text:p text:style-name="P187"><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8">Set Curves Point.</text:p>
          </table:table-cell>
          <table:table-cell table:style-name="Tabelle91.B19" office:value-type="string">
            <text:p text:style-name="P515">None</text:p>
          </table:table-cell>
          <table:table-cell table:style-name="Tabelle91.C19" office:value-type="string">
            <text:p text:style-name="P379">Image / Image (Global) / <text:span text:style-name="T189">Set Curves Point</text:span></text:p>
          </table:table-cell>
          <table:table-cell table:style-name="Tabelle91.D19" office:value-type="string">
            <text:p text:style-name="P389">Ctrl Action Mouse</text:p>
          </table:table-cell>
          <table:table-cell table:style-name="Tabelle91.E19" office:value-type="string">
            <text:p text:style-name="P187"><text:span text:style-name="T31">No menu entry.</text:span><text:span text:style-name="T32"> </text:span><text:span text:style-name="T34">Mouse only action</text:span></text:p>
          </table:table-cell>
        </table:table-row>
        <table:table-row table:style-name="Tabelle91.1">
          <table:table-cell table:style-name="Tabelle91.A20" office:value-type="string">
            <text:p text:style-name="P58">Set Curves Point. </text:p>
          </table:table-cell>
          <table:table-cell table:style-name="Tabelle91.B20" office:value-type="string">
            <text:p text:style-name="P515">None</text:p>
          </table:table-cell>
          <table:table-cell table:style-name="Tabelle91.C20" office:value-type="string">
            <text:p text:style-name="P379">Image / Image (Global) / <text:span text:style-name="T189">Set Curves Point</text:span></text:p>
          </table:table-cell>
          <table:table-cell table:style-name="Tabelle91.D20" office:value-type="string">
            <text:p text:style-name="P389">Shift Action Mouse</text:p>
          </table:table-cell>
          <table:table-cell table:style-name="Tabelle91.E20" office:value-type="string">
            <text:p text:style-name="P187"><text:span text:style-name="T31">No menu entry.</text:span><text:span text:style-name="T32"> </text:span><text:span text:style-name="T34">Mouse only action</text:span></text:p>
          </table:table-cell>
        </table:table-row>
        <table:table-row table:style-name="Tabelle91.1">
          <table:table-cell table:style-name="Tabelle91.A22" office:value-type="string">
            <text:p text:style-name="P389">Open Image</text:p>
          </table:table-cell>
          <table:table-cell table:style-name="Tabelle91.B22" office:value-type="string">
            <text:p text:style-name="P387">UV/Image Editor / <text:span text:style-name="T189">Image</text:span> /<text:span text:style-name="T189"> Open Image</text:span></text:p>
          </table:table-cell>
          <table:table-cell table:style-name="Tabelle91.C22" office:value-type="string">
            <text:p text:style-name="P379"><text:span text:style-name="T189">I</text:span>mage / Image (Global) /<text:span text:style-name="T189"> Open Image</text:span></text:p>
          </table:table-cell>
          <table:table-cell table:style-name="Tabelle91.D22" office:value-type="string">
            <text:p text:style-name="P389">Ctrl O</text:p>
          </table:table-cell>
          <table:table-cell table:style-name="Tabelle91.E22" office:value-type="string">
            <text:p text:style-name="P231"/>
          </table:table-cell>
        </table:table-row>
        <table:table-row table:style-name="Tabelle91.1">
          <table:table-cell table:style-name="Tabelle91.A22" office:value-type="string">
            <text:p text:style-name="P389">New Image</text:p>
          </table:table-cell>
          <table:table-cell table:style-name="Tabelle91.B22" office:value-type="string">
            <text:p text:style-name="P387">UV/Image Editor / <text:span text:style-name="T189">Image</text:span> /<text:span text:style-name="T189"> New Image</text:span></text:p>
          </table:table-cell>
          <table:table-cell table:style-name="Tabelle91.C22" office:value-type="string">
            <text:p text:style-name="P379"><text:bookmark-start text:name="__RefHeading___Toc29253_11130058693"/><text:span text:style-name="T189">I</text:span>mage / Image (Global) /<text:span text:style-name="T189"> New Image</text:span><text:bookmark-end text:name="__RefHeading___Toc29253_11130058693"/></text:p>
          </table:table-cell>
          <table:table-cell table:style-name="Tabelle91.D22" office:value-type="string">
            <text:p text:style-name="P389">Ctrl N</text:p>
          </table:table-cell>
          <table:table-cell table:style-name="Tabelle91.E22" office:value-type="string">
            <text:p text:style-name="P231"/>
          </table:table-cell>
        </table:table-row>
        <table:table-row table:style-name="Tabelle91.1">
          <table:table-cell table:style-name="Tabelle91.A23" office:value-type="string">
            <text:p text:style-name="P389">View All</text:p>
          </table:table-cell>
          <table:table-cell table:style-name="Tabelle91.B23" office:value-type="string">
            <text:p text:style-name="P387">UV/Image Editor / View /<text:span text:style-name="T189"> View All</text:span></text:p>
          </table:table-cell>
          <table:table-cell table:style-name="Tabelle91.C23" office:value-type="string">
            <text:p text:style-name="P379"><text:span text:style-name="T189">I</text:span>mage / Image (Global) /<text:span text:style-name="T189"> View All</text:span></text:p>
          </table:table-cell>
          <table:table-cell table:style-name="Tabelle91.D23" office:value-type="string">
            <text:p text:style-name="P389">Numpad 0</text:p>
          </table:table-cell>
          <table:table-cell table:style-name="Tabelle91.E23" office:value-type="string">
            <text:p text:style-name="P231"/>
          </table:table-cell>
        </table:table-row>
      </table:table>
      <text:p text:style-name="P2"/>
      <table:table table:name="Tabelle93" table:style-name="Tabelle93">
        <table:table-column table:style-name="Tabelle93.A"/>
        <table:table-header-rows>
          <text:soft-page-break/>
          <table:table-row table:style-name="Tabelle93.1">
            <table:table-cell table:style-name="Tabelle93.A1" office:value-type="string">
              <text:h text:style-name="P535" text:outline-level="1"><text:bookmark-start text:name="__RefHeading___Toc29253_111300586"/>Image / UV Editor<text:bookmark-end text:name="__RefHeading___Toc29253_111300586"/></text:h>
            </table:table-cell>
          </table:table-row>
        </table:table-header-rows>
      </table:table>
      <text:p text:style-name="P2"/>
      <table:table table:name="Tabelle94" table:style-name="Tabelle94">
        <table:table-column table:style-name="Tabelle94.A"/>
        <table:table-column table:style-name="Tabelle94.B"/>
        <table:table-column table:style-name="Tabelle94.C"/>
        <table:table-column table:style-name="Tabelle94.D"/>
        <table:table-column table:style-name="Tabelle94.E"/>
        <table:table-header-rows>
          <table:table-row table:style-name="Tabelle94.1">
            <table:table-cell table:style-name="Tabelle94.A1" table:number-columns-spanned="5" office:value-type="string">
              <text:p text:style-name="P390">Image / UV Editor</text:p>
            </table:table-cell>
            <table:covered-table-cell/>
            <table:covered-table-cell/>
            <table:covered-table-cell/>
            <table:covered-table-cell/>
          </table:table-row>
        </table:table-header-rows>
        <table:table-row table:style-name="Tabelle94.1">
          <table:table-cell table:style-name="Tabelle94.A2" office:value-type="string">
            <text:p text:style-name="P18">Function </text:p>
          </table:table-cell>
          <table:table-cell table:style-name="Tabelle94.A2" office:value-type="string">
            <text:p text:style-name="P18">Surface <text:span text:style-name="T6">menu </text:span>location<text:tab/></text:p>
          </table:table-cell>
          <table:table-cell table:style-name="Tabelle94.A2" office:value-type="string">
            <text:p text:style-name="P18">User Preferences location</text:p>
          </table:table-cell>
          <table:table-cell table:style-name="Tabelle94.A2" office:value-type="string">
            <text:p text:style-name="P18">Hotkey</text:p>
          </table:table-cell>
          <table:table-cell table:style-name="Tabelle94.E2" office:value-type="string">
            <text:p text:style-name="P18">Special note</text:p>
          </table:table-cell>
        </table:table-row>
        <table:table-row table:style-name="Tabelle94.1">
          <table:table-cell table:style-name="Tabelle94.A23" office:value-type="string">
            <text:p text:style-name="P391">Select </text:p>
          </table:table-cell>
          <table:table-cell table:style-name="Tabelle94.B23" office:value-type="string">
            <text:p text:style-name="P391">None</text:p>
          </table:table-cell>
          <table:table-cell table:style-name="Tabelle94.C23" office:value-type="string">
            <text:p text:style-name="P390">Image / UV Editor / <text:span text:style-name="T191">Select </text:span></text:p>
          </table:table-cell>
          <table:table-cell table:style-name="Tabelle94.D23" office:value-type="string">
            <text:p text:style-name="P391">Select Mouse</text:p>
          </table:table-cell>
          <table:table-cell table:style-name="Tabelle94.E23" office:value-type="string">
            <text:p text:style-name="P187"><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1">Select </text:p>
          </table:table-cell>
          <table:table-cell table:style-name="Tabelle94.B23" office:value-type="string">
            <text:p text:style-name="P391">None</text:p>
          </table:table-cell>
          <table:table-cell table:style-name="Tabelle94.C23" office:value-type="string">
            <text:p text:style-name="P390">Image / UV Editor / <text:span text:style-name="T191">Select </text:span></text:p>
          </table:table-cell>
          <table:table-cell table:style-name="Tabelle94.D23" office:value-type="string">
            <text:p text:style-name="P391">Shift Select Mouse</text:p>
          </table:table-cell>
          <table:table-cell table:style-name="Tabelle94.E23" office:value-type="string">
            <text:p text:style-name="P187"><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1">Loop Select<text:span text:style-name="T192">. No menu item possible, works with mouse position</text:span></text:p>
          </table:table-cell>
          <table:table-cell table:style-name="Tabelle94.B23" office:value-type="string">
            <text:p text:style-name="P391">None</text:p>
          </table:table-cell>
          <table:table-cell table:style-name="Tabelle94.C23" office:value-type="string">
            <text:p text:style-name="P390">Image / UV Editor / <text:span text:style-name="T191">Loop Select</text:span></text:p>
          </table:table-cell>
          <table:table-cell table:style-name="Tabelle94.D23" office:value-type="string">
            <text:p text:style-name="P391">Shift Select Mouse</text:p>
          </table:table-cell>
          <table:table-cell table:style-name="Tabelle94.E23" office:value-type="string">
            <text:p text:style-name="P187"><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1">Loop Select<text:span text:style-name="T192">. No menu item possible, works with mouse position</text:span></text:p>
          </table:table-cell>
          <table:table-cell table:style-name="Tabelle94.B23" office:value-type="string">
            <text:p text:style-name="P391">None</text:p>
          </table:table-cell>
          <table:table-cell table:style-name="Tabelle94.C23" office:value-type="string">
            <text:p text:style-name="P390">Image / UV Editor / <text:span text:style-name="T191">Loop Select</text:span></text:p>
          </table:table-cell>
          <table:table-cell table:style-name="Tabelle94.D23" office:value-type="string">
            <text:p text:style-name="P391">Alt Select Mouse</text:p>
          </table:table-cell>
          <table:table-cell table:style-name="Tabelle94.E23" office:value-type="string">
            <text:p text:style-name="P187"><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1">Border Select</text:p>
          </table:table-cell>
          <table:table-cell table:style-name="Tabelle94.B23" office:value-type="string">
            <text:p text:style-name="P390">UV<text:span text:style-name="T191">/Image</text:span> Editor<text:span text:style-name="T191"> / Select / Border Select</text:span></text:p>
          </table:table-cell>
          <table:table-cell table:style-name="Tabelle94.C23" office:value-type="string">
            <text:p text:style-name="P390">Image / UV Editor / </text:p>
          </table:table-cell>
          <table:table-cell table:style-name="Tabelle94.D23" office:value-type="string">
            <text:p text:style-name="P391">B</text:p>
          </table:table-cell>
          <table:table-cell table:style-name="Tabelle94.E23" office:value-type="string">
            <text:p text:style-name="P231"/>
          </table:table-cell>
        </table:table-row>
        <table:table-row table:style-name="Tabelle94.1">
          <table:table-cell table:style-name="Tabelle94.A8" office:value-type="string">
            <text:p text:style-name="P391">Circle Select</text:p>
          </table:table-cell>
          <table:table-cell table:style-name="Tabelle94.B8" office:value-type="string">
            <text:p text:style-name="P390">UV<text:span text:style-name="T191">/Image</text:span> Editor<text:span text:style-name="T191"> / Select / Circle Select</text:span></text:p>
          </table:table-cell>
          <table:table-cell table:style-name="Tabelle94.C8" office:value-type="string">
            <text:p text:style-name="P390">Image / UV Editor / </text:p>
          </table:table-cell>
          <table:table-cell table:style-name="Tabelle94.D8" office:value-type="string">
            <text:p text:style-name="P28">G</text:p>
          </table:table-cell>
          <table:table-cell table:style-name="Tabelle94.E8" office:value-type="string">
            <text:p text:style-name="P231"/>
          </table:table-cell>
        </table:table-row>
        <table:table-row table:style-name="Tabelle94.1">
          <table:table-cell table:style-name="Tabelle94.A23" office:value-type="string">
            <text:p text:style-name="P355">Lasso Select</text:p>
          </table:table-cell>
          <table:table-cell table:style-name="Tabelle94.B23" office:value-type="string">
            <text:p text:style-name="P358">None</text:p>
          </table:table-cell>
          <table:table-cell table:style-name="Tabelle94.C23" office:value-type="string">
            <text:p text:style-name="P355"><text:span text:style-name="T193">Image / UV Editor / </text:span>Lasso Select</text:p>
          </table:table-cell>
          <table:table-cell table:style-name="Tabelle94.D23" office:value-type="string">
            <text:p text:style-name="P231"/>
          </table:table-cell>
          <table:table-cell table:style-name="Tabelle94.E23" office:value-type="string">
            <text:p text:style-name="P358">Event Mapping Tweak</text:p>
          </table:table-cell>
        </table:table-row>
        <table:table-row table:style-name="Tabelle94.1">
          <table:table-cell table:style-name="Tabelle94.A23" office:value-type="string">
            <text:p text:style-name="P355">Lasso Select</text:p>
          </table:table-cell>
          <table:table-cell table:style-name="Tabelle94.B23" office:value-type="string">
            <text:p text:style-name="P358">None</text:p>
          </table:table-cell>
          <table:table-cell table:style-name="Tabelle94.C23" office:value-type="string">
            <text:p text:style-name="P355">Graph Editor / Graph Editor (Global) / Lasso Select</text:p>
          </table:table-cell>
          <table:table-cell table:style-name="Tabelle94.D23" office:value-type="string">
            <text:p text:style-name="P231"/>
          </table:table-cell>
          <table:table-cell table:style-name="Tabelle94.E23" office:value-type="string">
            <text:p text:style-name="P358">Event Mapping Tweak</text:p>
          </table:table-cell>
        </table:table-row>
        <table:table-row table:style-name="Tabelle94.1">
          <table:table-cell table:style-name="Tabelle94.A11" office:value-type="string">
            <text:p text:style-name="P392">Select Linked Pick</text:p>
          </table:table-cell>
          <table:table-cell table:style-name="Tabelle94.B11" office:value-type="string">
            <text:p text:style-name="P390">UV<text:span text:style-name="T191">/Image</text:span> Editor<text:span text:style-name="T191"> / Select / Linked Pick</text:span></text:p>
          </table:table-cell>
          <table:table-cell table:style-name="Tabelle94.C11" office:value-type="string">
            <text:p text:style-name="P390">Image / UV Editor / <text:span text:style-name="T194">Select Linked Pick</text:span></text:p>
          </table:table-cell>
          <table:table-cell table:style-name="Tabelle94.D11" office:value-type="string">
            <text:p text:style-name="P392">L</text:p>
          </table:table-cell>
          <table:table-cell table:style-name="Tabelle94.E11" office:value-type="string">
            <text:p text:style-name="P150"/>
          </table:table-cell>
        </table:table-row>
        <table:table-row table:style-name="Tabelle94.1">
          <table:table-cell table:style-name="Tabelle94.A23" office:value-type="string">
            <text:p text:style-name="P392">Select More</text:p>
          </table:table-cell>
          <table:table-cell table:style-name="Tabelle94.B23" office:value-type="string">
            <text:p text:style-name="P390">UV<text:span text:style-name="T191">/Image</text:span> Editor<text:span text:style-name="T191"> / Select / More</text:span></text:p>
          </table:table-cell>
          <table:table-cell table:style-name="Tabelle94.C23" office:value-type="string">
            <text:p text:style-name="P390">Image / UV Editor / <text:span text:style-name="T194">Select More</text:span></text:p>
          </table:table-cell>
          <table:table-cell table:style-name="Tabelle94.D23" office:value-type="string">
            <text:p text:style-name="P392">Ctrl Numpad +</text:p>
          </table:table-cell>
          <table:table-cell table:style-name="Tabelle94.E23" office:value-type="string">
            <text:p text:style-name="P231"/>
          </table:table-cell>
        </table:table-row>
        <table:table-row table:style-name="Tabelle94.1">
          <table:table-cell table:style-name="Tabelle94.A23" office:value-type="string">
            <text:p text:style-name="P392">Select Less</text:p>
          </table:table-cell>
          <table:table-cell table:style-name="Tabelle94.B23" office:value-type="string">
            <text:p text:style-name="P390">UV<text:span text:style-name="T191">/Image</text:span> Editor<text:span text:style-name="T191"> / Select / Less</text:span></text:p>
          </table:table-cell>
          <table:table-cell table:style-name="Tabelle94.C23" office:value-type="string">
            <text:p text:style-name="P390">Image / UV Editor / </text:p>
          </table:table-cell>
          <table:table-cell table:style-name="Tabelle94.D23" office:value-type="string">
            <text:p text:style-name="P392">Ctrl Numpad -</text:p>
          </table:table-cell>
          <table:table-cell table:style-name="Tabelle94.E23" office:value-type="string">
            <text:p text:style-name="P231"/>
          </table:table-cell>
        </table:table-row>
        <table:table-row table:style-name="Tabelle94.1">
          <table:table-cell table:style-name="Tabelle94.A14" office:value-type="string">
            <text:p text:style-name="P348">Select All</text:p>
          </table:table-cell>
          <table:table-cell table:style-name="Tabelle94.B14" office:value-type="string">
            <text:p text:style-name="P49"><text:span text:style-name="T193">UV/Image Editor / Select / S</text:span>elect All</text:p>
          </table:table-cell>
          <table:table-cell table:style-name="Tabelle94.C14" office:value-type="string">
            <text:p text:style-name="P348"><text:span text:style-name="T193">Image / UV Editor / </text:span>Select All</text:p>
          </table:table-cell>
          <table:table-cell table:style-name="Tabelle94.D14" office:value-type="string">
            <text:p text:style-name="P348">A</text:p>
          </table:table-cell>
          <table:table-cell table:style-name="Tabelle94.E14" office:value-type="string">
            <text:p text:style-name="P231"/>
          </table:table-cell>
        </table:table-row>
        <table:table-row table:style-name="Tabelle94.1">
          <table:table-cell table:style-name="Tabelle94.A23" office:value-type="string">
            <text:p text:style-name="P279">Hide selected Object</text:p>
          </table:table-cell>
          <table:table-cell table:style-name="Tabelle94.B23" office:value-type="string">
            <text:p text:style-name="P59">UV/Image Editor / <text:s/>UVs / Show/Hide Faces / Hide Selected</text:p>
          </table:table-cell>
          <table:table-cell table:style-name="Tabelle94.C23" office:value-type="string">
            <text:p text:style-name="P390">Image / UV Editor / Hide selection</text:p>
          </table:table-cell>
          <table:table-cell table:style-name="Tabelle94.D23" office:value-type="string">
            <text:p text:style-name="P302">H</text:p>
          </table:table-cell>
          <table:table-cell table:style-name="Tabelle94.E23" office:value-type="string">
            <text:p text:style-name="P231"/>
          </table:table-cell>
        </table:table-row>
        <table:table-row table:style-name="Tabelle94.1">
          <table:table-cell table:style-name="Tabelle94.A23" office:value-type="string">
            <text:p text:style-name="P279">Hide unselected Object(s)</text:p>
          </table:table-cell>
          <table:table-cell table:style-name="Tabelle94.B23" office:value-type="string">
            <text:p text:style-name="P59">UV/Image Editor / <text:s/>UVs / Show/Hide Faces / Hide Unselected</text:p>
          </table:table-cell>
          <table:table-cell table:style-name="Tabelle94.C23" office:value-type="string">
            <text:p text:style-name="P390">Image / UV Editor / <text:s/>Hide selection</text:p>
          </table:table-cell>
          <table:table-cell table:style-name="Tabelle94.D23" office:value-type="string">
            <text:p text:style-name="P302">Shift H</text:p>
          </table:table-cell>
          <table:table-cell table:style-name="Tabelle94.E23" office:value-type="string">
            <text:p text:style-name="P231"/>
          </table:table-cell>
        </table:table-row>
        <table:table-row table:style-name="Tabelle94.1">
          <table:table-cell table:style-name="Tabelle94.A23" office:value-type="string">
            <text:p text:style-name="P279">Show hidden Objects</text:p>
          </table:table-cell>
          <table:table-cell table:style-name="Tabelle94.B23" office:value-type="string">
            <text:p text:style-name="P59">UV/Image Editor / <text:s/>UVs / Show/Hide Faces / Reveal Hidden</text:p>
          </table:table-cell>
          <table:table-cell table:style-name="Tabelle94.C23" office:value-type="string">
            <text:p text:style-name="P390">Image / UV Editor / Reveal Hidden</text:p>
          </table:table-cell>
          <table:table-cell table:style-name="Tabelle94.D23" office:value-type="string">
            <text:p text:style-name="P279">Alt H</text:p>
          </table:table-cell>
          <table:table-cell table:style-name="Tabelle94.E23" office:value-type="string">
            <text:p text:style-name="P231"/>
          </table:table-cell>
        </table:table-row>
        <table:table-row table:style-name="Tabelle94.1">
          <table:table-cell table:style-name="Tabelle94.A23" office:value-type="string">
            <text:p text:style-name="P392">Set 2D Cursor</text:p>
          </table:table-cell>
          <table:table-cell table:style-name="Tabelle94.B23" office:value-type="string">
            <text:p text:style-name="P515">None</text:p>
          </table:table-cell>
          <table:table-cell table:style-name="Tabelle94.C23" office:value-type="string">
            <text:p text:style-name="P392">Image / UV Editor / </text:p>
          </table:table-cell>
          <table:table-cell table:style-name="Tabelle94.D23" office:value-type="string">
            <text:p text:style-name="P392">Action Mouse</text:p>
          </table:table-cell>
          <table:table-cell table:style-name="Tabelle94.E23" office:value-type="string">
            <text:p text:style-name="P187"><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4">Set Tile</text:p>
          </table:table-cell>
          <table:table-cell table:style-name="Tabelle94.B23" office:value-type="string">
            <text:p text:style-name="P515">None</text:p>
          </table:table-cell>
          <table:table-cell table:style-name="Tabelle94.C23" office:value-type="string">
            <text:p text:style-name="P392">Image / UV Editor / </text:p>
          </table:table-cell>
          <table:table-cell table:style-name="Tabelle94.D23" office:value-type="string">
            <text:p text:style-name="P392">Shift Action Mouse</text:p>
          </table:table-cell>
          <table:table-cell table:style-name="Tabelle94.E23" office:value-type="string">
            <text:p text:style-name="P187"><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4">Translate</text:p>
          </table:table-cell>
          <table:table-cell table:style-name="Tabelle94.B23" office:value-type="string">
            <text:p text:style-name="P151"><text:span text:style-name="T21">UV/Image Editor / <text:s/></text:span><text:span text:style-name="T22">Toolshelf / Transform</text:span></text:p>
          </table:table-cell>
          <table:table-cell table:style-name="Tabelle94.C23" office:value-type="string">
            <text:p text:style-name="P392">Image / UV Editor / <text:span text:style-name="T195">Translate</text:span></text:p>
          </table:table-cell>
          <table:table-cell table:style-name="Tabelle94.D23" office:value-type="string">
            <text:p text:style-name="P392">W</text:p>
          </table:table-cell>
          <table:table-cell table:style-name="Tabelle94.E23" office:value-type="string">
            <text:p text:style-name="P150"/>
          </table:table-cell>
        </table:table-row>
        <table:table-row table:style-name="Tabelle94.1">
          <table:table-cell table:style-name="Tabelle94.A23" office:value-type="string">
            <text:p text:style-name="P394">Translate</text:p>
          </table:table-cell>
          <table:table-cell table:style-name="Tabelle94.B23" office:value-type="string">
            <text:p text:style-name="P394">None</text:p>
          </table:table-cell>
          <table:table-cell table:style-name="Tabelle94.C23" office:value-type="string">
            <text:p text:style-name="P392">Image / UV Editor / <text:span text:style-name="T195">Translate</text:span></text:p>
          </table:table-cell>
          <table:table-cell table:style-name="Tabelle94.D23" office:value-type="string">
            <text:p text:style-name="P231"/>
          </table:table-cell>
          <table:table-cell table:style-name="Tabelle94.E23" office:value-type="string">
            <text:p text:style-name="P394">Event mapping Tweak</text:p>
          </table:table-cell>
        </table:table-row>
        <table:table-row table:style-name="Tabelle94.1">
          <table:table-cell table:style-name="Tabelle94.A23" office:value-type="string">
            <text:p text:style-name="P394">Rotate</text:p>
          </table:table-cell>
          <table:table-cell table:style-name="Tabelle94.B23" office:value-type="string">
            <text:p text:style-name="P151"><text:span text:style-name="T21">UV/Image Editor / <text:s/></text:span><text:span text:style-name="T22">Toolshelf / Transform</text:span></text:p>
          </table:table-cell>
          <table:table-cell table:style-name="Tabelle94.C23" office:value-type="string">
            <text:p text:style-name="P392">Image / UV Editor / </text:p>
          </table:table-cell>
          <table:table-cell table:style-name="Tabelle94.D23" office:value-type="string">
            <text:p text:style-name="P392">E</text:p>
          </table:table-cell>
          <table:table-cell table:style-name="Tabelle94.E23" office:value-type="string">
            <text:p text:style-name="P150"/>
          </table:table-cell>
        </table:table-row>
        <table:table-row table:style-name="Tabelle94.1">
          <table:table-cell table:style-name="Tabelle94.A23" office:value-type="string">
            <text:p text:style-name="P394">Resize</text:p>
          </table:table-cell>
          <table:table-cell table:style-name="Tabelle94.B23" office:value-type="string">
            <text:p text:style-name="P151"><text:span text:style-name="T21">UV/Image Editor / <text:s/></text:span><text:span text:style-name="T22">Toolshelf / Transform</text:span></text:p>
          </table:table-cell>
          <table:table-cell table:style-name="Tabelle94.C23" office:value-type="string">
            <text:p text:style-name="P392">Image / UV Editor / </text:p>
          </table:table-cell>
          <table:table-cell table:style-name="Tabelle94.D23" office:value-type="string">
            <text:p text:style-name="P392">R</text:p>
          </table:table-cell>
          <table:table-cell table:style-name="Tabelle94.E23" office:value-type="string">
            <text:p text:style-name="P150"/>
          </table:table-cell>
        </table:table-row>
        <table:table-row table:style-name="Tabelle94.1">
          <table:table-cell table:style-name="Tabelle94.A25" office:value-type="string">
            <text:p text:style-name="P394">Mirror</text:p>
          </table:table-cell>
          <table:table-cell table:style-name="Tabelle94.B25" office:value-type="string">
            <text:p text:style-name="P394">None</text:p>
          </table:table-cell>
          <table:table-cell table:style-name="Tabelle94.C25" office:value-type="string">
            <text:p text:style-name="P392">Image / UV Editor / </text:p>
          </table:table-cell>
          <table:table-cell table:style-name="Tabelle94.D25" office:value-type="string">
            <text:p text:style-name="P392">Ctrl M</text:p>
          </table:table-cell>
          <table:table-cell table:style-name="Tabelle94.E25" office:value-type="string">
            <text:p text:style-name="P395"/>
          </table:table-cell>
        </table:table-row>
        <table:table-row table:style-name="Tabelle94.1">
          <table:table-cell table:style-name="Tabelle94.A25" office:value-type="string">
            <text:p text:style-name="P348">Inverts Selection</text:p>
          </table:table-cell>
          <table:table-cell table:style-name="Tabelle94.B25" office:value-type="string">
            <text:p text:style-name="P49"><text:span text:style-name="T193">UV/Image Editor / Select / </text:span>Invert Selection</text:p>
          </table:table-cell>
          <table:table-cell table:style-name="Tabelle94.C25" office:value-type="string">
            <text:p text:style-name="P348"><text:span text:style-name="T193">Image / UV Editor / S</text:span>elect All</text:p>
          </table:table-cell>
          <table:table-cell table:style-name="Tabelle94.D25" office:value-type="string">
            <text:p text:style-name="P348">Ctrl I</text:p>
          </table:table-cell>
          <table:table-cell table:style-name="Tabelle94.E25" office:value-type="string">
            <text:p text:style-name="P395"/>
          </table:table-cell>
        </table:table-row>
        <text:soft-page-break/>
        <table:table-row table:style-name="Tabelle94.1">
          <table:table-cell table:style-name="Tabelle94.A26" office:value-type="string">
            <text:p text:style-name="P392">Select Linked Pick</text:p>
          </table:table-cell>
          <table:table-cell table:style-name="Tabelle94.B26" office:value-type="string">
            <text:p text:style-name="P390">UV<text:span text:style-name="T191">/Image</text:span> Editor<text:span text:style-name="T191"> / Select / Linked Pick Extend</text:span></text:p>
          </table:table-cell>
          <table:table-cell table:style-name="Tabelle94.C26" office:value-type="string">
            <text:p text:style-name="P390">Image / UV Editor / <text:span text:style-name="T194">Select Linked Pick</text:span></text:p>
          </table:table-cell>
          <table:table-cell table:style-name="Tabelle94.D26" office:value-type="string">
            <text:p text:style-name="P392">Shift L</text:p>
          </table:table-cell>
          <table:table-cell table:style-name="Tabelle94.E26" office:value-type="string">
            <text:p text:style-name="P150"/>
          </table:table-cell>
        </table:table-row>
      </table:table>
      <text:p text:style-name="P2"/>
      <table:table table:name="Tabelle95" table:style-name="Tabelle95">
        <table:table-column table:style-name="Tabelle95.A"/>
        <table:table-header-rows>
          <table:table-row table:style-name="Tabelle95.1">
            <table:table-cell table:style-name="Tabelle95.A1" office:value-type="string">
              <text:h text:style-name="P535" text:outline-level="1"><text:bookmark-start text:name="__RefHeading___Toc29255_111300586"/>Image / Image Paint<text:bookmark-end text:name="__RefHeading___Toc29255_111300586"/></text:h>
            </table:table-cell>
          </table:table-row>
        </table:table-header-rows>
      </table:table>
      <text:p text:style-name="P2"/>
      <table:table table:name="Tabelle96" table:style-name="Tabelle96">
        <table:table-column table:style-name="Tabelle96.A"/>
        <table:table-column table:style-name="Tabelle96.B"/>
        <table:table-column table:style-name="Tabelle96.C"/>
        <table:table-column table:style-name="Tabelle96.D"/>
        <table:table-column table:style-name="Tabelle96.E"/>
        <table:table-header-rows>
          <table:table-row table:style-name="Tabelle96.1">
            <table:table-cell table:style-name="Tabelle96.A1" table:number-columns-spanned="5" office:value-type="string">
              <text:p text:style-name="P61">Image / Image Paint</text:p>
            </table:table-cell>
            <table:covered-table-cell/>
            <table:covered-table-cell/>
            <table:covered-table-cell/>
            <table:covered-table-cell/>
          </table:table-row>
        </table:table-header-rows>
        <table:table-row table:style-name="Tabelle96.1">
          <table:table-cell table:style-name="Tabelle96.A2" office:value-type="string">
            <text:p text:style-name="P18">Function </text:p>
          </table:table-cell>
          <table:table-cell table:style-name="Tabelle96.A2" office:value-type="string">
            <text:p text:style-name="P18">Surface <text:span text:style-name="T6">menu </text:span>location<text:tab/></text:p>
          </table:table-cell>
          <table:table-cell table:style-name="Tabelle96.A2" office:value-type="string">
            <text:p text:style-name="P18">User Preferences location</text:p>
          </table:table-cell>
          <table:table-cell table:style-name="Tabelle96.A2" office:value-type="string">
            <text:p text:style-name="P18">Hotkey</text:p>
          </table:table-cell>
          <table:table-cell table:style-name="Tabelle96.E2" office:value-type="string">
            <text:p text:style-name="P18">Special note</text:p>
          </table:table-cell>
        </table:table-row>
        <table:table-row table:style-name="Tabelle96.1">
          <table:table-cell table:style-name="Tabelle96.A16" office:value-type="string">
            <text:p text:style-name="P394">Image Paint</text:p>
          </table:table-cell>
          <table:table-cell table:style-name="Tabelle96.B16" office:value-type="string">
            <text:p text:style-name="Table_20_Contents">None</text:p>
          </table:table-cell>
          <table:table-cell table:style-name="Tabelle96.C16" office:value-type="string">
            <text:p text:style-name="P394">Image / Image Paint / Image Paint</text:p>
          </table:table-cell>
          <table:table-cell table:style-name="Tabelle96.D16" office:value-type="string">
            <text:p text:style-name="P394">LMB</text:p>
          </table:table-cell>
          <table:table-cell table:style-name="Tabelle96.E16" office:value-type="string">
            <text:p text:style-name="P187"><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4">Image Paint</text:p>
          </table:table-cell>
          <table:table-cell table:style-name="Tabelle96.B16" office:value-type="string">
            <text:p text:style-name="Table_20_Contents">None</text:p>
          </table:table-cell>
          <table:table-cell table:style-name="Tabelle96.C16" office:value-type="string">
            <text:p text:style-name="P394">Image / Image Paint / Image Paint</text:p>
          </table:table-cell>
          <table:table-cell table:style-name="Tabelle96.D16" office:value-type="string">
            <text:p text:style-name="P394">Ctrl LMB</text:p>
          </table:table-cell>
          <table:table-cell table:style-name="Tabelle96.E16" office:value-type="string">
            <text:p text:style-name="P187"><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4">Brush Colors Flip<text:span text:style-name="T196">. Toggles the current colour</text:span></text:p>
          </table:table-cell>
          <table:table-cell table:style-name="Tabelle96.B16" office:value-type="string">
            <text:p text:style-name="Table_20_Contents">Tool Shelf / Paint / Toggle Fouregrou8nd and Background Brush colours.</text:p>
          </table:table-cell>
          <table:table-cell table:style-name="Tabelle96.C16" office:value-type="string">
            <text:p text:style-name="P394">Image / Image Paint / Brush Colors Flip</text:p>
          </table:table-cell>
          <table:table-cell table:style-name="Tabelle96.D16" office:value-type="string">
            <text:p text:style-name="P394">X</text:p>
          </table:table-cell>
          <table:table-cell table:style-name="Tabelle96.E16" office:value-type="string">
            <text:p text:style-name="P396"/>
          </table:table-cell>
        </table:table-row>
        <table:table-row table:style-name="Tabelle96.1">
          <table:table-cell table:style-name="Tabelle96.A16" office:value-type="string">
            <text:p text:style-name="P394">Grab Clone</text:p>
          </table:table-cell>
          <table:table-cell table:style-name="Tabelle96.B16" office:value-type="string">
            <text:p text:style-name="Table_20_Contents">None</text:p>
          </table:table-cell>
          <table:table-cell table:style-name="Tabelle96.C16" office:value-type="string">
            <text:p text:style-name="P394">Image / Image Paint / Grab Clone</text:p>
          </table:table-cell>
          <table:table-cell table:style-name="Tabelle96.D16" office:value-type="string">
            <text:p text:style-name="P394">RMB</text:p>
          </table:table-cell>
          <table:table-cell table:style-name="Tabelle96.E16" office:value-type="string">
            <text:p text:style-name="P187"><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4">Sample Color</text:p>
          </table:table-cell>
          <table:table-cell table:style-name="Tabelle96.B16" office:value-type="string">
            <text:p text:style-name="P60">UV/IMage Editor / Sidebar / Paint</text:p>
          </table:table-cell>
          <table:table-cell table:style-name="Tabelle96.C16" office:value-type="string">
            <text:p text:style-name="P394">Image / Image Paint / Sample Color</text:p>
          </table:table-cell>
          <table:table-cell table:style-name="Tabelle96.D16" office:value-type="string">
            <text:p text:style-name="P394">S</text:p>
          </table:table-cell>
          <table:table-cell table:style-name="Tabelle96.E16" office:value-type="string">
            <text:p text:style-name="P152"/>
          </table:table-cell>
        </table:table-row>
        <table:table-row table:style-name="Tabelle96.1">
          <table:table-cell table:style-name="Tabelle96.A16" office:value-type="string">
            <text:p text:style-name="P394">Radial Control</text:p>
          </table:table-cell>
          <table:table-cell table:style-name="Tabelle96.B16" office:value-type="string">
            <text:p text:style-name="P60">UV/IMage Editor / Sidebar / Paint</text:p>
          </table:table-cell>
          <table:table-cell table:style-name="Tabelle96.C16" office:value-type="string">
            <text:p text:style-name="P394">Image / Image Paint / Radial Control</text:p>
          </table:table-cell>
          <table:table-cell table:style-name="Tabelle96.D16" office:value-type="string">
            <text:p text:style-name="P394">F</text:p>
          </table:table-cell>
          <table:table-cell table:style-name="Tabelle96.E16" office:value-type="string">
            <text:p text:style-name="P130"/>
          </table:table-cell>
        </table:table-row>
        <table:table-row table:style-name="Tabelle96.1">
          <table:table-cell table:style-name="Tabelle96.A16" office:value-type="string">
            <text:p text:style-name="P394">Radial Control</text:p>
          </table:table-cell>
          <table:table-cell table:style-name="Tabelle96.B16" office:value-type="string">
            <text:p text:style-name="P60">UV/IMage Editor / Sidebar / Paint</text:p>
          </table:table-cell>
          <table:table-cell table:style-name="Tabelle96.C16" office:value-type="string">
            <text:p text:style-name="P394">Image / Image Paint / Radial Control</text:p>
          </table:table-cell>
          <table:table-cell table:style-name="Tabelle96.D16" office:value-type="string">
            <text:p text:style-name="P394">Shift F</text:p>
          </table:table-cell>
          <table:table-cell table:style-name="Tabelle96.E16" office:value-type="string">
            <text:p text:style-name="P152"/>
          </table:table-cell>
        </table:table-row>
        <table:table-row table:style-name="Tabelle96.1">
          <table:table-cell table:style-name="Tabelle96.A16" office:value-type="string">
            <text:p text:style-name="P394">Radial Control</text:p>
          </table:table-cell>
          <table:table-cell table:style-name="Tabelle96.B16" office:value-type="string">
            <text:p text:style-name="P60">UV/IMage Editor / Sidebar / Paint</text:p>
          </table:table-cell>
          <table:table-cell table:style-name="Tabelle96.C16" office:value-type="string">
            <text:p text:style-name="P394">Image / Image Paint / Radial Control</text:p>
          </table:table-cell>
          <table:table-cell table:style-name="Tabelle96.D16" office:value-type="string">
            <text:p text:style-name="P394">Ctrl F</text:p>
          </table:table-cell>
          <table:table-cell table:style-name="Tabelle96.E16" office:value-type="string">
            <text:p text:style-name="P152"/>
          </table:table-cell>
        </table:table-row>
        <table:table-row table:style-name="Tabelle96.1">
          <table:table-cell table:style-name="Tabelle96.A16" office:value-type="string">
            <text:p text:style-name="P394">Radial Control</text:p>
          </table:table-cell>
          <table:table-cell table:style-name="Tabelle96.B16" office:value-type="string">
            <text:p text:style-name="P60">UV/IMage Editor / Sidebar / Paint</text:p>
          </table:table-cell>
          <table:table-cell table:style-name="Tabelle96.C16" office:value-type="string">
            <text:p text:style-name="P394">Image / Image Paint / Radial Control</text:p>
          </table:table-cell>
          <table:table-cell table:style-name="Tabelle96.D16" office:value-type="string">
            <text:p text:style-name="P394">Ctrl Alt F</text:p>
          </table:table-cell>
          <table:table-cell table:style-name="Tabelle96.E16" office:value-type="string">
            <text:p text:style-name="P152"/>
          </table:table-cell>
        </table:table-row>
        <table:table-row table:style-name="Tabelle96.1">
          <table:table-cell table:style-name="Tabelle96.A16" office:value-type="string">
            <text:p text:style-name="P394">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4">Image / Image Paint / Stencil Brush control</text:p>
          </table:table-cell>
          <table:table-cell table:style-name="Tabelle96.D16" office:value-type="string">
            <text:p text:style-name="P394">Shift Ctrl RMB</text:p>
          </table:table-cell>
          <table:table-cell table:style-name="Tabelle96.E16" office:value-type="string">
            <text:p text:style-name="P152"/>
          </table:table-cell>
        </table:table-row>
        <table:table-row table:style-name="Tabelle96.1">
          <table:table-cell table:style-name="Tabelle96.A16" office:value-type="string">
            <text:p text:style-name="P394">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4">Image / Image Paint / Stencil Brush control</text:p>
          </table:table-cell>
          <table:table-cell table:style-name="Tabelle96.D16" office:value-type="string">
            <text:p text:style-name="P394">Shift RMB</text:p>
          </table:table-cell>
          <table:table-cell table:style-name="Tabelle96.E16" office:value-type="string">
            <text:p text:style-name="P152"/>
          </table:table-cell>
        </table:table-row>
        <table:table-row table:style-name="Tabelle96.1">
          <table:table-cell table:style-name="Tabelle96.A16" office:value-type="string">
            <text:p text:style-name="P394">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4">Image / Image Paint / Stencil Brush control</text:p>
          </table:table-cell>
          <table:table-cell table:style-name="Tabelle96.D16" office:value-type="string">
            <text:p text:style-name="P394">Ctrl RMB</text:p>
          </table:table-cell>
          <table:table-cell table:style-name="Tabelle96.E16" office:value-type="string">
            <text:p text:style-name="P152"/>
          </table:table-cell>
        </table:table-row>
        <table:table-row table:style-name="Tabelle96.1">
          <table:table-cell table:style-name="Tabelle96.A16" office:value-type="string">
            <text:p text:style-name="P394">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4">Image / Image Paint / Stencil Brush control</text:p>
          </table:table-cell>
          <table:table-cell table:style-name="Tabelle96.D16" office:value-type="string">
            <text:p text:style-name="P394">Alt RMB</text:p>
          </table:table-cell>
          <table:table-cell table:style-name="Tabelle96.E16" office:value-type="string">
            <text:p text:style-name="P152"/>
          </table:table-cell>
        </table:table-row>
        <table:table-row table:style-name="Tabelle96.1">
          <table:table-cell table:style-name="Tabelle96.A16" office:value-type="string">
            <text:p text:style-name="P394">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4">Image / Image Paint / Stencil Brush control</text:p>
          </table:table-cell>
          <table:table-cell table:style-name="Tabelle96.D16" office:value-type="string">
            <text:p text:style-name="P394">Shift Alt RMB</text:p>
          </table:table-cell>
          <table:table-cell table:style-name="Tabelle96.E16" office:value-type="string">
            <text:p text:style-name="P152"/>
          </table:table-cell>
        </table:table-row>
        <table:table-row table:style-name="Tabelle96.1">
          <table:table-cell table:style-name="Tabelle96.A17" office:value-type="string">
            <text:p text:style-name="P394">Stencil Brush control</text:p>
          </table:table-cell>
          <table:table-cell table:style-name="Tabelle96.B17" office:value-type="string">
            <text:p text:style-name="P60">UV/IMage Editor / Sidebar / Texture Mask with Mask Mapping Stencil</text:p>
          </table:table-cell>
          <table:table-cell table:style-name="Tabelle96.C17" office:value-type="string">
            <text:p text:style-name="P394">Image / Image Paint / Stencil Brush control</text:p>
          </table:table-cell>
          <table:table-cell table:style-name="Tabelle96.D17" office:value-type="string">
            <text:p text:style-name="P394">Ctrl Alt RMB</text:p>
          </table:table-cell>
          <table:table-cell table:style-name="Tabelle96.E17" office:value-type="string">
            <text:p text:style-name="P152"/>
          </table:table-cell>
        </table:table-row>
      </table:table>
      <text:p text:style-name="P2"/>
      <table:table table:name="Tabelle97" table:style-name="Tabelle97">
        <table:table-column table:style-name="Tabelle97.A"/>
        <table:table-header-rows>
          <table:table-row table:style-name="Tabelle97.1">
            <table:table-cell table:style-name="Tabelle97.A1" office:value-type="string">
              <text:h text:style-name="P535" text:outline-level="1"><text:bookmark-start text:name="__RefHeading___Toc29257_111300586"/>Image / UV Sculpt<text:span text:style-name="T197"> </text:span><text:bookmark-end text:name="__RefHeading___Toc29257_111300586"/></text:h>
            </table:table-cell>
          </table:table-row>
        </table:table-header-rows>
      </table:table>
      <text:p text:style-name="P2"/>
      <table:table table:name="Tabelle98" table:style-name="Tabelle98">
        <table:table-column table:style-name="Tabelle98.A"/>
        <table:table-column table:style-name="Tabelle98.B"/>
        <table:table-column table:style-name="Tabelle98.C"/>
        <table:table-column table:style-name="Tabelle98.D"/>
        <table:table-column table:style-name="Tabelle98.E"/>
        <table:table-header-rows>
          <table:table-row table:style-name="Tabelle98.1">
            <table:table-cell table:style-name="Tabelle98.A1" table:number-columns-spanned="5" office:value-type="string">
              <text:p text:style-name="P394">Image / UV Sculpt<text:span text:style-name="T197"> </text:span></text:p>
            </table:table-cell>
            <table:covered-table-cell/>
            <table:covered-table-cell/>
            <table:covered-table-cell/>
            <table:covered-table-cell/>
          </table:table-row>
        </table:table-header-rows>
        <table:table-row table:style-name="Tabelle98.1">
          <table:table-cell table:style-name="Tabelle98.A2" office:value-type="string">
            <text:p text:style-name="P18">Function </text:p>
          </table:table-cell>
          <table:table-cell table:style-name="Tabelle98.A2" office:value-type="string">
            <text:p text:style-name="P18">Surface <text:span text:style-name="T6">menu </text:span>location<text:tab/></text:p>
          </table:table-cell>
          <table:table-cell table:style-name="Tabelle98.A2" office:value-type="string">
            <text:p text:style-name="P18">User Preferences location</text:p>
          </table:table-cell>
          <table:table-cell table:style-name="Tabelle98.A2" office:value-type="string">
            <text:p text:style-name="P18">Hotkey</text:p>
          </table:table-cell>
          <table:table-cell table:style-name="Tabelle98.E2" office:value-type="string">
            <text:p text:style-name="P18">Special note</text:p>
          </table:table-cell>
        </table:table-row>
        <table:table-row table:style-name="Tabelle98.1">
          <table:table-cell table:style-name="Tabelle98.A4" office:value-type="string">
            <text:p text:style-name="P394">Sculpt UVs</text:p>
          </table:table-cell>
          <table:table-cell table:style-name="Tabelle98.B4" office:value-type="string">
            <text:p text:style-name="P397">None</text:p>
          </table:table-cell>
          <table:table-cell table:style-name="Tabelle98.C4" office:value-type="string">
            <text:p text:style-name="P390">Image / UV <text:span text:style-name="T195">Sculpt</text:span> / <text:span text:style-name="T195">Sculpt UVs</text:span></text:p>
          </table:table-cell>
          <table:table-cell table:style-name="Tabelle98.D4" office:value-type="string">
            <text:p text:style-name="P399">LMB</text:p>
          </table:table-cell>
          <table:table-cell table:style-name="Tabelle98.E4" office:value-type="string">
            <text:p text:style-name="P187"><text:span text:style-name="T31">No menu entry.</text:span><text:span text:style-name="T32"> </text:span><text:span text:style-name="T34">Mouse only action</text:span></text:p>
          </table:table-cell>
        </table:table-row>
        <text:soft-page-break/>
        <table:table-row table:style-name="Tabelle98.1">
          <table:table-cell table:style-name="Tabelle98.A4" office:value-type="string">
            <text:p text:style-name="P394">Sculpt UVs</text:p>
          </table:table-cell>
          <table:table-cell table:style-name="Tabelle98.B4" office:value-type="string">
            <text:p text:style-name="P397">None</text:p>
          </table:table-cell>
          <table:table-cell table:style-name="Tabelle98.C4" office:value-type="string">
            <text:p text:style-name="P390">Image / UV <text:span text:style-name="T195">Sculpt</text:span> / <text:span text:style-name="T195">Sculpt UVs</text:span></text:p>
          </table:table-cell>
          <table:table-cell table:style-name="Tabelle98.D4" office:value-type="string">
            <text:p text:style-name="P399">Ctrl LMB</text:p>
          </table:table-cell>
          <table:table-cell table:style-name="Tabelle98.E4" office:value-type="string">
            <text:p text:style-name="P187"><text:span text:style-name="T31">No menu entry.</text:span><text:span text:style-name="T32"> </text:span><text:span text:style-name="T34">Mouse only action</text:span></text:p>
          </table:table-cell>
        </table:table-row>
        <table:table-row table:style-name="Tabelle98.1">
          <table:table-cell table:style-name="Tabelle98.A5" office:value-type="string">
            <text:p text:style-name="P394">Sculpt UVs</text:p>
          </table:table-cell>
          <table:table-cell table:style-name="Tabelle98.B5" office:value-type="string">
            <text:p text:style-name="P397">None</text:p>
          </table:table-cell>
          <table:table-cell table:style-name="Tabelle98.C5" office:value-type="string">
            <text:p text:style-name="P390">Image / UV <text:span text:style-name="T195">Sculpt</text:span> / <text:span text:style-name="T195">Sculpt UVs</text:span></text:p>
          </table:table-cell>
          <table:table-cell table:style-name="Tabelle98.D5" office:value-type="string">
            <text:p text:style-name="P399">Shift LMB</text:p>
          </table:table-cell>
          <table:table-cell table:style-name="Tabelle98.E5" office:value-type="string">
            <text:p text:style-name="P187"><text:span text:style-name="T31">No menu entry.</text:span><text:span text:style-name="T32"> </text:span><text:span text:style-name="T34">Mouse only action</text:span></text:p>
          </table:table-cell>
        </table:table-row>
        <table:table-row table:style-name="Tabelle98.1">
          <table:table-cell table:style-name="Tabelle98.A6" office:value-type="string">
            <text:p text:style-name="P399">Radial Control<text:span text:style-name="T198"> for UV/Image Editor in UV Sculpt Mode</text:span></text:p>
          </table:table-cell>
          <table:table-cell table:style-name="Tabelle98.B6" office:value-type="string">
            <text:p text:style-name="P397">None</text:p>
          </table:table-cell>
          <table:table-cell table:style-name="Tabelle98.C6" office:value-type="string">
            <text:p text:style-name="P390">Image / UV <text:span text:style-name="T195">Sculpt</text:span> / <text:span text:style-name="T197">Radial Control</text:span></text:p>
          </table:table-cell>
          <table:table-cell table:style-name="Tabelle98.D6" office:value-type="string">
            <text:p text:style-name="P399"><text:bookmark-start text:name="__RefHeading___Toc29259_11130058694"/>F<text:bookmark-end text:name="__RefHeading___Toc29259_11130058694"/></text:p>
          </table:table-cell>
          <table:table-cell table:style-name="Tabelle98.E6" office:value-type="string">
            <text:p text:style-name="P194">No menu entry. Deserves a hint somewhere, but important hotkey tool is 3D view only.</text:p>
          </table:table-cell>
        </table:table-row>
        <table:table-row table:style-name="Tabelle98.1">
          <table:table-cell table:style-name="Tabelle98.A7" office:value-type="string">
            <text:p text:style-name="P399">Radial Control<text:span text:style-name="T198"> for UV/Image Editor in UV Sculpt Mode</text:span></text:p>
          </table:table-cell>
          <table:table-cell table:style-name="Tabelle98.B7" office:value-type="string">
            <text:p text:style-name="P397">None</text:p>
          </table:table-cell>
          <table:table-cell table:style-name="Tabelle98.C7" office:value-type="string">
            <text:p text:style-name="P390">Image / UV <text:span text:style-name="T195">Sculpt</text:span> / <text:span text:style-name="T197">Radial Control</text:span></text:p>
          </table:table-cell>
          <table:table-cell table:style-name="Tabelle98.D7" office:value-type="string">
            <text:p text:style-name="P400">Shift F</text:p>
          </table:table-cell>
          <table:table-cell table:style-name="Tabelle98.E7" office:value-type="string">
            <text:p text:style-name="P194">No menu entry. Deserves a hint somewhere, but important hotkey tool is 3D view only.</text:p>
          </table:table-cell>
        </table:table-row>
      </table:table>
      <text:p text:style-name="P2"/>
      <table:table table:name="Tabelle100" table:style-name="Tabelle100">
        <table:table-column table:style-name="Tabelle100.A"/>
        <table:table-header-rows>
          <table:table-row table:style-name="Tabelle100.1">
            <table:table-cell table:style-name="Tabelle100.A1" office:value-type="string">
              <text:h text:style-name="P535" text:outline-level="1"><text:bookmark-start text:name="__RefHeading___Toc29259_111300586"/>Image / Image generic<text:bookmark-end text:name="__RefHeading___Toc29259_111300586"/></text:h>
            </table:table-cell>
          </table:table-row>
        </table:table-header-rows>
      </table:table>
      <text:p text:style-name="P2"/>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style-name="Tabelle99.1">
            <table:table-cell table:style-name="Tabelle99.A1" table:number-columns-spanned="5" office:value-type="string">
              <text:p text:style-name="P397">Image / Image generic</text:p>
            </table:table-cell>
            <table:covered-table-cell/>
            <table:covered-table-cell/>
            <table:covered-table-cell/>
            <table:covered-table-cell/>
          </table:table-row>
        </table:table-header-rows>
        <table:table-row table:style-name="Tabelle99.1">
          <table:table-cell table:style-name="Tabelle99.A2" office:value-type="string">
            <text:p text:style-name="P18">Function </text:p>
          </table:table-cell>
          <table:table-cell table:style-name="Tabelle99.A2" office:value-type="string">
            <text:p text:style-name="P18">Surface <text:span text:style-name="T6">menu </text:span>location<text:tab/></text:p>
          </table:table-cell>
          <table:table-cell table:style-name="Tabelle99.A2" office:value-type="string">
            <text:p text:style-name="P18">User Preferences location</text:p>
          </table:table-cell>
          <table:table-cell table:style-name="Tabelle99.A2" office:value-type="string">
            <text:p text:style-name="P18">Hotkey</text:p>
          </table:table-cell>
          <table:table-cell table:style-name="Tabelle99.E2" office:value-type="string">
            <text:p text:style-name="P18">Special note</text:p>
          </table:table-cell>
        </table:table-row>
        <table:table-row table:style-name="Tabelle99.1">
          <table:table-cell table:style-name="Tabelle99.A4" office:value-type="string">
            <text:p text:style-name="P397"><text:span text:style-name="T235">New</text:span> Image </text:p>
          </table:table-cell>
          <table:table-cell table:style-name="Tabelle99.B4" office:value-type="string">
            <text:p text:style-name="P397">UV/Image Editor/ Image / <text:span text:style-name="T235">New</text:span> Image</text:p>
          </table:table-cell>
          <table:table-cell table:style-name="Tabelle99.C4" office:value-type="string">
            <text:p text:style-name="P397">Image / Image generic / <text:span text:style-name="T235">New</text:span> Image </text:p>
          </table:table-cell>
          <table:table-cell table:style-name="Tabelle99.D4" office:value-type="string">
            <text:p text:style-name="P397">Ctrl <text:span text:style-name="T235">N</text:span></text:p>
          </table:table-cell>
          <table:table-cell table:style-name="Tabelle99.E4" office:value-type="string">
            <text:p text:style-name="P231"/>
          </table:table-cell>
        </table:table-row>
        <table:table-row table:style-name="Tabelle99.1">
          <table:table-cell table:style-name="Tabelle99.A4" office:value-type="string">
            <text:p text:style-name="P482">Open Image</text:p>
          </table:table-cell>
          <table:table-cell table:style-name="Tabelle99.B4" office:value-type="string">
            <text:p text:style-name="P398">UV/Image Editor/ View / <text:span text:style-name="T235">Open Image</text:span></text:p>
          </table:table-cell>
          <table:table-cell table:style-name="Tabelle99.C4" office:value-type="string">
            <text:p text:style-name="P398">Image / Image generic / <text:span text:style-name="T235">Open Image</text:span></text:p>
          </table:table-cell>
          <table:table-cell table:style-name="Tabelle99.D4" office:value-type="string">
            <text:p text:style-name="P482">Ctrl O</text:p>
          </table:table-cell>
          <table:table-cell table:style-name="Tabelle99.E4" office:value-type="string">
            <text:p text:style-name="P231"/>
          </table:table-cell>
        </table:table-row>
        <table:table-row table:style-name="Tabelle99.1">
          <table:table-cell table:style-name="Tabelle99.A5" office:value-type="string">
            <text:p text:style-name="P397">Save Image </text:p>
          </table:table-cell>
          <table:table-cell table:style-name="Tabelle99.B5" office:value-type="string">
            <text:p text:style-name="P397">UV/Image Editor/ Image / Save Image</text:p>
          </table:table-cell>
          <table:table-cell table:style-name="Tabelle99.C5" office:value-type="string">
            <text:p text:style-name="P397">Image / Image generic / Save Image </text:p>
          </table:table-cell>
          <table:table-cell table:style-name="Tabelle99.D5" office:value-type="string">
            <text:p text:style-name="P397">Ctrl S</text:p>
          </table:table-cell>
          <table:table-cell table:style-name="Tabelle99.E5" office:value-type="string">
            <text:p text:style-name="P231"/>
          </table:table-cell>
        </table:table-row>
        <table:table-row table:style-name="Tabelle99.1">
          <table:table-cell table:style-name="Tabelle99.A6" office:value-type="string">
            <text:p text:style-name="P397">Properties</text:p>
          </table:table-cell>
          <table:table-cell table:style-name="Tabelle99.B6" office:value-type="string">
            <text:p text:style-name="P397">UV/Image Editor/ View / Properties</text:p>
          </table:table-cell>
          <table:table-cell table:style-name="Tabelle99.C6" office:value-type="string">
            <text:p text:style-name="P397">Image / Image generic / Properties</text:p>
          </table:table-cell>
          <table:table-cell table:style-name="Tabelle99.D6" office:value-type="string">
            <text:p text:style-name="P397">N</text:p>
          </table:table-cell>
          <table:table-cell table:style-name="Tabelle99.E6" office:value-type="string">
            <text:p text:style-name="P231"/>
          </table:table-cell>
        </table:table-row>
        <table:table-row table:style-name="Tabelle99.1">
          <table:table-cell table:style-name="Tabelle99.A7" office:value-type="string">
            <text:p text:style-name="P397">Tool Shelf</text:p>
          </table:table-cell>
          <table:table-cell table:style-name="Tabelle99.B7" office:value-type="string">
            <text:p text:style-name="P397">UV/Image Editor/ View / Tool Shelf</text:p>
          </table:table-cell>
          <table:table-cell table:style-name="Tabelle99.C7" office:value-type="string">
            <text:p text:style-name="P397">Image / Image generic / Tool Shelf</text:p>
          </table:table-cell>
          <table:table-cell table:style-name="Tabelle99.D7" office:value-type="string">
            <text:p text:style-name="P397">T</text:p>
          </table:table-cell>
          <table:table-cell table:style-name="Tabelle99.E7" office:value-type="string">
            <text:p text:style-name="P231"/>
          </table:table-cell>
        </table:table-row>
      </table:table>
      <text:p text:style-name="P4"/>
      <text:p text:style-name="P4"/>
      <table:table table:name="Tabelle104" table:style-name="Tabelle104">
        <table:table-column table:style-name="Tabelle104.A"/>
        <table:table-header-rows>
          <table:table-row table:style-name="Tabelle104.1">
            <table:table-cell table:style-name="Tabelle104.A1" office:value-type="string">
              <text:h text:style-name="P535" text:outline-level="1"><text:bookmark-start text:name="__RefHeading___Toc29263_111300586"/>Outliner<text:bookmark-end text:name="__RefHeading___Toc29263_111300586"/></text:h>
            </table:table-cell>
          </table:table-row>
        </table:table-header-rows>
      </table:table>
      <text:p text:style-name="P4"/>
      <table:table table:name="Tabelle103" table:style-name="Tabelle103">
        <table:table-column table:style-name="Tabelle103.A"/>
        <table:table-column table:style-name="Tabelle103.B"/>
        <table:table-column table:style-name="Tabelle103.C"/>
        <table:table-column table:style-name="Tabelle103.D"/>
        <table:table-column table:style-name="Tabelle103.E"/>
        <table:table-header-rows>
          <table:table-row table:style-name="Tabelle103.1">
            <table:table-cell table:style-name="Tabelle103.A1" table:number-columns-spanned="5" office:value-type="string">
              <text:p text:style-name="P401">Outliner</text:p>
            </table:table-cell>
            <table:covered-table-cell/>
            <table:covered-table-cell/>
            <table:covered-table-cell/>
            <table:covered-table-cell/>
          </table:table-row>
        </table:table-header-rows>
        <table:table-row table:style-name="Tabelle103.1">
          <table:table-cell table:style-name="Tabelle103.A2" office:value-type="string">
            <text:p text:style-name="P18">Function </text:p>
          </table:table-cell>
          <table:table-cell table:style-name="Tabelle103.A2" office:value-type="string">
            <text:p text:style-name="P18">Surface <text:span text:style-name="T6">menu </text:span>location<text:tab/></text:p>
          </table:table-cell>
          <table:table-cell table:style-name="Tabelle103.A2" office:value-type="string">
            <text:p text:style-name="P18">User Preferences location</text:p>
          </table:table-cell>
          <table:table-cell table:style-name="Tabelle103.A2" office:value-type="string">
            <text:p text:style-name="P18">Hotkey</text:p>
          </table:table-cell>
          <table:table-cell table:style-name="Tabelle103.E2" office:value-type="string">
            <text:p text:style-name="P18">Special note</text:p>
          </table:table-cell>
        </table:table-row>
        <table:table-row table:style-name="Tabelle103.1">
          <table:table-cell table:style-name="Tabelle103.A3" office:value-type="string">
            <text:p text:style-name="P401">Rename Item</text:p>
          </table:table-cell>
          <table:table-cell table:style-name="Tabelle103.B3" office:value-type="string">
            <text:p text:style-name="P515">None</text:p>
          </table:table-cell>
          <table:table-cell table:style-name="Tabelle103.C3" office:value-type="string">
            <text:p text:style-name="P401">Outliner / Rename Item</text:p>
          </table:table-cell>
          <table:table-cell table:style-name="Tabelle103.D3" office:value-type="string">
            <text:p text:style-name="P401">double-LMB</text:p>
          </table:table-cell>
          <table:table-cell table:style-name="Tabelle103.E3" office:value-type="string">
            <text:p text:style-name="P187"><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1">Activate Item</text:p>
          </table:table-cell>
          <table:table-cell table:style-name="Tabelle103.B15" office:value-type="string">
            <text:p text:style-name="P403"/>
          </table:table-cell>
          <table:table-cell table:style-name="Tabelle103.C15" office:value-type="string">
            <text:p text:style-name="P401">Outliner / Activate Item</text:p>
          </table:table-cell>
          <table:table-cell table:style-name="Tabelle103.D15" office:value-type="string">
            <text:p text:style-name="P401">LMB</text:p>
          </table:table-cell>
          <table:table-cell table:style-name="Tabelle103.E15" office:value-type="string">
            <text:p text:style-name="P187"><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1">Activate Item</text:p>
          </table:table-cell>
          <table:table-cell table:style-name="Tabelle103.B15" office:value-type="string">
            <text:p text:style-name="P403"/>
          </table:table-cell>
          <table:table-cell table:style-name="Tabelle103.C15" office:value-type="string">
            <text:p text:style-name="P401">Outliner / Activate Item</text:p>
          </table:table-cell>
          <table:table-cell table:style-name="Tabelle103.D15" office:value-type="string">
            <text:p text:style-name="P401">Shift LMB</text:p>
          </table:table-cell>
          <table:table-cell table:style-name="Tabelle103.E15" office:value-type="string">
            <text:p text:style-name="P187"><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1">Activate Item</text:p>
          </table:table-cell>
          <table:table-cell table:style-name="Tabelle103.B15" office:value-type="string">
            <text:p text:style-name="P403"/>
          </table:table-cell>
          <table:table-cell table:style-name="Tabelle103.C15" office:value-type="string">
            <text:p text:style-name="P401">Outliner / Activate Item</text:p>
          </table:table-cell>
          <table:table-cell table:style-name="Tabelle103.D15" office:value-type="string">
            <text:p text:style-name="P401">Ctrl LMB</text:p>
          </table:table-cell>
          <table:table-cell table:style-name="Tabelle103.E15" office:value-type="string">
            <text:p text:style-name="P187"><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1">Activate Item</text:p>
          </table:table-cell>
          <table:table-cell table:style-name="Tabelle103.B15" office:value-type="string">
            <text:p text:style-name="P403"/>
          </table:table-cell>
          <table:table-cell table:style-name="Tabelle103.C15" office:value-type="string">
            <text:p text:style-name="P401">Outliner / Activate Item</text:p>
          </table:table-cell>
          <table:table-cell table:style-name="Tabelle103.D15" office:value-type="string">
            <text:p text:style-name="P401">Shift Ctrl LMB</text:p>
          </table:table-cell>
          <table:table-cell table:style-name="Tabelle103.E15" office:value-type="string">
            <text:p text:style-name="P187"><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1">Border Select</text:p>
          </table:table-cell>
          <table:table-cell table:style-name="Tabelle103.B15" office:value-type="string">
            <text:p text:style-name="P404">Outliner / View / Border Select</text:p>
          </table:table-cell>
          <table:table-cell table:style-name="Tabelle103.C15" office:value-type="string">
            <text:p text:style-name="P401">Outliner / Border Select</text:p>
          </table:table-cell>
          <table:table-cell table:style-name="Tabelle103.D15" office:value-type="string">
            <text:p text:style-name="P401">B</text:p>
          </table:table-cell>
          <table:table-cell table:style-name="Tabelle103.E15" office:value-type="string">
            <text:p text:style-name="P153"/>
          </table:table-cell>
        </table:table-row>
        <table:table-row table:style-name="Tabelle103.1">
          <table:table-cell table:style-name="Tabelle103.A15" office:value-type="string">
            <text:p text:style-name="P401">Open/Close Item</text:p>
          </table:table-cell>
          <table:table-cell table:style-name="Tabelle103.B15" office:value-type="string">
            <text:p text:style-name="P403"/>
          </table:table-cell>
          <table:table-cell table:style-name="Tabelle103.C15" office:value-type="string">
            <text:p text:style-name="P401">Outliner / Open/Close Item</text:p>
          </table:table-cell>
          <table:table-cell table:style-name="Tabelle103.D15" office:value-type="string">
            <text:p text:style-name="P401">Return</text:p>
          </table:table-cell>
          <table:table-cell table:style-name="Tabelle103.E15" office:value-type="string">
            <text:p text:style-name="P187"><text:span text:style-name="T31">No menu entry.</text:span><text:span text:style-name="T32"> </text:span></text:p>
          </table:table-cell>
        </table:table-row>
        <table:table-row table:style-name="Tabelle103.1">
          <table:table-cell table:style-name="Tabelle103.A15" office:value-type="string">
            <text:p text:style-name="P401">Open/Close Item</text:p>
          </table:table-cell>
          <table:table-cell table:style-name="Tabelle103.B15" office:value-type="string">
            <text:p text:style-name="P403"/>
          </table:table-cell>
          <table:table-cell table:style-name="Tabelle103.C15" office:value-type="string">
            <text:p text:style-name="P401">Outliner / Open/Close Item</text:p>
          </table:table-cell>
          <table:table-cell table:style-name="Tabelle103.D15" office:value-type="string">
            <text:p text:style-name="P401">Shift Return</text:p>
          </table:table-cell>
          <table:table-cell table:style-name="Tabelle103.E15" office:value-type="string">
            <text:p text:style-name="P187"><text:span text:style-name="T31">No menu entry.</text:span><text:span text:style-name="T32"> </text:span></text:p>
          </table:table-cell>
        </table:table-row>
        <table:table-row table:style-name="Tabelle103.1">
          <table:table-cell table:style-name="Tabelle103.A15" office:value-type="string">
            <text:p text:style-name="P401">Rename Item</text:p>
          </table:table-cell>
          <table:table-cell table:style-name="Tabelle103.B15" office:value-type="string">
            <text:p text:style-name="P403"/>
          </table:table-cell>
          <table:table-cell table:style-name="Tabelle103.C15" office:value-type="string">
            <text:p text:style-name="P401">Outliner / Rename Item</text:p>
          </table:table-cell>
          <table:table-cell table:style-name="Tabelle103.D15" office:value-type="string">
            <text:p text:style-name="P401">Ctrl LMB</text:p>
          </table:table-cell>
          <table:table-cell table:style-name="Tabelle103.E15" office:value-type="string">
            <text:p text:style-name="P187"><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5">Calls a RMB menu</text:p>
          </table:table-cell>
          <table:table-cell table:style-name="Tabelle103.B15" office:value-type="string">
            <text:p text:style-name="P403"/>
          </table:table-cell>
          <table:table-cell table:style-name="Tabelle103.C15" office:value-type="string">
            <text:p text:style-name="P401">Outliner / Execute Operation</text:p>
          </table:table-cell>
          <table:table-cell table:style-name="Tabelle103.D15" office:value-type="string">
            <text:p text:style-name="P401">RMB</text:p>
          </table:table-cell>
          <table:table-cell table:style-name="Tabelle103.E15" office:value-type="string">
            <text:p text:style-name="P187"><text:span text:style-name="T31">No menu entry.</text:span><text:span text:style-name="T32"> </text:span><text:span text:style-name="T34">Mouse Only action</text:span></text:p>
          </table:table-cell>
        </table:table-row>
        <text:soft-page-break/>
        <table:table-row table:style-name="Tabelle103.1">
          <table:table-cell table:style-name="Tabelle103.A15" office:value-type="string">
            <text:p text:style-name="P401">Scroll Page</text:p>
          </table:table-cell>
          <table:table-cell table:style-name="Tabelle103.B15" office:value-type="string">
            <text:p text:style-name="P403"/>
          </table:table-cell>
          <table:table-cell table:style-name="Tabelle103.C15" office:value-type="string">
            <text:p text:style-name="P401">Outliner / Scroll Page</text:p>
          </table:table-cell>
          <table:table-cell table:style-name="Tabelle103.D15" office:value-type="string">
            <text:p text:style-name="P401">Page Down</text:p>
          </table:table-cell>
          <table:table-cell table:style-name="Tabelle103.E15" office:value-type="string">
            <text:p text:style-name="P187"><text:span text:style-name="T31">No menu entry.</text:span><text:span text:style-name="T32"> </text:span></text:p>
          </table:table-cell>
        </table:table-row>
        <table:table-row table:style-name="Tabelle103.1">
          <table:table-cell table:style-name="Tabelle103.A14" office:value-type="string">
            <text:p text:style-name="P401">Scroll Page</text:p>
          </table:table-cell>
          <table:table-cell table:style-name="Tabelle103.B14" office:value-type="string">
            <text:p text:style-name="P403"/>
          </table:table-cell>
          <table:table-cell table:style-name="Tabelle103.C14" office:value-type="string">
            <text:p text:style-name="P401">Outliner / Scroll Page</text:p>
          </table:table-cell>
          <table:table-cell table:style-name="Tabelle103.D14" office:value-type="string">
            <text:p text:style-name="P401">Page Up</text:p>
          </table:table-cell>
          <table:table-cell table:style-name="Tabelle103.E14" office:value-type="string">
            <text:p text:style-name="P187"><text:span text:style-name="T31">No menu entry.</text:span><text:span text:style-name="T32"> </text:span></text:p>
          </table:table-cell>
        </table:table-row>
        <table:table-row table:style-name="Tabelle103.1">
          <table:table-cell table:style-name="Tabelle103.A15" office:value-type="string">
            <text:p text:style-name="P401">Toggle Selected</text:p>
          </table:table-cell>
          <table:table-cell table:style-name="Tabelle103.B15" office:value-type="string">
            <text:p text:style-name="P404">Outliner / View / <text:span text:style-name="T199">Toggle Selected</text:span></text:p>
          </table:table-cell>
          <table:table-cell table:style-name="Tabelle103.C15" office:value-type="string">
            <text:p text:style-name="P401">Outliner / Toggle Selected</text:p>
          </table:table-cell>
          <table:table-cell table:style-name="Tabelle103.D15" office:value-type="string">
            <text:p text:style-name="P401">A</text:p>
          </table:table-cell>
          <table:table-cell table:style-name="Tabelle103.E15" office:value-type="string">
            <text:p text:style-name="P154"><text:bookmark-start text:name="__RefHeading___Toc29265_11130058695"/><text:bookmark-end text:name="__RefHeading___Toc29265_11130058695"/></text:p>
          </table:table-cell>
        </table:table-row>
        <table:table-row table:style-name="Tabelle103.1">
          <table:table-cell table:style-name="Tabelle103.A16" office:value-type="string">
            <text:p text:style-name="P401">Expand/Collapse All</text:p>
          </table:table-cell>
          <table:table-cell table:style-name="Tabelle103.B16" office:value-type="string">
            <text:p text:style-name="P404">Outliner / View / <text:span text:style-name="T200"><text:s/>Expand/Collapse All</text:span></text:p>
          </table:table-cell>
          <table:table-cell table:style-name="Tabelle103.C16" office:value-type="string">
            <text:p text:style-name="P401">Outliner / Expand/Collapse All</text:p>
          </table:table-cell>
          <table:table-cell table:style-name="Tabelle103.D16" office:value-type="string">
            <text:p text:style-name="P401">Shift A</text:p>
          </table:table-cell>
          <table:table-cell table:style-name="Tabelle103.E16" office:value-type="string">
            <text:p text:style-name="P155"/>
          </table:table-cell>
        </table:table-row>
      </table:table>
      <text:p text:style-name="P4"/>
      <table:table table:name="Tabelle106" table:style-name="Tabelle106">
        <table:table-column table:style-name="Tabelle106.A"/>
        <table:table-header-rows>
          <table:table-row table:style-name="Tabelle106.1">
            <table:table-cell table:style-name="Tabelle106.A1" office:value-type="string">
              <text:h text:style-name="P535" text:outline-level="1"><text:bookmark-start text:name="__RefHeading___Toc29265_111300586"/>Node Editor / Node Editor Global<text:bookmark-end text:name="__RefHeading___Toc29265_111300586"/></text:h>
            </table:table-cell>
          </table:table-row>
        </table:table-header-rows>
      </table:table>
      <text:p text:style-name="P4"/>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header-rows>
          <table:table-row table:style-name="Tabelle105.1">
            <table:table-cell table:style-name="Tabelle105.A1" table:number-columns-spanned="5" office:value-type="string">
              <text:p text:style-name="P406">Node Editor / Node Editor Global</text:p>
            </table:table-cell>
            <table:covered-table-cell/>
            <table:covered-table-cell/>
            <table:covered-table-cell/>
            <table:covered-table-cell/>
          </table:table-row>
        </table:table-header-rows>
        <table:table-row table:style-name="Tabelle105.1">
          <table:table-cell table:style-name="Tabelle105.A2" office:value-type="string">
            <text:p text:style-name="P18">Function </text:p>
          </table:table-cell>
          <table:table-cell table:style-name="Tabelle105.A2" office:value-type="string">
            <text:p text:style-name="P18">Surface <text:span text:style-name="T6">menu </text:span>location<text:tab/></text:p>
          </table:table-cell>
          <table:table-cell table:style-name="Tabelle105.A2" office:value-type="string">
            <text:p text:style-name="P18">User Preferences location</text:p>
          </table:table-cell>
          <table:table-cell table:style-name="Tabelle105.A2" office:value-type="string">
            <text:p text:style-name="P18">Hotkey</text:p>
          </table:table-cell>
          <table:table-cell table:style-name="Tabelle105.E2" office:value-type="string">
            <text:p text:style-name="P18">Special note</text:p>
          </table:table-cell>
        </table:table-row>
        <table:table-row table:style-name="Tabelle105.1">
          <table:table-cell table:style-name="Tabelle105.A3" office:value-type="string">
            <text:p text:style-name="P408">Select </text:p>
          </table:table-cell>
          <table:table-cell table:style-name="Tabelle105.B3" office:value-type="string">
            <text:p text:style-name="P408">None</text:p>
          </table:table-cell>
          <table:table-cell table:style-name="Tabelle105.C3" office:value-type="string">
            <text:p text:style-name="P406">Node Editor / Node Editor Global<text:span text:style-name="T201"> / Select</text:span></text:p>
          </table:table-cell>
          <table:table-cell table:style-name="Tabelle105.D3" office:value-type="string">
            <text:p text:style-name="P408">Action Mouse</text:p>
          </table:table-cell>
          <table:table-cell table:style-name="Tabelle105.E3"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Ctrl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6">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Ctrl 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Alt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Alt 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Ctrl Alt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Ctrl Alt 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Ctrl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Ctrl 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Alt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Alt Select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Ctrl Alt Action Mouse</text:p>
          </table:table-cell>
          <table:table-cell table:style-name="Tabelle105.E56" office:value-type="string">
            <text:p text:style-name="P409"><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8">Select </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Select</text:span></text:p>
          </table:table-cell>
          <table:table-cell table:style-name="Tabelle105.D56" office:value-type="string">
            <text:p text:style-name="P408">Shift Ctrl Alt Select Mouse</text:p>
          </table:table-cell>
          <table:table-cell table:style-name="Tabelle105.E56" office:value-type="string">
            <text:p text:style-name="P409"><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10">Border Select</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Border Select</text:span></text:p>
          </table:table-cell>
          <table:table-cell table:style-name="Tabelle105.D56" office:value-type="string">
            <text:p text:style-name="P403"/>
          </table:table-cell>
          <table:table-cell table:style-name="Tabelle105.E56" office:value-type="string">
            <text:p text:style-name="P410">Event Mapping Tweak</text:p>
          </table:table-cell>
        </table:table-row>
        <table:table-row table:style-name="Tabelle105.1">
          <table:table-cell table:style-name="Tabelle105.A56" office:value-type="string">
            <text:p text:style-name="P410">Lasso Select</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Lasso Select</text:span></text:p>
          </table:table-cell>
          <table:table-cell table:style-name="Tabelle105.D56" office:value-type="string">
            <text:p text:style-name="P403"/>
          </table:table-cell>
          <table:table-cell table:style-name="Tabelle105.E56" office:value-type="string">
            <text:p text:style-name="P410">Event Mapping Tweak</text:p>
          </table:table-cell>
        </table:table-row>
        <table:table-row table:style-name="Tabelle105.1">
          <table:table-cell table:style-name="Tabelle105.A56" office:value-type="string">
            <text:p text:style-name="P410">Lasso Select</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Lasso Select</text:span></text:p>
          </table:table-cell>
          <table:table-cell table:style-name="Tabelle105.D56" office:value-type="string">
            <text:p text:style-name="P403"/>
          </table:table-cell>
          <table:table-cell table:style-name="Tabelle105.E56" office:value-type="string">
            <text:p text:style-name="P410">Event Mapping Tweak</text:p>
          </table:table-cell>
        </table:table-row>
        <text:soft-page-break/>
        <table:table-row table:style-name="Tabelle105.1">
          <table:table-cell table:style-name="Tabelle105.A56" office:value-type="string">
            <text:p text:style-name="P410">Circle Select</text:p>
          </table:table-cell>
          <table:table-cell table:style-name="Tabelle105.B56" office:value-type="string">
            <text:p text:style-name="P406">Node Editor /<text:span text:style-name="T202"> Select / Circle Select</text:span></text:p>
          </table:table-cell>
          <table:table-cell table:style-name="Tabelle105.C56" office:value-type="string">
            <text:p text:style-name="P406">Node Editor / Node Editor Global<text:span text:style-name="T201"> / Circle Select</text:span></text:p>
          </table:table-cell>
          <table:table-cell table:style-name="Tabelle105.D56" office:value-type="string">
            <text:p text:style-name="P29">G</text:p>
          </table:table-cell>
          <table:table-cell table:style-name="Tabelle105.E56" office:value-type="string">
            <text:p text:style-name="P403"/>
          </table:table-cell>
        </table:table-row>
        <table:table-row table:style-name="Tabelle105.1">
          <table:table-cell table:style-name="Tabelle105.A56" office:value-type="string">
            <text:p text:style-name="P410">Link Nodes</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Link Nodes</text:span></text:p>
          </table:table-cell>
          <table:table-cell table:style-name="Tabelle105.D56" office:value-type="string">
            <text:p text:style-name="P410">LMB</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0">Link Nodes</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Link Nodes</text:span></text:p>
          </table:table-cell>
          <table:table-cell table:style-name="Tabelle105.D56" office:value-type="string">
            <text:p text:style-name="P410">Ctrl LMB</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25" office:value-type="string">
            <text:p text:style-name="P410">Resize Node</text:p>
          </table:table-cell>
          <table:table-cell table:style-name="Tabelle105.B25" office:value-type="string">
            <text:p text:style-name="P408">None</text:p>
          </table:table-cell>
          <table:table-cell table:style-name="Tabelle105.C25" office:value-type="string">
            <text:p text:style-name="P406">Node Editor / Node Editor Global<text:span text:style-name="T201"> / Resize Node</text:span></text:p>
          </table:table-cell>
          <table:table-cell table:style-name="Tabelle105.D25" office:value-type="string">
            <text:p text:style-name="P410">LMB</text:p>
          </table:table-cell>
          <table:table-cell table:style-name="Tabelle105.E25"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0">Cut Links</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Cut Links</text:span></text:p>
          </table:table-cell>
          <table:table-cell table:style-name="Tabelle105.D56" office:value-type="string">
            <text:p text:style-name="P410">Ctrl LMB</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0">Link Viewer</text:p>
          </table:table-cell>
          <table:table-cell table:style-name="Tabelle105.B56" office:value-type="string">
            <text:p text:style-name="P408">None</text:p>
          </table:table-cell>
          <table:table-cell table:style-name="Tabelle105.C56" office:value-type="string">
            <text:p text:style-name="P406">Node Editor / Node Editor Global<text:span text:style-name="T201"> / Link Viewer</text:span></text:p>
          </table:table-cell>
          <table:table-cell table:style-name="Tabelle105.D56" office:value-type="string">
            <text:p text:style-name="P410">Shift Ctrl LMB</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0">Background Image Move</text:p>
          </table:table-cell>
          <table:table-cell table:style-name="Tabelle105.B56" office:value-type="string">
            <text:p text:style-name="P410">None</text:p>
          </table:table-cell>
          <table:table-cell table:style-name="Tabelle105.C56" office:value-type="string">
            <text:p text:style-name="P406">Node Editor / Node Editor Global<text:span text:style-name="T201"> / </text:span></text:p>
          </table:table-cell>
          <table:table-cell table:style-name="Tabelle105.D56" office:value-type="string">
            <text:p text:style-name="P410">Alt MMB</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0">Background Image Zoom </text:p>
          </table:table-cell>
          <table:table-cell table:style-name="Tabelle105.B56" office:value-type="string">
            <text:p text:style-name="P406">Node Editor / <text:span text:style-name="T203">View / Backdrop / Zoom Out</text:span></text:p>
          </table:table-cell>
          <table:table-cell table:style-name="Tabelle105.C56" office:value-type="string">
            <text:p text:style-name="P406">Node Editor / Node Editor Global<text:span text:style-name="T201"> / Background Image Zoom </text:span></text:p>
          </table:table-cell>
          <table:table-cell table:style-name="Tabelle105.D56" office:value-type="string">
            <text:p text:style-name="P410">V</text:p>
          </table:table-cell>
          <table:table-cell table:style-name="Tabelle105.E56" office:value-type="string">
            <text:p text:style-name="P157"/>
          </table:table-cell>
        </table:table-row>
        <table:table-row table:style-name="Tabelle105.1">
          <table:table-cell table:style-name="Tabelle105.A56" office:value-type="string">
            <text:p text:style-name="P410">Background Image <text:s/>Zoom</text:p>
          </table:table-cell>
          <table:table-cell table:style-name="Tabelle105.B56" office:value-type="string">
            <text:p text:style-name="P406">Node Editor / <text:span text:style-name="T203">View / Backdrop / Zoom In</text:span></text:p>
          </table:table-cell>
          <table:table-cell table:style-name="Tabelle105.C56" office:value-type="string">
            <text:p text:style-name="P406">Node Editor / Node Editor Global<text:span text:style-name="T201"> / Background Image <text:s/>Zoom</text:span></text:p>
          </table:table-cell>
          <table:table-cell table:style-name="Tabelle105.D56" office:value-type="string">
            <text:p text:style-name="P410">Alt V</text:p>
          </table:table-cell>
          <table:table-cell table:style-name="Tabelle105.E56" office:value-type="string">
            <text:p text:style-name="P158"/>
          </table:table-cell>
        </table:table-row>
        <table:table-row table:style-name="Tabelle105.1">
          <table:table-cell table:style-name="Tabelle105.A56" office:value-type="string">
            <text:p text:style-name="P411">Background Image Fit</text:p>
          </table:table-cell>
          <table:table-cell table:style-name="Tabelle105.B56" office:value-type="string">
            <text:p text:style-name="P406">Node Editor / View / Backdrop / Fit Backdrop </text:p>
          </table:table-cell>
          <table:table-cell table:style-name="Tabelle105.C56" office:value-type="string">
            <text:p text:style-name="P406">Node Editor / Node Editor Global<text:span text:style-name="T201"> / Background Image Fit</text:span></text:p>
          </table:table-cell>
          <table:table-cell table:style-name="Tabelle105.D56" office:value-type="string">
            <text:p text:style-name="P410">Alt Home</text:p>
          </table:table-cell>
          <table:table-cell table:style-name="Tabelle105.E56" office:value-type="string">
            <text:p text:style-name="P158"/>
          </table:table-cell>
        </table:table-row>
        <table:table-row table:style-name="Tabelle105.1">
          <table:table-cell table:style-name="Tabelle105.A56" office:value-type="string">
            <text:p text:style-name="P412">Displays the colour information of the Background Image under the current mouse position. Position, RGB Values, HSV, etc.</text:p>
          </table:table-cell>
          <table:table-cell table:style-name="Tabelle105.B56" office:value-type="string">
            <text:p text:style-name="P410">None</text:p>
          </table:table-cell>
          <table:table-cell table:style-name="Tabelle105.C56" office:value-type="string">
            <text:p text:style-name="P406">Node Editor / Node Editor Global<text:span text:style-name="T201"> / Backimage Sample</text:span></text:p>
          </table:table-cell>
          <table:table-cell table:style-name="Tabelle105.D56" office:value-type="string">
            <text:p text:style-name="P410">Alt Action Mouse</text:p>
          </table:table-cell>
          <table:table-cell table:style-name="Tabelle105.E56" office:value-type="string">
            <text:p text:style-name="P187"><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1">Duplicate</text:p>
          </table:table-cell>
          <table:table-cell table:style-name="Tabelle105.B56" office:value-type="string">
            <text:p text:style-name="P406">Node Editor /<text:span text:style-name="T202"> Node / Duplicate</text:span></text:p>
          </table:table-cell>
          <table:table-cell table:style-name="Tabelle105.C56" office:value-type="string">
            <text:p text:style-name="P406">Node Editor / Node Editor Global<text:span text:style-name="T201"> / Duplicate</text:span></text:p>
          </table:table-cell>
          <table:table-cell table:style-name="Tabelle105.D56" office:value-type="string">
            <text:p text:style-name="P410">Shift D</text:p>
          </table:table-cell>
          <table:table-cell table:style-name="Tabelle105.E56" office:value-type="string">
            <text:p text:style-name="P403"/>
          </table:table-cell>
        </table:table-row>
        <table:table-row table:style-name="Tabelle105.1">
          <table:table-cell table:style-name="Tabelle105.A34" office:value-type="string">
            <text:p text:style-name="P411">Duplicate<text:span text:style-name="T203"> with keep inputs</text:span></text:p>
          </table:table-cell>
          <table:table-cell table:style-name="Tabelle105.B34" office:value-type="string">
            <text:p text:style-name="P406">Node Editor /<text:span text:style-name="T202"> Node / Duplicate Keep Input</text:span></text:p>
          </table:table-cell>
          <table:table-cell table:style-name="Tabelle105.C34" office:value-type="string">
            <text:p text:style-name="P406">Node Editor / Node Editor Global<text:span text:style-name="T201"> / Duplicate</text:span></text:p>
          </table:table-cell>
          <table:table-cell table:style-name="Tabelle105.D34" office:value-type="string">
            <text:p text:style-name="P411">Shift Ctrl D</text:p>
          </table:table-cell>
          <table:table-cell table:style-name="Tabelle105.E34" office:value-type="string">
            <text:p text:style-name="P158"/>
          </table:table-cell>
        </table:table-row>
        <table:table-row table:style-name="Tabelle105.1">
          <table:table-cell table:style-name="Tabelle105.A56" office:value-type="string">
            <text:p text:style-name="P411">Hide</text:p>
          </table:table-cell>
          <table:table-cell table:style-name="Tabelle105.B56" office:value-type="string">
            <text:p text:style-name="P406">Node Editor /<text:span text:style-name="T202"> Node / Hide</text:span></text:p>
          </table:table-cell>
          <table:table-cell table:style-name="Tabelle105.C56" office:value-type="string">
            <text:p text:style-name="P406">Node Editor / Node Editor Global<text:span text:style-name="T201"> / Hide</text:span></text:p>
          </table:table-cell>
          <table:table-cell table:style-name="Tabelle105.D56" office:value-type="string">
            <text:p text:style-name="P411">H</text:p>
          </table:table-cell>
          <table:table-cell table:style-name="Tabelle105.E56" office:value-type="string">
            <text:p text:style-name="P403"/>
          </table:table-cell>
        </table:table-row>
        <table:table-row table:style-name="Tabelle105.1">
          <table:table-cell table:style-name="Tabelle105.A56" office:value-type="string">
            <text:p text:style-name="P411">Toggle Node Preview</text:p>
          </table:table-cell>
          <table:table-cell table:style-name="Tabelle105.B56" office:value-type="string">
            <text:p text:style-name="P406">Node Editor /<text:span text:style-name="T202"> Node / Toggle Node Preview</text:span></text:p>
          </table:table-cell>
          <table:table-cell table:style-name="Tabelle105.C56" office:value-type="string">
            <text:p text:style-name="P406">Node Editor / Node Editor Global<text:span text:style-name="T201"> / Toggle Node Preview</text:span></text:p>
          </table:table-cell>
          <table:table-cell table:style-name="Tabelle105.D56" office:value-type="string">
            <text:p text:style-name="P411">Shift H</text:p>
          </table:table-cell>
          <table:table-cell table:style-name="Tabelle105.E56" office:value-type="string">
            <text:p text:style-name="P403"/>
          </table:table-cell>
        </table:table-row>
        <table:table-row table:style-name="Tabelle105.1">
          <table:table-cell table:style-name="Tabelle105.A56" office:value-type="string">
            <text:p text:style-name="P411">Toggle Hidden Node Sockets</text:p>
          </table:table-cell>
          <table:table-cell table:style-name="Tabelle105.B56" office:value-type="string">
            <text:p text:style-name="P406">Node Editor /<text:span text:style-name="T202"> Node / Toggle Hidden Node Sockets</text:span></text:p>
          </table:table-cell>
          <table:table-cell table:style-name="Tabelle105.C56" office:value-type="string">
            <text:p text:style-name="P406">Node Editor / Node Editor Global<text:span text:style-name="T201"> / Toggle Hidden Node Sockets</text:span></text:p>
          </table:table-cell>
          <table:table-cell table:style-name="Tabelle105.D56" office:value-type="string">
            <text:p text:style-name="P411">Ctrl H</text:p>
          </table:table-cell>
          <table:table-cell table:style-name="Tabelle105.E56" office:value-type="string">
            <text:p text:style-name="P403"/>
          </table:table-cell>
        </table:table-row>
        <table:table-row table:style-name="Tabelle105.1">
          <table:table-cell table:style-name="Tabelle105.A56" office:value-type="string">
            <text:p text:style-name="P411">View All</text:p>
          </table:table-cell>
          <table:table-cell table:style-name="Tabelle105.B56" office:value-type="string">
            <text:p text:style-name="P406">Node Editor /<text:span text:style-name="T202"> View / View All</text:span></text:p>
          </table:table-cell>
          <table:table-cell table:style-name="Tabelle105.C56" office:value-type="string">
            <text:p text:style-name="P406">Node Editor / Node Editor Global<text:span text:style-name="T201"> / View All</text:span></text:p>
          </table:table-cell>
          <table:table-cell table:style-name="Tabelle105.D56" office:value-type="string">
            <text:p text:style-name="P413">Home</text:p>
          </table:table-cell>
          <table:table-cell table:style-name="Tabelle105.E56" office:value-type="string">
            <text:p text:style-name="P403"/>
          </table:table-cell>
        </table:table-row>
        <table:table-row table:style-name="Tabelle105.1">
          <table:table-cell table:style-name="Tabelle105.A56" office:value-type="string">
            <text:p text:style-name="P211">View All<text:span text:style-name="T204">. Ndof device for 3dConnexion </text:span></text:p>
          </table:table-cell>
          <table:table-cell table:style-name="Tabelle105.B56" office:value-type="string">
            <text:p text:style-name="P212">Node Editor /<text:span text:style-name="T202"> View / View All</text:span></text:p>
          </table:table-cell>
          <table:table-cell table:style-name="Tabelle105.C56" office:value-type="string">
            <text:p text:style-name="P212">Node Editor / Node Editor Global<text:span text:style-name="T201"> / View All</text:span></text:p>
          </table:table-cell>
          <table:table-cell table:style-name="Tabelle105.D56" office:value-type="string">
            <text:p text:style-name="P213">Ndof Fit</text:p>
          </table:table-cell>
          <table:table-cell table:style-name="Tabelle105.E56" office:value-type="string">
            <text:p text:style-name="P213">Cannot test</text:p>
          </table:table-cell>
        </table:table-row>
        <table:table-row table:style-name="Tabelle105.1">
          <table:table-cell table:style-name="Tabelle105.A56" office:value-type="string">
            <text:p text:style-name="P413">View Selected</text:p>
          </table:table-cell>
          <table:table-cell table:style-name="Tabelle105.B56" office:value-type="string">
            <text:p text:style-name="P406">Node Editor /<text:span text:style-name="T202"> View / View Selected</text:span></text:p>
          </table:table-cell>
          <table:table-cell table:style-name="Tabelle105.C56" office:value-type="string">
            <text:p text:style-name="P406">Node Editor / Node Editor Global<text:span text:style-name="T201"> / View Selected</text:span></text:p>
          </table:table-cell>
          <table:table-cell table:style-name="Tabelle105.D56" office:value-type="string">
            <text:p text:style-name="P413">Numpad ,</text:p>
          </table:table-cell>
          <table:table-cell table:style-name="Tabelle105.E56" office:value-type="string">
            <text:p text:style-name="P403"/>
          </table:table-cell>
        </table:table-row>
        <table:table-row table:style-name="Tabelle105.1">
          <table:table-cell table:style-name="Tabelle105.A56" office:value-type="string">
            <text:p text:style-name="P414">Border Select </text:p>
          </table:table-cell>
          <table:table-cell table:style-name="Tabelle105.B56" office:value-type="string">
            <text:p text:style-name="P406">Node Editor /<text:span text:style-name="T202"> Select / Border Select </text:span></text:p>
          </table:table-cell>
          <table:table-cell table:style-name="Tabelle105.C56" office:value-type="string">
            <text:p text:style-name="P406">Node Editor / Node Editor Global<text:span text:style-name="T201"> / Border Select </text:span></text:p>
          </table:table-cell>
          <table:table-cell table:style-name="Tabelle105.D56" office:value-type="string">
            <text:p text:style-name="P414">B</text:p>
          </table:table-cell>
          <table:table-cell table:style-name="Tabelle105.E56" office:value-type="string">
            <text:p text:style-name="P403"/>
          </table:table-cell>
        </table:table-row>
        <table:table-row table:style-name="Tabelle105.1">
          <table:table-cell table:style-name="Tabelle105.A56" office:value-type="string">
            <text:p text:style-name="P414">Delete</text:p>
          </table:table-cell>
          <table:table-cell table:style-name="Tabelle105.B56" office:value-type="string">
            <text:p text:style-name="P406">Node Editor /<text:span text:style-name="T202"> Node / Delete</text:span></text:p>
          </table:table-cell>
          <table:table-cell table:style-name="Tabelle105.C56" office:value-type="string">
            <text:p text:style-name="P406">Node Editor / Node Editor Global<text:span text:style-name="T201"> / Delete</text:span></text:p>
          </table:table-cell>
          <table:table-cell table:style-name="Tabelle105.D56" office:value-type="string">
            <text:p text:style-name="P414">Delete</text:p>
          </table:table-cell>
          <table:table-cell table:style-name="Tabelle105.E56" office:value-type="string">
            <text:p text:style-name="P403"/>
          </table:table-cell>
        </table:table-row>
        <table:table-row table:style-name="Tabelle105.43">
          <table:table-cell table:style-name="Tabelle105.A56" office:value-type="string">
            <text:p text:style-name="P414">(De)select all</text:p>
          </table:table-cell>
          <table:table-cell table:style-name="Tabelle105.B56" office:value-type="string">
            <text:p text:style-name="P406">Node Editor /<text:span text:style-name="T202"> Select / (De)select all</text:span></text:p>
          </table:table-cell>
          <table:table-cell table:style-name="Tabelle105.C56" office:value-type="string">
            <text:p text:style-name="P406">Node Editor / Node Editor Global<text:span text:style-name="T201"> / (De)select all</text:span></text:p>
          </table:table-cell>
          <table:table-cell table:style-name="Tabelle105.D56" office:value-type="string">
            <text:p text:style-name="P414">A</text:p>
          </table:table-cell>
          <table:table-cell table:style-name="Tabelle105.E56" office:value-type="string">
            <text:p text:style-name="P403"/>
          </table:table-cell>
        </table:table-row>
        <table:table-row table:style-name="Tabelle105.1">
          <table:table-cell table:style-name="Tabelle105.A44" office:value-type="string">
            <text:p text:style-name="P414">Invert Selection</text:p>
          </table:table-cell>
          <table:table-cell table:style-name="Tabelle105.B44" office:value-type="string">
            <text:p text:style-name="P406">Node Editor /<text:span text:style-name="T202"> Select / Inverse</text:span></text:p>
          </table:table-cell>
          <table:table-cell table:style-name="Tabelle105.C44" office:value-type="string">
            <text:p text:style-name="P406">Node Editor / Node Editor Global<text:span text:style-name="T201"> / (De)select all</text:span></text:p>
          </table:table-cell>
          <table:table-cell table:style-name="Tabelle105.D44" office:value-type="string">
            <text:p text:style-name="P414">Ctrl I</text:p>
          </table:table-cell>
          <table:table-cell table:style-name="Tabelle105.E44" office:value-type="string">
            <text:p text:style-name="P403"/>
          </table:table-cell>
        </table:table-row>
        <table:table-row table:style-name="Tabelle105.1">
          <table:table-cell table:style-name="Tabelle105.A56" office:value-type="string">
            <text:p text:style-name="P414">Copy to Clipboard</text:p>
          </table:table-cell>
          <table:table-cell table:style-name="Tabelle105.B56" office:value-type="string">
            <text:p text:style-name="P406">Node Editor /<text:span text:style-name="T202"> Node / Copy</text:span></text:p>
          </table:table-cell>
          <table:table-cell table:style-name="Tabelle105.C56" office:value-type="string">
            <text:p text:style-name="P406">Node Editor / Node Editor Global<text:span text:style-name="T201"> / Copy to Clipboard</text:span></text:p>
          </table:table-cell>
          <table:table-cell table:style-name="Tabelle105.D56" office:value-type="string">
            <text:p text:style-name="P415">Ctrl C</text:p>
          </table:table-cell>
          <table:table-cell table:style-name="Tabelle105.E56" office:value-type="string">
            <text:p text:style-name="P159"/>
          </table:table-cell>
        </table:table-row>
        <text:soft-page-break/>
        <table:table-row table:style-name="Tabelle105.1">
          <table:table-cell table:style-name="Tabelle105.A46" office:value-type="string">
            <text:p text:style-name="P414">Paste from Clipboard</text:p>
          </table:table-cell>
          <table:table-cell table:style-name="Tabelle105.B46" office:value-type="string">
            <text:p text:style-name="P406">Node Editor /<text:span text:style-name="T202"> Node / Paste</text:span></text:p>
          </table:table-cell>
          <table:table-cell table:style-name="Tabelle105.C46" office:value-type="string">
            <text:p text:style-name="P406">Node Editor / Node Editor Global<text:span text:style-name="T201"> / Paste from Clipboard</text:span></text:p>
          </table:table-cell>
          <table:table-cell table:style-name="Tabelle105.D46" office:value-type="string">
            <text:p text:style-name="P415">Ctrl V</text:p>
          </table:table-cell>
          <table:table-cell table:style-name="Tabelle105.E46" office:value-type="string">
            <text:p text:style-name="P160"/>
          </table:table-cell>
        </table:table-row>
        <table:table-row table:style-name="Tabelle105.1">
          <table:table-cell table:style-name="Tabelle105.A56" office:value-type="string">
            <text:p text:style-name="P415">Move and Attach</text:p>
          </table:table-cell>
          <table:table-cell table:style-name="Tabelle105.B56" office:value-type="string">
            <text:p text:style-name="P407">Node Editor /<text:span text:style-name="T202"> Node / Translate</text:span></text:p>
          </table:table-cell>
          <table:table-cell table:style-name="Tabelle105.C56" office:value-type="string">
            <text:p text:style-name="P406">Node Editor / Node Editor Global<text:span text:style-name="T201"> / Move and Attach</text:span></text:p>
          </table:table-cell>
          <table:table-cell table:style-name="Tabelle105.D56" office:value-type="string">
            <text:p text:style-name="P416">W</text:p>
          </table:table-cell>
          <table:table-cell table:style-name="Tabelle105.E56" office:value-type="string">
            <text:p text:style-name="P156"/>
          </table:table-cell>
        </table:table-row>
        <table:table-row table:style-name="Tabelle105.1">
          <table:table-cell table:style-name="Tabelle105.A56" office:value-type="string">
            <text:p text:style-name="P415">Move and Attach</text:p>
          </table:table-cell>
          <table:table-cell table:style-name="Tabelle105.B56" office:value-type="string">
            <text:p text:style-name="P414">None</text:p>
          </table:table-cell>
          <table:table-cell table:style-name="Tabelle105.C56" office:value-type="string">
            <text:p text:style-name="P406">Node Editor / Node Editor Global<text:span text:style-name="T201"> / Move and Attach</text:span></text:p>
          </table:table-cell>
          <table:table-cell table:style-name="Tabelle105.D56" office:value-type="string">
            <text:p text:style-name="P403"/>
          </table:table-cell>
          <table:table-cell table:style-name="Tabelle105.E56" office:value-type="string">
            <text:p text:style-name="P415">Event mapping tweak</text:p>
          </table:table-cell>
        </table:table-row>
        <table:table-row table:style-name="Tabelle105.1">
          <table:table-cell table:style-name="Tabelle105.A56" office:value-type="string">
            <text:p text:style-name="P415">Move and Attach</text:p>
          </table:table-cell>
          <table:table-cell table:style-name="Tabelle105.B56" office:value-type="string">
            <text:p text:style-name="P414">None</text:p>
          </table:table-cell>
          <table:table-cell table:style-name="Tabelle105.C56" office:value-type="string">
            <text:p text:style-name="P406">Node Editor / Node Editor Global<text:span text:style-name="T201"> / Move and Attach</text:span></text:p>
          </table:table-cell>
          <table:table-cell table:style-name="Tabelle105.D56" office:value-type="string">
            <text:p text:style-name="P403"/>
          </table:table-cell>
          <table:table-cell table:style-name="Tabelle105.E56" office:value-type="string">
            <text:p text:style-name="P415">Event mapping tweak</text:p>
          </table:table-cell>
        </table:table-row>
        <table:table-row table:style-name="Tabelle105.1">
          <table:table-cell table:style-name="Tabelle105.A56" office:value-type="string">
            <text:p text:style-name="P415">Translate</text:p>
          </table:table-cell>
          <table:table-cell table:style-name="Tabelle105.B56" office:value-type="string">
            <text:p text:style-name="P414">None</text:p>
          </table:table-cell>
          <table:table-cell table:style-name="Tabelle105.C56" office:value-type="string">
            <text:p text:style-name="P406">Node Editor / Node Editor Global<text:span text:style-name="T201"> / Translate</text:span></text:p>
          </table:table-cell>
          <table:table-cell table:style-name="Tabelle105.D56" office:value-type="string">
            <text:p text:style-name="P403"/>
          </table:table-cell>
          <table:table-cell table:style-name="Tabelle105.E56" office:value-type="string">
            <text:p text:style-name="P415">Event mapping tweak</text:p>
          </table:table-cell>
        </table:table-row>
        <table:table-row table:style-name="Tabelle105.1">
          <table:table-cell table:style-name="Tabelle105.A56" office:value-type="string">
            <text:p text:style-name="P415">Translate</text:p>
          </table:table-cell>
          <table:table-cell table:style-name="Tabelle105.B56" office:value-type="string">
            <text:p text:style-name="P414">None</text:p>
          </table:table-cell>
          <table:table-cell table:style-name="Tabelle105.C56" office:value-type="string">
            <text:p text:style-name="P406">Node Editor / Node Editor Global<text:span text:style-name="T201"> / Translate</text:span></text:p>
          </table:table-cell>
          <table:table-cell table:style-name="Tabelle105.D56" office:value-type="string">
            <text:p text:style-name="P403"/>
          </table:table-cell>
          <table:table-cell table:style-name="Tabelle105.E56" office:value-type="string">
            <text:p text:style-name="P415">Event mapping tweak</text:p>
          </table:table-cell>
        </table:table-row>
        <table:table-row table:style-name="Tabelle105.1">
          <table:table-cell table:style-name="Tabelle105.A56" office:value-type="string">
            <text:p text:style-name="P415">Rotate</text:p>
          </table:table-cell>
          <table:table-cell table:style-name="Tabelle105.B56" office:value-type="string">
            <text:p text:style-name="P406">Node Editor /<text:span text:style-name="T202"> Node / Rotate</text:span></text:p>
          </table:table-cell>
          <table:table-cell table:style-name="Tabelle105.C56" office:value-type="string">
            <text:p text:style-name="P406">Node Editor / Node Editor Global<text:span text:style-name="T201"> / Rotate</text:span></text:p>
          </table:table-cell>
          <table:table-cell table:style-name="Tabelle105.D56" office:value-type="string">
            <text:p text:style-name="P415">E</text:p>
          </table:table-cell>
          <table:table-cell table:style-name="Tabelle105.E56" office:value-type="string">
            <text:p text:style-name="P403"/>
          </table:table-cell>
        </table:table-row>
        <table:table-row table:style-name="Tabelle105.1">
          <table:table-cell table:style-name="Tabelle105.A56" office:value-type="string">
            <text:p text:style-name="P415">Resize</text:p>
          </table:table-cell>
          <table:table-cell table:style-name="Tabelle105.B56" office:value-type="string">
            <text:p text:style-name="P406">Node Editor /<text:span text:style-name="T202"> Node / Resize</text:span></text:p>
          </table:table-cell>
          <table:table-cell table:style-name="Tabelle105.C56" office:value-type="string">
            <text:p text:style-name="P406">Node Editor / Node Editor Global<text:span text:style-name="T201"> / Resize</text:span></text:p>
          </table:table-cell>
          <table:table-cell table:style-name="Tabelle105.D56" office:value-type="string">
            <text:p text:style-name="P415">R</text:p>
          </table:table-cell>
          <table:table-cell table:style-name="Tabelle105.E56" office:value-type="string">
            <text:p text:style-name="P403"/>
          </table:table-cell>
        </table:table-row>
        <table:table-row table:style-name="Tabelle105.1">
          <table:table-cell table:style-name="Tabelle105.A56" office:value-type="string">
            <text:p text:style-name="P415">Detach </text:p>
          </table:table-cell>
          <table:table-cell table:style-name="Tabelle105.B56" office:value-type="string">
            <text:p text:style-name="P406">Node Editor /<text:span text:style-name="T202"> Node / Detach Linked Move</text:span></text:p>
          </table:table-cell>
          <table:table-cell table:style-name="Tabelle105.C56" office:value-type="string">
            <text:p text:style-name="P406">Node Editor / Node Editor Global<text:span text:style-name="T201"> / Detach </text:span></text:p>
          </table:table-cell>
          <table:table-cell table:style-name="Tabelle105.D56" office:value-type="string">
            <text:p text:style-name="P415">Alt D</text:p>
          </table:table-cell>
          <table:table-cell table:style-name="Tabelle105.E56" office:value-type="string">
            <text:p text:style-name="P160"/>
          </table:table-cell>
        </table:table-row>
        <table:table-row table:style-name="Tabelle105.1">
          <table:table-cell table:style-name="Tabelle105.A56" office:value-type="string">
            <text:p text:style-name="P415">Detach </text:p>
          </table:table-cell>
          <table:table-cell table:style-name="Tabelle105.B56" office:value-type="string">
            <text:p text:style-name="P414">None</text:p>
          </table:table-cell>
          <table:table-cell table:style-name="Tabelle105.C56" office:value-type="string">
            <text:p text:style-name="P406">Node Editor / Node Editor Global<text:span text:style-name="T201"> / Detach </text:span></text:p>
          </table:table-cell>
          <table:table-cell table:style-name="Tabelle105.D56" office:value-type="string">
            <text:p text:style-name="P415"/>
          </table:table-cell>
          <table:table-cell table:style-name="Tabelle105.E56" office:value-type="string">
            <text:p text:style-name="P415">Event mapping tweak</text:p>
          </table:table-cell>
        </table:table-row>
        <table:table-row table:style-name="Tabelle105.1">
          <table:table-cell table:style-name="Tabelle105.A56" office:value-type="string">
            <text:p text:style-name="P415">Detach </text:p>
          </table:table-cell>
          <table:table-cell table:style-name="Tabelle105.B56" office:value-type="string">
            <text:p text:style-name="P414">None</text:p>
          </table:table-cell>
          <table:table-cell table:style-name="Tabelle105.C56" office:value-type="string">
            <text:p text:style-name="P406">Node Editor / Node Editor Global<text:span text:style-name="T201"> / Detach </text:span></text:p>
          </table:table-cell>
          <table:table-cell table:style-name="Tabelle105.D56" office:value-type="string">
            <text:p text:style-name="P403"/>
          </table:table-cell>
          <table:table-cell table:style-name="Tabelle105.E56" office:value-type="string">
            <text:p text:style-name="P415">Event mapping tweak</text:p>
          </table:table-cell>
        </table:table-row>
        <table:table-row table:style-name="Tabelle105.1">
          <table:table-cell table:style-name="Tabelle105.A57" office:value-type="string">
            <text:p text:style-name="P415">Translate</text:p>
          </table:table-cell>
          <table:table-cell table:style-name="Tabelle105.B57" office:value-type="string">
            <text:p text:style-name="P406">Node Editor /<text:span text:style-name="T202"> Node / Translate</text:span></text:p>
          </table:table-cell>
          <table:table-cell table:style-name="Tabelle105.C57" office:value-type="string">
            <text:p text:style-name="P406">Node Editor / Node Editor Global<text:span text:style-name="T201"> / Translate</text:span></text:p>
          </table:table-cell>
          <table:table-cell table:style-name="Tabelle105.D57" office:value-type="string">
            <text:p text:style-name="P415">W</text:p>
          </table:table-cell>
          <table:table-cell table:style-name="Tabelle105.E57" office:value-type="string">
            <text:p text:style-name="P403"/>
          </table:table-cell>
        </table:table-row>
      </table:table>
      <text:p text:style-name="P4"/>
      <table:table table:name="Tabelle108" table:style-name="Tabelle108">
        <table:table-column table:style-name="Tabelle108.A"/>
        <table:table-header-rows>
          <table:table-row table:style-name="Tabelle108.1">
            <table:table-cell table:style-name="Tabelle108.A1" office:value-type="string">
              <text:h text:style-name="P535" text:outline-level="1"><text:bookmark-start text:name="__RefHeading___Toc29267_111300586"/>Node Editor / Generic<text:bookmark-end text:name="__RefHeading___Toc29267_111300586"/></text:h>
            </table:table-cell>
          </table:table-row>
        </table:table-header-rows>
      </table:table>
      <text:p text:style-name="P4"/>
      <table:table table:name="Tabelle107" table:style-name="Tabelle107">
        <table:table-column table:style-name="Tabelle107.A"/>
        <table:table-column table:style-name="Tabelle107.B"/>
        <table:table-column table:style-name="Tabelle107.C"/>
        <table:table-column table:style-name="Tabelle107.D"/>
        <table:table-column table:style-name="Tabelle107.E"/>
        <table:table-header-rows>
          <table:table-row table:style-name="Tabelle107.1">
            <table:table-cell table:style-name="Tabelle107.A1" table:number-columns-spanned="5" office:value-type="string">
              <text:p text:style-name="P417">Node Editor / Generic</text:p>
            </table:table-cell>
            <table:covered-table-cell/>
            <table:covered-table-cell/>
            <table:covered-table-cell/>
            <table:covered-table-cell/>
          </table:table-row>
        </table:table-header-rows>
        <table:table-row table:style-name="Tabelle107.1">
          <table:table-cell table:style-name="Tabelle107.A2" office:value-type="string">
            <text:p text:style-name="P18">Function </text:p>
          </table:table-cell>
          <table:table-cell table:style-name="Tabelle107.A2" office:value-type="string">
            <text:p text:style-name="P18">Surface <text:span text:style-name="T6">menu </text:span>location<text:tab/></text:p>
          </table:table-cell>
          <table:table-cell table:style-name="Tabelle107.A2" office:value-type="string">
            <text:p text:style-name="P18">User Preferences location</text:p>
          </table:table-cell>
          <table:table-cell table:style-name="Tabelle107.A2" office:value-type="string">
            <text:p text:style-name="P18">Hotkey</text:p>
          </table:table-cell>
          <table:table-cell table:style-name="Tabelle107.E2" office:value-type="string">
            <text:p text:style-name="P18">Special note</text:p>
          </table:table-cell>
        </table:table-row>
        <table:table-row table:style-name="Tabelle107.1">
          <table:table-cell table:style-name="Tabelle107.A3" office:value-type="string">
            <text:p text:style-name="P417">Calls or closes the Properties panel</text:p>
          </table:table-cell>
          <table:table-cell table:style-name="Tabelle107.B3" office:value-type="string">
            <text:p text:style-name="P406">Node Editor /<text:span text:style-name="T202"> View / Properties</text:span></text:p>
          </table:table-cell>
          <table:table-cell table:style-name="Tabelle107.C3" office:value-type="string">
            <text:p text:style-name="P406">Node Editor / Node Editor <text:span text:style-name="T205">Generic / Properties</text:span></text:p>
          </table:table-cell>
          <table:table-cell table:style-name="Tabelle107.D3" office:value-type="string">
            <text:p text:style-name="P527">Ctrl T</text:p>
          </table:table-cell>
          <table:table-cell table:style-name="Tabelle107.E3" office:value-type="string">
            <text:p text:style-name="P403"/>
          </table:table-cell>
        </table:table-row>
        <table:table-row table:style-name="Tabelle107.1">
          <table:table-cell table:style-name="Tabelle107.A4" office:value-type="string">
            <text:p text:style-name="P417">Calls or closes the Tool Shelf panel</text:p>
          </table:table-cell>
          <table:table-cell table:style-name="Tabelle107.B4" office:value-type="string">
            <text:p text:style-name="P406">Node Editor /<text:span text:style-name="T202"> View / Tool Shelf</text:span></text:p>
          </table:table-cell>
          <table:table-cell table:style-name="Tabelle107.C4" office:value-type="string">
            <text:p text:style-name="P406">Node Editor / Node Editor <text:span text:style-name="T205">Generic / Tool Shelf</text:span></text:p>
          </table:table-cell>
          <table:table-cell table:style-name="Tabelle107.D4" office:value-type="string">
            <text:p text:style-name="P417">T</text:p>
          </table:table-cell>
          <table:table-cell table:style-name="Tabelle107.E4" office:value-type="string">
            <text:p text:style-name="P403"/>
          </table:table-cell>
        </table:table-row>
      </table:table>
      <text:p text:style-name="P4"/>
      <table:table table:name="Tabelle110" table:style-name="Tabelle110">
        <table:table-column table:style-name="Tabelle110.A"/>
        <table:table-header-rows>
          <table:table-row table:style-name="Tabelle110.1">
            <table:table-cell table:style-name="Tabelle110.A1" office:value-type="string">
              <text:h text:style-name="P535" text:outline-level="1"><text:bookmark-start text:name="__RefHeading___Toc29269_111300586"/>Sequencer / Sequencer (Global)<text:bookmark-end text:name="__RefHeading___Toc29269_111300586"/></text:h>
            </table:table-cell>
          </table:table-row>
        </table:table-header-rows>
      </table:table>
      <text:p text:style-name="P4"/>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header-rows>
          <table:table-row table:style-name="Tabelle109.1">
            <table:table-cell table:style-name="Tabelle109.A1" table:number-columns-spanned="5" office:value-type="string">
              <text:p text:style-name="P418">Sequencer / Sequencer (Global) - <text:span text:style-name="T52">NOTE THAT I WILL NOT FIX THE VIDEO EDITING STUFF! Video editing module is deprecated. It is still available. But Bforartists does not offer any support for it. </text:span></text:p>
              <text:p text:style-name="P161"/>
              <text:p text:style-name="P161">The red marked hotkeys in this seciton are just marked for the very unlikely case that we really spend the time to change anyhting here</text:p>
            </table:table-cell>
            <table:covered-table-cell/>
            <table:covered-table-cell/>
            <table:covered-table-cell/>
            <table:covered-table-cell/>
          </table:table-row>
        </table:table-header-rows>
        <table:table-row table:style-name="Tabelle109.1">
          <table:table-cell table:style-name="Tabelle109.A2" office:value-type="string">
            <text:p text:style-name="P18">Function </text:p>
          </table:table-cell>
          <table:table-cell table:style-name="Tabelle109.A2" office:value-type="string">
            <text:p text:style-name="P18">Surface <text:span text:style-name="T6">menu </text:span>location<text:tab/></text:p>
          </table:table-cell>
          <table:table-cell table:style-name="Tabelle109.A2" office:value-type="string">
            <text:p text:style-name="P18">User Preferences location</text:p>
          </table:table-cell>
          <table:table-cell table:style-name="Tabelle109.A2" office:value-type="string">
            <text:p text:style-name="P18">Hotkey</text:p>
          </table:table-cell>
          <table:table-cell table:style-name="Tabelle109.E2" office:value-type="string">
            <text:p text:style-name="P18">Special note</text:p>
          </table:table-cell>
        </table:table-row>
        <table:table-row table:style-name="Tabelle109.1">
          <table:table-cell table:style-name="Tabelle109.A3" office:value-type="string">
            <text:p text:style-name="P418">(De)select all</text:p>
          </table:table-cell>
          <table:table-cell table:style-name="Tabelle109.A3" office:value-type="string">
            <text:p text:style-name="P418">Sequencer<text:span text:style-name="T91"> </text:span>/ Select/ (De)select all</text:p>
          </table:table-cell>
          <table:table-cell table:style-name="Tabelle109.A3" office:value-type="string">
            <text:p text:style-name="P418">Sequencer / Sequencer (Global) / De)select all</text:p>
          </table:table-cell>
          <table:table-cell table:style-name="Tabelle109.A3" office:value-type="string">
            <text:p text:style-name="P418">A</text:p>
          </table:table-cell>
          <table:table-cell table:style-name="Tabelle109.E3" office:value-type="string">
            <text:p text:style-name="P403"/>
          </table:table-cell>
        </table:table-row>
        <table:table-row table:style-name="Tabelle109.1">
          <table:table-cell table:style-name="Tabelle109.A3" office:value-type="string">
            <text:p text:style-name="P418">Inverse</text:p>
          </table:table-cell>
          <table:table-cell table:style-name="Tabelle109.A3" office:value-type="string">
            <text:p text:style-name="P418">Sequencer / Select / Inverse</text:p>
          </table:table-cell>
          <table:table-cell table:style-name="Tabelle109.A3" office:value-type="string">
            <text:p text:style-name="P418">Sequencer / Sequencer (Global) / De)select all</text:p>
          </table:table-cell>
          <table:table-cell table:style-name="Tabelle109.A3" office:value-type="string">
            <text:p text:style-name="P418">Ctrl I</text:p>
          </table:table-cell>
          <table:table-cell table:style-name="Tabelle109.E3" office:value-type="string">
            <text:p text:style-name="P403"/>
          </table:table-cell>
        </table:table-row>
        <table:table-row table:style-name="Tabelle109.1">
          <table:table-cell table:style-name="Tabelle109.A3" office:value-type="string">
            <text:p text:style-name="P418">Un-Mute Strips</text:p>
          </table:table-cell>
          <table:table-cell table:style-name="Tabelle109.A3" office:value-type="string">
            <text:p text:style-name="P418">None</text:p>
          </table:table-cell>
          <table:table-cell table:style-name="Tabelle109.A3" office:value-type="string">
            <text:p text:style-name="P418">Sequencer / Sequencer (Global) / Un-Mute Strips</text:p>
          </table:table-cell>
          <table:table-cell table:style-name="Tabelle109.A3" office:value-type="string">
            <text:p text:style-name="P418">Shift Alt H</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Duplicate Strips</text:p>
          </table:table-cell>
          <table:table-cell table:style-name="Tabelle109.A3" office:value-type="string">
            <text:p text:style-name="P418">Sequencer / Strip / Duplicate Strips</text:p>
          </table:table-cell>
          <table:table-cell table:style-name="Tabelle109.A3" office:value-type="string">
            <text:p text:style-name="P418">Sequencer / Sequencer (Global) / Duplicate Strips</text:p>
          </table:table-cell>
          <table:table-cell table:style-name="Tabelle109.A3" office:value-type="string">
            <text:p text:style-name="P418">Shift D</text:p>
          </table:table-cell>
          <table:table-cell table:style-name="Tabelle109.E3" office:value-type="string">
            <text:p text:style-name="P403"/>
          </table:table-cell>
        </table:table-row>
        <table:table-row table:style-name="Tabelle109.1">
          <table:table-cell table:style-name="Tabelle109.A3" office:value-type="string">
            <text:p text:style-name="P418">Erase Strips</text:p>
          </table:table-cell>
          <table:table-cell table:style-name="Tabelle109.A3" office:value-type="string">
            <text:p text:style-name="P418">Sequencer / Strip / Erase Strips</text:p>
          </table:table-cell>
          <table:table-cell table:style-name="Tabelle109.A3" office:value-type="string">
            <text:p text:style-name="P418">Sequencer / Sequencer (Global) / Erase Strips</text:p>
          </table:table-cell>
          <table:table-cell table:style-name="Tabelle109.A3" office:value-type="string">
            <text:p text:style-name="P418">Delete</text:p>
          </table:table-cell>
          <table:table-cell table:style-name="Tabelle109.E3" office:value-type="string">
            <text:p text:style-name="P403"/>
          </table:table-cell>
        </table:table-row>
        <text:soft-page-break/>
        <table:table-row table:style-name="Tabelle109.1">
          <table:table-cell table:style-name="Tabelle109.A3" office:value-type="string">
            <text:p text:style-name="P418">Copy </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Ctrl C</text:p>
          </table:table-cell>
          <table:table-cell table:style-name="Tabelle109.E3" office:value-type="string">
            <text:p text:style-name="P163">Remove Icons in Menu bar. Needs Menu entry!</text:p>
          </table:table-cell>
        </table:table-row>
        <table:table-row table:style-name="Tabelle109.1">
          <table:table-cell table:style-name="Tabelle109.A3" office:value-type="string">
            <text:p text:style-name="P418">Paste</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Ctrl V</text:p>
          </table:table-cell>
          <table:table-cell table:style-name="Tabelle109.E3" office:value-type="string">
            <text:p text:style-name="P163">Remove Icons in Menu bar. Needs Menu entry!</text:p>
          </table:table-cell>
        </table:table-row>
        <table:table-row table:style-name="Tabelle109.1">
          <table:table-cell table:style-name="Tabelle109.A3" office:value-type="string">
            <text:p text:style-name="P162">Toggle Meta Strips<text:span text:style-name="T91">. What metastrips? What does this do?</text:span></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Tab</text:p>
          </table:table-cell>
          <table:table-cell table:style-name="Tabelle109.E3" office:value-type="string">
            <text:p text:style-name="P163">Needs Investigation!</text:p>
          </table:table-cell>
        </table:table-row>
        <table:table-row table:style-name="Tabelle109.1">
          <table:table-cell table:style-name="Tabelle109.A3" office:value-type="string">
            <text:p text:style-name="P418">View All </text:p>
          </table:table-cell>
          <table:table-cell table:style-name="Tabelle109.A3" office:value-type="string">
            <text:p text:style-name="P418">Sequencer / <text:span text:style-name="T91">View / View All</text:span></text:p>
          </table:table-cell>
          <table:table-cell table:style-name="Tabelle109.A3" office:value-type="string">
            <text:p text:style-name="P418">Sequencer / Sequencer (Global) / </text:p>
          </table:table-cell>
          <table:table-cell table:style-name="Tabelle109.A3" office:value-type="string">
            <text:p text:style-name="P418">Home</text:p>
          </table:table-cell>
          <table:table-cell table:style-name="Tabelle109.E3" office:value-type="string">
            <text:p text:style-name="P403"/>
          </table:table-cell>
        </table:table-row>
        <table:table-row table:style-name="Tabelle109.1">
          <table:table-cell table:style-name="Tabelle109.A3" office:value-type="string">
            <text:p text:style-name="P214">View All . <text:span text:style-name="T204">Ndof device for 3dConnexion </text:span></text:p>
          </table:table-cell>
          <table:table-cell table:style-name="Tabelle109.A3" office:value-type="string">
            <text:p text:style-name="P214">None</text:p>
          </table:table-cell>
          <table:table-cell table:style-name="Tabelle109.A3" office:value-type="string">
            <text:p text:style-name="P214">Sequencer / Sequencer (Global) / </text:p>
          </table:table-cell>
          <table:table-cell table:style-name="Tabelle109.A3" office:value-type="string">
            <text:p text:style-name="P214">NDOF Fit </text:p>
          </table:table-cell>
          <table:table-cell table:style-name="Tabelle109.E3" office:value-type="string">
            <text:p text:style-name="P214">Cannot test</text:p>
          </table:table-cell>
        </table:table-row>
        <table:table-row table:style-name="Tabelle109.1">
          <table:table-cell table:style-name="Tabelle109.A3" office:value-type="string">
            <text:p text:style-name="P419">View Selected</text:p>
          </table:table-cell>
          <table:table-cell table:style-name="Tabelle109.A3" office:value-type="string">
            <text:p text:style-name="P418">Sequencer / <text:span text:style-name="T91">View / View Selected</text:span></text:p>
          </table:table-cell>
          <table:table-cell table:style-name="Tabelle109.A3" office:value-type="string">
            <text:p text:style-name="P418">Sequencer / Sequencer (Global) / </text:p>
          </table:table-cell>
          <table:table-cell table:style-name="Tabelle109.A3" office:value-type="string">
            <text:p text:style-name="P418">Numpad ,</text:p>
          </table:table-cell>
          <table:table-cell table:style-name="Tabelle109.E3" office:value-type="string">
            <text:p text:style-name="P403"/>
          </table:table-cell>
        </table:table-row>
        <table:table-row table:style-name="Tabelle109.1">
          <table:table-cell table:style-name="Tabelle109.A3" office:value-type="string">
            <text:p text:style-name="P419">Jump to Strip</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Page Up</text:p>
          </table:table-cell>
          <table:table-cell table:style-name="Tabelle109.E3" office:value-type="string">
            <text:p text:style-name="P163">Needs Menu entry!</text:p>
          </table:table-cell>
        </table:table-row>
        <table:table-row table:style-name="Tabelle109.1">
          <table:table-cell table:style-name="Tabelle109.A3" office:value-type="string">
            <text:p text:style-name="P419">Jump to Strip</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Page Down</text:p>
          </table:table-cell>
          <table:table-cell table:style-name="Tabelle109.E3" office:value-type="string">
            <text:p text:style-name="P163">Needs Menu entry!</text:p>
          </table:table-cell>
        </table:table-row>
        <table:table-row table:style-name="Tabelle109.1">
          <table:table-cell table:style-name="Tabelle109.A3" office:value-type="string">
            <text:p text:style-name="P419">Jump to Strip</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Alt Page Up</text:p>
          </table:table-cell>
          <table:table-cell table:style-name="Tabelle109.E3" office:value-type="string">
            <text:p text:style-name="P163">Needs Menu entry!</text:p>
          </table:table-cell>
        </table:table-row>
        <table:table-row table:style-name="Tabelle109.1">
          <table:table-cell table:style-name="Tabelle109.A3" office:value-type="string">
            <text:p text:style-name="P419">Jump to Strip</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Alt Page Down</text:p>
          </table:table-cell>
          <table:table-cell table:style-name="Tabelle109.E3" office:value-type="string">
            <text:p text:style-name="P163">Needs Menu entry!</text:p>
          </table:table-cell>
        </table:table-row>
        <table:table-row table:style-name="Tabelle109.1">
          <table:table-cell table:style-name="Tabelle109.A3" office:value-type="string">
            <text:p text:style-name="P163">Remove Gaps. What gaps? </text:p>
          </table:table-cell>
          <table:table-cell table:style-name="Tabelle109.A3" office:value-type="string">
            <text:p text:style-name="P419">None</text:p>
          </table:table-cell>
          <table:table-cell table:style-name="Tabelle109.A3" office:value-type="string">
            <text:p text:style-name="P418">Sequencer / Sequencer (Global) / </text:p>
          </table:table-cell>
          <table:table-cell table:style-name="Tabelle109.A3" office:value-type="string">
            <text:p text:style-name="P418">Shift Back Space</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1</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2</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3</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4</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5</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6</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7</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8</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9</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Cut Multicam. <text:span text:style-name="T45">What does this do?</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ut Multicam</text:span></text:p>
          </table:table-cell>
          <table:table-cell table:style-name="Tabelle109.A3" office:value-type="string">
            <text:p text:style-name="P419">0</text:p>
          </table:table-cell>
          <table:table-cell table:style-name="Tabelle109.E3" office:value-type="string">
            <text:p text:style-name="P163">Needs Investigation! Needs Menu entry!</text:p>
          </table:table-cell>
        </table:table-row>
        <table:table-row table:style-name="Tabelle109.1">
          <table:table-cell table:style-name="Tabelle109.A3" office:value-type="string">
            <text:p text:style-name="P419">Activate/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Activate/Select</text:span></text:p>
          </table:table-cell>
          <table:table-cell table:style-name="Tabelle109.A3" office:value-type="string">
            <text:p text:style-name="P419">Select Mouse</text:p>
          </table:table-cell>
          <table:table-cell table:style-name="Tabelle109.E3" office:value-type="string">
            <text:p text:style-name="P403"/>
          </table:table-cell>
        </table:table-row>
        <table:table-row table:style-name="Tabelle109.1">
          <table:table-cell table:style-name="Tabelle109.A3" office:value-type="string">
            <text:p text:style-name="P419">Activate/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Activate/Select</text:span></text:p>
          </table:table-cell>
          <table:table-cell table:style-name="Tabelle109.A3" office:value-type="string">
            <text:p text:style-name="P419">Shift Select Mouse</text:p>
          </table:table-cell>
          <table:table-cell table:style-name="Tabelle109.E3" office:value-type="string">
            <text:p text:style-name="P403"/>
          </table:table-cell>
        </table:table-row>
        <table:table-row table:style-name="Tabelle109.1">
          <table:table-cell table:style-name="Tabelle109.A3" office:value-type="string">
            <text:p text:style-name="P419">Activate/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Activate/Select</text:span></text:p>
          </table:table-cell>
          <table:table-cell table:style-name="Tabelle109.A3" office:value-type="string">
            <text:p text:style-name="P419">Alt Select Mouse</text:p>
          </table:table-cell>
          <table:table-cell table:style-name="Tabelle109.E3" office:value-type="string">
            <text:p text:style-name="P403"/>
          </table:table-cell>
        </table:table-row>
        <table:table-row table:style-name="Tabelle109.1">
          <table:table-cell table:style-name="Tabelle109.A3" office:value-type="string">
            <text:p text:style-name="P419">Activate/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Activate/Select</text:span></text:p>
          </table:table-cell>
          <table:table-cell table:style-name="Tabelle109.A3" office:value-type="string">
            <text:p text:style-name="P419">Shift Alt Select Mouse</text:p>
          </table:table-cell>
          <table:table-cell table:style-name="Tabelle109.E3" office:value-type="string">
            <text:p text:style-name="P403"/>
          </table:table-cell>
        </table:table-row>
        <text:soft-page-break/>
        <table:table-row table:style-name="Tabelle109.1">
          <table:table-cell table:style-name="Tabelle109.A3" office:value-type="string">
            <text:p text:style-name="P419">Activate/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Activate/Select</text:span></text:p>
          </table:table-cell>
          <table:table-cell table:style-name="Tabelle109.A3" office:value-type="string">
            <text:p text:style-name="P419">Ctrl Select Mouse</text:p>
          </table:table-cell>
          <table:table-cell table:style-name="Tabelle109.E3" office:value-type="string">
            <text:p text:style-name="P403"/>
          </table:table-cell>
        </table:table-row>
        <table:table-row table:style-name="Tabelle109.1">
          <table:table-cell table:style-name="Tabelle109.A3" office:value-type="string">
            <text:p text:style-name="P419">Activate/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Activate/Select</text:span></text:p>
          </table:table-cell>
          <table:table-cell table:style-name="Tabelle109.A3" office:value-type="string">
            <text:p text:style-name="P419">Shift Ctrl Select Mouse</text:p>
          </table:table-cell>
          <table:table-cell table:style-name="Tabelle109.E3" office:value-type="string">
            <text:p text:style-name="P403"/>
          </table:table-cell>
        </table:table-row>
        <table:table-row table:style-name="Tabelle109.1">
          <table:table-cell table:style-name="Tabelle109.A3" office:value-type="string">
            <text:p text:style-name="P288">Select more</text:p>
          </table:table-cell>
          <table:table-cell table:style-name="Tabelle109.A3" office:value-type="string">
            <text:p text:style-name="P288"><text:span text:style-name="T206">Sequencer</text:span>/ Select / <text:span text:style-name="T109">Select More</text:span></text:p>
          </table:table-cell>
          <table:table-cell table:style-name="Tabelle109.A3" office:value-type="string">
            <text:p text:style-name="P286"><text:span text:style-name="T206">Sequencer / Sequencer (Global) / </text:span><text:s/><text:span text:style-name="T109">Select More</text:span></text:p>
          </table:table-cell>
          <table:table-cell table:style-name="Tabelle109.A3" office:value-type="string">
            <text:p text:style-name="P288">Ctrl Numpad +</text:p>
          </table:table-cell>
          <table:table-cell table:style-name="Tabelle109.E3" office:value-type="string">
            <text:p text:style-name="P403"/>
          </table:table-cell>
        </table:table-row>
        <table:table-row table:style-name="Tabelle109.1">
          <table:table-cell table:style-name="Tabelle109.A3" office:value-type="string">
            <text:p text:style-name="P288">Select less</text:p>
          </table:table-cell>
          <table:table-cell table:style-name="Tabelle109.A3" office:value-type="string">
            <text:p text:style-name="P288"><text:span text:style-name="T206">Sequencer</text:span> / Select / <text:span text:style-name="T109">Select Less</text:span></text:p>
          </table:table-cell>
          <table:table-cell table:style-name="Tabelle109.A3" office:value-type="string">
            <text:p text:style-name="P418">Sequencer / Sequencer (Global) / Select <text:s/>Less</text:p>
          </table:table-cell>
          <table:table-cell table:style-name="Tabelle109.A3" office:value-type="string">
            <text:p text:style-name="P288">Ctrl Numpad -</text:p>
          </table:table-cell>
          <table:table-cell table:style-name="Tabelle109.E3" office:value-type="string">
            <text:p text:style-name="P403"/>
          </table:table-cell>
        </table:table-row>
        <table:table-row table:style-name="Tabelle109.1">
          <table:table-cell table:style-name="Tabelle109.A3" office:value-type="string">
            <text:p text:style-name="P393">Select Pick<text:span text:style-name="T91"> </text:span>Linked</text:p>
          </table:table-cell>
          <table:table-cell table:style-name="Tabelle109.A3" office:value-type="string">
            <text:p text:style-name="P393">???</text:p>
          </table:table-cell>
          <table:table-cell table:style-name="Tabelle109.A3" office:value-type="string">
            <text:p text:style-name="P418">Sequencer / Sequencer (Global) / <text:span text:style-name="T194">Select Pick <text:s/>Linked</text:span></text:p>
          </table:table-cell>
          <table:table-cell table:style-name="Tabelle109.A3" office:value-type="string">
            <text:p text:style-name="P393">L</text:p>
          </table:table-cell>
          <table:table-cell table:style-name="Tabelle109.E3" office:value-type="string">
            <text:p text:style-name="P165">Hotkey is NOT from the menu item<text:span text:style-name="T91"> Select Linked</text:span>. <text:span text:style-name="T190">Needs Investigation</text:span></text:p>
          </table:table-cell>
        </table:table-row>
        <table:table-row table:style-name="Tabelle109.1">
          <table:table-cell table:style-name="Tabelle109.A3" office:value-type="string">
            <text:p text:style-name="P393">Select Pick Linked</text:p>
          </table:table-cell>
          <table:table-cell table:style-name="Tabelle109.A3" office:value-type="string">
            <text:p text:style-name="P393">???</text:p>
          </table:table-cell>
          <table:table-cell table:style-name="Tabelle109.A3" office:value-type="string">
            <text:p text:style-name="P418">Sequencer / Sequencer (Global) / <text:span text:style-name="T194">Select Pick Linked</text:span></text:p>
          </table:table-cell>
          <table:table-cell table:style-name="Tabelle109.A3" office:value-type="string">
            <text:p text:style-name="P393">Shift L</text:p>
          </table:table-cell>
          <table:table-cell table:style-name="Tabelle109.E3" office:value-type="string">
            <text:p text:style-name="P164">Hotkey is NOT from the menu item<text:span text:style-name="T91"> Select Linked</text:span>. <text:span text:style-name="T190">Needs Investigation. Needs Menu entry.</text:span></text:p>
          </table:table-cell>
        </table:table-row>
        <table:table-row table:style-name="Tabelle109.1">
          <table:table-cell table:style-name="Tabelle109.A3" office:value-type="string">
            <text:p text:style-name="P419">Border Select</text:p>
          </table:table-cell>
          <table:table-cell table:style-name="Tabelle109.A3" office:value-type="string">
            <text:p text:style-name="P419">None</text:p>
          </table:table-cell>
          <table:table-cell table:style-name="Tabelle109.A3" office:value-type="string">
            <text:p text:style-name="P418">Sequencer / Sequencer (Global) / <text:span text:style-name="T91">Border Select</text:span></text:p>
          </table:table-cell>
          <table:table-cell table:style-name="Tabelle109.A3" office:value-type="string">
            <text:p text:style-name="P419">B</text:p>
          </table:table-cell>
          <table:table-cell table:style-name="Tabelle109.E3" office:value-type="string">
            <text:p text:style-name="P149">Needs Menu entry.</text:p>
          </table:table-cell>
        </table:table-row>
        <table:table-row table:style-name="Tabelle109.1">
          <table:table-cell table:style-name="Tabelle109.A3" office:value-type="string">
            <text:p text:style-name="P419">Context Set. <text:span text:style-name="T45">What?</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Context Set</text:span></text:p>
          </table:table-cell>
          <table:table-cell table:style-name="Tabelle109.A3" office:value-type="string">
            <text:p text:style-name="P419">O</text:p>
          </table:table-cell>
          <table:table-cell table:style-name="Tabelle109.E3" office:value-type="string">
            <text:p text:style-name="P149">Needs Menu entry. Needs Investigation</text:p>
          </table:table-cell>
        </table:table-row>
        <table:table-row table:style-name="Tabelle109.1">
          <table:table-cell table:style-name="Tabelle109.A3" office:value-type="string">
            <text:p text:style-name="P419">Sequence Slide. Grabs the current active clip and moves it with the mouse. <text:span text:style-name="T45">Why? You can click at the clip and do the same. Odd double functionality.</text:span></text:p>
          </table:table-cell>
          <table:table-cell table:style-name="Tabelle109.A3" office:value-type="string">
            <text:p text:style-name="P419">None</text:p>
          </table:table-cell>
          <table:table-cell table:style-name="Tabelle109.A3" office:value-type="string">
            <text:p text:style-name="P418">Sequencer / Sequencer (Global) / <text:span text:style-name="T91">Sequence Slide. </text:span></text:p>
          </table:table-cell>
          <table:table-cell table:style-name="Tabelle109.A3" office:value-type="string">
            <text:p text:style-name="P419">G</text:p>
          </table:table-cell>
          <table:table-cell table:style-name="Tabelle109.E3" office:value-type="string">
            <text:p text:style-name="P149">Needs Investigationg</text:p>
          </table:table-cell>
        </table:table-row>
        <table:table-row table:style-name="Tabelle109.1">
          <table:table-cell table:style-name="Tabelle109.A3" office:value-type="string">
            <text:p text:style-name="P419">Sequence Slide</text:p>
          </table:table-cell>
          <table:table-cell table:style-name="Tabelle109.A3" office:value-type="string">
            <text:p text:style-name="P419">None</text:p>
          </table:table-cell>
          <table:table-cell table:style-name="Tabelle109.A3" office:value-type="string">
            <text:p text:style-name="P418">Sequencer / Sequencer (Global) / <text:span text:style-name="T91">Sequence Slide</text:span></text:p>
          </table:table-cell>
          <table:table-cell table:style-name="Tabelle109.A3" office:value-type="string">
            <text:p text:style-name="P403"/>
          </table:table-cell>
          <table:table-cell table:style-name="Tabelle109.E3" office:value-type="string">
            <text:p text:style-name="P419">Event Mapping Tweak</text:p>
          </table:table-cell>
        </table:table-row>
      </table:table>
      <text:p text:style-name="P4"/>
      <table:table table:name="Tabelle112" table:style-name="Tabelle112">
        <table:table-column table:style-name="Tabelle112.A"/>
        <table:table-header-rows>
          <table:table-row table:style-name="Tabelle112.1">
            <table:table-cell table:style-name="Tabelle112.A1" office:value-type="string">
              <text:h text:style-name="P535" text:outline-level="1"><text:bookmark-start text:name="__RefHeading___Toc29271_111300586"/>Sequencer / Sequencer<text:span text:style-name="T207">Common</text:span><text:bookmark-end text:name="__RefHeading___Toc29271_111300586"/></text:h>
            </table:table-cell>
          </table:table-row>
        </table:table-header-rows>
      </table:table>
      <text:p text:style-name="P4"/>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style-name="Tabelle111.1">
            <table:table-cell table:style-name="Tabelle111.A1" table:number-columns-spanned="5" office:value-type="string">
              <text:p text:style-name="P418">Sequencer / Sequencer<text:span text:style-name="T207">Common</text:span></text:p>
            </table:table-cell>
            <table:covered-table-cell/>
            <table:covered-table-cell/>
            <table:covered-table-cell/>
            <table:covered-table-cell/>
          </table:table-row>
        </table:table-header-rows>
        <table:table-row table:style-name="Tabelle111.1">
          <table:table-cell table:style-name="Tabelle111.A2" office:value-type="string">
            <text:p text:style-name="P18">Function </text:p>
          </table:table-cell>
          <table:table-cell table:style-name="Tabelle111.A2" office:value-type="string">
            <text:p text:style-name="P18">Surface <text:span text:style-name="T6">menu </text:span>location<text:tab/></text:p>
          </table:table-cell>
          <table:table-cell table:style-name="Tabelle111.A2" office:value-type="string">
            <text:p text:style-name="P18">User Preferences location</text:p>
          </table:table-cell>
          <table:table-cell table:style-name="Tabelle111.A2" office:value-type="string">
            <text:p text:style-name="P18">Hotkey</text:p>
          </table:table-cell>
          <table:table-cell table:style-name="Tabelle111.E2" office:value-type="string">
            <text:p text:style-name="P18">Special note</text:p>
          </table:table-cell>
        </table:table-row>
        <table:table-row table:style-name="Tabelle111.1">
          <table:table-cell table:style-name="Tabelle111.A3" office:value-type="string">
            <text:p text:style-name="P420">Opens or closes the Properties sidebar</text:p>
          </table:table-cell>
          <table:table-cell table:style-name="Tabelle111.A3" office:value-type="string">
            <text:p text:style-name="P418">Sequencer / <text:span text:style-name="T207">View / Properties</text:span></text:p>
          </table:table-cell>
          <table:table-cell table:style-name="Tabelle111.A3" office:value-type="string">
            <text:p text:style-name="P418">Sequencer / Sequencer<text:span text:style-name="T207">Global / Properties</text:span></text:p>
          </table:table-cell>
          <table:table-cell table:style-name="Tabelle111.A3" office:value-type="string">
            <text:p text:style-name="P527">Ctrl T</text:p>
          </table:table-cell>
          <table:table-cell table:style-name="Tabelle111.E3" office:value-type="string">
            <text:p text:style-name="P403"/>
          </table:table-cell>
        </table:table-row>
      </table:table>
      <text:p text:style-name="P4"/>
      <table:table table:name="Tabelle114" table:style-name="Tabelle114">
        <table:table-column table:style-name="Tabelle114.A"/>
        <table:table-header-rows>
          <table:table-row table:style-name="Tabelle114.1">
            <table:table-cell table:style-name="Tabelle114.A1" office:value-type="string">
              <text:h text:style-name="P535" text:outline-level="1"><text:bookmark-start text:name="__RefHeading___Toc29273_111300586"/>Sequencer / Sequencer<text:span text:style-name="T207">Preview</text:span><text:bookmark-end text:name="__RefHeading___Toc29273_111300586"/></text:h>
            </table:table-cell>
          </table:table-row>
        </table:table-header-rows>
      </table:table>
      <text:p text:style-name="P4"/>
      <table:table table:name="Tabelle113" table:style-name="Tabelle113">
        <table:table-column table:style-name="Tabelle113.A"/>
        <table:table-column table:style-name="Tabelle113.B"/>
        <table:table-column table:style-name="Tabelle113.C"/>
        <table:table-column table:style-name="Tabelle113.D"/>
        <table:table-column table:style-name="Tabelle113.E"/>
        <table:table-header-rows>
          <table:table-row table:style-name="Tabelle113.1">
            <table:table-cell table:style-name="Tabelle113.A1" table:number-columns-spanned="5" office:value-type="string">
              <text:p text:style-name="P418">Sequencer / Sequencer<text:span text:style-name="T207">Preview</text:span></text:p>
            </table:table-cell>
            <table:covered-table-cell/>
            <table:covered-table-cell/>
            <table:covered-table-cell/>
            <table:covered-table-cell/>
          </table:table-row>
        </table:table-header-rows>
        <table:table-row table:style-name="Tabelle113.1">
          <table:table-cell table:style-name="Tabelle113.A2" office:value-type="string">
            <text:p text:style-name="P18">Function </text:p>
          </table:table-cell>
          <table:table-cell table:style-name="Tabelle113.A2" office:value-type="string">
            <text:p text:style-name="P18">Surface <text:span text:style-name="T6">menu </text:span>location<text:tab/></text:p>
          </table:table-cell>
          <table:table-cell table:style-name="Tabelle113.A2" office:value-type="string">
            <text:p text:style-name="P18">User Preferences location</text:p>
          </table:table-cell>
          <table:table-cell table:style-name="Tabelle113.A2" office:value-type="string">
            <text:p text:style-name="P18">Hotkey</text:p>
          </table:table-cell>
          <table:table-cell table:style-name="Tabelle113.E2" office:value-type="string">
            <text:p text:style-name="P18">Special note</text:p>
          </table:table-cell>
        </table:table-row>
        <table:table-row table:style-name="Tabelle113.1">
          <table:table-cell table:style-name="Tabelle113.A3" office:value-type="string">
            <text:p text:style-name="P420">View All </text:p>
          </table:table-cell>
          <table:table-cell table:style-name="Tabelle113.A3" office:value-type="string">
            <text:p text:style-name="P420">None</text:p>
          </table:table-cell>
          <table:table-cell table:style-name="Tabelle113.A3" office:value-type="string">
            <text:p text:style-name="P418">Sequencer / Sequencer<text:span text:style-name="T207">Preview / View All </text:span></text:p>
          </table:table-cell>
          <table:table-cell table:style-name="Tabelle113.A3" office:value-type="string">
            <text:p text:style-name="P420">Home</text:p>
          </table:table-cell>
          <table:table-cell table:style-name="Tabelle113.E3" office:value-type="string">
            <text:p text:style-name="P403"/>
          </table:table-cell>
        </table:table-row>
        <table:table-row table:style-name="Tabelle113.1">
          <table:table-cell table:style-name="Tabelle113.A3" office:value-type="string">
            <text:p text:style-name="P215">View All . <text:span text:style-name="T204">Ndof device for 3dConnexion </text:span></text:p>
          </table:table-cell>
          <table:table-cell table:style-name="Tabelle113.A3" office:value-type="string">
            <text:p text:style-name="P215">None</text:p>
          </table:table-cell>
          <table:table-cell table:style-name="Tabelle113.A3" office:value-type="string">
            <text:p text:style-name="P214">Sequencer / Sequencer<text:span text:style-name="T207">Preview / View All </text:span></text:p>
          </table:table-cell>
          <table:table-cell table:style-name="Tabelle113.A3" office:value-type="string">
            <text:p text:style-name="P215">NDOF Fit</text:p>
          </table:table-cell>
          <table:table-cell table:style-name="Tabelle113.E3" office:value-type="string">
            <text:p text:style-name="P215">Cannot test</text:p>
          </table:table-cell>
        </table:table-row>
        <table:table-row table:style-name="Tabelle113.1">
          <table:table-cell table:style-name="Tabelle113.A3" office:value-type="string">
            <text:p text:style-name="P62">Border Offset View <text:span text:style-name="T53">Does nothing? In what mode?</text:span></text:p>
          </table:table-cell>
          <table:table-cell table:style-name="Tabelle113.A3" office:value-type="string">
            <text:p text:style-name="P62">None</text:p>
          </table:table-cell>
          <table:table-cell table:style-name="Tabelle113.A3" office:value-type="string">
            <text:p text:style-name="P64">Sequencer / Sequencer<text:span text:style-name="T207">Preview / Border Offset View</text:span></text:p>
          </table:table-cell>
          <table:table-cell table:style-name="Tabelle113.A3" office:value-type="string">
            <text:p text:style-name="P62">O</text:p>
          </table:table-cell>
          <table:table-cell table:style-name="Tabelle113.E3" office:value-type="string">
            <text:p text:style-name="P166">Needs Investigation</text:p>
          </table:table-cell>
        </table:table-row>
        <table:table-row table:style-name="Tabelle113.1">
          <table:table-cell table:style-name="Tabelle113.A3" office:value-type="string">
            <text:p text:style-name="P62">Sets sequencer View Zoom Ratio to 1:1</text:p>
          </table:table-cell>
          <table:table-cell table:style-name="Tabelle113.A3" office:value-type="string">
            <text:p text:style-name="P62">None</text:p>
          </table:table-cell>
          <table:table-cell table:style-name="Tabelle113.A3" office:value-type="string">
            <text:p text:style-name="P64">Sequencer / Sequencer<text:span text:style-name="T207">Preview / Sequencer View Zoom Ratio</text:span></text:p>
          </table:table-cell>
          <table:table-cell table:style-name="Tabelle113.A3" office:value-type="string">
            <text:p text:style-name="P80">Numpad 1</text:p>
          </table:table-cell>
          <table:table-cell table:style-name="Tabelle113.E3" office:value-type="string">
            <text:p text:style-name="P166">Different ratios Needs Menu entry. They have for other functionality.</text:p>
          </table:table-cell>
        </table:table-row>
        <text:soft-page-break/>
        <table:table-row table:style-name="Tabelle113.1">
          <table:table-cell table:style-name="Tabelle113.A3" office:value-type="string">
            <text:p text:style-name="P62">Displays the colour values under the mouse when holding action mouse and hovering over the movie</text:p>
          </table:table-cell>
          <table:table-cell table:style-name="Tabelle113.A3" office:value-type="string">
            <text:p text:style-name="P62">None</text:p>
          </table:table-cell>
          <table:table-cell table:style-name="Tabelle113.A3" office:value-type="string">
            <text:p text:style-name="P64">Sequencer / Sequencer<text:span text:style-name="T207">Preview / Sample Color</text:span></text:p>
          </table:table-cell>
          <table:table-cell table:style-name="Tabelle113.A3" office:value-type="string">
            <text:p text:style-name="P80">Action Mouse</text:p>
          </table:table-cell>
          <table:table-cell table:style-name="Tabelle113.E3" office:value-type="string">
            <text:p text:style-name="P403"/>
          </table:table-cell>
        </table:table-row>
      </table:table>
      <text:p text:style-name="P4"/>
      <text:p text:style-name="P11"/>
      <table:table table:name="Tabelle101" table:style-name="Tabelle101">
        <table:table-column table:style-name="Tabelle101.A"/>
        <table:table-header-rows>
          <table:table-row table:style-name="Tabelle101.1">
            <table:table-cell table:style-name="Tabelle101.A1" office:value-type="string">
              <text:h text:style-name="P543" text:outline-level="1"><text:bookmark-start text:name="__RefHeading___Toc24649_937061591"/>Logic Editor<text:bookmark-end text:name="__RefHeading___Toc24649_937061591"/></text:h>
            </table:table-cell>
          </table:table-row>
        </table:table-header-rows>
      </table:table>
      <text:p text:style-name="P11"/>
      <table:table table:name="Tabelle102" table:style-name="Tabelle102">
        <table:table-column table:style-name="Tabelle102.A"/>
        <table:table-column table:style-name="Tabelle102.B"/>
        <table:table-column table:style-name="Tabelle102.C"/>
        <table:table-column table:style-name="Tabelle102.D"/>
        <table:table-column table:style-name="Tabelle102.E"/>
        <table:table-header-rows>
          <table:table-row table:style-name="Tabelle102.1">
            <table:table-cell table:style-name="Tabelle102.A1" table:number-columns-spanned="5" office:value-type="string">
              <text:p text:style-name="P484">Logic Editor - Note that the Logic Editor as part of the Game Engine is not officially supported by Bforartists.</text:p>
            </table:table-cell>
            <table:covered-table-cell/>
            <table:covered-table-cell/>
            <table:covered-table-cell/>
            <table:covered-table-cell/>
          </table:table-row>
        </table:table-header-rows>
        <table:table-row table:style-name="Tabelle102.1">
          <table:table-cell table:style-name="Tabelle102.A2" office:value-type="string">
            <text:p text:style-name="P24">Function </text:p>
          </table:table-cell>
          <table:table-cell table:style-name="Tabelle102.A2" office:value-type="string">
            <text:p text:style-name="P24">Surface <text:span text:style-name="T6">menu </text:span>location<text:tab/></text:p>
          </table:table-cell>
          <table:table-cell table:style-name="Tabelle102.A2" office:value-type="string">
            <text:p text:style-name="P24">User Preferences location</text:p>
          </table:table-cell>
          <table:table-cell table:style-name="Tabelle102.A2" office:value-type="string">
            <text:p text:style-name="P24">Hotkey</text:p>
          </table:table-cell>
          <table:table-cell table:style-name="Tabelle102.E2" office:value-type="string">
            <text:p text:style-name="P24">Special note</text:p>
          </table:table-cell>
        </table:table-row>
        <table:table-row table:style-name="Tabelle102.1">
          <table:table-cell table:style-name="Tabelle102.A3" office:value-type="string">
            <text:p text:style-name="P484">Properties</text:p>
          </table:table-cell>
          <table:table-cell table:style-name="Tabelle102.B3" office:value-type="string">
            <text:p text:style-name="P484">???</text:p>
          </table:table-cell>
          <table:table-cell table:style-name="Tabelle102.C3" office:value-type="string">
            <text:p text:style-name="P421"><text:span text:style-name="T236">Logic Editor </text:span>/ <text:span text:style-name="T236">Properties</text:span></text:p>
          </table:table-cell>
          <table:table-cell table:style-name="Tabelle102.D3" office:value-type="string">
            <text:p text:style-name="P527">Ctrl T</text:p>
          </table:table-cell>
          <table:table-cell table:style-name="Tabelle102.E3" office:value-type="string">
            <text:p text:style-name="P483"/>
          </table:table-cell>
        </table:table-row>
        <table:table-row table:style-name="Tabelle102.1">
          <table:table-cell table:style-name="Tabelle102.A6" office:value-type="string">
            <text:p text:style-name="P484">Cut Links</text:p>
          </table:table-cell>
          <table:table-cell table:style-name="Tabelle102.B6" office:value-type="string">
            <text:p text:style-name="P484">???</text:p>
          </table:table-cell>
          <table:table-cell table:style-name="Tabelle102.C6" office:value-type="string">
            <text:p text:style-name="P421"><text:span text:style-name="T236">Logic Editor </text:span>/ <text:span text:style-name="T236">Cut Links</text:span></text:p>
          </table:table-cell>
          <table:table-cell table:style-name="Tabelle102.D6" office:value-type="string">
            <text:p text:style-name="P484">Ctrl LMB</text:p>
          </table:table-cell>
          <table:table-cell table:style-name="Tabelle102.E6" office:value-type="string">
            <text:p text:style-name="P421"/>
          </table:table-cell>
        </table:table-row>
        <table:table-row table:style-name="Tabelle102.1">
          <table:table-cell table:style-name="Tabelle102.A6" office:value-type="string">
            <text:p text:style-name="P484">Calls a Menu</text:p>
          </table:table-cell>
          <table:table-cell table:style-name="Tabelle102.B6" office:value-type="string">
            <text:p text:style-name="P484">???</text:p>
          </table:table-cell>
          <table:table-cell table:style-name="Tabelle102.C6" office:value-type="string">
            <text:p text:style-name="P421"><text:span text:style-name="T236">Logic Editor </text:span>/ <text:span text:style-name="T236">Call Menu</text:span></text:p>
          </table:table-cell>
          <table:table-cell table:style-name="Tabelle102.D6" office:value-type="string">
            <text:p text:style-name="P484">Shift A</text:p>
          </table:table-cell>
          <table:table-cell table:style-name="Tabelle102.E6" office:value-type="string">
            <text:p text:style-name="P421"/>
          </table:table-cell>
        </table:table-row>
        <table:table-row table:style-name="Tabelle102.1">
          <table:table-cell table:style-name="Tabelle102.A6" office:value-type="string">
            <text:p text:style-name="P484">View All</text:p>
          </table:table-cell>
          <table:table-cell table:style-name="Tabelle102.B6" office:value-type="string">
            <text:p text:style-name="P484">???</text:p>
          </table:table-cell>
          <table:table-cell table:style-name="Tabelle102.C6" office:value-type="string">
            <text:p text:style-name="P421"><text:span text:style-name="T236">Logic Editor </text:span>/ <text:span text:style-name="T236">View All</text:span></text:p>
          </table:table-cell>
          <table:table-cell table:style-name="Tabelle102.D6" office:value-type="string">
            <text:p text:style-name="P484">Home (pos1)</text:p>
          </table:table-cell>
          <table:table-cell table:style-name="Tabelle102.E6" office:value-type="string">
            <text:p text:style-name="P421"/>
          </table:table-cell>
        </table:table-row>
        <table:table-row table:style-name="Tabelle102.1">
          <table:table-cell table:style-name="Tabelle102.A7" office:value-type="string">
            <text:p text:style-name="P484">View All</text:p>
          </table:table-cell>
          <table:table-cell table:style-name="Tabelle102.B7" office:value-type="string">
            <text:p text:style-name="P484">???</text:p>
          </table:table-cell>
          <table:table-cell table:style-name="Tabelle102.C7" office:value-type="string">
            <text:p text:style-name="P421"><text:span text:style-name="T236">Logic Editor </text:span>/ <text:span text:style-name="T236">View All</text:span></text:p>
          </table:table-cell>
          <table:table-cell table:style-name="Tabelle102.D7" office:value-type="string">
            <text:p text:style-name="P484">NDOF Fit</text:p>
          </table:table-cell>
          <table:table-cell table:style-name="Tabelle102.E7" office:value-type="string">
            <text:p text:style-name="P421"/>
          </table:table-cell>
        </table:table-row>
      </table:table>
      <text:p text:style-name="P11"/>
      <table:table table:name="Tabelle115" table:style-name="Tabelle115">
        <table:table-column table:style-name="Tabelle115.A"/>
        <table:table-header-rows>
          <table:table-row table:style-name="Tabelle115.1">
            <table:table-cell table:style-name="Tabelle115.A1" office:value-type="string">
              <text:h text:style-name="P535" text:outline-level="1"><text:bookmark-start text:name="__RefHeading___Toc29275_111300586"/>File Browser / File Browser (Global)<text:bookmark-end text:name="__RefHeading___Toc29275_111300586"/></text:h>
            </table:table-cell>
          </table:table-row>
        </table:table-header-rows>
      </table:table>
      <text:p text:style-name="P4"/>
      <table:table table:name="Tabelle116" table:style-name="Tabelle116">
        <table:table-column table:style-name="Tabelle116.A"/>
        <table:table-column table:style-name="Tabelle116.B"/>
        <table:table-column table:style-name="Tabelle116.C"/>
        <table:table-column table:style-name="Tabelle116.D"/>
        <table:table-column table:style-name="Tabelle116.E"/>
        <table:table-header-rows>
          <table:table-row table:style-name="Tabelle116.1">
            <table:table-cell table:style-name="Tabelle116.A1" table:number-columns-spanned="5" office:value-type="string">
              <text:p text:style-name="P420">File Browser / File Browser (Global)</text:p>
            </table:table-cell>
            <table:covered-table-cell/>
            <table:covered-table-cell/>
            <table:covered-table-cell/>
            <table:covered-table-cell/>
          </table:table-row>
        </table:table-header-rows>
        <table:table-row table:style-name="Tabelle116.1">
          <table:table-cell table:style-name="Tabelle116.A2" office:value-type="string">
            <text:p text:style-name="P18">Function </text:p>
          </table:table-cell>
          <table:table-cell table:style-name="Tabelle116.A2" office:value-type="string">
            <text:p text:style-name="P18">Surface <text:span text:style-name="T6">menu </text:span>location<text:tab/></text:p>
          </table:table-cell>
          <table:table-cell table:style-name="Tabelle116.A2" office:value-type="string">
            <text:p text:style-name="P18">User Preferences location</text:p>
          </table:table-cell>
          <table:table-cell table:style-name="Tabelle116.A2" office:value-type="string">
            <text:p text:style-name="P18">Hotkey</text:p>
          </table:table-cell>
          <table:table-cell table:style-name="Tabelle116.E2" office:value-type="string">
            <text:p text:style-name="P18">Special note</text:p>
          </table:table-cell>
        </table:table-row>
        <table:table-row table:style-name="Tabelle116.1">
          <table:table-cell table:style-name="Tabelle116.A3" office:value-type="string">
            <text:p text:style-name="P420">Delete selected Files</text:p>
          </table:table-cell>
          <table:table-cell table:style-name="Tabelle116.B3" office:value-type="string">
            <text:p text:style-name="P503">None</text:p>
          </table:table-cell>
          <table:table-cell table:style-name="Tabelle116.C3" office:value-type="string">
            <text:p text:style-name="P420">File Browser / File Browser (Global) / </text:p>
          </table:table-cell>
          <table:table-cell table:style-name="Tabelle116.D3" office:value-type="string">
            <text:p text:style-name="P420">Delete</text:p>
          </table:table-cell>
          <table:table-cell table:style-name="Tabelle116.E3" office:value-type="string">
            <text:p text:style-name="P503">No menu entry. Hotkey only functionality</text:p>
          </table:table-cell>
        </table:table-row>
        <table:table-row table:style-name="Tabelle116.1">
          <table:table-cell table:style-name="Tabelle116.A4" office:value-type="string">
            <text:p text:style-name="P420">Smooth Scroll</text:p>
          </table:table-cell>
          <table:table-cell table:style-name="Tabelle116.B4" office:value-type="string">
            <text:p text:style-name="P403"><text:bookmark-start text:name="__RefHeading___Toc29277_11130058697"/><text:bookmark-end text:name="__RefHeading___Toc29277_11130058697"/></text:p>
          </table:table-cell>
          <table:table-cell table:style-name="Tabelle116.C4" office:value-type="string">
            <text:p text:style-name="P420">File Browser / File Browser (Global) / </text:p>
          </table:table-cell>
          <table:table-cell table:style-name="Tabelle116.D4" office:value-type="string">
            <text:p text:style-name="P403"/>
          </table:table-cell>
          <table:table-cell table:style-name="Tabelle116.E4" office:value-type="string">
            <text:p text:style-name="P422"><text:span text:style-name="T246">No menu entry. </text:span>Event Mapping Timer</text:p>
          </table:table-cell>
        </table:table-row>
        <table:table-row table:style-name="Tabelle116.1">
          <table:table-cell table:style-name="Tabelle116.A5" office:value-type="string">
            <text:p text:style-name="P89">Toggles the sidebar</text:p>
          </table:table-cell>
          <table:table-cell table:style-name="Tabelle116.B5" office:value-type="string">
            <text:p text:style-name="P90">File Browser / Select / Toggle Bookmarks</text:p>
          </table:table-cell>
          <table:table-cell table:style-name="Tabelle116.C5" office:value-type="string">
            <text:p text:style-name="P63">File Browser / File Browser (Global) / </text:p>
          </table:table-cell>
          <table:table-cell table:style-name="Tabelle116.D5" office:value-type="string">
            <text:p text:style-name="P89">T</text:p>
          </table:table-cell>
          <table:table-cell table:style-name="Tabelle116.E5" office:value-type="string">
            <text:p text:style-name="P485"/>
          </table:table-cell>
        </table:table-row>
      </table:table>
      <text:p text:style-name="P4"/>
      <table:table table:name="Tabelle118" table:style-name="Tabelle118">
        <table:table-column table:style-name="Tabelle118.A"/>
        <table:table-header-rows>
          <table:table-row table:style-name="Tabelle118.1">
            <table:table-cell table:style-name="Tabelle118.A1" office:value-type="string">
              <text:h text:style-name="P535" text:outline-level="1"><text:bookmark-start text:name="__RefHeading___Toc29277_111300586"/>File Browser / File Browser Main<text:bookmark-end text:name="__RefHeading___Toc29277_111300586"/></text:h>
            </table:table-cell>
          </table:table-row>
        </table:table-header-rows>
      </table:table>
      <text:p text:style-name="P4"/>
      <table:table table:name="Tabelle117" table:style-name="Tabelle117">
        <table:table-column table:style-name="Tabelle117.A"/>
        <table:table-column table:style-name="Tabelle117.B"/>
        <table:table-column table:style-name="Tabelle117.C"/>
        <table:table-column table:style-name="Tabelle117.D"/>
        <table:table-column table:style-name="Tabelle117.E"/>
        <table:table-header-rows>
          <table:table-row table:style-name="Tabelle117.1">
            <table:table-cell table:style-name="Tabelle117.A1" table:number-columns-spanned="5" office:value-type="string">
              <text:p text:style-name="P420">File Browser / File Browser Main</text:p>
            </table:table-cell>
            <table:covered-table-cell/>
            <table:covered-table-cell/>
            <table:covered-table-cell/>
            <table:covered-table-cell/>
          </table:table-row>
        </table:table-header-rows>
        <table:table-row table:style-name="Tabelle117.1">
          <table:table-cell table:style-name="Tabelle117.A2" office:value-type="string">
            <text:p text:style-name="P18">Function </text:p>
          </table:table-cell>
          <table:table-cell table:style-name="Tabelle117.A2" office:value-type="string">
            <text:p text:style-name="P18">Surface <text:span text:style-name="T6">menu </text:span>location<text:tab/></text:p>
          </table:table-cell>
          <table:table-cell table:style-name="Tabelle117.A2" office:value-type="string">
            <text:p text:style-name="P18">User Preferences location</text:p>
          </table:table-cell>
          <table:table-cell table:style-name="Tabelle117.A2" office:value-type="string">
            <text:p text:style-name="P18">Hotkey</text:p>
          </table:table-cell>
          <table:table-cell table:style-name="Tabelle117.E2" office:value-type="string">
            <text:p text:style-name="P18">Special note</text:p>
          </table:table-cell>
        </table:table-row>
        <table:table-row table:style-name="Tabelle117.1">
          <table:table-cell table:style-name="Tabelle117.A3" office:value-type="string">
            <text:p text:style-name="P420">Execute File Window</text:p>
          </table:table-cell>
          <table:table-cell table:style-name="Tabelle117.B3" office:value-type="string">
            <text:p text:style-name="P423">None</text:p>
          </table:table-cell>
          <table:table-cell table:style-name="Tabelle117.C3" office:value-type="string">
            <text:p text:style-name="P420">File Browser / File Browser Main / Execute File Window</text:p>
          </table:table-cell>
          <table:table-cell table:style-name="Tabelle117.D3" office:value-type="string">
            <text:p text:style-name="P420">double-LMB</text:p>
          </table:table-cell>
          <table:table-cell table:style-name="Tabelle117.E3"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20">Activate/Select File</text:p>
          </table:table-cell>
          <table:table-cell table:style-name="Tabelle117.B8" office:value-type="string">
            <text:p text:style-name="P423">None</text:p>
          </table:table-cell>
          <table:table-cell table:style-name="Tabelle117.C8" office:value-type="string">
            <text:p text:style-name="P420">File Browser / File Browser Main / Activate/Select File</text:p>
          </table:table-cell>
          <table:table-cell table:style-name="Tabelle117.D8" office:value-type="string">
            <text:p text:style-name="P420">LMB</text:p>
          </table:table-cell>
          <table:table-cell table:style-name="Tabelle117.E8"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20">Activate/Select File</text:p>
          </table:table-cell>
          <table:table-cell table:style-name="Tabelle117.B8" office:value-type="string">
            <text:p text:style-name="P423">None</text:p>
          </table:table-cell>
          <table:table-cell table:style-name="Tabelle117.C8" office:value-type="string">
            <text:p text:style-name="P420">File Browser / File Browser Main / Activate/Select File</text:p>
          </table:table-cell>
          <table:table-cell table:style-name="Tabelle117.D8" office:value-type="string">
            <text:p text:style-name="P420">Shift LMB</text:p>
          </table:table-cell>
          <table:table-cell table:style-name="Tabelle117.E8"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20">Activate/Select File</text:p>
          </table:table-cell>
          <table:table-cell table:style-name="Tabelle117.B8" office:value-type="string">
            <text:p text:style-name="P423">None</text:p>
          </table:table-cell>
          <table:table-cell table:style-name="Tabelle117.C8" office:value-type="string">
            <text:p text:style-name="P420">File Browser / File Browser Main / </text:p>
          </table:table-cell>
          <table:table-cell table:style-name="Tabelle117.D8" office:value-type="string">
            <text:p text:style-name="P420">Shift Ctrl LMB</text:p>
          </table:table-cell>
          <table:table-cell table:style-name="Tabelle117.E8"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20">Activate/Select File</text:p>
          </table:table-cell>
          <table:table-cell table:style-name="Tabelle117.B8" office:value-type="string">
            <text:p text:style-name="P423">None</text:p>
          </table:table-cell>
          <table:table-cell table:style-name="Tabelle117.C8" office:value-type="string">
            <text:p text:style-name="P420">File Browser / File Browser Main / </text:p>
          </table:table-cell>
          <table:table-cell table:style-name="Tabelle117.D8" office:value-type="string">
            <text:p text:style-name="P420">RMB</text:p>
          </table:table-cell>
          <table:table-cell table:style-name="Tabelle117.E8"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20">Activate/Select File</text:p>
          </table:table-cell>
          <table:table-cell table:style-name="Tabelle117.B8" office:value-type="string">
            <text:p text:style-name="P423">None</text:p>
          </table:table-cell>
          <table:table-cell table:style-name="Tabelle117.C8" office:value-type="string">
            <text:p text:style-name="P420">File Browser / File Browser Main / </text:p>
          </table:table-cell>
          <table:table-cell table:style-name="Tabelle117.D8" office:value-type="string">
            <text:p text:style-name="P420">Shift RMB</text:p>
          </table:table-cell>
          <table:table-cell table:style-name="Tabelle117.E8"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20">Activate/Select File</text:p>
          </table:table-cell>
          <table:table-cell table:style-name="Tabelle117.B30" office:value-type="string">
            <text:p text:style-name="P423">None</text:p>
          </table:table-cell>
          <table:table-cell table:style-name="Tabelle117.C30" office:value-type="string">
            <text:p text:style-name="P420">File Browser / File Browser Main / </text:p>
          </table:table-cell>
          <table:table-cell table:style-name="Tabelle117.D30" office:value-type="string">
            <text:p text:style-name="P420">Alt RMB</text:p>
          </table:table-cell>
          <table:table-cell table:style-name="Tabelle117.E30" office:value-type="string">
            <text:p text:style-name="P188"><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0">Up Arrow </text:p>
          </table:table-cell>
          <table:table-cell table:style-name="Tabelle117.E30" office:value-type="string">
            <text:p text:style-name="P195"><text:span text:style-name="T251">N</text:span><text:span text:style-name="T250">eeds Menu entry!</text:span></text:p>
          </table:table-cell>
        </table:table-row>
        <text:soft-page-break/>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0">Shift Up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0">Shift Ctrl Up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Down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text:span text:style-name="T207">Shift </text:span>Down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text:span text:style-name="T207">Shift Ctrl </text:span>Down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Left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0">Shift <text:span text:style-name="T208">Left</text:span>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text:span text:style-name="T207">Shift Ctrl </text:span>Left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Right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0">Shift <text:span text:style-name="T208">Right</text:span>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0">Walk Select/Deselect File</text:p>
          </table:table-cell>
          <table:table-cell table:style-name="Tabelle117.B30" office:value-type="string">
            <text:p text:style-name="P423">None</text:p>
          </table:table-cell>
          <table:table-cell table:style-name="Tabelle117.C30" office:value-type="string">
            <text:p text:style-name="P420">File Browser / File Browser Main / Walk Select/Deselect File</text:p>
          </table:table-cell>
          <table:table-cell table:style-name="Tabelle117.D30" office:value-type="string">
            <text:p text:style-name="P423"><text:span text:style-name="T207">Shift Ctrl </text:span>Right Arrow</text:p>
          </table:table-cell>
          <table:table-cell table:style-name="Tabelle117.E30" office:value-type="string">
            <text:p text:style-name="P195"><text:span text:style-name="T251">N</text:span><text:span text:style-name="T250">eeds Menu entry!</text:span></text:p>
          </table:table-cell>
        </table:table-row>
        <table:table-row table:style-name="Tabelle117.1">
          <table:table-cell table:style-name="Tabelle117.A30" office:value-type="string">
            <text:p text:style-name="P423">(De)select all files</text:p>
          </table:table-cell>
          <table:table-cell table:style-name="Tabelle117.B30" office:value-type="string">
            <text:p text:style-name="P424">File Browser / Select / <text:span text:style-name="T208">(De)select all files</text:span></text:p>
          </table:table-cell>
          <table:table-cell table:style-name="Tabelle117.C30" office:value-type="string">
            <text:p text:style-name="P420">File Browser / File Browser Main / </text:p>
          </table:table-cell>
          <table:table-cell table:style-name="Tabelle117.D30" office:value-type="string">
            <text:p text:style-name="P423">A</text:p>
          </table:table-cell>
          <table:table-cell table:style-name="Tabelle117.E30" office:value-type="string">
            <text:p text:style-name="P167"/>
          </table:table-cell>
        </table:table-row>
        <table:table-row table:style-name="Tabelle117.1">
          <table:table-cell table:style-name="Tabelle117.A30" office:value-type="string">
            <text:p text:style-name="P423">Activate/Select File</text:p>
          </table:table-cell>
          <table:table-cell table:style-name="Tabelle117.B30" office:value-type="string">
            <text:p text:style-name="P424">File Browser / Select / Border Select</text:p>
          </table:table-cell>
          <table:table-cell table:style-name="Tabelle117.C30" office:value-type="string">
            <text:p text:style-name="P420">File Browser / File Browser Main / <text:span text:style-name="T208">Activate/Select File</text:span></text:p>
          </table:table-cell>
          <table:table-cell table:style-name="Tabelle117.D30" office:value-type="string">
            <text:p text:style-name="P423">B</text:p>
          </table:table-cell>
          <table:table-cell table:style-name="Tabelle117.E30" office:value-type="string">
            <text:p text:style-name="P167"/>
          </table:table-cell>
        </table:table-row>
        <table:table-row table:style-name="Tabelle117.1">
          <table:table-cell table:style-name="Tabelle117.A30" office:value-type="string">
            <text:p text:style-name="P423">Activate/Select File</text:p>
          </table:table-cell>
          <table:table-cell table:style-name="Tabelle117.B30" office:value-type="string">
            <text:p text:style-name="P423">None</text:p>
          </table:table-cell>
          <table:table-cell table:style-name="Tabelle117.C30" office:value-type="string">
            <text:p text:style-name="P420">File Browser / File Browser Main / <text:span text:style-name="T208">Activate/Select File</text:span></text:p>
          </table:table-cell>
          <table:table-cell table:style-name="Tabelle117.D30" office:value-type="string">
            <text:p text:style-name="P403"/>
          </table:table-cell>
          <table:table-cell table:style-name="Tabelle117.E30" office:value-type="string">
            <text:p text:style-name="P423">Event Mapping Tweak</text:p>
          </table:table-cell>
        </table:table-row>
        <table:table-row table:style-name="Tabelle117.1">
          <table:table-cell table:style-name="Tabelle117.A30" office:value-type="string">
            <text:p text:style-name="P423">Rename File or Directory</text:p>
          </table:table-cell>
          <table:table-cell table:style-name="Tabelle117.B30" office:value-type="string">
            <text:p text:style-name="P423">None</text:p>
          </table:table-cell>
          <table:table-cell table:style-name="Tabelle117.C30" office:value-type="string">
            <text:p text:style-name="P420">File Browser / File Browser Main / <text:span text:style-name="T208">Rename File or Directory</text:span></text:p>
          </table:table-cell>
          <table:table-cell table:style-name="Tabelle117.D30" office:value-type="string">
            <text:p text:style-name="P423">Ctrl LMB</text:p>
          </table:table-cell>
          <table:table-cell table:style-name="Tabelle117.E30" office:value-type="string">
            <text:p text:style-name="P403"/>
          </table:table-cell>
        </table:table-row>
        <table:table-row table:style-name="Tabelle117.1">
          <table:table-cell table:style-name="Tabelle117.A30" office:value-type="string">
            <text:p text:style-name="P423">Highlight File</text:p>
          </table:table-cell>
          <table:table-cell table:style-name="Tabelle117.B30" office:value-type="string">
            <text:p text:style-name="P423">None</text:p>
          </table:table-cell>
          <table:table-cell table:style-name="Tabelle117.C30" office:value-type="string">
            <text:p text:style-name="P420">File Browser / File Browser Main / <text:span text:style-name="T208">Highlight File</text:span></text:p>
          </table:table-cell>
          <table:table-cell table:style-name="Tabelle117.D30" office:value-type="string">
            <text:p text:style-name="P423">Any Mouse Move</text:p>
          </table:table-cell>
          <table:table-cell table:style-name="Tabelle117.E30" office:value-type="string">
            <text:p text:style-name="P403"/>
          </table:table-cell>
        </table:table-row>
        <table:table-row table:style-name="Tabelle117.1">
          <table:table-cell table:style-name="Tabelle117.A30" office:value-type="string">
            <text:p text:style-name="P423">Increment Number in Filename<text:span text:style-name="T209"> by 1</text:span></text:p>
          </table:table-cell>
          <table:table-cell table:style-name="Tabelle117.B30" office:value-type="string">
            <text:p text:style-name="P516">The little + button left from the cancel button</text:p>
          </table:table-cell>
          <table:table-cell table:style-name="Tabelle117.C30" office:value-type="string">
            <text:p text:style-name="P420">File Browser / File Browser Main / </text:p>
          </table:table-cell>
          <table:table-cell table:style-name="Tabelle117.D30" office:value-type="string">
            <text:p text:style-name="P423">Numpad +</text:p>
          </table:table-cell>
          <table:table-cell table:style-name="Tabelle117.E30" office:value-type="string">
            <text:p text:style-name="P167"/>
          </table:table-cell>
        </table:table-row>
        <table:table-row table:style-name="Tabelle117.1">
          <table:table-cell table:style-name="Tabelle117.A30" office:value-type="string">
            <text:p text:style-name="P423">Increment Number in Filename<text:span text:style-name="T209"> by 10</text:span></text:p>
          </table:table-cell>
          <table:table-cell table:style-name="Tabelle117.B30" office:value-type="string">
            <text:p text:style-name="P423">None</text:p>
          </table:table-cell>
          <table:table-cell table:style-name="Tabelle117.C30" office:value-type="string">
            <text:p text:style-name="P420">File Browser / File Browser Main / <text:span text:style-name="T208">Increment Number in Filename</text:span></text:p>
          </table:table-cell>
          <table:table-cell table:style-name="Tabelle117.D30" office:value-type="string">
            <text:p text:style-name="P423">Shift Numpad +</text:p>
          </table:table-cell>
          <table:table-cell table:style-name="Tabelle117.E30" office:value-type="string">
            <text:p text:style-name="P188"><text:span text:style-name="T31">No menu entry.</text:span><text:span text:style-name="T35"> So rarely used, doesn't really deserve a menu entry.</text:span></text:p>
          </table:table-cell>
        </table:table-row>
        <table:table-row table:style-name="Tabelle117.1">
          <table:table-cell table:style-name="Tabelle117.A29" office:value-type="string">
            <text:p text:style-name="P423">Increment Number in Filename<text:span text:style-name="T209"> by 100</text:span></text:p>
          </table:table-cell>
          <table:table-cell table:style-name="Tabelle117.B29" office:value-type="string">
            <text:p text:style-name="P423">None</text:p>
          </table:table-cell>
          <table:table-cell table:style-name="Tabelle117.C29" office:value-type="string">
            <text:p text:style-name="P420">File Browser / File Browser Main / <text:span text:style-name="T208">Increment Number in Filename</text:span></text:p>
          </table:table-cell>
          <table:table-cell table:style-name="Tabelle117.D29" office:value-type="string">
            <text:p text:style-name="P423">Ctrl Numpad +</text:p>
          </table:table-cell>
          <table:table-cell table:style-name="Tabelle117.E29" office:value-type="string">
            <text:p text:style-name="P188"><text:span text:style-name="T31">No menu entry.</text:span><text:span text:style-name="T35"> So rarely used, doesn't really deserve a menu entry.</text:span></text:p>
          </table:table-cell>
        </table:table-row>
        <table:table-row table:style-name="Tabelle117.1">
          <table:table-cell table:style-name="Tabelle117.A30" office:value-type="string">
            <text:p text:style-name="P423"><text:span text:style-name="T209">Decrease</text:span> Number in Filename<text:span text:style-name="T209"> by 1</text:span></text:p>
          </table:table-cell>
          <table:table-cell table:style-name="Tabelle117.B30" office:value-type="string">
            <text:p text:style-name="P516">The little - <text:s/>button left from the cancel button</text:p>
          </table:table-cell>
          <table:table-cell table:style-name="Tabelle117.C30" office:value-type="string">
            <text:p text:style-name="P420">File Browser / File Browser Main / <text:span text:style-name="T208">Increment Number in Filename</text:span></text:p>
          </table:table-cell>
          <table:table-cell table:style-name="Tabelle117.D30" office:value-type="string">
            <text:p text:style-name="P423">Numpad -</text:p>
          </table:table-cell>
          <table:table-cell table:style-name="Tabelle117.E30" office:value-type="string">
            <text:p text:style-name="P168"/>
          </table:table-cell>
        </table:table-row>
        <text:soft-page-break/>
        <table:table-row table:style-name="Tabelle117.1">
          <table:table-cell table:style-name="Tabelle117.A31" office:value-type="string">
            <text:p text:style-name="P423"><text:span text:style-name="T209">Decrease</text:span> Number in Filename<text:span text:style-name="T209"> by 10</text:span></text:p>
          </table:table-cell>
          <table:table-cell table:style-name="Tabelle117.B31" office:value-type="string">
            <text:p text:style-name="P423">None</text:p>
          </table:table-cell>
          <table:table-cell table:style-name="Tabelle117.C31" office:value-type="string">
            <text:p text:style-name="P420">File Browser / File Browser Main / <text:span text:style-name="T208">Increment Number in Filename</text:span></text:p>
          </table:table-cell>
          <table:table-cell table:style-name="Tabelle117.D31" office:value-type="string">
            <text:p text:style-name="P423">Shift Numpad -</text:p>
          </table:table-cell>
          <table:table-cell table:style-name="Tabelle117.E31" office:value-type="string">
            <text:p text:style-name="P188"><text:span text:style-name="T31">No menu entry.</text:span><text:span text:style-name="T35"> So rarely used, doesn't really deserve a menu entry.</text:span></text:p>
          </table:table-cell>
        </table:table-row>
        <table:table-row table:style-name="Tabelle117.1">
          <table:table-cell table:style-name="Tabelle117.A32" office:value-type="string">
            <text:p text:style-name="P423"><text:span text:style-name="T209">Decrease</text:span> Number in Filename<text:span text:style-name="T209"> by 100</text:span></text:p>
          </table:table-cell>
          <table:table-cell table:style-name="Tabelle117.B32" office:value-type="string">
            <text:p text:style-name="P423">None</text:p>
          </table:table-cell>
          <table:table-cell table:style-name="Tabelle117.C32" office:value-type="string">
            <text:p text:style-name="P420">File Browser / File Browser Main / <text:span text:style-name="T208">Increment Number in Filename</text:span></text:p>
          </table:table-cell>
          <table:table-cell table:style-name="Tabelle117.D32" office:value-type="string">
            <text:p text:style-name="P423">Ctrl Numpad -</text:p>
          </table:table-cell>
          <table:table-cell table:style-name="Tabelle117.E32" office:value-type="string">
            <text:p text:style-name="P188"><text:span text:style-name="T31">No menu entry.</text:span><text:span text:style-name="T35"> So rarely used, doesn't really deserve a menu entry.</text:span></text:p>
          </table:table-cell>
        </table:table-row>
      </table:table>
      <text:p text:style-name="P4"/>
      <table:table table:name="Tabelle119" table:style-name="Tabelle119">
        <table:table-column table:style-name="Tabelle119.A"/>
        <table:table-header-rows>
          <table:table-row table:style-name="Tabelle119.1">
            <table:table-cell table:style-name="Tabelle119.A1" office:value-type="string">
              <text:h text:style-name="P535" text:outline-level="1"><text:bookmark-start text:name="__RefHeading___Toc29279_111300586"/>File Browser / File Browser <text:span text:style-name="T208">Buttons</text:span><text:bookmark-end text:name="__RefHeading___Toc29279_111300586"/></text:h>
            </table:table-cell>
          </table:table-row>
        </table:table-header-rows>
      </table:table>
      <text:p text:style-name="P4"/>
      <table:table table:name="Tabelle120" table:style-name="Tabelle120">
        <table:table-column table:style-name="Tabelle120.A"/>
        <table:table-column table:style-name="Tabelle120.B"/>
        <table:table-column table:style-name="Tabelle120.C"/>
        <table:table-column table:style-name="Tabelle120.D"/>
        <table:table-column table:style-name="Tabelle120.E"/>
        <table:table-header-rows>
          <table:table-row table:style-name="Tabelle120.1">
            <table:table-cell table:style-name="Tabelle120.A1" table:number-columns-spanned="5" office:value-type="string">
              <text:p text:style-name="P420">File Browser / File Browser <text:span text:style-name="T208">Buttons</text:span></text:p>
            </table:table-cell>
            <table:covered-table-cell/>
            <table:covered-table-cell/>
            <table:covered-table-cell/>
            <table:covered-table-cell/>
          </table:table-row>
        </table:table-header-rows>
        <table:table-row table:style-name="Tabelle120.1">
          <table:table-cell table:style-name="Tabelle120.A2" office:value-type="string">
            <text:p text:style-name="P18">Function </text:p>
          </table:table-cell>
          <table:table-cell table:style-name="Tabelle120.A2" office:value-type="string">
            <text:p text:style-name="P18">Surface <text:span text:style-name="T6">menu </text:span>location<text:tab/></text:p>
          </table:table-cell>
          <table:table-cell table:style-name="Tabelle120.A2" office:value-type="string">
            <text:p text:style-name="P18">User Preferences location</text:p>
          </table:table-cell>
          <table:table-cell table:style-name="Tabelle120.A2" office:value-type="string">
            <text:p text:style-name="P18">Hotkey</text:p>
          </table:table-cell>
          <table:table-cell table:style-name="Tabelle120.E2" office:value-type="string">
            <text:p text:style-name="P18">Special note</text:p>
          </table:table-cell>
        </table:table-row>
        <table:table-row table:style-name="Tabelle120.1">
          <table:table-cell table:style-name="Tabelle120.A7" office:value-type="string">
            <text:p text:style-name="P423">Increment Number in Filename<text:span text:style-name="T209"> by 1</text:span></text:p>
          </table:table-cell>
          <table:table-cell table:style-name="Tabelle120.B7" office:value-type="string">
            <text:p text:style-name="P425">Filebrowser ,the tiny plus <text:s/>button besides the edit box</text:p>
          </table:table-cell>
          <table:table-cell table:style-name="Tabelle120.C7" office:value-type="string">
            <text:p text:style-name="P420">File Browser / File Browser <text:span text:style-name="T208">Buttons</text:span> / </text:p>
          </table:table-cell>
          <table:table-cell table:style-name="Tabelle120.D7" office:value-type="string">
            <text:p text:style-name="P423">Numpad +</text:p>
          </table:table-cell>
          <table:table-cell table:style-name="Tabelle120.E7" office:value-type="string">
            <text:p text:style-name="P167"/>
          </table:table-cell>
        </table:table-row>
        <table:table-row table:style-name="Tabelle120.1">
          <table:table-cell table:style-name="Tabelle120.A7" office:value-type="string">
            <text:p text:style-name="P423">Increment Number in Filename<text:span text:style-name="T209"> by 10</text:span></text:p>
          </table:table-cell>
          <table:table-cell table:style-name="Tabelle120.B7" office:value-type="string">
            <text:p text:style-name="P423">None</text:p>
          </table:table-cell>
          <table:table-cell table:style-name="Tabelle120.C7" office:value-type="string">
            <text:p text:style-name="P420">File Browser / File Browser <text:span text:style-name="T208">Buttons</text:span> / <text:span text:style-name="T208">Increment Number in Filename</text:span></text:p>
          </table:table-cell>
          <table:table-cell table:style-name="Tabelle120.D7" office:value-type="string">
            <text:p text:style-name="P423">Shift Numpad +</text:p>
          </table:table-cell>
          <table:table-cell table:style-name="Tabelle120.E7" office:value-type="string">
            <text:p text:style-name="P188"><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3">Increment Number in Filename<text:span text:style-name="T209"> by 100</text:span></text:p>
          </table:table-cell>
          <table:table-cell table:style-name="Tabelle120.B7" office:value-type="string">
            <text:p text:style-name="P423">None</text:p>
          </table:table-cell>
          <table:table-cell table:style-name="Tabelle120.C7" office:value-type="string">
            <text:p text:style-name="P420">File Browser / File Browser <text:span text:style-name="T208">Buttons</text:span> / <text:span text:style-name="T208">Increment Number in Filename</text:span></text:p>
          </table:table-cell>
          <table:table-cell table:style-name="Tabelle120.D7" office:value-type="string">
            <text:p text:style-name="P423">Ctrl Numpad +</text:p>
          </table:table-cell>
          <table:table-cell table:style-name="Tabelle120.E7" office:value-type="string">
            <text:p text:style-name="P188"><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3"><text:span text:style-name="T209">Decrease</text:span> Number in Filename<text:span text:style-name="T209"> by 1</text:span></text:p>
          </table:table-cell>
          <table:table-cell table:style-name="Tabelle120.B7" office:value-type="string">
            <text:p text:style-name="P425">Filebrowser ,the tiny minus <text:s/>button besides the edit box</text:p>
          </table:table-cell>
          <table:table-cell table:style-name="Tabelle120.C7" office:value-type="string">
            <text:p text:style-name="P420">File Browser / File Browser <text:span text:style-name="T208">Buttons</text:span> / <text:span text:style-name="T208">Increment Number in Filename</text:span></text:p>
          </table:table-cell>
          <table:table-cell table:style-name="Tabelle120.D7" office:value-type="string">
            <text:p text:style-name="P423">Numpad <text:span text:style-name="T210">-</text:span></text:p>
          </table:table-cell>
          <table:table-cell table:style-name="Tabelle120.E7" office:value-type="string">
            <text:p text:style-name="P167"/>
          </table:table-cell>
        </table:table-row>
        <table:table-row table:style-name="Tabelle120.1">
          <table:table-cell table:style-name="Tabelle120.A7" office:value-type="string">
            <text:p text:style-name="P423"><text:span text:style-name="T209">Decrease</text:span> Number in Filename<text:span text:style-name="T209"> by 10</text:span></text:p>
          </table:table-cell>
          <table:table-cell table:style-name="Tabelle120.B7" office:value-type="string">
            <text:p text:style-name="P423">None</text:p>
          </table:table-cell>
          <table:table-cell table:style-name="Tabelle120.C7" office:value-type="string">
            <text:p text:style-name="P420">File Browser / File Browser <text:span text:style-name="T208">Buttons</text:span> / <text:span text:style-name="T208">Increment Number in Filename</text:span></text:p>
          </table:table-cell>
          <table:table-cell table:style-name="Tabelle120.D7" office:value-type="string">
            <text:p text:style-name="P423">Shift Numpad -</text:p>
          </table:table-cell>
          <table:table-cell table:style-name="Tabelle120.E7" office:value-type="string">
            <text:p text:style-name="P188"><text:span text:style-name="T31">No menu entry.</text:span><text:span text:style-name="T35"> So rarely used, doesn't really deserve a menu entry.</text:span></text:p>
          </table:table-cell>
        </table:table-row>
        <table:table-row table:style-name="Tabelle120.1">
          <table:table-cell table:style-name="Tabelle120.A8" office:value-type="string">
            <text:p text:style-name="P423"><text:span text:style-name="T209">Decrease</text:span> Number in Filename<text:span text:style-name="T209"> by 100</text:span></text:p>
          </table:table-cell>
          <table:table-cell table:style-name="Tabelle120.B8" office:value-type="string">
            <text:p text:style-name="P423">None</text:p>
          </table:table-cell>
          <table:table-cell table:style-name="Tabelle120.C8" office:value-type="string">
            <text:p text:style-name="P420">File Browser / File Browser <text:span text:style-name="T208">Buttons</text:span> / <text:span text:style-name="T208">Increment Number in Filename</text:span></text:p>
          </table:table-cell>
          <table:table-cell table:style-name="Tabelle120.D8" office:value-type="string">
            <text:p text:style-name="P423">Ctrl<text:span text:style-name="T210"> </text:span>Numpad -</text:p>
          </table:table-cell>
          <table:table-cell table:style-name="Tabelle120.E8" office:value-type="string">
            <text:p text:style-name="P188"><text:span text:style-name="T31">No menu entry.</text:span><text:span text:style-name="T35"> So rarely used, doesn't really deserve a menu entry.</text:span></text:p>
          </table:table-cell>
        </table:table-row>
      </table:table>
      <text:p text:style-name="P4"/>
      <table:table table:name="Tabelle122" table:style-name="Tabelle122">
        <table:table-column table:style-name="Tabelle122.A"/>
        <table:table-header-rows>
          <table:table-row table:style-name="Tabelle122.1">
            <table:table-cell table:style-name="Tabelle122.A1" office:value-type="string">
              <text:h text:style-name="P535" text:outline-level="1"><text:bookmark-start text:name="__RefHeading___Toc29281_111300586"/>Info<text:bookmark-end text:name="__RefHeading___Toc29281_111300586"/></text:h>
            </table:table-cell>
          </table:table-row>
        </table:table-header-rows>
      </table:table>
      <text:p text:style-name="P4"/>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header-rows>
          <table:table-row table:style-name="Tabelle121.1">
            <table:table-cell table:style-name="Tabelle121.A1" table:number-columns-spanned="5" office:value-type="string">
              <text:p text:style-name="P426">Info<text:span text:style-name="T252"> - Those items would deserve a menu entry. But the menu bar is used as the general file bar. And so the menu items for the Info area would be confusing since the Info area is hidden by default.</text:span></text:p>
            </table:table-cell>
            <table:covered-table-cell/>
            <table:covered-table-cell/>
            <table:covered-table-cell/>
            <table:covered-table-cell/>
          </table:table-row>
        </table:table-header-rows>
        <table:table-row table:style-name="Tabelle121.1">
          <table:table-cell table:style-name="Tabelle121.A2" office:value-type="string">
            <text:p text:style-name="P18">Function </text:p>
          </table:table-cell>
          <table:table-cell table:style-name="Tabelle121.A2" office:value-type="string">
            <text:p text:style-name="P18">Surface <text:span text:style-name="T6">menu </text:span>location<text:tab/></text:p>
          </table:table-cell>
          <table:table-cell table:style-name="Tabelle121.A2" office:value-type="string">
            <text:p text:style-name="P18">User Preferences location</text:p>
          </table:table-cell>
          <table:table-cell table:style-name="Tabelle121.A2" office:value-type="string">
            <text:p text:style-name="P18">Hotkey</text:p>
          </table:table-cell>
          <table:table-cell table:style-name="Tabelle121.E2" office:value-type="string">
            <text:p text:style-name="P18">Special note</text:p>
          </table:table-cell>
        </table:table-row>
        <table:table-row table:style-name="Tabelle121.1">
          <table:table-cell table:style-name="Tabelle121.A7" office:value-type="string">
            <text:p text:style-name="P426">Select Report</text:p>
          </table:table-cell>
          <table:table-cell table:style-name="Tabelle121.B7" office:value-type="string">
            <text:p text:style-name="P426">None</text:p>
          </table:table-cell>
          <table:table-cell table:style-name="Tabelle121.C7" office:value-type="string">
            <text:p text:style-name="P426">File / Select Report</text:p>
          </table:table-cell>
          <table:table-cell table:style-name="Tabelle121.D7" office:value-type="string">
            <text:p text:style-name="P426">Select Mouse</text:p>
          </table:table-cell>
          <table:table-cell table:style-name="Tabelle121.E7" office:value-type="string">
            <text:p text:style-name="P188"><text:span text:style-name="T31">No menu entry.</text:span><text:span text:style-name="T32"> </text:span><text:span text:style-name="T34">Mouse Only action</text:span></text:p>
          </table:table-cell>
        </table:table-row>
        <table:table-row table:style-name="Tabelle121.1">
          <table:table-cell table:style-name="Tabelle121.A7" office:value-type="string">
            <text:p text:style-name="P426">Selects or deselects all text</text:p>
          </table:table-cell>
          <table:table-cell table:style-name="Tabelle121.B7" office:value-type="string">
            <text:p text:style-name="P426">None</text:p>
          </table:table-cell>
          <table:table-cell table:style-name="Tabelle121.C7" office:value-type="string">
            <text:p text:style-name="P426">File / (De)select all</text:p>
          </table:table-cell>
          <table:table-cell table:style-name="Tabelle121.D7" office:value-type="string">
            <text:p text:style-name="P426">A</text:p>
          </table:table-cell>
          <table:table-cell table:style-name="Tabelle121.E7" office:value-type="string">
            <text:p text:style-name="P188"><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6">Brings up a rectangle select</text:p>
          </table:table-cell>
          <table:table-cell table:style-name="Tabelle121.B7" office:value-type="string">
            <text:p text:style-name="P426">None</text:p>
          </table:table-cell>
          <table:table-cell table:style-name="Tabelle121.C7" office:value-type="string">
            <text:p text:style-name="P426">File / Border Select</text:p>
          </table:table-cell>
          <table:table-cell table:style-name="Tabelle121.D7" office:value-type="string">
            <text:p text:style-name="P426">B</text:p>
          </table:table-cell>
          <table:table-cell table:style-name="Tabelle121.E7" office:value-type="string">
            <text:p text:style-name="P188"><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6">Replay Operator.</text:p>
          </table:table-cell>
          <table:table-cell table:style-name="Tabelle121.B7" office:value-type="string">
            <text:p text:style-name="P426">None</text:p>
          </table:table-cell>
          <table:table-cell table:style-name="Tabelle121.C7" office:value-type="string">
            <text:p text:style-name="P426">File / Replay Operator. </text:p>
          </table:table-cell>
          <table:table-cell table:style-name="Tabelle121.D7" office:value-type="string">
            <text:p text:style-name="P426">R</text:p>
          </table:table-cell>
          <table:table-cell table:style-name="Tabelle121.E7" office:value-type="string">
            <text:p text:style-name="P188"><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6">Delete Reports</text:p>
          </table:table-cell>
          <table:table-cell table:style-name="Tabelle121.B7" office:value-type="string">
            <text:p text:style-name="P426">None</text:p>
          </table:table-cell>
          <table:table-cell table:style-name="Tabelle121.C7" office:value-type="string">
            <text:p text:style-name="P426">File / Delete Reports</text:p>
          </table:table-cell>
          <table:table-cell table:style-name="Tabelle121.D7" office:value-type="string">
            <text:p text:style-name="P426">Delete</text:p>
          </table:table-cell>
          <table:table-cell table:style-name="Tabelle121.E7" office:value-type="string">
            <text:p text:style-name="P188"><text:span text:style-name="T31">No menu entry.</text:span><text:span text:style-name="T32"> </text:span><text:span text:style-name="T35">See above.</text:span></text:p>
          </table:table-cell>
        </table:table-row>
        <table:table-row table:style-name="Tabelle121.1">
          <table:table-cell table:style-name="Tabelle121.A8" office:value-type="string">
            <text:p text:style-name="P426">Copy Reports to Clipboard</text:p>
          </table:table-cell>
          <table:table-cell table:style-name="Tabelle121.B8" office:value-type="string">
            <text:p text:style-name="P426">None</text:p>
          </table:table-cell>
          <table:table-cell table:style-name="Tabelle121.C8" office:value-type="string">
            <text:p text:style-name="P426"><text:bookmark-start text:name="__RefHeading___Toc29283_11130058698"/>File / Copy Reports to Clipboard<text:bookmark-end text:name="__RefHeading___Toc29283_11130058698"/></text:p>
          </table:table-cell>
          <table:table-cell table:style-name="Tabelle121.D8" office:value-type="string">
            <text:p text:style-name="P426">Ctrl C</text:p>
          </table:table-cell>
          <table:table-cell table:style-name="Tabelle121.E8" office:value-type="string">
            <text:p text:style-name="P188"><text:span text:style-name="T31">No menu entry.</text:span><text:span text:style-name="T32"> </text:span><text:span text:style-name="T35">See above.</text:span></text:p>
          </table:table-cell>
        </table:table-row>
      </table:table>
      <text:p text:style-name="P4"/>
      <table:table table:name="Tabelle125" table:style-name="Tabelle125">
        <table:table-column table:style-name="Tabelle125.A"/>
        <table:table-header-rows>
          <table:table-row table:style-name="Tabelle125.1">
            <table:table-cell table:style-name="Tabelle125.A1" office:value-type="string">
              <text:h text:style-name="P535" text:outline-level="1"><text:bookmark-start text:name="__RefHeading___Toc29283_111300586"/>Property Editor<text:bookmark-end text:name="__RefHeading___Toc29283_111300586"/></text:h>
            </table:table-cell>
          </table:table-row>
        </table:table-header-rows>
      </table:table>
      <text:p text:style-name="P4"/>
      <table:table table:name="Tabelle124" table:style-name="Tabelle124">
        <table:table-column table:style-name="Tabelle124.A"/>
        <table:table-column table:style-name="Tabelle124.B"/>
        <table:table-column table:style-name="Tabelle124.C"/>
        <table:table-column table:style-name="Tabelle124.D"/>
        <table:table-column table:style-name="Tabelle124.E"/>
        <table:table-header-rows>
          <table:table-row table:style-name="Tabelle124.1">
            <table:table-cell table:style-name="Tabelle124.A1" table:number-columns-spanned="5" office:value-type="string">
              <text:p text:style-name="P426">Property Editor</text:p>
            </table:table-cell>
            <table:covered-table-cell/>
            <table:covered-table-cell/>
            <table:covered-table-cell/>
            <table:covered-table-cell/>
          </table:table-row>
        </table:table-header-rows>
        <table:table-row table:style-name="Tabelle124.2">
          <table:table-cell table:style-name="Tabelle124.A2" office:value-type="string">
            <text:p text:style-name="P18">Function </text:p>
          </table:table-cell>
          <table:table-cell table:style-name="Tabelle124.A2" office:value-type="string">
            <text:p text:style-name="P18">Surface <text:span text:style-name="T6">menu </text:span>location<text:tab/></text:p>
          </table:table-cell>
          <table:table-cell table:style-name="Tabelle124.A2" office:value-type="string">
            <text:p text:style-name="P18">User Preferences location</text:p>
          </table:table-cell>
          <table:table-cell table:style-name="Tabelle124.A2" office:value-type="string">
            <text:p text:style-name="P18">Hotkey</text:p>
          </table:table-cell>
          <table:table-cell table:style-name="Tabelle124.E2" office:value-type="string">
            <text:p text:style-name="P18">Special note</text:p>
          </table:table-cell>
        </table:table-row>
        <table:table-row table:style-name="Tabelle124.2">
          <table:table-cell table:style-name="Tabelle124.A3" office:value-type="string">
            <text:p text:style-name="P426">Opens a rmb menu where you can select to arrage the properties horizontally or vertically</text:p>
          </table:table-cell>
          <table:table-cell table:style-name="Tabelle124.B3" office:value-type="string">
            <text:p text:style-name="P426">None</text:p>
          </table:table-cell>
          <table:table-cell table:style-name="Tabelle124.C3" office:value-type="string">
            <text:p text:style-name="P426">Property Editor / Toolbox</text:p>
          </table:table-cell>
          <table:table-cell table:style-name="Tabelle124.D3" office:value-type="string">
            <text:p text:style-name="P426">RMB</text:p>
          </table:table-cell>
          <table:table-cell table:style-name="Tabelle124.E3" office:value-type="string">
            <text:p text:style-name="P188"><text:span text:style-name="T31">No menu entry.</text:span><text:span text:style-name="T32"> </text:span><text:span text:style-name="T34">Mouse Only action</text:span></text:p>
          </table:table-cell>
        </table:table-row>
      </table:table>
      <text:p text:style-name="P4"><text:soft-page-break/></text:p>
      <table:table table:name="Tabelle127" table:style-name="Tabelle127">
        <table:table-column table:style-name="Tabelle127.A"/>
        <table:table-header-rows>
          <table:table-row table:style-name="Tabelle127.1">
            <table:table-cell table:style-name="Tabelle127.A1" office:value-type="string">
              <text:h text:style-name="P535" text:outline-level="1"><text:bookmark-start text:name="__RefHeading___Toc29285_111300586"/>Text / Text (Global)<text:bookmark-end text:name="__RefHeading___Toc29285_111300586"/></text:h>
            </table:table-cell>
          </table:table-row>
        </table:table-header-rows>
      </table:table>
      <text:p text:style-name="P4"/>
      <table:table table:name="Tabelle126" table:style-name="Tabelle126">
        <table:table-column table:style-name="Tabelle126.A"/>
        <table:table-column table:style-name="Tabelle126.B"/>
        <table:table-column table:style-name="Tabelle126.C"/>
        <table:table-column table:style-name="Tabelle126.D"/>
        <table:table-column table:style-name="Tabelle126.E"/>
        <table:table-header-rows>
          <table:table-row table:style-name="Tabelle126.1">
            <table:table-cell table:style-name="Tabelle126.A1" table:number-columns-spanned="5" office:value-type="string">
              <text:p text:style-name="P426">Text / Text (Global)</text:p>
            </table:table-cell>
            <table:covered-table-cell/>
            <table:covered-table-cell/>
            <table:covered-table-cell/>
            <table:covered-table-cell/>
          </table:table-row>
        </table:table-header-rows>
        <table:table-row table:style-name="Tabelle126.1">
          <table:table-cell table:style-name="Tabelle126.A2" office:value-type="string">
            <text:p text:style-name="P18">Function </text:p>
          </table:table-cell>
          <table:table-cell table:style-name="Tabelle126.A2" office:value-type="string">
            <text:p text:style-name="P18">Surface <text:span text:style-name="T6">menu </text:span>location<text:tab/></text:p>
          </table:table-cell>
          <table:table-cell table:style-name="Tabelle126.A2" office:value-type="string">
            <text:p text:style-name="P18">User Preferences location</text:p>
          </table:table-cell>
          <table:table-cell table:style-name="Tabelle126.A2" office:value-type="string">
            <text:p text:style-name="P18">Hotkey</text:p>
          </table:table-cell>
          <table:table-cell table:style-name="Tabelle126.E2" office:value-type="string">
            <text:p text:style-name="P18">Special note</text:p>
          </table:table-cell>
        </table:table-row>
        <table:table-row table:style-name="Tabelle126.1">
          <table:table-cell table:style-name="Tabelle126.A3" office:value-type="string">
            <text:p text:style-name="P426">Context Int Cycle</text:p>
          </table:table-cell>
          <table:table-cell table:style-name="Tabelle126.B3" office:value-type="string">
            <text:p text:style-name="P403">None</text:p>
          </table:table-cell>
          <table:table-cell table:style-name="Tabelle126.C3" office:value-type="string">
            <text:p text:style-name="P426">Text / Text (Global) / Context Int Cycle</text:p>
          </table:table-cell>
          <table:table-cell table:style-name="Tabelle126.D3" office:value-type="string">
            <text:p text:style-name="P426">Ctrl Wheel Up</text:p>
          </table:table-cell>
          <table:table-cell table:style-name="Tabelle126.E3" office:value-type="string">
            <text:p text:style-name="P188"><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6">Context Int Cycle</text:p>
          </table:table-cell>
          <table:table-cell table:style-name="Tabelle126.B48" office:value-type="string">
            <text:p text:style-name="P403">None</text:p>
          </table:table-cell>
          <table:table-cell table:style-name="Tabelle126.C48" office:value-type="string">
            <text:p text:style-name="P426">Text / Text (Global) / Context Int Cycle</text:p>
          </table:table-cell>
          <table:table-cell table:style-name="Tabelle126.D48" office:value-type="string">
            <text:p text:style-name="P426">Ctrl Wheel Down</text:p>
          </table:table-cell>
          <table:table-cell table:style-name="Tabelle126.E48" office:value-type="string">
            <text:p text:style-name="P188"><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6">Context Int Cycle</text:p>
          </table:table-cell>
          <table:table-cell table:style-name="Tabelle126.B48" office:value-type="string">
            <text:p text:style-name="P403">None</text:p>
          </table:table-cell>
          <table:table-cell table:style-name="Tabelle126.C48" office:value-type="string">
            <text:p text:style-name="P426">Text / Text (Global) / Context Int Cycle</text:p>
          </table:table-cell>
          <table:table-cell table:style-name="Tabelle126.D48" office:value-type="string">
            <text:p text:style-name="P426">Ctrl Numpad +</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Context Int Cycle</text:p>
          </table:table-cell>
          <table:table-cell table:style-name="Tabelle126.B48" office:value-type="string">
            <text:p text:style-name="P403">None</text:p>
          </table:table-cell>
          <table:table-cell table:style-name="Tabelle126.C48" office:value-type="string">
            <text:p text:style-name="P426">Text / Text (Global) / Context Int Cycle</text:p>
          </table:table-cell>
          <table:table-cell table:style-name="Tabelle126.D48" office:value-type="string">
            <text:p text:style-name="P426">Ctrl Numpad -</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349">Create Text Block</text:p>
          </table:table-cell>
          <table:table-cell table:style-name="Tabelle126.B48" office:value-type="string">
            <text:p text:style-name="P426">Text / Text / <text:span text:style-name="T169">Create Text Block</text:span></text:p>
          </table:table-cell>
          <table:table-cell table:style-name="Tabelle126.C48" office:value-type="string">
            <text:p text:style-name="P426">Text / Text (Global) / <text:span text:style-name="T169">Create Text Block</text:span></text:p>
          </table:table-cell>
          <table:table-cell table:style-name="Tabelle126.D48" office:value-type="string">
            <text:p text:style-name="P426">Ctrl N</text:p>
          </table:table-cell>
          <table:table-cell table:style-name="Tabelle126.E48" office:value-type="string">
            <text:p text:style-name="P403"/>
          </table:table-cell>
        </table:table-row>
        <table:table-row table:style-name="Tabelle126.1">
          <table:table-cell table:style-name="Tabelle126.A48" office:value-type="string">
            <text:p text:style-name="P349">Open <text:span text:style-name="T211">Text </text:span>Block</text:p>
          </table:table-cell>
          <table:table-cell table:style-name="Tabelle126.B48" office:value-type="string">
            <text:p text:style-name="P426">Text / Text / <text:span text:style-name="T169">Open </text:span>Text <text:span text:style-name="T169">Block</text:span></text:p>
          </table:table-cell>
          <table:table-cell table:style-name="Tabelle126.C48" office:value-type="string">
            <text:p text:style-name="P426">Text / Text (Global) / <text:span text:style-name="T169">Open </text:span>Text <text:span text:style-name="T169">Block</text:span></text:p>
          </table:table-cell>
          <table:table-cell table:style-name="Tabelle126.D48" office:value-type="string">
            <text:p text:style-name="P426"><text:span text:style-name="T237">Alt</text:span> O</text:p>
          </table:table-cell>
          <table:table-cell table:style-name="Tabelle126.E48" office:value-type="string">
            <text:p text:style-name="P403"/>
          </table:table-cell>
        </table:table-row>
        <table:table-row table:style-name="Tabelle126.1">
          <table:table-cell table:style-name="Tabelle126.A48" office:value-type="string">
            <text:p text:style-name="P426">Reload</text:p>
          </table:table-cell>
          <table:table-cell table:style-name="Tabelle126.B48" office:value-type="string">
            <text:p text:style-name="P426">Text / Text / Reload</text:p>
          </table:table-cell>
          <table:table-cell table:style-name="Tabelle126.C48" office:value-type="string">
            <text:p text:style-name="P426">Text / Text (Global) / Reload</text:p>
          </table:table-cell>
          <table:table-cell table:style-name="Tabelle126.D48" office:value-type="string">
            <text:p text:style-name="P426">Alt R</text:p>
          </table:table-cell>
          <table:table-cell table:style-name="Tabelle126.E48" office:value-type="string">
            <text:p text:style-name="P403"/>
          </table:table-cell>
        </table:table-row>
        <table:table-row table:style-name="Tabelle126.1">
          <table:table-cell table:style-name="Tabelle126.A48" office:value-type="string">
            <text:p text:style-name="P426">Save </text:p>
          </table:table-cell>
          <table:table-cell table:style-name="Tabelle126.B48" office:value-type="string">
            <text:p text:style-name="P426">Text / Text / Save </text:p>
          </table:table-cell>
          <table:table-cell table:style-name="Tabelle126.C48" office:value-type="string">
            <text:p text:style-name="P426">Text / Text (Global) / Save </text:p>
          </table:table-cell>
          <table:table-cell table:style-name="Tabelle126.D48" office:value-type="string">
            <text:p text:style-name="P426">Alt S</text:p>
          </table:table-cell>
          <table:table-cell table:style-name="Tabelle126.E48" office:value-type="string">
            <text:p text:style-name="P403"/>
          </table:table-cell>
        </table:table-row>
        <table:table-row table:style-name="Tabelle126.1">
          <table:table-cell table:style-name="Tabelle126.A48" office:value-type="string">
            <text:p text:style-name="P426">Save As</text:p>
          </table:table-cell>
          <table:table-cell table:style-name="Tabelle126.B48" office:value-type="string">
            <text:p text:style-name="P426">Text / Text / Save As</text:p>
          </table:table-cell>
          <table:table-cell table:style-name="Tabelle126.C48" office:value-type="string">
            <text:p text:style-name="P426">Text / Text (Global) / Save As</text:p>
          </table:table-cell>
          <table:table-cell table:style-name="Tabelle126.D48" office:value-type="string">
            <text:p text:style-name="P426">Shift Crtl S</text:p>
          </table:table-cell>
          <table:table-cell table:style-name="Tabelle126.E48" office:value-type="string">
            <text:p text:style-name="P426">Changed from Shift Ctrl Alt S to appwide standard hotkey Shift Crtl S.</text:p>
          </table:table-cell>
        </table:table-row>
        <table:table-row table:style-name="Tabelle126.1">
          <table:table-cell table:style-name="Tabelle126.A48" office:value-type="string">
            <text:p text:style-name="P426">Run Script</text:p>
          </table:table-cell>
          <table:table-cell table:style-name="Tabelle126.B48" office:value-type="string">
            <text:p text:style-name="P426">Text / Text / Run Script</text:p>
          </table:table-cell>
          <table:table-cell table:style-name="Tabelle126.C48" office:value-type="string">
            <text:p text:style-name="P426">Text / Text (Global) / Run Script</text:p>
          </table:table-cell>
          <table:table-cell table:style-name="Tabelle126.D48" office:value-type="string">
            <text:p text:style-name="P426">Alt P</text:p>
          </table:table-cell>
          <table:table-cell table:style-name="Tabelle126.E48" office:value-type="string">
            <text:p text:style-name="P403"/>
          </table:table-cell>
        </table:table-row>
        <table:table-row table:style-name="Tabelle126.1">
          <table:table-cell table:style-name="Tabelle126.A14" office:value-type="string">
            <text:p text:style-name="P426">Cut</text:p>
          </table:table-cell>
          <table:table-cell table:style-name="Tabelle126.B14" office:value-type="string">
            <text:p text:style-name="P426">Text / Edit / Cut</text:p>
          </table:table-cell>
          <table:table-cell table:style-name="Tabelle126.C14" office:value-type="string">
            <text:p text:style-name="P426">Text / Text (Global) / Cut</text:p>
          </table:table-cell>
          <table:table-cell table:style-name="Tabelle126.D14" office:value-type="string">
            <text:p text:style-name="P426">Ctrl X</text:p>
          </table:table-cell>
          <table:table-cell table:style-name="Tabelle126.E14" office:value-type="string">
            <text:p text:style-name="P403"/>
          </table:table-cell>
        </table:table-row>
        <table:table-row table:style-name="Tabelle126.1">
          <table:table-cell table:style-name="Tabelle126.A14" office:value-type="string">
            <text:p text:style-name="P426">Copy</text:p>
          </table:table-cell>
          <table:table-cell table:style-name="Tabelle126.B14" office:value-type="string">
            <text:p text:style-name="P426">Text / Edit / Copy</text:p>
          </table:table-cell>
          <table:table-cell table:style-name="Tabelle126.C14" office:value-type="string">
            <text:p text:style-name="P426">Text / Text (Global) / Copy</text:p>
          </table:table-cell>
          <table:table-cell table:style-name="Tabelle126.D14" office:value-type="string">
            <text:p text:style-name="P426">Ctrl C</text:p>
          </table:table-cell>
          <table:table-cell table:style-name="Tabelle126.E14" office:value-type="string">
            <text:p text:style-name="P403"/>
          </table:table-cell>
        </table:table-row>
        <table:table-row table:style-name="Tabelle126.1">
          <table:table-cell table:style-name="Tabelle126.A15" office:value-type="string">
            <text:p text:style-name="P426">Paste</text:p>
          </table:table-cell>
          <table:table-cell table:style-name="Tabelle126.B15" office:value-type="string">
            <text:p text:style-name="P426">Text / Edit / Paste</text:p>
          </table:table-cell>
          <table:table-cell table:style-name="Tabelle126.C15" office:value-type="string">
            <text:p text:style-name="P426">Text / Text (Global) / Paste</text:p>
          </table:table-cell>
          <table:table-cell table:style-name="Tabelle126.D15" office:value-type="string">
            <text:p text:style-name="P426">Ctrl V</text:p>
          </table:table-cell>
          <table:table-cell table:style-name="Tabelle126.E15" office:value-type="string">
            <text:p text:style-name="P403"/>
          </table:table-cell>
        </table:table-row>
        <table:table-row table:style-name="Tabelle126.1">
          <table:table-cell table:style-name="Tabelle126.A48" office:value-type="string">
            <text:p text:style-name="P426">Duplicate Line</text:p>
          </table:table-cell>
          <table:table-cell table:style-name="Tabelle126.B48" office:value-type="string">
            <text:p text:style-name="P426">Text / Edit / Duplicate Line</text:p>
          </table:table-cell>
          <table:table-cell table:style-name="Tabelle126.C48" office:value-type="string">
            <text:p text:style-name="P426">Text / Text (Global) / Duplicate Line</text:p>
          </table:table-cell>
          <table:table-cell table:style-name="Tabelle126.D48" office:value-type="string">
            <text:p text:style-name="P426">Ctrl D</text:p>
          </table:table-cell>
          <table:table-cell table:style-name="Tabelle126.E48" office:value-type="string">
            <text:p text:style-name="P403"/>
          </table:table-cell>
        </table:table-row>
        <table:table-row table:style-name="Tabelle126.17">
          <table:table-cell table:style-name="Tabelle126.A48" office:value-type="string">
            <text:p text:style-name="P426">Select All</text:p>
          </table:table-cell>
          <table:table-cell table:style-name="Tabelle126.B48" office:value-type="string">
            <text:p text:style-name="P426">Text / Edit / Select All</text:p>
          </table:table-cell>
          <table:table-cell table:style-name="Tabelle126.C48" office:value-type="string">
            <text:p text:style-name="P426">Text / Text (Global) / Select All</text:p>
          </table:table-cell>
          <table:table-cell table:style-name="Tabelle126.D48" office:value-type="string">
            <text:p text:style-name="P426">Ctrl A</text:p>
          </table:table-cell>
          <table:table-cell table:style-name="Tabelle126.E48" office:value-type="string">
            <text:p text:style-name="P169"/>
          </table:table-cell>
        </table:table-row>
        <table:table-row table:style-name="Tabelle126.1">
          <table:table-cell table:style-name="Tabelle126.A48" office:value-type="string">
            <text:p text:style-name="P426">Selects the whole Line. </text:p>
          </table:table-cell>
          <table:table-cell table:style-name="Tabelle126.B48" office:value-type="string">
            <text:p text:style-name="P426">Text / Edit / Select Line</text:p>
          </table:table-cell>
          <table:table-cell table:style-name="Tabelle126.C48" office:value-type="string">
            <text:p text:style-name="P426">Text / Text (Global) / Select Line</text:p>
          </table:table-cell>
          <table:table-cell table:style-name="Tabelle126.D48" office:value-type="string">
            <text:p text:style-name="P426">Shift <text:span text:style-name="T237">Ctrl </text:span>A</text:p>
          </table:table-cell>
          <table:table-cell table:style-name="Tabelle126.E48" office:value-type="string">
            <text:p text:style-name="P170"/>
          </table:table-cell>
        </table:table-row>
        <table:table-row table:style-name="Tabelle126.1">
          <table:table-cell table:style-name="Tabelle126.A48" office:value-type="string">
            <text:p text:style-name="P426">Select Word</text:p>
          </table:table-cell>
          <table:table-cell table:style-name="Tabelle126.B48" office:value-type="string">
            <text:p text:style-name="P426">None</text:p>
          </table:table-cell>
          <table:table-cell table:style-name="Tabelle126.C48" office:value-type="string">
            <text:p text:style-name="P426">Text / Text (Global) / Select Word</text:p>
          </table:table-cell>
          <table:table-cell table:style-name="Tabelle126.D48" office:value-type="string">
            <text:p text:style-name="P426">double-LMB</text:p>
          </table:table-cell>
          <table:table-cell table:style-name="Tabelle126.E48" office:value-type="string">
            <text:p text:style-name="P188"><text:span text:style-name="T31">No menu entry.</text:span><text:span text:style-name="T32"> </text:span><text:span text:style-name="T34">Mouse Only action</text:span></text:p>
          </table:table-cell>
        </table:table-row>
        <table:table-row table:style-name="Tabelle126.1">
          <table:table-cell table:style-name="Tabelle126.A48" office:value-type="string">
            <text:p text:style-name="P426">Move selected Lines up</text:p>
          </table:table-cell>
          <table:table-cell table:style-name="Tabelle126.B48" office:value-type="string">
            <text:p text:style-name="P426">Text / Edit / Move Line(s) up</text:p>
          </table:table-cell>
          <table:table-cell table:style-name="Tabelle126.C48" office:value-type="string">
            <text:p text:style-name="P426">Text / Text (Global) / Move Lines</text:p>
          </table:table-cell>
          <table:table-cell table:style-name="Tabelle126.D48" office:value-type="string">
            <text:p text:style-name="P426">Shift Ctrl Up Arrow</text:p>
          </table:table-cell>
          <table:table-cell table:style-name="Tabelle126.E48" office:value-type="string">
            <text:p text:style-name="P403"/>
          </table:table-cell>
        </table:table-row>
        <table:table-row table:style-name="Tabelle126.1">
          <table:table-cell table:style-name="Tabelle126.A48" office:value-type="string">
            <text:p text:style-name="P426">Move selected Lines down</text:p>
          </table:table-cell>
          <table:table-cell table:style-name="Tabelle126.B48" office:value-type="string">
            <text:p text:style-name="P426">Text / Edit / Text / Edit / Move Line(s) up</text:p>
          </table:table-cell>
          <table:table-cell table:style-name="Tabelle126.C48" office:value-type="string">
            <text:p text:style-name="P426">Text / Text (Global) / Move Lines</text:p>
          </table:table-cell>
          <table:table-cell table:style-name="Tabelle126.D48" office:value-type="string">
            <text:p text:style-name="P426">Shift Ctrl Down Arrow</text:p>
          </table:table-cell>
          <table:table-cell table:style-name="Tabelle126.E48" office:value-type="string">
            <text:p text:style-name="P403"/>
          </table:table-cell>
        </table:table-row>
        <table:table-row table:style-name="Tabelle126.1">
          <table:table-cell table:style-name="Tabelle126.A48" office:value-type="string">
            <text:p text:style-name="P426">Indent</text:p>
          </table:table-cell>
          <table:table-cell table:style-name="Tabelle126.B48" office:value-type="string">
            <text:p text:style-name="P426">Text / Format / Indent</text:p>
          </table:table-cell>
          <table:table-cell table:style-name="Tabelle126.C48" office:value-type="string">
            <text:p text:style-name="P426">Text / Text (Global) / Indent</text:p>
          </table:table-cell>
          <table:table-cell table:style-name="Tabelle126.D48" office:value-type="string">
            <text:p text:style-name="P426">Tab </text:p>
          </table:table-cell>
          <table:table-cell table:style-name="Tabelle126.E48" office:value-type="string">
            <text:p text:style-name="P403"/>
          </table:table-cell>
        </table:table-row>
        <table:table-row table:style-name="Tabelle126.1">
          <table:table-cell table:style-name="Tabelle126.A23" office:value-type="string">
            <text:p text:style-name="P426">Unindent</text:p>
          </table:table-cell>
          <table:table-cell table:style-name="Tabelle126.B23" office:value-type="string">
            <text:p text:style-name="P426">Text / Format / Unindent</text:p>
          </table:table-cell>
          <table:table-cell table:style-name="Tabelle126.C23" office:value-type="string">
            <text:p text:style-name="P426">Text / Text (Global) / Unindent</text:p>
          </table:table-cell>
          <table:table-cell table:style-name="Tabelle126.D23" office:value-type="string">
            <text:p text:style-name="P426">Shift Tab</text:p>
          </table:table-cell>
          <table:table-cell table:style-name="Tabelle126.E23" office:value-type="string">
            <text:p text:style-name="P403"/>
          </table:table-cell>
        </table:table-row>
        <table:table-row table:style-name="Tabelle126.1">
          <table:table-cell table:style-name="Tabelle126.A48" office:value-type="string">
            <text:p text:style-name="P426">Move Cursor to start of line</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Home </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25" office:value-type="string">
            <text:p text:style-name="P426">Move Cursor to end of line</text:p>
          </table:table-cell>
          <table:table-cell table:style-name="Tabelle126.B25" office:value-type="string">
            <text:p text:style-name="P426">None</text:p>
          </table:table-cell>
          <table:table-cell table:style-name="Tabelle126.C25" office:value-type="string">
            <text:p text:style-name="P426">Text / Text (Global) / Move Cursor</text:p>
          </table:table-cell>
          <table:table-cell table:style-name="Tabelle126.D25" office:value-type="string">
            <text:p text:style-name="P426">End</text:p>
          </table:table-cell>
          <table:table-cell table:style-name="Tabelle126.E25"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the right</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Left Arrow </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the left</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Right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the right by word space</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Ctrl Left Arrow </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the left by word space</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Ctrl Right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ext:soft-page-break/>
        <table:table-row table:style-name="Tabelle126.1">
          <table:table-cell table:style-name="Tabelle126.A48" office:value-type="string">
            <text:p text:style-name="P426">Move Cursor to line above</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Up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line below</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Down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up by text height</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Page Up</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down by text height</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Page Down</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start of text</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Ctrl Home </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Move Cursor to end of text</text:p>
          </table:table-cell>
          <table:table-cell table:style-name="Tabelle126.B48" office:value-type="string">
            <text:p text:style-name="P426">None</text:p>
          </table:table-cell>
          <table:table-cell table:style-name="Tabelle126.C48" office:value-type="string">
            <text:p text:style-name="P426">Text / Text (Global) / Move Cursor</text:p>
          </table:table-cell>
          <table:table-cell table:style-name="Tabelle126.D48" office:value-type="string">
            <text:p text:style-name="P426">Ctrl End</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Select Text of line before the caret</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Home</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Select Text of line after the caret</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End</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to the left</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Left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to the right</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Right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to the left by word space</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Ctrl Left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to the right by words space</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Ctrl Right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upwards by one line</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Up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downwards by one line</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Down Arrow</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upwards by the width of the text window</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Page Up</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downwards by the width of the text window</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Page Down</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upwards to the start of the text</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Ctrl Home</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Expands the text selection downwards to the end of the text</text:p>
          </table:table-cell>
          <table:table-cell table:style-name="Tabelle126.B48" office:value-type="string">
            <text:p text:style-name="P426">None</text:p>
          </table:table-cell>
          <table:table-cell table:style-name="Tabelle126.C48" office:value-type="string">
            <text:p text:style-name="P426">Text / Text (Global) / Move Select</text:p>
          </table:table-cell>
          <table:table-cell table:style-name="Tabelle126.D48" office:value-type="string">
            <text:p text:style-name="P426">Shift Ctrl End</text:p>
          </table:table-cell>
          <table:table-cell table:style-name="Tabelle126.E48"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7">Delet<text:span text:style-name="T212">es selection / next character</text:span></text:p>
          </table:table-cell>
          <table:table-cell table:style-name="Tabelle126.B48" office:value-type="string">
            <text:p text:style-name="P428">Text Editor / Edit / Delete / Next Character </text:p>
          </table:table-cell>
          <table:table-cell table:style-name="Tabelle126.C48" office:value-type="string">
            <text:p text:style-name="P426">Text / Text (Global) / <text:span text:style-name="T213">Delete</text:span></text:p>
          </table:table-cell>
          <table:table-cell table:style-name="Tabelle126.D48" office:value-type="string">
            <text:p text:style-name="P427">Delete</text:p>
          </table:table-cell>
          <table:table-cell table:style-name="Tabelle126.E48" office:value-type="string">
            <text:p text:style-name="P171"/>
          </table:table-cell>
        </table:table-row>
        <table:table-row table:style-name="Tabelle126.1">
          <table:table-cell table:style-name="Tabelle126.A49" office:value-type="string">
            <text:p text:style-name="P427">Delet<text:span text:style-name="T212">es selection / deletes previous character</text:span></text:p>
          </table:table-cell>
          <table:table-cell table:style-name="Tabelle126.B49" office:value-type="string">
            <text:p text:style-name="P428">Text Editor / Edit / Delete / Previous Character </text:p>
          </table:table-cell>
          <table:table-cell table:style-name="Tabelle126.C49" office:value-type="string">
            <text:p text:style-name="P426">Text / Text (Global) / <text:span text:style-name="T213">Delete</text:span></text:p>
          </table:table-cell>
          <table:table-cell table:style-name="Tabelle126.D49" office:value-type="string">
            <text:p text:style-name="P427">Back Space</text:p>
          </table:table-cell>
          <table:table-cell table:style-name="Tabelle126.E49" office:value-type="string">
            <text:p text:style-name="P171"/>
          </table:table-cell>
        </table:table-row>
        <table:table-row table:style-name="Tabelle126.1">
          <table:table-cell table:style-name="Tabelle126.A56" office:value-type="string">
            <text:p text:style-name="P427">Delete<text:span text:style-name="T212">s next word</text:span></text:p>
          </table:table-cell>
          <table:table-cell table:style-name="Tabelle126.B56" office:value-type="string">
            <text:p text:style-name="P428">Text Editor / Edit / Delete / Next Word</text:p>
          </table:table-cell>
          <table:table-cell table:style-name="Tabelle126.C56" office:value-type="string">
            <text:p text:style-name="P426">Text / Text (Global) / <text:span text:style-name="T213">Delete</text:span></text:p>
          </table:table-cell>
          <table:table-cell table:style-name="Tabelle126.D56" office:value-type="string">
            <text:p text:style-name="P427">Ctrl Delete</text:p>
          </table:table-cell>
          <table:table-cell table:style-name="Tabelle126.E56" office:value-type="string">
            <text:p text:style-name="P171"/>
          </table:table-cell>
        </table:table-row>
        <table:table-row table:style-name="Tabelle126.1">
          <table:table-cell table:style-name="Tabelle126.A56" office:value-type="string">
            <text:p text:style-name="P427">Delete<text:span text:style-name="T212">s previous word</text:span></text:p>
          </table:table-cell>
          <table:table-cell table:style-name="Tabelle126.B56" office:value-type="string">
            <text:p text:style-name="P428">Text Editor / Edit / Delete / Previous Word</text:p>
          </table:table-cell>
          <table:table-cell table:style-name="Tabelle126.C56" office:value-type="string">
            <text:p text:style-name="P426">Text / Text (Global) / <text:span text:style-name="T213">Delete</text:span></text:p>
          </table:table-cell>
          <table:table-cell table:style-name="Tabelle126.D56" office:value-type="string">
            <text:p text:style-name="P427">Ctrl Back Space</text:p>
          </table:table-cell>
          <table:table-cell table:style-name="Tabelle126.E56" office:value-type="string">
            <text:p text:style-name="P171"/>
          </table:table-cell>
        </table:table-row>
        <table:table-row table:style-name="Tabelle126.1">
          <table:table-cell table:style-name="Tabelle126.A56" office:value-type="string">
            <text:p text:style-name="P427">Toggle Overwrite </text:p>
          </table:table-cell>
          <table:table-cell table:style-name="Tabelle126.B56" office:value-type="string">
            <text:p text:style-name="P426">None</text:p>
          </table:table-cell>
          <table:table-cell table:style-name="Tabelle126.C56" office:value-type="string">
            <text:p text:style-name="P426">Text / Text (Global) / </text:p>
          </table:table-cell>
          <table:table-cell table:style-name="Tabelle126.D56" office:value-type="string">
            <text:p text:style-name="P427">Insert</text:p>
          </table:table-cell>
          <table:table-cell table:style-name="Tabelle126.E56"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56" office:value-type="string">
            <text:p text:style-name="P427">Scrollbar</text:p>
          </table:table-cell>
          <table:table-cell table:style-name="Tabelle126.B56" office:value-type="string">
            <text:p text:style-name="P426">None</text:p>
          </table:table-cell>
          <table:table-cell table:style-name="Tabelle126.C56" office:value-type="string">
            <text:p text:style-name="P426">Text / Text (Global) / <text:span text:style-name="T213">Scrollbar</text:span></text:p>
          </table:table-cell>
          <table:table-cell table:style-name="Tabelle126.D56" office:value-type="string">
            <text:p text:style-name="P427">LMB</text:p>
          </table:table-cell>
          <table:table-cell table:style-name="Tabelle126.E56" office:value-type="string">
            <text:p text:style-name="P188"><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7">Scrollbar</text:p>
          </table:table-cell>
          <table:table-cell table:style-name="Tabelle126.B56" office:value-type="string">
            <text:p text:style-name="P426">None</text:p>
          </table:table-cell>
          <table:table-cell table:style-name="Tabelle126.C56" office:value-type="string">
            <text:p text:style-name="P426">Text / Text (Global) / <text:span text:style-name="T213">Scrollbar</text:span></text:p>
          </table:table-cell>
          <table:table-cell table:style-name="Tabelle126.D56" office:value-type="string">
            <text:p text:style-name="P427">MMB</text:p>
          </table:table-cell>
          <table:table-cell table:style-name="Tabelle126.E56" office:value-type="string">
            <text:p text:style-name="P188"><text:span text:style-name="T31">No menu entry.</text:span><text:span text:style-name="T32"> </text:span><text:span text:style-name="T34">Mouse Only action</text:span></text:p>
          </table:table-cell>
        </table:table-row>
        <text:soft-page-break/>
        <table:table-row table:style-name="Tabelle126.1">
          <table:table-cell table:style-name="Tabelle126.A56" office:value-type="string">
            <text:p text:style-name="P427">Scroll</text:p>
          </table:table-cell>
          <table:table-cell table:style-name="Tabelle126.B56" office:value-type="string">
            <text:p text:style-name="P426">None</text:p>
          </table:table-cell>
          <table:table-cell table:style-name="Tabelle126.C56" office:value-type="string">
            <text:p text:style-name="P426">Text / Text (Global) / <text:span text:style-name="T213">Scroll</text:span></text:p>
          </table:table-cell>
          <table:table-cell table:style-name="Tabelle126.D56" office:value-type="string">
            <text:p text:style-name="P427">MMB</text:p>
          </table:table-cell>
          <table:table-cell table:style-name="Tabelle126.E56" office:value-type="string">
            <text:p text:style-name="P188"><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7">Scroll</text:p>
          </table:table-cell>
          <table:table-cell table:style-name="Tabelle126.B56" office:value-type="string">
            <text:p text:style-name="P426">None</text:p>
          </table:table-cell>
          <table:table-cell table:style-name="Tabelle126.C56" office:value-type="string">
            <text:p text:style-name="P426">Text / Text (Global) / <text:span text:style-name="T213">Scroll</text:span></text:p>
          </table:table-cell>
          <table:table-cell table:style-name="Tabelle126.D56" office:value-type="string">
            <text:p text:style-name="P427">Mouse Trackpad Pan</text:p>
          </table:table-cell>
          <table:table-cell table:style-name="Tabelle126.E56" office:value-type="string">
            <text:p text:style-name="P403"/>
          </table:table-cell>
        </table:table-row>
        <table:table-row table:style-name="Tabelle126.1">
          <table:table-cell table:style-name="Tabelle126.A57" office:value-type="string">
            <text:p text:style-name="P427">Set Selection</text:p>
          </table:table-cell>
          <table:table-cell table:style-name="Tabelle126.B57" office:value-type="string">
            <text:p text:style-name="P426">None</text:p>
          </table:table-cell>
          <table:table-cell table:style-name="Tabelle126.C57" office:value-type="string">
            <text:p text:style-name="P426">Text / Text (Global) / <text:span text:style-name="T213">Set Selection</text:span></text:p>
          </table:table-cell>
          <table:table-cell table:style-name="Tabelle126.D57" office:value-type="string">
            <text:p text:style-name="P403"/>
          </table:table-cell>
          <table:table-cell table:style-name="Tabelle126.E57" office:value-type="string">
            <text:p text:style-name="P427">Event Mapping Tweak</text:p>
          </table:table-cell>
        </table:table-row>
        <table:table-row table:style-name="Tabelle126.1">
          <table:table-cell table:style-name="Tabelle126.A65" office:value-type="string">
            <text:p text:style-name="P427">Set Cursor</text:p>
          </table:table-cell>
          <table:table-cell table:style-name="Tabelle126.B65" office:value-type="string">
            <text:p text:style-name="P426">None</text:p>
          </table:table-cell>
          <table:table-cell table:style-name="Tabelle126.C65" office:value-type="string">
            <text:p text:style-name="P426">Text / Text (Global) / <text:span text:style-name="T213">Set Cursor</text:span></text:p>
          </table:table-cell>
          <table:table-cell table:style-name="Tabelle126.D65" office:value-type="string">
            <text:p text:style-name="P427">LMB</text:p>
          </table:table-cell>
          <table:table-cell table:style-name="Tabelle126.E65" office:value-type="string">
            <text:p text:style-name="P188"><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7">Set Selection</text:p>
          </table:table-cell>
          <table:table-cell table:style-name="Tabelle126.B65" office:value-type="string">
            <text:p text:style-name="P426">None</text:p>
          </table:table-cell>
          <table:table-cell table:style-name="Tabelle126.C65" office:value-type="string">
            <text:p text:style-name="P426">Text / Text (Global) / <text:span text:style-name="T213">Set Selection</text:span></text:p>
          </table:table-cell>
          <table:table-cell table:style-name="Tabelle126.D65" office:value-type="string">
            <text:p text:style-name="P427">Shift LMB</text:p>
          </table:table-cell>
          <table:table-cell table:style-name="Tabelle126.E65" office:value-type="string">
            <text:p text:style-name="P188"><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7">Scroll</text:p>
          </table:table-cell>
          <table:table-cell table:style-name="Tabelle126.B65" office:value-type="string">
            <text:p text:style-name="P426">None</text:p>
          </table:table-cell>
          <table:table-cell table:style-name="Tabelle126.C65" office:value-type="string">
            <text:p text:style-name="P426">Text / Text (Global) / <text:span text:style-name="T213">Scroll</text:span></text:p>
          </table:table-cell>
          <table:table-cell table:style-name="Tabelle126.D65" office:value-type="string">
            <text:p text:style-name="P427">Wheel Up</text:p>
          </table:table-cell>
          <table:table-cell table:style-name="Tabelle126.E65"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7">Scroll</text:p>
          </table:table-cell>
          <table:table-cell table:style-name="Tabelle126.B65" office:value-type="string">
            <text:p text:style-name="P426">None</text:p>
          </table:table-cell>
          <table:table-cell table:style-name="Tabelle126.C65" office:value-type="string">
            <text:p text:style-name="P426">Text / Text (Global) / <text:span text:style-name="T213">Scroll</text:span></text:p>
          </table:table-cell>
          <table:table-cell table:style-name="Tabelle126.D65" office:value-type="string">
            <text:p text:style-name="P427">Wheel Down</text:p>
          </table:table-cell>
          <table:table-cell table:style-name="Tabelle126.E65"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7">Line Break</text:p>
          </table:table-cell>
          <table:table-cell table:style-name="Tabelle126.B65" office:value-type="string">
            <text:p text:style-name="P426">None</text:p>
          </table:table-cell>
          <table:table-cell table:style-name="Tabelle126.C65" office:value-type="string">
            <text:p text:style-name="P426">Text / Text (Global) / <text:span text:style-name="T213">Line Break</text:span></text:p>
          </table:table-cell>
          <table:table-cell table:style-name="Tabelle126.D65" office:value-type="string">
            <text:p text:style-name="P427">Return</text:p>
          </table:table-cell>
          <table:table-cell table:style-name="Tabelle126.E65"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7">Line Break</text:p>
          </table:table-cell>
          <table:table-cell table:style-name="Tabelle126.B65" office:value-type="string">
            <text:p text:style-name="P426">None</text:p>
          </table:table-cell>
          <table:table-cell table:style-name="Tabelle126.C65" office:value-type="string">
            <text:p text:style-name="P426">Text / Text (Global) / <text:span text:style-name="T213">Line Break</text:span></text:p>
          </table:table-cell>
          <table:table-cell table:style-name="Tabelle126.D65" office:value-type="string">
            <text:p text:style-name="P427">Numpad Enter</text:p>
          </table:table-cell>
          <table:table-cell table:style-name="Tabelle126.E65"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7">Text Auto Complete</text:p>
          </table:table-cell>
          <table:table-cell table:style-name="Tabelle126.B65" office:value-type="string">
            <text:p text:style-name="P426">None</text:p>
          </table:table-cell>
          <table:table-cell table:style-name="Tabelle126.C65" office:value-type="string">
            <text:p text:style-name="P426">Text / Text (Global) / <text:span text:style-name="T213">Text Auto Complete</text:span></text:p>
          </table:table-cell>
          <table:table-cell table:style-name="Tabelle126.D65" office:value-type="string">
            <text:p text:style-name="P427">Ctrl Spacebar</text:p>
          </table:table-cell>
          <table:table-cell table:style-name="Tabelle126.E65" office:value-type="string">
            <text:p text:style-name="P188"><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7">Line Number</text:p>
          </table:table-cell>
          <table:table-cell table:style-name="Tabelle126.B65" office:value-type="string">
            <text:p text:style-name="P426">None</text:p>
          </table:table-cell>
          <table:table-cell table:style-name="Tabelle126.C65" office:value-type="string">
            <text:p text:style-name="P426">Text / Text (Global) / <text:span text:style-name="T213">Line Number</text:span></text:p>
          </table:table-cell>
          <table:table-cell table:style-name="Tabelle126.D65" office:value-type="string">
            <text:p text:style-name="P403"/>
          </table:table-cell>
          <table:table-cell table:style-name="Tabelle126.E65" office:value-type="string">
            <text:p text:style-name="P427">Event Mapping Text Input</text:p>
          </table:table-cell>
        </table:table-row>
        <table:table-row table:style-name="Tabelle126.1">
          <table:table-cell table:style-name="Tabelle126.A66" office:value-type="string">
            <text:p text:style-name="P427">insert</text:p>
          </table:table-cell>
          <table:table-cell table:style-name="Tabelle126.B66" office:value-type="string">
            <text:p text:style-name="P426">None</text:p>
          </table:table-cell>
          <table:table-cell table:style-name="Tabelle126.C66" office:value-type="string">
            <text:p text:style-name="P426">Text / Text (Global) / <text:span text:style-name="T213">insert</text:span></text:p>
          </table:table-cell>
          <table:table-cell table:style-name="Tabelle126.D66" office:value-type="string">
            <text:p text:style-name="P403"/>
          </table:table-cell>
          <table:table-cell table:style-name="Tabelle126.E66" office:value-type="string">
            <text:p text:style-name="P427">Event Mapping Text Input</text:p>
          </table:table-cell>
        </table:table-row>
      </table:table>
      <text:p text:style-name="P4"/>
      <table:table table:name="Tabelle129" table:style-name="Tabelle129">
        <table:table-column table:style-name="Tabelle129.A"/>
        <table:table-header-rows>
          <table:table-row table:style-name="Tabelle129.1">
            <table:table-cell table:style-name="Tabelle129.A1" office:value-type="string">
              <text:h text:style-name="P535" text:outline-level="1"><text:bookmark-start text:name="__RefHeading___Toc29287_111300586"/>Text / Text <text:span text:style-name="T213">Generic</text:span><text:bookmark-end text:name="__RefHeading___Toc29287_111300586"/></text:h>
            </table:table-cell>
          </table:table-row>
        </table:table-header-rows>
      </table:table>
      <text:p text:style-name="P4"/>
      <table:table table:name="Tabelle128" table:style-name="Tabelle128">
        <table:table-column table:style-name="Tabelle128.A"/>
        <table:table-column table:style-name="Tabelle128.B"/>
        <table:table-column table:style-name="Tabelle128.C"/>
        <table:table-column table:style-name="Tabelle128.D"/>
        <table:table-column table:style-name="Tabelle128.E"/>
        <table:table-header-rows>
          <table:table-row table:style-name="Tabelle128.1">
            <table:table-cell table:style-name="Tabelle128.A1" table:number-columns-spanned="5" office:value-type="string">
              <text:p text:style-name="P426">Text / Text <text:span text:style-name="T213">Generic</text:span></text:p>
            </table:table-cell>
            <table:covered-table-cell/>
            <table:covered-table-cell/>
            <table:covered-table-cell/>
            <table:covered-table-cell/>
          </table:table-row>
        </table:table-header-rows>
        <table:table-row table:style-name="Tabelle128.1">
          <table:table-cell table:style-name="Tabelle128.A2" office:value-type="string">
            <text:p text:style-name="P18">Function </text:p>
          </table:table-cell>
          <table:table-cell table:style-name="Tabelle128.A2" office:value-type="string">
            <text:p text:style-name="P18">Surface <text:span text:style-name="T6">menu </text:span>location<text:tab/></text:p>
          </table:table-cell>
          <table:table-cell table:style-name="Tabelle128.A2" office:value-type="string">
            <text:p text:style-name="P18">User Preferences location</text:p>
          </table:table-cell>
          <table:table-cell table:style-name="Tabelle128.A2" office:value-type="string">
            <text:p text:style-name="P18">Hotkey</text:p>
          </table:table-cell>
          <table:table-cell table:style-name="Tabelle128.E2" office:value-type="string">
            <text:p text:style-name="P18">Special note</text:p>
          </table:table-cell>
        </table:table-row>
        <table:table-row table:style-name="Tabelle128.1">
          <table:table-cell table:style-name="Tabelle128.A3" office:value-type="string">
            <text:p text:style-name="P427">Find </text:p>
          </table:table-cell>
          <table:table-cell table:style-name="Tabelle128.B3" office:value-type="string">
            <text:p text:style-name="P427">Text / Edit / Find</text:p>
          </table:table-cell>
          <table:table-cell table:style-name="Tabelle128.C3" office:value-type="string">
            <text:p text:style-name="P426">Text / Text <text:span text:style-name="T213">Generic / Find </text:span></text:p>
          </table:table-cell>
          <table:table-cell table:style-name="Tabelle128.D3" office:value-type="string">
            <text:p text:style-name="P427"><text:span text:style-name="T238">Ctrl</text:span> F</text:p>
          </table:table-cell>
          <table:table-cell table:style-name="Tabelle128.E3" office:value-type="string">
            <text:p text:style-name="P403"/>
          </table:table-cell>
        </table:table-row>
        <table:table-row table:style-name="Tabelle128.1">
          <table:table-cell table:style-name="Tabelle128.A4" office:value-type="string">
            <text:p text:style-name="P427">Properties</text:p>
          </table:table-cell>
          <table:table-cell table:style-name="Tabelle128.B4" office:value-type="string">
            <text:p text:style-name="P427">Text / <text:span text:style-name="T252">View / Properties</text:span></text:p>
          </table:table-cell>
          <table:table-cell table:style-name="Tabelle128.C4" office:value-type="string">
            <text:p text:style-name="P426">Text / Text <text:span text:style-name="T213">Generic / Properties</text:span></text:p>
          </table:table-cell>
          <table:table-cell table:style-name="Tabelle128.D4" office:value-type="string">
            <text:p text:style-name="P427"><text:bookmark-start text:name="__RefHeading___Toc29289_11130058699"/><text:span text:style-name="T238">Ctrl</text:span> T<text:bookmark-end text:name="__RefHeading___Toc29289_11130058699"/></text:p>
          </table:table-cell>
          <table:table-cell table:style-name="Tabelle128.E4" office:value-type="string">
            <text:p text:style-name="P403"/>
          </table:table-cell>
        </table:table-row>
      </table:table>
      <text:p text:style-name="P4"/>
      <table:table table:name="Tabelle158" table:style-name="Tabelle158">
        <table:table-column table:style-name="Tabelle158.A"/>
        <table:table-header-rows>
          <table:table-row table:style-name="Tabelle158.1">
            <table:table-cell table:style-name="Tabelle158.A1" office:value-type="string">
              <text:h text:style-name="P544" text:outline-level="1"><text:bookmark-start text:name="__RefHeading___Toc26053_2042530268"/>Console<text:bookmark-end text:name="__RefHeading___Toc26053_2042530268"/></text:h>
            </table:table-cell>
          </table:table-row>
        </table:table-header-rows>
      </table:table>
      <text:p text:style-name="P12"/>
      <table:table table:name="Tabelle159" table:style-name="Tabelle159">
        <table:table-column table:style-name="Tabelle159.A"/>
        <table:table-column table:style-name="Tabelle159.B"/>
        <table:table-column table:style-name="Tabelle159.C"/>
        <table:table-column table:style-name="Tabelle159.D"/>
        <table:table-column table:style-name="Tabelle159.E"/>
        <table:table-header-rows>
          <table:table-row table:style-name="Tabelle159.1">
            <table:table-cell table:style-name="Tabelle159.A1" table:number-columns-spanned="5" office:value-type="string">
              <text:p text:style-name="P489">Console</text:p>
            </table:table-cell>
            <table:covered-table-cell/>
            <table:covered-table-cell/>
            <table:covered-table-cell/>
            <table:covered-table-cell/>
          </table:table-row>
        </table:table-header-rows>
        <table:table-row table:style-name="Tabelle159.1">
          <table:table-cell table:style-name="Tabelle159.A2" office:value-type="string">
            <text:p text:style-name="P25">Function </text:p>
          </table:table-cell>
          <table:table-cell table:style-name="Tabelle159.A2" office:value-type="string">
            <text:p text:style-name="P25">Surface <text:span text:style-name="T6">menu </text:span>location<text:tab/></text:p>
          </table:table-cell>
          <table:table-cell table:style-name="Tabelle159.A2" office:value-type="string">
            <text:p text:style-name="P25">User Preferences location</text:p>
          </table:table-cell>
          <table:table-cell table:style-name="Tabelle159.A2" office:value-type="string">
            <text:p text:style-name="P25">Hotkey</text:p>
          </table:table-cell>
          <table:table-cell table:style-name="Tabelle159.E2" office:value-type="string">
            <text:p text:style-name="P25">Special note</text:p>
          </table:table-cell>
        </table:table-row>
        <table:table-row table:style-name="Tabelle159.1">
          <table:table-cell table:style-name="Tabelle159.A3" office:value-type="string">
            <text:p text:style-name="P489">Move Cursor Previous Word</text:p>
          </table:table-cell>
          <table:table-cell table:style-name="Tabelle159.A3" office:value-type="string">
            <text:p text:style-name="P502">Console / Edit / Cursor to Previous Word</text:p>
          </table:table-cell>
          <table:table-cell table:style-name="Tabelle159.A3" office:value-type="string">
            <text:p text:style-name="P489">Console / Move Cursor </text:p>
          </table:table-cell>
          <table:table-cell table:style-name="Tabelle159.A3" office:value-type="string">
            <text:p text:style-name="P489">Ctrl Left Arrow</text:p>
          </table:table-cell>
          <table:table-cell table:style-name="Tabelle159.E3" office:value-type="string">
            <text:p text:style-name="P488"/>
          </table:table-cell>
        </table:table-row>
        <table:table-row table:style-name="Tabelle159.1">
          <table:table-cell table:style-name="Tabelle159.A3" office:value-type="string">
            <text:p text:style-name="P489">Move Cursor Next Word</text:p>
          </table:table-cell>
          <table:table-cell table:style-name="Tabelle159.A3" office:value-type="string">
            <text:p text:style-name="P502">Console / Edit / Cursor to Next Word</text:p>
          </table:table-cell>
          <table:table-cell table:style-name="Tabelle159.A3" office:value-type="string">
            <text:p text:style-name="P489">Console / Move Cursor </text:p>
          </table:table-cell>
          <table:table-cell table:style-name="Tabelle159.A3" office:value-type="string">
            <text:p text:style-name="P489">Ctrl Right Arrow</text:p>
          </table:table-cell>
          <table:table-cell table:style-name="Tabelle159.E3" office:value-type="string">
            <text:p text:style-name="P488"/>
          </table:table-cell>
        </table:table-row>
        <table:table-row table:style-name="Tabelle159.1">
          <table:table-cell table:style-name="Tabelle159.A3" office:value-type="string">
            <text:p text:style-name="P489">Move Cursor Line Begin</text:p>
          </table:table-cell>
          <table:table-cell table:style-name="Tabelle159.A3" office:value-type="string">
            <text:p text:style-name="P502">Console / Edit / Cursor to Line Begin</text:p>
          </table:table-cell>
          <table:table-cell table:style-name="Tabelle159.A3" office:value-type="string">
            <text:p text:style-name="P489">Console / Move Cursor </text:p>
          </table:table-cell>
          <table:table-cell table:style-name="Tabelle159.A3" office:value-type="string">
            <text:p text:style-name="P489">Home</text:p>
          </table:table-cell>
          <table:table-cell table:style-name="Tabelle159.E3" office:value-type="string">
            <text:p text:style-name="P488"/>
          </table:table-cell>
        </table:table-row>
        <table:table-row table:style-name="Tabelle159.1">
          <table:table-cell table:style-name="Tabelle159.A3" office:value-type="string">
            <text:p text:style-name="P489">Move Cursor Line End</text:p>
          </table:table-cell>
          <table:table-cell table:style-name="Tabelle159.A3" office:value-type="string">
            <text:p text:style-name="P502">Console / Edit / Cursor to Line End</text:p>
          </table:table-cell>
          <table:table-cell table:style-name="Tabelle159.A3" office:value-type="string">
            <text:p text:style-name="P489">Console / Move Cursor </text:p>
          </table:table-cell>
          <table:table-cell table:style-name="Tabelle159.A3" office:value-type="string">
            <text:p text:style-name="P489">End</text:p>
          </table:table-cell>
          <table:table-cell table:style-name="Tabelle159.E3" office:value-type="string">
            <text:p text:style-name="P172"/>
          </table:table-cell>
        </table:table-row>
        <table:table-row table:style-name="Tabelle159.1">
          <table:table-cell table:style-name="Tabelle159.A3" office:value-type="string">
            <text:p text:style-name="P491">Scale text up</text:p>
          </table:table-cell>
          <table:table-cell table:style-name="Tabelle159.A3" office:value-type="string">
            <text:p text:style-name="P502">Console / Edit / Zoom Text out</text:p>
          </table:table-cell>
          <table:table-cell table:style-name="Tabelle159.A3" office:value-type="string">
            <text:p text:style-name="P489">Console / Context Int Cycle</text:p>
          </table:table-cell>
          <table:table-cell table:style-name="Tabelle159.A3" office:value-type="string">
            <text:p text:style-name="P489">Ctrl Wheel Up</text:p>
          </table:table-cell>
          <table:table-cell table:style-name="Tabelle159.E3" office:value-type="string">
            <text:p text:style-name="P173"/>
          </table:table-cell>
        </table:table-row>
        <table:table-row table:style-name="Tabelle159.8">
          <table:table-cell table:style-name="Tabelle159.A3" office:value-type="string">
            <text:p text:style-name="P491">Scale text down</text:p>
          </table:table-cell>
          <table:table-cell table:style-name="Tabelle159.A3" office:value-type="string">
            <text:p text:style-name="P502">Console / Edit / Zoom Text in</text:p>
          </table:table-cell>
          <table:table-cell table:style-name="Tabelle159.A3" office:value-type="string">
            <text:p text:style-name="P490">Console / Context Int Cycle</text:p>
          </table:table-cell>
          <table:table-cell table:style-name="Tabelle159.A3" office:value-type="string">
            <text:p text:style-name="P489">Ctrl Wheel Down</text:p>
          </table:table-cell>
          <table:table-cell table:style-name="Tabelle159.E3" office:value-type="string">
            <text:p text:style-name="P173"/>
          </table:table-cell>
        </table:table-row>
        <table:table-row table:style-name="Tabelle159.1">
          <table:table-cell table:style-name="Tabelle159.A3" office:value-type="string">
            <text:p text:style-name="P491">Scale text up</text:p>
          </table:table-cell>
          <table:table-cell table:style-name="Tabelle159.A3" office:value-type="string">
            <text:p text:style-name="P502">None</text:p>
          </table:table-cell>
          <table:table-cell table:style-name="Tabelle159.A3" office:value-type="string">
            <text:p text:style-name="P490">Console / Context Int Cycle</text:p>
          </table:table-cell>
          <table:table-cell table:style-name="Tabelle159.A3" office:value-type="string">
            <text:p text:style-name="P489">Ctrl Numpad +</text:p>
          </table:table-cell>
          <table:table-cell table:style-name="Tabelle159.E3" office:value-type="string">
            <text:p text:style-name="P86">No menu entry. Same functionality is already given with menu item Zoom Text out</text:p>
          </table:table-cell>
        </table:table-row>
        <text:soft-page-break/>
        <table:table-row table:style-name="Tabelle159.1">
          <table:table-cell table:style-name="Tabelle159.A3" office:value-type="string">
            <text:p text:style-name="P491">Scale text down</text:p>
          </table:table-cell>
          <table:table-cell table:style-name="Tabelle159.A3" office:value-type="string">
            <text:p text:style-name="P502">None</text:p>
          </table:table-cell>
          <table:table-cell table:style-name="Tabelle159.A3" office:value-type="string">
            <text:p text:style-name="P490">Console / Context Int Cycle</text:p>
          </table:table-cell>
          <table:table-cell table:style-name="Tabelle159.A3" office:value-type="string">
            <text:p text:style-name="P489">Ctrl Numpad -</text:p>
          </table:table-cell>
          <table:table-cell table:style-name="Tabelle159.E3" office:value-type="string">
            <text:p text:style-name="P86">No menu entry. Same functionality is already given with <text:s/>menu item Zoom Text In</text:p>
          </table:table-cell>
        </table:table-row>
        <table:table-row table:style-name="Tabelle159.1">
          <table:table-cell table:style-name="Tabelle159.A3" office:value-type="string">
            <text:p text:style-name="P491">Move caret left</text:p>
          </table:table-cell>
          <table:table-cell table:style-name="Tabelle159.A3" office:value-type="string">
            <text:p text:style-name="P502">Console / Edit / Cursor to next Character</text:p>
          </table:table-cell>
          <table:table-cell table:style-name="Tabelle159.A3" office:value-type="string">
            <text:p text:style-name="P490">Console / <text:span text:style-name="T239">Move Cursor</text:span></text:p>
          </table:table-cell>
          <table:table-cell table:style-name="Tabelle159.A3" office:value-type="string">
            <text:p text:style-name="P489">Left Arrow</text:p>
          </table:table-cell>
          <table:table-cell table:style-name="Tabelle159.E3" office:value-type="string">
            <text:p text:style-name="P173"/>
          </table:table-cell>
        </table:table-row>
        <table:table-row table:style-name="Tabelle159.1">
          <table:table-cell table:style-name="Tabelle159.A3" office:value-type="string">
            <text:p text:style-name="P491">Move caret right</text:p>
          </table:table-cell>
          <table:table-cell table:style-name="Tabelle159.A3" office:value-type="string">
            <text:p text:style-name="P502">Console / Edit / Cursor to previous Character</text:p>
          </table:table-cell>
          <table:table-cell table:style-name="Tabelle159.A3" office:value-type="string">
            <text:p text:style-name="P490">Console / <text:span text:style-name="T239">Move Cursor</text:span></text:p>
          </table:table-cell>
          <table:table-cell table:style-name="Tabelle159.A3" office:value-type="string">
            <text:p text:style-name="P489">Right Arrow</text:p>
          </table:table-cell>
          <table:table-cell table:style-name="Tabelle159.E3" office:value-type="string">
            <text:p text:style-name="P173"/>
          </table:table-cell>
        </table:table-row>
        <table:table-row table:style-name="Tabelle159.1">
          <table:table-cell table:style-name="Tabelle159.A3" office:value-type="string">
            <text:p text:style-name="P491">Move caret up</text:p>
          </table:table-cell>
          <table:table-cell table:style-name="Tabelle159.A3" office:value-type="string">
            <text:p text:style-name="P502">Console / Edit / History Cycle</text:p>
          </table:table-cell>
          <table:table-cell table:style-name="Tabelle159.A3" office:value-type="string">
            <text:p text:style-name="P489">Console / <text:span text:style-name="T239">History Cycle</text:span></text:p>
          </table:table-cell>
          <table:table-cell table:style-name="Tabelle159.A3" office:value-type="string">
            <text:p text:style-name="P489">Up Arrow</text:p>
          </table:table-cell>
          <table:table-cell table:style-name="Tabelle159.E3" office:value-type="string">
            <text:p text:style-name="P173"/>
          </table:table-cell>
        </table:table-row>
        <table:table-row table:style-name="Tabelle159.1">
          <table:table-cell table:style-name="Tabelle159.A3" office:value-type="string">
            <text:p text:style-name="P491">Move caret down</text:p>
          </table:table-cell>
          <table:table-cell table:style-name="Tabelle159.A3" office:value-type="string">
            <text:p text:style-name="P502">Console / Edit / History Cycle</text:p>
          </table:table-cell>
          <table:table-cell table:style-name="Tabelle159.A3" office:value-type="string">
            <text:p text:style-name="P490">Console / <text:span text:style-name="T239">History Cycle</text:span></text:p>
          </table:table-cell>
          <table:table-cell table:style-name="Tabelle159.A3" office:value-type="string">
            <text:p text:style-name="P489">Down Arrow</text:p>
          </table:table-cell>
          <table:table-cell table:style-name="Tabelle159.E3" office:value-type="string">
            <text:p text:style-name="P173"/>
          </table:table-cell>
        </table:table-row>
        <table:table-row table:style-name="Tabelle159.1">
          <table:table-cell table:style-name="Tabelle159.A3" office:value-type="string">
            <text:p text:style-name="P491">Delete next character</text:p>
          </table:table-cell>
          <table:table-cell table:style-name="Tabelle159.A3" office:value-type="string">
            <text:p text:style-name="P502">Console / Edit / Delete /</text:p>
          </table:table-cell>
          <table:table-cell table:style-name="Tabelle159.A3" office:value-type="string">
            <text:p text:style-name="P489">Console / <text:span text:style-name="T239">Delete</text:span></text:p>
          </table:table-cell>
          <table:table-cell table:style-name="Tabelle159.A3" office:value-type="string">
            <text:p text:style-name="P489">Delete</text:p>
          </table:table-cell>
          <table:table-cell table:style-name="Tabelle159.E3" office:value-type="string">
            <text:p text:style-name="P173"/>
          </table:table-cell>
        </table:table-row>
        <table:table-row table:style-name="Tabelle159.1">
          <table:table-cell table:style-name="Tabelle159.A3" office:value-type="string">
            <text:p text:style-name="P491">Delete previous character</text:p>
          </table:table-cell>
          <table:table-cell table:style-name="Tabelle159.A3" office:value-type="string">
            <text:p text:style-name="P502">Console / Edit / Delete / Previous Characater</text:p>
          </table:table-cell>
          <table:table-cell table:style-name="Tabelle159.A3" office:value-type="string">
            <text:p text:style-name="P490">Console / <text:span text:style-name="T239">Delete</text:span></text:p>
          </table:table-cell>
          <table:table-cell table:style-name="Tabelle159.A3" office:value-type="string">
            <text:p text:style-name="P491">Backspace</text:p>
          </table:table-cell>
          <table:table-cell table:style-name="Tabelle159.E3" office:value-type="string">
            <text:p text:style-name="P173"/>
          </table:table-cell>
        </table:table-row>
        <table:table-row table:style-name="Tabelle159.1">
          <table:table-cell table:style-name="Tabelle159.A3" office:value-type="string">
            <text:p text:style-name="P491">Delete previous character</text:p>
          </table:table-cell>
          <table:table-cell table:style-name="Tabelle159.A3" office:value-type="string">
            <text:p text:style-name="P502">None</text:p>
          </table:table-cell>
          <table:table-cell table:style-name="Tabelle159.A3" office:value-type="string">
            <text:p text:style-name="P490">Console / <text:span text:style-name="T239">Delete</text:span></text:p>
          </table:table-cell>
          <table:table-cell table:style-name="Tabelle159.A3" office:value-type="string">
            <text:p text:style-name="P491">Shift Backspac<text:span text:style-name="T244">e</text:span></text:p>
          </table:table-cell>
          <table:table-cell table:style-name="Tabelle159.E3" office:value-type="string">
            <text:p text:style-name="P86">No menu entry. Same functionality is already given with <text:s/>menu item Previous Characater</text:p>
          </table:table-cell>
        </table:table-row>
        <table:table-row table:style-name="Tabelle159.1">
          <table:table-cell table:style-name="Tabelle159.A3" office:value-type="string">
            <text:p text:style-name="P491">Delete next word</text:p>
          </table:table-cell>
          <table:table-cell table:style-name="Tabelle159.A3" office:value-type="string">
            <text:p text:style-name="P502">Console / Edit / Delete / Next Word</text:p>
          </table:table-cell>
          <table:table-cell table:style-name="Tabelle159.A3" office:value-type="string">
            <text:p text:style-name="P490">Console / <text:span text:style-name="T239">Delete</text:span></text:p>
          </table:table-cell>
          <table:table-cell table:style-name="Tabelle159.A3" office:value-type="string">
            <text:p text:style-name="P489">Ctrl Delete</text:p>
          </table:table-cell>
          <table:table-cell table:style-name="Tabelle159.E3" office:value-type="string">
            <text:p text:style-name="P173"/>
          </table:table-cell>
        </table:table-row>
        <table:table-row table:style-name="Tabelle159.1">
          <table:table-cell table:style-name="Tabelle159.A3" office:value-type="string">
            <text:p text:style-name="P491">Delete previous word</text:p>
          </table:table-cell>
          <table:table-cell table:style-name="Tabelle159.A3" office:value-type="string">
            <text:p text:style-name="P502">Previous Word</text:p>
          </table:table-cell>
          <table:table-cell table:style-name="Tabelle159.A3" office:value-type="string">
            <text:p text:style-name="P490">Console / <text:span text:style-name="T239">Delete</text:span></text:p>
          </table:table-cell>
          <table:table-cell table:style-name="Tabelle159.A3" office:value-type="string">
            <text:p text:style-name="P489">Ctrl Back Space</text:p>
          </table:table-cell>
          <table:table-cell table:style-name="Tabelle159.E3" office:value-type="string">
            <text:p text:style-name="P173"/>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Console / Console / Clear Line</text:p>
          </table:table-cell>
          <table:table-cell table:style-name="Tabelle159.A3" office:value-type="string">
            <text:p text:style-name="P87">Console / <text:span text:style-name="T239">Clear Line</text:span></text:p>
          </table:table-cell>
          <table:table-cell table:style-name="Tabelle159.A3" office:value-type="string">
            <text:p text:style-name="P87">Shift Return</text:p>
          </table:table-cell>
          <table:table-cell table:style-name="Tabelle159.E3" office:value-type="string">
            <text:p text:style-name="P88"/>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None</text:p>
          </table:table-cell>
          <table:table-cell table:style-name="Tabelle159.A3" office:value-type="string">
            <text:p text:style-name="P87">Console / <text:span text:style-name="T239">Clear Line</text:span></text:p>
          </table:table-cell>
          <table:table-cell table:style-name="Tabelle159.A3" office:value-type="string">
            <text:p text:style-name="P87">Shift Numpad Enter</text:p>
          </table:table-cell>
          <table:table-cell table:style-name="Tabelle159.E3" office:value-type="string">
            <text:p text:style-name="P86">No menu item. Same functionality is already given with menu item Clear Line.</text:p>
          </table:table-cell>
        </table:table-row>
        <table:table-row table:style-name="Tabelle159.1">
          <table:table-cell table:style-name="Tabelle159.A3" office:value-type="string">
            <text:p text:style-name="P502">Execute</text:p>
          </table:table-cell>
          <table:table-cell table:style-name="Tabelle159.A3" office:value-type="string">
            <text:p text:style-name="P502">Console / Console / Console Execute</text:p>
          </table:table-cell>
          <table:table-cell table:style-name="Tabelle159.A3" office:value-type="string">
            <text:p text:style-name="P489">Console / <text:span text:style-name="T239">Console Execute</text:span></text:p>
          </table:table-cell>
          <table:table-cell table:style-name="Tabelle159.A3" office:value-type="string">
            <text:p text:style-name="P489">Return</text:p>
          </table:table-cell>
          <table:table-cell table:style-name="Tabelle159.E3" office:value-type="string">
            <text:p text:style-name="P173"/>
          </table:table-cell>
        </table:table-row>
        <table:table-row table:style-name="Tabelle159.1">
          <table:table-cell table:style-name="Tabelle159.A3" office:value-type="string">
            <text:p text:style-name="P502">Execute</text:p>
          </table:table-cell>
          <table:table-cell table:style-name="Tabelle159.A3" office:value-type="string">
            <text:p text:style-name="P502">None</text:p>
          </table:table-cell>
          <table:table-cell table:style-name="Tabelle159.A3" office:value-type="string">
            <text:p text:style-name="P490">Console / <text:span text:style-name="T239">Console Execute</text:span></text:p>
          </table:table-cell>
          <table:table-cell table:style-name="Tabelle159.A3" office:value-type="string">
            <text:p text:style-name="P489">Numpad Enter</text:p>
          </table:table-cell>
          <table:table-cell table:style-name="Tabelle159.E3" office:value-type="string">
            <text:p text:style-name="P86">No menu item. Same functionality is already given with menu item Console Execute</text:p>
          </table:table-cell>
        </table:table-row>
        <table:table-row table:style-name="Tabelle159.1">
          <table:table-cell table:style-name="Tabelle159.A3" office:value-type="string">
            <text:p text:style-name="P491">Autocomplete</text:p>
          </table:table-cell>
          <table:table-cell table:style-name="Tabelle159.A3" office:value-type="string">
            <text:p text:style-name="P492">Console / Autocomplete button in header</text:p>
          </table:table-cell>
          <table:table-cell table:style-name="Tabelle159.A3" office:value-type="string">
            <text:p text:style-name="P489">Console / <text:span text:style-name="T239">Console Autocomplete</text:span></text:p>
          </table:table-cell>
          <table:table-cell table:style-name="Tabelle159.A3" office:value-type="string">
            <text:p text:style-name="P489">Ctrl Spacebar</text:p>
          </table:table-cell>
          <table:table-cell table:style-name="Tabelle159.E3" office:value-type="string">
            <text:p text:style-name="P173"/>
          </table:table-cell>
        </table:table-row>
        <table:table-row table:style-name="Tabelle159.1">
          <table:table-cell table:style-name="Tabelle159.A3" office:value-type="string">
            <text:p text:style-name="P491">Copy as script</text:p>
          </table:table-cell>
          <table:table-cell table:style-name="Tabelle159.A3" office:value-type="string">
            <text:p text:style-name="P490">Console / Console / <text:span text:style-name="T239">Copy <text:s/>as script</text:span></text:p>
          </table:table-cell>
          <table:table-cell table:style-name="Tabelle159.A3" office:value-type="string">
            <text:p text:style-name="P490">Console / <text:span text:style-name="T239">Copy to Clipboard as script</text:span></text:p>
          </table:table-cell>
          <table:table-cell table:style-name="Tabelle159.A3" office:value-type="string">
            <text:p text:style-name="P489">Shift Ctrl C</text:p>
          </table:table-cell>
          <table:table-cell table:style-name="Tabelle159.E3" office:value-type="string">
            <text:p text:style-name="P173"/>
          </table:table-cell>
        </table:table-row>
        <table:table-row table:style-name="Tabelle159.1">
          <table:table-cell table:style-name="Tabelle159.A3" office:value-type="string">
            <text:p text:style-name="P491">Copy</text:p>
          </table:table-cell>
          <table:table-cell table:style-name="Tabelle159.A3" office:value-type="string">
            <text:p text:style-name="P491">Console / Console / Copy </text:p>
          </table:table-cell>
          <table:table-cell table:style-name="Tabelle159.A3" office:value-type="string">
            <text:p text:style-name="P489">Console / <text:span text:style-name="T239">Copy to Clipboard</text:span></text:p>
          </table:table-cell>
          <table:table-cell table:style-name="Tabelle159.A3" office:value-type="string">
            <text:p text:style-name="P489">Ctrl C</text:p>
          </table:table-cell>
          <table:table-cell table:style-name="Tabelle159.E3" office:value-type="string">
            <text:p text:style-name="P173"/>
          </table:table-cell>
        </table:table-row>
        <table:table-row table:style-name="Tabelle159.1">
          <table:table-cell table:style-name="Tabelle159.A3" office:value-type="string">
            <text:p text:style-name="P491">Paste</text:p>
          </table:table-cell>
          <table:table-cell table:style-name="Tabelle159.A3" office:value-type="string">
            <text:p text:style-name="P491">Console / Console / Paste </text:p>
          </table:table-cell>
          <table:table-cell table:style-name="Tabelle159.A3" office:value-type="string">
            <text:p text:style-name="P490">Console / <text:span text:style-name="T239">Paste from Clipboard</text:span></text:p>
          </table:table-cell>
          <table:table-cell table:style-name="Tabelle159.A3" office:value-type="string">
            <text:p text:style-name="P491">Ctrl V</text:p>
          </table:table-cell>
          <table:table-cell table:style-name="Tabelle159.E3" office:value-type="string">
            <text:p text:style-name="P173"/>
          </table:table-cell>
        </table:table-row>
        <table:table-row table:style-name="Tabelle159.1">
          <table:table-cell table:style-name="Tabelle159.A3" office:value-type="string">
            <text:p text:style-name="P491">Set caret</text:p>
          </table:table-cell>
          <table:table-cell table:style-name="Tabelle159.A3" office:value-type="string">
            <text:p text:style-name="P502">None</text:p>
          </table:table-cell>
          <table:table-cell table:style-name="Tabelle159.A3" office:value-type="string">
            <text:p text:style-name="P489">Console / <text:span text:style-name="T239">Set Selection</text:span></text:p>
          </table:table-cell>
          <table:table-cell table:style-name="Tabelle159.A3" office:value-type="string">
            <text:p text:style-name="P489">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91">Select whole word</text:p>
          </table:table-cell>
          <table:table-cell table:style-name="Tabelle159.A3" office:value-type="string">
            <text:p text:style-name="P502">None</text:p>
          </table:table-cell>
          <table:table-cell table:style-name="Tabelle159.A3" office:value-type="string">
            <text:p text:style-name="P489">Console / <text:span text:style-name="T239">Select word</text:span></text:p>
          </table:table-cell>
          <table:table-cell table:style-name="Tabelle159.A3" office:value-type="string">
            <text:p text:style-name="P489">dbl-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91">Insert</text:p>
          </table:table-cell>
          <table:table-cell table:style-name="Tabelle159.A3" office:value-type="string">
            <text:p text:style-name="P502">None</text:p>
          </table:table-cell>
          <table:table-cell table:style-name="Tabelle159.A3" office:value-type="string">
            <text:p text:style-name="P490">Console / <text:span text:style-name="T239">Insert</text:span></text:p>
          </table:table-cell>
          <table:table-cell table:style-name="Tabelle159.A3" office:value-type="string">
            <text:p text:style-name="P489">Ctrl Tab</text:p>
          </table:table-cell>
          <table:table-cell table:style-name="Tabelle159.E3" office:value-type="string">
            <text:p text:style-name="P86">No menu item. There was no way to add it to the menu.</text:p>
          </table:table-cell>
        </table:table-row>
        <table:table-row table:style-name="Tabelle159.1">
          <table:table-cell table:style-name="Tabelle159.A3" office:value-type="string">
            <text:p text:style-name="P491">Indents the line</text:p>
          </table:table-cell>
          <table:table-cell table:style-name="Tabelle159.A3" office:value-type="string">
            <text:p text:style-name="P491">Console / Console / Indent</text:p>
          </table:table-cell>
          <table:table-cell table:style-name="Tabelle159.A3" office:value-type="string">
            <text:p text:style-name="P489">Console / <text:span text:style-name="T239">Indent</text:span></text:p>
          </table:table-cell>
          <table:table-cell table:style-name="Tabelle159.A3" office:value-type="string">
            <text:p text:style-name="P489">Tab</text:p>
          </table:table-cell>
          <table:table-cell table:style-name="Tabelle159.E3" office:value-type="string">
            <text:p text:style-name="P173"/>
          </table:table-cell>
        </table:table-row>
        <table:table-row table:style-name="Tabelle159.1">
          <table:table-cell table:style-name="Tabelle159.A3" office:value-type="string">
            <text:p text:style-name="P491">Unindents the line</text:p>
          </table:table-cell>
          <table:table-cell table:style-name="Tabelle159.A3" office:value-type="string">
            <text:p text:style-name="P491">Console / Console / Unindent</text:p>
          </table:table-cell>
          <table:table-cell table:style-name="Tabelle159.A3" office:value-type="string">
            <text:p text:style-name="P489">Console / <text:span text:style-name="T239">Unindent</text:span></text:p>
          </table:table-cell>
          <table:table-cell table:style-name="Tabelle159.A3" office:value-type="string">
            <text:p text:style-name="P489">Shift Tab</text:p>
          </table:table-cell>
          <table:table-cell table:style-name="Tabelle159.E3" office:value-type="string">
            <text:p text:style-name="P173"/>
          </table:table-cell>
        </table:table-row>
        <table:table-row table:style-name="Tabelle159.1">
          <table:table-cell table:style-name="Tabelle159.A3" office:value-type="string">
            <text:p text:style-name="P491">Insert</text:p>
          </table:table-cell>
          <table:table-cell table:style-name="Tabelle159.A3" office:value-type="string">
            <text:p text:style-name="P491"/>
          </table:table-cell>
          <table:table-cell table:style-name="Tabelle159.A3" office:value-type="string">
            <text:p text:style-name="P490">Console / </text:p>
          </table:table-cell>
          <table:table-cell table:style-name="Tabelle159.A3" office:value-type="string">
            <text:p text:style-name="P489"/>
          </table:table-cell>
          <table:table-cell table:style-name="Tabelle159.E3" office:value-type="string">
            <text:p text:style-name="P183"><text:span text:style-name="T245">No menu item. </text:span>Event Mapping Text Input</text:p>
          </table:table-cell>
        </table:table-row>
      </table:table>
      <text:p text:style-name="P12"/>
      <table:table table:name="Tabelle131" table:style-name="Tabelle131">
        <table:table-column table:style-name="Tabelle131.A"/>
        <table:table-header-rows>
          <table:table-row table:style-name="Tabelle131.1">
            <table:table-cell table:style-name="Tabelle131.A1" office:value-type="string">
              <text:h text:style-name="P535" text:outline-level="1"><text:bookmark-start text:name="__RefHeading___Toc29289_111300586"/>Clip / Clip (Global)<text:bookmark-end text:name="__RefHeading___Toc29289_111300586"/></text:h>
            </table:table-cell>
          </table:table-row>
        </table:table-header-rows>
      </table:table>
      <text:p text:style-name="P4"/>
      <table:table table:name="Tabelle130" table:style-name="Tabelle130">
        <table:table-column table:style-name="Tabelle130.A"/>
        <table:table-column table:style-name="Tabelle130.B"/>
        <table:table-column table:style-name="Tabelle130.C"/>
        <table:table-column table:style-name="Tabelle130.D"/>
        <table:table-column table:style-name="Tabelle130.E"/>
        <table:table-header-rows>
          <text:soft-page-break/>
          <table:table-row table:style-name="Tabelle130.1">
            <table:table-cell table:style-name="Tabelle130.A1" table:number-columns-spanned="5" office:value-type="string">
              <text:p text:style-name="P429">Clip / Clip (Global)</text:p>
            </table:table-cell>
            <table:covered-table-cell/>
            <table:covered-table-cell/>
            <table:covered-table-cell/>
            <table:covered-table-cell/>
          </table:table-row>
        </table:table-header-rows>
        <table:table-row table:style-name="Tabelle130.1">
          <table:table-cell table:style-name="Tabelle130.A2" office:value-type="string">
            <text:p text:style-name="P18">Function </text:p>
          </table:table-cell>
          <table:table-cell table:style-name="Tabelle130.A2" office:value-type="string">
            <text:p text:style-name="P18">Surface <text:span text:style-name="T6">menu </text:span>location<text:tab/></text:p>
          </table:table-cell>
          <table:table-cell table:style-name="Tabelle130.A2" office:value-type="string">
            <text:p text:style-name="P18">User Preferences location</text:p>
          </table:table-cell>
          <table:table-cell table:style-name="Tabelle130.A2" office:value-type="string">
            <text:p text:style-name="P18">Hotkey</text:p>
          </table:table-cell>
          <table:table-cell table:style-name="Tabelle130.E2" office:value-type="string">
            <text:p text:style-name="P18">Special note</text:p>
          </table:table-cell>
        </table:table-row>
        <table:table-row table:style-name="Tabelle130.1">
          <table:table-cell table:style-name="Tabelle130.A3" office:value-type="string">
            <text:p text:style-name="P430">Open Clip</text:p>
          </table:table-cell>
          <table:table-cell table:style-name="Tabelle130.A3" office:value-type="string">
            <text:p text:style-name="P429">Clip / <text:span text:style-name="T214">Clip / Open Clip</text:span></text:p>
          </table:table-cell>
          <table:table-cell table:style-name="Tabelle130.A3" office:value-type="string">
            <text:p text:style-name="P429">Clip / Clip (Global)<text:span text:style-name="T214"> / Open Clip</text:span></text:p>
          </table:table-cell>
          <table:table-cell table:style-name="Tabelle130.A3" office:value-type="string">
            <text:p text:style-name="P430">Alt O</text:p>
          </table:table-cell>
          <table:table-cell table:style-name="Tabelle130.E3" office:value-type="string">
            <text:p text:style-name="P403"/>
          </table:table-cell>
        </table:table-row>
        <table:table-row table:style-name="Tabelle130.1">
          <table:table-cell table:style-name="Tabelle130.A3" office:value-type="string">
            <text:p text:style-name="P430">Tools </text:p>
          </table:table-cell>
          <table:table-cell table:style-name="Tabelle130.A3" office:value-type="string">
            <text:p text:style-name="P429">Clip / <text:span text:style-name="T214">View / Tools </text:span></text:p>
          </table:table-cell>
          <table:table-cell table:style-name="Tabelle130.A3" office:value-type="string">
            <text:p text:style-name="P429">Clip / Clip (Global)<text:span text:style-name="T214"> / Tools </text:span></text:p>
          </table:table-cell>
          <table:table-cell table:style-name="Tabelle130.A3" office:value-type="string">
            <text:p text:style-name="P430">T</text:p>
          </table:table-cell>
          <table:table-cell table:style-name="Tabelle130.E3" office:value-type="string">
            <text:p text:style-name="P403"/>
          </table:table-cell>
        </table:table-row>
        <table:table-row table:style-name="Tabelle130.1">
          <table:table-cell table:style-name="Tabelle130.A3" office:value-type="string">
            <text:p text:style-name="P430">Properties</text:p>
          </table:table-cell>
          <table:table-cell table:style-name="Tabelle130.A3" office:value-type="string">
            <text:p text:style-name="P429">Clip / <text:span text:style-name="T214">View / Properties</text:span></text:p>
          </table:table-cell>
          <table:table-cell table:style-name="Tabelle130.A3" office:value-type="string">
            <text:p text:style-name="P429">Clip / Clip (Global)<text:span text:style-name="T214"> / Properties</text:span></text:p>
          </table:table-cell>
          <table:table-cell table:style-name="Tabelle130.A3" office:value-type="string">
            <text:p text:style-name="P527">Ctrl T</text:p>
          </table:table-cell>
          <table:table-cell table:style-name="Tabelle130.E3" office:value-type="string">
            <text:p text:style-name="P403"/>
          </table:table-cell>
        </table:table-row>
        <table:table-row table:style-name="Tabelle130.1">
          <table:table-cell table:style-name="Tabelle130.A3" office:value-type="string">
            <text:p text:style-name="P430">Set Solver Keyframe.</text:p>
          </table:table-cell>
          <table:table-cell table:style-name="Tabelle130.A3" office:value-type="string">
            <text:p text:style-name="P430">None</text:p>
          </table:table-cell>
          <table:table-cell table:style-name="Tabelle130.A3" office:value-type="string">
            <text:p text:style-name="P429">Clip / Clip (Global)<text:span text:style-name="T214"> / Set Solver Keyframe</text:span></text:p>
          </table:table-cell>
          <table:table-cell table:style-name="Tabelle130.A3" office:value-type="string">
            <text:p text:style-name="P430">Q</text:p>
          </table:table-cell>
          <table:table-cell table:style-name="Tabelle130.E3" office:value-type="string">
            <text:p text:style-name="P195">Needs menu entry!</text:p>
          </table:table-cell>
        </table:table-row>
        <table:table-row table:style-name="Tabelle130.1">
          <table:table-cell table:style-name="Tabelle130.A3" office:value-type="string">
            <text:p text:style-name="P430">Set Solver Keyframe. </text:p>
          </table:table-cell>
          <table:table-cell table:style-name="Tabelle130.A3" office:value-type="string">
            <text:p text:style-name="P430">None</text:p>
          </table:table-cell>
          <table:table-cell table:style-name="Tabelle130.A3" office:value-type="string">
            <text:p text:style-name="P429">Clip / Clip (Global)<text:span text:style-name="T214"> / Set Solver Keyframe</text:span></text:p>
          </table:table-cell>
          <table:table-cell table:style-name="Tabelle130.A3" office:value-type="string">
            <text:p text:style-name="P430"><text:span text:style-name="T215">Shift </text:span>E</text:p>
          </table:table-cell>
          <table:table-cell table:style-name="Tabelle130.E3" office:value-type="string">
            <text:p text:style-name="P195">Needs menu entry</text:p>
          </table:table-cell>
        </table:table-row>
      </table:table>
      <text:p text:style-name="P4"/>
      <table:table table:name="Tabelle133" table:style-name="Tabelle133">
        <table:table-column table:style-name="Tabelle133.A"/>
        <table:table-header-rows>
          <table:table-row table:style-name="Tabelle133.1">
            <table:table-cell table:style-name="Tabelle133.A1" office:value-type="string">
              <text:h text:style-name="P535" text:outline-level="1"><text:bookmark-start text:name="__RefHeading___Toc29291_111300586"/>Clip / Clip <text:span text:style-name="T214">Editor</text:span><text:bookmark-end text:name="__RefHeading___Toc29291_111300586"/></text:h>
            </table:table-cell>
          </table:table-row>
        </table:table-header-rows>
      </table:table>
      <text:p text:style-name="P4"/>
      <table:table table:name="Tabelle132" table:style-name="Tabelle132">
        <table:table-column table:style-name="Tabelle132.A"/>
        <table:table-column table:style-name="Tabelle132.B"/>
        <table:table-column table:style-name="Tabelle132.C"/>
        <table:table-column table:style-name="Tabelle132.D"/>
        <table:table-column table:style-name="Tabelle132.E"/>
        <table:table-header-rows>
          <table:table-row table:style-name="Tabelle132.1">
            <table:table-cell table:style-name="Tabelle132.A1" table:number-columns-spanned="5" office:value-type="string">
              <text:p text:style-name="P429">Clip / Clip <text:span text:style-name="T214">Editor</text:span></text:p>
            </table:table-cell>
            <table:covered-table-cell/>
            <table:covered-table-cell/>
            <table:covered-table-cell/>
            <table:covered-table-cell/>
          </table:table-row>
        </table:table-header-rows>
        <table:table-row table:style-name="Tabelle132.1">
          <table:table-cell table:style-name="Tabelle132.A2" office:value-type="string">
            <text:p text:style-name="P18">Function </text:p>
          </table:table-cell>
          <table:table-cell table:style-name="Tabelle132.A2" office:value-type="string">
            <text:p text:style-name="P18">Surface <text:span text:style-name="T6">menu </text:span>location<text:tab/></text:p>
          </table:table-cell>
          <table:table-cell table:style-name="Tabelle132.A2" office:value-type="string">
            <text:p text:style-name="P18">User Preferences location</text:p>
          </table:table-cell>
          <table:table-cell table:style-name="Tabelle132.A2" office:value-type="string">
            <text:p text:style-name="P18">Hotkey</text:p>
          </table:table-cell>
          <table:table-cell table:style-name="Tabelle132.E2" office:value-type="string">
            <text:p text:style-name="P18">Special note</text:p>
          </table:table-cell>
        </table:table-row>
        <table:table-row table:style-name="Tabelle132.1">
          <table:table-cell table:style-name="Tabelle132.A3" office:value-type="string">
            <text:p text:style-name="P430">View Pan</text:p>
          </table:table-cell>
          <table:table-cell table:style-name="Tabelle132.A3" office:value-type="string">
            <text:p text:style-name="P430">None</text:p>
          </table:table-cell>
          <table:table-cell table:style-name="Tabelle132.A3" office:value-type="string">
            <text:p text:style-name="P429">Clip / Clip <text:span text:style-name="T214">Editor / </text:span></text:p>
          </table:table-cell>
          <table:table-cell table:style-name="Tabelle132.A3" office:value-type="string">
            <text:p text:style-name="P430">MMB</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View Pan</text:p>
          </table:table-cell>
          <table:table-cell table:style-name="Tabelle132.A3" office:value-type="string">
            <text:p text:style-name="P430">None</text:p>
          </table:table-cell>
          <table:table-cell table:style-name="Tabelle132.A3" office:value-type="string">
            <text:p text:style-name="P429">Clip / Clip <text:span text:style-name="T214">Editor / </text:span></text:p>
          </table:table-cell>
          <table:table-cell table:style-name="Tabelle132.A3" office:value-type="string">
            <text:p text:style-name="P430">Shift MMB</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View Pan</text:p>
          </table:table-cell>
          <table:table-cell table:style-name="Tabelle132.A3" office:value-type="string">
            <text:p text:style-name="P430">None</text:p>
          </table:table-cell>
          <table:table-cell table:style-name="Tabelle132.A3" office:value-type="string">
            <text:p text:style-name="P429">Clip / Clip <text:span text:style-name="T214">Editor / </text:span></text:p>
          </table:table-cell>
          <table:table-cell table:style-name="Tabelle132.A3" office:value-type="string">
            <text:p text:style-name="P430">Mouse/Trackpad Pan</text:p>
          </table:table-cell>
          <table:table-cell table:style-name="Tabelle132.E3" office:value-type="string">
            <text:p text:style-name="P516">laptop trackpad field</text:p>
          </table:table-cell>
        </table:table-row>
        <table:table-row table:style-name="Tabelle132.1">
          <table:table-cell table:style-name="Tabelle132.A3" office:value-type="string">
            <text:p text:style-name="P430">View Zoom</text:p>
          </table:table-cell>
          <table:table-cell table:style-name="Tabelle132.A3" office:value-type="string">
            <text:p text:style-name="P430">None</text:p>
          </table:table-cell>
          <table:table-cell table:style-name="Tabelle132.A3" office:value-type="string">
            <text:p text:style-name="P429">Clip / Clip <text:span text:style-name="T214">Editor / View Zoom</text:span></text:p>
          </table:table-cell>
          <table:table-cell table:style-name="Tabelle132.A3" office:value-type="string">
            <text:p text:style-name="P430">Ctrl MMB</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View Zoom</text:p>
          </table:table-cell>
          <table:table-cell table:style-name="Tabelle132.A3" office:value-type="string">
            <text:p text:style-name="P403"/>
          </table:table-cell>
          <table:table-cell table:style-name="Tabelle132.A3" office:value-type="string">
            <text:p text:style-name="P429">Clip / Clip <text:span text:style-name="T214">Editor / View Zoom</text:span></text:p>
          </table:table-cell>
          <table:table-cell table:style-name="Tabelle132.A3" office:value-type="string">
            <text:p text:style-name="P430">Mouse/Trackpad Zoom</text:p>
          </table:table-cell>
          <table:table-cell table:style-name="Tabelle132.E3" office:value-type="string">
            <text:p text:style-name="P516">laptop trackpad field</text:p>
          </table:table-cell>
        </table:table-row>
        <table:table-row table:style-name="Tabelle132.1">
          <table:table-cell table:style-name="Tabelle132.A3" office:value-type="string">
            <text:p text:style-name="P430">View Zoom</text:p>
          </table:table-cell>
          <table:table-cell table:style-name="Tabelle132.A3" office:value-type="string">
            <text:p text:style-name="P430">None</text:p>
          </table:table-cell>
          <table:table-cell table:style-name="Tabelle132.A3" office:value-type="string">
            <text:p text:style-name="P429">Clip / Clip <text:span text:style-name="T214">Editor / View Zoom</text:span></text:p>
          </table:table-cell>
          <table:table-cell table:style-name="Tabelle132.A3" office:value-type="string">
            <text:p text:style-name="P430">Ctrl Mouse/Trackpad Pan</text:p>
          </table:table-cell>
          <table:table-cell table:style-name="Tabelle132.E3" office:value-type="string">
            <text:p text:style-name="P516">laptop trackpad field</text:p>
          </table:table-cell>
        </table:table-row>
        <table:table-row table:style-name="Tabelle132.1">
          <table:table-cell table:style-name="Tabelle132.A3" office:value-type="string">
            <text:p text:style-name="P430">View Zoom In </text:p>
          </table:table-cell>
          <table:table-cell table:style-name="Tabelle132.A3" office:value-type="string">
            <text:p text:style-name="P516">Clip Editor / View / View zoom in</text:p>
          </table:table-cell>
          <table:table-cell table:style-name="Tabelle132.A3" office:value-type="string">
            <text:p text:style-name="P429">Clip / Clip <text:span text:style-name="T214">Editor / View Zoom In </text:span></text:p>
          </table:table-cell>
          <table:table-cell table:style-name="Tabelle132.A3" office:value-type="string">
            <text:p text:style-name="P430">Wheel In</text:p>
          </table:table-cell>
          <table:table-cell table:style-name="Tabelle132.E3" office:value-type="string">
            <text:p text:style-name="P403"/>
          </table:table-cell>
        </table:table-row>
        <table:table-row table:style-name="Tabelle132.1">
          <table:table-cell table:style-name="Tabelle132.A3" office:value-type="string">
            <text:p text:style-name="P430">View Zoom Out</text:p>
          </table:table-cell>
          <table:table-cell table:style-name="Tabelle132.A3" office:value-type="string">
            <text:p text:style-name="P516">Clip Editor / View / View zoom in</text:p>
          </table:table-cell>
          <table:table-cell table:style-name="Tabelle132.A3" office:value-type="string">
            <text:p text:style-name="P429">Clip / Clip <text:span text:style-name="T214">Editor / View Zoom Out</text:span></text:p>
          </table:table-cell>
          <table:table-cell table:style-name="Tabelle132.A3" office:value-type="string">
            <text:p text:style-name="P430">Wheel Out</text:p>
          </table:table-cell>
          <table:table-cell table:style-name="Tabelle132.E3" office:value-type="string">
            <text:p text:style-name="P174"/>
          </table:table-cell>
        </table:table-row>
        <table:table-row table:style-name="Tabelle132.1">
          <table:table-cell table:style-name="Tabelle132.A3" office:value-type="string">
            <text:p text:style-name="P430">View Zoom In</text:p>
          </table:table-cell>
          <table:table-cell table:style-name="Tabelle132.A3" office:value-type="string">
            <text:p text:style-name="P430">None</text:p>
          </table:table-cell>
          <table:table-cell table:style-name="Tabelle132.A3" office:value-type="string">
            <text:p text:style-name="P429">Clip / Clip <text:span text:style-name="T214">Editor / View Zoom In </text:span></text:p>
          </table:table-cell>
          <table:table-cell table:style-name="Tabelle132.A3" office:value-type="string">
            <text:p text:style-name="P430">Numpad +</text:p>
          </table:table-cell>
          <table:table-cell table:style-name="Tabelle132.E3" office:value-type="string">
            <text:p text:style-name="P188"><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30">View Zoom Out</text:p>
          </table:table-cell>
          <table:table-cell table:style-name="Tabelle132.A3" office:value-type="string">
            <text:p text:style-name="P430">None</text:p>
          </table:table-cell>
          <table:table-cell table:style-name="Tabelle132.A3" office:value-type="string">
            <text:p text:style-name="P429">Clip / Clip <text:span text:style-name="T214">Editor / View Zoom Out</text:span></text:p>
          </table:table-cell>
          <table:table-cell table:style-name="Tabelle132.A3" office:value-type="string">
            <text:p text:style-name="P430">Numpad -</text:p>
          </table:table-cell>
          <table:table-cell table:style-name="Tabelle132.E3" office:value-type="string">
            <text:p text:style-name="P188"><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30">View Zoom Ratio 1:1</text:p>
          </table:table-cell>
          <table:table-cell table:style-name="Tabelle132.A3" office:value-type="string">
            <text:p text:style-name="P429">Clip / <text:span text:style-name="T214">View /View Zoom Ratio 1:1</text:span></text:p>
          </table:table-cell>
          <table:table-cell table:style-name="Tabelle132.A3" office:value-type="string">
            <text:p text:style-name="P429">Clip / Clip <text:span text:style-name="T214">Editor / View Zoom Ratio </text:span></text:p>
          </table:table-cell>
          <table:table-cell table:style-name="Tabelle132.A3" office:value-type="string">
            <text:p text:style-name="P430">Numpad 1</text:p>
          </table:table-cell>
          <table:table-cell table:style-name="Tabelle132.E3" office:value-type="string">
            <text:p text:style-name="P403"/>
          </table:table-cell>
        </table:table-row>
        <table:table-row table:style-name="Tabelle132.1">
          <table:table-cell table:style-name="Tabelle132.A3" office:value-type="string">
            <text:p text:style-name="P431">View All</text:p>
          </table:table-cell>
          <table:table-cell table:style-name="Tabelle132.A3" office:value-type="string">
            <text:p text:style-name="P429">Clip / <text:span text:style-name="T214">View /View All</text:span></text:p>
          </table:table-cell>
          <table:table-cell table:style-name="Tabelle132.A3" office:value-type="string">
            <text:p text:style-name="P429">Clip / Clip <text:span text:style-name="T214">Editor / View All</text:span></text:p>
          </table:table-cell>
          <table:table-cell table:style-name="Tabelle132.A3" office:value-type="string">
            <text:p text:style-name="P430">Home </text:p>
          </table:table-cell>
          <table:table-cell table:style-name="Tabelle132.E3" office:value-type="string">
            <text:p text:style-name="P403"/>
          </table:table-cell>
        </table:table-row>
        <table:table-row table:style-name="Tabelle132.1">
          <table:table-cell table:style-name="Tabelle132.A3" office:value-type="string">
            <text:p text:style-name="P431">View Fit</text:p>
          </table:table-cell>
          <table:table-cell table:style-name="Tabelle132.A3" office:value-type="string">
            <text:p text:style-name="P429">Clip / <text:span text:style-name="T214">View /View Fit</text:span></text:p>
          </table:table-cell>
          <table:table-cell table:style-name="Tabelle132.A3" office:value-type="string">
            <text:p text:style-name="P429">Clip / Clip <text:span text:style-name="T214">Editor / View Fit</text:span></text:p>
          </table:table-cell>
          <table:table-cell table:style-name="Tabelle132.A3" office:value-type="string">
            <text:p text:style-name="P430">F</text:p>
          </table:table-cell>
          <table:table-cell table:style-name="Tabelle132.E3" office:value-type="string">
            <text:p text:style-name="P403"/>
          </table:table-cell>
        </table:table-row>
        <table:table-row table:style-name="Tabelle132.1">
          <table:table-cell table:style-name="Tabelle132.A3" office:value-type="string">
            <text:p text:style-name="P431">View Selected</text:p>
          </table:table-cell>
          <table:table-cell table:style-name="Tabelle132.A3" office:value-type="string">
            <text:p text:style-name="P429">Clip / <text:span text:style-name="T214">View /View Selected</text:span></text:p>
          </table:table-cell>
          <table:table-cell table:style-name="Tabelle132.A3" office:value-type="string">
            <text:p text:style-name="P429">Clip / Clip <text:span text:style-name="T214">Editor / View Selected</text:span></text:p>
          </table:table-cell>
          <table:table-cell table:style-name="Tabelle132.A3" office:value-type="string">
            <text:p text:style-name="P430">Numpad <text:span text:style-name="T216">.</text:span></text:p>
          </table:table-cell>
          <table:table-cell table:style-name="Tabelle132.E3" office:value-type="string">
            <text:p text:style-name="P403"/>
          </table:table-cell>
        </table:table-row>
        <table:table-row table:style-name="Tabelle132.1">
          <table:table-cell table:style-name="Tabelle132.A3" office:value-type="string">
            <text:p text:style-name="P216">View All. <text:span text:style-name="T204">Ndof device for 3dConnexion </text:span></text:p>
          </table:table-cell>
          <table:table-cell table:style-name="Tabelle132.A3" office:value-type="string">
            <text:p text:style-name="P216">None</text:p>
          </table:table-cell>
          <table:table-cell table:style-name="Tabelle132.A3" office:value-type="string">
            <text:p text:style-name="P217">Clip / Clip <text:span text:style-name="T214">Editor / </text:span></text:p>
          </table:table-cell>
          <table:table-cell table:style-name="Tabelle132.A3" office:value-type="string">
            <text:p text:style-name="P216">NDOF Fit</text:p>
          </table:table-cell>
          <table:table-cell table:style-name="Tabelle132.E3" office:value-type="string">
            <text:p text:style-name="P216">Cannot test</text:p>
          </table:table-cell>
        </table:table-row>
        <table:table-row table:style-name="Tabelle132.1">
          <table:table-cell table:style-name="Tabelle132.A3" office:value-type="string">
            <text:p text:style-name="P216">NDOF Pan/Zoom. <text:span text:style-name="T204">Ndof device for 3dConnexion </text:span></text:p>
          </table:table-cell>
          <table:table-cell table:style-name="Tabelle132.A3" office:value-type="string">
            <text:p text:style-name="P216">None</text:p>
          </table:table-cell>
          <table:table-cell table:style-name="Tabelle132.A3" office:value-type="string">
            <text:p text:style-name="P217">Clip / Clip <text:span text:style-name="T214">Editor / </text:span></text:p>
          </table:table-cell>
          <table:table-cell table:style-name="Tabelle132.A3" office:value-type="string">
            <text:p text:style-name="P216">NDOF Motion</text:p>
          </table:table-cell>
          <table:table-cell table:style-name="Tabelle132.E3" office:value-type="string">
            <text:p text:style-name="P216">Cannot test</text:p>
          </table:table-cell>
        </table:table-row>
        <table:table-row table:style-name="Tabelle132.1">
          <table:table-cell table:style-name="Tabelle132.A3" office:value-type="string">
            <text:p text:style-name="P431">Jump to Frame. </text:p>
          </table:table-cell>
          <table:table-cell table:style-name="Tabelle132.A3" office:value-type="string">
            <text:p text:style-name="P431">None</text:p>
          </table:table-cell>
          <table:table-cell table:style-name="Tabelle132.A3" office:value-type="string">
            <text:p text:style-name="P429">Clip / Clip <text:span text:style-name="T214">Editor / Jump to Frame</text:span></text:p>
          </table:table-cell>
          <table:table-cell table:style-name="Tabelle132.A3" office:value-type="string">
            <text:p text:style-name="P431">Shift Ctrl Left Arrow</text:p>
          </table:table-cell>
          <table:table-cell table:style-name="Tabelle132.E3" office:value-type="string">
            <text:p text:style-name="P195">???</text:p>
          </table:table-cell>
        </table:table-row>
        <table:table-row table:style-name="Tabelle132.1">
          <table:table-cell table:style-name="Tabelle132.A3" office:value-type="string">
            <text:p text:style-name="P431">Jump to Frame. </text:p>
          </table:table-cell>
          <table:table-cell table:style-name="Tabelle132.A3" office:value-type="string">
            <text:p text:style-name="P431">None</text:p>
          </table:table-cell>
          <table:table-cell table:style-name="Tabelle132.A3" office:value-type="string">
            <text:p text:style-name="P429">Clip / Clip <text:span text:style-name="T214">Editor / Jump to Frame</text:span></text:p>
          </table:table-cell>
          <table:table-cell table:style-name="Tabelle132.A3" office:value-type="string">
            <text:p text:style-name="P431">Shift Ctrl Right Arrow</text:p>
          </table:table-cell>
          <table:table-cell table:style-name="Tabelle132.E3" office:value-type="string">
            <text:p text:style-name="P195">???</text:p>
          </table:table-cell>
        </table:table-row>
        <table:table-row table:style-name="Tabelle132.1">
          <table:table-cell table:style-name="Tabelle132.A3" office:value-type="string">
            <text:p text:style-name="P431">Jump to Frame. </text:p>
          </table:table-cell>
          <table:table-cell table:style-name="Tabelle132.A3" office:value-type="string">
            <text:p text:style-name="P431">None</text:p>
          </table:table-cell>
          <table:table-cell table:style-name="Tabelle132.A3" office:value-type="string">
            <text:p text:style-name="P429">Clip / Clip <text:span text:style-name="T214">Editor / Jump to Frame</text:span></text:p>
          </table:table-cell>
          <table:table-cell table:style-name="Tabelle132.A3" office:value-type="string">
            <text:p text:style-name="P431">Shift Alt Left Arrow</text:p>
          </table:table-cell>
          <table:table-cell table:style-name="Tabelle132.E3" office:value-type="string">
            <text:p text:style-name="P195">???</text:p>
          </table:table-cell>
        </table:table-row>
        <text:soft-page-break/>
        <table:table-row table:style-name="Tabelle132.1">
          <table:table-cell table:style-name="Tabelle132.A3" office:value-type="string">
            <text:p text:style-name="P431">Jump to Frame. </text:p>
          </table:table-cell>
          <table:table-cell table:style-name="Tabelle132.A3" office:value-type="string">
            <text:p text:style-name="P431">None</text:p>
          </table:table-cell>
          <table:table-cell table:style-name="Tabelle132.A3" office:value-type="string">
            <text:p text:style-name="P429">Clip / Clip <text:span text:style-name="T214">Editor / Jump to Frame</text:span></text:p>
          </table:table-cell>
          <table:table-cell table:style-name="Tabelle132.A3" office:value-type="string">
            <text:p text:style-name="P431">Shift Alt Left Arrow</text:p>
          </table:table-cell>
          <table:table-cell table:style-name="Tabelle132.E3" office:value-type="string">
            <text:p text:style-name="P195">???</text:p>
          </table:table-cell>
        </table:table-row>
        <table:table-row table:style-name="Tabelle132.1">
          <table:table-cell table:style-name="Tabelle132.A3" office:value-type="string">
            <text:p text:style-name="P431">Change Frame</text:p>
          </table:table-cell>
          <table:table-cell table:style-name="Tabelle132.A3" office:value-type="string">
            <text:p text:style-name="P431">None</text:p>
          </table:table-cell>
          <table:table-cell table:style-name="Tabelle132.A3" office:value-type="string">
            <text:p text:style-name="P429">Clip / Clip <text:span text:style-name="T214">Editor / Change Frame</text:span></text:p>
          </table:table-cell>
          <table:table-cell table:style-name="Tabelle132.A3" office:value-type="string">
            <text:p text:style-name="P431">LMB</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Select</text:p>
          </table:table-cell>
          <table:table-cell table:style-name="Tabelle132.A3" office:value-type="string">
            <text:p text:style-name="P431">None</text:p>
          </table:table-cell>
          <table:table-cell table:style-name="Tabelle132.A3" office:value-type="string">
            <text:p text:style-name="P429">Clip / Clip <text:span text:style-name="T214">Editor / Select</text:span></text:p>
          </table:table-cell>
          <table:table-cell table:style-name="Tabelle132.A3" office:value-type="string">
            <text:p text:style-name="P431">Select Mouse</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Select</text:p>
          </table:table-cell>
          <table:table-cell table:style-name="Tabelle132.A3" office:value-type="string">
            <text:p text:style-name="P431">None</text:p>
          </table:table-cell>
          <table:table-cell table:style-name="Tabelle132.A3" office:value-type="string">
            <text:p text:style-name="P429">Clip / Clip <text:span text:style-name="T214">Editor / Select</text:span></text:p>
          </table:table-cell>
          <table:table-cell table:style-name="Tabelle132.A3" office:value-type="string">
            <text:p text:style-name="P431">Shift Select Mouse</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De)select all</text:p>
          </table:table-cell>
          <table:table-cell table:style-name="Tabelle132.A3" office:value-type="string">
            <text:p text:style-name="P429">Clip / <text:span text:style-name="T216">Select / (De)select all</text:span></text:p>
          </table:table-cell>
          <table:table-cell table:style-name="Tabelle132.A3" office:value-type="string">
            <text:p text:style-name="P429">Clip / Clip <text:span text:style-name="T214">Editor / (De)select all</text:span></text:p>
          </table:table-cell>
          <table:table-cell table:style-name="Tabelle132.A3" office:value-type="string">
            <text:p text:style-name="P431">A</text:p>
          </table:table-cell>
          <table:table-cell table:style-name="Tabelle132.E3" office:value-type="string">
            <text:p text:style-name="P403"/>
          </table:table-cell>
        </table:table-row>
        <table:table-row table:style-name="Tabelle132.1">
          <table:table-cell table:style-name="Tabelle132.A3" office:value-type="string">
            <text:p text:style-name="P431">Inverts the selection</text:p>
          </table:table-cell>
          <table:table-cell table:style-name="Tabelle132.A3" office:value-type="string">
            <text:p text:style-name="P429">Clip / <text:span text:style-name="T216">Select / Inverse</text:span></text:p>
          </table:table-cell>
          <table:table-cell table:style-name="Tabelle132.A3" office:value-type="string">
            <text:p text:style-name="P429">Clip / Clip <text:span text:style-name="T214">Editor / (De)select all</text:span></text:p>
          </table:table-cell>
          <table:table-cell table:style-name="Tabelle132.A3" office:value-type="string">
            <text:p text:style-name="P431">Ctrl I</text:p>
          </table:table-cell>
          <table:table-cell table:style-name="Tabelle132.E3" office:value-type="string">
            <text:p text:style-name="P403"/>
          </table:table-cell>
        </table:table-row>
        <table:table-row table:style-name="Tabelle132.1">
          <table:table-cell table:style-name="Tabelle132.A3" office:value-type="string">
            <text:p text:style-name="P431">Border Select</text:p>
          </table:table-cell>
          <table:table-cell table:style-name="Tabelle132.A3" office:value-type="string">
            <text:p text:style-name="P429">Clip / <text:span text:style-name="T216">Select / Border Select</text:span></text:p>
          </table:table-cell>
          <table:table-cell table:style-name="Tabelle132.A3" office:value-type="string">
            <text:p text:style-name="P429">Clip / Clip <text:span text:style-name="T214">Editor / Border Select</text:span></text:p>
          </table:table-cell>
          <table:table-cell table:style-name="Tabelle132.A3" office:value-type="string">
            <text:p text:style-name="P431">B</text:p>
          </table:table-cell>
          <table:table-cell table:style-name="Tabelle132.E3" office:value-type="string">
            <text:p text:style-name="P403"/>
          </table:table-cell>
        </table:table-row>
        <table:table-row table:style-name="Tabelle132.1">
          <table:table-cell table:style-name="Tabelle132.A3" office:value-type="string">
            <text:p text:style-name="P431">Circle Select</text:p>
          </table:table-cell>
          <table:table-cell table:style-name="Tabelle132.A3" office:value-type="string">
            <text:p text:style-name="P429">Clip / <text:span text:style-name="T216">Select / Circle Select</text:span></text:p>
          </table:table-cell>
          <table:table-cell table:style-name="Tabelle132.A3" office:value-type="string">
            <text:p text:style-name="P429">Clip / Clip <text:span text:style-name="T214">Editor / Circle Select</text:span></text:p>
          </table:table-cell>
          <table:table-cell table:style-name="Tabelle132.A3" office:value-type="string">
            <text:p text:style-name="P29">G</text:p>
          </table:table-cell>
          <table:table-cell table:style-name="Tabelle132.E3" office:value-type="string">
            <text:p text:style-name="P403"/>
          </table:table-cell>
        </table:table-row>
        <table:table-row table:style-name="Tabelle132.1">
          <table:table-cell table:style-name="Tabelle132.A3" office:value-type="string">
            <text:p text:style-name="P431">Lasso Select</text:p>
          </table:table-cell>
          <table:table-cell table:style-name="Tabelle132.A3" office:value-type="string">
            <text:p text:style-name="P431">None</text:p>
          </table:table-cell>
          <table:table-cell table:style-name="Tabelle132.A3" office:value-type="string">
            <text:p text:style-name="P429">Clip / Clip <text:span text:style-name="T214">Editor / Lasso Select</text:span></text:p>
          </table:table-cell>
          <table:table-cell table:style-name="Tabelle132.A3" office:value-type="string">
            <text:p text:style-name="P403"/>
          </table:table-cell>
          <table:table-cell table:style-name="Tabelle132.E3" office:value-type="string">
            <text:p text:style-name="P431">Event Mapping Tweak</text:p>
          </table:table-cell>
        </table:table-row>
        <table:table-row table:style-name="Tabelle132.1">
          <table:table-cell table:style-name="Tabelle132.A3" office:value-type="string">
            <text:p text:style-name="P431">Lasso Select</text:p>
          </table:table-cell>
          <table:table-cell table:style-name="Tabelle132.A3" office:value-type="string">
            <text:p text:style-name="P431">None</text:p>
          </table:table-cell>
          <table:table-cell table:style-name="Tabelle132.A3" office:value-type="string">
            <text:p text:style-name="P429">Clip / Clip <text:span text:style-name="T214">Editor / Lasso Select</text:span></text:p>
          </table:table-cell>
          <table:table-cell table:style-name="Tabelle132.A3" office:value-type="string">
            <text:p text:style-name="P403"/>
          </table:table-cell>
          <table:table-cell table:style-name="Tabelle132.E3" office:value-type="string">
            <text:p text:style-name="P431">Event Mapping Tweak</text:p>
          </table:table-cell>
        </table:table-row>
        <table:table-row table:style-name="Tabelle132.1">
          <table:table-cell table:style-name="Tabelle132.A3" office:value-type="string">
            <text:p text:style-name="P431">Add Marker and Slide</text:p>
          </table:table-cell>
          <table:table-cell table:style-name="Tabelle132.A3" office:value-type="string">
            <text:p text:style-name="P432">None</text:p>
          </table:table-cell>
          <table:table-cell table:style-name="Tabelle132.A3" office:value-type="string">
            <text:p text:style-name="P429">Clip / Clip <text:span text:style-name="T214">Editor / Add Marker and Slide</text:span></text:p>
          </table:table-cell>
          <table:table-cell table:style-name="Tabelle132.A3" office:value-type="string">
            <text:p text:style-name="P432">Ctrl LMB</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Delete Marker</text:p>
          </table:table-cell>
          <table:table-cell table:style-name="Tabelle132.A3" office:value-type="string">
            <text:p text:style-name="P429">Clip / <text:span text:style-name="T217">Track / Delete Marker</text:span></text:p>
          </table:table-cell>
          <table:table-cell table:style-name="Tabelle132.A3" office:value-type="string">
            <text:p text:style-name="P429">Clip / Clip <text:span text:style-name="T214">Editor / Delete Marker</text:span></text:p>
          </table:table-cell>
          <table:table-cell table:style-name="Tabelle132.A3" office:value-type="string">
            <text:p text:style-name="P432">Shift Delete</text:p>
          </table:table-cell>
          <table:table-cell table:style-name="Tabelle132.E3" office:value-type="string">
            <text:p text:style-name="P403"/>
          </table:table-cell>
        </table:table-row>
        <table:table-row table:style-name="Tabelle132.1">
          <table:table-cell table:style-name="Tabelle132.A3" office:value-type="string">
            <text:p text:style-name="P431">Slide Marker</text:p>
          </table:table-cell>
          <table:table-cell table:style-name="Tabelle132.A3" office:value-type="string">
            <text:p text:style-name="P432">None</text:p>
          </table:table-cell>
          <table:table-cell table:style-name="Tabelle132.A3" office:value-type="string">
            <text:p text:style-name="P429">Clip / Clip <text:span text:style-name="T214">Editor / Slide Marker</text:span></text:p>
          </table:table-cell>
          <table:table-cell table:style-name="Tabelle132.A3" office:value-type="string">
            <text:p text:style-name="P432">LMB</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1">Disable Markers</text:p>
          </table:table-cell>
          <table:table-cell table:style-name="Tabelle132.A3" office:value-type="string">
            <text:p text:style-name="P432">None</text:p>
          </table:table-cell>
          <table:table-cell table:style-name="Tabelle132.A3" office:value-type="string">
            <text:p text:style-name="P429">Clip / Clip <text:span text:style-name="T214">Editor / Disable Markers</text:span></text:p>
          </table:table-cell>
          <table:table-cell table:style-name="Tabelle132.A3" office:value-type="string">
            <text:p text:style-name="P432">Shift D</text:p>
          </table:table-cell>
          <table:table-cell table:style-name="Tabelle132.E3" office:value-type="string">
            <text:p text:style-name="P195">Needs menu entry!</text:p>
          </table:table-cell>
        </table:table-row>
        <table:table-row table:style-name="Tabelle132.1">
          <table:table-cell table:style-name="Tabelle132.A3" office:value-type="string">
            <text:p text:style-name="P431">Delete Track</text:p>
          </table:table-cell>
          <table:table-cell table:style-name="Tabelle132.A3" office:value-type="string">
            <text:p text:style-name="P429">Clip / <text:span text:style-name="T217">Track / Delete Track</text:span></text:p>
          </table:table-cell>
          <table:table-cell table:style-name="Tabelle132.A3" office:value-type="string">
            <text:p text:style-name="P429">Clip / Clip <text:span text:style-name="T214">Editor / Delete Track</text:span></text:p>
          </table:table-cell>
          <table:table-cell table:style-name="Tabelle132.A3" office:value-type="string">
            <text:p text:style-name="P432">Delete</text:p>
          </table:table-cell>
          <table:table-cell table:style-name="Tabelle132.E3" office:value-type="string">
            <text:p text:style-name="P403"/>
          </table:table-cell>
        </table:table-row>
        <table:table-row table:style-name="Tabelle132.1">
          <table:table-cell table:style-name="Tabelle132.A3" office:value-type="string">
            <text:p text:style-name="P432"><text:span text:style-name="T216">Hide </text:span>Selected</text:p>
          </table:table-cell>
          <table:table-cell table:style-name="Tabelle132.A3" office:value-type="string">
            <text:p text:style-name="P432">Clip / Track / Show/Hide / <text:span text:style-name="T216">Hide </text:span>Selected</text:p>
          </table:table-cell>
          <table:table-cell table:style-name="Tabelle132.A3" office:value-type="string">
            <text:p text:style-name="P429">Clip / Clip <text:span text:style-name="T214">Editor / Hide Tracks</text:span></text:p>
          </table:table-cell>
          <table:table-cell table:style-name="Tabelle132.A3" office:value-type="string">
            <text:p text:style-name="P432">H</text:p>
          </table:table-cell>
          <table:table-cell table:style-name="Tabelle132.E3" office:value-type="string">
            <text:p text:style-name="P403"/>
          </table:table-cell>
        </table:table-row>
        <table:table-row table:style-name="Tabelle132.1">
          <table:table-cell table:style-name="Tabelle132.A3" office:value-type="string">
            <text:p text:style-name="P431">Hide <text:span text:style-name="T217">Unselected</text:span></text:p>
          </table:table-cell>
          <table:table-cell table:style-name="Tabelle132.A3" office:value-type="string">
            <text:p text:style-name="P432">Clip / Track / Show/Hide / <text:span text:style-name="T216">Hide </text:span>Unselected</text:p>
          </table:table-cell>
          <table:table-cell table:style-name="Tabelle132.A3" office:value-type="string">
            <text:p text:style-name="P429">Clip / Clip <text:span text:style-name="T214">Editor / Hide Tracks</text:span></text:p>
          </table:table-cell>
          <table:table-cell table:style-name="Tabelle132.A3" office:value-type="string">
            <text:p text:style-name="P432">Shift H</text:p>
          </table:table-cell>
          <table:table-cell table:style-name="Tabelle132.E3" office:value-type="string">
            <text:p text:style-name="P403"/>
          </table:table-cell>
        </table:table-row>
        <table:table-row table:style-name="Tabelle132.1">
          <table:table-cell table:style-name="Tabelle132.A3" office:value-type="string">
            <text:p text:style-name="P432">Show Hidden</text:p>
          </table:table-cell>
          <table:table-cell table:style-name="Tabelle132.A3" office:value-type="string">
            <text:p text:style-name="P432">Clip / Track / Show/Hide / Show Hidden</text:p>
          </table:table-cell>
          <table:table-cell table:style-name="Tabelle132.A3" office:value-type="string">
            <text:p text:style-name="P429">Clip / Clip <text:span text:style-name="T214">Editor / Hide Tracks Clear</text:span></text:p>
          </table:table-cell>
          <table:table-cell table:style-name="Tabelle132.A3" office:value-type="string">
            <text:p text:style-name="P432">Alt H</text:p>
          </table:table-cell>
          <table:table-cell table:style-name="Tabelle132.E3" office:value-type="string">
            <text:p text:style-name="P403"/>
          </table:table-cell>
        </table:table-row>
        <table:table-row table:style-name="Tabelle132.1">
          <table:table-cell table:style-name="Tabelle132.A3" office:value-type="string">
            <text:p text:style-name="P433">Side Plane Marker</text:p>
          </table:table-cell>
          <table:table-cell table:style-name="Tabelle132.A3" office:value-type="string">
            <text:p text:style-name="P434">None</text:p>
          </table:table-cell>
          <table:table-cell table:style-name="Tabelle132.A3" office:value-type="string">
            <text:p text:style-name="P429">Clip / Clip <text:span text:style-name="T214">Editor / Side Plane Marker</text:span></text:p>
          </table:table-cell>
          <table:table-cell table:style-name="Tabelle132.A3" office:value-type="string">
            <text:p text:style-name="P434">Action Mouse</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3">Insert Keyframe</text:p>
          </table:table-cell>
          <table:table-cell table:style-name="Tabelle132.A3" office:value-type="string">
            <text:p text:style-name="P434">None</text:p>
          </table:table-cell>
          <table:table-cell table:style-name="Tabelle132.A3" office:value-type="string">
            <text:p text:style-name="P429">Clip / Clip <text:span text:style-name="T214">Editor / Insert Keyframe</text:span></text:p>
          </table:table-cell>
          <table:table-cell table:style-name="Tabelle132.A3" office:value-type="string">
            <text:p text:style-name="P434">I</text:p>
          </table:table-cell>
          <table:table-cell table:style-name="Tabelle132.E3" office:value-type="string">
            <text:p text:style-name="P195">Needs menu entry!</text:p>
          </table:table-cell>
        </table:table-row>
        <table:table-row table:style-name="Tabelle132.1">
          <table:table-cell table:style-name="Tabelle132.A3" office:value-type="string">
            <text:p text:style-name="P433">Delete Keyframe</text:p>
          </table:table-cell>
          <table:table-cell table:style-name="Tabelle132.A3" office:value-type="string">
            <text:p text:style-name="P434">None</text:p>
          </table:table-cell>
          <table:table-cell table:style-name="Tabelle132.A3" office:value-type="string">
            <text:p text:style-name="P429">Clip / Clip <text:span text:style-name="T214">Editor / Delete Keyframe</text:span></text:p>
          </table:table-cell>
          <table:table-cell table:style-name="Tabelle132.A3" office:value-type="string">
            <text:p text:style-name="P434">Alt I</text:p>
          </table:table-cell>
          <table:table-cell table:style-name="Tabelle132.E3" office:value-type="string">
            <text:p text:style-name="P195">Needs menu entry!</text:p>
          </table:table-cell>
        </table:table-row>
        <table:table-row table:style-name="Tabelle132.1">
          <table:table-cell table:style-name="Tabelle132.A3" office:value-type="string">
            <text:p text:style-name="P434">Translate</text:p>
          </table:table-cell>
          <table:table-cell table:style-name="Tabelle132.A3" office:value-type="string">
            <text:p text:style-name="P432">Clip / Track / <text:span text:style-name="T218">Transform / Translate</text:span></text:p>
          </table:table-cell>
          <table:table-cell table:style-name="Tabelle132.A3" office:value-type="string">
            <text:p text:style-name="P429">Clip / Clip <text:span text:style-name="T214">Editor / Translate</text:span></text:p>
          </table:table-cell>
          <table:table-cell table:style-name="Tabelle132.A3" office:value-type="string">
            <text:p text:style-name="P434">W</text:p>
          </table:table-cell>
          <table:table-cell table:style-name="Tabelle132.E3" office:value-type="string">
            <text:p text:style-name="P176"/>
          </table:table-cell>
        </table:table-row>
        <table:table-row table:style-name="Tabelle132.1">
          <table:table-cell table:style-name="Tabelle132.A3" office:value-type="string">
            <text:p text:style-name="P434">Translate</text:p>
          </table:table-cell>
          <table:table-cell table:style-name="Tabelle132.A3" office:value-type="string">
            <text:p text:style-name="P403"/>
          </table:table-cell>
          <table:table-cell table:style-name="Tabelle132.A3" office:value-type="string">
            <text:p text:style-name="P429">Clip / Clip <text:span text:style-name="T214">Editor / Translate</text:span></text:p>
          </table:table-cell>
          <table:table-cell table:style-name="Tabelle132.A3" office:value-type="string">
            <text:p text:style-name="P403"/>
          </table:table-cell>
          <table:table-cell table:style-name="Tabelle132.E3" office:value-type="string">
            <text:p text:style-name="P434">Event Mapping Tweak</text:p>
          </table:table-cell>
        </table:table-row>
        <table:table-row table:style-name="Tabelle132.1">
          <table:table-cell table:style-name="Tabelle132.A3" office:value-type="string">
            <text:p text:style-name="P434">Resize </text:p>
          </table:table-cell>
          <table:table-cell table:style-name="Tabelle132.A3" office:value-type="string">
            <text:p text:style-name="P432">Clip / Track / <text:span text:style-name="T218">Transform / Resize</text:span></text:p>
          </table:table-cell>
          <table:table-cell table:style-name="Tabelle132.A3" office:value-type="string">
            <text:p text:style-name="P429">Clip / Clip <text:span text:style-name="T214">Editor / Resize </text:span></text:p>
          </table:table-cell>
          <table:table-cell table:style-name="Tabelle132.A3" office:value-type="string">
            <text:p text:style-name="P434">R</text:p>
          </table:table-cell>
          <table:table-cell table:style-name="Tabelle132.E3" office:value-type="string">
            <text:p text:style-name="P176"/>
          </table:table-cell>
        </table:table-row>
        <table:table-row table:style-name="Tabelle132.1">
          <table:table-cell table:style-name="Tabelle132.A3" office:value-type="string">
            <text:p text:style-name="P434">Rotate</text:p>
          </table:table-cell>
          <table:table-cell table:style-name="Tabelle132.A3" office:value-type="string">
            <text:p text:style-name="P403"/>
          </table:table-cell>
          <table:table-cell table:style-name="Tabelle132.A3" office:value-type="string">
            <text:p text:style-name="P429">Clip / Clip <text:span text:style-name="T214">Editor / Rotate</text:span></text:p>
          </table:table-cell>
          <table:table-cell table:style-name="Tabelle132.A3" office:value-type="string">
            <text:p text:style-name="P434">E</text:p>
          </table:table-cell>
          <table:table-cell table:style-name="Tabelle132.E3" office:value-type="string">
            <text:p text:style-name="P195">Needs menu entry!</text:p>
          </table:table-cell>
        </table:table-row>
        <table:table-row table:style-name="Tabelle132.1">
          <table:table-cell table:style-name="Tabelle132.A3" office:value-type="string">
            <text:p text:style-name="P434">Set 2 D Cursor</text:p>
          </table:table-cell>
          <table:table-cell table:style-name="Tabelle132.A3" office:value-type="string">
            <text:p text:style-name="P403"/>
          </table:table-cell>
          <table:table-cell table:style-name="Tabelle132.A3" office:value-type="string">
            <text:p text:style-name="P429">Clip / Clip <text:span text:style-name="T214">Editor / </text:span></text:p>
          </table:table-cell>
          <table:table-cell table:style-name="Tabelle132.A3" office:value-type="string">
            <text:p text:style-name="P434">Action Mouse</text:p>
          </table:table-cell>
          <table:table-cell table:style-name="Tabelle132.E3" office:value-type="string">
            <text:p text:style-name="P188"><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4">Copy Tracks</text:p>
          </table:table-cell>
          <table:table-cell table:style-name="Tabelle132.A3" office:value-type="string">
            <text:p text:style-name="P432">Clip / Track / <text:span text:style-name="T218">Copy Tracks</text:span></text:p>
          </table:table-cell>
          <table:table-cell table:style-name="Tabelle132.A3" office:value-type="string">
            <text:p text:style-name="P429">Clip / Clip <text:span text:style-name="T214">Editor / Copy Tracks</text:span></text:p>
          </table:table-cell>
          <table:table-cell table:style-name="Tabelle132.A3" office:value-type="string">
            <text:p text:style-name="P434">Ctrl C</text:p>
          </table:table-cell>
          <table:table-cell table:style-name="Tabelle132.E3" office:value-type="string">
            <text:p text:style-name="P403"/>
          </table:table-cell>
        </table:table-row>
        <table:table-row table:style-name="Tabelle132.1">
          <table:table-cell table:style-name="Tabelle132.A3" office:value-type="string">
            <text:p text:style-name="P434">Paste Tracks</text:p>
          </table:table-cell>
          <table:table-cell table:style-name="Tabelle132.A3" office:value-type="string">
            <text:p text:style-name="P432">Clip / Track / <text:span text:style-name="T218">Paste Tracks</text:span></text:p>
          </table:table-cell>
          <table:table-cell table:style-name="Tabelle132.A3" office:value-type="string">
            <text:p text:style-name="P429">Clip / Clip <text:span text:style-name="T214">Editor / Paste Tracks</text:span></text:p>
          </table:table-cell>
          <table:table-cell table:style-name="Tabelle132.A3" office:value-type="string">
            <text:p text:style-name="P434">Ctrl V</text:p>
          </table:table-cell>
          <table:table-cell table:style-name="Tabelle132.E3" office:value-type="string">
            <text:p text:style-name="P403"/>
          </table:table-cell>
        </table:table-row>
      </table:table>
      <text:p text:style-name="P4"><text:soft-page-break/></text:p>
      <table:table table:name="Tabelle135" table:style-name="Tabelle135">
        <table:table-column table:style-name="Tabelle135.A"/>
        <table:table-header-rows>
          <table:table-row table:style-name="Tabelle135.1">
            <table:table-cell table:style-name="Tabelle135.A1" office:value-type="string">
              <text:h text:style-name="P535" text:outline-level="1"><text:bookmark-start text:name="__RefHeading___Toc29293_111300586"/>Clip / Clip <text:span text:style-name="T218">Graph Editor</text:span><text:bookmark-end text:name="__RefHeading___Toc29293_111300586"/></text:h>
            </table:table-cell>
          </table:table-row>
        </table:table-header-rows>
      </table:table>
      <text:p text:style-name="P4"/>
      <table:table table:name="Tabelle134" table:style-name="Tabelle134">
        <table:table-column table:style-name="Tabelle134.A"/>
        <table:table-column table:style-name="Tabelle134.B"/>
        <table:table-column table:style-name="Tabelle134.C"/>
        <table:table-column table:style-name="Tabelle134.D"/>
        <table:table-column table:style-name="Tabelle134.E"/>
        <table:table-header-rows>
          <table:table-row table:style-name="Tabelle134.1">
            <table:table-cell table:style-name="Tabelle134.A1" table:number-columns-spanned="5" office:value-type="string">
              <text:p text:style-name="P429">Clip / Clip <text:span text:style-name="T218">Graph Editor - </text:span><text:span text:style-name="T57">Needs investigation as a whole.</text:span></text:p>
            </table:table-cell>
            <table:covered-table-cell/>
            <table:covered-table-cell/>
            <table:covered-table-cell/>
            <table:covered-table-cell/>
          </table:table-row>
        </table:table-header-rows>
        <table:table-row table:style-name="Tabelle134.1">
          <table:table-cell table:style-name="Tabelle134.A2" office:value-type="string">
            <text:p text:style-name="P18">Function </text:p>
          </table:table-cell>
          <table:table-cell table:style-name="Tabelle134.A2" office:value-type="string">
            <text:p text:style-name="P18">Surface <text:span text:style-name="T6">menu </text:span>location<text:tab/></text:p>
          </table:table-cell>
          <table:table-cell table:style-name="Tabelle134.A2" office:value-type="string">
            <text:p text:style-name="P18">User Preferences location</text:p>
          </table:table-cell>
          <table:table-cell table:style-name="Tabelle134.A2" office:value-type="string">
            <text:p text:style-name="P18">Hotkey</text:p>
          </table:table-cell>
          <table:table-cell table:style-name="Tabelle134.E2" office:value-type="string">
            <text:p text:style-name="P18">Special note</text:p>
          </table:table-cell>
        </table:table-row>
        <table:table-row table:style-name="Tabelle134.1">
          <table:table-cell table:style-name="Tabelle134.A3" office:value-type="string">
            <text:p text:style-name="P434">Change Frame</text:p>
          </table:table-cell>
          <table:table-cell table:style-name="Tabelle134.A3" office:value-type="string">
            <text:p text:style-name="P403"/>
          </table:table-cell>
          <table:table-cell table:style-name="Tabelle134.A3" office:value-type="string">
            <text:p text:style-name="P429">Clip / Clip <text:span text:style-name="T218">Graph Editor / Change Frame</text:span></text:p>
          </table:table-cell>
          <table:table-cell table:style-name="Tabelle134.A3" office:value-type="string">
            <text:p text:style-name="P434">Action Mouse</text:p>
          </table:table-cell>
          <table:table-cell table:style-name="Tabelle134.E3" office:value-type="string">
            <text:p text:style-name="P189"><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4">Select</text:p>
          </table:table-cell>
          <table:table-cell table:style-name="Tabelle134.A3" office:value-type="string">
            <text:p text:style-name="P403"/>
          </table:table-cell>
          <table:table-cell table:style-name="Tabelle134.A3" office:value-type="string">
            <text:p text:style-name="P429">Clip / Clip <text:span text:style-name="T218">Graph Editor / Select</text:span></text:p>
          </table:table-cell>
          <table:table-cell table:style-name="Tabelle134.A3" office:value-type="string">
            <text:p text:style-name="P434">Select Mouse</text:p>
          </table:table-cell>
          <table:table-cell table:style-name="Tabelle134.E3" office:value-type="string">
            <text:p text:style-name="P189"><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4">Adds to selection</text:p>
          </table:table-cell>
          <table:table-cell table:style-name="Tabelle134.A3" office:value-type="string">
            <text:p text:style-name="P403"/>
          </table:table-cell>
          <table:table-cell table:style-name="Tabelle134.A3" office:value-type="string">
            <text:p text:style-name="P429">Clip / Clip <text:span text:style-name="T218">Graph Editor / Select</text:span></text:p>
          </table:table-cell>
          <table:table-cell table:style-name="Tabelle134.A3" office:value-type="string">
            <text:p text:style-name="P434">Shift Select Mouse</text:p>
          </table:table-cell>
          <table:table-cell table:style-name="Tabelle134.E3" office:value-type="string">
            <text:p text:style-name="P189"><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4">(De)select all Markers</text:p>
          </table:table-cell>
          <table:table-cell table:style-name="Tabelle134.A3" office:value-type="string">
            <text:p text:style-name="P403"/>
          </table:table-cell>
          <table:table-cell table:style-name="Tabelle134.A3" office:value-type="string">
            <text:p text:style-name="P429">Clip / Clip <text:span text:style-name="T218">Graph Editor / (De)select all Markers</text:span></text:p>
          </table:table-cell>
          <table:table-cell table:style-name="Tabelle134.A3" office:value-type="string">
            <text:p text:style-name="P434">A</text:p>
          </table:table-cell>
          <table:table-cell table:style-name="Tabelle134.E3" office:value-type="string">
            <text:p text:style-name="P176"/>
          </table:table-cell>
        </table:table-row>
        <table:table-row table:style-name="Tabelle134.1">
          <table:table-cell table:style-name="Tabelle134.A3" office:value-type="string">
            <text:p text:style-name="P434">Inverts Marker Selection</text:p>
          </table:table-cell>
          <table:table-cell table:style-name="Tabelle134.A3" office:value-type="string">
            <text:p text:style-name="P403"/>
          </table:table-cell>
          <table:table-cell table:style-name="Tabelle134.A3" office:value-type="string">
            <text:p text:style-name="P429">Clip / Clip <text:span text:style-name="T218">Graph Editor / (De)select all Markers</text:span></text:p>
          </table:table-cell>
          <table:table-cell table:style-name="Tabelle134.A3" office:value-type="string">
            <text:p text:style-name="P434">Ctrl I</text:p>
          </table:table-cell>
          <table:table-cell table:style-name="Tabelle134.E3" office:value-type="string">
            <text:p text:style-name="P176"/>
          </table:table-cell>
        </table:table-row>
        <table:table-row table:style-name="Tabelle134.1">
          <table:table-cell table:style-name="Tabelle134.A3" office:value-type="string">
            <text:p text:style-name="P434">Border Select</text:p>
          </table:table-cell>
          <table:table-cell table:style-name="Tabelle134.A3" office:value-type="string">
            <text:p text:style-name="P403"/>
          </table:table-cell>
          <table:table-cell table:style-name="Tabelle134.A3" office:value-type="string">
            <text:p text:style-name="P429">Clip / Clip <text:span text:style-name="T218">Graph Editor / Border Select</text:span></text:p>
          </table:table-cell>
          <table:table-cell table:style-name="Tabelle134.A3" office:value-type="string">
            <text:p text:style-name="P434">B</text:p>
          </table:table-cell>
          <table:table-cell table:style-name="Tabelle134.E3" office:value-type="string">
            <text:p text:style-name="P176"/>
          </table:table-cell>
        </table:table-row>
        <table:table-row table:style-name="Tabelle134.1">
          <table:table-cell table:style-name="Tabelle134.A3" office:value-type="string">
            <text:p text:style-name="P434">Delete Curve</text:p>
          </table:table-cell>
          <table:table-cell table:style-name="Tabelle134.A3" office:value-type="string">
            <text:p text:style-name="P403"/>
          </table:table-cell>
          <table:table-cell table:style-name="Tabelle134.A3" office:value-type="string">
            <text:p text:style-name="P429">Clip / Clip <text:span text:style-name="T218">Graph Editor / Delete Curve</text:span></text:p>
          </table:table-cell>
          <table:table-cell table:style-name="Tabelle134.A3" office:value-type="string">
            <text:p text:style-name="P434">Delete</text:p>
          </table:table-cell>
          <table:table-cell table:style-name="Tabelle134.E3" office:value-type="string">
            <text:p text:style-name="P176"/>
          </table:table-cell>
        </table:table-row>
        <table:table-row table:style-name="Tabelle134.1">
          <table:table-cell table:style-name="Tabelle134.A3" office:value-type="string">
            <text:p text:style-name="P434">Delete Knot</text:p>
          </table:table-cell>
          <table:table-cell table:style-name="Tabelle134.A3" office:value-type="string">
            <text:p text:style-name="P403"/>
          </table:table-cell>
          <table:table-cell table:style-name="Tabelle134.A3" office:value-type="string">
            <text:p text:style-name="P429">Clip / Clip <text:span text:style-name="T218">Graph Editor / Delete Knot</text:span></text:p>
          </table:table-cell>
          <table:table-cell table:style-name="Tabelle134.A3" office:value-type="string">
            <text:p text:style-name="P434">Shift Delete</text:p>
          </table:table-cell>
          <table:table-cell table:style-name="Tabelle134.E3" office:value-type="string">
            <text:p text:style-name="P176"/>
          </table:table-cell>
        </table:table-row>
        <table:table-row table:style-name="Tabelle134.1">
          <table:table-cell table:style-name="Tabelle134.A3" office:value-type="string">
            <text:p text:style-name="P434">View All</text:p>
          </table:table-cell>
          <table:table-cell table:style-name="Tabelle134.A3" office:value-type="string">
            <text:p text:style-name="P429">Clip / <text:span text:style-name="T218">View / Home</text:span></text:p>
          </table:table-cell>
          <table:table-cell table:style-name="Tabelle134.A3" office:value-type="string">
            <text:p text:style-name="P429">Clip / Clip <text:span text:style-name="T218">Graph Editor / View All</text:span></text:p>
          </table:table-cell>
          <table:table-cell table:style-name="Tabelle134.A3" office:value-type="string">
            <text:p text:style-name="P434">Home</text:p>
          </table:table-cell>
          <table:table-cell table:style-name="Tabelle134.E3" office:value-type="string">
            <text:p text:style-name="P175"/>
          </table:table-cell>
        </table:table-row>
        <table:table-row table:style-name="Tabelle134.1">
          <table:table-cell table:style-name="Tabelle134.A3" office:value-type="string">
            <text:p text:style-name="P434">View All. <text:span text:style-name="T219">Ndof device for 3dConnexion </text:span></text:p>
          </table:table-cell>
          <table:table-cell table:style-name="Tabelle134.A3" office:value-type="string">
            <text:p text:style-name="P403"/>
          </table:table-cell>
          <table:table-cell table:style-name="Tabelle134.A3" office:value-type="string">
            <text:p text:style-name="P429">Clip / Clip <text:span text:style-name="T218">Graph Editor / View All</text:span></text:p>
          </table:table-cell>
          <table:table-cell table:style-name="Tabelle134.A3" office:value-type="string">
            <text:p text:style-name="P434">NDOF Fit</text:p>
          </table:table-cell>
          <table:table-cell table:style-name="Tabelle134.E3" office:value-type="string">
            <text:p text:style-name="P434">Cannot test</text:p>
          </table:table-cell>
        </table:table-row>
        <table:table-row table:style-name="Tabelle134.1">
          <table:table-cell table:style-name="Tabelle134.A3" office:value-type="string">
            <text:p text:style-name="P434">Center Current Frame</text:p>
          </table:table-cell>
          <table:table-cell table:style-name="Tabelle134.A3" office:value-type="string">
            <text:p text:style-name="P429">Clip / <text:span text:style-name="T218">View / Center Current Frame</text:span></text:p>
          </table:table-cell>
          <table:table-cell table:style-name="Tabelle134.A3" office:value-type="string">
            <text:p text:style-name="P429">Clip / Clip <text:span text:style-name="T218">Graph Editor / Center Current Frame</text:span></text:p>
          </table:table-cell>
          <table:table-cell table:style-name="Tabelle134.A3" office:value-type="string">
            <text:p text:style-name="P434">Numpad ,</text:p>
          </table:table-cell>
          <table:table-cell table:style-name="Tabelle134.E3" office:value-type="string">
            <text:p text:style-name="P403"/>
          </table:table-cell>
        </table:table-row>
        <table:table-row table:style-name="Tabelle134.1">
          <table:table-cell table:style-name="Tabelle134.A3" office:value-type="string">
            <text:p text:style-name="P434">Context Toggle</text:p>
          </table:table-cell>
          <table:table-cell table:style-name="Tabelle134.A3" office:value-type="string">
            <text:p text:style-name="P403"/>
          </table:table-cell>
          <table:table-cell table:style-name="Tabelle134.A3" office:value-type="string">
            <text:p text:style-name="P429">Clip / Clip <text:span text:style-name="T218">Graph Editor / Context Toggle</text:span></text:p>
          </table:table-cell>
          <table:table-cell table:style-name="Tabelle134.A3" office:value-type="string">
            <text:p text:style-name="P434">L</text:p>
          </table:table-cell>
          <table:table-cell table:style-name="Tabelle134.E3" office:value-type="string">
            <text:p text:style-name="P176"/>
          </table:table-cell>
        </table:table-row>
        <table:table-row table:style-name="Tabelle134.1">
          <table:table-cell table:style-name="Tabelle134.A3" office:value-type="string">
            <text:p text:style-name="P434">Clear Track Path</text:p>
          </table:table-cell>
          <table:table-cell table:style-name="Tabelle134.A3" office:value-type="string">
            <text:p text:style-name="P403"/>
          </table:table-cell>
          <table:table-cell table:style-name="Tabelle134.A3" office:value-type="string">
            <text:p text:style-name="P429">Clip / Clip <text:span text:style-name="T218">Graph Editor / Clear Track Path</text:span></text:p>
          </table:table-cell>
          <table:table-cell table:style-name="Tabelle134.A3" office:value-type="string">
            <text:p text:style-name="P434">Alt T</text:p>
          </table:table-cell>
          <table:table-cell table:style-name="Tabelle134.E3" office:value-type="string">
            <text:p text:style-name="P403"/>
          </table:table-cell>
        </table:table-row>
        <table:table-row table:style-name="Tabelle134.1">
          <table:table-cell table:style-name="Tabelle134.A3" office:value-type="string">
            <text:p text:style-name="P434">Clear Track Path</text:p>
          </table:table-cell>
          <table:table-cell table:style-name="Tabelle134.A3" office:value-type="string">
            <text:p text:style-name="P403"/>
          </table:table-cell>
          <table:table-cell table:style-name="Tabelle134.A3" office:value-type="string">
            <text:p text:style-name="P429">Clip / Clip <text:span text:style-name="T218">Graph Editor / Clear Track Path</text:span></text:p>
          </table:table-cell>
          <table:table-cell table:style-name="Tabelle134.A3" office:value-type="string">
            <text:p text:style-name="P434">Shift <text:s/>T</text:p>
          </table:table-cell>
          <table:table-cell table:style-name="Tabelle134.E3" office:value-type="string">
            <text:p text:style-name="P403"/>
          </table:table-cell>
        </table:table-row>
        <table:table-row table:style-name="Tabelle134.1">
          <table:table-cell table:style-name="Tabelle134.A3" office:value-type="string">
            <text:p text:style-name="P434">Clear Track Path</text:p>
          </table:table-cell>
          <table:table-cell table:style-name="Tabelle134.A3" office:value-type="string">
            <text:p text:style-name="P403"/>
          </table:table-cell>
          <table:table-cell table:style-name="Tabelle134.A3" office:value-type="string">
            <text:p text:style-name="P429">Clip / Clip <text:span text:style-name="T218">Graph Editor / Clear Track Path</text:span></text:p>
          </table:table-cell>
          <table:table-cell table:style-name="Tabelle134.A3" office:value-type="string">
            <text:p text:style-name="P434">Shift Alt T</text:p>
          </table:table-cell>
          <table:table-cell table:style-name="Tabelle134.E3" office:value-type="string">
            <text:p text:style-name="P403"/>
          </table:table-cell>
        </table:table-row>
        <table:table-row table:style-name="Tabelle134.1">
          <table:table-cell table:style-name="Tabelle134.A3" office:value-type="string">
            <text:p text:style-name="P434">Disable Markers</text:p>
          </table:table-cell>
          <table:table-cell table:style-name="Tabelle134.A3" office:value-type="string">
            <text:p text:style-name="P403"/>
          </table:table-cell>
          <table:table-cell table:style-name="Tabelle134.A3" office:value-type="string">
            <text:p text:style-name="P429">Clip / Clip <text:span text:style-name="T218">Graph Editor / Disable Markers</text:span></text:p>
          </table:table-cell>
          <table:table-cell table:style-name="Tabelle134.A3" office:value-type="string">
            <text:p text:style-name="P434">Shift D</text:p>
          </table:table-cell>
          <table:table-cell table:style-name="Tabelle134.E3" office:value-type="string">
            <text:p text:style-name="P435"/>
          </table:table-cell>
        </table:table-row>
        <table:table-row table:style-name="Tabelle134.1">
          <table:table-cell table:style-name="Tabelle134.A3" office:value-type="string">
            <text:p text:style-name="P434">Translate</text:p>
          </table:table-cell>
          <table:table-cell table:style-name="Tabelle134.A3" office:value-type="string">
            <text:p text:style-name="P434">None</text:p>
          </table:table-cell>
          <table:table-cell table:style-name="Tabelle134.A3" office:value-type="string">
            <text:p text:style-name="P429">Clip / Clip <text:span text:style-name="T218">Graph Editor / Translate</text:span></text:p>
          </table:table-cell>
          <table:table-cell table:style-name="Tabelle134.A3" office:value-type="string">
            <text:p text:style-name="P434">W</text:p>
          </table:table-cell>
          <table:table-cell table:style-name="Tabelle134.E3" office:value-type="string">
            <text:p text:style-name="P176"/>
          </table:table-cell>
        </table:table-row>
        <table:table-row table:style-name="Tabelle134.1">
          <table:table-cell table:style-name="Tabelle134.A3" office:value-type="string">
            <text:p text:style-name="P434">Translate</text:p>
          </table:table-cell>
          <table:table-cell table:style-name="Tabelle134.A3" office:value-type="string">
            <text:p text:style-name="P403"/>
          </table:table-cell>
          <table:table-cell table:style-name="Tabelle134.A3" office:value-type="string">
            <text:p text:style-name="P429">Clip / Clip <text:span text:style-name="T218">Graph Editor / Translate</text:span></text:p>
          </table:table-cell>
          <table:table-cell table:style-name="Tabelle134.A3" office:value-type="string">
            <text:p text:style-name="P403"/>
          </table:table-cell>
          <table:table-cell table:style-name="Tabelle134.E3" office:value-type="string">
            <text:p text:style-name="P403"/>
          </table:table-cell>
        </table:table-row>
        <table:table-row table:style-name="Tabelle134.1">
          <table:table-cell table:style-name="Tabelle134.A3" office:value-type="string">
            <text:p text:style-name="P434">Resize</text:p>
          </table:table-cell>
          <table:table-cell table:style-name="Tabelle134.A3" office:value-type="string">
            <text:p text:style-name="P434">None</text:p>
          </table:table-cell>
          <table:table-cell table:style-name="Tabelle134.A3" office:value-type="string">
            <text:p text:style-name="P429">Clip / Clip <text:span text:style-name="T218">Graph Editor / Resize</text:span></text:p>
          </table:table-cell>
          <table:table-cell table:style-name="Tabelle134.A3" office:value-type="string">
            <text:p text:style-name="P434">R</text:p>
          </table:table-cell>
          <table:table-cell table:style-name="Tabelle134.E3" office:value-type="string">
            <text:p text:style-name="P176"/>
          </table:table-cell>
        </table:table-row>
        <table:table-row table:style-name="Tabelle134.1">
          <table:table-cell table:style-name="Tabelle134.A3" office:value-type="string">
            <text:p text:style-name="P434">Rotate</text:p>
          </table:table-cell>
          <table:table-cell table:style-name="Tabelle134.A3" office:value-type="string">
            <text:p text:style-name="P434">None</text:p>
          </table:table-cell>
          <table:table-cell table:style-name="Tabelle134.A3" office:value-type="string">
            <text:p text:style-name="P429">Clip / Clip <text:span text:style-name="T218">Graph Editor / Rotate</text:span></text:p>
          </table:table-cell>
          <table:table-cell table:style-name="Tabelle134.A3" office:value-type="string">
            <text:p text:style-name="P434">E</text:p>
          </table:table-cell>
          <table:table-cell table:style-name="Tabelle134.E3" office:value-type="string">
            <text:p text:style-name="P176"><text:bookmark-start text:name="__RefHeading___Toc29295_111300586100"/><text:bookmark-end text:name="__RefHeading___Toc29295_111300586100"/></text:p>
          </table:table-cell>
        </table:table-row>
      </table:table>
      <text:p text:style-name="P4"/>
      <table:table table:name="Tabelle137" table:style-name="Tabelle137">
        <table:table-column table:style-name="Tabelle137.A"/>
        <table:table-header-rows>
          <table:table-row table:style-name="Tabelle137.1">
            <table:table-cell table:style-name="Tabelle137.A1" office:value-type="string">
              <text:h text:style-name="P535" text:outline-level="1"><text:bookmark-start text:name="__RefHeading___Toc29295_111300586"/>Clip / Clip <text:span text:style-name="T218">Dopesheet Editor</text:span><text:bookmark-end text:name="__RefHeading___Toc29295_111300586"/></text:h>
            </table:table-cell>
          </table:table-row>
        </table:table-header-rows>
      </table:table>
      <text:p text:style-name="P4"/>
      <table:table table:name="Tabelle136" table:style-name="Tabelle136">
        <table:table-column table:style-name="Tabelle136.A"/>
        <table:table-column table:style-name="Tabelle136.B"/>
        <table:table-column table:style-name="Tabelle136.C"/>
        <table:table-column table:style-name="Tabelle136.D"/>
        <table:table-column table:style-name="Tabelle136.E"/>
        <table:table-header-rows>
          <table:table-row table:style-name="Tabelle136.1">
            <table:table-cell table:style-name="Tabelle136.A1" table:number-columns-spanned="5" office:value-type="string">
              <text:p text:style-name="P429">Clip / Clip <text:span text:style-name="T218">Dopesheet Edior</text:span></text:p>
            </table:table-cell>
            <table:covered-table-cell/>
            <table:covered-table-cell/>
            <table:covered-table-cell/>
            <table:covered-table-cell/>
          </table:table-row>
        </table:table-header-rows>
        <table:table-row table:style-name="Tabelle136.1">
          <table:table-cell table:style-name="Tabelle136.A2" office:value-type="string">
            <text:p text:style-name="P18">Function </text:p>
          </table:table-cell>
          <table:table-cell table:style-name="Tabelle136.A2" office:value-type="string">
            <text:p text:style-name="P18">Surface <text:span text:style-name="T6">menu </text:span>location<text:tab/></text:p>
          </table:table-cell>
          <table:table-cell table:style-name="Tabelle136.A2" office:value-type="string">
            <text:p text:style-name="P18">User Preferences location</text:p>
          </table:table-cell>
          <table:table-cell table:style-name="Tabelle136.A2" office:value-type="string">
            <text:p text:style-name="P18">Hotkey</text:p>
          </table:table-cell>
          <table:table-cell table:style-name="Tabelle136.E2" office:value-type="string">
            <text:p text:style-name="P18">Special note</text:p>
          </table:table-cell>
        </table:table-row>
        <table:table-row table:style-name="Tabelle136.1">
          <table:table-cell table:style-name="Tabelle136.A3" office:value-type="string">
            <text:p text:style-name="P436">Select Channel</text:p>
          </table:table-cell>
          <table:table-cell table:style-name="Tabelle136.A3" office:value-type="string">
            <text:p text:style-name="P517">None</text:p>
          </table:table-cell>
          <table:table-cell table:style-name="Tabelle136.A3" office:value-type="string">
            <text:p text:style-name="P429">Clip / Clip <text:span text:style-name="T218">Dopesheet Edior / </text:span></text:p>
          </table:table-cell>
          <table:table-cell table:style-name="Tabelle136.A3" office:value-type="string">
            <text:p text:style-name="P436">Action Mouse</text:p>
          </table:table-cell>
          <table:table-cell table:style-name="Tabelle136.E3" office:value-type="string">
            <text:p text:style-name="P189"><text:span text:style-name="T31">No menu entry.</text:span><text:span text:style-name="T32"> </text:span><text:span text:style-name="T34">Mouse Only action</text:span></text:p>
          </table:table-cell>
        </table:table-row>
        <text:soft-page-break/>
        <table:table-row table:style-name="Tabelle136.1">
          <table:table-cell table:style-name="Tabelle136.A3" office:value-type="string">
            <text:p text:style-name="P436">View All</text:p>
          </table:table-cell>
          <table:table-cell table:style-name="Tabelle136.A3" office:value-type="string">
            <text:p text:style-name="P197">???</text:p>
          </table:table-cell>
          <table:table-cell table:style-name="Tabelle136.A3" office:value-type="string">
            <text:p text:style-name="P429">Clip / Clip <text:span text:style-name="T218">Dopesheet Edior / </text:span></text:p>
          </table:table-cell>
          <table:table-cell table:style-name="Tabelle136.A3" office:value-type="string">
            <text:p text:style-name="P436">Home</text:p>
          </table:table-cell>
          <table:table-cell table:style-name="Tabelle136.E3" office:value-type="string">
            <text:p text:style-name="P195">Needs menu entry!</text:p>
          </table:table-cell>
        </table:table-row>
        <table:table-row table:style-name="Tabelle136.1">
          <table:table-cell table:style-name="Tabelle136.A3" office:value-type="string">
            <text:p text:style-name="P218">View All. <text:span text:style-name="T204">Ndof device for 3dConnexion </text:span></text:p>
          </table:table-cell>
          <table:table-cell table:style-name="Tabelle136.A3" office:value-type="string">
            <text:p text:style-name="P217">Clip / <text:span text:style-name="T218">View / Home</text:span></text:p>
          </table:table-cell>
          <table:table-cell table:style-name="Tabelle136.A3" office:value-type="string">
            <text:p text:style-name="P217">Clip / Clip <text:span text:style-name="T218">Dopesheet Edior / </text:span></text:p>
          </table:table-cell>
          <table:table-cell table:style-name="Tabelle136.A3" office:value-type="string">
            <text:p text:style-name="P218">NDOF View</text:p>
          </table:table-cell>
          <table:table-cell table:style-name="Tabelle136.E3" office:value-type="string">
            <text:p text:style-name="P218">Cannot Test</text:p>
          </table:table-cell>
        </table:table-row>
      </table:table>
      <text:p text:style-name="P6"/>
      <text:p text:style-name="P6"/>
      <table:table table:name="Tabelle13" table:style-name="Tabelle13">
        <table:table-column table:style-name="Tabelle13.A"/>
        <table:table-header-rows>
          <table:table-row table:style-name="Tabelle13.1">
            <table:table-cell table:style-name="Tabelle13.A1" office:value-type="string">
              <text:h text:style-name="P545" text:outline-level="1"><text:bookmark-start text:name="__RefHeading___Toc24718_2648516424"/>Grease Pencil / Grease Pencil(Global)<text:bookmark-end text:name="__RefHeading___Toc24718_2648516424"/></text:h>
            </table:table-cell>
          </table:table-row>
        </table:table-header-rows>
      </table:table>
      <text:p text:style-name="P6"/>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style-name="Tabelle12.1">
            <table:table-cell table:style-name="Tabelle12.A1" table:number-columns-spanned="5" office:value-type="string">
              <text:p text:style-name="P455">Grease Pencil / Grease Pencil(Global) - Grease Pencil hotkeys<text:span text:style-name="T60"> general</text:span></text:p>
            </table:table-cell>
            <table:covered-table-cell/>
            <table:covered-table-cell/>
            <table:covered-table-cell/>
            <table:covered-table-cell/>
          </table:table-row>
        </table:table-header-rows>
        <table:table-row table:style-name="Tabelle12.1">
          <table:table-cell table:style-name="Tabelle12.A2" office:value-type="string">
            <text:p text:style-name="P19">Function </text:p>
          </table:table-cell>
          <table:table-cell table:style-name="Tabelle12.A2" office:value-type="string">
            <text:p text:style-name="P19">Surface <text:span text:style-name="T6">menu </text:span>location<text:tab/></text:p>
          </table:table-cell>
          <table:table-cell table:style-name="Tabelle12.A2" office:value-type="string">
            <text:p text:style-name="P19">User Preferences location</text:p>
          </table:table-cell>
          <table:table-cell table:style-name="Tabelle12.A2" office:value-type="string">
            <text:p text:style-name="P19">Hotkey</text:p>
          </table:table-cell>
          <table:table-cell table:style-name="Tabelle12.E2" office:value-type="string">
            <text:p text:style-name="P19">Special note</text:p>
          </table:table-cell>
        </table:table-row>
        <table:table-row table:style-name="Tabelle12.1">
          <table:table-cell table:style-name="Tabelle12.A3" office:value-type="string">
            <text:p text:style-name="P459">Grease Pencil draw</text:p>
          </table:table-cell>
          <table:table-cell table:style-name="Tabelle12.B3" office:value-type="string">
            <text:p text:style-name="P235">None</text:p>
          </table:table-cell>
          <table:table-cell table:style-name="Tabelle12.C3" office:value-type="string">
            <text:p text:style-name="P455">Grease Pencil / Grease Pencil(Global) <text:span text:style-name="T60">/ Grease Pencil draw</text:span></text:p>
          </table:table-cell>
          <table:table-cell table:style-name="Tabelle12.D3" office:value-type="string">
            <text:p text:style-name="P459">D LMB</text:p>
          </table:table-cell>
          <table:table-cell table:style-name="Tabelle12.E3" office:value-type="string">
            <text:p text:style-name="P190"><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9">Grease Pencil draw</text:p>
          </table:table-cell>
          <table:table-cell table:style-name="Tabelle12.B10" office:value-type="string">
            <text:p text:style-name="P235">None</text:p>
          </table:table-cell>
          <table:table-cell table:style-name="Tabelle12.C10" office:value-type="string">
            <text:p text:style-name="P455">Grease Pencil / Grease Pencil(Global) <text:span text:style-name="T60">/ Grease Pencil draw</text:span></text:p>
          </table:table-cell>
          <table:table-cell table:style-name="Tabelle12.D10" office:value-type="string">
            <text:p text:style-name="P459">Ctrl D LMB</text:p>
          </table:table-cell>
          <table:table-cell table:style-name="Tabelle12.E10" office:value-type="string">
            <text:p text:style-name="P190"><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9">Grease Pencil draw</text:p>
          </table:table-cell>
          <table:table-cell table:style-name="Tabelle12.B10" office:value-type="string">
            <text:p text:style-name="P235">None</text:p>
          </table:table-cell>
          <table:table-cell table:style-name="Tabelle12.C10" office:value-type="string">
            <text:p text:style-name="P455">Grease Pencil / Grease Pencil(Global) <text:span text:style-name="T60">/ Grease Pencil draw</text:span></text:p>
          </table:table-cell>
          <table:table-cell table:style-name="Tabelle12.D10" office:value-type="string">
            <text:p text:style-name="P459">Ctrl D RMB</text:p>
          </table:table-cell>
          <table:table-cell table:style-name="Tabelle12.E10" office:value-type="string">
            <text:p text:style-name="P190"><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9">Grease Pencil draw</text:p>
          </table:table-cell>
          <table:table-cell table:style-name="Tabelle12.B10" office:value-type="string">
            <text:p text:style-name="P235">None</text:p>
          </table:table-cell>
          <table:table-cell table:style-name="Tabelle12.C10" office:value-type="string">
            <text:p text:style-name="P455">Grease Pencil / Grease Pencil(Global) <text:span text:style-name="T60">/ Grease Pencil draw</text:span></text:p>
          </table:table-cell>
          <table:table-cell table:style-name="Tabelle12.D10" office:value-type="string">
            <text:p text:style-name="P459">D RMB</text:p>
          </table:table-cell>
          <table:table-cell table:style-name="Tabelle12.E10" office:value-type="string">
            <text:p text:style-name="P190"><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60">Grease Pencil draw</text:p>
          </table:table-cell>
          <table:table-cell table:style-name="Tabelle12.B10" office:value-type="string">
            <text:p text:style-name="P493">None</text:p>
          </table:table-cell>
          <table:table-cell table:style-name="Tabelle12.C10" office:value-type="string">
            <text:p text:style-name="P456">Grease Pencil / Grease Pencil(Global) <text:span text:style-name="T60">/ Grease Pencil draw</text:span></text:p>
          </table:table-cell>
          <table:table-cell table:style-name="Tabelle12.D10" office:value-type="string">
            <text:p text:style-name="P493">Eraser</text:p>
          </table:table-cell>
          <table:table-cell table:style-name="Tabelle12.E10" office:value-type="string">
            <text:p text:style-name="P493">Event mapping Eraser</text:p>
          </table:table-cell>
        </table:table-row>
        <table:table-row table:style-name="Tabelle12.1">
          <table:table-cell table:style-name="Tabelle12.A10" office:value-type="string">
            <text:p text:style-name="P459">Context Toggle</text:p>
          </table:table-cell>
          <table:table-cell table:style-name="Tabelle12.B10" office:value-type="string">
            <text:p text:style-name="P518">Header / Mode Menu</text:p>
          </table:table-cell>
          <table:table-cell table:style-name="Tabelle12.C10" office:value-type="string">
            <text:p text:style-name="P455">Grease Pencil / Grease Pencil(Global) <text:span text:style-name="T60">/ Context Toggle</text:span></text:p>
          </table:table-cell>
          <table:table-cell table:style-name="Tabelle12.D10" office:value-type="string">
            <text:p text:style-name="P459">D Tab</text:p>
          </table:table-cell>
          <table:table-cell table:style-name="Tabelle12.E10" office:value-type="string">
            <text:p text:style-name="P518">This one is a mode!</text:p>
          </table:table-cell>
        </table:table-row>
        <table:table-row table:style-name="Tabelle12.1">
          <table:table-cell table:style-name="Tabelle12.A10" office:value-type="string">
            <text:p text:style-name="P459">Calls a Pie Menu</text:p>
          </table:table-cell>
          <table:table-cell table:style-name="Tabelle12.B10" office:value-type="string">
            <text:p text:style-name="P459">None</text:p>
          </table:table-cell>
          <table:table-cell table:style-name="Tabelle12.C10" office:value-type="string">
            <text:p text:style-name="P455">Grease Pencil / Grease Pencil(Global) <text:span text:style-name="T60">/ Call Pie Menu</text:span></text:p>
          </table:table-cell>
          <table:table-cell table:style-name="Tabelle12.D10" office:value-type="string">
            <text:p text:style-name="P459">D Q</text:p>
          </table:table-cell>
          <table:table-cell table:style-name="Tabelle12.E10" office:value-type="string">
            <text:p text:style-name="P190"><text:span text:style-name="T31">No menu entry.</text:span><text:span text:style-name="T32"> </text:span><text:span text:style-name="T36">Calls a Pie menu</text:span></text:p>
          </table:table-cell>
        </table:table-row>
        <table:table-row table:style-name="Tabelle12.1">
          <table:table-cell table:style-name="Tabelle12.A10" office:value-type="string">
            <text:p text:style-name="P459">Calls a Pie Menu</text:p>
          </table:table-cell>
          <table:table-cell table:style-name="Tabelle12.B10" office:value-type="string">
            <text:p text:style-name="P459">None</text:p>
          </table:table-cell>
          <table:table-cell table:style-name="Tabelle12.C10" office:value-type="string">
            <text:p text:style-name="P455">Grease Pencil / Grease Pencil(Global) <text:span text:style-name="T60">/ Call Pie Menu</text:span></text:p>
          </table:table-cell>
          <table:table-cell table:style-name="Tabelle12.D10" office:value-type="string">
            <text:p text:style-name="P459">D W</text:p>
          </table:table-cell>
          <table:table-cell table:style-name="Tabelle12.E10" office:value-type="string">
            <text:p text:style-name="P190"><text:span text:style-name="T31">No menu entry.</text:span><text:span text:style-name="T32"> </text:span><text:span text:style-name="T36">Calls a Pie menu</text:span></text:p>
          </table:table-cell>
        </table:table-row>
        <table:table-row table:style-name="Tabelle12.1">
          <table:table-cell table:style-name="Tabelle12.A11" office:value-type="string">
            <text:p text:style-name="P81">Add Blank Frame</text:p>
          </table:table-cell>
          <table:table-cell table:style-name="Tabelle12.B11" office:value-type="string">
            <text:p text:style-name="P111">G-Pencil tab / Grease Pencil panel / Insert</text:p>
          </table:table-cell>
          <table:table-cell table:style-name="Tabelle12.C11" office:value-type="string">
            <text:p text:style-name="P70">Grease Pencil<text:span text:style-name="T61"> /</text:span>Grease Pencil <text:span text:style-name="T62">Stroke edit mode / Add Blank Frame</text:span></text:p>
          </table:table-cell>
          <table:table-cell table:style-name="Tabelle12.D11" office:value-type="string">
            <text:p text:style-name="P81">D B</text:p>
          </table:table-cell>
          <table:table-cell table:style-name="Tabelle12.E11" office:value-type="string">
            <text:p text:style-name="P109"/>
          </table:table-cell>
        </table:table-row>
      </table:table>
      <text:p text:style-name="P6"/>
      <text:p text:style-name="P6"/>
      <table:table table:name="Tabelle15" table:style-name="Tabelle15">
        <table:table-column table:style-name="Tabelle15.A"/>
        <table:table-header-rows>
          <table:table-row table:style-name="Tabelle15.1">
            <table:table-cell table:style-name="Tabelle15.A1" office:value-type="string">
              <text:h text:style-name="P545" text:outline-level="1"><text:bookmark-start text:name="__RefHeading___Toc24720_2648516424"/>Grease Pencil <text:span text:style-name="T64">/</text:span> Grease Pencil <text:span text:style-name="T62">in Stroke edit mode</text:span><text:bookmark-end text:name="__RefHeading___Toc24720_2648516424"/></text:h>
            </table:table-cell>
          </table:table-row>
        </table:table-header-rows>
      </table:table>
      <text:p text:style-name="P6"/>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style-name="Tabelle14.1">
            <table:table-cell table:style-name="Tabelle14.A1" table:number-columns-spanned="5" office:value-type="string">
              <text:p text:style-name="P455">Grease Pencil - Grease Pencil <text:span text:style-name="T62">in Stroke edit mode. This hotkeys and menus are just available when you are in Edit Strokes mode.</text:span></text:p>
            </table:table-cell>
            <table:covered-table-cell/>
            <table:covered-table-cell/>
            <table:covered-table-cell/>
            <table:covered-table-cell/>
          </table:table-row>
        </table:table-header-rows>
        <table:table-row table:style-name="Tabelle14.1">
          <table:table-cell table:style-name="Tabelle14.A2" office:value-type="string">
            <text:p text:style-name="P19">Function </text:p>
          </table:table-cell>
          <table:table-cell table:style-name="Tabelle14.A2" office:value-type="string">
            <text:p text:style-name="P19">Surface <text:span text:style-name="T6">menu </text:span>location<text:tab/></text:p>
          </table:table-cell>
          <table:table-cell table:style-name="Tabelle14.A2" office:value-type="string">
            <text:p text:style-name="P19">User Preferences location</text:p>
          </table:table-cell>
          <table:table-cell table:style-name="Tabelle14.A2" office:value-type="string">
            <text:p text:style-name="P19">Hotkey</text:p>
          </table:table-cell>
          <table:table-cell table:style-name="Tabelle14.E2" office:value-type="string">
            <text:p text:style-name="P19">Special note</text:p>
          </table:table-cell>
        </table:table-row>
        <table:table-row table:style-name="Tabelle14.1">
          <table:table-cell table:style-name="Tabelle14.A11" office:value-type="string">
            <text:p text:style-name="P84">Strokes Edit Mode Toggle</text:p>
          </table:table-cell>
          <table:table-cell table:style-name="Tabelle14.B11" office:value-type="string">
            <text:p text:style-name="P82">None</text:p>
          </table:table-cell>
          <table:table-cell table:style-name="Tabelle14.C11" office:value-type="string">
            <text:p text:style-name="P457">Grease Pencil<text:span text:style-name="T61"> /</text:span>Grease Pencil <text:span text:style-name="T62">Stroke edit mode / </text:span><text:span text:style-name="T24">Strokes Edit Mode Toggle</text:span></text:p>
          </table:table-cell>
          <table:table-cell table:style-name="Tabelle14.D11" office:value-type="string">
            <text:p text:style-name="P494">Tab</text:p>
          </table:table-cell>
          <table:table-cell table:style-name="Tabelle14.E11" office:value-type="string">
            <text:p text:style-name="P97">This one is a mode!</text:p>
          </table:table-cell>
        </table:table-row>
        <table:table-row table:style-name="Tabelle14.1">
          <table:table-cell table:style-name="Tabelle14.A11" office:value-type="string">
            <text:p text:style-name="P84">Call Pie Menu<text:span text:style-name="T253">.</text:span></text:p>
          </table:table-cell>
          <table:table-cell table:style-name="Tabelle14.B11" office:value-type="string">
            <text:p text:style-name="P82">None</text:p>
          </table:table-cell>
          <table:table-cell table:style-name="Tabelle14.C11" office:value-type="string">
            <text:p text:style-name="P457">Grease Pencil<text:span text:style-name="T61"> /</text:span>Grease Pencil <text:span text:style-name="T62">Stroke edit mode / </text:span><text:span text:style-name="T24">Call Pie Menu</text:span></text:p>
          </table:table-cell>
          <table:table-cell table:style-name="Tabelle14.D11" office:value-type="string">
            <text:p text:style-name="P494">D E</text:p>
          </table:table-cell>
          <table:table-cell table:style-name="Tabelle14.E11" office:value-type="string">
            <text:p text:style-name="P190"><text:span text:style-name="T31">No menu entry.</text:span><text:span text:style-name="T32"> </text:span><text:span text:style-name="T36">Calls a Pie menu</text:span></text:p>
          </table:table-cell>
        </table:table-row>
        <table:table-row table:style-name="Tabelle14.1">
          <table:table-cell table:style-name="Tabelle14.A11" office:value-type="string">
            <text:p text:style-name="P84">Radial Control for pencil strength</text:p>
          </table:table-cell>
          <table:table-cell table:style-name="Tabelle14.B11" office:value-type="string">
            <text:p text:style-name="P82">None</text:p>
          </table:table-cell>
          <table:table-cell table:style-name="Tabelle14.C11" office:value-type="string">
            <text:p text:style-name="P457">Grease Pencil<text:span text:style-name="T61"> /</text:span>Grease Pencil <text:span text:style-name="T62">Stroke edit mode / </text:span><text:span text:style-name="T24">Radial Control</text:span></text:p>
          </table:table-cell>
          <table:table-cell table:style-name="Tabelle14.D11" office:value-type="string">
            <text:p text:style-name="P494">Ctrl F</text:p>
          </table:table-cell>
          <table:table-cell table:style-name="Tabelle14.E11" office:value-type="string">
            <text:p text:style-name="P190"><text:span text:style-name="T31">No menu entry.</text:span><text:span text:style-name="T32"> </text:span></text:p>
          </table:table-cell>
        </table:table-row>
        <table:table-row table:style-name="Tabelle14.1">
          <table:table-cell table:style-name="Tabelle14.A11" office:value-type="string">
            <text:p text:style-name="P84">Grease Pencil Interpolation</text:p>
          </table:table-cell>
          <table:table-cell table:style-name="Tabelle14.B11" office:value-type="string">
            <text:p text:style-name="P82">None</text:p>
          </table:table-cell>
          <table:table-cell table:style-name="Tabelle14.C11" office:value-type="string">
            <text:p text:style-name="P457">Grease Pencil<text:span text:style-name="T61"> /</text:span>Grease Pencil <text:span text:style-name="T62">Stroke edit mode / </text:span><text:span text:style-name="T24">Grease Pencil Interpolation</text:span></text:p>
          </table:table-cell>
          <table:table-cell table:style-name="Tabelle14.D11" office:value-type="string">
            <text:p text:style-name="P494">Ctrl Alt E</text:p>
          </table:table-cell>
          <table:table-cell table:style-name="Tabelle14.E11" office:value-type="string">
            <text:p text:style-name="P190"><text:span text:style-name="T31">No menu entry.</text:span><text:span text:style-name="T32"> </text:span></text:p>
          </table:table-cell>
        </table:table-row>
        <text:soft-page-break/>
        <table:table-row table:style-name="Tabelle14.1">
          <table:table-cell table:style-name="Tabelle14.A11" office:value-type="string">
            <text:p text:style-name="P84">Interpolate Sequence</text:p>
          </table:table-cell>
          <table:table-cell table:style-name="Tabelle14.B11" office:value-type="string">
            <text:p text:style-name="P82">None</text:p>
          </table:table-cell>
          <table:table-cell table:style-name="Tabelle14.C11" office:value-type="string">
            <text:p text:style-name="P457">Grease Pencil<text:span text:style-name="T61"> /</text:span>Grease Pencil <text:span text:style-name="T62">Stroke edit mode / </text:span><text:span text:style-name="T24">Interpolate Sequence</text:span></text:p>
          </table:table-cell>
          <table:table-cell table:style-name="Tabelle14.D11" office:value-type="string">
            <text:p text:style-name="P494">Shift Ctrl E</text:p>
          </table:table-cell>
          <table:table-cell table:style-name="Tabelle14.E11" office:value-type="string">
            <text:p text:style-name="P190"><text:span text:style-name="T31">No menu entry.</text:span><text:span text:style-name="T32"> </text:span></text:p>
          </table:table-cell>
        </table:table-row>
        <table:table-row table:style-name="Tabelle14.1">
          <table:table-cell table:style-name="Tabelle14.A8" office:value-type="string">
            <text:p text:style-name="P84">Stroke Sculpt</text:p>
          </table:table-cell>
          <table:table-cell table:style-name="Tabelle14.B8" office:value-type="string">
            <text:p text:style-name="P82">None</text:p>
          </table:table-cell>
          <table:table-cell table:style-name="Tabelle14.C8" office:value-type="string">
            <text:p text:style-name="P457">Grease Pencil<text:span text:style-name="T61"> /</text:span>Grease Pencil <text:span text:style-name="T62">Stroke edit mode / </text:span><text:span text:style-name="T24">Stroke Sculpt</text:span></text:p>
          </table:table-cell>
          <table:table-cell table:style-name="Tabelle14.D8" office:value-type="string">
            <text:p text:style-name="P494"><text:span text:style-name="T263">S</text:span> Left Mouse</text:p>
          </table:table-cell>
          <table:table-cell table:style-name="Tabelle14.E8" office:value-type="string">
            <text:p text:style-name="P190"><text:span text:style-name="T31">No menu entry.</text:span><text:span text:style-name="T32"> </text:span><text:span text:style-name="T34">Mouse Only action</text:span></text:p>
          </table:table-cell>
        </table:table-row>
        <table:table-row table:style-name="Tabelle14.1">
          <table:table-cell table:style-name="Tabelle14.A9" office:value-type="string">
            <text:p text:style-name="P84">Stroke Sculpt</text:p>
          </table:table-cell>
          <table:table-cell table:style-name="Tabelle14.B9" office:value-type="string">
            <text:p text:style-name="P110">Tool Shelf / G-Pencil tab / Sculpt Strokes Panel / Sculpt Strokes</text:p>
          </table:table-cell>
          <table:table-cell table:style-name="Tabelle14.C9" office:value-type="string">
            <text:p text:style-name="P457">Grease Pencil<text:span text:style-name="T61"> /</text:span>Grease Pencil <text:span text:style-name="T62">Stroke edit mode / </text:span><text:span text:style-name="T24">Stroke Sculpt</text:span></text:p>
          </table:table-cell>
          <table:table-cell table:style-name="Tabelle14.D9" office:value-type="string">
            <text:p text:style-name="P494"><text:span text:style-name="T263">S</text:span> Left Mouse</text:p>
          </table:table-cell>
          <table:table-cell table:style-name="Tabelle14.E9" office:value-type="string">
            <text:p text:style-name="P106"/>
          </table:table-cell>
        </table:table-row>
        <table:table-row table:style-name="Tabelle14.1">
          <table:table-cell table:style-name="Tabelle14.A10" office:value-type="string">
            <text:p text:style-name="P84">Radial Control </text:p>
          </table:table-cell>
          <table:table-cell table:style-name="Tabelle14.B10" office:value-type="string">
            <text:p text:style-name="P463"/>
          </table:table-cell>
          <table:table-cell table:style-name="Tabelle14.C10" office:value-type="string">
            <text:p text:style-name="P457">Grease Pencil<text:span text:style-name="T61"> /</text:span>Grease Pencil <text:span text:style-name="T62">Stroke edit mode / </text:span><text:span text:style-name="T24">Radial Control </text:span></text:p>
          </table:table-cell>
          <table:table-cell table:style-name="Tabelle14.D10" office:value-type="string">
            <text:p text:style-name="P494">Shift F</text:p>
          </table:table-cell>
          <table:table-cell table:style-name="Tabelle14.E10" office:value-type="string">
            <text:p text:style-name="P190"><text:span text:style-name="T31">No menu entry.</text:span><text:span text:style-name="T32"> </text:span><text:span text:style-name="T34">Mouse Only action</text:span></text:p>
          </table:table-cell>
        </table:table-row>
        <table:table-row table:style-name="Tabelle14.1">
          <table:table-cell table:style-name="Tabelle14.A11" office:value-type="string">
            <text:p text:style-name="P83">Calls a radial control menu when Edit strokes Enable editing is active and pressing F. </text:p>
          </table:table-cell>
          <table:table-cell table:style-name="Tabelle14.B11" office:value-type="string">
            <text:p text:style-name="P463">None</text:p>
          </table:table-cell>
          <table:table-cell table:style-name="Tabelle14.C11" office:value-type="string">
            <text:p text:style-name="P455">Grease Pencil<text:span text:style-name="T61"> /</text:span>Grease Pencil <text:span text:style-name="T62">Stroke edit mode / Radial Control </text:span></text:p>
          </table:table-cell>
          <table:table-cell table:style-name="Tabelle14.D11" office:value-type="string">
            <text:p text:style-name="P463">F</text:p>
          </table:table-cell>
          <table:table-cell table:style-name="Tabelle14.E11" office:value-type="string">
            <text:p text:style-name="P237">It's for proportional editing. Select one vertice of the greasepencil, and that will define the influence of the proportional editing. </text:p>
          </table:table-cell>
        </table:table-row>
        <table:table-row table:style-name="Tabelle14.1">
          <table:table-cell table:style-name="Tabelle14.A12" office:value-type="string">
            <text:p text:style-name="P84">Select / Deselect all</text:p>
          </table:table-cell>
          <table:table-cell table:style-name="Tabelle14.B12" office:value-type="string">
            <text:p text:style-name="P68">3D View / Tool Shelf /<text:span text:style-name="T253"> Select / (De) Select all</text:span></text:p>
          </table:table-cell>
          <table:table-cell table:style-name="Tabelle14.C12" office:value-type="string">
            <text:p text:style-name="P455">Grease Pencil<text:span text:style-name="T61"> /</text:span>Grease Pencil <text:span text:style-name="T62">Stroke edit mode / (De)select all strokes</text:span></text:p>
          </table:table-cell>
          <table:table-cell table:style-name="Tabelle14.D12" office:value-type="string">
            <text:p text:style-name="P494">A</text:p>
          </table:table-cell>
          <table:table-cell table:style-name="Tabelle14.E12" office:value-type="string">
            <text:p text:style-name="P237"/>
          </table:table-cell>
        </table:table-row>
        <table:table-row table:style-name="Tabelle14.1">
          <table:table-cell table:style-name="Tabelle14.A21" office:value-type="string">
            <text:p text:style-name="P463">Inverts the current selection</text:p>
          </table:table-cell>
          <table:table-cell table:style-name="Tabelle14.B21" office:value-type="string">
            <text:p text:style-name="P67">3D View / Tool Shelf / Grease Pencil Tab / Edit Strokes panel /<text:span text:style-name="T63"> Inverse</text:span></text:p>
          </table:table-cell>
          <table:table-cell table:style-name="Tabelle14.C21" office:value-type="string">
            <text:p text:style-name="P455">Grease Pencil<text:span text:style-name="T61"> /</text:span>Grease Pencil <text:span text:style-name="T62">Stroke edit mode / (De)select all strokes</text:span></text:p>
          </table:table-cell>
          <table:table-cell table:style-name="Tabelle14.D21" office:value-type="string">
            <text:p text:style-name="P463">Ctrl I</text:p>
          </table:table-cell>
          <table:table-cell table:style-name="Tabelle14.E21" office:value-type="string">
            <text:p text:style-name="P179"/>
          </table:table-cell>
        </table:table-row>
        <table:table-row table:style-name="Tabelle14.1">
          <table:table-cell table:style-name="Tabelle14.A21" office:value-type="string">
            <text:p text:style-name="P464">Circle Select</text:p>
          </table:table-cell>
          <table:table-cell table:style-name="Tabelle14.B21" office:value-type="string">
            <text:p text:style-name="P67">3D View / Tool Shelf / Grease Pencil Tab / Edit Strokes panel /<text:span text:style-name="T63"> Circle Select button</text:span></text:p>
          </table:table-cell>
          <table:table-cell table:style-name="Tabelle14.C21" office:value-type="string">
            <text:p text:style-name="P455">Grease Pencil<text:span text:style-name="T61"> /</text:span>Grease Pencil <text:span text:style-name="T62">Stroke edit mode / <text:s/></text:span><text:span text:style-name="T11">Circle Select</text:span></text:p>
          </table:table-cell>
          <table:table-cell table:style-name="Tabelle14.D21" office:value-type="string">
            <text:p text:style-name="P30">G</text:p>
          </table:table-cell>
          <table:table-cell table:style-name="Tabelle14.E21" office:value-type="string">
            <text:p text:style-name="P454"/>
          </table:table-cell>
        </table:table-row>
        <table:table-row table:style-name="Tabelle14.1">
          <table:table-cell table:style-name="Tabelle14.A21" office:value-type="string">
            <text:p text:style-name="P464">Border Select</text:p>
          </table:table-cell>
          <table:table-cell table:style-name="Tabelle14.B21" office:value-type="string">
            <text:p text:style-name="P67">3D View / Tool Shelf / Grease Pencil Tab / Edit Strokes panel /<text:span text:style-name="T63"> Border Select button</text:span></text:p>
          </table:table-cell>
          <table:table-cell table:style-name="Tabelle14.C21" office:value-type="string">
            <text:p text:style-name="P455">Grease Pencil<text:span text:style-name="T61"> /</text:span>Grease Pencil <text:span text:style-name="T62">Stroke edit mode / <text:s/></text:span><text:span text:style-name="T11">Border Select</text:span></text:p>
          </table:table-cell>
          <table:table-cell table:style-name="Tabelle14.D21" office:value-type="string">
            <text:p text:style-name="P464">B</text:p>
          </table:table-cell>
          <table:table-cell table:style-name="Tabelle14.E21" office:value-type="string">
            <text:p text:style-name="P454"/>
          </table:table-cell>
        </table:table-row>
        <table:table-row table:style-name="Tabelle14.1">
          <table:table-cell table:style-name="Tabelle14.A21" office:value-type="string">
            <text:p text:style-name="P464">Lasso select strokes<text:span text:style-name="T65"> Event mapping</text:span></text:p>
          </table:table-cell>
          <table:table-cell table:style-name="Tabelle14.B21" office:value-type="string">
            <text:p text:style-name="P464">None</text:p>
          </table:table-cell>
          <table:table-cell table:style-name="Tabelle14.C21" office:value-type="string">
            <text:p text:style-name="P455">Grease Pencil<text:span text:style-name="T61"> /</text:span>Grease Pencil <text:span text:style-name="T62">Stroke edit mode / Lasso select strokes</text:span></text:p>
          </table:table-cell>
          <table:table-cell table:style-name="Tabelle14.D21" office:value-type="string">
            <text:p text:style-name="P464"/>
          </table:table-cell>
          <table:table-cell table:style-name="Tabelle14.E21" office:value-type="string">
            <text:p text:style-name="P461">Event mapping Tweak</text:p>
          </table:table-cell>
        </table:table-row>
        <table:table-row table:style-name="Tabelle14.1">
          <table:table-cell table:style-name="Tabelle14.A21" office:value-type="string">
            <text:p text:style-name="P464">Lasso select strokes<text:span text:style-name="T65"> Event mapping</text:span></text:p>
          </table:table-cell>
          <table:table-cell table:style-name="Tabelle14.B21" office:value-type="string">
            <text:p text:style-name="P464">None</text:p>
          </table:table-cell>
          <table:table-cell table:style-name="Tabelle14.C21" office:value-type="string">
            <text:p text:style-name="P455">Grease Pencil<text:span text:style-name="T61"> /</text:span>Grease Pencil <text:span text:style-name="T62">Stroke edit mode / Lasso select strokes</text:span></text:p>
          </table:table-cell>
          <table:table-cell table:style-name="Tabelle14.D21" office:value-type="string">
            <text:p text:style-name="P464"/>
          </table:table-cell>
          <table:table-cell table:style-name="Tabelle14.E21" office:value-type="string">
            <text:p text:style-name="P461">Event mapping Tweak</text:p>
          </table:table-cell>
        </table:table-row>
        <table:table-row table:style-name="Tabelle14.1">
          <table:table-cell table:style-name="Tabelle14.A21" office:value-type="string">
            <text:p text:style-name="P464">Lasso select strokes<text:span text:style-name="T65"> Event mapping</text:span></text:p>
          </table:table-cell>
          <table:table-cell table:style-name="Tabelle14.B21" office:value-type="string">
            <text:p text:style-name="P464">None</text:p>
          </table:table-cell>
          <table:table-cell table:style-name="Tabelle14.C21" office:value-type="string">
            <text:p text:style-name="P455">Grease Pencil<text:span text:style-name="T61"> /</text:span>Grease Pencil <text:span text:style-name="T62">Stroke edit mode / Lasso select strokes</text:span></text:p>
          </table:table-cell>
          <table:table-cell table:style-name="Tabelle14.D21" office:value-type="string">
            <text:p text:style-name="P464"/>
          </table:table-cell>
          <table:table-cell table:style-name="Tabelle14.E21" office:value-type="string">
            <text:p text:style-name="P461">Event mapping Tweak</text:p>
          </table:table-cell>
        </table:table-row>
        <table:table-row table:style-name="Tabelle14.1">
          <table:table-cell table:style-name="Tabelle14.A21" office:value-type="string">
            <text:p text:style-name="P464">Lasso select strokes <text:span text:style-name="T65">Event mapping</text:span></text:p>
          </table:table-cell>
          <table:table-cell table:style-name="Tabelle14.B21" office:value-type="string">
            <text:p text:style-name="P464">None</text:p>
          </table:table-cell>
          <table:table-cell table:style-name="Tabelle14.C21" office:value-type="string">
            <text:p text:style-name="P455">Grease Pencil<text:span text:style-name="T61"> /</text:span>Grease Pencil <text:span text:style-name="T62">Stroke edit mode / Lasso select strokes </text:span></text:p>
          </table:table-cell>
          <table:table-cell table:style-name="Tabelle14.D21" office:value-type="string">
            <text:p text:style-name="P464"/>
          </table:table-cell>
          <table:table-cell table:style-name="Tabelle14.E21" office:value-type="string">
            <text:p text:style-name="P461">Event mapping Tweak</text:p>
          </table:table-cell>
        </table:table-row>
        <table:table-row table:style-name="Tabelle14.1">
          <table:table-cell table:style-name="Tabelle14.A21" office:value-type="string">
            <text:p text:style-name="P464">Select knot, This deselects the other selected knots</text:p>
          </table:table-cell>
          <table:table-cell table:style-name="Tabelle14.B21" office:value-type="string">
            <text:p text:style-name="P464">None</text:p>
          </table:table-cell>
          <table:table-cell table:style-name="Tabelle14.C21" office:value-type="string">
            <text:p text:style-name="P455">Grease Pencil<text:span text:style-name="T61"> /</text:span>Grease Pencil <text:span text:style-name="T62">Stroke edit mode / Select </text:span></text:p>
          </table:table-cell>
          <table:table-cell table:style-name="Tabelle14.D21" office:value-type="string">
            <text:p text:style-name="P464">Select Mouse</text:p>
          </table:table-cell>
          <table:table-cell table:style-name="Tabelle14.E21" office:value-type="string">
            <text:p text:style-name="P190"><text:span text:style-name="T31">No menu entry.</text:span><text:span text:style-name="T32"> </text:span><text:span text:style-name="T34">Mouse Only action</text:span></text:p>
          </table:table-cell>
        </table:table-row>
        <table:table-row table:style-name="Tabelle14.1">
          <table:table-cell table:style-name="Tabelle14.A21" office:value-type="string">
            <text:p text:style-name="P464">Adds the selection to the current selection</text:p>
          </table:table-cell>
          <table:table-cell table:style-name="Tabelle14.B21" office:value-type="string">
            <text:p text:style-name="P464">None</text:p>
          </table:table-cell>
          <table:table-cell table:style-name="Tabelle14.C21" office:value-type="string">
            <text:p text:style-name="P455">Grease Pencil<text:span text:style-name="T61"> /</text:span>Grease Pencil <text:span text:style-name="T62">Stroke edit mode / Select </text:span></text:p>
          </table:table-cell>
          <table:table-cell table:style-name="Tabelle14.D21" office:value-type="string">
            <text:p text:style-name="P464">Shift Select Mouse</text:p>
          </table:table-cell>
          <table:table-cell table:style-name="Tabelle14.E21" office:value-type="string">
            <text:p text:style-name="P190"><text:span text:style-name="T31">No menu entry.</text:span><text:span text:style-name="T32"> </text:span><text:span text:style-name="T34">Mouse Only action</text:span></text:p>
          </table:table-cell>
        </table:table-row>
        <table:table-row table:style-name="Tabelle14.1">
          <table:table-cell table:style-name="Tabelle14.A55" office:value-type="string">
            <text:p text:style-name="P464"><text:span text:style-name="T66">Selects </text:span>whole stroke</text:p>
          </table:table-cell>
          <table:table-cell table:style-name="Tabelle14.B55" office:value-type="string">
            <text:p text:style-name="P464">None</text:p>
          </table:table-cell>
          <table:table-cell table:style-name="Tabelle14.C55" office:value-type="string">
            <text:p text:style-name="P455">Grease Pencil<text:span text:style-name="T61"> /</text:span>Grease Pencil <text:span text:style-name="T62">Stroke edit mode / Select </text:span></text:p>
          </table:table-cell>
          <table:table-cell table:style-name="Tabelle14.D55" office:value-type="string">
            <text:p text:style-name="P464">Alt Select Mouse</text:p>
          </table:table-cell>
          <table:table-cell table:style-name="Tabelle14.E55" office:value-type="string">
            <text:p text:style-name="P190"><text:span text:style-name="T31">No menu entry.</text:span><text:span text:style-name="T32"> </text:span><text:span text:style-name="T34">Mouse Only action</text:span></text:p>
          </table:table-cell>
        </table:table-row>
        <table:table-row table:style-name="Tabelle14.1">
          <table:table-cell table:style-name="Tabelle14.A55" office:value-type="string">
            <text:p text:style-name="P465">Select<text:span text:style-name="T67">s</text:span> <text:span text:style-name="T68">linked</text:span> stroke</text:p>
          </table:table-cell>
          <table:table-cell table:style-name="Tabelle14.B55" office:value-type="string">
            <text:p text:style-name="P67">3D View / Tool Shelf / Grease Pencil Tab / Edit Strokes panel /<text:span text:style-name="T63"> Select Linked</text:span></text:p>
          </table:table-cell>
          <table:table-cell table:style-name="Tabelle14.C55" office:value-type="string">
            <text:p text:style-name="P455">Grease Pencil<text:span text:style-name="T61"> /</text:span>Grease Pencil <text:span text:style-name="T62">Stroke edit mode / Select linked</text:span></text:p>
          </table:table-cell>
          <table:table-cell table:style-name="Tabelle14.D55" office:value-type="string">
            <text:p text:style-name="P465">L</text:p>
          </table:table-cell>
          <table:table-cell table:style-name="Tabelle14.E55" office:value-type="string">
            <text:p text:style-name="P180"/>
          </table:table-cell>
        </table:table-row>
        <table:table-row table:style-name="Tabelle14.1">
          <table:table-cell table:style-name="Tabelle14.A24" office:value-type="string">
            <text:p text:style-name="P72">Select<text:span text:style-name="T67">s</text:span> <text:span text:style-name="T67">linked</text:span> stroke</text:p>
          </table:table-cell>
          <table:table-cell table:style-name="Tabelle14.A24" office:value-type="string">
            <text:p text:style-name="P72">None</text:p>
          </table:table-cell>
          <table:table-cell table:style-name="Tabelle14.A24" office:value-type="string">
            <text:p text:style-name="P70">Grease Pencil<text:span text:style-name="T61"> /</text:span>Grease Pencil <text:span text:style-name="T62">Stroke edit mode / Select linked</text:span></text:p>
          </table:table-cell>
          <table:table-cell table:style-name="Tabelle14.A24" office:value-type="string">
            <text:p text:style-name="P72">Ctrl L</text:p>
          </table:table-cell>
          <table:table-cell table:style-name="Tabelle14.E24" office:value-type="string">
            <text:p text:style-name="P180"><text:span text:style-name="T68">Possible Double entry. </text:span>Same as above?<text:span text:style-name="T69"> Exact same values</text:span></text:p>
          </table:table-cell>
        </table:table-row>
        <text:soft-page-break/>
        <table:table-row table:style-name="Tabelle14.1">
          <table:table-cell table:style-name="Tabelle14.A24" office:value-type="string">
            <text:p text:style-name="P73">Select<text:span text:style-name="T67">s</text:span> <text:span text:style-name="T240">Grouped</text:span> stroke</text:p>
          </table:table-cell>
          <table:table-cell table:style-name="Tabelle14.A24" office:value-type="string">
            <text:p text:style-name="P68">3D View / Tool Shelf /<text:span text:style-name="T253"> Grouped</text:span></text:p>
          </table:table-cell>
          <table:table-cell table:style-name="Tabelle14.A24" office:value-type="string">
            <text:p text:style-name="P71">Grease Pencil<text:span text:style-name="T61"> /</text:span>Grease Pencil <text:span text:style-name="T62">Stroke edit mode / Select Grouped</text:span></text:p>
          </table:table-cell>
          <table:table-cell table:style-name="Tabelle14.A24" office:value-type="string">
            <text:p text:style-name="P84">Shift G</text:p>
          </table:table-cell>
          <table:table-cell table:style-name="Tabelle14.E24" office:value-type="string">
            <text:p text:style-name="P180"/>
          </table:table-cell>
        </table:table-row>
        <table:table-row table:style-name="Tabelle14.1">
          <table:table-cell table:style-name="Tabelle14.A55" office:value-type="string">
            <text:p text:style-name="P465">Expands the selection</text:p>
          </table:table-cell>
          <table:table-cell table:style-name="Tabelle14.B55" office:value-type="string">
            <text:p text:style-name="P67">3D View / Tool Shelf / Grease Pencil Tab / Edit Strokes panel /<text:span text:style-name="T63"> Select More</text:span></text:p>
          </table:table-cell>
          <table:table-cell table:style-name="Tabelle14.C55" office:value-type="string">
            <text:p text:style-name="P455">Grease Pencil<text:span text:style-name="T61"> /</text:span>Grease Pencil <text:span text:style-name="T62">Stroke edit mode / Select more</text:span></text:p>
          </table:table-cell>
          <table:table-cell table:style-name="Tabelle14.D55" office:value-type="string">
            <text:p text:style-name="P465">Ctrl Numpad +</text:p>
          </table:table-cell>
          <table:table-cell table:style-name="Tabelle14.E55" office:value-type="string">
            <text:p text:style-name="P454"/>
          </table:table-cell>
        </table:table-row>
        <table:table-row table:style-name="Tabelle14.1">
          <table:table-cell table:style-name="Tabelle14.A55" office:value-type="string">
            <text:p text:style-name="P465">Reduces the selection</text:p>
          </table:table-cell>
          <table:table-cell table:style-name="Tabelle14.B55" office:value-type="string">
            <text:p text:style-name="P67">3D View / Tool Shelf / Grease Pencil Tab / Edit Strokes panel /<text:span text:style-name="T63"> Select Less</text:span></text:p>
          </table:table-cell>
          <table:table-cell table:style-name="Tabelle14.C55" office:value-type="string">
            <text:p text:style-name="P455">Grease Pencil<text:span text:style-name="T61"> /</text:span>Grease Pencil <text:span text:style-name="T62">Stroke edit mode / Select less</text:span></text:p>
          </table:table-cell>
          <table:table-cell table:style-name="Tabelle14.D55" office:value-type="string">
            <text:p text:style-name="P465">Ctrl Numpad -</text:p>
          </table:table-cell>
          <table:table-cell table:style-name="Tabelle14.E55" office:value-type="string">
            <text:p text:style-name="P454"/>
          </table:table-cell>
        </table:table-row>
        <table:table-row table:style-name="Tabelle14.1">
          <table:table-cell table:style-name="Tabelle14.A55" office:value-type="string">
            <text:p text:style-name="P495">Duplicates the currently selected stroke</text:p>
          </table:table-cell>
          <table:table-cell table:style-name="Tabelle14.B55" office:value-type="string">
            <text:p text:style-name="P67">3D View / Tool Shelf / Grease Pencil Tab / Edit Strokes panel /<text:span text:style-name="T63"> Duplicate</text:span></text:p>
          </table:table-cell>
          <table:table-cell table:style-name="Tabelle14.C55" office:value-type="string">
            <text:p text:style-name="P455">Grease Pencil<text:span text:style-name="T61"> /</text:span>Grease Pencil <text:span text:style-name="T62">Stroke edit mode / Duplicate Strokes</text:span></text:p>
          </table:table-cell>
          <table:table-cell table:style-name="Tabelle14.D55" office:value-type="string">
            <text:p text:style-name="P495">Shift D</text:p>
          </table:table-cell>
          <table:table-cell table:style-name="Tabelle14.E55" office:value-type="string">
            <text:p text:style-name="P454"/>
          </table:table-cell>
        </table:table-row>
        <table:table-row table:style-name="Tabelle14.1">
          <table:table-cell table:style-name="Tabelle14.A55" office:value-type="string">
            <text:p text:style-name="P494">Calls <text:span text:style-name="T253">a </text:span>delete menu quiz</text:p>
          </table:table-cell>
          <table:table-cell table:style-name="Tabelle14.B55" office:value-type="string">
            <text:p text:style-name="P97"><text:span text:style-name="T61">3D View / </text:span>Tool Shelf / Edit Strokes Panel</text:p>
          </table:table-cell>
          <table:table-cell table:style-name="Tabelle14.C55" office:value-type="string">
            <text:p text:style-name="P457">Grease Pencil<text:span text:style-name="T61"> /</text:span>Grease Pencil <text:span text:style-name="T62">Stroke edit mode / Call Menu</text:span></text:p>
          </table:table-cell>
          <table:table-cell table:style-name="Tabelle14.D55" office:value-type="string">
            <text:p text:style-name="P494">Delete</text:p>
          </table:table-cell>
          <table:table-cell table:style-name="Tabelle14.E55" office:value-type="string">
            <text:p text:style-name="P454"/>
          </table:table-cell>
        </table:table-row>
        <table:table-row table:style-name="Tabelle14.1">
          <table:table-cell table:style-name="Tabelle14.A30" office:value-type="string">
            <text:p text:style-name="P494">Dissolve</text:p>
          </table:table-cell>
          <table:table-cell table:style-name="Tabelle14.B30" office:value-type="string">
            <text:p text:style-name="P97">3D View / Gpencil / Delete</text:p>
          </table:table-cell>
          <table:table-cell table:style-name="Tabelle14.C30" office:value-type="string">
            <text:p text:style-name="P457">Grease Pencil<text:span text:style-name="T61"> /</text:span>Grease Pencil <text:span text:style-name="T62">Stroke edit mode / Dissolve</text:span></text:p>
          </table:table-cell>
          <table:table-cell table:style-name="Tabelle14.D30" office:value-type="string">
            <text:p text:style-name="P494">Ctrl X</text:p>
          </table:table-cell>
          <table:table-cell table:style-name="Tabelle14.E30" office:value-type="string">
            <text:p text:style-name="P454"/>
          </table:table-cell>
        </table:table-row>
        <table:table-row table:style-name="Tabelle14.1">
          <table:table-cell table:style-name="Tabelle14.A31" office:value-type="string">
            <text:p text:style-name="P74">Delete selected points without splitting stroke</text:p>
          </table:table-cell>
          <table:table-cell table:style-name="Tabelle14.B31" office:value-type="string">
            <text:p text:style-name="P67">3D View / Tool Shelf / Grease Pencil Tab / Edit Strokes panel /<text:span text:style-name="T63"> Dissolve</text:span></text:p>
          </table:table-cell>
          <table:table-cell table:style-name="Tabelle14.C31" office:value-type="string">
            <text:p text:style-name="P70">Grease Pencil<text:span text:style-name="T61"> /</text:span>Grease Pencil <text:span text:style-name="T62">Stroke edit mode / Dissolve</text:span></text:p>
          </table:table-cell>
          <table:table-cell table:style-name="Tabelle14.D31" office:value-type="string">
            <text:p text:style-name="P75">Ctrl Delete</text:p>
          </table:table-cell>
          <table:table-cell table:style-name="Tabelle14.E31" office:value-type="string">
            <text:p text:style-name="P181"/>
          </table:table-cell>
        </table:table-row>
        <table:table-row table:style-name="Tabelle14.1">
          <table:table-cell table:style-name="Tabelle14.A55" office:value-type="string">
            <text:p text:style-name="P494">Delete all active Frames</text:p>
          </table:table-cell>
          <table:table-cell table:style-name="Tabelle14.B55" office:value-type="string">
            <text:p text:style-name="P97">3D View / Gpencil / Delete</text:p>
          </table:table-cell>
          <table:table-cell table:style-name="Tabelle14.C55" office:value-type="string">
            <text:p text:style-name="P71">Grease Pencil<text:span text:style-name="T61"> /</text:span>Grease Pencil <text:span text:style-name="T62">Stroke edit mode / Delete all active Frames</text:span></text:p>
          </table:table-cell>
          <table:table-cell table:style-name="Tabelle14.D55" office:value-type="string">
            <text:p text:style-name="P494">Shift X</text:p>
          </table:table-cell>
          <table:table-cell table:style-name="Tabelle14.E55" office:value-type="string">
            <text:p text:style-name="P454"/>
          </table:table-cell>
        </table:table-row>
        <table:table-row table:style-name="Tabelle14.1">
          <table:table-cell table:style-name="Tabelle14.A55" office:value-type="string">
            <text:p text:style-name="P494">Join Strokes</text:p>
          </table:table-cell>
          <table:table-cell table:style-name="Tabelle14.B55" office:value-type="string">
            <text:p text:style-name="P97">3D View / Gpencil / Join</text:p>
          </table:table-cell>
          <table:table-cell table:style-name="Tabelle14.C55" office:value-type="string">
            <text:p text:style-name="P71">Grease Pencil<text:span text:style-name="T61"> /</text:span>Grease Pencil <text:span text:style-name="T62">Stroke edit mode / Join Strokes</text:span></text:p>
          </table:table-cell>
          <table:table-cell table:style-name="Tabelle14.D55" office:value-type="string">
            <text:p text:style-name="P494">Ctrl J</text:p>
          </table:table-cell>
          <table:table-cell table:style-name="Tabelle14.E55" office:value-type="string">
            <text:p text:style-name="P454"/>
          </table:table-cell>
        </table:table-row>
        <table:table-row table:style-name="Tabelle14.1">
          <table:table-cell table:style-name="Tabelle14.A55" office:value-type="string">
            <text:p text:style-name="P494">Join Strokes</text:p>
          </table:table-cell>
          <table:table-cell table:style-name="Tabelle14.B55" office:value-type="string">
            <text:p text:style-name="P97">3D View / Gpencil / Join</text:p>
          </table:table-cell>
          <table:table-cell table:style-name="Tabelle14.C55" office:value-type="string">
            <text:p text:style-name="P71">Grease Pencil<text:span text:style-name="T61"> /</text:span>Grease Pencil <text:span text:style-name="T62">Stroke edit mode / Join Strokes</text:span></text:p>
          </table:table-cell>
          <table:table-cell table:style-name="Tabelle14.D55" office:value-type="string">
            <text:p text:style-name="P494">Shift Ctrl J</text:p>
          </table:table-cell>
          <table:table-cell table:style-name="Tabelle14.E55" office:value-type="string">
            <text:p text:style-name="P454"/>
          </table:table-cell>
        </table:table-row>
        <table:table-row table:style-name="Tabelle14.1">
          <table:table-cell table:style-name="Tabelle14.A55" office:value-type="string">
            <text:p text:style-name="P461">Copy strokes</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5">Grease Pencil<text:span text:style-name="T61"> /</text:span>Grease Pencil <text:span text:style-name="T62">Stroke edit mode / Copy</text:span></text:p>
          </table:table-cell>
          <table:table-cell table:style-name="Tabelle14.D55" office:value-type="string">
            <text:p text:style-name="P461">Ctrl C</text:p>
          </table:table-cell>
          <table:table-cell table:style-name="Tabelle14.E55" office:value-type="string">
            <text:p text:style-name="P454"/>
          </table:table-cell>
        </table:table-row>
        <table:table-row table:style-name="Tabelle14.1">
          <table:table-cell table:style-name="Tabelle14.A55" office:value-type="string">
            <text:p text:style-name="P461">Paste strokes</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5">Grease Pencil<text:span text:style-name="T61"> /</text:span>Grease Pencil <text:span text:style-name="T62">Stroke edit mode / Paste</text:span></text:p>
          </table:table-cell>
          <table:table-cell table:style-name="Tabelle14.D55" office:value-type="string">
            <text:p text:style-name="P461">Ctrl V</text:p>
          </table:table-cell>
          <table:table-cell table:style-name="Tabelle14.E55" office:value-type="string">
            <text:p text:style-name="P454"/>
          </table:table-cell>
        </table:table-row>
        <table:table-row table:style-name="Tabelle14.1">
          <table:table-cell table:style-name="Tabelle14.A55" office:value-type="string">
            <text:p text:style-name="P494">Convert Grease Pencil</text:p>
          </table:table-cell>
          <table:table-cell table:style-name="Tabelle14.B55" office:value-type="string">
            <text:p text:style-name="P98">3D View / Gpencil / <text:span text:style-name="T254">Convert to Geometry</text:span></text:p>
          </table:table-cell>
          <table:table-cell table:style-name="Tabelle14.C55" office:value-type="string">
            <text:p text:style-name="P457">Grease Pencil<text:span text:style-name="T61"> /</text:span>Grease Pencil <text:span text:style-name="T62">Stroke edit mode / Convert Grease Pencil</text:span></text:p>
          </table:table-cell>
          <table:table-cell table:style-name="Tabelle14.D55" office:value-type="string">
            <text:p text:style-name="P494">Alt C</text:p>
          </table:table-cell>
          <table:table-cell table:style-name="Tabelle14.E55" office:value-type="string">
            <text:p text:style-name="P454"/>
          </table:table-cell>
        </table:table-row>
        <table:table-row table:style-name="Tabelle14.1">
          <table:table-cell table:style-name="Tabelle14.A55" office:value-type="string">
            <text:p text:style-name="P461">Show all layers</text:p>
          </table:table-cell>
          <table:table-cell table:style-name="Tabelle14.B55" office:value-type="string">
            <text:p text:style-name="P98">3D View / Gpencil /<text:span text:style-name="T254"> Show all Layers</text:span></text:p>
          </table:table-cell>
          <table:table-cell table:style-name="Tabelle14.C55" office:value-type="string">
            <text:p text:style-name="P461"><text:span text:style-name="T70">Grease Pencil /Grease Pencil Stroke edit mode /</text:span> Show all layers</text:p>
          </table:table-cell>
          <table:table-cell table:style-name="Tabelle14.D55" office:value-type="string">
            <text:p text:style-name="P461">Alt H</text:p>
          </table:table-cell>
          <table:table-cell table:style-name="Tabelle14.E55" office:value-type="string">
            <text:p text:style-name="P454"/>
          </table:table-cell>
        </table:table-row>
        <table:table-row table:style-name="Tabelle14.1">
          <table:table-cell table:style-name="Tabelle14.A55" office:value-type="string">
            <text:p text:style-name="P461">Hide selected Grease pencil layer</text:p>
          </table:table-cell>
          <table:table-cell table:style-name="Tabelle14.B55" office:value-type="string">
            <text:p text:style-name="P98">3D View / Gpencil /<text:span text:style-name="T254"> Hide active Layer</text:span></text:p>
          </table:table-cell>
          <table:table-cell table:style-name="Tabelle14.C55" office:value-type="string">
            <text:p text:style-name="P461"><text:span text:style-name="T70">Grease Pencil /Grease Pencil Stroke edit mode /</text:span> Hide Layer(s)</text:p>
          </table:table-cell>
          <table:table-cell table:style-name="Tabelle14.D55" office:value-type="string">
            <text:p text:style-name="P461">H</text:p>
          </table:table-cell>
          <table:table-cell table:style-name="Tabelle14.E55" office:value-type="string">
            <text:p text:style-name="P454"/>
          </table:table-cell>
        </table:table-row>
        <table:table-row table:style-name="Tabelle14.1">
          <table:table-cell table:style-name="Tabelle14.A55" office:value-type="string">
            <text:p text:style-name="P461">Hide all Grease pencil layers</text:p>
          </table:table-cell>
          <table:table-cell table:style-name="Tabelle14.B55" office:value-type="string">
            <text:p text:style-name="P98">3D View / Gpencil /<text:span text:style-name="T254"> Show active layer only</text:span></text:p>
          </table:table-cell>
          <table:table-cell table:style-name="Tabelle14.C55" office:value-type="string">
            <text:p text:style-name="P461"><text:span text:style-name="T70">Grease Pencil /Grease Pencil Stroke edit mode /</text:span> Hide Layer(s)</text:p>
          </table:table-cell>
          <table:table-cell table:style-name="Tabelle14.D55" office:value-type="string">
            <text:p text:style-name="P461">Shift H</text:p>
          </table:table-cell>
          <table:table-cell table:style-name="Tabelle14.E55" office:value-type="string">
            <text:p text:style-name="P454"/>
          </table:table-cell>
        </table:table-row>
        <table:table-row table:style-name="Tabelle14.1">
          <table:table-cell table:style-name="Tabelle14.A55" office:value-type="string">
            <text:p text:style-name="P494">Isolate Layer</text:p>
          </table:table-cell>
          <table:table-cell table:style-name="Tabelle14.B55" office:value-type="string">
            <text:p text:style-name="P100">None</text:p>
          </table:table-cell>
          <table:table-cell table:style-name="Tabelle14.C55" office:value-type="string">
            <text:p text:style-name="P462"><text:span text:style-name="T70">Grease Pencil /Grease Pencil Stroke edit mode /</text:span> </text:p>
          </table:table-cell>
          <table:table-cell table:style-name="Tabelle14.D55" office:value-type="string">
            <text:p text:style-name="P494">Numpad *</text:p>
          </table:table-cell>
          <table:table-cell table:style-name="Tabelle14.E55" office:value-type="string">
            <text:p text:style-name="P196">Needs menu entry!</text:p>
          </table:table-cell>
        </table:table-row>
        <table:table-row table:style-name="Tabelle14.1">
          <table:table-cell table:style-name="Tabelle14.A55" office:value-type="string">
            <text:p text:style-name="P494">Move Strokes to Layer</text:p>
          </table:table-cell>
          <table:table-cell table:style-name="Tabelle14.B55" office:value-type="string">
            <text:p text:style-name="P99">3D View / Gpencil /<text:span text:style-name="T254"> Move Strokes to Layer</text:span></text:p>
          </table:table-cell>
          <table:table-cell table:style-name="Tabelle14.C55" office:value-type="string">
            <text:p text:style-name="P462"><text:span text:style-name="T70">Grease Pencil /Grease Pencil Stroke edit mode /</text:span> <text:span text:style-name="T240">Move Strokes to Layer</text:span></text:p>
          </table:table-cell>
          <table:table-cell table:style-name="Tabelle14.D55" office:value-type="string">
            <text:p text:style-name="P494">M</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1</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2</text:p>
          </table:table-cell>
          <table:table-cell table:style-name="Tabelle14.E55" office:value-type="string">
            <text:p text:style-name="P454"/>
          </table:table-cell>
        </table:table-row>
        <text:soft-page-break/>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3</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4</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5</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6</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7</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8</text:p>
          </table:table-cell>
          <table:table-cell table:style-name="Tabelle14.E55" office:value-type="string">
            <text:p text:style-name="P454"/>
          </table:table-cell>
        </table:table-row>
        <table:table-row table:style-name="Tabelle14.1">
          <table:table-cell table:style-name="Tabelle14.A55" office:value-type="string">
            <text:p text:style-name="P494">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2"><text:span text:style-name="T70">Grease Pencil /Grease Pencil Stroke edit mode /</text:span> <text:span text:style-name="T240">Select Brush</text:span></text:p>
          </table:table-cell>
          <table:table-cell table:style-name="Tabelle14.D55" office:value-type="string">
            <text:p text:style-name="P494">9</text:p>
          </table:table-cell>
          <table:table-cell table:style-name="Tabelle14.E55" office:value-type="string">
            <text:p text:style-name="P454"/>
          </table:table-cell>
        </table:table-row>
        <table:table-row table:style-name="Tabelle14.1">
          <table:table-cell table:style-name="Tabelle14.A52" office:value-type="string">
            <text:p text:style-name="P494">Select Brush</text:p>
          </table:table-cell>
          <table:table-cell table:style-name="Tabelle14.B52" office:value-type="string">
            <text:p text:style-name="P69">3D View / Tool Shelf / Grease Pencil Tab / Edit Strokes panel /<text:span text:style-name="T255"> Drawing Brushes edit field</text:span></text:p>
          </table:table-cell>
          <table:table-cell table:style-name="Tabelle14.C52" office:value-type="string">
            <text:p text:style-name="P462"><text:span text:style-name="T70">Grease Pencil /Grease Pencil Stroke edit mode /</text:span> <text:span text:style-name="T240">Select Brush</text:span></text:p>
          </table:table-cell>
          <table:table-cell table:style-name="Tabelle14.D52" office:value-type="string">
            <text:p text:style-name="P494">0</text:p>
          </table:table-cell>
          <table:table-cell table:style-name="Tabelle14.E52" office:value-type="string">
            <text:p text:style-name="P454"/>
          </table:table-cell>
        </table:table-row>
        <table:table-row table:style-name="Tabelle14.1">
          <table:table-cell table:style-name="Tabelle14.A55" office:value-type="string">
            <text:p text:style-name="P461">Move</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61"><text:span text:style-name="T70">Grease Pencil /Grease Pencil Stroke edit mode /</text:span> Show all layers</text:p>
          </table:table-cell>
          <table:table-cell table:style-name="Tabelle14.D55" office:value-type="string">
            <text:p text:style-name="P466">W</text:p>
          </table:table-cell>
          <table:table-cell table:style-name="Tabelle14.E55" office:value-type="string">
            <text:p text:style-name="P454"/>
          </table:table-cell>
        </table:table-row>
        <table:table-row table:style-name="Tabelle14.1">
          <table:table-cell table:style-name="Tabelle14.A55" office:value-type="string">
            <text:p text:style-name="P461">Move<text:span text:style-name="T71"> </text:span></text:p>
          </table:table-cell>
          <table:table-cell table:style-name="Tabelle14.B55" office:value-type="string">
            <text:p text:style-name="P76">None</text:p>
          </table:table-cell>
          <table:table-cell table:style-name="Tabelle14.C55" office:value-type="string">
            <text:p text:style-name="P461"><text:span text:style-name="T70">Grease Pencil /Grease Pencil Stroke edit mode /</text:span> Translate</text:p>
          </table:table-cell>
          <table:table-cell table:style-name="Tabelle14.D55" office:value-type="string">
            <text:p text:style-name="P454"/>
          </table:table-cell>
          <table:table-cell table:style-name="Tabelle14.E55" office:value-type="string">
            <text:p text:style-name="P461">Event mapping Tweak</text:p>
          </table:table-cell>
        </table:table-row>
        <table:table-row table:style-name="Tabelle14.1">
          <table:table-cell table:style-name="Tabelle14.A55" office:value-type="string">
            <text:p text:style-name="P461">Rotate</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61"><text:span text:style-name="T70">Grease Pencil /Grease Pencil Stroke edit mode /</text:span> <text:span text:style-name="T71">Rotate</text:span></text:p>
          </table:table-cell>
          <table:table-cell table:style-name="Tabelle14.D55" office:value-type="string">
            <text:p text:style-name="P466">E</text:p>
          </table:table-cell>
          <table:table-cell table:style-name="Tabelle14.E55" office:value-type="string">
            <text:p text:style-name="P454"/>
          </table:table-cell>
        </table:table-row>
        <table:table-row table:style-name="Tabelle14.1">
          <table:table-cell table:style-name="Tabelle14.A61" office:value-type="string">
            <text:p text:style-name="P461">Scale</text:p>
          </table:table-cell>
          <table:table-cell table:style-name="Tabelle14.B61" office:value-type="string">
            <text:p text:style-name="P67">3D View / Tool Shelf / Grease Pencil Tab / Edit Strokes panel /<text:span text:style-name="T63"> Scale</text:span></text:p>
          </table:table-cell>
          <table:table-cell table:style-name="Tabelle14.C61" office:value-type="string">
            <text:p text:style-name="P461"><text:span text:style-name="T70">Grease Pencil /Grease Pencil Stroke edit mode /</text:span> <text:span text:style-name="T71">Resize</text:span></text:p>
          </table:table-cell>
          <table:table-cell table:style-name="Tabelle14.D61" office:value-type="string">
            <text:p text:style-name="P466">R</text:p>
          </table:table-cell>
          <table:table-cell table:style-name="Tabelle14.E61" office:value-type="string">
            <text:p text:style-name="P182"/>
          </table:table-cell>
        </table:table-row>
        <table:table-row table:style-name="Tabelle14.1">
          <table:table-cell table:style-name="Tabelle14.A61" office:value-type="string">
            <text:p text:style-name="P496">Mirror</text:p>
          </table:table-cell>
          <table:table-cell table:style-name="Tabelle14.B61" office:value-type="string">
            <text:p text:style-name="P69">3D View / Tool Shelf / Grease Pencil Tab / Edit Strokes panel /<text:span text:style-name="T255"> Mirror</text:span></text:p>
          </table:table-cell>
          <table:table-cell table:style-name="Tabelle14.C61" office:value-type="string">
            <text:p text:style-name="P458">Grease Pencil /Grease Pencil Stroke edit mode / Mirror</text:p>
          </table:table-cell>
          <table:table-cell table:style-name="Tabelle14.D61" office:value-type="string">
            <text:p text:style-name="P494">Ctrl M</text:p>
          </table:table-cell>
          <table:table-cell table:style-name="Tabelle14.E61" office:value-type="string">
            <text:p text:style-name="P182"/>
          </table:table-cell>
        </table:table-row>
        <table:table-row table:style-name="Tabelle14.1">
          <table:table-cell table:style-name="Tabelle14.A61" office:value-type="string">
            <text:p text:style-name="P496">Bend</text:p>
          </table:table-cell>
          <table:table-cell table:style-name="Tabelle14.B61" office:value-type="string">
            <text:p text:style-name="P69">3D View / Tool Shelf / Grease Pencil Tab / Edit Strokes panel /<text:span text:style-name="T255"> Bend</text:span></text:p>
          </table:table-cell>
          <table:table-cell table:style-name="Tabelle14.C61" office:value-type="string">
            <text:p text:style-name="P458">Grease Pencil /Grease Pencil Stroke edit mode / Bend</text:p>
          </table:table-cell>
          <table:table-cell table:style-name="Tabelle14.D61" office:value-type="string">
            <text:p text:style-name="P494">Shift W</text:p>
          </table:table-cell>
          <table:table-cell table:style-name="Tabelle14.E61" office:value-type="string">
            <text:p text:style-name="P182"/>
          </table:table-cell>
        </table:table-row>
        <table:table-row table:style-name="Tabelle14.1">
          <table:table-cell table:style-name="Tabelle14.A61" office:value-type="string">
            <text:p text:style-name="P496">To Sphere</text:p>
          </table:table-cell>
          <table:table-cell table:style-name="Tabelle14.B61" office:value-type="string">
            <text:p text:style-name="P69">3D View / Tool Shelf / Grease Pencil Tab / Edit Strokes panel /<text:span text:style-name="T255"> To Sphere</text:span></text:p>
          </table:table-cell>
          <table:table-cell table:style-name="Tabelle14.C61" office:value-type="string">
            <text:p text:style-name="P458">Grease Pencil /Grease Pencil Stroke edit mode / To Sphere</text:p>
          </table:table-cell>
          <table:table-cell table:style-name="Tabelle14.D61" office:value-type="string">
            <text:p text:style-name="P494">Shift Alt S</text:p>
          </table:table-cell>
          <table:table-cell table:style-name="Tabelle14.E61" office:value-type="string">
            <text:p text:style-name="P182"/>
          </table:table-cell>
        </table:table-row>
        <table:table-row table:style-name="Tabelle14.1">
          <table:table-cell table:style-name="Tabelle14.A61" office:value-type="string">
            <text:p text:style-name="P85">Scales the currtent selected stroke section bigger or smaller</text:p>
          </table:table-cell>
          <table:table-cell table:style-name="Tabelle14.B61" office:value-type="string">
            <text:p text:style-name="P67">3D View / Tool Shelf / Grease Pencil Tab / Edit Strokes panel /<text:span text:style-name="T63"> Shrinkfatten</text:span></text:p>
          </table:table-cell>
          <table:table-cell table:style-name="Tabelle14.C61" office:value-type="string">
            <text:p text:style-name="P461"><text:span text:style-name="T70">Grease Pencil /Grease Pencil Stroke edit mode /</text:span> Transform</text:p>
          </table:table-cell>
          <table:table-cell table:style-name="Tabelle14.D61" office:value-type="string">
            <text:p text:style-name="P454">Alt S</text:p>
          </table:table-cell>
          <table:table-cell table:style-name="Tabelle14.E61" office:value-type="string">
            <text:p text:style-name="P182"/>
          </table:table-cell>
        </table:table-row>
        <table:table-row table:style-name="Tabelle14.1">
          <table:table-cell table:style-name="Tabelle14.A61" office:value-type="string">
            <text:p text:style-name="P494">Context Toggle Values</text:p>
          </table:table-cell>
          <table:table-cell table:style-name="Tabelle14.B61" office:value-type="string">
            <text:p text:style-name="P67"/>
          </table:table-cell>
          <table:table-cell table:style-name="Tabelle14.C61" office:value-type="string">
            <text:p text:style-name="P458">Grease Pencil /Grease Pencil Stroke edit mode / Context Toggle Values</text:p>
          </table:table-cell>
          <table:table-cell table:style-name="Tabelle14.D61" office:value-type="string">
            <text:p text:style-name="P494">O </text:p>
          </table:table-cell>
          <table:table-cell table:style-name="Tabelle14.E61" office:value-type="string">
            <text:p text:style-name="P198">Remove this </text:p>
          </table:table-cell>
        </table:table-row>
        <text:soft-page-break/>
        <table:table-row table:style-name="Tabelle14.1">
          <table:table-cell table:style-name="Tabelle14.A62" office:value-type="string">
            <text:p text:style-name="P494">Context Toggle Values</text:p>
          </table:table-cell>
          <table:table-cell table:style-name="Tabelle14.B62" office:value-type="string">
            <text:p text:style-name="P67"/>
          </table:table-cell>
          <table:table-cell table:style-name="Tabelle14.C62" office:value-type="string">
            <text:p text:style-name="P458">Grease Pencil /Grease Pencil Stroke edit mode / Context Toggle Values</text:p>
          </table:table-cell>
          <table:table-cell table:style-name="Tabelle14.D62" office:value-type="string">
            <text:p text:style-name="P494">Alt O</text:p>
          </table:table-cell>
          <table:table-cell table:style-name="Tabelle14.E62" office:value-type="string">
            <text:p text:style-name="P198">Remove this</text:p>
          </table:table-cell>
        </table:table-row>
      </table:table>
      <text:p text:style-name="P6"/>
      <table:table table:name="Tabelle139" table:style-name="Tabelle139">
        <table:table-column table:style-name="Tabelle139.A"/>
        <table:table-header-rows>
          <table:table-row table:style-name="Tabelle139.1">
            <table:table-cell table:style-name="Tabelle139.A1" office:value-type="string">
              <text:h text:style-name="P535" text:outline-level="1"><text:bookmark-start text:name="__RefHeading___Toc29297_111300586"/>Mask Editing<text:bookmark-end text:name="__RefHeading___Toc29297_111300586"/></text:h>
            </table:table-cell>
          </table:table-row>
        </table:table-header-rows>
      </table:table>
      <text:p text:style-name="P4"/>
      <table:table table:name="Tabelle138" table:style-name="Tabelle138">
        <table:table-column table:style-name="Tabelle138.A"/>
        <table:table-column table:style-name="Tabelle138.B"/>
        <table:table-column table:style-name="Tabelle138.C"/>
        <table:table-column table:style-name="Tabelle138.D"/>
        <table:table-column table:style-name="Tabelle138.E"/>
        <table:table-header-rows>
          <table:table-row table:style-name="Tabelle138.1">
            <table:table-cell table:style-name="Tabelle138.A1" table:number-columns-spanned="5" office:value-type="string">
              <text:p text:style-name="P436">Mask Editing<text:span text:style-name="T256"> - UV Image Editor in Mask mode. But also other locations.</text:span></text:p>
            </table:table-cell>
            <table:covered-table-cell/>
            <table:covered-table-cell/>
            <table:covered-table-cell/>
            <table:covered-table-cell/>
          </table:table-row>
        </table:table-header-rows>
        <table:table-row table:style-name="Tabelle138.1">
          <table:table-cell table:style-name="Tabelle138.A2" office:value-type="string">
            <text:p text:style-name="P18">Function </text:p>
          </table:table-cell>
          <table:table-cell table:style-name="Tabelle138.A2" office:value-type="string">
            <text:p text:style-name="P18">Surface <text:span text:style-name="T6">menu </text:span>location<text:tab/></text:p>
          </table:table-cell>
          <table:table-cell table:style-name="Tabelle138.A2" office:value-type="string">
            <text:p text:style-name="P18">User Preferences location</text:p>
          </table:table-cell>
          <table:table-cell table:style-name="Tabelle138.A2" office:value-type="string">
            <text:p text:style-name="P18">Hotkey</text:p>
          </table:table-cell>
          <table:table-cell table:style-name="Tabelle138.E2" office:value-type="string">
            <text:p text:style-name="P18">Special note</text:p>
          </table:table-cell>
        </table:table-row>
        <table:table-row table:style-name="Tabelle138.1">
          <table:table-cell table:style-name="Tabelle138.A3" office:value-type="string">
            <text:p text:style-name="P436">New Mask </text:p>
          </table:table-cell>
          <table:table-cell table:style-name="Tabelle138.A3" office:value-type="string">
            <text:p text:style-name="P519">UV Image Editor / Header, Mask Dropdown box</text:p>
          </table:table-cell>
          <table:table-cell table:style-name="Tabelle138.A3" office:value-type="string">
            <text:p text:style-name="P436">Mask Editing / New Mask </text:p>
          </table:table-cell>
          <table:table-cell table:style-name="Tabelle138.A3" office:value-type="string">
            <text:p text:style-name="P439">Alt N</text:p>
          </table:table-cell>
          <table:table-cell table:style-name="Tabelle138.E3" office:value-type="string">
            <text:p text:style-name="P403"/>
          </table:table-cell>
        </table:table-row>
        <table:table-row table:style-name="Tabelle138.1">
          <table:table-cell table:style-name="Tabelle138.A3" office:value-type="string">
            <text:p text:style-name="P436">Call Menu </text:p>
          </table:table-cell>
          <table:table-cell table:style-name="Tabelle138.A3" office:value-type="string">
            <text:p text:style-name="P521">None</text:p>
          </table:table-cell>
          <table:table-cell table:style-name="Tabelle138.A3" office:value-type="string">
            <text:p text:style-name="P436">Mask Editing / Call Menu </text:p>
          </table:table-cell>
          <table:table-cell table:style-name="Tabelle138.A3" office:value-type="string">
            <text:p text:style-name="P439">Shift A</text:p>
          </table:table-cell>
          <table:table-cell table:style-name="Tabelle138.E3" office:value-type="string">
            <text:p text:style-name="P200">Needs Menu entry</text:p>
          </table:table-cell>
        </table:table-row>
        <table:table-row table:style-name="Tabelle138.1">
          <table:table-cell table:style-name="Tabelle138.A3" office:value-type="string">
            <text:p text:style-name="P177"><text:span text:style-name="T256">What </text:span>Context <text:span text:style-name="T256">does </text:span>Toggle<text:span text:style-name="T256"> here? Not to catch.</text:span></text:p>
          </table:table-cell>
          <table:table-cell table:style-name="Tabelle138.A3" office:value-type="string">
            <text:p text:style-name="P199">???</text:p>
          </table:table-cell>
          <table:table-cell table:style-name="Tabelle138.A3" office:value-type="string">
            <text:p text:style-name="P177">Mask Editing / Context Toggle</text:p>
          </table:table-cell>
          <table:table-cell table:style-name="Tabelle138.A3" office:value-type="string">
            <text:p text:style-name="P199">O</text:p>
          </table:table-cell>
          <table:table-cell table:style-name="Tabelle138.E3" office:value-type="string">
            <text:p text:style-name="P177">Context is usually something to remove ...</text:p>
          </table:table-cell>
        </table:table-row>
        <table:table-row table:style-name="Tabelle138.1">
          <table:table-cell table:style-name="Tabelle138.A3" office:value-type="string">
            <text:p text:style-name="P436">Add Vertex and Slide</text:p>
          </table:table-cell>
          <table:table-cell table:style-name="Tabelle138.A3" office:value-type="string">
            <text:p text:style-name="P439">None</text:p>
          </table:table-cell>
          <table:table-cell table:style-name="Tabelle138.A3" office:value-type="string">
            <text:p text:style-name="P436">Mask Editing / </text:p>
          </table:table-cell>
          <table:table-cell table:style-name="Tabelle138.A3" office:value-type="string">
            <text:p text:style-name="P439">Ctrl Action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6">Add <text:span text:style-name="T220">Feather</text:span>Vertex and Slide</text:p>
          </table:table-cell>
          <table:table-cell table:style-name="Tabelle138.A3" office:value-type="string">
            <text:p text:style-name="P439">None</text:p>
          </table:table-cell>
          <table:table-cell table:style-name="Tabelle138.A3" office:value-type="string">
            <text:p text:style-name="P436">Mask Editing / Add <text:span text:style-name="T220">Feather</text:span>Vertex and Slide</text:p>
          </table:table-cell>
          <table:table-cell table:style-name="Tabelle138.A3" office:value-type="string">
            <text:p text:style-name="P439">Shift Action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Delete</text:p>
          </table:table-cell>
          <table:table-cell table:style-name="Tabelle138.A3" office:value-type="string">
            <text:p text:style-name="P519">UV Image Editor / Mask / Delete</text:p>
          </table:table-cell>
          <table:table-cell table:style-name="Tabelle138.A3" office:value-type="string">
            <text:p text:style-name="P436">Mask Editing / <text:span text:style-name="T220">Delete</text:span></text:p>
          </table:table-cell>
          <table:table-cell table:style-name="Tabelle138.A3" office:value-type="string">
            <text:p text:style-name="P439">Delete</text:p>
          </table:table-cell>
          <table:table-cell table:style-name="Tabelle138.E3" office:value-type="string">
            <text:p text:style-name="P403"/>
          </table:table-cell>
        </table:table-row>
        <table:table-row table:style-name="Tabelle138.1">
          <table:table-cell table:style-name="Tabelle138.A3" office:value-type="string">
            <text:p text:style-name="P439">Select </text:p>
          </table:table-cell>
          <table:table-cell table:style-name="Tabelle138.A3" office:value-type="string">
            <text:p text:style-name="P440">None</text:p>
          </table:table-cell>
          <table:table-cell table:style-name="Tabelle138.A3" office:value-type="string">
            <text:p text:style-name="P436">Mask Editing / <text:span text:style-name="T220">Select </text:span></text:p>
          </table:table-cell>
          <table:table-cell table:style-name="Tabelle138.A3" office:value-type="string">
            <text:p text:style-name="P439">Select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Select </text:p>
          </table:table-cell>
          <table:table-cell table:style-name="Tabelle138.A3" office:value-type="string">
            <text:p text:style-name="P439">None</text:p>
          </table:table-cell>
          <table:table-cell table:style-name="Tabelle138.A3" office:value-type="string">
            <text:p text:style-name="P436">Mask Editing / <text:span text:style-name="T220">Select </text:span></text:p>
          </table:table-cell>
          <table:table-cell table:style-name="Tabelle138.A3" office:value-type="string">
            <text:p text:style-name="P439">Shift Select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9">(De)select all</text:p>
          </table:table-cell>
          <table:table-cell table:style-name="Tabelle138.A3" office:value-type="string">
            <text:p text:style-name="P519">UV Image Editor / Select / (De)Select all</text:p>
          </table:table-cell>
          <table:table-cell table:style-name="Tabelle138.A3" office:value-type="string">
            <text:p text:style-name="P436">Mask Editing / <text:span text:style-name="T220">(De)select all</text:span></text:p>
          </table:table-cell>
          <table:table-cell table:style-name="Tabelle138.A3" office:value-type="string">
            <text:p text:style-name="P439">A</text:p>
          </table:table-cell>
          <table:table-cell table:style-name="Tabelle138.E3" office:value-type="string">
            <text:p text:style-name="P403"/>
          </table:table-cell>
        </table:table-row>
        <table:table-row table:style-name="Tabelle138.1">
          <table:table-cell table:style-name="Tabelle138.A3" office:value-type="string">
            <text:p text:style-name="P439">Invert Selection</text:p>
          </table:table-cell>
          <table:table-cell table:style-name="Tabelle138.A3" office:value-type="string">
            <text:p text:style-name="P519">UV Image Editor / Select / Inverse</text:p>
          </table:table-cell>
          <table:table-cell table:style-name="Tabelle138.A3" office:value-type="string">
            <text:p text:style-name="P436">Mask Editing / <text:span text:style-name="T220">(De)select all</text:span></text:p>
          </table:table-cell>
          <table:table-cell table:style-name="Tabelle138.A3" office:value-type="string">
            <text:p text:style-name="P439">Ctrl I</text:p>
          </table:table-cell>
          <table:table-cell table:style-name="Tabelle138.E3" office:value-type="string">
            <text:p text:style-name="P403"/>
          </table:table-cell>
        </table:table-row>
        <table:table-row table:style-name="Tabelle138.1">
          <table:table-cell table:style-name="Tabelle138.A3" office:value-type="string">
            <text:p text:style-name="P439">Select Linked all</text:p>
          </table:table-cell>
          <table:table-cell table:style-name="Tabelle138.A3" office:value-type="string">
            <text:p text:style-name="P519">UV Image Editor / Select / <text:s/><text:span text:style-name="T220">Select Linked</text:span></text:p>
          </table:table-cell>
          <table:table-cell table:style-name="Tabelle138.A3" office:value-type="string">
            <text:p text:style-name="P436">Mask Editing / <text:span text:style-name="T220">Select Linked all</text:span></text:p>
          </table:table-cell>
          <table:table-cell table:style-name="Tabelle138.A3" office:value-type="string">
            <text:p text:style-name="P439">Ctrl L</text:p>
          </table:table-cell>
          <table:table-cell table:style-name="Tabelle138.E3" office:value-type="string">
            <text:p text:style-name="P403"/>
          </table:table-cell>
        </table:table-row>
        <table:table-row table:style-name="Tabelle138.1">
          <table:table-cell table:style-name="Tabelle138.A3" office:value-type="string">
            <text:p text:style-name="P439">Select Linked </text:p>
          </table:table-cell>
          <table:table-cell table:style-name="Tabelle138.A3" office:value-type="string">
            <text:p text:style-name="P521">None</text:p>
          </table:table-cell>
          <table:table-cell table:style-name="Tabelle138.A3" office:value-type="string">
            <text:p text:style-name="P436">Mask Editing / <text:span text:style-name="T220">Select Linked </text:span></text:p>
          </table:table-cell>
          <table:table-cell table:style-name="Tabelle138.A3" office:value-type="string">
            <text:p text:style-name="P439">L</text:p>
          </table:table-cell>
          <table:table-cell table:style-name="Tabelle138.E3" office:value-type="string">
            <text:p text:style-name="P191"><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9">Select Linked </text:p>
          </table:table-cell>
          <table:table-cell table:style-name="Tabelle138.A3" office:value-type="string">
            <text:p text:style-name="P521">None</text:p>
          </table:table-cell>
          <table:table-cell table:style-name="Tabelle138.A3" office:value-type="string">
            <text:p text:style-name="P436">Mask Editing / <text:span text:style-name="T220">Select Linked </text:span></text:p>
          </table:table-cell>
          <table:table-cell table:style-name="Tabelle138.A3" office:value-type="string">
            <text:p text:style-name="P439">Shift L</text:p>
          </table:table-cell>
          <table:table-cell table:style-name="Tabelle138.E3" office:value-type="string">
            <text:p text:style-name="P191"><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9">Border Select</text:p>
          </table:table-cell>
          <table:table-cell table:style-name="Tabelle138.A3" office:value-type="string">
            <text:p text:style-name="P519">UV Image Editor / Select / <text:span text:style-name="T220">Border Select</text:span></text:p>
          </table:table-cell>
          <table:table-cell table:style-name="Tabelle138.A3" office:value-type="string">
            <text:p text:style-name="P436">Mask Editing / <text:span text:style-name="T256">Border Select</text:span></text:p>
          </table:table-cell>
          <table:table-cell table:style-name="Tabelle138.A3" office:value-type="string">
            <text:p text:style-name="P439">B</text:p>
          </table:table-cell>
          <table:table-cell table:style-name="Tabelle138.E3" office:value-type="string">
            <text:p text:style-name="P403"/>
          </table:table-cell>
        </table:table-row>
        <table:table-row table:style-name="Tabelle138.1">
          <table:table-cell table:style-name="Tabelle138.A3" office:value-type="string">
            <text:p text:style-name="P439">Circle Select</text:p>
          </table:table-cell>
          <table:table-cell table:style-name="Tabelle138.A3" office:value-type="string">
            <text:p text:style-name="P519">UV Image Editor / Select / <text:span text:style-name="T220">Circle Select</text:span></text:p>
          </table:table-cell>
          <table:table-cell table:style-name="Tabelle138.A3" office:value-type="string">
            <text:p text:style-name="P438">Mask Editing / <text:span text:style-name="T220">Circle Select</text:span></text:p>
          </table:table-cell>
          <table:table-cell table:style-name="Tabelle138.A3" office:value-type="string">
            <text:p text:style-name="P29">G</text:p>
          </table:table-cell>
          <table:table-cell table:style-name="Tabelle138.E3" office:value-type="string">
            <text:p text:style-name="P403"/>
          </table:table-cell>
        </table:table-row>
        <table:table-row table:style-name="Tabelle138.1">
          <table:table-cell table:style-name="Tabelle138.A3" office:value-type="string">
            <text:p text:style-name="P439">Lasso Select </text:p>
          </table:table-cell>
          <table:table-cell table:style-name="Tabelle138.A3" office:value-type="string">
            <text:p text:style-name="P439">None</text:p>
          </table:table-cell>
          <table:table-cell table:style-name="Tabelle138.A3" office:value-type="string">
            <text:p text:style-name="P436">Mask Editing / <text:span text:style-name="T220">Lasso Select </text:span></text:p>
          </table:table-cell>
          <table:table-cell table:style-name="Tabelle138.A3" office:value-type="string">
            <text:p text:style-name="P403"/>
          </table:table-cell>
          <table:table-cell table:style-name="Tabelle138.E3" office:value-type="string">
            <text:p text:style-name="P439">Event Mapping Tweak</text:p>
          </table:table-cell>
        </table:table-row>
        <table:table-row table:style-name="Tabelle138.1">
          <table:table-cell table:style-name="Tabelle138.A3" office:value-type="string">
            <text:p text:style-name="P439">Lasso Select</text:p>
          </table:table-cell>
          <table:table-cell table:style-name="Tabelle138.A3" office:value-type="string">
            <text:p text:style-name="P439">None</text:p>
          </table:table-cell>
          <table:table-cell table:style-name="Tabelle138.A3" office:value-type="string">
            <text:p text:style-name="P436">Mask Editing / <text:span text:style-name="T220">Lasso Select </text:span></text:p>
          </table:table-cell>
          <table:table-cell table:style-name="Tabelle138.A3" office:value-type="string">
            <text:p text:style-name="P403"/>
          </table:table-cell>
          <table:table-cell table:style-name="Tabelle138.E3" office:value-type="string">
            <text:p text:style-name="P439">Event Mapping Tweak</text:p>
          </table:table-cell>
        </table:table-row>
        <table:table-row table:style-name="Tabelle138.1">
          <table:table-cell table:style-name="Tabelle138.A3" office:value-type="string">
            <text:p text:style-name="P441">Select More</text:p>
          </table:table-cell>
          <table:table-cell table:style-name="Tabelle138.A3" office:value-type="string">
            <text:p text:style-name="P520">UV Image Editor / Select /<text:span text:style-name="T257"> Select More</text:span></text:p>
          </table:table-cell>
          <table:table-cell table:style-name="Tabelle138.A3" office:value-type="string">
            <text:p text:style-name="P436">Mask Editing / <text:span text:style-name="T221">Select More</text:span></text:p>
          </table:table-cell>
          <table:table-cell table:style-name="Tabelle138.A3" office:value-type="string">
            <text:p text:style-name="P441">Ctrl Numpad +</text:p>
          </table:table-cell>
          <table:table-cell table:style-name="Tabelle138.E3" office:value-type="string">
            <text:p text:style-name="P403"/>
          </table:table-cell>
        </table:table-row>
        <table:table-row table:style-name="Tabelle138.1">
          <table:table-cell table:style-name="Tabelle138.A3" office:value-type="string">
            <text:p text:style-name="P441">Select Less</text:p>
          </table:table-cell>
          <table:table-cell table:style-name="Tabelle138.A3" office:value-type="string">
            <text:p text:style-name="P520">UV Image Editor / Select /<text:span text:style-name="T257"> Select Less</text:span></text:p>
          </table:table-cell>
          <table:table-cell table:style-name="Tabelle138.A3" office:value-type="string">
            <text:p text:style-name="P436">Mask Editing / <text:span text:style-name="T221">Select Less</text:span></text:p>
          </table:table-cell>
          <table:table-cell table:style-name="Tabelle138.A3" office:value-type="string">
            <text:p text:style-name="P441">Ctrl Numpad -</text:p>
          </table:table-cell>
          <table:table-cell table:style-name="Tabelle138.E3" office:value-type="string">
            <text:p text:style-name="P403"/>
          </table:table-cell>
        </table:table-row>
        <table:table-row table:style-name="Tabelle138.1">
          <table:table-cell table:style-name="Tabelle138.A3" office:value-type="string">
            <text:p text:style-name="P441">Clear Restrict View</text:p>
          </table:table-cell>
          <table:table-cell table:style-name="Tabelle138.A3" office:value-type="string">
            <text:p text:style-name="P520">UV Image Editor / Mask /<text:span text:style-name="T257"> Show / Hide</text:span></text:p>
          </table:table-cell>
          <table:table-cell table:style-name="Tabelle138.A3" office:value-type="string">
            <text:p text:style-name="P436">Mask Editing / <text:span text:style-name="T221">Clear Restrict View</text:span></text:p>
          </table:table-cell>
          <table:table-cell table:style-name="Tabelle138.A3" office:value-type="string">
            <text:p text:style-name="P441">Alt H</text:p>
          </table:table-cell>
          <table:table-cell table:style-name="Tabelle138.E3" office:value-type="string">
            <text:p text:style-name="P403"/>
          </table:table-cell>
        </table:table-row>
        <table:table-row table:style-name="Tabelle138.1">
          <table:table-cell table:style-name="Tabelle138.A3" office:value-type="string">
            <text:p text:style-name="P441">Set Restrict View</text:p>
          </table:table-cell>
          <table:table-cell table:style-name="Tabelle138.A3" office:value-type="string">
            <text:p text:style-name="P520">UV Image Editor / Mask /<text:span text:style-name="T257"> Show / Hide</text:span></text:p>
          </table:table-cell>
          <table:table-cell table:style-name="Tabelle138.A3" office:value-type="string">
            <text:p text:style-name="P436">Mask Editing / <text:span text:style-name="T221">Set Restrict View</text:span></text:p>
          </table:table-cell>
          <table:table-cell table:style-name="Tabelle138.A3" office:value-type="string">
            <text:p text:style-name="P441">H</text:p>
          </table:table-cell>
          <table:table-cell table:style-name="Tabelle138.E3" office:value-type="string">
            <text:p text:style-name="P403"/>
          </table:table-cell>
        </table:table-row>
        <table:table-row table:style-name="Tabelle138.1">
          <table:table-cell table:style-name="Tabelle138.A3" office:value-type="string">
            <text:p text:style-name="P441">Set Restrict View</text:p>
          </table:table-cell>
          <table:table-cell table:style-name="Tabelle138.A3" office:value-type="string">
            <text:p text:style-name="P520">UV Image Editor / Mask /<text:span text:style-name="T257"> Show / Hide</text:span></text:p>
          </table:table-cell>
          <table:table-cell table:style-name="Tabelle138.A3" office:value-type="string">
            <text:p text:style-name="P436">Mask Editing / <text:span text:style-name="T221">Set Restrict View</text:span></text:p>
          </table:table-cell>
          <table:table-cell table:style-name="Tabelle138.A3" office:value-type="string">
            <text:p text:style-name="P441">Shift H</text:p>
          </table:table-cell>
          <table:table-cell table:style-name="Tabelle138.E3" office:value-type="string">
            <text:p text:style-name="P403"/>
          </table:table-cell>
        </table:table-row>
        <text:soft-page-break/>
        <table:table-row table:style-name="Tabelle138.1">
          <table:table-cell table:style-name="Tabelle138.A3" office:value-type="string">
            <text:p text:style-name="P441">Select</text:p>
          </table:table-cell>
          <table:table-cell table:style-name="Tabelle138.A3" office:value-type="string">
            <text:p text:style-name="P521">None</text:p>
          </table:table-cell>
          <table:table-cell table:style-name="Tabelle138.A3" office:value-type="string">
            <text:p text:style-name="P436">Mask Editing / <text:span text:style-name="T221">Select</text:span></text:p>
          </table:table-cell>
          <table:table-cell table:style-name="Tabelle138.A3" office:value-type="string">
            <text:p text:style-name="P441">Ctrl Select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1">Toggle Cyclic</text:p>
          </table:table-cell>
          <table:table-cell table:style-name="Tabelle138.A3" office:value-type="string">
            <text:p text:style-name="P520">UV Image Editor / Mask /<text:span text:style-name="T257"> Toggle Cyclic</text:span></text:p>
          </table:table-cell>
          <table:table-cell table:style-name="Tabelle138.A3" office:value-type="string">
            <text:p text:style-name="P436">Mask Editing / </text:p>
          </table:table-cell>
          <table:table-cell table:style-name="Tabelle138.A3" office:value-type="string">
            <text:p text:style-name="P441">Alt C</text:p>
          </table:table-cell>
          <table:table-cell table:style-name="Tabelle138.E3" office:value-type="string">
            <text:p text:style-name="P178">Toggle <text:span text:style-name="T222">is usually something to remove ...</text:span></text:p>
          </table:table-cell>
        </table:table-row>
        <table:table-row table:style-name="Tabelle138.1">
          <table:table-cell table:style-name="Tabelle138.A3" office:value-type="string">
            <text:p text:style-name="P441">Slide Point</text:p>
          </table:table-cell>
          <table:table-cell table:style-name="Tabelle138.A3" office:value-type="string">
            <text:p text:style-name="P521">None</text:p>
          </table:table-cell>
          <table:table-cell table:style-name="Tabelle138.A3" office:value-type="string">
            <text:p text:style-name="P436">Mask Editing / <text:span text:style-name="T221">Slide Point</text:span></text:p>
          </table:table-cell>
          <table:table-cell table:style-name="Tabelle138.A3" office:value-type="string">
            <text:p text:style-name="P441">Action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1">Slide Spline Curvature</text:p>
          </table:table-cell>
          <table:table-cell table:style-name="Tabelle138.A3" office:value-type="string">
            <text:p text:style-name="P522">None</text:p>
          </table:table-cell>
          <table:table-cell table:style-name="Tabelle138.A3" office:value-type="string">
            <text:p text:style-name="P436">Mask Editing / <text:span text:style-name="T221">Slide Spline Curvature</text:span></text:p>
          </table:table-cell>
          <table:table-cell table:style-name="Tabelle138.A3" office:value-type="string">
            <text:p text:style-name="P441">Action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1">Set Handle Type</text:p>
          </table:table-cell>
          <table:table-cell table:style-name="Tabelle138.A3" office:value-type="string">
            <text:p text:style-name="P521">None</text:p>
          </table:table-cell>
          <table:table-cell table:style-name="Tabelle138.A3" office:value-type="string">
            <text:p text:style-name="P436">Mask Editing / <text:span text:style-name="T221">Set Handle Type</text:span></text:p>
          </table:table-cell>
          <table:table-cell table:style-name="Tabelle138.A3" office:value-type="string">
            <text:p text:style-name="P441">V</text:p>
          </table:table-cell>
          <table:table-cell table:style-name="Tabelle138.E3" office:value-type="string">
            <text:p text:style-name="P201">Needs Menu entry</text:p>
          </table:table-cell>
        </table:table-row>
        <table:table-row table:style-name="Tabelle138.1">
          <table:table-cell table:style-name="Tabelle138.A3" office:value-type="string">
            <text:p text:style-name="P101">Recalc Normals</text:p>
          </table:table-cell>
          <table:table-cell table:style-name="Tabelle138.A3" office:value-type="string">
            <text:p text:style-name="P104">UV Image Editor / Mask /<text:span text:style-name="T257"> Recalc Normals</text:span></text:p>
          </table:table-cell>
          <table:table-cell table:style-name="Tabelle138.A3" office:value-type="string">
            <text:p text:style-name="P103">Mask Editing / <text:span text:style-name="T221">Recalc Normals</text:span></text:p>
          </table:table-cell>
          <table:table-cell table:style-name="Tabelle138.A3" office:value-type="string">
            <text:p text:style-name="P101">Ctrl N</text:p>
          </table:table-cell>
          <table:table-cell table:style-name="Tabelle138.E3" office:value-type="string">
            <text:p text:style-name="P102"><text:s/></text:p>
          </table:table-cell>
        </table:table-row>
        <table:table-row table:style-name="Tabelle138.1">
          <table:table-cell table:style-name="Tabelle138.A3" office:value-type="string">
            <text:p text:style-name="P441">Make Parent</text:p>
          </table:table-cell>
          <table:table-cell table:style-name="Tabelle138.A3" office:value-type="string">
            <text:p text:style-name="P520">UV Image Editor / Mask /<text:span text:style-name="T257"> Make Parent</text:span></text:p>
          </table:table-cell>
          <table:table-cell table:style-name="Tabelle138.A3" office:value-type="string">
            <text:p text:style-name="P436">Mask Editing / <text:span text:style-name="T221">Make Parent</text:span></text:p>
          </table:table-cell>
          <table:table-cell table:style-name="Tabelle138.A3" office:value-type="string">
            <text:p text:style-name="P441">Ctrl P</text:p>
          </table:table-cell>
          <table:table-cell table:style-name="Tabelle138.E3" office:value-type="string">
            <text:p text:style-name="P403"/>
          </table:table-cell>
        </table:table-row>
        <table:table-row table:style-name="Tabelle138.1">
          <table:table-cell table:style-name="Tabelle138.A3" office:value-type="string">
            <text:p text:style-name="P441">Clear Parent</text:p>
          </table:table-cell>
          <table:table-cell table:style-name="Tabelle138.A3" office:value-type="string">
            <text:p text:style-name="P520">UV Image Editor / Mask /<text:span text:style-name="T257"> Clear Parent</text:span></text:p>
          </table:table-cell>
          <table:table-cell table:style-name="Tabelle138.A3" office:value-type="string">
            <text:p text:style-name="P436">Mask Editing / <text:span text:style-name="T221">Clear Parent</text:span></text:p>
          </table:table-cell>
          <table:table-cell table:style-name="Tabelle138.A3" office:value-type="string">
            <text:p text:style-name="P441">Alt P</text:p>
          </table:table-cell>
          <table:table-cell table:style-name="Tabelle138.E3" office:value-type="string">
            <text:p text:style-name="P403"/>
          </table:table-cell>
        </table:table-row>
        <table:table-row table:style-name="Tabelle138.1">
          <table:table-cell table:style-name="Tabelle138.A3" office:value-type="string">
            <text:p text:style-name="P441">Insert Shapekey</text:p>
          </table:table-cell>
          <table:table-cell table:style-name="Tabelle138.A3" office:value-type="string">
            <text:p text:style-name="P520">UV Image Editor / Mask /<text:span text:style-name="T257"> Animation</text:span></text:p>
          </table:table-cell>
          <table:table-cell table:style-name="Tabelle138.A3" office:value-type="string">
            <text:p text:style-name="P436">Mask Editing / <text:span text:style-name="T221">Insert Shapekey</text:span></text:p>
          </table:table-cell>
          <table:table-cell table:style-name="Tabelle138.A3" office:value-type="string">
            <text:p text:style-name="P441">I</text:p>
          </table:table-cell>
          <table:table-cell table:style-name="Tabelle138.E3" office:value-type="string">
            <text:p text:style-name="P403"/>
          </table:table-cell>
        </table:table-row>
        <table:table-row table:style-name="Tabelle138.1">
          <table:table-cell table:style-name="Tabelle138.A3" office:value-type="string">
            <text:p text:style-name="P441">Clear Shape Key</text:p>
          </table:table-cell>
          <table:table-cell table:style-name="Tabelle138.A3" office:value-type="string">
            <text:p text:style-name="P520">UV Image Editor / Mask /<text:span text:style-name="T257"> Animation</text:span></text:p>
          </table:table-cell>
          <table:table-cell table:style-name="Tabelle138.A3" office:value-type="string">
            <text:p text:style-name="P436">Mask Editing / <text:span text:style-name="T221">Clear Shape Key</text:span></text:p>
          </table:table-cell>
          <table:table-cell table:style-name="Tabelle138.A3" office:value-type="string">
            <text:p text:style-name="P441">Alt I</text:p>
          </table:table-cell>
          <table:table-cell table:style-name="Tabelle138.E3" office:value-type="string">
            <text:p text:style-name="P403"/>
          </table:table-cell>
        </table:table-row>
        <table:table-row table:style-name="Tabelle138.1">
          <table:table-cell table:style-name="Tabelle138.A3" office:value-type="string">
            <text:p text:style-name="P441">Add Duplicate</text:p>
          </table:table-cell>
          <table:table-cell table:style-name="Tabelle138.A3" office:value-type="string">
            <text:p text:style-name="P521">None</text:p>
          </table:table-cell>
          <table:table-cell table:style-name="Tabelle138.A3" office:value-type="string">
            <text:p text:style-name="P436">Mask Editing / <text:span text:style-name="T221">Add Duplicate</text:span></text:p>
          </table:table-cell>
          <table:table-cell table:style-name="Tabelle138.A3" office:value-type="string">
            <text:p text:style-name="P441">Shift D</text:p>
          </table:table-cell>
          <table:table-cell table:style-name="Tabelle138.E3" office:value-type="string">
            <text:p text:style-name="P201">Neeeds menu entry!</text:p>
          </table:table-cell>
        </table:table-row>
        <table:table-row table:style-name="Tabelle138.1">
          <table:table-cell table:style-name="Tabelle138.A3" office:value-type="string">
            <text:p text:style-name="P441">Copy Splines</text:p>
          </table:table-cell>
          <table:table-cell table:style-name="Tabelle138.A3" office:value-type="string">
            <text:p text:style-name="P520">UV Image Editor / Mask /<text:span text:style-name="T257"> Copy Splines</text:span></text:p>
          </table:table-cell>
          <table:table-cell table:style-name="Tabelle138.A3" office:value-type="string">
            <text:p text:style-name="P436">Mask Editing / <text:span text:style-name="T221">Copy Splines</text:span></text:p>
          </table:table-cell>
          <table:table-cell table:style-name="Tabelle138.A3" office:value-type="string">
            <text:p text:style-name="P441">Ctrl C</text:p>
          </table:table-cell>
          <table:table-cell table:style-name="Tabelle138.E3" office:value-type="string">
            <text:p text:style-name="P403"/>
          </table:table-cell>
        </table:table-row>
        <table:table-row table:style-name="Tabelle138.1">
          <table:table-cell table:style-name="Tabelle138.A3" office:value-type="string">
            <text:p text:style-name="P441">Paste Splines</text:p>
          </table:table-cell>
          <table:table-cell table:style-name="Tabelle138.A3" office:value-type="string">
            <text:p text:style-name="P520">UV Image Editor / Mask /<text:span text:style-name="T257"> Paste Splines</text:span></text:p>
          </table:table-cell>
          <table:table-cell table:style-name="Tabelle138.A3" office:value-type="string">
            <text:p text:style-name="P436">Mask Editing / <text:span text:style-name="T221">Paste Splines</text:span></text:p>
          </table:table-cell>
          <table:table-cell table:style-name="Tabelle138.A3" office:value-type="string">
            <text:p text:style-name="P441">Ctrl V</text:p>
          </table:table-cell>
          <table:table-cell table:style-name="Tabelle138.E3" office:value-type="string">
            <text:p text:style-name="P403"/>
          </table:table-cell>
        </table:table-row>
        <table:table-row table:style-name="Tabelle138.1">
          <table:table-cell table:style-name="Tabelle138.A3" office:value-type="string">
            <text:p text:style-name="P441">Set 2D Cursor</text:p>
          </table:table-cell>
          <table:table-cell table:style-name="Tabelle138.A3" office:value-type="string">
            <text:p text:style-name="P521">None</text:p>
          </table:table-cell>
          <table:table-cell table:style-name="Tabelle138.A3" office:value-type="string">
            <text:p text:style-name="P436">Mask Editing / <text:span text:style-name="T221">Set 2D Cursor</text:span></text:p>
          </table:table-cell>
          <table:table-cell table:style-name="Tabelle138.A3" office:value-type="string">
            <text:p text:style-name="P441">Action Mouse</text:p>
          </table:table-cell>
          <table:table-cell table:style-name="Tabelle138.E3" office:value-type="string">
            <text:p text:style-name="P191"><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1">Translate </text:p>
          </table:table-cell>
          <table:table-cell table:style-name="Tabelle138.A3" office:value-type="string">
            <text:p text:style-name="P520">UV Image Editor / Mask /<text:span text:style-name="T257"> Transform</text:span></text:p>
          </table:table-cell>
          <table:table-cell table:style-name="Tabelle138.A3" office:value-type="string">
            <text:p text:style-name="P436">Mask Editing / <text:span text:style-name="T221">Translate </text:span></text:p>
          </table:table-cell>
          <table:table-cell table:style-name="Tabelle138.A3" office:value-type="string">
            <text:p text:style-name="P441">W</text:p>
          </table:table-cell>
          <table:table-cell table:style-name="Tabelle138.E3" office:value-type="string">
            <text:p text:style-name="P403"/>
          </table:table-cell>
        </table:table-row>
        <table:table-row table:style-name="Tabelle138.1">
          <table:table-cell table:style-name="Tabelle138.A3" office:value-type="string">
            <text:p text:style-name="P441">Translate </text:p>
          </table:table-cell>
          <table:table-cell table:style-name="Tabelle138.A3" office:value-type="string">
            <text:p text:style-name="P521">None</text:p>
          </table:table-cell>
          <table:table-cell table:style-name="Tabelle138.A3" office:value-type="string">
            <text:p text:style-name="P436">Mask Editing / <text:span text:style-name="T221">Translate </text:span></text:p>
          </table:table-cell>
          <table:table-cell table:style-name="Tabelle138.A3" office:value-type="string">
            <text:p text:style-name="P403"/>
          </table:table-cell>
          <table:table-cell table:style-name="Tabelle138.E3" office:value-type="string">
            <text:p text:style-name="P441">Event Mapping Tweak</text:p>
          </table:table-cell>
        </table:table-row>
        <table:table-row table:style-name="Tabelle138.1">
          <table:table-cell table:style-name="Tabelle138.A3" office:value-type="string">
            <text:p text:style-name="P441">Resize</text:p>
          </table:table-cell>
          <table:table-cell table:style-name="Tabelle138.A3" office:value-type="string">
            <text:p text:style-name="P520">UV Image Editor / Mask /<text:span text:style-name="T257"> Transform</text:span></text:p>
          </table:table-cell>
          <table:table-cell table:style-name="Tabelle138.A3" office:value-type="string">
            <text:p text:style-name="P436">Mask Editing / <text:span text:style-name="T221">Resize</text:span></text:p>
          </table:table-cell>
          <table:table-cell table:style-name="Tabelle138.A3" office:value-type="string">
            <text:p text:style-name="P441">R</text:p>
          </table:table-cell>
          <table:table-cell table:style-name="Tabelle138.E3" office:value-type="string">
            <text:p text:style-name="P403"/>
          </table:table-cell>
        </table:table-row>
        <table:table-row table:style-name="Tabelle138.1">
          <table:table-cell table:style-name="Tabelle138.A3" office:value-type="string">
            <text:p text:style-name="P441">Rotate</text:p>
          </table:table-cell>
          <table:table-cell table:style-name="Tabelle138.A3" office:value-type="string">
            <text:p text:style-name="P520">UV Image Editor / Mask /<text:span text:style-name="T257"> Transform</text:span></text:p>
          </table:table-cell>
          <table:table-cell table:style-name="Tabelle138.A3" office:value-type="string">
            <text:p text:style-name="P436">Mask Editing / <text:span text:style-name="T221">Rotate</text:span></text:p>
          </table:table-cell>
          <table:table-cell table:style-name="Tabelle138.A3" office:value-type="string">
            <text:p text:style-name="P441">E</text:p>
          </table:table-cell>
          <table:table-cell table:style-name="Tabelle138.E3" office:value-type="string">
            <text:p text:style-name="P403"/>
          </table:table-cell>
        </table:table-row>
        <table:table-row table:style-name="Tabelle138.1">
          <table:table-cell table:style-name="Tabelle138.A3" office:value-type="string">
            <text:p text:style-name="P497">S<text:span text:style-name="T257">cale Feather</text:span></text:p>
          </table:table-cell>
          <table:table-cell table:style-name="Tabelle138.A3" office:value-type="string">
            <text:p text:style-name="P520">UV Image Editor / Mask /<text:span text:style-name="T257"> Transform</text:span></text:p>
          </table:table-cell>
          <table:table-cell table:style-name="Tabelle138.A3" office:value-type="string">
            <text:p text:style-name="P437">Mask Editing / <text:span text:style-name="T241">Transform</text:span></text:p>
          </table:table-cell>
          <table:table-cell table:style-name="Tabelle138.A3" office:value-type="string">
            <text:p text:style-name="P497">Alt S</text:p>
          </table:table-cell>
          <table:table-cell table:style-name="Tabelle138.E3" office:value-type="string">
            <text:p text:style-name="P403"/>
          </table:table-cell>
        </table:table-row>
      </table:table>
      <text:p text:style-name="P4"/>
      <table:table table:name="Tabelle155" table:style-name="Tabelle155">
        <table:table-column table:style-name="Tabelle155.A"/>
        <table:table-header-rows>
          <table:table-row table:style-name="Tabelle155.1">
            <table:table-cell table:style-name="Tabelle155.A1" office:value-type="string">
              <text:h text:style-name="P546" text:outline-level="1"><text:bookmark-start text:name="__RefHeading___Toc24651_937061591"/>Frames <text:bookmark-end text:name="__RefHeading___Toc24651_937061591"/></text:h>
            </table:table-cell>
          </table:table-row>
        </table:table-header-rows>
      </table:table>
      <text:p text:style-name="P8"/>
      <table:table table:name="Tabelle153" table:style-name="Tabelle153">
        <table:table-column table:style-name="Tabelle153.A"/>
        <table:table-column table:style-name="Tabelle153.B"/>
        <table:table-column table:style-name="Tabelle153.C"/>
        <table:table-column table:style-name="Tabelle153.D"/>
        <table:table-column table:style-name="Tabelle153.E"/>
        <table:table-header-rows>
          <table:table-row table:style-name="Tabelle153.1">
            <table:table-cell table:style-name="Tabelle153.A1" table:number-columns-spanned="5" office:value-type="string">
              <text:p text:style-name="P471">Frames - <text:span text:style-name="T51">Timeline stuff</text:span></text:p>
            </table:table-cell>
            <table:covered-table-cell/>
            <table:covered-table-cell/>
            <table:covered-table-cell/>
            <table:covered-table-cell/>
          </table:table-row>
        </table:table-header-rows>
        <table:table-row table:style-name="Tabelle153.1">
          <table:table-cell table:style-name="Tabelle153.A2" office:value-type="string">
            <text:p text:style-name="P21">Function </text:p>
          </table:table-cell>
          <table:table-cell table:style-name="Tabelle153.A2" office:value-type="string">
            <text:p text:style-name="P21">Surface <text:span text:style-name="T6">menu </text:span>location<text:tab/></text:p>
          </table:table-cell>
          <table:table-cell table:style-name="Tabelle153.A2" office:value-type="string">
            <text:p text:style-name="P21">User Preferences location</text:p>
          </table:table-cell>
          <table:table-cell table:style-name="Tabelle153.A2" office:value-type="string">
            <text:p text:style-name="P21">Hotkey</text:p>
          </table:table-cell>
          <table:table-cell table:style-name="Tabelle153.E2" office:value-type="string">
            <text:p text:style-name="P21">Special note</text:p>
          </table:table-cell>
        </table:table-row>
        <table:table-row table:style-name="Tabelle153.1">
          <table:table-cell table:style-name="Tabelle153.A3" office:value-type="string">
            <text:p text:style-name="P472">Frame Offset<text:span text:style-name="T258"> by a step of ten</text:span></text:p>
          </table:table-cell>
          <table:table-cell table:style-name="Tabelle153.B3" office:value-type="string">
            <text:p text:style-name="P523">None</text:p>
          </table:table-cell>
          <table:table-cell table:style-name="Tabelle153.C3" office:value-type="string">
            <text:p text:style-name="P472">Frames / Frame Offset</text:p>
          </table:table-cell>
          <table:table-cell table:style-name="Tabelle153.D3" office:value-type="string">
            <text:p text:style-name="P472">Shift Up Arrow</text:p>
          </table:table-cell>
          <table:table-cell table:style-name="Tabelle153.E3" office:value-type="string">
            <text:p text:style-name="P523">No menu entry. Would just confuse. </text:p>
          </table:table-cell>
        </table:table-row>
        <table:table-row table:style-name="Tabelle153.1">
          <table:table-cell table:style-name="Tabelle153.A9" office:value-type="string">
            <text:p text:style-name="P473">Frame Offset<text:span text:style-name="T258"> by a step of ten</text:span></text:p>
          </table:table-cell>
          <table:table-cell table:style-name="Tabelle153.B9" office:value-type="string">
            <text:p text:style-name="P523">None</text:p>
          </table:table-cell>
          <table:table-cell table:style-name="Tabelle153.C9" office:value-type="string">
            <text:p text:style-name="P472">Frames / Frame Offset</text:p>
          </table:table-cell>
          <table:table-cell table:style-name="Tabelle153.D9" office:value-type="string">
            <text:p text:style-name="P472">Shift Down Arrow</text:p>
          </table:table-cell>
          <table:table-cell table:style-name="Tabelle153.E9" office:value-type="string">
            <text:p text:style-name="P523">No menu entry. Would just confuse. </text:p>
          </table:table-cell>
        </table:table-row>
        <table:table-row table:style-name="Tabelle153.1">
          <table:table-cell table:style-name="Tabelle153.A9" office:value-type="string">
            <text:p text:style-name="P472">Frame Offset</text:p>
          </table:table-cell>
          <table:table-cell table:style-name="Tabelle153.B9" office:value-type="string">
            <text:p text:style-name="P523">None</text:p>
          </table:table-cell>
          <table:table-cell table:style-name="Tabelle153.C9" office:value-type="string">
            <text:p text:style-name="P472">Frames / Frame Offset</text:p>
          </table:table-cell>
          <table:table-cell table:style-name="Tabelle153.D9" office:value-type="string">
            <text:p text:style-name="P472">Left Arrow</text:p>
          </table:table-cell>
          <table:table-cell table:style-name="Tabelle153.E9" office:value-type="string">
            <text:p text:style-name="P523">No menu entry. Would just confuse. </text:p>
          </table:table-cell>
        </table:table-row>
        <table:table-row table:style-name="Tabelle153.1">
          <table:table-cell table:style-name="Tabelle153.A9" office:value-type="string">
            <text:p text:style-name="P472">Frame Offset</text:p>
          </table:table-cell>
          <table:table-cell table:style-name="Tabelle153.B9" office:value-type="string">
            <text:p text:style-name="P523">None</text:p>
          </table:table-cell>
          <table:table-cell table:style-name="Tabelle153.C9" office:value-type="string">
            <text:p text:style-name="P472">Frames / Frame Offset</text:p>
          </table:table-cell>
          <table:table-cell table:style-name="Tabelle153.D9" office:value-type="string">
            <text:p text:style-name="P472">Right Arrow</text:p>
          </table:table-cell>
          <table:table-cell table:style-name="Tabelle153.E9" office:value-type="string">
            <text:p text:style-name="P523">No menu entry. Would just confuse. </text:p>
          </table:table-cell>
        </table:table-row>
        <table:table-row table:style-name="Tabelle153.1">
          <table:table-cell table:style-name="Tabelle153.A9" office:value-type="string">
            <text:p text:style-name="P472">Frame Offset</text:p>
          </table:table-cell>
          <table:table-cell table:style-name="Tabelle153.B9" office:value-type="string">
            <text:p text:style-name="P523">None</text:p>
          </table:table-cell>
          <table:table-cell table:style-name="Tabelle153.C9" office:value-type="string">
            <text:p text:style-name="P472">Frames / Frame Offset</text:p>
          </table:table-cell>
          <table:table-cell table:style-name="Tabelle153.D9" office:value-type="string">
            <text:p text:style-name="P472">Alt Wheel Down</text:p>
          </table:table-cell>
          <table:table-cell table:style-name="Tabelle153.E9" office:value-type="string">
            <text:p text:style-name="P523">No menu entry. Would just confuse. </text:p>
          </table:table-cell>
        </table:table-row>
        <text:soft-page-break/>
        <table:table-row table:style-name="Tabelle153.1">
          <table:table-cell table:style-name="Tabelle153.A8" office:value-type="string">
            <text:p text:style-name="P472">Frame Offset</text:p>
          </table:table-cell>
          <table:table-cell table:style-name="Tabelle153.B8" office:value-type="string">
            <text:p text:style-name="P523">None</text:p>
          </table:table-cell>
          <table:table-cell table:style-name="Tabelle153.C8" office:value-type="string">
            <text:p text:style-name="P472">Frames / Frame Offset</text:p>
          </table:table-cell>
          <table:table-cell table:style-name="Tabelle153.D8" office:value-type="string">
            <text:p text:style-name="P472">Alt Wheel Up</text:p>
          </table:table-cell>
          <table:table-cell table:style-name="Tabelle153.E8" office:value-type="string">
            <text:p text:style-name="P523">No menu entry. Would just confuse. </text:p>
          </table:table-cell>
        </table:table-row>
        <table:table-row table:style-name="Tabelle153.1">
          <table:table-cell table:style-name="Tabelle153.A9" office:value-type="string">
            <text:p text:style-name="P472">Jump to Keyframe</text:p>
          </table:table-cell>
          <table:table-cell table:style-name="Tabelle153.B9" office:value-type="string">
            <text:p text:style-name="P523">None</text:p>
          </table:table-cell>
          <table:table-cell table:style-name="Tabelle153.C9" office:value-type="string">
            <text:p text:style-name="P472">Frames / Jump to Keyframe</text:p>
          </table:table-cell>
          <table:table-cell table:style-name="Tabelle153.D9" office:value-type="string">
            <text:p text:style-name="P474">Media Last</text:p>
          </table:table-cell>
          <table:table-cell table:style-name="Tabelle153.E9" office:value-type="string">
            <text:p text:style-name="P523">No menu entry. Would just confuse. </text:p>
          </table:table-cell>
        </table:table-row>
        <table:table-row table:style-name="Tabelle153.1">
          <table:table-cell table:style-name="Tabelle153.A10" office:value-type="string">
            <text:p text:style-name="P472">Jump to Keyframe</text:p>
          </table:table-cell>
          <table:table-cell table:style-name="Tabelle153.B10" office:value-type="string">
            <text:p text:style-name="P523">None</text:p>
          </table:table-cell>
          <table:table-cell table:style-name="Tabelle153.C10" office:value-type="string">
            <text:p text:style-name="P472">Frames / Jump to Keyframe</text:p>
          </table:table-cell>
          <table:table-cell table:style-name="Tabelle153.D10" office:value-type="string">
            <text:p text:style-name="P474">Media First</text:p>
          </table:table-cell>
          <table:table-cell table:style-name="Tabelle153.E10" office:value-type="string">
            <text:p text:style-name="P523">No menu entry. Would just confuse. </text:p>
          </table:table-cell>
        </table:table-row>
        <table:table-row table:style-name="Tabelle153.1">
          <table:table-cell table:style-name="Tabelle153.A11" office:value-type="string">
            <text:p text:style-name="P472"><text:span text:style-name="T166">Cancel</text:span> Animation</text:p>
          </table:table-cell>
          <table:table-cell table:style-name="Tabelle153.B11" office:value-type="string">
            <text:p text:style-name="P523">None</text:p>
          </table:table-cell>
          <table:table-cell table:style-name="Tabelle153.C11" office:value-type="string">
            <text:p text:style-name="P472">Frames / <text:span text:style-name="T166">Cancel</text:span> Animation</text:p>
          </table:table-cell>
          <table:table-cell table:style-name="Tabelle153.D11" office:value-type="string">
            <text:p text:style-name="P474">Esc</text:p>
          </table:table-cell>
          <table:table-cell table:style-name="Tabelle153.E11" office:value-type="string">
            <text:p text:style-name="P523">No menu entry. Would just confuse. </text:p>
          </table:table-cell>
        </table:table-row>
        <table:table-row table:style-name="Tabelle153.1">
          <table:table-cell table:style-name="Tabelle153.A12" office:value-type="string">
            <text:p text:style-name="P472"><text:span text:style-name="T166">Cancel</text:span> Animation</text:p>
          </table:table-cell>
          <table:table-cell table:style-name="Tabelle153.B12" office:value-type="string">
            <text:p text:style-name="P523">None</text:p>
          </table:table-cell>
          <table:table-cell table:style-name="Tabelle153.C12" office:value-type="string">
            <text:p text:style-name="P472">Frames / <text:span text:style-name="T166">Cancel</text:span> Animation</text:p>
          </table:table-cell>
          <table:table-cell table:style-name="Tabelle153.D12" office:value-type="string">
            <text:p text:style-name="P474">Media Stop</text:p>
          </table:table-cell>
          <table:table-cell table:style-name="Tabelle153.E12" office:value-type="string">
            <text:p text:style-name="P523">No menu entry. Would just confuse. </text:p>
          </table:table-cell>
        </table:table-row>
      </table:table>
      <text:p text:style-name="P8"/>
      <table:table table:name="Tabelle72" table:style-name="Tabelle72">
        <table:table-column table:style-name="Tabelle72.A"/>
        <table:table-header-rows>
          <table:table-row table:style-name="Tabelle72.1">
            <table:table-cell table:style-name="Tabelle72.A1" office:value-type="string">
              <text:h text:style-name="P546" text:outline-level="1"><text:bookmark-start text:name="__RefHeading___Toc24653_937061591"/>Markers<text:bookmark-end text:name="__RefHeading___Toc24653_937061591"/></text:h>
            </table:table-cell>
          </table:table-row>
        </table:table-header-rows>
      </table:table>
      <text:p text:style-name="P8"/>
      <table:table table:name="Tabelle71" table:style-name="Tabelle71">
        <table:table-column table:style-name="Tabelle71.A"/>
        <table:table-column table:style-name="Tabelle71.B"/>
        <table:table-column table:style-name="Tabelle71.C"/>
        <table:table-column table:style-name="Tabelle71.D"/>
        <table:table-column table:style-name="Tabelle71.E"/>
        <table:table-header-rows>
          <table:table-row table:style-name="Tabelle71.1">
            <table:table-cell table:style-name="Tabelle71.A1" table:number-columns-spanned="5" office:value-type="string">
              <text:p text:style-name="P347">Markers <text:s/>- Marker menu for various animation editors like timeline and graph editor. <text:span text:style-name="T167">Add marker adds a mark at the bottom of the timeline, dopesheet and graph editor. </text:span></text:p>
            </table:table-cell>
            <table:covered-table-cell/>
            <table:covered-table-cell/>
            <table:covered-table-cell/>
            <table:covered-table-cell/>
          </table:table-row>
        </table:table-header-rows>
        <table:table-row table:style-name="Tabelle71.1">
          <table:table-cell table:style-name="Tabelle71.A2" office:value-type="string">
            <text:p text:style-name="P21">Function </text:p>
          </table:table-cell>
          <table:table-cell table:style-name="Tabelle71.A2" office:value-type="string">
            <text:p text:style-name="P21">Surface <text:span text:style-name="T6">menu </text:span>location<text:tab/></text:p>
          </table:table-cell>
          <table:table-cell table:style-name="Tabelle71.A2" office:value-type="string">
            <text:p text:style-name="P21">User Preferences location</text:p>
          </table:table-cell>
          <table:table-cell table:style-name="Tabelle71.A2" office:value-type="string">
            <text:p text:style-name="P21">Hotkey</text:p>
          </table:table-cell>
          <table:table-cell table:style-name="Tabelle71.E2" office:value-type="string">
            <text:p text:style-name="P21">Special note</text:p>
          </table:table-cell>
        </table:table-row>
        <table:table-row table:style-name="Tabelle71.1">
          <table:table-cell table:style-name="Tabelle71.A3" office:value-type="string">
            <text:p text:style-name="P347">Move Time Marker</text:p>
          </table:table-cell>
          <table:table-cell table:style-name="Tabelle71.B3" office:value-type="string">
            <text:p text:style-name="P352">None</text:p>
          </table:table-cell>
          <table:table-cell table:style-name="Tabelle71.C3" office:value-type="string">
            <text:p text:style-name="P347">Markers / Move Time Marker</text:p>
          </table:table-cell>
          <table:table-cell table:style-name="Tabelle71.D3" office:value-type="string">
            <text:p text:style-name="P475"/>
          </table:table-cell>
          <table:table-cell table:style-name="Tabelle71.E3" office:value-type="string">
            <text:p text:style-name="P347">Event Mapping Tweak</text:p>
          </table:table-cell>
        </table:table-row>
        <table:table-row table:style-name="Tabelle71.1">
          <table:table-cell table:style-name="Tabelle71.A12" office:value-type="string">
            <text:p text:style-name="P347">Duplicate Time Marker</text:p>
          </table:table-cell>
          <table:table-cell table:style-name="Tabelle71.B12" office:value-type="string">
            <text:p text:style-name="P523">Graph, Dopesheet, NLA Editor / Marker / Duplicate Marker</text:p>
          </table:table-cell>
          <table:table-cell table:style-name="Tabelle71.C12" office:value-type="string">
            <text:p text:style-name="P347">Markers / Duplicate Time Marker</text:p>
          </table:table-cell>
          <table:table-cell table:style-name="Tabelle71.D12" office:value-type="string">
            <text:p text:style-name="P347">Shift D</text:p>
          </table:table-cell>
          <table:table-cell table:style-name="Tabelle71.E12" office:value-type="string">
            <text:p text:style-name="P202"/>
          </table:table-cell>
        </table:table-row>
        <table:table-row table:style-name="Tabelle71.1">
          <table:table-cell table:style-name="Tabelle71.A12" office:value-type="string">
            <text:p text:style-name="P347">Select Time Marker</text:p>
          </table:table-cell>
          <table:table-cell table:style-name="Tabelle71.B12" office:value-type="string">
            <text:p text:style-name="P350">None</text:p>
          </table:table-cell>
          <table:table-cell table:style-name="Tabelle71.C12" office:value-type="string">
            <text:p text:style-name="P347">Markers / Select Time Marker</text:p>
          </table:table-cell>
          <table:table-cell table:style-name="Tabelle71.D12" office:value-type="string">
            <text:p text:style-name="P347">Select Mouse</text:p>
          </table:table-cell>
          <table:table-cell table:style-name="Tabelle71.E12" office:value-type="string">
            <text:p text:style-name="P192"><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7">Select Time Marker</text:p>
          </table:table-cell>
          <table:table-cell table:style-name="Tabelle71.B12" office:value-type="string">
            <text:p text:style-name="P350">None</text:p>
          </table:table-cell>
          <table:table-cell table:style-name="Tabelle71.C12" office:value-type="string">
            <text:p text:style-name="P347">Markers /Select Time Marker</text:p>
          </table:table-cell>
          <table:table-cell table:style-name="Tabelle71.D12" office:value-type="string">
            <text:p text:style-name="P347">Shift Select Mouse</text:p>
          </table:table-cell>
          <table:table-cell table:style-name="Tabelle71.E12" office:value-type="string">
            <text:p text:style-name="P192"><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7">Select Time Marker</text:p>
          </table:table-cell>
          <table:table-cell table:style-name="Tabelle71.B12" office:value-type="string">
            <text:p text:style-name="P350">None</text:p>
          </table:table-cell>
          <table:table-cell table:style-name="Tabelle71.C12" office:value-type="string">
            <text:p text:style-name="P347">Markers / Select Time Marker</text:p>
          </table:table-cell>
          <table:table-cell table:style-name="Tabelle71.D12" office:value-type="string">
            <text:p text:style-name="P347">Ctrl Select Mouse</text:p>
          </table:table-cell>
          <table:table-cell table:style-name="Tabelle71.E12" office:value-type="string">
            <text:p text:style-name="P192"><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7">Select Time Marker</text:p>
          </table:table-cell>
          <table:table-cell table:style-name="Tabelle71.B12" office:value-type="string">
            <text:p text:style-name="P350">None</text:p>
          </table:table-cell>
          <table:table-cell table:style-name="Tabelle71.C12" office:value-type="string">
            <text:p text:style-name="P347">Markers / Select Time Marker</text:p>
          </table:table-cell>
          <table:table-cell table:style-name="Tabelle71.D12" office:value-type="string">
            <text:p text:style-name="P347">Shift Ctrl Select Mouse</text:p>
          </table:table-cell>
          <table:table-cell table:style-name="Tabelle71.E12" office:value-type="string">
            <text:p text:style-name="P192"><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7">Marker Border Select</text:p>
          </table:table-cell>
          <table:table-cell table:style-name="Tabelle71.B12" office:value-type="string">
            <text:p text:style-name="P523">Graph, Dopesheet, NLA Editor / Select / Border Select</text:p>
          </table:table-cell>
          <table:table-cell table:style-name="Tabelle71.C12" office:value-type="string">
            <text:p text:style-name="P347">Markers / Marker Border Select</text:p>
          </table:table-cell>
          <table:table-cell table:style-name="Tabelle71.D12" office:value-type="string">
            <text:p text:style-name="P347">B</text:p>
          </table:table-cell>
          <table:table-cell table:style-name="Tabelle71.E12" office:value-type="string">
            <text:p text:style-name="P141"/>
          </table:table-cell>
        </table:table-row>
        <table:table-row table:style-name="Tabelle71.1">
          <table:table-cell table:style-name="Tabelle71.A12" office:value-type="string">
            <text:p text:style-name="P347">(De)select all markers</text:p>
          </table:table-cell>
          <table:table-cell table:style-name="Tabelle71.B12" office:value-type="string">
            <text:p text:style-name="P523">Graph, Dopesheet, NLA Editor / Select / <text:span text:style-name="T259">(De)select all</text:span></text:p>
          </table:table-cell>
          <table:table-cell table:style-name="Tabelle71.C12" office:value-type="string">
            <text:p text:style-name="P347">Markers / (De)select all markers</text:p>
          </table:table-cell>
          <table:table-cell table:style-name="Tabelle71.D12" office:value-type="string">
            <text:p text:style-name="P347">A</text:p>
          </table:table-cell>
          <table:table-cell table:style-name="Tabelle71.E12" office:value-type="string">
            <text:p text:style-name="P141"/>
          </table:table-cell>
        </table:table-row>
        <table:table-row table:style-name="Tabelle71.1">
          <table:table-cell table:style-name="Tabelle71.A12" office:value-type="string">
            <text:p text:style-name="P347">Delete Markers</text:p>
          </table:table-cell>
          <table:table-cell table:style-name="Tabelle71.B12" office:value-type="string">
            <text:p text:style-name="P523">Graph, Dopesheet, NLA Editor / Marker / Delete</text:p>
          </table:table-cell>
          <table:table-cell table:style-name="Tabelle71.C12" office:value-type="string">
            <text:p text:style-name="P347">Markers / Delete Markers</text:p>
          </table:table-cell>
          <table:table-cell table:style-name="Tabelle71.D12" office:value-type="string">
            <text:p text:style-name="P347">Delete</text:p>
          </table:table-cell>
          <table:table-cell table:style-name="Tabelle71.E12" office:value-type="string">
            <text:p text:style-name="P141"/>
          </table:table-cell>
        </table:table-row>
        <table:table-row table:style-name="Tabelle71.1">
          <table:table-cell table:style-name="Tabelle71.A12" office:value-type="string">
            <text:p text:style-name="P347">Move Time Marker</text:p>
          </table:table-cell>
          <table:table-cell table:style-name="Tabelle71.B12" office:value-type="string">
            <text:p text:style-name="P350">None</text:p>
          </table:table-cell>
          <table:table-cell table:style-name="Tabelle71.C12" office:value-type="string">
            <text:p text:style-name="P347">Markers / Move Time Marker</text:p>
          </table:table-cell>
          <table:table-cell table:style-name="Tabelle71.D12" office:value-type="string">
            <text:p text:style-name="P347">W</text:p>
          </table:table-cell>
          <table:table-cell table:style-name="Tabelle71.E12" office:value-type="string">
            <text:p text:style-name="P192"><text:span text:style-name="T31">No menu entry.</text:span><text:span text:style-name="T32"> </text:span><text:span text:style-name="T34">Mouse Only action</text:span></text:p>
          </table:table-cell>
        </table:table-row>
        <table:table-row table:style-name="Tabelle71.1">
          <table:table-cell table:style-name="Tabelle71.A13" office:value-type="string">
            <text:p text:style-name="P347">Bind Camera to Marker</text:p>
          </table:table-cell>
          <table:table-cell table:style-name="Tabelle71.B13" office:value-type="string">
            <text:p text:style-name="P523">Graph, Dopesheet, NLA Editor / View / Bind Camera to Marker</text:p>
          </table:table-cell>
          <table:table-cell table:style-name="Tabelle71.C13" office:value-type="string">
            <text:p text:style-name="P347">Markers / Bind Camera to Marker</text:p>
          </table:table-cell>
          <table:table-cell table:style-name="Tabelle71.D13" office:value-type="string">
            <text:p text:style-name="P347">Ctrl B</text:p>
          </table:table-cell>
          <table:table-cell table:style-name="Tabelle71.E13" office:value-type="string">
            <text:p text:style-name="P203"/>
          </table:table-cell>
        </table:table-row>
      </table:table>
      <text:p text:style-name="P8"/>
      <text:p text:style-name="P8"/>
      <table:table table:name="Tabelle73" table:style-name="Tabelle73">
        <table:table-column table:style-name="Tabelle73.A"/>
        <table:table-header-rows>
          <table:table-row table:style-name="Tabelle73.1">
            <table:table-cell table:style-name="Tabelle73.A1" office:value-type="string">
              <text:h text:style-name="P546" text:outline-level="1"><text:bookmark-start text:name="__RefHeading___Toc24655_937061591"/>Animation<text:bookmark-end text:name="__RefHeading___Toc24655_937061591"/></text:h>
            </table:table-cell>
          </table:table-row>
        </table:table-header-rows>
      </table:table>
      <text:p text:style-name="P8"/>
      <table:table table:name="Tabelle74" table:style-name="Tabelle74">
        <table:table-column table:style-name="Tabelle74.A"/>
        <table:table-column table:style-name="Tabelle74.B"/>
        <table:table-column table:style-name="Tabelle74.C"/>
        <table:table-column table:style-name="Tabelle74.D"/>
        <table:table-column table:style-name="Tabelle74.E"/>
        <table:table-header-rows>
          <table:table-row table:style-name="Tabelle74.1">
            <table:table-cell table:style-name="Tabelle74.A1" table:number-columns-spanned="5" office:value-type="string">
              <text:p text:style-name="P353">Animation</text:p>
            </table:table-cell>
            <table:covered-table-cell/>
            <table:covered-table-cell/>
            <table:covered-table-cell/>
            <table:covered-table-cell/>
          </table:table-row>
        </table:table-header-rows>
        <table:table-row table:style-name="Tabelle74.1">
          <table:table-cell table:style-name="Tabelle74.A2" office:value-type="string">
            <text:p text:style-name="P21">Function </text:p>
          </table:table-cell>
          <table:table-cell table:style-name="Tabelle74.A2" office:value-type="string">
            <text:p text:style-name="P21">Surface <text:span text:style-name="T6">menu </text:span>location<text:tab/></text:p>
          </table:table-cell>
          <table:table-cell table:style-name="Tabelle74.A2" office:value-type="string">
            <text:p text:style-name="P21">User Preferences location</text:p>
          </table:table-cell>
          <table:table-cell table:style-name="Tabelle74.A2" office:value-type="string">
            <text:p text:style-name="P21">Hotkey</text:p>
          </table:table-cell>
          <table:table-cell table:style-name="Tabelle74.E2" office:value-type="string">
            <text:p text:style-name="P21">Special note</text:p>
          </table:table-cell>
        </table:table-row>
        <table:table-row table:style-name="Tabelle74.1">
          <table:table-cell table:style-name="Tabelle74.A3" office:value-type="string">
            <text:p text:style-name="P353">Change Frame</text:p>
          </table:table-cell>
          <table:table-cell table:style-name="Tabelle74.B3" office:value-type="string">
            <text:p text:style-name="P353">None</text:p>
          </table:table-cell>
          <table:table-cell table:style-name="Tabelle74.C3" office:value-type="string">
            <text:p text:style-name="P353">Animation / Change Frame</text:p>
          </table:table-cell>
          <table:table-cell table:style-name="Tabelle74.D3" office:value-type="string">
            <text:p text:style-name="P353">Action Mouse</text:p>
          </table:table-cell>
          <table:table-cell table:style-name="Tabelle74.E3" office:value-type="string">
            <text:p text:style-name="P193"><text:span text:style-name="T31">No menu entry.</text:span><text:span text:style-name="T32"> </text:span><text:span text:style-name="T34">Mouse Only action</text:span></text:p>
          </table:table-cell>
        </table:table-row>
      </table:table>
      <text:p text:style-name="P8"/>
      <table:table table:name="Tabelle75" table:style-name="Tabelle75">
        <table:table-column table:style-name="Tabelle75.A"/>
        <table:table-header-rows>
          <table:table-row table:style-name="Tabelle75.1">
            <table:table-cell table:style-name="Tabelle75.A1" office:value-type="string">
              <text:h text:style-name="P546" text:outline-level="1"><text:bookmark-start text:name="__RefHeading___Toc24657_937061591"/>Animation Channels<text:span text:style-name="T168"> - Dope Sheet and Graph Editor</text:span><text:bookmark-end text:name="__RefHeading___Toc24657_937061591"/></text:h>
            </table:table-cell>
          </table:table-row>
        </table:table-header-rows>
      </table:table>
      <text:p text:style-name="P8"><text:soft-page-break/></text:p>
      <table:table table:name="Tabelle76" table:style-name="Tabelle76">
        <table:table-column table:style-name="Tabelle76.A"/>
        <table:table-column table:style-name="Tabelle76.B"/>
        <table:table-column table:style-name="Tabelle76.C"/>
        <table:table-column table:style-name="Tabelle76.D"/>
        <table:table-column table:style-name="Tabelle76.E"/>
        <table:table-header-rows>
          <table:table-row table:style-name="Tabelle76.1">
            <table:table-cell table:style-name="Tabelle76.A1" table:number-columns-spanned="5" office:value-type="string">
              <text:p text:style-name="P350">Animation Channels<text:span text:style-name="T168"> - Dope Sheet and Graph Editor</text:span></text:p>
            </table:table-cell>
            <table:covered-table-cell/>
            <table:covered-table-cell/>
            <table:covered-table-cell/>
            <table:covered-table-cell/>
          </table:table-row>
        </table:table-header-rows>
        <table:table-row table:style-name="Tabelle76.1">
          <table:table-cell table:style-name="Tabelle76.A2" office:value-type="string">
            <text:p text:style-name="P21">Function </text:p>
          </table:table-cell>
          <table:table-cell table:style-name="Tabelle76.A2" office:value-type="string">
            <text:p text:style-name="P21">Surface <text:span text:style-name="T6">menu </text:span>location<text:tab/></text:p>
          </table:table-cell>
          <table:table-cell table:style-name="Tabelle76.A2" office:value-type="string">
            <text:p text:style-name="P21">User Preferences location</text:p>
          </table:table-cell>
          <table:table-cell table:style-name="Tabelle76.A2" office:value-type="string">
            <text:p text:style-name="P21">Hotkey</text:p>
          </table:table-cell>
          <table:table-cell table:style-name="Tabelle76.E2" office:value-type="string">
            <text:p text:style-name="P21">Special note</text:p>
          </table:table-cell>
        </table:table-row>
        <table:table-row table:style-name="Tabelle76.1">
          <table:table-cell table:style-name="Tabelle76.A3" office:value-type="string">
            <text:p text:style-name="P350">Mouse Click on Channels</text:p>
          </table:table-cell>
          <table:table-cell table:style-name="Tabelle76.B3" office:value-type="string">
            <text:p text:style-name="P350">None</text:p>
          </table:table-cell>
          <table:table-cell table:style-name="Tabelle76.C3" office:value-type="string">
            <text:p text:style-name="P350">Animation Channels / Mouse Click on Channels</text:p>
          </table:table-cell>
          <table:table-cell table:style-name="Tabelle76.D3" office:value-type="string">
            <text:p text:style-name="P350">LMB</text:p>
          </table:table-cell>
          <table:table-cell table:style-name="Tabelle76.E3"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50">Mouse Click on Channels</text:p>
          </table:table-cell>
          <table:table-cell table:style-name="Tabelle76.B16" office:value-type="string">
            <text:p text:style-name="P350">None</text:p>
          </table:table-cell>
          <table:table-cell table:style-name="Tabelle76.C16" office:value-type="string">
            <text:p text:style-name="P350">Animation Channels / Mouse Click on Channels</text:p>
          </table:table-cell>
          <table:table-cell table:style-name="Tabelle76.D16" office:value-type="string">
            <text:p text:style-name="P350">Shift LMB</text:p>
          </table:table-cell>
          <table:table-cell table:style-name="Tabelle76.E16"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50">Mouse Click on Channels</text:p>
          </table:table-cell>
          <table:table-cell table:style-name="Tabelle76.B16" office:value-type="string">
            <text:p text:style-name="P350">None</text:p>
          </table:table-cell>
          <table:table-cell table:style-name="Tabelle76.C16" office:value-type="string">
            <text:p text:style-name="P350">Animation Channels / Mouse Click on Channels</text:p>
          </table:table-cell>
          <table:table-cell table:style-name="Tabelle76.D16" office:value-type="string">
            <text:p text:style-name="P350">Shift Ctrl LMB</text:p>
          </table:table-cell>
          <table:table-cell table:style-name="Tabelle76.E16"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50">Rename Channels</text:p>
          </table:table-cell>
          <table:table-cell table:style-name="Tabelle76.B16" office:value-type="string">
            <text:p text:style-name="P350">None</text:p>
          </table:table-cell>
          <table:table-cell table:style-name="Tabelle76.C16" office:value-type="string">
            <text:p text:style-name="P350">Animation Channels / Rename Channels</text:p>
          </table:table-cell>
          <table:table-cell table:style-name="Tabelle76.D16" office:value-type="string">
            <text:p text:style-name="P350">Ctrl LMB</text:p>
          </table:table-cell>
          <table:table-cell table:style-name="Tabelle76.E16"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50">Rename Channels</text:p>
          </table:table-cell>
          <table:table-cell table:style-name="Tabelle76.B16" office:value-type="string">
            <text:p text:style-name="P350">None</text:p>
          </table:table-cell>
          <table:table-cell table:style-name="Tabelle76.C16" office:value-type="string">
            <text:p text:style-name="P350">Animation Channels / Rename Channels</text:p>
          </table:table-cell>
          <table:table-cell table:style-name="Tabelle76.D16" office:value-type="string">
            <text:p text:style-name="P350">double-LMB</text:p>
          </table:table-cell>
          <table:table-cell table:style-name="Tabelle76.E16"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50">Set Channel Keyframes</text:p>
          </table:table-cell>
          <table:table-cell table:style-name="Tabelle76.B16" office:value-type="string">
            <text:p text:style-name="P350">None</text:p>
          </table:table-cell>
          <table:table-cell table:style-name="Tabelle76.C16" office:value-type="string">
            <text:p text:style-name="P350">Animation Channels / Set Channel Keyframes</text:p>
          </table:table-cell>
          <table:table-cell table:style-name="Tabelle76.D16" office:value-type="string">
            <text:p text:style-name="P350">double-LMB</text:p>
          </table:table-cell>
          <table:table-cell table:style-name="Tabelle76.E16"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9" office:value-type="string">
            <text:p text:style-name="P350">Set Channel Keyframes</text:p>
          </table:table-cell>
          <table:table-cell table:style-name="Tabelle76.B9" office:value-type="string">
            <text:p text:style-name="P350">None</text:p>
          </table:table-cell>
          <table:table-cell table:style-name="Tabelle76.C9" office:value-type="string">
            <text:p text:style-name="P350">Animation Channels / Set Channel Keyframes</text:p>
          </table:table-cell>
          <table:table-cell table:style-name="Tabelle76.D9" office:value-type="string">
            <text:p text:style-name="P350">Shift double-LMB</text:p>
          </table:table-cell>
          <table:table-cell table:style-name="Tabelle76.E9" office:value-type="string">
            <text:p text:style-name="P193"><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50">Select All</text:p>
          </table:table-cell>
          <table:table-cell table:style-name="Tabelle76.B16" office:value-type="string">
            <text:p text:style-name="P350">/ Select / Select All</text:p>
          </table:table-cell>
          <table:table-cell table:style-name="Tabelle76.C16" office:value-type="string">
            <text:p text:style-name="P350">Animation Channels / Select All</text:p>
          </table:table-cell>
          <table:table-cell table:style-name="Tabelle76.D16" office:value-type="string">
            <text:p text:style-name="P350">A</text:p>
          </table:table-cell>
          <table:table-cell table:style-name="Tabelle76.E16" office:value-type="string">
            <text:p text:style-name="P475"/>
          </table:table-cell>
        </table:table-row>
        <table:table-row table:style-name="Tabelle76.1">
          <table:table-cell table:style-name="Tabelle76.A16" office:value-type="string">
            <text:p text:style-name="P350">Inverts Selection</text:p>
          </table:table-cell>
          <table:table-cell table:style-name="Tabelle76.B16" office:value-type="string">
            <text:p text:style-name="P350">/ Select / Invert Selection</text:p>
          </table:table-cell>
          <table:table-cell table:style-name="Tabelle76.C16" office:value-type="string">
            <text:p text:style-name="P350">Animation Channels / Select All</text:p>
          </table:table-cell>
          <table:table-cell table:style-name="Tabelle76.D16" office:value-type="string">
            <text:p text:style-name="P350">Ctrl I</text:p>
          </table:table-cell>
          <table:table-cell table:style-name="Tabelle76.E16" office:value-type="string">
            <text:p text:style-name="P475"/>
          </table:table-cell>
        </table:table-row>
        <table:table-row table:style-name="Tabelle76.1">
          <table:table-cell table:style-name="Tabelle76.A16" office:value-type="string">
            <text:p text:style-name="P350">Border Select</text:p>
          </table:table-cell>
          <table:table-cell table:style-name="Tabelle76.B16" office:value-type="string">
            <text:p text:style-name="P350">/ Select / Border Select</text:p>
          </table:table-cell>
          <table:table-cell table:style-name="Tabelle76.C16" office:value-type="string">
            <text:p text:style-name="P350">Animation Channels / Border Select</text:p>
          </table:table-cell>
          <table:table-cell table:style-name="Tabelle76.D16" office:value-type="string">
            <text:p text:style-name="P350">B</text:p>
          </table:table-cell>
          <table:table-cell table:style-name="Tabelle76.E16" office:value-type="string">
            <text:p text:style-name="P475"/>
          </table:table-cell>
        </table:table-row>
        <table:table-row table:style-name="Tabelle76.1">
          <table:table-cell table:style-name="Tabelle76.A16" office:value-type="string">
            <text:p text:style-name="P350">Border Select</text:p>
          </table:table-cell>
          <table:table-cell table:style-name="Tabelle76.B16" office:value-type="string">
            <text:p text:style-name="P350">None</text:p>
          </table:table-cell>
          <table:table-cell table:style-name="Tabelle76.C16" office:value-type="string">
            <text:p text:style-name="P350">Animation Channels / Border Select</text:p>
          </table:table-cell>
          <table:table-cell table:style-name="Tabelle76.D16" office:value-type="string">
            <text:p text:style-name="P475"/>
          </table:table-cell>
          <table:table-cell table:style-name="Tabelle76.E16" office:value-type="string">
            <text:p text:style-name="P350">Event mapping Tweak</text:p>
          </table:table-cell>
        </table:table-row>
        <table:table-row table:style-name="Tabelle76.1">
          <table:table-cell table:style-name="Tabelle76.A16" office:value-type="string">
            <text:p text:style-name="P350">Delete Channels</text:p>
          </table:table-cell>
          <table:table-cell table:style-name="Tabelle76.B16" office:value-type="string">
            <text:p text:style-name="P354"><text:s/>/ Channel / <text:span text:style-name="T169">Delete Channels</text:span></text:p>
          </table:table-cell>
          <table:table-cell table:style-name="Tabelle76.C16" office:value-type="string">
            <text:p text:style-name="P350">Animation Channels / Delete Channels</text:p>
          </table:table-cell>
          <table:table-cell table:style-name="Tabelle76.D16" office:value-type="string">
            <text:p text:style-name="P354">Delete</text:p>
          </table:table-cell>
          <table:table-cell table:style-name="Tabelle76.E16" office:value-type="string">
            <text:p text:style-name="P475"/>
          </table:table-cell>
        </table:table-row>
        <table:table-row table:style-name="Tabelle76.1">
          <table:table-cell table:style-name="Tabelle76.A16" office:value-type="string">
            <text:p text:style-name="P350">Expands Channels</text:p>
          </table:table-cell>
          <table:table-cell table:style-name="Tabelle76.B16" office:value-type="string">
            <text:p text:style-name="P354">/ Channel / <text:span text:style-name="T169">Expands Channels</text:span></text:p>
          </table:table-cell>
          <table:table-cell table:style-name="Tabelle76.C16" office:value-type="string">
            <text:p text:style-name="P350">Animation Channels / Expands Channels</text:p>
          </table:table-cell>
          <table:table-cell table:style-name="Tabelle76.D16" office:value-type="string">
            <text:p text:style-name="P354">Numpad +</text:p>
          </table:table-cell>
          <table:table-cell table:style-name="Tabelle76.E16" office:value-type="string">
            <text:p text:style-name="P475"/>
          </table:table-cell>
        </table:table-row>
        <table:table-row table:style-name="Tabelle76.1">
          <table:table-cell table:style-name="Tabelle76.A16" office:value-type="string">
            <text:p text:style-name="P350">Collapse Channels</text:p>
          </table:table-cell>
          <table:table-cell table:style-name="Tabelle76.B16" office:value-type="string">
            <text:p text:style-name="P354">/ Channel / <text:span text:style-name="T169">Collapse Channels</text:span></text:p>
          </table:table-cell>
          <table:table-cell table:style-name="Tabelle76.C16" office:value-type="string">
            <text:p text:style-name="P350">Animation Channels / Collapse Channels</text:p>
          </table:table-cell>
          <table:table-cell table:style-name="Tabelle76.D16" office:value-type="string">
            <text:p text:style-name="P354">Numpad -</text:p>
          </table:table-cell>
          <table:table-cell table:style-name="Tabelle76.E16" office:value-type="string">
            <text:p text:style-name="P475"/>
          </table:table-cell>
        </table:table-row>
        <table:table-row table:style-name="Tabelle76.1">
          <table:table-cell table:style-name="Tabelle76.A21" office:value-type="string">
            <text:p text:style-name="P350">Expands Channels</text:p>
          </table:table-cell>
          <table:table-cell table:style-name="Tabelle76.B21" office:value-type="string">
            <text:p text:style-name="P354">/ Channel / <text:span text:style-name="T169">Expands Channels</text:span></text:p>
          </table:table-cell>
          <table:table-cell table:style-name="Tabelle76.C21" office:value-type="string">
            <text:p text:style-name="P350">Animation Channels / Expands Channels</text:p>
          </table:table-cell>
          <table:table-cell table:style-name="Tabelle76.D21" office:value-type="string">
            <text:p text:style-name="P354">Ctrl Numpad +</text:p>
          </table:table-cell>
          <table:table-cell table:style-name="Tabelle76.E21" office:value-type="string">
            <text:p text:style-name="P475"/>
          </table:table-cell>
        </table:table-row>
        <table:table-row table:style-name="Tabelle76.1">
          <table:table-cell table:style-name="Tabelle76.A21" office:value-type="string">
            <text:p text:style-name="P350">Collapse Channels</text:p>
          </table:table-cell>
          <table:table-cell table:style-name="Tabelle76.B21" office:value-type="string">
            <text:p text:style-name="P354">/ Channel / <text:span text:style-name="T169">Collapse Channels</text:span></text:p>
          </table:table-cell>
          <table:table-cell table:style-name="Tabelle76.C21" office:value-type="string">
            <text:p text:style-name="P350">Animation Channels / Collapse Channels</text:p>
          </table:table-cell>
          <table:table-cell table:style-name="Tabelle76.D21" office:value-type="string">
            <text:p text:style-name="P354">Ctrl Numpad -</text:p>
          </table:table-cell>
          <table:table-cell table:style-name="Tabelle76.E21" office:value-type="string">
            <text:p text:style-name="P475"/>
          </table:table-cell>
        </table:table-row>
        <table:table-row table:style-name="Tabelle76.1">
          <table:table-cell table:style-name="Tabelle76.A21" office:value-type="string">
            <text:p text:style-name="P350">Move Channels</text:p>
          </table:table-cell>
          <table:table-cell table:style-name="Tabelle76.B21" office:value-type="string">
            <text:p text:style-name="P354">/ Channel / Move / To Top</text:p>
          </table:table-cell>
          <table:table-cell table:style-name="Tabelle76.C21" office:value-type="string">
            <text:p text:style-name="P350">Animation Channels / Move Channels</text:p>
          </table:table-cell>
          <table:table-cell table:style-name="Tabelle76.D21" office:value-type="string">
            <text:p text:style-name="P354">Page Up</text:p>
          </table:table-cell>
          <table:table-cell table:style-name="Tabelle76.E21" office:value-type="string">
            <text:p text:style-name="P475"/>
          </table:table-cell>
        </table:table-row>
        <table:table-row table:style-name="Tabelle76.1">
          <table:table-cell table:style-name="Tabelle76.A21" office:value-type="string">
            <text:p text:style-name="P350">Move Channels</text:p>
          </table:table-cell>
          <table:table-cell table:style-name="Tabelle76.B21" office:value-type="string">
            <text:p text:style-name="P354">/ Channel / Move / Up </text:p>
          </table:table-cell>
          <table:table-cell table:style-name="Tabelle76.C21" office:value-type="string">
            <text:p text:style-name="P350">Animation Channels / Move Channels</text:p>
          </table:table-cell>
          <table:table-cell table:style-name="Tabelle76.D21" office:value-type="string">
            <text:p text:style-name="P354">Page Down</text:p>
          </table:table-cell>
          <table:table-cell table:style-name="Tabelle76.E21" office:value-type="string">
            <text:p text:style-name="P475"/>
          </table:table-cell>
        </table:table-row>
        <table:table-row table:style-name="Tabelle76.1">
          <table:table-cell table:style-name="Tabelle76.A21" office:value-type="string">
            <text:p text:style-name="P350">Move Channels</text:p>
          </table:table-cell>
          <table:table-cell table:style-name="Tabelle76.B21" office:value-type="string">
            <text:p text:style-name="P354">/ Channel / Move / Down</text:p>
          </table:table-cell>
          <table:table-cell table:style-name="Tabelle76.C21" office:value-type="string">
            <text:p text:style-name="P350">Animation Channels / Move Channels</text:p>
          </table:table-cell>
          <table:table-cell table:style-name="Tabelle76.D21" office:value-type="string">
            <text:p text:style-name="P354">Shift Page Up</text:p>
          </table:table-cell>
          <table:table-cell table:style-name="Tabelle76.E21" office:value-type="string">
            <text:p text:style-name="P475"/>
          </table:table-cell>
        </table:table-row>
        <table:table-row table:style-name="Tabelle76.22">
          <table:table-cell table:style-name="Tabelle76.A22" office:value-type="string">
            <text:p text:style-name="P350">Move Channels</text:p>
          </table:table-cell>
          <table:table-cell table:style-name="Tabelle76.B22" office:value-type="string">
            <text:p text:style-name="P354">/ Channel / Move / To Bottom</text:p>
          </table:table-cell>
          <table:table-cell table:style-name="Tabelle76.C22" office:value-type="string">
            <text:p text:style-name="P350">Animation Channels / Move Channels</text:p>
          </table:table-cell>
          <table:table-cell table:style-name="Tabelle76.D22" office:value-type="string">
            <text:p text:style-name="P354">Shift Page Down</text:p>
          </table:table-cell>
          <table:table-cell table:style-name="Tabelle76.E22" office:value-type="string">
            <text:p text:style-name="P475"/>
          </table:table-cell>
        </table:table-row>
      </table:table>
      <text:p text:style-name="P8"/>
      <table:table table:name="Tabelle141" table:style-name="Tabelle141">
        <table:table-column table:style-name="Tabelle141.A"/>
        <table:table-header-rows>
          <table:table-row table:style-name="Tabelle141.1">
            <table:table-cell table:style-name="Tabelle141.A1" office:value-type="string">
              <text:h text:style-name="P535" text:outline-level="1"><text:bookmark-start text:name="__RefHeading___Toc29299_111300586"/>View 3D Gesture Circle<text:bookmark-end text:name="__RefHeading___Toc29299_111300586"/></text:h>
            </table:table-cell>
          </table:table-row>
        </table:table-header-rows>
      </table:table>
      <text:p text:style-name="P4"/>
      <table:table table:name="Tabelle140" table:style-name="Tabelle140">
        <table:table-column table:style-name="Tabelle140.A"/>
        <table:table-column table:style-name="Tabelle140.B"/>
        <table:table-column table:style-name="Tabelle140.C"/>
        <table:table-column table:style-name="Tabelle140.D"/>
        <table:table-column table:style-name="Tabelle140.E"/>
        <table:table-header-rows>
          <table:table-row table:style-name="Tabelle140.1">
            <table:table-cell table:style-name="Tabelle140.A1" table:number-columns-spanned="5" office:value-type="string">
              <text:p text:style-name="P441">View 3D Gesture Circle</text:p>
            </table:table-cell>
            <table:covered-table-cell/>
            <table:covered-table-cell/>
            <table:covered-table-cell/>
            <table:covered-table-cell/>
          </table:table-row>
        </table:table-header-rows>
        <table:table-row table:style-name="Tabelle140.1">
          <table:table-cell table:style-name="Tabelle140.A2" office:value-type="string">
            <text:p text:style-name="P18">Function </text:p>
          </table:table-cell>
          <table:table-cell table:style-name="Tabelle140.A2" office:value-type="string">
            <text:p text:style-name="P18">Surface <text:span text:style-name="T6">menu </text:span>location<text:tab/></text:p>
          </table:table-cell>
          <table:table-cell table:style-name="Tabelle140.A2" office:value-type="string">
            <text:p text:style-name="P18">User Preferences location</text:p>
          </table:table-cell>
          <table:table-cell table:style-name="Tabelle140.A2" office:value-type="string">
            <text:p text:style-name="P18">Hotkey</text:p>
          </table:table-cell>
          <table:table-cell table:style-name="Tabelle140.E2" office:value-type="string">
            <text:p text:style-name="P18">Special note</text:p>
          </table:table-cell>
        </table:table-row>
        <table:table-row table:style-name="Tabelle140.1">
          <table:table-cell table:style-name="Tabelle140.A5" office:value-type="string">
            <text:p text:style-name="P441">Cancel </text:p>
          </table:table-cell>
          <table:table-cell table:style-name="Tabelle140.B5" office:value-type="string">
            <text:p text:style-name="P441">None</text:p>
          </table:table-cell>
          <table:table-cell table:style-name="Tabelle140.C5" office:value-type="string">
            <text:p text:style-name="P441">View 3D Gesture Circle / Cancel </text:p>
          </table:table-cell>
          <table:table-cell table:style-name="Tabelle140.D5" office:value-type="string">
            <text:p text:style-name="P441">Any Esc</text:p>
          </table:table-cell>
          <table:table-cell table:style-name="Tabelle140.E5" office:value-type="string">
            <text:p text:style-name="P105"/>
          </table:table-cell>
        </table:table-row>
        <table:table-row table:style-name="Tabelle140.1">
          <table:table-cell table:style-name="Tabelle140.A5" office:value-type="string">
            <text:p text:style-name="P441">Cancel </text:p>
          </table:table-cell>
          <table:table-cell table:style-name="Tabelle140.B5" office:value-type="string">
            <text:p text:style-name="P441">None</text:p>
          </table:table-cell>
          <table:table-cell table:style-name="Tabelle140.C5" office:value-type="string">
            <text:p text:style-name="P441">View 3D Gesture Circle / Cancel </text:p>
          </table:table-cell>
          <table:table-cell table:style-name="Tabelle140.D5" office:value-type="string">
            <text:p text:style-name="P441">Any RMB</text:p>
          </table:table-cell>
          <table:table-cell table:style-name="Tabelle140.E5" office:value-type="string">
            <text:p text:style-name="P105"/>
          </table:table-cell>
        </table:table-row>
        <text:soft-page-break/>
        <table:table-row table:style-name="Tabelle140.1">
          <table:table-cell table:style-name="Tabelle140.A5" office:value-type="string">
            <text:p text:style-name="P441">Confirm</text:p>
          </table:table-cell>
          <table:table-cell table:style-name="Tabelle140.B5" office:value-type="string">
            <text:p text:style-name="P441">None</text:p>
          </table:table-cell>
          <table:table-cell table:style-name="Tabelle140.C5" office:value-type="string">
            <text:p text:style-name="P441">View 3D Gesture Circle / Confirm</text:p>
          </table:table-cell>
          <table:table-cell table:style-name="Tabelle140.D5" office:value-type="string">
            <text:p text:style-name="P441">Any Return</text:p>
          </table:table-cell>
          <table:table-cell table:style-name="Tabelle140.E5" office:value-type="string">
            <text:p text:style-name="P107"/>
          </table:table-cell>
        </table:table-row>
        <table:table-row table:style-name="Tabelle140.1">
          <table:table-cell table:style-name="Tabelle140.A16" office:value-type="string">
            <text:p text:style-name="P441">Confirm</text:p>
          </table:table-cell>
          <table:table-cell table:style-name="Tabelle140.B16" office:value-type="string">
            <text:p text:style-name="P441">None</text:p>
          </table:table-cell>
          <table:table-cell table:style-name="Tabelle140.C16" office:value-type="string">
            <text:p text:style-name="P441">View 3D Gesture Circle / Confirm</text:p>
          </table:table-cell>
          <table:table-cell table:style-name="Tabelle140.D16" office:value-type="string">
            <text:p text:style-name="P441">Numpad Enter</text:p>
          </table:table-cell>
          <table:table-cell table:style-name="Tabelle140.E16" office:value-type="string">
            <text:p text:style-name="P107"/>
          </table:table-cell>
        </table:table-row>
        <table:table-row table:style-name="Tabelle140.1">
          <table:table-cell table:style-name="Tabelle140.A16" office:value-type="string">
            <text:p text:style-name="P441">Select </text:p>
          </table:table-cell>
          <table:table-cell table:style-name="Tabelle140.B16" office:value-type="string">
            <text:p text:style-name="P441">None</text:p>
          </table:table-cell>
          <table:table-cell table:style-name="Tabelle140.C16" office:value-type="string">
            <text:p text:style-name="P441">View 3D Gesture Circle / Select </text:p>
          </table:table-cell>
          <table:table-cell table:style-name="Tabelle140.D16" office:value-type="string">
            <text:p text:style-name="P441">LMB</text:p>
          </table:table-cell>
          <table:table-cell table:style-name="Tabelle140.E16" office:value-type="string">
            <text:p text:style-name="P105"/>
          </table:table-cell>
        </table:table-row>
        <table:table-row table:style-name="Tabelle140.1">
          <table:table-cell table:style-name="Tabelle140.A16" office:value-type="string">
            <text:p text:style-name="P441">Deselect</text:p>
          </table:table-cell>
          <table:table-cell table:style-name="Tabelle140.B16" office:value-type="string">
            <text:p text:style-name="P441">None</text:p>
          </table:table-cell>
          <table:table-cell table:style-name="Tabelle140.C16" office:value-type="string">
            <text:p text:style-name="P441">View 3D Gesture Circle / Deselect</text:p>
          </table:table-cell>
          <table:table-cell table:style-name="Tabelle140.D16" office:value-type="string">
            <text:p text:style-name="P441">Shift LMB</text:p>
          </table:table-cell>
          <table:table-cell table:style-name="Tabelle140.E16" office:value-type="string">
            <text:p text:style-name="P105"/>
          </table:table-cell>
        </table:table-row>
        <table:table-row table:style-name="Tabelle140.1">
          <table:table-cell table:style-name="Tabelle140.A16" office:value-type="string">
            <text:p text:style-name="P441">No Operation</text:p>
          </table:table-cell>
          <table:table-cell table:style-name="Tabelle140.B16" office:value-type="string">
            <text:p text:style-name="P441">None</text:p>
          </table:table-cell>
          <table:table-cell table:style-name="Tabelle140.C16" office:value-type="string">
            <text:p text:style-name="P441">View 3D Gesture Circle / No Operation</text:p>
          </table:table-cell>
          <table:table-cell table:style-name="Tabelle140.D16" office:value-type="string">
            <text:p text:style-name="P441">Shift LMB</text:p>
          </table:table-cell>
          <table:table-cell table:style-name="Tabelle140.E16" office:value-type="string">
            <text:p text:style-name="P105"/>
          </table:table-cell>
        </table:table-row>
        <table:table-row table:style-name="Tabelle140.1">
          <table:table-cell table:style-name="Tabelle140.A16" office:value-type="string">
            <text:p text:style-name="P441">Deselect</text:p>
          </table:table-cell>
          <table:table-cell table:style-name="Tabelle140.B16" office:value-type="string">
            <text:p text:style-name="P441">None</text:p>
          </table:table-cell>
          <table:table-cell table:style-name="Tabelle140.C16" office:value-type="string">
            <text:p text:style-name="P441">View 3D Gesture Circle / Deselect</text:p>
          </table:table-cell>
          <table:table-cell table:style-name="Tabelle140.D16" office:value-type="string">
            <text:p text:style-name="P441">MMB</text:p>
          </table:table-cell>
          <table:table-cell table:style-name="Tabelle140.E16" office:value-type="string">
            <text:p text:style-name="P105"/>
          </table:table-cell>
        </table:table-row>
        <table:table-row table:style-name="Tabelle140.1">
          <table:table-cell table:style-name="Tabelle140.A16" office:value-type="string">
            <text:p text:style-name="P441">No Operation</text:p>
          </table:table-cell>
          <table:table-cell table:style-name="Tabelle140.B16" office:value-type="string">
            <text:p text:style-name="P441">None</text:p>
          </table:table-cell>
          <table:table-cell table:style-name="Tabelle140.C16" office:value-type="string">
            <text:p text:style-name="P441">View 3D Gesture Circle / No Operation</text:p>
          </table:table-cell>
          <table:table-cell table:style-name="Tabelle140.D16" office:value-type="string">
            <text:p text:style-name="P441">MMB</text:p>
          </table:table-cell>
          <table:table-cell table:style-name="Tabelle140.E16" office:value-type="string">
            <text:p text:style-name="P105"/>
          </table:table-cell>
        </table:table-row>
        <table:table-row table:style-name="Tabelle140.1">
          <table:table-cell table:style-name="Tabelle140.A16" office:value-type="string">
            <text:p text:style-name="P441">No Operation</text:p>
          </table:table-cell>
          <table:table-cell table:style-name="Tabelle140.B16" office:value-type="string">
            <text:p text:style-name="P441">None</text:p>
          </table:table-cell>
          <table:table-cell table:style-name="Tabelle140.C16" office:value-type="string">
            <text:p text:style-name="P441">View 3D Gesture Circle / No Operation</text:p>
          </table:table-cell>
          <table:table-cell table:style-name="Tabelle140.D16" office:value-type="string">
            <text:p text:style-name="P441">LMB</text:p>
          </table:table-cell>
          <table:table-cell table:style-name="Tabelle140.E16" office:value-type="string">
            <text:p text:style-name="P105"/>
          </table:table-cell>
        </table:table-row>
        <table:table-row table:style-name="Tabelle140.1">
          <table:table-cell table:style-name="Tabelle140.A16" office:value-type="string">
            <text:p text:style-name="P441">Subtract</text:p>
          </table:table-cell>
          <table:table-cell table:style-name="Tabelle140.B16" office:value-type="string">
            <text:p text:style-name="P441">None</text:p>
          </table:table-cell>
          <table:table-cell table:style-name="Tabelle140.C16" office:value-type="string">
            <text:p text:style-name="P441">View 3D Gesture Circle / Subtract</text:p>
          </table:table-cell>
          <table:table-cell table:style-name="Tabelle140.D16" office:value-type="string">
            <text:p text:style-name="P441">Wheel Up</text:p>
          </table:table-cell>
          <table:table-cell table:style-name="Tabelle140.E16" office:value-type="string">
            <text:p text:style-name="P403"/>
          </table:table-cell>
        </table:table-row>
        <table:table-row table:style-name="Tabelle140.1">
          <table:table-cell table:style-name="Tabelle140.A16" office:value-type="string">
            <text:p text:style-name="P441">Subtract</text:p>
          </table:table-cell>
          <table:table-cell table:style-name="Tabelle140.B16" office:value-type="string">
            <text:p text:style-name="P441">None</text:p>
          </table:table-cell>
          <table:table-cell table:style-name="Tabelle140.C16" office:value-type="string">
            <text:p text:style-name="P441">View 3D Gesture Circle / Subtract</text:p>
          </table:table-cell>
          <table:table-cell table:style-name="Tabelle140.D16" office:value-type="string">
            <text:p text:style-name="P441">Numpad -</text:p>
          </table:table-cell>
          <table:table-cell table:style-name="Tabelle140.E16" office:value-type="string">
            <text:p text:style-name="P403"/>
          </table:table-cell>
        </table:table-row>
        <table:table-row table:style-name="Tabelle140.1">
          <table:table-cell table:style-name="Tabelle140.A16" office:value-type="string">
            <text:p text:style-name="P441">Add</text:p>
          </table:table-cell>
          <table:table-cell table:style-name="Tabelle140.B16" office:value-type="string">
            <text:p text:style-name="P441">None</text:p>
          </table:table-cell>
          <table:table-cell table:style-name="Tabelle140.C16" office:value-type="string">
            <text:p text:style-name="P441">View 3D Gesture Circle / Add</text:p>
          </table:table-cell>
          <table:table-cell table:style-name="Tabelle140.D16" office:value-type="string">
            <text:p text:style-name="P441">Wheel Down</text:p>
          </table:table-cell>
          <table:table-cell table:style-name="Tabelle140.E16" office:value-type="string">
            <text:p text:style-name="P403"/>
          </table:table-cell>
        </table:table-row>
        <table:table-row table:style-name="Tabelle140.1">
          <table:table-cell table:style-name="Tabelle140.A16" office:value-type="string">
            <text:p text:style-name="P441">Add</text:p>
          </table:table-cell>
          <table:table-cell table:style-name="Tabelle140.B16" office:value-type="string">
            <text:p text:style-name="P441">None</text:p>
          </table:table-cell>
          <table:table-cell table:style-name="Tabelle140.C16" office:value-type="string">
            <text:p text:style-name="P441">View 3D Gesture Circle / Add</text:p>
          </table:table-cell>
          <table:table-cell table:style-name="Tabelle140.D16" office:value-type="string">
            <text:p text:style-name="P441">Numpad +</text:p>
          </table:table-cell>
          <table:table-cell table:style-name="Tabelle140.E16" office:value-type="string">
            <text:p text:style-name="P403"/>
          </table:table-cell>
        </table:table-row>
        <table:table-row table:style-name="Tabelle140.1">
          <table:table-cell table:style-name="Tabelle140.A17" office:value-type="string">
            <text:p text:style-name="P441">Size</text:p>
          </table:table-cell>
          <table:table-cell table:style-name="Tabelle140.B17" office:value-type="string">
            <text:p text:style-name="P441">None</text:p>
          </table:table-cell>
          <table:table-cell table:style-name="Tabelle140.C17" office:value-type="string">
            <text:p text:style-name="P441">View 3D Gesture Circle / Size</text:p>
          </table:table-cell>
          <table:table-cell table:style-name="Tabelle140.D17" office:value-type="string">
            <text:p text:style-name="P441">Mouse Trackpad/Pan</text:p>
          </table:table-cell>
          <table:table-cell table:style-name="Tabelle140.E17" office:value-type="string">
            <text:p text:style-name="P108"/>
          </table:table-cell>
        </table:table-row>
      </table:table>
      <text:p text:style-name="P4"><text:bookmark-start text:name="__RefHeading___Toc29301_111300586101"/><text:bookmark-end text:name="__RefHeading___Toc29301_111300586101"/></text:p>
      <table:table table:name="Tabelle142" table:style-name="Tabelle142">
        <table:table-column table:style-name="Tabelle142.A"/>
        <table:table-header-rows>
          <table:table-row table:style-name="Tabelle142.1">
            <table:table-cell table:style-name="Tabelle142.A1" office:value-type="string">
              <text:h text:style-name="P535" text:outline-level="1"><text:bookmark-start text:name="__RefHeading___Toc29301_111300586"/>Gesture Straight Line<text:bookmark-end text:name="__RefHeading___Toc29301_111300586"/></text:h>
            </table:table-cell>
          </table:table-row>
        </table:table-header-rows>
      </table:table>
      <text:p text:style-name="P4"/>
      <table:table table:name="Tabelle143" table:style-name="Tabelle143">
        <table:table-column table:style-name="Tabelle143.A"/>
        <table:table-column table:style-name="Tabelle143.B"/>
        <table:table-column table:style-name="Tabelle143.C"/>
        <table:table-column table:style-name="Tabelle143.D"/>
        <table:table-column table:style-name="Tabelle143.E"/>
        <table:table-header-rows>
          <table:table-row table:style-name="Tabelle143.1">
            <table:table-cell table:style-name="Tabelle143.A1" table:number-columns-spanned="5" office:value-type="string">
              <text:p text:style-name="P441">Gesture Straight Line</text:p>
            </table:table-cell>
            <table:covered-table-cell/>
            <table:covered-table-cell/>
            <table:covered-table-cell/>
            <table:covered-table-cell/>
          </table:table-row>
        </table:table-header-rows>
        <table:table-row table:style-name="Tabelle143.1">
          <table:table-cell table:style-name="Tabelle143.A2" office:value-type="string">
            <text:p text:style-name="P18">Function </text:p>
          </table:table-cell>
          <table:table-cell table:style-name="Tabelle143.A2" office:value-type="string">
            <text:p text:style-name="P18">Surface <text:span text:style-name="T6">menu </text:span>location<text:tab/></text:p>
          </table:table-cell>
          <table:table-cell table:style-name="Tabelle143.A2" office:value-type="string">
            <text:p text:style-name="P18">User Preferences location</text:p>
          </table:table-cell>
          <table:table-cell table:style-name="Tabelle143.A2" office:value-type="string">
            <text:p text:style-name="P18">Hotkey</text:p>
          </table:table-cell>
          <table:table-cell table:style-name="Tabelle143.E2" office:value-type="string">
            <text:p text:style-name="P18">Special note</text:p>
          </table:table-cell>
        </table:table-row>
        <table:table-row table:style-name="Tabelle143.1">
          <table:table-cell table:style-name="Tabelle143.A3" office:value-type="string">
            <text:p text:style-name="P441">Cancel</text:p>
          </table:table-cell>
          <table:table-cell table:style-name="Tabelle143.B3" office:value-type="string">
            <text:p text:style-name="P441">None</text:p>
          </table:table-cell>
          <table:table-cell table:style-name="Tabelle143.C3" office:value-type="string">
            <text:p text:style-name="P441">Gesture Straight Line / Cancel</text:p>
          </table:table-cell>
          <table:table-cell table:style-name="Tabelle143.D3" office:value-type="string">
            <text:p text:style-name="P441">Any Esc</text:p>
          </table:table-cell>
          <table:table-cell table:style-name="Tabelle143.E3" office:value-type="string">
            <text:p text:style-name="P403"/>
          </table:table-cell>
        </table:table-row>
        <table:table-row table:style-name="Tabelle143.1">
          <table:table-cell table:style-name="Tabelle143.A5" office:value-type="string">
            <text:p text:style-name="P441">Cancel</text:p>
          </table:table-cell>
          <table:table-cell table:style-name="Tabelle143.B5" office:value-type="string">
            <text:p text:style-name="P441">None</text:p>
          </table:table-cell>
          <table:table-cell table:style-name="Tabelle143.C5" office:value-type="string">
            <text:p text:style-name="P441">Gesture Straight Line / Cancel</text:p>
          </table:table-cell>
          <table:table-cell table:style-name="Tabelle143.D5" office:value-type="string">
            <text:p text:style-name="P441">Any RMB</text:p>
          </table:table-cell>
          <table:table-cell table:style-name="Tabelle143.E5" office:value-type="string">
            <text:p text:style-name="P403"/>
          </table:table-cell>
        </table:table-row>
        <table:table-row table:style-name="Tabelle143.1">
          <table:table-cell table:style-name="Tabelle143.A5" office:value-type="string">
            <text:p text:style-name="P441">Begin </text:p>
          </table:table-cell>
          <table:table-cell table:style-name="Tabelle143.B5" office:value-type="string">
            <text:p text:style-name="P441">None</text:p>
          </table:table-cell>
          <table:table-cell table:style-name="Tabelle143.C5" office:value-type="string">
            <text:p text:style-name="P441">Gesture Straight Line / Begin </text:p>
          </table:table-cell>
          <table:table-cell table:style-name="Tabelle143.D5" office:value-type="string">
            <text:p text:style-name="P441">LMB</text:p>
          </table:table-cell>
          <table:table-cell table:style-name="Tabelle143.E5" office:value-type="string">
            <text:p text:style-name="P403"/>
          </table:table-cell>
        </table:table-row>
        <table:table-row table:style-name="Tabelle143.1">
          <table:table-cell table:style-name="Tabelle143.A6" office:value-type="string">
            <text:p text:style-name="P441">Select</text:p>
          </table:table-cell>
          <table:table-cell table:style-name="Tabelle143.B6" office:value-type="string">
            <text:p text:style-name="P441">None</text:p>
          </table:table-cell>
          <table:table-cell table:style-name="Tabelle143.C6" office:value-type="string">
            <text:p text:style-name="P441">Gesture Straight Line / Select</text:p>
          </table:table-cell>
          <table:table-cell table:style-name="Tabelle143.D6" office:value-type="string">
            <text:p text:style-name="P441">LMB</text:p>
          </table:table-cell>
          <table:table-cell table:style-name="Tabelle143.E6" office:value-type="string">
            <text:p text:style-name="P403"/>
          </table:table-cell>
        </table:table-row>
      </table:table>
      <text:p text:style-name="P4"/>
      <table:table table:name="Tabelle145" table:style-name="Tabelle145">
        <table:table-column table:style-name="Tabelle145.A"/>
        <table:table-header-rows>
          <table:table-row table:style-name="Tabelle145.1">
            <table:table-cell table:style-name="Tabelle145.A1" office:value-type="string">
              <text:h text:style-name="P535" text:outline-level="1"><text:bookmark-start text:name="__RefHeading___Toc29303_111300586"/>Gesture <text:span text:style-name="T223">Zoom </text:span>Border<text:bookmark-end text:name="__RefHeading___Toc29303_111300586"/></text:h>
            </table:table-cell>
          </table:table-row>
        </table:table-header-rows>
      </table:table>
      <text:p text:style-name="P4"/>
      <table:table table:name="Tabelle144" table:style-name="Tabelle144">
        <table:table-column table:style-name="Tabelle144.A"/>
        <table:table-column table:style-name="Tabelle144.B"/>
        <table:table-column table:style-name="Tabelle144.C"/>
        <table:table-column table:style-name="Tabelle144.D"/>
        <table:table-column table:style-name="Tabelle144.E"/>
        <table:table-header-rows>
          <table:table-row table:style-name="Tabelle144.1">
            <table:table-cell table:style-name="Tabelle144.A1" table:number-columns-spanned="5" office:value-type="string">
              <text:p text:style-name="P441">Gesture <text:span text:style-name="T223">Zoom </text:span>Border</text:p>
            </table:table-cell>
            <table:covered-table-cell/>
            <table:covered-table-cell/>
            <table:covered-table-cell/>
            <table:covered-table-cell/>
          </table:table-row>
        </table:table-header-rows>
        <table:table-row table:style-name="Tabelle144.1">
          <table:table-cell table:style-name="Tabelle144.A2" office:value-type="string">
            <text:p text:style-name="P18">Function </text:p>
          </table:table-cell>
          <table:table-cell table:style-name="Tabelle144.A2" office:value-type="string">
            <text:p text:style-name="P18">Surface <text:span text:style-name="T6">menu </text:span>location<text:tab/></text:p>
          </table:table-cell>
          <table:table-cell table:style-name="Tabelle144.A2" office:value-type="string">
            <text:p text:style-name="P18">User Preferences location</text:p>
          </table:table-cell>
          <table:table-cell table:style-name="Tabelle144.A2" office:value-type="string">
            <text:p text:style-name="P18">Hotkey</text:p>
          </table:table-cell>
          <table:table-cell table:style-name="Tabelle144.E2" office:value-type="string">
            <text:p text:style-name="P18">Special note</text:p>
          </table:table-cell>
        </table:table-row>
        <table:table-row table:style-name="Tabelle144.1">
          <table:table-cell table:style-name="Tabelle144.A3" office:value-type="string">
            <text:p text:style-name="P443">Cancel </text:p>
          </table:table-cell>
          <table:table-cell table:style-name="Tabelle144.B3" office:value-type="string">
            <text:p text:style-name="P441">None</text:p>
          </table:table-cell>
          <table:table-cell table:style-name="Tabelle144.C3" office:value-type="string">
            <text:p text:style-name="P441">Gesture <text:span text:style-name="T223">Zoom </text:span>Border<text:span text:style-name="T223"> / Cancel </text:span></text:p>
          </table:table-cell>
          <table:table-cell table:style-name="Tabelle144.D3" office:value-type="string">
            <text:p text:style-name="P443">Any Esc</text:p>
          </table:table-cell>
          <table:table-cell table:style-name="Tabelle144.E3" office:value-type="string">
            <text:p text:style-name="P403"/>
          </table:table-cell>
        </table:table-row>
        <table:table-row table:style-name="Tabelle144.1">
          <table:table-cell table:style-name="Tabelle144.A7" office:value-type="string">
            <text:p text:style-name="P443">Cancel </text:p>
          </table:table-cell>
          <table:table-cell table:style-name="Tabelle144.B7" office:value-type="string">
            <text:p text:style-name="P441">None</text:p>
          </table:table-cell>
          <table:table-cell table:style-name="Tabelle144.C7" office:value-type="string">
            <text:p text:style-name="P441">Gesture <text:span text:style-name="T223">Zoom </text:span>Border<text:span text:style-name="T223"> / Cancel </text:span></text:p>
          </table:table-cell>
          <table:table-cell table:style-name="Tabelle144.D7" office:value-type="string">
            <text:p text:style-name="P443">Any RMB</text:p>
          </table:table-cell>
          <table:table-cell table:style-name="Tabelle144.E7" office:value-type="string">
            <text:p text:style-name="P403"/>
          </table:table-cell>
        </table:table-row>
        <table:table-row table:style-name="Tabelle144.1">
          <table:table-cell table:style-name="Tabelle144.A7" office:value-type="string">
            <text:p text:style-name="P443">Begin</text:p>
          </table:table-cell>
          <table:table-cell table:style-name="Tabelle144.B7" office:value-type="string">
            <text:p text:style-name="P441">None</text:p>
          </table:table-cell>
          <table:table-cell table:style-name="Tabelle144.C7" office:value-type="string">
            <text:p text:style-name="P441">Gesture <text:span text:style-name="T223">Zoom </text:span>Border<text:span text:style-name="T223"> / Begin</text:span></text:p>
          </table:table-cell>
          <table:table-cell table:style-name="Tabelle144.D7" office:value-type="string">
            <text:p text:style-name="P443">LMB</text:p>
          </table:table-cell>
          <table:table-cell table:style-name="Tabelle144.E7" office:value-type="string">
            <text:p text:style-name="P403"/>
          </table:table-cell>
        </table:table-row>
        <table:table-row table:style-name="Tabelle144.1">
          <table:table-cell table:style-name="Tabelle144.A7" office:value-type="string">
            <text:p text:style-name="P443">In</text:p>
          </table:table-cell>
          <table:table-cell table:style-name="Tabelle144.B7" office:value-type="string">
            <text:p text:style-name="P441">None</text:p>
          </table:table-cell>
          <table:table-cell table:style-name="Tabelle144.C7" office:value-type="string">
            <text:p text:style-name="P441">Gesture <text:span text:style-name="T223">Zoom </text:span>Border<text:span text:style-name="T223"> / In</text:span></text:p>
          </table:table-cell>
          <table:table-cell table:style-name="Tabelle144.D7" office:value-type="string">
            <text:p text:style-name="P443">LMB</text:p>
          </table:table-cell>
          <table:table-cell table:style-name="Tabelle144.E7" office:value-type="string">
            <text:p text:style-name="P403"/>
          </table:table-cell>
        </table:table-row>
        <table:table-row table:style-name="Tabelle144.1">
          <table:table-cell table:style-name="Tabelle144.A7" office:value-type="string">
            <text:p text:style-name="P443">Begin</text:p>
          </table:table-cell>
          <table:table-cell table:style-name="Tabelle144.B7" office:value-type="string">
            <text:p text:style-name="P441">None</text:p>
          </table:table-cell>
          <table:table-cell table:style-name="Tabelle144.C7" office:value-type="string">
            <text:p text:style-name="P441">Gesture <text:span text:style-name="T223">Zoom </text:span>Border<text:span text:style-name="T223"> / Begin</text:span></text:p>
          </table:table-cell>
          <table:table-cell table:style-name="Tabelle144.D7" office:value-type="string">
            <text:p text:style-name="P443">MMB</text:p>
          </table:table-cell>
          <table:table-cell table:style-name="Tabelle144.E7" office:value-type="string">
            <text:p text:style-name="P403"/>
          </table:table-cell>
        </table:table-row>
        <table:table-row table:style-name="Tabelle144.1">
          <table:table-cell table:style-name="Tabelle144.A8" office:value-type="string">
            <text:p text:style-name="P443">Out</text:p>
          </table:table-cell>
          <table:table-cell table:style-name="Tabelle144.B8" office:value-type="string">
            <text:p text:style-name="P441">None</text:p>
          </table:table-cell>
          <table:table-cell table:style-name="Tabelle144.C8" office:value-type="string">
            <text:p text:style-name="P441">Gesture <text:span text:style-name="T223">Zoom </text:span>Border<text:span text:style-name="T223"> / Out</text:span></text:p>
          </table:table-cell>
          <table:table-cell table:style-name="Tabelle144.D8" office:value-type="string">
            <text:p text:style-name="P443">MMB</text:p>
          </table:table-cell>
          <table:table-cell table:style-name="Tabelle144.E8" office:value-type="string">
            <text:p text:style-name="P403"/>
          </table:table-cell>
        </table:table-row>
      </table:table>
      <text:p text:style-name="P4"/>
      <table:table table:name="Tabelle147" table:style-name="Tabelle147">
        <table:table-column table:style-name="Tabelle147.A"/>
        <table:table-header-rows>
          <table:table-row table:style-name="Tabelle147.1">
            <table:table-cell table:style-name="Tabelle147.A1" office:value-type="string">
              <text:h text:style-name="P535" text:outline-level="1"><text:bookmark-start text:name="__RefHeading___Toc29305_111300586"/>Gesture Border<text:bookmark-end text:name="__RefHeading___Toc29305_111300586"/></text:h>
            </table:table-cell>
          </table:table-row>
        </table:table-header-rows>
      </table:table>
      <text:p text:style-name="P4"/>
      <table:table table:name="Tabelle146" table:style-name="Tabelle146">
        <table:table-column table:style-name="Tabelle146.A"/>
        <table:table-column table:style-name="Tabelle146.B"/>
        <table:table-column table:style-name="Tabelle146.C"/>
        <table:table-column table:style-name="Tabelle146.D"/>
        <table:table-column table:style-name="Tabelle146.E"/>
        <table:table-header-rows>
          <text:soft-page-break/>
          <table:table-row table:style-name="Tabelle146.1">
            <table:table-cell table:style-name="Tabelle146.A1" table:number-columns-spanned="5" office:value-type="string">
              <text:p text:style-name="P441">Gesture Border</text:p>
            </table:table-cell>
            <table:covered-table-cell/>
            <table:covered-table-cell/>
            <table:covered-table-cell/>
            <table:covered-table-cell/>
          </table:table-row>
        </table:table-header-rows>
        <table:table-row table:style-name="Tabelle146.1">
          <table:table-cell table:style-name="Tabelle146.A2" office:value-type="string">
            <text:p text:style-name="P18">Function </text:p>
          </table:table-cell>
          <table:table-cell table:style-name="Tabelle146.A2" office:value-type="string">
            <text:p text:style-name="P18">Surface <text:span text:style-name="T6">menu </text:span>location<text:tab/></text:p>
          </table:table-cell>
          <table:table-cell table:style-name="Tabelle146.A2" office:value-type="string">
            <text:p text:style-name="P18">User Preferences location</text:p>
          </table:table-cell>
          <table:table-cell table:style-name="Tabelle146.A2" office:value-type="string">
            <text:p text:style-name="P18">Hotkey</text:p>
          </table:table-cell>
          <table:table-cell table:style-name="Tabelle146.E2" office:value-type="string">
            <text:p text:style-name="P18">Special note</text:p>
          </table:table-cell>
        </table:table-row>
        <table:table-row table:style-name="Tabelle146.1">
          <table:table-cell table:style-name="Tabelle146.A3" office:value-type="string">
            <text:p text:style-name="P443">Cancel</text:p>
          </table:table-cell>
          <table:table-cell table:style-name="Tabelle146.B3" office:value-type="string">
            <text:p text:style-name="P441">None</text:p>
          </table:table-cell>
          <table:table-cell table:style-name="Tabelle146.C3" office:value-type="string">
            <text:p text:style-name="P441">Gesture Border<text:span text:style-name="T223"> / Cancel</text:span></text:p>
          </table:table-cell>
          <table:table-cell table:style-name="Tabelle146.D3" office:value-type="string">
            <text:p text:style-name="P443">Any Esc</text:p>
          </table:table-cell>
          <table:table-cell table:style-name="Tabelle146.E3" office:value-type="string">
            <text:p text:style-name="P403"/>
          </table:table-cell>
        </table:table-row>
        <table:table-row table:style-name="Tabelle146.1">
          <table:table-cell table:style-name="Tabelle146.A4" office:value-type="string">
            <text:p text:style-name="P443">Cancel </text:p>
          </table:table-cell>
          <table:table-cell table:style-name="Tabelle146.B4" office:value-type="string">
            <text:p text:style-name="P441">None</text:p>
          </table:table-cell>
          <table:table-cell table:style-name="Tabelle146.C4" office:value-type="string">
            <text:p text:style-name="P441">Gesture Border<text:span text:style-name="T223"> / Cancel</text:span></text:p>
          </table:table-cell>
          <table:table-cell table:style-name="Tabelle146.D4" office:value-type="string">
            <text:p text:style-name="P443">Any RMB</text:p>
          </table:table-cell>
          <table:table-cell table:style-name="Tabelle146.E4" office:value-type="string">
            <text:p text:style-name="P403"/>
          </table:table-cell>
        </table:table-row>
        <table:table-row table:style-name="Tabelle146.1">
          <table:table-cell table:style-name="Tabelle146.A10" office:value-type="string">
            <text:p text:style-name="P443">Select</text:p>
          </table:table-cell>
          <table:table-cell table:style-name="Tabelle146.B10" office:value-type="string">
            <text:p text:style-name="P441">None</text:p>
          </table:table-cell>
          <table:table-cell table:style-name="Tabelle146.C10" office:value-type="string">
            <text:p text:style-name="P441">Gesture Border<text:span text:style-name="T223"> / Select</text:span></text:p>
          </table:table-cell>
          <table:table-cell table:style-name="Tabelle146.D10" office:value-type="string">
            <text:p text:style-name="P443">Any RMB</text:p>
          </table:table-cell>
          <table:table-cell table:style-name="Tabelle146.E10" office:value-type="string">
            <text:p text:style-name="P403"/>
          </table:table-cell>
        </table:table-row>
        <table:table-row table:style-name="Tabelle146.1">
          <table:table-cell table:style-name="Tabelle146.A10" office:value-type="string">
            <text:p text:style-name="P443">Begin </text:p>
          </table:table-cell>
          <table:table-cell table:style-name="Tabelle146.B10" office:value-type="string">
            <text:p text:style-name="P441">None</text:p>
          </table:table-cell>
          <table:table-cell table:style-name="Tabelle146.C10" office:value-type="string">
            <text:p text:style-name="P441"><text:span text:style-name="T223">Begin </text:span>Gesture Border<text:span text:style-name="T223"> / </text:span></text:p>
          </table:table-cell>
          <table:table-cell table:style-name="Tabelle146.D10" office:value-type="string">
            <text:p text:style-name="P443">Shift LMB</text:p>
          </table:table-cell>
          <table:table-cell table:style-name="Tabelle146.E10" office:value-type="string">
            <text:p text:style-name="P403"/>
          </table:table-cell>
        </table:table-row>
        <table:table-row table:style-name="Tabelle146.1">
          <table:table-cell table:style-name="Tabelle146.A10" office:value-type="string">
            <text:p text:style-name="P443">Deselect</text:p>
          </table:table-cell>
          <table:table-cell table:style-name="Tabelle146.B10" office:value-type="string">
            <text:p text:style-name="P441">None</text:p>
          </table:table-cell>
          <table:table-cell table:style-name="Tabelle146.C10" office:value-type="string">
            <text:p text:style-name="P441">Gesture Border<text:span text:style-name="T223"> / Deselect</text:span></text:p>
          </table:table-cell>
          <table:table-cell table:style-name="Tabelle146.D10" office:value-type="string">
            <text:p text:style-name="P443">Shift LMB</text:p>
          </table:table-cell>
          <table:table-cell table:style-name="Tabelle146.E10" office:value-type="string">
            <text:p text:style-name="P403"/>
          </table:table-cell>
        </table:table-row>
        <table:table-row table:style-name="Tabelle146.1">
          <table:table-cell table:style-name="Tabelle146.A10" office:value-type="string">
            <text:p text:style-name="P443">Begin</text:p>
          </table:table-cell>
          <table:table-cell table:style-name="Tabelle146.B10" office:value-type="string">
            <text:p text:style-name="P441">None</text:p>
          </table:table-cell>
          <table:table-cell table:style-name="Tabelle146.C10" office:value-type="string">
            <text:p text:style-name="P441">Gesture Border<text:span text:style-name="T223"> / Begin</text:span></text:p>
          </table:table-cell>
          <table:table-cell table:style-name="Tabelle146.D10" office:value-type="string">
            <text:p text:style-name="P443">LMB</text:p>
          </table:table-cell>
          <table:table-cell table:style-name="Tabelle146.E10" office:value-type="string">
            <text:p text:style-name="P403"/>
          </table:table-cell>
        </table:table-row>
        <table:table-row table:style-name="Tabelle146.1">
          <table:table-cell table:style-name="Tabelle146.A10" office:value-type="string">
            <text:p text:style-name="P443">Select</text:p>
          </table:table-cell>
          <table:table-cell table:style-name="Tabelle146.B10" office:value-type="string">
            <text:p text:style-name="P441">None</text:p>
          </table:table-cell>
          <table:table-cell table:style-name="Tabelle146.C10" office:value-type="string">
            <text:p text:style-name="P441">Gesture Border<text:span text:style-name="T223"> / Select</text:span></text:p>
          </table:table-cell>
          <table:table-cell table:style-name="Tabelle146.D10" office:value-type="string">
            <text:p text:style-name="P443">Any LMB</text:p>
          </table:table-cell>
          <table:table-cell table:style-name="Tabelle146.E10" office:value-type="string">
            <text:p text:style-name="P403"/>
          </table:table-cell>
        </table:table-row>
        <table:table-row table:style-name="Tabelle146.1">
          <table:table-cell table:style-name="Tabelle146.A10" office:value-type="string">
            <text:p text:style-name="P443">Begin </text:p>
          </table:table-cell>
          <table:table-cell table:style-name="Tabelle146.B10" office:value-type="string">
            <text:p text:style-name="P441">None</text:p>
          </table:table-cell>
          <table:table-cell table:style-name="Tabelle146.C10" office:value-type="string">
            <text:p text:style-name="P441">Gesture Border<text:span text:style-name="T223"> / Begin </text:span></text:p>
          </table:table-cell>
          <table:table-cell table:style-name="Tabelle146.D10" office:value-type="string">
            <text:p text:style-name="P443">MMB</text:p>
          </table:table-cell>
          <table:table-cell table:style-name="Tabelle146.E10" office:value-type="string">
            <text:p text:style-name="P403"/>
          </table:table-cell>
        </table:table-row>
        <table:table-row table:style-name="Tabelle146.1">
          <table:table-cell table:style-name="Tabelle146.A11" office:value-type="string">
            <text:p text:style-name="P443">Deselect</text:p>
          </table:table-cell>
          <table:table-cell table:style-name="Tabelle146.B11" office:value-type="string">
            <text:p text:style-name="P441">None</text:p>
          </table:table-cell>
          <table:table-cell table:style-name="Tabelle146.C11" office:value-type="string">
            <text:p text:style-name="P441">Gesture Border<text:span text:style-name="T223"> / Deselect</text:span></text:p>
          </table:table-cell>
          <table:table-cell table:style-name="Tabelle146.D11" office:value-type="string">
            <text:p text:style-name="P443">MMB</text:p>
          </table:table-cell>
          <table:table-cell table:style-name="Tabelle146.E11" office:value-type="string">
            <text:p text:style-name="P403"/>
          </table:table-cell>
        </table:table-row>
      </table:table>
      <text:p text:style-name="P4"/>
      <table:table table:name="Tabelle148" table:style-name="Tabelle148">
        <table:table-column table:style-name="Tabelle148.A"/>
        <table:table-header-rows>
          <table:table-row table:style-name="Tabelle148.1">
            <table:table-cell table:style-name="Tabelle148.A1" office:value-type="string">
              <text:h text:style-name="P535" text:outline-level="1"><text:bookmark-start text:name="__RefHeading___Toc29311_111300586"/>Standard Modal Map<text:bookmark-end text:name="__RefHeading___Toc29311_111300586"/></text:h>
            </table:table-cell>
          </table:table-row>
        </table:table-header-rows>
      </table:table>
      <text:p text:style-name="P4"/>
      <table:table table:name="Tabelle149" table:style-name="Tabelle149">
        <table:table-column table:style-name="Tabelle149.A"/>
        <table:table-column table:style-name="Tabelle149.B"/>
        <table:table-column table:style-name="Tabelle149.C"/>
        <table:table-column table:style-name="Tabelle149.D"/>
        <table:table-column table:style-name="Tabelle149.E"/>
        <table:table-header-rows>
          <table:table-row table:style-name="Tabelle149.1">
            <table:table-cell table:style-name="Tabelle149.A1" table:number-columns-spanned="5" office:value-type="string">
              <text:p text:style-name="P443">Standard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49.1">
          <table:table-cell table:style-name="Tabelle149.A2" office:value-type="string">
            <text:p text:style-name="P18">Function </text:p>
          </table:table-cell>
          <table:table-cell table:style-name="Tabelle149.A2" office:value-type="string">
            <text:p text:style-name="P18">Surface <text:span text:style-name="T6">menu </text:span>location<text:tab/></text:p>
          </table:table-cell>
          <table:table-cell table:style-name="Tabelle149.A2" office:value-type="string">
            <text:p text:style-name="P18">User Preferences location</text:p>
          </table:table-cell>
          <table:table-cell table:style-name="Tabelle149.A2" office:value-type="string">
            <text:p text:style-name="P18">Hotkey</text:p>
          </table:table-cell>
          <table:table-cell table:style-name="Tabelle149.E2" office:value-type="string">
            <text:p text:style-name="P18">Special note</text:p>
          </table:table-cell>
        </table:table-row>
        <table:table-row table:style-name="Tabelle149.1">
          <table:table-cell table:style-name="Tabelle149.A3" office:value-type="string">
            <text:p text:style-name="P443">Cancel </text:p>
          </table:table-cell>
          <table:table-cell table:style-name="Tabelle149.B3" office:value-type="string">
            <text:p text:style-name="P441">None</text:p>
          </table:table-cell>
          <table:table-cell table:style-name="Tabelle149.C3" office:value-type="string">
            <text:p text:style-name="P443">Standard Modal Map / </text:p>
          </table:table-cell>
          <table:table-cell table:style-name="Tabelle149.D3" office:value-type="string">
            <text:p text:style-name="P443">Any Esc</text:p>
          </table:table-cell>
          <table:table-cell table:style-name="Tabelle149.E3" office:value-type="string">
            <text:p text:style-name="P403"/>
          </table:table-cell>
        </table:table-row>
        <table:table-row table:style-name="Tabelle149.1">
          <table:table-cell table:style-name="Tabelle149.A7" office:value-type="string">
            <text:p text:style-name="P443">Apply</text:p>
          </table:table-cell>
          <table:table-cell table:style-name="Tabelle149.B7" office:value-type="string">
            <text:p text:style-name="P441">None</text:p>
          </table:table-cell>
          <table:table-cell table:style-name="Tabelle149.C7" office:value-type="string">
            <text:p text:style-name="P443">Standard Modal Map / Apply</text:p>
          </table:table-cell>
          <table:table-cell table:style-name="Tabelle149.D7" office:value-type="string">
            <text:p text:style-name="P443">Any LMB</text:p>
          </table:table-cell>
          <table:table-cell table:style-name="Tabelle149.E7" office:value-type="string">
            <text:p text:style-name="P403"/>
          </table:table-cell>
        </table:table-row>
        <table:table-row table:style-name="Tabelle149.1">
          <table:table-cell table:style-name="Tabelle149.A7" office:value-type="string">
            <text:p text:style-name="P443">Apply</text:p>
          </table:table-cell>
          <table:table-cell table:style-name="Tabelle149.B7" office:value-type="string">
            <text:p text:style-name="P441">None</text:p>
          </table:table-cell>
          <table:table-cell table:style-name="Tabelle149.C7" office:value-type="string">
            <text:p text:style-name="P443">Standard Modal Map / Apply</text:p>
          </table:table-cell>
          <table:table-cell table:style-name="Tabelle149.D7" office:value-type="string">
            <text:p text:style-name="P443">Any Return</text:p>
          </table:table-cell>
          <table:table-cell table:style-name="Tabelle149.E7" office:value-type="string">
            <text:p text:style-name="P403"/>
          </table:table-cell>
        </table:table-row>
        <table:table-row table:style-name="Tabelle149.1">
          <table:table-cell table:style-name="Tabelle149.A7" office:value-type="string">
            <text:p text:style-name="P443">Apply</text:p>
          </table:table-cell>
          <table:table-cell table:style-name="Tabelle149.B7" office:value-type="string">
            <text:p text:style-name="P441">None</text:p>
          </table:table-cell>
          <table:table-cell table:style-name="Tabelle149.C7" office:value-type="string">
            <text:p text:style-name="P443">Standard Modal Map / Apply</text:p>
          </table:table-cell>
          <table:table-cell table:style-name="Tabelle149.D7" office:value-type="string">
            <text:p text:style-name="P443">Any Numpad Enter</text:p>
          </table:table-cell>
          <table:table-cell table:style-name="Tabelle149.E7" office:value-type="string">
            <text:p text:style-name="P403"/>
          </table:table-cell>
        </table:table-row>
        <table:table-row table:style-name="Tabelle149.1">
          <table:table-cell table:style-name="Tabelle149.A7" office:value-type="string">
            <text:p text:style-name="P443">Steps on</text:p>
          </table:table-cell>
          <table:table-cell table:style-name="Tabelle149.B7" office:value-type="string">
            <text:p text:style-name="P441">None</text:p>
          </table:table-cell>
          <table:table-cell table:style-name="Tabelle149.C7" office:value-type="string">
            <text:p text:style-name="P443">Standard Modal Map / Steps on</text:p>
          </table:table-cell>
          <table:table-cell table:style-name="Tabelle149.D7" office:value-type="string">
            <text:p text:style-name="P443">Any Left Ctrl</text:p>
          </table:table-cell>
          <table:table-cell table:style-name="Tabelle149.E7" office:value-type="string">
            <text:p text:style-name="P403"/>
          </table:table-cell>
        </table:table-row>
        <table:table-row table:style-name="Tabelle149.1">
          <table:table-cell table:style-name="Tabelle149.A8" office:value-type="string">
            <text:p text:style-name="P443">Steps off</text:p>
          </table:table-cell>
          <table:table-cell table:style-name="Tabelle149.B8" office:value-type="string">
            <text:p text:style-name="P441">None</text:p>
          </table:table-cell>
          <table:table-cell table:style-name="Tabelle149.C8" office:value-type="string">
            <text:p text:style-name="P443">Standard Modal Map / Steps off</text:p>
          </table:table-cell>
          <table:table-cell table:style-name="Tabelle149.D8" office:value-type="string">
            <text:p text:style-name="P443">Any Left Ctrl</text:p>
          </table:table-cell>
          <table:table-cell table:style-name="Tabelle149.E8" office:value-type="string">
            <text:p text:style-name="P403"/>
          </table:table-cell>
        </table:table-row>
      </table:table>
      <text:p text:style-name="P4"/>
      <table:table table:name="Tabelle151" table:style-name="Tabelle151">
        <table:table-column table:style-name="Tabelle151.A"/>
        <table:table-header-rows>
          <table:table-row table:style-name="Tabelle151.1">
            <table:table-cell table:style-name="Tabelle151.A1" office:value-type="string">
              <text:h text:style-name="P535" text:outline-level="1"><text:bookmark-start text:name="__RefHeading___Toc29309_111300586"/>Transform Modal Map<text:bookmark-end text:name="__RefHeading___Toc29309_111300586"/></text:h>
            </table:table-cell>
          </table:table-row>
        </table:table-header-rows>
      </table:table>
      <text:p text:style-name="P4"/>
      <table:table table:name="Tabelle150" table:style-name="Tabelle150">
        <table:table-column table:style-name="Tabelle150.A"/>
        <table:table-column table:style-name="Tabelle150.B"/>
        <table:table-column table:style-name="Tabelle150.C"/>
        <table:table-column table:style-name="Tabelle150.D"/>
        <table:table-column table:style-name="Tabelle150.E"/>
        <table:table-header-rows>
          <table:table-row table:style-name="Tabelle150.1">
            <table:table-cell table:style-name="Tabelle150.A1" table:number-columns-spanned="5" office:value-type="string">
              <text:p text:style-name="P445">Transform Modal Map - <text:span text:style-name="T45">Needs investigation as a whole. What does this do?</text:span></text:p>
            </table:table-cell>
            <table:covered-table-cell/>
            <table:covered-table-cell/>
            <table:covered-table-cell/>
            <table:covered-table-cell/>
          </table:table-row>
        </table:table-header-rows>
        <table:table-row table:style-name="Tabelle150.1">
          <table:table-cell table:style-name="Tabelle150.A2" office:value-type="string">
            <text:p text:style-name="P18">Function </text:p>
          </table:table-cell>
          <table:table-cell table:style-name="Tabelle150.A2" office:value-type="string">
            <text:p text:style-name="P18">Surface <text:span text:style-name="T6">menu </text:span>location<text:tab/></text:p>
          </table:table-cell>
          <table:table-cell table:style-name="Tabelle150.A2" office:value-type="string">
            <text:p text:style-name="P18">User Preferences location</text:p>
          </table:table-cell>
          <table:table-cell table:style-name="Tabelle150.A2" office:value-type="string">
            <text:p text:style-name="P18">Hotkey</text:p>
          </table:table-cell>
          <table:table-cell table:style-name="Tabelle150.E2" office:value-type="string">
            <text:p text:style-name="P18">Special note</text:p>
          </table:table-cell>
        </table:table-row>
        <table:table-row table:style-name="Tabelle150.1">
          <table:table-cell table:style-name="Tabelle150.A3" office:value-type="string">
            <text:p text:style-name="P445">Cancel</text:p>
          </table:table-cell>
          <table:table-cell table:style-name="Tabelle150.B3" office:value-type="string">
            <text:p text:style-name="P441">None</text:p>
          </table:table-cell>
          <table:table-cell table:style-name="Tabelle150.C3" office:value-type="string">
            <text:p text:style-name="P445">Transform Modal Map / Cancel</text:p>
          </table:table-cell>
          <table:table-cell table:style-name="Tabelle150.D3" office:value-type="string">
            <text:p text:style-name="P445">Any Esc</text:p>
          </table:table-cell>
          <table:table-cell table:style-name="Tabelle150.E3" office:value-type="string">
            <text:p text:style-name="P403"/>
          </table:table-cell>
        </table:table-row>
        <table:table-row table:style-name="Tabelle150.1">
          <table:table-cell table:style-name="Tabelle150.A4" office:value-type="string">
            <text:p text:style-name="P445">Confirm</text:p>
          </table:table-cell>
          <table:table-cell table:style-name="Tabelle150.B4" office:value-type="string">
            <text:p text:style-name="P441">None</text:p>
          </table:table-cell>
          <table:table-cell table:style-name="Tabelle150.C4" office:value-type="string">
            <text:p text:style-name="P445">Transform Modal Map / Confirm</text:p>
          </table:table-cell>
          <table:table-cell table:style-name="Tabelle150.D4" office:value-type="string">
            <text:p text:style-name="P445">Any LMB</text:p>
          </table:table-cell>
          <table:table-cell table:style-name="Tabelle150.E4" office:value-type="string">
            <text:p text:style-name="P403"/>
          </table:table-cell>
        </table:table-row>
        <table:table-row table:style-name="Tabelle150.1">
          <table:table-cell table:style-name="Tabelle150.A7" office:value-type="string">
            <text:p text:style-name="P445">Confirm</text:p>
          </table:table-cell>
          <table:table-cell table:style-name="Tabelle150.B7" office:value-type="string">
            <text:p text:style-name="P441">None</text:p>
          </table:table-cell>
          <table:table-cell table:style-name="Tabelle150.C7" office:value-type="string">
            <text:p text:style-name="P445">Transform Modal Map / Confirm</text:p>
          </table:table-cell>
          <table:table-cell table:style-name="Tabelle150.D7" office:value-type="string">
            <text:p text:style-name="P445">Any Return</text:p>
          </table:table-cell>
          <table:table-cell table:style-name="Tabelle150.E7" office:value-type="string">
            <text:p text:style-name="P403"/>
          </table:table-cell>
        </table:table-row>
        <table:table-row table:style-name="Tabelle150.1">
          <table:table-cell table:style-name="Tabelle150.A7" office:value-type="string">
            <text:p text:style-name="P445">Confirm</text:p>
          </table:table-cell>
          <table:table-cell table:style-name="Tabelle150.B7" office:value-type="string">
            <text:p text:style-name="P441">None</text:p>
          </table:table-cell>
          <table:table-cell table:style-name="Tabelle150.C7" office:value-type="string">
            <text:p text:style-name="P445">Transform Modal Map / Confirm</text:p>
          </table:table-cell>
          <table:table-cell table:style-name="Tabelle150.D7" office:value-type="string">
            <text:p text:style-name="P445">Any Numpad Enter</text:p>
          </table:table-cell>
          <table:table-cell table:style-name="Tabelle150.E7" office:value-type="string">
            <text:p text:style-name="P403"/>
          </table:table-cell>
        </table:table-row>
        <table:table-row table:style-name="Tabelle150.1">
          <table:table-cell table:style-name="Tabelle150.A7" office:value-type="string">
            <text:p text:style-name="P445">Translate</text:p>
          </table:table-cell>
          <table:table-cell table:style-name="Tabelle150.B7" office:value-type="string">
            <text:p text:style-name="P441">None</text:p>
          </table:table-cell>
          <table:table-cell table:style-name="Tabelle150.C7" office:value-type="string">
            <text:p text:style-name="P445">Transform Modal Map / Translate</text:p>
          </table:table-cell>
          <table:table-cell table:style-name="Tabelle150.D7" office:value-type="string">
            <text:p text:style-name="P445">W</text:p>
          </table:table-cell>
          <table:table-cell table:style-name="Tabelle150.E7" office:value-type="string">
            <text:p text:style-name="P403"/>
          </table:table-cell>
        </table:table-row>
        <table:table-row table:style-name="Tabelle150.1">
          <table:table-cell table:style-name="Tabelle150.A10" office:value-type="string">
            <text:p text:style-name="P445">Rotate</text:p>
          </table:table-cell>
          <table:table-cell table:style-name="Tabelle150.B10" office:value-type="string">
            <text:p text:style-name="P441">None</text:p>
          </table:table-cell>
          <table:table-cell table:style-name="Tabelle150.C10" office:value-type="string">
            <text:p text:style-name="P445">Transform Modal Map / Rotate</text:p>
          </table:table-cell>
          <table:table-cell table:style-name="Tabelle150.D10" office:value-type="string">
            <text:p text:style-name="P445">E</text:p>
          </table:table-cell>
          <table:table-cell table:style-name="Tabelle150.E10" office:value-type="string">
            <text:p text:style-name="P403"/>
          </table:table-cell>
        </table:table-row>
        <table:table-row table:style-name="Tabelle150.1">
          <table:table-cell table:style-name="Tabelle150.A10" office:value-type="string">
            <text:p text:style-name="P445">Resize</text:p>
          </table:table-cell>
          <table:table-cell table:style-name="Tabelle150.B10" office:value-type="string">
            <text:p text:style-name="P441">None</text:p>
          </table:table-cell>
          <table:table-cell table:style-name="Tabelle150.C10" office:value-type="string">
            <text:p text:style-name="P445">Transform Modal Map / Resize</text:p>
          </table:table-cell>
          <table:table-cell table:style-name="Tabelle150.D10" office:value-type="string">
            <text:p text:style-name="P445">R</text:p>
          </table:table-cell>
          <table:table-cell table:style-name="Tabelle150.E10" office:value-type="string">
            <text:p text:style-name="P403"/>
          </table:table-cell>
        </table:table-row>
        <table:table-row table:style-name="Tabelle150.1">
          <table:table-cell table:style-name="Tabelle150.A10" office:value-type="string">
            <text:p text:style-name="P445">Snap Toggle</text:p>
          </table:table-cell>
          <table:table-cell table:style-name="Tabelle150.B10" office:value-type="string">
            <text:p text:style-name="P441">None</text:p>
          </table:table-cell>
          <table:table-cell table:style-name="Tabelle150.C10" office:value-type="string">
            <text:p text:style-name="P445">Transform Modal Map / Snap Toggle</text:p>
          </table:table-cell>
          <table:table-cell table:style-name="Tabelle150.D10" office:value-type="string">
            <text:p text:style-name="P445">Shift Tab</text:p>
          </table:table-cell>
          <table:table-cell table:style-name="Tabelle150.E10" office:value-type="string">
            <text:p text:style-name="P403"/>
          </table:table-cell>
        </table:table-row>
        <table:table-row table:style-name="Tabelle150.1">
          <table:table-cell table:style-name="Tabelle150.A13" office:value-type="string">
            <text:p text:style-name="P445">Invert Snap On</text:p>
          </table:table-cell>
          <table:table-cell table:style-name="Tabelle150.B13" office:value-type="string">
            <text:p text:style-name="P441">None</text:p>
          </table:table-cell>
          <table:table-cell table:style-name="Tabelle150.C13" office:value-type="string">
            <text:p text:style-name="P445">Transform Modal Map / Invert Snap On</text:p>
          </table:table-cell>
          <table:table-cell table:style-name="Tabelle150.D13" office:value-type="string">
            <text:p text:style-name="P445">Any Left Ctrl</text:p>
          </table:table-cell>
          <table:table-cell table:style-name="Tabelle150.E13" office:value-type="string">
            <text:p text:style-name="P403"/>
          </table:table-cell>
        </table:table-row>
        <table:table-row table:style-name="Tabelle150.1">
          <table:table-cell table:style-name="Tabelle150.A13" office:value-type="string">
            <text:p text:style-name="P445">Invert Snap Off</text:p>
          </table:table-cell>
          <table:table-cell table:style-name="Tabelle150.B13" office:value-type="string">
            <text:p text:style-name="P441">None</text:p>
          </table:table-cell>
          <table:table-cell table:style-name="Tabelle150.C13" office:value-type="string">
            <text:p text:style-name="P445">Transform Modal Map / Invert Snap Off</text:p>
          </table:table-cell>
          <table:table-cell table:style-name="Tabelle150.D13" office:value-type="string">
            <text:p text:style-name="P445">Any Left Ctrl</text:p>
          </table:table-cell>
          <table:table-cell table:style-name="Tabelle150.E13" office:value-type="string">
            <text:p text:style-name="P403"/>
          </table:table-cell>
        </table:table-row>
        <table:table-row table:style-name="Tabelle150.1">
          <table:table-cell table:style-name="Tabelle150.A13" office:value-type="string">
            <text:p text:style-name="P445">Invert Snap On</text:p>
          </table:table-cell>
          <table:table-cell table:style-name="Tabelle150.B13" office:value-type="string">
            <text:p text:style-name="P441">None</text:p>
          </table:table-cell>
          <table:table-cell table:style-name="Tabelle150.C13" office:value-type="string">
            <text:p text:style-name="P445">Transform Modal Map / Invert Snap On</text:p>
          </table:table-cell>
          <table:table-cell table:style-name="Tabelle150.D13" office:value-type="string">
            <text:p text:style-name="P445">Any Right Ctrl</text:p>
          </table:table-cell>
          <table:table-cell table:style-name="Tabelle150.E13" office:value-type="string">
            <text:p text:style-name="P403"/>
          </table:table-cell>
        </table:table-row>
        <text:soft-page-break/>
        <table:table-row table:style-name="Tabelle150.1">
          <table:table-cell table:style-name="Tabelle150.A16" office:value-type="string">
            <text:p text:style-name="P445">Invert Snap Off</text:p>
          </table:table-cell>
          <table:table-cell table:style-name="Tabelle150.B16" office:value-type="string">
            <text:p text:style-name="P441">None</text:p>
          </table:table-cell>
          <table:table-cell table:style-name="Tabelle150.C16" office:value-type="string">
            <text:p text:style-name="P445">Transform Modal Map / Invert Snap Off</text:p>
          </table:table-cell>
          <table:table-cell table:style-name="Tabelle150.D16" office:value-type="string">
            <text:p text:style-name="P445">Any Right Ctrl</text:p>
          </table:table-cell>
          <table:table-cell table:style-name="Tabelle150.E16" office:value-type="string">
            <text:p text:style-name="P403"/>
          </table:table-cell>
        </table:table-row>
        <table:table-row table:style-name="Tabelle150.1">
          <table:table-cell table:style-name="Tabelle150.A16" office:value-type="string">
            <text:p text:style-name="P445">Add Snap Point</text:p>
          </table:table-cell>
          <table:table-cell table:style-name="Tabelle150.B16" office:value-type="string">
            <text:p text:style-name="P441">None</text:p>
          </table:table-cell>
          <table:table-cell table:style-name="Tabelle150.C16" office:value-type="string">
            <text:p text:style-name="P445">Transform Modal Map / Add Snap Point</text:p>
          </table:table-cell>
          <table:table-cell table:style-name="Tabelle150.D16" office:value-type="string">
            <text:p text:style-name="P445">A</text:p>
          </table:table-cell>
          <table:table-cell table:style-name="Tabelle150.E16" office:value-type="string">
            <text:p text:style-name="P403"/>
          </table:table-cell>
        </table:table-row>
        <table:table-row table:style-name="Tabelle150.1">
          <table:table-cell table:style-name="Tabelle150.A16" office:value-type="string">
            <text:p text:style-name="P445">Remove last Snap Point</text:p>
          </table:table-cell>
          <table:table-cell table:style-name="Tabelle150.B16" office:value-type="string">
            <text:p text:style-name="P441">None</text:p>
          </table:table-cell>
          <table:table-cell table:style-name="Tabelle150.C16" office:value-type="string">
            <text:p text:style-name="P445">Transform Modal Map / </text:p>
          </table:table-cell>
          <table:table-cell table:style-name="Tabelle150.D16" office:value-type="string">
            <text:p text:style-name="P445">Alt A</text:p>
          </table:table-cell>
          <table:table-cell table:style-name="Tabelle150.E16" office:value-type="string">
            <text:p text:style-name="P403"/>
          </table:table-cell>
        </table:table-row>
        <table:table-row table:style-name="Tabelle150.1">
          <table:table-cell table:style-name="Tabelle150.A19" office:value-type="string">
            <text:p text:style-name="P445">Increase Proportional Influence</text:p>
          </table:table-cell>
          <table:table-cell table:style-name="Tabelle150.B19" office:value-type="string">
            <text:p text:style-name="P441">None</text:p>
          </table:table-cell>
          <table:table-cell table:style-name="Tabelle150.C19" office:value-type="string">
            <text:p text:style-name="P445">Transform Modal Map / Increase Proportional Influence</text:p>
          </table:table-cell>
          <table:table-cell table:style-name="Tabelle150.D19" office:value-type="string">
            <text:p text:style-name="P445">Page Up </text:p>
          </table:table-cell>
          <table:table-cell table:style-name="Tabelle150.E19" office:value-type="string">
            <text:p text:style-name="P403"/>
          </table:table-cell>
        </table:table-row>
        <table:table-row table:style-name="Tabelle150.1">
          <table:table-cell table:style-name="Tabelle150.A19" office:value-type="string">
            <text:p text:style-name="P445">Decrease Proportional Influence</text:p>
          </table:table-cell>
          <table:table-cell table:style-name="Tabelle150.B19" office:value-type="string">
            <text:p text:style-name="P441">None</text:p>
          </table:table-cell>
          <table:table-cell table:style-name="Tabelle150.C19" office:value-type="string">
            <text:p text:style-name="P445">Transform Modal Map / Decrease Proportional Influence</text:p>
          </table:table-cell>
          <table:table-cell table:style-name="Tabelle150.D19" office:value-type="string">
            <text:p text:style-name="P445">Page Down</text:p>
          </table:table-cell>
          <table:table-cell table:style-name="Tabelle150.E19" office:value-type="string">
            <text:p text:style-name="P403"/>
          </table:table-cell>
        </table:table-row>
        <table:table-row table:style-name="Tabelle150.1">
          <table:table-cell table:style-name="Tabelle150.A19" office:value-type="string">
            <text:p text:style-name="P445">Increase Proportional Influence</text:p>
          </table:table-cell>
          <table:table-cell table:style-name="Tabelle150.B19" office:value-type="string">
            <text:p text:style-name="P441">None</text:p>
          </table:table-cell>
          <table:table-cell table:style-name="Tabelle150.C19" office:value-type="string">
            <text:p text:style-name="P445">Transform Modal Map / Increase Proportional Influence</text:p>
          </table:table-cell>
          <table:table-cell table:style-name="Tabelle150.D19" office:value-type="string">
            <text:p text:style-name="P445">Shift Page Up </text:p>
          </table:table-cell>
          <table:table-cell table:style-name="Tabelle150.E19" office:value-type="string">
            <text:p text:style-name="P403"/>
          </table:table-cell>
        </table:table-row>
        <table:table-row table:style-name="Tabelle150.1">
          <table:table-cell table:style-name="Tabelle150.A22" office:value-type="string">
            <text:p text:style-name="P445">Decrease Proportional Influence</text:p>
          </table:table-cell>
          <table:table-cell table:style-name="Tabelle150.B22" office:value-type="string">
            <text:p text:style-name="P441">None</text:p>
          </table:table-cell>
          <table:table-cell table:style-name="Tabelle150.C22" office:value-type="string">
            <text:p text:style-name="P445">Transform Modal Map / Decrease Proportional Influence</text:p>
          </table:table-cell>
          <table:table-cell table:style-name="Tabelle150.D22" office:value-type="string">
            <text:p text:style-name="P445">Shift Page Down</text:p>
          </table:table-cell>
          <table:table-cell table:style-name="Tabelle150.E22" office:value-type="string">
            <text:p text:style-name="P403"/>
          </table:table-cell>
        </table:table-row>
        <table:table-row table:style-name="Tabelle150.1">
          <table:table-cell table:style-name="Tabelle150.A22" office:value-type="string">
            <text:p text:style-name="P445">Increase Proportional Influence</text:p>
          </table:table-cell>
          <table:table-cell table:style-name="Tabelle150.B22" office:value-type="string">
            <text:p text:style-name="P441">None</text:p>
          </table:table-cell>
          <table:table-cell table:style-name="Tabelle150.C22" office:value-type="string">
            <text:p text:style-name="P445">Transform Modal Map / Increase Proportional Influence</text:p>
          </table:table-cell>
          <table:table-cell table:style-name="Tabelle150.D22" office:value-type="string">
            <text:p text:style-name="P445">Wheel Down</text:p>
          </table:table-cell>
          <table:table-cell table:style-name="Tabelle150.E22" office:value-type="string">
            <text:p text:style-name="P403"/>
          </table:table-cell>
        </table:table-row>
        <table:table-row table:style-name="Tabelle150.1">
          <table:table-cell table:style-name="Tabelle150.A22" office:value-type="string">
            <text:p text:style-name="P445">Decrease Proportional Influence</text:p>
          </table:table-cell>
          <table:table-cell table:style-name="Tabelle150.B22" office:value-type="string">
            <text:p text:style-name="P441">None</text:p>
          </table:table-cell>
          <table:table-cell table:style-name="Tabelle150.C22" office:value-type="string">
            <text:p text:style-name="P445">Transform Modal Map / Decrease Proportional Influence</text:p>
          </table:table-cell>
          <table:table-cell table:style-name="Tabelle150.D22" office:value-type="string">
            <text:p text:style-name="P445">Wheel Up</text:p>
          </table:table-cell>
          <table:table-cell table:style-name="Tabelle150.E22" office:value-type="string">
            <text:p text:style-name="P403"/>
          </table:table-cell>
        </table:table-row>
        <table:table-row table:style-name="Tabelle150.1">
          <table:table-cell table:style-name="Tabelle150.A25" office:value-type="string">
            <text:p text:style-name="P445">Increase Proportional Influence</text:p>
          </table:table-cell>
          <table:table-cell table:style-name="Tabelle150.B25" office:value-type="string">
            <text:p text:style-name="P441">None</text:p>
          </table:table-cell>
          <table:table-cell table:style-name="Tabelle150.C25" office:value-type="string">
            <text:p text:style-name="P445">Transform Modal Map / Increase Proportional Influence</text:p>
          </table:table-cell>
          <table:table-cell table:style-name="Tabelle150.D25" office:value-type="string">
            <text:p text:style-name="P445">Shift Wheel Down</text:p>
          </table:table-cell>
          <table:table-cell table:style-name="Tabelle150.E25" office:value-type="string">
            <text:p text:style-name="P403"/>
          </table:table-cell>
        </table:table-row>
        <table:table-row table:style-name="Tabelle150.1">
          <table:table-cell table:style-name="Tabelle150.A25" office:value-type="string">
            <text:p text:style-name="P445">Decrease Proportional Influence</text:p>
          </table:table-cell>
          <table:table-cell table:style-name="Tabelle150.B25" office:value-type="string">
            <text:p text:style-name="P441">None</text:p>
          </table:table-cell>
          <table:table-cell table:style-name="Tabelle150.C25" office:value-type="string">
            <text:p text:style-name="P445">Transform Modal Map / Decrease Proportional Influence</text:p>
          </table:table-cell>
          <table:table-cell table:style-name="Tabelle150.D25" office:value-type="string">
            <text:p text:style-name="P445">Shift Wheel Up</text:p>
          </table:table-cell>
          <table:table-cell table:style-name="Tabelle150.E25" office:value-type="string">
            <text:p text:style-name="P403"/>
          </table:table-cell>
        </table:table-row>
        <table:table-row table:style-name="Tabelle150.1">
          <table:table-cell table:style-name="Tabelle150.A25" office:value-type="string">
            <text:p text:style-name="P445">Adjust Proportional Influence</text:p>
          </table:table-cell>
          <table:table-cell table:style-name="Tabelle150.B25" office:value-type="string">
            <text:p text:style-name="P441">None</text:p>
          </table:table-cell>
          <table:table-cell table:style-name="Tabelle150.C25" office:value-type="string">
            <text:p text:style-name="P445">Transform Modal Map / </text:p>
          </table:table-cell>
          <table:table-cell table:style-name="Tabelle150.D25" office:value-type="string">
            <text:p text:style-name="P445">Mouse/Trackpad Pan</text:p>
          </table:table-cell>
          <table:table-cell table:style-name="Tabelle150.E25" office:value-type="string">
            <text:p text:style-name="P403"/>
          </table:table-cell>
        </table:table-row>
        <table:table-row table:style-name="Tabelle150.1">
          <table:table-cell table:style-name="Tabelle150.A28" office:value-type="string">
            <text:p text:style-name="P445">Select next Edge Slide Edge</text:p>
          </table:table-cell>
          <table:table-cell table:style-name="Tabelle150.B28" office:value-type="string">
            <text:p text:style-name="P441">None</text:p>
          </table:table-cell>
          <table:table-cell table:style-name="Tabelle150.C28" office:value-type="string">
            <text:p text:style-name="P445">Transform Modal Map / Select next Edge Slide Edge</text:p>
          </table:table-cell>
          <table:table-cell table:style-name="Tabelle150.D28" office:value-type="string">
            <text:p text:style-name="P445">Alt Wheel Down</text:p>
          </table:table-cell>
          <table:table-cell table:style-name="Tabelle150.E28" office:value-type="string">
            <text:p text:style-name="P403"/>
          </table:table-cell>
        </table:table-row>
        <table:table-row table:style-name="Tabelle150.1">
          <table:table-cell table:style-name="Tabelle150.A28" office:value-type="string">
            <text:p text:style-name="P445">Select previous Edge Slide Edge</text:p>
          </table:table-cell>
          <table:table-cell table:style-name="Tabelle150.B28" office:value-type="string">
            <text:p text:style-name="P441">None</text:p>
          </table:table-cell>
          <table:table-cell table:style-name="Tabelle150.C28" office:value-type="string">
            <text:p text:style-name="P445">Transform Modal Map / Select previous Edge Slide Edge</text:p>
          </table:table-cell>
          <table:table-cell table:style-name="Tabelle150.D28" office:value-type="string">
            <text:p text:style-name="P445">Alt Wheel Up</text:p>
          </table:table-cell>
          <table:table-cell table:style-name="Tabelle150.E28" office:value-type="string">
            <text:p text:style-name="P403"/>
          </table:table-cell>
        </table:table-row>
        <table:table-row table:style-name="Tabelle150.1">
          <table:table-cell table:style-name="Tabelle150.A28" office:value-type="string">
            <text:p text:style-name="P445">Increase Max AutoIK Chain Length</text:p>
          </table:table-cell>
          <table:table-cell table:style-name="Tabelle150.B28" office:value-type="string">
            <text:p text:style-name="P441">None</text:p>
          </table:table-cell>
          <table:table-cell table:style-name="Tabelle150.C28" office:value-type="string">
            <text:p text:style-name="P445">Transform Modal Map / Increase Max AutoIK Chain Length</text:p>
          </table:table-cell>
          <table:table-cell table:style-name="Tabelle150.D28" office:value-type="string">
            <text:p text:style-name="P445">Shift Page Up</text:p>
          </table:table-cell>
          <table:table-cell table:style-name="Tabelle150.E28" office:value-type="string">
            <text:p text:style-name="P403"/>
          </table:table-cell>
        </table:table-row>
        <table:table-row table:style-name="Tabelle150.1">
          <table:table-cell table:style-name="Tabelle150.A31" office:value-type="string">
            <text:p text:style-name="P445">Decrease Max AutoIK Chain Length</text:p>
          </table:table-cell>
          <table:table-cell table:style-name="Tabelle150.B31" office:value-type="string">
            <text:p text:style-name="P441">None</text:p>
          </table:table-cell>
          <table:table-cell table:style-name="Tabelle150.C31" office:value-type="string">
            <text:p text:style-name="P445">Transform Modal Map / Decrease Max AutoIK Chain Length</text:p>
          </table:table-cell>
          <table:table-cell table:style-name="Tabelle150.D31" office:value-type="string">
            <text:p text:style-name="P445">Shift Page Down</text:p>
          </table:table-cell>
          <table:table-cell table:style-name="Tabelle150.E31" office:value-type="string">
            <text:p text:style-name="P403"/>
          </table:table-cell>
        </table:table-row>
        <table:table-row table:style-name="Tabelle150.1">
          <table:table-cell table:style-name="Tabelle150.A31" office:value-type="string">
            <text:p text:style-name="P445">Increase Max AutoIK Chain Length</text:p>
          </table:table-cell>
          <table:table-cell table:style-name="Tabelle150.B31" office:value-type="string">
            <text:p text:style-name="P441">None</text:p>
          </table:table-cell>
          <table:table-cell table:style-name="Tabelle150.C31" office:value-type="string">
            <text:p text:style-name="P445">Transform Modal Map / Increase Max AutoIK Chain Length</text:p>
          </table:table-cell>
          <table:table-cell table:style-name="Tabelle150.D31" office:value-type="string">
            <text:p text:style-name="P445">Shift Wheel Down</text:p>
          </table:table-cell>
          <table:table-cell table:style-name="Tabelle150.E31" office:value-type="string">
            <text:p text:style-name="P403"/>
          </table:table-cell>
        </table:table-row>
        <table:table-row table:style-name="Tabelle150.1">
          <table:table-cell table:style-name="Tabelle150.A31" office:value-type="string">
            <text:p text:style-name="P445">Decrease Max AutoIK Chain Length</text:p>
          </table:table-cell>
          <table:table-cell table:style-name="Tabelle150.B31" office:value-type="string">
            <text:p text:style-name="P441">None</text:p>
          </table:table-cell>
          <table:table-cell table:style-name="Tabelle150.C31" office:value-type="string">
            <text:p text:style-name="P445">Transform Modal Map / Decrease Max AutoIK Chain Length</text:p>
          </table:table-cell>
          <table:table-cell table:style-name="Tabelle150.D31" office:value-type="string">
            <text:p text:style-name="P445">Shift Wheel Up</text:p>
          </table:table-cell>
          <table:table-cell table:style-name="Tabelle150.E31" office:value-type="string">
            <text:p text:style-name="P403"/>
          </table:table-cell>
        </table:table-row>
        <table:table-row table:style-name="Tabelle150.1">
          <table:table-cell table:style-name="Tabelle150.A32" office:value-type="string">
            <text:p text:style-name="P445">Toggle Direction for Node Auto-offset</text:p>
          </table:table-cell>
          <table:table-cell table:style-name="Tabelle150.B32" office:value-type="string">
            <text:p text:style-name="P441">None</text:p>
          </table:table-cell>
          <table:table-cell table:style-name="Tabelle150.C32" office:value-type="string">
            <text:p text:style-name="P445">Transform Modal Map / Toggle Direction for Node Auto-offset</text:p>
          </table:table-cell>
          <table:table-cell table:style-name="Tabelle150.D32" office:value-type="string">
            <text:p text:style-name="P445">T</text:p>
          </table:table-cell>
          <table:table-cell table:style-name="Tabelle150.E32" office:value-type="string">
            <text:p text:style-name="P403"/>
          </table:table-cell>
        </table:table-row>
      </table:table>
      <text:p text:style-name="P4"/>
      <text:p text:style-name="P13"/>
      <table:table table:name="Tabelle160" table:style-name="Tabelle160">
        <table:table-column table:style-name="Tabelle160.A"/>
        <table:table-header-rows>
          <table:table-row table:style-name="Tabelle160.1">
            <table:table-cell table:style-name="Tabelle160.A1" office:value-type="string">
              <text:h text:style-name="P547" text:outline-level="1"><text:bookmark-start text:name="__RefHeading___Toc26055_2042530268"/><text:span text:style-name="T242">Eyedropper</text:span> Modal Map<text:bookmark-end text:name="__RefHeading___Toc26055_2042530268"/></text:h>
            </table:table-cell>
          </table:table-row>
        </table:table-header-rows>
      </table:table>
      <text:p text:style-name="P13"/>
      <text:p text:style-name="P13"/>
      <table:table table:name="Tabelle161" table:style-name="Tabelle161">
        <table:table-column table:style-name="Tabelle161.A"/>
        <table:table-column table:style-name="Tabelle161.B"/>
        <table:table-column table:style-name="Tabelle161.C"/>
        <table:table-column table:style-name="Tabelle161.D"/>
        <table:table-column table:style-name="Tabelle161.E"/>
        <table:table-header-rows>
          <table:table-row table:style-name="Tabelle161.1">
            <table:table-cell table:style-name="Tabelle161.A1" table:number-columns-spanned="5" office:value-type="string">
              <text:p text:style-name="P444"><text:span text:style-name="T242">Eyedropper</text:span>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61.1">
          <table:table-cell table:style-name="Tabelle161.A2" office:value-type="string">
            <text:p text:style-name="P26">Function </text:p>
          </table:table-cell>
          <table:table-cell table:style-name="Tabelle161.A2" office:value-type="string">
            <text:p text:style-name="P26">Surface <text:span text:style-name="T6">menu </text:span>location<text:tab/></text:p>
          </table:table-cell>
          <table:table-cell table:style-name="Tabelle161.A2" office:value-type="string">
            <text:p text:style-name="P26">User Preferences location</text:p>
          </table:table-cell>
          <table:table-cell table:style-name="Tabelle161.A2" office:value-type="string">
            <text:p text:style-name="P26">Hotkey</text:p>
          </table:table-cell>
          <table:table-cell table:style-name="Tabelle161.E2" office:value-type="string">
            <text:p text:style-name="P26">Special note</text:p>
          </table:table-cell>
        </table:table-row>
        <text:soft-page-break/>
        <table:table-row table:style-name="Tabelle161.1">
          <table:table-cell table:style-name="Tabelle161.A3" office:value-type="string">
            <text:p text:style-name="P444">Cancel </text:p>
          </table:table-cell>
          <table:table-cell table:style-name="Tabelle161.B3" office:value-type="string">
            <text:p text:style-name="P499">???</text:p>
          </table:table-cell>
          <table:table-cell table:style-name="Tabelle161.C3" office:value-type="string">
            <text:p text:style-name="P444"><text:span text:style-name="T242">Eyedropper</text:span> Modal Map / Cancel</text:p>
          </table:table-cell>
          <table:table-cell table:style-name="Tabelle161.D3" office:value-type="string">
            <text:p text:style-name="P444">Any Esc</text:p>
          </table:table-cell>
          <table:table-cell table:style-name="Tabelle161.E3" office:value-type="string">
            <text:p text:style-name="P498"/>
          </table:table-cell>
        </table:table-row>
        <table:table-row table:style-name="Tabelle161.1">
          <table:table-cell table:style-name="Tabelle161.A7" office:value-type="string">
            <text:p text:style-name="P499">Cancel</text:p>
          </table:table-cell>
          <table:table-cell table:style-name="Tabelle161.B7" office:value-type="string">
            <text:p text:style-name="P499">???</text:p>
          </table:table-cell>
          <table:table-cell table:style-name="Tabelle161.C7" office:value-type="string">
            <text:p text:style-name="P444"><text:span text:style-name="T242">Eyedropper</text:span> Modal Map / Cancel</text:p>
          </table:table-cell>
          <table:table-cell table:style-name="Tabelle161.D7" office:value-type="string">
            <text:p text:style-name="P444">Any <text:span text:style-name="T242">Right Mouse</text:span></text:p>
          </table:table-cell>
          <table:table-cell table:style-name="Tabelle161.E7" office:value-type="string">
            <text:p text:style-name="P498"/>
          </table:table-cell>
        </table:table-row>
        <table:table-row table:style-name="Tabelle161.1">
          <table:table-cell table:style-name="Tabelle161.A7" office:value-type="string">
            <text:p text:style-name="P499">Confirm Sampling</text:p>
          </table:table-cell>
          <table:table-cell table:style-name="Tabelle161.B7" office:value-type="string">
            <text:p text:style-name="P499">???</text:p>
          </table:table-cell>
          <table:table-cell table:style-name="Tabelle161.C7" office:value-type="string">
            <text:p text:style-name="P444"><text:span text:style-name="T242">Eyedropper</text:span> Modal Map / <text:span text:style-name="T242">Confirm Sampling</text:span></text:p>
          </table:table-cell>
          <table:table-cell table:style-name="Tabelle161.D7" office:value-type="string">
            <text:p text:style-name="P444">Any Return</text:p>
          </table:table-cell>
          <table:table-cell table:style-name="Tabelle161.E7" office:value-type="string">
            <text:p text:style-name="P498"/>
          </table:table-cell>
        </table:table-row>
        <table:table-row table:style-name="Tabelle161.1">
          <table:table-cell table:style-name="Tabelle161.A7" office:value-type="string">
            <text:p text:style-name="P499">Confirm Sampling</text:p>
          </table:table-cell>
          <table:table-cell table:style-name="Tabelle161.B7" office:value-type="string">
            <text:p text:style-name="P499">???</text:p>
          </table:table-cell>
          <table:table-cell table:style-name="Tabelle161.C7" office:value-type="string">
            <text:p text:style-name="P444"><text:span text:style-name="T242">Eyedropper</text:span> Modal Map / <text:span text:style-name="T242">Confirm Sampling</text:span></text:p>
          </table:table-cell>
          <table:table-cell table:style-name="Tabelle161.D7" office:value-type="string">
            <text:p text:style-name="P444">Any Numpad Enter</text:p>
          </table:table-cell>
          <table:table-cell table:style-name="Tabelle161.E7" office:value-type="string">
            <text:p text:style-name="P498"/>
          </table:table-cell>
        </table:table-row>
        <table:table-row table:style-name="Tabelle161.1">
          <table:table-cell table:style-name="Tabelle161.A7" office:value-type="string">
            <text:p text:style-name="P499">Confirm Sampling</text:p>
          </table:table-cell>
          <table:table-cell table:style-name="Tabelle161.B7" office:value-type="string">
            <text:p text:style-name="P499">???</text:p>
          </table:table-cell>
          <table:table-cell table:style-name="Tabelle161.C7" office:value-type="string">
            <text:p text:style-name="P444"><text:span text:style-name="T242">Eyedropper</text:span> Modal Map / <text:span text:style-name="T242">Confirm Sampling</text:span></text:p>
          </table:table-cell>
          <table:table-cell table:style-name="Tabelle161.D7" office:value-type="string">
            <text:p text:style-name="P444">Any Left <text:span text:style-name="T242">Mouse</text:span></text:p>
          </table:table-cell>
          <table:table-cell table:style-name="Tabelle161.E7" office:value-type="string">
            <text:p text:style-name="P498"/>
          </table:table-cell>
        </table:table-row>
        <table:table-row table:style-name="Tabelle161.1">
          <table:table-cell table:style-name="Tabelle161.A8" office:value-type="string">
            <text:p text:style-name="P499">Start Sampling</text:p>
          </table:table-cell>
          <table:table-cell table:style-name="Tabelle161.B8" office:value-type="string">
            <text:p text:style-name="P499">???</text:p>
          </table:table-cell>
          <table:table-cell table:style-name="Tabelle161.C8" office:value-type="string">
            <text:p text:style-name="P444"><text:span text:style-name="T242">Eyedropper</text:span> Modal Map / <text:span text:style-name="T242">Start Sampling</text:span></text:p>
          </table:table-cell>
          <table:table-cell table:style-name="Tabelle161.D8" office:value-type="string">
            <text:p text:style-name="P444">Any Left <text:span text:style-name="T242">Mouse</text:span></text:p>
          </table:table-cell>
          <table:table-cell table:style-name="Tabelle161.E8" office:value-type="string">
            <text:p text:style-name="P498"/>
          </table:table-cell>
        </table:table-row>
        <table:table-row table:style-name="Tabelle161.1">
          <table:table-cell table:style-name="Tabelle161.A9" office:value-type="string">
            <text:p text:style-name="P499">Reset Sampling</text:p>
          </table:table-cell>
          <table:table-cell table:style-name="Tabelle161.B9" office:value-type="string">
            <text:p text:style-name="P499">???</text:p>
          </table:table-cell>
          <table:table-cell table:style-name="Tabelle161.C9" office:value-type="string">
            <text:p text:style-name="P444"><text:span text:style-name="T242">Eyedropper</text:span> Modal Map /<text:span text:style-name="T242"> Reset Sampling</text:span></text:p>
          </table:table-cell>
          <table:table-cell table:style-name="Tabelle161.D9" office:value-type="string">
            <text:p text:style-name="P499">Any Spacebar</text:p>
          </table:table-cell>
          <table:table-cell table:style-name="Tabelle161.E9" office:value-type="string">
            <text:p text:style-name="P498"/>
          </table:table-cell>
        </table:table-row>
        <table:table-row table:style-name="Tabelle161.1">
          <table:table-cell table:style-name="Tabelle161.A10" office:value-type="string">
            <text:p text:style-name="P444"/>
          </table:table-cell>
          <table:table-cell table:style-name="Tabelle161.B10" office:value-type="string">
            <text:p text:style-name="P442"/>
          </table:table-cell>
          <table:table-cell table:style-name="Tabelle161.C10" office:value-type="string">
            <text:p text:style-name="P444"/>
          </table:table-cell>
          <table:table-cell table:style-name="Tabelle161.D10" office:value-type="string">
            <text:p text:style-name="P444"/>
          </table:table-cell>
          <table:table-cell table:style-name="Tabelle161.E10" office:value-type="string">
            <text:p text:style-name="P498"/>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igure" style:family="paragraph" style:parent-style-name="Caption" style:class="extra"/>
    <style:style style:name="docfusszeile" style:family="paragraph" style:parent-style-name="Footer"/>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112d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42c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24:18.499000000</meta:creation-date>
    <dc:title>standard1cm</dc:title>
    <meta:editing-duration>PT20H22M44S</meta:editing-duration>
    <meta:editing-cycles>79</meta:editing-cycles>
    <meta:generator>LibreOffice/6.1.1.2$Windows_X86_64 LibreOffice_project/5d19a1bfa650b796764388cd8b33a5af1f5baa1b</meta:generator>
    <dc:date>2018-11-17T18:16:44.339000000</dc:date>
    <meta:document-statistic meta:table-count="161" meta:image-count="0" meta:object-count="0" meta:page-count="70" meta:paragraph-count="6374" meta:word-count="30067" meta:character-count="157645" meta:non-whitespace-character-count="133172"/>
    <meta:template xlink:type="simple" xlink:actuate="onRequest" xlink:title="standard1cm" xlink:href="../../../AppData/Roaming/LibreOffice/4/user/template/standard1cm.ott" meta:date="2016-04-10T18:24:18.349000000"/>
  </office:meta>
</office:document-meta>
</file>